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60.75pt"/>
    </style:style>
    <style:style style:name="co3" style:family="table-column">
      <style:table-column-properties fo:break-before="auto" style:column-width="55.5pt"/>
    </style:style>
    <style:style style:name="co4" style:family="table-column">
      <style:table-column-properties fo:break-before="auto" style:column-width="45.75pt"/>
    </style:style>
    <style:style style:name="co5" style:family="table-column">
      <style:table-column-properties fo:break-before="auto" style:column-width="126.7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Copy_20_of_20_Sheet1">
      <style:table-properties table:display="true" style:writing-mode="lr-tb"/>
    </style:style>
    <style:style style:name="ta4" style:family="table" style:master-page-name="PageStyle_5f_Sheet5">
      <style:table-properties table:display="true" style:writing-mode="lr-tb"/>
    </style:style>
    <style:style style:name="ta5" style:family="table" style:master-page-name="PageStyle_5f_Sheet3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7981d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26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26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table:formula="of:=RANDBETWEEN([.$H$2];[.$H$1])" office:value-type="float" office:value="168" calcext:value-type="float">
            <text:p>168</text:p>
          </table:table-cell>
          <table:table-cell table:style-name="ce1" table:formula="of:=[.A1]-[.$K$1]" office:value-type="float" office:value="18.68" calcext:value-type="float">
            <text:p>18.68</text:p>
          </table:table-cell>
          <table:table-cell table:style-name="ce1" table:number-columns-repeated="5"/>
          <table:table-cell table:style-name="ce1" office:value-type="float" office:value="182" calcext:value-type="float">
            <text:p>182</text:p>
          </table:table-cell>
          <table:table-cell table:style-name="ce1"/>
          <table:table-cell table:style-name="ce3" office:value-type="string" calcext:value-type="string">
            <text:p>mean</text:p>
          </table:table-cell>
          <table:table-cell table:formula="of:=AVERAGE([.A1:.A300])" office:value-type="string" office:string-value="149.32" calcext:value-type="string">
            <text:p>149.32</text:p>
          </table:table-cell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1" table:formula="of:=RANDBETWEEN([.$H$2];[.$H$1])" office:value-type="float" office:value="149" calcext:value-type="float">
            <text:p>149</text:p>
          </table:table-cell>
          <table:table-cell table:style-name="ce1" table:formula="of:=[.A2]-[.$K$1]" office:value-type="float" office:value="-0.319999999999993" calcext:value-type="float">
            <text:p>-0.32</text:p>
          </table:table-cell>
          <table:table-cell table:style-name="ce1" table:formula="of:=SUM([.$B$1:.B2])" office:value-type="float" office:value="18.36" calcext:value-type="float">
            <text:p>18.36</text:p>
          </table:table-cell>
          <table:table-cell table:style-name="ce1" table:formula="of:=MAX([.$B$1:.B2])-MIN([.$B$1:.B2])" office:value-type="float" office:value="19" calcext:value-type="float">
            <text:p>19</text:p>
          </table:table-cell>
          <table:table-cell table:style-name="ce1" table:formula="of:=STDEV([.$B$1:.B2])" office:value-type="float" office:value="13.4350288425444" calcext:value-type="float">
            <text:p>13.4350288425</text:p>
          </table:table-cell>
          <table:table-cell table:style-name="ce1" table:formula="of:=[.D2]/[.E2]" office:value-type="float" office:value="1.4142135623731" calcext:value-type="float">
            <text:p>1.4142135624</text:p>
          </table:table-cell>
          <table:table-cell table:style-name="ce1"/>
          <table:table-cell table:style-name="ce1" office:value-type="float" office:value="116" calcext:value-type="float">
            <text:p>116</text:p>
          </table:table-cell>
          <table:table-cell table:style-name="ce1"/>
          <table:table-cell table:number-columns-repeated="2"/>
          <table:table-cell table:style-name="ce1"/>
          <table:table-cell table:style-name="ce2" table:formula="of:=LOG([.N2])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6" calcext:value-type="float">
            <text:p>176</text:p>
          </table:table-cell>
          <table:table-cell table:style-name="ce1" table:formula="of:=[.A3]-[.$K$1]" office:value-type="float" office:value="26.68" calcext:value-type="float">
            <text:p>26.68</text:p>
          </table:table-cell>
          <table:table-cell table:style-name="ce1" table:formula="of:=SUM([.$B$1:.B3])" office:value-type="float" office:value="18.36" calcext:value-type="float">
            <text:p>18.36</text:p>
          </table:table-cell>
          <table:table-cell table:style-name="ce1" table:formula="of:=MAX([.$B$1:.B3])-MIN([.$B$1:.B3])" office:value-type="float" office:value="27" calcext:value-type="float">
            <text:p>27</text:p>
          </table:table-cell>
          <table:table-cell table:style-name="ce1" table:formula="of:=STDEV([.$B$1:.B3])" office:value-type="float" office:value="13.8684293751431" calcext:value-type="float">
            <text:p>13.8684293751</text:p>
          </table:table-cell>
          <table:table-cell table:style-name="ce1" table:formula="of:=[.D3]/[.E3]" office:value-type="float" office:value="1.94686790188318" calcext:value-type="float">
            <text:p>1.9468679019</text:p>
          </table:table-cell>
          <table:table-cell table:style-name="ce2"/>
          <table:table-cell table:style-name="ce1"/>
          <table:table-cell table:style-name="ce2"/>
          <table:table-cell table:style-name="ce1" table:number-columns-repeated="3"/>
          <table:table-cell table:style-name="ce2" table:formula="of:=LOG([.N3])" office:value-type="float" office:value="0.301029995663981" calcext:value-type="float">
            <text:p>0.3010299957</text:p>
          </table:table-cell>
          <table:table-cell table:style-name="ce3" table:formula="of:=[.N2]+1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5" calcext:value-type="float">
            <text:p>125</text:p>
          </table:table-cell>
          <table:table-cell table:style-name="ce1" table:formula="of:=[.A4]-[.$K$1]" office:value-type="float" office:value="-24.32" calcext:value-type="float">
            <text:p>-24.32</text:p>
          </table:table-cell>
          <table:table-cell table:style-name="ce1" table:formula="of:=SUM([.$B$1:.B4])" office:value-type="float" office:value="18.36" calcext:value-type="float">
            <text:p>18.36</text:p>
          </table:table-cell>
          <table:table-cell table:style-name="ce1" table:formula="of:=MAX([.$B$1:.B4])-MIN([.$B$1:.B4])" office:value-type="float" office:value="51" calcext:value-type="float">
            <text:p>51</text:p>
          </table:table-cell>
          <table:table-cell table:style-name="ce1" table:formula="of:=STDEV([.$B$1:.B4])" office:value-type="float" office:value="22.6936114358204" calcext:value-type="float">
            <text:p>22.6936114358</text:p>
          </table:table-cell>
          <table:table-cell table:style-name="ce1" table:formula="of:=[.D4]/[.E4]" office:value-type="float" office:value="2.24732851112008" calcext:value-type="float">
            <text:p>2.2473285111</text:p>
          </table:table-cell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 table:formula="of:=LOG([.N4])" office:value-type="float" office:value="0.477121254719662" calcext:value-type="float">
            <text:p>0.4771212547</text:p>
          </table:table-cell>
          <table:table-cell table:style-name="ce3" table:formula="of:=[.N3]+1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0" calcext:value-type="float">
            <text:p>120</text:p>
          </table:table-cell>
          <table:table-cell table:style-name="ce1" table:formula="of:=[.A5]-[.$K$1]" office:value-type="float" office:value="-29.32" calcext:value-type="float">
            <text:p>-29.32</text:p>
          </table:table-cell>
          <table:table-cell table:style-name="ce1" table:formula="of:=SUM([.$B$1:.B5])" office:value-type="float" office:value="18.36" calcext:value-type="float">
            <text:p>18.36</text:p>
          </table:table-cell>
          <table:table-cell table:style-name="ce1" table:formula="of:=MAX([.$B$1:.B5])-MIN([.$B$1:.B5])" office:value-type="float" office:value="56" calcext:value-type="float">
            <text:p>56</text:p>
          </table:table-cell>
          <table:table-cell table:style-name="ce1" table:formula="of:=STDEV([.$B$1:.B5])" office:value-type="float" office:value="24.9859960778033" calcext:value-type="float">
            <text:p>24.9859960778</text:p>
          </table:table-cell>
          <table:table-cell table:style-name="ce1" table:formula="of:=[.D5]/[.E5]" office:value-type="float" office:value="2.24125545468041" calcext:value-type="float">
            <text:p>2.2412554547</text:p>
          </table:table-cell>
          <table:table-cell table:style-name="ce1" table:number-columns-repeated="6"/>
          <table:table-cell table:style-name="ce2" table:formula="of:=LOG([.N5])" office:value-type="float" office:value="0.602059991327962" calcext:value-type="float">
            <text:p>0.6020599913</text:p>
          </table:table-cell>
          <table:table-cell table:style-name="ce3" table:formula="of:=[.N4]+1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3" calcext:value-type="float">
            <text:p>153</text:p>
          </table:table-cell>
          <table:table-cell table:style-name="ce1" table:formula="of:=[.A6]-[.$K$1]" office:value-type="float" office:value="3.68000000000001" calcext:value-type="float">
            <text:p>3.68</text:p>
          </table:table-cell>
          <table:table-cell table:style-name="ce1" table:formula="of:=SUM([.$B$1:.B6])" office:value-type="float" office:value="18.36" calcext:value-type="float">
            <text:p>18.36</text:p>
          </table:table-cell>
          <table:table-cell table:style-name="ce1" table:formula="of:=MAX([.$B$1:.B6])-MIN([.$B$1:.B6])" office:value-type="float" office:value="56" calcext:value-type="float">
            <text:p>56</text:p>
          </table:table-cell>
          <table:table-cell table:style-name="ce1" table:formula="of:=STDEV([.$B$1:.B6])" office:value-type="float" office:value="22.4566248577118" calcext:value-type="float">
            <text:p>22.4566248577</text:p>
          </table:table-cell>
          <table:table-cell table:style-name="ce1" table:formula="of:=[.D6]/[.E6]" office:value-type="float" office:value="2.49369619677149" calcext:value-type="float">
            <text:p>2.4936961968</text:p>
          </table:table-cell>
          <table:table-cell table:style-name="ce1"/>
          <table:table-cell table:number-columns-repeated="2" table:style-name="ce1" office:value-type="string" calcext:value-type="string">
            <text:p>z</text:p>
          </table:table-cell>
          <table:table-cell table:style-name="ce1" table:number-columns-repeated="3"/>
          <table:table-cell table:style-name="ce2" table:formula="of:=LOG([.N6])" office:value-type="float" office:value="0.698970004336019" calcext:value-type="float">
            <text:p>0.6989700043</text:p>
          </table:table-cell>
          <table:table-cell table:style-name="ce3" table:formula="of:=[.N5]+1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0" calcext:value-type="float">
            <text:p>130</text:p>
          </table:table-cell>
          <table:table-cell table:style-name="ce1" table:formula="of:=[.A7]-[.$K$1]" office:value-type="float" office:value="-19.32" calcext:value-type="float">
            <text:p>-19.32</text:p>
          </table:table-cell>
          <table:table-cell table:style-name="ce1" table:formula="of:=SUM([.$B$1:.B7])" office:value-type="float" office:value="18.36" calcext:value-type="float">
            <text:p>18.36</text:p>
          </table:table-cell>
          <table:table-cell table:style-name="ce1" table:formula="of:=MAX([.$B$1:.B7])-MIN([.$B$1:.B7])" office:value-type="float" office:value="56" calcext:value-type="float">
            <text:p>56</text:p>
          </table:table-cell>
          <table:table-cell table:style-name="ce1" table:formula="of:=STDEV([.$B$1:.B7])" office:value-type="float" office:value="21.6597058415588" calcext:value-type="float">
            <text:p>21.6597058416</text:p>
          </table:table-cell>
          <table:table-cell table:style-name="ce1" table:formula="of:=[.D7]/[.E7]" office:value-type="float" office:value="2.585446007884" calcext:value-type="float">
            <text:p>2.5854460079</text:p>
          </table:table-cell>
          <table:table-cell table:style-name="ce1"/>
          <table:table-cell table:style-name="ce1" office:value-type="string" calcext:value-type="string">
            <text:p>z</text:p>
          </table:table-cell>
          <table:table-cell table:style-name="ce1" table:number-columns-repeated="4"/>
          <table:table-cell table:style-name="ce2" table:formula="of:=LOG([.N7])" office:value-type="float" office:value="0.778151250383644" calcext:value-type="float">
            <text:p>0.7781512504</text:p>
          </table:table-cell>
          <table:table-cell table:style-name="ce3" table:formula="of:=[.N6]+1"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0" calcext:value-type="float">
            <text:p>170</text:p>
          </table:table-cell>
          <table:table-cell table:style-name="ce1" table:formula="of:=[.A8]-[.$K$1]" office:value-type="float" office:value="20.68" calcext:value-type="float">
            <text:p>20.68</text:p>
          </table:table-cell>
          <table:table-cell table:style-name="ce1" table:formula="of:=SUM([.$B$1:.B8])" office:value-type="float" office:value="18.36" calcext:value-type="float">
            <text:p>18.36</text:p>
          </table:table-cell>
          <table:table-cell table:style-name="ce1" table:formula="of:=MAX([.$B$1:.B8])-MIN([.$B$1:.B8])" office:value-type="float" office:value="56" calcext:value-type="float">
            <text:p>56</text:p>
          </table:table-cell>
          <table:table-cell table:style-name="ce1" table:formula="of:=STDEV([.$B$1:.B8])" office:value-type="float" office:value="21.7940850428997" calcext:value-type="float">
            <text:p>21.7940850429</text:p>
          </table:table-cell>
          <table:table-cell table:style-name="ce1" table:formula="of:=[.D8]/[.E8]" office:value-type="float" office:value="2.56950451876136" calcext:value-type="float">
            <text:p>2.5695045188</text:p>
          </table:table-cell>
          <table:table-cell table:style-name="ce1" table:number-columns-repeated="6"/>
          <table:table-cell table:style-name="ce2" table:formula="of:=LOG([.N8])" office:value-type="float" office:value="0.845098040014257" calcext:value-type="float">
            <text:p>0.84509804</text:p>
          </table:table-cell>
          <table:table-cell table:style-name="ce3" table:formula="of:=[.N7]+1"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2" calcext:value-type="float">
            <text:p>132</text:p>
          </table:table-cell>
          <table:table-cell table:style-name="ce1" table:formula="of:=[.A9]-[.$K$1]" office:value-type="float" office:value="-17.32" calcext:value-type="float">
            <text:p>-17.32</text:p>
          </table:table-cell>
          <table:table-cell table:style-name="ce1" table:formula="of:=SUM([.$B$1:.B9])" office:value-type="float" office:value="18.36" calcext:value-type="float">
            <text:p>18.36</text:p>
          </table:table-cell>
          <table:table-cell table:style-name="ce1" table:formula="of:=MAX([.$B$1:.B9])-MIN([.$B$1:.B9])" office:value-type="float" office:value="56" calcext:value-type="float">
            <text:p>56</text:p>
          </table:table-cell>
          <table:table-cell table:style-name="ce1" table:formula="of:=STDEV([.$B$1:.B9])" office:value-type="float" office:value="21.1482859825566" calcext:value-type="float">
            <text:p>21.1482859826</text:p>
          </table:table-cell>
          <table:table-cell table:style-name="ce1" table:formula="of:=[.D9]/[.E9]" office:value-type="float" office:value="2.64796873118652" calcext:value-type="float">
            <text:p>2.6479687312</text:p>
          </table:table-cell>
          <table:table-cell table:style-name="ce1" table:number-columns-repeated="6"/>
          <table:table-cell table:style-name="ce2" table:formula="of:=LOG([.N9])" office:value-type="float" office:value="0.903089986991943" calcext:value-type="float">
            <text:p>0.903089987</text:p>
          </table:table-cell>
          <table:table-cell table:style-name="ce3" table:formula="of:=[.N8]+1"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4" calcext:value-type="float">
            <text:p>174</text:p>
          </table:table-cell>
          <table:table-cell table:style-name="ce1" table:formula="of:=[.A10]-[.$K$1]" office:value-type="float" office:value="24.68" calcext:value-type="float">
            <text:p>24.68</text:p>
          </table:table-cell>
          <table:table-cell table:style-name="ce1" table:formula="of:=SUM([.$B$1:.B10])" office:value-type="float" office:value="18.36" calcext:value-type="float">
            <text:p>18.36</text:p>
          </table:table-cell>
          <table:table-cell table:style-name="ce1" table:formula="of:=MAX([.$B$1:.B10])-MIN([.$B$1:.B10])" office:value-type="float" office:value="56" calcext:value-type="float">
            <text:p>56</text:p>
          </table:table-cell>
          <table:table-cell table:style-name="ce1" table:formula="of:=STDEV([.$B$1:.B10])" office:value-type="float" office:value="21.6899874494098" calcext:value-type="float">
            <text:p>21.6899874494</text:p>
          </table:table-cell>
          <table:table-cell table:style-name="ce1" table:formula="of:=[.D10]/[.E10]" office:value-type="float" office:value="2.58183644092075" calcext:value-type="float">
            <text:p>2.5818364409</text:p>
          </table:table-cell>
          <table:table-cell table:style-name="ce1" table:number-columns-repeated="3"/>
          <table:table-cell table:style-name="ce1" table:formula="of:=SLOPE([.F2:.F300];[.M2:.M300])" office:value-type="string" office:string-value="0.4536322158" calcext:value-type="string">
            <text:p>0.4536322158</text:p>
          </table:table-cell>
          <table:table-cell table:style-name="ce1" table:number-columns-repeated="2"/>
          <table:table-cell table:style-name="ce2" table:formula="of:=LOG([.N10])" office:value-type="float" office:value="0.954242509439325" calcext:value-type="float">
            <text:p>0.9542425094</text:p>
          </table:table-cell>
          <table:table-cell table:style-name="ce3" table:formula="of:=[.N9]+1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5" calcext:value-type="float">
            <text:p>145</text:p>
          </table:table-cell>
          <table:table-cell table:style-name="ce1" table:formula="of:=[.A11]-[.$K$1]" office:value-type="float" office:value="-4.31999999999999" calcext:value-type="float">
            <text:p>-4.32</text:p>
          </table:table-cell>
          <table:table-cell table:style-name="ce1" table:formula="of:=SUM([.$B$1:.B11])" office:value-type="float" office:value="18.36" calcext:value-type="float">
            <text:p>18.36</text:p>
          </table:table-cell>
          <table:table-cell table:style-name="ce1" table:formula="of:=MAX([.$B$1:.B11])-MIN([.$B$1:.B11])" office:value-type="float" office:value="56" calcext:value-type="float">
            <text:p>56</text:p>
          </table:table-cell>
          <table:table-cell table:style-name="ce1" table:formula="of:=STDEV([.$B$1:.B11])" office:value-type="float" office:value="20.6256680332585" calcext:value-type="float">
            <text:p>20.6256680333</text:p>
          </table:table-cell>
          <table:table-cell table:style-name="ce1" table:formula="of:=[.D11]/[.E11]" office:value-type="float" office:value="2.71506357562339" calcext:value-type="float">
            <text:p>2.7150635756</text:p>
          </table:table-cell>
          <table:table-cell table:style-name="ce1" table:number-columns-repeated="6"/>
          <table:table-cell table:style-name="ce2" table:formula="of:=LOG([.N11])" office:value-type="float" office:value="1" calcext:value-type="float">
            <text:p>1</text:p>
          </table:table-cell>
          <table:table-cell table:style-name="ce3" table:formula="of:=[.N10]+1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7" calcext:value-type="float">
            <text:p>147</text:p>
          </table:table-cell>
          <table:table-cell table:style-name="ce1" table:formula="of:=[.A12]-[.$K$1]" office:value-type="float" office:value="-2.31999999999999" calcext:value-type="float">
            <text:p>-2.32</text:p>
          </table:table-cell>
          <table:table-cell table:style-name="ce1" table:formula="of:=SUM([.$B$1:.B12])" office:value-type="float" office:value="18.36" calcext:value-type="float">
            <text:p>18.36</text:p>
          </table:table-cell>
          <table:table-cell table:style-name="ce1" table:formula="of:=MAX([.$B$1:.B12])-MIN([.$B$1:.B12])" office:value-type="float" office:value="56" calcext:value-type="float">
            <text:p>56</text:p>
          </table:table-cell>
          <table:table-cell table:style-name="ce1" table:formula="of:=STDEV([.$B$1:.B12])" office:value-type="float" office:value="19.6767436946321" calcext:value-type="float">
            <text:p>19.6767436946</text:p>
          </table:table-cell>
          <table:table-cell table:style-name="ce1" table:formula="of:=[.D12]/[.E12]" office:value-type="float" office:value="2.84599936194103" calcext:value-type="float">
            <text:p>2.8459993619</text:p>
          </table:table-cell>
          <table:table-cell table:style-name="ce1" table:number-columns-repeated="3"/>
          <table:table-cell table:style-name="ce2" office:value-type="float" office:value="3.09697566572407" calcext:value-type="float">
            <text:p>3.0969756657</text:p>
          </table:table-cell>
          <table:table-cell table:style-name="ce1" table:number-columns-repeated="2"/>
          <table:table-cell table:style-name="ce2" table:formula="of:=LOG([.N12])" office:value-type="float" office:value="1.04139268515823" calcext:value-type="float">
            <text:p>1.0413926852</text:p>
          </table:table-cell>
          <table:table-cell table:style-name="ce3" table:formula="of:=[.N11]+1"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0" calcext:value-type="float">
            <text:p>130</text:p>
          </table:table-cell>
          <table:table-cell table:style-name="ce1" table:formula="of:=[.A13]-[.$K$1]" office:value-type="float" office:value="-19.32" calcext:value-type="float">
            <text:p>-19.32</text:p>
          </table:table-cell>
          <table:table-cell table:style-name="ce1" table:formula="of:=SUM([.$B$1:.B13])" office:value-type="float" office:value="18.36" calcext:value-type="float">
            <text:p>18.36</text:p>
          </table:table-cell>
          <table:table-cell table:style-name="ce1" table:formula="of:=MAX([.$B$1:.B13])-MIN([.$B$1:.B13])" office:value-type="float" office:value="56" calcext:value-type="float">
            <text:p>56</text:p>
          </table:table-cell>
          <table:table-cell table:style-name="ce1" table:formula="of:=STDEV([.$B$1:.B13])" office:value-type="float" office:value="19.568420399283" calcext:value-type="float">
            <text:p>19.5684203993</text:p>
          </table:table-cell>
          <table:table-cell table:style-name="ce1" table:formula="of:=[.D13]/[.E13]" office:value-type="float" office:value="2.86175372653235" calcext:value-type="float">
            <text:p>2.8617537265</text:p>
          </table:table-cell>
          <table:table-cell table:style-name="ce1" table:number-columns-repeated="6"/>
          <table:table-cell table:style-name="ce2" table:formula="of:=LOG([.N13])" office:value-type="float" office:value="1.07918124604762" calcext:value-type="float">
            <text:p>1.079181246</text:p>
          </table:table-cell>
          <table:table-cell table:style-name="ce3" table:formula="of:=[.N12]+1"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6" calcext:value-type="float">
            <text:p>176</text:p>
          </table:table-cell>
          <table:table-cell table:style-name="ce1" table:formula="of:=[.A14]-[.$K$1]" office:value-type="float" office:value="26.68" calcext:value-type="float">
            <text:p>26.68</text:p>
          </table:table-cell>
          <table:table-cell table:style-name="ce1" table:formula="of:=SUM([.$B$1:.B14])" office:value-type="float" office:value="18.36" calcext:value-type="float">
            <text:p>18.36</text:p>
          </table:table-cell>
          <table:table-cell table:style-name="ce1" table:formula="of:=MAX([.$B$1:.B14])-MIN([.$B$1:.B14])" office:value-type="float" office:value="56" calcext:value-type="float">
            <text:p>56</text:p>
          </table:table-cell>
          <table:table-cell table:style-name="ce1" table:formula="of:=STDEV([.$B$1:.B14])" office:value-type="float" office:value="20.2735414645908" calcext:value-type="float">
            <text:p>20.2735414646</text:p>
          </table:table-cell>
          <table:table-cell table:style-name="ce1" table:formula="of:=[.D14]/[.E14]" office:value-type="float" office:value="2.76222090244114" calcext:value-type="float">
            <text:p>2.7622209024</text:p>
          </table:table-cell>
          <table:table-cell table:style-name="ce1" table:number-columns-repeated="6"/>
          <table:table-cell table:style-name="ce2" table:formula="of:=LOG([.N14])" office:value-type="float" office:value="1.11394335230684" calcext:value-type="float">
            <text:p>1.1139433523</text:p>
          </table:table-cell>
          <table:table-cell table:style-name="ce3" table:formula="of:=[.N13]+1"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0" calcext:value-type="float">
            <text:p>160</text:p>
          </table:table-cell>
          <table:table-cell table:style-name="ce1" table:formula="of:=[.A15]-[.$K$1]" office:value-type="float" office:value="10.68" calcext:value-type="float">
            <text:p>10.68</text:p>
          </table:table-cell>
          <table:table-cell table:style-name="ce1" table:formula="of:=SUM([.$B$1:.B15])" office:value-type="float" office:value="18.36" calcext:value-type="float">
            <text:p>18.36</text:p>
          </table:table-cell>
          <table:table-cell table:style-name="ce1" table:formula="of:=MAX([.$B$1:.B15])-MIN([.$B$1:.B15])" office:value-type="float" office:value="56" calcext:value-type="float">
            <text:p>56</text:p>
          </table:table-cell>
          <table:table-cell table:style-name="ce1" table:formula="of:=STDEV([.$B$1:.B15])" office:value-type="float" office:value="19.7182535689529" calcext:value-type="float">
            <text:p>19.718253569</text:p>
          </table:table-cell>
          <table:table-cell table:style-name="ce1" table:formula="of:=[.D15]/[.E15]" office:value-type="float" office:value="2.84000810742053" calcext:value-type="float">
            <text:p>2.8400081074</text:p>
          </table:table-cell>
          <table:table-cell table:style-name="ce1" table:number-columns-repeated="6"/>
          <table:table-cell table:style-name="ce2" table:formula="of:=LOG([.N15])" office:value-type="float" office:value="1.14612803567824" calcext:value-type="float">
            <text:p>1.1461280357</text:p>
          </table:table-cell>
          <table:table-cell table:style-name="ce3" table:formula="of:=[.N14]+1"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7" calcext:value-type="float">
            <text:p>137</text:p>
          </table:table-cell>
          <table:table-cell table:style-name="ce1" table:formula="of:=[.A16]-[.$K$1]" office:value-type="float" office:value="-12.32" calcext:value-type="float">
            <text:p>-12.32</text:p>
          </table:table-cell>
          <table:table-cell table:style-name="ce1" table:formula="of:=SUM([.$B$1:.B16])" office:value-type="float" office:value="18.36" calcext:value-type="float">
            <text:p>18.36</text:p>
          </table:table-cell>
          <table:table-cell table:style-name="ce1" table:formula="of:=MAX([.$B$1:.B16])-MIN([.$B$1:.B16])" office:value-type="float" office:value="56" calcext:value-type="float">
            <text:p>56</text:p>
          </table:table-cell>
          <table:table-cell table:style-name="ce1" table:formula="of:=STDEV([.$B$1:.B16])" office:value-type="float" office:value="19.3390796058137" calcext:value-type="float">
            <text:p>19.3390796058</text:p>
          </table:table-cell>
          <table:table-cell table:style-name="ce1" table:formula="of:=[.D16]/[.E16]" office:value-type="float" office:value="2.89569106397211" calcext:value-type="float">
            <text:p>2.895691064</text:p>
          </table:table-cell>
          <table:table-cell table:style-name="ce1">
            <draw:frame table:end-cell-address="Sheet1.L34" table:end-x="74.24pt" table:end-y="2.24pt" draw:z-index="0" draw:name="Chart 1" draw:style-name="gr1" draw:text-style-name="P1" svg:width="521.23pt" svg:height="278.22pt" svg:x="3pt" svg:y="7.51pt">
              <loext:p draw:notify-on-update-of-ranges="Sheet1.M30:Sheet1.M773 Sheet1.F30:Sheet1.F30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5"/>
          <table:table-cell table:style-name="ce2" table:formula="of:=LOG([.N16])" office:value-type="float" office:value="1.17609125905568" calcext:value-type="float">
            <text:p>1.1760912591</text:p>
          </table:table-cell>
          <table:table-cell table:style-name="ce3" table:formula="of:=[.N15]+1"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2" calcext:value-type="float">
            <text:p>182</text:p>
          </table:table-cell>
          <table:table-cell table:style-name="ce1" table:formula="of:=[.A17]-[.$K$1]" office:value-type="float" office:value="32.68" calcext:value-type="float">
            <text:p>32.68</text:p>
          </table:table-cell>
          <table:table-cell table:style-name="ce1" table:formula="of:=SUM([.$B$1:.B17])" office:value-type="float" office:value="18.36" calcext:value-type="float">
            <text:p>18.36</text:p>
          </table:table-cell>
          <table:table-cell table:style-name="ce1" table:formula="of:=MAX([.$B$1:.B17])-MIN([.$B$1:.B17])" office:value-type="float" office:value="62" calcext:value-type="float">
            <text:p>62</text:p>
          </table:table-cell>
          <table:table-cell table:style-name="ce1" table:formula="of:=STDEV([.$B$1:.B17])" office:value-type="float" office:value="20.3164306151739" calcext:value-type="float">
            <text:p>20.3164306152</text:p>
          </table:table-cell>
          <table:table-cell table:style-name="ce1" table:formula="of:=[.D17]/[.E17]" office:value-type="float" office:value="3.05171716303815" calcext:value-type="float">
            <text:p>3.051717163</text:p>
          </table:table-cell>
          <table:table-cell table:style-name="ce1" table:number-columns-repeated="6"/>
          <table:table-cell table:style-name="ce2" table:formula="of:=LOG([.N17])" office:value-type="float" office:value="1.20411998265592" calcext:value-type="float">
            <text:p>1.2041199827</text:p>
          </table:table-cell>
          <table:table-cell table:style-name="ce3" table:formula="of:=[.N16]+1"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2" calcext:value-type="float">
            <text:p>132</text:p>
          </table:table-cell>
          <table:table-cell table:style-name="ce1" table:formula="of:=[.A18]-[.$K$1]" office:value-type="float" office:value="-17.32" calcext:value-type="float">
            <text:p>-17.32</text:p>
          </table:table-cell>
          <table:table-cell table:style-name="ce1" table:formula="of:=SUM([.$B$1:.B18])" office:value-type="float" office:value="18.36" calcext:value-type="float">
            <text:p>18.36</text:p>
          </table:table-cell>
          <table:table-cell table:style-name="ce1" table:formula="of:=MAX([.$B$1:.B18])-MIN([.$B$1:.B18])" office:value-type="float" office:value="62" calcext:value-type="float">
            <text:p>62</text:p>
          </table:table-cell>
          <table:table-cell table:style-name="ce1" table:formula="of:=STDEV([.$B$1:.B18])" office:value-type="float" office:value="20.233926082347" calcext:value-type="float">
            <text:p>20.2339260823</text:p>
          </table:table-cell>
          <table:table-cell table:style-name="ce1" table:formula="of:=[.D18]/[.E18]" office:value-type="float" office:value="3.06416064522899" calcext:value-type="float">
            <text:p>3.0641606452</text:p>
          </table:table-cell>
          <table:table-cell table:style-name="ce1" table:number-columns-repeated="6"/>
          <table:table-cell table:style-name="ce2" table:formula="of:=LOG([.N18])" office:value-type="float" office:value="1.23044892137827" calcext:value-type="float">
            <text:p>1.2304489214</text:p>
          </table:table-cell>
          <table:table-cell table:style-name="ce3" table:formula="of:=[.N17]+1" office:value-type="float" office:value="17" calcext:value-type="float">
            <text:p>1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7" calcext:value-type="float">
            <text:p>167</text:p>
          </table:table-cell>
          <table:table-cell table:style-name="ce1" table:formula="of:=[.A19]-[.$K$1]" office:value-type="float" office:value="17.68" calcext:value-type="float">
            <text:p>17.68</text:p>
          </table:table-cell>
          <table:table-cell table:style-name="ce1" table:formula="of:=SUM([.$B$1:.B19])" office:value-type="float" office:value="18.36" calcext:value-type="float">
            <text:p>18.36</text:p>
          </table:table-cell>
          <table:table-cell table:style-name="ce1" table:formula="of:=MAX([.$B$1:.B19])-MIN([.$B$1:.B19])" office:value-type="float" office:value="62" calcext:value-type="float">
            <text:p>62</text:p>
          </table:table-cell>
          <table:table-cell table:style-name="ce1" table:formula="of:=STDEV([.$B$1:.B19])" office:value-type="float" office:value="20.03213792154" calcext:value-type="float">
            <text:p>20.0321379215</text:p>
          </table:table-cell>
          <table:table-cell table:style-name="ce1" table:formula="of:=[.D19]/[.E19]" office:value-type="float" office:value="3.09502661387595" calcext:value-type="float">
            <text:p>3.0950266139</text:p>
          </table:table-cell>
          <table:table-cell table:style-name="ce1" table:number-columns-repeated="6"/>
          <table:table-cell table:style-name="ce2" table:formula="of:=LOG([.N19])" office:value-type="float" office:value="1.25527250510331" calcext:value-type="float">
            <text:p>1.2552725051</text:p>
          </table:table-cell>
          <table:table-cell table:style-name="ce3" table:formula="of:=[.N18]+1" office:value-type="float" office:value="18" calcext:value-type="float">
            <text:p>1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1" calcext:value-type="float">
            <text:p>151</text:p>
          </table:table-cell>
          <table:table-cell table:style-name="ce1" table:formula="of:=[.A20]-[.$K$1]" office:value-type="float" office:value="1.68000000000001" calcext:value-type="float">
            <text:p>1.68</text:p>
          </table:table-cell>
          <table:table-cell table:style-name="ce1" table:formula="of:=SUM([.$B$1:.B20])" office:value-type="float" office:value="18.36" calcext:value-type="float">
            <text:p>18.36</text:p>
          </table:table-cell>
          <table:table-cell table:style-name="ce1" table:formula="of:=MAX([.$B$1:.B20])-MIN([.$B$1:.B20])" office:value-type="float" office:value="62" calcext:value-type="float">
            <text:p>62</text:p>
          </table:table-cell>
          <table:table-cell table:style-name="ce1" table:formula="of:=STDEV([.$B$1:.B20])" office:value-type="float" office:value="19.4979081199146" calcext:value-type="float">
            <text:p>19.4979081199</text:p>
          </table:table-cell>
          <table:table-cell table:style-name="ce1" table:formula="of:=[.D20]/[.E20]" office:value-type="float" office:value="3.17982829843551" calcext:value-type="float">
            <text:p>3.1798282984</text:p>
          </table:table-cell>
          <table:table-cell table:style-name="ce1" table:number-columns-repeated="6"/>
          <table:table-cell table:style-name="ce2" table:formula="of:=LOG([.N20])" office:value-type="float" office:value="1.27875360095283" calcext:value-type="float">
            <text:p>1.278753601</text:p>
          </table:table-cell>
          <table:table-cell table:style-name="ce3" table:formula="of:=[.N19]+1" office:value-type="float" office:value="19" calcext:value-type="float">
            <text:p>1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1" calcext:value-type="float">
            <text:p>181</text:p>
          </table:table-cell>
          <table:table-cell table:style-name="ce1" table:formula="of:=[.A21]-[.$K$1]" office:value-type="float" office:value="31.68" calcext:value-type="float">
            <text:p>31.68</text:p>
          </table:table-cell>
          <table:table-cell table:style-name="ce1" table:formula="of:=SUM([.$B$1:.B21])" office:value-type="float" office:value="18.36" calcext:value-type="float">
            <text:p>18.36</text:p>
          </table:table-cell>
          <table:table-cell table:style-name="ce1" table:formula="of:=MAX([.$B$1:.B21])-MIN([.$B$1:.B21])" office:value-type="float" office:value="62" calcext:value-type="float">
            <text:p>62</text:p>
          </table:table-cell>
          <table:table-cell table:style-name="ce1" table:formula="of:=STDEV([.$B$1:.B21])" office:value-type="float" office:value="20.0860055523148" calcext:value-type="float">
            <text:p>20.0860055523</text:p>
          </table:table-cell>
          <table:table-cell table:style-name="ce1" table:formula="of:=[.D21]/[.E21]" office:value-type="float" office:value="3.08672622032881" calcext:value-type="float">
            <text:p>3.0867262203</text:p>
          </table:table-cell>
          <table:table-cell table:style-name="ce1" table:number-columns-repeated="6"/>
          <table:table-cell table:style-name="ce2" table:formula="of:=LOG([.N21])" office:value-type="float" office:value="1.30102999566398" calcext:value-type="float">
            <text:p>1.3010299957</text:p>
          </table:table-cell>
          <table:table-cell table:style-name="ce3" table:formula="of:=[.N20]+1"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1" calcext:value-type="float">
            <text:p>141</text:p>
          </table:table-cell>
          <table:table-cell table:style-name="ce1" table:formula="of:=[.A22]-[.$K$1]" office:value-type="float" office:value="-8.31999999999999" calcext:value-type="float">
            <text:p>-8.32</text:p>
          </table:table-cell>
          <table:table-cell table:style-name="ce1" table:formula="of:=SUM([.$B$1:.B22])" office:value-type="float" office:value="18.36" calcext:value-type="float">
            <text:p>18.36</text:p>
          </table:table-cell>
          <table:table-cell table:style-name="ce1" table:formula="of:=MAX([.$B$1:.B22])-MIN([.$B$1:.B22])" office:value-type="float" office:value="62" calcext:value-type="float">
            <text:p>62</text:p>
          </table:table-cell>
          <table:table-cell table:style-name="ce1" table:formula="of:=STDEV([.$B$1:.B22])" office:value-type="float" office:value="19.7578413388785" calcext:value-type="float">
            <text:p>19.7578413389</text:p>
          </table:table-cell>
          <table:table-cell table:style-name="ce1" table:formula="of:=[.D22]/[.E22]" office:value-type="float" office:value="3.13799462889701" calcext:value-type="float">
            <text:p>3.1379946289</text:p>
          </table:table-cell>
          <table:table-cell table:style-name="ce1" table:number-columns-repeated="6"/>
          <table:table-cell table:style-name="ce2" table:formula="of:=LOG([.N22])" office:value-type="float" office:value="1.32221929473392" calcext:value-type="float">
            <text:p>1.3222192947</text:p>
          </table:table-cell>
          <table:table-cell table:style-name="ce3" table:formula="of:=[.N21]+1"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4" calcext:value-type="float">
            <text:p>134</text:p>
          </table:table-cell>
          <table:table-cell table:style-name="ce1" table:formula="of:=[.A23]-[.$K$1]" office:value-type="float" office:value="-15.32" calcext:value-type="float">
            <text:p>-15.32</text:p>
          </table:table-cell>
          <table:table-cell table:style-name="ce1" table:formula="of:=SUM([.$B$1:.B23])" office:value-type="float" office:value="18.36" calcext:value-type="float">
            <text:p>18.36</text:p>
          </table:table-cell>
          <table:table-cell table:style-name="ce1" table:formula="of:=MAX([.$B$1:.B23])-MIN([.$B$1:.B23])" office:value-type="float" office:value="62" calcext:value-type="float">
            <text:p>62</text:p>
          </table:table-cell>
          <table:table-cell table:style-name="ce1" table:formula="of:=STDEV([.$B$1:.B23])" office:value-type="float" office:value="19.6686986735239" calcext:value-type="float">
            <text:p>19.6686986735</text:p>
          </table:table-cell>
          <table:table-cell table:style-name="ce1" table:formula="of:=[.D23]/[.E23]" office:value-type="float" office:value="3.15221667834377" calcext:value-type="float">
            <text:p>3.1522166783</text:p>
          </table:table-cell>
          <table:table-cell table:style-name="ce1" table:number-columns-repeated="6"/>
          <table:table-cell table:style-name="ce2" table:formula="of:=LOG([.N23])" office:value-type="float" office:value="1.34242268082221" calcext:value-type="float">
            <text:p>1.3424226808</text:p>
          </table:table-cell>
          <table:table-cell table:style-name="ce3" table:formula="of:=[.N22]+1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9" calcext:value-type="float">
            <text:p>149</text:p>
          </table:table-cell>
          <table:table-cell table:style-name="ce1" table:formula="of:=[.A24]-[.$K$1]" office:value-type="float" office:value="-0.319999999999993" calcext:value-type="float">
            <text:p>-0.32</text:p>
          </table:table-cell>
          <table:table-cell table:style-name="ce1" table:formula="of:=SUM([.$B$1:.B24])" office:value-type="float" office:value="18.36" calcext:value-type="float">
            <text:p>18.36</text:p>
          </table:table-cell>
          <table:table-cell table:style-name="ce1" table:formula="of:=MAX([.$B$1:.B24])-MIN([.$B$1:.B24])" office:value-type="float" office:value="62" calcext:value-type="float">
            <text:p>62</text:p>
          </table:table-cell>
          <table:table-cell table:style-name="ce1" table:formula="of:=STDEV([.$B$1:.B24])" office:value-type="float" office:value="19.2421167746954" calcext:value-type="float">
            <text:p>19.2421167747</text:p>
          </table:table-cell>
          <table:table-cell table:style-name="ce1" table:formula="of:=[.D24]/[.E24]" office:value-type="float" office:value="3.22209872884328" calcext:value-type="float">
            <text:p>3.2220987288</text:p>
          </table:table-cell>
          <table:table-cell table:style-name="ce1" table:number-columns-repeated="6"/>
          <table:table-cell table:style-name="ce2" table:formula="of:=LOG([.N24])" office:value-type="float" office:value="1.36172783601759" calcext:value-type="float">
            <text:p>1.361727836</text:p>
          </table:table-cell>
          <table:table-cell table:style-name="ce3" table:formula="of:=[.N23]+1" office:value-type="float" office:value="23" calcext:value-type="float">
            <text:p>2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7" calcext:value-type="float">
            <text:p>167</text:p>
          </table:table-cell>
          <table:table-cell table:style-name="ce1" table:formula="of:=[.A25]-[.$K$1]" office:value-type="float" office:value="17.68" calcext:value-type="float">
            <text:p>17.68</text:p>
          </table:table-cell>
          <table:table-cell table:style-name="ce1" table:formula="of:=SUM([.$B$1:.B25])" office:value-type="float" office:value="18.36" calcext:value-type="float">
            <text:p>18.36</text:p>
          </table:table-cell>
          <table:table-cell table:style-name="ce1" table:formula="of:=MAX([.$B$1:.B25])-MIN([.$B$1:.B25])" office:value-type="float" office:value="62" calcext:value-type="float">
            <text:p>62</text:p>
          </table:table-cell>
          <table:table-cell table:style-name="ce1" table:formula="of:=STDEV([.$B$1:.B25])" office:value-type="float" office:value="19.0999127397658" calcext:value-type="float">
            <text:p>19.0999127398</text:p>
          </table:table-cell>
          <table:table-cell table:style-name="ce1" table:formula="of:=[.D25]/[.E25]" office:value-type="float" office:value="3.24608812850316" calcext:value-type="float">
            <text:p>3.2460881285</text:p>
          </table:table-cell>
          <table:table-cell table:style-name="ce1" table:number-columns-repeated="6"/>
          <table:table-cell table:style-name="ce2" table:formula="of:=LOG([.N25])" office:value-type="float" office:value="1.38021124171161" calcext:value-type="float">
            <text:p>1.3802112417</text:p>
          </table:table-cell>
          <table:table-cell table:style-name="ce3" table:formula="of:=[.N24]+1" office:value-type="float" office:value="24" calcext:value-type="float">
            <text:p>2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3" calcext:value-type="float">
            <text:p>133</text:p>
          </table:table-cell>
          <table:table-cell table:style-name="ce1" table:formula="of:=[.A26]-[.$K$1]" office:value-type="float" office:value="-16.32" calcext:value-type="float">
            <text:p>-16.32</text:p>
          </table:table-cell>
          <table:table-cell table:style-name="ce1" table:formula="of:=SUM([.$B$1:.B26])" office:value-type="float" office:value="18.36" calcext:value-type="float">
            <text:p>18.36</text:p>
          </table:table-cell>
          <table:table-cell table:style-name="ce1" table:formula="of:=MAX([.$B$1:.B26])-MIN([.$B$1:.B26])" office:value-type="float" office:value="62" calcext:value-type="float">
            <text:p>62</text:p>
          </table:table-cell>
          <table:table-cell table:style-name="ce1" table:formula="of:=STDEV([.$B$1:.B26])" office:value-type="float" office:value="19.0752759834859" calcext:value-type="float">
            <text:p>19.0752759835</text:p>
          </table:table-cell>
          <table:table-cell table:style-name="ce1" table:formula="of:=[.D26]/[.E26]" office:value-type="float" office:value="3.25028062784913" calcext:value-type="float">
            <text:p>3.2502806278</text:p>
          </table:table-cell>
          <table:table-cell table:style-name="ce1" table:number-columns-repeated="6"/>
          <table:table-cell table:style-name="ce2" table:formula="of:=LOG([.N26])" office:value-type="float" office:value="1.39794000867204" calcext:value-type="float">
            <text:p>1.3979400087</text:p>
          </table:table-cell>
          <table:table-cell table:style-name="ce3" table:formula="of:=[.N25]+1"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6" calcext:value-type="float">
            <text:p>176</text:p>
          </table:table-cell>
          <table:table-cell table:style-name="ce1" table:formula="of:=[.A27]-[.$K$1]" office:value-type="float" office:value="26.68" calcext:value-type="float">
            <text:p>26.68</text:p>
          </table:table-cell>
          <table:table-cell table:style-name="ce1" table:formula="of:=SUM([.$B$1:.B27])" office:value-type="float" office:value="18.36" calcext:value-type="float">
            <text:p>18.36</text:p>
          </table:table-cell>
          <table:table-cell table:style-name="ce1" table:formula="of:=MAX([.$B$1:.B27])-MIN([.$B$1:.B27])" office:value-type="float" office:value="62" calcext:value-type="float">
            <text:p>62</text:p>
          </table:table-cell>
          <table:table-cell table:style-name="ce1" table:formula="of:=STDEV([.$B$1:.B27])" office:value-type="float" office:value="19.3081917280275" calcext:value-type="float">
            <text:p>19.308191728</text:p>
          </table:table-cell>
          <table:table-cell table:style-name="ce1" table:formula="of:=[.D27]/[.E27]" office:value-type="float" office:value="3.21107231963115" calcext:value-type="float">
            <text:p>3.2110723196</text:p>
          </table:table-cell>
          <table:table-cell table:style-name="ce1" table:number-columns-repeated="6"/>
          <table:table-cell table:style-name="ce2" table:formula="of:=LOG([.N27])" office:value-type="float" office:value="1.41497334797082" calcext:value-type="float">
            <text:p>1.414973348</text:p>
          </table:table-cell>
          <table:table-cell table:style-name="ce3" table:formula="of:=[.N26]+1" office:value-type="float" office:value="26" calcext:value-type="float">
            <text:p>2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1" calcext:value-type="float">
            <text:p>181</text:p>
          </table:table-cell>
          <table:table-cell table:style-name="ce1" table:formula="of:=[.A28]-[.$K$1]" office:value-type="float" office:value="31.68" calcext:value-type="float">
            <text:p>31.68</text:p>
          </table:table-cell>
          <table:table-cell table:style-name="ce1" table:formula="of:=SUM([.$B$1:.B28])" office:value-type="float" office:value="18.36" calcext:value-type="float">
            <text:p>18.36</text:p>
          </table:table-cell>
          <table:table-cell table:style-name="ce1" table:formula="of:=MAX([.$B$1:.B28])-MIN([.$B$1:.B28])" office:value-type="float" office:value="62" calcext:value-type="float">
            <text:p>62</text:p>
          </table:table-cell>
          <table:table-cell table:style-name="ce1" table:formula="of:=STDEV([.$B$1:.B28])" office:value-type="float" office:value="19.722009835655" calcext:value-type="float">
            <text:p>19.7220098357</text:p>
          </table:table-cell>
          <table:table-cell table:style-name="ce1" table:formula="of:=[.D28]/[.E28]" office:value-type="float" office:value="3.14369582596555" calcext:value-type="float">
            <text:p>3.143695826</text:p>
          </table:table-cell>
          <table:table-cell table:style-name="ce1" table:number-columns-repeated="6"/>
          <table:table-cell table:style-name="ce2" table:formula="of:=LOG([.N28])" office:value-type="float" office:value="1.43136376415899" calcext:value-type="float">
            <text:p>1.4313637642</text:p>
          </table:table-cell>
          <table:table-cell table:style-name="ce3" table:formula="of:=[.N27]+1" office:value-type="float" office:value="27" calcext:value-type="float">
            <text:p>2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6" calcext:value-type="float">
            <text:p>176</text:p>
          </table:table-cell>
          <table:table-cell table:style-name="ce1" table:formula="of:=[.A29]-[.$K$1]" office:value-type="float" office:value="26.68" calcext:value-type="float">
            <text:p>26.68</text:p>
          </table:table-cell>
          <table:table-cell table:style-name="ce1" table:formula="of:=SUM([.$B$1:.B29])" office:value-type="float" office:value="18.36" calcext:value-type="float">
            <text:p>18.36</text:p>
          </table:table-cell>
          <table:table-cell table:style-name="ce1" table:formula="of:=MAX([.$B$1:.B29])-MIN([.$B$1:.B29])" office:value-type="float" office:value="62" calcext:value-type="float">
            <text:p>62</text:p>
          </table:table-cell>
          <table:table-cell table:style-name="ce1" table:formula="of:=STDEV([.$B$1:.B29])" office:value-type="float" office:value="19.8291346578914" calcext:value-type="float">
            <text:p>19.8291346579</text:p>
          </table:table-cell>
          <table:table-cell table:style-name="ce1" table:formula="of:=[.D29]/[.E29]" office:value-type="float" office:value="3.12671233867112" calcext:value-type="float">
            <text:p>3.1267123387</text:p>
          </table:table-cell>
          <table:table-cell table:style-name="ce1" table:number-columns-repeated="6"/>
          <table:table-cell table:style-name="ce2" table:formula="of:=LOG([.N29])" office:value-type="float" office:value="1.44715803134222" calcext:value-type="float">
            <text:p>1.4471580313</text:p>
          </table:table-cell>
          <table:table-cell table:style-name="ce3" table:formula="of:=[.N28]+1" office:value-type="float" office:value="28" calcext:value-type="float">
            <text:p>2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8" calcext:value-type="float">
            <text:p>128</text:p>
          </table:table-cell>
          <table:table-cell table:style-name="ce1" table:formula="of:=[.A30]-[.$K$1]" office:value-type="float" office:value="-21.32" calcext:value-type="float">
            <text:p>-21.32</text:p>
          </table:table-cell>
          <table:table-cell table:style-name="ce1" table:formula="of:=SUM([.$B$1:.B30])" office:value-type="float" office:value="18.36" calcext:value-type="float">
            <text:p>18.36</text:p>
          </table:table-cell>
          <table:table-cell table:style-name="ce1" table:formula="of:=MAX([.$B$1:.B30])-MIN([.$B$1:.B30])" office:value-type="float" office:value="62" calcext:value-type="float">
            <text:p>62</text:p>
          </table:table-cell>
          <table:table-cell table:style-name="ce1" table:formula="of:=STDEV([.$B$1:.B30])" office:value-type="float" office:value="20.0482177383118" calcext:value-type="float">
            <text:p>20.0482177383</text:p>
          </table:table-cell>
          <table:table-cell table:style-name="ce1" table:formula="of:=[.D30]/[.E30]" office:value-type="float" office:value="3.09254422559065" calcext:value-type="float">
            <text:p>3.0925442256</text:p>
          </table:table-cell>
          <table:table-cell table:style-name="ce1" table:number-columns-repeated="6"/>
          <table:table-cell table:style-name="ce2" table:formula="of:=LOG([.N30])" office:value-type="float" office:value="1.46239799789896" calcext:value-type="float">
            <text:p>1.4623979979</text:p>
          </table:table-cell>
          <table:table-cell table:style-name="ce3" table:formula="of:=[.N29]+1" office:value-type="float" office:value="29" calcext:value-type="float">
            <text:p>2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7" calcext:value-type="float">
            <text:p>177</text:p>
          </table:table-cell>
          <table:table-cell table:style-name="ce1" table:formula="of:=[.A31]-[.$K$1]" office:value-type="float" office:value="27.68" calcext:value-type="float">
            <text:p>27.68</text:p>
          </table:table-cell>
          <table:table-cell table:style-name="ce1" table:formula="of:=SUM([.$B$1:.B31])" office:value-type="float" office:value="18.36" calcext:value-type="float">
            <text:p>18.36</text:p>
          </table:table-cell>
          <table:table-cell table:style-name="ce1" table:formula="of:=MAX([.$B$1:.B31])-MIN([.$B$1:.B31])" office:value-type="float" office:value="62" calcext:value-type="float">
            <text:p>62</text:p>
          </table:table-cell>
          <table:table-cell table:style-name="ce1" table:formula="of:=STDEV([.$B$1:.B31])" office:value-type="float" office:value="20.1770656562004" calcext:value-type="float">
            <text:p>20.1770656562</text:p>
          </table:table-cell>
          <table:table-cell table:style-name="ce1" table:formula="of:=[.D31]/[.E31]" office:value-type="float" office:value="3.07279567090804" calcext:value-type="float">
            <text:p>3.0727956709</text:p>
          </table:table-cell>
          <table:table-cell table:style-name="ce1" table:number-columns-repeated="6"/>
          <table:table-cell table:style-name="ce2" table:formula="of:=LOG([.N31])" office:value-type="float" office:value="1.47712125471966" calcext:value-type="float">
            <text:p>1.4771212547</text:p>
          </table:table-cell>
          <table:table-cell table:style-name="ce3" table:formula="of:=[.N30]+1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0" calcext:value-type="float">
            <text:p>140</text:p>
          </table:table-cell>
          <table:table-cell table:style-name="ce1" table:formula="of:=[.A32]-[.$K$1]" office:value-type="float" office:value="-9.31999999999999" calcext:value-type="float">
            <text:p>-9.32</text:p>
          </table:table-cell>
          <table:table-cell table:style-name="ce1" table:formula="of:=SUM([.$B$1:.B32])" office:value-type="float" office:value="18.36" calcext:value-type="float">
            <text:p>18.36</text:p>
          </table:table-cell>
          <table:table-cell table:style-name="ce1" table:formula="of:=MAX([.$B$1:.B32])-MIN([.$B$1:.B32])" office:value-type="float" office:value="62" calcext:value-type="float">
            <text:p>62</text:p>
          </table:table-cell>
          <table:table-cell table:style-name="ce1" table:formula="of:=STDEV([.$B$1:.B32])" office:value-type="float" office:value="19.9977569306676" calcext:value-type="float">
            <text:p>19.9977569307</text:p>
          </table:table-cell>
          <table:table-cell table:style-name="ce1" table:formula="of:=[.D32]/[.E32]" office:value-type="float" office:value="3.10034771474393" calcext:value-type="float">
            <text:p>3.1003477147</text:p>
          </table:table-cell>
          <table:table-cell table:style-name="ce1" table:number-columns-repeated="6"/>
          <table:table-cell table:style-name="ce2" table:formula="of:=LOG([.N32])" office:value-type="float" office:value="1.49136169383427" calcext:value-type="float">
            <text:p>1.4913616938</text:p>
          </table:table-cell>
          <table:table-cell table:style-name="ce3" table:formula="of:=[.N31]+1" office:value-type="float" office:value="31" calcext:value-type="float">
            <text:p>3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3" calcext:value-type="float">
            <text:p>173</text:p>
          </table:table-cell>
          <table:table-cell table:style-name="ce1" table:formula="of:=[.A33]-[.$K$1]" office:value-type="float" office:value="23.68" calcext:value-type="float">
            <text:p>23.68</text:p>
          </table:table-cell>
          <table:table-cell table:style-name="ce1" table:formula="of:=SUM([.$B$1:.B33])" office:value-type="float" office:value="18.36" calcext:value-type="float">
            <text:p>18.36</text:p>
          </table:table-cell>
          <table:table-cell table:style-name="ce1" table:formula="of:=MAX([.$B$1:.B33])-MIN([.$B$1:.B33])" office:value-type="float" office:value="62" calcext:value-type="float">
            <text:p>62</text:p>
          </table:table-cell>
          <table:table-cell table:style-name="ce1" table:formula="of:=STDEV([.$B$1:.B33])" office:value-type="float" office:value="19.9780182230674" calcext:value-type="float">
            <text:p>19.9780182231</text:p>
          </table:table-cell>
          <table:table-cell table:style-name="ce1" table:formula="of:=[.D33]/[.E33]" office:value-type="float" office:value="3.10341092433345" calcext:value-type="float">
            <text:p>3.1034109243</text:p>
          </table:table-cell>
          <table:table-cell table:style-name="ce1" table:number-columns-repeated="6"/>
          <table:table-cell table:style-name="ce2" table:formula="of:=LOG([.N33])" office:value-type="float" office:value="1.50514997831991" calcext:value-type="float">
            <text:p>1.5051499783</text:p>
          </table:table-cell>
          <table:table-cell table:style-name="ce3" table:formula="of:=[.N32]+1" office:value-type="float" office:value="32" calcext:value-type="float">
            <text:p>3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3" calcext:value-type="float">
            <text:p>143</text:p>
          </table:table-cell>
          <table:table-cell table:style-name="ce1" table:formula="of:=[.A34]-[.$K$1]" office:value-type="float" office:value="-6.31999999999999" calcext:value-type="float">
            <text:p>-6.32</text:p>
          </table:table-cell>
          <table:table-cell table:style-name="ce1" table:formula="of:=SUM([.$B$1:.B34])" office:value-type="float" office:value="18.36" calcext:value-type="float">
            <text:p>18.36</text:p>
          </table:table-cell>
          <table:table-cell table:style-name="ce1" table:formula="of:=MAX([.$B$1:.B34])-MIN([.$B$1:.B34])" office:value-type="float" office:value="62" calcext:value-type="float">
            <text:p>62</text:p>
          </table:table-cell>
          <table:table-cell table:style-name="ce1" table:formula="of:=STDEV([.$B$1:.B34])" office:value-type="float" office:value="19.7622454648011" calcext:value-type="float">
            <text:p>19.7622454648</text:p>
          </table:table-cell>
          <table:table-cell table:style-name="ce1" table:formula="of:=[.D34]/[.E34]" office:value-type="float" office:value="3.13729530940345" calcext:value-type="float">
            <text:p>3.1372953094</text:p>
          </table:table-cell>
          <table:table-cell table:style-name="ce1" table:number-columns-repeated="6"/>
          <table:table-cell table:style-name="ce2" table:formula="of:=LOG([.N34])" office:value-type="float" office:value="1.51851393987789" calcext:value-type="float">
            <text:p>1.5185139399</text:p>
          </table:table-cell>
          <table:table-cell table:style-name="ce3" table:formula="of:=[.N33]+1" office:value-type="float" office:value="33" calcext:value-type="float">
            <text:p>3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0" calcext:value-type="float">
            <text:p>180</text:p>
          </table:table-cell>
          <table:table-cell table:style-name="ce1" table:formula="of:=[.A35]-[.$K$1]" office:value-type="float" office:value="30.68" calcext:value-type="float">
            <text:p>30.68</text:p>
          </table:table-cell>
          <table:table-cell table:style-name="ce1" table:formula="of:=SUM([.$B$1:.B35])" office:value-type="float" office:value="18.36" calcext:value-type="float">
            <text:p>18.36</text:p>
          </table:table-cell>
          <table:table-cell table:style-name="ce1" table:formula="of:=MAX([.$B$1:.B35])-MIN([.$B$1:.B35])" office:value-type="float" office:value="62" calcext:value-type="float">
            <text:p>62</text:p>
          </table:table-cell>
          <table:table-cell table:style-name="ce1" table:formula="of:=STDEV([.$B$1:.B35])" office:value-type="float" office:value="19.9736380884253" calcext:value-type="float">
            <text:p>19.9736380884</text:p>
          </table:table-cell>
          <table:table-cell table:style-name="ce1" table:formula="of:=[.D35]/[.E35]" office:value-type="float" office:value="3.10409148926799" calcext:value-type="float">
            <text:p>3.1040914893</text:p>
          </table:table-cell>
          <table:table-cell table:style-name="ce1" table:number-columns-repeated="6"/>
          <table:table-cell table:style-name="ce2" table:formula="of:=LOG([.N35])" office:value-type="float" office:value="1.53147891704226" calcext:value-type="float">
            <text:p>1.531478917</text:p>
          </table:table-cell>
          <table:table-cell table:style-name="ce3" table:formula="of:=[.N34]+1" office:value-type="float" office:value="34" calcext:value-type="float">
            <text:p>3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6" calcext:value-type="float">
            <text:p>136</text:p>
          </table:table-cell>
          <table:table-cell table:style-name="ce1" table:formula="of:=[.A36]-[.$K$1]" office:value-type="float" office:value="-13.32" calcext:value-type="float">
            <text:p>-13.32</text:p>
          </table:table-cell>
          <table:table-cell table:style-name="ce1" table:formula="of:=SUM([.$B$1:.B36])" office:value-type="float" office:value="18.36" calcext:value-type="float">
            <text:p>18.36</text:p>
          </table:table-cell>
          <table:table-cell table:style-name="ce1" table:formula="of:=MAX([.$B$1:.B36])-MIN([.$B$1:.B36])" office:value-type="float" office:value="62" calcext:value-type="float">
            <text:p>62</text:p>
          </table:table-cell>
          <table:table-cell table:style-name="ce1" table:formula="of:=STDEV([.$B$1:.B36])" office:value-type="float" office:value="19.9229268902191" calcext:value-type="float">
            <text:p>19.9229268902</text:p>
          </table:table-cell>
          <table:table-cell table:style-name="ce1" table:formula="of:=[.D36]/[.E36]" office:value-type="float" office:value="3.11199254716123" calcext:value-type="float">
            <text:p>3.1119925472</text:p>
          </table:table-cell>
          <table:table-cell table:style-name="ce1" table:number-columns-repeated="6"/>
          <table:table-cell table:style-name="ce2" table:formula="of:=LOG([.N36])" office:value-type="float" office:value="1.54406804435028" calcext:value-type="float">
            <text:p>1.5440680444</text:p>
          </table:table-cell>
          <table:table-cell table:style-name="ce3" table:formula="of:=[.N35]+1" office:value-type="float" office:value="35" calcext:value-type="float">
            <text:p>3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5" calcext:value-type="float">
            <text:p>165</text:p>
          </table:table-cell>
          <table:table-cell table:style-name="ce1" table:formula="of:=[.A37]-[.$K$1]" office:value-type="float" office:value="15.68" calcext:value-type="float">
            <text:p>15.68</text:p>
          </table:table-cell>
          <table:table-cell table:style-name="ce1" table:formula="of:=SUM([.$B$1:.B37])" office:value-type="float" office:value="18.36" calcext:value-type="float">
            <text:p>18.36</text:p>
          </table:table-cell>
          <table:table-cell table:style-name="ce1" table:formula="of:=MAX([.$B$1:.B37])-MIN([.$B$1:.B37])" office:value-type="float" office:value="62" calcext:value-type="float">
            <text:p>62</text:p>
          </table:table-cell>
          <table:table-cell table:style-name="ce1" table:formula="of:=STDEV([.$B$1:.B37])" office:value-type="float" office:value="19.7294386831139" calcext:value-type="float">
            <text:p>19.7294386831</text:p>
          </table:table-cell>
          <table:table-cell table:style-name="ce1" table:formula="of:=[.D37]/[.E37]" office:value-type="float" office:value="3.14251211075076" calcext:value-type="float">
            <text:p>3.1425121108</text:p>
          </table:table-cell>
          <table:table-cell table:style-name="ce1" table:number-columns-repeated="6"/>
          <table:table-cell table:style-name="ce2" table:formula="of:=LOG([.N37])" office:value-type="float" office:value="1.55630250076729" calcext:value-type="float">
            <text:p>1.5563025008</text:p>
          </table:table-cell>
          <table:table-cell table:style-name="ce3" table:formula="of:=[.N36]+1" office:value-type="float" office:value="36" calcext:value-type="float">
            <text:p>3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0" calcext:value-type="float">
            <text:p>180</text:p>
          </table:table-cell>
          <table:table-cell table:style-name="ce1" table:formula="of:=[.A38]-[.$K$1]" office:value-type="float" office:value="30.68" calcext:value-type="float">
            <text:p>30.68</text:p>
          </table:table-cell>
          <table:table-cell table:style-name="ce1" table:formula="of:=SUM([.$B$1:.B38])" office:value-type="float" office:value="18.36" calcext:value-type="float">
            <text:p>18.36</text:p>
          </table:table-cell>
          <table:table-cell table:style-name="ce1" table:formula="of:=MAX([.$B$1:.B38])-MIN([.$B$1:.B38])" office:value-type="float" office:value="62" calcext:value-type="float">
            <text:p>62</text:p>
          </table:table-cell>
          <table:table-cell table:style-name="ce1" table:formula="of:=STDEV([.$B$1:.B38])" office:value-type="float" office:value="19.9072529438997" calcext:value-type="float">
            <text:p>19.9072529439</text:p>
          </table:table-cell>
          <table:table-cell table:style-name="ce1" table:formula="of:=[.D38]/[.E38]" office:value-type="float" office:value="3.11444276991512" calcext:value-type="float">
            <text:p>3.1144427699</text:p>
          </table:table-cell>
          <table:table-cell table:style-name="ce1" table:number-columns-repeated="6"/>
          <table:table-cell table:style-name="ce2" table:formula="of:=LOG([.N38])" office:value-type="float" office:value="1.56820172406699" calcext:value-type="float">
            <text:p>1.5682017241</text:p>
          </table:table-cell>
          <table:table-cell table:style-name="ce3" table:formula="of:=[.N37]+1" office:value-type="float" office:value="37" calcext:value-type="float">
            <text:p>3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9" calcext:value-type="float">
            <text:p>159</text:p>
          </table:table-cell>
          <table:table-cell table:style-name="ce1" table:formula="of:=[.A39]-[.$K$1]" office:value-type="float" office:value="9.68000000000001" calcext:value-type="float">
            <text:p>9.68</text:p>
          </table:table-cell>
          <table:table-cell table:style-name="ce1" table:formula="of:=SUM([.$B$1:.B39])" office:value-type="float" office:value="18.36" calcext:value-type="float">
            <text:p>18.36</text:p>
          </table:table-cell>
          <table:table-cell table:style-name="ce1" table:formula="of:=MAX([.$B$1:.B39])-MIN([.$B$1:.B39])" office:value-type="float" office:value="62" calcext:value-type="float">
            <text:p>62</text:p>
          </table:table-cell>
          <table:table-cell table:style-name="ce1" table:formula="of:=STDEV([.$B$1:.B39])" office:value-type="float" office:value="19.6548490306681" calcext:value-type="float">
            <text:p>19.6548490307</text:p>
          </table:table-cell>
          <table:table-cell table:style-name="ce1" table:formula="of:=[.D39]/[.E39]" office:value-type="float" office:value="3.15443786432852" calcext:value-type="float">
            <text:p>3.1544378643</text:p>
          </table:table-cell>
          <table:table-cell table:style-name="ce1" table:number-columns-repeated="6"/>
          <table:table-cell table:style-name="ce2" table:formula="of:=LOG([.N39])" office:value-type="float" office:value="1.57978359661681" calcext:value-type="float">
            <text:p>1.5797835966</text:p>
          </table:table-cell>
          <table:table-cell table:style-name="ce3" table:formula="of:=[.N38]+1" office:value-type="float" office:value="38" calcext:value-type="float">
            <text:p>3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5" calcext:value-type="float">
            <text:p>175</text:p>
          </table:table-cell>
          <table:table-cell table:style-name="ce1" table:formula="of:=[.A40]-[.$K$1]" office:value-type="float" office:value="25.68" calcext:value-type="float">
            <text:p>25.68</text:p>
          </table:table-cell>
          <table:table-cell table:style-name="ce1" table:formula="of:=SUM([.$B$1:.B40])" office:value-type="float" office:value="18.36" calcext:value-type="float">
            <text:p>18.36</text:p>
          </table:table-cell>
          <table:table-cell table:style-name="ce1" table:formula="of:=MAX([.$B$1:.B40])-MIN([.$B$1:.B40])" office:value-type="float" office:value="62" calcext:value-type="float">
            <text:p>62</text:p>
          </table:table-cell>
          <table:table-cell table:style-name="ce1" table:formula="of:=STDEV([.$B$1:.B40])" office:value-type="float" office:value="19.6585598241319" calcext:value-type="float">
            <text:p>19.6585598241</text:p>
          </table:table-cell>
          <table:table-cell table:style-name="ce1" table:formula="of:=[.D40]/[.E40]" office:value-type="float" office:value="3.15384242562325" calcext:value-type="float">
            <text:p>3.1538424256</text:p>
          </table:table-cell>
          <table:table-cell table:style-name="ce1" table:number-columns-repeated="6"/>
          <table:table-cell table:style-name="ce2" table:formula="of:=LOG([.N40])" office:value-type="float" office:value="1.5910646070265" calcext:value-type="float">
            <text:p>1.591064607</text:p>
          </table:table-cell>
          <table:table-cell table:style-name="ce3" table:formula="of:=[.N39]+1" office:value-type="float" office:value="39" calcext:value-type="float">
            <text:p>3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5" calcext:value-type="float">
            <text:p>145</text:p>
          </table:table-cell>
          <table:table-cell table:style-name="ce1" table:formula="of:=[.A41]-[.$K$1]" office:value-type="float" office:value="-4.31999999999999" calcext:value-type="float">
            <text:p>-4.32</text:p>
          </table:table-cell>
          <table:table-cell table:style-name="ce1" table:formula="of:=SUM([.$B$1:.B41])" office:value-type="float" office:value="18.36" calcext:value-type="float">
            <text:p>18.36</text:p>
          </table:table-cell>
          <table:table-cell table:style-name="ce1" table:formula="of:=MAX([.$B$1:.B41])-MIN([.$B$1:.B41])" office:value-type="float" office:value="62" calcext:value-type="float">
            <text:p>62</text:p>
          </table:table-cell>
          <table:table-cell table:style-name="ce1" table:formula="of:=STDEV([.$B$1:.B41])" office:value-type="float" office:value="19.4797580993645" calcext:value-type="float">
            <text:p>19.4797580994</text:p>
          </table:table-cell>
          <table:table-cell table:style-name="ce1" table:formula="of:=[.D41]/[.E41]" office:value-type="float" office:value="3.18279106361299" calcext:value-type="float">
            <text:p>3.1827910636</text:p>
          </table:table-cell>
          <table:table-cell table:style-name="ce1" table:number-columns-repeated="6"/>
          <table:table-cell table:style-name="ce2" table:formula="of:=LOG([.N41])" office:value-type="float" office:value="1.60205999132796" calcext:value-type="float">
            <text:p>1.6020599913</text:p>
          </table:table-cell>
          <table:table-cell table:style-name="ce3" table:formula="of:=[.N40]+1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7" calcext:value-type="float">
            <text:p>147</text:p>
          </table:table-cell>
          <table:table-cell table:style-name="ce1" table:formula="of:=[.A42]-[.$K$1]" office:value-type="float" office:value="-2.31999999999999" calcext:value-type="float">
            <text:p>-2.32</text:p>
          </table:table-cell>
          <table:table-cell table:style-name="ce1" table:formula="of:=SUM([.$B$1:.B42])" office:value-type="float" office:value="18.36" calcext:value-type="float">
            <text:p>18.36</text:p>
          </table:table-cell>
          <table:table-cell table:style-name="ce1" table:formula="of:=MAX([.$B$1:.B42])-MIN([.$B$1:.B42])" office:value-type="float" office:value="62" calcext:value-type="float">
            <text:p>62</text:p>
          </table:table-cell>
          <table:table-cell table:style-name="ce1" table:formula="of:=STDEV([.$B$1:.B42])" office:value-type="float" office:value="19.2822425575653" calcext:value-type="float">
            <text:p>19.2822425576</text:p>
          </table:table-cell>
          <table:table-cell table:style-name="ce1" table:formula="of:=[.D42]/[.E42]" office:value-type="float" office:value="3.21539363561604" calcext:value-type="float">
            <text:p>3.2153936356</text:p>
          </table:table-cell>
          <table:table-cell table:style-name="ce1" table:number-columns-repeated="6"/>
          <table:table-cell table:style-name="ce2" table:formula="of:=LOG([.N42])" office:value-type="float" office:value="1.61278385671974" calcext:value-type="float">
            <text:p>1.6127838567</text:p>
          </table:table-cell>
          <table:table-cell table:style-name="ce3" table:formula="of:=[.N41]+1" office:value-type="float" office:value="41" calcext:value-type="float">
            <text:p>4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9" calcext:value-type="float">
            <text:p>149</text:p>
          </table:table-cell>
          <table:table-cell table:style-name="ce1" table:formula="of:=[.A43]-[.$K$1]" office:value-type="float" office:value="-0.319999999999993" calcext:value-type="float">
            <text:p>-0.32</text:p>
          </table:table-cell>
          <table:table-cell table:style-name="ce1" table:formula="of:=SUM([.$B$1:.B43])" office:value-type="float" office:value="18.36" calcext:value-type="float">
            <text:p>18.36</text:p>
          </table:table-cell>
          <table:table-cell table:style-name="ce1" table:formula="of:=MAX([.$B$1:.B43])-MIN([.$B$1:.B43])" office:value-type="float" office:value="62" calcext:value-type="float">
            <text:p>62</text:p>
          </table:table-cell>
          <table:table-cell table:style-name="ce1" table:formula="of:=STDEV([.$B$1:.B43])" office:value-type="float" office:value="19.0732689975973" calcext:value-type="float">
            <text:p>19.0732689976</text:p>
          </table:table-cell>
          <table:table-cell table:style-name="ce1" table:formula="of:=[.D43]/[.E43]" office:value-type="float" office:value="3.25062263882559" calcext:value-type="float">
            <text:p>3.2506226388</text:p>
          </table:table-cell>
          <table:table-cell table:style-name="ce1" table:number-columns-repeated="6"/>
          <table:table-cell table:style-name="ce2" table:formula="of:=LOG([.N43])" office:value-type="float" office:value="1.6232492903979" calcext:value-type="float">
            <text:p>1.6232492904</text:p>
          </table:table-cell>
          <table:table-cell table:style-name="ce3" table:formula="of:=[.N42]+1" office:value-type="float" office:value="42" calcext:value-type="float">
            <text:p>4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9" calcext:value-type="float">
            <text:p>119</text:p>
          </table:table-cell>
          <table:table-cell table:style-name="ce1" table:formula="of:=[.A44]-[.$K$1]" office:value-type="float" office:value="-30.32" calcext:value-type="float">
            <text:p>-30.32</text:p>
          </table:table-cell>
          <table:table-cell table:style-name="ce1" table:formula="of:=SUM([.$B$1:.B44])" office:value-type="float" office:value="18.36" calcext:value-type="float">
            <text:p>18.36</text:p>
          </table:table-cell>
          <table:table-cell table:style-name="ce1" table:formula="of:=MAX([.$B$1:.B44])-MIN([.$B$1:.B44])" office:value-type="float" office:value="63" calcext:value-type="float">
            <text:p>63</text:p>
          </table:table-cell>
          <table:table-cell table:style-name="ce1" table:formula="of:=STDEV([.$B$1:.B44])" office:value-type="float" office:value="19.6101000856696" calcext:value-type="float">
            <text:p>19.6101000857</text:p>
          </table:table-cell>
          <table:table-cell table:style-name="ce1" table:formula="of:=[.D44]/[.E44]" office:value-type="float" office:value="3.21263021222611" calcext:value-type="float">
            <text:p>3.2126302122</text:p>
          </table:table-cell>
          <table:table-cell table:style-name="ce1" table:number-columns-repeated="6"/>
          <table:table-cell table:style-name="ce2" table:formula="of:=LOG([.N44])" office:value-type="float" office:value="1.63346845557959" calcext:value-type="float">
            <text:p>1.6334684556</text:p>
          </table:table-cell>
          <table:table-cell table:style-name="ce3" table:formula="of:=[.N43]+1" office:value-type="float" office:value="43" calcext:value-type="float">
            <text:p>4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6" calcext:value-type="float">
            <text:p>156</text:p>
          </table:table-cell>
          <table:table-cell table:style-name="ce1" table:formula="of:=[.A45]-[.$K$1]" office:value-type="float" office:value="6.68000000000001" calcext:value-type="float">
            <text:p>6.68</text:p>
          </table:table-cell>
          <table:table-cell table:style-name="ce1" table:formula="of:=SUM([.$B$1:.B45])" office:value-type="float" office:value="18.36" calcext:value-type="float">
            <text:p>18.36</text:p>
          </table:table-cell>
          <table:table-cell table:style-name="ce1" table:formula="of:=MAX([.$B$1:.B45])-MIN([.$B$1:.B45])" office:value-type="float" office:value="63" calcext:value-type="float">
            <text:p>63</text:p>
          </table:table-cell>
          <table:table-cell table:style-name="ce1" table:formula="of:=STDEV([.$B$1:.B45])" office:value-type="float" office:value="19.3881667545183" calcext:value-type="float">
            <text:p>19.3881667545</text:p>
          </table:table-cell>
          <table:table-cell table:style-name="ce1" table:formula="of:=[.D45]/[.E45]" office:value-type="float" office:value="3.2494046908957" calcext:value-type="float">
            <text:p>3.2494046909</text:p>
          </table:table-cell>
          <table:table-cell table:style-name="ce1" table:number-columns-repeated="6"/>
          <table:table-cell table:style-name="ce2" table:formula="of:=LOG([.N45])" office:value-type="float" office:value="1.64345267648619" calcext:value-type="float">
            <text:p>1.6434526765</text:p>
          </table:table-cell>
          <table:table-cell table:style-name="ce3" table:formula="of:=[.N44]+1" office:value-type="float" office:value="44" calcext:value-type="float">
            <text:p>4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2" calcext:value-type="float">
            <text:p>152</text:p>
          </table:table-cell>
          <table:table-cell table:style-name="ce1" table:formula="of:=[.A46]-[.$K$1]" office:value-type="float" office:value="2.68000000000001" calcext:value-type="float">
            <text:p>2.68</text:p>
          </table:table-cell>
          <table:table-cell table:style-name="ce1" table:formula="of:=SUM([.$B$1:.B46])" office:value-type="float" office:value="18.36" calcext:value-type="float">
            <text:p>18.36</text:p>
          </table:table-cell>
          <table:table-cell table:style-name="ce1" table:formula="of:=MAX([.$B$1:.B46])-MIN([.$B$1:.B46])" office:value-type="float" office:value="63" calcext:value-type="float">
            <text:p>63</text:p>
          </table:table-cell>
          <table:table-cell table:style-name="ce1" table:formula="of:=STDEV([.$B$1:.B46])" office:value-type="float" office:value="19.1740061561817" calcext:value-type="float">
            <text:p>19.1740061562</text:p>
          </table:table-cell>
          <table:table-cell table:style-name="ce1" table:formula="of:=[.D46]/[.E46]" office:value-type="float" office:value="3.2856983296466" calcext:value-type="float">
            <text:p>3.2856983296</text:p>
          </table:table-cell>
          <table:table-cell table:style-name="ce1" table:number-columns-repeated="6"/>
          <table:table-cell table:style-name="ce2" table:formula="of:=LOG([.N46])" office:value-type="float" office:value="1.65321251377534" calcext:value-type="float">
            <text:p>1.6532125138</text:p>
          </table:table-cell>
          <table:table-cell table:style-name="ce3" table:formula="of:=[.N45]+1" office:value-type="float" office:value="45" calcext:value-type="float">
            <text:p>4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3" calcext:value-type="float">
            <text:p>123</text:p>
          </table:table-cell>
          <table:table-cell table:style-name="ce1" table:formula="of:=[.A47]-[.$K$1]" office:value-type="float" office:value="-26.32" calcext:value-type="float">
            <text:p>-26.32</text:p>
          </table:table-cell>
          <table:table-cell table:style-name="ce1" table:formula="of:=SUM([.$B$1:.B47])" office:value-type="float" office:value="18.36" calcext:value-type="float">
            <text:p>18.36</text:p>
          </table:table-cell>
          <table:table-cell table:style-name="ce1" table:formula="of:=MAX([.$B$1:.B47])-MIN([.$B$1:.B47])" office:value-type="float" office:value="63" calcext:value-type="float">
            <text:p>63</text:p>
          </table:table-cell>
          <table:table-cell table:style-name="ce1" table:formula="of:=STDEV([.$B$1:.B47])" office:value-type="float" office:value="19.4975507843035" calcext:value-type="float">
            <text:p>19.4975507843</text:p>
          </table:table-cell>
          <table:table-cell table:style-name="ce1" table:formula="of:=[.D47]/[.E47]" office:value-type="float" office:value="3.23117506895882" calcext:value-type="float">
            <text:p>3.231175069</text:p>
          </table:table-cell>
          <table:table-cell table:style-name="ce1" table:number-columns-repeated="6"/>
          <table:table-cell table:style-name="ce2" table:formula="of:=LOG([.N47])" office:value-type="float" office:value="1.66275783168157" calcext:value-type="float">
            <text:p>1.6627578317</text:p>
          </table:table-cell>
          <table:table-cell table:style-name="ce3" table:formula="of:=[.N46]+1" office:value-type="float" office:value="46" calcext:value-type="float">
            <text:p>4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7" calcext:value-type="float">
            <text:p>127</text:p>
          </table:table-cell>
          <table:table-cell table:style-name="ce1" table:formula="of:=[.A48]-[.$K$1]" office:value-type="float" office:value="-22.32" calcext:value-type="float">
            <text:p>-22.32</text:p>
          </table:table-cell>
          <table:table-cell table:style-name="ce1" table:formula="of:=SUM([.$B$1:.B48])" office:value-type="float" office:value="18.36" calcext:value-type="float">
            <text:p>18.36</text:p>
          </table:table-cell>
          <table:table-cell table:style-name="ce1" table:formula="of:=MAX([.$B$1:.B48])-MIN([.$B$1:.B48])" office:value-type="float" office:value="63" calcext:value-type="float">
            <text:p>63</text:p>
          </table:table-cell>
          <table:table-cell table:style-name="ce1" table:formula="of:=STDEV([.$B$1:.B48])" office:value-type="float" office:value="19.6613167383704" calcext:value-type="float">
            <text:p>19.6613167384</text:p>
          </table:table-cell>
          <table:table-cell table:style-name="ce1" table:formula="of:=[.D48]/[.E48]" office:value-type="float" office:value="3.20426148656927" calcext:value-type="float">
            <text:p>3.2042614866</text:p>
          </table:table-cell>
          <table:table-cell table:style-name="ce1" table:number-columns-repeated="6"/>
          <table:table-cell table:style-name="ce2" table:formula="of:=LOG([.N48])" office:value-type="float" office:value="1.67209785793572" calcext:value-type="float">
            <text:p>1.6720978579</text:p>
          </table:table-cell>
          <table:table-cell table:style-name="ce3" table:formula="of:=[.N47]+1" office:value-type="float" office:value="47" calcext:value-type="float">
            <text:p>4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2" calcext:value-type="float">
            <text:p>152</text:p>
          </table:table-cell>
          <table:table-cell table:style-name="ce1" table:formula="of:=[.A49]-[.$K$1]" office:value-type="float" office:value="2.68000000000001" calcext:value-type="float">
            <text:p>2.68</text:p>
          </table:table-cell>
          <table:table-cell table:style-name="ce1" table:formula="of:=SUM([.$B$1:.B49])" office:value-type="float" office:value="18.36" calcext:value-type="float">
            <text:p>18.36</text:p>
          </table:table-cell>
          <table:table-cell table:style-name="ce1" table:formula="of:=MAX([.$B$1:.B49])-MIN([.$B$1:.B49])" office:value-type="float" office:value="63" calcext:value-type="float">
            <text:p>63</text:p>
          </table:table-cell>
          <table:table-cell table:style-name="ce1" table:formula="of:=STDEV([.$B$1:.B49])" office:value-type="float" office:value="19.455797624988" calcext:value-type="float">
            <text:p>19.455797625</text:p>
          </table:table-cell>
          <table:table-cell table:style-name="ce1" table:formula="of:=[.D49]/[.E49]" office:value-type="float" office:value="3.23810933965956" calcext:value-type="float">
            <text:p>3.2381093397</text:p>
          </table:table-cell>
          <table:table-cell table:style-name="ce1" table:number-columns-repeated="6"/>
          <table:table-cell table:style-name="ce2" table:formula="of:=LOG([.N49])" office:value-type="float" office:value="1.68124123737559" calcext:value-type="float">
            <text:p>1.6812412374</text:p>
          </table:table-cell>
          <table:table-cell table:style-name="ce3" table:formula="of:=[.N48]+1" office:value-type="float" office:value="48" calcext:value-type="float">
            <text:p>4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1" calcext:value-type="float">
            <text:p>151</text:p>
          </table:table-cell>
          <table:table-cell table:style-name="ce1" table:formula="of:=[.A50]-[.$K$1]" office:value-type="float" office:value="1.68000000000001" calcext:value-type="float">
            <text:p>1.68</text:p>
          </table:table-cell>
          <table:table-cell table:style-name="ce1" table:formula="of:=SUM([.$B$1:.B50])" office:value-type="float" office:value="18.36" calcext:value-type="float">
            <text:p>18.36</text:p>
          </table:table-cell>
          <table:table-cell table:style-name="ce1" table:formula="of:=MAX([.$B$1:.B50])-MIN([.$B$1:.B50])" office:value-type="float" office:value="63" calcext:value-type="float">
            <text:p>63</text:p>
          </table:table-cell>
          <table:table-cell table:style-name="ce1" table:formula="of:=STDEV([.$B$1:.B50])" office:value-type="float" office:value="19.2579588635929" calcext:value-type="float">
            <text:p>19.2579588636</text:p>
          </table:table-cell>
          <table:table-cell table:style-name="ce1" table:formula="of:=[.D50]/[.E50]" office:value-type="float" office:value="3.27137473115602" calcext:value-type="float">
            <text:p>3.2713747312</text:p>
          </table:table-cell>
          <table:table-cell table:style-name="ce1" table:number-columns-repeated="6"/>
          <table:table-cell table:style-name="ce2" table:formula="of:=LOG([.N50])" office:value-type="float" office:value="1.69019608002851" calcext:value-type="float">
            <text:p>1.69019608</text:p>
          </table:table-cell>
          <table:table-cell table:style-name="ce3" table:formula="of:=[.N49]+1" office:value-type="float" office:value="49" calcext:value-type="float">
            <text:p>4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9" calcext:value-type="float">
            <text:p>119</text:p>
          </table:table-cell>
          <table:table-cell table:style-name="ce1" table:formula="of:=[.A51]-[.$K$1]" office:value-type="float" office:value="-30.32" calcext:value-type="float">
            <text:p>-30.32</text:p>
          </table:table-cell>
          <table:table-cell table:style-name="ce1" table:formula="of:=SUM([.$B$1:.B51])" office:value-type="float" office:value="18.36" calcext:value-type="float">
            <text:p>18.36</text:p>
          </table:table-cell>
          <table:table-cell table:style-name="ce1" table:formula="of:=MAX([.$B$1:.B51])-MIN([.$B$1:.B51])" office:value-type="float" office:value="63" calcext:value-type="float">
            <text:p>63</text:p>
          </table:table-cell>
          <table:table-cell table:style-name="ce1" table:formula="of:=STDEV([.$B$1:.B51])" office:value-type="float" office:value="19.6424510271234" calcext:value-type="float">
            <text:p>19.6424510271</text:p>
          </table:table-cell>
          <table:table-cell table:style-name="ce1" table:formula="of:=[.D51]/[.E51]" office:value-type="float" office:value="3.20733903895222" calcext:value-type="float">
            <text:p>3.207339039</text:p>
          </table:table-cell>
          <table:table-cell table:style-name="ce1" table:number-columns-repeated="6"/>
          <table:table-cell table:style-name="ce2" table:formula="of:=LOG([.N51])" office:value-type="float" office:value="1.69897000433602" calcext:value-type="float">
            <text:p>1.6989700043</text:p>
          </table:table-cell>
          <table:table-cell table:style-name="ce3" table:formula="of:=[.N50]+1"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6" calcext:value-type="float">
            <text:p>126</text:p>
          </table:table-cell>
          <table:table-cell table:style-name="ce1" table:formula="of:=[.A52]-[.$K$1]" office:value-type="float" office:value="-23.32" calcext:value-type="float">
            <text:p>-23.32</text:p>
          </table:table-cell>
          <table:table-cell table:style-name="ce1" table:formula="of:=SUM([.$B$1:.B52])" office:value-type="float" office:value="18.36" calcext:value-type="float">
            <text:p>18.36</text:p>
          </table:table-cell>
          <table:table-cell table:style-name="ce1" table:formula="of:=MAX([.$B$1:.B52])-MIN([.$B$1:.B52])" office:value-type="float" office:value="63" calcext:value-type="float">
            <text:p>63</text:p>
          </table:table-cell>
          <table:table-cell table:style-name="ce1" table:formula="of:=STDEV([.$B$1:.B52])" office:value-type="float" office:value="19.7832904796475" calcext:value-type="float">
            <text:p>19.7832904796</text:p>
          </table:table-cell>
          <table:table-cell table:style-name="ce1" table:formula="of:=[.D52]/[.E52]" office:value-type="float" office:value="3.18450563442986" calcext:value-type="float">
            <text:p>3.1845056344</text:p>
          </table:table-cell>
          <table:table-cell table:style-name="ce1" table:number-columns-repeated="6"/>
          <table:table-cell table:style-name="ce2" table:formula="of:=LOG([.N52])" office:value-type="float" office:value="1.70757017609794" calcext:value-type="float">
            <text:p>1.7075701761</text:p>
          </table:table-cell>
          <table:table-cell table:style-name="ce3" table:formula="of:=[.N51]+1" office:value-type="float" office:value="51" calcext:value-type="float">
            <text:p>5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2" calcext:value-type="float">
            <text:p>152</text:p>
          </table:table-cell>
          <table:table-cell table:style-name="ce1" table:formula="of:=[.A53]-[.$K$1]" office:value-type="float" office:value="2.68000000000001" calcext:value-type="float">
            <text:p>2.68</text:p>
          </table:table-cell>
          <table:table-cell table:style-name="ce1" table:formula="of:=SUM([.$B$1:.B53])" office:value-type="float" office:value="18.36" calcext:value-type="float">
            <text:p>18.36</text:p>
          </table:table-cell>
          <table:table-cell table:style-name="ce1" table:formula="of:=MAX([.$B$1:.B53])-MIN([.$B$1:.B53])" office:value-type="float" office:value="63" calcext:value-type="float">
            <text:p>63</text:p>
          </table:table-cell>
          <table:table-cell table:style-name="ce1" table:formula="of:=STDEV([.$B$1:.B53])" office:value-type="float" office:value="19.5922143240373" calcext:value-type="float">
            <text:p>19.592214324</text:p>
          </table:table-cell>
          <table:table-cell table:style-name="ce1" table:formula="of:=[.D53]/[.E53]" office:value-type="float" office:value="3.21556302713096" calcext:value-type="float">
            <text:p>3.2155630271</text:p>
          </table:table-cell>
          <table:table-cell table:style-name="ce1" table:number-columns-repeated="6"/>
          <table:table-cell table:style-name="ce2" table:formula="of:=LOG([.N53])" office:value-type="float" office:value="1.7160033436348" calcext:value-type="float">
            <text:p>1.7160033436</text:p>
          </table:table-cell>
          <table:table-cell table:style-name="ce3" table:formula="of:=[.N52]+1" office:value-type="float" office:value="52" calcext:value-type="float">
            <text:p>5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7" calcext:value-type="float">
            <text:p>147</text:p>
          </table:table-cell>
          <table:table-cell table:style-name="ce1" table:formula="of:=[.A54]-[.$K$1]" office:value-type="float" office:value="-2.31999999999999" calcext:value-type="float">
            <text:p>-2.32</text:p>
          </table:table-cell>
          <table:table-cell table:style-name="ce1" table:formula="of:=SUM([.$B$1:.B54])" office:value-type="float" office:value="18.36" calcext:value-type="float">
            <text:p>18.36</text:p>
          </table:table-cell>
          <table:table-cell table:style-name="ce1" table:formula="of:=MAX([.$B$1:.B54])-MIN([.$B$1:.B54])" office:value-type="float" office:value="63" calcext:value-type="float">
            <text:p>63</text:p>
          </table:table-cell>
          <table:table-cell table:style-name="ce1" table:formula="of:=STDEV([.$B$1:.B54])" office:value-type="float" office:value="19.4166947840827" calcext:value-type="float">
            <text:p>19.4166947841</text:p>
          </table:table-cell>
          <table:table-cell table:style-name="ce1" table:formula="of:=[.D54]/[.E54]" office:value-type="float" office:value="3.24463049456006" calcext:value-type="float">
            <text:p>3.2446304946</text:p>
          </table:table-cell>
          <table:table-cell table:style-name="ce1" table:number-columns-repeated="6"/>
          <table:table-cell table:style-name="ce2" table:formula="of:=LOG([.N54])" office:value-type="float" office:value="1.72427586960079" calcext:value-type="float">
            <text:p>1.7242758696</text:p>
          </table:table-cell>
          <table:table-cell table:style-name="ce3" table:formula="of:=[.N53]+1" office:value-type="float" office:value="53" calcext:value-type="float">
            <text:p>5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9" calcext:value-type="float">
            <text:p>179</text:p>
          </table:table-cell>
          <table:table-cell table:style-name="ce1" table:formula="of:=[.A55]-[.$K$1]" office:value-type="float" office:value="29.68" calcext:value-type="float">
            <text:p>29.68</text:p>
          </table:table-cell>
          <table:table-cell table:style-name="ce1" table:formula="of:=SUM([.$B$1:.B55])" office:value-type="float" office:value="18.36" calcext:value-type="float">
            <text:p>18.36</text:p>
          </table:table-cell>
          <table:table-cell table:style-name="ce1" table:formula="of:=MAX([.$B$1:.B55])-MIN([.$B$1:.B55])" office:value-type="float" office:value="63" calcext:value-type="float">
            <text:p>63</text:p>
          </table:table-cell>
          <table:table-cell table:style-name="ce1" table:formula="of:=STDEV([.$B$1:.B55])" office:value-type="float" office:value="19.5892673150221" calcext:value-type="float">
            <text:p>19.589267315</text:p>
          </table:table-cell>
          <table:table-cell table:style-name="ce1" table:formula="of:=[.D55]/[.E55]" office:value-type="float" office:value="3.21604677637372" calcext:value-type="float">
            <text:p>3.2160467764</text:p>
          </table:table-cell>
          <table:table-cell table:style-name="ce1" table:number-columns-repeated="6"/>
          <table:table-cell table:style-name="ce2" table:formula="of:=LOG([.N55])" office:value-type="float" office:value="1.73239375982297" calcext:value-type="float">
            <text:p>1.7323937598</text:p>
          </table:table-cell>
          <table:table-cell table:style-name="ce3" table:formula="of:=[.N54]+1" office:value-type="float" office:value="54" calcext:value-type="float">
            <text:p>5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0" calcext:value-type="float">
            <text:p>120</text:p>
          </table:table-cell>
          <table:table-cell table:style-name="ce1" table:formula="of:=[.A56]-[.$K$1]" office:value-type="float" office:value="-29.32" calcext:value-type="float">
            <text:p>-29.32</text:p>
          </table:table-cell>
          <table:table-cell table:style-name="ce1" table:formula="of:=SUM([.$B$1:.B56])" office:value-type="float" office:value="18.36" calcext:value-type="float">
            <text:p>18.36</text:p>
          </table:table-cell>
          <table:table-cell table:style-name="ce1" table:formula="of:=MAX([.$B$1:.B56])-MIN([.$B$1:.B56])" office:value-type="float" office:value="63" calcext:value-type="float">
            <text:p>63</text:p>
          </table:table-cell>
          <table:table-cell table:style-name="ce1" table:formula="of:=STDEV([.$B$1:.B56])" office:value-type="float" office:value="19.8768611805187" calcext:value-type="float">
            <text:p>19.8768611805</text:p>
          </table:table-cell>
          <table:table-cell table:style-name="ce1" table:formula="of:=[.D56]/[.E56]" office:value-type="float" office:value="3.16951451377778" calcext:value-type="float">
            <text:p>3.1695145138</text:p>
          </table:table-cell>
          <table:table-cell table:style-name="ce1" table:number-columns-repeated="6"/>
          <table:table-cell table:style-name="ce2" table:formula="of:=LOG([.N56])" office:value-type="float" office:value="1.74036268949424" calcext:value-type="float">
            <text:p>1.7403626895</text:p>
          </table:table-cell>
          <table:table-cell table:style-name="ce3" table:formula="of:=[.N55]+1" office:value-type="float" office:value="55" calcext:value-type="float">
            <text:p>5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0" calcext:value-type="float">
            <text:p>120</text:p>
          </table:table-cell>
          <table:table-cell table:style-name="ce1" table:formula="of:=[.A57]-[.$K$1]" office:value-type="float" office:value="-29.32" calcext:value-type="float">
            <text:p>-29.32</text:p>
          </table:table-cell>
          <table:table-cell table:style-name="ce1" table:formula="of:=SUM([.$B$1:.B57])" office:value-type="float" office:value="18.36" calcext:value-type="float">
            <text:p>18.36</text:p>
          </table:table-cell>
          <table:table-cell table:style-name="ce1" table:formula="of:=MAX([.$B$1:.B57])-MIN([.$B$1:.B57])" office:value-type="float" office:value="63" calcext:value-type="float">
            <text:p>63</text:p>
          </table:table-cell>
          <table:table-cell table:style-name="ce1" table:formula="of:=STDEV([.$B$1:.B57])" office:value-type="float" office:value="20.1346189982705" calcext:value-type="float">
            <text:p>20.1346189983</text:p>
          </table:table-cell>
          <table:table-cell table:style-name="ce1" table:formula="of:=[.D57]/[.E57]" office:value-type="float" office:value="3.12893926651463" calcext:value-type="float">
            <text:p>3.1289392665</text:p>
          </table:table-cell>
          <table:table-cell table:style-name="ce1" table:number-columns-repeated="6"/>
          <table:table-cell table:style-name="ce2" table:formula="of:=LOG([.N57])" office:value-type="float" office:value="1.7481880270062" calcext:value-type="float">
            <text:p>1.748188027</text:p>
          </table:table-cell>
          <table:table-cell table:style-name="ce3" table:formula="of:=[.N56]+1" office:value-type="float" office:value="56" calcext:value-type="float">
            <text:p>5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4" calcext:value-type="float">
            <text:p>164</text:p>
          </table:table-cell>
          <table:table-cell table:style-name="ce1" table:formula="of:=[.A58]-[.$K$1]" office:value-type="float" office:value="14.68" calcext:value-type="float">
            <text:p>14.68</text:p>
          </table:table-cell>
          <table:table-cell table:style-name="ce1" table:formula="of:=SUM([.$B$1:.B58])" office:value-type="float" office:value="18.36" calcext:value-type="float">
            <text:p>18.36</text:p>
          </table:table-cell>
          <table:table-cell table:style-name="ce1" table:formula="of:=MAX([.$B$1:.B58])-MIN([.$B$1:.B58])" office:value-type="float" office:value="63" calcext:value-type="float">
            <text:p>63</text:p>
          </table:table-cell>
          <table:table-cell table:style-name="ce1" table:formula="of:=STDEV([.$B$1:.B58])" office:value-type="float" office:value="20.0310708438929" calcext:value-type="float">
            <text:p>20.0310708439</text:p>
          </table:table-cell>
          <table:table-cell table:style-name="ce1" table:formula="of:=[.D58]/[.E58]" office:value-type="float" office:value="3.14511393279844" calcext:value-type="float">
            <text:p>3.1451139328</text:p>
          </table:table-cell>
          <table:table-cell table:style-name="ce1" table:number-columns-repeated="6"/>
          <table:table-cell table:style-name="ce2" table:formula="of:=LOG([.N58])" office:value-type="float" office:value="1.75587485567249" calcext:value-type="float">
            <text:p>1.7558748557</text:p>
          </table:table-cell>
          <table:table-cell table:style-name="ce3" table:formula="of:=[.N57]+1" office:value-type="float" office:value="57" calcext:value-type="float">
            <text:p>5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3" calcext:value-type="float">
            <text:p>153</text:p>
          </table:table-cell>
          <table:table-cell table:style-name="ce1" table:formula="of:=[.A59]-[.$K$1]" office:value-type="float" office:value="3.68000000000001" calcext:value-type="float">
            <text:p>3.68</text:p>
          </table:table-cell>
          <table:table-cell table:style-name="ce1" table:formula="of:=SUM([.$B$1:.B59])" office:value-type="float" office:value="18.36" calcext:value-type="float">
            <text:p>18.36</text:p>
          </table:table-cell>
          <table:table-cell table:style-name="ce1" table:formula="of:=MAX([.$B$1:.B59])-MIN([.$B$1:.B59])" office:value-type="float" office:value="63" calcext:value-type="float">
            <text:p>63</text:p>
          </table:table-cell>
          <table:table-cell table:style-name="ce1" table:formula="of:=STDEV([.$B$1:.B59])" office:value-type="float" office:value="19.859118067695" calcext:value-type="float">
            <text:p>19.8591180677</text:p>
          </table:table-cell>
          <table:table-cell table:style-name="ce1" table:formula="of:=[.D59]/[.E59]" office:value-type="float" office:value="3.17234631393237" calcext:value-type="float">
            <text:p>3.1723463139</text:p>
          </table:table-cell>
          <table:table-cell table:style-name="ce1" table:number-columns-repeated="6"/>
          <table:table-cell table:style-name="ce2" table:formula="of:=LOG([.N59])" office:value-type="float" office:value="1.76342799356294" calcext:value-type="float">
            <text:p>1.7634279936</text:p>
          </table:table-cell>
          <table:table-cell table:style-name="ce3" table:formula="of:=[.N58]+1" office:value-type="float" office:value="58" calcext:value-type="float">
            <text:p>5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0" calcext:value-type="float">
            <text:p>150</text:p>
          </table:table-cell>
          <table:table-cell table:style-name="ce1" table:formula="of:=[.A60]-[.$K$1]" office:value-type="float" office:value="0.680000000000007" calcext:value-type="float">
            <text:p>0.68</text:p>
          </table:table-cell>
          <table:table-cell table:style-name="ce1" table:formula="of:=SUM([.$B$1:.B60])" office:value-type="float" office:value="18.36" calcext:value-type="float">
            <text:p>18.36</text:p>
          </table:table-cell>
          <table:table-cell table:style-name="ce1" table:formula="of:=MAX([.$B$1:.B60])-MIN([.$B$1:.B60])" office:value-type="float" office:value="63" calcext:value-type="float">
            <text:p>63</text:p>
          </table:table-cell>
          <table:table-cell table:style-name="ce1" table:formula="of:=STDEV([.$B$1:.B60])" office:value-type="float" office:value="19.6906800633176" calcext:value-type="float">
            <text:p>19.6906800633</text:p>
          </table:table-cell>
          <table:table-cell table:style-name="ce1" table:formula="of:=[.D60]/[.E60]" office:value-type="float" office:value="3.19948319699556" calcext:value-type="float">
            <text:p>3.199483197</text:p>
          </table:table-cell>
          <table:table-cell table:style-name="ce1" table:number-columns-repeated="6"/>
          <table:table-cell table:style-name="ce2" table:formula="of:=LOG([.N60])" office:value-type="float" office:value="1.77085201164214" calcext:value-type="float">
            <text:p>1.7708520116</text:p>
          </table:table-cell>
          <table:table-cell table:style-name="ce3" table:formula="of:=[.N59]+1" office:value-type="float" office:value="59" calcext:value-type="float">
            <text:p>5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6" calcext:value-type="float">
            <text:p>116</text:p>
          </table:table-cell>
          <table:table-cell table:style-name="ce1" table:formula="of:=[.A61]-[.$K$1]" office:value-type="float" office:value="-33.32" calcext:value-type="float">
            <text:p>-33.32</text:p>
          </table:table-cell>
          <table:table-cell table:style-name="ce1" table:formula="of:=SUM([.$B$1:.B61])" office:value-type="float" office:value="18.36" calcext:value-type="float">
            <text:p>18.36</text:p>
          </table:table-cell>
          <table:table-cell table:style-name="ce1" table:formula="of:=MAX([.$B$1:.B61])-MIN([.$B$1:.B61])" office:value-type="float" office:value="66" calcext:value-type="float">
            <text:p>66</text:p>
          </table:table-cell>
          <table:table-cell table:style-name="ce1" table:formula="of:=STDEV([.$B$1:.B61])" office:value-type="float" office:value="20.0378467043355" calcext:value-type="float">
            <text:p>20.0378467043</text:p>
          </table:table-cell>
          <table:table-cell table:style-name="ce1" table:formula="of:=[.D61]/[.E61]" office:value-type="float" office:value="3.2937670885425" calcext:value-type="float">
            <text:p>3.2937670885</text:p>
          </table:table-cell>
          <table:table-cell table:style-name="ce1" table:number-columns-repeated="6"/>
          <table:table-cell table:style-name="ce2" table:formula="of:=LOG([.N61])" office:value-type="float" office:value="1.77815125038364" calcext:value-type="float">
            <text:p>1.7781512504</text:p>
          </table:table-cell>
          <table:table-cell table:style-name="ce3" table:formula="of:=[.N60]+1" office:value-type="float" office:value="60" calcext:value-type="float">
            <text:p>6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8" calcext:value-type="float">
            <text:p>168</text:p>
          </table:table-cell>
          <table:table-cell table:style-name="ce1" table:formula="of:=[.A62]-[.$K$1]" office:value-type="float" office:value="18.68" calcext:value-type="float">
            <text:p>18.68</text:p>
          </table:table-cell>
          <table:table-cell table:style-name="ce1" table:formula="of:=SUM([.$B$1:.B62])" office:value-type="float" office:value="18.36" calcext:value-type="float">
            <text:p>18.36</text:p>
          </table:table-cell>
          <table:table-cell table:style-name="ce1" table:formula="of:=MAX([.$B$1:.B62])-MIN([.$B$1:.B62])" office:value-type="float" office:value="66" calcext:value-type="float">
            <text:p>66</text:p>
          </table:table-cell>
          <table:table-cell table:style-name="ce1" table:formula="of:=STDEV([.$B$1:.B62])" office:value-type="float" office:value="19.9957755982817" calcext:value-type="float">
            <text:p>19.9957755983</text:p>
          </table:table-cell>
          <table:table-cell table:style-name="ce1" table:formula="of:=[.D62]/[.E62]" office:value-type="float" office:value="3.30069717354058" calcext:value-type="float">
            <text:p>3.3006971735</text:p>
          </table:table-cell>
          <table:table-cell table:style-name="ce1" table:number-columns-repeated="6"/>
          <table:table-cell table:style-name="ce2" table:formula="of:=LOG([.N62])" office:value-type="float" office:value="1.78532983501077" calcext:value-type="float">
            <text:p>1.785329835</text:p>
          </table:table-cell>
          <table:table-cell table:style-name="ce3" table:formula="of:=[.N61]+1" office:value-type="float" office:value="61" calcext:value-type="float">
            <text:p>6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0" calcext:value-type="float">
            <text:p>130</text:p>
          </table:table-cell>
          <table:table-cell table:style-name="ce1" table:formula="of:=[.A63]-[.$K$1]" office:value-type="float" office:value="-19.32" calcext:value-type="float">
            <text:p>-19.32</text:p>
          </table:table-cell>
          <table:table-cell table:style-name="ce1" table:formula="of:=SUM([.$B$1:.B63])" office:value-type="float" office:value="18.36" calcext:value-type="float">
            <text:p>18.36</text:p>
          </table:table-cell>
          <table:table-cell table:style-name="ce1" table:formula="of:=MAX([.$B$1:.B63])-MIN([.$B$1:.B63])" office:value-type="float" office:value="66" calcext:value-type="float">
            <text:p>66</text:p>
          </table:table-cell>
          <table:table-cell table:style-name="ce1" table:formula="of:=STDEV([.$B$1:.B63])" office:value-type="float" office:value="20.007141582088" calcext:value-type="float">
            <text:p>20.0071415821</text:p>
          </table:table-cell>
          <table:table-cell table:style-name="ce1" table:formula="of:=[.D63]/[.E63]" office:value-type="float" office:value="3.29882205957339" calcext:value-type="float">
            <text:p>3.2988220596</text:p>
          </table:table-cell>
          <table:table-cell table:style-name="ce1" table:number-columns-repeated="6"/>
          <table:table-cell table:style-name="ce2" table:formula="of:=LOG([.N63])" office:value-type="float" office:value="1.79239168949825" calcext:value-type="float">
            <text:p>1.7923916895</text:p>
          </table:table-cell>
          <table:table-cell table:style-name="ce3" table:formula="of:=[.N62]+1" office:value-type="float" office:value="62" calcext:value-type="float">
            <text:p>6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1" calcext:value-type="float">
            <text:p>121</text:p>
          </table:table-cell>
          <table:table-cell table:style-name="ce1" table:formula="of:=[.A64]-[.$K$1]" office:value-type="float" office:value="-28.32" calcext:value-type="float">
            <text:p>-28.32</text:p>
          </table:table-cell>
          <table:table-cell table:style-name="ce1" table:formula="of:=SUM([.$B$1:.B64])" office:value-type="float" office:value="18.36" calcext:value-type="float">
            <text:p>18.36</text:p>
          </table:table-cell>
          <table:table-cell table:style-name="ce1" table:formula="of:=MAX([.$B$1:.B64])-MIN([.$B$1:.B64])" office:value-type="float" office:value="66" calcext:value-type="float">
            <text:p>66</text:p>
          </table:table-cell>
          <table:table-cell table:style-name="ce1" table:formula="of:=STDEV([.$B$1:.B64])" office:value-type="float" office:value="20.1879069569281" calcext:value-type="float">
            <text:p>20.1879069569</text:p>
          </table:table-cell>
          <table:table-cell table:style-name="ce1" table:formula="of:=[.D64]/[.E64]" office:value-type="float" office:value="3.2692839401734" calcext:value-type="float">
            <text:p>3.2692839402</text:p>
          </table:table-cell>
          <table:table-cell table:style-name="ce1" table:number-columns-repeated="6"/>
          <table:table-cell table:style-name="ce2" table:formula="of:=LOG([.N64])" office:value-type="float" office:value="1.79934054945358" calcext:value-type="float">
            <text:p>1.7993405495</text:p>
          </table:table-cell>
          <table:table-cell table:style-name="ce3" table:formula="of:=[.N63]+1" office:value-type="float" office:value="63" calcext:value-type="float">
            <text:p>6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9" calcext:value-type="float">
            <text:p>169</text:p>
          </table:table-cell>
          <table:table-cell table:style-name="ce1" table:formula="of:=[.A65]-[.$K$1]" office:value-type="float" office:value="19.68" calcext:value-type="float">
            <text:p>19.68</text:p>
          </table:table-cell>
          <table:table-cell table:style-name="ce1" table:formula="of:=SUM([.$B$1:.B65])" office:value-type="float" office:value="18.36" calcext:value-type="float">
            <text:p>18.36</text:p>
          </table:table-cell>
          <table:table-cell table:style-name="ce1" table:formula="of:=MAX([.$B$1:.B65])-MIN([.$B$1:.B65])" office:value-type="float" office:value="66" calcext:value-type="float">
            <text:p>66</text:p>
          </table:table-cell>
          <table:table-cell table:style-name="ce1" table:formula="of:=STDEV([.$B$1:.B65])" office:value-type="float" office:value="20.1668282468628" calcext:value-type="float">
            <text:p>20.1668282469</text:p>
          </table:table-cell>
          <table:table-cell table:style-name="ce1" table:formula="of:=[.D65]/[.E65]" office:value-type="float" office:value="3.27270105105731" calcext:value-type="float">
            <text:p>3.2727010511</text:p>
          </table:table-cell>
          <table:table-cell table:style-name="ce1" table:number-columns-repeated="6"/>
          <table:table-cell table:style-name="ce2" table:formula="of:=LOG([.N65])" office:value-type="float" office:value="1.80617997398389" calcext:value-type="float">
            <text:p>1.806179974</text:p>
          </table:table-cell>
          <table:table-cell table:style-name="ce3" table:formula="of:=[.N64]+1" office:value-type="float" office:value="64" calcext:value-type="float">
            <text:p>6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0" calcext:value-type="float">
            <text:p>120</text:p>
          </table:table-cell>
          <table:table-cell table:style-name="ce1" table:formula="of:=[.A66]-[.$K$1]" office:value-type="float" office:value="-29.32" calcext:value-type="float">
            <text:p>-29.32</text:p>
          </table:table-cell>
          <table:table-cell table:style-name="ce1" table:formula="of:=SUM([.$B$1:.B66])" office:value-type="float" office:value="18.36" calcext:value-type="float">
            <text:p>18.36</text:p>
          </table:table-cell>
          <table:table-cell table:style-name="ce1" table:formula="of:=MAX([.$B$1:.B66])-MIN([.$B$1:.B66])" office:value-type="float" office:value="66" calcext:value-type="float">
            <text:p>66</text:p>
          </table:table-cell>
          <table:table-cell table:style-name="ce1" table:formula="of:=STDEV([.$B$1:.B66])" office:value-type="float" office:value="20.3569143708953" calcext:value-type="float">
            <text:p>20.3569143709</text:p>
          </table:table-cell>
          <table:table-cell table:style-name="ce1" table:formula="of:=[.D66]/[.E66]" office:value-type="float" office:value="3.2421416525857" calcext:value-type="float">
            <text:p>3.2421416526</text:p>
          </table:table-cell>
          <table:table-cell table:style-name="ce1" table:number-columns-repeated="6"/>
          <table:table-cell table:style-name="ce2" table:formula="of:=LOG([.N66])" office:value-type="float" office:value="1.81291335664286" calcext:value-type="float">
            <text:p>1.8129133566</text:p>
          </table:table-cell>
          <table:table-cell table:style-name="ce3" table:formula="of:=[.N65]+1" office:value-type="float" office:value="65" calcext:value-type="float">
            <text:p>6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5" calcext:value-type="float">
            <text:p>155</text:p>
          </table:table-cell>
          <table:table-cell table:style-name="ce1" table:formula="of:=[.A67]-[.$K$1]" office:value-type="float" office:value="5.68000000000001" calcext:value-type="float">
            <text:p>5.68</text:p>
          </table:table-cell>
          <table:table-cell table:style-name="ce1" table:formula="of:=SUM([.$B$1:.B67])" office:value-type="float" office:value="18.36" calcext:value-type="float">
            <text:p>18.36</text:p>
          </table:table-cell>
          <table:table-cell table:style-name="ce1" table:formula="of:=MAX([.$B$1:.B67])-MIN([.$B$1:.B67])" office:value-type="float" office:value="66" calcext:value-type="float">
            <text:p>66</text:p>
          </table:table-cell>
          <table:table-cell table:style-name="ce1" table:formula="of:=STDEV([.$B$1:.B67])" office:value-type="float" office:value="20.211735376931" calcext:value-type="float">
            <text:p>20.2117353769</text:p>
          </table:table-cell>
          <table:table-cell table:style-name="ce1" table:formula="of:=[.D67]/[.E67]" office:value-type="float" office:value="3.26542965109915" calcext:value-type="float">
            <text:p>3.2654296511</text:p>
          </table:table-cell>
          <table:table-cell table:style-name="ce1" table:number-columns-repeated="6"/>
          <table:table-cell table:style-name="ce2" table:formula="of:=LOG([.N67])" office:value-type="float" office:value="1.81954393554187" calcext:value-type="float">
            <text:p>1.8195439355</text:p>
          </table:table-cell>
          <table:table-cell table:style-name="ce3" table:formula="of:=[.N66]+1" office:value-type="float" office:value="66" calcext:value-type="float">
            <text:p>6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9" calcext:value-type="float">
            <text:p>159</text:p>
          </table:table-cell>
          <table:table-cell table:style-name="ce1" table:formula="of:=[.A68]-[.$K$1]" office:value-type="float" office:value="9.68000000000001" calcext:value-type="float">
            <text:p>9.68</text:p>
          </table:table-cell>
          <table:table-cell table:style-name="ce1" table:formula="of:=SUM([.$B$1:.B68])" office:value-type="float" office:value="18.36" calcext:value-type="float">
            <text:p>18.36</text:p>
          </table:table-cell>
          <table:table-cell table:style-name="ce1" table:formula="of:=MAX([.$B$1:.B68])-MIN([.$B$1:.B68])" office:value-type="float" office:value="66" calcext:value-type="float">
            <text:p>66</text:p>
          </table:table-cell>
          <table:table-cell table:style-name="ce1" table:formula="of:=STDEV([.$B$1:.B68])" office:value-type="float" office:value="20.0901993674367" calcext:value-type="float">
            <text:p>20.0901993674</text:p>
          </table:table-cell>
          <table:table-cell table:style-name="ce1" table:formula="of:=[.D68]/[.E68]" office:value-type="float" office:value="3.28518392440527" calcext:value-type="float">
            <text:p>3.2851839244</text:p>
          </table:table-cell>
          <table:table-cell table:style-name="ce1" table:number-columns-repeated="6"/>
          <table:table-cell table:style-name="ce2" table:formula="of:=LOG([.N68])" office:value-type="float" office:value="1.82607480270083" calcext:value-type="float">
            <text:p>1.8260748027</text:p>
          </table:table-cell>
          <table:table-cell table:style-name="ce3" table:formula="of:=[.N67]+1" office:value-type="float" office:value="67" calcext:value-type="float">
            <text:p>6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0" calcext:value-type="float">
            <text:p>170</text:p>
          </table:table-cell>
          <table:table-cell table:style-name="ce1" table:formula="of:=[.A69]-[.$K$1]" office:value-type="float" office:value="20.68" calcext:value-type="float">
            <text:p>20.68</text:p>
          </table:table-cell>
          <table:table-cell table:style-name="ce1" table:formula="of:=SUM([.$B$1:.B69])" office:value-type="float" office:value="18.36" calcext:value-type="float">
            <text:p>18.36</text:p>
          </table:table-cell>
          <table:table-cell table:style-name="ce1" table:formula="of:=MAX([.$B$1:.B69])-MIN([.$B$1:.B69])" office:value-type="float" office:value="66" calcext:value-type="float">
            <text:p>66</text:p>
          </table:table-cell>
          <table:table-cell table:style-name="ce1" table:formula="of:=STDEV([.$B$1:.B69])" office:value-type="float" office:value="20.0852721805749" calcext:value-type="float">
            <text:p>20.0852721806</text:p>
          </table:table-cell>
          <table:table-cell table:style-name="ce1" table:formula="of:=[.D69]/[.E69]" office:value-type="float" office:value="3.28598982411753" calcext:value-type="float">
            <text:p>3.2859898241</text:p>
          </table:table-cell>
          <table:table-cell table:style-name="ce1" table:number-columns-repeated="6"/>
          <table:table-cell table:style-name="ce2" table:formula="of:=LOG([.N69])" office:value-type="float" office:value="1.83250891270624" calcext:value-type="float">
            <text:p>1.8325089127</text:p>
          </table:table-cell>
          <table:table-cell table:style-name="ce3" table:formula="of:=[.N68]+1" office:value-type="float" office:value="68" calcext:value-type="float">
            <text:p>6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5" calcext:value-type="float">
            <text:p>145</text:p>
          </table:table-cell>
          <table:table-cell table:style-name="ce1" table:formula="of:=[.A70]-[.$K$1]" office:value-type="float" office:value="-4.31999999999999" calcext:value-type="float">
            <text:p>-4.32</text:p>
          </table:table-cell>
          <table:table-cell table:style-name="ce1" table:formula="of:=SUM([.$B$1:.B70])" office:value-type="float" office:value="18.36" calcext:value-type="float">
            <text:p>18.36</text:p>
          </table:table-cell>
          <table:table-cell table:style-name="ce1" table:formula="of:=MAX([.$B$1:.B70])-MIN([.$B$1:.B70])" office:value-type="float" office:value="66" calcext:value-type="float">
            <text:p>66</text:p>
          </table:table-cell>
          <table:table-cell table:style-name="ce1" table:formula="of:=STDEV([.$B$1:.B70])" office:value-type="float" office:value="19.94960524628" calcext:value-type="float">
            <text:p>19.9496052463</text:p>
          </table:table-cell>
          <table:table-cell table:style-name="ce1" table:formula="of:=[.D70]/[.E70]" office:value-type="float" office:value="3.30833613924802" calcext:value-type="float">
            <text:p>3.3083361392</text:p>
          </table:table-cell>
          <table:table-cell table:style-name="ce1" table:number-columns-repeated="6"/>
          <table:table-cell table:style-name="ce2" table:formula="of:=LOG([.N70])" office:value-type="float" office:value="1.83884909073726" calcext:value-type="float">
            <text:p>1.8388490907</text:p>
          </table:table-cell>
          <table:table-cell table:style-name="ce3" table:formula="of:=[.N69]+1" office:value-type="float" office:value="69" calcext:value-type="float">
            <text:p>6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8" calcext:value-type="float">
            <text:p>178</text:p>
          </table:table-cell>
          <table:table-cell table:style-name="ce1" table:formula="of:=[.A71]-[.$K$1]" office:value-type="float" office:value="28.68" calcext:value-type="float">
            <text:p>28.68</text:p>
          </table:table-cell>
          <table:table-cell table:style-name="ce1" table:formula="of:=SUM([.$B$1:.B71])" office:value-type="float" office:value="18.36" calcext:value-type="float">
            <text:p>18.36</text:p>
          </table:table-cell>
          <table:table-cell table:style-name="ce1" table:formula="of:=MAX([.$B$1:.B71])-MIN([.$B$1:.B71])" office:value-type="float" office:value="66" calcext:value-type="float">
            <text:p>66</text:p>
          </table:table-cell>
          <table:table-cell table:style-name="ce1" table:formula="of:=STDEV([.$B$1:.B71])" office:value-type="float" office:value="20.077275260636" calcext:value-type="float">
            <text:p>20.0772752606</text:p>
          </table:table-cell>
          <table:table-cell table:style-name="ce1" table:formula="of:=[.D71]/[.E71]" office:value-type="float" office:value="3.28729865697469" calcext:value-type="float">
            <text:p>3.287298657</text:p>
          </table:table-cell>
          <table:table-cell table:style-name="ce1" table:number-columns-repeated="6"/>
          <table:table-cell table:style-name="ce2" table:formula="of:=LOG([.N71])" office:value-type="float" office:value="1.84509804001426" calcext:value-type="float">
            <text:p>1.84509804</text:p>
          </table:table-cell>
          <table:table-cell table:style-name="ce3" table:formula="of:=[.N70]+1" office:value-type="float" office:value="70" calcext:value-type="float">
            <text:p>7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3" calcext:value-type="float">
            <text:p>133</text:p>
          </table:table-cell>
          <table:table-cell table:style-name="ce1" table:formula="of:=[.A72]-[.$K$1]" office:value-type="float" office:value="-16.32" calcext:value-type="float">
            <text:p>-16.32</text:p>
          </table:table-cell>
          <table:table-cell table:style-name="ce1" table:formula="of:=SUM([.$B$1:.B72])" office:value-type="float" office:value="18.36" calcext:value-type="float">
            <text:p>18.36</text:p>
          </table:table-cell>
          <table:table-cell table:style-name="ce1" table:formula="of:=MAX([.$B$1:.B72])-MIN([.$B$1:.B72])" office:value-type="float" office:value="66" calcext:value-type="float">
            <text:p>66</text:p>
          </table:table-cell>
          <table:table-cell table:style-name="ce1" table:formula="of:=STDEV([.$B$1:.B72])" office:value-type="float" office:value="20.0442731802364" calcext:value-type="float">
            <text:p>20.0442731802</text:p>
          </table:table-cell>
          <table:table-cell table:style-name="ce1" table:formula="of:=[.D72]/[.E72]" office:value-type="float" office:value="3.29271106048763" calcext:value-type="float">
            <text:p>3.2927110605</text:p>
          </table:table-cell>
          <table:table-cell table:style-name="ce1" table:number-columns-repeated="6"/>
          <table:table-cell table:style-name="ce2" table:formula="of:=LOG([.N72])" office:value-type="float" office:value="1.85125834871908" calcext:value-type="float">
            <text:p>1.8512583487</text:p>
          </table:table-cell>
          <table:table-cell table:style-name="ce3" table:formula="of:=[.N71]+1" office:value-type="float" office:value="71" calcext:value-type="float">
            <text:p>7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5" calcext:value-type="float">
            <text:p>145</text:p>
          </table:table-cell>
          <table:table-cell table:style-name="ce1" table:formula="of:=[.A73]-[.$K$1]" office:value-type="float" office:value="-4.31999999999999" calcext:value-type="float">
            <text:p>-4.32</text:p>
          </table:table-cell>
          <table:table-cell table:style-name="ce1" table:formula="of:=SUM([.$B$1:.B73])" office:value-type="float" office:value="18.36" calcext:value-type="float">
            <text:p>18.36</text:p>
          </table:table-cell>
          <table:table-cell table:style-name="ce1" table:formula="of:=MAX([.$B$1:.B73])-MIN([.$B$1:.B73])" office:value-type="float" office:value="66" calcext:value-type="float">
            <text:p>66</text:p>
          </table:table-cell>
          <table:table-cell table:style-name="ce1" table:formula="of:=STDEV([.$B$1:.B73])" office:value-type="float" office:value="19.9148396212098" calcext:value-type="float">
            <text:p>19.9148396212</text:p>
          </table:table-cell>
          <table:table-cell table:style-name="ce1" table:formula="of:=[.D73]/[.E73]" office:value-type="float" office:value="3.31411154974647" calcext:value-type="float">
            <text:p>3.3141115497</text:p>
          </table:table-cell>
          <table:table-cell table:style-name="ce1" table:number-columns-repeated="6"/>
          <table:table-cell table:style-name="ce2" table:formula="of:=LOG([.N73])" office:value-type="float" office:value="1.85733249643127" calcext:value-type="float">
            <text:p>1.8573324964</text:p>
          </table:table-cell>
          <table:table-cell table:style-name="ce3" table:formula="of:=[.N72]+1" office:value-type="float" office:value="72" calcext:value-type="float">
            <text:p>7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5" calcext:value-type="float">
            <text:p>165</text:p>
          </table:table-cell>
          <table:table-cell table:style-name="ce1" table:formula="of:=[.A74]-[.$K$1]" office:value-type="float" office:value="15.68" calcext:value-type="float">
            <text:p>15.68</text:p>
          </table:table-cell>
          <table:table-cell table:style-name="ce1" table:formula="of:=SUM([.$B$1:.B74])" office:value-type="float" office:value="18.36" calcext:value-type="float">
            <text:p>18.36</text:p>
          </table:table-cell>
          <table:table-cell table:style-name="ce1" table:formula="of:=MAX([.$B$1:.B74])-MIN([.$B$1:.B74])" office:value-type="float" office:value="66" calcext:value-type="float">
            <text:p>66</text:p>
          </table:table-cell>
          <table:table-cell table:style-name="ce1" table:formula="of:=STDEV([.$B$1:.B74])" office:value-type="float" office:value="19.8508181100218" calcext:value-type="float">
            <text:p>19.85081811</text:p>
          </table:table-cell>
          <table:table-cell table:style-name="ce1" table:formula="of:=[.D74]/[.E74]" office:value-type="float" office:value="3.32479999737035" calcext:value-type="float">
            <text:p>3.3247999974</text:p>
          </table:table-cell>
          <table:table-cell table:style-name="ce1" table:number-columns-repeated="6"/>
          <table:table-cell table:style-name="ce2" table:formula="of:=LOG([.N74])" office:value-type="float" office:value="1.86332286012046" calcext:value-type="float">
            <text:p>1.8633228601</text:p>
          </table:table-cell>
          <table:table-cell table:style-name="ce3" table:formula="of:=[.N73]+1" office:value-type="float" office:value="73" calcext:value-type="float">
            <text:p>7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6" calcext:value-type="float">
            <text:p>166</text:p>
          </table:table-cell>
          <table:table-cell table:style-name="ce1" table:formula="of:=[.A75]-[.$K$1]" office:value-type="float" office:value="16.68" calcext:value-type="float">
            <text:p>16.68</text:p>
          </table:table-cell>
          <table:table-cell table:style-name="ce1" table:formula="of:=SUM([.$B$1:.B75])" office:value-type="float" office:value="18.36" calcext:value-type="float">
            <text:p>18.36</text:p>
          </table:table-cell>
          <table:table-cell table:style-name="ce1" table:formula="of:=MAX([.$B$1:.B75])-MIN([.$B$1:.B75])" office:value-type="float" office:value="66" calcext:value-type="float">
            <text:p>66</text:p>
          </table:table-cell>
          <table:table-cell table:style-name="ce1" table:formula="of:=STDEV([.$B$1:.B75])" office:value-type="float" office:value="19.7964597799662" calcext:value-type="float">
            <text:p>19.79645978</text:p>
          </table:table-cell>
          <table:table-cell table:style-name="ce1" table:formula="of:=[.D75]/[.E75]" office:value-type="float" office:value="3.33392943655467" calcext:value-type="float">
            <text:p>3.3339294366</text:p>
          </table:table-cell>
          <table:table-cell table:style-name="ce1" table:number-columns-repeated="6"/>
          <table:table-cell table:style-name="ce2" table:formula="of:=LOG([.N75])" office:value-type="float" office:value="1.86923171973098" calcext:value-type="float">
            <text:p>1.8692317197</text:p>
          </table:table-cell>
          <table:table-cell table:style-name="ce3" table:formula="of:=[.N74]+1" office:value-type="float" office:value="74" calcext:value-type="float">
            <text:p>7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3" calcext:value-type="float">
            <text:p>173</text:p>
          </table:table-cell>
          <table:table-cell table:style-name="ce1" table:formula="of:=[.A76]-[.$K$1]" office:value-type="float" office:value="23.68" calcext:value-type="float">
            <text:p>23.68</text:p>
          </table:table-cell>
          <table:table-cell table:style-name="ce1" table:formula="of:=SUM([.$B$1:.B76])" office:value-type="float" office:value="18.36" calcext:value-type="float">
            <text:p>18.36</text:p>
          </table:table-cell>
          <table:table-cell table:style-name="ce1" table:formula="of:=MAX([.$B$1:.B76])-MIN([.$B$1:.B76])" office:value-type="float" office:value="66" calcext:value-type="float">
            <text:p>66</text:p>
          </table:table-cell>
          <table:table-cell table:style-name="ce1" table:formula="of:=STDEV([.$B$1:.B76])" office:value-type="float" office:value="19.8284396144492" calcext:value-type="float">
            <text:p>19.8284396144</text:p>
          </table:table-cell>
          <table:table-cell table:style-name="ce1" table:formula="of:=[.D76]/[.E76]" office:value-type="float" office:value="3.32855238653802" calcext:value-type="float">
            <text:p>3.3285523865</text:p>
          </table:table-cell>
          <table:table-cell table:style-name="ce1" table:number-columns-repeated="6"/>
          <table:table-cell table:style-name="ce2" table:formula="of:=LOG([.N76])" office:value-type="float" office:value="1.8750612633917" calcext:value-type="float">
            <text:p>1.8750612634</text:p>
          </table:table-cell>
          <table:table-cell table:style-name="ce3" table:formula="of:=[.N75]+1" office:value-type="float" office:value="75" calcext:value-type="float">
            <text:p>7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8" calcext:value-type="float">
            <text:p>158</text:p>
          </table:table-cell>
          <table:table-cell table:style-name="ce1" table:formula="of:=[.A77]-[.$K$1]" office:value-type="float" office:value="8.68000000000001" calcext:value-type="float">
            <text:p>8.68</text:p>
          </table:table-cell>
          <table:table-cell table:style-name="ce1" table:formula="of:=SUM([.$B$1:.B77])" office:value-type="float" office:value="18.36" calcext:value-type="float">
            <text:p>18.36</text:p>
          </table:table-cell>
          <table:table-cell table:style-name="ce1" table:formula="of:=MAX([.$B$1:.B77])-MIN([.$B$1:.B77])" office:value-type="float" office:value="66" calcext:value-type="float">
            <text:p>66</text:p>
          </table:table-cell>
          <table:table-cell table:style-name="ce1" table:formula="of:=STDEV([.$B$1:.B77])" office:value-type="float" office:value="19.7133421272595" calcext:value-type="float">
            <text:p>19.7133421273</text:p>
          </table:table-cell>
          <table:table-cell table:style-name="ce1" table:formula="of:=[.D77]/[.E77]" office:value-type="float" office:value="3.34798633199469" calcext:value-type="float">
            <text:p>3.347986332</text:p>
          </table:table-cell>
          <table:table-cell table:style-name="ce1" table:number-columns-repeated="6"/>
          <table:table-cell table:style-name="ce2" table:formula="of:=LOG([.N77])" office:value-type="float" office:value="1.88081359228079" calcext:value-type="float">
            <text:p>1.8808135923</text:p>
          </table:table-cell>
          <table:table-cell table:style-name="ce3" table:formula="of:=[.N76]+1" office:value-type="float" office:value="76" calcext:value-type="float">
            <text:p>7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8" calcext:value-type="float">
            <text:p>178</text:p>
          </table:table-cell>
          <table:table-cell table:style-name="ce1" table:formula="of:=[.A78]-[.$K$1]" office:value-type="float" office:value="28.68" calcext:value-type="float">
            <text:p>28.68</text:p>
          </table:table-cell>
          <table:table-cell table:style-name="ce1" table:formula="of:=SUM([.$B$1:.B78])" office:value-type="float" office:value="18.36" calcext:value-type="float">
            <text:p>18.36</text:p>
          </table:table-cell>
          <table:table-cell table:style-name="ce1" table:formula="of:=MAX([.$B$1:.B78])-MIN([.$B$1:.B78])" office:value-type="float" office:value="66" calcext:value-type="float">
            <text:p>66</text:p>
          </table:table-cell>
          <table:table-cell table:style-name="ce1" table:formula="of:=STDEV([.$B$1:.B78])" office:value-type="float" office:value="19.8191456626802" calcext:value-type="float">
            <text:p>19.8191456627</text:p>
          </table:table-cell>
          <table:table-cell table:style-name="ce1" table:formula="of:=[.D78]/[.E78]" office:value-type="float" office:value="3.33011327144536" calcext:value-type="float">
            <text:p>3.3301132714</text:p>
          </table:table-cell>
          <table:table-cell table:style-name="ce1" table:number-columns-repeated="6"/>
          <table:table-cell table:style-name="ce2" table:formula="of:=LOG([.N78])" office:value-type="float" office:value="1.88649072517248" calcext:value-type="float">
            <text:p>1.8864907252</text:p>
          </table:table-cell>
          <table:table-cell table:style-name="ce3" table:formula="of:=[.N77]+1" office:value-type="float" office:value="77" calcext:value-type="float">
            <text:p>7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8" calcext:value-type="float">
            <text:p>178</text:p>
          </table:table-cell>
          <table:table-cell table:style-name="ce1" table:formula="of:=[.A79]-[.$K$1]" office:value-type="float" office:value="28.68" calcext:value-type="float">
            <text:p>28.68</text:p>
          </table:table-cell>
          <table:table-cell table:style-name="ce1" table:formula="of:=SUM([.$B$1:.B79])" office:value-type="float" office:value="18.36" calcext:value-type="float">
            <text:p>18.36</text:p>
          </table:table-cell>
          <table:table-cell table:style-name="ce1" table:formula="of:=MAX([.$B$1:.B79])-MIN([.$B$1:.B79])" office:value-type="float" office:value="66" calcext:value-type="float">
            <text:p>66</text:p>
          </table:table-cell>
          <table:table-cell table:style-name="ce1" table:formula="of:=STDEV([.$B$1:.B79])" office:value-type="float" office:value="19.9159056442493" calcext:value-type="float">
            <text:p>19.9159056442</text:p>
          </table:table-cell>
          <table:table-cell table:style-name="ce1" table:formula="of:=[.D79]/[.E79]" office:value-type="float" office:value="3.31393415790045" calcext:value-type="float">
            <text:p>3.3139341579</text:p>
          </table:table-cell>
          <table:table-cell table:style-name="ce1" table:number-columns-repeated="6"/>
          <table:table-cell table:style-name="ce2" table:formula="of:=LOG([.N79])" office:value-type="float" office:value="1.89209460269048" calcext:value-type="float">
            <text:p>1.8920946027</text:p>
          </table:table-cell>
          <table:table-cell table:style-name="ce3" table:formula="of:=[.N78]+1" office:value-type="float" office:value="78" calcext:value-type="float">
            <text:p>7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1" calcext:value-type="float">
            <text:p>161</text:p>
          </table:table-cell>
          <table:table-cell table:style-name="ce1" table:formula="of:=[.A80]-[.$K$1]" office:value-type="float" office:value="11.68" calcext:value-type="float">
            <text:p>11.68</text:p>
          </table:table-cell>
          <table:table-cell table:style-name="ce1" table:formula="of:=SUM([.$B$1:.B80])" office:value-type="float" office:value="18.36" calcext:value-type="float">
            <text:p>18.36</text:p>
          </table:table-cell>
          <table:table-cell table:style-name="ce1" table:formula="of:=MAX([.$B$1:.B80])-MIN([.$B$1:.B80])" office:value-type="float" office:value="66" calcext:value-type="float">
            <text:p>66</text:p>
          </table:table-cell>
          <table:table-cell table:style-name="ce1" table:formula="of:=STDEV([.$B$1:.B80])" office:value-type="float" office:value="19.8158891303246" calcext:value-type="float">
            <text:p>19.8158891303</text:p>
          </table:table-cell>
          <table:table-cell table:style-name="ce1" table:formula="of:=[.D80]/[.E80]" office:value-type="float" office:value="3.33066054043465" calcext:value-type="float">
            <text:p>3.3306605404</text:p>
          </table:table-cell>
          <table:table-cell table:style-name="ce1" table:number-columns-repeated="6"/>
          <table:table-cell table:style-name="ce2" table:formula="of:=LOG([.N80])" office:value-type="float" office:value="1.89762709129044" calcext:value-type="float">
            <text:p>1.8976270913</text:p>
          </table:table-cell>
          <table:table-cell table:style-name="ce3" table:formula="of:=[.N79]+1" office:value-type="float" office:value="79" calcext:value-type="float">
            <text:p>7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9" calcext:value-type="float">
            <text:p>149</text:p>
          </table:table-cell>
          <table:table-cell table:style-name="ce1" table:formula="of:=[.A81]-[.$K$1]" office:value-type="float" office:value="-0.319999999999993" calcext:value-type="float">
            <text:p>-0.32</text:p>
          </table:table-cell>
          <table:table-cell table:style-name="ce1" table:formula="of:=SUM([.$B$1:.B81])" office:value-type="float" office:value="18.36" calcext:value-type="float">
            <text:p>18.36</text:p>
          </table:table-cell>
          <table:table-cell table:style-name="ce1" table:formula="of:=MAX([.$B$1:.B81])-MIN([.$B$1:.B81])" office:value-type="float" office:value="66" calcext:value-type="float">
            <text:p>66</text:p>
          </table:table-cell>
          <table:table-cell table:style-name="ce1" table:formula="of:=STDEV([.$B$1:.B81])" office:value-type="float" office:value="19.694401347704" calcext:value-type="float">
            <text:p>19.6944013477</text:p>
          </table:table-cell>
          <table:table-cell table:style-name="ce1" table:formula="of:=[.D81]/[.E81]" office:value-type="float" office:value="3.35120620499056" calcext:value-type="float">
            <text:p>3.351206205</text:p>
          </table:table-cell>
          <table:table-cell table:style-name="ce1" table:number-columns-repeated="6"/>
          <table:table-cell table:style-name="ce2" table:formula="of:=LOG([.N81])" office:value-type="float" office:value="1.90308998699194" calcext:value-type="float">
            <text:p>1.903089987</text:p>
          </table:table-cell>
          <table:table-cell table:style-name="ce3" table:formula="of:=[.N80]+1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6" calcext:value-type="float">
            <text:p>156</text:p>
          </table:table-cell>
          <table:table-cell table:style-name="ce1" table:formula="of:=[.A82]-[.$K$1]" office:value-type="float" office:value="6.68000000000001" calcext:value-type="float">
            <text:p>6.68</text:p>
          </table:table-cell>
          <table:table-cell table:style-name="ce1" table:formula="of:=SUM([.$B$1:.B82])" office:value-type="float" office:value="18.36" calcext:value-type="float">
            <text:p>18.36</text:p>
          </table:table-cell>
          <table:table-cell table:style-name="ce1" table:formula="of:=MAX([.$B$1:.B82])-MIN([.$B$1:.B82])" office:value-type="float" office:value="66" calcext:value-type="float">
            <text:p>66</text:p>
          </table:table-cell>
          <table:table-cell table:style-name="ce1" table:formula="of:=STDEV([.$B$1:.B82])" office:value-type="float" office:value="19.5776236655279" calcext:value-type="float">
            <text:p>19.5776236655</text:p>
          </table:table-cell>
          <table:table-cell table:style-name="ce1" table:formula="of:=[.D82]/[.E82]" office:value-type="float" office:value="3.37119566335377" calcext:value-type="float">
            <text:p>3.3711956634</text:p>
          </table:table-cell>
          <table:table-cell table:style-name="ce1" table:number-columns-repeated="6"/>
          <table:table-cell table:style-name="ce2" table:formula="of:=LOG([.N82])" office:value-type="float" office:value="1.90848501887865" calcext:value-type="float">
            <text:p>1.9084850189</text:p>
          </table:table-cell>
          <table:table-cell table:style-name="ce3" table:formula="of:=[.N81]+1" office:value-type="float" office:value="81" calcext:value-type="float">
            <text:p>8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3" calcext:value-type="float">
            <text:p>163</text:p>
          </table:table-cell>
          <table:table-cell table:style-name="ce1" table:formula="of:=[.A83]-[.$K$1]" office:value-type="float" office:value="13.68" calcext:value-type="float">
            <text:p>13.68</text:p>
          </table:table-cell>
          <table:table-cell table:style-name="ce1" table:formula="of:=SUM([.$B$1:.B83])" office:value-type="float" office:value="18.36" calcext:value-type="float">
            <text:p>18.36</text:p>
          </table:table-cell>
          <table:table-cell table:style-name="ce1" table:formula="of:=MAX([.$B$1:.B83])-MIN([.$B$1:.B83])" office:value-type="float" office:value="66" calcext:value-type="float">
            <text:p>66</text:p>
          </table:table-cell>
          <table:table-cell table:style-name="ce1" table:formula="of:=STDEV([.$B$1:.B83])" office:value-type="float" office:value="19.4954729255299" calcext:value-type="float">
            <text:p>19.4954729255</text:p>
          </table:table-cell>
          <table:table-cell table:style-name="ce1" table:formula="of:=[.D83]/[.E83]" office:value-type="float" office:value="3.38540133148405" calcext:value-type="float">
            <text:p>3.3854013315</text:p>
          </table:table-cell>
          <table:table-cell table:style-name="ce1" table:number-columns-repeated="6"/>
          <table:table-cell table:style-name="ce2" table:formula="of:=LOG([.N83])" office:value-type="float" office:value="1.91381385238372" calcext:value-type="float">
            <text:p>1.9138138524</text:p>
          </table:table-cell>
          <table:table-cell table:style-name="ce3" table:formula="of:=[.N82]+1" office:value-type="float" office:value="82" calcext:value-type="float">
            <text:p>8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1" calcext:value-type="float">
            <text:p>151</text:p>
          </table:table-cell>
          <table:table-cell table:style-name="ce1" table:formula="of:=[.A84]-[.$K$1]" office:value-type="float" office:value="1.68000000000001" calcext:value-type="float">
            <text:p>1.68</text:p>
          </table:table-cell>
          <table:table-cell table:style-name="ce1" table:formula="of:=SUM([.$B$1:.B84])" office:value-type="float" office:value="18.36" calcext:value-type="float">
            <text:p>18.36</text:p>
          </table:table-cell>
          <table:table-cell table:style-name="ce1" table:formula="of:=MAX([.$B$1:.B84])-MIN([.$B$1:.B84])" office:value-type="float" office:value="66" calcext:value-type="float">
            <text:p>66</text:p>
          </table:table-cell>
          <table:table-cell table:style-name="ce1" table:formula="of:=STDEV([.$B$1:.B84])" office:value-type="float" office:value="19.3780518296787" calcext:value-type="float">
            <text:p>19.3780518297</text:p>
          </table:table-cell>
          <table:table-cell table:style-name="ce1" table:formula="of:=[.D84]/[.E84]" office:value-type="float" office:value="3.40591513430246" calcext:value-type="float">
            <text:p>3.4059151343</text:p>
          </table:table-cell>
          <table:table-cell table:style-name="ce1" table:number-columns-repeated="6"/>
          <table:table-cell table:style-name="ce2" table:formula="of:=LOG([.N84])" office:value-type="float" office:value="1.91907809237607" calcext:value-type="float">
            <text:p>1.9190780924</text:p>
          </table:table-cell>
          <table:table-cell table:style-name="ce3" table:formula="of:=[.N83]+1" office:value-type="float" office:value="83" calcext:value-type="float">
            <text:p>8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2" calcext:value-type="float">
            <text:p>152</text:p>
          </table:table-cell>
          <table:table-cell table:style-name="ce1" table:formula="of:=[.A85]-[.$K$1]" office:value-type="float" office:value="2.68000000000001" calcext:value-type="float">
            <text:p>2.68</text:p>
          </table:table-cell>
          <table:table-cell table:style-name="ce1" table:formula="of:=SUM([.$B$1:.B85])" office:value-type="float" office:value="18.36" calcext:value-type="float">
            <text:p>18.36</text:p>
          </table:table-cell>
          <table:table-cell table:style-name="ce1" table:formula="of:=MAX([.$B$1:.B85])-MIN([.$B$1:.B85])" office:value-type="float" office:value="66" calcext:value-type="float">
            <text:p>66</text:p>
          </table:table-cell>
          <table:table-cell table:style-name="ce1" table:formula="of:=STDEV([.$B$1:.B85])" office:value-type="float" office:value="19.2623637039223" calcext:value-type="float">
            <text:p>19.2623637039</text:p>
          </table:table-cell>
          <table:table-cell table:style-name="ce1" table:formula="of:=[.D85]/[.E85]" office:value-type="float" office:value="3.42637077227239" calcext:value-type="float">
            <text:p>3.4263707723</text:p>
          </table:table-cell>
          <table:table-cell table:style-name="ce1" table:number-columns-repeated="6"/>
          <table:table-cell table:style-name="ce2" table:formula="of:=LOG([.N85])" office:value-type="float" office:value="1.92427928606188" calcext:value-type="float">
            <text:p>1.9242792861</text:p>
          </table:table-cell>
          <table:table-cell table:style-name="ce3" table:formula="of:=[.N84]+1" office:value-type="float" office:value="84" calcext:value-type="float">
            <text:p>8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5" calcext:value-type="float">
            <text:p>145</text:p>
          </table:table-cell>
          <table:table-cell table:style-name="ce1" table:formula="of:=[.A86]-[.$K$1]" office:value-type="float" office:value="-4.31999999999999" calcext:value-type="float">
            <text:p>-4.32</text:p>
          </table:table-cell>
          <table:table-cell table:style-name="ce1" table:formula="of:=SUM([.$B$1:.B86])" office:value-type="float" office:value="18.36" calcext:value-type="float">
            <text:p>18.36</text:p>
          </table:table-cell>
          <table:table-cell table:style-name="ce1" table:formula="of:=MAX([.$B$1:.B86])-MIN([.$B$1:.B86])" office:value-type="float" office:value="66" calcext:value-type="float">
            <text:p>66</text:p>
          </table:table-cell>
          <table:table-cell table:style-name="ce1" table:formula="of:=STDEV([.$B$1:.B86])" office:value-type="float" office:value="19.1639945400354" calcext:value-type="float">
            <text:p>19.16399454</text:p>
          </table:table-cell>
          <table:table-cell table:style-name="ce1" table:formula="of:=[.D86]/[.E86]" office:value-type="float" office:value="3.44395840137189" calcext:value-type="float">
            <text:p>3.4439584014</text:p>
          </table:table-cell>
          <table:table-cell table:style-name="ce1" table:number-columns-repeated="6"/>
          <table:table-cell table:style-name="ce2" table:formula="of:=LOG([.N86])" office:value-type="float" office:value="1.92941892571429" calcext:value-type="float">
            <text:p>1.9294189257</text:p>
          </table:table-cell>
          <table:table-cell table:style-name="ce3" table:formula="of:=[.N85]+1" office:value-type="float" office:value="85" calcext:value-type="float">
            <text:p>8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0" calcext:value-type="float">
            <text:p>130</text:p>
          </table:table-cell>
          <table:table-cell table:style-name="ce1" table:formula="of:=[.A87]-[.$K$1]" office:value-type="float" office:value="-19.32" calcext:value-type="float">
            <text:p>-19.32</text:p>
          </table:table-cell>
          <table:table-cell table:style-name="ce1" table:formula="of:=SUM([.$B$1:.B87])" office:value-type="float" office:value="18.36" calcext:value-type="float">
            <text:p>18.36</text:p>
          </table:table-cell>
          <table:table-cell table:style-name="ce1" table:formula="of:=MAX([.$B$1:.B87])-MIN([.$B$1:.B87])" office:value-type="float" office:value="66" calcext:value-type="float">
            <text:p>66</text:p>
          </table:table-cell>
          <table:table-cell table:style-name="ce1" table:formula="of:=STDEV([.$B$1:.B87])" office:value-type="float" office:value="19.1978472129107" calcext:value-type="float">
            <text:p>19.1978472129</text:p>
          </table:table-cell>
          <table:table-cell table:style-name="ce1" table:formula="of:=[.D87]/[.E87]" office:value-type="float" office:value="3.43788547059664" calcext:value-type="float">
            <text:p>3.4378854706</text:p>
          </table:table-cell>
          <table:table-cell table:style-name="ce1" table:number-columns-repeated="6"/>
          <table:table-cell table:style-name="ce2" table:formula="of:=LOG([.N87])" office:value-type="float" office:value="1.93449845124357" calcext:value-type="float">
            <text:p>1.9344984512</text:p>
          </table:table-cell>
          <table:table-cell table:style-name="ce3" table:formula="of:=[.N86]+1" office:value-type="float" office:value="86" calcext:value-type="float">
            <text:p>8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7" calcext:value-type="float">
            <text:p>147</text:p>
          </table:table-cell>
          <table:table-cell table:style-name="ce1" table:formula="of:=[.A88]-[.$K$1]" office:value-type="float" office:value="-2.31999999999999" calcext:value-type="float">
            <text:p>-2.32</text:p>
          </table:table-cell>
          <table:table-cell table:style-name="ce1" table:formula="of:=SUM([.$B$1:.B88])" office:value-type="float" office:value="18.36" calcext:value-type="float">
            <text:p>18.36</text:p>
          </table:table-cell>
          <table:table-cell table:style-name="ce1" table:formula="of:=MAX([.$B$1:.B88])-MIN([.$B$1:.B88])" office:value-type="float" office:value="66" calcext:value-type="float">
            <text:p>66</text:p>
          </table:table-cell>
          <table:table-cell table:style-name="ce1" table:formula="of:=STDEV([.$B$1:.B88])" office:value-type="float" office:value="19.0939354221689" calcext:value-type="float">
            <text:p>19.0939354222</text:p>
          </table:table-cell>
          <table:table-cell table:style-name="ce1" table:formula="of:=[.D88]/[.E88]" office:value-type="float" office:value="3.45659491041177" calcext:value-type="float">
            <text:p>3.4565949104</text:p>
          </table:table-cell>
          <table:table-cell table:style-name="ce1" table:number-columns-repeated="6"/>
          <table:table-cell table:style-name="ce2" table:formula="of:=LOG([.N88])" office:value-type="float" office:value="1.93951925261862" calcext:value-type="float">
            <text:p>1.9395192526</text:p>
          </table:table-cell>
          <table:table-cell table:style-name="ce3" table:formula="of:=[.N87]+1" office:value-type="float" office:value="87" calcext:value-type="float">
            <text:p>8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9" calcext:value-type="float">
            <text:p>119</text:p>
          </table:table-cell>
          <table:table-cell table:style-name="ce1" table:formula="of:=[.A89]-[.$K$1]" office:value-type="float" office:value="-30.32" calcext:value-type="float">
            <text:p>-30.32</text:p>
          </table:table-cell>
          <table:table-cell table:style-name="ce1" table:formula="of:=SUM([.$B$1:.B89])" office:value-type="float" office:value="18.36" calcext:value-type="float">
            <text:p>18.36</text:p>
          </table:table-cell>
          <table:table-cell table:style-name="ce1" table:formula="of:=MAX([.$B$1:.B89])-MIN([.$B$1:.B89])" office:value-type="float" office:value="66" calcext:value-type="float">
            <text:p>66</text:p>
          </table:table-cell>
          <table:table-cell table:style-name="ce1" table:formula="of:=STDEV([.$B$1:.B89])" office:value-type="float" office:value="19.2990483869405" calcext:value-type="float">
            <text:p>19.2990483869</text:p>
          </table:table-cell>
          <table:table-cell table:style-name="ce1" table:formula="of:=[.D89]/[.E89]" office:value-type="float" office:value="3.41985773996306" calcext:value-type="float">
            <text:p>3.41985774</text:p>
          </table:table-cell>
          <table:table-cell table:style-name="ce1" table:number-columns-repeated="6"/>
          <table:table-cell table:style-name="ce2" table:formula="of:=LOG([.N89])" office:value-type="float" office:value="1.94448267215017" calcext:value-type="float">
            <text:p>1.9444826722</text:p>
          </table:table-cell>
          <table:table-cell table:style-name="ce3" table:formula="of:=[.N88]+1" office:value-type="float" office:value="88" calcext:value-type="float">
            <text:p>8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6" calcext:value-type="float">
            <text:p>156</text:p>
          </table:table-cell>
          <table:table-cell table:style-name="ce1" table:formula="of:=[.A90]-[.$K$1]" office:value-type="float" office:value="6.68000000000001" calcext:value-type="float">
            <text:p>6.68</text:p>
          </table:table-cell>
          <table:table-cell table:style-name="ce1" table:formula="of:=SUM([.$B$1:.B90])" office:value-type="float" office:value="18.36" calcext:value-type="float">
            <text:p>18.36</text:p>
          </table:table-cell>
          <table:table-cell table:style-name="ce1" table:formula="of:=MAX([.$B$1:.B90])-MIN([.$B$1:.B90])" office:value-type="float" office:value="66" calcext:value-type="float">
            <text:p>66</text:p>
          </table:table-cell>
          <table:table-cell table:style-name="ce1" table:formula="of:=STDEV([.$B$1:.B90])" office:value-type="float" office:value="19.1966139596442" calcext:value-type="float">
            <text:p>19.1966139596</text:p>
          </table:table-cell>
          <table:table-cell table:style-name="ce1" table:formula="of:=[.D90]/[.E90]" office:value-type="float" office:value="3.43810633160346" calcext:value-type="float">
            <text:p>3.4381063316</text:p>
          </table:table-cell>
          <table:table-cell table:style-name="ce1" table:number-columns-repeated="6"/>
          <table:table-cell table:style-name="ce2" table:formula="of:=LOG([.N90])" office:value-type="float" office:value="1.94939000664491" calcext:value-type="float">
            <text:p>1.9493900066</text:p>
          </table:table-cell>
          <table:table-cell table:style-name="ce3" table:formula="of:=[.N89]+1" office:value-type="float" office:value="89" calcext:value-type="float">
            <text:p>8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0" calcext:value-type="float">
            <text:p>120</text:p>
          </table:table-cell>
          <table:table-cell table:style-name="ce1" table:formula="of:=[.A91]-[.$K$1]" office:value-type="float" office:value="-29.32" calcext:value-type="float">
            <text:p>-29.32</text:p>
          </table:table-cell>
          <table:table-cell table:style-name="ce1" table:formula="of:=SUM([.$B$1:.B91])" office:value-type="float" office:value="18.36" calcext:value-type="float">
            <text:p>18.36</text:p>
          </table:table-cell>
          <table:table-cell table:style-name="ce1" table:formula="of:=MAX([.$B$1:.B91])-MIN([.$B$1:.B91])" office:value-type="float" office:value="66" calcext:value-type="float">
            <text:p>66</text:p>
          </table:table-cell>
          <table:table-cell table:style-name="ce1" table:formula="of:=STDEV([.$B$1:.B91])" office:value-type="float" office:value="19.3711768058239" calcext:value-type="float">
            <text:p>19.3711768058</text:p>
          </table:table-cell>
          <table:table-cell table:style-name="ce1" table:formula="of:=[.D91]/[.E91]" office:value-type="float" office:value="3.40712392755391" calcext:value-type="float">
            <text:p>3.4071239276</text:p>
          </table:table-cell>
          <table:table-cell table:style-name="ce1" table:number-columns-repeated="6"/>
          <table:table-cell table:style-name="ce2" table:formula="of:=LOG([.N91])" office:value-type="float" office:value="1.95424250943932" calcext:value-type="float">
            <text:p>1.9542425094</text:p>
          </table:table-cell>
          <table:table-cell table:style-name="ce3" table:formula="of:=[.N90]+1" office:value-type="float" office:value="90" calcext:value-type="float">
            <text:p>9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7" calcext:value-type="float">
            <text:p>167</text:p>
          </table:table-cell>
          <table:table-cell table:style-name="ce1" table:formula="of:=[.A92]-[.$K$1]" office:value-type="float" office:value="17.68" calcext:value-type="float">
            <text:p>17.68</text:p>
          </table:table-cell>
          <table:table-cell table:style-name="ce1" table:formula="of:=SUM([.$B$1:.B92])" office:value-type="float" office:value="18.36" calcext:value-type="float">
            <text:p>18.36</text:p>
          </table:table-cell>
          <table:table-cell table:style-name="ce1" table:formula="of:=MAX([.$B$1:.B92])-MIN([.$B$1:.B92])" office:value-type="float" office:value="66" calcext:value-type="float">
            <text:p>66</text:p>
          </table:table-cell>
          <table:table-cell table:style-name="ce1" table:formula="of:=STDEV([.$B$1:.B92])" office:value-type="float" office:value="19.3361394188555" calcext:value-type="float">
            <text:p>19.3361394189</text:p>
          </table:table-cell>
          <table:table-cell table:style-name="ce1" table:formula="of:=[.D92]/[.E92]" office:value-type="float" office:value="3.4132976893847" calcext:value-type="float">
            <text:p>3.4132976894</text:p>
          </table:table-cell>
          <table:table-cell table:style-name="ce1" table:number-columns-repeated="6"/>
          <table:table-cell table:style-name="ce2" table:formula="of:=LOG([.N92])" office:value-type="float" office:value="1.95904139232109" calcext:value-type="float">
            <text:p>1.9590413923</text:p>
          </table:table-cell>
          <table:table-cell table:style-name="ce3" table:formula="of:=[.N91]+1" office:value-type="float" office:value="91" calcext:value-type="float">
            <text:p>9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0" calcext:value-type="float">
            <text:p>140</text:p>
          </table:table-cell>
          <table:table-cell table:style-name="ce1" table:formula="of:=[.A93]-[.$K$1]" office:value-type="float" office:value="-9.31999999999999" calcext:value-type="float">
            <text:p>-9.32</text:p>
          </table:table-cell>
          <table:table-cell table:style-name="ce1" table:formula="of:=SUM([.$B$1:.B93])" office:value-type="float" office:value="18.36" calcext:value-type="float">
            <text:p>18.36</text:p>
          </table:table-cell>
          <table:table-cell table:style-name="ce1" table:formula="of:=MAX([.$B$1:.B93])-MIN([.$B$1:.B93])" office:value-type="float" office:value="66" calcext:value-type="float">
            <text:p>66</text:p>
          </table:table-cell>
          <table:table-cell table:style-name="ce1" table:formula="of:=STDEV([.$B$1:.B93])" office:value-type="float" office:value="19.2659107121367" calcext:value-type="float">
            <text:p>19.2659107121</text:p>
          </table:table-cell>
          <table:table-cell table:style-name="ce1" table:formula="of:=[.D93]/[.E93]" office:value-type="float" office:value="3.4257399500156" calcext:value-type="float">
            <text:p>3.42573995</text:p>
          </table:table-cell>
          <table:table-cell table:style-name="ce1" table:number-columns-repeated="6"/>
          <table:table-cell table:style-name="ce2" table:formula="of:=LOG([.N93])" office:value-type="float" office:value="1.96378782734556" calcext:value-type="float">
            <text:p>1.9637878273</text:p>
          </table:table-cell>
          <table:table-cell table:style-name="ce3" table:formula="of:=[.N92]+1" office:value-type="float" office:value="92" calcext:value-type="float">
            <text:p>9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2" calcext:value-type="float">
            <text:p>132</text:p>
          </table:table-cell>
          <table:table-cell table:style-name="ce1" table:formula="of:=[.A94]-[.$K$1]" office:value-type="float" office:value="-17.32" calcext:value-type="float">
            <text:p>-17.32</text:p>
          </table:table-cell>
          <table:table-cell table:style-name="ce1" table:formula="of:=SUM([.$B$1:.B94])" office:value-type="float" office:value="18.36" calcext:value-type="float">
            <text:p>18.36</text:p>
          </table:table-cell>
          <table:table-cell table:style-name="ce1" table:formula="of:=MAX([.$B$1:.B94])-MIN([.$B$1:.B94])" office:value-type="float" office:value="66" calcext:value-type="float">
            <text:p>66</text:p>
          </table:table-cell>
          <table:table-cell table:style-name="ce1" table:formula="of:=STDEV([.$B$1:.B94])" office:value-type="float" office:value="19.2630171517142" calcext:value-type="float">
            <text:p>19.2630171517</text:p>
          </table:table-cell>
          <table:table-cell table:style-name="ce1" table:formula="of:=[.D94]/[.E94]" office:value-type="float" office:value="3.42625454154916" calcext:value-type="float">
            <text:p>3.4262545415</text:p>
          </table:table-cell>
          <table:table-cell table:style-name="ce1" table:number-columns-repeated="6"/>
          <table:table-cell table:style-name="ce2" table:formula="of:=LOG([.N94])" office:value-type="float" office:value="1.96848294855394" calcext:value-type="float">
            <text:p>1.9684829486</text:p>
          </table:table-cell>
          <table:table-cell table:style-name="ce3" table:formula="of:=[.N93]+1" office:value-type="float" office:value="93" calcext:value-type="float">
            <text:p>9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3" calcext:value-type="float">
            <text:p>163</text:p>
          </table:table-cell>
          <table:table-cell table:style-name="ce1" table:formula="of:=[.A95]-[.$K$1]" office:value-type="float" office:value="13.68" calcext:value-type="float">
            <text:p>13.68</text:p>
          </table:table-cell>
          <table:table-cell table:style-name="ce1" table:formula="of:=SUM([.$B$1:.B95])" office:value-type="float" office:value="18.36" calcext:value-type="float">
            <text:p>18.36</text:p>
          </table:table-cell>
          <table:table-cell table:style-name="ce1" table:formula="of:=MAX([.$B$1:.B95])-MIN([.$B$1:.B95])" office:value-type="float" office:value="66" calcext:value-type="float">
            <text:p>66</text:p>
          </table:table-cell>
          <table:table-cell table:style-name="ce1" table:formula="of:=STDEV([.$B$1:.B95])" office:value-type="float" office:value="19.2004980805122" calcext:value-type="float">
            <text:p>19.2004980805</text:p>
          </table:table-cell>
          <table:table-cell table:style-name="ce1" table:formula="of:=[.D95]/[.E95]" office:value-type="float" office:value="3.43741082774241" calcext:value-type="float">
            <text:p>3.4374108277</text:p>
          </table:table-cell>
          <table:table-cell table:style-name="ce1" table:number-columns-repeated="6"/>
          <table:table-cell table:style-name="ce2" table:formula="of:=LOG([.N95])" office:value-type="float" office:value="1.9731278535997" calcext:value-type="float">
            <text:p>1.9731278536</text:p>
          </table:table-cell>
          <table:table-cell table:style-name="ce3" table:formula="of:=[.N94]+1" office:value-type="float" office:value="94" calcext:value-type="float">
            <text:p>9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4" calcext:value-type="float">
            <text:p>174</text:p>
          </table:table-cell>
          <table:table-cell table:style-name="ce1" table:formula="of:=[.A96]-[.$K$1]" office:value-type="float" office:value="24.68" calcext:value-type="float">
            <text:p>24.68</text:p>
          </table:table-cell>
          <table:table-cell table:style-name="ce1" table:formula="of:=SUM([.$B$1:.B96])" office:value-type="float" office:value="18.36" calcext:value-type="float">
            <text:p>18.36</text:p>
          </table:table-cell>
          <table:table-cell table:style-name="ce1" table:formula="of:=MAX([.$B$1:.B96])-MIN([.$B$1:.B96])" office:value-type="float" office:value="66" calcext:value-type="float">
            <text:p>66</text:p>
          </table:table-cell>
          <table:table-cell table:style-name="ce1" table:formula="of:=STDEV([.$B$1:.B96])" office:value-type="float" office:value="19.2426307380072" calcext:value-type="float">
            <text:p>19.242630738</text:p>
          </table:table-cell>
          <table:table-cell table:style-name="ce1" table:formula="of:=[.D96]/[.E96]" office:value-type="float" office:value="3.42988445283834" calcext:value-type="float">
            <text:p>3.4298844528</text:p>
          </table:table-cell>
          <table:table-cell table:style-name="ce1" table:number-columns-repeated="6"/>
          <table:table-cell table:style-name="ce2" table:formula="of:=LOG([.N96])" office:value-type="float" office:value="1.97772360528885" calcext:value-type="float">
            <text:p>1.9777236053</text:p>
          </table:table-cell>
          <table:table-cell table:style-name="ce3" table:formula="of:=[.N95]+1" office:value-type="float" office:value="95" calcext:value-type="float">
            <text:p>9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0" calcext:value-type="float">
            <text:p>120</text:p>
          </table:table-cell>
          <table:table-cell table:style-name="ce1" table:formula="of:=[.A97]-[.$K$1]" office:value-type="float" office:value="-29.32" calcext:value-type="float">
            <text:p>-29.32</text:p>
          </table:table-cell>
          <table:table-cell table:style-name="ce1" table:formula="of:=SUM([.$B$1:.B97])" office:value-type="float" office:value="18.36" calcext:value-type="float">
            <text:p>18.36</text:p>
          </table:table-cell>
          <table:table-cell table:style-name="ce1" table:formula="of:=MAX([.$B$1:.B97])-MIN([.$B$1:.B97])" office:value-type="float" office:value="66" calcext:value-type="float">
            <text:p>66</text:p>
          </table:table-cell>
          <table:table-cell table:style-name="ce1" table:formula="of:=STDEV([.$B$1:.B97])" office:value-type="float" office:value="19.4035082915595" calcext:value-type="float">
            <text:p>19.4035082916</text:p>
          </table:table-cell>
          <table:table-cell table:style-name="ce1" table:formula="of:=[.D97]/[.E97]" office:value-type="float" office:value="3.40144673882042" calcext:value-type="float">
            <text:p>3.4014467388</text:p>
          </table:table-cell>
          <table:table-cell table:style-name="ce1" table:number-columns-repeated="6"/>
          <table:table-cell table:style-name="ce2" table:formula="of:=LOG([.N97])" office:value-type="float" office:value="1.98227123303957" calcext:value-type="float">
            <text:p>1.982271233</text:p>
          </table:table-cell>
          <table:table-cell table:style-name="ce3" table:formula="of:=[.N96]+1" office:value-type="float" office:value="96" calcext:value-type="float">
            <text:p>9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5" calcext:value-type="float">
            <text:p>165</text:p>
          </table:table-cell>
          <table:table-cell table:style-name="ce1" table:formula="of:=[.A98]-[.$K$1]" office:value-type="float" office:value="15.68" calcext:value-type="float">
            <text:p>15.68</text:p>
          </table:table-cell>
          <table:table-cell table:style-name="ce1" table:formula="of:=SUM([.$B$1:.B98])" office:value-type="float" office:value="18.36" calcext:value-type="float">
            <text:p>18.36</text:p>
          </table:table-cell>
          <table:table-cell table:style-name="ce1" table:formula="of:=MAX([.$B$1:.B98])-MIN([.$B$1:.B98])" office:value-type="float" office:value="66" calcext:value-type="float">
            <text:p>66</text:p>
          </table:table-cell>
          <table:table-cell table:style-name="ce1" table:formula="of:=STDEV([.$B$1:.B98])" office:value-type="float" office:value="19.3554241149035" calcext:value-type="float">
            <text:p>19.3554241149</text:p>
          </table:table-cell>
          <table:table-cell table:style-name="ce1" table:formula="of:=[.D98]/[.E98]" office:value-type="float" office:value="3.40989686447535" calcext:value-type="float">
            <text:p>3.4098968645</text:p>
          </table:table-cell>
          <table:table-cell table:style-name="ce1" table:number-columns-repeated="6"/>
          <table:table-cell table:style-name="ce2" table:formula="of:=LOG([.N98])" office:value-type="float" office:value="1.98677173426624" calcext:value-type="float">
            <text:p>1.9867717343</text:p>
          </table:table-cell>
          <table:table-cell table:style-name="ce3" table:formula="of:=[.N97]+1" office:value-type="float" office:value="97" calcext:value-type="float">
            <text:p>9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4" calcext:value-type="float">
            <text:p>174</text:p>
          </table:table-cell>
          <table:table-cell table:style-name="ce1" table:formula="of:=[.A99]-[.$K$1]" office:value-type="float" office:value="24.68" calcext:value-type="float">
            <text:p>24.68</text:p>
          </table:table-cell>
          <table:table-cell table:style-name="ce1" table:formula="of:=SUM([.$B$1:.B99])" office:value-type="float" office:value="18.36" calcext:value-type="float">
            <text:p>18.36</text:p>
          </table:table-cell>
          <table:table-cell table:style-name="ce1" table:formula="of:=MAX([.$B$1:.B99])-MIN([.$B$1:.B99])" office:value-type="float" office:value="66" calcext:value-type="float">
            <text:p>66</text:p>
          </table:table-cell>
          <table:table-cell table:style-name="ce1" table:formula="of:=STDEV([.$B$1:.B99])" office:value-type="float" office:value="19.3936905712238" calcext:value-type="float">
            <text:p>19.3936905712</text:p>
          </table:table-cell>
          <table:table-cell table:style-name="ce1" table:formula="of:=[.D99]/[.E99]" office:value-type="float" office:value="3.40316866238601" calcext:value-type="float">
            <text:p>3.4031686624</text:p>
          </table:table-cell>
          <table:table-cell table:style-name="ce1" table:number-columns-repeated="6"/>
          <table:table-cell table:style-name="ce2" table:formula="of:=LOG([.N99])" office:value-type="float" office:value="1.9912260756925" calcext:value-type="float">
            <text:p>1.9912260757</text:p>
          </table:table-cell>
          <table:table-cell table:style-name="ce3" table:formula="of:=[.N98]+1" office:value-type="float" office:value="98" calcext:value-type="float">
            <text:p>9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6" calcext:value-type="float">
            <text:p>116</text:p>
          </table:table-cell>
          <table:table-cell table:style-name="ce1" table:formula="of:=[.A100]-[.$K$1]" office:value-type="float" office:value="-33.32" calcext:value-type="float">
            <text:p>-33.32</text:p>
          </table:table-cell>
          <table:table-cell table:style-name="ce1" table:formula="of:=SUM([.$B$1:.B100])" office:value-type="float" office:value="18.36" calcext:value-type="float">
            <text:p>18.36</text:p>
          </table:table-cell>
          <table:table-cell table:style-name="ce1" table:formula="of:=MAX([.$B$1:.B100])-MIN([.$B$1:.B100])" office:value-type="float" office:value="66" calcext:value-type="float">
            <text:p>66</text:p>
          </table:table-cell>
          <table:table-cell table:style-name="ce1" table:formula="of:=STDEV([.$B$1:.B100])" office:value-type="float" office:value="19.6159695816002" calcext:value-type="float">
            <text:p>19.6159695816</text:p>
          </table:table-cell>
          <table:table-cell table:style-name="ce1" table:formula="of:=[.D100]/[.E100]" office:value-type="float" office:value="3.36460554373556" calcext:value-type="float">
            <text:p>3.3646055437</text:p>
          </table:table-cell>
          <table:table-cell table:style-name="ce1" table:number-columns-repeated="6"/>
          <table:table-cell table:style-name="ce2" table:formula="of:=LOG([.N100])" office:value-type="float" office:value="1.99563519459755" calcext:value-type="float">
            <text:p>1.9956351946</text:p>
          </table:table-cell>
          <table:table-cell table:style-name="ce3" table:formula="of:=[.N99]+1" office:value-type="float" office:value="99" calcext:value-type="float">
            <text:p>9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0" calcext:value-type="float">
            <text:p>120</text:p>
          </table:table-cell>
          <table:table-cell table:style-name="ce1" table:formula="of:=[.A101]-[.$K$1]" office:value-type="float" office:value="-29.32" calcext:value-type="float">
            <text:p>-29.32</text:p>
          </table:table-cell>
          <table:table-cell table:style-name="ce1" table:formula="of:=SUM([.$B$1:.B101])" office:value-type="float" office:value="18.36" calcext:value-type="float">
            <text:p>18.36</text:p>
          </table:table-cell>
          <table:table-cell table:style-name="ce1" table:formula="of:=MAX([.$B$1:.B101])-MIN([.$B$1:.B101])" office:value-type="float" office:value="66" calcext:value-type="float">
            <text:p>66</text:p>
          </table:table-cell>
          <table:table-cell table:style-name="ce1" table:formula="of:=STDEV([.$B$1:.B101])" office:value-type="float" office:value="19.7592690368669" calcext:value-type="float">
            <text:p>19.7592690369</text:p>
          </table:table-cell>
          <table:table-cell table:style-name="ce1" table:formula="of:=[.D101]/[.E101]" office:value-type="float" office:value="3.34020453271105" calcext:value-type="float">
            <text:p>3.3402045327</text:p>
          </table:table-cell>
          <table:table-cell table:style-name="ce1" table:number-columns-repeated="6"/>
          <table:table-cell table:style-name="ce2" table:formula="of:=LOG([.N101])" office:value-type="float" office:value="2" calcext:value-type="float">
            <text:p>2</text:p>
          </table:table-cell>
          <table:table-cell table:style-name="ce3" table:formula="of:=[.N100]+1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0" calcext:value-type="float">
            <text:p>170</text:p>
          </table:table-cell>
          <table:table-cell table:style-name="ce1" table:formula="of:=[.A102]-[.$K$1]" office:value-type="float" office:value="20.68" calcext:value-type="float">
            <text:p>20.68</text:p>
          </table:table-cell>
          <table:table-cell table:style-name="ce1" table:formula="of:=SUM([.$B$1:.B102])" office:value-type="float" office:value="18.36" calcext:value-type="float">
            <text:p>18.36</text:p>
          </table:table-cell>
          <table:table-cell table:style-name="ce1" table:formula="of:=MAX([.$B$1:.B102])-MIN([.$B$1:.B102])" office:value-type="float" office:value="66" calcext:value-type="float">
            <text:p>66</text:p>
          </table:table-cell>
          <table:table-cell table:style-name="ce1" table:formula="of:=STDEV([.$B$1:.B102])" office:value-type="float" office:value="19.7543052573052" calcext:value-type="float">
            <text:p>19.7543052573</text:p>
          </table:table-cell>
          <table:table-cell table:style-name="ce1" table:formula="of:=[.D102]/[.E102]" office:value-type="float" office:value="3.34104384539633" calcext:value-type="float">
            <text:p>3.3410438454</text:p>
          </table:table-cell>
          <table:table-cell table:style-name="ce1" table:number-columns-repeated="6"/>
          <table:table-cell table:style-name="ce2" table:formula="of:=LOG([.N102])" office:value-type="float" office:value="2.00432137378264" calcext:value-type="float">
            <text:p>2.0043213738</text:p>
          </table:table-cell>
          <table:table-cell table:style-name="ce3" table:formula="of:=[.N101]+1" office:value-type="float" office:value="101" calcext:value-type="float">
            <text:p>10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9" calcext:value-type="float">
            <text:p>139</text:p>
          </table:table-cell>
          <table:table-cell table:style-name="ce1" table:formula="of:=[.A103]-[.$K$1]" office:value-type="float" office:value="-10.32" calcext:value-type="float">
            <text:p>-10.32</text:p>
          </table:table-cell>
          <table:table-cell table:style-name="ce1" table:formula="of:=SUM([.$B$1:.B103])" office:value-type="float" office:value="18.36" calcext:value-type="float">
            <text:p>18.36</text:p>
          </table:table-cell>
          <table:table-cell table:style-name="ce1" table:formula="of:=MAX([.$B$1:.B103])-MIN([.$B$1:.B103])" office:value-type="float" office:value="66" calcext:value-type="float">
            <text:p>66</text:p>
          </table:table-cell>
          <table:table-cell table:style-name="ce1" table:formula="of:=STDEV([.$B$1:.B103])" office:value-type="float" office:value="19.6918387468142" calcext:value-type="float">
            <text:p>19.6918387468</text:p>
          </table:table-cell>
          <table:table-cell table:style-name="ce1" table:formula="of:=[.D103]/[.E103]" office:value-type="float" office:value="3.35164231479793" calcext:value-type="float">
            <text:p>3.3516423148</text:p>
          </table:table-cell>
          <table:table-cell table:style-name="ce1" table:number-columns-repeated="6"/>
          <table:table-cell table:style-name="ce2" table:formula="of:=LOG([.N103])" office:value-type="float" office:value="2.00860017176192" calcext:value-type="float">
            <text:p>2.0086001718</text:p>
          </table:table-cell>
          <table:table-cell table:style-name="ce3" table:formula="of:=[.N102]+1" office:value-type="float" office:value="102" calcext:value-type="float">
            <text:p>10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2" calcext:value-type="float">
            <text:p>172</text:p>
          </table:table-cell>
          <table:table-cell table:style-name="ce1" table:formula="of:=[.A104]-[.$K$1]" office:value-type="float" office:value="22.68" calcext:value-type="float">
            <text:p>22.68</text:p>
          </table:table-cell>
          <table:table-cell table:style-name="ce1" table:formula="of:=SUM([.$B$1:.B104])" office:value-type="float" office:value="18.36" calcext:value-type="float">
            <text:p>18.36</text:p>
          </table:table-cell>
          <table:table-cell table:style-name="ce1" table:formula="of:=MAX([.$B$1:.B104])-MIN([.$B$1:.B104])" office:value-type="float" office:value="66" calcext:value-type="float">
            <text:p>66</text:p>
          </table:table-cell>
          <table:table-cell table:style-name="ce1" table:formula="of:=STDEV([.$B$1:.B104])" office:value-type="float" office:value="19.706715834755" calcext:value-type="float">
            <text:p>19.7067158348</text:p>
          </table:table-cell>
          <table:table-cell table:style-name="ce1" table:formula="of:=[.D104]/[.E104]" office:value-type="float" office:value="3.3491120769906" calcext:value-type="float">
            <text:p>3.349112077</text:p>
          </table:table-cell>
          <table:table-cell table:style-name="ce1" table:number-columns-repeated="6"/>
          <table:table-cell table:style-name="ce2" table:formula="of:=LOG([.N104])" office:value-type="float" office:value="2.01283722470517" calcext:value-type="float">
            <text:p>2.0128372247</text:p>
          </table:table-cell>
          <table:table-cell table:style-name="ce3" table:formula="of:=[.N103]+1" office:value-type="float" office:value="103" calcext:value-type="float">
            <text:p>10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1" calcext:value-type="float">
            <text:p>121</text:p>
          </table:table-cell>
          <table:table-cell table:style-name="ce1" table:formula="of:=[.A105]-[.$K$1]" office:value-type="float" office:value="-28.32" calcext:value-type="float">
            <text:p>-28.32</text:p>
          </table:table-cell>
          <table:table-cell table:style-name="ce1" table:formula="of:=SUM([.$B$1:.B105])" office:value-type="float" office:value="18.36" calcext:value-type="float">
            <text:p>18.36</text:p>
          </table:table-cell>
          <table:table-cell table:style-name="ce1" table:formula="of:=MAX([.$B$1:.B105])-MIN([.$B$1:.B105])" office:value-type="float" office:value="66" calcext:value-type="float">
            <text:p>66</text:p>
          </table:table-cell>
          <table:table-cell table:style-name="ce1" table:formula="of:=STDEV([.$B$1:.B105])" office:value-type="float" office:value="19.828098240968" calcext:value-type="float">
            <text:p>19.828098241</text:p>
          </table:table-cell>
          <table:table-cell table:style-name="ce1" table:formula="of:=[.D105]/[.E105]" office:value-type="float" office:value="3.32860969306847" calcext:value-type="float">
            <text:p>3.3286096931</text:p>
          </table:table-cell>
          <table:table-cell table:style-name="ce1" table:number-columns-repeated="6"/>
          <table:table-cell table:style-name="ce2" table:formula="of:=LOG([.N105])" office:value-type="float" office:value="2.01703333929878" calcext:value-type="float">
            <text:p>2.0170333393</text:p>
          </table:table-cell>
          <table:table-cell table:style-name="ce3" table:formula="of:=[.N104]+1" office:value-type="float" office:value="104" calcext:value-type="float">
            <text:p>10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4" calcext:value-type="float">
            <text:p>144</text:p>
          </table:table-cell>
          <table:table-cell table:style-name="ce1" table:formula="of:=[.A106]-[.$K$1]" office:value-type="float" office:value="-5.31999999999999" calcext:value-type="float">
            <text:p>-5.32</text:p>
          </table:table-cell>
          <table:table-cell table:style-name="ce1" table:formula="of:=SUM([.$B$1:.B106])" office:value-type="float" office:value="18.36" calcext:value-type="float">
            <text:p>18.36</text:p>
          </table:table-cell>
          <table:table-cell table:style-name="ce1" table:formula="of:=MAX([.$B$1:.B106])-MIN([.$B$1:.B106])" office:value-type="float" office:value="66" calcext:value-type="float">
            <text:p>66</text:p>
          </table:table-cell>
          <table:table-cell table:style-name="ce1" table:formula="of:=STDEV([.$B$1:.B106])" office:value-type="float" office:value="19.7440131610901" calcext:value-type="float">
            <text:p>19.7440131611</text:p>
          </table:table-cell>
          <table:table-cell table:style-name="ce1" table:formula="of:=[.D106]/[.E106]" office:value-type="float" office:value="3.34278545407715" calcext:value-type="float">
            <text:p>3.3427854541</text:p>
          </table:table-cell>
          <table:table-cell table:style-name="ce1" table:number-columns-repeated="6"/>
          <table:table-cell table:style-name="ce2" table:formula="of:=LOG([.N106])" office:value-type="float" office:value="2.02118929906994" calcext:value-type="float">
            <text:p>2.0211892991</text:p>
          </table:table-cell>
          <table:table-cell table:style-name="ce3" table:formula="of:=[.N105]+1" office:value-type="float" office:value="105" calcext:value-type="float">
            <text:p>10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9" calcext:value-type="float">
            <text:p>149</text:p>
          </table:table-cell>
          <table:table-cell table:style-name="ce1" table:formula="of:=[.A107]-[.$K$1]" office:value-type="float" office:value="-0.319999999999993" calcext:value-type="float">
            <text:p>-0.32</text:p>
          </table:table-cell>
          <table:table-cell table:style-name="ce1" table:formula="of:=SUM([.$B$1:.B107])" office:value-type="float" office:value="18.36" calcext:value-type="float">
            <text:p>18.36</text:p>
          </table:table-cell>
          <table:table-cell table:style-name="ce1" table:formula="of:=MAX([.$B$1:.B107])-MIN([.$B$1:.B107])" office:value-type="float" office:value="66" calcext:value-type="float">
            <text:p>66</text:p>
          </table:table-cell>
          <table:table-cell table:style-name="ce1" table:formula="of:=STDEV([.$B$1:.B107])" office:value-type="float" office:value="19.6512576531293" calcext:value-type="float">
            <text:p>19.6512576531</text:p>
          </table:table-cell>
          <table:table-cell table:style-name="ce1" table:formula="of:=[.D107]/[.E107]" office:value-type="float" office:value="3.35856366879857" calcext:value-type="float">
            <text:p>3.3585636688</text:p>
          </table:table-cell>
          <table:table-cell table:style-name="ce1" table:number-columns-repeated="6"/>
          <table:table-cell table:style-name="ce2" table:formula="of:=LOG([.N107])" office:value-type="float" office:value="2.02530586526477" calcext:value-type="float">
            <text:p>2.0253058653</text:p>
          </table:table-cell>
          <table:table-cell table:style-name="ce3" table:formula="of:=[.N106]+1" office:value-type="float" office:value="106" calcext:value-type="float">
            <text:p>10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6" calcext:value-type="float">
            <text:p>166</text:p>
          </table:table-cell>
          <table:table-cell table:style-name="ce1" table:formula="of:=[.A108]-[.$K$1]" office:value-type="float" office:value="16.68" calcext:value-type="float">
            <text:p>16.68</text:p>
          </table:table-cell>
          <table:table-cell table:style-name="ce1" table:formula="of:=SUM([.$B$1:.B108])" office:value-type="float" office:value="18.36" calcext:value-type="float">
            <text:p>18.36</text:p>
          </table:table-cell>
          <table:table-cell table:style-name="ce1" table:formula="of:=MAX([.$B$1:.B108])-MIN([.$B$1:.B108])" office:value-type="float" office:value="66" calcext:value-type="float">
            <text:p>66</text:p>
          </table:table-cell>
          <table:table-cell table:style-name="ce1" table:formula="of:=STDEV([.$B$1:.B108])" office:value-type="float" office:value="19.6154864081076" calcext:value-type="float">
            <text:p>19.6154864081</text:p>
          </table:table-cell>
          <table:table-cell table:style-name="ce1" table:formula="of:=[.D108]/[.E108]" office:value-type="float" office:value="3.36468842152803" calcext:value-type="float">
            <text:p>3.3646884215</text:p>
          </table:table-cell>
          <table:table-cell table:style-name="ce1" table:number-columns-repeated="6"/>
          <table:table-cell table:style-name="ce2" table:formula="of:=LOG([.N108])" office:value-type="float" office:value="2.02938377768521" calcext:value-type="float">
            <text:p>2.0293837777</text:p>
          </table:table-cell>
          <table:table-cell table:style-name="ce3" table:formula="of:=[.N107]+1" office:value-type="float" office:value="107" calcext:value-type="float">
            <text:p>10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9" calcext:value-type="float">
            <text:p>169</text:p>
          </table:table-cell>
          <table:table-cell table:style-name="ce1" table:formula="of:=[.A109]-[.$K$1]" office:value-type="float" office:value="19.68" calcext:value-type="float">
            <text:p>19.68</text:p>
          </table:table-cell>
          <table:table-cell table:style-name="ce1" table:formula="of:=SUM([.$B$1:.B109])" office:value-type="float" office:value="18.36" calcext:value-type="float">
            <text:p>18.36</text:p>
          </table:table-cell>
          <table:table-cell table:style-name="ce1" table:formula="of:=MAX([.$B$1:.B109])-MIN([.$B$1:.B109])" office:value-type="float" office:value="66" calcext:value-type="float">
            <text:p>66</text:p>
          </table:table-cell>
          <table:table-cell table:style-name="ce1" table:formula="of:=STDEV([.$B$1:.B109])" office:value-type="float" office:value="19.6028743029643" calcext:value-type="float">
            <text:p>19.602874303</text:p>
          </table:table-cell>
          <table:table-cell table:style-name="ce1" table:formula="of:=[.D109]/[.E109]" office:value-type="float" office:value="3.36685319611622" calcext:value-type="float">
            <text:p>3.3668531961</text:p>
          </table:table-cell>
          <table:table-cell table:style-name="ce1" table:number-columns-repeated="6"/>
          <table:table-cell table:style-name="ce2" table:formula="of:=LOG([.N109])" office:value-type="float" office:value="2.03342375548695" calcext:value-type="float">
            <text:p>2.0334237555</text:p>
          </table:table-cell>
          <table:table-cell table:style-name="ce3" table:formula="of:=[.N108]+1" office:value-type="float" office:value="108" calcext:value-type="float">
            <text:p>10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2" calcext:value-type="float">
            <text:p>152</text:p>
          </table:table-cell>
          <table:table-cell table:style-name="ce1" table:formula="of:=[.A110]-[.$K$1]" office:value-type="float" office:value="2.68000000000001" calcext:value-type="float">
            <text:p>2.68</text:p>
          </table:table-cell>
          <table:table-cell table:style-name="ce1" table:formula="of:=SUM([.$B$1:.B110])" office:value-type="float" office:value="18.36" calcext:value-type="float">
            <text:p>18.36</text:p>
          </table:table-cell>
          <table:table-cell table:style-name="ce1" table:formula="of:=MAX([.$B$1:.B110])-MIN([.$B$1:.B110])" office:value-type="float" office:value="66" calcext:value-type="float">
            <text:p>66</text:p>
          </table:table-cell>
          <table:table-cell table:style-name="ce1" table:formula="of:=STDEV([.$B$1:.B110])" office:value-type="float" office:value="19.5130374927507" calcext:value-type="float">
            <text:p>19.5130374928</text:p>
          </table:table-cell>
          <table:table-cell table:style-name="ce1" table:formula="of:=[.D110]/[.E110]" office:value-type="float" office:value="3.38235397869346" calcext:value-type="float">
            <text:p>3.3823539787</text:p>
          </table:table-cell>
          <table:table-cell table:style-name="ce1" table:number-columns-repeated="6"/>
          <table:table-cell table:style-name="ce2" table:formula="of:=LOG([.N110])" office:value-type="float" office:value="2.03742649794062" calcext:value-type="float">
            <text:p>2.0374264979</text:p>
          </table:table-cell>
          <table:table-cell table:style-name="ce3" table:formula="of:=[.N109]+1" office:value-type="float" office:value="109" calcext:value-type="float">
            <text:p>10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9" calcext:value-type="float">
            <text:p>139</text:p>
          </table:table-cell>
          <table:table-cell table:style-name="ce1" table:formula="of:=[.A111]-[.$K$1]" office:value-type="float" office:value="-10.32" calcext:value-type="float">
            <text:p>-10.32</text:p>
          </table:table-cell>
          <table:table-cell table:style-name="ce1" table:formula="of:=SUM([.$B$1:.B111])" office:value-type="float" office:value="18.36" calcext:value-type="float">
            <text:p>18.36</text:p>
          </table:table-cell>
          <table:table-cell table:style-name="ce1" table:formula="of:=MAX([.$B$1:.B111])-MIN([.$B$1:.B111])" office:value-type="float" office:value="66" calcext:value-type="float">
            <text:p>66</text:p>
          </table:table-cell>
          <table:table-cell table:style-name="ce1" table:formula="of:=STDEV([.$B$1:.B111])" office:value-type="float" office:value="19.4569012787496" calcext:value-type="float">
            <text:p>19.4569012787</text:p>
          </table:table-cell>
          <table:table-cell table:style-name="ce1" table:formula="of:=[.D111]/[.E111]" office:value-type="float" office:value="3.39211260079136" calcext:value-type="float">
            <text:p>3.3921126008</text:p>
          </table:table-cell>
          <table:table-cell table:style-name="ce1" table:number-columns-repeated="6"/>
          <table:table-cell table:style-name="ce2" table:formula="of:=LOG([.N111])" office:value-type="float" office:value="2.04139268515822" calcext:value-type="float">
            <text:p>2.0413926852</text:p>
          </table:table-cell>
          <table:table-cell table:style-name="ce3" table:formula="of:=[.N110]+1" office:value-type="float" office:value="110" calcext:value-type="float">
            <text:p>11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9" calcext:value-type="float">
            <text:p>129</text:p>
          </table:table-cell>
          <table:table-cell table:style-name="ce1" table:formula="of:=[.A112]-[.$K$1]" office:value-type="float" office:value="-20.32" calcext:value-type="float">
            <text:p>-20.32</text:p>
          </table:table-cell>
          <table:table-cell table:style-name="ce1" table:formula="of:=SUM([.$B$1:.B112])" office:value-type="float" office:value="18.36" calcext:value-type="float">
            <text:p>18.36</text:p>
          </table:table-cell>
          <table:table-cell table:style-name="ce1" table:formula="of:=MAX([.$B$1:.B112])-MIN([.$B$1:.B112])" office:value-type="float" office:value="66" calcext:value-type="float">
            <text:p>66</text:p>
          </table:table-cell>
          <table:table-cell table:style-name="ce1" table:formula="of:=STDEV([.$B$1:.B112])" office:value-type="float" office:value="19.4781252087402" calcext:value-type="float">
            <text:p>19.4781252087</text:p>
          </table:table-cell>
          <table:table-cell table:style-name="ce1" table:formula="of:=[.D112]/[.E112]" office:value-type="float" office:value="3.38841645654811" calcext:value-type="float">
            <text:p>3.3884164565</text:p>
          </table:table-cell>
          <table:table-cell table:style-name="ce1" table:number-columns-repeated="6"/>
          <table:table-cell table:style-name="ce2" table:formula="of:=LOG([.N112])" office:value-type="float" office:value="2.04532297878666" calcext:value-type="float">
            <text:p>2.0453229788</text:p>
          </table:table-cell>
          <table:table-cell table:style-name="ce3" table:formula="of:=[.N111]+1" office:value-type="float" office:value="111" calcext:value-type="float">
            <text:p>11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4" calcext:value-type="float">
            <text:p>164</text:p>
          </table:table-cell>
          <table:table-cell table:style-name="ce1" table:formula="of:=[.A113]-[.$K$1]" office:value-type="float" office:value="14.68" calcext:value-type="float">
            <text:p>14.68</text:p>
          </table:table-cell>
          <table:table-cell table:style-name="ce1" table:formula="of:=SUM([.$B$1:.B113])" office:value-type="float" office:value="18.36" calcext:value-type="float">
            <text:p>18.36</text:p>
          </table:table-cell>
          <table:table-cell table:style-name="ce1" table:formula="of:=MAX([.$B$1:.B113])-MIN([.$B$1:.B113])" office:value-type="float" office:value="66" calcext:value-type="float">
            <text:p>66</text:p>
          </table:table-cell>
          <table:table-cell table:style-name="ce1" table:formula="of:=STDEV([.$B$1:.B113])" office:value-type="float" office:value="19.4319698912869" calcext:value-type="float">
            <text:p>19.4319698913</text:p>
          </table:table-cell>
          <table:table-cell table:style-name="ce1" table:formula="of:=[.D113]/[.E113]" office:value-type="float" office:value="3.39646471095007" calcext:value-type="float">
            <text:p>3.396464711</text:p>
          </table:table-cell>
          <table:table-cell table:style-name="ce1" table:number-columns-repeated="6"/>
          <table:table-cell table:style-name="ce2" table:formula="of:=LOG([.N113])" office:value-type="float" office:value="2.04921802267018" calcext:value-type="float">
            <text:p>2.0492180227</text:p>
          </table:table-cell>
          <table:table-cell table:style-name="ce3" table:formula="of:=[.N112]+1" office:value-type="float" office:value="112" calcext:value-type="float">
            <text:p>11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0" calcext:value-type="float">
            <text:p>170</text:p>
          </table:table-cell>
          <table:table-cell table:style-name="ce1" table:formula="of:=[.A114]-[.$K$1]" office:value-type="float" office:value="20.68" calcext:value-type="float">
            <text:p>20.68</text:p>
          </table:table-cell>
          <table:table-cell table:style-name="ce1" table:formula="of:=SUM([.$B$1:.B114])" office:value-type="float" office:value="18.36" calcext:value-type="float">
            <text:p>18.36</text:p>
          </table:table-cell>
          <table:table-cell table:style-name="ce1" table:formula="of:=MAX([.$B$1:.B114])-MIN([.$B$1:.B114])" office:value-type="float" office:value="66" calcext:value-type="float">
            <text:p>66</text:p>
          </table:table-cell>
          <table:table-cell table:style-name="ce1" table:formula="of:=STDEV([.$B$1:.B114])" office:value-type="float" office:value="19.4299924853338" calcext:value-type="float">
            <text:p>19.4299924853</text:p>
          </table:table-cell>
          <table:table-cell table:style-name="ce1" table:formula="of:=[.D114]/[.E114]" office:value-type="float" office:value="3.39681037189378" calcext:value-type="float">
            <text:p>3.3968103719</text:p>
          </table:table-cell>
          <table:table-cell table:style-name="ce1" table:number-columns-repeated="6"/>
          <table:table-cell table:style-name="ce2" table:formula="of:=LOG([.N114])" office:value-type="float" office:value="2.05307844348342" calcext:value-type="float">
            <text:p>2.0530784435</text:p>
          </table:table-cell>
          <table:table-cell table:style-name="ce3" table:formula="of:=[.N113]+1" office:value-type="float" office:value="113" calcext:value-type="float">
            <text:p>11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9" calcext:value-type="float">
            <text:p>159</text:p>
          </table:table-cell>
          <table:table-cell table:style-name="ce1" table:formula="of:=[.A115]-[.$K$1]" office:value-type="float" office:value="9.68000000000001" calcext:value-type="float">
            <text:p>9.68</text:p>
          </table:table-cell>
          <table:table-cell table:style-name="ce1" table:formula="of:=SUM([.$B$1:.B115])" office:value-type="float" office:value="18.36" calcext:value-type="float">
            <text:p>18.36</text:p>
          </table:table-cell>
          <table:table-cell table:style-name="ce1" table:formula="of:=MAX([.$B$1:.B115])-MIN([.$B$1:.B115])" office:value-type="float" office:value="66" calcext:value-type="float">
            <text:p>66</text:p>
          </table:table-cell>
          <table:table-cell table:style-name="ce1" table:formula="of:=STDEV([.$B$1:.B115])" office:value-type="float" office:value="19.359409280471" calcext:value-type="float">
            <text:p>19.3594092805</text:p>
          </table:table-cell>
          <table:table-cell table:style-name="ce1" table:formula="of:=[.D115]/[.E115]" office:value-type="float" office:value="3.40919493171613" calcext:value-type="float">
            <text:p>3.4091949317</text:p>
          </table:table-cell>
          <table:table-cell table:style-name="ce1" table:number-columns-repeated="6"/>
          <table:table-cell table:style-name="ce2" table:formula="of:=LOG([.N115])" office:value-type="float" office:value="2.05690485133647" calcext:value-type="float">
            <text:p>2.0569048513</text:p>
          </table:table-cell>
          <table:table-cell table:style-name="ce3" table:formula="of:=[.N114]+1" office:value-type="float" office:value="114" calcext:value-type="float">
            <text:p>11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2" calcext:value-type="float">
            <text:p>122</text:p>
          </table:table-cell>
          <table:table-cell table:style-name="ce1" table:formula="of:=[.A116]-[.$K$1]" office:value-type="float" office:value="-27.32" calcext:value-type="float">
            <text:p>-27.32</text:p>
          </table:table-cell>
          <table:table-cell table:style-name="ce1" table:formula="of:=SUM([.$B$1:.B116])" office:value-type="float" office:value="18.36" calcext:value-type="float">
            <text:p>18.36</text:p>
          </table:table-cell>
          <table:table-cell table:style-name="ce1" table:formula="of:=MAX([.$B$1:.B116])-MIN([.$B$1:.B116])" office:value-type="float" office:value="66" calcext:value-type="float">
            <text:p>66</text:p>
          </table:table-cell>
          <table:table-cell table:style-name="ce1" table:formula="of:=STDEV([.$B$1:.B116])" office:value-type="float" office:value="19.4615428261845" calcext:value-type="float">
            <text:p>19.4615428262</text:p>
          </table:table-cell>
          <table:table-cell table:style-name="ce1" table:formula="of:=[.D116]/[.E116]" office:value-type="float" office:value="3.39130358725725" calcext:value-type="float">
            <text:p>3.3913035873</text:p>
          </table:table-cell>
          <table:table-cell table:style-name="ce1" table:number-columns-repeated="6"/>
          <table:table-cell table:style-name="ce2" table:formula="of:=LOG([.N116])" office:value-type="float" office:value="2.06069784035361" calcext:value-type="float">
            <text:p>2.0606978404</text:p>
          </table:table-cell>
          <table:table-cell table:style-name="ce3" table:formula="of:=[.N115]+1" office:value-type="float" office:value="115" calcext:value-type="float">
            <text:p>11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3" calcext:value-type="float">
            <text:p>163</text:p>
          </table:table-cell>
          <table:table-cell table:style-name="ce1" table:formula="of:=[.A117]-[.$K$1]" office:value-type="float" office:value="13.68" calcext:value-type="float">
            <text:p>13.68</text:p>
          </table:table-cell>
          <table:table-cell table:style-name="ce1" table:formula="of:=SUM([.$B$1:.B117])" office:value-type="float" office:value="18.36" calcext:value-type="float">
            <text:p>18.36</text:p>
          </table:table-cell>
          <table:table-cell table:style-name="ce1" table:formula="of:=MAX([.$B$1:.B117])-MIN([.$B$1:.B117])" office:value-type="float" office:value="66" calcext:value-type="float">
            <text:p>66</text:p>
          </table:table-cell>
          <table:table-cell table:style-name="ce1" table:formula="of:=STDEV([.$B$1:.B117])" office:value-type="float" office:value="19.4108214203063" calcext:value-type="float">
            <text:p>19.4108214203</text:p>
          </table:table-cell>
          <table:table-cell table:style-name="ce1" table:formula="of:=[.D117]/[.E117]" office:value-type="float" office:value="3.40016522592677" calcext:value-type="float">
            <text:p>3.4001652259</text:p>
          </table:table-cell>
          <table:table-cell table:style-name="ce1" table:number-columns-repeated="6"/>
          <table:table-cell table:style-name="ce2" table:formula="of:=LOG([.N117])" office:value-type="float" office:value="2.06445798922692" calcext:value-type="float">
            <text:p>2.0644579892</text:p>
          </table:table-cell>
          <table:table-cell table:style-name="ce3" table:formula="of:=[.N116]+1" office:value-type="float" office:value="116" calcext:value-type="float">
            <text:p>11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5" calcext:value-type="float">
            <text:p>145</text:p>
          </table:table-cell>
          <table:table-cell table:style-name="ce1" table:formula="of:=[.A118]-[.$K$1]" office:value-type="float" office:value="-4.31999999999999" calcext:value-type="float">
            <text:p>-4.32</text:p>
          </table:table-cell>
          <table:table-cell table:style-name="ce1" table:formula="of:=SUM([.$B$1:.B118])" office:value-type="float" office:value="18.36" calcext:value-type="float">
            <text:p>18.36</text:p>
          </table:table-cell>
          <table:table-cell table:style-name="ce1" table:formula="of:=MAX([.$B$1:.B118])-MIN([.$B$1:.B118])" office:value-type="float" office:value="66" calcext:value-type="float">
            <text:p>66</text:p>
          </table:table-cell>
          <table:table-cell table:style-name="ce1" table:formula="of:=STDEV([.$B$1:.B118])" office:value-type="float" office:value="19.3350735028863" calcext:value-type="float">
            <text:p>19.3350735029</text:p>
          </table:table-cell>
          <table:table-cell table:style-name="ce1" table:formula="of:=[.D118]/[.E118]" office:value-type="float" office:value="3.41348585978469" calcext:value-type="float">
            <text:p>3.4134858598</text:p>
          </table:table-cell>
          <table:table-cell table:style-name="ce1" table:number-columns-repeated="6"/>
          <table:table-cell table:style-name="ce2" table:formula="of:=LOG([.N118])" office:value-type="float" office:value="2.06818586174616" calcext:value-type="float">
            <text:p>2.0681858617</text:p>
          </table:table-cell>
          <table:table-cell table:style-name="ce3" table:formula="of:=[.N117]+1" office:value-type="float" office:value="117" calcext:value-type="float">
            <text:p>11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5" calcext:value-type="float">
            <text:p>155</text:p>
          </table:table-cell>
          <table:table-cell table:style-name="ce1" table:formula="of:=[.A119]-[.$K$1]" office:value-type="float" office:value="5.68000000000001" calcext:value-type="float">
            <text:p>5.68</text:p>
          </table:table-cell>
          <table:table-cell table:style-name="ce1" table:formula="of:=SUM([.$B$1:.B119])" office:value-type="float" office:value="18.36" calcext:value-type="float">
            <text:p>18.36</text:p>
          </table:table-cell>
          <table:table-cell table:style-name="ce1" table:formula="of:=MAX([.$B$1:.B119])-MIN([.$B$1:.B119])" office:value-type="float" office:value="66" calcext:value-type="float">
            <text:p>66</text:p>
          </table:table-cell>
          <table:table-cell table:style-name="ce1" table:formula="of:=STDEV([.$B$1:.B119])" office:value-type="float" office:value="19.2569045286821" calcext:value-type="float">
            <text:p>19.2569045287</text:p>
          </table:table-cell>
          <table:table-cell table:style-name="ce1" table:formula="of:=[.D119]/[.E119]" office:value-type="float" office:value="3.42734212041695" calcext:value-type="float">
            <text:p>3.4273421204</text:p>
          </table:table-cell>
          <table:table-cell table:style-name="ce1" table:number-columns-repeated="6"/>
          <table:table-cell table:style-name="ce2" table:formula="of:=LOG([.N119])" office:value-type="float" office:value="2.07188200730613" calcext:value-type="float">
            <text:p>2.0718820073</text:p>
          </table:table-cell>
          <table:table-cell table:style-name="ce3" table:formula="of:=[.N118]+1" office:value-type="float" office:value="118" calcext:value-type="float">
            <text:p>11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6" calcext:value-type="float">
            <text:p>126</text:p>
          </table:table-cell>
          <table:table-cell table:style-name="ce1" table:formula="of:=[.A120]-[.$K$1]" office:value-type="float" office:value="-23.32" calcext:value-type="float">
            <text:p>-23.32</text:p>
          </table:table-cell>
          <table:table-cell table:style-name="ce1" table:formula="of:=SUM([.$B$1:.B120])" office:value-type="float" office:value="18.36" calcext:value-type="float">
            <text:p>18.36</text:p>
          </table:table-cell>
          <table:table-cell table:style-name="ce1" table:formula="of:=MAX([.$B$1:.B120])-MIN([.$B$1:.B120])" office:value-type="float" office:value="66" calcext:value-type="float">
            <text:p>66</text:p>
          </table:table-cell>
          <table:table-cell table:style-name="ce1" table:formula="of:=STDEV([.$B$1:.B120])" office:value-type="float" office:value="19.308892597281" calcext:value-type="float">
            <text:p>19.3088925973</text:p>
          </table:table-cell>
          <table:table-cell table:style-name="ce1" table:formula="of:=[.D120]/[.E120]" office:value-type="float" office:value="3.41811420139619" calcext:value-type="float">
            <text:p>3.4181142014</text:p>
          </table:table-cell>
          <table:table-cell table:style-name="ce1" table:number-columns-repeated="6"/>
          <table:table-cell table:style-name="ce2" table:formula="of:=LOG([.N120])" office:value-type="float" office:value="2.07554696139253" calcext:value-type="float">
            <text:p>2.0755469614</text:p>
          </table:table-cell>
          <table:table-cell table:style-name="ce3" table:formula="of:=[.N119]+1" office:value-type="float" office:value="119" calcext:value-type="float">
            <text:p>11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4" calcext:value-type="float">
            <text:p>134</text:p>
          </table:table-cell>
          <table:table-cell table:style-name="ce1" table:formula="of:=[.A121]-[.$K$1]" office:value-type="float" office:value="-15.32" calcext:value-type="float">
            <text:p>-15.32</text:p>
          </table:table-cell>
          <table:table-cell table:style-name="ce1" table:formula="of:=SUM([.$B$1:.B121])" office:value-type="float" office:value="18.36" calcext:value-type="float">
            <text:p>18.36</text:p>
          </table:table-cell>
          <table:table-cell table:style-name="ce1" table:formula="of:=MAX([.$B$1:.B121])-MIN([.$B$1:.B121])" office:value-type="float" office:value="66" calcext:value-type="float">
            <text:p>66</text:p>
          </table:table-cell>
          <table:table-cell table:style-name="ce1" table:formula="of:=STDEV([.$B$1:.B121])" office:value-type="float" office:value="19.2872800973522" calcext:value-type="float">
            <text:p>19.2872800974</text:p>
          </table:table-cell>
          <table:table-cell table:style-name="ce1" table:formula="of:=[.D121]/[.E121]" office:value-type="float" office:value="3.42194439375931" calcext:value-type="float">
            <text:p>3.4219443938</text:p>
          </table:table-cell>
          <table:table-cell table:style-name="ce1" table:number-columns-repeated="6"/>
          <table:table-cell table:style-name="ce2" table:formula="of:=LOG([.N121])" office:value-type="float" office:value="2.07918124604762" calcext:value-type="float">
            <text:p>2.079181246</text:p>
          </table:table-cell>
          <table:table-cell table:style-name="ce3" table:formula="of:=[.N120]+1"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4" calcext:value-type="float">
            <text:p>144</text:p>
          </table:table-cell>
          <table:table-cell table:style-name="ce1" table:formula="of:=[.A122]-[.$K$1]" office:value-type="float" office:value="-5.31999999999999" calcext:value-type="float">
            <text:p>-5.32</text:p>
          </table:table-cell>
          <table:table-cell table:style-name="ce1" table:formula="of:=SUM([.$B$1:.B122])" office:value-type="float" office:value="18.36" calcext:value-type="float">
            <text:p>18.36</text:p>
          </table:table-cell>
          <table:table-cell table:style-name="ce1" table:formula="of:=MAX([.$B$1:.B122])-MIN([.$B$1:.B122])" office:value-type="float" office:value="66" calcext:value-type="float">
            <text:p>66</text:p>
          </table:table-cell>
          <table:table-cell table:style-name="ce1" table:formula="of:=STDEV([.$B$1:.B122])" office:value-type="float" office:value="19.2162798478502" calcext:value-type="float">
            <text:p>19.2162798479</text:p>
          </table:table-cell>
          <table:table-cell table:style-name="ce1" table:formula="of:=[.D122]/[.E122]" office:value-type="float" office:value="3.43458778299295" calcext:value-type="float">
            <text:p>3.434587783</text:p>
          </table:table-cell>
          <table:table-cell table:style-name="ce1" table:number-columns-repeated="6"/>
          <table:table-cell table:style-name="ce2" table:formula="of:=LOG([.N122])" office:value-type="float" office:value="2.08278537031645" calcext:value-type="float">
            <text:p>2.0827853703</text:p>
          </table:table-cell>
          <table:table-cell table:style-name="ce3" table:formula="of:=[.N121]+1" office:value-type="float" office:value="121" calcext:value-type="float">
            <text:p>12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1" calcext:value-type="float">
            <text:p>161</text:p>
          </table:table-cell>
          <table:table-cell table:style-name="ce1" table:formula="of:=[.A123]-[.$K$1]" office:value-type="float" office:value="11.68" calcext:value-type="float">
            <text:p>11.68</text:p>
          </table:table-cell>
          <table:table-cell table:style-name="ce1" table:formula="of:=SUM([.$B$1:.B123])" office:value-type="float" office:value="18.36" calcext:value-type="float">
            <text:p>18.36</text:p>
          </table:table-cell>
          <table:table-cell table:style-name="ce1" table:formula="of:=MAX([.$B$1:.B123])-MIN([.$B$1:.B123])" office:value-type="float" office:value="66" calcext:value-type="float">
            <text:p>66</text:p>
          </table:table-cell>
          <table:table-cell table:style-name="ce1" table:formula="of:=STDEV([.$B$1:.B123])" office:value-type="float" office:value="19.1612440103591" calcext:value-type="float">
            <text:p>19.1612440104</text:p>
          </table:table-cell>
          <table:table-cell table:style-name="ce1" table:formula="of:=[.D123]/[.E123]" office:value-type="float" office:value="3.44445276957584" calcext:value-type="float">
            <text:p>3.4444527696</text:p>
          </table:table-cell>
          <table:table-cell table:style-name="ce1" table:number-columns-repeated="6"/>
          <table:table-cell table:style-name="ce2" table:formula="of:=LOG([.N123])" office:value-type="float" office:value="2.08635983067475" calcext:value-type="float">
            <text:p>2.0863598307</text:p>
          </table:table-cell>
          <table:table-cell table:style-name="ce3" table:formula="of:=[.N122]+1" office:value-type="float" office:value="122" calcext:value-type="float">
            <text:p>12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7" calcext:value-type="float">
            <text:p>167</text:p>
          </table:table-cell>
          <table:table-cell table:style-name="ce1" table:formula="of:=[.A124]-[.$K$1]" office:value-type="float" office:value="17.68" calcext:value-type="float">
            <text:p>17.68</text:p>
          </table:table-cell>
          <table:table-cell table:style-name="ce1" table:formula="of:=SUM([.$B$1:.B124])" office:value-type="float" office:value="18.36" calcext:value-type="float">
            <text:p>18.36</text:p>
          </table:table-cell>
          <table:table-cell table:style-name="ce1" table:formula="of:=MAX([.$B$1:.B124])-MIN([.$B$1:.B124])" office:value-type="float" office:value="66" calcext:value-type="float">
            <text:p>66</text:p>
          </table:table-cell>
          <table:table-cell table:style-name="ce1" table:formula="of:=STDEV([.$B$1:.B124])" office:value-type="float" office:value="19.1407748810614" calcext:value-type="float">
            <text:p>19.1407748811</text:p>
          </table:table-cell>
          <table:table-cell table:style-name="ce1" table:formula="of:=[.D124]/[.E124]" office:value-type="float" office:value="3.44813626460353" calcext:value-type="float">
            <text:p>3.4481362646</text:p>
          </table:table-cell>
          <table:table-cell table:style-name="ce1" table:number-columns-repeated="6"/>
          <table:table-cell table:style-name="ce2" table:formula="of:=LOG([.N124])" office:value-type="float" office:value="2.0899051114394" calcext:value-type="float">
            <text:p>2.0899051114</text:p>
          </table:table-cell>
          <table:table-cell table:style-name="ce3" table:formula="of:=[.N123]+1" office:value-type="float" office:value="123" calcext:value-type="float">
            <text:p>12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9" calcext:value-type="float">
            <text:p>179</text:p>
          </table:table-cell>
          <table:table-cell table:style-name="ce1" table:formula="of:=[.A125]-[.$K$1]" office:value-type="float" office:value="29.68" calcext:value-type="float">
            <text:p>29.68</text:p>
          </table:table-cell>
          <table:table-cell table:style-name="ce1" table:formula="of:=SUM([.$B$1:.B125])" office:value-type="float" office:value="18.36" calcext:value-type="float">
            <text:p>18.36</text:p>
          </table:table-cell>
          <table:table-cell table:style-name="ce1" table:formula="of:=MAX([.$B$1:.B125])-MIN([.$B$1:.B125])" office:value-type="float" office:value="66" calcext:value-type="float">
            <text:p>66</text:p>
          </table:table-cell>
          <table:table-cell table:style-name="ce1" table:formula="of:=STDEV([.$B$1:.B125])" office:value-type="float" office:value="19.2317781373065" calcext:value-type="float">
            <text:p>19.2317781373</text:p>
          </table:table-cell>
          <table:table-cell table:style-name="ce1" table:formula="of:=[.D125]/[.E125]" office:value-type="float" office:value="3.43181995594941" calcext:value-type="float">
            <text:p>3.4318199559</text:p>
          </table:table-cell>
          <table:table-cell table:style-name="ce1" table:number-columns-repeated="6"/>
          <table:table-cell table:style-name="ce2" table:formula="of:=LOG([.N125])" office:value-type="float" office:value="2.09342168516224" calcext:value-type="float">
            <text:p>2.0934216852</text:p>
          </table:table-cell>
          <table:table-cell table:style-name="ce3" table:formula="of:=[.N124]+1" office:value-type="float" office:value="124" calcext:value-type="float">
            <text:p>12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7" calcext:value-type="float">
            <text:p>137</text:p>
          </table:table-cell>
          <table:table-cell table:style-name="ce1" table:formula="of:=[.A126]-[.$K$1]" office:value-type="float" office:value="-12.32" calcext:value-type="float">
            <text:p>-12.32</text:p>
          </table:table-cell>
          <table:table-cell table:style-name="ce1" table:formula="of:=SUM([.$B$1:.B126])" office:value-type="float" office:value="18.36" calcext:value-type="float">
            <text:p>18.36</text:p>
          </table:table-cell>
          <table:table-cell table:style-name="ce1" table:formula="of:=MAX([.$B$1:.B126])-MIN([.$B$1:.B126])" office:value-type="float" office:value="66" calcext:value-type="float">
            <text:p>66</text:p>
          </table:table-cell>
          <table:table-cell table:style-name="ce1" table:formula="of:=STDEV([.$B$1:.B126])" office:value-type="float" office:value="19.1943377894264" calcext:value-type="float">
            <text:p>19.1943377894</text:p>
          </table:table-cell>
          <table:table-cell table:style-name="ce1" table:formula="of:=[.D126]/[.E126]" office:value-type="float" office:value="3.43851404117507" calcext:value-type="float">
            <text:p>3.4385140412</text:p>
          </table:table-cell>
          <table:table-cell table:style-name="ce1" table:number-columns-repeated="6"/>
          <table:table-cell table:style-name="ce2" table:formula="of:=LOG([.N126])" office:value-type="float" office:value="2.09691001300806" calcext:value-type="float">
            <text:p>2.096910013</text:p>
          </table:table-cell>
          <table:table-cell table:style-name="ce3" table:formula="of:=[.N125]+1" office:value-type="float" office:value="125" calcext:value-type="float">
            <text:p>12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1" calcext:value-type="float">
            <text:p>141</text:p>
          </table:table-cell>
          <table:table-cell table:style-name="ce1" table:formula="of:=[.A127]-[.$K$1]" office:value-type="float" office:value="-8.31999999999999" calcext:value-type="float">
            <text:p>-8.32</text:p>
          </table:table-cell>
          <table:table-cell table:style-name="ce1" table:formula="of:=SUM([.$B$1:.B127])" office:value-type="float" office:value="18.36" calcext:value-type="float">
            <text:p>18.36</text:p>
          </table:table-cell>
          <table:table-cell table:style-name="ce1" table:formula="of:=MAX([.$B$1:.B127])-MIN([.$B$1:.B127])" office:value-type="float" office:value="66" calcext:value-type="float">
            <text:p>66</text:p>
          </table:table-cell>
          <table:table-cell table:style-name="ce1" table:formula="of:=STDEV([.$B$1:.B127])" office:value-type="float" office:value="19.1375049180448" calcext:value-type="float">
            <text:p>19.137504918</text:p>
          </table:table-cell>
          <table:table-cell table:style-name="ce1" table:formula="of:=[.D127]/[.E127]" office:value-type="float" office:value="3.44872543639523" calcext:value-type="float">
            <text:p>3.4487254364</text:p>
          </table:table-cell>
          <table:table-cell table:style-name="ce1" table:number-columns-repeated="6"/>
          <table:table-cell table:style-name="ce2" table:formula="of:=LOG([.N127])" office:value-type="float" office:value="2.10037054511756" calcext:value-type="float">
            <text:p>2.1003705451</text:p>
          </table:table-cell>
          <table:table-cell table:style-name="ce3" table:formula="of:=[.N126]+1" office:value-type="float" office:value="126" calcext:value-type="float">
            <text:p>12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0" calcext:value-type="float">
            <text:p>140</text:p>
          </table:table-cell>
          <table:table-cell table:style-name="ce1" table:formula="of:=[.A128]-[.$K$1]" office:value-type="float" office:value="-9.31999999999999" calcext:value-type="float">
            <text:p>-9.32</text:p>
          </table:table-cell>
          <table:table-cell table:style-name="ce1" table:formula="of:=SUM([.$B$1:.B128])" office:value-type="float" office:value="18.36" calcext:value-type="float">
            <text:p>18.36</text:p>
          </table:table-cell>
          <table:table-cell table:style-name="ce1" table:formula="of:=MAX([.$B$1:.B128])-MIN([.$B$1:.B128])" office:value-type="float" office:value="66" calcext:value-type="float">
            <text:p>66</text:p>
          </table:table-cell>
          <table:table-cell table:style-name="ce1" table:formula="of:=STDEV([.$B$1:.B128])" office:value-type="float" office:value="19.0852557155608" calcext:value-type="float">
            <text:p>19.0852557156</text:p>
          </table:table-cell>
          <table:table-cell table:style-name="ce1" table:formula="of:=[.D128]/[.E128]" office:value-type="float" office:value="3.45816692129454" calcext:value-type="float">
            <text:p>3.4581669213</text:p>
          </table:table-cell>
          <table:table-cell table:style-name="ce1" table:number-columns-repeated="6"/>
          <table:table-cell table:style-name="ce2" table:formula="of:=LOG([.N128])" office:value-type="float" office:value="2.10380372095596" calcext:value-type="float">
            <text:p>2.103803721</text:p>
          </table:table-cell>
          <table:table-cell table:style-name="ce3" table:formula="of:=[.N127]+1" office:value-type="float" office:value="127" calcext:value-type="float">
            <text:p>12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6" calcext:value-type="float">
            <text:p>156</text:p>
          </table:table-cell>
          <table:table-cell table:style-name="ce1" table:formula="of:=[.A129]-[.$K$1]" office:value-type="float" office:value="6.68000000000001" calcext:value-type="float">
            <text:p>6.68</text:p>
          </table:table-cell>
          <table:table-cell table:style-name="ce1" table:formula="of:=SUM([.$B$1:.B129])" office:value-type="float" office:value="18.36" calcext:value-type="float">
            <text:p>18.36</text:p>
          </table:table-cell>
          <table:table-cell table:style-name="ce1" table:formula="of:=MAX([.$B$1:.B129])-MIN([.$B$1:.B129])" office:value-type="float" office:value="66" calcext:value-type="float">
            <text:p>66</text:p>
          </table:table-cell>
          <table:table-cell table:style-name="ce1" table:formula="of:=STDEV([.$B$1:.B129])" office:value-type="float" office:value="19.0165676440634" calcext:value-type="float">
            <text:p>19.0165676441</text:p>
          </table:table-cell>
          <table:table-cell table:style-name="ce1" table:formula="of:=[.D129]/[.E129]" office:value-type="float" office:value="3.47065786188833" calcext:value-type="float">
            <text:p>3.4706578619</text:p>
          </table:table-cell>
          <table:table-cell table:style-name="ce1" table:number-columns-repeated="6"/>
          <table:table-cell table:style-name="ce2" table:formula="of:=LOG([.N129])" office:value-type="float" office:value="2.10720996964787" calcext:value-type="float">
            <text:p>2.1072099696</text:p>
          </table:table-cell>
          <table:table-cell table:style-name="ce3" table:formula="of:=[.N128]+1" office:value-type="float" office:value="128" calcext:value-type="float">
            <text:p>12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0" calcext:value-type="float">
            <text:p>120</text:p>
          </table:table-cell>
          <table:table-cell table:style-name="ce1" table:formula="of:=[.A130]-[.$K$1]" office:value-type="float" office:value="-29.32" calcext:value-type="float">
            <text:p>-29.32</text:p>
          </table:table-cell>
          <table:table-cell table:style-name="ce1" table:formula="of:=SUM([.$B$1:.B130])" office:value-type="float" office:value="18.36" calcext:value-type="float">
            <text:p>18.36</text:p>
          </table:table-cell>
          <table:table-cell table:style-name="ce1" table:formula="of:=MAX([.$B$1:.B130])-MIN([.$B$1:.B130])" office:value-type="float" office:value="66" calcext:value-type="float">
            <text:p>66</text:p>
          </table:table-cell>
          <table:table-cell table:style-name="ce1" table:formula="of:=STDEV([.$B$1:.B130])" office:value-type="float" office:value="19.1320443821903" calcext:value-type="float">
            <text:p>19.1320443822</text:p>
          </table:table-cell>
          <table:table-cell table:style-name="ce1" table:formula="of:=[.D130]/[.E130]" office:value-type="float" office:value="3.44970974776947" calcext:value-type="float">
            <text:p>3.4497097478</text:p>
          </table:table-cell>
          <table:table-cell table:style-name="ce1" table:number-columns-repeated="6"/>
          <table:table-cell table:style-name="ce2" table:formula="of:=LOG([.N130])" office:value-type="float" office:value="2.11058971029925" calcext:value-type="float">
            <text:p>2.1105897103</text:p>
          </table:table-cell>
          <table:table-cell table:style-name="ce3" table:formula="of:=[.N129]+1" office:value-type="float" office:value="129" calcext:value-type="float">
            <text:p>12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2" calcext:value-type="float">
            <text:p>122</text:p>
          </table:table-cell>
          <table:table-cell table:style-name="ce1" table:formula="of:=[.A131]-[.$K$1]" office:value-type="float" office:value="-27.32" calcext:value-type="float">
            <text:p>-27.32</text:p>
          </table:table-cell>
          <table:table-cell table:style-name="ce1" table:formula="of:=SUM([.$B$1:.B131])" office:value-type="float" office:value="18.36" calcext:value-type="float">
            <text:p>18.36</text:p>
          </table:table-cell>
          <table:table-cell table:style-name="ce1" table:formula="of:=MAX([.$B$1:.B131])-MIN([.$B$1:.B131])" office:value-type="float" office:value="66" calcext:value-type="float">
            <text:p>66</text:p>
          </table:table-cell>
          <table:table-cell table:style-name="ce1" table:formula="of:=STDEV([.$B$1:.B131])" office:value-type="float" office:value="19.2189076748326" calcext:value-type="float">
            <text:p>19.2189076748</text:p>
          </table:table-cell>
          <table:table-cell table:style-name="ce1" table:formula="of:=[.D131]/[.E131]" office:value-type="float" office:value="3.43411816720613" calcext:value-type="float">
            <text:p>3.4341181672</text:p>
          </table:table-cell>
          <table:table-cell table:style-name="ce1" table:number-columns-repeated="6"/>
          <table:table-cell table:style-name="ce2" table:formula="of:=LOG([.N131])" office:value-type="float" office:value="2.11394335230684" calcext:value-type="float">
            <text:p>2.1139433523</text:p>
          </table:table-cell>
          <table:table-cell table:style-name="ce3" table:formula="of:=[.N130]+1" office:value-type="float" office:value="130" calcext:value-type="float">
            <text:p>13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7" calcext:value-type="float">
            <text:p>137</text:p>
          </table:table-cell>
          <table:table-cell table:style-name="ce1" table:formula="of:=[.A132]-[.$K$1]" office:value-type="float" office:value="-12.32" calcext:value-type="float">
            <text:p>-12.32</text:p>
          </table:table-cell>
          <table:table-cell table:style-name="ce1" table:formula="of:=SUM([.$B$1:.B132])" office:value-type="float" office:value="18.36" calcext:value-type="float">
            <text:p>18.36</text:p>
          </table:table-cell>
          <table:table-cell table:style-name="ce1" table:formula="of:=MAX([.$B$1:.B132])-MIN([.$B$1:.B132])" office:value-type="float" office:value="66" calcext:value-type="float">
            <text:p>66</text:p>
          </table:table-cell>
          <table:table-cell table:style-name="ce1" table:formula="of:=STDEV([.$B$1:.B132])" office:value-type="float" office:value="19.1796479187282" calcext:value-type="float">
            <text:p>19.1796479187</text:p>
          </table:table-cell>
          <table:table-cell table:style-name="ce1" table:formula="of:=[.D132]/[.E132]" office:value-type="float" office:value="3.44114763105497" calcext:value-type="float">
            <text:p>3.4411476311</text:p>
          </table:table-cell>
          <table:table-cell table:style-name="ce1" table:number-columns-repeated="6"/>
          <table:table-cell table:style-name="ce2" table:formula="of:=LOG([.N132])" office:value-type="float" office:value="2.11727129565576" calcext:value-type="float">
            <text:p>2.1172712957</text:p>
          </table:table-cell>
          <table:table-cell table:style-name="ce3" table:formula="of:=[.N131]+1" office:value-type="float" office:value="131" calcext:value-type="float">
            <text:p>13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0" calcext:value-type="float">
            <text:p>140</text:p>
          </table:table-cell>
          <table:table-cell table:style-name="ce1" table:formula="of:=[.A133]-[.$K$1]" office:value-type="float" office:value="-9.31999999999999" calcext:value-type="float">
            <text:p>-9.32</text:p>
          </table:table-cell>
          <table:table-cell table:style-name="ce1" table:formula="of:=SUM([.$B$1:.B133])" office:value-type="float" office:value="18.36" calcext:value-type="float">
            <text:p>18.36</text:p>
          </table:table-cell>
          <table:table-cell table:style-name="ce1" table:formula="of:=MAX([.$B$1:.B133])-MIN([.$B$1:.B133])" office:value-type="float" office:value="66" calcext:value-type="float">
            <text:p>66</text:p>
          </table:table-cell>
          <table:table-cell table:style-name="ce1" table:formula="of:=STDEV([.$B$1:.B133])" office:value-type="float" office:value="19.1267641144811" calcext:value-type="float">
            <text:p>19.1267641145</text:p>
          </table:table-cell>
          <table:table-cell table:style-name="ce1" table:formula="of:=[.D133]/[.E133]" office:value-type="float" office:value="3.45066209866784" calcext:value-type="float">
            <text:p>3.4506620987</text:p>
          </table:table-cell>
          <table:table-cell table:style-name="ce1" table:number-columns-repeated="6"/>
          <table:table-cell table:style-name="ce2" table:formula="of:=LOG([.N133])" office:value-type="float" office:value="2.12057393120585" calcext:value-type="float">
            <text:p>2.1205739312</text:p>
          </table:table-cell>
          <table:table-cell table:style-name="ce3" table:formula="of:=[.N132]+1" office:value-type="float" office:value="132" calcext:value-type="float">
            <text:p>13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4" calcext:value-type="float">
            <text:p>154</text:p>
          </table:table-cell>
          <table:table-cell table:style-name="ce1" table:formula="of:=[.A134]-[.$K$1]" office:value-type="float" office:value="4.68000000000001" calcext:value-type="float">
            <text:p>4.68</text:p>
          </table:table-cell>
          <table:table-cell table:style-name="ce1" table:formula="of:=SUM([.$B$1:.B134])" office:value-type="float" office:value="18.36" calcext:value-type="float">
            <text:p>18.36</text:p>
          </table:table-cell>
          <table:table-cell table:style-name="ce1" table:formula="of:=MAX([.$B$1:.B134])-MIN([.$B$1:.B134])" office:value-type="float" office:value="66" calcext:value-type="float">
            <text:p>66</text:p>
          </table:table-cell>
          <table:table-cell table:style-name="ce1" table:formula="of:=STDEV([.$B$1:.B134])" office:value-type="float" office:value="19.0578798158949" calcext:value-type="float">
            <text:p>19.0578798159</text:p>
          </table:table-cell>
          <table:table-cell table:style-name="ce1" table:formula="of:=[.D134]/[.E134]" office:value-type="float" office:value="3.46313444294856" calcext:value-type="float">
            <text:p>3.4631344429</text:p>
          </table:table-cell>
          <table:table-cell table:style-name="ce1" table:number-columns-repeated="6"/>
          <table:table-cell table:style-name="ce2" table:formula="of:=LOG([.N134])" office:value-type="float" office:value="2.12385164096709" calcext:value-type="float">
            <text:p>2.123851641</text:p>
          </table:table-cell>
          <table:table-cell table:style-name="ce3" table:formula="of:=[.N133]+1" office:value-type="float" office:value="133" calcext:value-type="float">
            <text:p>13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7" calcext:value-type="float">
            <text:p>157</text:p>
          </table:table-cell>
          <table:table-cell table:style-name="ce1" table:formula="of:=[.A135]-[.$K$1]" office:value-type="float" office:value="7.68000000000001" calcext:value-type="float">
            <text:p>7.68</text:p>
          </table:table-cell>
          <table:table-cell table:style-name="ce1" table:formula="of:=SUM([.$B$1:.B135])" office:value-type="float" office:value="18.36" calcext:value-type="float">
            <text:p>18.36</text:p>
          </table:table-cell>
          <table:table-cell table:style-name="ce1" table:formula="of:=MAX([.$B$1:.B135])-MIN([.$B$1:.B135])" office:value-type="float" office:value="66" calcext:value-type="float">
            <text:p>66</text:p>
          </table:table-cell>
          <table:table-cell table:style-name="ce1" table:formula="of:=STDEV([.$B$1:.B135])" office:value-type="float" office:value="18.9961504348456" calcext:value-type="float">
            <text:p>18.9961504348</text:p>
          </table:table-cell>
          <table:table-cell table:style-name="ce1" table:formula="of:=[.D135]/[.E135]" office:value-type="float" office:value="3.47438815176642" calcext:value-type="float">
            <text:p>3.4743881518</text:p>
          </table:table-cell>
          <table:table-cell table:style-name="ce1" table:number-columns-repeated="6"/>
          <table:table-cell table:style-name="ce2" table:formula="of:=LOG([.N135])" office:value-type="float" office:value="2.12710479836481" calcext:value-type="float">
            <text:p>2.1271047984</text:p>
          </table:table-cell>
          <table:table-cell table:style-name="ce3" table:formula="of:=[.N134]+1" office:value-type="float" office:value="134" calcext:value-type="float">
            <text:p>13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7" calcext:value-type="float">
            <text:p>147</text:p>
          </table:table-cell>
          <table:table-cell table:style-name="ce1" table:formula="of:=[.A136]-[.$K$1]" office:value-type="float" office:value="-2.31999999999999" calcext:value-type="float">
            <text:p>-2.32</text:p>
          </table:table-cell>
          <table:table-cell table:style-name="ce1" table:formula="of:=SUM([.$B$1:.B136])" office:value-type="float" office:value="18.36" calcext:value-type="float">
            <text:p>18.36</text:p>
          </table:table-cell>
          <table:table-cell table:style-name="ce1" table:formula="of:=MAX([.$B$1:.B136])-MIN([.$B$1:.B136])" office:value-type="float" office:value="66" calcext:value-type="float">
            <text:p>66</text:p>
          </table:table-cell>
          <table:table-cell table:style-name="ce1" table:formula="of:=STDEV([.$B$1:.B136])" office:value-type="float" office:value="18.9274903531223" calcext:value-type="float">
            <text:p>18.9274903531</text:p>
          </table:table-cell>
          <table:table-cell table:style-name="ce1" table:formula="of:=[.D136]/[.E136]" office:value-type="float" office:value="3.4869916068462" calcext:value-type="float">
            <text:p>3.4869916068</text:p>
          </table:table-cell>
          <table:table-cell table:style-name="ce1" table:number-columns-repeated="6"/>
          <table:table-cell table:style-name="ce2" table:formula="of:=LOG([.N136])" office:value-type="float" office:value="2.13033376849501" calcext:value-type="float">
            <text:p>2.1303337685</text:p>
          </table:table-cell>
          <table:table-cell table:style-name="ce3" table:formula="of:=[.N135]+1" office:value-type="float" office:value="135" calcext:value-type="float">
            <text:p>13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3" calcext:value-type="float">
            <text:p>143</text:p>
          </table:table-cell>
          <table:table-cell table:style-name="ce1" table:formula="of:=[.A137]-[.$K$1]" office:value-type="float" office:value="-6.31999999999999" calcext:value-type="float">
            <text:p>-6.32</text:p>
          </table:table-cell>
          <table:table-cell table:style-name="ce1" table:formula="of:=SUM([.$B$1:.B137])" office:value-type="float" office:value="18.36" calcext:value-type="float">
            <text:p>18.36</text:p>
          </table:table-cell>
          <table:table-cell table:style-name="ce1" table:formula="of:=MAX([.$B$1:.B137])-MIN([.$B$1:.B137])" office:value-type="float" office:value="66" calcext:value-type="float">
            <text:p>66</text:p>
          </table:table-cell>
          <table:table-cell table:style-name="ce1" table:formula="of:=STDEV([.$B$1:.B137])" office:value-type="float" office:value="18.8673762750778" calcext:value-type="float">
            <text:p>18.8673762751</text:p>
          </table:table-cell>
          <table:table-cell table:style-name="ce1" table:formula="of:=[.D137]/[.E137]" office:value-type="float" office:value="3.4981016458118" calcext:value-type="float">
            <text:p>3.4981016458</text:p>
          </table:table-cell>
          <table:table-cell table:style-name="ce1" table:number-columns-repeated="6"/>
          <table:table-cell table:style-name="ce2" table:formula="of:=LOG([.N137])" office:value-type="float" office:value="2.13353890837022" calcext:value-type="float">
            <text:p>2.1335389084</text:p>
          </table:table-cell>
          <table:table-cell table:style-name="ce3" table:formula="of:=[.N136]+1" office:value-type="float" office:value="136" calcext:value-type="float">
            <text:p>13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8" calcext:value-type="float">
            <text:p>178</text:p>
          </table:table-cell>
          <table:table-cell table:style-name="ce1" table:formula="of:=[.A138]-[.$K$1]" office:value-type="float" office:value="28.68" calcext:value-type="float">
            <text:p>28.68</text:p>
          </table:table-cell>
          <table:table-cell table:style-name="ce1" table:formula="of:=SUM([.$B$1:.B138])" office:value-type="float" office:value="18.36" calcext:value-type="float">
            <text:p>18.36</text:p>
          </table:table-cell>
          <table:table-cell table:style-name="ce1" table:formula="of:=MAX([.$B$1:.B138])-MIN([.$B$1:.B138])" office:value-type="float" office:value="66" calcext:value-type="float">
            <text:p>66</text:p>
          </table:table-cell>
          <table:table-cell table:style-name="ce1" table:formula="of:=STDEV([.$B$1:.B138])" office:value-type="float" office:value="18.9489743942373" calcext:value-type="float">
            <text:p>18.9489743942</text:p>
          </table:table-cell>
          <table:table-cell table:style-name="ce1" table:formula="of:=[.D138]/[.E138]" office:value-type="float" office:value="3.48303811208229" calcext:value-type="float">
            <text:p>3.4830381121</text:p>
          </table:table-cell>
          <table:table-cell table:style-name="ce1" table:number-columns-repeated="6"/>
          <table:table-cell table:style-name="ce2" table:formula="of:=LOG([.N138])" office:value-type="float" office:value="2.13672056715641" calcext:value-type="float">
            <text:p>2.1367205672</text:p>
          </table:table-cell>
          <table:table-cell table:style-name="ce3" table:formula="of:=[.N137]+1" office:value-type="float" office:value="137" calcext:value-type="float">
            <text:p>13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3" calcext:value-type="float">
            <text:p>153</text:p>
          </table:table-cell>
          <table:table-cell table:style-name="ce1" table:formula="of:=[.A139]-[.$K$1]" office:value-type="float" office:value="3.68000000000001" calcext:value-type="float">
            <text:p>3.68</text:p>
          </table:table-cell>
          <table:table-cell table:style-name="ce1" table:formula="of:=SUM([.$B$1:.B139])" office:value-type="float" office:value="18.36" calcext:value-type="float">
            <text:p>18.36</text:p>
          </table:table-cell>
          <table:table-cell table:style-name="ce1" table:formula="of:=MAX([.$B$1:.B139])-MIN([.$B$1:.B139])" office:value-type="float" office:value="66" calcext:value-type="float">
            <text:p>66</text:p>
          </table:table-cell>
          <table:table-cell table:style-name="ce1" table:formula="of:=STDEV([.$B$1:.B139])" office:value-type="float" office:value="18.8816921488715" calcext:value-type="float">
            <text:p>18.8816921489</text:p>
          </table:table-cell>
          <table:table-cell table:style-name="ce1" table:formula="of:=[.D139]/[.E139]" office:value-type="float" office:value="3.49544942686425" calcext:value-type="float">
            <text:p>3.4954494269</text:p>
          </table:table-cell>
          <table:table-cell table:style-name="ce1" table:number-columns-repeated="6"/>
          <table:table-cell table:style-name="ce2" table:formula="of:=LOG([.N139])" office:value-type="float" office:value="2.13987908640124" calcext:value-type="float">
            <text:p>2.1398790864</text:p>
          </table:table-cell>
          <table:table-cell table:style-name="ce3" table:formula="of:=[.N138]+1" office:value-type="float" office:value="138" calcext:value-type="float">
            <text:p>13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7" calcext:value-type="float">
            <text:p>157</text:p>
          </table:table-cell>
          <table:table-cell table:style-name="ce1" table:formula="of:=[.A140]-[.$K$1]" office:value-type="float" office:value="7.68000000000001" calcext:value-type="float">
            <text:p>7.68</text:p>
          </table:table-cell>
          <table:table-cell table:style-name="ce1" table:formula="of:=SUM([.$B$1:.B140])" office:value-type="float" office:value="18.36" calcext:value-type="float">
            <text:p>18.36</text:p>
          </table:table-cell>
          <table:table-cell table:style-name="ce1" table:formula="of:=MAX([.$B$1:.B140])-MIN([.$B$1:.B140])" office:value-type="float" office:value="66" calcext:value-type="float">
            <text:p>66</text:p>
          </table:table-cell>
          <table:table-cell table:style-name="ce1" table:formula="of:=STDEV([.$B$1:.B140])" office:value-type="float" office:value="18.8223847732128" calcext:value-type="float">
            <text:p>18.8223847732</text:p>
          </table:table-cell>
          <table:table-cell table:style-name="ce1" table:formula="of:=[.D140]/[.E140]" office:value-type="float" office:value="3.50646322425245" calcext:value-type="float">
            <text:p>3.5064632243</text:p>
          </table:table-cell>
          <table:table-cell table:style-name="ce1" table:number-columns-repeated="6"/>
          <table:table-cell table:style-name="ce2" table:formula="of:=LOG([.N140])" office:value-type="float" office:value="2.14301480025409" calcext:value-type="float">
            <text:p>2.1430148003</text:p>
          </table:table-cell>
          <table:table-cell table:style-name="ce3" table:formula="of:=[.N139]+1" office:value-type="float" office:value="139" calcext:value-type="float">
            <text:p>13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8" calcext:value-type="float">
            <text:p>148</text:p>
          </table:table-cell>
          <table:table-cell table:style-name="ce1" table:formula="of:=[.A141]-[.$K$1]" office:value-type="float" office:value="-1.31999999999999" calcext:value-type="float">
            <text:p>-1.32</text:p>
          </table:table-cell>
          <table:table-cell table:style-name="ce1" table:formula="of:=SUM([.$B$1:.B141])" office:value-type="float" office:value="18.36" calcext:value-type="float">
            <text:p>18.36</text:p>
          </table:table-cell>
          <table:table-cell table:style-name="ce1" table:formula="of:=MAX([.$B$1:.B141])-MIN([.$B$1:.B141])" office:value-type="float" office:value="66" calcext:value-type="float">
            <text:p>66</text:p>
          </table:table-cell>
          <table:table-cell table:style-name="ce1" table:formula="of:=STDEV([.$B$1:.B141])" office:value-type="float" office:value="18.7560108568536" calcext:value-type="float">
            <text:p>18.7560108569</text:p>
          </table:table-cell>
          <table:table-cell table:style-name="ce1" table:formula="of:=[.D141]/[.E141]" office:value-type="float" office:value="3.51887192344437" calcext:value-type="float">
            <text:p>3.5188719234</text:p>
          </table:table-cell>
          <table:table-cell table:style-name="ce1" table:number-columns-repeated="6"/>
          <table:table-cell table:style-name="ce2" table:formula="of:=LOG([.N141])" office:value-type="float" office:value="2.14612803567824" calcext:value-type="float">
            <text:p>2.1461280357</text:p>
          </table:table-cell>
          <table:table-cell table:style-name="ce3" table:formula="of:=[.N140]+1" office:value-type="float" office:value="140" calcext:value-type="float">
            <text:p>14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7" calcext:value-type="float">
            <text:p>137</text:p>
          </table:table-cell>
          <table:table-cell table:style-name="ce1" table:formula="of:=[.A142]-[.$K$1]" office:value-type="float" office:value="-12.32" calcext:value-type="float">
            <text:p>-12.32</text:p>
          </table:table-cell>
          <table:table-cell table:style-name="ce1" table:formula="of:=SUM([.$B$1:.B142])" office:value-type="float" office:value="18.36" calcext:value-type="float">
            <text:p>18.36</text:p>
          </table:table-cell>
          <table:table-cell table:style-name="ce1" table:formula="of:=MAX([.$B$1:.B142])-MIN([.$B$1:.B142])" office:value-type="float" office:value="66" calcext:value-type="float">
            <text:p>66</text:p>
          </table:table-cell>
          <table:table-cell table:style-name="ce1" table:formula="of:=STDEV([.$B$1:.B142])" office:value-type="float" office:value="18.7224201982573" calcext:value-type="float">
            <text:p>18.7224201983</text:p>
          </table:table-cell>
          <table:table-cell table:style-name="ce1" table:formula="of:=[.D142]/[.E142]" office:value-type="float" office:value="3.52518527525322" calcext:value-type="float">
            <text:p>3.5251852753</text:p>
          </table:table-cell>
          <table:table-cell table:style-name="ce1" table:number-columns-repeated="6"/>
          <table:table-cell table:style-name="ce2" table:formula="of:=LOG([.N142])" office:value-type="float" office:value="2.14921911265538" calcext:value-type="float">
            <text:p>2.1492191127</text:p>
          </table:table-cell>
          <table:table-cell table:style-name="ce3" table:formula="of:=[.N141]+1" office:value-type="float" office:value="141" calcext:value-type="float">
            <text:p>14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5" calcext:value-type="float">
            <text:p>165</text:p>
          </table:table-cell>
          <table:table-cell table:style-name="ce1" table:formula="of:=[.A143]-[.$K$1]" office:value-type="float" office:value="15.68" calcext:value-type="float">
            <text:p>15.68</text:p>
          </table:table-cell>
          <table:table-cell table:style-name="ce1" table:formula="of:=SUM([.$B$1:.B143])" office:value-type="float" office:value="18.36" calcext:value-type="float">
            <text:p>18.36</text:p>
          </table:table-cell>
          <table:table-cell table:style-name="ce1" table:formula="of:=MAX([.$B$1:.B143])-MIN([.$B$1:.B143])" office:value-type="float" office:value="66" calcext:value-type="float">
            <text:p>66</text:p>
          </table:table-cell>
          <table:table-cell table:style-name="ce1" table:formula="of:=STDEV([.$B$1:.B143])" office:value-type="float" office:value="18.6976360962425" calcext:value-type="float">
            <text:p>18.6976360962</text:p>
          </table:table-cell>
          <table:table-cell table:style-name="ce1" table:formula="of:=[.D143]/[.E143]" office:value-type="float" office:value="3.52985798099169" calcext:value-type="float">
            <text:p>3.529857981</text:p>
          </table:table-cell>
          <table:table-cell table:style-name="ce1" table:number-columns-repeated="6"/>
          <table:table-cell table:style-name="ce2" table:formula="of:=LOG([.N143])" office:value-type="float" office:value="2.15228834438306" calcext:value-type="float">
            <text:p>2.1522883444</text:p>
          </table:table-cell>
          <table:table-cell table:style-name="ce3" table:formula="of:=[.N142]+1" office:value-type="float" office:value="142" calcext:value-type="float">
            <text:p>14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4" calcext:value-type="float">
            <text:p>164</text:p>
          </table:table-cell>
          <table:table-cell table:style-name="ce1" table:formula="of:=[.A144]-[.$K$1]" office:value-type="float" office:value="14.68" calcext:value-type="float">
            <text:p>14.68</text:p>
          </table:table-cell>
          <table:table-cell table:style-name="ce1" table:formula="of:=SUM([.$B$1:.B144])" office:value-type="float" office:value="18.36" calcext:value-type="float">
            <text:p>18.36</text:p>
          </table:table-cell>
          <table:table-cell table:style-name="ce1" table:formula="of:=MAX([.$B$1:.B144])-MIN([.$B$1:.B144])" office:value-type="float" office:value="66" calcext:value-type="float">
            <text:p>66</text:p>
          </table:table-cell>
          <table:table-cell table:style-name="ce1" table:formula="of:=STDEV([.$B$1:.B144])" office:value-type="float" office:value="18.6673001370202" calcext:value-type="float">
            <text:p>18.667300137</text:p>
          </table:table-cell>
          <table:table-cell table:style-name="ce1" table:formula="of:=[.D144]/[.E144]" office:value-type="float" office:value="3.5355943020979" calcext:value-type="float">
            <text:p>3.5355943021</text:p>
          </table:table-cell>
          <table:table-cell table:style-name="ce1" table:number-columns-repeated="6"/>
          <table:table-cell table:style-name="ce2" table:formula="of:=LOG([.N144])" office:value-type="float" office:value="2.15533603746506" calcext:value-type="float">
            <text:p>2.1553360375</text:p>
          </table:table-cell>
          <table:table-cell table:style-name="ce3" table:formula="of:=[.N143]+1" office:value-type="float" office:value="143" calcext:value-type="float">
            <text:p>14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5" calcext:value-type="float">
            <text:p>135</text:p>
          </table:table-cell>
          <table:table-cell table:style-name="ce1" table:formula="of:=[.A145]-[.$K$1]" office:value-type="float" office:value="-14.32" calcext:value-type="float">
            <text:p>-14.32</text:p>
          </table:table-cell>
          <table:table-cell table:style-name="ce1" table:formula="of:=SUM([.$B$1:.B145])" office:value-type="float" office:value="18.36" calcext:value-type="float">
            <text:p>18.36</text:p>
          </table:table-cell>
          <table:table-cell table:style-name="ce1" table:formula="of:=MAX([.$B$1:.B145])-MIN([.$B$1:.B145])" office:value-type="float" office:value="66" calcext:value-type="float">
            <text:p>66</text:p>
          </table:table-cell>
          <table:table-cell table:style-name="ce1" table:formula="of:=STDEV([.$B$1:.B145])" office:value-type="float" office:value="18.6460194718764" calcext:value-type="float">
            <text:p>18.6460194719</text:p>
          </table:table-cell>
          <table:table-cell table:style-name="ce1" table:formula="of:=[.D145]/[.E145]" office:value-type="float" office:value="3.53962946888193" calcext:value-type="float">
            <text:p>3.5396294689</text:p>
          </table:table-cell>
          <table:table-cell table:style-name="ce1" table:number-columns-repeated="6"/>
          <table:table-cell table:style-name="ce2" table:formula="of:=LOG([.N145])" office:value-type="float" office:value="2.15836249209525" calcext:value-type="float">
            <text:p>2.1583624921</text:p>
          </table:table-cell>
          <table:table-cell table:style-name="ce3" table:formula="of:=[.N144]+1" office:value-type="float" office:value="144" calcext:value-type="float">
            <text:p>14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0" calcext:value-type="float">
            <text:p>130</text:p>
          </table:table-cell>
          <table:table-cell table:style-name="ce1" table:formula="of:=[.A146]-[.$K$1]" office:value-type="float" office:value="-19.32" calcext:value-type="float">
            <text:p>-19.32</text:p>
          </table:table-cell>
          <table:table-cell table:style-name="ce1" table:formula="of:=SUM([.$B$1:.B146])" office:value-type="float" office:value="18.36" calcext:value-type="float">
            <text:p>18.36</text:p>
          </table:table-cell>
          <table:table-cell table:style-name="ce1" table:formula="of:=MAX([.$B$1:.B146])-MIN([.$B$1:.B146])" office:value-type="float" office:value="66" calcext:value-type="float">
            <text:p>66</text:p>
          </table:table-cell>
          <table:table-cell table:style-name="ce1" table:formula="of:=STDEV([.$B$1:.B146])" office:value-type="float" office:value="18.6570217114172" calcext:value-type="float">
            <text:p>18.6570217114</text:p>
          </table:table-cell>
          <table:table-cell table:style-name="ce1" table:formula="of:=[.D146]/[.E146]" office:value-type="float" office:value="3.53754211260906" calcext:value-type="float">
            <text:p>3.5375421126</text:p>
          </table:table-cell>
          <table:table-cell table:style-name="ce1" table:number-columns-repeated="6"/>
          <table:table-cell table:style-name="ce2" table:formula="of:=LOG([.N146])" office:value-type="float" office:value="2.16136800223497" calcext:value-type="float">
            <text:p>2.1613680022</text:p>
          </table:table-cell>
          <table:table-cell table:style-name="ce3" table:formula="of:=[.N145]+1" office:value-type="float" office:value="145" calcext:value-type="float">
            <text:p>14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8" calcext:value-type="float">
            <text:p>158</text:p>
          </table:table-cell>
          <table:table-cell table:style-name="ce1" table:formula="of:=[.A147]-[.$K$1]" office:value-type="float" office:value="8.68000000000001" calcext:value-type="float">
            <text:p>8.68</text:p>
          </table:table-cell>
          <table:table-cell table:style-name="ce1" table:formula="of:=SUM([.$B$1:.B147])" office:value-type="float" office:value="18.36" calcext:value-type="float">
            <text:p>18.36</text:p>
          </table:table-cell>
          <table:table-cell table:style-name="ce1" table:formula="of:=MAX([.$B$1:.B147])-MIN([.$B$1:.B147])" office:value-type="float" office:value="66" calcext:value-type="float">
            <text:p>66</text:p>
          </table:table-cell>
          <table:table-cell table:style-name="ce1" table:formula="of:=STDEV([.$B$1:.B147])" office:value-type="float" office:value="18.604403962476" calcext:value-type="float">
            <text:p>18.6044039625</text:p>
          </table:table-cell>
          <table:table-cell table:style-name="ce1" table:formula="of:=[.D147]/[.E147]" office:value-type="float" office:value="3.5475471363188" calcext:value-type="float">
            <text:p>3.5475471363</text:p>
          </table:table-cell>
          <table:table-cell table:style-name="ce1" table:number-columns-repeated="6"/>
          <table:table-cell table:style-name="ce2" table:formula="of:=LOG([.N147])" office:value-type="float" office:value="2.16435285578444" calcext:value-type="float">
            <text:p>2.1643528558</text:p>
          </table:table-cell>
          <table:table-cell table:style-name="ce3" table:formula="of:=[.N146]+1" office:value-type="float" office:value="146" calcext:value-type="float">
            <text:p>14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3" calcext:value-type="float">
            <text:p>163</text:p>
          </table:table-cell>
          <table:table-cell table:style-name="ce1" table:formula="of:=[.A148]-[.$K$1]" office:value-type="float" office:value="13.68" calcext:value-type="float">
            <text:p>13.68</text:p>
          </table:table-cell>
          <table:table-cell table:style-name="ce1" table:formula="of:=SUM([.$B$1:.B148])" office:value-type="float" office:value="18.36" calcext:value-type="float">
            <text:p>18.36</text:p>
          </table:table-cell>
          <table:table-cell table:style-name="ce1" table:formula="of:=MAX([.$B$1:.B148])-MIN([.$B$1:.B148])" office:value-type="float" office:value="66" calcext:value-type="float">
            <text:p>66</text:p>
          </table:table-cell>
          <table:table-cell table:style-name="ce1" table:formula="of:=STDEV([.$B$1:.B148])" office:value-type="float" office:value="18.5710164789444" calcext:value-type="float">
            <text:p>18.5710164789</text:p>
          </table:table-cell>
          <table:table-cell table:style-name="ce1" table:formula="of:=[.D148]/[.E148]" office:value-type="float" office:value="3.55392501400395" calcext:value-type="float">
            <text:p>3.553925014</text:p>
          </table:table-cell>
          <table:table-cell table:style-name="ce1" table:number-columns-repeated="6"/>
          <table:table-cell table:style-name="ce2" table:formula="of:=LOG([.N148])" office:value-type="float" office:value="2.16731733474818" calcext:value-type="float">
            <text:p>2.1673173347</text:p>
          </table:table-cell>
          <table:table-cell table:style-name="ce3" table:formula="of:=[.N147]+1" office:value-type="float" office:value="147" calcext:value-type="float">
            <text:p>14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8" calcext:value-type="float">
            <text:p>168</text:p>
          </table:table-cell>
          <table:table-cell table:style-name="ce1" table:formula="of:=[.A149]-[.$K$1]" office:value-type="float" office:value="18.68" calcext:value-type="float">
            <text:p>18.68</text:p>
          </table:table-cell>
          <table:table-cell table:style-name="ce1" table:formula="of:=SUM([.$B$1:.B149])" office:value-type="float" office:value="18.36" calcext:value-type="float">
            <text:p>18.36</text:p>
          </table:table-cell>
          <table:table-cell table:style-name="ce1" table:formula="of:=MAX([.$B$1:.B149])-MIN([.$B$1:.B149])" office:value-type="float" office:value="66" calcext:value-type="float">
            <text:p>66</text:p>
          </table:table-cell>
          <table:table-cell table:style-name="ce1" table:formula="of:=STDEV([.$B$1:.B149])" office:value-type="float" office:value="18.5652061202585" calcext:value-type="float">
            <text:p>18.5652061203</text:p>
          </table:table-cell>
          <table:table-cell table:style-name="ce1" table:formula="of:=[.D149]/[.E149]" office:value-type="float" office:value="3.55503728708836" calcext:value-type="float">
            <text:p>3.5550372871</text:p>
          </table:table-cell>
          <table:table-cell table:style-name="ce1" table:number-columns-repeated="6"/>
          <table:table-cell table:style-name="ce2" table:formula="of:=LOG([.N149])" office:value-type="float" office:value="2.17026171539496" calcext:value-type="float">
            <text:p>2.1702617154</text:p>
          </table:table-cell>
          <table:table-cell table:style-name="ce3" table:formula="of:=[.N148]+1" office:value-type="float" office:value="148" calcext:value-type="float">
            <text:p>14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8" calcext:value-type="float">
            <text:p>148</text:p>
          </table:table-cell>
          <table:table-cell table:style-name="ce1" table:formula="of:=[.A150]-[.$K$1]" office:value-type="float" office:value="-1.31999999999999" calcext:value-type="float">
            <text:p>-1.32</text:p>
          </table:table-cell>
          <table:table-cell table:style-name="ce1" table:formula="of:=SUM([.$B$1:.B150])" office:value-type="float" office:value="18.36" calcext:value-type="float">
            <text:p>18.36</text:p>
          </table:table-cell>
          <table:table-cell table:style-name="ce1" table:formula="of:=MAX([.$B$1:.B150])-MIN([.$B$1:.B150])" office:value-type="float" office:value="66" calcext:value-type="float">
            <text:p>66</text:p>
          </table:table-cell>
          <table:table-cell table:style-name="ce1" table:formula="of:=STDEV([.$B$1:.B150])" office:value-type="float" office:value="18.5038130177774" calcext:value-type="float">
            <text:p>18.5038130178</text:p>
          </table:table-cell>
          <table:table-cell table:style-name="ce1" table:formula="of:=[.D150]/[.E150]" office:value-type="float" office:value="3.56683241105987" calcext:value-type="float">
            <text:p>3.5668324111</text:p>
          </table:table-cell>
          <table:table-cell table:style-name="ce1" table:number-columns-repeated="6"/>
          <table:table-cell table:style-name="ce2" table:formula="of:=LOG([.N150])" office:value-type="float" office:value="2.17318626841227" calcext:value-type="float">
            <text:p>2.1731862684</text:p>
          </table:table-cell>
          <table:table-cell table:style-name="ce3" table:formula="of:=[.N149]+1" office:value-type="float" office:value="149" calcext:value-type="float">
            <text:p>14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8" calcext:value-type="float">
            <text:p>138</text:p>
          </table:table-cell>
          <table:table-cell table:style-name="ce1" table:formula="of:=[.A151]-[.$K$1]" office:value-type="float" office:value="-11.32" calcext:value-type="float">
            <text:p>-11.32</text:p>
          </table:table-cell>
          <table:table-cell table:style-name="ce1" table:formula="of:=SUM([.$B$1:.B151])" office:value-type="float" office:value="18.36" calcext:value-type="float">
            <text:p>18.36</text:p>
          </table:table-cell>
          <table:table-cell table:style-name="ce1" table:formula="of:=MAX([.$B$1:.B151])-MIN([.$B$1:.B151])" office:value-type="float" office:value="66" calcext:value-type="float">
            <text:p>66</text:p>
          </table:table-cell>
          <table:table-cell table:style-name="ce1" table:formula="of:=STDEV([.$B$1:.B151])" office:value-type="float" office:value="18.4694103045493" calcext:value-type="float">
            <text:p>18.4694103045</text:p>
          </table:table-cell>
          <table:table-cell table:style-name="ce1" table:formula="of:=[.D151]/[.E151]" office:value-type="float" office:value="3.57347630009298" calcext:value-type="float">
            <text:p>3.5734763001</text:p>
          </table:table-cell>
          <table:table-cell table:style-name="ce1" table:number-columns-repeated="6"/>
          <table:table-cell table:style-name="ce2" table:formula="of:=LOG([.N151])" office:value-type="float" office:value="2.17609125905568" calcext:value-type="float">
            <text:p>2.1760912591</text:p>
          </table:table-cell>
          <table:table-cell table:style-name="ce3" table:formula="of:=[.N150]+1" office:value-type="float" office:value="150" calcext:value-type="float">
            <text:p>15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0" calcext:value-type="float">
            <text:p>140</text:p>
          </table:table-cell>
          <table:table-cell table:style-name="ce1" table:formula="of:=[.A152]-[.$K$1]" office:value-type="float" office:value="-9.31999999999999" calcext:value-type="float">
            <text:p>-9.32</text:p>
          </table:table-cell>
          <table:table-cell table:style-name="ce1" table:formula="of:=SUM([.$B$1:.B152])" office:value-type="float" office:value="18.36" calcext:value-type="float">
            <text:p>18.36</text:p>
          </table:table-cell>
          <table:table-cell table:style-name="ce1" table:formula="of:=MAX([.$B$1:.B152])-MIN([.$B$1:.B152])" office:value-type="float" office:value="66" calcext:value-type="float">
            <text:p>66</text:p>
          </table:table-cell>
          <table:table-cell table:style-name="ce1" table:formula="of:=STDEV([.$B$1:.B152])" office:value-type="float" office:value="18.4269953193819" calcext:value-type="float">
            <text:p>18.4269953194</text:p>
          </table:table-cell>
          <table:table-cell table:style-name="ce1" table:formula="of:=[.D152]/[.E152]" office:value-type="float" office:value="3.58170167496487" calcext:value-type="float">
            <text:p>3.581701675</text:p>
          </table:table-cell>
          <table:table-cell table:style-name="ce1" table:number-columns-repeated="6"/>
          <table:table-cell table:style-name="ce2" table:formula="of:=LOG([.N152])" office:value-type="float" office:value="2.17897694729317" calcext:value-type="float">
            <text:p>2.1789769473</text:p>
          </table:table-cell>
          <table:table-cell table:style-name="ce3" table:formula="of:=[.N151]+1" office:value-type="float" office:value="151" calcext:value-type="float">
            <text:p>15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1" calcext:value-type="float">
            <text:p>171</text:p>
          </table:table-cell>
          <table:table-cell table:style-name="ce1" table:formula="of:=[.A153]-[.$K$1]" office:value-type="float" office:value="21.68" calcext:value-type="float">
            <text:p>21.68</text:p>
          </table:table-cell>
          <table:table-cell table:style-name="ce1" table:formula="of:=SUM([.$B$1:.B153])" office:value-type="float" office:value="18.36" calcext:value-type="float">
            <text:p>18.36</text:p>
          </table:table-cell>
          <table:table-cell table:style-name="ce1" table:formula="of:=MAX([.$B$1:.B153])-MIN([.$B$1:.B153])" office:value-type="float" office:value="66" calcext:value-type="float">
            <text:p>66</text:p>
          </table:table-cell>
          <table:table-cell table:style-name="ce1" table:formula="of:=STDEV([.$B$1:.B153])" office:value-type="float" office:value="18.4430715127634" calcext:value-type="float">
            <text:p>18.4430715128</text:p>
          </table:table-cell>
          <table:table-cell table:style-name="ce1" table:formula="of:=[.D153]/[.E153]" office:value-type="float" office:value="3.57857962836207" calcext:value-type="float">
            <text:p>3.5785796284</text:p>
          </table:table-cell>
          <table:table-cell table:style-name="ce1" table:number-columns-repeated="6"/>
          <table:table-cell table:style-name="ce2" table:formula="of:=LOG([.N153])" office:value-type="float" office:value="2.18184358794477" calcext:value-type="float">
            <text:p>2.1818435879</text:p>
          </table:table-cell>
          <table:table-cell table:style-name="ce3" table:formula="of:=[.N152]+1" office:value-type="float" office:value="152" calcext:value-type="float">
            <text:p>15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4" calcext:value-type="float">
            <text:p>134</text:p>
          </table:table-cell>
          <table:table-cell table:style-name="ce1" table:formula="of:=[.A154]-[.$K$1]" office:value-type="float" office:value="-15.32" calcext:value-type="float">
            <text:p>-15.32</text:p>
          </table:table-cell>
          <table:table-cell table:style-name="ce1" table:formula="of:=SUM([.$B$1:.B154])" office:value-type="float" office:value="18.36" calcext:value-type="float">
            <text:p>18.36</text:p>
          </table:table-cell>
          <table:table-cell table:style-name="ce1" table:formula="of:=MAX([.$B$1:.B154])-MIN([.$B$1:.B154])" office:value-type="float" office:value="66" calcext:value-type="float">
            <text:p>66</text:p>
          </table:table-cell>
          <table:table-cell table:style-name="ce1" table:formula="of:=STDEV([.$B$1:.B154])" office:value-type="float" office:value="18.4297969191455" calcext:value-type="float">
            <text:p>18.4297969191</text:p>
          </table:table-cell>
          <table:table-cell table:style-name="ce1" table:formula="of:=[.D154]/[.E154]" office:value-type="float" office:value="3.58115720371487" calcext:value-type="float">
            <text:p>3.5811572037</text:p>
          </table:table-cell>
          <table:table-cell table:style-name="ce1" table:number-columns-repeated="6"/>
          <table:table-cell table:style-name="ce2" table:formula="of:=LOG([.N154])" office:value-type="float" office:value="2.1846914308176" calcext:value-type="float">
            <text:p>2.1846914308</text:p>
          </table:table-cell>
          <table:table-cell table:style-name="ce3" table:formula="of:=[.N153]+1" office:value-type="float" office:value="153" calcext:value-type="float">
            <text:p>15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0" calcext:value-type="float">
            <text:p>150</text:p>
          </table:table-cell>
          <table:table-cell table:style-name="ce1" table:formula="of:=[.A155]-[.$K$1]" office:value-type="float" office:value="0.680000000000007" calcext:value-type="float">
            <text:p>0.68</text:p>
          </table:table-cell>
          <table:table-cell table:style-name="ce1" table:formula="of:=SUM([.$B$1:.B155])" office:value-type="float" office:value="18.36" calcext:value-type="float">
            <text:p>18.36</text:p>
          </table:table-cell>
          <table:table-cell table:style-name="ce1" table:formula="of:=MAX([.$B$1:.B155])-MIN([.$B$1:.B155])" office:value-type="float" office:value="66" calcext:value-type="float">
            <text:p>66</text:p>
          </table:table-cell>
          <table:table-cell table:style-name="ce1" table:formula="of:=STDEV([.$B$1:.B155])" office:value-type="float" office:value="18.3698720576244" calcext:value-type="float">
            <text:p>18.3698720576</text:p>
          </table:table-cell>
          <table:table-cell table:style-name="ce1" table:formula="of:=[.D155]/[.E155]" office:value-type="float" office:value="3.59283939446964" calcext:value-type="float">
            <text:p>3.5928393945</text:p>
          </table:table-cell>
          <table:table-cell table:style-name="ce1" table:number-columns-repeated="6"/>
          <table:table-cell table:style-name="ce2" table:formula="of:=LOG([.N155])" office:value-type="float" office:value="2.18752072083646" calcext:value-type="float">
            <text:p>2.1875207208</text:p>
          </table:table-cell>
          <table:table-cell table:style-name="ce3" table:formula="of:=[.N154]+1" office:value-type="float" office:value="154" calcext:value-type="float">
            <text:p>15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8" calcext:value-type="float">
            <text:p>168</text:p>
          </table:table-cell>
          <table:table-cell table:style-name="ce1" table:formula="of:=[.A156]-[.$K$1]" office:value-type="float" office:value="18.68" calcext:value-type="float">
            <text:p>18.68</text:p>
          </table:table-cell>
          <table:table-cell table:style-name="ce1" table:formula="of:=SUM([.$B$1:.B156])" office:value-type="float" office:value="18.36" calcext:value-type="float">
            <text:p>18.36</text:p>
          </table:table-cell>
          <table:table-cell table:style-name="ce1" table:formula="of:=MAX([.$B$1:.B156])-MIN([.$B$1:.B156])" office:value-type="float" office:value="66" calcext:value-type="float">
            <text:p>66</text:p>
          </table:table-cell>
          <table:table-cell table:style-name="ce1" table:formula="of:=STDEV([.$B$1:.B156])" office:value-type="float" office:value="18.3656951762031" calcext:value-type="float">
            <text:p>18.3656951762</text:p>
          </table:table-cell>
          <table:table-cell table:style-name="ce1" table:formula="of:=[.D156]/[.E156]" office:value-type="float" office:value="3.59365650833178" calcext:value-type="float">
            <text:p>3.5936565083</text:p>
          </table:table-cell>
          <table:table-cell table:style-name="ce1" table:number-columns-repeated="6"/>
          <table:table-cell table:style-name="ce2" table:formula="of:=LOG([.N156])" office:value-type="float" office:value="2.19033169817029" calcext:value-type="float">
            <text:p>2.1903316982</text:p>
          </table:table-cell>
          <table:table-cell table:style-name="ce3" table:formula="of:=[.N155]+1" office:value-type="float" office:value="155" calcext:value-type="float">
            <text:p>15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1" calcext:value-type="float">
            <text:p>121</text:p>
          </table:table-cell>
          <table:table-cell table:style-name="ce1" table:formula="of:=[.A157]-[.$K$1]" office:value-type="float" office:value="-28.32" calcext:value-type="float">
            <text:p>-28.32</text:p>
          </table:table-cell>
          <table:table-cell table:style-name="ce1" table:formula="of:=SUM([.$B$1:.B157])" office:value-type="float" office:value="18.36" calcext:value-type="float">
            <text:p>18.36</text:p>
          </table:table-cell>
          <table:table-cell table:style-name="ce1" table:formula="of:=MAX([.$B$1:.B157])-MIN([.$B$1:.B157])" office:value-type="float" office:value="66" calcext:value-type="float">
            <text:p>66</text:p>
          </table:table-cell>
          <table:table-cell table:style-name="ce1" table:formula="of:=STDEV([.$B$1:.B157])" office:value-type="float" office:value="18.4559453120335" calcext:value-type="float">
            <text:p>18.455945312</text:p>
          </table:table-cell>
          <table:table-cell table:style-name="ce1" table:formula="of:=[.D157]/[.E157]" office:value-type="float" office:value="3.57608341833172" calcext:value-type="float">
            <text:p>3.5760834183</text:p>
          </table:table-cell>
          <table:table-cell table:style-name="ce1" table:number-columns-repeated="6"/>
          <table:table-cell table:style-name="ce2" table:formula="of:=LOG([.N157])" office:value-type="float" office:value="2.19312459835446" calcext:value-type="float">
            <text:p>2.1931245984</text:p>
          </table:table-cell>
          <table:table-cell table:style-name="ce3" table:formula="of:=[.N156]+1" office:value-type="float" office:value="156" calcext:value-type="float">
            <text:p>15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9" calcext:value-type="float">
            <text:p>119</text:p>
          </table:table-cell>
          <table:table-cell table:style-name="ce1" table:formula="of:=[.A158]-[.$K$1]" office:value-type="float" office:value="-30.32" calcext:value-type="float">
            <text:p>-30.32</text:p>
          </table:table-cell>
          <table:table-cell table:style-name="ce1" table:formula="of:=SUM([.$B$1:.B158])" office:value-type="float" office:value="18.36" calcext:value-type="float">
            <text:p>18.36</text:p>
          </table:table-cell>
          <table:table-cell table:style-name="ce1" table:formula="of:=MAX([.$B$1:.B158])-MIN([.$B$1:.B158])" office:value-type="float" office:value="66" calcext:value-type="float">
            <text:p>66</text:p>
          </table:table-cell>
          <table:table-cell table:style-name="ce1" table:formula="of:=STDEV([.$B$1:.B158])" office:value-type="float" office:value="18.5633314588965" calcext:value-type="float">
            <text:p>18.5633314589</text:p>
          </table:table-cell>
          <table:table-cell table:style-name="ce1" table:formula="of:=[.D158]/[.E158]" office:value-type="float" office:value="3.55539630082774" calcext:value-type="float">
            <text:p>3.5553963008</text:p>
          </table:table-cell>
          <table:table-cell table:style-name="ce1" table:number-columns-repeated="6"/>
          <table:table-cell table:style-name="ce2" table:formula="of:=LOG([.N158])" office:value-type="float" office:value="2.19589965240923" calcext:value-type="float">
            <text:p>2.1958996524</text:p>
          </table:table-cell>
          <table:table-cell table:style-name="ce3" table:formula="of:=[.N157]+1" office:value-type="float" office:value="157" calcext:value-type="float">
            <text:p>15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7" calcext:value-type="float">
            <text:p>177</text:p>
          </table:table-cell>
          <table:table-cell table:style-name="ce1" table:formula="of:=[.A159]-[.$K$1]" office:value-type="float" office:value="27.68" calcext:value-type="float">
            <text:p>27.68</text:p>
          </table:table-cell>
          <table:table-cell table:style-name="ce1" table:formula="of:=SUM([.$B$1:.B159])" office:value-type="float" office:value="18.36" calcext:value-type="float">
            <text:p>18.36</text:p>
          </table:table-cell>
          <table:table-cell table:style-name="ce1" table:formula="of:=MAX([.$B$1:.B159])-MIN([.$B$1:.B159])" office:value-type="float" office:value="66" calcext:value-type="float">
            <text:p>66</text:p>
          </table:table-cell>
          <table:table-cell table:style-name="ce1" table:formula="of:=STDEV([.$B$1:.B159])" office:value-type="float" office:value="18.628314234916" calcext:value-type="float">
            <text:p>18.6283142349</text:p>
          </table:table-cell>
          <table:table-cell table:style-name="ce1" table:formula="of:=[.D159]/[.E159]" office:value-type="float" office:value="3.54299370129224" calcext:value-type="float">
            <text:p>3.5429937013</text:p>
          </table:table-cell>
          <table:table-cell table:style-name="ce1" table:number-columns-repeated="6"/>
          <table:table-cell table:style-name="ce2" table:formula="of:=LOG([.N159])" office:value-type="float" office:value="2.19865708695442" calcext:value-type="float">
            <text:p>2.198657087</text:p>
          </table:table-cell>
          <table:table-cell table:style-name="ce3" table:formula="of:=[.N158]+1" office:value-type="float" office:value="158" calcext:value-type="float">
            <text:p>15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9" calcext:value-type="float">
            <text:p>149</text:p>
          </table:table-cell>
          <table:table-cell table:style-name="ce1" table:formula="of:=[.A160]-[.$K$1]" office:value-type="float" office:value="-0.319999999999993" calcext:value-type="float">
            <text:p>-0.32</text:p>
          </table:table-cell>
          <table:table-cell table:style-name="ce1" table:formula="of:=SUM([.$B$1:.B160])" office:value-type="float" office:value="18.36" calcext:value-type="float">
            <text:p>18.36</text:p>
          </table:table-cell>
          <table:table-cell table:style-name="ce1" table:formula="of:=MAX([.$B$1:.B160])-MIN([.$B$1:.B160])" office:value-type="float" office:value="66" calcext:value-type="float">
            <text:p>66</text:p>
          </table:table-cell>
          <table:table-cell table:style-name="ce1" table:formula="of:=STDEV([.$B$1:.B160])" office:value-type="float" office:value="18.5698579057975" calcext:value-type="float">
            <text:p>18.5698579058</text:p>
          </table:table-cell>
          <table:table-cell table:style-name="ce1" table:formula="of:=[.D160]/[.E160]" office:value-type="float" office:value="3.55414674333048" calcext:value-type="float">
            <text:p>3.5541467433</text:p>
          </table:table-cell>
          <table:table-cell table:style-name="ce1" table:number-columns-repeated="6"/>
          <table:table-cell table:style-name="ce2" table:formula="of:=LOG([.N160])" office:value-type="float" office:value="2.20139712432045" calcext:value-type="float">
            <text:p>2.2013971243</text:p>
          </table:table-cell>
          <table:table-cell table:style-name="ce3" table:formula="of:=[.N159]+1" office:value-type="float" office:value="159" calcext:value-type="float">
            <text:p>15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6" calcext:value-type="float">
            <text:p>176</text:p>
          </table:table-cell>
          <table:table-cell table:style-name="ce1" table:formula="of:=[.A161]-[.$K$1]" office:value-type="float" office:value="26.68" calcext:value-type="float">
            <text:p>26.68</text:p>
          </table:table-cell>
          <table:table-cell table:style-name="ce1" table:formula="of:=SUM([.$B$1:.B161])" office:value-type="float" office:value="18.36" calcext:value-type="float">
            <text:p>18.36</text:p>
          </table:table-cell>
          <table:table-cell table:style-name="ce1" table:formula="of:=MAX([.$B$1:.B161])-MIN([.$B$1:.B161])" office:value-type="float" office:value="66" calcext:value-type="float">
            <text:p>66</text:p>
          </table:table-cell>
          <table:table-cell table:style-name="ce1" table:formula="of:=STDEV([.$B$1:.B161])" office:value-type="float" office:value="18.6237175972698" calcext:value-type="float">
            <text:p>18.6237175973</text:p>
          </table:table-cell>
          <table:table-cell table:style-name="ce1" table:formula="of:=[.D161]/[.E161]" office:value-type="float" office:value="3.54386816999821" calcext:value-type="float">
            <text:p>3.54386817</text:p>
          </table:table-cell>
          <table:table-cell table:style-name="ce1" table:number-columns-repeated="6"/>
          <table:table-cell table:style-name="ce2" table:formula="of:=LOG([.N161])" office:value-type="float" office:value="2.20411998265592" calcext:value-type="float">
            <text:p>2.2041199827</text:p>
          </table:table-cell>
          <table:table-cell table:style-name="ce3" table:formula="of:=[.N160]+1" office:value-type="float" office:value="160" calcext:value-type="float">
            <text:p>16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0" calcext:value-type="float">
            <text:p>130</text:p>
          </table:table-cell>
          <table:table-cell table:style-name="ce1" table:formula="of:=[.A162]-[.$K$1]" office:value-type="float" office:value="-19.32" calcext:value-type="float">
            <text:p>-19.32</text:p>
          </table:table-cell>
          <table:table-cell table:style-name="ce1" table:formula="of:=SUM([.$B$1:.B162])" office:value-type="float" office:value="18.36" calcext:value-type="float">
            <text:p>18.36</text:p>
          </table:table-cell>
          <table:table-cell table:style-name="ce1" table:formula="of:=MAX([.$B$1:.B162])-MIN([.$B$1:.B162])" office:value-type="float" office:value="66" calcext:value-type="float">
            <text:p>66</text:p>
          </table:table-cell>
          <table:table-cell table:style-name="ce1" table:formula="of:=STDEV([.$B$1:.B162])" office:value-type="float" office:value="18.6340747054232" calcext:value-type="float">
            <text:p>18.6340747054</text:p>
          </table:table-cell>
          <table:table-cell table:style-name="ce1" table:formula="of:=[.D162]/[.E162]" office:value-type="float" office:value="3.54189843302451" calcext:value-type="float">
            <text:p>3.541898433</text:p>
          </table:table-cell>
          <table:table-cell table:style-name="ce1" table:number-columns-repeated="6"/>
          <table:table-cell table:style-name="ce2" table:formula="of:=LOG([.N162])" office:value-type="float" office:value="2.20682587603185" calcext:value-type="float">
            <text:p>2.206825876</text:p>
          </table:table-cell>
          <table:table-cell table:style-name="ce3" table:formula="of:=[.N161]+1" office:value-type="float" office:value="161" calcext:value-type="float">
            <text:p>16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5" calcext:value-type="float">
            <text:p>135</text:p>
          </table:table-cell>
          <table:table-cell table:style-name="ce1" table:formula="of:=[.A163]-[.$K$1]" office:value-type="float" office:value="-14.32" calcext:value-type="float">
            <text:p>-14.32</text:p>
          </table:table-cell>
          <table:table-cell table:style-name="ce1" table:formula="of:=SUM([.$B$1:.B163])" office:value-type="float" office:value="18.36" calcext:value-type="float">
            <text:p>18.36</text:p>
          </table:table-cell>
          <table:table-cell table:style-name="ce1" table:formula="of:=MAX([.$B$1:.B163])-MIN([.$B$1:.B163])" office:value-type="float" office:value="66" calcext:value-type="float">
            <text:p>66</text:p>
          </table:table-cell>
          <table:table-cell table:style-name="ce1" table:formula="of:=STDEV([.$B$1:.B163])" office:value-type="float" office:value="18.6143873847112" calcext:value-type="float">
            <text:p>18.6143873847</text:p>
          </table:table-cell>
          <table:table-cell table:style-name="ce1" table:formula="of:=[.D163]/[.E163]" office:value-type="float" office:value="3.54564448649052" calcext:value-type="float">
            <text:p>3.5456444865</text:p>
          </table:table-cell>
          <table:table-cell table:style-name="ce1" table:number-columns-repeated="6"/>
          <table:table-cell table:style-name="ce2" table:formula="of:=LOG([.N163])" office:value-type="float" office:value="2.20951501454263" calcext:value-type="float">
            <text:p>2.2095150145</text:p>
          </table:table-cell>
          <table:table-cell table:style-name="ce3" table:formula="of:=[.N162]+1" office:value-type="float" office:value="162" calcext:value-type="float">
            <text:p>16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2" calcext:value-type="float">
            <text:p>152</text:p>
          </table:table-cell>
          <table:table-cell table:style-name="ce1" table:formula="of:=[.A164]-[.$K$1]" office:value-type="float" office:value="2.68000000000001" calcext:value-type="float">
            <text:p>2.68</text:p>
          </table:table-cell>
          <table:table-cell table:style-name="ce1" table:formula="of:=SUM([.$B$1:.B164])" office:value-type="float" office:value="18.36" calcext:value-type="float">
            <text:p>18.36</text:p>
          </table:table-cell>
          <table:table-cell table:style-name="ce1" table:formula="of:=MAX([.$B$1:.B164])-MIN([.$B$1:.B164])" office:value-type="float" office:value="66" calcext:value-type="float">
            <text:p>66</text:p>
          </table:table-cell>
          <table:table-cell table:style-name="ce1" table:formula="of:=STDEV([.$B$1:.B164])" office:value-type="float" office:value="18.5578137450256" calcext:value-type="float">
            <text:p>18.557813745</text:p>
          </table:table-cell>
          <table:table-cell table:style-name="ce1" table:formula="of:=[.D164]/[.E164]" office:value-type="float" office:value="3.55645341131259" calcext:value-type="float">
            <text:p>3.5564534113</text:p>
          </table:table-cell>
          <table:table-cell table:style-name="ce1" table:number-columns-repeated="6"/>
          <table:table-cell table:style-name="ce2" table:formula="of:=LOG([.N164])" office:value-type="float" office:value="2.21218760440396" calcext:value-type="float">
            <text:p>2.2121876044</text:p>
          </table:table-cell>
          <table:table-cell table:style-name="ce3" table:formula="of:=[.N163]+1" office:value-type="float" office:value="163" calcext:value-type="float">
            <text:p>16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6" calcext:value-type="float">
            <text:p>176</text:p>
          </table:table-cell>
          <table:table-cell table:style-name="ce1" table:formula="of:=[.A165]-[.$K$1]" office:value-type="float" office:value="26.68" calcext:value-type="float">
            <text:p>26.68</text:p>
          </table:table-cell>
          <table:table-cell table:style-name="ce1" table:formula="of:=SUM([.$B$1:.B165])" office:value-type="float" office:value="18.36" calcext:value-type="float">
            <text:p>18.36</text:p>
          </table:table-cell>
          <table:table-cell table:style-name="ce1" table:formula="of:=MAX([.$B$1:.B165])-MIN([.$B$1:.B165])" office:value-type="float" office:value="66" calcext:value-type="float">
            <text:p>66</text:p>
          </table:table-cell>
          <table:table-cell table:style-name="ce1" table:formula="of:=STDEV([.$B$1:.B165])" office:value-type="float" office:value="18.6108711048569" calcext:value-type="float">
            <text:p>18.6108711049</text:p>
          </table:table-cell>
          <table:table-cell table:style-name="ce1" table:formula="of:=[.D165]/[.E165]" office:value-type="float" office:value="3.54631438948476" calcext:value-type="float">
            <text:p>3.5463143895</text:p>
          </table:table-cell>
          <table:table-cell table:style-name="ce1" table:number-columns-repeated="6"/>
          <table:table-cell table:style-name="ce2" table:formula="of:=LOG([.N165])" office:value-type="float" office:value="2.2148438480477" calcext:value-type="float">
            <text:p>2.214843848</text:p>
          </table:table-cell>
          <table:table-cell table:style-name="ce3" table:formula="of:=[.N164]+1" office:value-type="float" office:value="164" calcext:value-type="float">
            <text:p>16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5" calcext:value-type="float">
            <text:p>145</text:p>
          </table:table-cell>
          <table:table-cell table:style-name="ce1" table:formula="of:=[.A166]-[.$K$1]" office:value-type="float" office:value="-4.31999999999999" calcext:value-type="float">
            <text:p>-4.32</text:p>
          </table:table-cell>
          <table:table-cell table:style-name="ce1" table:formula="of:=SUM([.$B$1:.B166])" office:value-type="float" office:value="18.36" calcext:value-type="float">
            <text:p>18.36</text:p>
          </table:table-cell>
          <table:table-cell table:style-name="ce1" table:formula="of:=MAX([.$B$1:.B166])-MIN([.$B$1:.B166])" office:value-type="float" office:value="66" calcext:value-type="float">
            <text:p>66</text:p>
          </table:table-cell>
          <table:table-cell table:style-name="ce1" table:formula="of:=STDEV([.$B$1:.B166])" office:value-type="float" office:value="18.5588394596309" calcext:value-type="float">
            <text:p>18.5588394596</text:p>
          </table:table-cell>
          <table:table-cell table:style-name="ce1" table:formula="of:=[.D166]/[.E166]" office:value-type="float" office:value="3.55625685235129" calcext:value-type="float">
            <text:p>3.5562568524</text:p>
          </table:table-cell>
          <table:table-cell table:style-name="ce1" table:number-columns-repeated="6"/>
          <table:table-cell table:style-name="ce2" table:formula="of:=LOG([.N166])" office:value-type="float" office:value="2.21748394421391" calcext:value-type="float">
            <text:p>2.2174839442</text:p>
          </table:table-cell>
          <table:table-cell table:style-name="ce3" table:formula="of:=[.N165]+1" office:value-type="float" office:value="165" calcext:value-type="float">
            <text:p>16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1" calcext:value-type="float">
            <text:p>131</text:p>
          </table:table-cell>
          <table:table-cell table:style-name="ce1" table:formula="of:=[.A167]-[.$K$1]" office:value-type="float" office:value="-18.32" calcext:value-type="float">
            <text:p>-18.32</text:p>
          </table:table-cell>
          <table:table-cell table:style-name="ce1" table:formula="of:=SUM([.$B$1:.B167])" office:value-type="float" office:value="18.36" calcext:value-type="float">
            <text:p>18.36</text:p>
          </table:table-cell>
          <table:table-cell table:style-name="ce1" table:formula="of:=MAX([.$B$1:.B167])-MIN([.$B$1:.B167])" office:value-type="float" office:value="66" calcext:value-type="float">
            <text:p>66</text:p>
          </table:table-cell>
          <table:table-cell table:style-name="ce1" table:formula="of:=STDEV([.$B$1:.B167])" office:value-type="float" office:value="18.5624398412251" calcext:value-type="float">
            <text:p>18.5624398412</text:p>
          </table:table-cell>
          <table:table-cell table:style-name="ce1" table:formula="of:=[.D167]/[.E167]" office:value-type="float" office:value="3.55556707871028" calcext:value-type="float">
            <text:p>3.5555670787</text:p>
          </table:table-cell>
          <table:table-cell table:style-name="ce1" table:number-columns-repeated="6"/>
          <table:table-cell table:style-name="ce2" table:formula="of:=LOG([.N167])" office:value-type="float" office:value="2.22010808804005" calcext:value-type="float">
            <text:p>2.220108088</text:p>
          </table:table-cell>
          <table:table-cell table:style-name="ce3" table:formula="of:=[.N166]+1" office:value-type="float" office:value="166" calcext:value-type="float">
            <text:p>16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4" calcext:value-type="float">
            <text:p>154</text:p>
          </table:table-cell>
          <table:table-cell table:style-name="ce1" table:formula="of:=[.A168]-[.$K$1]" office:value-type="float" office:value="4.68000000000001" calcext:value-type="float">
            <text:p>4.68</text:p>
          </table:table-cell>
          <table:table-cell table:style-name="ce1" table:formula="of:=SUM([.$B$1:.B168])" office:value-type="float" office:value="18.36" calcext:value-type="float">
            <text:p>18.36</text:p>
          </table:table-cell>
          <table:table-cell table:style-name="ce1" table:formula="of:=MAX([.$B$1:.B168])-MIN([.$B$1:.B168])" office:value-type="float" office:value="66" calcext:value-type="float">
            <text:p>66</text:p>
          </table:table-cell>
          <table:table-cell table:style-name="ce1" table:formula="of:=STDEV([.$B$1:.B168])" office:value-type="float" office:value="18.5092388632343" calcext:value-type="float">
            <text:p>18.5092388632</text:p>
          </table:table-cell>
          <table:table-cell table:style-name="ce1" table:formula="of:=[.D168]/[.E168]" office:value-type="float" office:value="3.56578682071571" calcext:value-type="float">
            <text:p>3.5657868207</text:p>
          </table:table-cell>
          <table:table-cell table:style-name="ce1" table:number-columns-repeated="6"/>
          <table:table-cell table:style-name="ce2" table:formula="of:=LOG([.N168])" office:value-type="float" office:value="2.22271647114758" calcext:value-type="float">
            <text:p>2.2227164711</text:p>
          </table:table-cell>
          <table:table-cell table:style-name="ce3" table:formula="of:=[.N167]+1" office:value-type="float" office:value="167" calcext:value-type="float">
            <text:p>16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0" calcext:value-type="float">
            <text:p>170</text:p>
          </table:table-cell>
          <table:table-cell table:style-name="ce1" table:formula="of:=[.A169]-[.$K$1]" office:value-type="float" office:value="20.68" calcext:value-type="float">
            <text:p>20.68</text:p>
          </table:table-cell>
          <table:table-cell table:style-name="ce1" table:formula="of:=SUM([.$B$1:.B169])" office:value-type="float" office:value="18.36" calcext:value-type="float">
            <text:p>18.36</text:p>
          </table:table-cell>
          <table:table-cell table:style-name="ce1" table:formula="of:=MAX([.$B$1:.B169])-MIN([.$B$1:.B169])" office:value-type="float" office:value="66" calcext:value-type="float">
            <text:p>66</text:p>
          </table:table-cell>
          <table:table-cell table:style-name="ce1" table:formula="of:=STDEV([.$B$1:.B169])" office:value-type="float" office:value="18.5173663662751" calcext:value-type="float">
            <text:p>18.5173663663</text:p>
          </table:table-cell>
          <table:table-cell table:style-name="ce1" table:formula="of:=[.D169]/[.E169]" office:value-type="float" office:value="3.56422175240875" calcext:value-type="float">
            <text:p>3.5642217524</text:p>
          </table:table-cell>
          <table:table-cell table:style-name="ce1" table:number-columns-repeated="6"/>
          <table:table-cell table:style-name="ce2" table:formula="of:=LOG([.N169])" office:value-type="float" office:value="2.22530928172586" calcext:value-type="float">
            <text:p>2.2253092817</text:p>
          </table:table-cell>
          <table:table-cell table:style-name="ce3" table:formula="of:=[.N168]+1" office:value-type="float" office:value="168" calcext:value-type="float">
            <text:p>16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7" calcext:value-type="float">
            <text:p>117</text:p>
          </table:table-cell>
          <table:table-cell table:style-name="ce1" table:formula="of:=[.A170]-[.$K$1]" office:value-type="float" office:value="-32.32" calcext:value-type="float">
            <text:p>-32.32</text:p>
          </table:table-cell>
          <table:table-cell table:style-name="ce1" table:formula="of:=SUM([.$B$1:.B170])" office:value-type="float" office:value="18.36" calcext:value-type="float">
            <text:p>18.36</text:p>
          </table:table-cell>
          <table:table-cell table:style-name="ce1" table:formula="of:=MAX([.$B$1:.B170])-MIN([.$B$1:.B170])" office:value-type="float" office:value="66" calcext:value-type="float">
            <text:p>66</text:p>
          </table:table-cell>
          <table:table-cell table:style-name="ce1" table:formula="of:=STDEV([.$B$1:.B170])" office:value-type="float" office:value="18.6375881942907" calcext:value-type="float">
            <text:p>18.6375881943</text:p>
          </table:table-cell>
          <table:table-cell table:style-name="ce1" table:formula="of:=[.D170]/[.E170]" office:value-type="float" office:value="3.54123072749391" calcext:value-type="float">
            <text:p>3.5412307275</text:p>
          </table:table-cell>
          <table:table-cell table:style-name="ce1" table:number-columns-repeated="6"/>
          <table:table-cell table:style-name="ce2" table:formula="of:=LOG([.N170])" office:value-type="float" office:value="2.22788670461367" calcext:value-type="float">
            <text:p>2.2278867046</text:p>
          </table:table-cell>
          <table:table-cell table:style-name="ce3" table:formula="of:=[.N169]+1" office:value-type="float" office:value="169" calcext:value-type="float">
            <text:p>16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9" calcext:value-type="float">
            <text:p>139</text:p>
          </table:table-cell>
          <table:table-cell table:style-name="ce1" table:formula="of:=[.A171]-[.$K$1]" office:value-type="float" office:value="-10.32" calcext:value-type="float">
            <text:p>-10.32</text:p>
          </table:table-cell>
          <table:table-cell table:style-name="ce1" table:formula="of:=SUM([.$B$1:.B171])" office:value-type="float" office:value="18.36" calcext:value-type="float">
            <text:p>18.36</text:p>
          </table:table-cell>
          <table:table-cell table:style-name="ce1" table:formula="of:=MAX([.$B$1:.B171])-MIN([.$B$1:.B171])" office:value-type="float" office:value="66" calcext:value-type="float">
            <text:p>66</text:p>
          </table:table-cell>
          <table:table-cell table:style-name="ce1" table:formula="of:=STDEV([.$B$1:.B171])" office:value-type="float" office:value="18.6018426982809" calcext:value-type="float">
            <text:p>18.6018426983</text:p>
          </table:table-cell>
          <table:table-cell table:style-name="ce1" table:formula="of:=[.D171]/[.E171]" office:value-type="float" office:value="3.54803559359738" calcext:value-type="float">
            <text:p>3.5480355936</text:p>
          </table:table-cell>
          <table:table-cell table:style-name="ce1" table:number-columns-repeated="6"/>
          <table:table-cell table:style-name="ce2" table:formula="of:=LOG([.N171])" office:value-type="float" office:value="2.23044892137827" calcext:value-type="float">
            <text:p>2.2304489214</text:p>
          </table:table-cell>
          <table:table-cell table:style-name="ce3" table:formula="of:=[.N170]+1" office:value-type="float" office:value="170" calcext:value-type="float">
            <text:p>17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6" calcext:value-type="float">
            <text:p>176</text:p>
          </table:table-cell>
          <table:table-cell table:style-name="ce1" table:formula="of:=[.A172]-[.$K$1]" office:value-type="float" office:value="26.68" calcext:value-type="float">
            <text:p>26.68</text:p>
          </table:table-cell>
          <table:table-cell table:style-name="ce1" table:formula="of:=SUM([.$B$1:.B172])" office:value-type="float" office:value="18.36" calcext:value-type="float">
            <text:p>18.36</text:p>
          </table:table-cell>
          <table:table-cell table:style-name="ce1" table:formula="of:=MAX([.$B$1:.B172])-MIN([.$B$1:.B172])" office:value-type="float" office:value="66" calcext:value-type="float">
            <text:p>66</text:p>
          </table:table-cell>
          <table:table-cell table:style-name="ce1" table:formula="of:=STDEV([.$B$1:.B172])" office:value-type="float" office:value="18.653258976582" calcext:value-type="float">
            <text:p>18.6532589766</text:p>
          </table:table-cell>
          <table:table-cell table:style-name="ce1" table:formula="of:=[.D172]/[.E172]" office:value-type="float" office:value="3.53825570549677" calcext:value-type="float">
            <text:p>3.5382557055</text:p>
          </table:table-cell>
          <table:table-cell table:style-name="ce1" table:number-columns-repeated="6"/>
          <table:table-cell table:style-name="ce2" table:formula="of:=LOG([.N172])" office:value-type="float" office:value="2.23299611039215" calcext:value-type="float">
            <text:p>2.2329961104</text:p>
          </table:table-cell>
          <table:table-cell table:style-name="ce3" table:formula="of:=[.N171]+1" office:value-type="float" office:value="171" calcext:value-type="float">
            <text:p>17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3" calcext:value-type="float">
            <text:p>153</text:p>
          </table:table-cell>
          <table:table-cell table:style-name="ce1" table:formula="of:=[.A173]-[.$K$1]" office:value-type="float" office:value="3.68000000000001" calcext:value-type="float">
            <text:p>3.68</text:p>
          </table:table-cell>
          <table:table-cell table:style-name="ce1" table:formula="of:=SUM([.$B$1:.B173])" office:value-type="float" office:value="18.36" calcext:value-type="float">
            <text:p>18.36</text:p>
          </table:table-cell>
          <table:table-cell table:style-name="ce1" table:formula="of:=MAX([.$B$1:.B173])-MIN([.$B$1:.B173])" office:value-type="float" office:value="66" calcext:value-type="float">
            <text:p>66</text:p>
          </table:table-cell>
          <table:table-cell table:style-name="ce1" table:formula="of:=STDEV([.$B$1:.B173])" office:value-type="float" office:value="18.6002423277899" calcext:value-type="float">
            <text:p>18.6002423278</text:p>
          </table:table-cell>
          <table:table-cell table:style-name="ce1" table:formula="of:=[.D173]/[.E173]" office:value-type="float" office:value="3.5483408676559" calcext:value-type="float">
            <text:p>3.5483408677</text:p>
          </table:table-cell>
          <table:table-cell table:style-name="ce1" table:number-columns-repeated="6"/>
          <table:table-cell table:style-name="ce2" table:formula="of:=LOG([.N173])" office:value-type="float" office:value="2.23552844690755" calcext:value-type="float">
            <text:p>2.2355284469</text:p>
          </table:table-cell>
          <table:table-cell table:style-name="ce3" table:formula="of:=[.N172]+1" office:value-type="float" office:value="172" calcext:value-type="float">
            <text:p>17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2" calcext:value-type="float">
            <text:p>182</text:p>
          </table:table-cell>
          <table:table-cell table:style-name="ce1" table:formula="of:=[.A174]-[.$K$1]" office:value-type="float" office:value="32.68" calcext:value-type="float">
            <text:p>32.68</text:p>
          </table:table-cell>
          <table:table-cell table:style-name="ce1" table:formula="of:=SUM([.$B$1:.B174])" office:value-type="float" office:value="18.36" calcext:value-type="float">
            <text:p>18.36</text:p>
          </table:table-cell>
          <table:table-cell table:style-name="ce1" table:formula="of:=MAX([.$B$1:.B174])-MIN([.$B$1:.B174])" office:value-type="float" office:value="66" calcext:value-type="float">
            <text:p>66</text:p>
          </table:table-cell>
          <table:table-cell table:style-name="ce1" table:formula="of:=STDEV([.$B$1:.B174])" office:value-type="float" office:value="18.7030301108285" calcext:value-type="float">
            <text:p>18.7030301108</text:p>
          </table:table-cell>
          <table:table-cell table:style-name="ce1" table:formula="of:=[.D174]/[.E174]" office:value-type="float" office:value="3.52883995849357" calcext:value-type="float">
            <text:p>3.5288399585</text:p>
          </table:table-cell>
          <table:table-cell table:style-name="ce1" table:number-columns-repeated="6"/>
          <table:table-cell table:style-name="ce2" table:formula="of:=LOG([.N174])" office:value-type="float" office:value="2.2380461031288" calcext:value-type="float">
            <text:p>2.2380461031</text:p>
          </table:table-cell>
          <table:table-cell table:style-name="ce3" table:formula="of:=[.N173]+1" office:value-type="float" office:value="173" calcext:value-type="float">
            <text:p>17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9" calcext:value-type="float">
            <text:p>179</text:p>
          </table:table-cell>
          <table:table-cell table:style-name="ce1" table:formula="of:=[.A175]-[.$K$1]" office:value-type="float" office:value="29.68" calcext:value-type="float">
            <text:p>29.68</text:p>
          </table:table-cell>
          <table:table-cell table:style-name="ce1" table:formula="of:=SUM([.$B$1:.B175])" office:value-type="float" office:value="18.36" calcext:value-type="float">
            <text:p>18.36</text:p>
          </table:table-cell>
          <table:table-cell table:style-name="ce1" table:formula="of:=MAX([.$B$1:.B175])-MIN([.$B$1:.B175])" office:value-type="float" office:value="66" calcext:value-type="float">
            <text:p>66</text:p>
          </table:table-cell>
          <table:table-cell table:style-name="ce1" table:formula="of:=STDEV([.$B$1:.B175])" office:value-type="float" office:value="18.7747865723538" calcext:value-type="float">
            <text:p>18.7747865724</text:p>
          </table:table-cell>
          <table:table-cell table:style-name="ce1" table:formula="of:=[.D175]/[.E175]" office:value-type="float" office:value="3.51535287741625" calcext:value-type="float">
            <text:p>3.5153528774</text:p>
          </table:table-cell>
          <table:table-cell table:style-name="ce1" table:number-columns-repeated="6"/>
          <table:table-cell table:style-name="ce2" table:formula="of:=LOG([.N175])" office:value-type="float" office:value="2.2405492482826" calcext:value-type="float">
            <text:p>2.2405492483</text:p>
          </table:table-cell>
          <table:table-cell table:style-name="ce3" table:formula="of:=[.N174]+1" office:value-type="float" office:value="174" calcext:value-type="float">
            <text:p>17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0" calcext:value-type="float">
            <text:p>130</text:p>
          </table:table-cell>
          <table:table-cell table:style-name="ce1" table:formula="of:=[.A176]-[.$K$1]" office:value-type="float" office:value="-19.32" calcext:value-type="float">
            <text:p>-19.32</text:p>
          </table:table-cell>
          <table:table-cell table:style-name="ce1" table:formula="of:=SUM([.$B$1:.B176])" office:value-type="float" office:value="18.36" calcext:value-type="float">
            <text:p>18.36</text:p>
          </table:table-cell>
          <table:table-cell table:style-name="ce1" table:formula="of:=MAX([.$B$1:.B176])-MIN([.$B$1:.B176])" office:value-type="float" office:value="66" calcext:value-type="float">
            <text:p>66</text:p>
          </table:table-cell>
          <table:table-cell table:style-name="ce1" table:formula="of:=STDEV([.$B$1:.B176])" office:value-type="float" office:value="18.784643320418" calcext:value-type="float">
            <text:p>18.7846433204</text:p>
          </table:table-cell>
          <table:table-cell table:style-name="ce1" table:formula="of:=[.D176]/[.E176]" office:value-type="float" office:value="3.51350828835069" calcext:value-type="float">
            <text:p>3.5135082884</text:p>
          </table:table-cell>
          <table:table-cell table:style-name="ce1" table:number-columns-repeated="6"/>
          <table:table-cell table:style-name="ce2" table:formula="of:=LOG([.N176])" office:value-type="float" office:value="2.24303804868629" calcext:value-type="float">
            <text:p>2.2430380487</text:p>
          </table:table-cell>
          <table:table-cell table:style-name="ce3" table:formula="of:=[.N175]+1" office:value-type="float" office:value="175" calcext:value-type="float">
            <text:p>17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2" calcext:value-type="float">
            <text:p>122</text:p>
          </table:table-cell>
          <table:table-cell table:style-name="ce1" table:formula="of:=[.A177]-[.$K$1]" office:value-type="float" office:value="-27.32" calcext:value-type="float">
            <text:p>-27.32</text:p>
          </table:table-cell>
          <table:table-cell table:style-name="ce1" table:formula="of:=SUM([.$B$1:.B177])" office:value-type="float" office:value="18.36" calcext:value-type="float">
            <text:p>18.36</text:p>
          </table:table-cell>
          <table:table-cell table:style-name="ce1" table:formula="of:=MAX([.$B$1:.B177])-MIN([.$B$1:.B177])" office:value-type="float" office:value="66" calcext:value-type="float">
            <text:p>66</text:p>
          </table:table-cell>
          <table:table-cell table:style-name="ce1" table:formula="of:=STDEV([.$B$1:.B177])" office:value-type="float" office:value="18.8521860223766" calcext:value-type="float">
            <text:p>18.8521860224</text:p>
          </table:table-cell>
          <table:table-cell table:style-name="ce1" table:formula="of:=[.D177]/[.E177]" office:value-type="float" office:value="3.50092026047597" calcext:value-type="float">
            <text:p>3.5009202605</text:p>
          </table:table-cell>
          <table:table-cell table:style-name="ce1" table:number-columns-repeated="6"/>
          <table:table-cell table:style-name="ce2" table:formula="of:=LOG([.N177])" office:value-type="float" office:value="2.24551266781415" calcext:value-type="float">
            <text:p>2.2455126678</text:p>
          </table:table-cell>
          <table:table-cell table:style-name="ce3" table:formula="of:=[.N176]+1" office:value-type="float" office:value="176" calcext:value-type="float">
            <text:p>17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4" calcext:value-type="float">
            <text:p>154</text:p>
          </table:table-cell>
          <table:table-cell table:style-name="ce1" table:formula="of:=[.A178]-[.$K$1]" office:value-type="float" office:value="4.68000000000001" calcext:value-type="float">
            <text:p>4.68</text:p>
          </table:table-cell>
          <table:table-cell table:style-name="ce1" table:formula="of:=SUM([.$B$1:.B178])" office:value-type="float" office:value="18.36" calcext:value-type="float">
            <text:p>18.36</text:p>
          </table:table-cell>
          <table:table-cell table:style-name="ce1" table:formula="of:=MAX([.$B$1:.B178])-MIN([.$B$1:.B178])" office:value-type="float" office:value="66" calcext:value-type="float">
            <text:p>66</text:p>
          </table:table-cell>
          <table:table-cell table:style-name="ce1" table:formula="of:=STDEV([.$B$1:.B178])" office:value-type="float" office:value="18.8010031256261" calcext:value-type="float">
            <text:p>18.8010031256</text:p>
          </table:table-cell>
          <table:table-cell table:style-name="ce1" table:formula="of:=[.D178]/[.E178]" office:value-type="float" office:value="3.51045098811992" calcext:value-type="float">
            <text:p>3.5104509881</text:p>
          </table:table-cell>
          <table:table-cell table:style-name="ce1" table:number-columns-repeated="6"/>
          <table:table-cell table:style-name="ce2" table:formula="of:=LOG([.N178])" office:value-type="float" office:value="2.24797326636181" calcext:value-type="float">
            <text:p>2.2479732664</text:p>
          </table:table-cell>
          <table:table-cell table:style-name="ce3" table:formula="of:=[.N177]+1" office:value-type="float" office:value="177" calcext:value-type="float">
            <text:p>17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6" calcext:value-type="float">
            <text:p>116</text:p>
          </table:table-cell>
          <table:table-cell table:style-name="ce1" table:formula="of:=[.A179]-[.$K$1]" office:value-type="float" office:value="-33.32" calcext:value-type="float">
            <text:p>-33.32</text:p>
          </table:table-cell>
          <table:table-cell table:style-name="ce1" table:formula="of:=SUM([.$B$1:.B179])" office:value-type="float" office:value="18.36" calcext:value-type="float">
            <text:p>18.36</text:p>
          </table:table-cell>
          <table:table-cell table:style-name="ce1" table:formula="of:=MAX([.$B$1:.B179])-MIN([.$B$1:.B179])" office:value-type="float" office:value="66" calcext:value-type="float">
            <text:p>66</text:p>
          </table:table-cell>
          <table:table-cell table:style-name="ce1" table:formula="of:=STDEV([.$B$1:.B179])" office:value-type="float" office:value="18.9218864799623" calcext:value-type="float">
            <text:p>18.92188648</text:p>
          </table:table-cell>
          <table:table-cell table:style-name="ce1" table:formula="of:=[.D179]/[.E179]" office:value-type="float" office:value="3.48802430824707" calcext:value-type="float">
            <text:p>3.4880243082</text:p>
          </table:table-cell>
          <table:table-cell table:style-name="ce1" table:number-columns-repeated="6"/>
          <table:table-cell table:style-name="ce2" table:formula="of:=LOG([.N179])" office:value-type="float" office:value="2.25042000230889" calcext:value-type="float">
            <text:p>2.2504200023</text:p>
          </table:table-cell>
          <table:table-cell table:style-name="ce3" table:formula="of:=[.N178]+1" office:value-type="float" office:value="178" calcext:value-type="float">
            <text:p>17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2" calcext:value-type="float">
            <text:p>132</text:p>
          </table:table-cell>
          <table:table-cell table:style-name="ce1" table:formula="of:=[.A180]-[.$K$1]" office:value-type="float" office:value="-17.32" calcext:value-type="float">
            <text:p>-17.32</text:p>
          </table:table-cell>
          <table:table-cell table:style-name="ce1" table:formula="of:=SUM([.$B$1:.B180])" office:value-type="float" office:value="18.36" calcext:value-type="float">
            <text:p>18.36</text:p>
          </table:table-cell>
          <table:table-cell table:style-name="ce1" table:formula="of:=MAX([.$B$1:.B180])-MIN([.$B$1:.B180])" office:value-type="float" office:value="66" calcext:value-type="float">
            <text:p>66</text:p>
          </table:table-cell>
          <table:table-cell table:style-name="ce1" table:formula="of:=STDEV([.$B$1:.B180])" office:value-type="float" office:value="18.916802229229" calcext:value-type="float">
            <text:p>18.9168022292</text:p>
          </table:table-cell>
          <table:table-cell table:style-name="ce1" table:formula="of:=[.D180]/[.E180]" office:value-type="float" office:value="3.48896178118419" calcext:value-type="float">
            <text:p>3.4889617812</text:p>
          </table:table-cell>
          <table:table-cell table:style-name="ce1" table:number-columns-repeated="6"/>
          <table:table-cell table:style-name="ce2" table:formula="of:=LOG([.N180])" office:value-type="float" office:value="2.25285303097989" calcext:value-type="float">
            <text:p>2.252853031</text:p>
          </table:table-cell>
          <table:table-cell table:style-name="ce3" table:formula="of:=[.N179]+1" office:value-type="float" office:value="179" calcext:value-type="float">
            <text:p>17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2" calcext:value-type="float">
            <text:p>172</text:p>
          </table:table-cell>
          <table:table-cell table:style-name="ce1" table:formula="of:=[.A181]-[.$K$1]" office:value-type="float" office:value="22.68" calcext:value-type="float">
            <text:p>22.68</text:p>
          </table:table-cell>
          <table:table-cell table:style-name="ce1" table:formula="of:=SUM([.$B$1:.B181])" office:value-type="float" office:value="18.36" calcext:value-type="float">
            <text:p>18.36</text:p>
          </table:table-cell>
          <table:table-cell table:style-name="ce1" table:formula="of:=MAX([.$B$1:.B181])-MIN([.$B$1:.B181])" office:value-type="float" office:value="66" calcext:value-type="float">
            <text:p>66</text:p>
          </table:table-cell>
          <table:table-cell table:style-name="ce1" table:formula="of:=STDEV([.$B$1:.B181])" office:value-type="float" office:value="18.9353184833282" calcext:value-type="float">
            <text:p>18.9353184833</text:p>
          </table:table-cell>
          <table:table-cell table:style-name="ce1" table:formula="of:=[.D181]/[.E181]" office:value-type="float" office:value="3.48555003487849" calcext:value-type="float">
            <text:p>3.4855500349</text:p>
          </table:table-cell>
          <table:table-cell table:style-name="ce1" table:number-columns-repeated="6"/>
          <table:table-cell table:style-name="ce2" table:formula="of:=LOG([.N181])" office:value-type="float" office:value="2.25527250510331" calcext:value-type="float">
            <text:p>2.2552725051</text:p>
          </table:table-cell>
          <table:table-cell table:style-name="ce3" table:formula="of:=[.N180]+1" office:value-type="float" office:value="180" calcext:value-type="float">
            <text:p>18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4" calcext:value-type="float">
            <text:p>124</text:p>
          </table:table-cell>
          <table:table-cell table:style-name="ce1" table:formula="of:=[.A182]-[.$K$1]" office:value-type="float" office:value="-25.32" calcext:value-type="float">
            <text:p>-25.32</text:p>
          </table:table-cell>
          <table:table-cell table:style-name="ce1" table:formula="of:=SUM([.$B$1:.B182])" office:value-type="float" office:value="18.36" calcext:value-type="float">
            <text:p>18.36</text:p>
          </table:table-cell>
          <table:table-cell table:style-name="ce1" table:formula="of:=MAX([.$B$1:.B182])-MIN([.$B$1:.B182])" office:value-type="float" office:value="66" calcext:value-type="float">
            <text:p>66</text:p>
          </table:table-cell>
          <table:table-cell table:style-name="ce1" table:formula="of:=STDEV([.$B$1:.B182])" office:value-type="float" office:value="18.9814919649886" calcext:value-type="float">
            <text:p>18.981491965</text:p>
          </table:table-cell>
          <table:table-cell table:style-name="ce1" table:formula="of:=[.D182]/[.E182]" office:value-type="float" office:value="3.47707125033886" calcext:value-type="float">
            <text:p>3.4770712503</text:p>
          </table:table-cell>
          <table:table-cell table:style-name="ce1" table:number-columns-repeated="6"/>
          <table:table-cell table:style-name="ce2" table:formula="of:=LOG([.N182])" office:value-type="float" office:value="2.25767857486918" calcext:value-type="float">
            <text:p>2.2576785749</text:p>
          </table:table-cell>
          <table:table-cell table:style-name="ce3" table:formula="of:=[.N181]+1" office:value-type="float" office:value="181" calcext:value-type="float">
            <text:p>18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6" calcext:value-type="float">
            <text:p>126</text:p>
          </table:table-cell>
          <table:table-cell table:style-name="ce1" table:formula="of:=[.A183]-[.$K$1]" office:value-type="float" office:value="-23.32" calcext:value-type="float">
            <text:p>-23.32</text:p>
          </table:table-cell>
          <table:table-cell table:style-name="ce1" table:formula="of:=SUM([.$B$1:.B183])" office:value-type="float" office:value="18.36" calcext:value-type="float">
            <text:p>18.36</text:p>
          </table:table-cell>
          <table:table-cell table:style-name="ce1" table:formula="of:=MAX([.$B$1:.B183])-MIN([.$B$1:.B183])" office:value-type="float" office:value="66" calcext:value-type="float">
            <text:p>66</text:p>
          </table:table-cell>
          <table:table-cell table:style-name="ce1" table:formula="of:=STDEV([.$B$1:.B183])" office:value-type="float" office:value="19.0116633554696" calcext:value-type="float">
            <text:p>19.0116633555</text:p>
          </table:table-cell>
          <table:table-cell table:style-name="ce1" table:formula="of:=[.D183]/[.E183]" office:value-type="float" office:value="3.47155316007697" calcext:value-type="float">
            <text:p>3.4715531601</text:p>
          </table:table-cell>
          <table:table-cell table:style-name="ce1" table:number-columns-repeated="6"/>
          <table:table-cell table:style-name="ce2" table:formula="of:=LOG([.N183])" office:value-type="float" office:value="2.26007138798507" calcext:value-type="float">
            <text:p>2.260071388</text:p>
          </table:table-cell>
          <table:table-cell table:style-name="ce3" table:formula="of:=[.N182]+1" office:value-type="float" office:value="182" calcext:value-type="float">
            <text:p>18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6" calcext:value-type="float">
            <text:p>176</text:p>
          </table:table-cell>
          <table:table-cell table:style-name="ce1" table:formula="of:=[.A184]-[.$K$1]" office:value-type="float" office:value="26.68" calcext:value-type="float">
            <text:p>26.68</text:p>
          </table:table-cell>
          <table:table-cell table:style-name="ce1" table:formula="of:=SUM([.$B$1:.B184])" office:value-type="float" office:value="18.36" calcext:value-type="float">
            <text:p>18.36</text:p>
          </table:table-cell>
          <table:table-cell table:style-name="ce1" table:formula="of:=MAX([.$B$1:.B184])-MIN([.$B$1:.B184])" office:value-type="float" office:value="66" calcext:value-type="float">
            <text:p>66</text:p>
          </table:table-cell>
          <table:table-cell table:style-name="ce1" table:formula="of:=STDEV([.$B$1:.B184])" office:value-type="float" office:value="19.0578758330076" calcext:value-type="float">
            <text:p>19.057875833</text:p>
          </table:table-cell>
          <table:table-cell table:style-name="ce1" table:formula="of:=[.D184]/[.E184]" office:value-type="float" office:value="3.46313516670574" calcext:value-type="float">
            <text:p>3.4631351667</text:p>
          </table:table-cell>
          <table:table-cell table:style-name="ce1" table:number-columns-repeated="6"/>
          <table:table-cell table:style-name="ce2" table:formula="of:=LOG([.N184])" office:value-type="float" office:value="2.26245108973043" calcext:value-type="float">
            <text:p>2.2624510897</text:p>
          </table:table-cell>
          <table:table-cell table:style-name="ce3" table:formula="of:=[.N183]+1" office:value-type="float" office:value="183" calcext:value-type="float">
            <text:p>18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3" calcext:value-type="float">
            <text:p>133</text:p>
          </table:table-cell>
          <table:table-cell table:style-name="ce1" table:formula="of:=[.A185]-[.$K$1]" office:value-type="float" office:value="-16.32" calcext:value-type="float">
            <text:p>-16.32</text:p>
          </table:table-cell>
          <table:table-cell table:style-name="ce1" table:formula="of:=SUM([.$B$1:.B185])" office:value-type="float" office:value="18.36" calcext:value-type="float">
            <text:p>18.36</text:p>
          </table:table-cell>
          <table:table-cell table:style-name="ce1" table:formula="of:=MAX([.$B$1:.B185])-MIN([.$B$1:.B185])" office:value-type="float" office:value="66" calcext:value-type="float">
            <text:p>66</text:p>
          </table:table-cell>
          <table:table-cell table:style-name="ce1" table:formula="of:=STDEV([.$B$1:.B185])" office:value-type="float" office:value="19.0467295970496" calcext:value-type="float">
            <text:p>19.046729597</text:p>
          </table:table-cell>
          <table:table-cell table:style-name="ce1" table:formula="of:=[.D185]/[.E185]" office:value-type="float" office:value="3.4651618097326" calcext:value-type="float">
            <text:p>3.4651618097</text:p>
          </table:table-cell>
          <table:table-cell table:style-name="ce1" table:number-columns-repeated="6"/>
          <table:table-cell table:style-name="ce2" table:formula="of:=LOG([.N185])" office:value-type="float" office:value="2.26481782300954" calcext:value-type="float">
            <text:p>2.264817823</text:p>
          </table:table-cell>
          <table:table-cell table:style-name="ce3" table:formula="of:=[.N184]+1" office:value-type="float" office:value="184" calcext:value-type="float">
            <text:p>18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2" calcext:value-type="float">
            <text:p>172</text:p>
          </table:table-cell>
          <table:table-cell table:style-name="ce1" table:formula="of:=[.A186]-[.$K$1]" office:value-type="float" office:value="22.68" calcext:value-type="float">
            <text:p>22.68</text:p>
          </table:table-cell>
          <table:table-cell table:style-name="ce1" table:formula="of:=SUM([.$B$1:.B186])" office:value-type="float" office:value="18.36" calcext:value-type="float">
            <text:p>18.36</text:p>
          </table:table-cell>
          <table:table-cell table:style-name="ce1" table:formula="of:=MAX([.$B$1:.B186])-MIN([.$B$1:.B186])" office:value-type="float" office:value="66" calcext:value-type="float">
            <text:p>66</text:p>
          </table:table-cell>
          <table:table-cell table:style-name="ce1" table:formula="of:=STDEV([.$B$1:.B186])" office:value-type="float" office:value="19.064563974427" calcext:value-type="float">
            <text:p>19.0645639744</text:p>
          </table:table-cell>
          <table:table-cell table:style-name="ce1" table:formula="of:=[.D186]/[.E186]" office:value-type="float" office:value="3.46192024577807" calcext:value-type="float">
            <text:p>3.4619202458</text:p>
          </table:table-cell>
          <table:table-cell table:style-name="ce1" table:number-columns-repeated="6"/>
          <table:table-cell table:style-name="ce2" table:formula="of:=LOG([.N186])" office:value-type="float" office:value="2.26717172840301" calcext:value-type="float">
            <text:p>2.2671717284</text:p>
          </table:table-cell>
          <table:table-cell table:style-name="ce3" table:formula="of:=[.N185]+1" office:value-type="float" office:value="185" calcext:value-type="float">
            <text:p>18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6" calcext:value-type="float">
            <text:p>146</text:p>
          </table:table-cell>
          <table:table-cell table:style-name="ce1" table:formula="of:=[.A187]-[.$K$1]" office:value-type="float" office:value="-3.31999999999999" calcext:value-type="float">
            <text:p>-3.32</text:p>
          </table:table-cell>
          <table:table-cell table:style-name="ce1" table:formula="of:=SUM([.$B$1:.B187])" office:value-type="float" office:value="18.36" calcext:value-type="float">
            <text:p>18.36</text:p>
          </table:table-cell>
          <table:table-cell table:style-name="ce1" table:formula="of:=MAX([.$B$1:.B187])-MIN([.$B$1:.B187])" office:value-type="float" office:value="66" calcext:value-type="float">
            <text:p>66</text:p>
          </table:table-cell>
          <table:table-cell table:style-name="ce1" table:formula="of:=STDEV([.$B$1:.B187])" office:value-type="float" office:value="19.0154478721121" calcext:value-type="float">
            <text:p>19.0154478721</text:p>
          </table:table-cell>
          <table:table-cell table:style-name="ce1" table:formula="of:=[.D187]/[.E187]" office:value-type="float" office:value="3.47086224021024" calcext:value-type="float">
            <text:p>3.4708622402</text:p>
          </table:table-cell>
          <table:table-cell table:style-name="ce1" table:number-columns-repeated="6"/>
          <table:table-cell table:style-name="ce2" table:formula="of:=LOG([.N187])" office:value-type="float" office:value="2.26951294421792" calcext:value-type="float">
            <text:p>2.2695129442</text:p>
          </table:table-cell>
          <table:table-cell table:style-name="ce3" table:formula="of:=[.N186]+1" office:value-type="float" office:value="186" calcext:value-type="float">
            <text:p>18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3" calcext:value-type="float">
            <text:p>153</text:p>
          </table:table-cell>
          <table:table-cell table:style-name="ce1" table:formula="of:=[.A188]-[.$K$1]" office:value-type="float" office:value="3.68000000000001" calcext:value-type="float">
            <text:p>3.68</text:p>
          </table:table-cell>
          <table:table-cell table:style-name="ce1" table:formula="of:=SUM([.$B$1:.B188])" office:value-type="float" office:value="18.36" calcext:value-type="float">
            <text:p>18.36</text:p>
          </table:table-cell>
          <table:table-cell table:style-name="ce1" table:formula="of:=MAX([.$B$1:.B188])-MIN([.$B$1:.B188])" office:value-type="float" office:value="66" calcext:value-type="float">
            <text:p>66</text:p>
          </table:table-cell>
          <table:table-cell table:style-name="ce1" table:formula="of:=STDEV([.$B$1:.B188])" office:value-type="float" office:value="18.9658529556821" calcext:value-type="float">
            <text:p>18.9658529557</text:p>
          </table:table-cell>
          <table:table-cell table:style-name="ce1" table:formula="of:=[.D188]/[.E188]" office:value-type="float" office:value="3.47993840056777" calcext:value-type="float">
            <text:p>3.4799384006</text:p>
          </table:table-cell>
          <table:table-cell table:style-name="ce1" table:number-columns-repeated="6"/>
          <table:table-cell table:style-name="ce2" table:formula="of:=LOG([.N188])" office:value-type="float" office:value="2.2718416065365" calcext:value-type="float">
            <text:p>2.2718416065</text:p>
          </table:table-cell>
          <table:table-cell table:style-name="ce3" table:formula="of:=[.N187]+1" office:value-type="float" office:value="187" calcext:value-type="float">
            <text:p>18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4" calcext:value-type="float">
            <text:p>124</text:p>
          </table:table-cell>
          <table:table-cell table:style-name="ce1" table:formula="of:=[.A189]-[.$K$1]" office:value-type="float" office:value="-25.32" calcext:value-type="float">
            <text:p>-25.32</text:p>
          </table:table-cell>
          <table:table-cell table:style-name="ce1" table:formula="of:=SUM([.$B$1:.B189])" office:value-type="float" office:value="18.36" calcext:value-type="float">
            <text:p>18.36</text:p>
          </table:table-cell>
          <table:table-cell table:style-name="ce1" table:formula="of:=MAX([.$B$1:.B189])-MIN([.$B$1:.B189])" office:value-type="float" office:value="66" calcext:value-type="float">
            <text:p>66</text:p>
          </table:table-cell>
          <table:table-cell table:style-name="ce1" table:formula="of:=STDEV([.$B$1:.B189])" office:value-type="float" office:value="19.0093088224431" calcext:value-type="float">
            <text:p>19.0093088224</text:p>
          </table:table-cell>
          <table:table-cell table:style-name="ce1" table:formula="of:=[.D189]/[.E189]" office:value-type="float" office:value="3.47198315396286" calcext:value-type="float">
            <text:p>3.471983154</text:p>
          </table:table-cell>
          <table:table-cell table:style-name="ce1" table:number-columns-repeated="6"/>
          <table:table-cell table:style-name="ce2" table:formula="of:=LOG([.N189])" office:value-type="float" office:value="2.27415784926368" calcext:value-type="float">
            <text:p>2.2741578493</text:p>
          </table:table-cell>
          <table:table-cell table:style-name="ce3" table:formula="of:=[.N188]+1" office:value-type="float" office:value="188" calcext:value-type="float">
            <text:p>18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9" calcext:value-type="float">
            <text:p>139</text:p>
          </table:table-cell>
          <table:table-cell table:style-name="ce1" table:formula="of:=[.A190]-[.$K$1]" office:value-type="float" office:value="-10.32" calcext:value-type="float">
            <text:p>-10.32</text:p>
          </table:table-cell>
          <table:table-cell table:style-name="ce1" table:formula="of:=SUM([.$B$1:.B190])" office:value-type="float" office:value="18.36" calcext:value-type="float">
            <text:p>18.36</text:p>
          </table:table-cell>
          <table:table-cell table:style-name="ce1" table:formula="of:=MAX([.$B$1:.B190])-MIN([.$B$1:.B190])" office:value-type="float" office:value="66" calcext:value-type="float">
            <text:p>66</text:p>
          </table:table-cell>
          <table:table-cell table:style-name="ce1" table:formula="of:=STDEV([.$B$1:.B190])" office:value-type="float" office:value="18.9751805531831" calcext:value-type="float">
            <text:p>18.9751805532</text:p>
          </table:table-cell>
          <table:table-cell table:style-name="ce1" table:formula="of:=[.D190]/[.E190]" office:value-type="float" office:value="3.47822777311747" calcext:value-type="float">
            <text:p>3.4782277731</text:p>
          </table:table-cell>
          <table:table-cell table:style-name="ce1" table:number-columns-repeated="6"/>
          <table:table-cell table:style-name="ce2" table:formula="of:=LOG([.N190])" office:value-type="float" office:value="2.27646180417324" calcext:value-type="float">
            <text:p>2.2764618042</text:p>
          </table:table-cell>
          <table:table-cell table:style-name="ce3" table:formula="of:=[.N189]+1" office:value-type="float" office:value="189" calcext:value-type="float">
            <text:p>18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7" calcext:value-type="float">
            <text:p>137</text:p>
          </table:table-cell>
          <table:table-cell table:style-name="ce1" table:formula="of:=[.A191]-[.$K$1]" office:value-type="float" office:value="-12.32" calcext:value-type="float">
            <text:p>-12.32</text:p>
          </table:table-cell>
          <table:table-cell table:style-name="ce1" table:formula="of:=SUM([.$B$1:.B191])" office:value-type="float" office:value="18.36" calcext:value-type="float">
            <text:p>18.36</text:p>
          </table:table-cell>
          <table:table-cell table:style-name="ce1" table:formula="of:=MAX([.$B$1:.B191])-MIN([.$B$1:.B191])" office:value-type="float" office:value="66" calcext:value-type="float">
            <text:p>66</text:p>
          </table:table-cell>
          <table:table-cell table:style-name="ce1" table:formula="of:=STDEV([.$B$1:.B191])" office:value-type="float" office:value="18.9476807175512" calcext:value-type="float">
            <text:p>18.9476807176</text:p>
          </table:table-cell>
          <table:table-cell table:style-name="ce1" table:formula="of:=[.D191]/[.E191]" office:value-type="float" office:value="3.48327592088166" calcext:value-type="float">
            <text:p>3.4832759209</text:p>
          </table:table-cell>
          <table:table-cell table:style-name="ce1" table:number-columns-repeated="6"/>
          <table:table-cell table:style-name="ce2" table:formula="of:=LOG([.N191])" office:value-type="float" office:value="2.27875360095283" calcext:value-type="float">
            <text:p>2.278753601</text:p>
          </table:table-cell>
          <table:table-cell table:style-name="ce3" table:formula="of:=[.N190]+1" office:value-type="float" office:value="190" calcext:value-type="float">
            <text:p>19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9" calcext:value-type="float">
            <text:p>119</text:p>
          </table:table-cell>
          <table:table-cell table:style-name="ce1" table:formula="of:=[.A192]-[.$K$1]" office:value-type="float" office:value="-30.32" calcext:value-type="float">
            <text:p>-30.32</text:p>
          </table:table-cell>
          <table:table-cell table:style-name="ce1" table:formula="of:=SUM([.$B$1:.B192])" office:value-type="float" office:value="18.36" calcext:value-type="float">
            <text:p>18.36</text:p>
          </table:table-cell>
          <table:table-cell table:style-name="ce1" table:formula="of:=MAX([.$B$1:.B192])-MIN([.$B$1:.B192])" office:value-type="float" office:value="66" calcext:value-type="float">
            <text:p>66</text:p>
          </table:table-cell>
          <table:table-cell table:style-name="ce1" table:formula="of:=STDEV([.$B$1:.B192])" office:value-type="float" office:value="19.0273724707686" calcext:value-type="float">
            <text:p>19.0273724708</text:p>
          </table:table-cell>
          <table:table-cell table:style-name="ce1" table:formula="of:=[.D192]/[.E192]" office:value-type="float" office:value="3.46868702451664" calcext:value-type="float">
            <text:p>3.4686870245</text:p>
          </table:table-cell>
          <table:table-cell table:style-name="ce1" table:number-columns-repeated="6"/>
          <table:table-cell table:style-name="ce2" table:formula="of:=LOG([.N192])" office:value-type="float" office:value="2.28103336724773" calcext:value-type="float">
            <text:p>2.2810333672</text:p>
          </table:table-cell>
          <table:table-cell table:style-name="ce3" table:formula="of:=[.N191]+1" office:value-type="float" office:value="191" calcext:value-type="float">
            <text:p>19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8" calcext:value-type="float">
            <text:p>128</text:p>
          </table:table-cell>
          <table:table-cell table:style-name="ce1" table:formula="of:=[.A193]-[.$K$1]" office:value-type="float" office:value="-21.32" calcext:value-type="float">
            <text:p>-21.32</text:p>
          </table:table-cell>
          <table:table-cell table:style-name="ce1" table:formula="of:=SUM([.$B$1:.B193])" office:value-type="float" office:value="18.36" calcext:value-type="float">
            <text:p>18.36</text:p>
          </table:table-cell>
          <table:table-cell table:style-name="ce1" table:formula="of:=MAX([.$B$1:.B193])-MIN([.$B$1:.B193])" office:value-type="float" office:value="66" calcext:value-type="float">
            <text:p>66</text:p>
          </table:table-cell>
          <table:table-cell table:style-name="ce1" table:formula="of:=STDEV([.$B$1:.B193])" office:value-type="float" office:value="19.0409379667297" calcext:value-type="float">
            <text:p>19.0409379667</text:p>
          </table:table-cell>
          <table:table-cell table:style-name="ce1" table:formula="of:=[.D193]/[.E193]" office:value-type="float" office:value="3.46621579857683" calcext:value-type="float">
            <text:p>3.4662157986</text:p>
          </table:table-cell>
          <table:table-cell table:style-name="ce1" table:number-columns-repeated="6"/>
          <table:table-cell table:style-name="ce2" table:formula="of:=LOG([.N193])" office:value-type="float" office:value="2.28330122870355" calcext:value-type="float">
            <text:p>2.2833012287</text:p>
          </table:table-cell>
          <table:table-cell table:style-name="ce3" table:formula="of:=[.N192]+1" office:value-type="float" office:value="192" calcext:value-type="float">
            <text:p>19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0" calcext:value-type="float">
            <text:p>180</text:p>
          </table:table-cell>
          <table:table-cell table:style-name="ce1" table:formula="of:=[.A194]-[.$K$1]" office:value-type="float" office:value="30.68" calcext:value-type="float">
            <text:p>30.68</text:p>
          </table:table-cell>
          <table:table-cell table:style-name="ce1" table:formula="of:=SUM([.$B$1:.B194])" office:value-type="float" office:value="18.36" calcext:value-type="float">
            <text:p>18.36</text:p>
          </table:table-cell>
          <table:table-cell table:style-name="ce1" table:formula="of:=MAX([.$B$1:.B194])-MIN([.$B$1:.B194])" office:value-type="float" office:value="66" calcext:value-type="float">
            <text:p>66</text:p>
          </table:table-cell>
          <table:table-cell table:style-name="ce1" table:formula="of:=STDEV([.$B$1:.B194])" office:value-type="float" office:value="19.1180326407498" calcext:value-type="float">
            <text:p>19.1180326407</text:p>
          </table:table-cell>
          <table:table-cell table:style-name="ce1" table:formula="of:=[.D194]/[.E194]" office:value-type="float" office:value="3.45223806446077" calcext:value-type="float">
            <text:p>3.4522380645</text:p>
          </table:table-cell>
          <table:table-cell table:style-name="ce1" table:number-columns-repeated="6"/>
          <table:table-cell table:style-name="ce2" table:formula="of:=LOG([.N194])" office:value-type="float" office:value="2.28555730900777" calcext:value-type="float">
            <text:p>2.285557309</text:p>
          </table:table-cell>
          <table:table-cell table:style-name="ce3" table:formula="of:=[.N193]+1" office:value-type="float" office:value="193" calcext:value-type="float">
            <text:p>19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8" calcext:value-type="float">
            <text:p>118</text:p>
          </table:table-cell>
          <table:table-cell table:style-name="ce1" table:formula="of:=[.A195]-[.$K$1]" office:value-type="float" office:value="-31.32" calcext:value-type="float">
            <text:p>-31.32</text:p>
          </table:table-cell>
          <table:table-cell table:style-name="ce1" table:formula="of:=SUM([.$B$1:.B195])" office:value-type="float" office:value="18.36" calcext:value-type="float">
            <text:p>18.36</text:p>
          </table:table-cell>
          <table:table-cell table:style-name="ce1" table:formula="of:=MAX([.$B$1:.B195])-MIN([.$B$1:.B195])" office:value-type="float" office:value="66" calcext:value-type="float">
            <text:p>66</text:p>
          </table:table-cell>
          <table:table-cell table:style-name="ce1" table:formula="of:=STDEV([.$B$1:.B195])" office:value-type="float" office:value="19.2023078840268" calcext:value-type="float">
            <text:p>19.202307884</text:p>
          </table:table-cell>
          <table:table-cell table:style-name="ce1" table:formula="of:=[.D195]/[.E195]" office:value-type="float" office:value="3.43708685427866" calcext:value-type="float">
            <text:p>3.4370868543</text:p>
          </table:table-cell>
          <table:table-cell table:style-name="ce1" table:number-columns-repeated="6"/>
          <table:table-cell table:style-name="ce2" table:formula="of:=LOG([.N195])" office:value-type="float" office:value="2.28780172993023" calcext:value-type="float">
            <text:p>2.2878017299</text:p>
          </table:table-cell>
          <table:table-cell table:style-name="ce3" table:formula="of:=[.N194]+1" office:value-type="float" office:value="194" calcext:value-type="float">
            <text:p>19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9" calcext:value-type="float">
            <text:p>179</text:p>
          </table:table-cell>
          <table:table-cell table:style-name="ce1" table:formula="of:=[.A196]-[.$K$1]" office:value-type="float" office:value="29.68" calcext:value-type="float">
            <text:p>29.68</text:p>
          </table:table-cell>
          <table:table-cell table:style-name="ce1" table:formula="of:=SUM([.$B$1:.B196])" office:value-type="float" office:value="18.36" calcext:value-type="float">
            <text:p>18.36</text:p>
          </table:table-cell>
          <table:table-cell table:style-name="ce1" table:formula="of:=MAX([.$B$1:.B196])-MIN([.$B$1:.B196])" office:value-type="float" office:value="66" calcext:value-type="float">
            <text:p>66</text:p>
          </table:table-cell>
          <table:table-cell table:style-name="ce1" table:formula="of:=STDEV([.$B$1:.B196])" office:value-type="float" office:value="19.2692311870242" calcext:value-type="float">
            <text:p>19.269231187</text:p>
          </table:table-cell>
          <table:table-cell table:style-name="ce1" table:formula="of:=[.D196]/[.E196]" office:value-type="float" office:value="3.42514962633507" calcext:value-type="float">
            <text:p>3.4251496263</text:p>
          </table:table-cell>
          <table:table-cell table:style-name="ce1" table:number-columns-repeated="6"/>
          <table:table-cell table:style-name="ce2" table:formula="of:=LOG([.N196])" office:value-type="float" office:value="2.29003461136252" calcext:value-type="float">
            <text:p>2.2900346114</text:p>
          </table:table-cell>
          <table:table-cell table:style-name="ce3" table:formula="of:=[.N195]+1" office:value-type="float" office:value="195" calcext:value-type="float">
            <text:p>19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9" calcext:value-type="float">
            <text:p>129</text:p>
          </table:table-cell>
          <table:table-cell table:style-name="ce1" table:formula="of:=[.A197]-[.$K$1]" office:value-type="float" office:value="-20.32" calcext:value-type="float">
            <text:p>-20.32</text:p>
          </table:table-cell>
          <table:table-cell table:style-name="ce1" table:formula="of:=SUM([.$B$1:.B197])" office:value-type="float" office:value="18.36" calcext:value-type="float">
            <text:p>18.36</text:p>
          </table:table-cell>
          <table:table-cell table:style-name="ce1" table:formula="of:=MAX([.$B$1:.B197])-MIN([.$B$1:.B197])" office:value-type="float" office:value="66" calcext:value-type="float">
            <text:p>66</text:p>
          </table:table-cell>
          <table:table-cell table:style-name="ce1" table:formula="of:=STDEV([.$B$1:.B197])" office:value-type="float" office:value="19.2757863953248" calcext:value-type="float">
            <text:p>19.2757863953</text:p>
          </table:table-cell>
          <table:table-cell table:style-name="ce1" table:formula="of:=[.D197]/[.E197]" office:value-type="float" office:value="3.42398481942131" calcext:value-type="float">
            <text:p>3.4239848194</text:p>
          </table:table-cell>
          <table:table-cell table:style-name="ce1" table:number-columns-repeated="6"/>
          <table:table-cell table:style-name="ce2" table:formula="of:=LOG([.N197])" office:value-type="float" office:value="2.29225607135648" calcext:value-type="float">
            <text:p>2.2922560714</text:p>
          </table:table-cell>
          <table:table-cell table:style-name="ce3" table:formula="of:=[.N196]+1" office:value-type="float" office:value="196" calcext:value-type="float">
            <text:p>19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6" calcext:value-type="float">
            <text:p>166</text:p>
          </table:table-cell>
          <table:table-cell table:style-name="ce1" table:formula="of:=[.A198]-[.$K$1]" office:value-type="float" office:value="16.68" calcext:value-type="float">
            <text:p>16.68</text:p>
          </table:table-cell>
          <table:table-cell table:style-name="ce1" table:formula="of:=SUM([.$B$1:.B198])" office:value-type="float" office:value="18.36" calcext:value-type="float">
            <text:p>18.36</text:p>
          </table:table-cell>
          <table:table-cell table:style-name="ce1" table:formula="of:=MAX([.$B$1:.B198])-MIN([.$B$1:.B198])" office:value-type="float" office:value="66" calcext:value-type="float">
            <text:p>66</text:p>
          </table:table-cell>
          <table:table-cell table:style-name="ce1" table:formula="of:=STDEV([.$B$1:.B198])" office:value-type="float" office:value="19.2626899183055" calcext:value-type="float">
            <text:p>19.2626899183</text:p>
          </table:table-cell>
          <table:table-cell table:style-name="ce1" table:formula="of:=[.D198]/[.E198]" office:value-type="float" office:value="3.42631274655363" calcext:value-type="float">
            <text:p>3.4263127466</text:p>
          </table:table-cell>
          <table:table-cell table:style-name="ce1" table:number-columns-repeated="6"/>
          <table:table-cell table:style-name="ce2" table:formula="of:=LOG([.N198])" office:value-type="float" office:value="2.29446622616159" calcext:value-type="float">
            <text:p>2.2944662262</text:p>
          </table:table-cell>
          <table:table-cell table:style-name="ce3" table:formula="of:=[.N197]+1" office:value-type="float" office:value="197" calcext:value-type="float">
            <text:p>19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4" calcext:value-type="float">
            <text:p>154</text:p>
          </table:table-cell>
          <table:table-cell table:style-name="ce1" table:formula="of:=[.A199]-[.$K$1]" office:value-type="float" office:value="4.68000000000001" calcext:value-type="float">
            <text:p>4.68</text:p>
          </table:table-cell>
          <table:table-cell table:style-name="ce1" table:formula="of:=SUM([.$B$1:.B199])" office:value-type="float" office:value="18.36" calcext:value-type="float">
            <text:p>18.36</text:p>
          </table:table-cell>
          <table:table-cell table:style-name="ce1" table:formula="of:=MAX([.$B$1:.B199])-MIN([.$B$1:.B199])" office:value-type="float" office:value="66" calcext:value-type="float">
            <text:p>66</text:p>
          </table:table-cell>
          <table:table-cell table:style-name="ce1" table:formula="of:=STDEV([.$B$1:.B199])" office:value-type="float" office:value="19.216579827244" calcext:value-type="float">
            <text:p>19.2165798272</text:p>
          </table:table-cell>
          <table:table-cell table:style-name="ce1" table:formula="of:=[.D199]/[.E199]" office:value-type="float" office:value="3.43453416754368" calcext:value-type="float">
            <text:p>3.4345341675</text:p>
          </table:table-cell>
          <table:table-cell table:style-name="ce1" table:number-columns-repeated="6"/>
          <table:table-cell table:style-name="ce2" table:formula="of:=LOG([.N199])" office:value-type="float" office:value="2.29666519026153" calcext:value-type="float">
            <text:p>2.2966651903</text:p>
          </table:table-cell>
          <table:table-cell table:style-name="ce3" table:formula="of:=[.N198]+1" office:value-type="float" office:value="198" calcext:value-type="float">
            <text:p>19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2" calcext:value-type="float">
            <text:p>142</text:p>
          </table:table-cell>
          <table:table-cell table:style-name="ce1" table:formula="of:=[.A200]-[.$K$1]" office:value-type="float" office:value="-7.31999999999999" calcext:value-type="float">
            <text:p>-7.32</text:p>
          </table:table-cell>
          <table:table-cell table:style-name="ce1" table:formula="of:=SUM([.$B$1:.B200])" office:value-type="float" office:value="18.36" calcext:value-type="float">
            <text:p>18.36</text:p>
          </table:table-cell>
          <table:table-cell table:style-name="ce1" table:formula="of:=MAX([.$B$1:.B200])-MIN([.$B$1:.B200])" office:value-type="float" office:value="66" calcext:value-type="float">
            <text:p>66</text:p>
          </table:table-cell>
          <table:table-cell table:style-name="ce1" table:formula="of:=STDEV([.$B$1:.B200])" office:value-type="float" office:value="19.1757043727461" calcext:value-type="float">
            <text:p>19.1757043727</text:p>
          </table:table-cell>
          <table:table-cell table:style-name="ce1" table:formula="of:=[.D200]/[.E200]" office:value-type="float" office:value="3.44185531425922" calcext:value-type="float">
            <text:p>3.4418553143</text:p>
          </table:table-cell>
          <table:table-cell table:style-name="ce1" table:number-columns-repeated="6"/>
          <table:table-cell table:style-name="ce2" table:formula="of:=LOG([.N200])" office:value-type="float" office:value="2.29885307640971" calcext:value-type="float">
            <text:p>2.2988530764</text:p>
          </table:table-cell>
          <table:table-cell table:style-name="ce3" table:formula="of:=[.N199]+1" office:value-type="float" office:value="199" calcext:value-type="float">
            <text:p>19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2" calcext:value-type="float">
            <text:p>162</text:p>
          </table:table-cell>
          <table:table-cell table:style-name="ce1" table:formula="of:=[.A201]-[.$K$1]" office:value-type="float" office:value="12.68" calcext:value-type="float">
            <text:p>12.68</text:p>
          </table:table-cell>
          <table:table-cell table:style-name="ce1" table:formula="of:=SUM([.$B$1:.B201])" office:value-type="float" office:value="18.36" calcext:value-type="float">
            <text:p>18.36</text:p>
          </table:table-cell>
          <table:table-cell table:style-name="ce1" table:formula="of:=MAX([.$B$1:.B201])-MIN([.$B$1:.B201])" office:value-type="float" office:value="66" calcext:value-type="float">
            <text:p>66</text:p>
          </table:table-cell>
          <table:table-cell table:style-name="ce1" table:formula="of:=STDEV([.$B$1:.B201])" office:value-type="float" office:value="19.1479172840914" calcext:value-type="float">
            <text:p>19.1479172841</text:p>
          </table:table-cell>
          <table:table-cell table:style-name="ce1" table:formula="of:=[.D201]/[.E201]" office:value-type="float" office:value="3.44685006837973" calcext:value-type="float">
            <text:p>3.4468500684</text:p>
          </table:table-cell>
          <table:table-cell table:style-name="ce1" table:number-columns-repeated="6"/>
          <table:table-cell table:style-name="ce2" table:formula="of:=LOG([.N201])" office:value-type="float" office:value="2.30102999566398" calcext:value-type="float">
            <text:p>2.3010299957</text:p>
          </table:table-cell>
          <table:table-cell table:style-name="ce3" table:formula="of:=[.N200]+1" office:value-type="float" office:value="200" calcext:value-type="float">
            <text:p>20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8" calcext:value-type="float">
            <text:p>128</text:p>
          </table:table-cell>
          <table:table-cell table:style-name="ce1" table:formula="of:=[.A202]-[.$K$1]" office:value-type="float" office:value="-21.32" calcext:value-type="float">
            <text:p>-21.32</text:p>
          </table:table-cell>
          <table:table-cell table:style-name="ce1" table:formula="of:=SUM([.$B$1:.B202])" office:value-type="float" office:value="18.36" calcext:value-type="float">
            <text:p>18.36</text:p>
          </table:table-cell>
          <table:table-cell table:style-name="ce1" table:formula="of:=MAX([.$B$1:.B202])-MIN([.$B$1:.B202])" office:value-type="float" office:value="66" calcext:value-type="float">
            <text:p>66</text:p>
          </table:table-cell>
          <table:table-cell table:style-name="ce1" table:formula="of:=STDEV([.$B$1:.B202])" office:value-type="float" office:value="19.1605491572576" calcext:value-type="float">
            <text:p>19.1605491573</text:p>
          </table:table-cell>
          <table:table-cell table:style-name="ce1" table:formula="of:=[.D202]/[.E202]" office:value-type="float" office:value="3.44457768189805" calcext:value-type="float">
            <text:p>3.4445776819</text:p>
          </table:table-cell>
          <table:table-cell table:style-name="ce1" table:number-columns-repeated="6"/>
          <table:table-cell table:style-name="ce2" table:formula="of:=LOG([.N202])" office:value-type="float" office:value="2.30319605742049" calcext:value-type="float">
            <text:p>2.3031960574</text:p>
          </table:table-cell>
          <table:table-cell table:style-name="ce3" table:formula="of:=[.N201]+1" office:value-type="float" office:value="201" calcext:value-type="float">
            <text:p>20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3" calcext:value-type="float">
            <text:p>163</text:p>
          </table:table-cell>
          <table:table-cell table:style-name="ce1" table:formula="of:=[.A203]-[.$K$1]" office:value-type="float" office:value="13.68" calcext:value-type="float">
            <text:p>13.68</text:p>
          </table:table-cell>
          <table:table-cell table:style-name="ce1" table:formula="of:=SUM([.$B$1:.B203])" office:value-type="float" office:value="18.36" calcext:value-type="float">
            <text:p>18.36</text:p>
          </table:table-cell>
          <table:table-cell table:style-name="ce1" table:formula="of:=MAX([.$B$1:.B203])-MIN([.$B$1:.B203])" office:value-type="float" office:value="66" calcext:value-type="float">
            <text:p>66</text:p>
          </table:table-cell>
          <table:table-cell table:style-name="ce1" table:formula="of:=STDEV([.$B$1:.B203])" office:value-type="float" office:value="19.1365865564482" calcext:value-type="float">
            <text:p>19.1365865564</text:p>
          </table:table-cell>
          <table:table-cell table:style-name="ce1" table:formula="of:=[.D203]/[.E203]" office:value-type="float" office:value="3.44889094015363" calcext:value-type="float">
            <text:p>3.4488909402</text:p>
          </table:table-cell>
          <table:table-cell table:style-name="ce1" table:number-columns-repeated="6"/>
          <table:table-cell table:style-name="ce2" table:formula="of:=LOG([.N203])" office:value-type="float" office:value="2.30535136944662" calcext:value-type="float">
            <text:p>2.3053513694</text:p>
          </table:table-cell>
          <table:table-cell table:style-name="ce3" table:formula="of:=[.N202]+1" office:value-type="float" office:value="202" calcext:value-type="float">
            <text:p>20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0" calcext:value-type="float">
            <text:p>140</text:p>
          </table:table-cell>
          <table:table-cell table:style-name="ce1" table:formula="of:=[.A204]-[.$K$1]" office:value-type="float" office:value="-9.31999999999999" calcext:value-type="float">
            <text:p>-9.32</text:p>
          </table:table-cell>
          <table:table-cell table:style-name="ce1" table:formula="of:=SUM([.$B$1:.B204])" office:value-type="float" office:value="18.36" calcext:value-type="float">
            <text:p>18.36</text:p>
          </table:table-cell>
          <table:table-cell table:style-name="ce1" table:formula="of:=MAX([.$B$1:.B204])-MIN([.$B$1:.B204])" office:value-type="float" office:value="66" calcext:value-type="float">
            <text:p>66</text:p>
          </table:table-cell>
          <table:table-cell table:style-name="ce1" table:formula="of:=STDEV([.$B$1:.B204])" office:value-type="float" office:value="19.1011044864212" calcext:value-type="float">
            <text:p>19.1011044864</text:p>
          </table:table-cell>
          <table:table-cell table:style-name="ce1" table:formula="of:=[.D204]/[.E204]" office:value-type="float" office:value="3.45529757438471" calcext:value-type="float">
            <text:p>3.4552975744</text:p>
          </table:table-cell>
          <table:table-cell table:style-name="ce1" table:number-columns-repeated="6"/>
          <table:table-cell table:style-name="ce2" table:formula="of:=LOG([.N204])" office:value-type="float" office:value="2.30749603791321" calcext:value-type="float">
            <text:p>2.3074960379</text:p>
          </table:table-cell>
          <table:table-cell table:style-name="ce3" table:formula="of:=[.N203]+1" office:value-type="float" office:value="203" calcext:value-type="float">
            <text:p>20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8" calcext:value-type="float">
            <text:p>138</text:p>
          </table:table-cell>
          <table:table-cell table:style-name="ce1" table:formula="of:=[.A205]-[.$K$1]" office:value-type="float" office:value="-11.32" calcext:value-type="float">
            <text:p>-11.32</text:p>
          </table:table-cell>
          <table:table-cell table:style-name="ce1" table:formula="of:=SUM([.$B$1:.B205])" office:value-type="float" office:value="18.36" calcext:value-type="float">
            <text:p>18.36</text:p>
          </table:table-cell>
          <table:table-cell table:style-name="ce1" table:formula="of:=MAX([.$B$1:.B205])-MIN([.$B$1:.B205])" office:value-type="float" office:value="66" calcext:value-type="float">
            <text:p>66</text:p>
          </table:table-cell>
          <table:table-cell table:style-name="ce1" table:formula="of:=STDEV([.$B$1:.B205])" office:value-type="float" office:value="19.0711660237517" calcext:value-type="float">
            <text:p>19.0711660238</text:p>
          </table:table-cell>
          <table:table-cell table:style-name="ce1" table:formula="of:=[.D205]/[.E205]" office:value-type="float" office:value="3.46072179948526" calcext:value-type="float">
            <text:p>3.4607217995</text:p>
          </table:table-cell>
          <table:table-cell table:style-name="ce1" table:number-columns-repeated="6"/>
          <table:table-cell table:style-name="ce2" table:formula="of:=LOG([.N205])" office:value-type="float" office:value="2.3096301674259" calcext:value-type="float">
            <text:p>2.3096301674</text:p>
          </table:table-cell>
          <table:table-cell table:style-name="ce3" table:formula="of:=[.N204]+1" office:value-type="float" office:value="204" calcext:value-type="float">
            <text:p>20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6" calcext:value-type="float">
            <text:p>146</text:p>
          </table:table-cell>
          <table:table-cell table:style-name="ce1" table:formula="of:=[.A206]-[.$K$1]" office:value-type="float" office:value="-3.31999999999999" calcext:value-type="float">
            <text:p>-3.32</text:p>
          </table:table-cell>
          <table:table-cell table:style-name="ce1" table:formula="of:=SUM([.$B$1:.B206])" office:value-type="float" office:value="18.36" calcext:value-type="float">
            <text:p>18.36</text:p>
          </table:table-cell>
          <table:table-cell table:style-name="ce1" table:formula="of:=MAX([.$B$1:.B206])-MIN([.$B$1:.B206])" office:value-type="float" office:value="66" calcext:value-type="float">
            <text:p>66</text:p>
          </table:table-cell>
          <table:table-cell table:style-name="ce1" table:formula="of:=STDEV([.$B$1:.B206])" office:value-type="float" office:value="19.0261115240428" calcext:value-type="float">
            <text:p>19.026111524</text:p>
          </table:table-cell>
          <table:table-cell table:style-name="ce1" table:formula="of:=[.D206]/[.E206]" office:value-type="float" office:value="3.46891691014202" calcext:value-type="float">
            <text:p>3.4689169101</text:p>
          </table:table-cell>
          <table:table-cell table:style-name="ce1" table:number-columns-repeated="6"/>
          <table:table-cell table:style-name="ce2" table:formula="of:=LOG([.N206])" office:value-type="float" office:value="2.31175386105575" calcext:value-type="float">
            <text:p>2.3117538611</text:p>
          </table:table-cell>
          <table:table-cell table:style-name="ce3" table:formula="of:=[.N205]+1" office:value-type="float" office:value="205" calcext:value-type="float">
            <text:p>20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4" calcext:value-type="float">
            <text:p>174</text:p>
          </table:table-cell>
          <table:table-cell table:style-name="ce1" table:formula="of:=[.A207]-[.$K$1]" office:value-type="float" office:value="24.68" calcext:value-type="float">
            <text:p>24.68</text:p>
          </table:table-cell>
          <table:table-cell table:style-name="ce1" table:formula="of:=SUM([.$B$1:.B207])" office:value-type="float" office:value="18.36" calcext:value-type="float">
            <text:p>18.36</text:p>
          </table:table-cell>
          <table:table-cell table:style-name="ce1" table:formula="of:=MAX([.$B$1:.B207])-MIN([.$B$1:.B207])" office:value-type="float" office:value="66" calcext:value-type="float">
            <text:p>66</text:p>
          </table:table-cell>
          <table:table-cell table:style-name="ce1" table:formula="of:=STDEV([.$B$1:.B207])" office:value-type="float" office:value="19.0565353811884" calcext:value-type="float">
            <text:p>19.0565353812</text:p>
          </table:table-cell>
          <table:table-cell table:style-name="ce1" table:formula="of:=[.D207]/[.E207]" office:value-type="float" office:value="3.46337876638119" calcext:value-type="float">
            <text:p>3.4633787664</text:p>
          </table:table-cell>
          <table:table-cell table:style-name="ce1" table:number-columns-repeated="6"/>
          <table:table-cell table:style-name="ce2" table:formula="of:=LOG([.N207])" office:value-type="float" office:value="2.31386722036915" calcext:value-type="float">
            <text:p>2.3138672204</text:p>
          </table:table-cell>
          <table:table-cell table:style-name="ce3" table:formula="of:=[.N206]+1" office:value-type="float" office:value="206" calcext:value-type="float">
            <text:p>20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1" calcext:value-type="float">
            <text:p>181</text:p>
          </table:table-cell>
          <table:table-cell table:style-name="ce1" table:formula="of:=[.A208]-[.$K$1]" office:value-type="float" office:value="31.68" calcext:value-type="float">
            <text:p>31.68</text:p>
          </table:table-cell>
          <table:table-cell table:style-name="ce1" table:formula="of:=SUM([.$B$1:.B208])" office:value-type="float" office:value="18.36" calcext:value-type="float">
            <text:p>18.36</text:p>
          </table:table-cell>
          <table:table-cell table:style-name="ce1" table:formula="of:=MAX([.$B$1:.B208])-MIN([.$B$1:.B208])" office:value-type="float" office:value="66" calcext:value-type="float">
            <text:p>66</text:p>
          </table:table-cell>
          <table:table-cell table:style-name="ce1" table:formula="of:=STDEV([.$B$1:.B208])" office:value-type="float" office:value="19.1351056128601" calcext:value-type="float">
            <text:p>19.1351056129</text:p>
          </table:table-cell>
          <table:table-cell table:style-name="ce1" table:formula="of:=[.D208]/[.E208]" office:value-type="float" office:value="3.44915786383972" calcext:value-type="float">
            <text:p>3.4491578638</text:p>
          </table:table-cell>
          <table:table-cell table:style-name="ce1" table:number-columns-repeated="6"/>
          <table:table-cell table:style-name="ce2" table:formula="of:=LOG([.N208])" office:value-type="float" office:value="2.31597034545692" calcext:value-type="float">
            <text:p>2.3159703455</text:p>
          </table:table-cell>
          <table:table-cell table:style-name="ce3" table:formula="of:=[.N207]+1" office:value-type="float" office:value="207" calcext:value-type="float">
            <text:p>20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8" calcext:value-type="float">
            <text:p>128</text:p>
          </table:table-cell>
          <table:table-cell table:style-name="ce1" table:formula="of:=[.A209]-[.$K$1]" office:value-type="float" office:value="-21.32" calcext:value-type="float">
            <text:p>-21.32</text:p>
          </table:table-cell>
          <table:table-cell table:style-name="ce1" table:formula="of:=SUM([.$B$1:.B209])" office:value-type="float" office:value="18.36" calcext:value-type="float">
            <text:p>18.36</text:p>
          </table:table-cell>
          <table:table-cell table:style-name="ce1" table:formula="of:=MAX([.$B$1:.B209])-MIN([.$B$1:.B209])" office:value-type="float" office:value="66" calcext:value-type="float">
            <text:p>66</text:p>
          </table:table-cell>
          <table:table-cell table:style-name="ce1" table:formula="of:=STDEV([.$B$1:.B209])" office:value-type="float" office:value="19.1479863415153" calcext:value-type="float">
            <text:p>19.1479863415</text:p>
          </table:table-cell>
          <table:table-cell table:style-name="ce1" table:formula="of:=[.D209]/[.E209]" office:value-type="float" office:value="3.44683763727696" calcext:value-type="float">
            <text:p>3.4468376373</text:p>
          </table:table-cell>
          <table:table-cell table:style-name="ce1" table:number-columns-repeated="6"/>
          <table:table-cell table:style-name="ce2" table:formula="of:=LOG([.N209])" office:value-type="float" office:value="2.31806333496276" calcext:value-type="float">
            <text:p>2.318063335</text:p>
          </table:table-cell>
          <table:table-cell table:style-name="ce3" table:formula="of:=[.N208]+1" office:value-type="float" office:value="208" calcext:value-type="float">
            <text:p>20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5" calcext:value-type="float">
            <text:p>135</text:p>
          </table:table-cell>
          <table:table-cell table:style-name="ce1" table:formula="of:=[.A210]-[.$K$1]" office:value-type="float" office:value="-14.32" calcext:value-type="float">
            <text:p>-14.32</text:p>
          </table:table-cell>
          <table:table-cell table:style-name="ce1" table:formula="of:=SUM([.$B$1:.B210])" office:value-type="float" office:value="18.36" calcext:value-type="float">
            <text:p>18.36</text:p>
          </table:table-cell>
          <table:table-cell table:style-name="ce1" table:formula="of:=MAX([.$B$1:.B210])-MIN([.$B$1:.B210])" office:value-type="float" office:value="66" calcext:value-type="float">
            <text:p>66</text:p>
          </table:table-cell>
          <table:table-cell table:style-name="ce1" table:formula="of:=STDEV([.$B$1:.B210])" office:value-type="float" office:value="19.1286664023448" calcext:value-type="float">
            <text:p>19.1286664023</text:p>
          </table:table-cell>
          <table:table-cell table:style-name="ce1" table:formula="of:=[.D210]/[.E210]" office:value-type="float" office:value="3.45031894078668" calcext:value-type="float">
            <text:p>3.4503189408</text:p>
          </table:table-cell>
          <table:table-cell table:style-name="ce1" table:number-columns-repeated="6"/>
          <table:table-cell table:style-name="ce2" table:formula="of:=LOG([.N210])" office:value-type="float" office:value="2.32014628611105" calcext:value-type="float">
            <text:p>2.3201462861</text:p>
          </table:table-cell>
          <table:table-cell table:style-name="ce3" table:formula="of:=[.N209]+1" office:value-type="float" office:value="209" calcext:value-type="float">
            <text:p>20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0" calcext:value-type="float">
            <text:p>120</text:p>
          </table:table-cell>
          <table:table-cell table:style-name="ce1" table:formula="of:=[.A211]-[.$K$1]" office:value-type="float" office:value="-29.32" calcext:value-type="float">
            <text:p>-29.32</text:p>
          </table:table-cell>
          <table:table-cell table:style-name="ce1" table:formula="of:=SUM([.$B$1:.B211])" office:value-type="float" office:value="18.36" calcext:value-type="float">
            <text:p>18.36</text:p>
          </table:table-cell>
          <table:table-cell table:style-name="ce1" table:formula="of:=MAX([.$B$1:.B211])-MIN([.$B$1:.B211])" office:value-type="float" office:value="66" calcext:value-type="float">
            <text:p>66</text:p>
          </table:table-cell>
          <table:table-cell table:style-name="ce1" table:formula="of:=STDEV([.$B$1:.B211])" office:value-type="float" office:value="19.1910361889808" calcext:value-type="float">
            <text:p>19.191036189</text:p>
          </table:table-cell>
          <table:table-cell table:style-name="ce1" table:formula="of:=[.D211]/[.E211]" office:value-type="float" office:value="3.43910559857608" calcext:value-type="float">
            <text:p>3.4391055986</text:p>
          </table:table-cell>
          <table:table-cell table:style-name="ce1" table:number-columns-repeated="6"/>
          <table:table-cell table:style-name="ce2" table:formula="of:=LOG([.N211])" office:value-type="float" office:value="2.32221929473392" calcext:value-type="float">
            <text:p>2.3222192947</text:p>
          </table:table-cell>
          <table:table-cell table:style-name="ce3" table:formula="of:=[.N210]+1" office:value-type="float" office:value="210" calcext:value-type="float">
            <text:p>21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5" calcext:value-type="float">
            <text:p>155</text:p>
          </table:table-cell>
          <table:table-cell table:style-name="ce1" table:formula="of:=[.A212]-[.$K$1]" office:value-type="float" office:value="5.68000000000001" calcext:value-type="float">
            <text:p>5.68</text:p>
          </table:table-cell>
          <table:table-cell table:style-name="ce1" table:formula="of:=SUM([.$B$1:.B212])" office:value-type="float" office:value="18.36" calcext:value-type="float">
            <text:p>18.36</text:p>
          </table:table-cell>
          <table:table-cell table:style-name="ce1" table:formula="of:=MAX([.$B$1:.B212])-MIN([.$B$1:.B212])" office:value-type="float" office:value="66" calcext:value-type="float">
            <text:p>66</text:p>
          </table:table-cell>
          <table:table-cell table:style-name="ce1" table:formula="of:=STDEV([.$B$1:.B212])" office:value-type="float" office:value="19.1493842720996" calcext:value-type="float">
            <text:p>19.1493842721</text:p>
          </table:table-cell>
          <table:table-cell table:style-name="ce1" table:formula="of:=[.D212]/[.E212]" office:value-type="float" office:value="3.44658601353366" calcext:value-type="float">
            <text:p>3.4465860135</text:p>
          </table:table-cell>
          <table:table-cell table:style-name="ce1" table:number-columns-repeated="6"/>
          <table:table-cell table:style-name="ce2" table:formula="of:=LOG([.N212])" office:value-type="float" office:value="2.32428245529769" calcext:value-type="float">
            <text:p>2.3242824553</text:p>
          </table:table-cell>
          <table:table-cell table:style-name="ce3" table:formula="of:=[.N211]+1" office:value-type="float" office:value="211" calcext:value-type="float">
            <text:p>21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6" calcext:value-type="float">
            <text:p>146</text:p>
          </table:table-cell>
          <table:table-cell table:style-name="ce1" table:formula="of:=[.A213]-[.$K$1]" office:value-type="float" office:value="-3.31999999999999" calcext:value-type="float">
            <text:p>-3.32</text:p>
          </table:table-cell>
          <table:table-cell table:style-name="ce1" table:formula="of:=SUM([.$B$1:.B213])" office:value-type="float" office:value="18.36" calcext:value-type="float">
            <text:p>18.36</text:p>
          </table:table-cell>
          <table:table-cell table:style-name="ce1" table:formula="of:=MAX([.$B$1:.B213])-MIN([.$B$1:.B213])" office:value-type="float" office:value="66" calcext:value-type="float">
            <text:p>66</text:p>
          </table:table-cell>
          <table:table-cell table:style-name="ce1" table:formula="of:=STDEV([.$B$1:.B213])" office:value-type="float" office:value="19.1056002621832" calcext:value-type="float">
            <text:p>19.1056002622</text:p>
          </table:table-cell>
          <table:table-cell table:style-name="ce1" table:formula="of:=[.D213]/[.E213]" office:value-type="float" office:value="3.4544845016274" calcext:value-type="float">
            <text:p>3.4544845016</text:p>
          </table:table-cell>
          <table:table-cell table:style-name="ce1" table:number-columns-repeated="6"/>
          <table:table-cell table:style-name="ce2" table:formula="of:=LOG([.N213])" office:value-type="float" office:value="2.32633586092875" calcext:value-type="float">
            <text:p>2.3263358609</text:p>
          </table:table-cell>
          <table:table-cell table:style-name="ce3" table:formula="of:=[.N212]+1" office:value-type="float" office:value="212" calcext:value-type="float">
            <text:p>21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5" calcext:value-type="float">
            <text:p>175</text:p>
          </table:table-cell>
          <table:table-cell table:style-name="ce1" table:formula="of:=[.A214]-[.$K$1]" office:value-type="float" office:value="25.68" calcext:value-type="float">
            <text:p>25.68</text:p>
          </table:table-cell>
          <table:table-cell table:style-name="ce1" table:formula="of:=SUM([.$B$1:.B214])" office:value-type="float" office:value="18.36" calcext:value-type="float">
            <text:p>18.36</text:p>
          </table:table-cell>
          <table:table-cell table:style-name="ce1" table:formula="of:=MAX([.$B$1:.B214])-MIN([.$B$1:.B214])" office:value-type="float" office:value="66" calcext:value-type="float">
            <text:p>66</text:p>
          </table:table-cell>
          <table:table-cell table:style-name="ce1" table:formula="of:=STDEV([.$B$1:.B214])" office:value-type="float" office:value="19.1408695837171" calcext:value-type="float">
            <text:p>19.1408695837</text:p>
          </table:table-cell>
          <table:table-cell table:style-name="ce1" table:formula="of:=[.D214]/[.E214]" office:value-type="float" office:value="3.44811920437226" calcext:value-type="float">
            <text:p>3.4481192044</text:p>
          </table:table-cell>
          <table:table-cell table:style-name="ce1" table:number-columns-repeated="6"/>
          <table:table-cell table:style-name="ce2" table:formula="of:=LOG([.N214])" office:value-type="float" office:value="2.32837960343874" calcext:value-type="float">
            <text:p>2.3283796034</text:p>
          </table:table-cell>
          <table:table-cell table:style-name="ce3" table:formula="of:=[.N213]+1" office:value-type="float" office:value="213" calcext:value-type="float">
            <text:p>21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5" calcext:value-type="float">
            <text:p>165</text:p>
          </table:table-cell>
          <table:table-cell table:style-name="ce1" table:formula="of:=[.A215]-[.$K$1]" office:value-type="float" office:value="15.68" calcext:value-type="float">
            <text:p>15.68</text:p>
          </table:table-cell>
          <table:table-cell table:style-name="ce1" table:formula="of:=SUM([.$B$1:.B215])" office:value-type="float" office:value="18.36" calcext:value-type="float">
            <text:p>18.36</text:p>
          </table:table-cell>
          <table:table-cell table:style-name="ce1" table:formula="of:=MAX([.$B$1:.B215])-MIN([.$B$1:.B215])" office:value-type="float" office:value="66" calcext:value-type="float">
            <text:p>66</text:p>
          </table:table-cell>
          <table:table-cell table:style-name="ce1" table:formula="of:=STDEV([.$B$1:.B215])" office:value-type="float" office:value="19.1252611484643" calcext:value-type="float">
            <text:p>19.1252611485</text:p>
          </table:table-cell>
          <table:table-cell table:style-name="ce1" table:formula="of:=[.D215]/[.E215]" office:value-type="float" office:value="3.45093327027849" calcext:value-type="float">
            <text:p>3.4509332703</text:p>
          </table:table-cell>
          <table:table-cell table:style-name="ce1" table:number-columns-repeated="6"/>
          <table:table-cell table:style-name="ce2" table:formula="of:=LOG([.N215])" office:value-type="float" office:value="2.33041377334919" calcext:value-type="float">
            <text:p>2.3304137733</text:p>
          </table:table-cell>
          <table:table-cell table:style-name="ce3" table:formula="of:=[.N214]+1" office:value-type="float" office:value="214" calcext:value-type="float">
            <text:p>21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4" calcext:value-type="float">
            <text:p>164</text:p>
          </table:table-cell>
          <table:table-cell table:style-name="ce1" table:formula="of:=[.A216]-[.$K$1]" office:value-type="float" office:value="14.68" calcext:value-type="float">
            <text:p>14.68</text:p>
          </table:table-cell>
          <table:table-cell table:style-name="ce1" table:formula="of:=SUM([.$B$1:.B216])" office:value-type="float" office:value="18.36" calcext:value-type="float">
            <text:p>18.36</text:p>
          </table:table-cell>
          <table:table-cell table:style-name="ce1" table:formula="of:=MAX([.$B$1:.B216])-MIN([.$B$1:.B216])" office:value-type="float" office:value="66" calcext:value-type="float">
            <text:p>66</text:p>
          </table:table-cell>
          <table:table-cell table:style-name="ce1" table:formula="of:=STDEV([.$B$1:.B216])" office:value-type="float" office:value="19.1059041341174" calcext:value-type="float">
            <text:p>19.1059041341</text:p>
          </table:table-cell>
          <table:table-cell table:style-name="ce1" table:formula="of:=[.D216]/[.E216]" office:value-type="float" office:value="3.45442955940221" calcext:value-type="float">
            <text:p>3.4544295594</text:p>
          </table:table-cell>
          <table:table-cell table:style-name="ce1" table:number-columns-repeated="6"/>
          <table:table-cell table:style-name="ce2" table:formula="of:=LOG([.N216])" office:value-type="float" office:value="2.3324384599156" calcext:value-type="float">
            <text:p>2.3324384599</text:p>
          </table:table-cell>
          <table:table-cell table:style-name="ce3" table:formula="of:=[.N215]+1" office:value-type="float" office:value="215" calcext:value-type="float">
            <text:p>21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7" calcext:value-type="float">
            <text:p>167</text:p>
          </table:table-cell>
          <table:table-cell table:style-name="ce1" table:formula="of:=[.A217]-[.$K$1]" office:value-type="float" office:value="17.68" calcext:value-type="float">
            <text:p>17.68</text:p>
          </table:table-cell>
          <table:table-cell table:style-name="ce1" table:formula="of:=SUM([.$B$1:.B217])" office:value-type="float" office:value="18.36" calcext:value-type="float">
            <text:p>18.36</text:p>
          </table:table-cell>
          <table:table-cell table:style-name="ce1" table:formula="of:=MAX([.$B$1:.B217])-MIN([.$B$1:.B217])" office:value-type="float" office:value="66" calcext:value-type="float">
            <text:p>66</text:p>
          </table:table-cell>
          <table:table-cell table:style-name="ce1" table:formula="of:=STDEV([.$B$1:.B217])" office:value-type="float" office:value="19.0979477821486" calcext:value-type="float">
            <text:p>19.0979477821</text:p>
          </table:table-cell>
          <table:table-cell table:style-name="ce1" table:formula="of:=[.D217]/[.E217]" office:value-type="float" office:value="3.45586870133199" calcext:value-type="float">
            <text:p>3.4558687013</text:p>
          </table:table-cell>
          <table:table-cell table:style-name="ce1" table:number-columns-repeated="6"/>
          <table:table-cell table:style-name="ce2" table:formula="of:=LOG([.N217])" office:value-type="float" office:value="2.33445375115093" calcext:value-type="float">
            <text:p>2.3344537512</text:p>
          </table:table-cell>
          <table:table-cell table:style-name="ce3" table:formula="of:=[.N216]+1" office:value-type="float" office:value="216" calcext:value-type="float">
            <text:p>21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5" calcext:value-type="float">
            <text:p>125</text:p>
          </table:table-cell>
          <table:table-cell table:style-name="ce1" table:formula="of:=[.A218]-[.$K$1]" office:value-type="float" office:value="-24.32" calcext:value-type="float">
            <text:p>-24.32</text:p>
          </table:table-cell>
          <table:table-cell table:style-name="ce1" table:formula="of:=SUM([.$B$1:.B218])" office:value-type="float" office:value="18.36" calcext:value-type="float">
            <text:p>18.36</text:p>
          </table:table-cell>
          <table:table-cell table:style-name="ce1" table:formula="of:=MAX([.$B$1:.B218])-MIN([.$B$1:.B218])" office:value-type="float" office:value="66" calcext:value-type="float">
            <text:p>66</text:p>
          </table:table-cell>
          <table:table-cell table:style-name="ce1" table:formula="of:=STDEV([.$B$1:.B218])" office:value-type="float" office:value="19.1274112619047" calcext:value-type="float">
            <text:p>19.1274112619</text:p>
          </table:table-cell>
          <table:table-cell table:style-name="ce1" table:formula="of:=[.D218]/[.E218]" office:value-type="float" office:value="3.45054535066381" calcext:value-type="float">
            <text:p>3.4505453507</text:p>
          </table:table-cell>
          <table:table-cell table:style-name="ce1" table:number-columns-repeated="6"/>
          <table:table-cell table:style-name="ce2" table:formula="of:=LOG([.N218])" office:value-type="float" office:value="2.33645973384853" calcext:value-type="float">
            <text:p>2.3364597338</text:p>
          </table:table-cell>
          <table:table-cell table:style-name="ce3" table:formula="of:=[.N217]+1" office:value-type="float" office:value="217" calcext:value-type="float">
            <text:p>21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7" calcext:value-type="float">
            <text:p>157</text:p>
          </table:table-cell>
          <table:table-cell table:style-name="ce1" table:formula="of:=[.A219]-[.$K$1]" office:value-type="float" office:value="7.68000000000001" calcext:value-type="float">
            <text:p>7.68</text:p>
          </table:table-cell>
          <table:table-cell table:style-name="ce1" table:formula="of:=SUM([.$B$1:.B219])" office:value-type="float" office:value="18.36" calcext:value-type="float">
            <text:p>18.36</text:p>
          </table:table-cell>
          <table:table-cell table:style-name="ce1" table:formula="of:=MAX([.$B$1:.B219])-MIN([.$B$1:.B219])" office:value-type="float" office:value="66" calcext:value-type="float">
            <text:p>66</text:p>
          </table:table-cell>
          <table:table-cell table:style-name="ce1" table:formula="of:=STDEV([.$B$1:.B219])" office:value-type="float" office:value="19.0899987106575" calcext:value-type="float">
            <text:p>19.0899987107</text:p>
          </table:table-cell>
          <table:table-cell table:style-name="ce1" table:formula="of:=[.D219]/[.E219]" office:value-type="float" office:value="3.45730772434017" calcext:value-type="float">
            <text:p>3.4573077243</text:p>
          </table:table-cell>
          <table:table-cell table:style-name="ce1" table:number-columns-repeated="6"/>
          <table:table-cell table:style-name="ce2" table:formula="of:=LOG([.N219])" office:value-type="float" office:value="2.3384564936046" calcext:value-type="float">
            <text:p>2.3384564936</text:p>
          </table:table-cell>
          <table:table-cell table:style-name="ce3" table:formula="of:=[.N218]+1" office:value-type="float" office:value="218" calcext:value-type="float">
            <text:p>21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9" calcext:value-type="float">
            <text:p>179</text:p>
          </table:table-cell>
          <table:table-cell table:style-name="ce1" table:formula="of:=[.A220]-[.$K$1]" office:value-type="float" office:value="29.68" calcext:value-type="float">
            <text:p>29.68</text:p>
          </table:table-cell>
          <table:table-cell table:style-name="ce1" table:formula="of:=SUM([.$B$1:.B220])" office:value-type="float" office:value="18.36" calcext:value-type="float">
            <text:p>18.36</text:p>
          </table:table-cell>
          <table:table-cell table:style-name="ce1" table:formula="of:=MAX([.$B$1:.B220])-MIN([.$B$1:.B220])" office:value-type="float" office:value="66" calcext:value-type="float">
            <text:p>66</text:p>
          </table:table-cell>
          <table:table-cell table:style-name="ce1" table:formula="of:=STDEV([.$B$1:.B220])" office:value-type="float" office:value="19.1488261402305" calcext:value-type="float">
            <text:p>19.1488261402</text:p>
          </table:table-cell>
          <table:table-cell table:style-name="ce1" table:formula="of:=[.D220]/[.E220]" office:value-type="float" office:value="3.44668647136223" calcext:value-type="float">
            <text:p>3.4466864714</text:p>
          </table:table-cell>
          <table:table-cell table:style-name="ce1" table:number-columns-repeated="6"/>
          <table:table-cell table:style-name="ce2" table:formula="of:=LOG([.N220])" office:value-type="float" office:value="2.34044411484012" calcext:value-type="float">
            <text:p>2.3404441148</text:p>
          </table:table-cell>
          <table:table-cell table:style-name="ce3" table:formula="of:=[.N219]+1" office:value-type="float" office:value="219" calcext:value-type="float">
            <text:p>21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2" calcext:value-type="float">
            <text:p>132</text:p>
          </table:table-cell>
          <table:table-cell table:style-name="ce1" table:formula="of:=[.A221]-[.$K$1]" office:value-type="float" office:value="-17.32" calcext:value-type="float">
            <text:p>-17.32</text:p>
          </table:table-cell>
          <table:table-cell table:style-name="ce1" table:formula="of:=SUM([.$B$1:.B221])" office:value-type="float" office:value="18.36" calcext:value-type="float">
            <text:p>18.36</text:p>
          </table:table-cell>
          <table:table-cell table:style-name="ce1" table:formula="of:=MAX([.$B$1:.B221])-MIN([.$B$1:.B221])" office:value-type="float" office:value="66" calcext:value-type="float">
            <text:p>66</text:p>
          </table:table-cell>
          <table:table-cell table:style-name="ce1" table:formula="of:=STDEV([.$B$1:.B221])" office:value-type="float" office:value="19.1427016787254" calcext:value-type="float">
            <text:p>19.1427016787</text:p>
          </table:table-cell>
          <table:table-cell table:style-name="ce1" table:formula="of:=[.D221]/[.E221]" office:value-type="float" office:value="3.44778919442445" calcext:value-type="float">
            <text:p>3.4477891944</text:p>
          </table:table-cell>
          <table:table-cell table:style-name="ce1" table:number-columns-repeated="6"/>
          <table:table-cell table:style-name="ce2" table:formula="of:=LOG([.N221])" office:value-type="float" office:value="2.34242268082221" calcext:value-type="float">
            <text:p>2.3424226808</text:p>
          </table:table-cell>
          <table:table-cell table:style-name="ce3" table:formula="of:=[.N220]+1" office:value-type="float" office:value="220" calcext:value-type="float">
            <text:p>22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3" calcext:value-type="float">
            <text:p>133</text:p>
          </table:table-cell>
          <table:table-cell table:style-name="ce1" table:formula="of:=[.A222]-[.$K$1]" office:value-type="float" office:value="-16.32" calcext:value-type="float">
            <text:p>-16.32</text:p>
          </table:table-cell>
          <table:table-cell table:style-name="ce1" table:formula="of:=SUM([.$B$1:.B222])" office:value-type="float" office:value="18.36" calcext:value-type="float">
            <text:p>18.36</text:p>
          </table:table-cell>
          <table:table-cell table:style-name="ce1" table:formula="of:=MAX([.$B$1:.B222])-MIN([.$B$1:.B222])" office:value-type="float" office:value="66" calcext:value-type="float">
            <text:p>66</text:p>
          </table:table-cell>
          <table:table-cell table:style-name="ce1" table:formula="of:=STDEV([.$B$1:.B222])" office:value-type="float" office:value="19.1322435128988" calcext:value-type="float">
            <text:p>19.1322435129</text:p>
          </table:table-cell>
          <table:table-cell table:style-name="ce1" table:formula="of:=[.D222]/[.E222]" office:value-type="float" office:value="3.44967384277245" calcext:value-type="float">
            <text:p>3.4496738428</text:p>
          </table:table-cell>
          <table:table-cell table:style-name="ce1" table:number-columns-repeated="6"/>
          <table:table-cell table:style-name="ce2" table:formula="of:=LOG([.N222])" office:value-type="float" office:value="2.34439227368511" calcext:value-type="float">
            <text:p>2.3443922737</text:p>
          </table:table-cell>
          <table:table-cell table:style-name="ce3" table:formula="of:=[.N221]+1" office:value-type="float" office:value="221" calcext:value-type="float">
            <text:p>22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7" calcext:value-type="float">
            <text:p>167</text:p>
          </table:table-cell>
          <table:table-cell table:style-name="ce1" table:formula="of:=[.A223]-[.$K$1]" office:value-type="float" office:value="17.68" calcext:value-type="float">
            <text:p>17.68</text:p>
          </table:table-cell>
          <table:table-cell table:style-name="ce1" table:formula="of:=SUM([.$B$1:.B223])" office:value-type="float" office:value="18.36" calcext:value-type="float">
            <text:p>18.36</text:p>
          </table:table-cell>
          <table:table-cell table:style-name="ce1" table:formula="of:=MAX([.$B$1:.B223])-MIN([.$B$1:.B223])" office:value-type="float" office:value="66" calcext:value-type="float">
            <text:p>66</text:p>
          </table:table-cell>
          <table:table-cell table:style-name="ce1" table:formula="of:=STDEV([.$B$1:.B223])" office:value-type="float" office:value="19.1244893103806" calcext:value-type="float">
            <text:p>19.1244893104</text:p>
          </table:table-cell>
          <table:table-cell table:style-name="ce1" table:formula="of:=[.D223]/[.E223]" office:value-type="float" office:value="3.45107254519867" calcext:value-type="float">
            <text:p>3.4510725452</text:p>
          </table:table-cell>
          <table:table-cell table:style-name="ce1" table:number-columns-repeated="6"/>
          <table:table-cell table:style-name="ce2" table:formula="of:=LOG([.N223])" office:value-type="float" office:value="2.34635297445064" calcext:value-type="float">
            <text:p>2.3463529745</text:p>
          </table:table-cell>
          <table:table-cell table:style-name="ce3" table:formula="of:=[.N222]+1" office:value-type="float" office:value="222" calcext:value-type="float">
            <text:p>22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7" calcext:value-type="float">
            <text:p>177</text:p>
          </table:table-cell>
          <table:table-cell table:style-name="ce1" table:formula="of:=[.A224]-[.$K$1]" office:value-type="float" office:value="27.68" calcext:value-type="float">
            <text:p>27.68</text:p>
          </table:table-cell>
          <table:table-cell table:style-name="ce1" table:formula="of:=SUM([.$B$1:.B224])" office:value-type="float" office:value="18.36" calcext:value-type="float">
            <text:p>18.36</text:p>
          </table:table-cell>
          <table:table-cell table:style-name="ce1" table:formula="of:=MAX([.$B$1:.B224])-MIN([.$B$1:.B224])" office:value-type="float" office:value="66" calcext:value-type="float">
            <text:p>66</text:p>
          </table:table-cell>
          <table:table-cell table:style-name="ce1" table:formula="of:=STDEV([.$B$1:.B224])" office:value-type="float" office:value="19.1684634958851" calcext:value-type="float">
            <text:p>19.1684634959</text:p>
          </table:table-cell>
          <table:table-cell table:style-name="ce1" table:formula="of:=[.D224]/[.E224]" office:value-type="float" office:value="3.44315547326827" calcext:value-type="float">
            <text:p>3.4431554733</text:p>
          </table:table-cell>
          <table:table-cell table:style-name="ce1" table:number-columns-repeated="6"/>
          <table:table-cell table:style-name="ce2" table:formula="of:=LOG([.N224])" office:value-type="float" office:value="2.34830486304816" calcext:value-type="float">
            <text:p>2.348304863</text:p>
          </table:table-cell>
          <table:table-cell table:style-name="ce3" table:formula="of:=[.N223]+1" office:value-type="float" office:value="223" calcext:value-type="float">
            <text:p>22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4" calcext:value-type="float">
            <text:p>124</text:p>
          </table:table-cell>
          <table:table-cell table:style-name="ce1" table:formula="of:=[.A225]-[.$K$1]" office:value-type="float" office:value="-25.32" calcext:value-type="float">
            <text:p>-25.32</text:p>
          </table:table-cell>
          <table:table-cell table:style-name="ce1" table:formula="of:=SUM([.$B$1:.B225])" office:value-type="float" office:value="18.36" calcext:value-type="float">
            <text:p>18.36</text:p>
          </table:table-cell>
          <table:table-cell table:style-name="ce1" table:formula="of:=MAX([.$B$1:.B225])-MIN([.$B$1:.B225])" office:value-type="float" office:value="66" calcext:value-type="float">
            <text:p>66</text:p>
          </table:table-cell>
          <table:table-cell table:style-name="ce1" table:formula="of:=STDEV([.$B$1:.B225])" office:value-type="float" office:value="19.2030224555556" calcext:value-type="float">
            <text:p>19.2030224556</text:p>
          </table:table-cell>
          <table:table-cell table:style-name="ce1" table:formula="of:=[.D225]/[.E225]" office:value-type="float" office:value="3.43695895543286" calcext:value-type="float">
            <text:p>3.4369589554</text:p>
          </table:table-cell>
          <table:table-cell table:style-name="ce1" table:number-columns-repeated="6"/>
          <table:table-cell table:style-name="ce2" table:formula="of:=LOG([.N225])" office:value-type="float" office:value="2.35024801833416" calcext:value-type="float">
            <text:p>2.3502480183</text:p>
          </table:table-cell>
          <table:table-cell table:style-name="ce3" table:formula="of:=[.N224]+1" office:value-type="float" office:value="224" calcext:value-type="float">
            <text:p>22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8" calcext:value-type="float">
            <text:p>138</text:p>
          </table:table-cell>
          <table:table-cell table:style-name="ce1" table:formula="of:=[.A226]-[.$K$1]" office:value-type="float" office:value="-11.32" calcext:value-type="float">
            <text:p>-11.32</text:p>
          </table:table-cell>
          <table:table-cell table:style-name="ce1" table:formula="of:=SUM([.$B$1:.B226])" office:value-type="float" office:value="18.36" calcext:value-type="float">
            <text:p>18.36</text:p>
          </table:table-cell>
          <table:table-cell table:style-name="ce1" table:formula="of:=MAX([.$B$1:.B226])-MIN([.$B$1:.B226])" office:value-type="float" office:value="66" calcext:value-type="float">
            <text:p>66</text:p>
          </table:table-cell>
          <table:table-cell table:style-name="ce1" table:formula="of:=STDEV([.$B$1:.B226])" office:value-type="float" office:value="19.176155404213" calcext:value-type="float">
            <text:p>19.1761554042</text:p>
          </table:table-cell>
          <table:table-cell table:style-name="ce1" table:formula="of:=[.D226]/[.E226]" office:value-type="float" office:value="3.44177436033396" calcext:value-type="float">
            <text:p>3.4417743603</text:p>
          </table:table-cell>
          <table:table-cell table:style-name="ce1" table:number-columns-repeated="6"/>
          <table:table-cell table:style-name="ce2" table:formula="of:=LOG([.N226])" office:value-type="float" office:value="2.35218251811136" calcext:value-type="float">
            <text:p>2.3521825181</text:p>
          </table:table-cell>
          <table:table-cell table:style-name="ce3" table:formula="of:=[.N225]+1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9" calcext:value-type="float">
            <text:p>149</text:p>
          </table:table-cell>
          <table:table-cell table:style-name="ce1" table:formula="of:=[.A227]-[.$K$1]" office:value-type="float" office:value="-0.319999999999993" calcext:value-type="float">
            <text:p>-0.32</text:p>
          </table:table-cell>
          <table:table-cell table:style-name="ce1" table:formula="of:=SUM([.$B$1:.B227])" office:value-type="float" office:value="18.36" calcext:value-type="float">
            <text:p>18.36</text:p>
          </table:table-cell>
          <table:table-cell table:style-name="ce1" table:formula="of:=MAX([.$B$1:.B227])-MIN([.$B$1:.B227])" office:value-type="float" office:value="66" calcext:value-type="float">
            <text:p>66</text:p>
          </table:table-cell>
          <table:table-cell table:style-name="ce1" table:formula="of:=STDEV([.$B$1:.B227])" office:value-type="float" office:value="19.1337346374758" calcext:value-type="float">
            <text:p>19.1337346375</text:p>
          </table:table-cell>
          <table:table-cell table:style-name="ce1" table:formula="of:=[.D227]/[.E227]" office:value-type="float" office:value="3.44940500380573" calcext:value-type="float">
            <text:p>3.4494050038</text:p>
          </table:table-cell>
          <table:table-cell table:style-name="ce1" table:number-columns-repeated="6"/>
          <table:table-cell table:style-name="ce2" table:formula="of:=LOG([.N227])" office:value-type="float" office:value="2.3541084391474" calcext:value-type="float">
            <text:p>2.3541084391</text:p>
          </table:table-cell>
          <table:table-cell table:style-name="ce3" table:formula="of:=[.N226]+1" office:value-type="float" office:value="226" calcext:value-type="float">
            <text:p>22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7" calcext:value-type="float">
            <text:p>117</text:p>
          </table:table-cell>
          <table:table-cell table:style-name="ce1" table:formula="of:=[.A228]-[.$K$1]" office:value-type="float" office:value="-32.32" calcext:value-type="float">
            <text:p>-32.32</text:p>
          </table:table-cell>
          <table:table-cell table:style-name="ce1" table:formula="of:=SUM([.$B$1:.B228])" office:value-type="float" office:value="18.36" calcext:value-type="float">
            <text:p>18.36</text:p>
          </table:table-cell>
          <table:table-cell table:style-name="ce1" table:formula="of:=MAX([.$B$1:.B228])-MIN([.$B$1:.B228])" office:value-type="float" office:value="66" calcext:value-type="float">
            <text:p>66</text:p>
          </table:table-cell>
          <table:table-cell table:style-name="ce1" table:formula="of:=STDEV([.$B$1:.B228])" office:value-type="float" office:value="19.213716919047" calcext:value-type="float">
            <text:p>19.213716919</text:p>
          </table:table-cell>
          <table:table-cell table:style-name="ce1" table:formula="of:=[.D228]/[.E228]" office:value-type="float" office:value="3.43504592464213" calcext:value-type="float">
            <text:p>3.4350459246</text:p>
          </table:table-cell>
          <table:table-cell table:style-name="ce1" table:number-columns-repeated="6"/>
          <table:table-cell table:style-name="ce2" table:formula="of:=LOG([.N228])" office:value-type="float" office:value="2.35602585719312" calcext:value-type="float">
            <text:p>2.3560258572</text:p>
          </table:table-cell>
          <table:table-cell table:style-name="ce3" table:formula="of:=[.N227]+1" office:value-type="float" office:value="227" calcext:value-type="float">
            <text:p>22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9" calcext:value-type="float">
            <text:p>119</text:p>
          </table:table-cell>
          <table:table-cell table:style-name="ce1" table:formula="of:=[.A229]-[.$K$1]" office:value-type="float" office:value="-30.32" calcext:value-type="float">
            <text:p>-30.32</text:p>
          </table:table-cell>
          <table:table-cell table:style-name="ce1" table:formula="of:=SUM([.$B$1:.B229])" office:value-type="float" office:value="18.36" calcext:value-type="float">
            <text:p>18.36</text:p>
          </table:table-cell>
          <table:table-cell table:style-name="ce1" table:formula="of:=MAX([.$B$1:.B229])-MIN([.$B$1:.B229])" office:value-type="float" office:value="66" calcext:value-type="float">
            <text:p>66</text:p>
          </table:table-cell>
          <table:table-cell table:style-name="ce1" table:formula="of:=STDEV([.$B$1:.B229])" office:value-type="float" office:value="19.2773399472056" calcext:value-type="float">
            <text:p>19.2773399472</text:p>
          </table:table-cell>
          <table:table-cell table:style-name="ce1" table:formula="of:=[.D229]/[.E229]" office:value-type="float" office:value="3.4237088820736" calcext:value-type="float">
            <text:p>3.4237088821</text:p>
          </table:table-cell>
          <table:table-cell table:style-name="ce1" table:number-columns-repeated="6"/>
          <table:table-cell table:style-name="ce2" table:formula="of:=LOG([.N229])" office:value-type="float" office:value="2.35793484700045" calcext:value-type="float">
            <text:p>2.357934847</text:p>
          </table:table-cell>
          <table:table-cell table:style-name="ce3" table:formula="of:=[.N228]+1" office:value-type="float" office:value="228" calcext:value-type="float">
            <text:p>22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4" calcext:value-type="float">
            <text:p>164</text:p>
          </table:table-cell>
          <table:table-cell table:style-name="ce1" table:formula="of:=[.A230]-[.$K$1]" office:value-type="float" office:value="14.68" calcext:value-type="float">
            <text:p>14.68</text:p>
          </table:table-cell>
          <table:table-cell table:style-name="ce1" table:formula="of:=SUM([.$B$1:.B230])" office:value-type="float" office:value="18.36" calcext:value-type="float">
            <text:p>18.36</text:p>
          </table:table-cell>
          <table:table-cell table:style-name="ce1" table:formula="of:=MAX([.$B$1:.B230])-MIN([.$B$1:.B230])" office:value-type="float" office:value="66" calcext:value-type="float">
            <text:p>66</text:p>
          </table:table-cell>
          <table:table-cell table:style-name="ce1" table:formula="of:=STDEV([.$B$1:.B230])" office:value-type="float" office:value="19.2593167963734" calcext:value-type="float">
            <text:p>19.2593167964</text:p>
          </table:table-cell>
          <table:table-cell table:style-name="ce1" table:formula="of:=[.D230]/[.E230]" office:value-type="float" office:value="3.42691283900724" calcext:value-type="float">
            <text:p>3.426912839</text:p>
          </table:table-cell>
          <table:table-cell table:style-name="ce1" table:number-columns-repeated="6"/>
          <table:table-cell table:style-name="ce2" table:formula="of:=LOG([.N230])" office:value-type="float" office:value="2.35983548233989" calcext:value-type="float">
            <text:p>2.3598354823</text:p>
          </table:table-cell>
          <table:table-cell table:style-name="ce3" table:formula="of:=[.N229]+1" office:value-type="float" office:value="229" calcext:value-type="float">
            <text:p>22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6" calcext:value-type="float">
            <text:p>166</text:p>
          </table:table-cell>
          <table:table-cell table:style-name="ce1" table:formula="of:=[.A231]-[.$K$1]" office:value-type="float" office:value="16.68" calcext:value-type="float">
            <text:p>16.68</text:p>
          </table:table-cell>
          <table:table-cell table:style-name="ce1" table:formula="of:=SUM([.$B$1:.B231])" office:value-type="float" office:value="18.36" calcext:value-type="float">
            <text:p>18.36</text:p>
          </table:table-cell>
          <table:table-cell table:style-name="ce1" table:formula="of:=MAX([.$B$1:.B231])-MIN([.$B$1:.B231])" office:value-type="float" office:value="66" calcext:value-type="float">
            <text:p>66</text:p>
          </table:table-cell>
          <table:table-cell table:style-name="ce1" table:formula="of:=STDEV([.$B$1:.B231])" office:value-type="float" office:value="19.2482205894263" calcext:value-type="float">
            <text:p>19.2482205894</text:p>
          </table:table-cell>
          <table:table-cell table:style-name="ce1" table:formula="of:=[.D231]/[.E231]" office:value-type="float" office:value="3.42888838442844" calcext:value-type="float">
            <text:p>3.4288883844</text:p>
          </table:table-cell>
          <table:table-cell table:style-name="ce1" table:number-columns-repeated="6"/>
          <table:table-cell table:style-name="ce2" table:formula="of:=LOG([.N231])" office:value-type="float" office:value="2.36172783601759" calcext:value-type="float">
            <text:p>2.361727836</text:p>
          </table:table-cell>
          <table:table-cell table:style-name="ce3" table:formula="of:=[.N230]+1" office:value-type="float" office:value="230" calcext:value-type="float">
            <text:p>23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8" calcext:value-type="float">
            <text:p>178</text:p>
          </table:table-cell>
          <table:table-cell table:style-name="ce1" table:formula="of:=[.A232]-[.$K$1]" office:value-type="float" office:value="28.68" calcext:value-type="float">
            <text:p>28.68</text:p>
          </table:table-cell>
          <table:table-cell table:style-name="ce1" table:formula="of:=SUM([.$B$1:.B232])" office:value-type="float" office:value="18.36" calcext:value-type="float">
            <text:p>18.36</text:p>
          </table:table-cell>
          <table:table-cell table:style-name="ce1" table:formula="of:=MAX([.$B$1:.B232])-MIN([.$B$1:.B232])" office:value-type="float" office:value="66" calcext:value-type="float">
            <text:p>66</text:p>
          </table:table-cell>
          <table:table-cell table:style-name="ce1" table:formula="of:=STDEV([.$B$1:.B232])" office:value-type="float" office:value="19.2972888257208" calcext:value-type="float">
            <text:p>19.2972888257</text:p>
          </table:table-cell>
          <table:table-cell table:style-name="ce1" table:formula="of:=[.D232]/[.E232]" office:value-type="float" office:value="3.4201695686925" calcext:value-type="float">
            <text:p>3.4201695687</text:p>
          </table:table-cell>
          <table:table-cell table:style-name="ce1" table:number-columns-repeated="6"/>
          <table:table-cell table:style-name="ce2" table:formula="of:=LOG([.N232])" office:value-type="float" office:value="2.36361197989214" calcext:value-type="float">
            <text:p>2.3636119799</text:p>
          </table:table-cell>
          <table:table-cell table:style-name="ce3" table:formula="of:=[.N231]+1" office:value-type="float" office:value="231" calcext:value-type="float">
            <text:p>23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2" calcext:value-type="float">
            <text:p>152</text:p>
          </table:table-cell>
          <table:table-cell table:style-name="ce1" table:formula="of:=[.A233]-[.$K$1]" office:value-type="float" office:value="2.68000000000001" calcext:value-type="float">
            <text:p>2.68</text:p>
          </table:table-cell>
          <table:table-cell table:style-name="ce1" table:formula="of:=SUM([.$B$1:.B233])" office:value-type="float" office:value="18.36" calcext:value-type="float">
            <text:p>18.36</text:p>
          </table:table-cell>
          <table:table-cell table:style-name="ce1" table:formula="of:=MAX([.$B$1:.B233])-MIN([.$B$1:.B233])" office:value-type="float" office:value="66" calcext:value-type="float">
            <text:p>66</text:p>
          </table:table-cell>
          <table:table-cell table:style-name="ce1" table:formula="of:=STDEV([.$B$1:.B233])" office:value-type="float" office:value="19.2562721744202" calcext:value-type="float">
            <text:p>19.2562721744</text:p>
          </table:table-cell>
          <table:table-cell table:style-name="ce1" table:formula="of:=[.D233]/[.E233]" office:value-type="float" office:value="3.42745467046698" calcext:value-type="float">
            <text:p>3.4274546705</text:p>
          </table:table-cell>
          <table:table-cell table:style-name="ce1" table:number-columns-repeated="6"/>
          <table:table-cell table:style-name="ce2" table:formula="of:=LOG([.N233])" office:value-type="float" office:value="2.3654879848909" calcext:value-type="float">
            <text:p>2.3654879849</text:p>
          </table:table-cell>
          <table:table-cell table:style-name="ce3" table:formula="of:=[.N232]+1" office:value-type="float" office:value="232" calcext:value-type="float">
            <text:p>23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1" calcext:value-type="float">
            <text:p>161</text:p>
          </table:table-cell>
          <table:table-cell table:style-name="ce1" table:formula="of:=[.A234]-[.$K$1]" office:value-type="float" office:value="11.68" calcext:value-type="float">
            <text:p>11.68</text:p>
          </table:table-cell>
          <table:table-cell table:style-name="ce1" table:formula="of:=SUM([.$B$1:.B234])" office:value-type="float" office:value="18.36" calcext:value-type="float">
            <text:p>18.36</text:p>
          </table:table-cell>
          <table:table-cell table:style-name="ce1" table:formula="of:=MAX([.$B$1:.B234])-MIN([.$B$1:.B234])" office:value-type="float" office:value="66" calcext:value-type="float">
            <text:p>66</text:p>
          </table:table-cell>
          <table:table-cell table:style-name="ce1" table:formula="of:=STDEV([.$B$1:.B234])" office:value-type="float" office:value="19.2292085863935" calcext:value-type="float">
            <text:p>19.2292085864</text:p>
          </table:table-cell>
          <table:table-cell table:style-name="ce1" table:formula="of:=[.D234]/[.E234]" office:value-type="float" office:value="3.43227854144249" calcext:value-type="float">
            <text:p>3.4322785414</text:p>
          </table:table-cell>
          <table:table-cell table:style-name="ce1" table:number-columns-repeated="6"/>
          <table:table-cell table:style-name="ce2" table:formula="of:=LOG([.N234])" office:value-type="float" office:value="2.36735592102602" calcext:value-type="float">
            <text:p>2.367355921</text:p>
          </table:table-cell>
          <table:table-cell table:style-name="ce3" table:formula="of:=[.N233]+1" office:value-type="float" office:value="233" calcext:value-type="float">
            <text:p>23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8" calcext:value-type="float">
            <text:p>178</text:p>
          </table:table-cell>
          <table:table-cell table:style-name="ce1" table:formula="of:=[.A235]-[.$K$1]" office:value-type="float" office:value="28.68" calcext:value-type="float">
            <text:p>28.68</text:p>
          </table:table-cell>
          <table:table-cell table:style-name="ce1" table:formula="of:=SUM([.$B$1:.B235])" office:value-type="float" office:value="18.36" calcext:value-type="float">
            <text:p>18.36</text:p>
          </table:table-cell>
          <table:table-cell table:style-name="ce1" table:formula="of:=MAX([.$B$1:.B235])-MIN([.$B$1:.B235])" office:value-type="float" office:value="66" calcext:value-type="float">
            <text:p>66</text:p>
          </table:table-cell>
          <table:table-cell table:style-name="ce1" table:formula="of:=STDEV([.$B$1:.B235])" office:value-type="float" office:value="19.2766462053247" calcext:value-type="float">
            <text:p>19.2766462053</text:p>
          </table:table-cell>
          <table:table-cell table:style-name="ce1" table:formula="of:=[.D235]/[.E235]" office:value-type="float" office:value="3.42383209698423" calcext:value-type="float">
            <text:p>3.423832097</text:p>
          </table:table-cell>
          <table:table-cell table:style-name="ce1" table:number-columns-repeated="6"/>
          <table:table-cell table:style-name="ce2" table:formula="of:=LOG([.N235])" office:value-type="float" office:value="2.36921585741014" calcext:value-type="float">
            <text:p>2.3692158574</text:p>
          </table:table-cell>
          <table:table-cell table:style-name="ce3" table:formula="of:=[.N234]+1" office:value-type="float" office:value="234" calcext:value-type="float">
            <text:p>23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5" calcext:value-type="float">
            <text:p>165</text:p>
          </table:table-cell>
          <table:table-cell table:style-name="ce1" table:formula="of:=[.A236]-[.$K$1]" office:value-type="float" office:value="15.68" calcext:value-type="float">
            <text:p>15.68</text:p>
          </table:table-cell>
          <table:table-cell table:style-name="ce1" table:formula="of:=SUM([.$B$1:.B236])" office:value-type="float" office:value="18.36" calcext:value-type="float">
            <text:p>18.36</text:p>
          </table:table-cell>
          <table:table-cell table:style-name="ce1" table:formula="of:=MAX([.$B$1:.B236])-MIN([.$B$1:.B236])" office:value-type="float" office:value="66" calcext:value-type="float">
            <text:p>66</text:p>
          </table:table-cell>
          <table:table-cell table:style-name="ce1" table:formula="of:=STDEV([.$B$1:.B236])" office:value-type="float" office:value="19.2609334071802" calcext:value-type="float">
            <text:p>19.2609334072</text:p>
          </table:table-cell>
          <table:table-cell table:style-name="ce1" table:formula="of:=[.D236]/[.E236]" office:value-type="float" office:value="3.42662521097737" calcext:value-type="float">
            <text:p>3.426625211</text:p>
          </table:table-cell>
          <table:table-cell table:style-name="ce1" table:number-columns-repeated="6"/>
          <table:table-cell table:style-name="ce2" table:formula="of:=LOG([.N236])" office:value-type="float" office:value="2.37106786227174" calcext:value-type="float">
            <text:p>2.3710678623</text:p>
          </table:table-cell>
          <table:table-cell table:style-name="ce3" table:formula="of:=[.N235]+1" office:value-type="float" office:value="235" calcext:value-type="float">
            <text:p>23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8" calcext:value-type="float">
            <text:p>168</text:p>
          </table:table-cell>
          <table:table-cell table:style-name="ce1" table:formula="of:=[.A237]-[.$K$1]" office:value-type="float" office:value="18.68" calcext:value-type="float">
            <text:p>18.68</text:p>
          </table:table-cell>
          <table:table-cell table:style-name="ce1" table:formula="of:=SUM([.$B$1:.B237])" office:value-type="float" office:value="18.36" calcext:value-type="float">
            <text:p>18.36</text:p>
          </table:table-cell>
          <table:table-cell table:style-name="ce1" table:formula="of:=MAX([.$B$1:.B237])-MIN([.$B$1:.B237])" office:value-type="float" office:value="66" calcext:value-type="float">
            <text:p>66</text:p>
          </table:table-cell>
          <table:table-cell table:style-name="ce1" table:formula="of:=STDEV([.$B$1:.B237])" office:value-type="float" office:value="19.2560501121831" calcext:value-type="float">
            <text:p>19.2560501122</text:p>
          </table:table-cell>
          <table:table-cell table:style-name="ce1" table:formula="of:=[.D237]/[.E237]" office:value-type="float" office:value="3.4274941961354" calcext:value-type="float">
            <text:p>3.4274941961</text:p>
          </table:table-cell>
          <table:table-cell table:style-name="ce1" table:number-columns-repeated="6"/>
          <table:table-cell table:style-name="ce2" table:formula="of:=LOG([.N237])" office:value-type="float" office:value="2.37291200297011" calcext:value-type="float">
            <text:p>2.372912003</text:p>
          </table:table-cell>
          <table:table-cell table:style-name="ce3" table:formula="of:=[.N236]+1" office:value-type="float" office:value="236" calcext:value-type="float">
            <text:p>23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6" calcext:value-type="float">
            <text:p>146</text:p>
          </table:table-cell>
          <table:table-cell table:style-name="ce1" table:formula="of:=[.A238]-[.$K$1]" office:value-type="float" office:value="-3.31999999999999" calcext:value-type="float">
            <text:p>-3.32</text:p>
          </table:table-cell>
          <table:table-cell table:style-name="ce1" table:formula="of:=SUM([.$B$1:.B238])" office:value-type="float" office:value="18.36" calcext:value-type="float">
            <text:p>18.36</text:p>
          </table:table-cell>
          <table:table-cell table:style-name="ce1" table:formula="of:=MAX([.$B$1:.B238])-MIN([.$B$1:.B238])" office:value-type="float" office:value="66" calcext:value-type="float">
            <text:p>66</text:p>
          </table:table-cell>
          <table:table-cell table:style-name="ce1" table:formula="of:=STDEV([.$B$1:.B238])" office:value-type="float" office:value="19.2171024126732" calcext:value-type="float">
            <text:p>19.2171024127</text:p>
          </table:table-cell>
          <table:table-cell table:style-name="ce1" table:formula="of:=[.D238]/[.E238]" office:value-type="float" office:value="3.43444076961752" calcext:value-type="float">
            <text:p>3.4344407696</text:p>
          </table:table-cell>
          <table:table-cell table:style-name="ce1" table:number-columns-repeated="6"/>
          <table:table-cell table:style-name="ce2" table:formula="of:=LOG([.N238])" office:value-type="float" office:value="2.3747483460101" calcext:value-type="float">
            <text:p>2.374748346</text:p>
          </table:table-cell>
          <table:table-cell table:style-name="ce3" table:formula="of:=[.N237]+1" office:value-type="float" office:value="237" calcext:value-type="float">
            <text:p>23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0" calcext:value-type="float">
            <text:p>170</text:p>
          </table:table-cell>
          <table:table-cell table:style-name="ce1" table:formula="of:=[.A239]-[.$K$1]" office:value-type="float" office:value="20.68" calcext:value-type="float">
            <text:p>20.68</text:p>
          </table:table-cell>
          <table:table-cell table:style-name="ce1" table:formula="of:=SUM([.$B$1:.B239])" office:value-type="float" office:value="18.36" calcext:value-type="float">
            <text:p>18.36</text:p>
          </table:table-cell>
          <table:table-cell table:style-name="ce1" table:formula="of:=MAX([.$B$1:.B239])-MIN([.$B$1:.B239])" office:value-type="float" office:value="66" calcext:value-type="float">
            <text:p>66</text:p>
          </table:table-cell>
          <table:table-cell table:style-name="ce1" table:formula="of:=STDEV([.$B$1:.B239])" office:value-type="float" office:value="19.2204954746834" calcext:value-type="float">
            <text:p>19.2204954747</text:p>
          </table:table-cell>
          <table:table-cell table:style-name="ce1" table:formula="of:=[.D239]/[.E239]" office:value-type="float" office:value="3.43383447564778" calcext:value-type="float">
            <text:p>3.4338344756</text:p>
          </table:table-cell>
          <table:table-cell table:style-name="ce1" table:number-columns-repeated="6"/>
          <table:table-cell table:style-name="ce2" table:formula="of:=LOG([.N239])" office:value-type="float" office:value="2.37657695705651" calcext:value-type="float">
            <text:p>2.3765769571</text:p>
          </table:table-cell>
          <table:table-cell table:style-name="ce3" table:formula="of:=[.N238]+1" office:value-type="float" office:value="238" calcext:value-type="float">
            <text:p>23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6" calcext:value-type="float">
            <text:p>176</text:p>
          </table:table-cell>
          <table:table-cell table:style-name="ce1" table:formula="of:=[.A240]-[.$K$1]" office:value-type="float" office:value="26.68" calcext:value-type="float">
            <text:p>26.68</text:p>
          </table:table-cell>
          <table:table-cell table:style-name="ce1" table:formula="of:=SUM([.$B$1:.B240])" office:value-type="float" office:value="18.36" calcext:value-type="float">
            <text:p>18.36</text:p>
          </table:table-cell>
          <table:table-cell table:style-name="ce1" table:formula="of:=MAX([.$B$1:.B240])-MIN([.$B$1:.B240])" office:value-type="float" office:value="66" calcext:value-type="float">
            <text:p>66</text:p>
          </table:table-cell>
          <table:table-cell table:style-name="ce1" table:formula="of:=STDEV([.$B$1:.B240])" office:value-type="float" office:value="19.253341103666" calcext:value-type="float">
            <text:p>19.2533411037</text:p>
          </table:table-cell>
          <table:table-cell table:style-name="ce1" table:formula="of:=[.D240]/[.E240]" office:value-type="float" office:value="3.42797645585955" calcext:value-type="float">
            <text:p>3.4279764559</text:p>
          </table:table-cell>
          <table:table-cell table:style-name="ce1" table:number-columns-repeated="6"/>
          <table:table-cell table:style-name="ce2" table:formula="of:=LOG([.N240])" office:value-type="float" office:value="2.37839790094814" calcext:value-type="float">
            <text:p>2.3783979009</text:p>
          </table:table-cell>
          <table:table-cell table:style-name="ce3" table:formula="of:=[.N239]+1" office:value-type="float" office:value="239" calcext:value-type="float">
            <text:p>23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0" calcext:value-type="float">
            <text:p>130</text:p>
          </table:table-cell>
          <table:table-cell table:style-name="ce1" table:formula="of:=[.A241]-[.$K$1]" office:value-type="float" office:value="-19.32" calcext:value-type="float">
            <text:p>-19.32</text:p>
          </table:table-cell>
          <table:table-cell table:style-name="ce1" table:formula="of:=SUM([.$B$1:.B241])" office:value-type="float" office:value="18.36" calcext:value-type="float">
            <text:p>18.36</text:p>
          </table:table-cell>
          <table:table-cell table:style-name="ce1" table:formula="of:=MAX([.$B$1:.B241])-MIN([.$B$1:.B241])" office:value-type="float" office:value="66" calcext:value-type="float">
            <text:p>66</text:p>
          </table:table-cell>
          <table:table-cell table:style-name="ce1" table:formula="of:=STDEV([.$B$1:.B241])" office:value-type="float" office:value="19.2569453619977" calcext:value-type="float">
            <text:p>19.256945362</text:p>
          </table:table-cell>
          <table:table-cell table:style-name="ce1" table:formula="of:=[.D241]/[.E241]" office:value-type="float" office:value="3.42733485292255" calcext:value-type="float">
            <text:p>3.4273348529</text:p>
          </table:table-cell>
          <table:table-cell table:style-name="ce1" table:number-columns-repeated="6"/>
          <table:table-cell table:style-name="ce2" table:formula="of:=LOG([.N241])" office:value-type="float" office:value="2.38021124171161" calcext:value-type="float">
            <text:p>2.3802112417</text:p>
          </table:table-cell>
          <table:table-cell table:style-name="ce3" table:formula="of:=[.N240]+1" office:value-type="float" office:value="240" calcext:value-type="float">
            <text:p>24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7" calcext:value-type="float">
            <text:p>137</text:p>
          </table:table-cell>
          <table:table-cell table:style-name="ce1" table:formula="of:=[.A242]-[.$K$1]" office:value-type="float" office:value="-12.32" calcext:value-type="float">
            <text:p>-12.32</text:p>
          </table:table-cell>
          <table:table-cell table:style-name="ce1" table:formula="of:=SUM([.$B$1:.B242])" office:value-type="float" office:value="18.36" calcext:value-type="float">
            <text:p>18.36</text:p>
          </table:table-cell>
          <table:table-cell table:style-name="ce1" table:formula="of:=MAX([.$B$1:.B242])-MIN([.$B$1:.B242])" office:value-type="float" office:value="66" calcext:value-type="float">
            <text:p>66</text:p>
          </table:table-cell>
          <table:table-cell table:style-name="ce1" table:formula="of:=STDEV([.$B$1:.B242])" office:value-type="float" office:value="19.2352757577379" calcext:value-type="float">
            <text:p>19.2352757577</text:p>
          </table:table-cell>
          <table:table-cell table:style-name="ce1" table:formula="of:=[.D242]/[.E242]" office:value-type="float" office:value="3.43119593559504" calcext:value-type="float">
            <text:p>3.4311959356</text:p>
          </table:table-cell>
          <table:table-cell table:style-name="ce1" table:number-columns-repeated="6"/>
          <table:table-cell table:style-name="ce2" table:formula="of:=LOG([.N242])" office:value-type="float" office:value="2.38201704257487" calcext:value-type="float">
            <text:p>2.3820170426</text:p>
          </table:table-cell>
          <table:table-cell table:style-name="ce3" table:formula="of:=[.N241]+1" office:value-type="float" office:value="241" calcext:value-type="float">
            <text:p>24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4" calcext:value-type="float">
            <text:p>124</text:p>
          </table:table-cell>
          <table:table-cell table:style-name="ce1" table:formula="of:=[.A243]-[.$K$1]" office:value-type="float" office:value="-25.32" calcext:value-type="float">
            <text:p>-25.32</text:p>
          </table:table-cell>
          <table:table-cell table:style-name="ce1" table:formula="of:=SUM([.$B$1:.B243])" office:value-type="float" office:value="18.36" calcext:value-type="float">
            <text:p>18.36</text:p>
          </table:table-cell>
          <table:table-cell table:style-name="ce1" table:formula="of:=MAX([.$B$1:.B243])-MIN([.$B$1:.B243])" office:value-type="float" office:value="66" calcext:value-type="float">
            <text:p>66</text:p>
          </table:table-cell>
          <table:table-cell table:style-name="ce1" table:formula="of:=STDEV([.$B$1:.B243])" office:value-type="float" office:value="19.2678411455803" calcext:value-type="float">
            <text:p>19.2678411456</text:p>
          </table:table-cell>
          <table:table-cell table:style-name="ce1" table:formula="of:=[.D243]/[.E243]" office:value-type="float" office:value="3.42539672718545" calcext:value-type="float">
            <text:p>3.4253967272</text:p>
          </table:table-cell>
          <table:table-cell table:style-name="ce1" table:number-columns-repeated="6"/>
          <table:table-cell table:style-name="ce2" table:formula="of:=LOG([.N243])" office:value-type="float" office:value="2.38381536598043" calcext:value-type="float">
            <text:p>2.383815366</text:p>
          </table:table-cell>
          <table:table-cell table:style-name="ce3" table:formula="of:=[.N242]+1" office:value-type="float" office:value="242" calcext:value-type="float">
            <text:p>24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7" calcext:value-type="float">
            <text:p>137</text:p>
          </table:table-cell>
          <table:table-cell table:style-name="ce1" table:formula="of:=[.A244]-[.$K$1]" office:value-type="float" office:value="-12.32" calcext:value-type="float">
            <text:p>-12.32</text:p>
          </table:table-cell>
          <table:table-cell table:style-name="ce1" table:formula="of:=SUM([.$B$1:.B244])" office:value-type="float" office:value="18.36" calcext:value-type="float">
            <text:p>18.36</text:p>
          </table:table-cell>
          <table:table-cell table:style-name="ce1" table:formula="of:=MAX([.$B$1:.B244])-MIN([.$B$1:.B244])" office:value-type="float" office:value="66" calcext:value-type="float">
            <text:p>66</text:p>
          </table:table-cell>
          <table:table-cell table:style-name="ce1" table:formula="of:=STDEV([.$B$1:.B244])" office:value-type="float" office:value="19.2458730509869" calcext:value-type="float">
            <text:p>19.245873051</text:p>
          </table:table-cell>
          <table:table-cell table:style-name="ce1" table:formula="of:=[.D244]/[.E244]" office:value-type="float" office:value="3.42930662720004" calcext:value-type="float">
            <text:p>3.4293066272</text:p>
          </table:table-cell>
          <table:table-cell table:style-name="ce1" table:number-columns-repeated="6"/>
          <table:table-cell table:style-name="ce2" table:formula="of:=LOG([.N244])" office:value-type="float" office:value="2.38560627359831" calcext:value-type="float">
            <text:p>2.3856062736</text:p>
          </table:table-cell>
          <table:table-cell table:style-name="ce3" table:formula="of:=[.N243]+1" office:value-type="float" office:value="243" calcext:value-type="float">
            <text:p>24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3" calcext:value-type="float">
            <text:p>173</text:p>
          </table:table-cell>
          <table:table-cell table:style-name="ce1" table:formula="of:=[.A245]-[.$K$1]" office:value-type="float" office:value="23.68" calcext:value-type="float">
            <text:p>23.68</text:p>
          </table:table-cell>
          <table:table-cell table:style-name="ce1" table:formula="of:=SUM([.$B$1:.B245])" office:value-type="float" office:value="18.36" calcext:value-type="float">
            <text:p>18.36</text:p>
          </table:table-cell>
          <table:table-cell table:style-name="ce1" table:formula="of:=MAX([.$B$1:.B245])-MIN([.$B$1:.B245])" office:value-type="float" office:value="66" calcext:value-type="float">
            <text:p>66</text:p>
          </table:table-cell>
          <table:table-cell table:style-name="ce1" table:formula="of:=STDEV([.$B$1:.B245])" office:value-type="float" office:value="19.2632838595048" calcext:value-type="float">
            <text:p>19.2632838595</text:p>
          </table:table-cell>
          <table:table-cell table:style-name="ce1" table:formula="of:=[.D245]/[.E245]" office:value-type="float" office:value="3.42620710369871" calcext:value-type="float">
            <text:p>3.4262071037</text:p>
          </table:table-cell>
          <table:table-cell table:style-name="ce1" table:number-columns-repeated="6"/>
          <table:table-cell table:style-name="ce2" table:formula="of:=LOG([.N245])" office:value-type="float" office:value="2.38738982633873" calcext:value-type="float">
            <text:p>2.3873898263</text:p>
          </table:table-cell>
          <table:table-cell table:style-name="ce3" table:formula="of:=[.N244]+1" office:value-type="float" office:value="244" calcext:value-type="float">
            <text:p>24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4" calcext:value-type="float">
            <text:p>164</text:p>
          </table:table-cell>
          <table:table-cell table:style-name="ce1" table:formula="of:=[.A246]-[.$K$1]" office:value-type="float" office:value="14.68" calcext:value-type="float">
            <text:p>14.68</text:p>
          </table:table-cell>
          <table:table-cell table:style-name="ce1" table:formula="of:=SUM([.$B$1:.B246])" office:value-type="float" office:value="18.36" calcext:value-type="float">
            <text:p>18.36</text:p>
          </table:table-cell>
          <table:table-cell table:style-name="ce1" table:formula="of:=MAX([.$B$1:.B246])-MIN([.$B$1:.B246])" office:value-type="float" office:value="66" calcext:value-type="float">
            <text:p>66</text:p>
          </table:table-cell>
          <table:table-cell table:style-name="ce1" table:formula="of:=STDEV([.$B$1:.B246])" office:value-type="float" office:value="19.2448239460412" calcext:value-type="float">
            <text:p>19.244823946</text:p>
          </table:table-cell>
          <table:table-cell table:style-name="ce1" table:formula="of:=[.D246]/[.E246]" office:value-type="float" office:value="3.42949357110522" calcext:value-type="float">
            <text:p>3.4294935711</text:p>
          </table:table-cell>
          <table:table-cell table:style-name="ce1" table:number-columns-repeated="6"/>
          <table:table-cell table:style-name="ce2" table:formula="of:=LOG([.N246])" office:value-type="float" office:value="2.38916608436453" calcext:value-type="float">
            <text:p>2.3891660844</text:p>
          </table:table-cell>
          <table:table-cell table:style-name="ce3" table:formula="of:=[.N245]+1" office:value-type="float" office:value="245" calcext:value-type="float">
            <text:p>24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2" calcext:value-type="float">
            <text:p>162</text:p>
          </table:table-cell>
          <table:table-cell table:style-name="ce1" table:formula="of:=[.A247]-[.$K$1]" office:value-type="float" office:value="12.68" calcext:value-type="float">
            <text:p>12.68</text:p>
          </table:table-cell>
          <table:table-cell table:style-name="ce1" table:formula="of:=SUM([.$B$1:.B247])" office:value-type="float" office:value="18.36" calcext:value-type="float">
            <text:p>18.36</text:p>
          </table:table-cell>
          <table:table-cell table:style-name="ce1" table:formula="of:=MAX([.$B$1:.B247])-MIN([.$B$1:.B247])" office:value-type="float" office:value="66" calcext:value-type="float">
            <text:p>66</text:p>
          </table:table-cell>
          <table:table-cell table:style-name="ce1" table:formula="of:=STDEV([.$B$1:.B247])" office:value-type="float" office:value="19.2208506069504" calcext:value-type="float">
            <text:p>19.220850607</text:p>
          </table:table-cell>
          <table:table-cell table:style-name="ce1" table:formula="of:=[.D247]/[.E247]" office:value-type="float" office:value="3.43377103072296" calcext:value-type="float">
            <text:p>3.4337710307</text:p>
          </table:table-cell>
          <table:table-cell table:style-name="ce1" table:number-columns-repeated="6"/>
          <table:table-cell table:style-name="ce2" table:formula="of:=LOG([.N247])" office:value-type="float" office:value="2.39093510710338" calcext:value-type="float">
            <text:p>2.3909351071</text:p>
          </table:table-cell>
          <table:table-cell table:style-name="ce3" table:formula="of:=[.N246]+1" office:value-type="float" office:value="246" calcext:value-type="float">
            <text:p>24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2" calcext:value-type="float">
            <text:p>122</text:p>
          </table:table-cell>
          <table:table-cell table:style-name="ce1" table:formula="of:=[.A248]-[.$K$1]" office:value-type="float" office:value="-27.32" calcext:value-type="float">
            <text:p>-27.32</text:p>
          </table:table-cell>
          <table:table-cell table:style-name="ce1" table:formula="of:=SUM([.$B$1:.B248])" office:value-type="float" office:value="18.36" calcext:value-type="float">
            <text:p>18.36</text:p>
          </table:table-cell>
          <table:table-cell table:style-name="ce1" table:formula="of:=MAX([.$B$1:.B248])-MIN([.$B$1:.B248])" office:value-type="float" office:value="66" calcext:value-type="float">
            <text:p>66</text:p>
          </table:table-cell>
          <table:table-cell table:style-name="ce1" table:formula="of:=STDEV([.$B$1:.B248])" office:value-type="float" office:value="19.2643904545328" calcext:value-type="float">
            <text:p>19.2643904545</text:p>
          </table:table-cell>
          <table:table-cell table:style-name="ce1" table:formula="of:=[.D248]/[.E248]" office:value-type="float" office:value="3.42601029374748" calcext:value-type="float">
            <text:p>3.4260102937</text:p>
          </table:table-cell>
          <table:table-cell table:style-name="ce1" table:number-columns-repeated="6"/>
          <table:table-cell table:style-name="ce2" table:formula="of:=LOG([.N248])" office:value-type="float" office:value="2.39269695325967" calcext:value-type="float">
            <text:p>2.3926969533</text:p>
          </table:table-cell>
          <table:table-cell table:style-name="ce3" table:formula="of:=[.N247]+1" office:value-type="float" office:value="247" calcext:value-type="float">
            <text:p>24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7" calcext:value-type="float">
            <text:p>117</text:p>
          </table:table-cell>
          <table:table-cell table:style-name="ce1" table:formula="of:=[.A249]-[.$K$1]" office:value-type="float" office:value="-32.32" calcext:value-type="float">
            <text:p>-32.32</text:p>
          </table:table-cell>
          <table:table-cell table:style-name="ce1" table:formula="of:=SUM([.$B$1:.B249])" office:value-type="float" office:value="18.36" calcext:value-type="float">
            <text:p>18.36</text:p>
          </table:table-cell>
          <table:table-cell table:style-name="ce1" table:formula="of:=MAX([.$B$1:.B249])-MIN([.$B$1:.B249])" office:value-type="float" office:value="66" calcext:value-type="float">
            <text:p>66</text:p>
          </table:table-cell>
          <table:table-cell table:style-name="ce1" table:formula="of:=STDEV([.$B$1:.B249])" office:value-type="float" office:value="19.33844989945" calcext:value-type="float">
            <text:p>19.3384498995</text:p>
          </table:table-cell>
          <table:table-cell table:style-name="ce1" table:formula="of:=[.D249]/[.E249]" office:value-type="float" office:value="3.41288988223803" calcext:value-type="float">
            <text:p>3.4128898822</text:p>
          </table:table-cell>
          <table:table-cell table:style-name="ce1" table:number-columns-repeated="6"/>
          <table:table-cell table:style-name="ce2" table:formula="of:=LOG([.N249])" office:value-type="float" office:value="2.39445168082622" calcext:value-type="float">
            <text:p>2.3944516808</text:p>
          </table:table-cell>
          <table:table-cell table:style-name="ce3" table:formula="of:=[.N248]+1" office:value-type="float" office:value="248" calcext:value-type="float">
            <text:p>24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2" calcext:value-type="float">
            <text:p>172</text:p>
          </table:table-cell>
          <table:table-cell table:style-name="ce1" table:formula="of:=[.A250]-[.$K$1]" office:value-type="float" office:value="22.68" calcext:value-type="float">
            <text:p>22.68</text:p>
          </table:table-cell>
          <table:table-cell table:style-name="ce1" table:formula="of:=SUM([.$B$1:.B250])" office:value-type="float" office:value="18.36" calcext:value-type="float">
            <text:p>18.36</text:p>
          </table:table-cell>
          <table:table-cell table:style-name="ce1" table:formula="of:=MAX([.$B$1:.B250])-MIN([.$B$1:.B250])" office:value-type="float" office:value="66" calcext:value-type="float">
            <text:p>66</text:p>
          </table:table-cell>
          <table:table-cell table:style-name="ce1" table:formula="of:=STDEV([.$B$1:.B250])" office:value-type="float" office:value="19.3505875091117" calcext:value-type="float">
            <text:p>19.3505875091</text:p>
          </table:table-cell>
          <table:table-cell table:style-name="ce1" table:formula="of:=[.D250]/[.E250]" office:value-type="float" office:value="3.4107491552348" calcext:value-type="float">
            <text:p>3.4107491552</text:p>
          </table:table-cell>
          <table:table-cell table:style-name="ce1" table:number-columns-repeated="6"/>
          <table:table-cell table:style-name="ce2" table:formula="of:=LOG([.N250])" office:value-type="float" office:value="2.39619934709574" calcext:value-type="float">
            <text:p>2.3961993471</text:p>
          </table:table-cell>
          <table:table-cell table:style-name="ce3" table:formula="of:=[.N249]+1" office:value-type="float" office:value="249" calcext:value-type="float">
            <text:p>24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0" calcext:value-type="float">
            <text:p>180</text:p>
          </table:table-cell>
          <table:table-cell table:style-name="ce1" table:formula="of:=[.A251]-[.$K$1]" office:value-type="float" office:value="30.68" calcext:value-type="float">
            <text:p>30.68</text:p>
          </table:table-cell>
          <table:table-cell table:style-name="ce1" table:formula="of:=SUM([.$B$1:.B251])" office:value-type="float" office:value="18.36" calcext:value-type="float">
            <text:p>18.36</text:p>
          </table:table-cell>
          <table:table-cell table:style-name="ce1" table:formula="of:=MAX([.$B$1:.B251])-MIN([.$B$1:.B251])" office:value-type="float" office:value="66" calcext:value-type="float">
            <text:p>66</text:p>
          </table:table-cell>
          <table:table-cell table:style-name="ce1" table:formula="of:=STDEV([.$B$1:.B251])" office:value-type="float" office:value="19.4051523120789" calcext:value-type="float">
            <text:p>19.4051523121</text:p>
          </table:table-cell>
          <table:table-cell table:style-name="ce1" table:formula="of:=[.D251]/[.E251]" office:value-type="float" office:value="3.40115856544542" calcext:value-type="float">
            <text:p>3.4011585654</text:p>
          </table:table-cell>
          <table:table-cell table:style-name="ce1" table:number-columns-repeated="6"/>
          <table:table-cell table:style-name="ce2" table:formula="of:=LOG([.N251])" office:value-type="float" office:value="2.39794000867204" calcext:value-type="float">
            <text:p>2.3979400087</text:p>
          </table:table-cell>
          <table:table-cell table:style-name="ce3" table:formula="of:=[.N250]+1" office:value-type="float" office:value="250" calcext:value-type="float">
            <text:p>25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2" calcext:value-type="float">
            <text:p>142</text:p>
          </table:table-cell>
          <table:table-cell table:style-name="ce1" table:formula="of:=[.A252]-[.$K$1]" office:value-type="float" office:value="-7.31999999999999" calcext:value-type="float">
            <text:p>-7.32</text:p>
          </table:table-cell>
          <table:table-cell table:style-name="ce1" table:formula="of:=SUM([.$B$1:.B252])" office:value-type="float" office:value="18.36" calcext:value-type="float">
            <text:p>18.36</text:p>
          </table:table-cell>
          <table:table-cell table:style-name="ce1" table:formula="of:=MAX([.$B$1:.B252])-MIN([.$B$1:.B252])" office:value-type="float" office:value="66" calcext:value-type="float">
            <text:p>66</text:p>
          </table:table-cell>
          <table:table-cell table:style-name="ce1" table:formula="of:=STDEV([.$B$1:.B252])" office:value-type="float" office:value="19.3730269158924" calcext:value-type="float">
            <text:p>19.3730269159</text:p>
          </table:table-cell>
          <table:table-cell table:style-name="ce1" table:formula="of:=[.D252]/[.E252]" office:value-type="float" office:value="3.40679854968134" calcext:value-type="float">
            <text:p>3.4067985497</text:p>
          </table:table-cell>
          <table:table-cell table:style-name="ce1" table:number-columns-repeated="6"/>
          <table:table-cell table:style-name="ce2" table:formula="of:=LOG([.N252])" office:value-type="float" office:value="2.39967372148104" calcext:value-type="float">
            <text:p>2.3996737215</text:p>
          </table:table-cell>
          <table:table-cell table:style-name="ce3" table:formula="of:=[.N251]+1" office:value-type="float" office:value="251" calcext:value-type="float">
            <text:p>25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9" calcext:value-type="float">
            <text:p>139</text:p>
          </table:table-cell>
          <table:table-cell table:style-name="ce1" table:formula="of:=[.A253]-[.$K$1]" office:value-type="float" office:value="-10.32" calcext:value-type="float">
            <text:p>-10.32</text:p>
          </table:table-cell>
          <table:table-cell table:style-name="ce1" table:formula="of:=SUM([.$B$1:.B253])" office:value-type="float" office:value="18.36" calcext:value-type="float">
            <text:p>18.36</text:p>
          </table:table-cell>
          <table:table-cell table:style-name="ce1" table:formula="of:=MAX([.$B$1:.B253])-MIN([.$B$1:.B253])" office:value-type="float" office:value="66" calcext:value-type="float">
            <text:p>66</text:p>
          </table:table-cell>
          <table:table-cell table:style-name="ce1" table:formula="of:=STDEV([.$B$1:.B253])" office:value-type="float" office:value="19.3468607957169" calcext:value-type="float">
            <text:p>19.3468607957</text:p>
          </table:table-cell>
          <table:table-cell table:style-name="ce1" table:formula="of:=[.D253]/[.E253]" office:value-type="float" office:value="3.41140615508079" calcext:value-type="float">
            <text:p>3.4114061551</text:p>
          </table:table-cell>
          <table:table-cell table:style-name="ce1" table:number-columns-repeated="6"/>
          <table:table-cell table:style-name="ce2" table:formula="of:=LOG([.N253])" office:value-type="float" office:value="2.40140054078154" calcext:value-type="float">
            <text:p>2.4014005408</text:p>
          </table:table-cell>
          <table:table-cell table:style-name="ce3" table:formula="of:=[.N252]+1" office:value-type="float" office:value="252" calcext:value-type="float">
            <text:p>25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8" calcext:value-type="float">
            <text:p>168</text:p>
          </table:table-cell>
          <table:table-cell table:style-name="ce1" table:formula="of:=[.A254]-[.$K$1]" office:value-type="float" office:value="18.68" calcext:value-type="float">
            <text:p>18.68</text:p>
          </table:table-cell>
          <table:table-cell table:style-name="ce1" table:formula="of:=SUM([.$B$1:.B254])" office:value-type="float" office:value="18.36" calcext:value-type="float">
            <text:p>18.36</text:p>
          </table:table-cell>
          <table:table-cell table:style-name="ce1" table:formula="of:=MAX([.$B$1:.B254])-MIN([.$B$1:.B254])" office:value-type="float" office:value="66" calcext:value-type="float">
            <text:p>66</text:p>
          </table:table-cell>
          <table:table-cell table:style-name="ce1" table:formula="of:=STDEV([.$B$1:.B254])" office:value-type="float" office:value="19.3418381703057" calcext:value-type="float">
            <text:p>19.3418381703</text:p>
          </table:table-cell>
          <table:table-cell table:style-name="ce1" table:formula="of:=[.D254]/[.E254]" office:value-type="float" office:value="3.41229201789754" calcext:value-type="float">
            <text:p>3.4122920179</text:p>
          </table:table-cell>
          <table:table-cell table:style-name="ce1" table:number-columns-repeated="6"/>
          <table:table-cell table:style-name="ce2" table:formula="of:=LOG([.N254])" office:value-type="float" office:value="2.40312052117582" calcext:value-type="float">
            <text:p>2.4031205212</text:p>
          </table:table-cell>
          <table:table-cell table:style-name="ce3" table:formula="of:=[.N253]+1" office:value-type="float" office:value="253" calcext:value-type="float">
            <text:p>25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7" calcext:value-type="float">
            <text:p>177</text:p>
          </table:table-cell>
          <table:table-cell table:style-name="ce1" table:formula="of:=[.A255]-[.$K$1]" office:value-type="float" office:value="27.68" calcext:value-type="float">
            <text:p>27.68</text:p>
          </table:table-cell>
          <table:table-cell table:style-name="ce1" table:formula="of:=SUM([.$B$1:.B255])" office:value-type="float" office:value="18.36" calcext:value-type="float">
            <text:p>18.36</text:p>
          </table:table-cell>
          <table:table-cell table:style-name="ce1" table:formula="of:=MAX([.$B$1:.B255])-MIN([.$B$1:.B255])" office:value-type="float" office:value="66" calcext:value-type="float">
            <text:p>66</text:p>
          </table:table-cell>
          <table:table-cell table:style-name="ce1" table:formula="of:=STDEV([.$B$1:.B255])" office:value-type="float" office:value="19.3776116340112" calcext:value-type="float">
            <text:p>19.377611634</text:p>
          </table:table-cell>
          <table:table-cell table:style-name="ce1" table:formula="of:=[.D255]/[.E255]" office:value-type="float" office:value="3.40599250550352" calcext:value-type="float">
            <text:p>3.4059925055</text:p>
          </table:table-cell>
          <table:table-cell table:style-name="ce1" table:number-columns-repeated="6"/>
          <table:table-cell table:style-name="ce2" table:formula="of:=LOG([.N255])" office:value-type="float" office:value="2.40483371661994" calcext:value-type="float">
            <text:p>2.4048337166</text:p>
          </table:table-cell>
          <table:table-cell table:style-name="ce3" table:formula="of:=[.N254]+1" office:value-type="float" office:value="254" calcext:value-type="float">
            <text:p>25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0" calcext:value-type="float">
            <text:p>130</text:p>
          </table:table-cell>
          <table:table-cell table:style-name="ce1" table:formula="of:=[.A256]-[.$K$1]" office:value-type="float" office:value="-19.32" calcext:value-type="float">
            <text:p>-19.32</text:p>
          </table:table-cell>
          <table:table-cell table:style-name="ce1" table:formula="of:=SUM([.$B$1:.B256])" office:value-type="float" office:value="18.36" calcext:value-type="float">
            <text:p>18.36</text:p>
          </table:table-cell>
          <table:table-cell table:style-name="ce1" table:formula="of:=MAX([.$B$1:.B256])-MIN([.$B$1:.B256])" office:value-type="float" office:value="66" calcext:value-type="float">
            <text:p>66</text:p>
          </table:table-cell>
          <table:table-cell table:style-name="ce1" table:formula="of:=STDEV([.$B$1:.B256])" office:value-type="float" office:value="19.3803771791945" calcext:value-type="float">
            <text:p>19.3803771792</text:p>
          </table:table-cell>
          <table:table-cell table:style-name="ce1" table:formula="of:=[.D256]/[.E256]" office:value-type="float" office:value="3.4055064764608" calcext:value-type="float">
            <text:p>3.4055064765</text:p>
          </table:table-cell>
          <table:table-cell table:style-name="ce1" table:number-columns-repeated="6"/>
          <table:table-cell table:style-name="ce2" table:formula="of:=LOG([.N256])" office:value-type="float" office:value="2.40654018043395" calcext:value-type="float">
            <text:p>2.4065401804</text:p>
          </table:table-cell>
          <table:table-cell table:style-name="ce3" table:formula="of:=[.N255]+1" office:value-type="float" office:value="255" calcext:value-type="float">
            <text:p>25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0" calcext:value-type="float">
            <text:p>160</text:p>
          </table:table-cell>
          <table:table-cell table:style-name="ce1" table:formula="of:=[.A257]-[.$K$1]" office:value-type="float" office:value="10.68" calcext:value-type="float">
            <text:p>10.68</text:p>
          </table:table-cell>
          <table:table-cell table:style-name="ce1" table:formula="of:=SUM([.$B$1:.B257])" office:value-type="float" office:value="18.36" calcext:value-type="float">
            <text:p>18.36</text:p>
          </table:table-cell>
          <table:table-cell table:style-name="ce1" table:formula="of:=MAX([.$B$1:.B257])-MIN([.$B$1:.B257])" office:value-type="float" office:value="66" calcext:value-type="float">
            <text:p>66</text:p>
          </table:table-cell>
          <table:table-cell table:style-name="ce1" table:formula="of:=STDEV([.$B$1:.B257])" office:value-type="float" office:value="19.35248079418" calcext:value-type="float">
            <text:p>19.3524807942</text:p>
          </table:table-cell>
          <table:table-cell table:style-name="ce1" table:formula="of:=[.D257]/[.E257]" office:value-type="float" office:value="3.41041547602769" calcext:value-type="float">
            <text:p>3.410415476</text:p>
          </table:table-cell>
          <table:table-cell table:style-name="ce1" table:number-columns-repeated="6"/>
          <table:table-cell table:style-name="ce2" table:formula="of:=LOG([.N257])" office:value-type="float" office:value="2.40823996531185" calcext:value-type="float">
            <text:p>2.4082399653</text:p>
          </table:table-cell>
          <table:table-cell table:style-name="ce3" table:formula="of:=[.N256]+1" office:value-type="float" office:value="256" calcext:value-type="float">
            <text:p>25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8" calcext:value-type="float">
            <text:p>138</text:p>
          </table:table-cell>
          <table:table-cell table:style-name="ce1" table:formula="of:=[.A258]-[.$K$1]" office:value-type="float" office:value="-11.32" calcext:value-type="float">
            <text:p>-11.32</text:p>
          </table:table-cell>
          <table:table-cell table:style-name="ce1" table:formula="of:=SUM([.$B$1:.B258])" office:value-type="float" office:value="18.36" calcext:value-type="float">
            <text:p>18.36</text:p>
          </table:table-cell>
          <table:table-cell table:style-name="ce1" table:formula="of:=MAX([.$B$1:.B258])-MIN([.$B$1:.B258])" office:value-type="float" office:value="66" calcext:value-type="float">
            <text:p>66</text:p>
          </table:table-cell>
          <table:table-cell table:style-name="ce1" table:formula="of:=STDEV([.$B$1:.B258])" office:value-type="float" office:value="19.3294054799075" calcext:value-type="float">
            <text:p>19.3294054799</text:p>
          </table:table-cell>
          <table:table-cell table:style-name="ce1" table:formula="of:=[.D258]/[.E258]" office:value-type="float" office:value="3.41448680708807" calcext:value-type="float">
            <text:p>3.4144868071</text:p>
          </table:table-cell>
          <table:table-cell table:style-name="ce1" table:number-columns-repeated="6"/>
          <table:table-cell table:style-name="ce2" table:formula="of:=LOG([.N258])" office:value-type="float" office:value="2.40993312333129" calcext:value-type="float">
            <text:p>2.4099331233</text:p>
          </table:table-cell>
          <table:table-cell table:style-name="ce3" table:formula="of:=[.N257]+1" office:value-type="float" office:value="257" calcext:value-type="float">
            <text:p>25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5" calcext:value-type="float">
            <text:p>175</text:p>
          </table:table-cell>
          <table:table-cell table:style-name="ce1" table:formula="of:=[.A259]-[.$K$1]" office:value-type="float" office:value="25.68" calcext:value-type="float">
            <text:p>25.68</text:p>
          </table:table-cell>
          <table:table-cell table:style-name="ce1" table:formula="of:=SUM([.$B$1:.B259])" office:value-type="float" office:value="18.36" calcext:value-type="float">
            <text:p>18.36</text:p>
          </table:table-cell>
          <table:table-cell table:style-name="ce1" table:formula="of:=MAX([.$B$1:.B259])-MIN([.$B$1:.B259])" office:value-type="float" office:value="66" calcext:value-type="float">
            <text:p>66</text:p>
          </table:table-cell>
          <table:table-cell table:style-name="ce1" table:formula="of:=STDEV([.$B$1:.B259])" office:value-type="float" office:value="19.3542345160606" calcext:value-type="float">
            <text:p>19.3542345161</text:p>
          </table:table-cell>
          <table:table-cell table:style-name="ce1" table:formula="of:=[.D259]/[.E259]" office:value-type="float" office:value="3.41010645216847" calcext:value-type="float">
            <text:p>3.4101064522</text:p>
          </table:table-cell>
          <table:table-cell table:style-name="ce1" table:number-columns-repeated="6"/>
          <table:table-cell table:style-name="ce2" table:formula="of:=LOG([.N259])" office:value-type="float" office:value="2.41161970596323" calcext:value-type="float">
            <text:p>2.411619706</text:p>
          </table:table-cell>
          <table:table-cell table:style-name="ce3" table:formula="of:=[.N258]+1" office:value-type="float" office:value="258" calcext:value-type="float">
            <text:p>25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0" calcext:value-type="float">
            <text:p>130</text:p>
          </table:table-cell>
          <table:table-cell table:style-name="ce1" table:formula="of:=[.A260]-[.$K$1]" office:value-type="float" office:value="-19.32" calcext:value-type="float">
            <text:p>-19.32</text:p>
          </table:table-cell>
          <table:table-cell table:style-name="ce1" table:formula="of:=SUM([.$B$1:.B260])" office:value-type="float" office:value="18.36" calcext:value-type="float">
            <text:p>18.36</text:p>
          </table:table-cell>
          <table:table-cell table:style-name="ce1" table:formula="of:=MAX([.$B$1:.B260])-MIN([.$B$1:.B260])" office:value-type="float" office:value="66" calcext:value-type="float">
            <text:p>66</text:p>
          </table:table-cell>
          <table:table-cell table:style-name="ce1" table:formula="of:=STDEV([.$B$1:.B260])" office:value-type="float" office:value="19.3570928821206" calcext:value-type="float">
            <text:p>19.3570928821</text:p>
          </table:table-cell>
          <table:table-cell table:style-name="ce1" table:formula="of:=[.D260]/[.E260]" office:value-type="float" office:value="3.40960289863369" calcext:value-type="float">
            <text:p>3.4096028986</text:p>
          </table:table-cell>
          <table:table-cell table:style-name="ce1" table:number-columns-repeated="6"/>
          <table:table-cell table:style-name="ce2" table:formula="of:=LOG([.N260])" office:value-type="float" office:value="2.41329976408125" calcext:value-type="float">
            <text:p>2.4132997641</text:p>
          </table:table-cell>
          <table:table-cell table:style-name="ce3" table:formula="of:=[.N259]+1" office:value-type="float" office:value="259" calcext:value-type="float">
            <text:p>25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4" calcext:value-type="float">
            <text:p>134</text:p>
          </table:table-cell>
          <table:table-cell table:style-name="ce1" table:formula="of:=[.A261]-[.$K$1]" office:value-type="float" office:value="-15.32" calcext:value-type="float">
            <text:p>-15.32</text:p>
          </table:table-cell>
          <table:table-cell table:style-name="ce1" table:formula="of:=SUM([.$B$1:.B261])" office:value-type="float" office:value="18.36" calcext:value-type="float">
            <text:p>18.36</text:p>
          </table:table-cell>
          <table:table-cell table:style-name="ce1" table:formula="of:=MAX([.$B$1:.B261])-MIN([.$B$1:.B261])" office:value-type="float" office:value="66" calcext:value-type="float">
            <text:p>66</text:p>
          </table:table-cell>
          <table:table-cell table:style-name="ce1" table:formula="of:=STDEV([.$B$1:.B261])" office:value-type="float" office:value="19.3453337858711" calcext:value-type="float">
            <text:p>19.3453337859</text:p>
          </table:table-cell>
          <table:table-cell table:style-name="ce1" table:formula="of:=[.D261]/[.E261]" office:value-type="float" office:value="3.41167543194334" calcext:value-type="float">
            <text:p>3.4116754319</text:p>
          </table:table-cell>
          <table:table-cell table:style-name="ce1" table:number-columns-repeated="6"/>
          <table:table-cell table:style-name="ce2" table:formula="of:=LOG([.N261])" office:value-type="float" office:value="2.41497334797082" calcext:value-type="float">
            <text:p>2.414973348</text:p>
          </table:table-cell>
          <table:table-cell table:style-name="ce3" table:formula="of:=[.N260]+1" office:value-type="float" office:value="260" calcext:value-type="float">
            <text:p>26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8" calcext:value-type="float">
            <text:p>128</text:p>
          </table:table-cell>
          <table:table-cell table:style-name="ce1" table:formula="of:=[.A262]-[.$K$1]" office:value-type="float" office:value="-21.32" calcext:value-type="float">
            <text:p>-21.32</text:p>
          </table:table-cell>
          <table:table-cell table:style-name="ce1" table:formula="of:=SUM([.$B$1:.B262])" office:value-type="float" office:value="18.36" calcext:value-type="float">
            <text:p>18.36</text:p>
          </table:table-cell>
          <table:table-cell table:style-name="ce1" table:formula="of:=MAX([.$B$1:.B262])-MIN([.$B$1:.B262])" office:value-type="float" office:value="66" calcext:value-type="float">
            <text:p>66</text:p>
          </table:table-cell>
          <table:table-cell table:style-name="ce1" table:formula="of:=STDEV([.$B$1:.B262])" office:value-type="float" office:value="19.3559338330357" calcext:value-type="float">
            <text:p>19.355933833</text:p>
          </table:table-cell>
          <table:table-cell table:style-name="ce1" table:formula="of:=[.D262]/[.E262]" office:value-type="float" office:value="3.40980706843265" calcext:value-type="float">
            <text:p>3.4098070684</text:p>
          </table:table-cell>
          <table:table-cell table:style-name="ce1" table:number-columns-repeated="6"/>
          <table:table-cell table:style-name="ce2" table:formula="of:=LOG([.N262])" office:value-type="float" office:value="2.41664050733828" calcext:value-type="float">
            <text:p>2.4166405073</text:p>
          </table:table-cell>
          <table:table-cell table:style-name="ce3" table:formula="of:=[.N261]+1" office:value-type="float" office:value="261" calcext:value-type="float">
            <text:p>26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0" calcext:value-type="float">
            <text:p>120</text:p>
          </table:table-cell>
          <table:table-cell table:style-name="ce1" table:formula="of:=[.A263]-[.$K$1]" office:value-type="float" office:value="-29.32" calcext:value-type="float">
            <text:p>-29.32</text:p>
          </table:table-cell>
          <table:table-cell table:style-name="ce1" table:formula="of:=SUM([.$B$1:.B263])" office:value-type="float" office:value="18.36" calcext:value-type="float">
            <text:p>18.36</text:p>
          </table:table-cell>
          <table:table-cell table:style-name="ce1" table:formula="of:=MAX([.$B$1:.B263])-MIN([.$B$1:.B263])" office:value-type="float" office:value="66" calcext:value-type="float">
            <text:p>66</text:p>
          </table:table-cell>
          <table:table-cell table:style-name="ce1" table:formula="of:=STDEV([.$B$1:.B263])" office:value-type="float" office:value="19.4067201695655" calcext:value-type="float">
            <text:p>19.4067201696</text:p>
          </table:table-cell>
          <table:table-cell table:style-name="ce1" table:formula="of:=[.D263]/[.E263]" office:value-type="float" office:value="3.40088378784913" calcext:value-type="float">
            <text:p>3.4008837878</text:p>
          </table:table-cell>
          <table:table-cell table:style-name="ce1" table:number-columns-repeated="6"/>
          <table:table-cell table:style-name="ce2" table:formula="of:=LOG([.N263])" office:value-type="float" office:value="2.41830129131975" calcext:value-type="float">
            <text:p>2.4183012913</text:p>
          </table:table-cell>
          <table:table-cell table:style-name="ce3" table:formula="of:=[.N262]+1" office:value-type="float" office:value="262" calcext:value-type="float">
            <text:p>26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9" calcext:value-type="float">
            <text:p>169</text:p>
          </table:table-cell>
          <table:table-cell table:style-name="ce1" table:formula="of:=[.A264]-[.$K$1]" office:value-type="float" office:value="19.68" calcext:value-type="float">
            <text:p>19.68</text:p>
          </table:table-cell>
          <table:table-cell table:style-name="ce1" table:formula="of:=SUM([.$B$1:.B264])" office:value-type="float" office:value="18.36" calcext:value-type="float">
            <text:p>18.36</text:p>
          </table:table-cell>
          <table:table-cell table:style-name="ce1" table:formula="of:=MAX([.$B$1:.B264])-MIN([.$B$1:.B264])" office:value-type="float" office:value="66" calcext:value-type="float">
            <text:p>66</text:p>
          </table:table-cell>
          <table:table-cell table:style-name="ce1" table:formula="of:=STDEV([.$B$1:.B264])" office:value-type="float" office:value="19.4058642603758" calcext:value-type="float">
            <text:p>19.4058642604</text:p>
          </table:table-cell>
          <table:table-cell table:style-name="ce1" table:formula="of:=[.D264]/[.E264]" office:value-type="float" office:value="3.40103378620262" calcext:value-type="float">
            <text:p>3.4010337862</text:p>
          </table:table-cell>
          <table:table-cell table:style-name="ce1" table:number-columns-repeated="6"/>
          <table:table-cell table:style-name="ce2" table:formula="of:=LOG([.N264])" office:value-type="float" office:value="2.41995574848976" calcext:value-type="float">
            <text:p>2.4199557485</text:p>
          </table:table-cell>
          <table:table-cell table:style-name="ce3" table:formula="of:=[.N263]+1" office:value-type="float" office:value="263" calcext:value-type="float">
            <text:p>26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4" calcext:value-type="float">
            <text:p>174</text:p>
          </table:table-cell>
          <table:table-cell table:style-name="ce1" table:formula="of:=[.A265]-[.$K$1]" office:value-type="float" office:value="24.68" calcext:value-type="float">
            <text:p>24.68</text:p>
          </table:table-cell>
          <table:table-cell table:style-name="ce1" table:formula="of:=SUM([.$B$1:.B265])" office:value-type="float" office:value="18.36" calcext:value-type="float">
            <text:p>18.36</text:p>
          </table:table-cell>
          <table:table-cell table:style-name="ce1" table:formula="of:=MAX([.$B$1:.B265])-MIN([.$B$1:.B265])" office:value-type="float" office:value="66" calcext:value-type="float">
            <text:p>66</text:p>
          </table:table-cell>
          <table:table-cell table:style-name="ce1" table:formula="of:=STDEV([.$B$1:.B265])" office:value-type="float" office:value="19.4257775845067" calcext:value-type="float">
            <text:p>19.4257775845</text:p>
          </table:table-cell>
          <table:table-cell table:style-name="ce1" table:formula="of:=[.D265]/[.E265]" office:value-type="float" office:value="3.39754739355398" calcext:value-type="float">
            <text:p>3.3975473936</text:p>
          </table:table-cell>
          <table:table-cell table:style-name="ce1" table:number-columns-repeated="6"/>
          <table:table-cell table:style-name="ce2" table:formula="of:=LOG([.N265])" office:value-type="float" office:value="2.42160392686983" calcext:value-type="float">
            <text:p>2.4216039269</text:p>
          </table:table-cell>
          <table:table-cell table:style-name="ce3" table:formula="of:=[.N264]+1" office:value-type="float" office:value="264" calcext:value-type="float">
            <text:p>26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7" calcext:value-type="float">
            <text:p>137</text:p>
          </table:table-cell>
          <table:table-cell table:style-name="ce1" table:formula="of:=[.A266]-[.$K$1]" office:value-type="float" office:value="-12.32" calcext:value-type="float">
            <text:p>-12.32</text:p>
          </table:table-cell>
          <table:table-cell table:style-name="ce1" table:formula="of:=SUM([.$B$1:.B266])" office:value-type="float" office:value="18.36" calcext:value-type="float">
            <text:p>18.36</text:p>
          </table:table-cell>
          <table:table-cell table:style-name="ce1" table:formula="of:=MAX([.$B$1:.B266])-MIN([.$B$1:.B266])" office:value-type="float" office:value="66" calcext:value-type="float">
            <text:p>66</text:p>
          </table:table-cell>
          <table:table-cell table:style-name="ce1" table:formula="of:=STDEV([.$B$1:.B266])" office:value-type="float" office:value="19.4053347458398" calcext:value-type="float">
            <text:p>19.4053347458</text:p>
          </table:table-cell>
          <table:table-cell table:style-name="ce1" table:formula="of:=[.D266]/[.E266]" office:value-type="float" office:value="3.40112659041603" calcext:value-type="float">
            <text:p>3.4011265904</text:p>
          </table:table-cell>
          <table:table-cell table:style-name="ce1" table:number-columns-repeated="6"/>
          <table:table-cell table:style-name="ce2" table:formula="of:=LOG([.N266])" office:value-type="float" office:value="2.42324587393681" calcext:value-type="float">
            <text:p>2.4232458739</text:p>
          </table:table-cell>
          <table:table-cell table:style-name="ce3" table:formula="of:=[.N265]+1" office:value-type="float" office:value="265" calcext:value-type="float">
            <text:p>26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9" calcext:value-type="float">
            <text:p>169</text:p>
          </table:table-cell>
          <table:table-cell table:style-name="ce1" table:formula="of:=[.A267]-[.$K$1]" office:value-type="float" office:value="19.68" calcext:value-type="float">
            <text:p>19.68</text:p>
          </table:table-cell>
          <table:table-cell table:style-name="ce1" table:formula="of:=SUM([.$B$1:.B267])" office:value-type="float" office:value="18.36" calcext:value-type="float">
            <text:p>18.36</text:p>
          </table:table-cell>
          <table:table-cell table:style-name="ce1" table:formula="of:=MAX([.$B$1:.B267])-MIN([.$B$1:.B267])" office:value-type="float" office:value="66" calcext:value-type="float">
            <text:p>66</text:p>
          </table:table-cell>
          <table:table-cell table:style-name="ce1" table:formula="of:=STDEV([.$B$1:.B267])" office:value-type="float" office:value="19.4040690542797" calcext:value-type="float">
            <text:p>19.4040690543</text:p>
          </table:table-cell>
          <table:table-cell table:style-name="ce1" table:formula="of:=[.D267]/[.E267]" office:value-type="float" office:value="3.40134843961728" calcext:value-type="float">
            <text:p>3.4013484396</text:p>
          </table:table-cell>
          <table:table-cell table:style-name="ce1" table:number-columns-repeated="6"/>
          <table:table-cell table:style-name="ce2" table:formula="of:=LOG([.N267])" office:value-type="float" office:value="2.42488163663107" calcext:value-type="float">
            <text:p>2.4248816366</text:p>
          </table:table-cell>
          <table:table-cell table:style-name="ce3" table:formula="of:=[.N266]+1" office:value-type="float" office:value="266" calcext:value-type="float">
            <text:p>26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5" calcext:value-type="float">
            <text:p>175</text:p>
          </table:table-cell>
          <table:table-cell table:style-name="ce1" table:formula="of:=[.A268]-[.$K$1]" office:value-type="float" office:value="25.68" calcext:value-type="float">
            <text:p>25.68</text:p>
          </table:table-cell>
          <table:table-cell table:style-name="ce1" table:formula="of:=SUM([.$B$1:.B268])" office:value-type="float" office:value="18.36" calcext:value-type="float">
            <text:p>18.36</text:p>
          </table:table-cell>
          <table:table-cell table:style-name="ce1" table:formula="of:=MAX([.$B$1:.B268])-MIN([.$B$1:.B268])" office:value-type="float" office:value="66" calcext:value-type="float">
            <text:p>66</text:p>
          </table:table-cell>
          <table:table-cell table:style-name="ce1" table:formula="of:=STDEV([.$B$1:.B268])" office:value-type="float" office:value="19.4279540715809" calcext:value-type="float">
            <text:p>19.4279540716</text:p>
          </table:table-cell>
          <table:table-cell table:style-name="ce1" table:formula="of:=[.D268]/[.E268]" office:value-type="float" office:value="3.39716677097484" calcext:value-type="float">
            <text:p>3.397166771</text:p>
          </table:table-cell>
          <table:table-cell table:style-name="ce1" table:number-columns-repeated="6"/>
          <table:table-cell table:style-name="ce2" table:formula="of:=LOG([.N268])" office:value-type="float" office:value="2.42651126136457" calcext:value-type="float">
            <text:p>2.4265112614</text:p>
          </table:table-cell>
          <table:table-cell table:style-name="ce3" table:formula="of:=[.N267]+1" office:value-type="float" office:value="267" calcext:value-type="float">
            <text:p>26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0" calcext:value-type="float">
            <text:p>140</text:p>
          </table:table-cell>
          <table:table-cell table:style-name="ce1" table:formula="of:=[.A269]-[.$K$1]" office:value-type="float" office:value="-9.31999999999999" calcext:value-type="float">
            <text:p>-9.32</text:p>
          </table:table-cell>
          <table:table-cell table:style-name="ce1" table:formula="of:=SUM([.$B$1:.B269])" office:value-type="float" office:value="18.36" calcext:value-type="float">
            <text:p>18.36</text:p>
          </table:table-cell>
          <table:table-cell table:style-name="ce1" table:formula="of:=MAX([.$B$1:.B269])-MIN([.$B$1:.B269])" office:value-type="float" office:value="66" calcext:value-type="float">
            <text:p>66</text:p>
          </table:table-cell>
          <table:table-cell table:style-name="ce1" table:formula="of:=STDEV([.$B$1:.B269])" office:value-type="float" office:value="19.4013788019669" calcext:value-type="float">
            <text:p>19.401378802</text:p>
          </table:table-cell>
          <table:table-cell table:style-name="ce1" table:formula="of:=[.D269]/[.E269]" office:value-type="float" office:value="3.40182008060731" calcext:value-type="float">
            <text:p>3.4018200806</text:p>
          </table:table-cell>
          <table:table-cell table:style-name="ce1" table:number-columns-repeated="6"/>
          <table:table-cell table:style-name="ce2" table:formula="of:=LOG([.N269])" office:value-type="float" office:value="2.42813479402879" calcext:value-type="float">
            <text:p>2.428134794</text:p>
          </table:table-cell>
          <table:table-cell table:style-name="ce3" table:formula="of:=[.N268]+1" office:value-type="float" office:value="268" calcext:value-type="float">
            <text:p>26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4" calcext:value-type="float">
            <text:p>164</text:p>
          </table:table-cell>
          <table:table-cell table:style-name="ce1" table:formula="of:=[.A270]-[.$K$1]" office:value-type="float" office:value="14.68" calcext:value-type="float">
            <text:p>14.68</text:p>
          </table:table-cell>
          <table:table-cell table:style-name="ce1" table:formula="of:=SUM([.$B$1:.B270])" office:value-type="float" office:value="18.36" calcext:value-type="float">
            <text:p>18.36</text:p>
          </table:table-cell>
          <table:table-cell table:style-name="ce1" table:formula="of:=MAX([.$B$1:.B270])-MIN([.$B$1:.B270])" office:value-type="float" office:value="66" calcext:value-type="float">
            <text:p>66</text:p>
          </table:table-cell>
          <table:table-cell table:style-name="ce1" table:formula="of:=STDEV([.$B$1:.B270])" office:value-type="float" office:value="19.3839475482334" calcext:value-type="float">
            <text:p>19.3839475482</text:p>
          </table:table-cell>
          <table:table-cell table:style-name="ce1" table:formula="of:=[.D270]/[.E270]" office:value-type="float" office:value="3.4048792092411" calcext:value-type="float">
            <text:p>3.4048792092</text:p>
          </table:table-cell>
          <table:table-cell table:style-name="ce1" table:number-columns-repeated="6"/>
          <table:table-cell table:style-name="ce2" table:formula="of:=LOG([.N270])" office:value-type="float" office:value="2.42975228000241" calcext:value-type="float">
            <text:p>2.42975228</text:p>
          </table:table-cell>
          <table:table-cell table:style-name="ce3" table:formula="of:=[.N269]+1" office:value-type="float" office:value="269" calcext:value-type="float">
            <text:p>26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5" calcext:value-type="float">
            <text:p>125</text:p>
          </table:table-cell>
          <table:table-cell table:style-name="ce1" table:formula="of:=[.A271]-[.$K$1]" office:value-type="float" office:value="-24.32" calcext:value-type="float">
            <text:p>-24.32</text:p>
          </table:table-cell>
          <table:table-cell table:style-name="ce1" table:formula="of:=SUM([.$B$1:.B271])" office:value-type="float" office:value="18.36" calcext:value-type="float">
            <text:p>18.36</text:p>
          </table:table-cell>
          <table:table-cell table:style-name="ce1" table:formula="of:=MAX([.$B$1:.B271])-MIN([.$B$1:.B271])" office:value-type="float" office:value="66" calcext:value-type="float">
            <text:p>66</text:p>
          </table:table-cell>
          <table:table-cell table:style-name="ce1" table:formula="of:=STDEV([.$B$1:.B271])" office:value-type="float" office:value="19.4078965371782" calcext:value-type="float">
            <text:p>19.4078965372</text:p>
          </table:table-cell>
          <table:table-cell table:style-name="ce1" table:formula="of:=[.D271]/[.E271]" office:value-type="float" office:value="3.40067765064436" calcext:value-type="float">
            <text:p>3.4006776506</text:p>
          </table:table-cell>
          <table:table-cell table:style-name="ce1" table:number-columns-repeated="6"/>
          <table:table-cell table:style-name="ce2" table:formula="of:=LOG([.N271])" office:value-type="float" office:value="2.43136376415899" calcext:value-type="float">
            <text:p>2.4313637642</text:p>
          </table:table-cell>
          <table:table-cell table:style-name="ce3" table:formula="of:=[.N270]+1" office:value-type="float" office:value="270" calcext:value-type="float">
            <text:p>27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7" calcext:value-type="float">
            <text:p>177</text:p>
          </table:table-cell>
          <table:table-cell table:style-name="ce1" table:formula="of:=[.A272]-[.$K$1]" office:value-type="float" office:value="27.68" calcext:value-type="float">
            <text:p>27.68</text:p>
          </table:table-cell>
          <table:table-cell table:style-name="ce1" table:formula="of:=SUM([.$B$1:.B272])" office:value-type="float" office:value="18.36" calcext:value-type="float">
            <text:p>18.36</text:p>
          </table:table-cell>
          <table:table-cell table:style-name="ce1" table:formula="of:=MAX([.$B$1:.B272])-MIN([.$B$1:.B272])" office:value-type="float" office:value="66" calcext:value-type="float">
            <text:p>66</text:p>
          </table:table-cell>
          <table:table-cell table:style-name="ce1" table:formula="of:=STDEV([.$B$1:.B272])" office:value-type="float" office:value="19.4411834281964" calcext:value-type="float">
            <text:p>19.4411834282</text:p>
          </table:table-cell>
          <table:table-cell table:style-name="ce1" table:formula="of:=[.D272]/[.E272]" office:value-type="float" office:value="3.3948550634154" calcext:value-type="float">
            <text:p>3.3948550634</text:p>
          </table:table-cell>
          <table:table-cell table:style-name="ce1" table:number-columns-repeated="6"/>
          <table:table-cell table:style-name="ce2" table:formula="of:=LOG([.N272])" office:value-type="float" office:value="2.43296929087441" calcext:value-type="float">
            <text:p>2.4329692909</text:p>
          </table:table-cell>
          <table:table-cell table:style-name="ce3" table:formula="of:=[.N271]+1" office:value-type="float" office:value="271" calcext:value-type="float">
            <text:p>27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1" calcext:value-type="float">
            <text:p>161</text:p>
          </table:table-cell>
          <table:table-cell table:style-name="ce1" table:formula="of:=[.A273]-[.$K$1]" office:value-type="float" office:value="11.68" calcext:value-type="float">
            <text:p>11.68</text:p>
          </table:table-cell>
          <table:table-cell table:style-name="ce1" table:formula="of:=SUM([.$B$1:.B273])" office:value-type="float" office:value="18.36" calcext:value-type="float">
            <text:p>18.36</text:p>
          </table:table-cell>
          <table:table-cell table:style-name="ce1" table:formula="of:=MAX([.$B$1:.B273])-MIN([.$B$1:.B273])" office:value-type="float" office:value="66" calcext:value-type="float">
            <text:p>66</text:p>
          </table:table-cell>
          <table:table-cell table:style-name="ce1" table:formula="of:=STDEV([.$B$1:.B273])" office:value-type="float" office:value="19.4166549914748" calcext:value-type="float">
            <text:p>19.4166549915</text:p>
          </table:table-cell>
          <table:table-cell table:style-name="ce1" table:formula="of:=[.D273]/[.E273]" office:value-type="float" office:value="3.39914367479767" calcext:value-type="float">
            <text:p>3.3991436748</text:p>
          </table:table-cell>
          <table:table-cell table:style-name="ce1" table:number-columns-repeated="6"/>
          <table:table-cell table:style-name="ce2" table:formula="of:=LOG([.N273])" office:value-type="float" office:value="2.4345689040342" calcext:value-type="float">
            <text:p>2.434568904</text:p>
          </table:table-cell>
          <table:table-cell table:style-name="ce3" table:formula="of:=[.N272]+1" office:value-type="float" office:value="272" calcext:value-type="float">
            <text:p>27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0" calcext:value-type="float">
            <text:p>130</text:p>
          </table:table-cell>
          <table:table-cell table:style-name="ce1" table:formula="of:=[.A274]-[.$K$1]" office:value-type="float" office:value="-19.32" calcext:value-type="float">
            <text:p>-19.32</text:p>
          </table:table-cell>
          <table:table-cell table:style-name="ce1" table:formula="of:=SUM([.$B$1:.B274])" office:value-type="float" office:value="18.36" calcext:value-type="float">
            <text:p>18.36</text:p>
          </table:table-cell>
          <table:table-cell table:style-name="ce1" table:formula="of:=MAX([.$B$1:.B274])-MIN([.$B$1:.B274])" office:value-type="float" office:value="66" calcext:value-type="float">
            <text:p>66</text:p>
          </table:table-cell>
          <table:table-cell table:style-name="ce1" table:formula="of:=STDEV([.$B$1:.B274])" office:value-type="float" office:value="19.4191556679334" calcext:value-type="float">
            <text:p>19.4191556679</text:p>
          </table:table-cell>
          <table:table-cell table:style-name="ce1" table:formula="of:=[.D274]/[.E274]" office:value-type="float" office:value="3.39870595450166" calcext:value-type="float">
            <text:p>3.3987059545</text:p>
          </table:table-cell>
          <table:table-cell table:style-name="ce1" table:number-columns-repeated="6"/>
          <table:table-cell table:style-name="ce2" table:formula="of:=LOG([.N274])" office:value-type="float" office:value="2.43616264704076" calcext:value-type="float">
            <text:p>2.436162647</text:p>
          </table:table-cell>
          <table:table-cell table:style-name="ce3" table:formula="of:=[.N273]+1" office:value-type="float" office:value="273" calcext:value-type="float">
            <text:p>27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3" calcext:value-type="float">
            <text:p>143</text:p>
          </table:table-cell>
          <table:table-cell table:style-name="ce1" table:formula="of:=[.A275]-[.$K$1]" office:value-type="float" office:value="-6.31999999999999" calcext:value-type="float">
            <text:p>-6.32</text:p>
          </table:table-cell>
          <table:table-cell table:style-name="ce1" table:formula="of:=SUM([.$B$1:.B275])" office:value-type="float" office:value="18.36" calcext:value-type="float">
            <text:p>18.36</text:p>
          </table:table-cell>
          <table:table-cell table:style-name="ce1" table:formula="of:=MAX([.$B$1:.B275])-MIN([.$B$1:.B275])" office:value-type="float" office:value="66" calcext:value-type="float">
            <text:p>66</text:p>
          </table:table-cell>
          <table:table-cell table:style-name="ce1" table:formula="of:=STDEV([.$B$1:.B275])" office:value-type="float" office:value="19.388349822135" calcext:value-type="float">
            <text:p>19.3883498221</text:p>
          </table:table-cell>
          <table:table-cell table:style-name="ce1" table:formula="of:=[.D275]/[.E275]" office:value-type="float" office:value="3.40410610523698" calcext:value-type="float">
            <text:p>3.4041061052</text:p>
          </table:table-cell>
          <table:table-cell table:style-name="ce1" table:number-columns-repeated="6"/>
          <table:table-cell table:style-name="ce2" table:formula="of:=LOG([.N275])" office:value-type="float" office:value="2.43775056282039" calcext:value-type="float">
            <text:p>2.4377505628</text:p>
          </table:table-cell>
          <table:table-cell table:style-name="ce3" table:formula="of:=[.N274]+1" office:value-type="float" office:value="274" calcext:value-type="float">
            <text:p>27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0" calcext:value-type="float">
            <text:p>150</text:p>
          </table:table-cell>
          <table:table-cell table:style-name="ce1" table:formula="of:=[.A276]-[.$K$1]" office:value-type="float" office:value="0.680000000000007" calcext:value-type="float">
            <text:p>0.68</text:p>
          </table:table-cell>
          <table:table-cell table:style-name="ce1" table:formula="of:=SUM([.$B$1:.B276])" office:value-type="float" office:value="18.36" calcext:value-type="float">
            <text:p>18.36</text:p>
          </table:table-cell>
          <table:table-cell table:style-name="ce1" table:formula="of:=MAX([.$B$1:.B276])-MIN([.$B$1:.B276])" office:value-type="float" office:value="66" calcext:value-type="float">
            <text:p>66</text:p>
          </table:table-cell>
          <table:table-cell table:style-name="ce1" table:formula="of:=STDEV([.$B$1:.B276])" office:value-type="float" office:value="19.3530662323964" calcext:value-type="float">
            <text:p>19.3530662324</text:p>
          </table:table-cell>
          <table:table-cell table:style-name="ce1" table:formula="of:=[.D276]/[.E276]" office:value-type="float" office:value="3.41031230955632" calcext:value-type="float">
            <text:p>3.4103123096</text:p>
          </table:table-cell>
          <table:table-cell table:style-name="ce1" table:number-columns-repeated="6"/>
          <table:table-cell table:style-name="ce2" table:formula="of:=LOG([.N276])" office:value-type="float" office:value="2.43933269383026" calcext:value-type="float">
            <text:p>2.4393326938</text:p>
          </table:table-cell>
          <table:table-cell table:style-name="ce3" table:formula="of:=[.N275]+1" office:value-type="float" office:value="275" calcext:value-type="float">
            <text:p>27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7" calcext:value-type="float">
            <text:p>157</text:p>
          </table:table-cell>
          <table:table-cell table:style-name="ce1" table:formula="of:=[.A277]-[.$K$1]" office:value-type="float" office:value="7.68000000000001" calcext:value-type="float">
            <text:p>7.68</text:p>
          </table:table-cell>
          <table:table-cell table:style-name="ce1" table:formula="of:=SUM([.$B$1:.B277])" office:value-type="float" office:value="18.36" calcext:value-type="float">
            <text:p>18.36</text:p>
          </table:table-cell>
          <table:table-cell table:style-name="ce1" table:formula="of:=MAX([.$B$1:.B277])-MIN([.$B$1:.B277])" office:value-type="float" office:value="66" calcext:value-type="float">
            <text:p>66</text:p>
          </table:table-cell>
          <table:table-cell table:style-name="ce1" table:formula="of:=STDEV([.$B$1:.B277])" office:value-type="float" office:value="19.3225193787063" calcext:value-type="float">
            <text:p>19.3225193787</text:p>
          </table:table-cell>
          <table:table-cell table:style-name="ce1" table:formula="of:=[.D277]/[.E277]" office:value-type="float" office:value="3.41570365160213" calcext:value-type="float">
            <text:p>3.4157036516</text:p>
          </table:table-cell>
          <table:table-cell table:style-name="ce1" table:number-columns-repeated="6"/>
          <table:table-cell table:style-name="ce2" table:formula="of:=LOG([.N277])" office:value-type="float" office:value="2.44090908206522" calcext:value-type="float">
            <text:p>2.4409090821</text:p>
          </table:table-cell>
          <table:table-cell table:style-name="ce3" table:formula="of:=[.N276]+1" office:value-type="float" office:value="276" calcext:value-type="float">
            <text:p>27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4" calcext:value-type="float">
            <text:p>154</text:p>
          </table:table-cell>
          <table:table-cell table:style-name="ce1" table:formula="of:=[.A278]-[.$K$1]" office:value-type="float" office:value="4.68000000000001" calcext:value-type="float">
            <text:p>4.68</text:p>
          </table:table-cell>
          <table:table-cell table:style-name="ce1" table:formula="of:=SUM([.$B$1:.B278])" office:value-type="float" office:value="18.36" calcext:value-type="float">
            <text:p>18.36</text:p>
          </table:table-cell>
          <table:table-cell table:style-name="ce1" table:formula="of:=MAX([.$B$1:.B278])-MIN([.$B$1:.B278])" office:value-type="float" office:value="66" calcext:value-type="float">
            <text:p>66</text:p>
          </table:table-cell>
          <table:table-cell table:style-name="ce1" table:formula="of:=STDEV([.$B$1:.B278])" office:value-type="float" office:value="19.2890641219762" calcext:value-type="float">
            <text:p>19.289064122</text:p>
          </table:table-cell>
          <table:table-cell table:style-name="ce1" table:formula="of:=[.D278]/[.E278]" office:value-type="float" office:value="3.42162790183301" calcext:value-type="float">
            <text:p>3.4216279018</text:p>
          </table:table-cell>
          <table:table-cell table:style-name="ce1" table:number-columns-repeated="6"/>
          <table:table-cell table:style-name="ce2" table:formula="of:=LOG([.N278])" office:value-type="float" office:value="2.44247976906445" calcext:value-type="float">
            <text:p>2.4424797691</text:p>
          </table:table-cell>
          <table:table-cell table:style-name="ce3" table:formula="of:=[.N277]+1" office:value-type="float" office:value="277" calcext:value-type="float">
            <text:p>27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6" calcext:value-type="float">
            <text:p>176</text:p>
          </table:table-cell>
          <table:table-cell table:style-name="ce1" table:formula="of:=[.A279]-[.$K$1]" office:value-type="float" office:value="26.68" calcext:value-type="float">
            <text:p>26.68</text:p>
          </table:table-cell>
          <table:table-cell table:style-name="ce1" table:formula="of:=SUM([.$B$1:.B279])" office:value-type="float" office:value="18.36" calcext:value-type="float">
            <text:p>18.36</text:p>
          </table:table-cell>
          <table:table-cell table:style-name="ce1" table:formula="of:=MAX([.$B$1:.B279])-MIN([.$B$1:.B279])" office:value-type="float" office:value="66" calcext:value-type="float">
            <text:p>66</text:p>
          </table:table-cell>
          <table:table-cell table:style-name="ce1" table:formula="of:=STDEV([.$B$1:.B279])" office:value-type="float" office:value="19.3168451603589" calcext:value-type="float">
            <text:p>19.3168451604</text:p>
          </table:table-cell>
          <table:table-cell table:style-name="ce1" table:formula="of:=[.D279]/[.E279]" office:value-type="float" office:value="3.41670699599758" calcext:value-type="float">
            <text:p>3.416706996</text:p>
          </table:table-cell>
          <table:table-cell table:style-name="ce1" table:number-columns-repeated="6"/>
          <table:table-cell table:style-name="ce2" table:formula="of:=LOG([.N279])" office:value-type="float" office:value="2.44404479591808" calcext:value-type="float">
            <text:p>2.4440447959</text:p>
          </table:table-cell>
          <table:table-cell table:style-name="ce3" table:formula="of:=[.N278]+1" office:value-type="float" office:value="278" calcext:value-type="float">
            <text:p>27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2" calcext:value-type="float">
            <text:p>172</text:p>
          </table:table-cell>
          <table:table-cell table:style-name="ce1" table:formula="of:=[.A280]-[.$K$1]" office:value-type="float" office:value="22.68" calcext:value-type="float">
            <text:p>22.68</text:p>
          </table:table-cell>
          <table:table-cell table:style-name="ce1" table:formula="of:=SUM([.$B$1:.B280])" office:value-type="float" office:value="18.36" calcext:value-type="float">
            <text:p>18.36</text:p>
          </table:table-cell>
          <table:table-cell table:style-name="ce1" table:formula="of:=MAX([.$B$1:.B280])-MIN([.$B$1:.B280])" office:value-type="float" office:value="66" calcext:value-type="float">
            <text:p>66</text:p>
          </table:table-cell>
          <table:table-cell table:style-name="ce1" table:formula="of:=STDEV([.$B$1:.B280])" office:value-type="float" office:value="19.3263282504896" calcext:value-type="float">
            <text:p>19.3263282505</text:p>
          </table:table-cell>
          <table:table-cell table:style-name="ce1" table:formula="of:=[.D280]/[.E280]" office:value-type="float" office:value="3.4150304778316" calcext:value-type="float">
            <text:p>3.4150304778</text:p>
          </table:table-cell>
          <table:table-cell table:style-name="ce1" table:number-columns-repeated="6"/>
          <table:table-cell table:style-name="ce2" table:formula="of:=LOG([.N280])" office:value-type="float" office:value="2.4456042032736" calcext:value-type="float">
            <text:p>2.4456042033</text:p>
          </table:table-cell>
          <table:table-cell table:style-name="ce3" table:formula="of:=[.N279]+1" office:value-type="float" office:value="279" calcext:value-type="float">
            <text:p>27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7" calcext:value-type="float">
            <text:p>177</text:p>
          </table:table-cell>
          <table:table-cell table:style-name="ce1" table:formula="of:=[.A281]-[.$K$1]" office:value-type="float" office:value="27.68" calcext:value-type="float">
            <text:p>27.68</text:p>
          </table:table-cell>
          <table:table-cell table:style-name="ce1" table:formula="of:=SUM([.$B$1:.B281])" office:value-type="float" office:value="18.36" calcext:value-type="float">
            <text:p>18.36</text:p>
          </table:table-cell>
          <table:table-cell table:style-name="ce1" table:formula="of:=MAX([.$B$1:.B281])-MIN([.$B$1:.B281])" office:value-type="float" office:value="66" calcext:value-type="float">
            <text:p>66</text:p>
          </table:table-cell>
          <table:table-cell table:style-name="ce1" table:formula="of:=STDEV([.$B$1:.B281])" office:value-type="float" office:value="19.3577430650751" calcext:value-type="float">
            <text:p>19.3577430651</text:p>
          </table:table-cell>
          <table:table-cell table:style-name="ce1" table:formula="of:=[.D281]/[.E281]" office:value-type="float" office:value="3.40948837775805" calcext:value-type="float">
            <text:p>3.4094883778</text:p>
          </table:table-cell>
          <table:table-cell table:style-name="ce1" table:number-columns-repeated="6"/>
          <table:table-cell table:style-name="ce2" table:formula="of:=LOG([.N281])" office:value-type="float" office:value="2.44715803134222" calcext:value-type="float">
            <text:p>2.4471580313</text:p>
          </table:table-cell>
          <table:table-cell table:style-name="ce3" table:formula="of:=[.N280]+1" office:value-type="float" office:value="280" calcext:value-type="float">
            <text:p>28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2" calcext:value-type="float">
            <text:p>152</text:p>
          </table:table-cell>
          <table:table-cell table:style-name="ce1" table:formula="of:=[.A282]-[.$K$1]" office:value-type="float" office:value="2.68000000000001" calcext:value-type="float">
            <text:p>2.68</text:p>
          </table:table-cell>
          <table:table-cell table:style-name="ce1" table:formula="of:=SUM([.$B$1:.B282])" office:value-type="float" office:value="18.36" calcext:value-type="float">
            <text:p>18.36</text:p>
          </table:table-cell>
          <table:table-cell table:style-name="ce1" table:formula="of:=MAX([.$B$1:.B282])-MIN([.$B$1:.B282])" office:value-type="float" office:value="66" calcext:value-type="float">
            <text:p>66</text:p>
          </table:table-cell>
          <table:table-cell table:style-name="ce1" table:formula="of:=STDEV([.$B$1:.B282])" office:value-type="float" office:value="19.3235235889546" calcext:value-type="float">
            <text:p>19.323523589</text:p>
          </table:table-cell>
          <table:table-cell table:style-name="ce1" table:formula="of:=[.D282]/[.E282]" office:value-type="float" office:value="3.41552614336475" calcext:value-type="float">
            <text:p>3.4155261434</text:p>
          </table:table-cell>
          <table:table-cell table:style-name="ce1" table:number-columns-repeated="6"/>
          <table:table-cell table:style-name="ce2" table:formula="of:=LOG([.N282])" office:value-type="float" office:value="2.44870631990508" calcext:value-type="float">
            <text:p>2.4487063199</text:p>
          </table:table-cell>
          <table:table-cell table:style-name="ce3" table:formula="of:=[.N281]+1" office:value-type="float" office:value="281" calcext:value-type="float">
            <text:p>28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5" calcext:value-type="float">
            <text:p>155</text:p>
          </table:table-cell>
          <table:table-cell table:style-name="ce1" table:formula="of:=[.A283]-[.$K$1]" office:value-type="float" office:value="5.68000000000001" calcext:value-type="float">
            <text:p>5.68</text:p>
          </table:table-cell>
          <table:table-cell table:style-name="ce1" table:formula="of:=SUM([.$B$1:.B283])" office:value-type="float" office:value="18.36" calcext:value-type="float">
            <text:p>18.36</text:p>
          </table:table-cell>
          <table:table-cell table:style-name="ce1" table:formula="of:=MAX([.$B$1:.B283])-MIN([.$B$1:.B283])" office:value-type="float" office:value="66" calcext:value-type="float">
            <text:p>66</text:p>
          </table:table-cell>
          <table:table-cell table:style-name="ce1" table:formula="of:=STDEV([.$B$1:.B283])" office:value-type="float" office:value="19.2912231826501" calcext:value-type="float">
            <text:p>19.2912231827</text:p>
          </table:table-cell>
          <table:table-cell table:style-name="ce1" table:formula="of:=[.D283]/[.E283]" office:value-type="float" office:value="3.4212449555484" calcext:value-type="float">
            <text:p>3.4212449555</text:p>
          </table:table-cell>
          <table:table-cell table:style-name="ce1" table:number-columns-repeated="6"/>
          <table:table-cell table:style-name="ce2" table:formula="of:=LOG([.N283])" office:value-type="float" office:value="2.45024910831936" calcext:value-type="float">
            <text:p>2.4502491083</text:p>
          </table:table-cell>
          <table:table-cell table:style-name="ce3" table:formula="of:=[.N282]+1" office:value-type="float" office:value="282" calcext:value-type="float">
            <text:p>28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8" calcext:value-type="float">
            <text:p>178</text:p>
          </table:table-cell>
          <table:table-cell table:style-name="ce1" table:formula="of:=[.A284]-[.$K$1]" office:value-type="float" office:value="28.68" calcext:value-type="float">
            <text:p>28.68</text:p>
          </table:table-cell>
          <table:table-cell table:style-name="ce1" table:formula="of:=SUM([.$B$1:.B284])" office:value-type="float" office:value="18.36" calcext:value-type="float">
            <text:p>18.36</text:p>
          </table:table-cell>
          <table:table-cell table:style-name="ce1" table:formula="of:=MAX([.$B$1:.B284])-MIN([.$B$1:.B284])" office:value-type="float" office:value="66" calcext:value-type="float">
            <text:p>66</text:p>
          </table:table-cell>
          <table:table-cell table:style-name="ce1" table:formula="of:=STDEV([.$B$1:.B284])" office:value-type="float" office:value="19.3268620493721" calcext:value-type="float">
            <text:p>19.3268620494</text:p>
          </table:table-cell>
          <table:table-cell table:style-name="ce1" table:formula="of:=[.D284]/[.E284]" office:value-type="float" office:value="3.41493615628846" calcext:value-type="float">
            <text:p>3.4149361563</text:p>
          </table:table-cell>
          <table:table-cell table:style-name="ce1" table:number-columns-repeated="6"/>
          <table:table-cell table:style-name="ce2" table:formula="of:=LOG([.N284])" office:value-type="float" office:value="2.45178643552429" calcext:value-type="float">
            <text:p>2.4517864355</text:p>
          </table:table-cell>
          <table:table-cell table:style-name="ce3" table:formula="of:=[.N283]+1" office:value-type="float" office:value="283" calcext:value-type="float">
            <text:p>28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9" calcext:value-type="float">
            <text:p>139</text:p>
          </table:table-cell>
          <table:table-cell table:style-name="ce1" table:formula="of:=[.A285]-[.$K$1]" office:value-type="float" office:value="-10.32" calcext:value-type="float">
            <text:p>-10.32</text:p>
          </table:table-cell>
          <table:table-cell table:style-name="ce1" table:formula="of:=SUM([.$B$1:.B285])" office:value-type="float" office:value="18.36" calcext:value-type="float">
            <text:p>18.36</text:p>
          </table:table-cell>
          <table:table-cell table:style-name="ce1" table:formula="of:=MAX([.$B$1:.B285])-MIN([.$B$1:.B285])" office:value-type="float" office:value="66" calcext:value-type="float">
            <text:p>66</text:p>
          </table:table-cell>
          <table:table-cell table:style-name="ce1" table:formula="of:=STDEV([.$B$1:.B285])" office:value-type="float" office:value="19.3047254323337" calcext:value-type="float">
            <text:p>19.3047254323</text:p>
          </table:table-cell>
          <table:table-cell table:style-name="ce1" table:formula="of:=[.D285]/[.E285]" office:value-type="float" office:value="3.41885204383461" calcext:value-type="float">
            <text:p>3.4188520438</text:p>
          </table:table-cell>
          <table:table-cell table:style-name="ce1" table:number-columns-repeated="6"/>
          <table:table-cell table:style-name="ce2" table:formula="of:=LOG([.N285])" office:value-type="float" office:value="2.45331834004704" calcext:value-type="float">
            <text:p>2.45331834</text:p>
          </table:table-cell>
          <table:table-cell table:style-name="ce3" table:formula="of:=[.N284]+1" office:value-type="float" office:value="284" calcext:value-type="float">
            <text:p>28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9" calcext:value-type="float">
            <text:p>179</text:p>
          </table:table-cell>
          <table:table-cell table:style-name="ce1" table:formula="of:=[.A286]-[.$K$1]" office:value-type="float" office:value="29.68" calcext:value-type="float">
            <text:p>29.68</text:p>
          </table:table-cell>
          <table:table-cell table:style-name="ce1" table:formula="of:=SUM([.$B$1:.B286])" office:value-type="float" office:value="18.36" calcext:value-type="float">
            <text:p>18.36</text:p>
          </table:table-cell>
          <table:table-cell table:style-name="ce1" table:formula="of:=MAX([.$B$1:.B286])-MIN([.$B$1:.B286])" office:value-type="float" office:value="66" calcext:value-type="float">
            <text:p>66</text:p>
          </table:table-cell>
          <table:table-cell table:style-name="ce1" table:formula="of:=STDEV([.$B$1:.B286])" office:value-type="float" office:value="19.3448364325379" calcext:value-type="float">
            <text:p>19.3448364325</text:p>
          </table:table-cell>
          <table:table-cell table:style-name="ce1" table:formula="of:=[.D286]/[.E286]" office:value-type="float" office:value="3.41176314569342" calcext:value-type="float">
            <text:p>3.4117631457</text:p>
          </table:table-cell>
          <table:table-cell table:style-name="ce1" table:number-columns-repeated="6"/>
          <table:table-cell table:style-name="ce2" table:formula="of:=LOG([.N286])" office:value-type="float" office:value="2.45484486000851" calcext:value-type="float">
            <text:p>2.45484486</text:p>
          </table:table-cell>
          <table:table-cell table:style-name="ce3" table:formula="of:=[.N285]+1" office:value-type="float" office:value="285" calcext:value-type="float">
            <text:p>28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3" calcext:value-type="float">
            <text:p>133</text:p>
          </table:table-cell>
          <table:table-cell table:style-name="ce1" table:formula="of:=[.A287]-[.$K$1]" office:value-type="float" office:value="-16.32" calcext:value-type="float">
            <text:p>-16.32</text:p>
          </table:table-cell>
          <table:table-cell table:style-name="ce1" table:formula="of:=SUM([.$B$1:.B287])" office:value-type="float" office:value="18.36" calcext:value-type="float">
            <text:p>18.36</text:p>
          </table:table-cell>
          <table:table-cell table:style-name="ce1" table:formula="of:=MAX([.$B$1:.B287])-MIN([.$B$1:.B287])" office:value-type="float" office:value="66" calcext:value-type="float">
            <text:p>66</text:p>
          </table:table-cell>
          <table:table-cell table:style-name="ce1" table:formula="of:=STDEV([.$B$1:.B287])" office:value-type="float" office:value="19.3386291757511" calcext:value-type="float">
            <text:p>19.3386291758</text:p>
          </table:table-cell>
          <table:table-cell table:style-name="ce1" table:formula="of:=[.D287]/[.E287]" office:value-type="float" office:value="3.41285824347664" calcext:value-type="float">
            <text:p>3.4128582435</text:p>
          </table:table-cell>
          <table:table-cell table:style-name="ce1" table:number-columns-repeated="6"/>
          <table:table-cell table:style-name="ce2" table:formula="of:=LOG([.N287])" office:value-type="float" office:value="2.45636603312904" calcext:value-type="float">
            <text:p>2.4563660331</text:p>
          </table:table-cell>
          <table:table-cell table:style-name="ce3" table:formula="of:=[.N286]+1" office:value-type="float" office:value="286" calcext:value-type="float">
            <text:p>28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3" calcext:value-type="float">
            <text:p>173</text:p>
          </table:table-cell>
          <table:table-cell table:style-name="ce1" table:formula="of:=[.A288]-[.$K$1]" office:value-type="float" office:value="23.68" calcext:value-type="float">
            <text:p>23.68</text:p>
          </table:table-cell>
          <table:table-cell table:style-name="ce1" table:formula="of:=SUM([.$B$1:.B288])" office:value-type="float" office:value="18.36" calcext:value-type="float">
            <text:p>18.36</text:p>
          </table:table-cell>
          <table:table-cell table:style-name="ce1" table:formula="of:=MAX([.$B$1:.B288])-MIN([.$B$1:.B288])" office:value-type="float" office:value="66" calcext:value-type="float">
            <text:p>66</text:p>
          </table:table-cell>
          <table:table-cell table:style-name="ce1" table:formula="of:=STDEV([.$B$1:.B288])" office:value-type="float" office:value="19.3505870385862" calcext:value-type="float">
            <text:p>19.3505870386</text:p>
          </table:table-cell>
          <table:table-cell table:style-name="ce1" table:formula="of:=[.D288]/[.E288]" office:value-type="float" office:value="3.41074923816999" calcext:value-type="float">
            <text:p>3.4107492382</text:p>
          </table:table-cell>
          <table:table-cell table:style-name="ce1" table:number-columns-repeated="6"/>
          <table:table-cell table:style-name="ce2" table:formula="of:=LOG([.N288])" office:value-type="float" office:value="2.45788189673399" calcext:value-type="float">
            <text:p>2.4578818967</text:p>
          </table:table-cell>
          <table:table-cell table:style-name="ce3" table:formula="of:=[.N287]+1" office:value-type="float" office:value="287" calcext:value-type="float">
            <text:p>28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9" calcext:value-type="float">
            <text:p>119</text:p>
          </table:table-cell>
          <table:table-cell table:style-name="ce1" table:formula="of:=[.A289]-[.$K$1]" office:value-type="float" office:value="-30.32" calcext:value-type="float">
            <text:p>-30.32</text:p>
          </table:table-cell>
          <table:table-cell table:style-name="ce1" table:formula="of:=SUM([.$B$1:.B289])" office:value-type="float" office:value="18.36" calcext:value-type="float">
            <text:p>18.36</text:p>
          </table:table-cell>
          <table:table-cell table:style-name="ce1" table:formula="of:=MAX([.$B$1:.B289])-MIN([.$B$1:.B289])" office:value-type="float" office:value="66" calcext:value-type="float">
            <text:p>66</text:p>
          </table:table-cell>
          <table:table-cell table:style-name="ce1" table:formula="of:=STDEV([.$B$1:.B289])" office:value-type="float" office:value="19.4057854972452" calcext:value-type="float">
            <text:p>19.4057854972</text:p>
          </table:table-cell>
          <table:table-cell table:style-name="ce1" table:formula="of:=[.D289]/[.E289]" office:value-type="float" office:value="3.40104759013076" calcext:value-type="float">
            <text:p>3.4010475901</text:p>
          </table:table-cell>
          <table:table-cell table:style-name="ce1" table:number-columns-repeated="6"/>
          <table:table-cell table:style-name="ce2" table:formula="of:=LOG([.N289])" office:value-type="float" office:value="2.45939248775923" calcext:value-type="float">
            <text:p>2.4593924878</text:p>
          </table:table-cell>
          <table:table-cell table:style-name="ce3" table:formula="of:=[.N288]+1" office:value-type="float" office:value="288" calcext:value-type="float">
            <text:p>28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0" calcext:value-type="float">
            <text:p>140</text:p>
          </table:table-cell>
          <table:table-cell table:style-name="ce1" table:formula="of:=[.A290]-[.$K$1]" office:value-type="float" office:value="-9.31999999999999" calcext:value-type="float">
            <text:p>-9.32</text:p>
          </table:table-cell>
          <table:table-cell table:style-name="ce1" table:formula="of:=SUM([.$B$1:.B290])" office:value-type="float" office:value="18.36" calcext:value-type="float">
            <text:p>18.36</text:p>
          </table:table-cell>
          <table:table-cell table:style-name="ce1" table:formula="of:=MAX([.$B$1:.B290])-MIN([.$B$1:.B290])" office:value-type="float" office:value="66" calcext:value-type="float">
            <text:p>66</text:p>
          </table:table-cell>
          <table:table-cell table:style-name="ce1" table:formula="of:=STDEV([.$B$1:.B290])" office:value-type="float" office:value="19.3818409102325" calcext:value-type="float">
            <text:p>19.3818409102</text:p>
          </table:table-cell>
          <table:table-cell table:style-name="ce1" table:formula="of:=[.D290]/[.E290]" office:value-type="float" office:value="3.40524929007935" calcext:value-type="float">
            <text:p>3.4052492901</text:p>
          </table:table-cell>
          <table:table-cell table:style-name="ce1" table:number-columns-repeated="6"/>
          <table:table-cell table:style-name="ce2" table:formula="of:=LOG([.N290])" office:value-type="float" office:value="2.46089784275655" calcext:value-type="float">
            <text:p>2.4608978428</text:p>
          </table:table-cell>
          <table:table-cell table:style-name="ce3" table:formula="of:=[.N289]+1" office:value-type="float" office:value="289" calcext:value-type="float">
            <text:p>28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3" calcext:value-type="float">
            <text:p>133</text:p>
          </table:table-cell>
          <table:table-cell table:style-name="ce1" table:formula="of:=[.A291]-[.$K$1]" office:value-type="float" office:value="-16.32" calcext:value-type="float">
            <text:p>-16.32</text:p>
          </table:table-cell>
          <table:table-cell table:style-name="ce1" table:formula="of:=SUM([.$B$1:.B291])" office:value-type="float" office:value="18.36" calcext:value-type="float">
            <text:p>18.36</text:p>
          </table:table-cell>
          <table:table-cell table:style-name="ce1" table:formula="of:=MAX([.$B$1:.B291])-MIN([.$B$1:.B291])" office:value-type="float" office:value="66" calcext:value-type="float">
            <text:p>66</text:p>
          </table:table-cell>
          <table:table-cell table:style-name="ce1" table:formula="of:=STDEV([.$B$1:.B291])" office:value-type="float" office:value="19.3752095195641" calcext:value-type="float">
            <text:p>19.3752095196</text:p>
          </table:table-cell>
          <table:table-cell table:style-name="ce1" table:formula="of:=[.D291]/[.E291]" office:value-type="float" office:value="3.40641477623025" calcext:value-type="float">
            <text:p>3.4064147762</text:p>
          </table:table-cell>
          <table:table-cell table:style-name="ce1" table:number-columns-repeated="6"/>
          <table:table-cell table:style-name="ce2" table:formula="of:=LOG([.N291])" office:value-type="float" office:value="2.46239799789896" calcext:value-type="float">
            <text:p>2.4623979979</text:p>
          </table:table-cell>
          <table:table-cell table:style-name="ce3" table:formula="of:=[.N290]+1" office:value-type="float" office:value="290" calcext:value-type="float">
            <text:p>29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9" calcext:value-type="float">
            <text:p>159</text:p>
          </table:table-cell>
          <table:table-cell table:style-name="ce1" table:formula="of:=[.A292]-[.$K$1]" office:value-type="float" office:value="9.68000000000001" calcext:value-type="float">
            <text:p>9.68</text:p>
          </table:table-cell>
          <table:table-cell table:style-name="ce1" table:formula="of:=SUM([.$B$1:.B292])" office:value-type="float" office:value="18.36" calcext:value-type="float">
            <text:p>18.36</text:p>
          </table:table-cell>
          <table:table-cell table:style-name="ce1" table:formula="of:=MAX([.$B$1:.B292])-MIN([.$B$1:.B292])" office:value-type="float" office:value="66" calcext:value-type="float">
            <text:p>66</text:p>
          </table:table-cell>
          <table:table-cell table:style-name="ce1" table:formula="of:=STDEV([.$B$1:.B292])" office:value-type="float" office:value="19.3485543656882" calcext:value-type="float">
            <text:p>19.3485543657</text:p>
          </table:table-cell>
          <table:table-cell table:style-name="ce1" table:formula="of:=[.D292]/[.E292]" office:value-type="float" office:value="3.41110755628552" calcext:value-type="float">
            <text:p>3.4111075563</text:p>
          </table:table-cell>
          <table:table-cell table:style-name="ce1" table:number-columns-repeated="6"/>
          <table:table-cell table:style-name="ce2" table:formula="of:=LOG([.N292])" office:value-type="float" office:value="2.46389298898591" calcext:value-type="float">
            <text:p>2.463892989</text:p>
          </table:table-cell>
          <table:table-cell table:style-name="ce3" table:formula="of:=[.N291]+1" office:value-type="float" office:value="291" calcext:value-type="float">
            <text:p>29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4" calcext:value-type="float">
            <text:p>154</text:p>
          </table:table-cell>
          <table:table-cell table:style-name="ce1" table:formula="of:=[.A293]-[.$K$1]" office:value-type="float" office:value="4.68000000000001" calcext:value-type="float">
            <text:p>4.68</text:p>
          </table:table-cell>
          <table:table-cell table:style-name="ce1" table:formula="of:=SUM([.$B$1:.B293])" office:value-type="float" office:value="18.36" calcext:value-type="float">
            <text:p>18.36</text:p>
          </table:table-cell>
          <table:table-cell table:style-name="ce1" table:formula="of:=MAX([.$B$1:.B293])-MIN([.$B$1:.B293])" office:value-type="float" office:value="66" calcext:value-type="float">
            <text:p>66</text:p>
          </table:table-cell>
          <table:table-cell table:style-name="ce1" table:formula="of:=STDEV([.$B$1:.B293])" office:value-type="float" office:value="19.3165700848981" calcext:value-type="float">
            <text:p>19.3165700849</text:p>
          </table:table-cell>
          <table:table-cell table:style-name="ce1" table:formula="of:=[.D293]/[.E293]" office:value-type="float" office:value="3.41675565123228" calcext:value-type="float">
            <text:p>3.4167556512</text:p>
          </table:table-cell>
          <table:table-cell table:style-name="ce1" table:number-columns-repeated="6"/>
          <table:table-cell table:style-name="ce2" table:formula="of:=LOG([.N293])" office:value-type="float" office:value="2.46538285144842" calcext:value-type="float">
            <text:p>2.4653828514</text:p>
          </table:table-cell>
          <table:table-cell table:style-name="ce3" table:formula="of:=[.N292]+1" office:value-type="float" office:value="292" calcext:value-type="float">
            <text:p>29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6" calcext:value-type="float">
            <text:p>166</text:p>
          </table:table-cell>
          <table:table-cell table:style-name="ce1" table:formula="of:=[.A294]-[.$K$1]" office:value-type="float" office:value="16.68" calcext:value-type="float">
            <text:p>16.68</text:p>
          </table:table-cell>
          <table:table-cell table:style-name="ce1" table:formula="of:=SUM([.$B$1:.B294])" office:value-type="float" office:value="18.36" calcext:value-type="float">
            <text:p>18.36</text:p>
          </table:table-cell>
          <table:table-cell table:style-name="ce1" table:formula="of:=MAX([.$B$1:.B294])-MIN([.$B$1:.B294])" office:value-type="float" office:value="66" calcext:value-type="float">
            <text:p>66</text:p>
          </table:table-cell>
          <table:table-cell table:style-name="ce1" table:formula="of:=STDEV([.$B$1:.B294])" office:value-type="float" office:value="19.3051250349603" calcext:value-type="float">
            <text:p>19.305125035</text:p>
          </table:table-cell>
          <table:table-cell table:style-name="ce1" table:formula="of:=[.D294]/[.E294]" office:value-type="float" office:value="3.4187812759813" calcext:value-type="float">
            <text:p>3.418781276</text:p>
          </table:table-cell>
          <table:table-cell table:style-name="ce1" table:number-columns-repeated="6"/>
          <table:table-cell table:style-name="ce2" table:formula="of:=LOG([.N294])" office:value-type="float" office:value="2.46686762035411" calcext:value-type="float">
            <text:p>2.4668676204</text:p>
          </table:table-cell>
          <table:table-cell table:style-name="ce3" table:formula="of:=[.N293]+1" office:value-type="float" office:value="293" calcext:value-type="float">
            <text:p>29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8" calcext:value-type="float">
            <text:p>118</text:p>
          </table:table-cell>
          <table:table-cell table:style-name="ce1" table:formula="of:=[.A295]-[.$K$1]" office:value-type="float" office:value="-31.32" calcext:value-type="float">
            <text:p>-31.32</text:p>
          </table:table-cell>
          <table:table-cell table:style-name="ce1" table:formula="of:=SUM([.$B$1:.B295])" office:value-type="float" office:value="18.36" calcext:value-type="float">
            <text:p>18.36</text:p>
          </table:table-cell>
          <table:table-cell table:style-name="ce1" table:formula="of:=MAX([.$B$1:.B295])-MIN([.$B$1:.B295])" office:value-type="float" office:value="66" calcext:value-type="float">
            <text:p>66</text:p>
          </table:table-cell>
          <table:table-cell table:style-name="ce1" table:formula="of:=STDEV([.$B$1:.B295])" office:value-type="float" office:value="19.3644713603684" calcext:value-type="float">
            <text:p>19.3644713604</text:p>
          </table:table-cell>
          <table:table-cell table:style-name="ce1" table:formula="of:=[.D295]/[.E295]" office:value-type="float" office:value="3.40830373170302" calcext:value-type="float">
            <text:p>3.4083037317</text:p>
          </table:table-cell>
          <table:table-cell table:style-name="ce1" table:number-columns-repeated="6"/>
          <table:table-cell table:style-name="ce2" table:formula="of:=LOG([.N295])" office:value-type="float" office:value="2.46834733041216" calcext:value-type="float">
            <text:p>2.4683473304</text:p>
          </table:table-cell>
          <table:table-cell table:style-name="ce3" table:formula="of:=[.N294]+1" office:value-type="float" office:value="294" calcext:value-type="float">
            <text:p>29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0" calcext:value-type="float">
            <text:p>180</text:p>
          </table:table-cell>
          <table:table-cell table:style-name="ce1" table:formula="of:=[.A296]-[.$K$1]" office:value-type="float" office:value="30.68" calcext:value-type="float">
            <text:p>30.68</text:p>
          </table:table-cell>
          <table:table-cell table:style-name="ce1" table:formula="of:=SUM([.$B$1:.B296])" office:value-type="float" office:value="18.36" calcext:value-type="float">
            <text:p>18.36</text:p>
          </table:table-cell>
          <table:table-cell table:style-name="ce1" table:formula="of:=MAX([.$B$1:.B296])-MIN([.$B$1:.B296])" office:value-type="float" office:value="66" calcext:value-type="float">
            <text:p>66</text:p>
          </table:table-cell>
          <table:table-cell table:style-name="ce1" table:formula="of:=STDEV([.$B$1:.B296])" office:value-type="float" office:value="19.4085021699745" calcext:value-type="float">
            <text:p>19.40850217</text:p>
          </table:table-cell>
          <table:table-cell table:style-name="ce1" table:formula="of:=[.D296]/[.E296]" office:value-type="float" office:value="3.40057153416526" calcext:value-type="float">
            <text:p>3.4005715342</text:p>
          </table:table-cell>
          <table:table-cell table:style-name="ce1" table:number-columns-repeated="6"/>
          <table:table-cell table:style-name="ce2" table:formula="of:=LOG([.N296])" office:value-type="float" office:value="2.46982201597816" calcext:value-type="float">
            <text:p>2.469822016</text:p>
          </table:table-cell>
          <table:table-cell table:style-name="ce3" table:formula="of:=[.N295]+1" office:value-type="float" office:value="295" calcext:value-type="float">
            <text:p>29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7" calcext:value-type="float">
            <text:p>177</text:p>
          </table:table-cell>
          <table:table-cell table:style-name="ce1" table:formula="of:=[.A297]-[.$K$1]" office:value-type="float" office:value="27.68" calcext:value-type="float">
            <text:p>27.68</text:p>
          </table:table-cell>
          <table:table-cell table:style-name="ce1" table:formula="of:=SUM([.$B$1:.B297])" office:value-type="float" office:value="18.36" calcext:value-type="float">
            <text:p>18.36</text:p>
          </table:table-cell>
          <table:table-cell table:style-name="ce1" table:formula="of:=MAX([.$B$1:.B297])-MIN([.$B$1:.B297])" office:value-type="float" office:value="66" calcext:value-type="float">
            <text:p>66</text:p>
          </table:table-cell>
          <table:table-cell table:style-name="ce1" table:formula="of:=STDEV([.$B$1:.B297])" office:value-type="float" office:value="19.4370300984522" calcext:value-type="float">
            <text:p>19.4370300985</text:p>
          </table:table-cell>
          <table:table-cell table:style-name="ce1" table:formula="of:=[.D297]/[.E297]" office:value-type="float" office:value="3.3955804804385" calcext:value-type="float">
            <text:p>3.3955804804</text:p>
          </table:table-cell>
          <table:table-cell table:style-name="ce1" table:number-columns-repeated="6"/>
          <table:table-cell table:style-name="ce2" table:formula="of:=LOG([.N297])" office:value-type="float" office:value="2.47129171105894" calcext:value-type="float">
            <text:p>2.4712917111</text:p>
          </table:table-cell>
          <table:table-cell table:style-name="ce3" table:formula="of:=[.N296]+1" office:value-type="float" office:value="296" calcext:value-type="float">
            <text:p>29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1" calcext:value-type="float">
            <text:p>181</text:p>
          </table:table-cell>
          <table:table-cell table:style-name="ce1" table:formula="of:=[.A298]-[.$K$1]" office:value-type="float" office:value="31.68" calcext:value-type="float">
            <text:p>31.68</text:p>
          </table:table-cell>
          <table:table-cell table:style-name="ce1" table:formula="of:=SUM([.$B$1:.B298])" office:value-type="float" office:value="18.36" calcext:value-type="float">
            <text:p>18.36</text:p>
          </table:table-cell>
          <table:table-cell table:style-name="ce1" table:formula="of:=MAX([.$B$1:.B298])-MIN([.$B$1:.B298])" office:value-type="float" office:value="66" calcext:value-type="float">
            <text:p>66</text:p>
          </table:table-cell>
          <table:table-cell table:style-name="ce1" table:formula="of:=STDEV([.$B$1:.B298])" office:value-type="float" office:value="19.4845600503613" calcext:value-type="float">
            <text:p>19.4845600504</text:p>
          </table:table-cell>
          <table:table-cell table:style-name="ce1" table:formula="of:=[.D298]/[.E298]" office:value-type="float" office:value="3.38729742059412" calcext:value-type="float">
            <text:p>3.3872974206</text:p>
          </table:table-cell>
          <table:table-cell table:style-name="ce1" table:number-columns-repeated="6"/>
          <table:table-cell table:style-name="ce2" table:formula="of:=LOG([.N298])" office:value-type="float" office:value="2.47275644931721" calcext:value-type="float">
            <text:p>2.4727564493</text:p>
          </table:table-cell>
          <table:table-cell table:style-name="ce3" table:formula="of:=[.N297]+1" office:value-type="float" office:value="297" calcext:value-type="float">
            <text:p>29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5" calcext:value-type="float">
            <text:p>155</text:p>
          </table:table-cell>
          <table:table-cell table:style-name="ce1" table:formula="of:=[.A299]-[.$K$1]" office:value-type="float" office:value="5.68000000000001" calcext:value-type="float">
            <text:p>5.68</text:p>
          </table:table-cell>
          <table:table-cell table:style-name="ce1" table:formula="of:=SUM([.$B$1:.B299])" office:value-type="float" office:value="18.36" calcext:value-type="float">
            <text:p>18.36</text:p>
          </table:table-cell>
          <table:table-cell table:style-name="ce1" table:formula="of:=MAX([.$B$1:.B299])-MIN([.$B$1:.B299])" office:value-type="float" office:value="66" calcext:value-type="float">
            <text:p>66</text:p>
          </table:table-cell>
          <table:table-cell table:style-name="ce1" table:formula="of:=STDEV([.$B$1:.B299])" office:value-type="float" office:value="19.4535041296432" calcext:value-type="float">
            <text:p>19.4535041296</text:p>
          </table:table-cell>
          <table:table-cell table:style-name="ce1" table:formula="of:=[.D299]/[.E299]" office:value-type="float" office:value="3.39270496256916" calcext:value-type="float">
            <text:p>3.3927049626</text:p>
          </table:table-cell>
          <table:table-cell table:style-name="ce1" table:number-columns-repeated="6"/>
          <table:table-cell table:style-name="ce2" table:formula="of:=LOG([.N299])" office:value-type="float" office:value="2.47421626407626" calcext:value-type="float">
            <text:p>2.4742162641</text:p>
          </table:table-cell>
          <table:table-cell table:style-name="ce3" table:formula="of:=[.N298]+1" office:value-type="float" office:value="298" calcext:value-type="float">
            <text:p>29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9" calcext:value-type="float">
            <text:p>129</text:p>
          </table:table-cell>
          <table:table-cell table:style-name="ce1" table:formula="of:=[.A300]-[.$K$1]" office:value-type="float" office:value="-20.32" calcext:value-type="float">
            <text:p>-20.32</text:p>
          </table:table-cell>
          <table:table-cell table:style-name="ce1" table:formula="of:=SUM([.$B$1:.B300])" office:value-type="float" office:value="18.36" calcext:value-type="float">
            <text:p>18.36</text:p>
          </table:table-cell>
          <table:table-cell table:style-name="ce1" table:formula="of:=MAX([.$B$1:.B300])-MIN([.$B$1:.B300])" office:value-type="float" office:value="66" calcext:value-type="float">
            <text:p>66</text:p>
          </table:table-cell>
          <table:table-cell table:style-name="ce1" table:formula="of:=STDEV([.$B$1:.B300])" office:value-type="float" office:value="19.4610009355532" calcext:value-type="float">
            <text:p>19.4610009356</text:p>
          </table:table-cell>
          <table:table-cell table:style-name="ce1" table:formula="of:=[.D300]/[.E300]" office:value-type="float" office:value="3.39139801794188" calcext:value-type="float">
            <text:p>3.3913980179</text:p>
          </table:table-cell>
          <table:table-cell table:style-name="ce1" table:number-columns-repeated="6"/>
          <table:table-cell table:style-name="ce2" table:formula="of:=LOG([.N300])" office:value-type="float" office:value="2.47567118832443" calcext:value-type="float">
            <text:p>2.4756711883</text:p>
          </table:table-cell>
          <table:table-cell table:style-name="ce3" table:formula="of:=[.N299]+1" office:value-type="float" office:value="299" calcext:value-type="float">
            <text:p>29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4" calcext:value-type="float">
            <text:p>164</text:p>
          </table:table-cell>
          <table:table-cell table:style-name="ce1" table:formula="of:=[.A301]-[.$K$1]" office:value-type="float" office:value="14.68" calcext:value-type="float">
            <text:p>14.68</text:p>
          </table:table-cell>
          <table:table-cell table:style-name="ce1" table:formula="of:=SUM([.$B$1:.B301])" office:value-type="float" office:value="18.36" calcext:value-type="float">
            <text:p>18.36</text:p>
          </table:table-cell>
          <table:table-cell table:style-name="ce1" table:formula="of:=MAX([.$B$1:.B301])-MIN([.$B$1:.B301])" office:value-type="float" office:value="66" calcext:value-type="float">
            <text:p>66</text:p>
          </table:table-cell>
          <table:table-cell table:style-name="ce1" table:formula="of:=STDEV([.$B$1:.B301])" office:value-type="float" office:value="19.4440150983554" calcext:value-type="float">
            <text:p>19.4440150984</text:p>
          </table:table-cell>
          <table:table-cell table:style-name="ce1" table:formula="of:=[.D301]/[.E301]" office:value-type="float" office:value="3.39436066399591" calcext:value-type="float">
            <text:p>3.394360664</text:p>
          </table:table-cell>
          <table:table-cell table:style-name="ce1" table:number-columns-repeated="6"/>
          <table:table-cell table:style-name="ce2" table:formula="of:=LOG([.N301])" office:value-type="float" office:value="2.47712125471966" calcext:value-type="float">
            <text:p>2.4771212547</text:p>
          </table:table-cell>
          <table:table-cell table:style-name="ce3" table:formula="of:=[.N300]+1" office:value-type="float" office:value="300" calcext:value-type="float">
            <text:p>30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7" calcext:value-type="float">
            <text:p>177</text:p>
          </table:table-cell>
          <table:table-cell table:style-name="ce1" table:formula="of:=[.A302]-[.$K$1]" office:value-type="float" office:value="27.68" calcext:value-type="float">
            <text:p>27.68</text:p>
          </table:table-cell>
          <table:table-cell table:style-name="ce1" table:formula="of:=SUM([.$B$1:.B302])" office:value-type="float" office:value="18.36" calcext:value-type="float">
            <text:p>18.36</text:p>
          </table:table-cell>
          <table:table-cell table:style-name="ce1" table:formula="of:=MAX([.$B$1:.B302])-MIN([.$B$1:.B302])" office:value-type="float" office:value="66" calcext:value-type="float">
            <text:p>66</text:p>
          </table:table-cell>
          <table:table-cell table:style-name="ce1" table:formula="of:=STDEV([.$B$1:.B302])" office:value-type="float" office:value="19.4710961078087" calcext:value-type="float">
            <text:p>19.4710961078</text:p>
          </table:table-cell>
          <table:table-cell table:style-name="ce1" table:formula="of:=[.D302]/[.E302]" office:value-type="float" office:value="3.3896396810209" calcext:value-type="float">
            <text:p>3.389639681</text:p>
          </table:table-cell>
          <table:table-cell table:style-name="ce1" table:number-columns-repeated="6"/>
          <table:table-cell table:style-name="ce2" table:formula="of:=LOG([.N302])" office:value-type="float" office:value="2.47856649559384" calcext:value-type="float">
            <text:p>2.4785664956</text:p>
          </table:table-cell>
          <table:table-cell table:style-name="ce3" table:formula="of:=[.N301]+1" office:value-type="float" office:value="301" calcext:value-type="float">
            <text:p>30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1" calcext:value-type="float">
            <text:p>181</text:p>
          </table:table-cell>
          <table:table-cell table:style-name="ce1" table:formula="of:=[.A303]-[.$K$1]" office:value-type="float" office:value="31.68" calcext:value-type="float">
            <text:p>31.68</text:p>
          </table:table-cell>
          <table:table-cell table:style-name="ce1" table:formula="of:=SUM([.$B$1:.B303])" office:value-type="float" office:value="18.36" calcext:value-type="float">
            <text:p>18.36</text:p>
          </table:table-cell>
          <table:table-cell table:style-name="ce1" table:formula="of:=MAX([.$B$1:.B303])-MIN([.$B$1:.B303])" office:value-type="float" office:value="66" calcext:value-type="float">
            <text:p>66</text:p>
          </table:table-cell>
          <table:table-cell table:style-name="ce1" table:formula="of:=STDEV([.$B$1:.B303])" office:value-type="float" office:value="19.5167392301728" calcext:value-type="float">
            <text:p>19.5167392302</text:p>
          </table:table-cell>
          <table:table-cell table:style-name="ce1" table:formula="of:=[.D303]/[.E303]" office:value-type="float" office:value="3.38171244804891" calcext:value-type="float">
            <text:p>3.381712448</text:p>
          </table:table-cell>
          <table:table-cell table:style-name="ce1" table:number-columns-repeated="6"/>
          <table:table-cell table:style-name="ce2" table:formula="of:=LOG([.N303])" office:value-type="float" office:value="2.48000694295715" calcext:value-type="float">
            <text:p>2.480006943</text:p>
          </table:table-cell>
          <table:table-cell table:style-name="ce3" table:formula="of:=[.N302]+1" office:value-type="float" office:value="302" calcext:value-type="float">
            <text:p>30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2" calcext:value-type="float">
            <text:p>172</text:p>
          </table:table-cell>
          <table:table-cell table:style-name="ce1" table:formula="of:=[.A304]-[.$K$1]" office:value-type="float" office:value="22.68" calcext:value-type="float">
            <text:p>22.68</text:p>
          </table:table-cell>
          <table:table-cell table:style-name="ce1" table:formula="of:=SUM([.$B$1:.B304])" office:value-type="float" office:value="18.36" calcext:value-type="float">
            <text:p>18.36</text:p>
          </table:table-cell>
          <table:table-cell table:style-name="ce1" table:formula="of:=MAX([.$B$1:.B304])-MIN([.$B$1:.B304])" office:value-type="float" office:value="66" calcext:value-type="float">
            <text:p>66</text:p>
          </table:table-cell>
          <table:table-cell table:style-name="ce1" table:formula="of:=STDEV([.$B$1:.B304])" office:value-type="float" office:value="19.5224955757976" calcext:value-type="float">
            <text:p>19.5224955758</text:p>
          </table:table-cell>
          <table:table-cell table:style-name="ce1" table:formula="of:=[.D304]/[.E304]" office:value-type="float" office:value="3.38071532626298" calcext:value-type="float">
            <text:p>3.3807153263</text:p>
          </table:table-cell>
          <table:table-cell table:style-name="ce1" table:number-columns-repeated="6"/>
          <table:table-cell table:style-name="ce2" table:formula="of:=LOG([.N304])" office:value-type="float" office:value="2.4814426285023" calcext:value-type="float">
            <text:p>2.4814426285</text:p>
          </table:table-cell>
          <table:table-cell table:style-name="ce3" table:formula="of:=[.N303]+1" office:value-type="float" office:value="303" calcext:value-type="float">
            <text:p>30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3" calcext:value-type="float">
            <text:p>133</text:p>
          </table:table-cell>
          <table:table-cell table:style-name="ce1" table:formula="of:=[.A305]-[.$K$1]" office:value-type="float" office:value="-16.32" calcext:value-type="float">
            <text:p>-16.32</text:p>
          </table:table-cell>
          <table:table-cell table:style-name="ce1" table:formula="of:=SUM([.$B$1:.B305])" office:value-type="float" office:value="18.36" calcext:value-type="float">
            <text:p>18.36</text:p>
          </table:table-cell>
          <table:table-cell table:style-name="ce1" table:formula="of:=MAX([.$B$1:.B305])-MIN([.$B$1:.B305])" office:value-type="float" office:value="66" calcext:value-type="float">
            <text:p>66</text:p>
          </table:table-cell>
          <table:table-cell table:style-name="ce1" table:formula="of:=STDEV([.$B$1:.B305])" office:value-type="float" office:value="19.5171270552322" calcext:value-type="float">
            <text:p>19.5171270552</text:p>
          </table:table-cell>
          <table:table-cell table:style-name="ce1" table:formula="of:=[.D305]/[.E305]" office:value-type="float" office:value="3.38164525000141" calcext:value-type="float">
            <text:p>3.38164525</text:p>
          </table:table-cell>
          <table:table-cell table:style-name="ce1" table:number-columns-repeated="6"/>
          <table:table-cell table:style-name="ce2" table:formula="of:=LOG([.N305])" office:value-type="float" office:value="2.48287358360875" calcext:value-type="float">
            <text:p>2.4828735836</text:p>
          </table:table-cell>
          <table:table-cell table:style-name="ce3" table:formula="of:=[.N304]+1" office:value-type="float" office:value="304" calcext:value-type="float">
            <text:p>30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9" calcext:value-type="float">
            <text:p>159</text:p>
          </table:table-cell>
          <table:table-cell table:style-name="ce1" table:formula="of:=[.A306]-[.$K$1]" office:value-type="float" office:value="9.68000000000001" calcext:value-type="float">
            <text:p>9.68</text:p>
          </table:table-cell>
          <table:table-cell table:style-name="ce1" table:formula="of:=SUM([.$B$1:.B306])" office:value-type="float" office:value="18.36" calcext:value-type="float">
            <text:p>18.36</text:p>
          </table:table-cell>
          <table:table-cell table:style-name="ce1" table:formula="of:=MAX([.$B$1:.B306])-MIN([.$B$1:.B306])" office:value-type="float" office:value="66" calcext:value-type="float">
            <text:p>66</text:p>
          </table:table-cell>
          <table:table-cell table:style-name="ce1" table:formula="of:=STDEV([.$B$1:.B306])" office:value-type="float" office:value="19.4907613552258" calcext:value-type="float">
            <text:p>19.4907613552</text:p>
          </table:table-cell>
          <table:table-cell table:style-name="ce1" table:formula="of:=[.D306]/[.E306]" office:value-type="float" office:value="3.38621969645656" calcext:value-type="float">
            <text:p>3.3862196965</text:p>
          </table:table-cell>
          <table:table-cell table:style-name="ce1" table:number-columns-repeated="6"/>
          <table:table-cell table:style-name="ce2" table:formula="of:=LOG([.N306])" office:value-type="float" office:value="2.48429983934679" calcext:value-type="float">
            <text:p>2.4842998393</text:p>
          </table:table-cell>
          <table:table-cell table:style-name="ce3" table:formula="of:=[.N305]+1" office:value-type="float" office:value="305" calcext:value-type="float">
            <text:p>30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2" calcext:value-type="float">
            <text:p>152</text:p>
          </table:table-cell>
          <table:table-cell table:style-name="ce1" table:formula="of:=[.A307]-[.$K$1]" office:value-type="float" office:value="2.68000000000001" calcext:value-type="float">
            <text:p>2.68</text:p>
          </table:table-cell>
          <table:table-cell table:style-name="ce1" table:formula="of:=SUM([.$B$1:.B307])" office:value-type="float" office:value="18.36" calcext:value-type="float">
            <text:p>18.36</text:p>
          </table:table-cell>
          <table:table-cell table:style-name="ce1" table:formula="of:=MAX([.$B$1:.B307])-MIN([.$B$1:.B307])" office:value-type="float" office:value="66" calcext:value-type="float">
            <text:p>66</text:p>
          </table:table-cell>
          <table:table-cell table:style-name="ce1" table:formula="of:=STDEV([.$B$1:.B307])" office:value-type="float" office:value="19.4590054270532" calcext:value-type="float">
            <text:p>19.4590054271</text:p>
          </table:table-cell>
          <table:table-cell table:style-name="ce1" table:formula="of:=[.D307]/[.E307]" office:value-type="float" office:value="3.39174580362891" calcext:value-type="float">
            <text:p>3.3917458036</text:p>
          </table:table-cell>
          <table:table-cell table:style-name="ce1" table:number-columns-repeated="6"/>
          <table:table-cell table:style-name="ce2" table:formula="of:=LOG([.N307])" office:value-type="float" office:value="2.48572142648158" calcext:value-type="float">
            <text:p>2.4857214265</text:p>
          </table:table-cell>
          <table:table-cell table:style-name="ce3" table:formula="of:=[.N306]+1" office:value-type="float" office:value="306" calcext:value-type="float">
            <text:p>30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5" calcext:value-type="float">
            <text:p>135</text:p>
          </table:table-cell>
          <table:table-cell table:style-name="ce1" table:formula="of:=[.A308]-[.$K$1]" office:value-type="float" office:value="-14.32" calcext:value-type="float">
            <text:p>-14.32</text:p>
          </table:table-cell>
          <table:table-cell table:style-name="ce1" table:formula="of:=SUM([.$B$1:.B308])" office:value-type="float" office:value="18.36" calcext:value-type="float">
            <text:p>18.36</text:p>
          </table:table-cell>
          <table:table-cell table:style-name="ce1" table:formula="of:=MAX([.$B$1:.B308])-MIN([.$B$1:.B308])" office:value-type="float" office:value="66" calcext:value-type="float">
            <text:p>66</text:p>
          </table:table-cell>
          <table:table-cell table:style-name="ce1" table:formula="of:=STDEV([.$B$1:.B308])" office:value-type="float" office:value="19.4481829561779" calcext:value-type="float">
            <text:p>19.4481829562</text:p>
          </table:table-cell>
          <table:table-cell table:style-name="ce1" table:formula="of:=[.D308]/[.E308]" office:value-type="float" office:value="3.39363323292033" calcext:value-type="float">
            <text:p>3.3936332329</text:p>
          </table:table-cell>
          <table:table-cell table:style-name="ce1" table:number-columns-repeated="6"/>
          <table:table-cell table:style-name="ce2" table:formula="of:=LOG([.N308])" office:value-type="float" office:value="2.48713837547719" calcext:value-type="float">
            <text:p>2.4871383755</text:p>
          </table:table-cell>
          <table:table-cell table:style-name="ce3" table:formula="of:=[.N307]+1" office:value-type="float" office:value="307" calcext:value-type="float">
            <text:p>30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7" calcext:value-type="float">
            <text:p>167</text:p>
          </table:table-cell>
          <table:table-cell table:style-name="ce1" table:formula="of:=[.A309]-[.$K$1]" office:value-type="float" office:value="17.68" calcext:value-type="float">
            <text:p>17.68</text:p>
          </table:table-cell>
          <table:table-cell table:style-name="ce1" table:formula="of:=SUM([.$B$1:.B309])" office:value-type="float" office:value="18.36" calcext:value-type="float">
            <text:p>18.36</text:p>
          </table:table-cell>
          <table:table-cell table:style-name="ce1" table:formula="of:=MAX([.$B$1:.B309])-MIN([.$B$1:.B309])" office:value-type="float" office:value="66" calcext:value-type="float">
            <text:p>66</text:p>
          </table:table-cell>
          <table:table-cell table:style-name="ce1" table:formula="of:=STDEV([.$B$1:.B309])" office:value-type="float" office:value="19.4385354263563" calcext:value-type="float">
            <text:p>19.4385354264</text:p>
          </table:table-cell>
          <table:table-cell table:style-name="ce1" table:formula="of:=[.D309]/[.E309]" office:value-type="float" office:value="3.39531752533743" calcext:value-type="float">
            <text:p>3.3953175253</text:p>
          </table:table-cell>
          <table:table-cell table:style-name="ce1" table:number-columns-repeated="6"/>
          <table:table-cell table:style-name="ce2" table:formula="of:=LOG([.N309])" office:value-type="float" office:value="2.48855071650044" calcext:value-type="float">
            <text:p>2.4885507165</text:p>
          </table:table-cell>
          <table:table-cell table:style-name="ce3" table:formula="of:=[.N308]+1" office:value-type="float" office:value="308" calcext:value-type="float">
            <text:p>30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2" calcext:value-type="float">
            <text:p>132</text:p>
          </table:table-cell>
          <table:table-cell table:style-name="ce1" table:formula="of:=[.A310]-[.$K$1]" office:value-type="float" office:value="-17.32" calcext:value-type="float">
            <text:p>-17.32</text:p>
          </table:table-cell>
          <table:table-cell table:style-name="ce1" table:formula="of:=SUM([.$B$1:.B310])" office:value-type="float" office:value="18.36" calcext:value-type="float">
            <text:p>18.36</text:p>
          </table:table-cell>
          <table:table-cell table:style-name="ce1" table:formula="of:=MAX([.$B$1:.B310])-MIN([.$B$1:.B310])" office:value-type="float" office:value="66" calcext:value-type="float">
            <text:p>66</text:p>
          </table:table-cell>
          <table:table-cell table:style-name="ce1" table:formula="of:=STDEV([.$B$1:.B310])" office:value-type="float" office:value="19.4364664806" calcext:value-type="float">
            <text:p>19.4364664806</text:p>
          </table:table-cell>
          <table:table-cell table:style-name="ce1" table:formula="of:=[.D310]/[.E310]" office:value-type="float" office:value="3.39567894534102" calcext:value-type="float">
            <text:p>3.3956789453</text:p>
          </table:table-cell>
          <table:table-cell table:style-name="ce1" table:number-columns-repeated="6"/>
          <table:table-cell table:style-name="ce2" table:formula="of:=LOG([.N310])" office:value-type="float" office:value="2.48995847942483" calcext:value-type="float">
            <text:p>2.4899584794</text:p>
          </table:table-cell>
          <table:table-cell table:style-name="ce3" table:formula="of:=[.N309]+1" office:value-type="float" office:value="309" calcext:value-type="float">
            <text:p>30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3" calcext:value-type="float">
            <text:p>153</text:p>
          </table:table-cell>
          <table:table-cell table:style-name="ce1" table:formula="of:=[.A311]-[.$K$1]" office:value-type="float" office:value="3.68000000000001" calcext:value-type="float">
            <text:p>3.68</text:p>
          </table:table-cell>
          <table:table-cell table:style-name="ce1" table:formula="of:=SUM([.$B$1:.B311])" office:value-type="float" office:value="18.36" calcext:value-type="float">
            <text:p>18.36</text:p>
          </table:table-cell>
          <table:table-cell table:style-name="ce1" table:formula="of:=MAX([.$B$1:.B311])-MIN([.$B$1:.B311])" office:value-type="float" office:value="66" calcext:value-type="float">
            <text:p>66</text:p>
          </table:table-cell>
          <table:table-cell table:style-name="ce1" table:formula="of:=STDEV([.$B$1:.B311])" office:value-type="float" office:value="19.4055084424225" calcext:value-type="float">
            <text:p>19.4055084424</text:p>
          </table:table-cell>
          <table:table-cell table:style-name="ce1" table:formula="of:=[.D311]/[.E311]" office:value-type="float" office:value="3.40109614730408" calcext:value-type="float">
            <text:p>3.4010961473</text:p>
          </table:table-cell>
          <table:table-cell table:style-name="ce1" table:number-columns-repeated="6"/>
          <table:table-cell table:style-name="ce2" table:formula="of:=LOG([.N311])" office:value-type="float" office:value="2.49136169383427" calcext:value-type="float">
            <text:p>2.4913616938</text:p>
          </table:table-cell>
          <table:table-cell table:style-name="ce3" table:formula="of:=[.N310]+1" office:value-type="float" office:value="310" calcext:value-type="float">
            <text:p>31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4" calcext:value-type="float">
            <text:p>144</text:p>
          </table:table-cell>
          <table:table-cell table:style-name="ce1" table:formula="of:=[.A312]-[.$K$1]" office:value-type="float" office:value="-5.31999999999999" calcext:value-type="float">
            <text:p>-5.32</text:p>
          </table:table-cell>
          <table:table-cell table:style-name="ce1" table:formula="of:=SUM([.$B$1:.B312])" office:value-type="float" office:value="18.36" calcext:value-type="float">
            <text:p>18.36</text:p>
          </table:table-cell>
          <table:table-cell table:style-name="ce1" table:formula="of:=MAX([.$B$1:.B312])-MIN([.$B$1:.B312])" office:value-type="float" office:value="66" calcext:value-type="float">
            <text:p>66</text:p>
          </table:table-cell>
          <table:table-cell table:style-name="ce1" table:formula="of:=STDEV([.$B$1:.B312])" office:value-type="float" office:value="19.3780702103883" calcext:value-type="float">
            <text:p>19.3780702104</text:p>
          </table:table-cell>
          <table:table-cell table:style-name="ce1" table:formula="of:=[.D312]/[.E312]" office:value-type="float" office:value="3.40591190368474" calcext:value-type="float">
            <text:p>3.4059119037</text:p>
          </table:table-cell>
          <table:table-cell table:style-name="ce1" table:number-columns-repeated="6"/>
          <table:table-cell table:style-name="ce2" table:formula="of:=LOG([.N312])" office:value-type="float" office:value="2.49276038902684" calcext:value-type="float">
            <text:p>2.492760389</text:p>
          </table:table-cell>
          <table:table-cell table:style-name="ce3" table:formula="of:=[.N311]+1" office:value-type="float" office:value="311" calcext:value-type="float">
            <text:p>31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0" calcext:value-type="float">
            <text:p>170</text:p>
          </table:table-cell>
          <table:table-cell table:style-name="ce1" table:formula="of:=[.A313]-[.$K$1]" office:value-type="float" office:value="20.68" calcext:value-type="float">
            <text:p>20.68</text:p>
          </table:table-cell>
          <table:table-cell table:style-name="ce1" table:formula="of:=SUM([.$B$1:.B313])" office:value-type="float" office:value="18.36" calcext:value-type="float">
            <text:p>18.36</text:p>
          </table:table-cell>
          <table:table-cell table:style-name="ce1" table:formula="of:=MAX([.$B$1:.B313])-MIN([.$B$1:.B313])" office:value-type="float" office:value="66" calcext:value-type="float">
            <text:p>66</text:p>
          </table:table-cell>
          <table:table-cell table:style-name="ce1" table:formula="of:=STDEV([.$B$1:.B313])" office:value-type="float" office:value="19.3775835184964" calcext:value-type="float">
            <text:p>19.3775835185</text:p>
          </table:table-cell>
          <table:table-cell table:style-name="ce1" table:formula="of:=[.D313]/[.E313]" office:value-type="float" office:value="3.4059974473598" calcext:value-type="float">
            <text:p>3.4059974474</text:p>
          </table:table-cell>
          <table:table-cell table:style-name="ce1" table:number-columns-repeated="6"/>
          <table:table-cell table:style-name="ce2" table:formula="of:=LOG([.N313])" office:value-type="float" office:value="2.49415459401844" calcext:value-type="float">
            <text:p>2.494154594</text:p>
          </table:table-cell>
          <table:table-cell table:style-name="ce3" table:formula="of:=[.N312]+1" office:value-type="float" office:value="312" calcext:value-type="float">
            <text:p>31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7" calcext:value-type="float">
            <text:p>177</text:p>
          </table:table-cell>
          <table:table-cell table:style-name="ce1" table:formula="of:=[.A314]-[.$K$1]" office:value-type="float" office:value="27.68" calcext:value-type="float">
            <text:p>27.68</text:p>
          </table:table-cell>
          <table:table-cell table:style-name="ce1" table:formula="of:=SUM([.$B$1:.B314])" office:value-type="float" office:value="18.36" calcext:value-type="float">
            <text:p>18.36</text:p>
          </table:table-cell>
          <table:table-cell table:style-name="ce1" table:formula="of:=MAX([.$B$1:.B314])-MIN([.$B$1:.B314])" office:value-type="float" office:value="66" calcext:value-type="float">
            <text:p>66</text:p>
          </table:table-cell>
          <table:table-cell table:style-name="ce1" table:formula="of:=STDEV([.$B$1:.B314])" office:value-type="float" office:value="19.4029985764457" calcext:value-type="float">
            <text:p>19.4029985764</text:p>
          </table:table-cell>
          <table:table-cell table:style-name="ce1" table:formula="of:=[.D314]/[.E314]" office:value-type="float" office:value="3.40153609453545" calcext:value-type="float">
            <text:p>3.4015360945</text:p>
          </table:table-cell>
          <table:table-cell table:style-name="ce1" table:number-columns-repeated="6"/>
          <table:table-cell table:style-name="ce2" table:formula="of:=LOG([.N314])" office:value-type="float" office:value="2.49554433754645" calcext:value-type="float">
            <text:p>2.4955443375</text:p>
          </table:table-cell>
          <table:table-cell table:style-name="ce3" table:formula="of:=[.N313]+1" office:value-type="float" office:value="313" calcext:value-type="float">
            <text:p>31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3" calcext:value-type="float">
            <text:p>133</text:p>
          </table:table-cell>
          <table:table-cell table:style-name="ce1" table:formula="of:=[.A315]-[.$K$1]" office:value-type="float" office:value="-16.32" calcext:value-type="float">
            <text:p>-16.32</text:p>
          </table:table-cell>
          <table:table-cell table:style-name="ce1" table:formula="of:=SUM([.$B$1:.B315])" office:value-type="float" office:value="18.36" calcext:value-type="float">
            <text:p>18.36</text:p>
          </table:table-cell>
          <table:table-cell table:style-name="ce1" table:formula="of:=MAX([.$B$1:.B315])-MIN([.$B$1:.B315])" office:value-type="float" office:value="66" calcext:value-type="float">
            <text:p>66</text:p>
          </table:table-cell>
          <table:table-cell table:style-name="ce1" table:formula="of:=STDEV([.$B$1:.B315])" office:value-type="float" office:value="19.3982797303216" calcext:value-type="float">
            <text:p>19.3982797303</text:p>
          </table:table-cell>
          <table:table-cell table:style-name="ce1" table:formula="of:=[.D315]/[.E315]" office:value-type="float" office:value="3.40236355581753" calcext:value-type="float">
            <text:p>3.4023635558</text:p>
          </table:table-cell>
          <table:table-cell table:style-name="ce1" table:number-columns-repeated="6"/>
          <table:table-cell table:style-name="ce2" table:formula="of:=LOG([.N315])" office:value-type="float" office:value="2.49692964807321" calcext:value-type="float">
            <text:p>2.4969296481</text:p>
          </table:table-cell>
          <table:table-cell table:style-name="ce3" table:formula="of:=[.N314]+1" office:value-type="float" office:value="314" calcext:value-type="float">
            <text:p>31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2" calcext:value-type="float">
            <text:p>162</text:p>
          </table:table-cell>
          <table:table-cell table:style-name="ce1" table:formula="of:=[.A316]-[.$K$1]" office:value-type="float" office:value="12.68" calcext:value-type="float">
            <text:p>12.68</text:p>
          </table:table-cell>
          <table:table-cell table:style-name="ce1" table:formula="of:=SUM([.$B$1:.B316])" office:value-type="float" office:value="18.36" calcext:value-type="float">
            <text:p>18.36</text:p>
          </table:table-cell>
          <table:table-cell table:style-name="ce1" table:formula="of:=MAX([.$B$1:.B316])-MIN([.$B$1:.B316])" office:value-type="float" office:value="66" calcext:value-type="float">
            <text:p>66</text:p>
          </table:table-cell>
          <table:table-cell table:style-name="ce1" table:formula="of:=STDEV([.$B$1:.B316])" office:value-type="float" office:value="19.377651808001" calcext:value-type="float">
            <text:p>19.377651808</text:p>
          </table:table-cell>
          <table:table-cell table:style-name="ce1" table:formula="of:=[.D316]/[.E316]" office:value-type="float" office:value="3.40598544415732" calcext:value-type="float">
            <text:p>3.4059854442</text:p>
          </table:table-cell>
          <table:table-cell table:style-name="ce1" table:number-columns-repeated="6"/>
          <table:table-cell table:style-name="ce2" table:formula="of:=LOG([.N316])" office:value-type="float" office:value="2.4983105537896" calcext:value-type="float">
            <text:p>2.4983105538</text:p>
          </table:table-cell>
          <table:table-cell table:style-name="ce3" table:formula="of:=[.N315]+1" office:value-type="float" office:value="315" calcext:value-type="float">
            <text:p>31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9" calcext:value-type="float">
            <text:p>119</text:p>
          </table:table-cell>
          <table:table-cell table:style-name="ce1" table:formula="of:=[.A317]-[.$K$1]" office:value-type="float" office:value="-30.32" calcext:value-type="float">
            <text:p>-30.32</text:p>
          </table:table-cell>
          <table:table-cell table:style-name="ce1" table:formula="of:=SUM([.$B$1:.B317])" office:value-type="float" office:value="18.36" calcext:value-type="float">
            <text:p>18.36</text:p>
          </table:table-cell>
          <table:table-cell table:style-name="ce1" table:formula="of:=MAX([.$B$1:.B317])-MIN([.$B$1:.B317])" office:value-type="float" office:value="66" calcext:value-type="float">
            <text:p>66</text:p>
          </table:table-cell>
          <table:table-cell table:style-name="ce1" table:formula="of:=STDEV([.$B$1:.B317])" office:value-type="float" office:value="19.4295811886082" calcext:value-type="float">
            <text:p>19.4295811886</text:p>
          </table:table-cell>
          <table:table-cell table:style-name="ce1" table:formula="of:=[.D317]/[.E317]" office:value-type="float" office:value="3.39688227756019" calcext:value-type="float">
            <text:p>3.3968822776</text:p>
          </table:table-cell>
          <table:table-cell table:style-name="ce1" table:number-columns-repeated="6"/>
          <table:table-cell table:style-name="ce2" table:formula="of:=LOG([.N317])" office:value-type="float" office:value="2.4996870826184" calcext:value-type="float">
            <text:p>2.4996870826</text:p>
          </table:table-cell>
          <table:table-cell table:style-name="ce3" table:formula="of:=[.N316]+1" office:value-type="float" office:value="316" calcext:value-type="float">
            <text:p>31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1" calcext:value-type="float">
            <text:p>181</text:p>
          </table:table-cell>
          <table:table-cell table:style-name="ce1" table:formula="of:=[.A318]-[.$K$1]" office:value-type="float" office:value="31.68" calcext:value-type="float">
            <text:p>31.68</text:p>
          </table:table-cell>
          <table:table-cell table:style-name="ce1" table:formula="of:=SUM([.$B$1:.B318])" office:value-type="float" office:value="18.36" calcext:value-type="float">
            <text:p>18.36</text:p>
          </table:table-cell>
          <table:table-cell table:style-name="ce1" table:formula="of:=MAX([.$B$1:.B318])-MIN([.$B$1:.B318])" office:value-type="float" office:value="66" calcext:value-type="float">
            <text:p>66</text:p>
          </table:table-cell>
          <table:table-cell table:style-name="ce1" table:formula="of:=STDEV([.$B$1:.B318])" office:value-type="float" office:value="19.4728567822196" calcext:value-type="float">
            <text:p>19.4728567822</text:p>
          </table:table-cell>
          <table:table-cell table:style-name="ce1" table:formula="of:=[.D318]/[.E318]" office:value-type="float" office:value="3.38933320047131" calcext:value-type="float">
            <text:p>3.3893332005</text:p>
          </table:table-cell>
          <table:table-cell table:style-name="ce1" table:number-columns-repeated="6"/>
          <table:table-cell table:style-name="ce2" table:formula="of:=LOG([.N318])" office:value-type="float" office:value="2.50105926221775" calcext:value-type="float">
            <text:p>2.5010592622</text:p>
          </table:table-cell>
          <table:table-cell table:style-name="ce3" table:formula="of:=[.N317]+1" office:value-type="float" office:value="317" calcext:value-type="float">
            <text:p>31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6" calcext:value-type="float">
            <text:p>166</text:p>
          </table:table-cell>
          <table:table-cell table:style-name="ce1" table:formula="of:=[.A319]-[.$K$1]" office:value-type="float" office:value="16.68" calcext:value-type="float">
            <text:p>16.68</text:p>
          </table:table-cell>
          <table:table-cell table:style-name="ce1" table:formula="of:=SUM([.$B$1:.B319])" office:value-type="float" office:value="18.36" calcext:value-type="float">
            <text:p>18.36</text:p>
          </table:table-cell>
          <table:table-cell table:style-name="ce1" table:formula="of:=MAX([.$B$1:.B319])-MIN([.$B$1:.B319])" office:value-type="float" office:value="66" calcext:value-type="float">
            <text:p>66</text:p>
          </table:table-cell>
          <table:table-cell table:style-name="ce1" table:formula="of:=STDEV([.$B$1:.B319])" office:value-type="float" office:value="19.4606815050926" calcext:value-type="float">
            <text:p>19.4606815051</text:p>
          </table:table-cell>
          <table:table-cell table:style-name="ce1" table:formula="of:=[.D319]/[.E319]" office:value-type="float" office:value="3.39145368484288" calcext:value-type="float">
            <text:p>3.3914536848</text:p>
          </table:table-cell>
          <table:table-cell table:style-name="ce1" table:number-columns-repeated="6"/>
          <table:table-cell table:style-name="ce2" table:formula="of:=LOG([.N319])" office:value-type="float" office:value="2.50242711998443" calcext:value-type="float">
            <text:p>2.50242712</text:p>
          </table:table-cell>
          <table:table-cell table:style-name="ce3" table:formula="of:=[.N318]+1" office:value-type="float" office:value="318" calcext:value-type="float">
            <text:p>31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4" calcext:value-type="float">
            <text:p>174</text:p>
          </table:table-cell>
          <table:table-cell table:style-name="ce1" table:formula="of:=[.A320]-[.$K$1]" office:value-type="float" office:value="24.68" calcext:value-type="float">
            <text:p>24.68</text:p>
          </table:table-cell>
          <table:table-cell table:style-name="ce1" table:formula="of:=SUM([.$B$1:.B320])" office:value-type="float" office:value="18.36" calcext:value-type="float">
            <text:p>18.36</text:p>
          </table:table-cell>
          <table:table-cell table:style-name="ce1" table:formula="of:=MAX([.$B$1:.B320])-MIN([.$B$1:.B320])" office:value-type="float" office:value="66" calcext:value-type="float">
            <text:p>66</text:p>
          </table:table-cell>
          <table:table-cell table:style-name="ce1" table:formula="of:=STDEV([.$B$1:.B320])" office:value-type="float" office:value="19.4729848636112" calcext:value-type="float">
            <text:p>19.4729848636</text:p>
          </table:table-cell>
          <table:table-cell table:style-name="ce1" table:formula="of:=[.D320]/[.E320]" office:value-type="float" office:value="3.38931090750924" calcext:value-type="float">
            <text:p>3.3893109075</text:p>
          </table:table-cell>
          <table:table-cell table:style-name="ce1" table:number-columns-repeated="6"/>
          <table:table-cell table:style-name="ce2" table:formula="of:=LOG([.N320])" office:value-type="float" office:value="2.50379068305718" calcext:value-type="float">
            <text:p>2.5037906831</text:p>
          </table:table-cell>
          <table:table-cell table:style-name="ce3" table:formula="of:=[.N319]+1" office:value-type="float" office:value="319" calcext:value-type="float">
            <text:p>31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3" calcext:value-type="float">
            <text:p>143</text:p>
          </table:table-cell>
          <table:table-cell table:style-name="ce1" table:formula="of:=[.A321]-[.$K$1]" office:value-type="float" office:value="-6.31999999999999" calcext:value-type="float">
            <text:p>-6.32</text:p>
          </table:table-cell>
          <table:table-cell table:style-name="ce1" table:formula="of:=SUM([.$B$1:.B321])" office:value-type="float" office:value="18.36" calcext:value-type="float">
            <text:p>18.36</text:p>
          </table:table-cell>
          <table:table-cell table:style-name="ce1" table:formula="of:=MAX([.$B$1:.B321])-MIN([.$B$1:.B321])" office:value-type="float" office:value="66" calcext:value-type="float">
            <text:p>66</text:p>
          </table:table-cell>
          <table:table-cell table:style-name="ce1" table:formula="of:=STDEV([.$B$1:.B321])" office:value-type="float" office:value="19.4476371803958" calcext:value-type="float">
            <text:p>19.4476371804</text:p>
          </table:table-cell>
          <table:table-cell table:style-name="ce1" table:formula="of:=[.D321]/[.E321]" office:value-type="float" office:value="3.39372847137088" calcext:value-type="float">
            <text:p>3.3937284714</text:p>
          </table:table-cell>
          <table:table-cell table:style-name="ce1" table:number-columns-repeated="6"/>
          <table:table-cell table:style-name="ce2" table:formula="of:=LOG([.N321])" office:value-type="float" office:value="2.50514997831991" calcext:value-type="float">
            <text:p>2.5051499783</text:p>
          </table:table-cell>
          <table:table-cell table:style-name="ce3" table:formula="of:=[.N320]+1" office:value-type="float" office:value="320" calcext:value-type="float">
            <text:p>32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7" calcext:value-type="float">
            <text:p>117</text:p>
          </table:table-cell>
          <table:table-cell table:style-name="ce1" table:formula="of:=[.A322]-[.$K$1]" office:value-type="float" office:value="-32.32" calcext:value-type="float">
            <text:p>-32.32</text:p>
          </table:table-cell>
          <table:table-cell table:style-name="ce1" table:formula="of:=SUM([.$B$1:.B322])" office:value-type="float" office:value="18.36" calcext:value-type="float">
            <text:p>18.36</text:p>
          </table:table-cell>
          <table:table-cell table:style-name="ce1" table:formula="of:=MAX([.$B$1:.B322])-MIN([.$B$1:.B322])" office:value-type="float" office:value="66" calcext:value-type="float">
            <text:p>66</text:p>
          </table:table-cell>
          <table:table-cell table:style-name="ce1" table:formula="of:=STDEV([.$B$1:.B322])" office:value-type="float" office:value="19.5093111982033" calcext:value-type="float">
            <text:p>19.5093111982</text:p>
          </table:table-cell>
          <table:table-cell table:style-name="ce1" table:formula="of:=[.D322]/[.E322]" office:value-type="float" office:value="3.38300001109616" calcext:value-type="float">
            <text:p>3.3830000111</text:p>
          </table:table-cell>
          <table:table-cell table:style-name="ce1" table:number-columns-repeated="6"/>
          <table:table-cell table:style-name="ce2" table:formula="of:=LOG([.N322])" office:value-type="float" office:value="2.50650503240487" calcext:value-type="float">
            <text:p>2.5065050324</text:p>
          </table:table-cell>
          <table:table-cell table:style-name="ce3" table:formula="of:=[.N321]+1" office:value-type="float" office:value="321" calcext:value-type="float">
            <text:p>32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7" calcext:value-type="float">
            <text:p>167</text:p>
          </table:table-cell>
          <table:table-cell table:style-name="ce1" table:formula="of:=[.A323]-[.$K$1]" office:value-type="float" office:value="17.68" calcext:value-type="float">
            <text:p>17.68</text:p>
          </table:table-cell>
          <table:table-cell table:style-name="ce1" table:formula="of:=SUM([.$B$1:.B323])" office:value-type="float" office:value="18.36" calcext:value-type="float">
            <text:p>18.36</text:p>
          </table:table-cell>
          <table:table-cell table:style-name="ce1" table:formula="of:=MAX([.$B$1:.B323])-MIN([.$B$1:.B323])" office:value-type="float" office:value="66" calcext:value-type="float">
            <text:p>66</text:p>
          </table:table-cell>
          <table:table-cell table:style-name="ce1" table:formula="of:=STDEV([.$B$1:.B323])" office:value-type="float" office:value="19.4997077316338" calcext:value-type="float">
            <text:p>19.4997077316</text:p>
          </table:table-cell>
          <table:table-cell table:style-name="ce1" table:formula="of:=[.D323]/[.E323]" office:value-type="float" office:value="3.38466611440182" calcext:value-type="float">
            <text:p>3.3846661144</text:p>
          </table:table-cell>
          <table:table-cell table:style-name="ce1" table:number-columns-repeated="6"/>
          <table:table-cell table:style-name="ce2" table:formula="of:=LOG([.N323])" office:value-type="float" office:value="2.50785587169583" calcext:value-type="float">
            <text:p>2.5078558717</text:p>
          </table:table-cell>
          <table:table-cell table:style-name="ce3" table:formula="of:=[.N322]+1" office:value-type="float" office:value="322" calcext:value-type="float">
            <text:p>32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0" calcext:value-type="float">
            <text:p>180</text:p>
          </table:table-cell>
          <table:table-cell table:style-name="ce1" table:formula="of:=[.A324]-[.$K$1]" office:value-type="float" office:value="30.68" calcext:value-type="float">
            <text:p>30.68</text:p>
          </table:table-cell>
          <table:table-cell table:style-name="ce1" table:formula="of:=SUM([.$B$1:.B324])" office:value-type="float" office:value="18.36" calcext:value-type="float">
            <text:p>18.36</text:p>
          </table:table-cell>
          <table:table-cell table:style-name="ce1" table:formula="of:=MAX([.$B$1:.B324])-MIN([.$B$1:.B324])" office:value-type="float" office:value="66" calcext:value-type="float">
            <text:p>66</text:p>
          </table:table-cell>
          <table:table-cell table:style-name="ce1" table:formula="of:=STDEV([.$B$1:.B324])" office:value-type="float" office:value="19.5365001113635" calcext:value-type="float">
            <text:p>19.5365001114</text:p>
          </table:table-cell>
          <table:table-cell table:style-name="ce1" table:formula="of:=[.D324]/[.E324]" office:value-type="float" office:value="3.378291895876" calcext:value-type="float">
            <text:p>3.3782918959</text:p>
          </table:table-cell>
          <table:table-cell table:style-name="ce1" table:number-columns-repeated="6"/>
          <table:table-cell table:style-name="ce2" table:formula="of:=LOG([.N324])" office:value-type="float" office:value="2.5092025223311" calcext:value-type="float">
            <text:p>2.5092025223</text:p>
          </table:table-cell>
          <table:table-cell table:style-name="ce3" table:formula="of:=[.N323]+1" office:value-type="float" office:value="323" calcext:value-type="float">
            <text:p>32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6" calcext:value-type="float">
            <text:p>126</text:p>
          </table:table-cell>
          <table:table-cell table:style-name="ce1" table:formula="of:=[.A325]-[.$K$1]" office:value-type="float" office:value="-23.32" calcext:value-type="float">
            <text:p>-23.32</text:p>
          </table:table-cell>
          <table:table-cell table:style-name="ce1" table:formula="of:=SUM([.$B$1:.B325])" office:value-type="float" office:value="18.36" calcext:value-type="float">
            <text:p>18.36</text:p>
          </table:table-cell>
          <table:table-cell table:style-name="ce1" table:formula="of:=MAX([.$B$1:.B325])-MIN([.$B$1:.B325])" office:value-type="float" office:value="66" calcext:value-type="float">
            <text:p>66</text:p>
          </table:table-cell>
          <table:table-cell table:style-name="ce1" table:formula="of:=STDEV([.$B$1:.B325])" office:value-type="float" office:value="19.5555230186209" calcext:value-type="float">
            <text:p>19.5555230186</text:p>
          </table:table-cell>
          <table:table-cell table:style-name="ce1" table:formula="of:=[.D325]/[.E325]" office:value-type="float" office:value="3.3750056154036" calcext:value-type="float">
            <text:p>3.3750056154</text:p>
          </table:table-cell>
          <table:table-cell table:style-name="ce1" table:number-columns-repeated="6"/>
          <table:table-cell table:style-name="ce2" table:formula="of:=LOG([.N325])" office:value-type="float" office:value="2.51054501020661" calcext:value-type="float">
            <text:p>2.5105450102</text:p>
          </table:table-cell>
          <table:table-cell table:style-name="ce3" table:formula="of:=[.N324]+1" office:value-type="float" office:value="324" calcext:value-type="float">
            <text:p>32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4" calcext:value-type="float">
            <text:p>124</text:p>
          </table:table-cell>
          <table:table-cell table:style-name="ce1" table:formula="of:=[.A326]-[.$K$1]" office:value-type="float" office:value="-25.32" calcext:value-type="float">
            <text:p>-25.32</text:p>
          </table:table-cell>
          <table:table-cell table:style-name="ce1" table:formula="of:=SUM([.$B$1:.B326])" office:value-type="float" office:value="18.36" calcext:value-type="float">
            <text:p>18.36</text:p>
          </table:table-cell>
          <table:table-cell table:style-name="ce1" table:formula="of:=MAX([.$B$1:.B326])-MIN([.$B$1:.B326])" office:value-type="float" office:value="66" calcext:value-type="float">
            <text:p>66</text:p>
          </table:table-cell>
          <table:table-cell table:style-name="ce1" table:formula="of:=STDEV([.$B$1:.B326])" office:value-type="float" office:value="19.5822306310826" calcext:value-type="float">
            <text:p>19.5822306311</text:p>
          </table:table-cell>
          <table:table-cell table:style-name="ce1" table:formula="of:=[.D326]/[.E326]" office:value-type="float" office:value="3.37040254725828" calcext:value-type="float">
            <text:p>3.3704025473</text:p>
          </table:table-cell>
          <table:table-cell table:style-name="ce1" table:number-columns-repeated="6"/>
          <table:table-cell table:style-name="ce2" table:formula="of:=LOG([.N326])" office:value-type="float" office:value="2.51188336097887" calcext:value-type="float">
            <text:p>2.511883361</text:p>
          </table:table-cell>
          <table:table-cell table:style-name="ce3" table:formula="of:=[.N325]+1" office:value-type="float" office:value="325" calcext:value-type="float">
            <text:p>32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3" calcext:value-type="float">
            <text:p>123</text:p>
          </table:table-cell>
          <table:table-cell table:style-name="ce1" table:formula="of:=[.A327]-[.$K$1]" office:value-type="float" office:value="-26.32" calcext:value-type="float">
            <text:p>-26.32</text:p>
          </table:table-cell>
          <table:table-cell table:style-name="ce1" table:formula="of:=SUM([.$B$1:.B327])" office:value-type="float" office:value="18.36" calcext:value-type="float">
            <text:p>18.36</text:p>
          </table:table-cell>
          <table:table-cell table:style-name="ce1" table:formula="of:=MAX([.$B$1:.B327])-MIN([.$B$1:.B327])" office:value-type="float" office:value="66" calcext:value-type="float">
            <text:p>66</text:p>
          </table:table-cell>
          <table:table-cell table:style-name="ce1" table:formula="of:=STDEV([.$B$1:.B327])" office:value-type="float" office:value="19.6126549794432" calcext:value-type="float">
            <text:p>19.6126549794</text:p>
          </table:table-cell>
          <table:table-cell table:style-name="ce1" table:formula="of:=[.D327]/[.E327]" office:value-type="float" office:value="3.36517417296013" calcext:value-type="float">
            <text:p>3.365174173</text:p>
          </table:table-cell>
          <table:table-cell table:style-name="ce1" table:number-columns-repeated="6"/>
          <table:table-cell table:style-name="ce2" table:formula="of:=LOG([.N327])" office:value-type="float" office:value="2.51321760006794" calcext:value-type="float">
            <text:p>2.5132176001</text:p>
          </table:table-cell>
          <table:table-cell table:style-name="ce3" table:formula="of:=[.N326]+1" office:value-type="float" office:value="326" calcext:value-type="float">
            <text:p>32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1" calcext:value-type="float">
            <text:p>161</text:p>
          </table:table-cell>
          <table:table-cell table:style-name="ce1" table:formula="of:=[.A328]-[.$K$1]" office:value-type="float" office:value="11.68" calcext:value-type="float">
            <text:p>11.68</text:p>
          </table:table-cell>
          <table:table-cell table:style-name="ce1" table:formula="of:=SUM([.$B$1:.B328])" office:value-type="float" office:value="18.36" calcext:value-type="float">
            <text:p>18.36</text:p>
          </table:table-cell>
          <table:table-cell table:style-name="ce1" table:formula="of:=MAX([.$B$1:.B328])-MIN([.$B$1:.B328])" office:value-type="float" office:value="66" calcext:value-type="float">
            <text:p>66</text:p>
          </table:table-cell>
          <table:table-cell table:style-name="ce1" table:formula="of:=STDEV([.$B$1:.B328])" office:value-type="float" office:value="19.5908261193622" calcext:value-type="float">
            <text:p>19.5908261194</text:p>
          </table:table-cell>
          <table:table-cell table:style-name="ce1" table:formula="of:=[.D328]/[.E328]" office:value-type="float" office:value="3.36892378084915" calcext:value-type="float">
            <text:p>3.3689237808</text:p>
          </table:table-cell>
          <table:table-cell table:style-name="ce1" table:number-columns-repeated="6"/>
          <table:table-cell table:style-name="ce2" table:formula="of:=LOG([.N328])" office:value-type="float" office:value="2.51454775266029" calcext:value-type="float">
            <text:p>2.5145477527</text:p>
          </table:table-cell>
          <table:table-cell table:style-name="ce3" table:formula="of:=[.N327]+1" office:value-type="float" office:value="327" calcext:value-type="float">
            <text:p>32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8" calcext:value-type="float">
            <text:p>138</text:p>
          </table:table-cell>
          <table:table-cell table:style-name="ce1" table:formula="of:=[.A329]-[.$K$1]" office:value-type="float" office:value="-11.32" calcext:value-type="float">
            <text:p>-11.32</text:p>
          </table:table-cell>
          <table:table-cell table:style-name="ce1" table:formula="of:=SUM([.$B$1:.B329])" office:value-type="float" office:value="18.36" calcext:value-type="float">
            <text:p>18.36</text:p>
          </table:table-cell>
          <table:table-cell table:style-name="ce1" table:formula="of:=MAX([.$B$1:.B329])-MIN([.$B$1:.B329])" office:value-type="float" office:value="66" calcext:value-type="float">
            <text:p>66</text:p>
          </table:table-cell>
          <table:table-cell table:style-name="ce1" table:formula="of:=STDEV([.$B$1:.B329])" office:value-type="float" office:value="19.5736196096815" calcext:value-type="float">
            <text:p>19.5736196097</text:p>
          </table:table-cell>
          <table:table-cell table:style-name="ce1" table:formula="of:=[.D329]/[.E329]" office:value-type="float" office:value="3.371885288266" calcext:value-type="float">
            <text:p>3.3718852883</text:p>
          </table:table-cell>
          <table:table-cell table:style-name="ce1" table:number-columns-repeated="6"/>
          <table:table-cell table:style-name="ce2" table:formula="of:=LOG([.N329])" office:value-type="float" office:value="2.51587384371168" calcext:value-type="float">
            <text:p>2.5158738437</text:p>
          </table:table-cell>
          <table:table-cell table:style-name="ce3" table:formula="of:=[.N328]+1" office:value-type="float" office:value="328" calcext:value-type="float">
            <text:p>32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7" calcext:value-type="float">
            <text:p>137</text:p>
          </table:table-cell>
          <table:table-cell table:style-name="ce1" table:formula="of:=[.A330]-[.$K$1]" office:value-type="float" office:value="-12.32" calcext:value-type="float">
            <text:p>-12.32</text:p>
          </table:table-cell>
          <table:table-cell table:style-name="ce1" table:formula="of:=SUM([.$B$1:.B330])" office:value-type="float" office:value="18.36" calcext:value-type="float">
            <text:p>18.36</text:p>
          </table:table-cell>
          <table:table-cell table:style-name="ce1" table:formula="of:=MAX([.$B$1:.B330])-MIN([.$B$1:.B330])" office:value-type="float" office:value="66" calcext:value-type="float">
            <text:p>66</text:p>
          </table:table-cell>
          <table:table-cell table:style-name="ce1" table:formula="of:=STDEV([.$B$1:.B330])" office:value-type="float" office:value="19.5584772756609" calcext:value-type="float">
            <text:p>19.5584772757</text:p>
          </table:table-cell>
          <table:table-cell table:style-name="ce1" table:formula="of:=[.D330]/[.E330]" office:value-type="float" office:value="3.37449582959775" calcext:value-type="float">
            <text:p>3.3744958296</text:p>
          </table:table-cell>
          <table:table-cell table:style-name="ce1" table:number-columns-repeated="6"/>
          <table:table-cell table:style-name="ce2" table:formula="of:=LOG([.N330])" office:value-type="float" office:value="2.51719589794997" calcext:value-type="float">
            <text:p>2.5171958979</text:p>
          </table:table-cell>
          <table:table-cell table:style-name="ce3" table:formula="of:=[.N329]+1" office:value-type="float" office:value="329" calcext:value-type="float">
            <text:p>32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4" calcext:value-type="float">
            <text:p>144</text:p>
          </table:table-cell>
          <table:table-cell table:style-name="ce1" table:formula="of:=[.A331]-[.$K$1]" office:value-type="float" office:value="-5.31999999999999" calcext:value-type="float">
            <text:p>-5.32</text:p>
          </table:table-cell>
          <table:table-cell table:style-name="ce1" table:formula="of:=SUM([.$B$1:.B331])" office:value-type="float" office:value="18.36" calcext:value-type="float">
            <text:p>18.36</text:p>
          </table:table-cell>
          <table:table-cell table:style-name="ce1" table:formula="of:=MAX([.$B$1:.B331])-MIN([.$B$1:.B331])" office:value-type="float" office:value="66" calcext:value-type="float">
            <text:p>66</text:p>
          </table:table-cell>
          <table:table-cell table:style-name="ce1" table:formula="of:=STDEV([.$B$1:.B331])" office:value-type="float" office:value="19.5322895736337" calcext:value-type="float">
            <text:p>19.5322895736</text:p>
          </table:table-cell>
          <table:table-cell table:style-name="ce1" table:formula="of:=[.D331]/[.E331]" office:value-type="float" office:value="3.37902014769903" calcext:value-type="float">
            <text:p>3.3790201477</text:p>
          </table:table-cell>
          <table:table-cell table:style-name="ce1" table:number-columns-repeated="6"/>
          <table:table-cell table:style-name="ce2" table:formula="of:=LOG([.N331])" office:value-type="float" office:value="2.51851393987789" calcext:value-type="float">
            <text:p>2.5185139399</text:p>
          </table:table-cell>
          <table:table-cell table:style-name="ce3" table:formula="of:=[.N330]+1" office:value-type="float" office:value="330" calcext:value-type="float">
            <text:p>33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1" calcext:value-type="float">
            <text:p>131</text:p>
          </table:table-cell>
          <table:table-cell table:style-name="ce1" table:formula="of:=[.A332]-[.$K$1]" office:value-type="float" office:value="-18.32" calcext:value-type="float">
            <text:p>-18.32</text:p>
          </table:table-cell>
          <table:table-cell table:style-name="ce1" table:formula="of:=SUM([.$B$1:.B332])" office:value-type="float" office:value="18.36" calcext:value-type="float">
            <text:p>18.36</text:p>
          </table:table-cell>
          <table:table-cell table:style-name="ce1" table:formula="of:=MAX([.$B$1:.B332])-MIN([.$B$1:.B332])" office:value-type="float" office:value="66" calcext:value-type="float">
            <text:p>66</text:p>
          </table:table-cell>
          <table:table-cell table:style-name="ce1" table:formula="of:=STDEV([.$B$1:.B332])" office:value-type="float" office:value="19.5326373920297" calcext:value-type="float">
            <text:p>19.532637392</text:p>
          </table:table-cell>
          <table:table-cell table:style-name="ce1" table:formula="of:=[.D332]/[.E332]" office:value-type="float" office:value="3.37895997736237" calcext:value-type="float">
            <text:p>3.3789599774</text:p>
          </table:table-cell>
          <table:table-cell table:style-name="ce1" table:number-columns-repeated="6"/>
          <table:table-cell table:style-name="ce2" table:formula="of:=LOG([.N332])" office:value-type="float" office:value="2.51982799377572" calcext:value-type="float">
            <text:p>2.5198279938</text:p>
          </table:table-cell>
          <table:table-cell table:style-name="ce3" table:formula="of:=[.N331]+1" office:value-type="float" office:value="331" calcext:value-type="float">
            <text:p>33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8" calcext:value-type="float">
            <text:p>158</text:p>
          </table:table-cell>
          <table:table-cell table:style-name="ce1" table:formula="of:=[.A333]-[.$K$1]" office:value-type="float" office:value="8.68000000000001" calcext:value-type="float">
            <text:p>8.68</text:p>
          </table:table-cell>
          <table:table-cell table:style-name="ce1" table:formula="of:=SUM([.$B$1:.B333])" office:value-type="float" office:value="18.36" calcext:value-type="float">
            <text:p>18.36</text:p>
          </table:table-cell>
          <table:table-cell table:style-name="ce1" table:formula="of:=MAX([.$B$1:.B333])-MIN([.$B$1:.B333])" office:value-type="float" office:value="66" calcext:value-type="float">
            <text:p>66</text:p>
          </table:table-cell>
          <table:table-cell table:style-name="ce1" table:formula="of:=STDEV([.$B$1:.B333])" office:value-type="float" office:value="19.5073940844526" calcext:value-type="float">
            <text:p>19.5073940845</text:p>
          </table:table-cell>
          <table:table-cell table:style-name="ce1" table:formula="of:=[.D333]/[.E333]" office:value-type="float" office:value="3.3833324796879" calcext:value-type="float">
            <text:p>3.3833324797</text:p>
          </table:table-cell>
          <table:table-cell table:style-name="ce1" table:number-columns-repeated="6"/>
          <table:table-cell table:style-name="ce2" table:formula="of:=LOG([.N333])" office:value-type="float" office:value="2.52113808370404" calcext:value-type="float">
            <text:p>2.5211380837</text:p>
          </table:table-cell>
          <table:table-cell table:style-name="ce3" table:formula="of:=[.N332]+1" office:value-type="float" office:value="332" calcext:value-type="float">
            <text:p>33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4" calcext:value-type="float">
            <text:p>144</text:p>
          </table:table-cell>
          <table:table-cell table:style-name="ce1" table:formula="of:=[.A334]-[.$K$1]" office:value-type="float" office:value="-5.31999999999999" calcext:value-type="float">
            <text:p>-5.32</text:p>
          </table:table-cell>
          <table:table-cell table:style-name="ce1" table:formula="of:=SUM([.$B$1:.B334])" office:value-type="float" office:value="18.36" calcext:value-type="float">
            <text:p>18.36</text:p>
          </table:table-cell>
          <table:table-cell table:style-name="ce1" table:formula="of:=MAX([.$B$1:.B334])-MIN([.$B$1:.B334])" office:value-type="float" office:value="66" calcext:value-type="float">
            <text:p>66</text:p>
          </table:table-cell>
          <table:table-cell table:style-name="ce1" table:formula="of:=STDEV([.$B$1:.B334])" office:value-type="float" office:value="19.4814695646636" calcext:value-type="float">
            <text:p>19.4814695647</text:p>
          </table:table-cell>
          <table:table-cell table:style-name="ce1" table:formula="of:=[.D334]/[.E334]" office:value-type="float" office:value="3.38783477195755" calcext:value-type="float">
            <text:p>3.387834772</text:p>
          </table:table-cell>
          <table:table-cell table:style-name="ce1" table:number-columns-repeated="6"/>
          <table:table-cell table:style-name="ce2" table:formula="of:=LOG([.N334])" office:value-type="float" office:value="2.52244423350632" calcext:value-type="float">
            <text:p>2.5224442335</text:p>
          </table:table-cell>
          <table:table-cell table:style-name="ce3" table:formula="of:=[.N333]+1" office:value-type="float" office:value="333" calcext:value-type="float">
            <text:p>33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4" calcext:value-type="float">
            <text:p>164</text:p>
          </table:table-cell>
          <table:table-cell table:style-name="ce1" table:formula="of:=[.A335]-[.$K$1]" office:value-type="float" office:value="14.68" calcext:value-type="float">
            <text:p>14.68</text:p>
          </table:table-cell>
          <table:table-cell table:style-name="ce1" table:formula="of:=SUM([.$B$1:.B335])" office:value-type="float" office:value="18.36" calcext:value-type="float">
            <text:p>18.36</text:p>
          </table:table-cell>
          <table:table-cell table:style-name="ce1" table:formula="of:=MAX([.$B$1:.B335])-MIN([.$B$1:.B335])" office:value-type="float" office:value="66" calcext:value-type="float">
            <text:p>66</text:p>
          </table:table-cell>
          <table:table-cell table:style-name="ce1" table:formula="of:=STDEV([.$B$1:.B335])" office:value-type="float" office:value="19.4660156780398" calcext:value-type="float">
            <text:p>19.466015678</text:p>
          </table:table-cell>
          <table:table-cell table:style-name="ce1" table:formula="of:=[.D335]/[.E335]" office:value-type="float" office:value="3.39052434209516" calcext:value-type="float">
            <text:p>3.3905243421</text:p>
          </table:table-cell>
          <table:table-cell table:style-name="ce1" table:number-columns-repeated="6"/>
          <table:table-cell table:style-name="ce2" table:formula="of:=LOG([.N335])" office:value-type="float" office:value="2.52374646681156" calcext:value-type="float">
            <text:p>2.5237464668</text:p>
          </table:table-cell>
          <table:table-cell table:style-name="ce3" table:formula="of:=[.N334]+1" office:value-type="float" office:value="334" calcext:value-type="float">
            <text:p>33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1" calcext:value-type="float">
            <text:p>141</text:p>
          </table:table-cell>
          <table:table-cell table:style-name="ce1" table:formula="of:=[.A336]-[.$K$1]" office:value-type="float" office:value="-8.31999999999999" calcext:value-type="float">
            <text:p>-8.32</text:p>
          </table:table-cell>
          <table:table-cell table:style-name="ce1" table:formula="of:=SUM([.$B$1:.B336])" office:value-type="float" office:value="18.36" calcext:value-type="float">
            <text:p>18.36</text:p>
          </table:table-cell>
          <table:table-cell table:style-name="ce1" table:formula="of:=MAX([.$B$1:.B336])-MIN([.$B$1:.B336])" office:value-type="float" office:value="66" calcext:value-type="float">
            <text:p>66</text:p>
          </table:table-cell>
          <table:table-cell table:style-name="ce1" table:formula="of:=STDEV([.$B$1:.B336])" office:value-type="float" office:value="19.4440827123086" calcext:value-type="float">
            <text:p>19.4440827123</text:p>
          </table:table-cell>
          <table:table-cell table:style-name="ce1" table:formula="of:=[.D336]/[.E336]" office:value-type="float" office:value="3.39434886060324" calcext:value-type="float">
            <text:p>3.3943488606</text:p>
          </table:table-cell>
          <table:table-cell table:style-name="ce1" table:number-columns-repeated="6"/>
          <table:table-cell table:style-name="ce2" table:formula="of:=LOG([.N336])" office:value-type="float" office:value="2.52504480703684" calcext:value-type="float">
            <text:p>2.525044807</text:p>
          </table:table-cell>
          <table:table-cell table:style-name="ce3" table:formula="of:=[.N335]+1" office:value-type="float" office:value="335" calcext:value-type="float">
            <text:p>33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9" calcext:value-type="float">
            <text:p>139</text:p>
          </table:table-cell>
          <table:table-cell table:style-name="ce1" table:formula="of:=[.A337]-[.$K$1]" office:value-type="float" office:value="-10.32" calcext:value-type="float">
            <text:p>-10.32</text:p>
          </table:table-cell>
          <table:table-cell table:style-name="ce1" table:formula="of:=SUM([.$B$1:.B337])" office:value-type="float" office:value="18.36" calcext:value-type="float">
            <text:p>18.36</text:p>
          </table:table-cell>
          <table:table-cell table:style-name="ce1" table:formula="of:=MAX([.$B$1:.B337])-MIN([.$B$1:.B337])" office:value-type="float" office:value="66" calcext:value-type="float">
            <text:p>66</text:p>
          </table:table-cell>
          <table:table-cell table:style-name="ce1" table:formula="of:=STDEV([.$B$1:.B337])" office:value-type="float" office:value="19.4254616087062" calcext:value-type="float">
            <text:p>19.4254616087</text:p>
          </table:table-cell>
          <table:table-cell table:style-name="ce1" table:formula="of:=[.D337]/[.E337]" office:value-type="float" office:value="3.3976026582771" calcext:value-type="float">
            <text:p>3.3976026583</text:p>
          </table:table-cell>
          <table:table-cell table:style-name="ce1" table:number-columns-repeated="6"/>
          <table:table-cell table:style-name="ce2" table:formula="of:=LOG([.N337])" office:value-type="float" office:value="2.52633927738984" calcext:value-type="float">
            <text:p>2.5263392774</text:p>
          </table:table-cell>
          <table:table-cell table:style-name="ce3" table:formula="of:=[.N336]+1" office:value-type="float" office:value="336" calcext:value-type="float">
            <text:p>33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2" calcext:value-type="float">
            <text:p>122</text:p>
          </table:table-cell>
          <table:table-cell table:style-name="ce1" table:formula="of:=[.A338]-[.$K$1]" office:value-type="float" office:value="-27.32" calcext:value-type="float">
            <text:p>-27.32</text:p>
          </table:table-cell>
          <table:table-cell table:style-name="ce1" table:formula="of:=SUM([.$B$1:.B338])" office:value-type="float" office:value="18.36" calcext:value-type="float">
            <text:p>18.36</text:p>
          </table:table-cell>
          <table:table-cell table:style-name="ce1" table:formula="of:=MAX([.$B$1:.B338])-MIN([.$B$1:.B338])" office:value-type="float" office:value="66" calcext:value-type="float">
            <text:p>66</text:p>
          </table:table-cell>
          <table:table-cell table:style-name="ce1" table:formula="of:=STDEV([.$B$1:.B338])" office:value-type="float" office:value="19.458885566389" calcext:value-type="float">
            <text:p>19.4588855664</text:p>
          </table:table-cell>
          <table:table-cell table:style-name="ce1" table:formula="of:=[.D338]/[.E338]" office:value-type="float" office:value="3.39176669572489" calcext:value-type="float">
            <text:p>3.3917666957</text:p>
          </table:table-cell>
          <table:table-cell table:style-name="ce1" table:number-columns-repeated="6"/>
          <table:table-cell table:style-name="ce2" table:formula="of:=LOG([.N338])" office:value-type="float" office:value="2.52762990087134" calcext:value-type="float">
            <text:p>2.5276299009</text:p>
          </table:table-cell>
          <table:table-cell table:style-name="ce3" table:formula="of:=[.N337]+1" office:value-type="float" office:value="337" calcext:value-type="float">
            <text:p>33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7" calcext:value-type="float">
            <text:p>177</text:p>
          </table:table-cell>
          <table:table-cell table:style-name="ce1" table:formula="of:=[.A339]-[.$K$1]" office:value-type="float" office:value="27.68" calcext:value-type="float">
            <text:p>27.68</text:p>
          </table:table-cell>
          <table:table-cell table:style-name="ce1" table:formula="of:=SUM([.$B$1:.B339])" office:value-type="float" office:value="18.36" calcext:value-type="float">
            <text:p>18.36</text:p>
          </table:table-cell>
          <table:table-cell table:style-name="ce1" table:formula="of:=MAX([.$B$1:.B339])-MIN([.$B$1:.B339])" office:value-type="float" office:value="66" calcext:value-type="float">
            <text:p>66</text:p>
          </table:table-cell>
          <table:table-cell table:style-name="ce1" table:formula="of:=STDEV([.$B$1:.B339])" office:value-type="float" office:value="19.483265911824" calcext:value-type="float">
            <text:p>19.4832659118</text:p>
          </table:table-cell>
          <table:table-cell table:style-name="ce1" table:formula="of:=[.D339]/[.E339]" office:value-type="float" office:value="3.38752241532288" calcext:value-type="float">
            <text:p>3.3875224153</text:p>
          </table:table-cell>
          <table:table-cell table:style-name="ce1" table:number-columns-repeated="6"/>
          <table:table-cell table:style-name="ce2" table:formula="of:=LOG([.N339])" office:value-type="float" office:value="2.52891670027765" calcext:value-type="float">
            <text:p>2.5289167003</text:p>
          </table:table-cell>
          <table:table-cell table:style-name="ce3" table:formula="of:=[.N338]+1" office:value-type="float" office:value="338" calcext:value-type="float">
            <text:p>33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1" calcext:value-type="float">
            <text:p>171</text:p>
          </table:table-cell>
          <table:table-cell table:style-name="ce1" table:formula="of:=[.A340]-[.$K$1]" office:value-type="float" office:value="21.68" calcext:value-type="float">
            <text:p>21.68</text:p>
          </table:table-cell>
          <table:table-cell table:style-name="ce1" table:formula="of:=SUM([.$B$1:.B340])" office:value-type="float" office:value="18.36" calcext:value-type="float">
            <text:p>18.36</text:p>
          </table:table-cell>
          <table:table-cell table:style-name="ce1" table:formula="of:=MAX([.$B$1:.B340])-MIN([.$B$1:.B340])" office:value-type="float" office:value="66" calcext:value-type="float">
            <text:p>66</text:p>
          </table:table-cell>
          <table:table-cell table:style-name="ce1" table:formula="of:=STDEV([.$B$1:.B340])" office:value-type="float" office:value="19.4859718091024" calcext:value-type="float">
            <text:p>19.4859718091</text:p>
          </table:table-cell>
          <table:table-cell table:style-name="ce1" table:formula="of:=[.D340]/[.E340]" office:value-type="float" office:value="3.38705201088147" calcext:value-type="float">
            <text:p>3.3870520109</text:p>
          </table:table-cell>
          <table:table-cell table:style-name="ce1" table:number-columns-repeated="6"/>
          <table:table-cell table:style-name="ce2" table:formula="of:=LOG([.N340])" office:value-type="float" office:value="2.53019969820308" calcext:value-type="float">
            <text:p>2.5301996982</text:p>
          </table:table-cell>
          <table:table-cell table:style-name="ce3" table:formula="of:=[.N339]+1" office:value-type="float" office:value="339" calcext:value-type="float">
            <text:p>33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4" calcext:value-type="float">
            <text:p>174</text:p>
          </table:table-cell>
          <table:table-cell table:style-name="ce1" table:formula="of:=[.A341]-[.$K$1]" office:value-type="float" office:value="24.68" calcext:value-type="float">
            <text:p>24.68</text:p>
          </table:table-cell>
          <table:table-cell table:style-name="ce1" table:formula="of:=SUM([.$B$1:.B341])" office:value-type="float" office:value="18.36" calcext:value-type="float">
            <text:p>18.36</text:p>
          </table:table-cell>
          <table:table-cell table:style-name="ce1" table:formula="of:=MAX([.$B$1:.B341])-MIN([.$B$1:.B341])" office:value-type="float" office:value="66" calcext:value-type="float">
            <text:p>66</text:p>
          </table:table-cell>
          <table:table-cell table:style-name="ce1" table:formula="of:=STDEV([.$B$1:.B341])" office:value-type="float" office:value="19.4983388136346" calcext:value-type="float">
            <text:p>19.4983388136</text:p>
          </table:table-cell>
          <table:table-cell table:style-name="ce1" table:formula="of:=[.D341]/[.E341]" office:value-type="float" office:value="3.38490374133043" calcext:value-type="float">
            <text:p>3.3849037413</text:p>
          </table:table-cell>
          <table:table-cell table:style-name="ce1" table:number-columns-repeated="6"/>
          <table:table-cell table:style-name="ce2" table:formula="of:=LOG([.N341])" office:value-type="float" office:value="2.53147891704225" calcext:value-type="float">
            <text:p>2.531478917</text:p>
          </table:table-cell>
          <table:table-cell table:style-name="ce3" table:formula="of:=[.N340]+1" office:value-type="float" office:value="340" calcext:value-type="float">
            <text:p>34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9" calcext:value-type="float">
            <text:p>149</text:p>
          </table:table-cell>
          <table:table-cell table:style-name="ce1" table:formula="of:=[.A342]-[.$K$1]" office:value-type="float" office:value="-0.319999999999993" calcext:value-type="float">
            <text:p>-0.32</text:p>
          </table:table-cell>
          <table:table-cell table:style-name="ce1" table:formula="of:=SUM([.$B$1:.B342])" office:value-type="float" office:value="18.36" calcext:value-type="float">
            <text:p>18.36</text:p>
          </table:table-cell>
          <table:table-cell table:style-name="ce1" table:formula="of:=MAX([.$B$1:.B342])-MIN([.$B$1:.B342])" office:value-type="float" office:value="66" calcext:value-type="float">
            <text:p>66</text:p>
          </table:table-cell>
          <table:table-cell table:style-name="ce1" table:formula="of:=STDEV([.$B$1:.B342])" office:value-type="float" office:value="19.4699496351097" calcext:value-type="float">
            <text:p>19.4699496351</text:p>
          </table:table-cell>
          <table:table-cell table:style-name="ce1" table:formula="of:=[.D342]/[.E342]" office:value-type="float" office:value="3.38983927729241" calcext:value-type="float">
            <text:p>3.3898392773</text:p>
          </table:table-cell>
          <table:table-cell table:style-name="ce1" table:number-columns-repeated="6"/>
          <table:table-cell table:style-name="ce2" table:formula="of:=LOG([.N342])" office:value-type="float" office:value="2.5327543789925" calcext:value-type="float">
            <text:p>2.532754379</text:p>
          </table:table-cell>
          <table:table-cell table:style-name="ce3" table:formula="of:=[.N341]+1" office:value-type="float" office:value="341" calcext:value-type="float">
            <text:p>34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1" calcext:value-type="float">
            <text:p>161</text:p>
          </table:table-cell>
          <table:table-cell table:style-name="ce1" table:formula="of:=[.A343]-[.$K$1]" office:value-type="float" office:value="11.68" calcext:value-type="float">
            <text:p>11.68</text:p>
          </table:table-cell>
          <table:table-cell table:style-name="ce1" table:formula="of:=SUM([.$B$1:.B343])" office:value-type="float" office:value="18.36" calcext:value-type="float">
            <text:p>18.36</text:p>
          </table:table-cell>
          <table:table-cell table:style-name="ce1" table:formula="of:=MAX([.$B$1:.B343])-MIN([.$B$1:.B343])" office:value-type="float" office:value="66" calcext:value-type="float">
            <text:p>66</text:p>
          </table:table-cell>
          <table:table-cell table:style-name="ce1" table:formula="of:=STDEV([.$B$1:.B343])" office:value-type="float" office:value="19.449396233847" calcext:value-type="float">
            <text:p>19.4493962338</text:p>
          </table:table-cell>
          <table:table-cell table:style-name="ce1" table:formula="of:=[.D343]/[.E343]" office:value-type="float" office:value="3.39342153383367" calcext:value-type="float">
            <text:p>3.3934215338</text:p>
          </table:table-cell>
          <table:table-cell table:style-name="ce1" table:number-columns-repeated="6"/>
          <table:table-cell table:style-name="ce2" table:formula="of:=LOG([.N343])" office:value-type="float" office:value="2.53402610605613" calcext:value-type="float">
            <text:p>2.5340261061</text:p>
          </table:table-cell>
          <table:table-cell table:style-name="ce3" table:formula="of:=[.N342]+1" office:value-type="float" office:value="342" calcext:value-type="float">
            <text:p>34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9" calcext:value-type="float">
            <text:p>179</text:p>
          </table:table-cell>
          <table:table-cell table:style-name="ce1" table:formula="of:=[.A344]-[.$K$1]" office:value-type="float" office:value="29.68" calcext:value-type="float">
            <text:p>29.68</text:p>
          </table:table-cell>
          <table:table-cell table:style-name="ce1" table:formula="of:=SUM([.$B$1:.B344])" office:value-type="float" office:value="18.36" calcext:value-type="float">
            <text:p>18.36</text:p>
          </table:table-cell>
          <table:table-cell table:style-name="ce1" table:formula="of:=MAX([.$B$1:.B344])-MIN([.$B$1:.B344])" office:value-type="float" office:value="66" calcext:value-type="float">
            <text:p>66</text:p>
          </table:table-cell>
          <table:table-cell table:style-name="ce1" table:formula="of:=STDEV([.$B$1:.B344])" office:value-type="float" office:value="19.4806875199495" calcext:value-type="float">
            <text:p>19.4806875199</text:p>
          </table:table-cell>
          <table:table-cell table:style-name="ce1" table:formula="of:=[.D344]/[.E344]" office:value-type="float" office:value="3.38797077528253" calcext:value-type="float">
            <text:p>3.3879707753</text:p>
          </table:table-cell>
          <table:table-cell table:style-name="ce1" table:number-columns-repeated="6"/>
          <table:table-cell table:style-name="ce2" table:formula="of:=LOG([.N344])" office:value-type="float" office:value="2.53529412004277" calcext:value-type="float">
            <text:p>2.53529412</text:p>
          </table:table-cell>
          <table:table-cell table:style-name="ce3" table:formula="of:=[.N343]+1" office:value-type="float" office:value="343" calcext:value-type="float">
            <text:p>34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2" calcext:value-type="float">
            <text:p>162</text:p>
          </table:table-cell>
          <table:table-cell table:style-name="ce1" table:formula="of:=[.A345]-[.$K$1]" office:value-type="float" office:value="12.68" calcext:value-type="float">
            <text:p>12.68</text:p>
          </table:table-cell>
          <table:table-cell table:style-name="ce1" table:formula="of:=SUM([.$B$1:.B345])" office:value-type="float" office:value="18.36" calcext:value-type="float">
            <text:p>18.36</text:p>
          </table:table-cell>
          <table:table-cell table:style-name="ce1" table:formula="of:=MAX([.$B$1:.B345])-MIN([.$B$1:.B345])" office:value-type="float" office:value="66" calcext:value-type="float">
            <text:p>66</text:p>
          </table:table-cell>
          <table:table-cell table:style-name="ce1" table:formula="of:=STDEV([.$B$1:.B345])" office:value-type="float" office:value="19.4616528567787" calcext:value-type="float">
            <text:p>19.4616528568</text:p>
          </table:table-cell>
          <table:table-cell table:style-name="ce1" table:formula="of:=[.D345]/[.E345]" office:value-type="float" office:value="3.39128441380104" calcext:value-type="float">
            <text:p>3.3912844138</text:p>
          </table:table-cell>
          <table:table-cell table:style-name="ce1" table:number-columns-repeated="6"/>
          <table:table-cell table:style-name="ce2" table:formula="of:=LOG([.N345])" office:value-type="float" office:value="2.53655844257153" calcext:value-type="float">
            <text:p>2.5365584426</text:p>
          </table:table-cell>
          <table:table-cell table:style-name="ce3" table:formula="of:=[.N344]+1" office:value-type="float" office:value="344" calcext:value-type="float">
            <text:p>34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1" calcext:value-type="float">
            <text:p>151</text:p>
          </table:table-cell>
          <table:table-cell table:style-name="ce1" table:formula="of:=[.A346]-[.$K$1]" office:value-type="float" office:value="1.68000000000001" calcext:value-type="float">
            <text:p>1.68</text:p>
          </table:table-cell>
          <table:table-cell table:style-name="ce1" table:formula="of:=SUM([.$B$1:.B346])" office:value-type="float" office:value="18.36" calcext:value-type="float">
            <text:p>18.36</text:p>
          </table:table-cell>
          <table:table-cell table:style-name="ce1" table:formula="of:=MAX([.$B$1:.B346])-MIN([.$B$1:.B346])" office:value-type="float" office:value="66" calcext:value-type="float">
            <text:p>66</text:p>
          </table:table-cell>
          <table:table-cell table:style-name="ce1" table:formula="of:=STDEV([.$B$1:.B346])" office:value-type="float" office:value="19.4334285945144" calcext:value-type="float">
            <text:p>19.4334285945</text:p>
          </table:table-cell>
          <table:table-cell table:style-name="ce1" table:formula="of:=[.D346]/[.E346]" office:value-type="float" office:value="3.39620976705213" calcext:value-type="float">
            <text:p>3.3962097671</text:p>
          </table:table-cell>
          <table:table-cell table:style-name="ce1" table:number-columns-repeated="6"/>
          <table:table-cell table:style-name="ce2" table:formula="of:=LOG([.N346])" office:value-type="float" office:value="2.53781909507327" calcext:value-type="float">
            <text:p>2.5378190951</text:p>
          </table:table-cell>
          <table:table-cell table:style-name="ce3" table:formula="of:=[.N345]+1" office:value-type="float" office:value="345" calcext:value-type="float">
            <text:p>34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6" calcext:value-type="float">
            <text:p>176</text:p>
          </table:table-cell>
          <table:table-cell table:style-name="ce1" table:formula="of:=[.A347]-[.$K$1]" office:value-type="float" office:value="26.68" calcext:value-type="float">
            <text:p>26.68</text:p>
          </table:table-cell>
          <table:table-cell table:style-name="ce1" table:formula="of:=SUM([.$B$1:.B347])" office:value-type="float" office:value="18.36" calcext:value-type="float">
            <text:p>18.36</text:p>
          </table:table-cell>
          <table:table-cell table:style-name="ce1" table:formula="of:=MAX([.$B$1:.B347])-MIN([.$B$1:.B347])" office:value-type="float" office:value="66" calcext:value-type="float">
            <text:p>66</text:p>
          </table:table-cell>
          <table:table-cell table:style-name="ce1" table:formula="of:=STDEV([.$B$1:.B347])" office:value-type="float" office:value="19.4522046581495" calcext:value-type="float">
            <text:p>19.4522046581</text:p>
          </table:table-cell>
          <table:table-cell table:style-name="ce1" table:formula="of:=[.D347]/[.E347]" office:value-type="float" office:value="3.39293160646185" calcext:value-type="float">
            <text:p>3.3929316065</text:p>
          </table:table-cell>
          <table:table-cell table:style-name="ce1" table:number-columns-repeated="6"/>
          <table:table-cell table:style-name="ce2" table:formula="of:=LOG([.N347])" office:value-type="float" office:value="2.53907609879278" calcext:value-type="float">
            <text:p>2.5390760988</text:p>
          </table:table-cell>
          <table:table-cell table:style-name="ce3" table:formula="of:=[.N346]+1" office:value-type="float" office:value="346" calcext:value-type="float">
            <text:p>34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1" calcext:value-type="float">
            <text:p>131</text:p>
          </table:table-cell>
          <table:table-cell table:style-name="ce1" table:formula="of:=[.A348]-[.$K$1]" office:value-type="float" office:value="-18.32" calcext:value-type="float">
            <text:p>-18.32</text:p>
          </table:table-cell>
          <table:table-cell table:style-name="ce1" table:formula="of:=SUM([.$B$1:.B348])" office:value-type="float" office:value="18.36" calcext:value-type="float">
            <text:p>18.36</text:p>
          </table:table-cell>
          <table:table-cell table:style-name="ce1" table:formula="of:=MAX([.$B$1:.B348])-MIN([.$B$1:.B348])" office:value-type="float" office:value="66" calcext:value-type="float">
            <text:p>66</text:p>
          </table:table-cell>
          <table:table-cell table:style-name="ce1" table:formula="of:=STDEV([.$B$1:.B348])" office:value-type="float" office:value="19.4535163680618" calcext:value-type="float">
            <text:p>19.4535163681</text:p>
          </table:table-cell>
          <table:table-cell table:style-name="ce1" table:formula="of:=[.D348]/[.E348]" office:value-type="float" office:value="3.39270282818159" calcext:value-type="float">
            <text:p>3.3927028282</text:p>
          </table:table-cell>
          <table:table-cell table:style-name="ce1" table:number-columns-repeated="6"/>
          <table:table-cell table:style-name="ce2" table:formula="of:=LOG([.N348])" office:value-type="float" office:value="2.54032947479087" calcext:value-type="float">
            <text:p>2.5403294748</text:p>
          </table:table-cell>
          <table:table-cell table:style-name="ce3" table:formula="of:=[.N347]+1" office:value-type="float" office:value="347" calcext:value-type="float">
            <text:p>34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2" calcext:value-type="float">
            <text:p>142</text:p>
          </table:table-cell>
          <table:table-cell table:style-name="ce1" table:formula="of:=[.A349]-[.$K$1]" office:value-type="float" office:value="-7.31999999999999" calcext:value-type="float">
            <text:p>-7.32</text:p>
          </table:table-cell>
          <table:table-cell table:style-name="ce1" table:formula="of:=SUM([.$B$1:.B349])" office:value-type="float" office:value="18.36" calcext:value-type="float">
            <text:p>18.36</text:p>
          </table:table-cell>
          <table:table-cell table:style-name="ce1" table:formula="of:=MAX([.$B$1:.B349])-MIN([.$B$1:.B349])" office:value-type="float" office:value="66" calcext:value-type="float">
            <text:p>66</text:p>
          </table:table-cell>
          <table:table-cell table:style-name="ce1" table:formula="of:=STDEV([.$B$1:.B349])" office:value-type="float" office:value="19.4313521463099" calcext:value-type="float">
            <text:p>19.4313521463</text:p>
          </table:table-cell>
          <table:table-cell table:style-name="ce1" table:formula="of:=[.D349]/[.E349]" office:value-type="float" office:value="3.39657268845975" calcext:value-type="float">
            <text:p>3.3965726885</text:p>
          </table:table-cell>
          <table:table-cell table:style-name="ce1" table:number-columns-repeated="6"/>
          <table:table-cell table:style-name="ce2" table:formula="of:=LOG([.N349])" office:value-type="float" office:value="2.54157924394658" calcext:value-type="float">
            <text:p>2.5415792439</text:p>
          </table:table-cell>
          <table:table-cell table:style-name="ce3" table:formula="of:=[.N348]+1" office:value-type="float" office:value="348" calcext:value-type="float">
            <text:p>34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8" calcext:value-type="float">
            <text:p>168</text:p>
          </table:table-cell>
          <table:table-cell table:style-name="ce1" table:formula="of:=[.A350]-[.$K$1]" office:value-type="float" office:value="18.68" calcext:value-type="float">
            <text:p>18.68</text:p>
          </table:table-cell>
          <table:table-cell table:style-name="ce1" table:formula="of:=SUM([.$B$1:.B350])" office:value-type="float" office:value="18.36" calcext:value-type="float">
            <text:p>18.36</text:p>
          </table:table-cell>
          <table:table-cell table:style-name="ce1" table:formula="of:=MAX([.$B$1:.B350])-MIN([.$B$1:.B350])" office:value-type="float" office:value="66" calcext:value-type="float">
            <text:p>66</text:p>
          </table:table-cell>
          <table:table-cell table:style-name="ce1" table:formula="of:=STDEV([.$B$1:.B350])" office:value-type="float" office:value="19.425140796535" calcext:value-type="float">
            <text:p>19.4251407965</text:p>
          </table:table-cell>
          <table:table-cell table:style-name="ce1" table:formula="of:=[.D350]/[.E350]" office:value-type="float" office:value="3.39765877072938" calcext:value-type="float">
            <text:p>3.3976587707</text:p>
          </table:table-cell>
          <table:table-cell table:style-name="ce1" table:number-columns-repeated="6"/>
          <table:table-cell table:style-name="ce2" table:formula="of:=LOG([.N350])" office:value-type="float" office:value="2.54282542695918" calcext:value-type="float">
            <text:p>2.542825427</text:p>
          </table:table-cell>
          <table:table-cell table:style-name="ce3" table:formula="of:=[.N349]+1" office:value-type="float" office:value="349" calcext:value-type="float">
            <text:p>34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4" calcext:value-type="float">
            <text:p>154</text:p>
          </table:table-cell>
          <table:table-cell table:style-name="ce1" table:formula="of:=[.A351]-[.$K$1]" office:value-type="float" office:value="4.68000000000001" calcext:value-type="float">
            <text:p>4.68</text:p>
          </table:table-cell>
          <table:table-cell table:style-name="ce1" table:formula="of:=SUM([.$B$1:.B351])" office:value-type="float" office:value="18.36" calcext:value-type="float">
            <text:p>18.36</text:p>
          </table:table-cell>
          <table:table-cell table:style-name="ce1" table:formula="of:=MAX([.$B$1:.B351])-MIN([.$B$1:.B351])" office:value-type="float" office:value="66" calcext:value-type="float">
            <text:p>66</text:p>
          </table:table-cell>
          <table:table-cell table:style-name="ce1" table:formula="of:=STDEV([.$B$1:.B351])" office:value-type="float" office:value="19.3980777719191" calcext:value-type="float">
            <text:p>19.3980777719</text:p>
          </table:table-cell>
          <table:table-cell table:style-name="ce1" table:formula="of:=[.D351]/[.E351]" office:value-type="float" office:value="3.40239897870409" calcext:value-type="float">
            <text:p>3.4023989787</text:p>
          </table:table-cell>
          <table:table-cell table:style-name="ce1" table:number-columns-repeated="6"/>
          <table:table-cell table:style-name="ce2" table:formula="of:=LOG([.N351])" office:value-type="float" office:value="2.54406804435028" calcext:value-type="float">
            <text:p>2.5440680444</text:p>
          </table:table-cell>
          <table:table-cell table:style-name="ce3" table:formula="of:=[.N350]+1" office:value-type="float" office:value="350" calcext:value-type="float">
            <text:p>35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5" calcext:value-type="float">
            <text:p>175</text:p>
          </table:table-cell>
          <table:table-cell table:style-name="ce1" table:formula="of:=[.A352]-[.$K$1]" office:value-type="float" office:value="25.68" calcext:value-type="float">
            <text:p>25.68</text:p>
          </table:table-cell>
          <table:table-cell table:style-name="ce1" table:formula="of:=SUM([.$B$1:.B352])" office:value-type="float" office:value="18.36" calcext:value-type="float">
            <text:p>18.36</text:p>
          </table:table-cell>
          <table:table-cell table:style-name="ce1" table:formula="of:=MAX([.$B$1:.B352])-MIN([.$B$1:.B352])" office:value-type="float" office:value="66" calcext:value-type="float">
            <text:p>66</text:p>
          </table:table-cell>
          <table:table-cell table:style-name="ce1" table:formula="of:=STDEV([.$B$1:.B352])" office:value-type="float" office:value="19.4129490873706" calcext:value-type="float">
            <text:p>19.4129490874</text:p>
          </table:table-cell>
          <table:table-cell table:style-name="ce1" table:formula="of:=[.D352]/[.E352]" office:value-type="float" office:value="3.39979256644409" calcext:value-type="float">
            <text:p>3.3997925664</text:p>
          </table:table-cell>
          <table:table-cell table:style-name="ce1" table:number-columns-repeated="6"/>
          <table:table-cell table:style-name="ce2" table:formula="of:=LOG([.N352])" office:value-type="float" office:value="2.54530711646582" calcext:value-type="float">
            <text:p>2.5453071165</text:p>
          </table:table-cell>
          <table:table-cell table:style-name="ce3" table:formula="of:=[.N351]+1" office:value-type="float" office:value="351" calcext:value-type="float">
            <text:p>35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4" calcext:value-type="float">
            <text:p>144</text:p>
          </table:table-cell>
          <table:table-cell table:style-name="ce1" table:formula="of:=[.A353]-[.$K$1]" office:value-type="float" office:value="-5.31999999999999" calcext:value-type="float">
            <text:p>-5.32</text:p>
          </table:table-cell>
          <table:table-cell table:style-name="ce1" table:formula="of:=SUM([.$B$1:.B353])" office:value-type="float" office:value="18.36" calcext:value-type="float">
            <text:p>18.36</text:p>
          </table:table-cell>
          <table:table-cell table:style-name="ce1" table:formula="of:=MAX([.$B$1:.B353])-MIN([.$B$1:.B353])" office:value-type="float" office:value="66" calcext:value-type="float">
            <text:p>66</text:p>
          </table:table-cell>
          <table:table-cell table:style-name="ce1" table:formula="of:=STDEV([.$B$1:.B353])" office:value-type="float" office:value="19.388908115702" calcext:value-type="float">
            <text:p>19.3889081157</text:p>
          </table:table-cell>
          <table:table-cell table:style-name="ce1" table:formula="of:=[.D353]/[.E353]" office:value-type="float" office:value="3.40400808576478" calcext:value-type="float">
            <text:p>3.4040080858</text:p>
          </table:table-cell>
          <table:table-cell table:style-name="ce1" table:number-columns-repeated="6"/>
          <table:table-cell table:style-name="ce2" table:formula="of:=LOG([.N353])" office:value-type="float" office:value="2.54654266347813" calcext:value-type="float">
            <text:p>2.5465426635</text:p>
          </table:table-cell>
          <table:table-cell table:style-name="ce3" table:formula="of:=[.N352]+1" office:value-type="float" office:value="352" calcext:value-type="float">
            <text:p>35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1" calcext:value-type="float">
            <text:p>131</text:p>
          </table:table-cell>
          <table:table-cell table:style-name="ce1" table:formula="of:=[.A354]-[.$K$1]" office:value-type="float" office:value="-18.32" calcext:value-type="float">
            <text:p>-18.32</text:p>
          </table:table-cell>
          <table:table-cell table:style-name="ce1" table:formula="of:=SUM([.$B$1:.B354])" office:value-type="float" office:value="18.36" calcext:value-type="float">
            <text:p>18.36</text:p>
          </table:table-cell>
          <table:table-cell table:style-name="ce1" table:formula="of:=MAX([.$B$1:.B354])-MIN([.$B$1:.B354])" office:value-type="float" office:value="66" calcext:value-type="float">
            <text:p>66</text:p>
          </table:table-cell>
          <table:table-cell table:style-name="ce1" table:formula="of:=STDEV([.$B$1:.B354])" office:value-type="float" office:value="19.3904520021368" calcext:value-type="float">
            <text:p>19.3904520021</text:p>
          </table:table-cell>
          <table:table-cell table:style-name="ce1" table:formula="of:=[.D354]/[.E354]" office:value-type="float" office:value="3.40373705536761" calcext:value-type="float">
            <text:p>3.4037370554</text:p>
          </table:table-cell>
          <table:table-cell table:style-name="ce1" table:number-columns-repeated="6"/>
          <table:table-cell table:style-name="ce2" table:formula="of:=LOG([.N354])" office:value-type="float" office:value="2.54777470538782" calcext:value-type="float">
            <text:p>2.5477747054</text:p>
          </table:table-cell>
          <table:table-cell table:style-name="ce3" table:formula="of:=[.N353]+1" office:value-type="float" office:value="353" calcext:value-type="float">
            <text:p>35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4" calcext:value-type="float">
            <text:p>124</text:p>
          </table:table-cell>
          <table:table-cell table:style-name="ce1" table:formula="of:=[.A355]-[.$K$1]" office:value-type="float" office:value="-25.32" calcext:value-type="float">
            <text:p>-25.32</text:p>
          </table:table-cell>
          <table:table-cell table:style-name="ce1" table:formula="of:=SUM([.$B$1:.B355])" office:value-type="float" office:value="18.36" calcext:value-type="float">
            <text:p>18.36</text:p>
          </table:table-cell>
          <table:table-cell table:style-name="ce1" table:formula="of:=MAX([.$B$1:.B355])-MIN([.$B$1:.B355])" office:value-type="float" office:value="66" calcext:value-type="float">
            <text:p>66</text:p>
          </table:table-cell>
          <table:table-cell table:style-name="ce1" table:formula="of:=STDEV([.$B$1:.B355])" office:value-type="float" office:value="19.4156017785853" calcext:value-type="float">
            <text:p>19.4156017786</text:p>
          </table:table-cell>
          <table:table-cell table:style-name="ce1" table:formula="of:=[.D355]/[.E355]" office:value-type="float" office:value="3.39932806372222" calcext:value-type="float">
            <text:p>3.3993280637</text:p>
          </table:table-cell>
          <table:table-cell table:style-name="ce1" table:number-columns-repeated="6"/>
          <table:table-cell table:style-name="ce2" table:formula="of:=LOG([.N355])" office:value-type="float" office:value="2.54900326202579" calcext:value-type="float">
            <text:p>2.549003262</text:p>
          </table:table-cell>
          <table:table-cell table:style-name="ce3" table:formula="of:=[.N354]+1" office:value-type="float" office:value="354" calcext:value-type="float">
            <text:p>35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5" calcext:value-type="float">
            <text:p>175</text:p>
          </table:table-cell>
          <table:table-cell table:style-name="ce1" table:formula="of:=[.A356]-[.$K$1]" office:value-type="float" office:value="25.68" calcext:value-type="float">
            <text:p>25.68</text:p>
          </table:table-cell>
          <table:table-cell table:style-name="ce1" table:formula="of:=SUM([.$B$1:.B356])" office:value-type="float" office:value="18.36" calcext:value-type="float">
            <text:p>18.36</text:p>
          </table:table-cell>
          <table:table-cell table:style-name="ce1" table:formula="of:=MAX([.$B$1:.B356])-MIN([.$B$1:.B356])" office:value-type="float" office:value="66" calcext:value-type="float">
            <text:p>66</text:p>
          </table:table-cell>
          <table:table-cell table:style-name="ce1" table:formula="of:=STDEV([.$B$1:.B356])" office:value-type="float" office:value="19.4305355393703" calcext:value-type="float">
            <text:p>19.4305355394</text:p>
          </table:table-cell>
          <table:table-cell table:style-name="ce1" table:formula="of:=[.D356]/[.E356]" office:value-type="float" office:value="3.3967154361891" calcext:value-type="float">
            <text:p>3.3967154362</text:p>
          </table:table-cell>
          <table:table-cell table:style-name="ce1" table:number-columns-repeated="6"/>
          <table:table-cell table:style-name="ce2" table:formula="of:=LOG([.N356])" office:value-type="float" office:value="2.55022835305509" calcext:value-type="float">
            <text:p>2.5502283531</text:p>
          </table:table-cell>
          <table:table-cell table:style-name="ce3" table:formula="of:=[.N355]+1" office:value-type="float" office:value="355" calcext:value-type="float">
            <text:p>35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6" calcext:value-type="float">
            <text:p>176</text:p>
          </table:table-cell>
          <table:table-cell table:style-name="ce1" table:formula="of:=[.A357]-[.$K$1]" office:value-type="float" office:value="26.68" calcext:value-type="float">
            <text:p>26.68</text:p>
          </table:table-cell>
          <table:table-cell table:style-name="ce1" table:formula="of:=SUM([.$B$1:.B357])" office:value-type="float" office:value="18.36" calcext:value-type="float">
            <text:p>18.36</text:p>
          </table:table-cell>
          <table:table-cell table:style-name="ce1" table:formula="of:=MAX([.$B$1:.B357])-MIN([.$B$1:.B357])" office:value-type="float" office:value="66" calcext:value-type="float">
            <text:p>66</text:p>
          </table:table-cell>
          <table:table-cell table:style-name="ce1" table:formula="of:=STDEV([.$B$1:.B357])" office:value-type="float" office:value="19.4486829065326" calcext:value-type="float">
            <text:p>19.4486829065</text:p>
          </table:table-cell>
          <table:table-cell table:style-name="ce1" table:formula="of:=[.D357]/[.E357]" office:value-type="float" office:value="3.39354599574613" calcext:value-type="float">
            <text:p>3.3935459957</text:p>
          </table:table-cell>
          <table:table-cell table:style-name="ce1" table:number-columns-repeated="6"/>
          <table:table-cell table:style-name="ce2" table:formula="of:=LOG([.N357])" office:value-type="float" office:value="2.55144999797287" calcext:value-type="float">
            <text:p>2.551449998</text:p>
          </table:table-cell>
          <table:table-cell table:style-name="ce3" table:formula="of:=[.N356]+1" office:value-type="float" office:value="356" calcext:value-type="float">
            <text:p>35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6" calcext:value-type="float">
            <text:p>126</text:p>
          </table:table-cell>
          <table:table-cell table:style-name="ce1" table:formula="of:=[.A358]-[.$K$1]" office:value-type="float" office:value="-23.32" calcext:value-type="float">
            <text:p>-23.32</text:p>
          </table:table-cell>
          <table:table-cell table:style-name="ce1" table:formula="of:=SUM([.$B$1:.B358])" office:value-type="float" office:value="18.36" calcext:value-type="float">
            <text:p>18.36</text:p>
          </table:table-cell>
          <table:table-cell table:style-name="ce1" table:formula="of:=MAX([.$B$1:.B358])-MIN([.$B$1:.B358])" office:value-type="float" office:value="66" calcext:value-type="float">
            <text:p>66</text:p>
          </table:table-cell>
          <table:table-cell table:style-name="ce1" table:formula="of:=STDEV([.$B$1:.B358])" office:value-type="float" office:value="19.4661777640427" calcext:value-type="float">
            <text:p>19.466177764</text:p>
          </table:table-cell>
          <table:table-cell table:style-name="ce1" table:formula="of:=[.D358]/[.E358]" office:value-type="float" office:value="3.39049611074204" calcext:value-type="float">
            <text:p>3.3904961107</text:p>
          </table:table-cell>
          <table:table-cell table:style-name="ce1" table:number-columns-repeated="6"/>
          <table:table-cell table:style-name="ce2" table:formula="of:=LOG([.N358])" office:value-type="float" office:value="2.55266821611219" calcext:value-type="float">
            <text:p>2.5526682161</text:p>
          </table:table-cell>
          <table:table-cell table:style-name="ce3" table:formula="of:=[.N357]+1" office:value-type="float" office:value="357" calcext:value-type="float">
            <text:p>35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3" calcext:value-type="float">
            <text:p>173</text:p>
          </table:table-cell>
          <table:table-cell table:style-name="ce1" table:formula="of:=[.A359]-[.$K$1]" office:value-type="float" office:value="23.68" calcext:value-type="float">
            <text:p>23.68</text:p>
          </table:table-cell>
          <table:table-cell table:style-name="ce1" table:formula="of:=SUM([.$B$1:.B359])" office:value-type="float" office:value="18.36" calcext:value-type="float">
            <text:p>18.36</text:p>
          </table:table-cell>
          <table:table-cell table:style-name="ce1" table:formula="of:=MAX([.$B$1:.B359])-MIN([.$B$1:.B359])" office:value-type="float" office:value="66" calcext:value-type="float">
            <text:p>66</text:p>
          </table:table-cell>
          <table:table-cell table:style-name="ce1" table:formula="of:=STDEV([.$B$1:.B359])" office:value-type="float" office:value="19.4739616289378" calcext:value-type="float">
            <text:p>19.4739616289</text:p>
          </table:table-cell>
          <table:table-cell table:style-name="ce1" table:formula="of:=[.D359]/[.E359]" office:value-type="float" office:value="3.38914090813067" calcext:value-type="float">
            <text:p>3.3891409081</text:p>
          </table:table-cell>
          <table:table-cell table:style-name="ce1" table:number-columns-repeated="6"/>
          <table:table-cell table:style-name="ce2" table:formula="of:=LOG([.N359])" office:value-type="float" office:value="2.55388302664387" calcext:value-type="float">
            <text:p>2.5538830266</text:p>
          </table:table-cell>
          <table:table-cell table:style-name="ce3" table:formula="of:=[.N358]+1" office:value-type="float" office:value="358" calcext:value-type="float">
            <text:p>35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9" calcext:value-type="float">
            <text:p>119</text:p>
          </table:table-cell>
          <table:table-cell table:style-name="ce1" table:formula="of:=[.A360]-[.$K$1]" office:value-type="float" office:value="-30.32" calcext:value-type="float">
            <text:p>-30.32</text:p>
          </table:table-cell>
          <table:table-cell table:style-name="ce1" table:formula="of:=SUM([.$B$1:.B360])" office:value-type="float" office:value="18.36" calcext:value-type="float">
            <text:p>18.36</text:p>
          </table:table-cell>
          <table:table-cell table:style-name="ce1" table:formula="of:=MAX([.$B$1:.B360])-MIN([.$B$1:.B360])" office:value-type="float" office:value="66" calcext:value-type="float">
            <text:p>66</text:p>
          </table:table-cell>
          <table:table-cell table:style-name="ce1" table:formula="of:=STDEV([.$B$1:.B360])" office:value-type="float" office:value="19.5196016440953" calcext:value-type="float">
            <text:p>19.5196016441</text:p>
          </table:table-cell>
          <table:table-cell table:style-name="ce1" table:formula="of:=[.D360]/[.E360]" office:value-type="float" office:value="3.38121654342087" calcext:value-type="float">
            <text:p>3.3812165434</text:p>
          </table:table-cell>
          <table:table-cell table:style-name="ce1" table:number-columns-repeated="6"/>
          <table:table-cell table:style-name="ce2" table:formula="of:=LOG([.N360])" office:value-type="float" office:value="2.55509444857832" calcext:value-type="float">
            <text:p>2.5550944486</text:p>
          </table:table-cell>
          <table:table-cell table:style-name="ce3" table:formula="of:=[.N359]+1" office:value-type="float" office:value="359" calcext:value-type="float">
            <text:p>35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0" calcext:value-type="float">
            <text:p>130</text:p>
          </table:table-cell>
          <table:table-cell table:style-name="ce1" table:formula="of:=[.A361]-[.$K$1]" office:value-type="float" office:value="-19.32" calcext:value-type="float">
            <text:p>-19.32</text:p>
          </table:table-cell>
          <table:table-cell table:style-name="ce1" table:formula="of:=SUM([.$B$1:.B361])" office:value-type="float" office:value="18.36" calcext:value-type="float">
            <text:p>18.36</text:p>
          </table:table-cell>
          <table:table-cell table:style-name="ce1" table:formula="of:=MAX([.$B$1:.B361])-MIN([.$B$1:.B361])" office:value-type="float" office:value="66" calcext:value-type="float">
            <text:p>66</text:p>
          </table:table-cell>
          <table:table-cell table:style-name="ce1" table:formula="of:=STDEV([.$B$1:.B361])" office:value-type="float" office:value="19.5233781936197" calcext:value-type="float">
            <text:p>19.5233781936</text:p>
          </table:table-cell>
          <table:table-cell table:style-name="ce1" table:formula="of:=[.D361]/[.E361]" office:value-type="float" office:value="3.38056249002896" calcext:value-type="float">
            <text:p>3.38056249</text:p>
          </table:table-cell>
          <table:table-cell table:style-name="ce1" table:number-columns-repeated="6"/>
          <table:table-cell table:style-name="ce2" table:formula="of:=LOG([.N361])" office:value-type="float" office:value="2.55630250076729" calcext:value-type="float">
            <text:p>2.5563025008</text:p>
          </table:table-cell>
          <table:table-cell table:style-name="ce3" table:formula="of:=[.N360]+1" office:value-type="float" office:value="360" calcext:value-type="float">
            <text:p>36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7" calcext:value-type="float">
            <text:p>137</text:p>
          </table:table-cell>
          <table:table-cell table:style-name="ce1" table:formula="of:=[.A362]-[.$K$1]" office:value-type="float" office:value="-12.32" calcext:value-type="float">
            <text:p>-12.32</text:p>
          </table:table-cell>
          <table:table-cell table:style-name="ce1" table:formula="of:=SUM([.$B$1:.B362])" office:value-type="float" office:value="18.36" calcext:value-type="float">
            <text:p>18.36</text:p>
          </table:table-cell>
          <table:table-cell table:style-name="ce1" table:formula="of:=MAX([.$B$1:.B362])-MIN([.$B$1:.B362])" office:value-type="float" office:value="66" calcext:value-type="float">
            <text:p>66</text:p>
          </table:table-cell>
          <table:table-cell table:style-name="ce1" table:formula="of:=STDEV([.$B$1:.B362])" office:value-type="float" office:value="19.5098177066166" calcext:value-type="float">
            <text:p>19.5098177066</text:p>
          </table:table-cell>
          <table:table-cell table:style-name="ce1" table:formula="of:=[.D362]/[.E362]" office:value-type="float" office:value="3.38291218259906" calcext:value-type="float">
            <text:p>3.3829121826</text:p>
          </table:table-cell>
          <table:table-cell table:style-name="ce1" table:number-columns-repeated="6"/>
          <table:table-cell table:style-name="ce2" table:formula="of:=LOG([.N362])" office:value-type="float" office:value="2.55750720190566" calcext:value-type="float">
            <text:p>2.5575072019</text:p>
          </table:table-cell>
          <table:table-cell table:style-name="ce3" table:formula="of:=[.N361]+1" office:value-type="float" office:value="361" calcext:value-type="float">
            <text:p>36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2" calcext:value-type="float">
            <text:p>152</text:p>
          </table:table-cell>
          <table:table-cell table:style-name="ce1" table:formula="of:=[.A363]-[.$K$1]" office:value-type="float" office:value="2.68000000000001" calcext:value-type="float">
            <text:p>2.68</text:p>
          </table:table-cell>
          <table:table-cell table:style-name="ce1" table:formula="of:=SUM([.$B$1:.B363])" office:value-type="float" office:value="18.36" calcext:value-type="float">
            <text:p>18.36</text:p>
          </table:table-cell>
          <table:table-cell table:style-name="ce1" table:formula="of:=MAX([.$B$1:.B363])-MIN([.$B$1:.B363])" office:value-type="float" office:value="66" calcext:value-type="float">
            <text:p>66</text:p>
          </table:table-cell>
          <table:table-cell table:style-name="ce1" table:formula="of:=STDEV([.$B$1:.B363])" office:value-type="float" office:value="19.4829591242998" calcext:value-type="float">
            <text:p>19.4829591243</text:p>
          </table:table-cell>
          <table:table-cell table:style-name="ce1" table:formula="of:=[.D363]/[.E363]" office:value-type="float" office:value="3.38757575678956" calcext:value-type="float">
            <text:p>3.3875757568</text:p>
          </table:table-cell>
          <table:table-cell table:style-name="ce1" table:number-columns-repeated="6"/>
          <table:table-cell table:style-name="ce2" table:formula="of:=LOG([.N363])" office:value-type="float" office:value="2.55870857053317" calcext:value-type="float">
            <text:p>2.5587085705</text:p>
          </table:table-cell>
          <table:table-cell table:style-name="ce3" table:formula="of:=[.N362]+1" office:value-type="float" office:value="362" calcext:value-type="float">
            <text:p>36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2" calcext:value-type="float">
            <text:p>162</text:p>
          </table:table-cell>
          <table:table-cell table:style-name="ce1" table:formula="of:=[.A364]-[.$K$1]" office:value-type="float" office:value="12.68" calcext:value-type="float">
            <text:p>12.68</text:p>
          </table:table-cell>
          <table:table-cell table:style-name="ce1" table:formula="of:=SUM([.$B$1:.B364])" office:value-type="float" office:value="18.36" calcext:value-type="float">
            <text:p>18.36</text:p>
          </table:table-cell>
          <table:table-cell table:style-name="ce1" table:formula="of:=MAX([.$B$1:.B364])-MIN([.$B$1:.B364])" office:value-type="float" office:value="66" calcext:value-type="float">
            <text:p>66</text:p>
          </table:table-cell>
          <table:table-cell table:style-name="ce1" table:formula="of:=STDEV([.$B$1:.B364])" office:value-type="float" office:value="19.4650041443852" calcext:value-type="float">
            <text:p>19.4650041444</text:p>
          </table:table-cell>
          <table:table-cell table:style-name="ce1" table:formula="of:=[.D364]/[.E364]" office:value-type="float" office:value="3.39070053673932" calcext:value-type="float">
            <text:p>3.3907005367</text:p>
          </table:table-cell>
          <table:table-cell table:style-name="ce1" table:number-columns-repeated="6"/>
          <table:table-cell table:style-name="ce2" table:formula="of:=LOG([.N364])" office:value-type="float" office:value="2.55990662503611" calcext:value-type="float">
            <text:p>2.559906625</text:p>
          </table:table-cell>
          <table:table-cell table:style-name="ce3" table:formula="of:=[.N363]+1" office:value-type="float" office:value="363" calcext:value-type="float">
            <text:p>36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2" calcext:value-type="float">
            <text:p>182</text:p>
          </table:table-cell>
          <table:table-cell table:style-name="ce1" table:formula="of:=[.A365]-[.$K$1]" office:value-type="float" office:value="32.68" calcext:value-type="float">
            <text:p>32.68</text:p>
          </table:table-cell>
          <table:table-cell table:style-name="ce1" table:formula="of:=SUM([.$B$1:.B365])" office:value-type="float" office:value="18.36" calcext:value-type="float">
            <text:p>18.36</text:p>
          </table:table-cell>
          <table:table-cell table:style-name="ce1" table:formula="of:=MAX([.$B$1:.B365])-MIN([.$B$1:.B365])" office:value-type="float" office:value="66" calcext:value-type="float">
            <text:p>66</text:p>
          </table:table-cell>
          <table:table-cell table:style-name="ce1" table:formula="of:=STDEV([.$B$1:.B365])" office:value-type="float" office:value="19.5067186594427" calcext:value-type="float">
            <text:p>19.5067186594</text:p>
          </table:table-cell>
          <table:table-cell table:style-name="ce1" table:formula="of:=[.D365]/[.E365]" office:value-type="float" office:value="3.38344962842078" calcext:value-type="float">
            <text:p>3.3834496284</text:p>
          </table:table-cell>
          <table:table-cell table:style-name="ce1" table:number-columns-repeated="6"/>
          <table:table-cell table:style-name="ce2" table:formula="of:=LOG([.N365])" office:value-type="float" office:value="2.56110138364906" calcext:value-type="float">
            <text:p>2.5611013836</text:p>
          </table:table-cell>
          <table:table-cell table:style-name="ce3" table:formula="of:=[.N364]+1" office:value-type="float" office:value="364" calcext:value-type="float">
            <text:p>36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8" calcext:value-type="float">
            <text:p>168</text:p>
          </table:table-cell>
          <table:table-cell table:style-name="ce1" table:formula="of:=[.A366]-[.$K$1]" office:value-type="float" office:value="18.68" calcext:value-type="float">
            <text:p>18.68</text:p>
          </table:table-cell>
          <table:table-cell table:style-name="ce1" table:formula="of:=SUM([.$B$1:.B366])" office:value-type="float" office:value="18.36" calcext:value-type="float">
            <text:p>18.36</text:p>
          </table:table-cell>
          <table:table-cell table:style-name="ce1" table:formula="of:=MAX([.$B$1:.B366])-MIN([.$B$1:.B366])" office:value-type="float" office:value="66" calcext:value-type="float">
            <text:p>66</text:p>
          </table:table-cell>
          <table:table-cell table:style-name="ce1" table:formula="of:=STDEV([.$B$1:.B366])" office:value-type="float" office:value="19.5005041191955" calcext:value-type="float">
            <text:p>19.5005041192</text:p>
          </table:table-cell>
          <table:table-cell table:style-name="ce1" table:formula="of:=[.D366]/[.E366]" office:value-type="float" office:value="3.38452788689868" calcext:value-type="float">
            <text:p>3.3845278869</text:p>
          </table:table-cell>
          <table:table-cell table:style-name="ce1" table:number-columns-repeated="6"/>
          <table:table-cell table:style-name="ce2" table:formula="of:=LOG([.N366])" office:value-type="float" office:value="2.56229286445647" calcext:value-type="float">
            <text:p>2.5622928645</text:p>
          </table:table-cell>
          <table:table-cell table:style-name="ce3" table:formula="of:=[.N365]+1" office:value-type="float" office:value="365" calcext:value-type="float">
            <text:p>36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2" calcext:value-type="float">
            <text:p>132</text:p>
          </table:table-cell>
          <table:table-cell table:style-name="ce1" table:formula="of:=[.A367]-[.$K$1]" office:value-type="float" office:value="-17.32" calcext:value-type="float">
            <text:p>-17.32</text:p>
          </table:table-cell>
          <table:table-cell table:style-name="ce1" table:formula="of:=SUM([.$B$1:.B367])" office:value-type="float" office:value="18.36" calcext:value-type="float">
            <text:p>18.36</text:p>
          </table:table-cell>
          <table:table-cell table:style-name="ce1" table:formula="of:=MAX([.$B$1:.B367])-MIN([.$B$1:.B367])" office:value-type="float" office:value="66" calcext:value-type="float">
            <text:p>66</text:p>
          </table:table-cell>
          <table:table-cell table:style-name="ce1" table:formula="of:=STDEV([.$B$1:.B367])" office:value-type="float" office:value="19.4989114066932" calcext:value-type="float">
            <text:p>19.4989114067</text:p>
          </table:table-cell>
          <table:table-cell table:style-name="ce1" table:formula="of:=[.D367]/[.E367]" office:value-type="float" office:value="3.38480434232574" calcext:value-type="float">
            <text:p>3.3848043423</text:p>
          </table:table-cell>
          <table:table-cell table:style-name="ce1" table:number-columns-repeated="6"/>
          <table:table-cell table:style-name="ce2" table:formula="of:=LOG([.N367])" office:value-type="float" office:value="2.56348108539441" calcext:value-type="float">
            <text:p>2.5634810854</text:p>
          </table:table-cell>
          <table:table-cell table:style-name="ce3" table:formula="of:=[.N366]+1" office:value-type="float" office:value="366" calcext:value-type="float">
            <text:p>36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8" calcext:value-type="float">
            <text:p>148</text:p>
          </table:table-cell>
          <table:table-cell table:style-name="ce1" table:formula="of:=[.A368]-[.$K$1]" office:value-type="float" office:value="-1.31999999999999" calcext:value-type="float">
            <text:p>-1.32</text:p>
          </table:table-cell>
          <table:table-cell table:style-name="ce1" table:formula="of:=SUM([.$B$1:.B368])" office:value-type="float" office:value="18.36" calcext:value-type="float">
            <text:p>18.36</text:p>
          </table:table-cell>
          <table:table-cell table:style-name="ce1" table:formula="of:=MAX([.$B$1:.B368])-MIN([.$B$1:.B368])" office:value-type="float" office:value="66" calcext:value-type="float">
            <text:p>66</text:p>
          </table:table-cell>
          <table:table-cell table:style-name="ce1" table:formula="of:=STDEV([.$B$1:.B368])" office:value-type="float" office:value="19.4729078899217" calcext:value-type="float">
            <text:p>19.4729078899</text:p>
          </table:table-cell>
          <table:table-cell table:style-name="ce1" table:formula="of:=[.D368]/[.E368]" office:value-type="float" office:value="3.38932430498266" calcext:value-type="float">
            <text:p>3.389324305</text:p>
          </table:table-cell>
          <table:table-cell table:style-name="ce1" table:number-columns-repeated="6"/>
          <table:table-cell table:style-name="ce2" table:formula="of:=LOG([.N368])" office:value-type="float" office:value="2.56466606425209" calcext:value-type="float">
            <text:p>2.5646660643</text:p>
          </table:table-cell>
          <table:table-cell table:style-name="ce3" table:formula="of:=[.N367]+1" office:value-type="float" office:value="367" calcext:value-type="float">
            <text:p>36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0" calcext:value-type="float">
            <text:p>170</text:p>
          </table:table-cell>
          <table:table-cell table:style-name="ce1" table:formula="of:=[.A369]-[.$K$1]" office:value-type="float" office:value="20.68" calcext:value-type="float">
            <text:p>20.68</text:p>
          </table:table-cell>
          <table:table-cell table:style-name="ce1" table:formula="of:=SUM([.$B$1:.B369])" office:value-type="float" office:value="18.36" calcext:value-type="float">
            <text:p>18.36</text:p>
          </table:table-cell>
          <table:table-cell table:style-name="ce1" table:formula="of:=MAX([.$B$1:.B369])-MIN([.$B$1:.B369])" office:value-type="float" office:value="66" calcext:value-type="float">
            <text:p>66</text:p>
          </table:table-cell>
          <table:table-cell table:style-name="ce1" table:formula="of:=STDEV([.$B$1:.B369])" office:value-type="float" office:value="19.4719017453916" calcext:value-type="float">
            <text:p>19.4719017454</text:p>
          </table:table-cell>
          <table:table-cell table:style-name="ce1" table:formula="of:=[.D369]/[.E369]" office:value-type="float" office:value="3.38949943682928" calcext:value-type="float">
            <text:p>3.3894994368</text:p>
          </table:table-cell>
          <table:table-cell table:style-name="ce1" table:number-columns-repeated="6"/>
          <table:table-cell table:style-name="ce2" table:formula="of:=LOG([.N369])" office:value-type="float" office:value="2.56584781867352" calcext:value-type="float">
            <text:p>2.5658478187</text:p>
          </table:table-cell>
          <table:table-cell table:style-name="ce3" table:formula="of:=[.N368]+1" office:value-type="float" office:value="368" calcext:value-type="float">
            <text:p>36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1" calcext:value-type="float">
            <text:p>141</text:p>
          </table:table-cell>
          <table:table-cell table:style-name="ce1" table:formula="of:=[.A370]-[.$K$1]" office:value-type="float" office:value="-8.31999999999999" calcext:value-type="float">
            <text:p>-8.32</text:p>
          </table:table-cell>
          <table:table-cell table:style-name="ce1" table:formula="of:=SUM([.$B$1:.B370])" office:value-type="float" office:value="18.36" calcext:value-type="float">
            <text:p>18.36</text:p>
          </table:table-cell>
          <table:table-cell table:style-name="ce1" table:formula="of:=MAX([.$B$1:.B370])-MIN([.$B$1:.B370])" office:value-type="float" office:value="66" calcext:value-type="float">
            <text:p>66</text:p>
          </table:table-cell>
          <table:table-cell table:style-name="ce1" table:formula="of:=STDEV([.$B$1:.B370])" office:value-type="float" office:value="19.4523460522804" calcext:value-type="float">
            <text:p>19.4523460523</text:p>
          </table:table-cell>
          <table:table-cell table:style-name="ce1" table:formula="of:=[.D370]/[.E370]" office:value-type="float" office:value="3.39290694410933" calcext:value-type="float">
            <text:p>3.3929069441</text:p>
          </table:table-cell>
          <table:table-cell table:style-name="ce1" table:number-columns-repeated="6"/>
          <table:table-cell table:style-name="ce2" table:formula="of:=LOG([.N370])" office:value-type="float" office:value="2.56702636615906" calcext:value-type="float">
            <text:p>2.5670263662</text:p>
          </table:table-cell>
          <table:table-cell table:style-name="ce3" table:formula="of:=[.N369]+1" office:value-type="float" office:value="369" calcext:value-type="float">
            <text:p>36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7" calcext:value-type="float">
            <text:p>177</text:p>
          </table:table-cell>
          <table:table-cell table:style-name="ce1" table:formula="of:=[.A371]-[.$K$1]" office:value-type="float" office:value="27.68" calcext:value-type="float">
            <text:p>27.68</text:p>
          </table:table-cell>
          <table:table-cell table:style-name="ce1" table:formula="of:=SUM([.$B$1:.B371])" office:value-type="float" office:value="18.36" calcext:value-type="float">
            <text:p>18.36</text:p>
          </table:table-cell>
          <table:table-cell table:style-name="ce1" table:formula="of:=MAX([.$B$1:.B371])-MIN([.$B$1:.B371])" office:value-type="float" office:value="66" calcext:value-type="float">
            <text:p>66</text:p>
          </table:table-cell>
          <table:table-cell table:style-name="ce1" table:formula="of:=STDEV([.$B$1:.B371])" office:value-type="float" office:value="19.4732438652024" calcext:value-type="float">
            <text:p>19.4732438652</text:p>
          </table:table-cell>
          <table:table-cell table:style-name="ce1" table:formula="of:=[.D371]/[.E371]" office:value-type="float" office:value="3.3892658283779" calcext:value-type="float">
            <text:p>3.3892658284</text:p>
          </table:table-cell>
          <table:table-cell table:style-name="ce1" table:number-columns-repeated="6"/>
          <table:table-cell table:style-name="ce2" table:formula="of:=LOG([.N371])" office:value-type="float" office:value="2.56820172406699" calcext:value-type="float">
            <text:p>2.5682017241</text:p>
          </table:table-cell>
          <table:table-cell table:style-name="ce3" table:formula="of:=[.N370]+1" office:value-type="float" office:value="370" calcext:value-type="float">
            <text:p>37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0" calcext:value-type="float">
            <text:p>120</text:p>
          </table:table-cell>
          <table:table-cell table:style-name="ce1" table:formula="of:=[.A372]-[.$K$1]" office:value-type="float" office:value="-29.32" calcext:value-type="float">
            <text:p>-29.32</text:p>
          </table:table-cell>
          <table:table-cell table:style-name="ce1" table:formula="of:=SUM([.$B$1:.B372])" office:value-type="float" office:value="18.36" calcext:value-type="float">
            <text:p>18.36</text:p>
          </table:table-cell>
          <table:table-cell table:style-name="ce1" table:formula="of:=MAX([.$B$1:.B372])-MIN([.$B$1:.B372])" office:value-type="float" office:value="66" calcext:value-type="float">
            <text:p>66</text:p>
          </table:table-cell>
          <table:table-cell table:style-name="ce1" table:formula="of:=STDEV([.$B$1:.B372])" office:value-type="float" office:value="19.5131621944314" calcext:value-type="float">
            <text:p>19.5131621944</text:p>
          </table:table-cell>
          <table:table-cell table:style-name="ce1" table:formula="of:=[.D372]/[.E372]" office:value-type="float" office:value="3.38233236327194" calcext:value-type="float">
            <text:p>3.3823323633</text:p>
          </table:table-cell>
          <table:table-cell table:style-name="ce1" table:number-columns-repeated="6"/>
          <table:table-cell table:style-name="ce2" table:formula="of:=LOG([.N372])" office:value-type="float" office:value="2.56937390961505" calcext:value-type="float">
            <text:p>2.5693739096</text:p>
          </table:table-cell>
          <table:table-cell table:style-name="ce3" table:formula="of:=[.N371]+1" office:value-type="float" office:value="371" calcext:value-type="float">
            <text:p>37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4" calcext:value-type="float">
            <text:p>144</text:p>
          </table:table-cell>
          <table:table-cell table:style-name="ce1" table:formula="of:=[.A373]-[.$K$1]" office:value-type="float" office:value="-5.31999999999999" calcext:value-type="float">
            <text:p>-5.32</text:p>
          </table:table-cell>
          <table:table-cell table:style-name="ce1" table:formula="of:=SUM([.$B$1:.B373])" office:value-type="float" office:value="18.36" calcext:value-type="float">
            <text:p>18.36</text:p>
          </table:table-cell>
          <table:table-cell table:style-name="ce1" table:formula="of:=MAX([.$B$1:.B373])-MIN([.$B$1:.B373])" office:value-type="float" office:value="66" calcext:value-type="float">
            <text:p>66</text:p>
          </table:table-cell>
          <table:table-cell table:style-name="ce1" table:formula="of:=STDEV([.$B$1:.B373])" office:value-type="float" office:value="19.490179702761" calcext:value-type="float">
            <text:p>19.4901797028</text:p>
          </table:table-cell>
          <table:table-cell table:style-name="ce1" table:formula="of:=[.D373]/[.E373]" office:value-type="float" office:value="3.38632075263269" calcext:value-type="float">
            <text:p>3.3863207526</text:p>
          </table:table-cell>
          <table:table-cell table:style-name="ce1" table:number-columns-repeated="6"/>
          <table:table-cell table:style-name="ce2" table:formula="of:=LOG([.N373])" office:value-type="float" office:value="2.5705429398819" calcext:value-type="float">
            <text:p>2.5705429399</text:p>
          </table:table-cell>
          <table:table-cell table:style-name="ce3" table:formula="of:=[.N372]+1" office:value-type="float" office:value="372" calcext:value-type="float">
            <text:p>37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4" calcext:value-type="float">
            <text:p>134</text:p>
          </table:table-cell>
          <table:table-cell table:style-name="ce1" table:formula="of:=[.A374]-[.$K$1]" office:value-type="float" office:value="-15.32" calcext:value-type="float">
            <text:p>-15.32</text:p>
          </table:table-cell>
          <table:table-cell table:style-name="ce1" table:formula="of:=SUM([.$B$1:.B374])" office:value-type="float" office:value="18.36" calcext:value-type="float">
            <text:p>18.36</text:p>
          </table:table-cell>
          <table:table-cell table:style-name="ce1" table:formula="of:=MAX([.$B$1:.B374])-MIN([.$B$1:.B374])" office:value-type="float" office:value="66" calcext:value-type="float">
            <text:p>66</text:p>
          </table:table-cell>
          <table:table-cell table:style-name="ce1" table:formula="of:=STDEV([.$B$1:.B374])" office:value-type="float" office:value="19.4835706509732" calcext:value-type="float">
            <text:p>19.483570651</text:p>
          </table:table-cell>
          <table:table-cell table:style-name="ce1" table:formula="of:=[.D374]/[.E374]" office:value-type="float" office:value="3.38746943167233" calcext:value-type="float">
            <text:p>3.3874694317</text:p>
          </table:table-cell>
          <table:table-cell table:style-name="ce1" table:number-columns-repeated="6"/>
          <table:table-cell table:style-name="ce2" table:formula="of:=LOG([.N374])" office:value-type="float" office:value="2.57170883180869" calcext:value-type="float">
            <text:p>2.5717088318</text:p>
          </table:table-cell>
          <table:table-cell table:style-name="ce3" table:formula="of:=[.N373]+1" office:value-type="float" office:value="373" calcext:value-type="float">
            <text:p>37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3" calcext:value-type="float">
            <text:p>133</text:p>
          </table:table-cell>
          <table:table-cell table:style-name="ce1" table:formula="of:=[.A375]-[.$K$1]" office:value-type="float" office:value="-16.32" calcext:value-type="float">
            <text:p>-16.32</text:p>
          </table:table-cell>
          <table:table-cell table:style-name="ce1" table:formula="of:=SUM([.$B$1:.B375])" office:value-type="float" office:value="18.36" calcext:value-type="float">
            <text:p>18.36</text:p>
          </table:table-cell>
          <table:table-cell table:style-name="ce1" table:formula="of:=MAX([.$B$1:.B375])-MIN([.$B$1:.B375])" office:value-type="float" office:value="66" calcext:value-type="float">
            <text:p>66</text:p>
          </table:table-cell>
          <table:table-cell table:style-name="ce1" table:formula="of:=STDEV([.$B$1:.B375])" office:value-type="float" office:value="19.4792625232373" calcext:value-type="float">
            <text:p>19.4792625232</text:p>
          </table:table-cell>
          <table:table-cell table:style-name="ce1" table:formula="of:=[.D375]/[.E375]" office:value-type="float" office:value="3.38821862076487" calcext:value-type="float">
            <text:p>3.3882186208</text:p>
          </table:table-cell>
          <table:table-cell table:style-name="ce1" table:number-columns-repeated="6"/>
          <table:table-cell table:style-name="ce2" table:formula="of:=LOG([.N375])" office:value-type="float" office:value="2.57287160220048" calcext:value-type="float">
            <text:p>2.5728716022</text:p>
          </table:table-cell>
          <table:table-cell table:style-name="ce3" table:formula="of:=[.N374]+1" office:value-type="float" office:value="374" calcext:value-type="float">
            <text:p>37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3" calcext:value-type="float">
            <text:p>153</text:p>
          </table:table-cell>
          <table:table-cell table:style-name="ce1" table:formula="of:=[.A376]-[.$K$1]" office:value-type="float" office:value="3.68000000000001" calcext:value-type="float">
            <text:p>3.68</text:p>
          </table:table-cell>
          <table:table-cell table:style-name="ce1" table:formula="of:=SUM([.$B$1:.B376])" office:value-type="float" office:value="18.36" calcext:value-type="float">
            <text:p>18.36</text:p>
          </table:table-cell>
          <table:table-cell table:style-name="ce1" table:formula="of:=MAX([.$B$1:.B376])-MIN([.$B$1:.B376])" office:value-type="float" office:value="66" calcext:value-type="float">
            <text:p>66</text:p>
          </table:table-cell>
          <table:table-cell table:style-name="ce1" table:formula="of:=STDEV([.$B$1:.B376])" office:value-type="float" office:value="19.4536109430461" calcext:value-type="float">
            <text:p>19.453610943</text:p>
          </table:table-cell>
          <table:table-cell table:style-name="ce1" table:formula="of:=[.D376]/[.E376]" office:value-type="float" office:value="3.39268633433796" calcext:value-type="float">
            <text:p>3.3926863343</text:p>
          </table:table-cell>
          <table:table-cell table:style-name="ce1" table:number-columns-repeated="6"/>
          <table:table-cell table:style-name="ce2" table:formula="of:=LOG([.N376])" office:value-type="float" office:value="2.57403126772772" calcext:value-type="float">
            <text:p>2.5740312677</text:p>
          </table:table-cell>
          <table:table-cell table:style-name="ce3" table:formula="of:=[.N375]+1" office:value-type="float" office:value="375" calcext:value-type="float">
            <text:p>37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1" calcext:value-type="float">
            <text:p>161</text:p>
          </table:table-cell>
          <table:table-cell table:style-name="ce1" table:formula="of:=[.A377]-[.$K$1]" office:value-type="float" office:value="11.68" calcext:value-type="float">
            <text:p>11.68</text:p>
          </table:table-cell>
          <table:table-cell table:style-name="ce1" table:formula="of:=SUM([.$B$1:.B377])" office:value-type="float" office:value="18.36" calcext:value-type="float">
            <text:p>18.36</text:p>
          </table:table-cell>
          <table:table-cell table:style-name="ce1" table:formula="of:=MAX([.$B$1:.B377])-MIN([.$B$1:.B377])" office:value-type="float" office:value="66" calcext:value-type="float">
            <text:p>66</text:p>
          </table:table-cell>
          <table:table-cell table:style-name="ce1" table:formula="of:=STDEV([.$B$1:.B377])" office:value-type="float" office:value="19.434850889251" calcext:value-type="float">
            <text:p>19.4348508893</text:p>
          </table:table-cell>
          <table:table-cell table:style-name="ce1" table:formula="of:=[.D377]/[.E377]" office:value-type="float" office:value="3.39596122327356" calcext:value-type="float">
            <text:p>3.3959612233</text:p>
          </table:table-cell>
          <table:table-cell table:style-name="ce1" table:number-columns-repeated="6"/>
          <table:table-cell table:style-name="ce2" table:formula="of:=LOG([.N377])" office:value-type="float" office:value="2.57518784492766" calcext:value-type="float">
            <text:p>2.5751878449</text:p>
          </table:table-cell>
          <table:table-cell table:style-name="ce3" table:formula="of:=[.N376]+1" office:value-type="float" office:value="376" calcext:value-type="float">
            <text:p>37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4" calcext:value-type="float">
            <text:p>144</text:p>
          </table:table-cell>
          <table:table-cell table:style-name="ce1" table:formula="of:=[.A378]-[.$K$1]" office:value-type="float" office:value="-5.31999999999999" calcext:value-type="float">
            <text:p>-5.32</text:p>
          </table:table-cell>
          <table:table-cell table:style-name="ce1" table:formula="of:=SUM([.$B$1:.B378])" office:value-type="float" office:value="18.36" calcext:value-type="float">
            <text:p>18.36</text:p>
          </table:table-cell>
          <table:table-cell table:style-name="ce1" table:formula="of:=MAX([.$B$1:.B378])-MIN([.$B$1:.B378])" office:value-type="float" office:value="66" calcext:value-type="float">
            <text:p>66</text:p>
          </table:table-cell>
          <table:table-cell table:style-name="ce1" table:formula="of:=STDEV([.$B$1:.B378])" office:value-type="float" office:value="19.4122175301442" calcext:value-type="float">
            <text:p>19.4122175301</text:p>
          </table:table-cell>
          <table:table-cell table:style-name="ce1" table:formula="of:=[.D378]/[.E378]" office:value-type="float" office:value="3.39992068899455" calcext:value-type="float">
            <text:p>3.399920689</text:p>
          </table:table-cell>
          <table:table-cell table:style-name="ce1" table:number-columns-repeated="6"/>
          <table:table-cell table:style-name="ce2" table:formula="of:=LOG([.N378])" office:value-type="float" office:value="2.57634135020579" calcext:value-type="float">
            <text:p>2.5763413502</text:p>
          </table:table-cell>
          <table:table-cell table:style-name="ce3" table:formula="of:=[.N377]+1" office:value-type="float" office:value="377" calcext:value-type="float">
            <text:p>37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1" calcext:value-type="float">
            <text:p>161</text:p>
          </table:table-cell>
          <table:table-cell table:style-name="ce1" table:formula="of:=[.A379]-[.$K$1]" office:value-type="float" office:value="11.68" calcext:value-type="float">
            <text:p>11.68</text:p>
          </table:table-cell>
          <table:table-cell table:style-name="ce1" table:formula="of:=SUM([.$B$1:.B379])" office:value-type="float" office:value="18.36" calcext:value-type="float">
            <text:p>18.36</text:p>
          </table:table-cell>
          <table:table-cell table:style-name="ce1" table:formula="of:=MAX([.$B$1:.B379])-MIN([.$B$1:.B379])" office:value-type="float" office:value="66" calcext:value-type="float">
            <text:p>66</text:p>
          </table:table-cell>
          <table:table-cell table:style-name="ce1" table:formula="of:=STDEV([.$B$1:.B379])" office:value-type="float" office:value="19.3936141507278" calcext:value-type="float">
            <text:p>19.3936141507</text:p>
          </table:table-cell>
          <table:table-cell table:style-name="ce1" table:formula="of:=[.D379]/[.E379]" office:value-type="float" office:value="3.40318207256501" calcext:value-type="float">
            <text:p>3.4031820726</text:p>
          </table:table-cell>
          <table:table-cell table:style-name="ce1" table:number-columns-repeated="6"/>
          <table:table-cell table:style-name="ce2" table:formula="of:=LOG([.N379])" office:value-type="float" office:value="2.57749179983722" calcext:value-type="float">
            <text:p>2.5774917998</text:p>
          </table:table-cell>
          <table:table-cell table:style-name="ce3" table:formula="of:=[.N378]+1" office:value-type="float" office:value="378" calcext:value-type="float">
            <text:p>37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5" calcext:value-type="float">
            <text:p>125</text:p>
          </table:table-cell>
          <table:table-cell table:style-name="ce1" table:formula="of:=[.A380]-[.$K$1]" office:value-type="float" office:value="-24.32" calcext:value-type="float">
            <text:p>-24.32</text:p>
          </table:table-cell>
          <table:table-cell table:style-name="ce1" table:formula="of:=SUM([.$B$1:.B380])" office:value-type="float" office:value="18.36" calcext:value-type="float">
            <text:p>18.36</text:p>
          </table:table-cell>
          <table:table-cell table:style-name="ce1" table:formula="of:=MAX([.$B$1:.B380])-MIN([.$B$1:.B380])" office:value-type="float" office:value="66" calcext:value-type="float">
            <text:p>66</text:p>
          </table:table-cell>
          <table:table-cell table:style-name="ce1" table:formula="of:=STDEV([.$B$1:.B380])" office:value-type="float" office:value="19.4132431745468" calcext:value-type="float">
            <text:p>19.4132431745</text:p>
          </table:table-cell>
          <table:table-cell table:style-name="ce1" table:formula="of:=[.D380]/[.E380]" office:value-type="float" office:value="3.39974106369481" calcext:value-type="float">
            <text:p>3.3997410637</text:p>
          </table:table-cell>
          <table:table-cell table:style-name="ce1" table:number-columns-repeated="6"/>
          <table:table-cell table:style-name="ce2" table:formula="of:=LOG([.N380])" office:value-type="float" office:value="2.57863920996807" calcext:value-type="float">
            <text:p>2.57863921</text:p>
          </table:table-cell>
          <table:table-cell table:style-name="ce3" table:formula="of:=[.N379]+1" office:value-type="float" office:value="379" calcext:value-type="float">
            <text:p>37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7" calcext:value-type="float">
            <text:p>177</text:p>
          </table:table-cell>
          <table:table-cell table:style-name="ce1" table:formula="of:=[.A381]-[.$K$1]" office:value-type="float" office:value="27.68" calcext:value-type="float">
            <text:p>27.68</text:p>
          </table:table-cell>
          <table:table-cell table:style-name="ce1" table:formula="of:=SUM([.$B$1:.B381])" office:value-type="float" office:value="18.36" calcext:value-type="float">
            <text:p>18.36</text:p>
          </table:table-cell>
          <table:table-cell table:style-name="ce1" table:formula="of:=MAX([.$B$1:.B381])-MIN([.$B$1:.B381])" office:value-type="float" office:value="66" calcext:value-type="float">
            <text:p>66</text:p>
          </table:table-cell>
          <table:table-cell table:style-name="ce1" table:formula="of:=STDEV([.$B$1:.B381])" office:value-type="float" office:value="19.4342686982102" calcext:value-type="float">
            <text:p>19.4342686982</text:p>
          </table:table-cell>
          <table:table-cell table:style-name="ce1" table:formula="of:=[.D381]/[.E381]" office:value-type="float" office:value="3.39606295584862" calcext:value-type="float">
            <text:p>3.3960629558</text:p>
          </table:table-cell>
          <table:table-cell table:style-name="ce1" table:number-columns-repeated="6"/>
          <table:table-cell table:style-name="ce2" table:formula="of:=LOG([.N381])" office:value-type="float" office:value="2.57978359661681" calcext:value-type="float">
            <text:p>2.5797835966</text:p>
          </table:table-cell>
          <table:table-cell table:style-name="ce3" table:formula="of:=[.N380]+1" office:value-type="float" office:value="380" calcext:value-type="float">
            <text:p>38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8" calcext:value-type="float">
            <text:p>118</text:p>
          </table:table-cell>
          <table:table-cell table:style-name="ce1" table:formula="of:=[.A382]-[.$K$1]" office:value-type="float" office:value="-31.32" calcext:value-type="float">
            <text:p>-31.32</text:p>
          </table:table-cell>
          <table:table-cell table:style-name="ce1" table:formula="of:=SUM([.$B$1:.B382])" office:value-type="float" office:value="18.36" calcext:value-type="float">
            <text:p>18.36</text:p>
          </table:table-cell>
          <table:table-cell table:style-name="ce1" table:formula="of:=MAX([.$B$1:.B382])-MIN([.$B$1:.B382])" office:value-type="float" office:value="66" calcext:value-type="float">
            <text:p>66</text:p>
          </table:table-cell>
          <table:table-cell table:style-name="ce1" table:formula="of:=STDEV([.$B$1:.B382])" office:value-type="float" office:value="19.4812491042328" calcext:value-type="float">
            <text:p>19.4812491042</text:p>
          </table:table-cell>
          <table:table-cell table:style-name="ce1" table:formula="of:=[.D382]/[.E382]" office:value-type="float" office:value="3.38787311054197" calcext:value-type="float">
            <text:p>3.3878731105</text:p>
          </table:table-cell>
          <table:table-cell table:style-name="ce1" table:number-columns-repeated="6"/>
          <table:table-cell table:style-name="ce2" table:formula="of:=LOG([.N382])" office:value-type="float" office:value="2.58092497567562" calcext:value-type="float">
            <text:p>2.5809249757</text:p>
          </table:table-cell>
          <table:table-cell table:style-name="ce3" table:formula="of:=[.N381]+1" office:value-type="float" office:value="381" calcext:value-type="float">
            <text:p>38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2" calcext:value-type="float">
            <text:p>172</text:p>
          </table:table-cell>
          <table:table-cell table:style-name="ce1" table:formula="of:=[.A383]-[.$K$1]" office:value-type="float" office:value="22.68" calcext:value-type="float">
            <text:p>22.68</text:p>
          </table:table-cell>
          <table:table-cell table:style-name="ce1" table:formula="of:=SUM([.$B$1:.B383])" office:value-type="float" office:value="18.36" calcext:value-type="float">
            <text:p>18.36</text:p>
          </table:table-cell>
          <table:table-cell table:style-name="ce1" table:formula="of:=MAX([.$B$1:.B383])-MIN([.$B$1:.B383])" office:value-type="float" office:value="66" calcext:value-type="float">
            <text:p>66</text:p>
          </table:table-cell>
          <table:table-cell table:style-name="ce1" table:formula="of:=STDEV([.$B$1:.B383])" office:value-type="float" office:value="19.4860582092233" calcext:value-type="float">
            <text:p>19.4860582092</text:p>
          </table:table-cell>
          <table:table-cell table:style-name="ce1" table:formula="of:=[.D383]/[.E383]" office:value-type="float" office:value="3.38703699287732" calcext:value-type="float">
            <text:p>3.3870369929</text:p>
          </table:table-cell>
          <table:table-cell table:style-name="ce1" table:number-columns-repeated="6"/>
          <table:table-cell table:style-name="ce2" table:formula="of:=LOG([.N383])" office:value-type="float" office:value="2.58206336291171" calcext:value-type="float">
            <text:p>2.5820633629</text:p>
          </table:table-cell>
          <table:table-cell table:style-name="ce3" table:formula="of:=[.N382]+1" office:value-type="float" office:value="382" calcext:value-type="float">
            <text:p>38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1" calcext:value-type="float">
            <text:p>181</text:p>
          </table:table-cell>
          <table:table-cell table:style-name="ce1" table:formula="of:=[.A384]-[.$K$1]" office:value-type="float" office:value="31.68" calcext:value-type="float">
            <text:p>31.68</text:p>
          </table:table-cell>
          <table:table-cell table:style-name="ce1" table:formula="of:=SUM([.$B$1:.B384])" office:value-type="float" office:value="18.36" calcext:value-type="float">
            <text:p>18.36</text:p>
          </table:table-cell>
          <table:table-cell table:style-name="ce1" table:formula="of:=MAX([.$B$1:.B384])-MIN([.$B$1:.B384])" office:value-type="float" office:value="66" calcext:value-type="float">
            <text:p>66</text:p>
          </table:table-cell>
          <table:table-cell table:style-name="ce1" table:formula="of:=STDEV([.$B$1:.B384])" office:value-type="float" office:value="19.5215771739634" calcext:value-type="float">
            <text:p>19.521577174</text:p>
          </table:table-cell>
          <table:table-cell table:style-name="ce1" table:formula="of:=[.D384]/[.E384]" office:value-type="float" office:value="3.38087437361498" calcext:value-type="float">
            <text:p>3.3808743736</text:p>
          </table:table-cell>
          <table:table-cell table:style-name="ce1" table:number-columns-repeated="6"/>
          <table:table-cell table:style-name="ce2" table:formula="of:=LOG([.N384])" office:value-type="float" office:value="2.58319877396862" calcext:value-type="float">
            <text:p>2.583198774</text:p>
          </table:table-cell>
          <table:table-cell table:style-name="ce3" table:formula="of:=[.N383]+1" office:value-type="float" office:value="383" calcext:value-type="float">
            <text:p>38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4" calcext:value-type="float">
            <text:p>124</text:p>
          </table:table-cell>
          <table:table-cell table:style-name="ce1" table:formula="of:=[.A385]-[.$K$1]" office:value-type="float" office:value="-25.32" calcext:value-type="float">
            <text:p>-25.32</text:p>
          </table:table-cell>
          <table:table-cell table:style-name="ce1" table:formula="of:=SUM([.$B$1:.B385])" office:value-type="float" office:value="18.36" calcext:value-type="float">
            <text:p>18.36</text:p>
          </table:table-cell>
          <table:table-cell table:style-name="ce1" table:formula="of:=MAX([.$B$1:.B385])-MIN([.$B$1:.B385])" office:value-type="float" office:value="66" calcext:value-type="float">
            <text:p>66</text:p>
          </table:table-cell>
          <table:table-cell table:style-name="ce1" table:formula="of:=STDEV([.$B$1:.B385])" office:value-type="float" office:value="19.5441672220281" calcext:value-type="float">
            <text:p>19.544167222</text:p>
          </table:table-cell>
          <table:table-cell table:style-name="ce1" table:formula="of:=[.D385]/[.E385]" office:value-type="float" office:value="3.37696660339724" calcext:value-type="float">
            <text:p>3.3769666034</text:p>
          </table:table-cell>
          <table:table-cell table:style-name="ce1" table:number-columns-repeated="6"/>
          <table:table-cell table:style-name="ce2" table:formula="of:=LOG([.N385])" office:value-type="float" office:value="2.58433122436753" calcext:value-type="float">
            <text:p>2.5843312244</text:p>
          </table:table-cell>
          <table:table-cell table:style-name="ce3" table:formula="of:=[.N384]+1" office:value-type="float" office:value="384" calcext:value-type="float">
            <text:p>38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4" calcext:value-type="float">
            <text:p>124</text:p>
          </table:table-cell>
          <table:table-cell table:style-name="ce1" table:formula="of:=[.A386]-[.$K$1]" office:value-type="float" office:value="-25.32" calcext:value-type="float">
            <text:p>-25.32</text:p>
          </table:table-cell>
          <table:table-cell table:style-name="ce1" table:formula="of:=SUM([.$B$1:.B386])" office:value-type="float" office:value="18.36" calcext:value-type="float">
            <text:p>18.36</text:p>
          </table:table-cell>
          <table:table-cell table:style-name="ce1" table:formula="of:=MAX([.$B$1:.B386])-MIN([.$B$1:.B386])" office:value-type="float" office:value="66" calcext:value-type="float">
            <text:p>66</text:p>
          </table:table-cell>
          <table:table-cell table:style-name="ce1" table:formula="of:=STDEV([.$B$1:.B386])" office:value-type="float" office:value="19.5663664395391" calcext:value-type="float">
            <text:p>19.5663664395</text:p>
          </table:table-cell>
          <table:table-cell table:style-name="ce1" table:formula="of:=[.D386]/[.E386]" office:value-type="float" office:value="3.37313523202904" calcext:value-type="float">
            <text:p>3.373135232</text:p>
          </table:table-cell>
          <table:table-cell table:style-name="ce1" table:number-columns-repeated="6"/>
          <table:table-cell table:style-name="ce2" table:formula="of:=LOG([.N386])" office:value-type="float" office:value="2.5854607295085" calcext:value-type="float">
            <text:p>2.5854607295</text:p>
          </table:table-cell>
          <table:table-cell table:style-name="ce3" table:formula="of:=[.N385]+1" office:value-type="float" office:value="385" calcext:value-type="float">
            <text:p>38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0" calcext:value-type="float">
            <text:p>130</text:p>
          </table:table-cell>
          <table:table-cell table:style-name="ce1" table:formula="of:=[.A387]-[.$K$1]" office:value-type="float" office:value="-19.32" calcext:value-type="float">
            <text:p>-19.32</text:p>
          </table:table-cell>
          <table:table-cell table:style-name="ce1" table:formula="of:=SUM([.$B$1:.B387])" office:value-type="float" office:value="18.36" calcext:value-type="float">
            <text:p>18.36</text:p>
          </table:table-cell>
          <table:table-cell table:style-name="ce1" table:formula="of:=MAX([.$B$1:.B387])-MIN([.$B$1:.B387])" office:value-type="float" office:value="66" calcext:value-type="float">
            <text:p>66</text:p>
          </table:table-cell>
          <table:table-cell table:style-name="ce1" table:formula="of:=STDEV([.$B$1:.B387])" office:value-type="float" office:value="19.5693913969789" calcext:value-type="float">
            <text:p>19.569391397</text:p>
          </table:table-cell>
          <table:table-cell table:style-name="ce1" table:formula="of:=[.D387]/[.E387]" office:value-type="float" office:value="3.37261382641614" calcext:value-type="float">
            <text:p>3.3726138264</text:p>
          </table:table-cell>
          <table:table-cell table:style-name="ce1" table:number-columns-repeated="6"/>
          <table:table-cell table:style-name="ce2" table:formula="of:=LOG([.N387])" office:value-type="float" office:value="2.58658730467175" calcext:value-type="float">
            <text:p>2.5865873047</text:p>
          </table:table-cell>
          <table:table-cell table:style-name="ce3" table:formula="of:=[.N386]+1" office:value-type="float" office:value="386" calcext:value-type="float">
            <text:p>38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7" calcext:value-type="float">
            <text:p>177</text:p>
          </table:table-cell>
          <table:table-cell table:style-name="ce1" table:formula="of:=[.A388]-[.$K$1]" office:value-type="float" office:value="27.68" calcext:value-type="float">
            <text:p>27.68</text:p>
          </table:table-cell>
          <table:table-cell table:style-name="ce1" table:formula="of:=SUM([.$B$1:.B388])" office:value-type="float" office:value="18.36" calcext:value-type="float">
            <text:p>18.36</text:p>
          </table:table-cell>
          <table:table-cell table:style-name="ce1" table:formula="of:=MAX([.$B$1:.B388])-MIN([.$B$1:.B388])" office:value-type="float" office:value="66" calcext:value-type="float">
            <text:p>66</text:p>
          </table:table-cell>
          <table:table-cell table:style-name="ce1" table:formula="of:=STDEV([.$B$1:.B388])" office:value-type="float" office:value="19.5897343524694" calcext:value-type="float">
            <text:p>19.5897343525</text:p>
          </table:table-cell>
          <table:table-cell table:style-name="ce1" table:formula="of:=[.D388]/[.E388]" office:value-type="float" office:value="3.36911153630219" calcext:value-type="float">
            <text:p>3.3691115363</text:p>
          </table:table-cell>
          <table:table-cell table:style-name="ce1" table:number-columns-repeated="6"/>
          <table:table-cell table:style-name="ce2" table:formula="of:=LOG([.N388])" office:value-type="float" office:value="2.58771096501891" calcext:value-type="float">
            <text:p>2.587710965</text:p>
          </table:table-cell>
          <table:table-cell table:style-name="ce3" table:formula="of:=[.N387]+1" office:value-type="float" office:value="387" calcext:value-type="float">
            <text:p>38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8" calcext:value-type="float">
            <text:p>178</text:p>
          </table:table-cell>
          <table:table-cell table:style-name="ce1" table:formula="of:=[.A389]-[.$K$1]" office:value-type="float" office:value="28.68" calcext:value-type="float">
            <text:p>28.68</text:p>
          </table:table-cell>
          <table:table-cell table:style-name="ce1" table:formula="of:=SUM([.$B$1:.B389])" office:value-type="float" office:value="18.36" calcext:value-type="float">
            <text:p>18.36</text:p>
          </table:table-cell>
          <table:table-cell table:style-name="ce1" table:formula="of:=MAX([.$B$1:.B389])-MIN([.$B$1:.B389])" office:value-type="float" office:value="66" calcext:value-type="float">
            <text:p>66</text:p>
          </table:table-cell>
          <table:table-cell table:style-name="ce1" table:formula="of:=STDEV([.$B$1:.B389])" office:value-type="float" office:value="19.6132253909211" calcext:value-type="float">
            <text:p>19.6132253909</text:p>
          </table:table-cell>
          <table:table-cell table:style-name="ce1" table:formula="of:=[.D389]/[.E389]" office:value-type="float" office:value="3.36507630359212" calcext:value-type="float">
            <text:p>3.3650763036</text:p>
          </table:table-cell>
          <table:table-cell table:style-name="ce1" table:number-columns-repeated="6"/>
          <table:table-cell table:style-name="ce2" table:formula="of:=LOG([.N389])" office:value-type="float" office:value="2.58883172559421" calcext:value-type="float">
            <text:p>2.5888317256</text:p>
          </table:table-cell>
          <table:table-cell table:style-name="ce3" table:formula="of:=[.N388]+1" office:value-type="float" office:value="388" calcext:value-type="float">
            <text:p>38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4" calcext:value-type="float">
            <text:p>154</text:p>
          </table:table-cell>
          <table:table-cell table:style-name="ce1" table:formula="of:=[.A390]-[.$K$1]" office:value-type="float" office:value="4.68000000000001" calcext:value-type="float">
            <text:p>4.68</text:p>
          </table:table-cell>
          <table:table-cell table:style-name="ce1" table:formula="of:=SUM([.$B$1:.B390])" office:value-type="float" office:value="18.36" calcext:value-type="float">
            <text:p>18.36</text:p>
          </table:table-cell>
          <table:table-cell table:style-name="ce1" table:formula="of:=MAX([.$B$1:.B390])-MIN([.$B$1:.B390])" office:value-type="float" office:value="66" calcext:value-type="float">
            <text:p>66</text:p>
          </table:table-cell>
          <table:table-cell table:style-name="ce1" table:formula="of:=STDEV([.$B$1:.B390])" office:value-type="float" office:value="19.588664413769" calcext:value-type="float">
            <text:p>19.5886644138</text:p>
          </table:table-cell>
          <table:table-cell table:style-name="ce1" table:formula="of:=[.D390]/[.E390]" office:value-type="float" office:value="3.36929555818049" calcext:value-type="float">
            <text:p>3.3692955582</text:p>
          </table:table-cell>
          <table:table-cell table:style-name="ce1" table:number-columns-repeated="6"/>
          <table:table-cell table:style-name="ce2" table:formula="of:=LOG([.N390])" office:value-type="float" office:value="2.58994960132571" calcext:value-type="float">
            <text:p>2.5899496013</text:p>
          </table:table-cell>
          <table:table-cell table:style-name="ce3" table:formula="of:=[.N389]+1" office:value-type="float" office:value="389" calcext:value-type="float">
            <text:p>38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7" calcext:value-type="float">
            <text:p>157</text:p>
          </table:table-cell>
          <table:table-cell table:style-name="ce1" table:formula="of:=[.A391]-[.$K$1]" office:value-type="float" office:value="7.68000000000001" calcext:value-type="float">
            <text:p>7.68</text:p>
          </table:table-cell>
          <table:table-cell table:style-name="ce1" table:formula="of:=SUM([.$B$1:.B391])" office:value-type="float" office:value="18.36" calcext:value-type="float">
            <text:p>18.36</text:p>
          </table:table-cell>
          <table:table-cell table:style-name="ce1" table:formula="of:=MAX([.$B$1:.B391])-MIN([.$B$1:.B391])" office:value-type="float" office:value="66" calcext:value-type="float">
            <text:p>66</text:p>
          </table:table-cell>
          <table:table-cell table:style-name="ce1" table:formula="of:=STDEV([.$B$1:.B391])" office:value-type="float" office:value="19.5660304987663" calcext:value-type="float">
            <text:p>19.5660304988</text:p>
          </table:table-cell>
          <table:table-cell table:style-name="ce1" table:formula="of:=[.D391]/[.E391]" office:value-type="float" office:value="3.37319314738681" calcext:value-type="float">
            <text:p>3.3731931474</text:p>
          </table:table-cell>
          <table:table-cell table:style-name="ce1" table:number-columns-repeated="6"/>
          <table:table-cell table:style-name="ce2" table:formula="of:=LOG([.N391])" office:value-type="float" office:value="2.5910646070265" calcext:value-type="float">
            <text:p>2.591064607</text:p>
          </table:table-cell>
          <table:table-cell table:style-name="ce3" table:formula="of:=[.N390]+1" office:value-type="float" office:value="390" calcext:value-type="float">
            <text:p>39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0" calcext:value-type="float">
            <text:p>170</text:p>
          </table:table-cell>
          <table:table-cell table:style-name="ce1" table:formula="of:=[.A392]-[.$K$1]" office:value-type="float" office:value="20.68" calcext:value-type="float">
            <text:p>20.68</text:p>
          </table:table-cell>
          <table:table-cell table:style-name="ce1" table:formula="of:=SUM([.$B$1:.B392])" office:value-type="float" office:value="18.36" calcext:value-type="float">
            <text:p>18.36</text:p>
          </table:table-cell>
          <table:table-cell table:style-name="ce1" table:formula="of:=MAX([.$B$1:.B392])-MIN([.$B$1:.B392])" office:value-type="float" office:value="66" calcext:value-type="float">
            <text:p>66</text:p>
          </table:table-cell>
          <table:table-cell table:style-name="ce1" table:formula="of:=STDEV([.$B$1:.B392])" office:value-type="float" office:value="19.564950797344" calcext:value-type="float">
            <text:p>19.5649507973</text:p>
          </table:table-cell>
          <table:table-cell table:style-name="ce1" table:formula="of:=[.D392]/[.E392]" office:value-type="float" office:value="3.37337929870796" calcext:value-type="float">
            <text:p>3.3733792987</text:p>
          </table:table-cell>
          <table:table-cell table:style-name="ce1" table:number-columns-repeated="6"/>
          <table:table-cell table:style-name="ce2" table:formula="of:=LOG([.N392])" office:value-type="float" office:value="2.59217675739587" calcext:value-type="float">
            <text:p>2.5921767574</text:p>
          </table:table-cell>
          <table:table-cell table:style-name="ce3" table:formula="of:=[.N391]+1" office:value-type="float" office:value="391" calcext:value-type="float">
            <text:p>39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2" calcext:value-type="float">
            <text:p>122</text:p>
          </table:table-cell>
          <table:table-cell table:style-name="ce1" table:formula="of:=[.A393]-[.$K$1]" office:value-type="float" office:value="-27.32" calcext:value-type="float">
            <text:p>-27.32</text:p>
          </table:table-cell>
          <table:table-cell table:style-name="ce1" table:formula="of:=SUM([.$B$1:.B393])" office:value-type="float" office:value="18.36" calcext:value-type="float">
            <text:p>18.36</text:p>
          </table:table-cell>
          <table:table-cell table:style-name="ce1" table:formula="of:=MAX([.$B$1:.B393])-MIN([.$B$1:.B393])" office:value-type="float" office:value="66" calcext:value-type="float">
            <text:p>66</text:p>
          </table:table-cell>
          <table:table-cell table:style-name="ce1" table:formula="of:=STDEV([.$B$1:.B393])" office:value-type="float" office:value="19.5942298200053" calcext:value-type="float">
            <text:p>19.59422982</text:p>
          </table:table-cell>
          <table:table-cell table:style-name="ce1" table:formula="of:=[.D393]/[.E393]" office:value-type="float" office:value="3.36833856733758" calcext:value-type="float">
            <text:p>3.3683385673</text:p>
          </table:table-cell>
          <table:table-cell table:style-name="ce1" table:number-columns-repeated="6"/>
          <table:table-cell table:style-name="ce2" table:formula="of:=LOG([.N393])" office:value-type="float" office:value="2.59328606702046" calcext:value-type="float">
            <text:p>2.593286067</text:p>
          </table:table-cell>
          <table:table-cell table:style-name="ce3" table:formula="of:=[.N392]+1" office:value-type="float" office:value="392" calcext:value-type="float">
            <text:p>39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0" calcext:value-type="float">
            <text:p>150</text:p>
          </table:table-cell>
          <table:table-cell table:style-name="ce1" table:formula="of:=[.A394]-[.$K$1]" office:value-type="float" office:value="0.680000000000007" calcext:value-type="float">
            <text:p>0.68</text:p>
          </table:table-cell>
          <table:table-cell table:style-name="ce1" table:formula="of:=SUM([.$B$1:.B394])" office:value-type="float" office:value="18.36" calcext:value-type="float">
            <text:p>18.36</text:p>
          </table:table-cell>
          <table:table-cell table:style-name="ce1" table:formula="of:=MAX([.$B$1:.B394])-MIN([.$B$1:.B394])" office:value-type="float" office:value="66" calcext:value-type="float">
            <text:p>66</text:p>
          </table:table-cell>
          <table:table-cell table:style-name="ce1" table:formula="of:=STDEV([.$B$1:.B394])" office:value-type="float" office:value="19.5693276222877" calcext:value-type="float">
            <text:p>19.5693276223</text:p>
          </table:table-cell>
          <table:table-cell table:style-name="ce1" table:formula="of:=[.D394]/[.E394]" office:value-type="float" office:value="3.37262481746342" calcext:value-type="float">
            <text:p>3.3726248175</text:p>
          </table:table-cell>
          <table:table-cell table:style-name="ce1" table:number-columns-repeated="6"/>
          <table:table-cell table:style-name="ce2" table:formula="of:=LOG([.N394])" office:value-type="float" office:value="2.59439255037543" calcext:value-type="float">
            <text:p>2.5943925504</text:p>
          </table:table-cell>
          <table:table-cell table:style-name="ce3" table:formula="of:=[.N393]+1" office:value-type="float" office:value="393" calcext:value-type="float">
            <text:p>39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0" calcext:value-type="float">
            <text:p>130</text:p>
          </table:table-cell>
          <table:table-cell table:style-name="ce1" table:formula="of:=[.A395]-[.$K$1]" office:value-type="float" office:value="-19.32" calcext:value-type="float">
            <text:p>-19.32</text:p>
          </table:table-cell>
          <table:table-cell table:style-name="ce1" table:formula="of:=SUM([.$B$1:.B395])" office:value-type="float" office:value="18.36" calcext:value-type="float">
            <text:p>18.36</text:p>
          </table:table-cell>
          <table:table-cell table:style-name="ce1" table:formula="of:=MAX([.$B$1:.B395])-MIN([.$B$1:.B395])" office:value-type="float" office:value="66" calcext:value-type="float">
            <text:p>66</text:p>
          </table:table-cell>
          <table:table-cell table:style-name="ce1" table:formula="of:=STDEV([.$B$1:.B395])" office:value-type="float" office:value="19.5725040453477" calcext:value-type="float">
            <text:p>19.5725040453</text:p>
          </table:table-cell>
          <table:table-cell table:style-name="ce1" table:formula="of:=[.D395]/[.E395]" office:value-type="float" office:value="3.37207747394426" calcext:value-type="float">
            <text:p>3.3720774739</text:p>
          </table:table-cell>
          <table:table-cell table:style-name="ce1" table:number-columns-repeated="6"/>
          <table:table-cell table:style-name="ce2" table:formula="of:=LOG([.N395])" office:value-type="float" office:value="2.59549622182557" calcext:value-type="float">
            <text:p>2.5954962218</text:p>
          </table:table-cell>
          <table:table-cell table:style-name="ce3" table:formula="of:=[.N394]+1" office:value-type="float" office:value="394" calcext:value-type="float">
            <text:p>39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8" calcext:value-type="float">
            <text:p>168</text:p>
          </table:table-cell>
          <table:table-cell table:style-name="ce1" table:formula="of:=[.A396]-[.$K$1]" office:value-type="float" office:value="18.68" calcext:value-type="float">
            <text:p>18.68</text:p>
          </table:table-cell>
          <table:table-cell table:style-name="ce1" table:formula="of:=SUM([.$B$1:.B396])" office:value-type="float" office:value="18.36" calcext:value-type="float">
            <text:p>18.36</text:p>
          </table:table-cell>
          <table:table-cell table:style-name="ce1" table:formula="of:=MAX([.$B$1:.B396])-MIN([.$B$1:.B396])" office:value-type="float" office:value="66" calcext:value-type="float">
            <text:p>66</text:p>
          </table:table-cell>
          <table:table-cell table:style-name="ce1" table:formula="of:=STDEV([.$B$1:.B396])" office:value-type="float" office:value="19.5669082503715" calcext:value-type="float">
            <text:p>19.5669082504</text:p>
          </table:table-cell>
          <table:table-cell table:style-name="ce1" table:formula="of:=[.D396]/[.E396]" office:value-type="float" office:value="3.37304182937266" calcext:value-type="float">
            <text:p>3.3730418294</text:p>
          </table:table-cell>
          <table:table-cell table:style-name="ce1" table:number-columns-repeated="6"/>
          <table:table-cell table:style-name="ce2" table:formula="of:=LOG([.N396])" office:value-type="float" office:value="2.59659709562646" calcext:value-type="float">
            <text:p>2.5965970956</text:p>
          </table:table-cell>
          <table:table-cell table:style-name="ce3" table:formula="of:=[.N395]+1" office:value-type="float" office:value="395" calcext:value-type="float">
            <text:p>39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3" calcext:value-type="float">
            <text:p>153</text:p>
          </table:table-cell>
          <table:table-cell table:style-name="ce1" table:formula="of:=[.A397]-[.$K$1]" office:value-type="float" office:value="3.68000000000001" calcext:value-type="float">
            <text:p>3.68</text:p>
          </table:table-cell>
          <table:table-cell table:style-name="ce1" table:formula="of:=SUM([.$B$1:.B397])" office:value-type="float" office:value="18.36" calcext:value-type="float">
            <text:p>18.36</text:p>
          </table:table-cell>
          <table:table-cell table:style-name="ce1" table:formula="of:=MAX([.$B$1:.B397])-MIN([.$B$1:.B397])" office:value-type="float" office:value="66" calcext:value-type="float">
            <text:p>66</text:p>
          </table:table-cell>
          <table:table-cell table:style-name="ce1" table:formula="of:=STDEV([.$B$1:.B397])" office:value-type="float" office:value="19.5424987217824" calcext:value-type="float">
            <text:p>19.5424987218</text:p>
          </table:table-cell>
          <table:table-cell table:style-name="ce1" table:formula="of:=[.D397]/[.E397]" office:value-type="float" office:value="3.37725492218839" calcext:value-type="float">
            <text:p>3.3772549222</text:p>
          </table:table-cell>
          <table:table-cell table:style-name="ce1" table:number-columns-repeated="6"/>
          <table:table-cell table:style-name="ce2" table:formula="of:=LOG([.N397])" office:value-type="float" office:value="2.59769518592551" calcext:value-type="float">
            <text:p>2.5976951859</text:p>
          </table:table-cell>
          <table:table-cell table:style-name="ce3" table:formula="of:=[.N396]+1" office:value-type="float" office:value="396" calcext:value-type="float">
            <text:p>39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0" calcext:value-type="float">
            <text:p>130</text:p>
          </table:table-cell>
          <table:table-cell table:style-name="ce1" table:formula="of:=[.A398]-[.$K$1]" office:value-type="float" office:value="-19.32" calcext:value-type="float">
            <text:p>-19.32</text:p>
          </table:table-cell>
          <table:table-cell table:style-name="ce1" table:formula="of:=SUM([.$B$1:.B398])" office:value-type="float" office:value="18.36" calcext:value-type="float">
            <text:p>18.36</text:p>
          </table:table-cell>
          <table:table-cell table:style-name="ce1" table:formula="of:=MAX([.$B$1:.B398])-MIN([.$B$1:.B398])" office:value-type="float" office:value="66" calcext:value-type="float">
            <text:p>66</text:p>
          </table:table-cell>
          <table:table-cell table:style-name="ce1" table:formula="of:=STDEV([.$B$1:.B398])" office:value-type="float" office:value="19.5457139900849" calcext:value-type="float">
            <text:p>19.5457139901</text:p>
          </table:table-cell>
          <table:table-cell table:style-name="ce1" table:formula="of:=[.D398]/[.E398]" office:value-type="float" office:value="3.3766993640386" calcext:value-type="float">
            <text:p>3.376699364</text:p>
          </table:table-cell>
          <table:table-cell table:style-name="ce1" table:number-columns-repeated="6"/>
          <table:table-cell table:style-name="ce2" table:formula="of:=LOG([.N398])" office:value-type="float" office:value="2.59879050676312" calcext:value-type="float">
            <text:p>2.5987905068</text:p>
          </table:table-cell>
          <table:table-cell table:style-name="ce3" table:formula="of:=[.N397]+1" office:value-type="float" office:value="397" calcext:value-type="float">
            <text:p>39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0" calcext:value-type="float">
            <text:p>160</text:p>
          </table:table-cell>
          <table:table-cell table:style-name="ce1" table:formula="of:=[.A399]-[.$K$1]" office:value-type="float" office:value="10.68" calcext:value-type="float">
            <text:p>10.68</text:p>
          </table:table-cell>
          <table:table-cell table:style-name="ce1" table:formula="of:=SUM([.$B$1:.B399])" office:value-type="float" office:value="18.36" calcext:value-type="float">
            <text:p>18.36</text:p>
          </table:table-cell>
          <table:table-cell table:style-name="ce1" table:formula="of:=MAX([.$B$1:.B399])-MIN([.$B$1:.B399])" office:value-type="float" office:value="66" calcext:value-type="float">
            <text:p>66</text:p>
          </table:table-cell>
          <table:table-cell table:style-name="ce1" table:formula="of:=STDEV([.$B$1:.B399])" office:value-type="float" office:value="19.5266309499479" calcext:value-type="float">
            <text:p>19.5266309499</text:p>
          </table:table-cell>
          <table:table-cell table:style-name="ce1" table:formula="of:=[.D399]/[.E399]" office:value-type="float" office:value="3.37999935417308" calcext:value-type="float">
            <text:p>3.3799993542</text:p>
          </table:table-cell>
          <table:table-cell table:style-name="ce1" table:number-columns-repeated="6"/>
          <table:table-cell table:style-name="ce2" table:formula="of:=LOG([.N399])" office:value-type="float" office:value="2.59988307207369" calcext:value-type="float">
            <text:p>2.5998830721</text:p>
          </table:table-cell>
          <table:table-cell table:style-name="ce3" table:formula="of:=[.N398]+1" office:value-type="float" office:value="398" calcext:value-type="float">
            <text:p>39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1" calcext:value-type="float">
            <text:p>141</text:p>
          </table:table-cell>
          <table:table-cell table:style-name="ce1" table:formula="of:=[.A400]-[.$K$1]" office:value-type="float" office:value="-8.31999999999999" calcext:value-type="float">
            <text:p>-8.32</text:p>
          </table:table-cell>
          <table:table-cell table:style-name="ce1" table:formula="of:=SUM([.$B$1:.B400])" office:value-type="float" office:value="18.36" calcext:value-type="float">
            <text:p>18.36</text:p>
          </table:table-cell>
          <table:table-cell table:style-name="ce1" table:formula="of:=MAX([.$B$1:.B400])-MIN([.$B$1:.B400])" office:value-type="float" office:value="66" calcext:value-type="float">
            <text:p>66</text:p>
          </table:table-cell>
          <table:table-cell table:style-name="ce1" table:formula="of:=STDEV([.$B$1:.B400])" office:value-type="float" office:value="19.5082719746931" calcext:value-type="float">
            <text:p>19.5082719747</text:p>
          </table:table-cell>
          <table:table-cell table:style-name="ce1" table:formula="of:=[.D400]/[.E400]" office:value-type="float" office:value="3.38318022660427" calcext:value-type="float">
            <text:p>3.3831802266</text:p>
          </table:table-cell>
          <table:table-cell table:style-name="ce1" table:number-columns-repeated="6"/>
          <table:table-cell table:style-name="ce2" table:formula="of:=LOG([.N400])" office:value-type="float" office:value="2.60097289568675" calcext:value-type="float">
            <text:p>2.6009728957</text:p>
          </table:table-cell>
          <table:table-cell table:style-name="ce3" table:formula="of:=[.N399]+1" office:value-type="float" office:value="399" calcext:value-type="float">
            <text:p>39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7" calcext:value-type="float">
            <text:p>157</text:p>
          </table:table-cell>
          <table:table-cell table:style-name="ce1" table:formula="of:=[.A401]-[.$K$1]" office:value-type="float" office:value="7.68000000000001" calcext:value-type="float">
            <text:p>7.68</text:p>
          </table:table-cell>
          <table:table-cell table:style-name="ce1" table:formula="of:=SUM([.$B$1:.B401])" office:value-type="float" office:value="18.36" calcext:value-type="float">
            <text:p>18.36</text:p>
          </table:table-cell>
          <table:table-cell table:style-name="ce1" table:formula="of:=MAX([.$B$1:.B401])-MIN([.$B$1:.B401])" office:value-type="float" office:value="66" calcext:value-type="float">
            <text:p>66</text:p>
          </table:table-cell>
          <table:table-cell table:style-name="ce1" table:formula="of:=STDEV([.$B$1:.B401])" office:value-type="float" office:value="19.4863690448892" calcext:value-type="float">
            <text:p>19.4863690449</text:p>
          </table:table-cell>
          <table:table-cell table:style-name="ce1" table:formula="of:=[.D401]/[.E401]" office:value-type="float" office:value="3.3869829647566" calcext:value-type="float">
            <text:p>3.3869829648</text:p>
          </table:table-cell>
          <table:table-cell table:style-name="ce1" table:number-columns-repeated="6"/>
          <table:table-cell table:style-name="ce2" table:formula="of:=LOG([.N401])" office:value-type="float" office:value="2.60205999132796" calcext:value-type="float">
            <text:p>2.6020599913</text:p>
          </table:table-cell>
          <table:table-cell table:style-name="ce3" table:formula="of:=[.N400]+1" office:value-type="float" office:value="400" calcext:value-type="float">
            <text:p>40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4" calcext:value-type="float">
            <text:p>144</text:p>
          </table:table-cell>
          <table:table-cell table:style-name="ce1" table:formula="of:=[.A402]-[.$K$1]" office:value-type="float" office:value="-5.31999999999999" calcext:value-type="float">
            <text:p>-5.32</text:p>
          </table:table-cell>
          <table:table-cell table:style-name="ce1" table:formula="of:=SUM([.$B$1:.B402])" office:value-type="float" office:value="18.36" calcext:value-type="float">
            <text:p>18.36</text:p>
          </table:table-cell>
          <table:table-cell table:style-name="ce1" table:formula="of:=MAX([.$B$1:.B402])-MIN([.$B$1:.B402])" office:value-type="float" office:value="66" calcext:value-type="float">
            <text:p>66</text:p>
          </table:table-cell>
          <table:table-cell table:style-name="ce1" table:formula="of:=STDEV([.$B$1:.B402])" office:value-type="float" office:value="19.4649838672651" calcext:value-type="float">
            <text:p>19.4649838673</text:p>
          </table:table-cell>
          <table:table-cell table:style-name="ce1" table:formula="of:=[.D402]/[.E402]" office:value-type="float" office:value="3.39070406890982" calcext:value-type="float">
            <text:p>3.3907040689</text:p>
          </table:table-cell>
          <table:table-cell table:style-name="ce1" table:number-columns-repeated="6"/>
          <table:table-cell table:style-name="ce2" table:formula="of:=LOG([.N402])" office:value-type="float" office:value="2.60314437262018" calcext:value-type="float">
            <text:p>2.6031443726</text:p>
          </table:table-cell>
          <table:table-cell table:style-name="ce3" table:formula="of:=[.N401]+1" office:value-type="float" office:value="401" calcext:value-type="float">
            <text:p>40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4" calcext:value-type="float">
            <text:p>134</text:p>
          </table:table-cell>
          <table:table-cell table:style-name="ce1" table:formula="of:=[.A403]-[.$K$1]" office:value-type="float" office:value="-15.32" calcext:value-type="float">
            <text:p>-15.32</text:p>
          </table:table-cell>
          <table:table-cell table:style-name="ce1" table:formula="of:=SUM([.$B$1:.B403])" office:value-type="float" office:value="18.36" calcext:value-type="float">
            <text:p>18.36</text:p>
          </table:table-cell>
          <table:table-cell table:style-name="ce1" table:formula="of:=MAX([.$B$1:.B403])-MIN([.$B$1:.B403])" office:value-type="float" office:value="66" calcext:value-type="float">
            <text:p>66</text:p>
          </table:table-cell>
          <table:table-cell table:style-name="ce1" table:formula="of:=STDEV([.$B$1:.B403])" office:value-type="float" office:value="19.4586583228785" calcext:value-type="float">
            <text:p>19.4586583229</text:p>
          </table:table-cell>
          <table:table-cell table:style-name="ce1" table:formula="of:=[.D403]/[.E403]" office:value-type="float" office:value="3.39180630569995" calcext:value-type="float">
            <text:p>3.3918063057</text:p>
          </table:table-cell>
          <table:table-cell table:style-name="ce1" table:number-columns-repeated="6"/>
          <table:table-cell table:style-name="ce2" table:formula="of:=LOG([.N403])" office:value-type="float" office:value="2.60422605308447" calcext:value-type="float">
            <text:p>2.6042260531</text:p>
          </table:table-cell>
          <table:table-cell table:style-name="ce3" table:formula="of:=[.N402]+1" office:value-type="float" office:value="402" calcext:value-type="float">
            <text:p>40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9" calcext:value-type="float">
            <text:p>139</text:p>
          </table:table-cell>
          <table:table-cell table:style-name="ce1" table:formula="of:=[.A404]-[.$K$1]" office:value-type="float" office:value="-10.32" calcext:value-type="float">
            <text:p>-10.32</text:p>
          </table:table-cell>
          <table:table-cell table:style-name="ce1" table:formula="of:=SUM([.$B$1:.B404])" office:value-type="float" office:value="18.36" calcext:value-type="float">
            <text:p>18.36</text:p>
          </table:table-cell>
          <table:table-cell table:style-name="ce1" table:formula="of:=MAX([.$B$1:.B404])-MIN([.$B$1:.B404])" office:value-type="float" office:value="66" calcext:value-type="float">
            <text:p>66</text:p>
          </table:table-cell>
          <table:table-cell table:style-name="ce1" table:formula="of:=STDEV([.$B$1:.B404])" office:value-type="float" office:value="19.4432309376589" calcext:value-type="float">
            <text:p>19.4432309377</text:p>
          </table:table-cell>
          <table:table-cell table:style-name="ce1" table:formula="of:=[.D404]/[.E404]" office:value-type="float" office:value="3.3944975612138" calcext:value-type="float">
            <text:p>3.3944975612</text:p>
          </table:table-cell>
          <table:table-cell table:style-name="ce1" table:number-columns-repeated="6"/>
          <table:table-cell table:style-name="ce2" table:formula="of:=LOG([.N404])" office:value-type="float" office:value="2.60530504614111" calcext:value-type="float">
            <text:p>2.6053050461</text:p>
          </table:table-cell>
          <table:table-cell table:style-name="ce3" table:formula="of:=[.N403]+1" office:value-type="float" office:value="403" calcext:value-type="float">
            <text:p>40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4" calcext:value-type="float">
            <text:p>174</text:p>
          </table:table-cell>
          <table:table-cell table:style-name="ce1" table:formula="of:=[.A405]-[.$K$1]" office:value-type="float" office:value="24.68" calcext:value-type="float">
            <text:p>24.68</text:p>
          </table:table-cell>
          <table:table-cell table:style-name="ce1" table:formula="of:=SUM([.$B$1:.B405])" office:value-type="float" office:value="18.36" calcext:value-type="float">
            <text:p>18.36</text:p>
          </table:table-cell>
          <table:table-cell table:style-name="ce1" table:formula="of:=MAX([.$B$1:.B405])-MIN([.$B$1:.B405])" office:value-type="float" office:value="66" calcext:value-type="float">
            <text:p>66</text:p>
          </table:table-cell>
          <table:table-cell table:style-name="ce1" table:formula="of:=STDEV([.$B$1:.B405])" office:value-type="float" office:value="19.453693227086" calcext:value-type="float">
            <text:p>19.4536932271</text:p>
          </table:table-cell>
          <table:table-cell table:style-name="ce1" table:formula="of:=[.D405]/[.E405]" office:value-type="float" office:value="3.39267198416114" calcext:value-type="float">
            <text:p>3.3926719842</text:p>
          </table:table-cell>
          <table:table-cell table:style-name="ce1" table:number-columns-repeated="6"/>
          <table:table-cell table:style-name="ce2" table:formula="of:=LOG([.N405])" office:value-type="float" office:value="2.6063813651106" calcext:value-type="float">
            <text:p>2.6063813651</text:p>
          </table:table-cell>
          <table:table-cell table:style-name="ce3" table:formula="of:=[.N404]+1" office:value-type="float" office:value="404" calcext:value-type="float">
            <text:p>40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7" calcext:value-type="float">
            <text:p>127</text:p>
          </table:table-cell>
          <table:table-cell table:style-name="ce1" table:formula="of:=[.A406]-[.$K$1]" office:value-type="float" office:value="-22.32" calcext:value-type="float">
            <text:p>-22.32</text:p>
          </table:table-cell>
          <table:table-cell table:style-name="ce1" table:formula="of:=SUM([.$B$1:.B406])" office:value-type="float" office:value="18.36" calcext:value-type="float">
            <text:p>18.36</text:p>
          </table:table-cell>
          <table:table-cell table:style-name="ce1" table:formula="of:=MAX([.$B$1:.B406])-MIN([.$B$1:.B406])" office:value-type="float" office:value="66" calcext:value-type="float">
            <text:p>66</text:p>
          </table:table-cell>
          <table:table-cell table:style-name="ce1" table:formula="of:=STDEV([.$B$1:.B406])" office:value-type="float" office:value="19.4653458699716" calcext:value-type="float">
            <text:p>19.46534587</text:p>
          </table:table-cell>
          <table:table-cell table:style-name="ce1" table:formula="of:=[.D406]/[.E406]" office:value-type="float" office:value="3.3906410109987" calcext:value-type="float">
            <text:p>3.390641011</text:p>
          </table:table-cell>
          <table:table-cell table:style-name="ce1" table:number-columns-repeated="6"/>
          <table:table-cell table:style-name="ce2" table:formula="of:=LOG([.N406])" office:value-type="float" office:value="2.60745502321467" calcext:value-type="float">
            <text:p>2.6074550232</text:p>
          </table:table-cell>
          <table:table-cell table:style-name="ce3" table:formula="of:=[.N405]+1" office:value-type="float" office:value="405" calcext:value-type="float">
            <text:p>40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6" calcext:value-type="float">
            <text:p>166</text:p>
          </table:table-cell>
          <table:table-cell table:style-name="ce1" table:formula="of:=[.A407]-[.$K$1]" office:value-type="float" office:value="16.68" calcext:value-type="float">
            <text:p>16.68</text:p>
          </table:table-cell>
          <table:table-cell table:style-name="ce1" table:formula="of:=SUM([.$B$1:.B407])" office:value-type="float" office:value="18.36" calcext:value-type="float">
            <text:p>18.36</text:p>
          </table:table-cell>
          <table:table-cell table:style-name="ce1" table:formula="of:=MAX([.$B$1:.B407])-MIN([.$B$1:.B407])" office:value-type="float" office:value="66" calcext:value-type="float">
            <text:p>66</text:p>
          </table:table-cell>
          <table:table-cell table:style-name="ce1" table:formula="of:=STDEV([.$B$1:.B407])" office:value-type="float" office:value="19.4561845842807" calcext:value-type="float">
            <text:p>19.4561845843</text:p>
          </table:table-cell>
          <table:table-cell table:style-name="ce1" table:formula="of:=[.D407]/[.E407]" office:value-type="float" office:value="3.39223755377628" calcext:value-type="float">
            <text:p>3.3922375538</text:p>
          </table:table-cell>
          <table:table-cell table:style-name="ce1" table:number-columns-repeated="6"/>
          <table:table-cell table:style-name="ce2" table:formula="of:=LOG([.N407])" office:value-type="float" office:value="2.60852603357719" calcext:value-type="float">
            <text:p>2.6085260336</text:p>
          </table:table-cell>
          <table:table-cell table:style-name="ce3" table:formula="of:=[.N406]+1" office:value-type="float" office:value="406" calcext:value-type="float">
            <text:p>40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8" calcext:value-type="float">
            <text:p>138</text:p>
          </table:table-cell>
          <table:table-cell table:style-name="ce1" table:formula="of:=[.A408]-[.$K$1]" office:value-type="float" office:value="-11.32" calcext:value-type="float">
            <text:p>-11.32</text:p>
          </table:table-cell>
          <table:table-cell table:style-name="ce1" table:formula="of:=SUM([.$B$1:.B408])" office:value-type="float" office:value="18.36" calcext:value-type="float">
            <text:p>18.36</text:p>
          </table:table-cell>
          <table:table-cell table:style-name="ce1" table:formula="of:=MAX([.$B$1:.B408])-MIN([.$B$1:.B408])" office:value-type="float" office:value="66" calcext:value-type="float">
            <text:p>66</text:p>
          </table:table-cell>
          <table:table-cell table:style-name="ce1" table:formula="of:=STDEV([.$B$1:.B408])" office:value-type="float" office:value="19.4424649311161" calcext:value-type="float">
            <text:p>19.4424649311</text:p>
          </table:table-cell>
          <table:table-cell table:style-name="ce1" table:formula="of:=[.D408]/[.E408]" office:value-type="float" office:value="3.39463129977786" calcext:value-type="float">
            <text:p>3.3946312998</text:p>
          </table:table-cell>
          <table:table-cell table:style-name="ce1" table:number-columns-repeated="6"/>
          <table:table-cell table:style-name="ce2" table:formula="of:=LOG([.N408])" office:value-type="float" office:value="2.60959440922522" calcext:value-type="float">
            <text:p>2.6095944092</text:p>
          </table:table-cell>
          <table:table-cell table:style-name="ce3" table:formula="of:=[.N407]+1" office:value-type="float" office:value="407" calcext:value-type="float">
            <text:p>40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1" calcext:value-type="float">
            <text:p>141</text:p>
          </table:table-cell>
          <table:table-cell table:style-name="ce1" table:formula="of:=[.A409]-[.$K$1]" office:value-type="float" office:value="-8.31999999999999" calcext:value-type="float">
            <text:p>-8.32</text:p>
          </table:table-cell>
          <table:table-cell table:style-name="ce1" table:formula="of:=SUM([.$B$1:.B409])" office:value-type="float" office:value="18.36" calcext:value-type="float">
            <text:p>18.36</text:p>
          </table:table-cell>
          <table:table-cell table:style-name="ce1" table:formula="of:=MAX([.$B$1:.B409])-MIN([.$B$1:.B409])" office:value-type="float" office:value="66" calcext:value-type="float">
            <text:p>66</text:p>
          </table:table-cell>
          <table:table-cell table:style-name="ce1" table:formula="of:=STDEV([.$B$1:.B409])" office:value-type="float" office:value="19.4245295229579" calcext:value-type="float">
            <text:p>19.424529523</text:p>
          </table:table-cell>
          <table:table-cell table:style-name="ce1" table:formula="of:=[.D409]/[.E409]" office:value-type="float" office:value="3.39776569218803" calcext:value-type="float">
            <text:p>3.3977656922</text:p>
          </table:table-cell>
          <table:table-cell table:style-name="ce1" table:number-columns-repeated="6"/>
          <table:table-cell table:style-name="ce2" table:formula="of:=LOG([.N409])" office:value-type="float" office:value="2.61066016308988" calcext:value-type="float">
            <text:p>2.6106601631</text:p>
          </table:table-cell>
          <table:table-cell table:style-name="ce3" table:formula="of:=[.N408]+1" office:value-type="float" office:value="408" calcext:value-type="float">
            <text:p>40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7" calcext:value-type="float">
            <text:p>167</text:p>
          </table:table-cell>
          <table:table-cell table:style-name="ce1" table:formula="of:=[.A410]-[.$K$1]" office:value-type="float" office:value="17.68" calcext:value-type="float">
            <text:p>17.68</text:p>
          </table:table-cell>
          <table:table-cell table:style-name="ce1" table:formula="of:=SUM([.$B$1:.B410])" office:value-type="float" office:value="18.36" calcext:value-type="float">
            <text:p>18.36</text:p>
          </table:table-cell>
          <table:table-cell table:style-name="ce1" table:formula="of:=MAX([.$B$1:.B410])-MIN([.$B$1:.B410])" office:value-type="float" office:value="66" calcext:value-type="float">
            <text:p>66</text:p>
          </table:table-cell>
          <table:table-cell table:style-name="ce1" table:formula="of:=STDEV([.$B$1:.B410])" office:value-type="float" office:value="19.417539116285" calcext:value-type="float">
            <text:p>19.4175391163</text:p>
          </table:table-cell>
          <table:table-cell table:style-name="ce1" table:formula="of:=[.D410]/[.E410]" office:value-type="float" office:value="3.3989889040392" calcext:value-type="float">
            <text:p>3.398988904</text:p>
          </table:table-cell>
          <table:table-cell table:style-name="ce1" table:number-columns-repeated="6"/>
          <table:table-cell table:style-name="ce2" table:formula="of:=LOG([.N410])" office:value-type="float" office:value="2.61172330800734" calcext:value-type="float">
            <text:p>2.611723308</text:p>
          </table:table-cell>
          <table:table-cell table:style-name="ce3" table:formula="of:=[.N409]+1" office:value-type="float" office:value="409" calcext:value-type="float">
            <text:p>40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7" calcext:value-type="float">
            <text:p>117</text:p>
          </table:table-cell>
          <table:table-cell table:style-name="ce1" table:formula="of:=[.A411]-[.$K$1]" office:value-type="float" office:value="-32.32" calcext:value-type="float">
            <text:p>-32.32</text:p>
          </table:table-cell>
          <table:table-cell table:style-name="ce1" table:formula="of:=SUM([.$B$1:.B411])" office:value-type="float" office:value="18.36" calcext:value-type="float">
            <text:p>18.36</text:p>
          </table:table-cell>
          <table:table-cell table:style-name="ce1" table:formula="of:=MAX([.$B$1:.B411])-MIN([.$B$1:.B411])" office:value-type="float" office:value="66" calcext:value-type="float">
            <text:p>66</text:p>
          </table:table-cell>
          <table:table-cell table:style-name="ce1" table:formula="of:=STDEV([.$B$1:.B411])" office:value-type="float" office:value="19.4649646689591" calcext:value-type="float">
            <text:p>19.464964669</text:p>
          </table:table-cell>
          <table:table-cell table:style-name="ce1" table:formula="of:=[.D411]/[.E411]" office:value-type="float" office:value="3.39070741316324" calcext:value-type="float">
            <text:p>3.3907074132</text:p>
          </table:table-cell>
          <table:table-cell table:style-name="ce1" table:number-columns-repeated="6"/>
          <table:table-cell table:style-name="ce2" table:formula="of:=LOG([.N411])" office:value-type="float" office:value="2.61278385671974" calcext:value-type="float">
            <text:p>2.6127838567</text:p>
          </table:table-cell>
          <table:table-cell table:style-name="ce3" table:formula="of:=[.N410]+1" office:value-type="float" office:value="410" calcext:value-type="float">
            <text:p>41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6" calcext:value-type="float">
            <text:p>156</text:p>
          </table:table-cell>
          <table:table-cell table:style-name="ce1" table:formula="of:=[.A412]-[.$K$1]" office:value-type="float" office:value="6.68000000000001" calcext:value-type="float">
            <text:p>6.68</text:p>
          </table:table-cell>
          <table:table-cell table:style-name="ce1" table:formula="of:=SUM([.$B$1:.B412])" office:value-type="float" office:value="18.36" calcext:value-type="float">
            <text:p>18.36</text:p>
          </table:table-cell>
          <table:table-cell table:style-name="ce1" table:formula="of:=MAX([.$B$1:.B412])-MIN([.$B$1:.B412])" office:value-type="float" office:value="66" calcext:value-type="float">
            <text:p>66</text:p>
          </table:table-cell>
          <table:table-cell table:style-name="ce1" table:formula="of:=STDEV([.$B$1:.B412])" office:value-type="float" office:value="19.4430766746577" calcext:value-type="float">
            <text:p>19.4430766747</text:p>
          </table:table-cell>
          <table:table-cell table:style-name="ce1" table:formula="of:=[.D412]/[.E412]" office:value-type="float" office:value="3.39452449344218" calcext:value-type="float">
            <text:p>3.3945244934</text:p>
          </table:table-cell>
          <table:table-cell table:style-name="ce1" table:number-columns-repeated="6"/>
          <table:table-cell table:style-name="ce2" table:formula="of:=LOG([.N412])" office:value-type="float" office:value="2.61384182187607" calcext:value-type="float">
            <text:p>2.6138418219</text:p>
          </table:table-cell>
          <table:table-cell table:style-name="ce3" table:formula="of:=[.N411]+1" office:value-type="float" office:value="411" calcext:value-type="float">
            <text:p>41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8" calcext:value-type="float">
            <text:p>118</text:p>
          </table:table-cell>
          <table:table-cell table:style-name="ce1" table:formula="of:=[.A413]-[.$K$1]" office:value-type="float" office:value="-31.32" calcext:value-type="float">
            <text:p>-31.32</text:p>
          </table:table-cell>
          <table:table-cell table:style-name="ce1" table:formula="of:=SUM([.$B$1:.B413])" office:value-type="float" office:value="18.36" calcext:value-type="float">
            <text:p>18.36</text:p>
          </table:table-cell>
          <table:table-cell table:style-name="ce1" table:formula="of:=MAX([.$B$1:.B413])-MIN([.$B$1:.B413])" office:value-type="float" office:value="66" calcext:value-type="float">
            <text:p>66</text:p>
          </table:table-cell>
          <table:table-cell table:style-name="ce1" table:formula="of:=STDEV([.$B$1:.B413])" office:value-type="float" office:value="19.4857443667642" calcext:value-type="float">
            <text:p>19.4857443668</text:p>
          </table:table-cell>
          <table:table-cell table:style-name="ce1" table:formula="of:=[.D413]/[.E413]" office:value-type="float" office:value="3.38709154537472" calcext:value-type="float">
            <text:p>3.3870915454</text:p>
          </table:table-cell>
          <table:table-cell table:style-name="ce1" table:number-columns-repeated="6"/>
          <table:table-cell table:style-name="ce2" table:formula="of:=LOG([.N413])" office:value-type="float" office:value="2.61489721603313" calcext:value-type="float">
            <text:p>2.614897216</text:p>
          </table:table-cell>
          <table:table-cell table:style-name="ce3" table:formula="of:=[.N412]+1" office:value-type="float" office:value="412" calcext:value-type="float">
            <text:p>41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7" calcext:value-type="float">
            <text:p>127</text:p>
          </table:table-cell>
          <table:table-cell table:style-name="ce1" table:formula="of:=[.A414]-[.$K$1]" office:value-type="float" office:value="-22.32" calcext:value-type="float">
            <text:p>-22.32</text:p>
          </table:table-cell>
          <table:table-cell table:style-name="ce1" table:formula="of:=SUM([.$B$1:.B414])" office:value-type="float" office:value="18.36" calcext:value-type="float">
            <text:p>18.36</text:p>
          </table:table-cell>
          <table:table-cell table:style-name="ce1" table:formula="of:=MAX([.$B$1:.B414])-MIN([.$B$1:.B414])" office:value-type="float" office:value="66" calcext:value-type="float">
            <text:p>66</text:p>
          </table:table-cell>
          <table:table-cell table:style-name="ce1" table:formula="of:=STDEV([.$B$1:.B414])" office:value-type="float" office:value="19.496538314736" calcext:value-type="float">
            <text:p>19.4965383147</text:p>
          </table:table-cell>
          <table:table-cell table:style-name="ce1" table:formula="of:=[.D414]/[.E414]" office:value-type="float" office:value="3.38521633607723" calcext:value-type="float">
            <text:p>3.3852163361</text:p>
          </table:table-cell>
          <table:table-cell table:style-name="ce1" table:number-columns-repeated="6"/>
          <table:table-cell table:style-name="ce2" table:formula="of:=LOG([.N414])" office:value-type="float" office:value="2.6159500516564" calcext:value-type="float">
            <text:p>2.6159500517</text:p>
          </table:table-cell>
          <table:table-cell table:style-name="ce3" table:formula="of:=[.N413]+1" office:value-type="float" office:value="413" calcext:value-type="float">
            <text:p>41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5" calcext:value-type="float">
            <text:p>125</text:p>
          </table:table-cell>
          <table:table-cell table:style-name="ce1" table:formula="of:=[.A415]-[.$K$1]" office:value-type="float" office:value="-24.32" calcext:value-type="float">
            <text:p>-24.32</text:p>
          </table:table-cell>
          <table:table-cell table:style-name="ce1" table:formula="of:=SUM([.$B$1:.B415])" office:value-type="float" office:value="18.36" calcext:value-type="float">
            <text:p>18.36</text:p>
          </table:table-cell>
          <table:table-cell table:style-name="ce1" table:formula="of:=MAX([.$B$1:.B415])-MIN([.$B$1:.B415])" office:value-type="float" office:value="66" calcext:value-type="float">
            <text:p>66</text:p>
          </table:table-cell>
          <table:table-cell table:style-name="ce1" table:formula="of:=STDEV([.$B$1:.B415])" office:value-type="float" office:value="19.5131602953839" calcext:value-type="float">
            <text:p>19.5131602954</text:p>
          </table:table-cell>
          <table:table-cell table:style-name="ce1" table:formula="of:=[.D415]/[.E415]" office:value-type="float" office:value="3.38233269244517" calcext:value-type="float">
            <text:p>3.3823326924</text:p>
          </table:table-cell>
          <table:table-cell table:style-name="ce1" table:number-columns-repeated="6"/>
          <table:table-cell table:style-name="ce2" table:formula="of:=LOG([.N415])" office:value-type="float" office:value="2.6170003411209" calcext:value-type="float">
            <text:p>2.6170003411</text:p>
          </table:table-cell>
          <table:table-cell table:style-name="ce3" table:formula="of:=[.N414]+1" office:value-type="float" office:value="414" calcext:value-type="float">
            <text:p>41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1" calcext:value-type="float">
            <text:p>141</text:p>
          </table:table-cell>
          <table:table-cell table:style-name="ce1" table:formula="of:=[.A416]-[.$K$1]" office:value-type="float" office:value="-8.31999999999999" calcext:value-type="float">
            <text:p>-8.32</text:p>
          </table:table-cell>
          <table:table-cell table:style-name="ce1" table:formula="of:=SUM([.$B$1:.B416])" office:value-type="float" office:value="18.36" calcext:value-type="float">
            <text:p>18.36</text:p>
          </table:table-cell>
          <table:table-cell table:style-name="ce1" table:formula="of:=MAX([.$B$1:.B416])-MIN([.$B$1:.B416])" office:value-type="float" office:value="66" calcext:value-type="float">
            <text:p>66</text:p>
          </table:table-cell>
          <table:table-cell table:style-name="ce1" table:formula="of:=STDEV([.$B$1:.B416])" office:value-type="float" office:value="19.4951266456168" calcext:value-type="float">
            <text:p>19.4951266456</text:p>
          </table:table-cell>
          <table:table-cell table:style-name="ce1" table:formula="of:=[.D416]/[.E416]" office:value-type="float" office:value="3.38546146428031" calcext:value-type="float">
            <text:p>3.3854614643</text:p>
          </table:table-cell>
          <table:table-cell table:style-name="ce1" table:number-columns-repeated="6"/>
          <table:table-cell table:style-name="ce2" table:formula="of:=LOG([.N416])" office:value-type="float" office:value="2.61804809671209" calcext:value-type="float">
            <text:p>2.6180480967</text:p>
          </table:table-cell>
          <table:table-cell table:style-name="ce3" table:formula="of:=[.N415]+1" office:value-type="float" office:value="415" calcext:value-type="float">
            <text:p>41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8" calcext:value-type="float">
            <text:p>178</text:p>
          </table:table-cell>
          <table:table-cell table:style-name="ce1" table:formula="of:=[.A417]-[.$K$1]" office:value-type="float" office:value="28.68" calcext:value-type="float">
            <text:p>28.68</text:p>
          </table:table-cell>
          <table:table-cell table:style-name="ce1" table:formula="of:=SUM([.$B$1:.B417])" office:value-type="float" office:value="18.36" calcext:value-type="float">
            <text:p>18.36</text:p>
          </table:table-cell>
          <table:table-cell table:style-name="ce1" table:formula="of:=MAX([.$B$1:.B417])-MIN([.$B$1:.B417])" office:value-type="float" office:value="66" calcext:value-type="float">
            <text:p>66</text:p>
          </table:table-cell>
          <table:table-cell table:style-name="ce1" table:formula="of:=STDEV([.$B$1:.B417])" office:value-type="float" office:value="19.5184870908061" calcext:value-type="float">
            <text:p>19.5184870908</text:p>
          </table:table-cell>
          <table:table-cell table:style-name="ce1" table:formula="of:=[.D417]/[.E417]" office:value-type="float" office:value="3.38140961914452" calcext:value-type="float">
            <text:p>3.3814096191</text:p>
          </table:table-cell>
          <table:table-cell table:style-name="ce1" table:number-columns-repeated="6"/>
          <table:table-cell table:style-name="ce2" table:formula="of:=LOG([.N417])" office:value-type="float" office:value="2.61909333062674" calcext:value-type="float">
            <text:p>2.6190933306</text:p>
          </table:table-cell>
          <table:table-cell table:style-name="ce3" table:formula="of:=[.N416]+1" office:value-type="float" office:value="416" calcext:value-type="float">
            <text:p>41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4" calcext:value-type="float">
            <text:p>174</text:p>
          </table:table-cell>
          <table:table-cell table:style-name="ce1" table:formula="of:=[.A418]-[.$K$1]" office:value-type="float" office:value="24.68" calcext:value-type="float">
            <text:p>24.68</text:p>
          </table:table-cell>
          <table:table-cell table:style-name="ce1" table:formula="of:=SUM([.$B$1:.B418])" office:value-type="float" office:value="18.36" calcext:value-type="float">
            <text:p>18.36</text:p>
          </table:table-cell>
          <table:table-cell table:style-name="ce1" table:formula="of:=MAX([.$B$1:.B418])-MIN([.$B$1:.B418])" office:value-type="float" office:value="66" calcext:value-type="float">
            <text:p>66</text:p>
          </table:table-cell>
          <table:table-cell table:style-name="ce1" table:formula="of:=STDEV([.$B$1:.B418])" office:value-type="float" office:value="19.5289836697006" calcext:value-type="float">
            <text:p>19.5289836697</text:p>
          </table:table-cell>
          <table:table-cell table:style-name="ce1" table:formula="of:=[.D418]/[.E418]" office:value-type="float" office:value="3.37959215473151" calcext:value-type="float">
            <text:p>3.3795921547</text:p>
          </table:table-cell>
          <table:table-cell table:style-name="ce1" table:number-columns-repeated="6"/>
          <table:table-cell table:style-name="ce2" table:formula="of:=LOG([.N418])" office:value-type="float" office:value="2.62013605497376" calcext:value-type="float">
            <text:p>2.620136055</text:p>
          </table:table-cell>
          <table:table-cell table:style-name="ce3" table:formula="of:=[.N417]+1" office:value-type="float" office:value="417" calcext:value-type="float">
            <text:p>41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0" calcext:value-type="float">
            <text:p>150</text:p>
          </table:table-cell>
          <table:table-cell table:style-name="ce1" table:formula="of:=[.A419]-[.$K$1]" office:value-type="float" office:value="0.680000000000007" calcext:value-type="float">
            <text:p>0.68</text:p>
          </table:table-cell>
          <table:table-cell table:style-name="ce1" table:formula="of:=SUM([.$B$1:.B419])" office:value-type="float" office:value="18.36" calcext:value-type="float">
            <text:p>18.36</text:p>
          </table:table-cell>
          <table:table-cell table:style-name="ce1" table:formula="of:=MAX([.$B$1:.B419])-MIN([.$B$1:.B419])" office:value-type="float" office:value="66" calcext:value-type="float">
            <text:p>66</text:p>
          </table:table-cell>
          <table:table-cell table:style-name="ce1" table:formula="of:=STDEV([.$B$1:.B419])" office:value-type="float" office:value="19.5056272220459" calcext:value-type="float">
            <text:p>19.505627222</text:p>
          </table:table-cell>
          <table:table-cell table:style-name="ce1" table:formula="of:=[.D419]/[.E419]" office:value-type="float" office:value="3.38363894934918" calcext:value-type="float">
            <text:p>3.3836389493</text:p>
          </table:table-cell>
          <table:table-cell table:style-name="ce1" table:number-columns-repeated="6"/>
          <table:table-cell table:style-name="ce2" table:formula="of:=LOG([.N419])" office:value-type="float" office:value="2.62117628177503" calcext:value-type="float">
            <text:p>2.6211762818</text:p>
          </table:table-cell>
          <table:table-cell table:style-name="ce3" table:formula="of:=[.N418]+1" office:value-type="float" office:value="418" calcext:value-type="float">
            <text:p>41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9" calcext:value-type="float">
            <text:p>179</text:p>
          </table:table-cell>
          <table:table-cell table:style-name="ce1" table:formula="of:=[.A420]-[.$K$1]" office:value-type="float" office:value="29.68" calcext:value-type="float">
            <text:p>29.68</text:p>
          </table:table-cell>
          <table:table-cell table:style-name="ce1" table:formula="of:=SUM([.$B$1:.B420])" office:value-type="float" office:value="18.36" calcext:value-type="float">
            <text:p>18.36</text:p>
          </table:table-cell>
          <table:table-cell table:style-name="ce1" table:formula="of:=MAX([.$B$1:.B420])-MIN([.$B$1:.B420])" office:value-type="float" office:value="66" calcext:value-type="float">
            <text:p>66</text:p>
          </table:table-cell>
          <table:table-cell table:style-name="ce1" table:formula="of:=STDEV([.$B$1:.B420])" office:value-type="float" office:value="19.5317865655357" calcext:value-type="float">
            <text:p>19.5317865655</text:p>
          </table:table-cell>
          <table:table-cell table:style-name="ce1" table:formula="of:=[.D420]/[.E420]" office:value-type="float" office:value="3.37910716864265" calcext:value-type="float">
            <text:p>3.3791071686</text:p>
          </table:table-cell>
          <table:table-cell table:style-name="ce1" table:number-columns-repeated="6"/>
          <table:table-cell table:style-name="ce2" table:formula="of:=LOG([.N420])" office:value-type="float" office:value="2.6222140229663" calcext:value-type="float">
            <text:p>2.622214023</text:p>
          </table:table-cell>
          <table:table-cell table:style-name="ce3" table:formula="of:=[.N419]+1" office:value-type="float" office:value="419" calcext:value-type="float">
            <text:p>41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3" calcext:value-type="float">
            <text:p>153</text:p>
          </table:table-cell>
          <table:table-cell table:style-name="ce1" table:formula="of:=[.A421]-[.$K$1]" office:value-type="float" office:value="3.68000000000001" calcext:value-type="float">
            <text:p>3.68</text:p>
          </table:table-cell>
          <table:table-cell table:style-name="ce1" table:formula="of:=SUM([.$B$1:.B421])" office:value-type="float" office:value="18.36" calcext:value-type="float">
            <text:p>18.36</text:p>
          </table:table-cell>
          <table:table-cell table:style-name="ce1" table:formula="of:=MAX([.$B$1:.B421])-MIN([.$B$1:.B421])" office:value-type="float" office:value="66" calcext:value-type="float">
            <text:p>66</text:p>
          </table:table-cell>
          <table:table-cell table:style-name="ce1" table:formula="of:=STDEV([.$B$1:.B421])" office:value-type="float" office:value="19.5088705429319" calcext:value-type="float">
            <text:p>19.5088705429</text:p>
          </table:table-cell>
          <table:table-cell table:style-name="ce1" table:formula="of:=[.D421]/[.E421]" office:value-type="float" office:value="3.38307642437619" calcext:value-type="float">
            <text:p>3.3830764244</text:p>
          </table:table-cell>
          <table:table-cell table:style-name="ce1" table:number-columns-repeated="6"/>
          <table:table-cell table:style-name="ce2" table:formula="of:=LOG([.N421])" office:value-type="float" office:value="2.6232492903979" calcext:value-type="float">
            <text:p>2.6232492904</text:p>
          </table:table-cell>
          <table:table-cell table:style-name="ce3" table:formula="of:=[.N420]+1" office:value-type="float" office:value="420" calcext:value-type="float">
            <text:p>42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6" calcext:value-type="float">
            <text:p>166</text:p>
          </table:table-cell>
          <table:table-cell table:style-name="ce1" table:formula="of:=[.A422]-[.$K$1]" office:value-type="float" office:value="16.68" calcext:value-type="float">
            <text:p>16.68</text:p>
          </table:table-cell>
          <table:table-cell table:style-name="ce1" table:formula="of:=SUM([.$B$1:.B422])" office:value-type="float" office:value="18.36" calcext:value-type="float">
            <text:p>18.36</text:p>
          </table:table-cell>
          <table:table-cell table:style-name="ce1" table:formula="of:=MAX([.$B$1:.B422])-MIN([.$B$1:.B422])" office:value-type="float" office:value="66" calcext:value-type="float">
            <text:p>66</text:p>
          </table:table-cell>
          <table:table-cell table:style-name="ce1" table:formula="of:=STDEV([.$B$1:.B422])" office:value-type="float" office:value="19.5000872441227" calcext:value-type="float">
            <text:p>19.5000872441</text:p>
          </table:table-cell>
          <table:table-cell table:style-name="ce1" table:formula="of:=[.D422]/[.E422]" office:value-type="float" office:value="3.38460024171904" calcext:value-type="float">
            <text:p>3.3846002417</text:p>
          </table:table-cell>
          <table:table-cell table:style-name="ce1" table:number-columns-repeated="6"/>
          <table:table-cell table:style-name="ce2" table:formula="of:=LOG([.N422])" office:value-type="float" office:value="2.62428209583567" calcext:value-type="float">
            <text:p>2.6242820958</text:p>
          </table:table-cell>
          <table:table-cell table:style-name="ce3" table:formula="of:=[.N421]+1" office:value-type="float" office:value="421" calcext:value-type="float">
            <text:p>42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8" calcext:value-type="float">
            <text:p>148</text:p>
          </table:table-cell>
          <table:table-cell table:style-name="ce1" table:formula="of:=[.A423]-[.$K$1]" office:value-type="float" office:value="-1.31999999999999" calcext:value-type="float">
            <text:p>-1.32</text:p>
          </table:table-cell>
          <table:table-cell table:style-name="ce1" table:formula="of:=SUM([.$B$1:.B423])" office:value-type="float" office:value="18.36" calcext:value-type="float">
            <text:p>18.36</text:p>
          </table:table-cell>
          <table:table-cell table:style-name="ce1" table:formula="of:=MAX([.$B$1:.B423])-MIN([.$B$1:.B423])" office:value-type="float" office:value="66" calcext:value-type="float">
            <text:p>66</text:p>
          </table:table-cell>
          <table:table-cell table:style-name="ce1" table:formula="of:=STDEV([.$B$1:.B423])" office:value-type="float" office:value="19.4773936026069" calcext:value-type="float">
            <text:p>19.4773936026</text:p>
          </table:table-cell>
          <table:table-cell table:style-name="ce1" table:formula="of:=[.D423]/[.E423]" office:value-type="float" office:value="3.388543731599" calcext:value-type="float">
            <text:p>3.3885437316</text:p>
          </table:table-cell>
          <table:table-cell table:style-name="ce1" table:number-columns-repeated="6"/>
          <table:table-cell table:style-name="ce2" table:formula="of:=LOG([.N423])" office:value-type="float" office:value="2.62531245096167" calcext:value-type="float">
            <text:p>2.625312451</text:p>
          </table:table-cell>
          <table:table-cell table:style-name="ce3" table:formula="of:=[.N422]+1" office:value-type="float" office:value="422" calcext:value-type="float">
            <text:p>42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3" calcext:value-type="float">
            <text:p>163</text:p>
          </table:table-cell>
          <table:table-cell table:style-name="ce1" table:formula="of:=[.A424]-[.$K$1]" office:value-type="float" office:value="13.68" calcext:value-type="float">
            <text:p>13.68</text:p>
          </table:table-cell>
          <table:table-cell table:style-name="ce1" table:formula="of:=SUM([.$B$1:.B424])" office:value-type="float" office:value="18.36" calcext:value-type="float">
            <text:p>18.36</text:p>
          </table:table-cell>
          <table:table-cell table:style-name="ce1" table:formula="of:=MAX([.$B$1:.B424])-MIN([.$B$1:.B424])" office:value-type="float" office:value="66" calcext:value-type="float">
            <text:p>66</text:p>
          </table:table-cell>
          <table:table-cell table:style-name="ce1" table:formula="of:=STDEV([.$B$1:.B424])" office:value-type="float" office:value="19.4636176841497" calcext:value-type="float">
            <text:p>19.4636176841</text:p>
          </table:table-cell>
          <table:table-cell table:style-name="ce1" table:formula="of:=[.D424]/[.E424]" office:value-type="float" office:value="3.39094206796651" calcext:value-type="float">
            <text:p>3.390942068</text:p>
          </table:table-cell>
          <table:table-cell table:style-name="ce1" table:number-columns-repeated="6"/>
          <table:table-cell table:style-name="ce2" table:formula="of:=LOG([.N424])" office:value-type="float" office:value="2.62634036737504" calcext:value-type="float">
            <text:p>2.6263403674</text:p>
          </table:table-cell>
          <table:table-cell table:style-name="ce3" table:formula="of:=[.N423]+1" office:value-type="float" office:value="423" calcext:value-type="float">
            <text:p>42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2" calcext:value-type="float">
            <text:p>172</text:p>
          </table:table-cell>
          <table:table-cell table:style-name="ce1" table:formula="of:=[.A425]-[.$K$1]" office:value-type="float" office:value="22.68" calcext:value-type="float">
            <text:p>22.68</text:p>
          </table:table-cell>
          <table:table-cell table:style-name="ce1" table:formula="of:=SUM([.$B$1:.B425])" office:value-type="float" office:value="18.36" calcext:value-type="float">
            <text:p>18.36</text:p>
          </table:table-cell>
          <table:table-cell table:style-name="ce1" table:formula="of:=MAX([.$B$1:.B425])-MIN([.$B$1:.B425])" office:value-type="float" office:value="66" calcext:value-type="float">
            <text:p>66</text:p>
          </table:table-cell>
          <table:table-cell table:style-name="ce1" table:formula="of:=STDEV([.$B$1:.B425])" office:value-type="float" office:value="19.4681717537046" calcext:value-type="float">
            <text:p>19.4681717537</text:p>
          </table:table-cell>
          <table:table-cell table:style-name="ce1" table:formula="of:=[.D425]/[.E425]" office:value-type="float" office:value="3.39014884576621" calcext:value-type="float">
            <text:p>3.3901488458</text:p>
          </table:table-cell>
          <table:table-cell table:style-name="ce1" table:number-columns-repeated="6"/>
          <table:table-cell table:style-name="ce2" table:formula="of:=LOG([.N425])" office:value-type="float" office:value="2.62736585659273" calcext:value-type="float">
            <text:p>2.6273658566</text:p>
          </table:table-cell>
          <table:table-cell table:style-name="ce3" table:formula="of:=[.N424]+1" office:value-type="float" office:value="424" calcext:value-type="float">
            <text:p>42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7" calcext:value-type="float">
            <text:p>177</text:p>
          </table:table-cell>
          <table:table-cell table:style-name="ce1" table:formula="of:=[.A426]-[.$K$1]" office:value-type="float" office:value="27.68" calcext:value-type="float">
            <text:p>27.68</text:p>
          </table:table-cell>
          <table:table-cell table:style-name="ce1" table:formula="of:=SUM([.$B$1:.B426])" office:value-type="float" office:value="18.36" calcext:value-type="float">
            <text:p>18.36</text:p>
          </table:table-cell>
          <table:table-cell table:style-name="ce1" table:formula="of:=MAX([.$B$1:.B426])-MIN([.$B$1:.B426])" office:value-type="float" office:value="66" calcext:value-type="float">
            <text:p>66</text:p>
          </table:table-cell>
          <table:table-cell table:style-name="ce1" table:formula="of:=STDEV([.$B$1:.B426])" office:value-type="float" office:value="19.4869040921431" calcext:value-type="float">
            <text:p>19.4869040921</text:p>
          </table:table-cell>
          <table:table-cell table:style-name="ce1" table:formula="of:=[.D426]/[.E426]" office:value-type="float" office:value="3.38688996917733" calcext:value-type="float">
            <text:p>3.3868899692</text:p>
          </table:table-cell>
          <table:table-cell table:style-name="ce1" table:number-columns-repeated="6"/>
          <table:table-cell table:style-name="ce2" table:formula="of:=LOG([.N426])" office:value-type="float" office:value="2.62838893005031" calcext:value-type="float">
            <text:p>2.6283889301</text:p>
          </table:table-cell>
          <table:table-cell table:style-name="ce3" table:formula="of:=[.N425]+1" office:value-type="float" office:value="425" calcext:value-type="float">
            <text:p>42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8" calcext:value-type="float">
            <text:p>168</text:p>
          </table:table-cell>
          <table:table-cell table:style-name="ce1" table:formula="of:=[.A427]-[.$K$1]" office:value-type="float" office:value="18.68" calcext:value-type="float">
            <text:p>18.68</text:p>
          </table:table-cell>
          <table:table-cell table:style-name="ce1" table:formula="of:=SUM([.$B$1:.B427])" office:value-type="float" office:value="18.36" calcext:value-type="float">
            <text:p>18.36</text:p>
          </table:table-cell>
          <table:table-cell table:style-name="ce1" table:formula="of:=MAX([.$B$1:.B427])-MIN([.$B$1:.B427])" office:value-type="float" office:value="66" calcext:value-type="float">
            <text:p>66</text:p>
          </table:table-cell>
          <table:table-cell table:style-name="ce1" table:formula="of:=STDEV([.$B$1:.B427])" office:value-type="float" office:value="19.4818511157678" calcext:value-type="float">
            <text:p>19.4818511158</text:p>
          </table:table-cell>
          <table:table-cell table:style-name="ce1" table:formula="of:=[.D427]/[.E427]" office:value-type="float" office:value="3.38776842137872" calcext:value-type="float">
            <text:p>3.3877684214</text:p>
          </table:table-cell>
          <table:table-cell table:style-name="ce1" table:number-columns-repeated="6"/>
          <table:table-cell table:style-name="ce2" table:formula="of:=LOG([.N427])" office:value-type="float" office:value="2.62940959910272" calcext:value-type="float">
            <text:p>2.6294095991</text:p>
          </table:table-cell>
          <table:table-cell table:style-name="ce3" table:formula="of:=[.N426]+1" office:value-type="float" office:value="426" calcext:value-type="float">
            <text:p>42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6" calcext:value-type="float">
            <text:p>156</text:p>
          </table:table-cell>
          <table:table-cell table:style-name="ce1" table:formula="of:=[.A428]-[.$K$1]" office:value-type="float" office:value="6.68000000000001" calcext:value-type="float">
            <text:p>6.68</text:p>
          </table:table-cell>
          <table:table-cell table:style-name="ce1" table:formula="of:=SUM([.$B$1:.B428])" office:value-type="float" office:value="18.36" calcext:value-type="float">
            <text:p>18.36</text:p>
          </table:table-cell>
          <table:table-cell table:style-name="ce1" table:formula="of:=MAX([.$B$1:.B428])-MIN([.$B$1:.B428])" office:value-type="float" office:value="66" calcext:value-type="float">
            <text:p>66</text:p>
          </table:table-cell>
          <table:table-cell table:style-name="ce1" table:formula="of:=STDEV([.$B$1:.B428])" office:value-type="float" office:value="19.4606362945661" calcext:value-type="float">
            <text:p>19.4606362946</text:p>
          </table:table-cell>
          <table:table-cell table:style-name="ce1" table:formula="of:=[.D428]/[.E428]" office:value-type="float" office:value="3.39146156379423" calcext:value-type="float">
            <text:p>3.3914615638</text:p>
          </table:table-cell>
          <table:table-cell table:style-name="ce1" table:number-columns-repeated="6"/>
          <table:table-cell table:style-name="ce2" table:formula="of:=LOG([.N428])" office:value-type="float" office:value="2.63042787502502" calcext:value-type="float">
            <text:p>2.630427875</text:p>
          </table:table-cell>
          <table:table-cell table:style-name="ce3" table:formula="of:=[.N427]+1" office:value-type="float" office:value="427" calcext:value-type="float">
            <text:p>42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0" calcext:value-type="float">
            <text:p>130</text:p>
          </table:table-cell>
          <table:table-cell table:style-name="ce1" table:formula="of:=[.A429]-[.$K$1]" office:value-type="float" office:value="-19.32" calcext:value-type="float">
            <text:p>-19.32</text:p>
          </table:table-cell>
          <table:table-cell table:style-name="ce1" table:formula="of:=SUM([.$B$1:.B429])" office:value-type="float" office:value="18.36" calcext:value-type="float">
            <text:p>18.36</text:p>
          </table:table-cell>
          <table:table-cell table:style-name="ce1" table:formula="of:=MAX([.$B$1:.B429])-MIN([.$B$1:.B429])" office:value-type="float" office:value="66" calcext:value-type="float">
            <text:p>66</text:p>
          </table:table-cell>
          <table:table-cell table:style-name="ce1" table:formula="of:=STDEV([.$B$1:.B429])" office:value-type="float" office:value="19.4638917524603" calcext:value-type="float">
            <text:p>19.4638917525</text:p>
          </table:table-cell>
          <table:table-cell table:style-name="ce1" table:formula="of:=[.D429]/[.E429]" office:value-type="float" office:value="3.39089432059019" calcext:value-type="float">
            <text:p>3.3908943206</text:p>
          </table:table-cell>
          <table:table-cell table:style-name="ce1" table:number-columns-repeated="6"/>
          <table:table-cell table:style-name="ce2" table:formula="of:=LOG([.N429])" office:value-type="float" office:value="2.63144376901317" calcext:value-type="float">
            <text:p>2.631443769</text:p>
          </table:table-cell>
          <table:table-cell table:style-name="ce3" table:formula="of:=[.N428]+1" office:value-type="float" office:value="428" calcext:value-type="float">
            <text:p>42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0" calcext:value-type="float">
            <text:p>140</text:p>
          </table:table-cell>
          <table:table-cell table:style-name="ce1" table:formula="of:=[.A430]-[.$K$1]" office:value-type="float" office:value="-9.31999999999999" calcext:value-type="float">
            <text:p>-9.32</text:p>
          </table:table-cell>
          <table:table-cell table:style-name="ce1" table:formula="of:=SUM([.$B$1:.B430])" office:value-type="float" office:value="18.36" calcext:value-type="float">
            <text:p>18.36</text:p>
          </table:table-cell>
          <table:table-cell table:style-name="ce1" table:formula="of:=MAX([.$B$1:.B430])-MIN([.$B$1:.B430])" office:value-type="float" office:value="66" calcext:value-type="float">
            <text:p>66</text:p>
          </table:table-cell>
          <table:table-cell table:style-name="ce1" table:formula="of:=STDEV([.$B$1:.B430])" office:value-type="float" office:value="19.4481467355894" calcext:value-type="float">
            <text:p>19.4481467356</text:p>
          </table:table-cell>
          <table:table-cell table:style-name="ce1" table:formula="of:=[.D430]/[.E430]" office:value-type="float" office:value="3.39363955328568" calcext:value-type="float">
            <text:p>3.3936395533</text:p>
          </table:table-cell>
          <table:table-cell table:style-name="ce1" table:number-columns-repeated="6"/>
          <table:table-cell table:style-name="ce2" table:formula="of:=LOG([.N430])" office:value-type="float" office:value="2.63245729218472" calcext:value-type="float">
            <text:p>2.6324572922</text:p>
          </table:table-cell>
          <table:table-cell table:style-name="ce3" table:formula="of:=[.N429]+1" office:value-type="float" office:value="429" calcext:value-type="float">
            <text:p>42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6" calcext:value-type="float">
            <text:p>166</text:p>
          </table:table-cell>
          <table:table-cell table:style-name="ce1" table:formula="of:=[.A431]-[.$K$1]" office:value-type="float" office:value="16.68" calcext:value-type="float">
            <text:p>16.68</text:p>
          </table:table-cell>
          <table:table-cell table:style-name="ce1" table:formula="of:=SUM([.$B$1:.B431])" office:value-type="float" office:value="18.36" calcext:value-type="float">
            <text:p>18.36</text:p>
          </table:table-cell>
          <table:table-cell table:style-name="ce1" table:formula="of:=MAX([.$B$1:.B431])-MIN([.$B$1:.B431])" office:value-type="float" office:value="66" calcext:value-type="float">
            <text:p>66</text:p>
          </table:table-cell>
          <table:table-cell table:style-name="ce1" table:formula="of:=STDEV([.$B$1:.B431])" office:value-type="float" office:value="19.4393883175937" calcext:value-type="float">
            <text:p>19.4393883176</text:p>
          </table:table-cell>
          <table:table-cell table:style-name="ce1" table:formula="of:=[.D431]/[.E431]" office:value-type="float" office:value="3.39516855786386" calcext:value-type="float">
            <text:p>3.3951685579</text:p>
          </table:table-cell>
          <table:table-cell table:style-name="ce1" table:number-columns-repeated="6"/>
          <table:table-cell table:style-name="ce2" table:formula="of:=LOG([.N431])" office:value-type="float" office:value="2.63346845557959" calcext:value-type="float">
            <text:p>2.6334684556</text:p>
          </table:table-cell>
          <table:table-cell table:style-name="ce3" table:formula="of:=[.N430]+1" office:value-type="float" office:value="430" calcext:value-type="float">
            <text:p>43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0" calcext:value-type="float">
            <text:p>180</text:p>
          </table:table-cell>
          <table:table-cell table:style-name="ce1" table:formula="of:=[.A432]-[.$K$1]" office:value-type="float" office:value="30.68" calcext:value-type="float">
            <text:p>30.68</text:p>
          </table:table-cell>
          <table:table-cell table:style-name="ce1" table:formula="of:=SUM([.$B$1:.B432])" office:value-type="float" office:value="18.36" calcext:value-type="float">
            <text:p>18.36</text:p>
          </table:table-cell>
          <table:table-cell table:style-name="ce1" table:formula="of:=MAX([.$B$1:.B432])-MIN([.$B$1:.B432])" office:value-type="float" office:value="66" calcext:value-type="float">
            <text:p>66</text:p>
          </table:table-cell>
          <table:table-cell table:style-name="ce1" table:formula="of:=STDEV([.$B$1:.B432])" office:value-type="float" office:value="19.4676045181918" calcext:value-type="float">
            <text:p>19.4676045182</text:p>
          </table:table-cell>
          <table:table-cell table:style-name="ce1" table:formula="of:=[.D432]/[.E432]" office:value-type="float" office:value="3.39024762591234" calcext:value-type="float">
            <text:p>3.3902476259</text:p>
          </table:table-cell>
          <table:table-cell table:style-name="ce1" table:number-columns-repeated="6"/>
          <table:table-cell table:style-name="ce2" table:formula="of:=LOG([.N432])" office:value-type="float" office:value="2.63447727016073" calcext:value-type="float">
            <text:p>2.6344772702</text:p>
          </table:table-cell>
          <table:table-cell table:style-name="ce3" table:formula="of:=[.N431]+1" office:value-type="float" office:value="431" calcext:value-type="float">
            <text:p>43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8" calcext:value-type="float">
            <text:p>118</text:p>
          </table:table-cell>
          <table:table-cell table:style-name="ce1" table:formula="of:=[.A433]-[.$K$1]" office:value-type="float" office:value="-31.32" calcext:value-type="float">
            <text:p>-31.32</text:p>
          </table:table-cell>
          <table:table-cell table:style-name="ce1" table:formula="of:=SUM([.$B$1:.B433])" office:value-type="float" office:value="18.36" calcext:value-type="float">
            <text:p>18.36</text:p>
          </table:table-cell>
          <table:table-cell table:style-name="ce1" table:formula="of:=MAX([.$B$1:.B433])-MIN([.$B$1:.B433])" office:value-type="float" office:value="66" calcext:value-type="float">
            <text:p>66</text:p>
          </table:table-cell>
          <table:table-cell table:style-name="ce1" table:formula="of:=STDEV([.$B$1:.B433])" office:value-type="float" office:value="19.5090805901402" calcext:value-type="float">
            <text:p>19.5090805901</text:p>
          </table:table-cell>
          <table:table-cell table:style-name="ce1" table:formula="of:=[.D433]/[.E433]" office:value-type="float" office:value="3.38304000001702" calcext:value-type="float">
            <text:p>3.38304</text:p>
          </table:table-cell>
          <table:table-cell table:style-name="ce1" table:number-columns-repeated="6"/>
          <table:table-cell table:style-name="ce2" table:formula="of:=LOG([.N433])" office:value-type="float" office:value="2.63548374681491" calcext:value-type="float">
            <text:p>2.6354837468</text:p>
          </table:table-cell>
          <table:table-cell table:style-name="ce3" table:formula="of:=[.N432]+1" office:value-type="float" office:value="432" calcext:value-type="float">
            <text:p>43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3" calcext:value-type="float">
            <text:p>173</text:p>
          </table:table-cell>
          <table:table-cell table:style-name="ce1" table:formula="of:=[.A434]-[.$K$1]" office:value-type="float" office:value="23.68" calcext:value-type="float">
            <text:p>23.68</text:p>
          </table:table-cell>
          <table:table-cell table:style-name="ce1" table:formula="of:=SUM([.$B$1:.B434])" office:value-type="float" office:value="18.36" calcext:value-type="float">
            <text:p>18.36</text:p>
          </table:table-cell>
          <table:table-cell table:style-name="ce1" table:formula="of:=MAX([.$B$1:.B434])-MIN([.$B$1:.B434])" office:value-type="float" office:value="66" calcext:value-type="float">
            <text:p>66</text:p>
          </table:table-cell>
          <table:table-cell table:style-name="ce1" table:formula="of:=STDEV([.$B$1:.B434])" office:value-type="float" office:value="19.5156942109996" calcext:value-type="float">
            <text:p>19.515694211</text:p>
          </table:table-cell>
          <table:table-cell table:style-name="ce1" table:formula="of:=[.D434]/[.E434]" office:value-type="float" office:value="3.38189353073592" calcext:value-type="float">
            <text:p>3.3818935307</text:p>
          </table:table-cell>
          <table:table-cell table:style-name="ce1" table:number-columns-repeated="6"/>
          <table:table-cell table:style-name="ce2" table:formula="of:=LOG([.N434])" office:value-type="float" office:value="2.63648789635336" calcext:value-type="float">
            <text:p>2.6364878964</text:p>
          </table:table-cell>
          <table:table-cell table:style-name="ce3" table:formula="of:=[.N433]+1" office:value-type="float" office:value="433" calcext:value-type="float">
            <text:p>43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7" calcext:value-type="float">
            <text:p>147</text:p>
          </table:table-cell>
          <table:table-cell table:style-name="ce1" table:formula="of:=[.A435]-[.$K$1]" office:value-type="float" office:value="-2.31999999999999" calcext:value-type="float">
            <text:p>-2.32</text:p>
          </table:table-cell>
          <table:table-cell table:style-name="ce1" table:formula="of:=SUM([.$B$1:.B435])" office:value-type="float" office:value="18.36" calcext:value-type="float">
            <text:p>18.36</text:p>
          </table:table-cell>
          <table:table-cell table:style-name="ce1" table:formula="of:=MAX([.$B$1:.B435])-MIN([.$B$1:.B435])" office:value-type="float" office:value="66" calcext:value-type="float">
            <text:p>66</text:p>
          </table:table-cell>
          <table:table-cell table:style-name="ce1" table:formula="of:=STDEV([.$B$1:.B435])" office:value-type="float" office:value="19.4940655607404" calcext:value-type="float">
            <text:p>19.4940655607</text:p>
          </table:table-cell>
          <table:table-cell table:style-name="ce1" table:formula="of:=[.D435]/[.E435]" office:value-type="float" office:value="3.38564573892267" calcext:value-type="float">
            <text:p>3.3856457389</text:p>
          </table:table-cell>
          <table:table-cell table:style-name="ce1" table:number-columns-repeated="6"/>
          <table:table-cell table:style-name="ce2" table:formula="of:=LOG([.N435])" office:value-type="float" office:value="2.63748972951251" calcext:value-type="float">
            <text:p>2.6374897295</text:p>
          </table:table-cell>
          <table:table-cell table:style-name="ce3" table:formula="of:=[.N434]+1" office:value-type="float" office:value="434" calcext:value-type="float">
            <text:p>43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4" calcext:value-type="float">
            <text:p>144</text:p>
          </table:table-cell>
          <table:table-cell table:style-name="ce1" table:formula="of:=[.A436]-[.$K$1]" office:value-type="float" office:value="-5.31999999999999" calcext:value-type="float">
            <text:p>-5.32</text:p>
          </table:table-cell>
          <table:table-cell table:style-name="ce1" table:formula="of:=SUM([.$B$1:.B436])" office:value-type="float" office:value="18.36" calcext:value-type="float">
            <text:p>18.36</text:p>
          </table:table-cell>
          <table:table-cell table:style-name="ce1" table:formula="of:=MAX([.$B$1:.B436])-MIN([.$B$1:.B436])" office:value-type="float" office:value="66" calcext:value-type="float">
            <text:p>66</text:p>
          </table:table-cell>
          <table:table-cell table:style-name="ce1" table:formula="of:=STDEV([.$B$1:.B436])" office:value-type="float" office:value="19.4743909636757" calcext:value-type="float">
            <text:p>19.4743909637</text:p>
          </table:table-cell>
          <table:table-cell table:style-name="ce1" table:formula="of:=[.D436]/[.E436]" office:value-type="float" office:value="3.38906619072737" calcext:value-type="float">
            <text:p>3.3890661907</text:p>
          </table:table-cell>
          <table:table-cell table:style-name="ce1" table:number-columns-repeated="6"/>
          <table:table-cell table:style-name="ce2" table:formula="of:=LOG([.N436])" office:value-type="float" office:value="2.63848925695464" calcext:value-type="float">
            <text:p>2.638489257</text:p>
          </table:table-cell>
          <table:table-cell table:style-name="ce3" table:formula="of:=[.N435]+1" office:value-type="float" office:value="435" calcext:value-type="float">
            <text:p>43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9" calcext:value-type="float">
            <text:p>179</text:p>
          </table:table-cell>
          <table:table-cell table:style-name="ce1" table:formula="of:=[.A437]-[.$K$1]" office:value-type="float" office:value="29.68" calcext:value-type="float">
            <text:p>29.68</text:p>
          </table:table-cell>
          <table:table-cell table:style-name="ce1" table:formula="of:=SUM([.$B$1:.B437])" office:value-type="float" office:value="18.36" calcext:value-type="float">
            <text:p>18.36</text:p>
          </table:table-cell>
          <table:table-cell table:style-name="ce1" table:formula="of:=MAX([.$B$1:.B437])-MIN([.$B$1:.B437])" office:value-type="float" office:value="66" calcext:value-type="float">
            <text:p>66</text:p>
          </table:table-cell>
          <table:table-cell table:style-name="ce1" table:formula="of:=STDEV([.$B$1:.B437])" office:value-type="float" office:value="19.4987253894838" calcext:value-type="float">
            <text:p>19.4987253895</text:p>
          </table:table-cell>
          <table:table-cell table:style-name="ce1" table:formula="of:=[.D437]/[.E437]" office:value-type="float" office:value="3.38483663324967" calcext:value-type="float">
            <text:p>3.3848366332</text:p>
          </table:table-cell>
          <table:table-cell table:style-name="ce1" table:number-columns-repeated="6"/>
          <table:table-cell table:style-name="ce2" table:formula="of:=LOG([.N437])" office:value-type="float" office:value="2.63948648926859" calcext:value-type="float">
            <text:p>2.6394864893</text:p>
          </table:table-cell>
          <table:table-cell table:style-name="ce3" table:formula="of:=[.N436]+1" office:value-type="float" office:value="436" calcext:value-type="float">
            <text:p>43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4" calcext:value-type="float">
            <text:p>124</text:p>
          </table:table-cell>
          <table:table-cell table:style-name="ce1" table:formula="of:=[.A438]-[.$K$1]" office:value-type="float" office:value="-25.32" calcext:value-type="float">
            <text:p>-25.32</text:p>
          </table:table-cell>
          <table:table-cell table:style-name="ce1" table:formula="of:=SUM([.$B$1:.B438])" office:value-type="float" office:value="18.36" calcext:value-type="float">
            <text:p>18.36</text:p>
          </table:table-cell>
          <table:table-cell table:style-name="ce1" table:formula="of:=MAX([.$B$1:.B438])-MIN([.$B$1:.B438])" office:value-type="float" office:value="66" calcext:value-type="float">
            <text:p>66</text:p>
          </table:table-cell>
          <table:table-cell table:style-name="ce1" table:formula="of:=STDEV([.$B$1:.B438])" office:value-type="float" office:value="19.518694937285" calcext:value-type="float">
            <text:p>19.5186949373</text:p>
          </table:table-cell>
          <table:table-cell table:style-name="ce1" table:formula="of:=[.D438]/[.E438]" office:value-type="float" office:value="3.38137361191734" calcext:value-type="float">
            <text:p>3.3813736119</text:p>
          </table:table-cell>
          <table:table-cell table:style-name="ce1" table:number-columns-repeated="6"/>
          <table:table-cell table:style-name="ce2" table:formula="of:=LOG([.N438])" office:value-type="float" office:value="2.64048143697042" calcext:value-type="float">
            <text:p>2.640481437</text:p>
          </table:table-cell>
          <table:table-cell table:style-name="ce3" table:formula="of:=[.N437]+1" office:value-type="float" office:value="437" calcext:value-type="float">
            <text:p>43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0" calcext:value-type="float">
            <text:p>180</text:p>
          </table:table-cell>
          <table:table-cell table:style-name="ce1" table:formula="of:=[.A439]-[.$K$1]" office:value-type="float" office:value="30.68" calcext:value-type="float">
            <text:p>30.68</text:p>
          </table:table-cell>
          <table:table-cell table:style-name="ce1" table:formula="of:=SUM([.$B$1:.B439])" office:value-type="float" office:value="18.36" calcext:value-type="float">
            <text:p>18.36</text:p>
          </table:table-cell>
          <table:table-cell table:style-name="ce1" table:formula="of:=MAX([.$B$1:.B439])-MIN([.$B$1:.B439])" office:value-type="float" office:value="66" calcext:value-type="float">
            <text:p>66</text:p>
          </table:table-cell>
          <table:table-cell table:style-name="ce1" table:formula="of:=STDEV([.$B$1:.B439])" office:value-type="float" office:value="19.5460958828577" calcext:value-type="float">
            <text:p>19.5460958829</text:p>
          </table:table-cell>
          <table:table-cell table:style-name="ce1" table:formula="of:=[.D439]/[.E439]" office:value-type="float" office:value="3.37663338988751" calcext:value-type="float">
            <text:p>3.3766333899</text:p>
          </table:table-cell>
          <table:table-cell table:style-name="ce1" table:number-columns-repeated="6"/>
          <table:table-cell table:style-name="ce2" table:formula="of:=LOG([.N439])" office:value-type="float" office:value="2.6414741105041" calcext:value-type="float">
            <text:p>2.6414741105</text:p>
          </table:table-cell>
          <table:table-cell table:style-name="ce3" table:formula="of:=[.N438]+1" office:value-type="float" office:value="438" calcext:value-type="float">
            <text:p>43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5" calcext:value-type="float">
            <text:p>165</text:p>
          </table:table-cell>
          <table:table-cell table:style-name="ce1" table:formula="of:=[.A440]-[.$K$1]" office:value-type="float" office:value="15.68" calcext:value-type="float">
            <text:p>15.68</text:p>
          </table:table-cell>
          <table:table-cell table:style-name="ce1" table:formula="of:=SUM([.$B$1:.B440])" office:value-type="float" office:value="18.36" calcext:value-type="float">
            <text:p>18.36</text:p>
          </table:table-cell>
          <table:table-cell table:style-name="ce1" table:formula="of:=MAX([.$B$1:.B440])-MIN([.$B$1:.B440])" office:value-type="float" office:value="66" calcext:value-type="float">
            <text:p>66</text:p>
          </table:table-cell>
          <table:table-cell table:style-name="ce1" table:formula="of:=STDEV([.$B$1:.B440])" office:value-type="float" office:value="19.535419510426" calcext:value-type="float">
            <text:p>19.5354195104</text:p>
          </table:table-cell>
          <table:table-cell table:style-name="ce1" table:formula="of:=[.D440]/[.E440]" office:value-type="float" office:value="3.37847876595514" calcext:value-type="float">
            <text:p>3.378478766</text:p>
          </table:table-cell>
          <table:table-cell table:style-name="ce1" table:number-columns-repeated="6"/>
          <table:table-cell table:style-name="ce2" table:formula="of:=LOG([.N440])" office:value-type="float" office:value="2.64246452024212" calcext:value-type="float">
            <text:p>2.6424645202</text:p>
          </table:table-cell>
          <table:table-cell table:style-name="ce3" table:formula="of:=[.N439]+1" office:value-type="float" office:value="439" calcext:value-type="float">
            <text:p>43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0" calcext:value-type="float">
            <text:p>120</text:p>
          </table:table-cell>
          <table:table-cell table:style-name="ce1" table:formula="of:=[.A441]-[.$K$1]" office:value-type="float" office:value="-29.32" calcext:value-type="float">
            <text:p>-29.32</text:p>
          </table:table-cell>
          <table:table-cell table:style-name="ce1" table:formula="of:=SUM([.$B$1:.B441])" office:value-type="float" office:value="18.36" calcext:value-type="float">
            <text:p>18.36</text:p>
          </table:table-cell>
          <table:table-cell table:style-name="ce1" table:formula="of:=MAX([.$B$1:.B441])-MIN([.$B$1:.B441])" office:value-type="float" office:value="66" calcext:value-type="float">
            <text:p>66</text:p>
          </table:table-cell>
          <table:table-cell table:style-name="ce1" table:formula="of:=STDEV([.$B$1:.B441])" office:value-type="float" office:value="19.5686556003142" calcext:value-type="float">
            <text:p>19.5686556003</text:p>
          </table:table-cell>
          <table:table-cell table:style-name="ce1" table:formula="of:=[.D441]/[.E441]" office:value-type="float" office:value="3.37274063931812" calcext:value-type="float">
            <text:p>3.3727406393</text:p>
          </table:table-cell>
          <table:table-cell table:style-name="ce1" table:number-columns-repeated="6"/>
          <table:table-cell table:style-name="ce2" table:formula="of:=LOG([.N441])" office:value-type="float" office:value="2.64345267648619" calcext:value-type="float">
            <text:p>2.6434526765</text:p>
          </table:table-cell>
          <table:table-cell table:style-name="ce3" table:formula="of:=[.N440]+1" office:value-type="float" office:value="440" calcext:value-type="float">
            <text:p>44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9" calcext:value-type="float">
            <text:p>119</text:p>
          </table:table-cell>
          <table:table-cell table:style-name="ce1" table:formula="of:=[.A442]-[.$K$1]" office:value-type="float" office:value="-30.32" calcext:value-type="float">
            <text:p>-30.32</text:p>
          </table:table-cell>
          <table:table-cell table:style-name="ce1" table:formula="of:=SUM([.$B$1:.B442])" office:value-type="float" office:value="18.36" calcext:value-type="float">
            <text:p>18.36</text:p>
          </table:table-cell>
          <table:table-cell table:style-name="ce1" table:formula="of:=MAX([.$B$1:.B442])-MIN([.$B$1:.B442])" office:value-type="float" office:value="66" calcext:value-type="float">
            <text:p>66</text:p>
          </table:table-cell>
          <table:table-cell table:style-name="ce1" table:formula="of:=STDEV([.$B$1:.B442])" office:value-type="float" office:value="19.6050528457586" calcext:value-type="float">
            <text:p>19.6050528458</text:p>
          </table:table-cell>
          <table:table-cell table:style-name="ce1" table:formula="of:=[.D442]/[.E442]" office:value-type="float" office:value="3.36647906635347" calcext:value-type="float">
            <text:p>3.3664790664</text:p>
          </table:table-cell>
          <table:table-cell table:style-name="ce1" table:number-columns-repeated="6"/>
          <table:table-cell table:style-name="ce2" table:formula="of:=LOG([.N442])" office:value-type="float" office:value="2.64443858946784" calcext:value-type="float">
            <text:p>2.6444385895</text:p>
          </table:table-cell>
          <table:table-cell table:style-name="ce3" table:formula="of:=[.N441]+1" office:value-type="float" office:value="441" calcext:value-type="float">
            <text:p>44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1" calcext:value-type="float">
            <text:p>141</text:p>
          </table:table-cell>
          <table:table-cell table:style-name="ce1" table:formula="of:=[.A443]-[.$K$1]" office:value-type="float" office:value="-8.31999999999999" calcext:value-type="float">
            <text:p>-8.32</text:p>
          </table:table-cell>
          <table:table-cell table:style-name="ce1" table:formula="of:=SUM([.$B$1:.B443])" office:value-type="float" office:value="18.36" calcext:value-type="float">
            <text:p>18.36</text:p>
          </table:table-cell>
          <table:table-cell table:style-name="ce1" table:formula="of:=MAX([.$B$1:.B443])-MIN([.$B$1:.B443])" office:value-type="float" office:value="66" calcext:value-type="float">
            <text:p>66</text:p>
          </table:table-cell>
          <table:table-cell table:style-name="ce1" table:formula="of:=STDEV([.$B$1:.B443])" office:value-type="float" office:value="19.5883650108541" calcext:value-type="float">
            <text:p>19.5883650109</text:p>
          </table:table-cell>
          <table:table-cell table:style-name="ce1" table:formula="of:=[.D443]/[.E443]" office:value-type="float" office:value="3.36934705696104" calcext:value-type="float">
            <text:p>3.369347057</text:p>
          </table:table-cell>
          <table:table-cell table:style-name="ce1" table:number-columns-repeated="6"/>
          <table:table-cell table:style-name="ce2" table:formula="of:=LOG([.N443])" office:value-type="float" office:value="2.64542226934909" calcext:value-type="float">
            <text:p>2.6454222693</text:p>
          </table:table-cell>
          <table:table-cell table:style-name="ce3" table:formula="of:=[.N442]+1" office:value-type="float" office:value="442" calcext:value-type="float">
            <text:p>44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3" calcext:value-type="float">
            <text:p>123</text:p>
          </table:table-cell>
          <table:table-cell table:style-name="ce1" table:formula="of:=[.A444]-[.$K$1]" office:value-type="float" office:value="-26.32" calcext:value-type="float">
            <text:p>-26.32</text:p>
          </table:table-cell>
          <table:table-cell table:style-name="ce1" table:formula="of:=SUM([.$B$1:.B444])" office:value-type="float" office:value="18.36" calcext:value-type="float">
            <text:p>18.36</text:p>
          </table:table-cell>
          <table:table-cell table:style-name="ce1" table:formula="of:=MAX([.$B$1:.B444])-MIN([.$B$1:.B444])" office:value-type="float" office:value="66" calcext:value-type="float">
            <text:p>66</text:p>
          </table:table-cell>
          <table:table-cell table:style-name="ce1" table:formula="of:=STDEV([.$B$1:.B444])" office:value-type="float" office:value="19.6105124658777" calcext:value-type="float">
            <text:p>19.6105124659</text:p>
          </table:table-cell>
          <table:table-cell table:style-name="ce1" table:formula="of:=[.D444]/[.E444]" office:value-type="float" office:value="3.36554182940605" calcext:value-type="float">
            <text:p>3.3655418294</text:p>
          </table:table-cell>
          <table:table-cell table:style-name="ce1" table:number-columns-repeated="6"/>
          <table:table-cell table:style-name="ce2" table:formula="of:=LOG([.N444])" office:value-type="float" office:value="2.64640372622307" calcext:value-type="float">
            <text:p>2.6464037262</text:p>
          </table:table-cell>
          <table:table-cell table:style-name="ce3" table:formula="of:=[.N443]+1" office:value-type="float" office:value="443" calcext:value-type="float">
            <text:p>44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0" calcext:value-type="float">
            <text:p>160</text:p>
          </table:table-cell>
          <table:table-cell table:style-name="ce1" table:formula="of:=[.A445]-[.$K$1]" office:value-type="float" office:value="10.68" calcext:value-type="float">
            <text:p>10.68</text:p>
          </table:table-cell>
          <table:table-cell table:style-name="ce1" table:formula="of:=SUM([.$B$1:.B445])" office:value-type="float" office:value="18.36" calcext:value-type="float">
            <text:p>18.36</text:p>
          </table:table-cell>
          <table:table-cell table:style-name="ce1" table:formula="of:=MAX([.$B$1:.B445])-MIN([.$B$1:.B445])" office:value-type="float" office:value="66" calcext:value-type="float">
            <text:p>66</text:p>
          </table:table-cell>
          <table:table-cell table:style-name="ce1" table:formula="of:=STDEV([.$B$1:.B445])" office:value-type="float" office:value="19.5933905058137" calcext:value-type="float">
            <text:p>19.5933905058</text:p>
          </table:table-cell>
          <table:table-cell table:style-name="ce1" table:formula="of:=[.D445]/[.E445]" office:value-type="float" office:value="3.36848285550255" calcext:value-type="float">
            <text:p>3.3684828555</text:p>
          </table:table-cell>
          <table:table-cell table:style-name="ce1" table:number-columns-repeated="6"/>
          <table:table-cell table:style-name="ce2" table:formula="of:=LOG([.N445])" office:value-type="float" office:value="2.64738297011462" calcext:value-type="float">
            <text:p>2.6473829701</text:p>
          </table:table-cell>
          <table:table-cell table:style-name="ce3" table:formula="of:=[.N444]+1" office:value-type="float" office:value="444" calcext:value-type="float">
            <text:p>44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1" calcext:value-type="float">
            <text:p>161</text:p>
          </table:table-cell>
          <table:table-cell table:style-name="ce1" table:formula="of:=[.A446]-[.$K$1]" office:value-type="float" office:value="11.68" calcext:value-type="float">
            <text:p>11.68</text:p>
          </table:table-cell>
          <table:table-cell table:style-name="ce1" table:formula="of:=SUM([.$B$1:.B446])" office:value-type="float" office:value="18.36" calcext:value-type="float">
            <text:p>18.36</text:p>
          </table:table-cell>
          <table:table-cell table:style-name="ce1" table:formula="of:=MAX([.$B$1:.B446])-MIN([.$B$1:.B446])" office:value-type="float" office:value="66" calcext:value-type="float">
            <text:p>66</text:p>
          </table:table-cell>
          <table:table-cell table:style-name="ce1" table:formula="of:=STDEV([.$B$1:.B446])" office:value-type="float" office:value="19.5774298507398" calcext:value-type="float">
            <text:p>19.5774298507</text:p>
          </table:table-cell>
          <table:table-cell table:style-name="ce1" table:formula="of:=[.D446]/[.E446]" office:value-type="float" office:value="3.3712290378865" calcext:value-type="float">
            <text:p>3.3712290379</text:p>
          </table:table-cell>
          <table:table-cell table:style-name="ce1" table:number-columns-repeated="6"/>
          <table:table-cell table:style-name="ce2" table:formula="of:=LOG([.N446])" office:value-type="float" office:value="2.64836001098093" calcext:value-type="float">
            <text:p>2.648360011</text:p>
          </table:table-cell>
          <table:table-cell table:style-name="ce3" table:formula="of:=[.N445]+1" office:value-type="float" office:value="445" calcext:value-type="float">
            <text:p>44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9" calcext:value-type="float">
            <text:p>139</text:p>
          </table:table-cell>
          <table:table-cell table:style-name="ce1" table:formula="of:=[.A447]-[.$K$1]" office:value-type="float" office:value="-10.32" calcext:value-type="float">
            <text:p>-10.32</text:p>
          </table:table-cell>
          <table:table-cell table:style-name="ce1" table:formula="of:=SUM([.$B$1:.B447])" office:value-type="float" office:value="18.36" calcext:value-type="float">
            <text:p>18.36</text:p>
          </table:table-cell>
          <table:table-cell table:style-name="ce1" table:formula="of:=MAX([.$B$1:.B447])-MIN([.$B$1:.B447])" office:value-type="float" office:value="66" calcext:value-type="float">
            <text:p>66</text:p>
          </table:table-cell>
          <table:table-cell table:style-name="ce1" table:formula="of:=STDEV([.$B$1:.B447])" office:value-type="float" office:value="19.5633397044228" calcext:value-type="float">
            <text:p>19.5633397044</text:p>
          </table:table-cell>
          <table:table-cell table:style-name="ce1" table:formula="of:=[.D447]/[.E447]" office:value-type="float" office:value="3.37365710544192" calcext:value-type="float">
            <text:p>3.3736571054</text:p>
          </table:table-cell>
          <table:table-cell table:style-name="ce1" table:number-columns-repeated="6"/>
          <table:table-cell table:style-name="ce2" table:formula="of:=LOG([.N447])" office:value-type="float" office:value="2.64933485871214" calcext:value-type="float">
            <text:p>2.6493348587</text:p>
          </table:table-cell>
          <table:table-cell table:style-name="ce3" table:formula="of:=[.N446]+1" office:value-type="float" office:value="446" calcext:value-type="float">
            <text:p>44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2" calcext:value-type="float">
            <text:p>142</text:p>
          </table:table-cell>
          <table:table-cell table:style-name="ce1" table:formula="of:=[.A448]-[.$K$1]" office:value-type="float" office:value="-7.31999999999999" calcext:value-type="float">
            <text:p>-7.32</text:p>
          </table:table-cell>
          <table:table-cell table:style-name="ce1" table:formula="of:=SUM([.$B$1:.B448])" office:value-type="float" office:value="18.36" calcext:value-type="float">
            <text:p>18.36</text:p>
          </table:table-cell>
          <table:table-cell table:style-name="ce1" table:formula="of:=MAX([.$B$1:.B448])-MIN([.$B$1:.B448])" office:value-type="float" office:value="66" calcext:value-type="float">
            <text:p>66</text:p>
          </table:table-cell>
          <table:table-cell table:style-name="ce1" table:formula="of:=STDEV([.$B$1:.B448])" office:value-type="float" office:value="19.5457715989962" calcext:value-type="float">
            <text:p>19.545771599</text:p>
          </table:table-cell>
          <table:table-cell table:style-name="ce1" table:formula="of:=[.D448]/[.E448]" office:value-type="float" office:value="3.37668941160601" calcext:value-type="float">
            <text:p>3.3766894116</text:p>
          </table:table-cell>
          <table:table-cell table:style-name="ce1" table:number-columns-repeated="6"/>
          <table:table-cell table:style-name="ce2" table:formula="of:=LOG([.N448])" office:value-type="float" office:value="2.65030752313194" calcext:value-type="float">
            <text:p>2.6503075231</text:p>
          </table:table-cell>
          <table:table-cell table:style-name="ce3" table:formula="of:=[.N447]+1" office:value-type="float" office:value="447" calcext:value-type="float">
            <text:p>44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7" calcext:value-type="float">
            <text:p>137</text:p>
          </table:table-cell>
          <table:table-cell table:style-name="ce1" table:formula="of:=[.A449]-[.$K$1]" office:value-type="float" office:value="-12.32" calcext:value-type="float">
            <text:p>-12.32</text:p>
          </table:table-cell>
          <table:table-cell table:style-name="ce1" table:formula="of:=SUM([.$B$1:.B449])" office:value-type="float" office:value="18.36" calcext:value-type="float">
            <text:p>18.36</text:p>
          </table:table-cell>
          <table:table-cell table:style-name="ce1" table:formula="of:=MAX([.$B$1:.B449])-MIN([.$B$1:.B449])" office:value-type="float" office:value="66" calcext:value-type="float">
            <text:p>66</text:p>
          </table:table-cell>
          <table:table-cell table:style-name="ce1" table:formula="of:=STDEV([.$B$1:.B449])" office:value-type="float" office:value="19.534624263093" calcext:value-type="float">
            <text:p>19.5346242631</text:p>
          </table:table-cell>
          <table:table-cell table:style-name="ce1" table:formula="of:=[.D449]/[.E449]" office:value-type="float" office:value="3.37861630257688" calcext:value-type="float">
            <text:p>3.3786163026</text:p>
          </table:table-cell>
          <table:table-cell table:style-name="ce1" table:number-columns-repeated="6"/>
          <table:table-cell table:style-name="ce2" table:formula="of:=LOG([.N449])" office:value-type="float" office:value="2.65127801399814" calcext:value-type="float">
            <text:p>2.651278014</text:p>
          </table:table-cell>
          <table:table-cell table:style-name="ce3" table:formula="of:=[.N448]+1" office:value-type="float" office:value="448" calcext:value-type="float">
            <text:p>44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7" calcext:value-type="float">
            <text:p>177</text:p>
          </table:table-cell>
          <table:table-cell table:style-name="ce1" table:formula="of:=[.A450]-[.$K$1]" office:value-type="float" office:value="27.68" calcext:value-type="float">
            <text:p>27.68</text:p>
          </table:table-cell>
          <table:table-cell table:style-name="ce1" table:formula="of:=SUM([.$B$1:.B450])" office:value-type="float" office:value="18.36" calcext:value-type="float">
            <text:p>18.36</text:p>
          </table:table-cell>
          <table:table-cell table:style-name="ce1" table:formula="of:=MAX([.$B$1:.B450])-MIN([.$B$1:.B450])" office:value-type="float" office:value="66" calcext:value-type="float">
            <text:p>66</text:p>
          </table:table-cell>
          <table:table-cell table:style-name="ce1" table:formula="of:=STDEV([.$B$1:.B450])" office:value-type="float" office:value="19.5523408107674" calcext:value-type="float">
            <text:p>19.5523408108</text:p>
          </table:table-cell>
          <table:table-cell table:style-name="ce1" table:formula="of:=[.D450]/[.E450]" office:value-type="float" office:value="3.37555490868152" calcext:value-type="float">
            <text:p>3.3755549087</text:p>
          </table:table-cell>
          <table:table-cell table:style-name="ce1" table:number-columns-repeated="6"/>
          <table:table-cell table:style-name="ce2" table:formula="of:=LOG([.N450])" office:value-type="float" office:value="2.65224634100332" calcext:value-type="float">
            <text:p>2.652246341</text:p>
          </table:table-cell>
          <table:table-cell table:style-name="ce3" table:formula="of:=[.N449]+1" office:value-type="float" office:value="449" calcext:value-type="float">
            <text:p>44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2" calcext:value-type="float">
            <text:p>132</text:p>
          </table:table-cell>
          <table:table-cell table:style-name="ce1" table:formula="of:=[.A451]-[.$K$1]" office:value-type="float" office:value="-17.32" calcext:value-type="float">
            <text:p>-17.32</text:p>
          </table:table-cell>
          <table:table-cell table:style-name="ce1" table:formula="of:=SUM([.$B$1:.B451])" office:value-type="float" office:value="18.36" calcext:value-type="float">
            <text:p>18.36</text:p>
          </table:table-cell>
          <table:table-cell table:style-name="ce1" table:formula="of:=MAX([.$B$1:.B451])-MIN([.$B$1:.B451])" office:value-type="float" office:value="66" calcext:value-type="float">
            <text:p>66</text:p>
          </table:table-cell>
          <table:table-cell table:style-name="ce1" table:formula="of:=STDEV([.$B$1:.B451])" office:value-type="float" office:value="19.5504721382321" calcext:value-type="float">
            <text:p>19.5504721382</text:p>
          </table:table-cell>
          <table:table-cell table:style-name="ce1" table:formula="of:=[.D451]/[.E451]" office:value-type="float" office:value="3.37587755085122" calcext:value-type="float">
            <text:p>3.3758775509</text:p>
          </table:table-cell>
          <table:table-cell table:style-name="ce1" table:number-columns-repeated="6"/>
          <table:table-cell table:style-name="ce2" table:formula="of:=LOG([.N451])" office:value-type="float" office:value="2.65321251377534" calcext:value-type="float">
            <text:p>2.6532125138</text:p>
          </table:table-cell>
          <table:table-cell table:style-name="ce3" table:formula="of:=[.N450]+1" office:value-type="float" office:value="450" calcext:value-type="float">
            <text:p>45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7" calcext:value-type="float">
            <text:p>127</text:p>
          </table:table-cell>
          <table:table-cell table:style-name="ce1" table:formula="of:=[.A452]-[.$K$1]" office:value-type="float" office:value="-22.32" calcext:value-type="float">
            <text:p>-22.32</text:p>
          </table:table-cell>
          <table:table-cell table:style-name="ce1" table:formula="of:=SUM([.$B$1:.B452])" office:value-type="float" office:value="18.36" calcext:value-type="float">
            <text:p>18.36</text:p>
          </table:table-cell>
          <table:table-cell table:style-name="ce1" table:formula="of:=MAX([.$B$1:.B452])-MIN([.$B$1:.B452])" office:value-type="float" office:value="66" calcext:value-type="float">
            <text:p>66</text:p>
          </table:table-cell>
          <table:table-cell table:style-name="ce1" table:formula="of:=STDEV([.$B$1:.B452])" office:value-type="float" office:value="19.560500759473" calcext:value-type="float">
            <text:p>19.5605007595</text:p>
          </table:table-cell>
          <table:table-cell table:style-name="ce1" table:formula="of:=[.D452]/[.E452]" office:value-type="float" office:value="3.37414674662849" calcext:value-type="float">
            <text:p>3.3741467466</text:p>
          </table:table-cell>
          <table:table-cell table:style-name="ce1" table:number-columns-repeated="6"/>
          <table:table-cell table:style-name="ce2" table:formula="of:=LOG([.N452])" office:value-type="float" office:value="2.65417654187796" calcext:value-type="float">
            <text:p>2.6541765419</text:p>
          </table:table-cell>
          <table:table-cell table:style-name="ce3" table:formula="of:=[.N451]+1" office:value-type="float" office:value="451" calcext:value-type="float">
            <text:p>45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0" calcext:value-type="float">
            <text:p>160</text:p>
          </table:table-cell>
          <table:table-cell table:style-name="ce1" table:formula="of:=[.A453]-[.$K$1]" office:value-type="float" office:value="10.68" calcext:value-type="float">
            <text:p>10.68</text:p>
          </table:table-cell>
          <table:table-cell table:style-name="ce1" table:formula="of:=SUM([.$B$1:.B453])" office:value-type="float" office:value="18.36" calcext:value-type="float">
            <text:p>18.36</text:p>
          </table:table-cell>
          <table:table-cell table:style-name="ce1" table:formula="of:=MAX([.$B$1:.B453])-MIN([.$B$1:.B453])" office:value-type="float" office:value="66" calcext:value-type="float">
            <text:p>66</text:p>
          </table:table-cell>
          <table:table-cell table:style-name="ce1" table:formula="of:=STDEV([.$B$1:.B453])" office:value-type="float" office:value="19.5438212394943" calcext:value-type="float">
            <text:p>19.5438212395</text:p>
          </table:table-cell>
          <table:table-cell table:style-name="ce1" table:formula="of:=[.D453]/[.E453]" office:value-type="float" office:value="3.37702638553747" calcext:value-type="float">
            <text:p>3.3770263855</text:p>
          </table:table-cell>
          <table:table-cell table:style-name="ce1" table:number-columns-repeated="6"/>
          <table:table-cell table:style-name="ce2" table:formula="of:=LOG([.N453])" office:value-type="float" office:value="2.65513843481138" calcext:value-type="float">
            <text:p>2.6551384348</text:p>
          </table:table-cell>
          <table:table-cell table:style-name="ce3" table:formula="of:=[.N452]+1" office:value-type="float" office:value="452" calcext:value-type="float">
            <text:p>45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6" calcext:value-type="float">
            <text:p>156</text:p>
          </table:table-cell>
          <table:table-cell table:style-name="ce1" table:formula="of:=[.A454]-[.$K$1]" office:value-type="float" office:value="6.68000000000001" calcext:value-type="float">
            <text:p>6.68</text:p>
          </table:table-cell>
          <table:table-cell table:style-name="ce1" table:formula="of:=SUM([.$B$1:.B454])" office:value-type="float" office:value="18.36" calcext:value-type="float">
            <text:p>18.36</text:p>
          </table:table-cell>
          <table:table-cell table:style-name="ce1" table:formula="of:=MAX([.$B$1:.B454])-MIN([.$B$1:.B454])" office:value-type="float" office:value="66" calcext:value-type="float">
            <text:p>66</text:p>
          </table:table-cell>
          <table:table-cell table:style-name="ce1" table:formula="of:=STDEV([.$B$1:.B454])" office:value-type="float" office:value="19.523858343745" calcext:value-type="float">
            <text:p>19.5238583437</text:p>
          </table:table-cell>
          <table:table-cell table:style-name="ce1" table:formula="of:=[.D454]/[.E454]" office:value-type="float" office:value="3.38047935187693" calcext:value-type="float">
            <text:p>3.3804793519</text:p>
          </table:table-cell>
          <table:table-cell table:style-name="ce1" table:number-columns-repeated="6"/>
          <table:table-cell table:style-name="ce2" table:formula="of:=LOG([.N454])" office:value-type="float" office:value="2.65609820201283" calcext:value-type="float">
            <text:p>2.656098202</text:p>
          </table:table-cell>
          <table:table-cell table:style-name="ce3" table:formula="of:=[.N453]+1" office:value-type="float" office:value="453" calcext:value-type="float">
            <text:p>45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6" calcext:value-type="float">
            <text:p>116</text:p>
          </table:table-cell>
          <table:table-cell table:style-name="ce1" table:formula="of:=[.A455]-[.$K$1]" office:value-type="float" office:value="-33.32" calcext:value-type="float">
            <text:p>-33.32</text:p>
          </table:table-cell>
          <table:table-cell table:style-name="ce1" table:formula="of:=SUM([.$B$1:.B455])" office:value-type="float" office:value="18.36" calcext:value-type="float">
            <text:p>18.36</text:p>
          </table:table-cell>
          <table:table-cell table:style-name="ce1" table:formula="of:=MAX([.$B$1:.B455])-MIN([.$B$1:.B455])" office:value-type="float" office:value="66" calcext:value-type="float">
            <text:p>66</text:p>
          </table:table-cell>
          <table:table-cell table:style-name="ce1" table:formula="of:=STDEV([.$B$1:.B455])" office:value-type="float" office:value="19.5698868548305" calcext:value-type="float">
            <text:p>19.5698868548</text:p>
          </table:table-cell>
          <table:table-cell table:style-name="ce1" table:formula="of:=[.D455]/[.E455]" office:value-type="float" office:value="3.37252844074104" calcext:value-type="float">
            <text:p>3.3725284407</text:p>
          </table:table-cell>
          <table:table-cell table:style-name="ce1" table:number-columns-repeated="6"/>
          <table:table-cell table:style-name="ce2" table:formula="of:=LOG([.N455])" office:value-type="float" office:value="2.6570558528571" calcext:value-type="float">
            <text:p>2.6570558529</text:p>
          </table:table-cell>
          <table:table-cell table:style-name="ce3" table:formula="of:=[.N454]+1" office:value-type="float" office:value="454" calcext:value-type="float">
            <text:p>45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5" calcext:value-type="float">
            <text:p>145</text:p>
          </table:table-cell>
          <table:table-cell table:style-name="ce1" table:formula="of:=[.A456]-[.$K$1]" office:value-type="float" office:value="-4.31999999999999" calcext:value-type="float">
            <text:p>-4.32</text:p>
          </table:table-cell>
          <table:table-cell table:style-name="ce1" table:formula="of:=SUM([.$B$1:.B456])" office:value-type="float" office:value="18.36" calcext:value-type="float">
            <text:p>18.36</text:p>
          </table:table-cell>
          <table:table-cell table:style-name="ce1" table:formula="of:=MAX([.$B$1:.B456])-MIN([.$B$1:.B456])" office:value-type="float" office:value="66" calcext:value-type="float">
            <text:p>66</text:p>
          </table:table-cell>
          <table:table-cell table:style-name="ce1" table:formula="of:=STDEV([.$B$1:.B456])" office:value-type="float" office:value="19.5501134423371" calcext:value-type="float">
            <text:p>19.5501134423</text:p>
          </table:table-cell>
          <table:table-cell table:style-name="ce1" table:formula="of:=[.D456]/[.E456]" office:value-type="float" office:value="3.37593948979715" calcext:value-type="float">
            <text:p>3.3759394898</text:p>
          </table:table-cell>
          <table:table-cell table:style-name="ce1" table:number-columns-repeated="6"/>
          <table:table-cell table:style-name="ce2" table:formula="of:=LOG([.N456])" office:value-type="float" office:value="2.65801139665711" calcext:value-type="float">
            <text:p>2.6580113967</text:p>
          </table:table-cell>
          <table:table-cell table:style-name="ce3" table:formula="of:=[.N455]+1" office:value-type="float" office:value="455" calcext:value-type="float">
            <text:p>45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9" calcext:value-type="float">
            <text:p>179</text:p>
          </table:table-cell>
          <table:table-cell table:style-name="ce1" table:formula="of:=[.A457]-[.$K$1]" office:value-type="float" office:value="29.68" calcext:value-type="float">
            <text:p>29.68</text:p>
          </table:table-cell>
          <table:table-cell table:style-name="ce1" table:formula="of:=SUM([.$B$1:.B457])" office:value-type="float" office:value="18.36" calcext:value-type="float">
            <text:p>18.36</text:p>
          </table:table-cell>
          <table:table-cell table:style-name="ce1" table:formula="of:=MAX([.$B$1:.B457])-MIN([.$B$1:.B457])" office:value-type="float" office:value="66" calcext:value-type="float">
            <text:p>66</text:p>
          </table:table-cell>
          <table:table-cell table:style-name="ce1" table:formula="of:=STDEV([.$B$1:.B457])" office:value-type="float" office:value="19.5739160998835" calcext:value-type="float">
            <text:p>19.5739160999</text:p>
          </table:table-cell>
          <table:table-cell table:style-name="ce1" table:formula="of:=[.D457]/[.E457]" office:value-type="float" office:value="3.37183421361415" calcext:value-type="float">
            <text:p>3.3718342136</text:p>
          </table:table-cell>
          <table:table-cell table:style-name="ce1" table:number-columns-repeated="6"/>
          <table:table-cell table:style-name="ce2" table:formula="of:=LOG([.N457])" office:value-type="float" office:value="2.65896484266443" calcext:value-type="float">
            <text:p>2.6589648427</text:p>
          </table:table-cell>
          <table:table-cell table:style-name="ce3" table:formula="of:=[.N456]+1" office:value-type="float" office:value="456" calcext:value-type="float">
            <text:p>45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6" calcext:value-type="float">
            <text:p>116</text:p>
          </table:table-cell>
          <table:table-cell table:style-name="ce1" table:formula="of:=[.A458]-[.$K$1]" office:value-type="float" office:value="-33.32" calcext:value-type="float">
            <text:p>-33.32</text:p>
          </table:table-cell>
          <table:table-cell table:style-name="ce1" table:formula="of:=SUM([.$B$1:.B458])" office:value-type="float" office:value="18.36" calcext:value-type="float">
            <text:p>18.36</text:p>
          </table:table-cell>
          <table:table-cell table:style-name="ce1" table:formula="of:=MAX([.$B$1:.B458])-MIN([.$B$1:.B458])" office:value-type="float" office:value="66" calcext:value-type="float">
            <text:p>66</text:p>
          </table:table-cell>
          <table:table-cell table:style-name="ce1" table:formula="of:=STDEV([.$B$1:.B458])" office:value-type="float" office:value="19.6193171107191" calcext:value-type="float">
            <text:p>19.6193171107</text:p>
          </table:table-cell>
          <table:table-cell table:style-name="ce1" table:formula="of:=[.D458]/[.E458]" office:value-type="float" office:value="3.36403146080659" calcext:value-type="float">
            <text:p>3.3640314608</text:p>
          </table:table-cell>
          <table:table-cell table:style-name="ce1" table:number-columns-repeated="6"/>
          <table:table-cell table:style-name="ce2" table:formula="of:=LOG([.N458])" office:value-type="float" office:value="2.65991620006985" calcext:value-type="float">
            <text:p>2.6599162001</text:p>
          </table:table-cell>
          <table:table-cell table:style-name="ce3" table:formula="of:=[.N457]+1" office:value-type="float" office:value="457" calcext:value-type="float">
            <text:p>45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9" calcext:value-type="float">
            <text:p>169</text:p>
          </table:table-cell>
          <table:table-cell table:style-name="ce1" table:formula="of:=[.A459]-[.$K$1]" office:value-type="float" office:value="19.68" calcext:value-type="float">
            <text:p>19.68</text:p>
          </table:table-cell>
          <table:table-cell table:style-name="ce1" table:formula="of:=SUM([.$B$1:.B459])" office:value-type="float" office:value="18.36" calcext:value-type="float">
            <text:p>18.36</text:p>
          </table:table-cell>
          <table:table-cell table:style-name="ce1" table:formula="of:=MAX([.$B$1:.B459])-MIN([.$B$1:.B459])" office:value-type="float" office:value="66" calcext:value-type="float">
            <text:p>66</text:p>
          </table:table-cell>
          <table:table-cell table:style-name="ce1" table:formula="of:=STDEV([.$B$1:.B459])" office:value-type="float" office:value="19.6167982233518" calcext:value-type="float">
            <text:p>19.6167982234</text:p>
          </table:table-cell>
          <table:table-cell table:style-name="ce1" table:formula="of:=[.D459]/[.E459]" office:value-type="float" office:value="3.36446341796154" calcext:value-type="float">
            <text:p>3.364463418</text:p>
          </table:table-cell>
          <table:table-cell table:style-name="ce1" table:number-columns-repeated="6"/>
          <table:table-cell table:style-name="ce2" table:formula="of:=LOG([.N459])" office:value-type="float" office:value="2.66086547800387" calcext:value-type="float">
            <text:p>2.660865478</text:p>
          </table:table-cell>
          <table:table-cell table:style-name="ce3" table:formula="of:=[.N458]+1" office:value-type="float" office:value="458" calcext:value-type="float">
            <text:p>45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8" calcext:value-type="float">
            <text:p>178</text:p>
          </table:table-cell>
          <table:table-cell table:style-name="ce1" table:formula="of:=[.A460]-[.$K$1]" office:value-type="float" office:value="28.68" calcext:value-type="float">
            <text:p>28.68</text:p>
          </table:table-cell>
          <table:table-cell table:style-name="ce1" table:formula="of:=SUM([.$B$1:.B460])" office:value-type="float" office:value="18.36" calcext:value-type="float">
            <text:p>18.36</text:p>
          </table:table-cell>
          <table:table-cell table:style-name="ce1" table:formula="of:=MAX([.$B$1:.B460])-MIN([.$B$1:.B460])" office:value-type="float" office:value="66" calcext:value-type="float">
            <text:p>66</text:p>
          </table:table-cell>
          <table:table-cell table:style-name="ce1" table:formula="of:=STDEV([.$B$1:.B460])" office:value-type="float" office:value="19.6370470427133" calcext:value-type="float">
            <text:p>19.6370470427</text:p>
          </table:table-cell>
          <table:table-cell table:style-name="ce1" table:formula="of:=[.D460]/[.E460]" office:value-type="float" office:value="3.3609941380922" calcext:value-type="float">
            <text:p>3.3609941381</text:p>
          </table:table-cell>
          <table:table-cell table:style-name="ce1" table:number-columns-repeated="6"/>
          <table:table-cell table:style-name="ce2" table:formula="of:=LOG([.N460])" office:value-type="float" office:value="2.66181268553726" calcext:value-type="float">
            <text:p>2.6618126855</text:p>
          </table:table-cell>
          <table:table-cell table:style-name="ce3" table:formula="of:=[.N459]+1" office:value-type="float" office:value="459" calcext:value-type="float">
            <text:p>45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2" calcext:value-type="float">
            <text:p>162</text:p>
          </table:table-cell>
          <table:table-cell table:style-name="ce1" table:formula="of:=[.A461]-[.$K$1]" office:value-type="float" office:value="12.68" calcext:value-type="float">
            <text:p>12.68</text:p>
          </table:table-cell>
          <table:table-cell table:style-name="ce1" table:formula="of:=SUM([.$B$1:.B461])" office:value-type="float" office:value="18.36" calcext:value-type="float">
            <text:p>18.36</text:p>
          </table:table-cell>
          <table:table-cell table:style-name="ce1" table:formula="of:=MAX([.$B$1:.B461])-MIN([.$B$1:.B461])" office:value-type="float" office:value="66" calcext:value-type="float">
            <text:p>66</text:p>
          </table:table-cell>
          <table:table-cell table:style-name="ce1" table:formula="of:=STDEV([.$B$1:.B461])" office:value-type="float" office:value="19.6228124263222" calcext:value-type="float">
            <text:p>19.6228124263</text:p>
          </table:table-cell>
          <table:table-cell table:style-name="ce1" table:formula="of:=[.D461]/[.E461]" office:value-type="float" office:value="3.36343224233581" calcext:value-type="float">
            <text:p>3.3634322423</text:p>
          </table:table-cell>
          <table:table-cell table:style-name="ce1" table:number-columns-repeated="6"/>
          <table:table-cell table:style-name="ce2" table:formula="of:=LOG([.N461])" office:value-type="float" office:value="2.66275783168157" calcext:value-type="float">
            <text:p>2.6627578317</text:p>
          </table:table-cell>
          <table:table-cell table:style-name="ce3" table:formula="of:=[.N460]+1" office:value-type="float" office:value="460" calcext:value-type="float">
            <text:p>46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4" calcext:value-type="float">
            <text:p>144</text:p>
          </table:table-cell>
          <table:table-cell table:style-name="ce1" table:formula="of:=[.A462]-[.$K$1]" office:value-type="float" office:value="-5.31999999999999" calcext:value-type="float">
            <text:p>-5.32</text:p>
          </table:table-cell>
          <table:table-cell table:style-name="ce1" table:formula="of:=SUM([.$B$1:.B462])" office:value-type="float" office:value="18.36" calcext:value-type="float">
            <text:p>18.36</text:p>
          </table:table-cell>
          <table:table-cell table:style-name="ce1" table:formula="of:=MAX([.$B$1:.B462])-MIN([.$B$1:.B462])" office:value-type="float" office:value="66" calcext:value-type="float">
            <text:p>66</text:p>
          </table:table-cell>
          <table:table-cell table:style-name="ce1" table:formula="of:=STDEV([.$B$1:.B462])" office:value-type="float" office:value="19.6039775937707" calcext:value-type="float">
            <text:p>19.6039775938</text:p>
          </table:table-cell>
          <table:table-cell table:style-name="ce1" table:formula="of:=[.D462]/[.E462]" office:value-type="float" office:value="3.36666371323398" calcext:value-type="float">
            <text:p>3.3666637132</text:p>
          </table:table-cell>
          <table:table-cell table:style-name="ce1" table:number-columns-repeated="6"/>
          <table:table-cell table:style-name="ce2" table:formula="of:=LOG([.N462])" office:value-type="float" office:value="2.66370092538965" calcext:value-type="float">
            <text:p>2.6637009254</text:p>
          </table:table-cell>
          <table:table-cell table:style-name="ce3" table:formula="of:=[.N461]+1" office:value-type="float" office:value="461" calcext:value-type="float">
            <text:p>46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0" calcext:value-type="float">
            <text:p>140</text:p>
          </table:table-cell>
          <table:table-cell table:style-name="ce1" table:formula="of:=[.A463]-[.$K$1]" office:value-type="float" office:value="-9.31999999999999" calcext:value-type="float">
            <text:p>-9.32</text:p>
          </table:table-cell>
          <table:table-cell table:style-name="ce1" table:formula="of:=SUM([.$B$1:.B463])" office:value-type="float" office:value="18.36" calcext:value-type="float">
            <text:p>18.36</text:p>
          </table:table-cell>
          <table:table-cell table:style-name="ce1" table:formula="of:=MAX([.$B$1:.B463])-MIN([.$B$1:.B463])" office:value-type="float" office:value="66" calcext:value-type="float">
            <text:p>66</text:p>
          </table:table-cell>
          <table:table-cell table:style-name="ce1" table:formula="of:=STDEV([.$B$1:.B463])" office:value-type="float" office:value="19.5890154436996" calcext:value-type="float">
            <text:p>19.5890154437</text:p>
          </table:table-cell>
          <table:table-cell table:style-name="ce1" table:formula="of:=[.D463]/[.E463]" office:value-type="float" office:value="3.36923518130298" calcext:value-type="float">
            <text:p>3.3692351813</text:p>
          </table:table-cell>
          <table:table-cell table:style-name="ce1" table:number-columns-repeated="6"/>
          <table:table-cell table:style-name="ce2" table:formula="of:=LOG([.N463])" office:value-type="float" office:value="2.66464197555613" calcext:value-type="float">
            <text:p>2.6646419756</text:p>
          </table:table-cell>
          <table:table-cell table:style-name="ce3" table:formula="of:=[.N462]+1" office:value-type="float" office:value="462" calcext:value-type="float">
            <text:p>46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6" calcext:value-type="float">
            <text:p>176</text:p>
          </table:table-cell>
          <table:table-cell table:style-name="ce1" table:formula="of:=[.A464]-[.$K$1]" office:value-type="float" office:value="26.68" calcext:value-type="float">
            <text:p>26.68</text:p>
          </table:table-cell>
          <table:table-cell table:style-name="ce1" table:formula="of:=SUM([.$B$1:.B464])" office:value-type="float" office:value="18.36" calcext:value-type="float">
            <text:p>18.36</text:p>
          </table:table-cell>
          <table:table-cell table:style-name="ce1" table:formula="of:=MAX([.$B$1:.B464])-MIN([.$B$1:.B464])" office:value-type="float" office:value="66" calcext:value-type="float">
            <text:p>66</text:p>
          </table:table-cell>
          <table:table-cell table:style-name="ce1" table:formula="of:=STDEV([.$B$1:.B464])" office:value-type="float" office:value="19.603242165801" calcext:value-type="float">
            <text:p>19.6032421658</text:p>
          </table:table-cell>
          <table:table-cell table:style-name="ce1" table:formula="of:=[.D464]/[.E464]" office:value-type="float" office:value="3.36679001574244" calcext:value-type="float">
            <text:p>3.3667900157</text:p>
          </table:table-cell>
          <table:table-cell table:style-name="ce1" table:number-columns-repeated="6"/>
          <table:table-cell table:style-name="ce2" table:formula="of:=LOG([.N464])" office:value-type="float" office:value="2.66558099101795" calcext:value-type="float">
            <text:p>2.665580991</text:p>
          </table:table-cell>
          <table:table-cell table:style-name="ce3" table:formula="of:=[.N463]+1" office:value-type="float" office:value="463" calcext:value-type="float">
            <text:p>46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7" calcext:value-type="float">
            <text:p>137</text:p>
          </table:table-cell>
          <table:table-cell table:style-name="ce1" table:formula="of:=[.A465]-[.$K$1]" office:value-type="float" office:value="-12.32" calcext:value-type="float">
            <text:p>-12.32</text:p>
          </table:table-cell>
          <table:table-cell table:style-name="ce1" table:formula="of:=SUM([.$B$1:.B465])" office:value-type="float" office:value="18.36" calcext:value-type="float">
            <text:p>18.36</text:p>
          </table:table-cell>
          <table:table-cell table:style-name="ce1" table:formula="of:=MAX([.$B$1:.B465])-MIN([.$B$1:.B465])" office:value-type="float" office:value="66" calcext:value-type="float">
            <text:p>66</text:p>
          </table:table-cell>
          <table:table-cell table:style-name="ce1" table:formula="of:=STDEV([.$B$1:.B465])" office:value-type="float" office:value="19.5923977712377" calcext:value-type="float">
            <text:p>19.5923977712</text:p>
          </table:table-cell>
          <table:table-cell table:style-name="ce1" table:formula="of:=[.D465]/[.E465]" office:value-type="float" office:value="3.36865353442804" calcext:value-type="float">
            <text:p>3.3686535344</text:p>
          </table:table-cell>
          <table:table-cell table:style-name="ce1" table:number-columns-repeated="6"/>
          <table:table-cell table:style-name="ce2" table:formula="of:=LOG([.N465])" office:value-type="float" office:value="2.66651798055488" calcext:value-type="float">
            <text:p>2.6665179806</text:p>
          </table:table-cell>
          <table:table-cell table:style-name="ce3" table:formula="of:=[.N464]+1" office:value-type="float" office:value="464" calcext:value-type="float">
            <text:p>46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1" calcext:value-type="float">
            <text:p>141</text:p>
          </table:table-cell>
          <table:table-cell table:style-name="ce1" table:formula="of:=[.A466]-[.$K$1]" office:value-type="float" office:value="-8.31999999999999" calcext:value-type="float">
            <text:p>-8.32</text:p>
          </table:table-cell>
          <table:table-cell table:style-name="ce1" table:formula="of:=SUM([.$B$1:.B466])" office:value-type="float" office:value="18.36" calcext:value-type="float">
            <text:p>18.36</text:p>
          </table:table-cell>
          <table:table-cell table:style-name="ce1" table:formula="of:=MAX([.$B$1:.B466])-MIN([.$B$1:.B466])" office:value-type="float" office:value="66" calcext:value-type="float">
            <text:p>66</text:p>
          </table:table-cell>
          <table:table-cell table:style-name="ce1" table:formula="of:=STDEV([.$B$1:.B466])" office:value-type="float" office:value="19.5764370301852" calcext:value-type="float">
            <text:p>19.5764370302</text:p>
          </table:table-cell>
          <table:table-cell table:style-name="ce1" table:formula="of:=[.D466]/[.E466]" office:value-type="float" office:value="3.37140001003418" calcext:value-type="float">
            <text:p>3.37140001</text:p>
          </table:table-cell>
          <table:table-cell table:style-name="ce1" table:number-columns-repeated="6"/>
          <table:table-cell table:style-name="ce2" table:formula="of:=LOG([.N466])" office:value-type="float" office:value="2.66745295288995" calcext:value-type="float">
            <text:p>2.6674529529</text:p>
          </table:table-cell>
          <table:table-cell table:style-name="ce3" table:formula="of:=[.N465]+1" office:value-type="float" office:value="465" calcext:value-type="float">
            <text:p>46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8" calcext:value-type="float">
            <text:p>128</text:p>
          </table:table-cell>
          <table:table-cell table:style-name="ce1" table:formula="of:=[.A467]-[.$K$1]" office:value-type="float" office:value="-21.32" calcext:value-type="float">
            <text:p>-21.32</text:p>
          </table:table-cell>
          <table:table-cell table:style-name="ce1" table:formula="of:=SUM([.$B$1:.B467])" office:value-type="float" office:value="18.36" calcext:value-type="float">
            <text:p>18.36</text:p>
          </table:table-cell>
          <table:table-cell table:style-name="ce1" table:formula="of:=MAX([.$B$1:.B467])-MIN([.$B$1:.B467])" office:value-type="float" office:value="66" calcext:value-type="float">
            <text:p>66</text:p>
          </table:table-cell>
          <table:table-cell table:style-name="ce1" table:formula="of:=STDEV([.$B$1:.B467])" office:value-type="float" office:value="19.5834682225607" calcext:value-type="float">
            <text:p>19.5834682226</text:p>
          </table:table-cell>
          <table:table-cell table:style-name="ce1" table:formula="of:=[.D467]/[.E467]" office:value-type="float" office:value="3.37018955222477" calcext:value-type="float">
            <text:p>3.3701895522</text:p>
          </table:table-cell>
          <table:table-cell table:style-name="ce1" table:number-columns-repeated="6"/>
          <table:table-cell table:style-name="ce2" table:formula="of:=LOG([.N467])" office:value-type="float" office:value="2.66838591669" calcext:value-type="float">
            <text:p>2.6683859167</text:p>
          </table:table-cell>
          <table:table-cell table:style-name="ce3" table:formula="of:=[.N466]+1" office:value-type="float" office:value="466" calcext:value-type="float">
            <text:p>46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8" calcext:value-type="float">
            <text:p>118</text:p>
          </table:table-cell>
          <table:table-cell table:style-name="ce1" table:formula="of:=[.A468]-[.$K$1]" office:value-type="float" office:value="-31.32" calcext:value-type="float">
            <text:p>-31.32</text:p>
          </table:table-cell>
          <table:table-cell table:style-name="ce1" table:formula="of:=SUM([.$B$1:.B468])" office:value-type="float" office:value="18.36" calcext:value-type="float">
            <text:p>18.36</text:p>
          </table:table-cell>
          <table:table-cell table:style-name="ce1" table:formula="of:=MAX([.$B$1:.B468])-MIN([.$B$1:.B468])" office:value-type="float" office:value="66" calcext:value-type="float">
            <text:p>66</text:p>
          </table:table-cell>
          <table:table-cell table:style-name="ce1" table:formula="of:=STDEV([.$B$1:.B468])" office:value-type="float" office:value="19.6204205477083" calcext:value-type="float">
            <text:p>19.6204205477</text:p>
          </table:table-cell>
          <table:table-cell table:style-name="ce1" table:formula="of:=[.D468]/[.E468]" office:value-type="float" office:value="3.36384227032835" calcext:value-type="float">
            <text:p>3.3638422703</text:p>
          </table:table-cell>
          <table:table-cell table:style-name="ce1" table:number-columns-repeated="6"/>
          <table:table-cell table:style-name="ce2" table:formula="of:=LOG([.N468])" office:value-type="float" office:value="2.66931688056611" calcext:value-type="float">
            <text:p>2.6693168806</text:p>
          </table:table-cell>
          <table:table-cell table:style-name="ce3" table:formula="of:=[.N467]+1" office:value-type="float" office:value="467" calcext:value-type="float">
            <text:p>46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9" calcext:value-type="float">
            <text:p>169</text:p>
          </table:table-cell>
          <table:table-cell table:style-name="ce1" table:formula="of:=[.A469]-[.$K$1]" office:value-type="float" office:value="19.68" calcext:value-type="float">
            <text:p>19.68</text:p>
          </table:table-cell>
          <table:table-cell table:style-name="ce1" table:formula="of:=SUM([.$B$1:.B469])" office:value-type="float" office:value="18.36" calcext:value-type="float">
            <text:p>18.36</text:p>
          </table:table-cell>
          <table:table-cell table:style-name="ce1" table:formula="of:=MAX([.$B$1:.B469])-MIN([.$B$1:.B469])" office:value-type="float" office:value="66" calcext:value-type="float">
            <text:p>66</text:p>
          </table:table-cell>
          <table:table-cell table:style-name="ce1" table:formula="of:=STDEV([.$B$1:.B469])" office:value-type="float" office:value="19.618007734495" calcext:value-type="float">
            <text:p>19.6180077345</text:p>
          </table:table-cell>
          <table:table-cell table:style-name="ce1" table:formula="of:=[.D469]/[.E469]" office:value-type="float" office:value="3.36425598833617" calcext:value-type="float">
            <text:p>3.3642559883</text:p>
          </table:table-cell>
          <table:table-cell table:style-name="ce1" table:number-columns-repeated="6"/>
          <table:table-cell table:style-name="ce2" table:formula="of:=LOG([.N469])" office:value-type="float" office:value="2.67024585307412" calcext:value-type="float">
            <text:p>2.6702458531</text:p>
          </table:table-cell>
          <table:table-cell table:style-name="ce3" table:formula="of:=[.N468]+1" office:value-type="float" office:value="468" calcext:value-type="float">
            <text:p>46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2" calcext:value-type="float">
            <text:p>162</text:p>
          </table:table-cell>
          <table:table-cell table:style-name="ce1" table:formula="of:=[.A470]-[.$K$1]" office:value-type="float" office:value="12.68" calcext:value-type="float">
            <text:p>12.68</text:p>
          </table:table-cell>
          <table:table-cell table:style-name="ce1" table:formula="of:=SUM([.$B$1:.B470])" office:value-type="float" office:value="18.36" calcext:value-type="float">
            <text:p>18.36</text:p>
          </table:table-cell>
          <table:table-cell table:style-name="ce1" table:formula="of:=MAX([.$B$1:.B470])-MIN([.$B$1:.B470])" office:value-type="float" office:value="66" calcext:value-type="float">
            <text:p>66</text:p>
          </table:table-cell>
          <table:table-cell table:style-name="ce1" table:formula="of:=STDEV([.$B$1:.B470])" office:value-type="float" office:value="19.6041814544622" calcext:value-type="float">
            <text:p>19.6041814545</text:p>
          </table:table-cell>
          <table:table-cell table:style-name="ce1" table:formula="of:=[.D470]/[.E470]" office:value-type="float" office:value="3.36662870384612" calcext:value-type="float">
            <text:p>3.3666287038</text:p>
          </table:table-cell>
          <table:table-cell table:style-name="ce1" table:number-columns-repeated="6"/>
          <table:table-cell table:style-name="ce2" table:formula="of:=LOG([.N470])" office:value-type="float" office:value="2.67117284271508" calcext:value-type="float">
            <text:p>2.6711728427</text:p>
          </table:table-cell>
          <table:table-cell table:style-name="ce3" table:formula="of:=[.N469]+1" office:value-type="float" office:value="469" calcext:value-type="float">
            <text:p>46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2" calcext:value-type="float">
            <text:p>162</text:p>
          </table:table-cell>
          <table:table-cell table:style-name="ce1" table:formula="of:=[.A471]-[.$K$1]" office:value-type="float" office:value="12.68" calcext:value-type="float">
            <text:p>12.68</text:p>
          </table:table-cell>
          <table:table-cell table:style-name="ce1" table:formula="of:=SUM([.$B$1:.B471])" office:value-type="float" office:value="18.36" calcext:value-type="float">
            <text:p>18.36</text:p>
          </table:table-cell>
          <table:table-cell table:style-name="ce1" table:formula="of:=MAX([.$B$1:.B471])-MIN([.$B$1:.B471])" office:value-type="float" office:value="66" calcext:value-type="float">
            <text:p>66</text:p>
          </table:table-cell>
          <table:table-cell table:style-name="ce1" table:formula="of:=STDEV([.$B$1:.B471])" office:value-type="float" office:value="19.5903742152072" calcext:value-type="float">
            <text:p>19.5903742152</text:p>
          </table:table-cell>
          <table:table-cell table:style-name="ce1" table:formula="of:=[.D471]/[.E471]" office:value-type="float" office:value="3.36900149404839" calcext:value-type="float">
            <text:p>3.369001494</text:p>
          </table:table-cell>
          <table:table-cell table:style-name="ce1" table:number-columns-repeated="6"/>
          <table:table-cell table:style-name="ce2" table:formula="of:=LOG([.N471])" office:value-type="float" office:value="2.67209785793572" calcext:value-type="float">
            <text:p>2.6720978579</text:p>
          </table:table-cell>
          <table:table-cell table:style-name="ce3" table:formula="of:=[.N470]+1" office:value-type="float" office:value="470" calcext:value-type="float">
            <text:p>47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9" calcext:value-type="float">
            <text:p>129</text:p>
          </table:table-cell>
          <table:table-cell table:style-name="ce1" table:formula="of:=[.A472]-[.$K$1]" office:value-type="float" office:value="-20.32" calcext:value-type="float">
            <text:p>-20.32</text:p>
          </table:table-cell>
          <table:table-cell table:style-name="ce1" table:formula="of:=SUM([.$B$1:.B472])" office:value-type="float" office:value="18.36" calcext:value-type="float">
            <text:p>18.36</text:p>
          </table:table-cell>
          <table:table-cell table:style-name="ce1" table:formula="of:=MAX([.$B$1:.B472])-MIN([.$B$1:.B472])" office:value-type="float" office:value="66" calcext:value-type="float">
            <text:p>66</text:p>
          </table:table-cell>
          <table:table-cell table:style-name="ce1" table:formula="of:=STDEV([.$B$1:.B472])" office:value-type="float" office:value="19.5948324995618" calcext:value-type="float">
            <text:p>19.5948324996</text:p>
          </table:table-cell>
          <table:table-cell table:style-name="ce1" table:formula="of:=[.D472]/[.E472]" office:value-type="float" office:value="3.36823496712595" calcext:value-type="float">
            <text:p>3.3682349671</text:p>
          </table:table-cell>
          <table:table-cell table:style-name="ce1" table:number-columns-repeated="6"/>
          <table:table-cell table:style-name="ce2" table:formula="of:=LOG([.N472])" office:value-type="float" office:value="2.6730209071289" calcext:value-type="float">
            <text:p>2.6730209071</text:p>
          </table:table-cell>
          <table:table-cell table:style-name="ce3" table:formula="of:=[.N471]+1" office:value-type="float" office:value="471" calcext:value-type="float">
            <text:p>47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3" calcext:value-type="float">
            <text:p>153</text:p>
          </table:table-cell>
          <table:table-cell table:style-name="ce1" table:formula="of:=[.A473]-[.$K$1]" office:value-type="float" office:value="3.68000000000001" calcext:value-type="float">
            <text:p>3.68</text:p>
          </table:table-cell>
          <table:table-cell table:style-name="ce1" table:formula="of:=SUM([.$B$1:.B473])" office:value-type="float" office:value="18.36" calcext:value-type="float">
            <text:p>18.36</text:p>
          </table:table-cell>
          <table:table-cell table:style-name="ce1" table:formula="of:=MAX([.$B$1:.B473])-MIN([.$B$1:.B473])" office:value-type="float" office:value="66" calcext:value-type="float">
            <text:p>66</text:p>
          </table:table-cell>
          <table:table-cell table:style-name="ce1" table:formula="of:=STDEV([.$B$1:.B473])" office:value-type="float" office:value="19.5743842781725" calcext:value-type="float">
            <text:p>19.5743842782</text:p>
          </table:table-cell>
          <table:table-cell table:style-name="ce1" table:formula="of:=[.D473]/[.E473]" office:value-type="float" office:value="3.37175356639938" calcext:value-type="float">
            <text:p>3.3717535664</text:p>
          </table:table-cell>
          <table:table-cell table:style-name="ce1" table:number-columns-repeated="6"/>
          <table:table-cell table:style-name="ce2" table:formula="of:=LOG([.N473])" office:value-type="float" office:value="2.67394199863409" calcext:value-type="float">
            <text:p>2.6739419986</text:p>
          </table:table-cell>
          <table:table-cell table:style-name="ce3" table:formula="of:=[.N472]+1" office:value-type="float" office:value="472" calcext:value-type="float">
            <text:p>47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8" calcext:value-type="float">
            <text:p>138</text:p>
          </table:table-cell>
          <table:table-cell table:style-name="ce1" table:formula="of:=[.A474]-[.$K$1]" office:value-type="float" office:value="-11.32" calcext:value-type="float">
            <text:p>-11.32</text:p>
          </table:table-cell>
          <table:table-cell table:style-name="ce1" table:formula="of:=SUM([.$B$1:.B474])" office:value-type="float" office:value="18.36" calcext:value-type="float">
            <text:p>18.36</text:p>
          </table:table-cell>
          <table:table-cell table:style-name="ce1" table:formula="of:=MAX([.$B$1:.B474])-MIN([.$B$1:.B474])" office:value-type="float" office:value="66" calcext:value-type="float">
            <text:p>66</text:p>
          </table:table-cell>
          <table:table-cell table:style-name="ce1" table:formula="of:=STDEV([.$B$1:.B474])" office:value-type="float" office:value="19.5622046611728" calcext:value-type="float">
            <text:p>19.5622046612</text:p>
          </table:table-cell>
          <table:table-cell table:style-name="ce1" table:formula="of:=[.D474]/[.E474]" office:value-type="float" office:value="3.37385285263871" calcext:value-type="float">
            <text:p>3.3738528526</text:p>
          </table:table-cell>
          <table:table-cell table:style-name="ce1" table:number-columns-repeated="6"/>
          <table:table-cell table:style-name="ce2" table:formula="of:=LOG([.N474])" office:value-type="float" office:value="2.67486114073781" calcext:value-type="float">
            <text:p>2.6748611407</text:p>
          </table:table-cell>
          <table:table-cell table:style-name="ce3" table:formula="of:=[.N473]+1" office:value-type="float" office:value="473" calcext:value-type="float">
            <text:p>47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7" calcext:value-type="float">
            <text:p>127</text:p>
          </table:table-cell>
          <table:table-cell table:style-name="ce1" table:formula="of:=[.A475]-[.$K$1]" office:value-type="float" office:value="-22.32" calcext:value-type="float">
            <text:p>-22.32</text:p>
          </table:table-cell>
          <table:table-cell table:style-name="ce1" table:formula="of:=SUM([.$B$1:.B475])" office:value-type="float" office:value="18.36" calcext:value-type="float">
            <text:p>18.36</text:p>
          </table:table-cell>
          <table:table-cell table:style-name="ce1" table:formula="of:=MAX([.$B$1:.B475])-MIN([.$B$1:.B475])" office:value-type="float" office:value="66" calcext:value-type="float">
            <text:p>66</text:p>
          </table:table-cell>
          <table:table-cell table:style-name="ce1" table:formula="of:=STDEV([.$B$1:.B475])" office:value-type="float" office:value="19.5713956886767" calcext:value-type="float">
            <text:p>19.5713956887</text:p>
          </table:table-cell>
          <table:table-cell table:style-name="ce1" table:formula="of:=[.D475]/[.E475]" office:value-type="float" office:value="3.37226843960777" calcext:value-type="float">
            <text:p>3.3722684396</text:p>
          </table:table-cell>
          <table:table-cell table:style-name="ce1" table:number-columns-repeated="6"/>
          <table:table-cell table:style-name="ce2" table:formula="of:=LOG([.N475])" office:value-type="float" office:value="2.67577834167408" calcext:value-type="float">
            <text:p>2.6757783417</text:p>
          </table:table-cell>
          <table:table-cell table:style-name="ce3" table:formula="of:=[.N474]+1" office:value-type="float" office:value="474" calcext:value-type="float">
            <text:p>47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5" calcext:value-type="float">
            <text:p>125</text:p>
          </table:table-cell>
          <table:table-cell table:style-name="ce1" table:formula="of:=[.A476]-[.$K$1]" office:value-type="float" office:value="-24.32" calcext:value-type="float">
            <text:p>-24.32</text:p>
          </table:table-cell>
          <table:table-cell table:style-name="ce1" table:formula="of:=SUM([.$B$1:.B476])" office:value-type="float" office:value="18.36" calcext:value-type="float">
            <text:p>18.36</text:p>
          </table:table-cell>
          <table:table-cell table:style-name="ce1" table:formula="of:=MAX([.$B$1:.B476])-MIN([.$B$1:.B476])" office:value-type="float" office:value="66" calcext:value-type="float">
            <text:p>66</text:p>
          </table:table-cell>
          <table:table-cell table:style-name="ce1" table:formula="of:=STDEV([.$B$1:.B476])" office:value-type="float" office:value="19.5856742996226" calcext:value-type="float">
            <text:p>19.5856742996</text:p>
          </table:table-cell>
          <table:table-cell table:style-name="ce1" table:formula="of:=[.D476]/[.E476]" office:value-type="float" office:value="3.36980994324366" calcext:value-type="float">
            <text:p>3.3698099432</text:p>
          </table:table-cell>
          <table:table-cell table:style-name="ce1" table:number-columns-repeated="6"/>
          <table:table-cell table:style-name="ce2" table:formula="of:=LOG([.N476])" office:value-type="float" office:value="2.67669360962487" calcext:value-type="float">
            <text:p>2.6766936096</text:p>
          </table:table-cell>
          <table:table-cell table:style-name="ce3" table:formula="of:=[.N475]+1" office:value-type="float" office:value="475" calcext:value-type="float">
            <text:p>47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2" calcext:value-type="float">
            <text:p>172</text:p>
          </table:table-cell>
          <table:table-cell table:style-name="ce1" table:formula="of:=[.A477]-[.$K$1]" office:value-type="float" office:value="22.68" calcext:value-type="float">
            <text:p>22.68</text:p>
          </table:table-cell>
          <table:table-cell table:style-name="ce1" table:formula="of:=SUM([.$B$1:.B477])" office:value-type="float" office:value="18.36" calcext:value-type="float">
            <text:p>18.36</text:p>
          </table:table-cell>
          <table:table-cell table:style-name="ce1" table:formula="of:=MAX([.$B$1:.B477])-MIN([.$B$1:.B477])" office:value-type="float" office:value="66" calcext:value-type="float">
            <text:p>66</text:p>
          </table:table-cell>
          <table:table-cell table:style-name="ce1" table:formula="of:=STDEV([.$B$1:.B477])" office:value-type="float" office:value="19.589975647051" calcext:value-type="float">
            <text:p>19.5899756471</text:p>
          </table:table-cell>
          <table:table-cell table:style-name="ce1" table:formula="of:=[.D477]/[.E477]" office:value-type="float" office:value="3.36907003812102" calcext:value-type="float">
            <text:p>3.3690700381</text:p>
          </table:table-cell>
          <table:table-cell table:style-name="ce1" table:number-columns-repeated="6"/>
          <table:table-cell table:style-name="ce2" table:formula="of:=LOG([.N477])" office:value-type="float" office:value="2.67760695272049" calcext:value-type="float">
            <text:p>2.6776069527</text:p>
          </table:table-cell>
          <table:table-cell table:style-name="ce3" table:formula="of:=[.N476]+1" office:value-type="float" office:value="476" calcext:value-type="float">
            <text:p>47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9" calcext:value-type="float">
            <text:p>159</text:p>
          </table:table-cell>
          <table:table-cell table:style-name="ce1" table:formula="of:=[.A478]-[.$K$1]" office:value-type="float" office:value="9.68000000000001" calcext:value-type="float">
            <text:p>9.68</text:p>
          </table:table-cell>
          <table:table-cell table:style-name="ce1" table:formula="of:=SUM([.$B$1:.B478])" office:value-type="float" office:value="18.36" calcext:value-type="float">
            <text:p>18.36</text:p>
          </table:table-cell>
          <table:table-cell table:style-name="ce1" table:formula="of:=MAX([.$B$1:.B478])-MIN([.$B$1:.B478])" office:value-type="float" office:value="66" calcext:value-type="float">
            <text:p>66</text:p>
          </table:table-cell>
          <table:table-cell table:style-name="ce1" table:formula="of:=STDEV([.$B$1:.B478])" office:value-type="float" office:value="19.5733042234008" calcext:value-type="float">
            <text:p>19.5733042234</text:p>
          </table:table-cell>
          <table:table-cell table:style-name="ce1" table:formula="of:=[.D478]/[.E478]" office:value-type="float" office:value="3.3719396197344" calcext:value-type="float">
            <text:p>3.3719396197</text:p>
          </table:table-cell>
          <table:table-cell table:style-name="ce1" table:number-columns-repeated="6"/>
          <table:table-cell table:style-name="ce2" table:formula="of:=LOG([.N478])" office:value-type="float" office:value="2.67851837904011" calcext:value-type="float">
            <text:p>2.678518379</text:p>
          </table:table-cell>
          <table:table-cell table:style-name="ce3" table:formula="of:=[.N477]+1" office:value-type="float" office:value="477" calcext:value-type="float">
            <text:p>47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5" calcext:value-type="float">
            <text:p>125</text:p>
          </table:table-cell>
          <table:table-cell table:style-name="ce1" table:formula="of:=[.A479]-[.$K$1]" office:value-type="float" office:value="-24.32" calcext:value-type="float">
            <text:p>-24.32</text:p>
          </table:table-cell>
          <table:table-cell table:style-name="ce1" table:formula="of:=SUM([.$B$1:.B479])" office:value-type="float" office:value="18.36" calcext:value-type="float">
            <text:p>18.36</text:p>
          </table:table-cell>
          <table:table-cell table:style-name="ce1" table:formula="of:=MAX([.$B$1:.B479])-MIN([.$B$1:.B479])" office:value-type="float" office:value="66" calcext:value-type="float">
            <text:p>66</text:p>
          </table:table-cell>
          <table:table-cell table:style-name="ce1" table:formula="of:=STDEV([.$B$1:.B479])" office:value-type="float" office:value="19.587514012312" calcext:value-type="float">
            <text:p>19.5875140123</text:p>
          </table:table-cell>
          <table:table-cell table:style-name="ce1" table:formula="of:=[.D479]/[.E479]" office:value-type="float" office:value="3.3694934415115" calcext:value-type="float">
            <text:p>3.3694934415</text:p>
          </table:table-cell>
          <table:table-cell table:style-name="ce1" table:number-columns-repeated="6"/>
          <table:table-cell table:style-name="ce2" table:formula="of:=LOG([.N479])" office:value-type="float" office:value="2.67942789661212" calcext:value-type="float">
            <text:p>2.6794278966</text:p>
          </table:table-cell>
          <table:table-cell table:style-name="ce3" table:formula="of:=[.N478]+1" office:value-type="float" office:value="478" calcext:value-type="float">
            <text:p>47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8" calcext:value-type="float">
            <text:p>168</text:p>
          </table:table-cell>
          <table:table-cell table:style-name="ce1" table:formula="of:=[.A480]-[.$K$1]" office:value-type="float" office:value="18.68" calcext:value-type="float">
            <text:p>18.68</text:p>
          </table:table-cell>
          <table:table-cell table:style-name="ce1" table:formula="of:=SUM([.$B$1:.B480])" office:value-type="float" office:value="18.36" calcext:value-type="float">
            <text:p>18.36</text:p>
          </table:table-cell>
          <table:table-cell table:style-name="ce1" table:formula="of:=MAX([.$B$1:.B480])-MIN([.$B$1:.B480])" office:value-type="float" office:value="66" calcext:value-type="float">
            <text:p>66</text:p>
          </table:table-cell>
          <table:table-cell table:style-name="ce1" table:formula="of:=STDEV([.$B$1:.B480])" office:value-type="float" office:value="19.5834451943088" calcext:value-type="float">
            <text:p>19.5834451943</text:p>
          </table:table-cell>
          <table:table-cell table:style-name="ce1" table:formula="of:=[.D480]/[.E480]" office:value-type="float" office:value="3.37019351524421" calcext:value-type="float">
            <text:p>3.3701935152</text:p>
          </table:table-cell>
          <table:table-cell table:style-name="ce1" table:number-columns-repeated="6"/>
          <table:table-cell table:style-name="ce2" table:formula="of:=LOG([.N480])" office:value-type="float" office:value="2.68033551341456" calcext:value-type="float">
            <text:p>2.6803355134</text:p>
          </table:table-cell>
          <table:table-cell table:style-name="ce3" table:formula="of:=[.N479]+1" office:value-type="float" office:value="479" calcext:value-type="float">
            <text:p>47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1" calcext:value-type="float">
            <text:p>131</text:p>
          </table:table-cell>
          <table:table-cell table:style-name="ce1" table:formula="of:=[.A481]-[.$K$1]" office:value-type="float" office:value="-18.32" calcext:value-type="float">
            <text:p>-18.32</text:p>
          </table:table-cell>
          <table:table-cell table:style-name="ce1" table:formula="of:=SUM([.$B$1:.B481])" office:value-type="float" office:value="18.36" calcext:value-type="float">
            <text:p>18.36</text:p>
          </table:table-cell>
          <table:table-cell table:style-name="ce1" table:formula="of:=MAX([.$B$1:.B481])-MIN([.$B$1:.B481])" office:value-type="float" office:value="66" calcext:value-type="float">
            <text:p>66</text:p>
          </table:table-cell>
          <table:table-cell table:style-name="ce1" table:formula="of:=STDEV([.$B$1:.B481])" office:value-type="float" office:value="19.5832038007541" calcext:value-type="float">
            <text:p>19.5832038008</text:p>
          </table:table-cell>
          <table:table-cell table:style-name="ce1" table:formula="of:=[.D481]/[.E481]" office:value-type="float" office:value="3.3702350581399" calcext:value-type="float">
            <text:p>3.3702350581</text:p>
          </table:table-cell>
          <table:table-cell table:style-name="ce1" table:number-columns-repeated="6"/>
          <table:table-cell table:style-name="ce2" table:formula="of:=LOG([.N481])" office:value-type="float" office:value="2.68124123737559" calcext:value-type="float">
            <text:p>2.6812412374</text:p>
          </table:table-cell>
          <table:table-cell table:style-name="ce3" table:formula="of:=[.N480]+1" office:value-type="float" office:value="480" calcext:value-type="float">
            <text:p>48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4" calcext:value-type="float">
            <text:p>164</text:p>
          </table:table-cell>
          <table:table-cell table:style-name="ce1" table:formula="of:=[.A482]-[.$K$1]" office:value-type="float" office:value="14.68" calcext:value-type="float">
            <text:p>14.68</text:p>
          </table:table-cell>
          <table:table-cell table:style-name="ce1" table:formula="of:=SUM([.$B$1:.B482])" office:value-type="float" office:value="18.36" calcext:value-type="float">
            <text:p>18.36</text:p>
          </table:table-cell>
          <table:table-cell table:style-name="ce1" table:formula="of:=MAX([.$B$1:.B482])-MIN([.$B$1:.B482])" office:value-type="float" office:value="66" calcext:value-type="float">
            <text:p>66</text:p>
          </table:table-cell>
          <table:table-cell table:style-name="ce1" table:formula="of:=STDEV([.$B$1:.B482])" office:value-type="float" office:value="19.572574114654" calcext:value-type="float">
            <text:p>19.5725741147</text:p>
          </table:table-cell>
          <table:table-cell table:style-name="ce1" table:formula="of:=[.D482]/[.E482]" office:value-type="float" office:value="3.37206540199461" calcext:value-type="float">
            <text:p>3.372065402</text:p>
          </table:table-cell>
          <table:table-cell table:style-name="ce1" table:number-columns-repeated="6"/>
          <table:table-cell table:style-name="ce2" table:formula="of:=LOG([.N482])" office:value-type="float" office:value="2.68214507637383" calcext:value-type="float">
            <text:p>2.6821450764</text:p>
          </table:table-cell>
          <table:table-cell table:style-name="ce3" table:formula="of:=[.N481]+1" office:value-type="float" office:value="481" calcext:value-type="float">
            <text:p>48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0" calcext:value-type="float">
            <text:p>170</text:p>
          </table:table-cell>
          <table:table-cell table:style-name="ce1" table:formula="of:=[.A483]-[.$K$1]" office:value-type="float" office:value="20.68" calcext:value-type="float">
            <text:p>20.68</text:p>
          </table:table-cell>
          <table:table-cell table:style-name="ce1" table:formula="of:=SUM([.$B$1:.B483])" office:value-type="float" office:value="18.36" calcext:value-type="float">
            <text:p>18.36</text:p>
          </table:table-cell>
          <table:table-cell table:style-name="ce1" table:formula="of:=MAX([.$B$1:.B483])-MIN([.$B$1:.B483])" office:value-type="float" office:value="66" calcext:value-type="float">
            <text:p>66</text:p>
          </table:table-cell>
          <table:table-cell table:style-name="ce1" table:formula="of:=STDEV([.$B$1:.B483])" office:value-type="float" office:value="19.5724334862425" calcext:value-type="float">
            <text:p>19.5724334862</text:p>
          </table:table-cell>
          <table:table-cell table:style-name="ce1" table:formula="of:=[.D483]/[.E483]" office:value-type="float" office:value="3.37208963036668" calcext:value-type="float">
            <text:p>3.3720896304</text:p>
          </table:table-cell>
          <table:table-cell table:style-name="ce1" table:number-columns-repeated="6"/>
          <table:table-cell table:style-name="ce2" table:formula="of:=LOG([.N483])" office:value-type="float" office:value="2.68304703823885" calcext:value-type="float">
            <text:p>2.6830470382</text:p>
          </table:table-cell>
          <table:table-cell table:style-name="ce3" table:formula="of:=[.N482]+1" office:value-type="float" office:value="482" calcext:value-type="float">
            <text:p>48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9" calcext:value-type="float">
            <text:p>159</text:p>
          </table:table-cell>
          <table:table-cell table:style-name="ce1" table:formula="of:=[.A484]-[.$K$1]" office:value-type="float" office:value="9.68000000000001" calcext:value-type="float">
            <text:p>9.68</text:p>
          </table:table-cell>
          <table:table-cell table:style-name="ce1" table:formula="of:=SUM([.$B$1:.B484])" office:value-type="float" office:value="18.36" calcext:value-type="float">
            <text:p>18.36</text:p>
          </table:table-cell>
          <table:table-cell table:style-name="ce1" table:formula="of:=MAX([.$B$1:.B484])-MIN([.$B$1:.B484])" office:value-type="float" office:value="66" calcext:value-type="float">
            <text:p>66</text:p>
          </table:table-cell>
          <table:table-cell table:style-name="ce1" table:formula="of:=STDEV([.$B$1:.B484])" office:value-type="float" office:value="19.5559647657172" calcext:value-type="float">
            <text:p>19.5559647657</text:p>
          </table:table-cell>
          <table:table-cell table:style-name="ce1" table:formula="of:=[.D484]/[.E484]" office:value-type="float" office:value="3.37492937784906" calcext:value-type="float">
            <text:p>3.3749293778</text:p>
          </table:table-cell>
          <table:table-cell table:style-name="ce1" table:number-columns-repeated="6"/>
          <table:table-cell table:style-name="ce2" table:formula="of:=LOG([.N484])" office:value-type="float" office:value="2.68394713075151" calcext:value-type="float">
            <text:p>2.6839471308</text:p>
          </table:table-cell>
          <table:table-cell table:style-name="ce3" table:formula="of:=[.N483]+1" office:value-type="float" office:value="483" calcext:value-type="float">
            <text:p>48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3" calcext:value-type="float">
            <text:p>123</text:p>
          </table:table-cell>
          <table:table-cell table:style-name="ce1" table:formula="of:=[.A485]-[.$K$1]" office:value-type="float" office:value="-26.32" calcext:value-type="float">
            <text:p>-26.32</text:p>
          </table:table-cell>
          <table:table-cell table:style-name="ce1" table:formula="of:=SUM([.$B$1:.B485])" office:value-type="float" office:value="18.36" calcext:value-type="float">
            <text:p>18.36</text:p>
          </table:table-cell>
          <table:table-cell table:style-name="ce1" table:formula="of:=MAX([.$B$1:.B485])-MIN([.$B$1:.B485])" office:value-type="float" office:value="66" calcext:value-type="float">
            <text:p>66</text:p>
          </table:table-cell>
          <table:table-cell table:style-name="ce1" table:formula="of:=STDEV([.$B$1:.B485])" office:value-type="float" office:value="19.5757153336882" calcext:value-type="float">
            <text:p>19.5757153337</text:p>
          </table:table-cell>
          <table:table-cell table:style-name="ce1" table:formula="of:=[.D485]/[.E485]" office:value-type="float" office:value="3.37152430319721" calcext:value-type="float">
            <text:p>3.3715243032</text:p>
          </table:table-cell>
          <table:table-cell table:style-name="ce1" table:number-columns-repeated="6"/>
          <table:table-cell table:style-name="ce2" table:formula="of:=LOG([.N485])" office:value-type="float" office:value="2.68484536164441" calcext:value-type="float">
            <text:p>2.6848453616</text:p>
          </table:table-cell>
          <table:table-cell table:style-name="ce3" table:formula="of:=[.N484]+1" office:value-type="float" office:value="484" calcext:value-type="float">
            <text:p>48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8" calcext:value-type="float">
            <text:p>178</text:p>
          </table:table-cell>
          <table:table-cell table:style-name="ce1" table:formula="of:=[.A486]-[.$K$1]" office:value-type="float" office:value="28.68" calcext:value-type="float">
            <text:p>28.68</text:p>
          </table:table-cell>
          <table:table-cell table:style-name="ce1" table:formula="of:=SUM([.$B$1:.B486])" office:value-type="float" office:value="18.36" calcext:value-type="float">
            <text:p>18.36</text:p>
          </table:table-cell>
          <table:table-cell table:style-name="ce1" table:formula="of:=MAX([.$B$1:.B486])-MIN([.$B$1:.B486])" office:value-type="float" office:value="66" calcext:value-type="float">
            <text:p>66</text:p>
          </table:table-cell>
          <table:table-cell table:style-name="ce1" table:formula="of:=STDEV([.$B$1:.B486])" office:value-type="float" office:value="19.5953378239598" calcext:value-type="float">
            <text:p>19.595337824</text:p>
          </table:table-cell>
          <table:table-cell table:style-name="ce1" table:formula="of:=[.D486]/[.E486]" office:value-type="float" office:value="3.36814810711249" calcext:value-type="float">
            <text:p>3.3681481071</text:p>
          </table:table-cell>
          <table:table-cell table:style-name="ce1" table:number-columns-repeated="6"/>
          <table:table-cell table:style-name="ce2" table:formula="of:=LOG([.N486])" office:value-type="float" office:value="2.68574173860226" calcext:value-type="float">
            <text:p>2.6857417386</text:p>
          </table:table-cell>
          <table:table-cell table:style-name="ce3" table:formula="of:=[.N485]+1" office:value-type="float" office:value="485" calcext:value-type="float">
            <text:p>48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7" calcext:value-type="float">
            <text:p>127</text:p>
          </table:table-cell>
          <table:table-cell table:style-name="ce1" table:formula="of:=[.A487]-[.$K$1]" office:value-type="float" office:value="-22.32" calcext:value-type="float">
            <text:p>-22.32</text:p>
          </table:table-cell>
          <table:table-cell table:style-name="ce1" table:formula="of:=SUM([.$B$1:.B487])" office:value-type="float" office:value="18.36" calcext:value-type="float">
            <text:p>18.36</text:p>
          </table:table-cell>
          <table:table-cell table:style-name="ce1" table:formula="of:=MAX([.$B$1:.B487])-MIN([.$B$1:.B487])" office:value-type="float" office:value="66" calcext:value-type="float">
            <text:p>66</text:p>
          </table:table-cell>
          <table:table-cell table:style-name="ce1" table:formula="of:=STDEV([.$B$1:.B487])" office:value-type="float" office:value="19.6041921745505" calcext:value-type="float">
            <text:p>19.6041921746</text:p>
          </table:table-cell>
          <table:table-cell table:style-name="ce1" table:formula="of:=[.D487]/[.E487]" office:value-type="float" office:value="3.36662686288491" calcext:value-type="float">
            <text:p>3.3666268629</text:p>
          </table:table-cell>
          <table:table-cell table:style-name="ce1" table:number-columns-repeated="6"/>
          <table:table-cell table:style-name="ce2" table:formula="of:=LOG([.N487])" office:value-type="float" office:value="2.68663626926229" calcext:value-type="float">
            <text:p>2.6866362693</text:p>
          </table:table-cell>
          <table:table-cell table:style-name="ce3" table:formula="of:=[.N486]+1" office:value-type="float" office:value="486" calcext:value-type="float">
            <text:p>48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5" calcext:value-type="float">
            <text:p>135</text:p>
          </table:table-cell>
          <table:table-cell table:style-name="ce1" table:formula="of:=[.A488]-[.$K$1]" office:value-type="float" office:value="-14.32" calcext:value-type="float">
            <text:p>-14.32</text:p>
          </table:table-cell>
          <table:table-cell table:style-name="ce1" table:formula="of:=SUM([.$B$1:.B488])" office:value-type="float" office:value="18.36" calcext:value-type="float">
            <text:p>18.36</text:p>
          </table:table-cell>
          <table:table-cell table:style-name="ce1" table:formula="of:=MAX([.$B$1:.B488])-MIN([.$B$1:.B488])" office:value-type="float" office:value="66" calcext:value-type="float">
            <text:p>66</text:p>
          </table:table-cell>
          <table:table-cell table:style-name="ce1" table:formula="of:=STDEV([.$B$1:.B488])" office:value-type="float" office:value="19.5965946410827" calcext:value-type="float">
            <text:p>19.5965946411</text:p>
          </table:table-cell>
          <table:table-cell table:style-name="ce1" table:formula="of:=[.D488]/[.E488]" office:value-type="float" office:value="3.36793209273392" calcext:value-type="float">
            <text:p>3.3679320927</text:p>
          </table:table-cell>
          <table:table-cell table:style-name="ce1" table:number-columns-repeated="6"/>
          <table:table-cell table:style-name="ce2" table:formula="of:=LOG([.N488])" office:value-type="float" office:value="2.68752896121463" calcext:value-type="float">
            <text:p>2.6875289612</text:p>
          </table:table-cell>
          <table:table-cell table:style-name="ce3" table:formula="of:=[.N487]+1" office:value-type="float" office:value="487" calcext:value-type="float">
            <text:p>48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7" calcext:value-type="float">
            <text:p>147</text:p>
          </table:table-cell>
          <table:table-cell table:style-name="ce1" table:formula="of:=[.A489]-[.$K$1]" office:value-type="float" office:value="-2.31999999999999" calcext:value-type="float">
            <text:p>-2.32</text:p>
          </table:table-cell>
          <table:table-cell table:style-name="ce1" table:formula="of:=SUM([.$B$1:.B489])" office:value-type="float" office:value="18.36" calcext:value-type="float">
            <text:p>18.36</text:p>
          </table:table-cell>
          <table:table-cell table:style-name="ce1" table:formula="of:=MAX([.$B$1:.B489])-MIN([.$B$1:.B489])" office:value-type="float" office:value="66" calcext:value-type="float">
            <text:p>66</text:p>
          </table:table-cell>
          <table:table-cell table:style-name="ce1" table:formula="of:=STDEV([.$B$1:.B489])" office:value-type="float" office:value="19.5771285668248" calcext:value-type="float">
            <text:p>19.5771285668</text:p>
          </table:table-cell>
          <table:table-cell table:style-name="ce1" table:formula="of:=[.D489]/[.E489]" office:value-type="float" office:value="3.37128091970764" calcext:value-type="float">
            <text:p>3.3712809197</text:p>
          </table:table-cell>
          <table:table-cell table:style-name="ce1" table:number-columns-repeated="6"/>
          <table:table-cell table:style-name="ce2" table:formula="of:=LOG([.N489])" office:value-type="float" office:value="2.68841982200271" calcext:value-type="float">
            <text:p>2.688419822</text:p>
          </table:table-cell>
          <table:table-cell table:style-name="ce3" table:formula="of:=[.N488]+1" office:value-type="float" office:value="488" calcext:value-type="float">
            <text:p>48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2" calcext:value-type="float">
            <text:p>172</text:p>
          </table:table-cell>
          <table:table-cell table:style-name="ce1" table:formula="of:=[.A490]-[.$K$1]" office:value-type="float" office:value="22.68" calcext:value-type="float">
            <text:p>22.68</text:p>
          </table:table-cell>
          <table:table-cell table:style-name="ce1" table:formula="of:=SUM([.$B$1:.B490])" office:value-type="float" office:value="18.36" calcext:value-type="float">
            <text:p>18.36</text:p>
          </table:table-cell>
          <table:table-cell table:style-name="ce1" table:formula="of:=MAX([.$B$1:.B490])-MIN([.$B$1:.B490])" office:value-type="float" office:value="66" calcext:value-type="float">
            <text:p>66</text:p>
          </table:table-cell>
          <table:table-cell table:style-name="ce1" table:formula="of:=STDEV([.$B$1:.B490])" office:value-type="float" office:value="19.5813258238981" calcext:value-type="float">
            <text:p>19.5813258239</text:p>
          </table:table-cell>
          <table:table-cell table:style-name="ce1" table:formula="of:=[.D490]/[.E490]" office:value-type="float" office:value="3.37055828566265" calcext:value-type="float">
            <text:p>3.3705582857</text:p>
          </table:table-cell>
          <table:table-cell table:style-name="ce1" table:number-columns-repeated="6"/>
          <table:table-cell table:style-name="ce2" table:formula="of:=LOG([.N490])" office:value-type="float" office:value="2.68930885912362" calcext:value-type="float">
            <text:p>2.6893088591</text:p>
          </table:table-cell>
          <table:table-cell table:style-name="ce3" table:formula="of:=[.N489]+1" office:value-type="float" office:value="489" calcext:value-type="float">
            <text:p>48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5" calcext:value-type="float">
            <text:p>165</text:p>
          </table:table-cell>
          <table:table-cell table:style-name="ce1" table:formula="of:=[.A491]-[.$K$1]" office:value-type="float" office:value="15.68" calcext:value-type="float">
            <text:p>15.68</text:p>
          </table:table-cell>
          <table:table-cell table:style-name="ce1" table:formula="of:=SUM([.$B$1:.B491])" office:value-type="float" office:value="18.36" calcext:value-type="float">
            <text:p>18.36</text:p>
          </table:table-cell>
          <table:table-cell table:style-name="ce1" table:formula="of:=MAX([.$B$1:.B491])-MIN([.$B$1:.B491])" office:value-type="float" office:value="66" calcext:value-type="float">
            <text:p>66</text:p>
          </table:table-cell>
          <table:table-cell table:style-name="ce1" table:formula="of:=STDEV([.$B$1:.B491])" office:value-type="float" office:value="19.5722922745524" calcext:value-type="float">
            <text:p>19.5722922746</text:p>
          </table:table-cell>
          <table:table-cell table:style-name="ce1" table:formula="of:=[.D491]/[.E491]" office:value-type="float" office:value="3.37211395958011" calcext:value-type="float">
            <text:p>3.3721139596</text:p>
          </table:table-cell>
          <table:table-cell table:style-name="ce1" table:number-columns-repeated="6"/>
          <table:table-cell table:style-name="ce2" table:formula="of:=LOG([.N491])" office:value-type="float" office:value="2.69019608002851" calcext:value-type="float">
            <text:p>2.69019608</text:p>
          </table:table-cell>
          <table:table-cell table:style-name="ce3" table:formula="of:=[.N490]+1" office:value-type="float" office:value="490" calcext:value-type="float">
            <text:p>49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4" calcext:value-type="float">
            <text:p>154</text:p>
          </table:table-cell>
          <table:table-cell table:style-name="ce1" table:formula="of:=[.A492]-[.$K$1]" office:value-type="float" office:value="4.68000000000001" calcext:value-type="float">
            <text:p>4.68</text:p>
          </table:table-cell>
          <table:table-cell table:style-name="ce1" table:formula="of:=SUM([.$B$1:.B492])" office:value-type="float" office:value="18.36" calcext:value-type="float">
            <text:p>18.36</text:p>
          </table:table-cell>
          <table:table-cell table:style-name="ce1" table:formula="of:=MAX([.$B$1:.B492])-MIN([.$B$1:.B492])" office:value-type="float" office:value="66" calcext:value-type="float">
            <text:p>66</text:p>
          </table:table-cell>
          <table:table-cell table:style-name="ce1" table:formula="of:=STDEV([.$B$1:.B492])" office:value-type="float" office:value="19.5529807450533" calcext:value-type="float">
            <text:p>19.5529807451</text:p>
          </table:table-cell>
          <table:table-cell table:style-name="ce1" table:formula="of:=[.D492]/[.E492]" office:value-type="float" office:value="3.3754444327726" calcext:value-type="float">
            <text:p>3.3754444328</text:p>
          </table:table-cell>
          <table:table-cell table:style-name="ce1" table:number-columns-repeated="6"/>
          <table:table-cell table:style-name="ce2" table:formula="of:=LOG([.N492])" office:value-type="float" office:value="2.69108149212297" calcext:value-type="float">
            <text:p>2.6910814921</text:p>
          </table:table-cell>
          <table:table-cell table:style-name="ce3" table:formula="of:=[.N491]+1" office:value-type="float" office:value="491" calcext:value-type="float">
            <text:p>49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8" calcext:value-type="float">
            <text:p>158</text:p>
          </table:table-cell>
          <table:table-cell table:style-name="ce1" table:formula="of:=[.A493]-[.$K$1]" office:value-type="float" office:value="8.68000000000001" calcext:value-type="float">
            <text:p>8.68</text:p>
          </table:table-cell>
          <table:table-cell table:style-name="ce1" table:formula="of:=SUM([.$B$1:.B493])" office:value-type="float" office:value="18.36" calcext:value-type="float">
            <text:p>18.36</text:p>
          </table:table-cell>
          <table:table-cell table:style-name="ce1" table:formula="of:=MAX([.$B$1:.B493])-MIN([.$B$1:.B493])" office:value-type="float" office:value="66" calcext:value-type="float">
            <text:p>66</text:p>
          </table:table-cell>
          <table:table-cell table:style-name="ce1" table:formula="of:=STDEV([.$B$1:.B493])" office:value-type="float" office:value="19.5359995804037" calcext:value-type="float">
            <text:p>19.5359995804</text:p>
          </table:table-cell>
          <table:table-cell table:style-name="ce1" table:formula="of:=[.D493]/[.E493]" office:value-type="float" office:value="3.37837845093955" calcext:value-type="float">
            <text:p>3.3783784509</text:p>
          </table:table-cell>
          <table:table-cell table:style-name="ce1" table:number-columns-repeated="6"/>
          <table:table-cell table:style-name="ce2" table:formula="of:=LOG([.N493])" office:value-type="float" office:value="2.69196510276736" calcext:value-type="float">
            <text:p>2.6919651028</text:p>
          </table:table-cell>
          <table:table-cell table:style-name="ce3" table:formula="of:=[.N492]+1" office:value-type="float" office:value="492" calcext:value-type="float">
            <text:p>49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8" calcext:value-type="float">
            <text:p>158</text:p>
          </table:table-cell>
          <table:table-cell table:style-name="ce1" table:formula="of:=[.A494]-[.$K$1]" office:value-type="float" office:value="8.68000000000001" calcext:value-type="float">
            <text:p>8.68</text:p>
          </table:table-cell>
          <table:table-cell table:style-name="ce1" table:formula="of:=SUM([.$B$1:.B494])" office:value-type="float" office:value="18.36" calcext:value-type="float">
            <text:p>18.36</text:p>
          </table:table-cell>
          <table:table-cell table:style-name="ce1" table:formula="of:=MAX([.$B$1:.B494])-MIN([.$B$1:.B494])" office:value-type="float" office:value="66" calcext:value-type="float">
            <text:p>66</text:p>
          </table:table-cell>
          <table:table-cell table:style-name="ce1" table:formula="of:=STDEV([.$B$1:.B494])" office:value-type="float" office:value="19.5190608956061" calcext:value-type="float">
            <text:p>19.5190608956</text:p>
          </table:table-cell>
          <table:table-cell table:style-name="ce1" table:formula="of:=[.D494]/[.E494]" office:value-type="float" office:value="3.38131021533198" calcext:value-type="float">
            <text:p>3.3813102153</text:p>
          </table:table-cell>
          <table:table-cell table:style-name="ce1" table:number-columns-repeated="6"/>
          <table:table-cell table:style-name="ce2" table:formula="of:=LOG([.N494])" office:value-type="float" office:value="2.69284691927723" calcext:value-type="float">
            <text:p>2.6928469193</text:p>
          </table:table-cell>
          <table:table-cell table:style-name="ce3" table:formula="of:=[.N493]+1" office:value-type="float" office:value="493" calcext:value-type="float">
            <text:p>49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5" calcext:value-type="float">
            <text:p>125</text:p>
          </table:table-cell>
          <table:table-cell table:style-name="ce1" table:formula="of:=[.A495]-[.$K$1]" office:value-type="float" office:value="-24.32" calcext:value-type="float">
            <text:p>-24.32</text:p>
          </table:table-cell>
          <table:table-cell table:style-name="ce1" table:formula="of:=SUM([.$B$1:.B495])" office:value-type="float" office:value="18.36" calcext:value-type="float">
            <text:p>18.36</text:p>
          </table:table-cell>
          <table:table-cell table:style-name="ce1" table:formula="of:=MAX([.$B$1:.B495])-MIN([.$B$1:.B495])" office:value-type="float" office:value="66" calcext:value-type="float">
            <text:p>66</text:p>
          </table:table-cell>
          <table:table-cell table:style-name="ce1" table:formula="of:=STDEV([.$B$1:.B495])" office:value-type="float" office:value="19.5330995617528" calcext:value-type="float">
            <text:p>19.5330995618</text:p>
          </table:table-cell>
          <table:table-cell table:style-name="ce1" table:formula="of:=[.D495]/[.E495]" office:value-type="float" office:value="3.3788800282999" calcext:value-type="float">
            <text:p>3.3788800283</text:p>
          </table:table-cell>
          <table:table-cell table:style-name="ce1" table:number-columns-repeated="6"/>
          <table:table-cell table:style-name="ce2" table:formula="of:=LOG([.N495])" office:value-type="float" office:value="2.69372694892365" calcext:value-type="float">
            <text:p>2.6937269489</text:p>
          </table:table-cell>
          <table:table-cell table:style-name="ce3" table:formula="of:=[.N494]+1" office:value-type="float" office:value="494" calcext:value-type="float">
            <text:p>49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4" calcext:value-type="float">
            <text:p>164</text:p>
          </table:table-cell>
          <table:table-cell table:style-name="ce1" table:formula="of:=[.A496]-[.$K$1]" office:value-type="float" office:value="14.68" calcext:value-type="float">
            <text:p>14.68</text:p>
          </table:table-cell>
          <table:table-cell table:style-name="ce1" table:formula="of:=SUM([.$B$1:.B496])" office:value-type="float" office:value="18.36" calcext:value-type="float">
            <text:p>18.36</text:p>
          </table:table-cell>
          <table:table-cell table:style-name="ce1" table:formula="of:=MAX([.$B$1:.B496])-MIN([.$B$1:.B496])" office:value-type="float" office:value="66" calcext:value-type="float">
            <text:p>66</text:p>
          </table:table-cell>
          <table:table-cell table:style-name="ce1" table:formula="of:=STDEV([.$B$1:.B496])" office:value-type="float" office:value="19.5227649490148" calcext:value-type="float">
            <text:p>19.522764949</text:p>
          </table:table-cell>
          <table:table-cell table:style-name="ce1" table:formula="of:=[.D496]/[.E496]" office:value-type="float" office:value="3.38066867948081" calcext:value-type="float">
            <text:p>3.3806686795</text:p>
          </table:table-cell>
          <table:table-cell table:style-name="ce1" table:number-columns-repeated="6"/>
          <table:table-cell table:style-name="ce2" table:formula="of:=LOG([.N496])" office:value-type="float" office:value="2.69460519893357" calcext:value-type="float">
            <text:p>2.6946051989</text:p>
          </table:table-cell>
          <table:table-cell table:style-name="ce3" table:formula="of:=[.N495]+1" office:value-type="float" office:value="495" calcext:value-type="float">
            <text:p>49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6" calcext:value-type="float">
            <text:p>126</text:p>
          </table:table-cell>
          <table:table-cell table:style-name="ce1" table:formula="of:=[.A497]-[.$K$1]" office:value-type="float" office:value="-23.32" calcext:value-type="float">
            <text:p>-23.32</text:p>
          </table:table-cell>
          <table:table-cell table:style-name="ce1" table:formula="of:=SUM([.$B$1:.B497])" office:value-type="float" office:value="18.36" calcext:value-type="float">
            <text:p>18.36</text:p>
          </table:table-cell>
          <table:table-cell table:style-name="ce1" table:formula="of:=MAX([.$B$1:.B497])-MIN([.$B$1:.B497])" office:value-type="float" office:value="66" calcext:value-type="float">
            <text:p>66</text:p>
          </table:table-cell>
          <table:table-cell table:style-name="ce1" table:formula="of:=STDEV([.$B$1:.B497])" office:value-type="float" office:value="19.5340947091071" calcext:value-type="float">
            <text:p>19.5340947091</text:p>
          </table:table-cell>
          <table:table-cell table:style-name="ce1" table:formula="of:=[.D497]/[.E497]" office:value-type="float" office:value="3.37870789421481" calcext:value-type="float">
            <text:p>3.3787078942</text:p>
          </table:table-cell>
          <table:table-cell table:style-name="ce1" table:number-columns-repeated="6"/>
          <table:table-cell table:style-name="ce2" table:formula="of:=LOG([.N497])" office:value-type="float" office:value="2.6954816764902" calcext:value-type="float">
            <text:p>2.6954816765</text:p>
          </table:table-cell>
          <table:table-cell table:style-name="ce3" table:formula="of:=[.N496]+1" office:value-type="float" office:value="496" calcext:value-type="float">
            <text:p>49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4" calcext:value-type="float">
            <text:p>154</text:p>
          </table:table-cell>
          <table:table-cell table:style-name="ce1" table:formula="of:=[.A498]-[.$K$1]" office:value-type="float" office:value="4.68000000000001" calcext:value-type="float">
            <text:p>4.68</text:p>
          </table:table-cell>
          <table:table-cell table:style-name="ce1" table:formula="of:=SUM([.$B$1:.B498])" office:value-type="float" office:value="18.36" calcext:value-type="float">
            <text:p>18.36</text:p>
          </table:table-cell>
          <table:table-cell table:style-name="ce1" table:formula="of:=MAX([.$B$1:.B498])-MIN([.$B$1:.B498])" office:value-type="float" office:value="66" calcext:value-type="float">
            <text:p>66</text:p>
          </table:table-cell>
          <table:table-cell table:style-name="ce1" table:formula="of:=STDEV([.$B$1:.B498])" office:value-type="float" office:value="19.5150692328098" calcext:value-type="float">
            <text:p>19.5150692328</text:p>
          </table:table-cell>
          <table:table-cell table:style-name="ce1" table:formula="of:=[.D498]/[.E498]" office:value-type="float" office:value="3.38200183727952" calcext:value-type="float">
            <text:p>3.3820018373</text:p>
          </table:table-cell>
          <table:table-cell table:style-name="ce1" table:number-columns-repeated="6"/>
          <table:table-cell table:style-name="ce2" table:formula="of:=LOG([.N498])" office:value-type="float" office:value="2.69635638873333" calcext:value-type="float">
            <text:p>2.6963563887</text:p>
          </table:table-cell>
          <table:table-cell table:style-name="ce3" table:formula="of:=[.N497]+1" office:value-type="float" office:value="497" calcext:value-type="float">
            <text:p>49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4" calcext:value-type="float">
            <text:p>154</text:p>
          </table:table-cell>
          <table:table-cell table:style-name="ce1" table:formula="of:=[.A499]-[.$K$1]" office:value-type="float" office:value="4.68000000000001" calcext:value-type="float">
            <text:p>4.68</text:p>
          </table:table-cell>
          <table:table-cell table:style-name="ce1" table:formula="of:=SUM([.$B$1:.B499])" office:value-type="float" office:value="18.36" calcext:value-type="float">
            <text:p>18.36</text:p>
          </table:table-cell>
          <table:table-cell table:style-name="ce1" table:formula="of:=MAX([.$B$1:.B499])-MIN([.$B$1:.B499])" office:value-type="float" office:value="66" calcext:value-type="float">
            <text:p>66</text:p>
          </table:table-cell>
          <table:table-cell table:style-name="ce1" table:formula="of:=STDEV([.$B$1:.B499])" office:value-type="float" office:value="19.4960991614223" calcext:value-type="float">
            <text:p>19.4960991614</text:p>
          </table:table-cell>
          <table:table-cell table:style-name="ce1" table:formula="of:=[.D499]/[.E499]" office:value-type="float" office:value="3.38529258871419" calcext:value-type="float">
            <text:p>3.3852925887</text:p>
          </table:table-cell>
          <table:table-cell table:style-name="ce1" table:number-columns-repeated="6"/>
          <table:table-cell table:style-name="ce2" table:formula="of:=LOG([.N499])" office:value-type="float" office:value="2.69722934275972" calcext:value-type="float">
            <text:p>2.6972293428</text:p>
          </table:table-cell>
          <table:table-cell table:style-name="ce3" table:formula="of:=[.N498]+1" office:value-type="float" office:value="498" calcext:value-type="float">
            <text:p>49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6" calcext:value-type="float">
            <text:p>146</text:p>
          </table:table-cell>
          <table:table-cell table:style-name="ce1" table:formula="of:=[.A500]-[.$K$1]" office:value-type="float" office:value="-3.31999999999999" calcext:value-type="float">
            <text:p>-3.32</text:p>
          </table:table-cell>
          <table:table-cell table:style-name="ce1" table:formula="of:=SUM([.$B$1:.B500])" office:value-type="float" office:value="18.36" calcext:value-type="float">
            <text:p>18.36</text:p>
          </table:table-cell>
          <table:table-cell table:style-name="ce1" table:formula="of:=MAX([.$B$1:.B500])-MIN([.$B$1:.B500])" office:value-type="float" office:value="66" calcext:value-type="float">
            <text:p>66</text:p>
          </table:table-cell>
          <table:table-cell table:style-name="ce1" table:formula="of:=STDEV([.$B$1:.B500])" office:value-type="float" office:value="19.4775924903063" calcext:value-type="float">
            <text:p>19.4775924903</text:p>
          </table:table-cell>
          <table:table-cell table:style-name="ce1" table:formula="of:=[.D500]/[.E500]" office:value-type="float" office:value="3.38850913083058" calcext:value-type="float">
            <text:p>3.3885091308</text:p>
          </table:table-cell>
          <table:table-cell table:style-name="ce1" table:number-columns-repeated="6"/>
          <table:table-cell table:style-name="ce2" table:formula="of:=LOG([.N500])" office:value-type="float" office:value="2.69810054562339" calcext:value-type="float">
            <text:p>2.6981005456</text:p>
          </table:table-cell>
          <table:table-cell table:style-name="ce3" table:formula="of:=[.N499]+1" office:value-type="float" office:value="499" calcext:value-type="float">
            <text:p>49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3" calcext:value-type="float">
            <text:p>143</text:p>
          </table:table-cell>
          <table:table-cell table:style-name="ce1" table:formula="of:=[.A501]-[.$K$1]" office:value-type="float" office:value="-6.31999999999999" calcext:value-type="float">
            <text:p>-6.32</text:p>
          </table:table-cell>
          <table:table-cell table:style-name="ce1" table:formula="of:=SUM([.$B$1:.B501])" office:value-type="float" office:value="18.36" calcext:value-type="float">
            <text:p>18.36</text:p>
          </table:table-cell>
          <table:table-cell table:style-name="ce1" table:formula="of:=MAX([.$B$1:.B501])-MIN([.$B$1:.B501])" office:value-type="float" office:value="66" calcext:value-type="float">
            <text:p>66</text:p>
          </table:table-cell>
          <table:table-cell table:style-name="ce1" table:formula="of:=STDEV([.$B$1:.B501])" office:value-type="float" office:value="19.4609807680674" calcext:value-type="float">
            <text:p>19.4609807681</text:p>
          </table:table-cell>
          <table:table-cell table:style-name="ce1" table:formula="of:=[.D501]/[.E501]" office:value-type="float" office:value="3.39140153246008" calcext:value-type="float">
            <text:p>3.3914015325</text:p>
          </table:table-cell>
          <table:table-cell table:style-name="ce1" table:number-columns-repeated="6"/>
          <table:table-cell table:style-name="ce2" table:formula="of:=LOG([.N501])" office:value-type="float" office:value="2.69897000433602" calcext:value-type="float">
            <text:p>2.6989700043</text:p>
          </table:table-cell>
          <table:table-cell table:style-name="ce3" table:formula="of:=[.N500]+1" office:value-type="float" office:value="500" calcext:value-type="float">
            <text:p>50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0" calcext:value-type="float">
            <text:p>150</text:p>
          </table:table-cell>
          <table:table-cell table:style-name="ce1" table:formula="of:=[.A502]-[.$K$1]" office:value-type="float" office:value="0.680000000000007" calcext:value-type="float">
            <text:p>0.68</text:p>
          </table:table-cell>
          <table:table-cell table:style-name="ce1" table:formula="of:=SUM([.$B$1:.B502])" office:value-type="float" office:value="18.36" calcext:value-type="float">
            <text:p>18.36</text:p>
          </table:table-cell>
          <table:table-cell table:style-name="ce1" table:formula="of:=MAX([.$B$1:.B502])-MIN([.$B$1:.B502])" office:value-type="float" office:value="66" calcext:value-type="float">
            <text:p>66</text:p>
          </table:table-cell>
          <table:table-cell table:style-name="ce1" table:formula="of:=STDEV([.$B$1:.B502])" office:value-type="float" office:value="19.4415603947405" calcext:value-type="float">
            <text:p>19.4415603947</text:p>
          </table:table-cell>
          <table:table-cell table:style-name="ce1" table:formula="of:=[.D502]/[.E502]" office:value-type="float" office:value="3.39478923810329" calcext:value-type="float">
            <text:p>3.3947892381</text:p>
          </table:table-cell>
          <table:table-cell table:style-name="ce1" table:number-columns-repeated="6"/>
          <table:table-cell table:style-name="ce2" table:formula="of:=LOG([.N502])" office:value-type="float" office:value="2.69983772586725" calcext:value-type="float">
            <text:p>2.6998377259</text:p>
          </table:table-cell>
          <table:table-cell table:style-name="ce3" table:formula="of:=[.N501]+1" office:value-type="float" office:value="501" calcext:value-type="float">
            <text:p>50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2" calcext:value-type="float">
            <text:p>182</text:p>
          </table:table-cell>
          <table:table-cell table:style-name="ce1" table:formula="of:=[.A503]-[.$K$1]" office:value-type="float" office:value="32.68" calcext:value-type="float">
            <text:p>32.68</text:p>
          </table:table-cell>
          <table:table-cell table:style-name="ce1" table:formula="of:=SUM([.$B$1:.B503])" office:value-type="float" office:value="18.36" calcext:value-type="float">
            <text:p>18.36</text:p>
          </table:table-cell>
          <table:table-cell table:style-name="ce1" table:formula="of:=MAX([.$B$1:.B503])-MIN([.$B$1:.B503])" office:value-type="float" office:value="66" calcext:value-type="float">
            <text:p>66</text:p>
          </table:table-cell>
          <table:table-cell table:style-name="ce1" table:formula="of:=STDEV([.$B$1:.B503])" office:value-type="float" office:value="19.4729939232984" calcext:value-type="float">
            <text:p>19.4729939233</text:p>
          </table:table-cell>
          <table:table-cell table:style-name="ce1" table:formula="of:=[.D503]/[.E503]" office:value-type="float" office:value="3.3893093306538" calcext:value-type="float">
            <text:p>3.3893093307</text:p>
          </table:table-cell>
          <table:table-cell table:style-name="ce1" table:number-columns-repeated="6"/>
          <table:table-cell table:style-name="ce2" table:formula="of:=LOG([.N503])" office:value-type="float" office:value="2.70070371714502" calcext:value-type="float">
            <text:p>2.7007037171</text:p>
          </table:table-cell>
          <table:table-cell table:style-name="ce3" table:formula="of:=[.N502]+1" office:value-type="float" office:value="502" calcext:value-type="float">
            <text:p>50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4" calcext:value-type="float">
            <text:p>134</text:p>
          </table:table-cell>
          <table:table-cell table:style-name="ce1" table:formula="of:=[.A504]-[.$K$1]" office:value-type="float" office:value="-15.32" calcext:value-type="float">
            <text:p>-15.32</text:p>
          </table:table-cell>
          <table:table-cell table:style-name="ce1" table:formula="of:=SUM([.$B$1:.B504])" office:value-type="float" office:value="18.36" calcext:value-type="float">
            <text:p>18.36</text:p>
          </table:table-cell>
          <table:table-cell table:style-name="ce1" table:formula="of:=MAX([.$B$1:.B504])-MIN([.$B$1:.B504])" office:value-type="float" office:value="66" calcext:value-type="float">
            <text:p>66</text:p>
          </table:table-cell>
          <table:table-cell table:style-name="ce1" table:formula="of:=STDEV([.$B$1:.B504])" office:value-type="float" office:value="19.467564808019" calcext:value-type="float">
            <text:p>19.467564808</text:p>
          </table:table-cell>
          <table:table-cell table:style-name="ce1" table:formula="of:=[.D504]/[.E504]" office:value-type="float" office:value="3.39025454138021" calcext:value-type="float">
            <text:p>3.3902545414</text:p>
          </table:table-cell>
          <table:table-cell table:style-name="ce1" table:number-columns-repeated="6"/>
          <table:table-cell table:style-name="ce2" table:formula="of:=LOG([.N504])" office:value-type="float" office:value="2.70156798505593" calcext:value-type="float">
            <text:p>2.7015679851</text:p>
          </table:table-cell>
          <table:table-cell table:style-name="ce3" table:formula="of:=[.N503]+1" office:value-type="float" office:value="503" calcext:value-type="float">
            <text:p>50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1" calcext:value-type="float">
            <text:p>171</text:p>
          </table:table-cell>
          <table:table-cell table:style-name="ce1" table:formula="of:=[.A505]-[.$K$1]" office:value-type="float" office:value="21.68" calcext:value-type="float">
            <text:p>21.68</text:p>
          </table:table-cell>
          <table:table-cell table:style-name="ce1" table:formula="of:=SUM([.$B$1:.B505])" office:value-type="float" office:value="18.36" calcext:value-type="float">
            <text:p>18.36</text:p>
          </table:table-cell>
          <table:table-cell table:style-name="ce1" table:formula="of:=MAX([.$B$1:.B505])-MIN([.$B$1:.B505])" office:value-type="float" office:value="66" calcext:value-type="float">
            <text:p>66</text:p>
          </table:table-cell>
          <table:table-cell table:style-name="ce1" table:formula="of:=STDEV([.$B$1:.B505])" office:value-type="float" office:value="19.4696209563886" calcext:value-type="float">
            <text:p>19.4696209564</text:p>
          </table:table-cell>
          <table:table-cell table:style-name="ce1" table:formula="of:=[.D505]/[.E505]" office:value-type="float" office:value="3.38989650326722" calcext:value-type="float">
            <text:p>3.3898965033</text:p>
          </table:table-cell>
          <table:table-cell table:style-name="ce1" table:number-columns-repeated="6"/>
          <table:table-cell table:style-name="ce2" table:formula="of:=LOG([.N505])" office:value-type="float" office:value="2.70243053644552" calcext:value-type="float">
            <text:p>2.7024305364</text:p>
          </table:table-cell>
          <table:table-cell table:style-name="ce3" table:formula="of:=[.N504]+1" office:value-type="float" office:value="504" calcext:value-type="float">
            <text:p>50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2" calcext:value-type="float">
            <text:p>182</text:p>
          </table:table-cell>
          <table:table-cell table:style-name="ce1" table:formula="of:=[.A506]-[.$K$1]" office:value-type="float" office:value="32.68" calcext:value-type="float">
            <text:p>32.68</text:p>
          </table:table-cell>
          <table:table-cell table:style-name="ce1" table:formula="of:=SUM([.$B$1:.B506])" office:value-type="float" office:value="18.36" calcext:value-type="float">
            <text:p>18.36</text:p>
          </table:table-cell>
          <table:table-cell table:style-name="ce1" table:formula="of:=MAX([.$B$1:.B506])-MIN([.$B$1:.B506])" office:value-type="float" office:value="66" calcext:value-type="float">
            <text:p>66</text:p>
          </table:table-cell>
          <table:table-cell table:style-name="ce1" table:formula="of:=STDEV([.$B$1:.B506])" office:value-type="float" office:value="19.5005432072906" calcext:value-type="float">
            <text:p>19.5005432073</text:p>
          </table:table-cell>
          <table:table-cell table:style-name="ce1" table:formula="of:=[.D506]/[.E506]" office:value-type="float" office:value="3.38452110274163" calcext:value-type="float">
            <text:p>3.3845211027</text:p>
          </table:table-cell>
          <table:table-cell table:style-name="ce1" table:number-columns-repeated="6"/>
          <table:table-cell table:style-name="ce2" table:formula="of:=LOG([.N506])" office:value-type="float" office:value="2.70329137811866" calcext:value-type="float">
            <text:p>2.7032913781</text:p>
          </table:table-cell>
          <table:table-cell table:style-name="ce3" table:formula="of:=[.N505]+1" office:value-type="float" office:value="505" calcext:value-type="float">
            <text:p>50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8" calcext:value-type="float">
            <text:p>128</text:p>
          </table:table-cell>
          <table:table-cell table:style-name="ce1" table:formula="of:=[.A507]-[.$K$1]" office:value-type="float" office:value="-21.32" calcext:value-type="float">
            <text:p>-21.32</text:p>
          </table:table-cell>
          <table:table-cell table:style-name="ce1" table:formula="of:=SUM([.$B$1:.B507])" office:value-type="float" office:value="18.36" calcext:value-type="float">
            <text:p>18.36</text:p>
          </table:table-cell>
          <table:table-cell table:style-name="ce1" table:formula="of:=MAX([.$B$1:.B507])-MIN([.$B$1:.B507])" office:value-type="float" office:value="66" calcext:value-type="float">
            <text:p>66</text:p>
          </table:table-cell>
          <table:table-cell table:style-name="ce1" table:formula="of:=STDEV([.$B$1:.B507])" office:value-type="float" office:value="19.5071140964088" calcext:value-type="float">
            <text:p>19.5071140964</text:p>
          </table:table-cell>
          <table:table-cell table:style-name="ce1" table:formula="of:=[.D507]/[.E507]" office:value-type="float" office:value="3.38338104108134" calcext:value-type="float">
            <text:p>3.3833810411</text:p>
          </table:table-cell>
          <table:table-cell table:style-name="ce1" table:number-columns-repeated="6"/>
          <table:table-cell table:style-name="ce2" table:formula="of:=LOG([.N507])" office:value-type="float" office:value="2.7041505168398" calcext:value-type="float">
            <text:p>2.7041505168</text:p>
          </table:table-cell>
          <table:table-cell table:style-name="ce3" table:formula="of:=[.N506]+1" office:value-type="float" office:value="506" calcext:value-type="float">
            <text:p>50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8" calcext:value-type="float">
            <text:p>118</text:p>
          </table:table-cell>
          <table:table-cell table:style-name="ce1" table:formula="of:=[.A508]-[.$K$1]" office:value-type="float" office:value="-31.32" calcext:value-type="float">
            <text:p>-31.32</text:p>
          </table:table-cell>
          <table:table-cell table:style-name="ce1" table:formula="of:=SUM([.$B$1:.B508])" office:value-type="float" office:value="18.36" calcext:value-type="float">
            <text:p>18.36</text:p>
          </table:table-cell>
          <table:table-cell table:style-name="ce1" table:formula="of:=MAX([.$B$1:.B508])-MIN([.$B$1:.B508])" office:value-type="float" office:value="66" calcext:value-type="float">
            <text:p>66</text:p>
          </table:table-cell>
          <table:table-cell table:style-name="ce1" table:formula="of:=STDEV([.$B$1:.B508])" office:value-type="float" office:value="19.5413379735074" calcext:value-type="float">
            <text:p>19.5413379735</text:p>
          </table:table-cell>
          <table:table-cell table:style-name="ce1" table:formula="of:=[.D508]/[.E508]" office:value-type="float" office:value="3.37745552988632" calcext:value-type="float">
            <text:p>3.3774555299</text:p>
          </table:table-cell>
          <table:table-cell table:style-name="ce1" table:number-columns-repeated="6"/>
          <table:table-cell table:style-name="ce2" table:formula="of:=LOG([.N508])" office:value-type="float" office:value="2.70500795933334" calcext:value-type="float">
            <text:p>2.7050079593</text:p>
          </table:table-cell>
          <table:table-cell table:style-name="ce3" table:formula="of:=[.N507]+1" office:value-type="float" office:value="507" calcext:value-type="float">
            <text:p>50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0" calcext:value-type="float">
            <text:p>150</text:p>
          </table:table-cell>
          <table:table-cell table:style-name="ce1" table:formula="of:=[.A509]-[.$K$1]" office:value-type="float" office:value="0.680000000000007" calcext:value-type="float">
            <text:p>0.68</text:p>
          </table:table-cell>
          <table:table-cell table:style-name="ce1" table:formula="of:=SUM([.$B$1:.B509])" office:value-type="float" office:value="18.36" calcext:value-type="float">
            <text:p>18.36</text:p>
          </table:table-cell>
          <table:table-cell table:style-name="ce1" table:formula="of:=MAX([.$B$1:.B509])-MIN([.$B$1:.B509])" office:value-type="float" office:value="66" calcext:value-type="float">
            <text:p>66</text:p>
          </table:table-cell>
          <table:table-cell table:style-name="ce1" table:formula="of:=STDEV([.$B$1:.B509])" office:value-type="float" office:value="19.5221072807004" calcext:value-type="float">
            <text:p>19.5221072807</text:p>
          </table:table-cell>
          <table:table-cell table:style-name="ce1" table:formula="of:=[.D509]/[.E509]" office:value-type="float" office:value="3.3807825687572" calcext:value-type="float">
            <text:p>3.3807825688</text:p>
          </table:table-cell>
          <table:table-cell table:style-name="ce1" table:number-columns-repeated="6"/>
          <table:table-cell table:style-name="ce2" table:formula="of:=LOG([.N509])" office:value-type="float" office:value="2.70586371228392" calcext:value-type="float">
            <text:p>2.7058637123</text:p>
          </table:table-cell>
          <table:table-cell table:style-name="ce3" table:formula="of:=[.N508]+1" office:value-type="float" office:value="508" calcext:value-type="float">
            <text:p>50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9" calcext:value-type="float">
            <text:p>149</text:p>
          </table:table-cell>
          <table:table-cell table:style-name="ce1" table:formula="of:=[.A510]-[.$K$1]" office:value-type="float" office:value="-0.319999999999993" calcext:value-type="float">
            <text:p>-0.32</text:p>
          </table:table-cell>
          <table:table-cell table:style-name="ce1" table:formula="of:=SUM([.$B$1:.B510])" office:value-type="float" office:value="18.36" calcext:value-type="float">
            <text:p>18.36</text:p>
          </table:table-cell>
          <table:table-cell table:style-name="ce1" table:formula="of:=MAX([.$B$1:.B510])-MIN([.$B$1:.B510])" office:value-type="float" office:value="66" calcext:value-type="float">
            <text:p>66</text:p>
          </table:table-cell>
          <table:table-cell table:style-name="ce1" table:formula="of:=STDEV([.$B$1:.B510])" office:value-type="float" office:value="19.5030332952598" calcext:value-type="float">
            <text:p>19.5030332953</text:p>
          </table:table-cell>
          <table:table-cell table:style-name="ce1" table:formula="of:=[.D510]/[.E510]" office:value-type="float" office:value="3.38408897738185" calcext:value-type="float">
            <text:p>3.3840889774</text:p>
          </table:table-cell>
          <table:table-cell table:style-name="ce1" table:number-columns-repeated="6"/>
          <table:table-cell table:style-name="ce2" table:formula="of:=LOG([.N510])" office:value-type="float" office:value="2.70671778233676" calcext:value-type="float">
            <text:p>2.7067177823</text:p>
          </table:table-cell>
          <table:table-cell table:style-name="ce3" table:formula="of:=[.N509]+1" office:value-type="float" office:value="509" calcext:value-type="float">
            <text:p>50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5" calcext:value-type="float">
            <text:p>135</text:p>
          </table:table-cell>
          <table:table-cell table:style-name="ce1" table:formula="of:=[.A511]-[.$K$1]" office:value-type="float" office:value="-14.32" calcext:value-type="float">
            <text:p>-14.32</text:p>
          </table:table-cell>
          <table:table-cell table:style-name="ce1" table:formula="of:=SUM([.$B$1:.B511])" office:value-type="float" office:value="18.36" calcext:value-type="float">
            <text:p>18.36</text:p>
          </table:table-cell>
          <table:table-cell table:style-name="ce1" table:formula="of:=MAX([.$B$1:.B511])-MIN([.$B$1:.B511])" office:value-type="float" office:value="66" calcext:value-type="float">
            <text:p>66</text:p>
          </table:table-cell>
          <table:table-cell table:style-name="ce1" table:formula="of:=STDEV([.$B$1:.B511])" office:value-type="float" office:value="19.4959526152019" calcext:value-type="float">
            <text:p>19.4959526152</text:p>
          </table:table-cell>
          <table:table-cell table:style-name="ce1" table:formula="of:=[.D511]/[.E511]" office:value-type="float" office:value="3.38531803511549" calcext:value-type="float">
            <text:p>3.3853180351</text:p>
          </table:table-cell>
          <table:table-cell table:style-name="ce1" table:number-columns-repeated="6"/>
          <table:table-cell table:style-name="ce2" table:formula="of:=LOG([.N511])" office:value-type="float" office:value="2.70757017609794" calcext:value-type="float">
            <text:p>2.7075701761</text:p>
          </table:table-cell>
          <table:table-cell table:style-name="ce3" table:formula="of:=[.N510]+1" office:value-type="float" office:value="510" calcext:value-type="float">
            <text:p>51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2" calcext:value-type="float">
            <text:p>182</text:p>
          </table:table-cell>
          <table:table-cell table:style-name="ce1" table:formula="of:=[.A512]-[.$K$1]" office:value-type="float" office:value="32.68" calcext:value-type="float">
            <text:p>32.68</text:p>
          </table:table-cell>
          <table:table-cell table:style-name="ce1" table:formula="of:=SUM([.$B$1:.B512])" office:value-type="float" office:value="18.36" calcext:value-type="float">
            <text:p>18.36</text:p>
          </table:table-cell>
          <table:table-cell table:style-name="ce1" table:formula="of:=MAX([.$B$1:.B512])-MIN([.$B$1:.B512])" office:value-type="float" office:value="66" calcext:value-type="float">
            <text:p>66</text:p>
          </table:table-cell>
          <table:table-cell table:style-name="ce1" table:formula="of:=STDEV([.$B$1:.B512])" office:value-type="float" office:value="19.5266749534019" calcext:value-type="float">
            <text:p>19.5266749534</text:p>
          </table:table-cell>
          <table:table-cell table:style-name="ce1" table:formula="of:=[.D512]/[.E512]" office:value-type="float" office:value="3.37999173732862" calcext:value-type="float">
            <text:p>3.3799917373</text:p>
          </table:table-cell>
          <table:table-cell table:style-name="ce1" table:number-columns-repeated="6"/>
          <table:table-cell table:style-name="ce2" table:formula="of:=LOG([.N512])" office:value-type="float" office:value="2.70842090013471" calcext:value-type="float">
            <text:p>2.7084209001</text:p>
          </table:table-cell>
          <table:table-cell table:style-name="ce3" table:formula="of:=[.N511]+1" office:value-type="float" office:value="511" calcext:value-type="float">
            <text:p>51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1" calcext:value-type="float">
            <text:p>181</text:p>
          </table:table-cell>
          <table:table-cell table:style-name="ce1" table:formula="of:=[.A513]-[.$K$1]" office:value-type="float" office:value="31.68" calcext:value-type="float">
            <text:p>31.68</text:p>
          </table:table-cell>
          <table:table-cell table:style-name="ce1" table:formula="of:=SUM([.$B$1:.B513])" office:value-type="float" office:value="18.36" calcext:value-type="float">
            <text:p>18.36</text:p>
          </table:table-cell>
          <table:table-cell table:style-name="ce1" table:formula="of:=MAX([.$B$1:.B513])-MIN([.$B$1:.B513])" office:value-type="float" office:value="66" calcext:value-type="float">
            <text:p>66</text:p>
          </table:table-cell>
          <table:table-cell table:style-name="ce1" table:formula="of:=STDEV([.$B$1:.B513])" office:value-type="float" office:value="19.5539482628366" calcext:value-type="float">
            <text:p>19.5539482628</text:p>
          </table:table-cell>
          <table:table-cell table:style-name="ce1" table:formula="of:=[.D513]/[.E513]" office:value-type="float" office:value="3.37527741778046" calcext:value-type="float">
            <text:p>3.3752774178</text:p>
          </table:table-cell>
          <table:table-cell table:style-name="ce1" table:number-columns-repeated="6"/>
          <table:table-cell table:style-name="ce2" table:formula="of:=LOG([.N513])" office:value-type="float" office:value="2.70926996097583" calcext:value-type="float">
            <text:p>2.709269961</text:p>
          </table:table-cell>
          <table:table-cell table:style-name="ce3" table:formula="of:=[.N512]+1" office:value-type="float" office:value="512" calcext:value-type="float">
            <text:p>51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7" calcext:value-type="float">
            <text:p>177</text:p>
          </table:table-cell>
          <table:table-cell table:style-name="ce1" table:formula="of:=[.A514]-[.$K$1]" office:value-type="float" office:value="27.68" calcext:value-type="float">
            <text:p>27.68</text:p>
          </table:table-cell>
          <table:table-cell table:style-name="ce1" table:formula="of:=SUM([.$B$1:.B514])" office:value-type="float" office:value="18.36" calcext:value-type="float">
            <text:p>18.36</text:p>
          </table:table-cell>
          <table:table-cell table:style-name="ce1" table:formula="of:=MAX([.$B$1:.B514])-MIN([.$B$1:.B514])" office:value-type="float" office:value="66" calcext:value-type="float">
            <text:p>66</text:p>
          </table:table-cell>
          <table:table-cell table:style-name="ce1" table:formula="of:=STDEV([.$B$1:.B514])" office:value-type="float" office:value="19.5696007520519" calcext:value-type="float">
            <text:p>19.5696007521</text:p>
          </table:table-cell>
          <table:table-cell table:style-name="ce1" table:formula="of:=[.D514]/[.E514]" office:value-type="float" office:value="3.37257774628233" calcext:value-type="float">
            <text:p>3.3725777463</text:p>
          </table:table-cell>
          <table:table-cell table:style-name="ce1" table:number-columns-repeated="6"/>
          <table:table-cell table:style-name="ce2" table:formula="of:=LOG([.N514])" office:value-type="float" office:value="2.71011736511182" calcext:value-type="float">
            <text:p>2.7101173651</text:p>
          </table:table-cell>
          <table:table-cell table:style-name="ce3" table:formula="of:=[.N513]+1" office:value-type="float" office:value="513" calcext:value-type="float">
            <text:p>51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9" calcext:value-type="float">
            <text:p>169</text:p>
          </table:table-cell>
          <table:table-cell table:style-name="ce1" table:formula="of:=[.A515]-[.$K$1]" office:value-type="float" office:value="19.68" calcext:value-type="float">
            <text:p>19.68</text:p>
          </table:table-cell>
          <table:table-cell table:style-name="ce1" table:formula="of:=SUM([.$B$1:.B515])" office:value-type="float" office:value="18.36" calcext:value-type="float">
            <text:p>18.36</text:p>
          </table:table-cell>
          <table:table-cell table:style-name="ce1" table:formula="of:=MAX([.$B$1:.B515])-MIN([.$B$1:.B515])" office:value-type="float" office:value="66" calcext:value-type="float">
            <text:p>66</text:p>
          </table:table-cell>
          <table:table-cell table:style-name="ce1" table:formula="of:=STDEV([.$B$1:.B515])" office:value-type="float" office:value="19.5672979935597" calcext:value-type="float">
            <text:p>19.5672979936</text:p>
          </table:table-cell>
          <table:table-cell table:style-name="ce1" table:formula="of:=[.D515]/[.E515]" office:value-type="float" office:value="3.37297464482439" calcext:value-type="float">
            <text:p>3.3729746448</text:p>
          </table:table-cell>
          <table:table-cell table:style-name="ce1" table:number-columns-repeated="6"/>
          <table:table-cell table:style-name="ce2" table:formula="of:=LOG([.N515])" office:value-type="float" office:value="2.71096311899528" calcext:value-type="float">
            <text:p>2.710963119</text:p>
          </table:table-cell>
          <table:table-cell table:style-name="ce3" table:formula="of:=[.N514]+1" office:value-type="float" office:value="514" calcext:value-type="float">
            <text:p>51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4" calcext:value-type="float">
            <text:p>124</text:p>
          </table:table-cell>
          <table:table-cell table:style-name="ce1" table:formula="of:=[.A516]-[.$K$1]" office:value-type="float" office:value="-25.32" calcext:value-type="float">
            <text:p>-25.32</text:p>
          </table:table-cell>
          <table:table-cell table:style-name="ce1" table:formula="of:=SUM([.$B$1:.B516])" office:value-type="float" office:value="18.36" calcext:value-type="float">
            <text:p>18.36</text:p>
          </table:table-cell>
          <table:table-cell table:style-name="ce1" table:formula="of:=MAX([.$B$1:.B516])-MIN([.$B$1:.B516])" office:value-type="float" office:value="66" calcext:value-type="float">
            <text:p>66</text:p>
          </table:table-cell>
          <table:table-cell table:style-name="ce1" table:formula="of:=STDEV([.$B$1:.B516])" office:value-type="float" office:value="19.5835173789449" calcext:value-type="float">
            <text:p>19.5835173789</text:p>
          </table:table-cell>
          <table:table-cell table:style-name="ce1" table:formula="of:=[.D516]/[.E516]" office:value-type="float" office:value="3.37018109274688" calcext:value-type="float">
            <text:p>3.3701810927</text:p>
          </table:table-cell>
          <table:table-cell table:style-name="ce1" table:number-columns-repeated="6"/>
          <table:table-cell table:style-name="ce2" table:formula="of:=LOG([.N516])" office:value-type="float" office:value="2.71180722904119" calcext:value-type="float">
            <text:p>2.711807229</text:p>
          </table:table-cell>
          <table:table-cell table:style-name="ce3" table:formula="of:=[.N515]+1" office:value-type="float" office:value="515" calcext:value-type="float">
            <text:p>51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6" calcext:value-type="float">
            <text:p>116</text:p>
          </table:table-cell>
          <table:table-cell table:style-name="ce1" table:formula="of:=[.A517]-[.$K$1]" office:value-type="float" office:value="-33.32" calcext:value-type="float">
            <text:p>-33.32</text:p>
          </table:table-cell>
          <table:table-cell table:style-name="ce1" table:formula="of:=SUM([.$B$1:.B517])" office:value-type="float" office:value="18.36" calcext:value-type="float">
            <text:p>18.36</text:p>
          </table:table-cell>
          <table:table-cell table:style-name="ce1" table:formula="of:=MAX([.$B$1:.B517])-MIN([.$B$1:.B517])" office:value-type="float" office:value="66" calcext:value-type="float">
            <text:p>66</text:p>
          </table:table-cell>
          <table:table-cell table:style-name="ce1" table:formula="of:=STDEV([.$B$1:.B517])" office:value-type="float" office:value="19.6236830735145" calcext:value-type="float">
            <text:p>19.6236830735</text:p>
          </table:table-cell>
          <table:table-cell table:style-name="ce1" table:formula="of:=[.D517]/[.E517]" office:value-type="float" office:value="3.36328301638127" calcext:value-type="float">
            <text:p>3.3632830164</text:p>
          </table:table-cell>
          <table:table-cell table:style-name="ce1" table:number-columns-repeated="6"/>
          <table:table-cell table:style-name="ce2" table:formula="of:=LOG([.N517])" office:value-type="float" office:value="2.71264970162721" calcext:value-type="float">
            <text:p>2.7126497016</text:p>
          </table:table-cell>
          <table:table-cell table:style-name="ce3" table:formula="of:=[.N516]+1" office:value-type="float" office:value="516" calcext:value-type="float">
            <text:p>51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4" calcext:value-type="float">
            <text:p>164</text:p>
          </table:table-cell>
          <table:table-cell table:style-name="ce1" table:formula="of:=[.A518]-[.$K$1]" office:value-type="float" office:value="14.68" calcext:value-type="float">
            <text:p>14.68</text:p>
          </table:table-cell>
          <table:table-cell table:style-name="ce1" table:formula="of:=SUM([.$B$1:.B518])" office:value-type="float" office:value="18.36" calcext:value-type="float">
            <text:p>18.36</text:p>
          </table:table-cell>
          <table:table-cell table:style-name="ce1" table:formula="of:=MAX([.$B$1:.B518])-MIN([.$B$1:.B518])" office:value-type="float" office:value="66" calcext:value-type="float">
            <text:p>66</text:p>
          </table:table-cell>
          <table:table-cell table:style-name="ce1" table:formula="of:=STDEV([.$B$1:.B518])" office:value-type="float" office:value="19.6135986456221" calcext:value-type="float">
            <text:p>19.6135986456</text:p>
          </table:table-cell>
          <table:table-cell table:style-name="ce1" table:formula="of:=[.D518]/[.E518]" office:value-type="float" office:value="3.36501226483145" calcext:value-type="float">
            <text:p>3.3650122648</text:p>
          </table:table-cell>
          <table:table-cell table:style-name="ce1" table:number-columns-repeated="6"/>
          <table:table-cell table:style-name="ce2" table:formula="of:=LOG([.N518])" office:value-type="float" office:value="2.71349054309394" calcext:value-type="float">
            <text:p>2.7134905431</text:p>
          </table:table-cell>
          <table:table-cell table:style-name="ce3" table:formula="of:=[.N517]+1" office:value-type="float" office:value="517" calcext:value-type="float">
            <text:p>51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5" calcext:value-type="float">
            <text:p>125</text:p>
          </table:table-cell>
          <table:table-cell table:style-name="ce1" table:formula="of:=[.A519]-[.$K$1]" office:value-type="float" office:value="-24.32" calcext:value-type="float">
            <text:p>-24.32</text:p>
          </table:table-cell>
          <table:table-cell table:style-name="ce1" table:formula="of:=SUM([.$B$1:.B519])" office:value-type="float" office:value="18.36" calcext:value-type="float">
            <text:p>18.36</text:p>
          </table:table-cell>
          <table:table-cell table:style-name="ce1" table:formula="of:=MAX([.$B$1:.B519])-MIN([.$B$1:.B519])" office:value-type="float" office:value="66" calcext:value-type="float">
            <text:p>66</text:p>
          </table:table-cell>
          <table:table-cell table:style-name="ce1" table:formula="of:=STDEV([.$B$1:.B519])" office:value-type="float" office:value="19.6267952179924" calcext:value-type="float">
            <text:p>19.626795218</text:p>
          </table:table-cell>
          <table:table-cell table:style-name="ce1" table:formula="of:=[.D519]/[.E519]" office:value-type="float" office:value="3.36274971369223" calcext:value-type="float">
            <text:p>3.3627497137</text:p>
          </table:table-cell>
          <table:table-cell table:style-name="ce1" table:number-columns-repeated="6"/>
          <table:table-cell table:style-name="ce2" table:formula="of:=LOG([.N519])" office:value-type="float" office:value="2.71432975974523" calcext:value-type="float">
            <text:p>2.7143297597</text:p>
          </table:table-cell>
          <table:table-cell table:style-name="ce3" table:formula="of:=[.N518]+1" office:value-type="float" office:value="518" calcext:value-type="float">
            <text:p>51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6" calcext:value-type="float">
            <text:p>116</text:p>
          </table:table-cell>
          <table:table-cell table:style-name="ce1" table:formula="of:=[.A520]-[.$K$1]" office:value-type="float" office:value="-33.32" calcext:value-type="float">
            <text:p>-33.32</text:p>
          </table:table-cell>
          <table:table-cell table:style-name="ce1" table:formula="of:=SUM([.$B$1:.B520])" office:value-type="float" office:value="18.36" calcext:value-type="float">
            <text:p>18.36</text:p>
          </table:table-cell>
          <table:table-cell table:style-name="ce1" table:formula="of:=MAX([.$B$1:.B520])-MIN([.$B$1:.B520])" office:value-type="float" office:value="66" calcext:value-type="float">
            <text:p>66</text:p>
          </table:table-cell>
          <table:table-cell table:style-name="ce1" table:formula="of:=STDEV([.$B$1:.B520])" office:value-type="float" office:value="19.6662534215375" calcext:value-type="float">
            <text:p>19.6662534215</text:p>
          </table:table-cell>
          <table:table-cell table:style-name="ce1" table:formula="of:=[.D520]/[.E520]" office:value-type="float" office:value="3.35600272127685" calcext:value-type="float">
            <text:p>3.3560027213</text:p>
          </table:table-cell>
          <table:table-cell table:style-name="ce1" table:number-columns-repeated="6"/>
          <table:table-cell table:style-name="ce2" table:formula="of:=LOG([.N520])" office:value-type="float" office:value="2.71516735784846" calcext:value-type="float">
            <text:p>2.7151673578</text:p>
          </table:table-cell>
          <table:table-cell table:style-name="ce3" table:formula="of:=[.N519]+1" office:value-type="float" office:value="519" calcext:value-type="float">
            <text:p>51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2" calcext:value-type="float">
            <text:p>142</text:p>
          </table:table-cell>
          <table:table-cell table:style-name="ce1" table:formula="of:=[.A521]-[.$K$1]" office:value-type="float" office:value="-7.31999999999999" calcext:value-type="float">
            <text:p>-7.32</text:p>
          </table:table-cell>
          <table:table-cell table:style-name="ce1" table:formula="of:=SUM([.$B$1:.B521])" office:value-type="float" office:value="18.36" calcext:value-type="float">
            <text:p>18.36</text:p>
          </table:table-cell>
          <table:table-cell table:style-name="ce1" table:formula="of:=MAX([.$B$1:.B521])-MIN([.$B$1:.B521])" office:value-type="float" office:value="66" calcext:value-type="float">
            <text:p>66</text:p>
          </table:table-cell>
          <table:table-cell table:style-name="ce1" table:formula="of:=STDEV([.$B$1:.B521])" office:value-type="float" office:value="19.6508314063145" calcext:value-type="float">
            <text:p>19.6508314063</text:p>
          </table:table-cell>
          <table:table-cell table:style-name="ce1" table:formula="of:=[.D521]/[.E521]" office:value-type="float" office:value="3.35863651951091" calcext:value-type="float">
            <text:p>3.3586365195</text:p>
          </table:table-cell>
          <table:table-cell table:style-name="ce1" table:number-columns-repeated="6"/>
          <table:table-cell table:style-name="ce2" table:formula="of:=LOG([.N521])" office:value-type="float" office:value="2.7160033436348" calcext:value-type="float">
            <text:p>2.7160033436</text:p>
          </table:table-cell>
          <table:table-cell table:style-name="ce3" table:formula="of:=[.N520]+1" office:value-type="float" office:value="520" calcext:value-type="float">
            <text:p>52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2" calcext:value-type="float">
            <text:p>152</text:p>
          </table:table-cell>
          <table:table-cell table:style-name="ce1" table:formula="of:=[.A522]-[.$K$1]" office:value-type="float" office:value="2.68000000000001" calcext:value-type="float">
            <text:p>2.68</text:p>
          </table:table-cell>
          <table:table-cell table:style-name="ce1" table:formula="of:=SUM([.$B$1:.B522])" office:value-type="float" office:value="18.36" calcext:value-type="float">
            <text:p>18.36</text:p>
          </table:table-cell>
          <table:table-cell table:style-name="ce1" table:formula="of:=MAX([.$B$1:.B522])-MIN([.$B$1:.B522])" office:value-type="float" office:value="66" calcext:value-type="float">
            <text:p>66</text:p>
          </table:table-cell>
          <table:table-cell table:style-name="ce1" table:formula="of:=STDEV([.$B$1:.B522])" office:value-type="float" office:value="19.6320815162529" calcext:value-type="float">
            <text:p>19.6320815163</text:p>
          </table:table-cell>
          <table:table-cell table:style-name="ce1" table:formula="of:=[.D522]/[.E522]" office:value-type="float" office:value="3.36184423161448" calcext:value-type="float">
            <text:p>3.3618442316</text:p>
          </table:table-cell>
          <table:table-cell table:style-name="ce1" table:number-columns-repeated="6"/>
          <table:table-cell table:style-name="ce2" table:formula="of:=LOG([.N522])" office:value-type="float" office:value="2.71683772329952" calcext:value-type="float">
            <text:p>2.7168377233</text:p>
          </table:table-cell>
          <table:table-cell table:style-name="ce3" table:formula="of:=[.N521]+1" office:value-type="float" office:value="521" calcext:value-type="float">
            <text:p>52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9" calcext:value-type="float">
            <text:p>129</text:p>
          </table:table-cell>
          <table:table-cell table:style-name="ce1" table:formula="of:=[.A523]-[.$K$1]" office:value-type="float" office:value="-20.32" calcext:value-type="float">
            <text:p>-20.32</text:p>
          </table:table-cell>
          <table:table-cell table:style-name="ce1" table:formula="of:=SUM([.$B$1:.B523])" office:value-type="float" office:value="18.36" calcext:value-type="float">
            <text:p>18.36</text:p>
          </table:table-cell>
          <table:table-cell table:style-name="ce1" table:formula="of:=MAX([.$B$1:.B523])-MIN([.$B$1:.B523])" office:value-type="float" office:value="66" calcext:value-type="float">
            <text:p>66</text:p>
          </table:table-cell>
          <table:table-cell table:style-name="ce1" table:formula="of:=STDEV([.$B$1:.B523])" office:value-type="float" office:value="19.635678508242" calcext:value-type="float">
            <text:p>19.6356785082</text:p>
          </table:table-cell>
          <table:table-cell table:style-name="ce1" table:formula="of:=[.D523]/[.E523]" office:value-type="float" office:value="3.36122838700464" calcext:value-type="float">
            <text:p>3.361228387</text:p>
          </table:table-cell>
          <table:table-cell table:style-name="ce1" table:number-columns-repeated="6"/>
          <table:table-cell table:style-name="ce2" table:formula="of:=LOG([.N523])" office:value-type="float" office:value="2.71767050300226" calcext:value-type="float">
            <text:p>2.717670503</text:p>
          </table:table-cell>
          <table:table-cell table:style-name="ce3" table:formula="of:=[.N522]+1" office:value-type="float" office:value="522" calcext:value-type="float">
            <text:p>52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7" calcext:value-type="float">
            <text:p>177</text:p>
          </table:table-cell>
          <table:table-cell table:style-name="ce1" table:formula="of:=[.A524]-[.$K$1]" office:value-type="float" office:value="27.68" calcext:value-type="float">
            <text:p>27.68</text:p>
          </table:table-cell>
          <table:table-cell table:style-name="ce1" table:formula="of:=SUM([.$B$1:.B524])" office:value-type="float" office:value="18.36" calcext:value-type="float">
            <text:p>18.36</text:p>
          </table:table-cell>
          <table:table-cell table:style-name="ce1" table:formula="of:=MAX([.$B$1:.B524])-MIN([.$B$1:.B524])" office:value-type="float" office:value="66" calcext:value-type="float">
            <text:p>66</text:p>
          </table:table-cell>
          <table:table-cell table:style-name="ce1" table:formula="of:=STDEV([.$B$1:.B524])" office:value-type="float" office:value="19.651265355893" calcext:value-type="float">
            <text:p>19.6512653559</text:p>
          </table:table-cell>
          <table:table-cell table:style-name="ce1" table:formula="of:=[.D524]/[.E524]" office:value-type="float" office:value="3.35856235233259" calcext:value-type="float">
            <text:p>3.3585623523</text:p>
          </table:table-cell>
          <table:table-cell table:style-name="ce1" table:number-columns-repeated="6"/>
          <table:table-cell table:style-name="ce2" table:formula="of:=LOG([.N524])" office:value-type="float" office:value="2.71850168886727" calcext:value-type="float">
            <text:p>2.7185016889</text:p>
          </table:table-cell>
          <table:table-cell table:style-name="ce3" table:formula="of:=[.N523]+1" office:value-type="float" office:value="523" calcext:value-type="float">
            <text:p>52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6" calcext:value-type="float">
            <text:p>166</text:p>
          </table:table-cell>
          <table:table-cell table:style-name="ce1" table:formula="of:=[.A525]-[.$K$1]" office:value-type="float" office:value="16.68" calcext:value-type="float">
            <text:p>16.68</text:p>
          </table:table-cell>
          <table:table-cell table:style-name="ce1" table:formula="of:=SUM([.$B$1:.B525])" office:value-type="float" office:value="18.36" calcext:value-type="float">
            <text:p>18.36</text:p>
          </table:table-cell>
          <table:table-cell table:style-name="ce1" table:formula="of:=MAX([.$B$1:.B525])-MIN([.$B$1:.B525])" office:value-type="float" office:value="66" calcext:value-type="float">
            <text:p>66</text:p>
          </table:table-cell>
          <table:table-cell table:style-name="ce1" table:formula="of:=STDEV([.$B$1:.B525])" office:value-type="float" office:value="19.6442195489325" calcext:value-type="float">
            <text:p>19.6442195489</text:p>
          </table:table-cell>
          <table:table-cell table:style-name="ce1" table:formula="of:=[.D525]/[.E525]" office:value-type="float" office:value="3.35976697041073" calcext:value-type="float">
            <text:p>3.3597669704</text:p>
          </table:table-cell>
          <table:table-cell table:style-name="ce1" table:number-columns-repeated="6"/>
          <table:table-cell table:style-name="ce2" table:formula="of:=LOG([.N525])" office:value-type="float" office:value="2.71933128698373" calcext:value-type="float">
            <text:p>2.719331287</text:p>
          </table:table-cell>
          <table:table-cell table:style-name="ce3" table:formula="of:=[.N524]+1" office:value-type="float" office:value="524" calcext:value-type="float">
            <text:p>52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0" calcext:value-type="float">
            <text:p>130</text:p>
          </table:table-cell>
          <table:table-cell table:style-name="ce1" table:formula="of:=[.A526]-[.$K$1]" office:value-type="float" office:value="-19.32" calcext:value-type="float">
            <text:p>-19.32</text:p>
          </table:table-cell>
          <table:table-cell table:style-name="ce1" table:formula="of:=SUM([.$B$1:.B526])" office:value-type="float" office:value="18.36" calcext:value-type="float">
            <text:p>18.36</text:p>
          </table:table-cell>
          <table:table-cell table:style-name="ce1" table:formula="of:=MAX([.$B$1:.B526])-MIN([.$B$1:.B526])" office:value-type="float" office:value="66" calcext:value-type="float">
            <text:p>66</text:p>
          </table:table-cell>
          <table:table-cell table:style-name="ce1" table:formula="of:=STDEV([.$B$1:.B526])" office:value-type="float" office:value="19.6458217570891" calcext:value-type="float">
            <text:p>19.6458217571</text:p>
          </table:table-cell>
          <table:table-cell table:style-name="ce1" table:formula="of:=[.D526]/[.E526]" office:value-type="float" office:value="3.35949296578465" calcext:value-type="float">
            <text:p>3.3594929658</text:p>
          </table:table-cell>
          <table:table-cell table:style-name="ce1" table:number-columns-repeated="6"/>
          <table:table-cell table:style-name="ce2" table:formula="of:=LOG([.N526])" office:value-type="float" office:value="2.72015930340596" calcext:value-type="float">
            <text:p>2.7201593034</text:p>
          </table:table-cell>
          <table:table-cell table:style-name="ce3" table:formula="of:=[.N525]+1" office:value-type="float" office:value="525" calcext:value-type="float">
            <text:p>52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9" calcext:value-type="float">
            <text:p>139</text:p>
          </table:table-cell>
          <table:table-cell table:style-name="ce1" table:formula="of:=[.A527]-[.$K$1]" office:value-type="float" office:value="-10.32" calcext:value-type="float">
            <text:p>-10.32</text:p>
          </table:table-cell>
          <table:table-cell table:style-name="ce1" table:formula="of:=SUM([.$B$1:.B527])" office:value-type="float" office:value="18.36" calcext:value-type="float">
            <text:p>18.36</text:p>
          </table:table-cell>
          <table:table-cell table:style-name="ce1" table:formula="of:=MAX([.$B$1:.B527])-MIN([.$B$1:.B527])" office:value-type="float" office:value="66" calcext:value-type="float">
            <text:p>66</text:p>
          </table:table-cell>
          <table:table-cell table:style-name="ce1" table:formula="of:=STDEV([.$B$1:.B527])" office:value-type="float" office:value="19.6334730749213" calcext:value-type="float">
            <text:p>19.6334730749</text:p>
          </table:table-cell>
          <table:table-cell table:style-name="ce1" table:formula="of:=[.D527]/[.E527]" office:value-type="float" office:value="3.36160595469504" calcext:value-type="float">
            <text:p>3.3616059547</text:p>
          </table:table-cell>
          <table:table-cell table:style-name="ce1" table:number-columns-repeated="6"/>
          <table:table-cell table:style-name="ce2" table:formula="of:=LOG([.N527])" office:value-type="float" office:value="2.72098574415374" calcext:value-type="float">
            <text:p>2.7209857442</text:p>
          </table:table-cell>
          <table:table-cell table:style-name="ce3" table:formula="of:=[.N526]+1" office:value-type="float" office:value="526" calcext:value-type="float">
            <text:p>52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3" calcext:value-type="float">
            <text:p>123</text:p>
          </table:table-cell>
          <table:table-cell table:style-name="ce1" table:formula="of:=[.A528]-[.$K$1]" office:value-type="float" office:value="-26.32" calcext:value-type="float">
            <text:p>-26.32</text:p>
          </table:table-cell>
          <table:table-cell table:style-name="ce1" table:formula="of:=SUM([.$B$1:.B528])" office:value-type="float" office:value="18.36" calcext:value-type="float">
            <text:p>18.36</text:p>
          </table:table-cell>
          <table:table-cell table:style-name="ce1" table:formula="of:=MAX([.$B$1:.B528])-MIN([.$B$1:.B528])" office:value-type="float" office:value="66" calcext:value-type="float">
            <text:p>66</text:p>
          </table:table-cell>
          <table:table-cell table:style-name="ce1" table:formula="of:=STDEV([.$B$1:.B528])" office:value-type="float" office:value="19.6511197782442" calcext:value-type="float">
            <text:p>19.6511197782</text:p>
          </table:table-cell>
          <table:table-cell table:style-name="ce1" table:formula="of:=[.D528]/[.E528]" office:value-type="float" office:value="3.35858723293055" calcext:value-type="float">
            <text:p>3.3585872329</text:p>
          </table:table-cell>
          <table:table-cell table:style-name="ce1" table:number-columns-repeated="6"/>
          <table:table-cell table:style-name="ce2" table:formula="of:=LOG([.N528])" office:value-type="float" office:value="2.72181061521255" calcext:value-type="float">
            <text:p>2.7218106152</text:p>
          </table:table-cell>
          <table:table-cell table:style-name="ce3" table:formula="of:=[.N527]+1" office:value-type="float" office:value="527" calcext:value-type="float">
            <text:p>52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0" calcext:value-type="float">
            <text:p>180</text:p>
          </table:table-cell>
          <table:table-cell table:style-name="ce1" table:formula="of:=[.A529]-[.$K$1]" office:value-type="float" office:value="30.68" calcext:value-type="float">
            <text:p>30.68</text:p>
          </table:table-cell>
          <table:table-cell table:style-name="ce1" table:formula="of:=SUM([.$B$1:.B529])" office:value-type="float" office:value="18.36" calcext:value-type="float">
            <text:p>18.36</text:p>
          </table:table-cell>
          <table:table-cell table:style-name="ce1" table:formula="of:=MAX([.$B$1:.B529])-MIN([.$B$1:.B529])" office:value-type="float" office:value="66" calcext:value-type="float">
            <text:p>66</text:p>
          </table:table-cell>
          <table:table-cell table:style-name="ce1" table:formula="of:=STDEV([.$B$1:.B529])" office:value-type="float" office:value="19.6747093645026" calcext:value-type="float">
            <text:p>19.6747093645</text:p>
          </table:table-cell>
          <table:table-cell table:style-name="ce1" table:formula="of:=[.D529]/[.E529]" office:value-type="float" office:value="3.35456035345956" calcext:value-type="float">
            <text:p>3.3545603535</text:p>
          </table:table-cell>
          <table:table-cell table:style-name="ce1" table:number-columns-repeated="6"/>
          <table:table-cell table:style-name="ce2" table:formula="of:=LOG([.N529])" office:value-type="float" office:value="2.72263392253381" calcext:value-type="float">
            <text:p>2.7226339225</text:p>
          </table:table-cell>
          <table:table-cell table:style-name="ce3" table:formula="of:=[.N528]+1" office:value-type="float" office:value="528" calcext:value-type="float">
            <text:p>52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8" calcext:value-type="float">
            <text:p>138</text:p>
          </table:table-cell>
          <table:table-cell table:style-name="ce1" table:formula="of:=[.A530]-[.$K$1]" office:value-type="float" office:value="-11.32" calcext:value-type="float">
            <text:p>-11.32</text:p>
          </table:table-cell>
          <table:table-cell table:style-name="ce1" table:formula="of:=SUM([.$B$1:.B530])" office:value-type="float" office:value="18.36" calcext:value-type="float">
            <text:p>18.36</text:p>
          </table:table-cell>
          <table:table-cell table:style-name="ce1" table:formula="of:=MAX([.$B$1:.B530])-MIN([.$B$1:.B530])" office:value-type="float" office:value="66" calcext:value-type="float">
            <text:p>66</text:p>
          </table:table-cell>
          <table:table-cell table:style-name="ce1" table:formula="of:=STDEV([.$B$1:.B530])" office:value-type="float" office:value="19.6635197054028" calcext:value-type="float">
            <text:p>19.6635197054</text:p>
          </table:table-cell>
          <table:table-cell table:style-name="ce1" table:formula="of:=[.D530]/[.E530]" office:value-type="float" office:value="3.35646928875432" calcext:value-type="float">
            <text:p>3.3564692888</text:p>
          </table:table-cell>
          <table:table-cell table:style-name="ce1" table:number-columns-repeated="6"/>
          <table:table-cell table:style-name="ce2" table:formula="of:=LOG([.N530])" office:value-type="float" office:value="2.72345567203519" calcext:value-type="float">
            <text:p>2.723455672</text:p>
          </table:table-cell>
          <table:table-cell table:style-name="ce3" table:formula="of:=[.N529]+1" office:value-type="float" office:value="529" calcext:value-type="float">
            <text:p>52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7" calcext:value-type="float">
            <text:p>167</text:p>
          </table:table-cell>
          <table:table-cell table:style-name="ce1" table:formula="of:=[.A531]-[.$K$1]" office:value-type="float" office:value="17.68" calcext:value-type="float">
            <text:p>17.68</text:p>
          </table:table-cell>
          <table:table-cell table:style-name="ce1" table:formula="of:=SUM([.$B$1:.B531])" office:value-type="float" office:value="18.36" calcext:value-type="float">
            <text:p>18.36</text:p>
          </table:table-cell>
          <table:table-cell table:style-name="ce1" table:formula="of:=MAX([.$B$1:.B531])-MIN([.$B$1:.B531])" office:value-type="float" office:value="66" calcext:value-type="float">
            <text:p>66</text:p>
          </table:table-cell>
          <table:table-cell table:style-name="ce1" table:formula="of:=STDEV([.$B$1:.B531])" office:value-type="float" office:value="19.6581521247464" calcext:value-type="float">
            <text:p>19.6581521247</text:p>
          </table:table-cell>
          <table:table-cell table:style-name="ce1" table:formula="of:=[.D531]/[.E531]" office:value-type="float" office:value="3.35738575941311" calcext:value-type="float">
            <text:p>3.3573857594</text:p>
          </table:table-cell>
          <table:table-cell table:style-name="ce1" table:number-columns-repeated="6"/>
          <table:table-cell table:style-name="ce2" table:formula="of:=LOG([.N531])" office:value-type="float" office:value="2.72427586960079" calcext:value-type="float">
            <text:p>2.7242758696</text:p>
          </table:table-cell>
          <table:table-cell table:style-name="ce3" table:formula="of:=[.N530]+1" office:value-type="float" office:value="530" calcext:value-type="float">
            <text:p>53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3" calcext:value-type="float">
            <text:p>143</text:p>
          </table:table-cell>
          <table:table-cell table:style-name="ce1" table:formula="of:=[.A532]-[.$K$1]" office:value-type="float" office:value="-6.31999999999999" calcext:value-type="float">
            <text:p>-6.32</text:p>
          </table:table-cell>
          <table:table-cell table:style-name="ce1" table:formula="of:=SUM([.$B$1:.B532])" office:value-type="float" office:value="18.36" calcext:value-type="float">
            <text:p>18.36</text:p>
          </table:table-cell>
          <table:table-cell table:style-name="ce1" table:formula="of:=MAX([.$B$1:.B532])-MIN([.$B$1:.B532])" office:value-type="float" office:value="66" calcext:value-type="float">
            <text:p>66</text:p>
          </table:table-cell>
          <table:table-cell table:style-name="ce1" table:formula="of:=STDEV([.$B$1:.B532])" office:value-type="float" office:value="19.6422807962786" calcext:value-type="float">
            <text:p>19.6422807963</text:p>
          </table:table-cell>
          <table:table-cell table:style-name="ce1" table:formula="of:=[.D532]/[.E532]" office:value-type="float" office:value="3.36009858959476" calcext:value-type="float">
            <text:p>3.3600985896</text:p>
          </table:table-cell>
          <table:table-cell table:style-name="ce1" table:number-columns-repeated="6"/>
          <table:table-cell table:style-name="ce2" table:formula="of:=LOG([.N532])" office:value-type="float" office:value="2.72509452108147" calcext:value-type="float">
            <text:p>2.7250945211</text:p>
          </table:table-cell>
          <table:table-cell table:style-name="ce3" table:formula="of:=[.N531]+1" office:value-type="float" office:value="531" calcext:value-type="float">
            <text:p>53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3" calcext:value-type="float">
            <text:p>123</text:p>
          </table:table-cell>
          <table:table-cell table:style-name="ce1" table:formula="of:=[.A533]-[.$K$1]" office:value-type="float" office:value="-26.32" calcext:value-type="float">
            <text:p>-26.32</text:p>
          </table:table-cell>
          <table:table-cell table:style-name="ce1" table:formula="of:=SUM([.$B$1:.B533])" office:value-type="float" office:value="18.36" calcext:value-type="float">
            <text:p>18.36</text:p>
          </table:table-cell>
          <table:table-cell table:style-name="ce1" table:formula="of:=MAX([.$B$1:.B533])-MIN([.$B$1:.B533])" office:value-type="float" office:value="66" calcext:value-type="float">
            <text:p>66</text:p>
          </table:table-cell>
          <table:table-cell table:style-name="ce1" table:formula="of:=STDEV([.$B$1:.B533])" office:value-type="float" office:value="19.6597324081979" calcext:value-type="float">
            <text:p>19.6597324082</text:p>
          </table:table-cell>
          <table:table-cell table:style-name="ce1" table:formula="of:=[.D533]/[.E533]" office:value-type="float" office:value="3.35711588691201" calcext:value-type="float">
            <text:p>3.3571158869</text:p>
          </table:table-cell>
          <table:table-cell table:style-name="ce1" table:number-columns-repeated="6"/>
          <table:table-cell table:style-name="ce2" table:formula="of:=LOG([.N533])" office:value-type="float" office:value="2.72591163229505" calcext:value-type="float">
            <text:p>2.7259116323</text:p>
          </table:table-cell>
          <table:table-cell table:style-name="ce3" table:formula="of:=[.N532]+1" office:value-type="float" office:value="532" calcext:value-type="float">
            <text:p>53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9" calcext:value-type="float">
            <text:p>169</text:p>
          </table:table-cell>
          <table:table-cell table:style-name="ce1" table:formula="of:=[.A534]-[.$K$1]" office:value-type="float" office:value="19.68" calcext:value-type="float">
            <text:p>19.68</text:p>
          </table:table-cell>
          <table:table-cell table:style-name="ce1" table:formula="of:=SUM([.$B$1:.B534])" office:value-type="float" office:value="18.36" calcext:value-type="float">
            <text:p>18.36</text:p>
          </table:table-cell>
          <table:table-cell table:style-name="ce1" table:formula="of:=MAX([.$B$1:.B534])-MIN([.$B$1:.B534])" office:value-type="float" office:value="66" calcext:value-type="float">
            <text:p>66</text:p>
          </table:table-cell>
          <table:table-cell table:style-name="ce1" table:formula="of:=STDEV([.$B$1:.B534])" office:value-type="float" office:value="19.6578139820802" calcext:value-type="float">
            <text:p>19.6578139821</text:p>
          </table:table-cell>
          <table:table-cell table:style-name="ce1" table:formula="of:=[.D534]/[.E534]" office:value-type="float" office:value="3.35744351127571" calcext:value-type="float">
            <text:p>3.3574435113</text:p>
          </table:table-cell>
          <table:table-cell table:style-name="ce1" table:number-columns-repeated="6"/>
          <table:table-cell table:style-name="ce2" table:formula="of:=LOG([.N534])" office:value-type="float" office:value="2.72672720902657" calcext:value-type="float">
            <text:p>2.726727209</text:p>
          </table:table-cell>
          <table:table-cell table:style-name="ce3" table:formula="of:=[.N533]+1" office:value-type="float" office:value="533" calcext:value-type="float">
            <text:p>53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8" calcext:value-type="float">
            <text:p>178</text:p>
          </table:table-cell>
          <table:table-cell table:style-name="ce1" table:formula="of:=[.A535]-[.$K$1]" office:value-type="float" office:value="28.68" calcext:value-type="float">
            <text:p>28.68</text:p>
          </table:table-cell>
          <table:table-cell table:style-name="ce1" table:formula="of:=SUM([.$B$1:.B535])" office:value-type="float" office:value="18.36" calcext:value-type="float">
            <text:p>18.36</text:p>
          </table:table-cell>
          <table:table-cell table:style-name="ce1" table:formula="of:=MAX([.$B$1:.B535])-MIN([.$B$1:.B535])" office:value-type="float" office:value="66" calcext:value-type="float">
            <text:p>66</text:p>
          </table:table-cell>
          <table:table-cell table:style-name="ce1" table:formula="of:=STDEV([.$B$1:.B535])" office:value-type="float" office:value="19.6755940180976" calcext:value-type="float">
            <text:p>19.6755940181</text:p>
          </table:table-cell>
          <table:table-cell table:style-name="ce1" table:formula="of:=[.D535]/[.E535]" office:value-type="float" office:value="3.35440952579593" calcext:value-type="float">
            <text:p>3.3544095258</text:p>
          </table:table-cell>
          <table:table-cell table:style-name="ce1" table:number-columns-repeated="6"/>
          <table:table-cell table:style-name="ce2" table:formula="of:=LOG([.N535])" office:value-type="float" office:value="2.72754125702856" calcext:value-type="float">
            <text:p>2.727541257</text:p>
          </table:table-cell>
          <table:table-cell table:style-name="ce3" table:formula="of:=[.N534]+1" office:value-type="float" office:value="534" calcext:value-type="float">
            <text:p>53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6" calcext:value-type="float">
            <text:p>156</text:p>
          </table:table-cell>
          <table:table-cell table:style-name="ce1" table:formula="of:=[.A536]-[.$K$1]" office:value-type="float" office:value="6.68000000000001" calcext:value-type="float">
            <text:p>6.68</text:p>
          </table:table-cell>
          <table:table-cell table:style-name="ce1" table:formula="of:=SUM([.$B$1:.B536])" office:value-type="float" office:value="18.36" calcext:value-type="float">
            <text:p>18.36</text:p>
          </table:table-cell>
          <table:table-cell table:style-name="ce1" table:formula="of:=MAX([.$B$1:.B536])-MIN([.$B$1:.B536])" office:value-type="float" office:value="66" calcext:value-type="float">
            <text:p>66</text:p>
          </table:table-cell>
          <table:table-cell table:style-name="ce1" table:formula="of:=STDEV([.$B$1:.B536])" office:value-type="float" office:value="19.6586535314418" calcext:value-type="float">
            <text:p>19.6586535314</text:p>
          </table:table-cell>
          <table:table-cell table:style-name="ce1" table:formula="of:=[.D536]/[.E536]" office:value-type="float" office:value="3.35730012711401" calcext:value-type="float">
            <text:p>3.3573001271</text:p>
          </table:table-cell>
          <table:table-cell table:style-name="ce1" table:number-columns-repeated="6"/>
          <table:table-cell table:style-name="ce2" table:formula="of:=LOG([.N536])" office:value-type="float" office:value="2.72835378202123" calcext:value-type="float">
            <text:p>2.728353782</text:p>
          </table:table-cell>
          <table:table-cell table:style-name="ce3" table:formula="of:=[.N535]+1" office:value-type="float" office:value="535" calcext:value-type="float">
            <text:p>53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4" calcext:value-type="float">
            <text:p>134</text:p>
          </table:table-cell>
          <table:table-cell table:style-name="ce1" table:formula="of:=[.A537]-[.$K$1]" office:value-type="float" office:value="-15.32" calcext:value-type="float">
            <text:p>-15.32</text:p>
          </table:table-cell>
          <table:table-cell table:style-name="ce1" table:formula="of:=SUM([.$B$1:.B537])" office:value-type="float" office:value="18.36" calcext:value-type="float">
            <text:p>18.36</text:p>
          </table:table-cell>
          <table:table-cell table:style-name="ce1" table:formula="of:=MAX([.$B$1:.B537])-MIN([.$B$1:.B537])" office:value-type="float" office:value="66" calcext:value-type="float">
            <text:p>66</text:p>
          </table:table-cell>
          <table:table-cell table:style-name="ce1" table:formula="of:=STDEV([.$B$1:.B537])" office:value-type="float" office:value="19.6531625124951" calcext:value-type="float">
            <text:p>19.6531625125</text:p>
          </table:table-cell>
          <table:table-cell table:style-name="ce1" table:formula="of:=[.D537]/[.E537]" office:value-type="float" office:value="3.35823814401567" calcext:value-type="float">
            <text:p>3.358238144</text:p>
          </table:table-cell>
          <table:table-cell table:style-name="ce1" table:number-columns-repeated="6"/>
          <table:table-cell table:style-name="ce2" table:formula="of:=LOG([.N537])" office:value-type="float" office:value="2.72916478969277" calcext:value-type="float">
            <text:p>2.7291647897</text:p>
          </table:table-cell>
          <table:table-cell table:style-name="ce3" table:formula="of:=[.N536]+1" office:value-type="float" office:value="536" calcext:value-type="float">
            <text:p>53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0" calcext:value-type="float">
            <text:p>170</text:p>
          </table:table-cell>
          <table:table-cell table:style-name="ce1" table:formula="of:=[.A538]-[.$K$1]" office:value-type="float" office:value="20.68" calcext:value-type="float">
            <text:p>20.68</text:p>
          </table:table-cell>
          <table:table-cell table:style-name="ce1" table:formula="of:=SUM([.$B$1:.B538])" office:value-type="float" office:value="18.36" calcext:value-type="float">
            <text:p>18.36</text:p>
          </table:table-cell>
          <table:table-cell table:style-name="ce1" table:formula="of:=MAX([.$B$1:.B538])-MIN([.$B$1:.B538])" office:value-type="float" office:value="66" calcext:value-type="float">
            <text:p>66</text:p>
          </table:table-cell>
          <table:table-cell table:style-name="ce1" table:formula="of:=STDEV([.$B$1:.B538])" office:value-type="float" office:value="19.6529567088425" calcext:value-type="float">
            <text:p>19.6529567088</text:p>
          </table:table-cell>
          <table:table-cell table:style-name="ce1" table:formula="of:=[.D538]/[.E538]" office:value-type="float" office:value="3.35827331112495" calcext:value-type="float">
            <text:p>3.3582733111</text:p>
          </table:table-cell>
          <table:table-cell table:style-name="ce1" table:number-columns-repeated="6"/>
          <table:table-cell table:style-name="ce2" table:formula="of:=LOG([.N538])" office:value-type="float" office:value="2.72997428569956" calcext:value-type="float">
            <text:p>2.7299742857</text:p>
          </table:table-cell>
          <table:table-cell table:style-name="ce3" table:formula="of:=[.N537]+1" office:value-type="float" office:value="537" calcext:value-type="float">
            <text:p>53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9" calcext:value-type="float">
            <text:p>149</text:p>
          </table:table-cell>
          <table:table-cell table:style-name="ce1" table:formula="of:=[.A539]-[.$K$1]" office:value-type="float" office:value="-0.319999999999993" calcext:value-type="float">
            <text:p>-0.32</text:p>
          </table:table-cell>
          <table:table-cell table:style-name="ce1" table:formula="of:=SUM([.$B$1:.B539])" office:value-type="float" office:value="18.36" calcext:value-type="float">
            <text:p>18.36</text:p>
          </table:table-cell>
          <table:table-cell table:style-name="ce1" table:formula="of:=MAX([.$B$1:.B539])-MIN([.$B$1:.B539])" office:value-type="float" office:value="66" calcext:value-type="float">
            <text:p>66</text:p>
          </table:table-cell>
          <table:table-cell table:style-name="ce1" table:formula="of:=STDEV([.$B$1:.B539])" office:value-type="float" office:value="19.6347862880097" calcext:value-type="float">
            <text:p>19.634786288</text:p>
          </table:table-cell>
          <table:table-cell table:style-name="ce1" table:formula="of:=[.D539]/[.E539]" office:value-type="float" office:value="3.36138112388337" calcext:value-type="float">
            <text:p>3.3613811239</text:p>
          </table:table-cell>
          <table:table-cell table:style-name="ce1" table:number-columns-repeated="6"/>
          <table:table-cell table:style-name="ce2" table:formula="of:=LOG([.N539])" office:value-type="float" office:value="2.73078227566639" calcext:value-type="float">
            <text:p>2.7307822757</text:p>
          </table:table-cell>
          <table:table-cell table:style-name="ce3" table:formula="of:=[.N538]+1" office:value-type="float" office:value="538" calcext:value-type="float">
            <text:p>53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2" calcext:value-type="float">
            <text:p>152</text:p>
          </table:table-cell>
          <table:table-cell table:style-name="ce1" table:formula="of:=[.A540]-[.$K$1]" office:value-type="float" office:value="2.68000000000001" calcext:value-type="float">
            <text:p>2.68</text:p>
          </table:table-cell>
          <table:table-cell table:style-name="ce1" table:formula="of:=SUM([.$B$1:.B540])" office:value-type="float" office:value="18.36" calcext:value-type="float">
            <text:p>18.36</text:p>
          </table:table-cell>
          <table:table-cell table:style-name="ce1" table:formula="of:=MAX([.$B$1:.B540])-MIN([.$B$1:.B540])" office:value-type="float" office:value="66" calcext:value-type="float">
            <text:p>66</text:p>
          </table:table-cell>
          <table:table-cell table:style-name="ce1" table:formula="of:=STDEV([.$B$1:.B540])" office:value-type="float" office:value="19.6166737905983" calcext:value-type="float">
            <text:p>19.6166737906</text:p>
          </table:table-cell>
          <table:table-cell table:style-name="ce1" table:formula="of:=[.D540]/[.E540]" office:value-type="float" office:value="3.3644847594719" calcext:value-type="float">
            <text:p>3.3644847595</text:p>
          </table:table-cell>
          <table:table-cell table:style-name="ce1" table:number-columns-repeated="6"/>
          <table:table-cell table:style-name="ce2" table:formula="of:=LOG([.N540])" office:value-type="float" office:value="2.73158876518674" calcext:value-type="float">
            <text:p>2.7315887652</text:p>
          </table:table-cell>
          <table:table-cell table:style-name="ce3" table:formula="of:=[.N539]+1" office:value-type="float" office:value="539" calcext:value-type="float">
            <text:p>53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7" calcext:value-type="float">
            <text:p>137</text:p>
          </table:table-cell>
          <table:table-cell table:style-name="ce1" table:formula="of:=[.A541]-[.$K$1]" office:value-type="float" office:value="-12.32" calcext:value-type="float">
            <text:p>-12.32</text:p>
          </table:table-cell>
          <table:table-cell table:style-name="ce1" table:formula="of:=SUM([.$B$1:.B541])" office:value-type="float" office:value="18.36" calcext:value-type="float">
            <text:p>18.36</text:p>
          </table:table-cell>
          <table:table-cell table:style-name="ce1" table:formula="of:=MAX([.$B$1:.B541])-MIN([.$B$1:.B541])" office:value-type="float" office:value="66" calcext:value-type="float">
            <text:p>66</text:p>
          </table:table-cell>
          <table:table-cell table:style-name="ce1" table:formula="of:=STDEV([.$B$1:.B541])" office:value-type="float" office:value="19.6070637281213" calcext:value-type="float">
            <text:p>19.6070637281</text:p>
          </table:table-cell>
          <table:table-cell table:style-name="ce1" table:formula="of:=[.D541]/[.E541]" office:value-type="float" office:value="3.36613380336699" calcext:value-type="float">
            <text:p>3.3661338034</text:p>
          </table:table-cell>
          <table:table-cell table:style-name="ce1" table:number-columns-repeated="6"/>
          <table:table-cell table:style-name="ce2" table:formula="of:=LOG([.N541])" office:value-type="float" office:value="2.73239375982297" calcext:value-type="float">
            <text:p>2.7323937598</text:p>
          </table:table-cell>
          <table:table-cell table:style-name="ce3" table:formula="of:=[.N540]+1" office:value-type="float" office:value="540" calcext:value-type="float">
            <text:p>54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5" calcext:value-type="float">
            <text:p>125</text:p>
          </table:table-cell>
          <table:table-cell table:style-name="ce1" table:formula="of:=[.A542]-[.$K$1]" office:value-type="float" office:value="-24.32" calcext:value-type="float">
            <text:p>-24.32</text:p>
          </table:table-cell>
          <table:table-cell table:style-name="ce1" table:formula="of:=SUM([.$B$1:.B542])" office:value-type="float" office:value="18.36" calcext:value-type="float">
            <text:p>18.36</text:p>
          </table:table-cell>
          <table:table-cell table:style-name="ce1" table:formula="of:=MAX([.$B$1:.B542])-MIN([.$B$1:.B542])" office:value-type="float" office:value="66" calcext:value-type="float">
            <text:p>66</text:p>
          </table:table-cell>
          <table:table-cell table:style-name="ce1" table:formula="of:=STDEV([.$B$1:.B542])" office:value-type="float" office:value="19.6194154407516" calcext:value-type="float">
            <text:p>19.6194154408</text:p>
          </table:table-cell>
          <table:table-cell table:style-name="ce1" table:formula="of:=[.D542]/[.E542]" office:value-type="float" office:value="3.36401460070573" calcext:value-type="float">
            <text:p>3.3640146007</text:p>
          </table:table-cell>
          <table:table-cell table:style-name="ce1" table:number-columns-repeated="6"/>
          <table:table-cell table:style-name="ce2" table:formula="of:=LOG([.N542])" office:value-type="float" office:value="2.73319726510657" calcext:value-type="float">
            <text:p>2.7331972651</text:p>
          </table:table-cell>
          <table:table-cell table:style-name="ce3" table:formula="of:=[.N541]+1" office:value-type="float" office:value="541" calcext:value-type="float">
            <text:p>54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8" calcext:value-type="float">
            <text:p>178</text:p>
          </table:table-cell>
          <table:table-cell table:style-name="ce1" table:formula="of:=[.A543]-[.$K$1]" office:value-type="float" office:value="28.68" calcext:value-type="float">
            <text:p>28.68</text:p>
          </table:table-cell>
          <table:table-cell table:style-name="ce1" table:formula="of:=SUM([.$B$1:.B543])" office:value-type="float" office:value="18.36" calcext:value-type="float">
            <text:p>18.36</text:p>
          </table:table-cell>
          <table:table-cell table:style-name="ce1" table:formula="of:=MAX([.$B$1:.B543])-MIN([.$B$1:.B543])" office:value-type="float" office:value="66" calcext:value-type="float">
            <text:p>66</text:p>
          </table:table-cell>
          <table:table-cell table:style-name="ce1" table:formula="of:=STDEV([.$B$1:.B543])" office:value-type="float" office:value="19.6370500677641" calcext:value-type="float">
            <text:p>19.6370500678</text:p>
          </table:table-cell>
          <table:table-cell table:style-name="ce1" table:formula="of:=[.D543]/[.E543]" office:value-type="float" office:value="3.36099362033734" calcext:value-type="float">
            <text:p>3.3609936203</text:p>
          </table:table-cell>
          <table:table-cell table:style-name="ce1" table:number-columns-repeated="6"/>
          <table:table-cell table:style-name="ce2" table:formula="of:=LOG([.N543])" office:value-type="float" office:value="2.73399928653839" calcext:value-type="float">
            <text:p>2.7339992865</text:p>
          </table:table-cell>
          <table:table-cell table:style-name="ce3" table:formula="of:=[.N542]+1" office:value-type="float" office:value="542" calcext:value-type="float">
            <text:p>54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9" calcext:value-type="float">
            <text:p>149</text:p>
          </table:table-cell>
          <table:table-cell table:style-name="ce1" table:formula="of:=[.A544]-[.$K$1]" office:value-type="float" office:value="-0.319999999999993" calcext:value-type="float">
            <text:p>-0.32</text:p>
          </table:table-cell>
          <table:table-cell table:style-name="ce1" table:formula="of:=SUM([.$B$1:.B544])" office:value-type="float" office:value="18.36" calcext:value-type="float">
            <text:p>18.36</text:p>
          </table:table-cell>
          <table:table-cell table:style-name="ce1" table:formula="of:=MAX([.$B$1:.B544])-MIN([.$B$1:.B544])" office:value-type="float" office:value="66" calcext:value-type="float">
            <text:p>66</text:p>
          </table:table-cell>
          <table:table-cell table:style-name="ce1" table:formula="of:=STDEV([.$B$1:.B544])" office:value-type="float" office:value="19.6190588995717" calcext:value-type="float">
            <text:p>19.6190588996</text:p>
          </table:table-cell>
          <table:table-cell table:style-name="ce1" table:formula="of:=[.D544]/[.E544]" office:value-type="float" office:value="3.3640757356328" calcext:value-type="float">
            <text:p>3.3640757356</text:p>
          </table:table-cell>
          <table:table-cell table:style-name="ce1" table:number-columns-repeated="6"/>
          <table:table-cell table:style-name="ce2" table:formula="of:=LOG([.N544])" office:value-type="float" office:value="2.73479982958885" calcext:value-type="float">
            <text:p>2.7347998296</text:p>
          </table:table-cell>
          <table:table-cell table:style-name="ce3" table:formula="of:=[.N543]+1" office:value-type="float" office:value="543" calcext:value-type="float">
            <text:p>54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8" calcext:value-type="float">
            <text:p>138</text:p>
          </table:table-cell>
          <table:table-cell table:style-name="ce1" table:formula="of:=[.A545]-[.$K$1]" office:value-type="float" office:value="-11.32" calcext:value-type="float">
            <text:p>-11.32</text:p>
          </table:table-cell>
          <table:table-cell table:style-name="ce1" table:formula="of:=SUM([.$B$1:.B545])" office:value-type="float" office:value="18.36" calcext:value-type="float">
            <text:p>18.36</text:p>
          </table:table-cell>
          <table:table-cell table:style-name="ce1" table:formula="of:=MAX([.$B$1:.B545])-MIN([.$B$1:.B545])" office:value-type="float" office:value="66" calcext:value-type="float">
            <text:p>66</text:p>
          </table:table-cell>
          <table:table-cell table:style-name="ce1" table:formula="of:=STDEV([.$B$1:.B545])" office:value-type="float" office:value="19.608274545533" calcext:value-type="float">
            <text:p>19.6082745455</text:p>
          </table:table-cell>
          <table:table-cell table:style-name="ce1" table:formula="of:=[.D545]/[.E545]" office:value-type="float" office:value="3.36592594349592" calcext:value-type="float">
            <text:p>3.3659259435</text:p>
          </table:table-cell>
          <table:table-cell table:style-name="ce1" table:number-columns-repeated="6"/>
          <table:table-cell table:style-name="ce2" table:formula="of:=LOG([.N545])" office:value-type="float" office:value="2.73559889969818" calcext:value-type="float">
            <text:p>2.7355988997</text:p>
          </table:table-cell>
          <table:table-cell table:style-name="ce3" table:formula="of:=[.N544]+1" office:value-type="float" office:value="544" calcext:value-type="float">
            <text:p>54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0" calcext:value-type="float">
            <text:p>150</text:p>
          </table:table-cell>
          <table:table-cell table:style-name="ce1" table:formula="of:=[.A546]-[.$K$1]" office:value-type="float" office:value="0.680000000000007" calcext:value-type="float">
            <text:p>0.68</text:p>
          </table:table-cell>
          <table:table-cell table:style-name="ce1" table:formula="of:=SUM([.$B$1:.B546])" office:value-type="float" office:value="18.36" calcext:value-type="float">
            <text:p>18.36</text:p>
          </table:table-cell>
          <table:table-cell table:style-name="ce1" table:formula="of:=MAX([.$B$1:.B546])-MIN([.$B$1:.B546])" office:value-type="float" office:value="66" calcext:value-type="float">
            <text:p>66</text:p>
          </table:table-cell>
          <table:table-cell table:style-name="ce1" table:formula="of:=STDEV([.$B$1:.B546])" office:value-type="float" office:value="19.5902856606882" calcext:value-type="float">
            <text:p>19.5902856607</text:p>
          </table:table-cell>
          <table:table-cell table:style-name="ce1" table:formula="of:=[.D546]/[.E546]" office:value-type="float" office:value="3.36901672304055" calcext:value-type="float">
            <text:p>3.369016723</text:p>
          </table:table-cell>
          <table:table-cell table:style-name="ce1" table:number-columns-repeated="6"/>
          <table:table-cell table:style-name="ce2" table:formula="of:=LOG([.N546])" office:value-type="float" office:value="2.73639650227664" calcext:value-type="float">
            <text:p>2.7363965023</text:p>
          </table:table-cell>
          <table:table-cell table:style-name="ce3" table:formula="of:=[.N545]+1" office:value-type="float" office:value="545" calcext:value-type="float">
            <text:p>54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4" calcext:value-type="float">
            <text:p>164</text:p>
          </table:table-cell>
          <table:table-cell table:style-name="ce1" table:formula="of:=[.A547]-[.$K$1]" office:value-type="float" office:value="14.68" calcext:value-type="float">
            <text:p>14.68</text:p>
          </table:table-cell>
          <table:table-cell table:style-name="ce1" table:formula="of:=SUM([.$B$1:.B547])" office:value-type="float" office:value="18.36" calcext:value-type="float">
            <text:p>18.36</text:p>
          </table:table-cell>
          <table:table-cell table:style-name="ce1" table:formula="of:=MAX([.$B$1:.B547])-MIN([.$B$1:.B547])" office:value-type="float" office:value="66" calcext:value-type="float">
            <text:p>66</text:p>
          </table:table-cell>
          <table:table-cell table:style-name="ce1" table:formula="of:=STDEV([.$B$1:.B547])" office:value-type="float" office:value="19.5809375625871" calcext:value-type="float">
            <text:p>19.5809375626</text:p>
          </table:table-cell>
          <table:table-cell table:style-name="ce1" table:formula="of:=[.D547]/[.E547]" office:value-type="float" office:value="3.3706251188965" calcext:value-type="float">
            <text:p>3.3706251189</text:p>
          </table:table-cell>
          <table:table-cell table:style-name="ce1" table:number-columns-repeated="6"/>
          <table:table-cell table:style-name="ce2" table:formula="of:=LOG([.N547])" office:value-type="float" office:value="2.73719264270474" calcext:value-type="float">
            <text:p>2.7371926427</text:p>
          </table:table-cell>
          <table:table-cell table:style-name="ce3" table:formula="of:=[.N546]+1" office:value-type="float" office:value="546" calcext:value-type="float">
            <text:p>54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8" calcext:value-type="float">
            <text:p>168</text:p>
          </table:table-cell>
          <table:table-cell table:style-name="ce1" table:formula="of:=[.A548]-[.$K$1]" office:value-type="float" office:value="18.68" calcext:value-type="float">
            <text:p>18.68</text:p>
          </table:table-cell>
          <table:table-cell table:style-name="ce1" table:formula="of:=SUM([.$B$1:.B548])" office:value-type="float" office:value="18.36" calcext:value-type="float">
            <text:p>18.36</text:p>
          </table:table-cell>
          <table:table-cell table:style-name="ce1" table:formula="of:=MAX([.$B$1:.B548])-MIN([.$B$1:.B548])" office:value-type="float" office:value="66" calcext:value-type="float">
            <text:p>66</text:p>
          </table:table-cell>
          <table:table-cell table:style-name="ce1" table:formula="of:=STDEV([.$B$1:.B548])" office:value-type="float" office:value="19.5773851555245" calcext:value-type="float">
            <text:p>19.5773851555</text:p>
          </table:table-cell>
          <table:table-cell table:style-name="ce1" table:formula="of:=[.D548]/[.E548]" office:value-type="float" office:value="3.37123673441015" calcext:value-type="float">
            <text:p>3.3712367344</text:p>
          </table:table-cell>
          <table:table-cell table:style-name="ce1" table:number-columns-repeated="6"/>
          <table:table-cell table:style-name="ce2" table:formula="of:=LOG([.N548])" office:value-type="float" office:value="2.73798732633343" calcext:value-type="float">
            <text:p>2.7379873263</text:p>
          </table:table-cell>
          <table:table-cell table:style-name="ce3" table:formula="of:=[.N547]+1" office:value-type="float" office:value="547" calcext:value-type="float">
            <text:p>54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0" calcext:value-type="float">
            <text:p>150</text:p>
          </table:table-cell>
          <table:table-cell table:style-name="ce1" table:formula="of:=[.A549]-[.$K$1]" office:value-type="float" office:value="0.680000000000007" calcext:value-type="float">
            <text:p>0.68</text:p>
          </table:table-cell>
          <table:table-cell table:style-name="ce1" table:formula="of:=SUM([.$B$1:.B549])" office:value-type="float" office:value="18.36" calcext:value-type="float">
            <text:p>18.36</text:p>
          </table:table-cell>
          <table:table-cell table:style-name="ce1" table:formula="of:=MAX([.$B$1:.B549])-MIN([.$B$1:.B549])" office:value-type="float" office:value="66" calcext:value-type="float">
            <text:p>66</text:p>
          </table:table-cell>
          <table:table-cell table:style-name="ce1" table:formula="of:=STDEV([.$B$1:.B549])" office:value-type="float" office:value="19.559525392282" calcext:value-type="float">
            <text:p>19.5595253923</text:p>
          </table:table-cell>
          <table:table-cell table:style-name="ce1" table:formula="of:=[.D549]/[.E549]" office:value-type="float" office:value="3.37431500388261" calcext:value-type="float">
            <text:p>3.3743150039</text:p>
          </table:table-cell>
          <table:table-cell table:style-name="ce1" table:number-columns-repeated="6"/>
          <table:table-cell table:style-name="ce2" table:formula="of:=LOG([.N549])" office:value-type="float" office:value="2.73878055848437" calcext:value-type="float">
            <text:p>2.7387805585</text:p>
          </table:table-cell>
          <table:table-cell table:style-name="ce3" table:formula="of:=[.N548]+1" office:value-type="float" office:value="548" calcext:value-type="float">
            <text:p>54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1" calcext:value-type="float">
            <text:p>151</text:p>
          </table:table-cell>
          <table:table-cell table:style-name="ce1" table:formula="of:=[.A550]-[.$K$1]" office:value-type="float" office:value="1.68000000000001" calcext:value-type="float">
            <text:p>1.68</text:p>
          </table:table-cell>
          <table:table-cell table:style-name="ce1" table:formula="of:=SUM([.$B$1:.B550])" office:value-type="float" office:value="18.36" calcext:value-type="float">
            <text:p>18.36</text:p>
          </table:table-cell>
          <table:table-cell table:style-name="ce1" table:formula="of:=MAX([.$B$1:.B550])-MIN([.$B$1:.B550])" office:value-type="float" office:value="66" calcext:value-type="float">
            <text:p>66</text:p>
          </table:table-cell>
          <table:table-cell table:style-name="ce1" table:formula="of:=STDEV([.$B$1:.B550])" office:value-type="float" office:value="19.5417158591135" calcext:value-type="float">
            <text:p>19.5417158591</text:p>
          </table:table-cell>
          <table:table-cell table:style-name="ce1" table:formula="of:=[.D550]/[.E550]" office:value-type="float" office:value="3.37739021874172" calcext:value-type="float">
            <text:p>3.3773902187</text:p>
          </table:table-cell>
          <table:table-cell table:style-name="ce1" table:number-columns-repeated="6"/>
          <table:table-cell table:style-name="ce2" table:formula="of:=LOG([.N550])" office:value-type="float" office:value="2.73957234445009" calcext:value-type="float">
            <text:p>2.7395723445</text:p>
          </table:table-cell>
          <table:table-cell table:style-name="ce3" table:formula="of:=[.N549]+1" office:value-type="float" office:value="549" calcext:value-type="float">
            <text:p>54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8" calcext:value-type="float">
            <text:p>168</text:p>
          </table:table-cell>
          <table:table-cell table:style-name="ce1" table:formula="of:=[.A551]-[.$K$1]" office:value-type="float" office:value="18.68" calcext:value-type="float">
            <text:p>18.68</text:p>
          </table:table-cell>
          <table:table-cell table:style-name="ce1" table:formula="of:=SUM([.$B$1:.B551])" office:value-type="float" office:value="18.36" calcext:value-type="float">
            <text:p>18.36</text:p>
          </table:table-cell>
          <table:table-cell table:style-name="ce1" table:formula="of:=MAX([.$B$1:.B551])-MIN([.$B$1:.B551])" office:value-type="float" office:value="66" calcext:value-type="float">
            <text:p>66</text:p>
          </table:table-cell>
          <table:table-cell table:style-name="ce1" table:formula="of:=STDEV([.$B$1:.B551])" office:value-type="float" office:value="19.5381950504831" calcext:value-type="float">
            <text:p>19.5381950505</text:p>
          </table:table-cell>
          <table:table-cell table:style-name="ce1" table:formula="of:=[.D551]/[.E551]" office:value-type="float" office:value="3.37799882893319" calcext:value-type="float">
            <text:p>3.3779988289</text:p>
          </table:table-cell>
          <table:table-cell table:style-name="ce1" table:number-columns-repeated="6"/>
          <table:table-cell table:style-name="ce2" table:formula="of:=LOG([.N551])" office:value-type="float" office:value="2.74036268949424" calcext:value-type="float">
            <text:p>2.7403626895</text:p>
          </table:table-cell>
          <table:table-cell table:style-name="ce3" table:formula="of:=[.N550]+1" office:value-type="float" office:value="550" calcext:value-type="float">
            <text:p>55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6" calcext:value-type="float">
            <text:p>166</text:p>
          </table:table-cell>
          <table:table-cell table:style-name="ce1" table:formula="of:=[.A552]-[.$K$1]" office:value-type="float" office:value="16.68" calcext:value-type="float">
            <text:p>16.68</text:p>
          </table:table-cell>
          <table:table-cell table:style-name="ce1" table:formula="of:=SUM([.$B$1:.B552])" office:value-type="float" office:value="18.36" calcext:value-type="float">
            <text:p>18.36</text:p>
          </table:table-cell>
          <table:table-cell table:style-name="ce1" table:formula="of:=MAX([.$B$1:.B552])-MIN([.$B$1:.B552])" office:value-type="float" office:value="66" calcext:value-type="float">
            <text:p>66</text:p>
          </table:table-cell>
          <table:table-cell table:style-name="ce1" table:formula="of:=STDEV([.$B$1:.B552])" office:value-type="float" office:value="19.5315774736481" calcext:value-type="float">
            <text:p>19.5315774736</text:p>
          </table:table-cell>
          <table:table-cell table:style-name="ce1" table:formula="of:=[.D552]/[.E552]" office:value-type="float" office:value="3.37914334308363" calcext:value-type="float">
            <text:p>3.3791433431</text:p>
          </table:table-cell>
          <table:table-cell table:style-name="ce1" table:number-columns-repeated="6"/>
          <table:table-cell table:style-name="ce2" table:formula="of:=LOG([.N552])" office:value-type="float" office:value="2.74115159885178" calcext:value-type="float">
            <text:p>2.7411515989</text:p>
          </table:table-cell>
          <table:table-cell table:style-name="ce3" table:formula="of:=[.N551]+1" office:value-type="float" office:value="551" calcext:value-type="float">
            <text:p>55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4" calcext:value-type="float">
            <text:p>154</text:p>
          </table:table-cell>
          <table:table-cell table:style-name="ce1" table:formula="of:=[.A553]-[.$K$1]" office:value-type="float" office:value="4.68000000000001" calcext:value-type="float">
            <text:p>4.68</text:p>
          </table:table-cell>
          <table:table-cell table:style-name="ce1" table:formula="of:=SUM([.$B$1:.B553])" office:value-type="float" office:value="18.36" calcext:value-type="float">
            <text:p>18.36</text:p>
          </table:table-cell>
          <table:table-cell table:style-name="ce1" table:formula="of:=MAX([.$B$1:.B553])-MIN([.$B$1:.B553])" office:value-type="float" office:value="66" calcext:value-type="float">
            <text:p>66</text:p>
          </table:table-cell>
          <table:table-cell table:style-name="ce1" table:formula="of:=STDEV([.$B$1:.B553])" office:value-type="float" office:value="19.5144307989881" calcext:value-type="float">
            <text:p>19.514430799</text:p>
          </table:table-cell>
          <table:table-cell table:style-name="ce1" table:formula="of:=[.D553]/[.E553]" office:value-type="float" office:value="3.38211248280028" calcext:value-type="float">
            <text:p>3.3821124828</text:p>
          </table:table-cell>
          <table:table-cell table:style-name="ce1" table:number-columns-repeated="6"/>
          <table:table-cell table:style-name="ce2" table:formula="of:=LOG([.N553])" office:value-type="float" office:value="2.7419390777292" calcext:value-type="float">
            <text:p>2.7419390777</text:p>
          </table:table-cell>
          <table:table-cell table:style-name="ce3" table:formula="of:=[.N552]+1" office:value-type="float" office:value="552" calcext:value-type="float">
            <text:p>55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1" calcext:value-type="float">
            <text:p>161</text:p>
          </table:table-cell>
          <table:table-cell table:style-name="ce1" table:formula="of:=[.A554]-[.$K$1]" office:value-type="float" office:value="11.68" calcext:value-type="float">
            <text:p>11.68</text:p>
          </table:table-cell>
          <table:table-cell table:style-name="ce1" table:formula="of:=SUM([.$B$1:.B554])" office:value-type="float" office:value="18.36" calcext:value-type="float">
            <text:p>18.36</text:p>
          </table:table-cell>
          <table:table-cell table:style-name="ce1" table:formula="of:=MAX([.$B$1:.B554])-MIN([.$B$1:.B554])" office:value-type="float" office:value="66" calcext:value-type="float">
            <text:p>66</text:p>
          </table:table-cell>
          <table:table-cell table:style-name="ce1" table:formula="of:=STDEV([.$B$1:.B554])" office:value-type="float" office:value="19.5018316250477" calcext:value-type="float">
            <text:p>19.501831625</text:p>
          </table:table-cell>
          <table:table-cell table:style-name="ce1" table:formula="of:=[.D554]/[.E554]" office:value-type="float" office:value="3.38429749927854" calcext:value-type="float">
            <text:p>3.3842974993</text:p>
          </table:table-cell>
          <table:table-cell table:style-name="ce1" table:number-columns-repeated="6"/>
          <table:table-cell table:style-name="ce2" table:formula="of:=LOG([.N554])" office:value-type="float" office:value="2.7427251313047" calcext:value-type="float">
            <text:p>2.7427251313</text:p>
          </table:table-cell>
          <table:table-cell table:style-name="ce3" table:formula="of:=[.N553]+1" office:value-type="float" office:value="553" calcext:value-type="float">
            <text:p>55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6" calcext:value-type="float">
            <text:p>166</text:p>
          </table:table-cell>
          <table:table-cell table:style-name="ce1" table:formula="of:=[.A555]-[.$K$1]" office:value-type="float" office:value="16.68" calcext:value-type="float">
            <text:p>16.68</text:p>
          </table:table-cell>
          <table:table-cell table:style-name="ce1" table:formula="of:=SUM([.$B$1:.B555])" office:value-type="float" office:value="18.36" calcext:value-type="float">
            <text:p>18.36</text:p>
          </table:table-cell>
          <table:table-cell table:style-name="ce1" table:formula="of:=MAX([.$B$1:.B555])-MIN([.$B$1:.B555])" office:value-type="float" office:value="66" calcext:value-type="float">
            <text:p>66</text:p>
          </table:table-cell>
          <table:table-cell table:style-name="ce1" table:formula="of:=STDEV([.$B$1:.B555])" office:value-type="float" office:value="19.4952275099476" calcext:value-type="float">
            <text:p>19.4952275099</text:p>
          </table:table-cell>
          <table:table-cell table:style-name="ce1" table:formula="of:=[.D555]/[.E555]" office:value-type="float" office:value="3.38544394859321" calcext:value-type="float">
            <text:p>3.3854439486</text:p>
          </table:table-cell>
          <table:table-cell table:style-name="ce1" table:number-columns-repeated="6"/>
          <table:table-cell table:style-name="ce2" table:formula="of:=LOG([.N555])" office:value-type="float" office:value="2.74350976472843" calcext:value-type="float">
            <text:p>2.7435097647</text:p>
          </table:table-cell>
          <table:table-cell table:style-name="ce3" table:formula="of:=[.N554]+1" office:value-type="float" office:value="554" calcext:value-type="float">
            <text:p>55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1" calcext:value-type="float">
            <text:p>151</text:p>
          </table:table-cell>
          <table:table-cell table:style-name="ce1" table:formula="of:=[.A556]-[.$K$1]" office:value-type="float" office:value="1.68000000000001" calcext:value-type="float">
            <text:p>1.68</text:p>
          </table:table-cell>
          <table:table-cell table:style-name="ce1" table:formula="of:=SUM([.$B$1:.B556])" office:value-type="float" office:value="18.36" calcext:value-type="float">
            <text:p>18.36</text:p>
          </table:table-cell>
          <table:table-cell table:style-name="ce1" table:formula="of:=MAX([.$B$1:.B556])-MIN([.$B$1:.B556])" office:value-type="float" office:value="66" calcext:value-type="float">
            <text:p>66</text:p>
          </table:table-cell>
          <table:table-cell table:style-name="ce1" table:formula="of:=STDEV([.$B$1:.B556])" office:value-type="float" office:value="19.4776637772797" calcext:value-type="float">
            <text:p>19.4776637773</text:p>
          </table:table-cell>
          <table:table-cell table:style-name="ce1" table:formula="of:=[.D556]/[.E556]" office:value-type="float" office:value="3.38849672910915" calcext:value-type="float">
            <text:p>3.3884967291</text:p>
          </table:table-cell>
          <table:table-cell table:style-name="ce1" table:number-columns-repeated="6"/>
          <table:table-cell table:style-name="ce2" table:formula="of:=LOG([.N556])" office:value-type="float" office:value="2.74429298312268" calcext:value-type="float">
            <text:p>2.7442929831</text:p>
          </table:table-cell>
          <table:table-cell table:style-name="ce3" table:formula="of:=[.N555]+1" office:value-type="float" office:value="555" calcext:value-type="float">
            <text:p>55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7" calcext:value-type="float">
            <text:p>117</text:p>
          </table:table-cell>
          <table:table-cell table:style-name="ce1" table:formula="of:=[.A557]-[.$K$1]" office:value-type="float" office:value="-32.32" calcext:value-type="float">
            <text:p>-32.32</text:p>
          </table:table-cell>
          <table:table-cell table:style-name="ce1" table:formula="of:=SUM([.$B$1:.B557])" office:value-type="float" office:value="18.36" calcext:value-type="float">
            <text:p>18.36</text:p>
          </table:table-cell>
          <table:table-cell table:style-name="ce1" table:formula="of:=MAX([.$B$1:.B557])-MIN([.$B$1:.B557])" office:value-type="float" office:value="66" calcext:value-type="float">
            <text:p>66</text:p>
          </table:table-cell>
          <table:table-cell table:style-name="ce1" table:formula="of:=STDEV([.$B$1:.B557])" office:value-type="float" office:value="19.5121443509461" calcext:value-type="float">
            <text:p>19.5121443509</text:p>
          </table:table-cell>
          <table:table-cell table:style-name="ce1" table:formula="of:=[.D557]/[.E557]" office:value-type="float" office:value="3.3825088013353" calcext:value-type="float">
            <text:p>3.3825088013</text:p>
          </table:table-cell>
          <table:table-cell table:style-name="ce1" table:number-columns-repeated="6"/>
          <table:table-cell table:style-name="ce2" table:formula="of:=LOG([.N557])" office:value-type="float" office:value="2.74507479158206" calcext:value-type="float">
            <text:p>2.7450747916</text:p>
          </table:table-cell>
          <table:table-cell table:style-name="ce3" table:formula="of:=[.N556]+1" office:value-type="float" office:value="556" calcext:value-type="float">
            <text:p>55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9" calcext:value-type="float">
            <text:p>169</text:p>
          </table:table-cell>
          <table:table-cell table:style-name="ce1" table:formula="of:=[.A558]-[.$K$1]" office:value-type="float" office:value="19.68" calcext:value-type="float">
            <text:p>19.68</text:p>
          </table:table-cell>
          <table:table-cell table:style-name="ce1" table:formula="of:=SUM([.$B$1:.B558])" office:value-type="float" office:value="18.36" calcext:value-type="float">
            <text:p>18.36</text:p>
          </table:table-cell>
          <table:table-cell table:style-name="ce1" table:formula="of:=MAX([.$B$1:.B558])-MIN([.$B$1:.B558])" office:value-type="float" office:value="66" calcext:value-type="float">
            <text:p>66</text:p>
          </table:table-cell>
          <table:table-cell table:style-name="ce1" table:formula="of:=STDEV([.$B$1:.B558])" office:value-type="float" office:value="19.5102805205385" calcext:value-type="float">
            <text:p>19.5102805205</text:p>
          </table:table-cell>
          <table:table-cell table:style-name="ce1" table:formula="of:=[.D558]/[.E558]" office:value-type="float" office:value="3.38283193470856" calcext:value-type="float">
            <text:p>3.3828319347</text:p>
          </table:table-cell>
          <table:table-cell table:style-name="ce1" table:number-columns-repeated="6"/>
          <table:table-cell table:style-name="ce2" table:formula="of:=LOG([.N558])" office:value-type="float" office:value="2.74585519517373" calcext:value-type="float">
            <text:p>2.7458551952</text:p>
          </table:table-cell>
          <table:table-cell table:style-name="ce3" table:formula="of:=[.N557]+1" office:value-type="float" office:value="557" calcext:value-type="float">
            <text:p>55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6" calcext:value-type="float">
            <text:p>126</text:p>
          </table:table-cell>
          <table:table-cell table:style-name="ce1" table:formula="of:=[.A559]-[.$K$1]" office:value-type="float" office:value="-23.32" calcext:value-type="float">
            <text:p>-23.32</text:p>
          </table:table-cell>
          <table:table-cell table:style-name="ce1" table:formula="of:=SUM([.$B$1:.B559])" office:value-type="float" office:value="18.36" calcext:value-type="float">
            <text:p>18.36</text:p>
          </table:table-cell>
          <table:table-cell table:style-name="ce1" table:formula="of:=MAX([.$B$1:.B559])-MIN([.$B$1:.B559])" office:value-type="float" office:value="66" calcext:value-type="float">
            <text:p>66</text:p>
          </table:table-cell>
          <table:table-cell table:style-name="ce1" table:formula="of:=STDEV([.$B$1:.B559])" office:value-type="float" office:value="19.52047542859" calcext:value-type="float">
            <text:p>19.5204754286</text:p>
          </table:table-cell>
          <table:table-cell table:style-name="ce1" table:formula="of:=[.D559]/[.E559]" office:value-type="float" office:value="3.38106519185159" calcext:value-type="float">
            <text:p>3.3810651919</text:p>
          </table:table-cell>
          <table:table-cell table:style-name="ce1" table:number-columns-repeated="6"/>
          <table:table-cell table:style-name="ce2" table:formula="of:=LOG([.N559])" office:value-type="float" office:value="2.74663419893758" calcext:value-type="float">
            <text:p>2.7466341989</text:p>
          </table:table-cell>
          <table:table-cell table:style-name="ce3" table:formula="of:=[.N558]+1" office:value-type="float" office:value="558" calcext:value-type="float">
            <text:p>55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5" calcext:value-type="float">
            <text:p>135</text:p>
          </table:table-cell>
          <table:table-cell table:style-name="ce1" table:formula="of:=[.A560]-[.$K$1]" office:value-type="float" office:value="-14.32" calcext:value-type="float">
            <text:p>-14.32</text:p>
          </table:table-cell>
          <table:table-cell table:style-name="ce1" table:formula="of:=SUM([.$B$1:.B560])" office:value-type="float" office:value="18.36" calcext:value-type="float">
            <text:p>18.36</text:p>
          </table:table-cell>
          <table:table-cell table:style-name="ce1" table:formula="of:=MAX([.$B$1:.B560])-MIN([.$B$1:.B560])" office:value-type="float" office:value="66" calcext:value-type="float">
            <text:p>66</text:p>
          </table:table-cell>
          <table:table-cell table:style-name="ce1" table:formula="of:=STDEV([.$B$1:.B560])" office:value-type="float" office:value="19.5140424645813" calcext:value-type="float">
            <text:p>19.5140424646</text:p>
          </table:table-cell>
          <table:table-cell table:style-name="ce1" table:formula="of:=[.D560]/[.E560]" office:value-type="float" office:value="3.38217978769865" calcext:value-type="float">
            <text:p>3.3821797877</text:p>
          </table:table-cell>
          <table:table-cell table:style-name="ce1" table:number-columns-repeated="6"/>
          <table:table-cell table:style-name="ce2" table:formula="of:=LOG([.N560])" office:value-type="float" office:value="2.74741180788642" calcext:value-type="float">
            <text:p>2.7474118079</text:p>
          </table:table-cell>
          <table:table-cell table:style-name="ce3" table:formula="of:=[.N559]+1" office:value-type="float" office:value="559" calcext:value-type="float">
            <text:p>55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4" calcext:value-type="float">
            <text:p>144</text:p>
          </table:table-cell>
          <table:table-cell table:style-name="ce1" table:formula="of:=[.A561]-[.$K$1]" office:value-type="float" office:value="-5.31999999999999" calcext:value-type="float">
            <text:p>-5.32</text:p>
          </table:table-cell>
          <table:table-cell table:style-name="ce1" table:formula="of:=SUM([.$B$1:.B561])" office:value-type="float" office:value="18.36" calcext:value-type="float">
            <text:p>18.36</text:p>
          </table:table-cell>
          <table:table-cell table:style-name="ce1" table:formula="of:=MAX([.$B$1:.B561])-MIN([.$B$1:.B561])" office:value-type="float" office:value="66" calcext:value-type="float">
            <text:p>66</text:p>
          </table:table-cell>
          <table:table-cell table:style-name="ce1" table:formula="of:=STDEV([.$B$1:.B561])" office:value-type="float" office:value="19.498542742621" calcext:value-type="float">
            <text:p>19.4985427426</text:p>
          </table:table-cell>
          <table:table-cell table:style-name="ce1" table:formula="of:=[.D561]/[.E561]" office:value-type="float" office:value="3.38486833971103" calcext:value-type="float">
            <text:p>3.3848683397</text:p>
          </table:table-cell>
          <table:table-cell table:style-name="ce1" table:number-columns-repeated="6"/>
          <table:table-cell table:style-name="ce2" table:formula="of:=LOG([.N561])" office:value-type="float" office:value="2.7481880270062" calcext:value-type="float">
            <text:p>2.748188027</text:p>
          </table:table-cell>
          <table:table-cell table:style-name="ce3" table:formula="of:=[.N560]+1" office:value-type="float" office:value="560" calcext:value-type="float">
            <text:p>56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5" calcext:value-type="float">
            <text:p>145</text:p>
          </table:table-cell>
          <table:table-cell table:style-name="ce1" table:formula="of:=[.A562]-[.$K$1]" office:value-type="float" office:value="-4.31999999999999" calcext:value-type="float">
            <text:p>-4.32</text:p>
          </table:table-cell>
          <table:table-cell table:style-name="ce1" table:formula="of:=SUM([.$B$1:.B562])" office:value-type="float" office:value="18.36" calcext:value-type="float">
            <text:p>18.36</text:p>
          </table:table-cell>
          <table:table-cell table:style-name="ce1" table:formula="of:=MAX([.$B$1:.B562])-MIN([.$B$1:.B562])" office:value-type="float" office:value="66" calcext:value-type="float">
            <text:p>66</text:p>
          </table:table-cell>
          <table:table-cell table:style-name="ce1" table:formula="of:=STDEV([.$B$1:.B562])" office:value-type="float" office:value="19.4825322271671" calcext:value-type="float">
            <text:p>19.4825322272</text:p>
          </table:table-cell>
          <table:table-cell table:style-name="ce1" table:formula="of:=[.D562]/[.E562]" office:value-type="float" office:value="3.3876499846343" calcext:value-type="float">
            <text:p>3.3876499846</text:p>
          </table:table-cell>
          <table:table-cell table:style-name="ce1" table:number-columns-repeated="6"/>
          <table:table-cell table:style-name="ce2" table:formula="of:=LOG([.N562])" office:value-type="float" office:value="2.74896286125616" calcext:value-type="float">
            <text:p>2.7489628613</text:p>
          </table:table-cell>
          <table:table-cell table:style-name="ce3" table:formula="of:=[.N561]+1" office:value-type="float" office:value="561" calcext:value-type="float">
            <text:p>56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0" calcext:value-type="float">
            <text:p>180</text:p>
          </table:table-cell>
          <table:table-cell table:style-name="ce1" table:formula="of:=[.A563]-[.$K$1]" office:value-type="float" office:value="30.68" calcext:value-type="float">
            <text:p>30.68</text:p>
          </table:table-cell>
          <table:table-cell table:style-name="ce1" table:formula="of:=SUM([.$B$1:.B563])" office:value-type="float" office:value="18.36" calcext:value-type="float">
            <text:p>18.36</text:p>
          </table:table-cell>
          <table:table-cell table:style-name="ce1" table:formula="of:=MAX([.$B$1:.B563])-MIN([.$B$1:.B563])" office:value-type="float" office:value="66" calcext:value-type="float">
            <text:p>66</text:p>
          </table:table-cell>
          <table:table-cell table:style-name="ce1" table:formula="of:=STDEV([.$B$1:.B563])" office:value-type="float" office:value="19.5049134260156" calcext:value-type="float">
            <text:p>19.504913426</text:p>
          </table:table-cell>
          <table:table-cell table:style-name="ce1" table:formula="of:=[.D563]/[.E563]" office:value-type="float" office:value="3.38376277599723" calcext:value-type="float">
            <text:p>3.383762776</text:p>
          </table:table-cell>
          <table:table-cell table:style-name="ce1" table:number-columns-repeated="6"/>
          <table:table-cell table:style-name="ce2" table:formula="of:=LOG([.N563])" office:value-type="float" office:value="2.74973631556906" calcext:value-type="float">
            <text:p>2.7497363156</text:p>
          </table:table-cell>
          <table:table-cell table:style-name="ce3" table:formula="of:=[.N562]+1" office:value-type="float" office:value="562" calcext:value-type="float">
            <text:p>56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9" calcext:value-type="float">
            <text:p>159</text:p>
          </table:table-cell>
          <table:table-cell table:style-name="ce1" table:formula="of:=[.A564]-[.$K$1]" office:value-type="float" office:value="9.68000000000001" calcext:value-type="float">
            <text:p>9.68</text:p>
          </table:table-cell>
          <table:table-cell table:style-name="ce1" table:formula="of:=SUM([.$B$1:.B564])" office:value-type="float" office:value="18.36" calcext:value-type="float">
            <text:p>18.36</text:p>
          </table:table-cell>
          <table:table-cell table:style-name="ce1" table:formula="of:=MAX([.$B$1:.B564])-MIN([.$B$1:.B564])" office:value-type="float" office:value="66" calcext:value-type="float">
            <text:p>66</text:p>
          </table:table-cell>
          <table:table-cell table:style-name="ce1" table:formula="of:=STDEV([.$B$1:.B564])" office:value-type="float" office:value="19.4908459370954" calcext:value-type="float">
            <text:p>19.4908459371</text:p>
          </table:table-cell>
          <table:table-cell table:style-name="ce1" table:formula="of:=[.D564]/[.E564]" office:value-type="float" office:value="3.38620500172275" calcext:value-type="float">
            <text:p>3.3862050017</text:p>
          </table:table-cell>
          <table:table-cell table:style-name="ce1" table:number-columns-repeated="6"/>
          <table:table-cell table:style-name="ce2" table:formula="of:=LOG([.N564])" office:value-type="float" office:value="2.75050839485135" calcext:value-type="float">
            <text:p>2.7505083949</text:p>
          </table:table-cell>
          <table:table-cell table:style-name="ce3" table:formula="of:=[.N563]+1" office:value-type="float" office:value="563" calcext:value-type="float">
            <text:p>56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1" calcext:value-type="float">
            <text:p>141</text:p>
          </table:table-cell>
          <table:table-cell table:style-name="ce1" table:formula="of:=[.A565]-[.$K$1]" office:value-type="float" office:value="-8.31999999999999" calcext:value-type="float">
            <text:p>-8.32</text:p>
          </table:table-cell>
          <table:table-cell table:style-name="ce1" table:formula="of:=SUM([.$B$1:.B565])" office:value-type="float" office:value="18.36" calcext:value-type="float">
            <text:p>18.36</text:p>
          </table:table-cell>
          <table:table-cell table:style-name="ce1" table:formula="of:=MAX([.$B$1:.B565])-MIN([.$B$1:.B565])" office:value-type="float" office:value="66" calcext:value-type="float">
            <text:p>66</text:p>
          </table:table-cell>
          <table:table-cell table:style-name="ce1" table:formula="of:=STDEV([.$B$1:.B565])" office:value-type="float" office:value="19.4776999303638" calcext:value-type="float">
            <text:p>19.4776999304</text:p>
          </table:table-cell>
          <table:table-cell table:style-name="ce1" table:formula="of:=[.D565]/[.E565]" office:value-type="float" office:value="3.388490439629" calcext:value-type="float">
            <text:p>3.3884904396</text:p>
          </table:table-cell>
          <table:table-cell table:style-name="ce1" table:number-columns-repeated="6"/>
          <table:table-cell table:style-name="ce2" table:formula="of:=LOG([.N565])" office:value-type="float" office:value="2.75127910398334" calcext:value-type="float">
            <text:p>2.751279104</text:p>
          </table:table-cell>
          <table:table-cell table:style-name="ce3" table:formula="of:=[.N564]+1" office:value-type="float" office:value="564" calcext:value-type="float">
            <text:p>56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3" calcext:value-type="float">
            <text:p>123</text:p>
          </table:table-cell>
          <table:table-cell table:style-name="ce1" table:formula="of:=[.A566]-[.$K$1]" office:value-type="float" office:value="-26.32" calcext:value-type="float">
            <text:p>-26.32</text:p>
          </table:table-cell>
          <table:table-cell table:style-name="ce1" table:formula="of:=SUM([.$B$1:.B566])" office:value-type="float" office:value="18.36" calcext:value-type="float">
            <text:p>18.36</text:p>
          </table:table-cell>
          <table:table-cell table:style-name="ce1" table:formula="of:=MAX([.$B$1:.B566])-MIN([.$B$1:.B566])" office:value-type="float" office:value="66" calcext:value-type="float">
            <text:p>66</text:p>
          </table:table-cell>
          <table:table-cell table:style-name="ce1" table:formula="of:=STDEV([.$B$1:.B566])" office:value-type="float" office:value="19.4948273701786" calcext:value-type="float">
            <text:p>19.4948273702</text:p>
          </table:table-cell>
          <table:table-cell table:style-name="ce1" table:formula="of:=[.D566]/[.E566]" office:value-type="float" office:value="3.38551343629546" calcext:value-type="float">
            <text:p>3.3855134363</text:p>
          </table:table-cell>
          <table:table-cell table:style-name="ce1" table:number-columns-repeated="6"/>
          <table:table-cell table:style-name="ce2" table:formula="of:=LOG([.N566])" office:value-type="float" office:value="2.75204844781944" calcext:value-type="float">
            <text:p>2.7520484478</text:p>
          </table:table-cell>
          <table:table-cell table:style-name="ce3" table:formula="of:=[.N565]+1" office:value-type="float" office:value="565" calcext:value-type="float">
            <text:p>56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4" calcext:value-type="float">
            <text:p>174</text:p>
          </table:table-cell>
          <table:table-cell table:style-name="ce1" table:formula="of:=[.A567]-[.$K$1]" office:value-type="float" office:value="24.68" calcext:value-type="float">
            <text:p>24.68</text:p>
          </table:table-cell>
          <table:table-cell table:style-name="ce1" table:formula="of:=SUM([.$B$1:.B567])" office:value-type="float" office:value="18.36" calcext:value-type="float">
            <text:p>18.36</text:p>
          </table:table-cell>
          <table:table-cell table:style-name="ce1" table:formula="of:=MAX([.$B$1:.B567])-MIN([.$B$1:.B567])" office:value-type="float" office:value="66" calcext:value-type="float">
            <text:p>66</text:p>
          </table:table-cell>
          <table:table-cell table:style-name="ce1" table:formula="of:=STDEV([.$B$1:.B567])" office:value-type="float" office:value="19.5026261902318" calcext:value-type="float">
            <text:p>19.5026261902</text:p>
          </table:table-cell>
          <table:table-cell table:style-name="ce1" table:formula="of:=[.D567]/[.E567]" office:value-type="float" office:value="3.38415961810606" calcext:value-type="float">
            <text:p>3.3841596181</text:p>
          </table:table-cell>
          <table:table-cell table:style-name="ce1" table:number-columns-repeated="6"/>
          <table:table-cell table:style-name="ce2" table:formula="of:=LOG([.N567])" office:value-type="float" office:value="2.75281643118827" calcext:value-type="float">
            <text:p>2.7528164312</text:p>
          </table:table-cell>
          <table:table-cell table:style-name="ce3" table:formula="of:=[.N566]+1" office:value-type="float" office:value="566" calcext:value-type="float">
            <text:p>56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5" calcext:value-type="float">
            <text:p>165</text:p>
          </table:table-cell>
          <table:table-cell table:style-name="ce1" table:formula="of:=[.A568]-[.$K$1]" office:value-type="float" office:value="15.68" calcext:value-type="float">
            <text:p>15.68</text:p>
          </table:table-cell>
          <table:table-cell table:style-name="ce1" table:formula="of:=SUM([.$B$1:.B568])" office:value-type="float" office:value="18.36" calcext:value-type="float">
            <text:p>18.36</text:p>
          </table:table-cell>
          <table:table-cell table:style-name="ce1" table:formula="of:=MAX([.$B$1:.B568])-MIN([.$B$1:.B568])" office:value-type="float" office:value="66" calcext:value-type="float">
            <text:p>66</text:p>
          </table:table-cell>
          <table:table-cell table:style-name="ce1" table:formula="of:=STDEV([.$B$1:.B568])" office:value-type="float" office:value="19.4948877009184" calcext:value-type="float">
            <text:p>19.4948877009</text:p>
          </table:table-cell>
          <table:table-cell table:style-name="ce1" table:formula="of:=[.D568]/[.E568]" office:value-type="float" office:value="3.3855029591625" calcext:value-type="float">
            <text:p>3.3855029592</text:p>
          </table:table-cell>
          <table:table-cell table:style-name="ce1" table:number-columns-repeated="6"/>
          <table:table-cell table:style-name="ce2" table:formula="of:=LOG([.N568])" office:value-type="float" office:value="2.75358305889291" calcext:value-type="float">
            <text:p>2.7535830589</text:p>
          </table:table-cell>
          <table:table-cell table:style-name="ce3" table:formula="of:=[.N567]+1" office:value-type="float" office:value="567" calcext:value-type="float">
            <text:p>56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1" calcext:value-type="float">
            <text:p>131</text:p>
          </table:table-cell>
          <table:table-cell table:style-name="ce1" table:formula="of:=[.A569]-[.$K$1]" office:value-type="float" office:value="-18.32" calcext:value-type="float">
            <text:p>-18.32</text:p>
          </table:table-cell>
          <table:table-cell table:style-name="ce1" table:formula="of:=SUM([.$B$1:.B569])" office:value-type="float" office:value="18.36" calcext:value-type="float">
            <text:p>18.36</text:p>
          </table:table-cell>
          <table:table-cell table:style-name="ce1" table:formula="of:=MAX([.$B$1:.B569])-MIN([.$B$1:.B569])" office:value-type="float" office:value="66" calcext:value-type="float">
            <text:p>66</text:p>
          </table:table-cell>
          <table:table-cell table:style-name="ce1" table:formula="of:=STDEV([.$B$1:.B569])" office:value-type="float" office:value="19.4949501922191" calcext:value-type="float">
            <text:p>19.4949501922</text:p>
          </table:table-cell>
          <table:table-cell table:style-name="ce1" table:formula="of:=[.D569]/[.E569]" office:value-type="float" office:value="3.38549210689146" calcext:value-type="float">
            <text:p>3.3854921069</text:p>
          </table:table-cell>
          <table:table-cell table:style-name="ce1" table:number-columns-repeated="6"/>
          <table:table-cell table:style-name="ce2" table:formula="of:=LOG([.N569])" office:value-type="float" office:value="2.75434833571102" calcext:value-type="float">
            <text:p>2.7543483357</text:p>
          </table:table-cell>
          <table:table-cell table:style-name="ce3" table:formula="of:=[.N568]+1" office:value-type="float" office:value="568" calcext:value-type="float">
            <text:p>56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9" calcext:value-type="float">
            <text:p>129</text:p>
          </table:table-cell>
          <table:table-cell table:style-name="ce1" table:formula="of:=[.A570]-[.$K$1]" office:value-type="float" office:value="-20.32" calcext:value-type="float">
            <text:p>-20.32</text:p>
          </table:table-cell>
          <table:table-cell table:style-name="ce1" table:formula="of:=SUM([.$B$1:.B570])" office:value-type="float" office:value="18.36" calcext:value-type="float">
            <text:p>18.36</text:p>
          </table:table-cell>
          <table:table-cell table:style-name="ce1" table:formula="of:=MAX([.$B$1:.B570])-MIN([.$B$1:.B570])" office:value-type="float" office:value="66" calcext:value-type="float">
            <text:p>66</text:p>
          </table:table-cell>
          <table:table-cell table:style-name="ce1" table:formula="of:=STDEV([.$B$1:.B570])" office:value-type="float" office:value="19.4986438237951" calcext:value-type="float">
            <text:p>19.4986438238</text:p>
          </table:table-cell>
          <table:table-cell table:style-name="ce1" table:formula="of:=[.D570]/[.E570]" office:value-type="float" office:value="3.38485079251804" calcext:value-type="float">
            <text:p>3.3848507925</text:p>
          </table:table-cell>
          <table:table-cell table:style-name="ce1" table:number-columns-repeated="6"/>
          <table:table-cell table:style-name="ce2" table:formula="of:=LOG([.N570])" office:value-type="float" office:value="2.75511226639507" calcext:value-type="float">
            <text:p>2.7551122664</text:p>
          </table:table-cell>
          <table:table-cell table:style-name="ce3" table:formula="of:=[.N569]+1" office:value-type="float" office:value="569" calcext:value-type="float">
            <text:p>56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9" calcext:value-type="float">
            <text:p>179</text:p>
          </table:table-cell>
          <table:table-cell table:style-name="ce1" table:formula="of:=[.A571]-[.$K$1]" office:value-type="float" office:value="29.68" calcext:value-type="float">
            <text:p>29.68</text:p>
          </table:table-cell>
          <table:table-cell table:style-name="ce1" table:formula="of:=SUM([.$B$1:.B571])" office:value-type="float" office:value="18.36" calcext:value-type="float">
            <text:p>18.36</text:p>
          </table:table-cell>
          <table:table-cell table:style-name="ce1" table:formula="of:=MAX([.$B$1:.B571])-MIN([.$B$1:.B571])" office:value-type="float" office:value="66" calcext:value-type="float">
            <text:p>66</text:p>
          </table:table-cell>
          <table:table-cell table:style-name="ce1" table:formula="of:=STDEV([.$B$1:.B571])" office:value-type="float" office:value="19.5180699805464" calcext:value-type="float">
            <text:p>19.5180699805</text:p>
          </table:table-cell>
          <table:table-cell table:style-name="ce1" table:formula="of:=[.D571]/[.E571]" office:value-type="float" office:value="3.38148188144534" calcext:value-type="float">
            <text:p>3.3814818814</text:p>
          </table:table-cell>
          <table:table-cell table:style-name="ce1" table:number-columns-repeated="6"/>
          <table:table-cell table:style-name="ce2" table:formula="of:=LOG([.N571])" office:value-type="float" office:value="2.75587485567249" calcext:value-type="float">
            <text:p>2.7558748557</text:p>
          </table:table-cell>
          <table:table-cell table:style-name="ce3" table:formula="of:=[.N570]+1" office:value-type="float" office:value="570" calcext:value-type="float">
            <text:p>57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4" calcext:value-type="float">
            <text:p>154</text:p>
          </table:table-cell>
          <table:table-cell table:style-name="ce1" table:formula="of:=[.A572]-[.$K$1]" office:value-type="float" office:value="4.68000000000001" calcext:value-type="float">
            <text:p>4.68</text:p>
          </table:table-cell>
          <table:table-cell table:style-name="ce1" table:formula="of:=SUM([.$B$1:.B572])" office:value-type="float" office:value="18.36" calcext:value-type="float">
            <text:p>18.36</text:p>
          </table:table-cell>
          <table:table-cell table:style-name="ce1" table:formula="of:=MAX([.$B$1:.B572])-MIN([.$B$1:.B572])" office:value-type="float" office:value="66" calcext:value-type="float">
            <text:p>66</text:p>
          </table:table-cell>
          <table:table-cell table:style-name="ce1" table:formula="of:=STDEV([.$B$1:.B572])" office:value-type="float" office:value="19.5015125178567" calcext:value-type="float">
            <text:p>19.5015125179</text:p>
          </table:table-cell>
          <table:table-cell table:style-name="ce1" table:formula="of:=[.D572]/[.E572]" office:value-type="float" office:value="3.38435287722255" calcext:value-type="float">
            <text:p>3.3843528772</text:p>
          </table:table-cell>
          <table:table-cell table:style-name="ce1" table:number-columns-repeated="6"/>
          <table:table-cell table:style-name="ce2" table:formula="of:=LOG([.N572])" office:value-type="float" office:value="2.75663610824585" calcext:value-type="float">
            <text:p>2.7566361082</text:p>
          </table:table-cell>
          <table:table-cell table:style-name="ce3" table:formula="of:=[.N571]+1" office:value-type="float" office:value="571" calcext:value-type="float">
            <text:p>57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4" calcext:value-type="float">
            <text:p>144</text:p>
          </table:table-cell>
          <table:table-cell table:style-name="ce1" table:formula="of:=[.A573]-[.$K$1]" office:value-type="float" office:value="-5.31999999999999" calcext:value-type="float">
            <text:p>-5.32</text:p>
          </table:table-cell>
          <table:table-cell table:style-name="ce1" table:formula="of:=SUM([.$B$1:.B573])" office:value-type="float" office:value="18.36" calcext:value-type="float">
            <text:p>18.36</text:p>
          </table:table-cell>
          <table:table-cell table:style-name="ce1" table:formula="of:=MAX([.$B$1:.B573])-MIN([.$B$1:.B573])" office:value-type="float" office:value="66" calcext:value-type="float">
            <text:p>66</text:p>
          </table:table-cell>
          <table:table-cell table:style-name="ce1" table:formula="of:=STDEV([.$B$1:.B573])" office:value-type="float" office:value="19.4863686978894" calcext:value-type="float">
            <text:p>19.4863686979</text:p>
          </table:table-cell>
          <table:table-cell table:style-name="ce1" table:formula="of:=[.D573]/[.E573]" office:value-type="float" office:value="3.38698302506965" calcext:value-type="float">
            <text:p>3.3869830251</text:p>
          </table:table-cell>
          <table:table-cell table:style-name="ce1" table:number-columns-repeated="6"/>
          <table:table-cell table:style-name="ce2" table:formula="of:=LOG([.N573])" office:value-type="float" office:value="2.75739602879302" calcext:value-type="float">
            <text:p>2.7573960288</text:p>
          </table:table-cell>
          <table:table-cell table:style-name="ce3" table:formula="of:=[.N572]+1" office:value-type="float" office:value="572" calcext:value-type="float">
            <text:p>57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4" calcext:value-type="float">
            <text:p>134</text:p>
          </table:table-cell>
          <table:table-cell table:style-name="ce1" table:formula="of:=[.A574]-[.$K$1]" office:value-type="float" office:value="-15.32" calcext:value-type="float">
            <text:p>-15.32</text:p>
          </table:table-cell>
          <table:table-cell table:style-name="ce1" table:formula="of:=SUM([.$B$1:.B574])" office:value-type="float" office:value="18.36" calcext:value-type="float">
            <text:p>18.36</text:p>
          </table:table-cell>
          <table:table-cell table:style-name="ce1" table:formula="of:=MAX([.$B$1:.B574])-MIN([.$B$1:.B574])" office:value-type="float" office:value="66" calcext:value-type="float">
            <text:p>66</text:p>
          </table:table-cell>
          <table:table-cell table:style-name="ce1" table:formula="of:=STDEV([.$B$1:.B574])" office:value-type="float" office:value="19.4815640440413" calcext:value-type="float">
            <text:p>19.481564044</text:p>
          </table:table-cell>
          <table:table-cell table:style-name="ce1" table:formula="of:=[.D574]/[.E574]" office:value-type="float" office:value="3.38781834203846" calcext:value-type="float">
            <text:p>3.387818342</text:p>
          </table:table-cell>
          <table:table-cell table:style-name="ce1" table:number-columns-repeated="6"/>
          <table:table-cell table:style-name="ce2" table:formula="of:=LOG([.N574])" office:value-type="float" office:value="2.75815462196739" calcext:value-type="float">
            <text:p>2.758154622</text:p>
          </table:table-cell>
          <table:table-cell table:style-name="ce3" table:formula="of:=[.N573]+1" office:value-type="float" office:value="573" calcext:value-type="float">
            <text:p>57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4" calcext:value-type="float">
            <text:p>154</text:p>
          </table:table-cell>
          <table:table-cell table:style-name="ce1" table:formula="of:=[.A575]-[.$K$1]" office:value-type="float" office:value="4.68000000000001" calcext:value-type="float">
            <text:p>4.68</text:p>
          </table:table-cell>
          <table:table-cell table:style-name="ce1" table:formula="of:=SUM([.$B$1:.B575])" office:value-type="float" office:value="18.36" calcext:value-type="float">
            <text:p>18.36</text:p>
          </table:table-cell>
          <table:table-cell table:style-name="ce1" table:formula="of:=MAX([.$B$1:.B575])-MIN([.$B$1:.B575])" office:value-type="float" office:value="66" calcext:value-type="float">
            <text:p>66</text:p>
          </table:table-cell>
          <table:table-cell table:style-name="ce1" table:formula="of:=STDEV([.$B$1:.B575])" office:value-type="float" office:value="19.4651366218041" calcext:value-type="float">
            <text:p>19.4651366218</text:p>
          </table:table-cell>
          <table:table-cell table:style-name="ce1" table:formula="of:=[.D575]/[.E575]" office:value-type="float" office:value="3.39067746003228" calcext:value-type="float">
            <text:p>3.39067746</text:p>
          </table:table-cell>
          <table:table-cell table:style-name="ce1" table:number-columns-repeated="6"/>
          <table:table-cell table:style-name="ce2" table:formula="of:=LOG([.N575])" office:value-type="float" office:value="2.75891189239797" calcext:value-type="float">
            <text:p>2.7589118924</text:p>
          </table:table-cell>
          <table:table-cell table:style-name="ce3" table:formula="of:=[.N574]+1" office:value-type="float" office:value="574" calcext:value-type="float">
            <text:p>57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2" calcext:value-type="float">
            <text:p>152</text:p>
          </table:table-cell>
          <table:table-cell table:style-name="ce1" table:formula="of:=[.A576]-[.$K$1]" office:value-type="float" office:value="2.68000000000001" calcext:value-type="float">
            <text:p>2.68</text:p>
          </table:table-cell>
          <table:table-cell table:style-name="ce1" table:formula="of:=SUM([.$B$1:.B576])" office:value-type="float" office:value="18.36" calcext:value-type="float">
            <text:p>18.36</text:p>
          </table:table-cell>
          <table:table-cell table:style-name="ce1" table:formula="of:=MAX([.$B$1:.B576])-MIN([.$B$1:.B576])" office:value-type="float" office:value="66" calcext:value-type="float">
            <text:p>66</text:p>
          </table:table-cell>
          <table:table-cell table:style-name="ce1" table:formula="of:=STDEV([.$B$1:.B576])" office:value-type="float" office:value="19.4483038267899" calcext:value-type="float">
            <text:p>19.4483038268</text:p>
          </table:table-cell>
          <table:table-cell table:style-name="ce1" table:formula="of:=[.D576]/[.E576]" office:value-type="float" office:value="3.39361214159383" calcext:value-type="float">
            <text:p>3.3936121416</text:p>
          </table:table-cell>
          <table:table-cell table:style-name="ce1" table:number-columns-repeated="6"/>
          <table:table-cell table:style-name="ce2" table:formula="of:=LOG([.N576])" office:value-type="float" office:value="2.75966784468963" calcext:value-type="float">
            <text:p>2.7596678447</text:p>
          </table:table-cell>
          <table:table-cell table:style-name="ce3" table:formula="of:=[.N575]+1" office:value-type="float" office:value="575" calcext:value-type="float">
            <text:p>57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9" calcext:value-type="float">
            <text:p>139</text:p>
          </table:table-cell>
          <table:table-cell table:style-name="ce1" table:formula="of:=[.A577]-[.$K$1]" office:value-type="float" office:value="-10.32" calcext:value-type="float">
            <text:p>-10.32</text:p>
          </table:table-cell>
          <table:table-cell table:style-name="ce1" table:formula="of:=SUM([.$B$1:.B577])" office:value-type="float" office:value="18.36" calcext:value-type="float">
            <text:p>18.36</text:p>
          </table:table-cell>
          <table:table-cell table:style-name="ce1" table:formula="of:=MAX([.$B$1:.B577])-MIN([.$B$1:.B577])" office:value-type="float" office:value="66" calcext:value-type="float">
            <text:p>66</text:p>
          </table:table-cell>
          <table:table-cell table:style-name="ce1" table:formula="of:=STDEV([.$B$1:.B577])" office:value-type="float" office:value="19.4373111279332" calcext:value-type="float">
            <text:p>19.4373111279</text:p>
          </table:table-cell>
          <table:table-cell table:style-name="ce1" table:formula="of:=[.D577]/[.E577]" office:value-type="float" office:value="3.39553138629098" calcext:value-type="float">
            <text:p>3.3955313863</text:p>
          </table:table-cell>
          <table:table-cell table:style-name="ce1" table:number-columns-repeated="6"/>
          <table:table-cell table:style-name="ce2" table:formula="of:=LOG([.N577])" office:value-type="float" office:value="2.76042248342321" calcext:value-type="float">
            <text:p>2.7604224834</text:p>
          </table:table-cell>
          <table:table-cell table:style-name="ce3" table:formula="of:=[.N576]+1" office:value-type="float" office:value="576" calcext:value-type="float">
            <text:p>57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9" calcext:value-type="float">
            <text:p>169</text:p>
          </table:table-cell>
          <table:table-cell table:style-name="ce1" table:formula="of:=[.A578]-[.$K$1]" office:value-type="float" office:value="19.68" calcext:value-type="float">
            <text:p>19.68</text:p>
          </table:table-cell>
          <table:table-cell table:style-name="ce1" table:formula="of:=SUM([.$B$1:.B578])" office:value-type="float" office:value="18.36" calcext:value-type="float">
            <text:p>18.36</text:p>
          </table:table-cell>
          <table:table-cell table:style-name="ce1" table:formula="of:=MAX([.$B$1:.B578])-MIN([.$B$1:.B578])" office:value-type="float" office:value="66" calcext:value-type="float">
            <text:p>66</text:p>
          </table:table-cell>
          <table:table-cell table:style-name="ce1" table:formula="of:=STDEV([.$B$1:.B578])" office:value-type="float" office:value="19.4357322141022" calcext:value-type="float">
            <text:p>19.4357322141</text:p>
          </table:table-cell>
          <table:table-cell table:style-name="ce1" table:formula="of:=[.D578]/[.E578]" office:value-type="float" office:value="3.3958072313896" calcext:value-type="float">
            <text:p>3.3958072314</text:p>
          </table:table-cell>
          <table:table-cell table:style-name="ce1" table:number-columns-repeated="6"/>
          <table:table-cell table:style-name="ce2" table:formula="of:=LOG([.N578])" office:value-type="float" office:value="2.76117581315573" calcext:value-type="float">
            <text:p>2.7611758132</text:p>
          </table:table-cell>
          <table:table-cell table:style-name="ce3" table:formula="of:=[.N577]+1" office:value-type="float" office:value="577" calcext:value-type="float">
            <text:p>57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0" calcext:value-type="float">
            <text:p>120</text:p>
          </table:table-cell>
          <table:table-cell table:style-name="ce1" table:formula="of:=[.A579]-[.$K$1]" office:value-type="float" office:value="-29.32" calcext:value-type="float">
            <text:p>-29.32</text:p>
          </table:table-cell>
          <table:table-cell table:style-name="ce1" table:formula="of:=SUM([.$B$1:.B579])" office:value-type="float" office:value="18.36" calcext:value-type="float">
            <text:p>18.36</text:p>
          </table:table-cell>
          <table:table-cell table:style-name="ce1" table:formula="of:=MAX([.$B$1:.B579])-MIN([.$B$1:.B579])" office:value-type="float" office:value="66" calcext:value-type="float">
            <text:p>66</text:p>
          </table:table-cell>
          <table:table-cell table:style-name="ce1" table:formula="of:=STDEV([.$B$1:.B579])" office:value-type="float" office:value="19.4602689999591" calcext:value-type="float">
            <text:p>19.460269</text:p>
          </table:table-cell>
          <table:table-cell table:style-name="ce1" table:formula="of:=[.D579]/[.E579]" office:value-type="float" office:value="3.39152557449944" calcext:value-type="float">
            <text:p>3.3915255745</text:p>
          </table:table-cell>
          <table:table-cell table:style-name="ce1" table:number-columns-repeated="6"/>
          <table:table-cell table:style-name="ce2" table:formula="of:=LOG([.N579])" office:value-type="float" office:value="2.76192783842053" calcext:value-type="float">
            <text:p>2.7619278384</text:p>
          </table:table-cell>
          <table:table-cell table:style-name="ce3" table:formula="of:=[.N578]+1" office:value-type="float" office:value="578" calcext:value-type="float">
            <text:p>57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9" calcext:value-type="float">
            <text:p>149</text:p>
          </table:table-cell>
          <table:table-cell table:style-name="ce1" table:formula="of:=[.A580]-[.$K$1]" office:value-type="float" office:value="-0.319999999999993" calcext:value-type="float">
            <text:p>-0.32</text:p>
          </table:table-cell>
          <table:table-cell table:style-name="ce1" table:formula="of:=SUM([.$B$1:.B580])" office:value-type="float" office:value="18.36" calcext:value-type="float">
            <text:p>18.36</text:p>
          </table:table-cell>
          <table:table-cell table:style-name="ce1" table:formula="of:=MAX([.$B$1:.B580])-MIN([.$B$1:.B580])" office:value-type="float" office:value="66" calcext:value-type="float">
            <text:p>66</text:p>
          </table:table-cell>
          <table:table-cell table:style-name="ce1" table:formula="of:=STDEV([.$B$1:.B580])" office:value-type="float" office:value="19.4435511023873" calcext:value-type="float">
            <text:p>19.4435511024</text:p>
          </table:table-cell>
          <table:table-cell table:style-name="ce1" table:formula="of:=[.D580]/[.E580]" office:value-type="float" office:value="3.39444166615719" calcext:value-type="float">
            <text:p>3.3944416662</text:p>
          </table:table-cell>
          <table:table-cell table:style-name="ce1" table:number-columns-repeated="6"/>
          <table:table-cell table:style-name="ce2" table:formula="of:=LOG([.N580])" office:value-type="float" office:value="2.76267856372744" calcext:value-type="float">
            <text:p>2.7626785637</text:p>
          </table:table-cell>
          <table:table-cell table:style-name="ce3" table:formula="of:=[.N579]+1" office:value-type="float" office:value="579" calcext:value-type="float">
            <text:p>57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0" calcext:value-type="float">
            <text:p>140</text:p>
          </table:table-cell>
          <table:table-cell table:style-name="ce1" table:formula="of:=[.A581]-[.$K$1]" office:value-type="float" office:value="-9.31999999999999" calcext:value-type="float">
            <text:p>-9.32</text:p>
          </table:table-cell>
          <table:table-cell table:style-name="ce1" table:formula="of:=SUM([.$B$1:.B581])" office:value-type="float" office:value="18.36" calcext:value-type="float">
            <text:p>18.36</text:p>
          </table:table-cell>
          <table:table-cell table:style-name="ce1" table:formula="of:=MAX([.$B$1:.B581])-MIN([.$B$1:.B581])" office:value-type="float" office:value="66" calcext:value-type="float">
            <text:p>66</text:p>
          </table:table-cell>
          <table:table-cell table:style-name="ce1" table:formula="of:=STDEV([.$B$1:.B581])" office:value-type="float" office:value="19.4316255240944" calcext:value-type="float">
            <text:p>19.4316255241</text:p>
          </table:table-cell>
          <table:table-cell table:style-name="ce1" table:formula="of:=[.D581]/[.E581]" office:value-type="float" office:value="3.39652490308456" calcext:value-type="float">
            <text:p>3.3965249031</text:p>
          </table:table-cell>
          <table:table-cell table:style-name="ce1" table:number-columns-repeated="6"/>
          <table:table-cell table:style-name="ce2" table:formula="of:=LOG([.N581])" office:value-type="float" office:value="2.76342799356294" calcext:value-type="float">
            <text:p>2.7634279936</text:p>
          </table:table-cell>
          <table:table-cell table:style-name="ce3" table:formula="of:=[.N580]+1" office:value-type="float" office:value="580" calcext:value-type="float">
            <text:p>58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1" calcext:value-type="float">
            <text:p>181</text:p>
          </table:table-cell>
          <table:table-cell table:style-name="ce1" table:formula="of:=[.A582]-[.$K$1]" office:value-type="float" office:value="31.68" calcext:value-type="float">
            <text:p>31.68</text:p>
          </table:table-cell>
          <table:table-cell table:style-name="ce1" table:formula="of:=SUM([.$B$1:.B582])" office:value-type="float" office:value="18.36" calcext:value-type="float">
            <text:p>18.36</text:p>
          </table:table-cell>
          <table:table-cell table:style-name="ce1" table:formula="of:=MAX([.$B$1:.B582])-MIN([.$B$1:.B582])" office:value-type="float" office:value="66" calcext:value-type="float">
            <text:p>66</text:p>
          </table:table-cell>
          <table:table-cell table:style-name="ce1" table:formula="of:=STDEV([.$B$1:.B582])" office:value-type="float" office:value="19.4561803889268" calcext:value-type="float">
            <text:p>19.4561803889</text:p>
          </table:table-cell>
          <table:table-cell table:style-name="ce1" table:formula="of:=[.D582]/[.E582]" office:value-type="float" office:value="3.39223828524754" calcext:value-type="float">
            <text:p>3.3922382852</text:p>
          </table:table-cell>
          <table:table-cell table:style-name="ce1" table:number-columns-repeated="6"/>
          <table:table-cell table:style-name="ce2" table:formula="of:=LOG([.N582])" office:value-type="float" office:value="2.76417613239033" calcext:value-type="float">
            <text:p>2.7641761324</text:p>
          </table:table-cell>
          <table:table-cell table:style-name="ce3" table:formula="of:=[.N581]+1" office:value-type="float" office:value="581" calcext:value-type="float">
            <text:p>58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4" calcext:value-type="float">
            <text:p>174</text:p>
          </table:table-cell>
          <table:table-cell table:style-name="ce1" table:formula="of:=[.A583]-[.$K$1]" office:value-type="float" office:value="24.68" calcext:value-type="float">
            <text:p>24.68</text:p>
          </table:table-cell>
          <table:table-cell table:style-name="ce1" table:formula="of:=SUM([.$B$1:.B583])" office:value-type="float" office:value="18.36" calcext:value-type="float">
            <text:p>18.36</text:p>
          </table:table-cell>
          <table:table-cell table:style-name="ce1" table:formula="of:=MAX([.$B$1:.B583])-MIN([.$B$1:.B583])" office:value-type="float" office:value="66" calcext:value-type="float">
            <text:p>66</text:p>
          </table:table-cell>
          <table:table-cell table:style-name="ce1" table:formula="of:=STDEV([.$B$1:.B583])" office:value-type="float" office:value="19.463825065203" calcext:value-type="float">
            <text:p>19.4638250652</text:p>
          </table:table-cell>
          <table:table-cell table:style-name="ce1" table:formula="of:=[.D583]/[.E583]" office:value-type="float" office:value="3.39090593852455" calcext:value-type="float">
            <text:p>3.3909059385</text:p>
          </table:table-cell>
          <table:table-cell table:style-name="ce1" table:number-columns-repeated="6"/>
          <table:table-cell table:style-name="ce2" table:formula="of:=LOG([.N583])" office:value-type="float" office:value="2.76492298464989" calcext:value-type="float">
            <text:p>2.7649229846</text:p>
          </table:table-cell>
          <table:table-cell table:style-name="ce3" table:formula="of:=[.N582]+1" office:value-type="float" office:value="582" calcext:value-type="float">
            <text:p>58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6" calcext:value-type="float">
            <text:p>176</text:p>
          </table:table-cell>
          <table:table-cell table:style-name="ce1" table:formula="of:=[.A584]-[.$K$1]" office:value-type="float" office:value="26.68" calcext:value-type="float">
            <text:p>26.68</text:p>
          </table:table-cell>
          <table:table-cell table:style-name="ce1" table:formula="of:=SUM([.$B$1:.B584])" office:value-type="float" office:value="18.36" calcext:value-type="float">
            <text:p>18.36</text:p>
          </table:table-cell>
          <table:table-cell table:style-name="ce1" table:formula="of:=MAX([.$B$1:.B584])-MIN([.$B$1:.B584])" office:value-type="float" office:value="66" calcext:value-type="float">
            <text:p>66</text:p>
          </table:table-cell>
          <table:table-cell table:style-name="ce1" table:formula="of:=STDEV([.$B$1:.B584])" office:value-type="float" office:value="19.4756603576418" calcext:value-type="float">
            <text:p>19.4756603576</text:p>
          </table:table-cell>
          <table:table-cell table:style-name="ce1" table:formula="of:=[.D584]/[.E584]" office:value-type="float" office:value="3.38884529653974" calcext:value-type="float">
            <text:p>3.3888452965</text:p>
          </table:table-cell>
          <table:table-cell table:style-name="ce1" table:number-columns-repeated="6"/>
          <table:table-cell table:style-name="ce2" table:formula="of:=LOG([.N584])" office:value-type="float" office:value="2.76566855475901" calcext:value-type="float">
            <text:p>2.7656685548</text:p>
          </table:table-cell>
          <table:table-cell table:style-name="ce3" table:formula="of:=[.N583]+1" office:value-type="float" office:value="583" calcext:value-type="float">
            <text:p>58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6" calcext:value-type="float">
            <text:p>176</text:p>
          </table:table-cell>
          <table:table-cell table:style-name="ce1" table:formula="of:=[.A585]-[.$K$1]" office:value-type="float" office:value="26.68" calcext:value-type="float">
            <text:p>26.68</text:p>
          </table:table-cell>
          <table:table-cell table:style-name="ce1" table:formula="of:=SUM([.$B$1:.B585])" office:value-type="float" office:value="18.36" calcext:value-type="float">
            <text:p>18.36</text:p>
          </table:table-cell>
          <table:table-cell table:style-name="ce1" table:formula="of:=MAX([.$B$1:.B585])-MIN([.$B$1:.B585])" office:value-type="float" office:value="66" calcext:value-type="float">
            <text:p>66</text:p>
          </table:table-cell>
          <table:table-cell table:style-name="ce1" table:formula="of:=STDEV([.$B$1:.B585])" office:value-type="float" office:value="19.4873507077498" calcext:value-type="float">
            <text:p>19.4873507077</text:p>
          </table:table-cell>
          <table:table-cell table:style-name="ce1" table:formula="of:=[.D585]/[.E585]" office:value-type="float" office:value="3.38681234765035" calcext:value-type="float">
            <text:p>3.3868123477</text:p>
          </table:table-cell>
          <table:table-cell table:style-name="ce1" table:number-columns-repeated="6"/>
          <table:table-cell table:style-name="ce2" table:formula="of:=LOG([.N585])" office:value-type="float" office:value="2.7664128471124" calcext:value-type="float">
            <text:p>2.7664128471</text:p>
          </table:table-cell>
          <table:table-cell table:style-name="ce3" table:formula="of:=[.N584]+1" office:value-type="float" office:value="584" calcext:value-type="float">
            <text:p>58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1" calcext:value-type="float">
            <text:p>141</text:p>
          </table:table-cell>
          <table:table-cell table:style-name="ce1" table:formula="of:=[.A586]-[.$K$1]" office:value-type="float" office:value="-8.31999999999999" calcext:value-type="float">
            <text:p>-8.32</text:p>
          </table:table-cell>
          <table:table-cell table:style-name="ce1" table:formula="of:=SUM([.$B$1:.B586])" office:value-type="float" office:value="18.36" calcext:value-type="float">
            <text:p>18.36</text:p>
          </table:table-cell>
          <table:table-cell table:style-name="ce1" table:formula="of:=MAX([.$B$1:.B586])-MIN([.$B$1:.B586])" office:value-type="float" office:value="66" calcext:value-type="float">
            <text:p>66</text:p>
          </table:table-cell>
          <table:table-cell table:style-name="ce1" table:formula="of:=STDEV([.$B$1:.B586])" office:value-type="float" office:value="19.4747417680471" calcext:value-type="float">
            <text:p>19.474741768</text:p>
          </table:table-cell>
          <table:table-cell table:style-name="ce1" table:formula="of:=[.D586]/[.E586]" office:value-type="float" office:value="3.3890051424604" calcext:value-type="float">
            <text:p>3.3890051425</text:p>
          </table:table-cell>
          <table:table-cell table:style-name="ce1" table:number-columns-repeated="6"/>
          <table:table-cell table:style-name="ce2" table:formula="of:=LOG([.N586])" office:value-type="float" office:value="2.76715586608218" calcext:value-type="float">
            <text:p>2.7671558661</text:p>
          </table:table-cell>
          <table:table-cell table:style-name="ce3" table:formula="of:=[.N585]+1" office:value-type="float" office:value="585" calcext:value-type="float">
            <text:p>58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1" calcext:value-type="float">
            <text:p>121</text:p>
          </table:table-cell>
          <table:table-cell table:style-name="ce1" table:formula="of:=[.A587]-[.$K$1]" office:value-type="float" office:value="-28.32" calcext:value-type="float">
            <text:p>-28.32</text:p>
          </table:table-cell>
          <table:table-cell table:style-name="ce1" table:formula="of:=SUM([.$B$1:.B587])" office:value-type="float" office:value="18.36" calcext:value-type="float">
            <text:p>18.36</text:p>
          </table:table-cell>
          <table:table-cell table:style-name="ce1" table:formula="of:=MAX([.$B$1:.B587])-MIN([.$B$1:.B587])" office:value-type="float" office:value="66" calcext:value-type="float">
            <text:p>66</text:p>
          </table:table-cell>
          <table:table-cell table:style-name="ce1" table:formula="of:=STDEV([.$B$1:.B587])" office:value-type="float" office:value="19.4964407903906" calcext:value-type="float">
            <text:p>19.4964407904</text:p>
          </table:table-cell>
          <table:table-cell table:style-name="ce1" table:formula="of:=[.D587]/[.E587]" office:value-type="float" office:value="3.38523326947604" calcext:value-type="float">
            <text:p>3.3852332695</text:p>
          </table:table-cell>
          <table:table-cell table:style-name="ce1" table:number-columns-repeated="6"/>
          <table:table-cell table:style-name="ce2" table:formula="of:=LOG([.N587])" office:value-type="float" office:value="2.76789761601809" calcext:value-type="float">
            <text:p>2.767897616</text:p>
          </table:table-cell>
          <table:table-cell table:style-name="ce3" table:formula="of:=[.N586]+1" office:value-type="float" office:value="586" calcext:value-type="float">
            <text:p>58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9" calcext:value-type="float">
            <text:p>129</text:p>
          </table:table-cell>
          <table:table-cell table:style-name="ce1" table:formula="of:=[.A588]-[.$K$1]" office:value-type="float" office:value="-20.32" calcext:value-type="float">
            <text:p>-20.32</text:p>
          </table:table-cell>
          <table:table-cell table:style-name="ce1" table:formula="of:=SUM([.$B$1:.B588])" office:value-type="float" office:value="18.36" calcext:value-type="float">
            <text:p>18.36</text:p>
          </table:table-cell>
          <table:table-cell table:style-name="ce1" table:formula="of:=MAX([.$B$1:.B588])-MIN([.$B$1:.B588])" office:value-type="float" office:value="66" calcext:value-type="float">
            <text:p>66</text:p>
          </table:table-cell>
          <table:table-cell table:style-name="ce1" table:formula="of:=STDEV([.$B$1:.B588])" office:value-type="float" office:value="19.5000922657537" calcext:value-type="float">
            <text:p>19.5000922658</text:p>
          </table:table-cell>
          <table:table-cell table:style-name="ce1" table:formula="of:=[.D588]/[.E588]" office:value-type="float" office:value="3.38459937012246" calcext:value-type="float">
            <text:p>3.3845993701</text:p>
          </table:table-cell>
          <table:table-cell table:style-name="ce1" table:number-columns-repeated="6"/>
          <table:table-cell table:style-name="ce2" table:formula="of:=LOG([.N588])" office:value-type="float" office:value="2.76863810124761" calcext:value-type="float">
            <text:p>2.7686381012</text:p>
          </table:table-cell>
          <table:table-cell table:style-name="ce3" table:formula="of:=[.N587]+1" office:value-type="float" office:value="587" calcext:value-type="float">
            <text:p>58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8" calcext:value-type="float">
            <text:p>168</text:p>
          </table:table-cell>
          <table:table-cell table:style-name="ce1" table:formula="of:=[.A589]-[.$K$1]" office:value-type="float" office:value="18.68" calcext:value-type="float">
            <text:p>18.68</text:p>
          </table:table-cell>
          <table:table-cell table:style-name="ce1" table:formula="of:=SUM([.$B$1:.B589])" office:value-type="float" office:value="18.36" calcext:value-type="float">
            <text:p>18.36</text:p>
          </table:table-cell>
          <table:table-cell table:style-name="ce1" table:formula="of:=MAX([.$B$1:.B589])-MIN([.$B$1:.B589])" office:value-type="float" office:value="66" calcext:value-type="float">
            <text:p>66</text:p>
          </table:table-cell>
          <table:table-cell table:style-name="ce1" table:formula="of:=STDEV([.$B$1:.B589])" office:value-type="float" office:value="19.4968189331448" calcext:value-type="float">
            <text:p>19.4968189331</text:p>
          </table:table-cell>
          <table:table-cell table:style-name="ce1" table:formula="of:=[.D589]/[.E589]" office:value-type="float" office:value="3.38516761253803" calcext:value-type="float">
            <text:p>3.3851676125</text:p>
          </table:table-cell>
          <table:table-cell table:style-name="ce1" table:number-columns-repeated="6"/>
          <table:table-cell table:style-name="ce2" table:formula="of:=LOG([.N589])" office:value-type="float" office:value="2.76937732607614" calcext:value-type="float">
            <text:p>2.7693773261</text:p>
          </table:table-cell>
          <table:table-cell table:style-name="ce3" table:formula="of:=[.N588]+1" office:value-type="float" office:value="588" calcext:value-type="float">
            <text:p>58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5" calcext:value-type="float">
            <text:p>165</text:p>
          </table:table-cell>
          <table:table-cell table:style-name="ce1" table:formula="of:=[.A590]-[.$K$1]" office:value-type="float" office:value="15.68" calcext:value-type="float">
            <text:p>15.68</text:p>
          </table:table-cell>
          <table:table-cell table:style-name="ce1" table:formula="of:=SUM([.$B$1:.B590])" office:value-type="float" office:value="18.36" calcext:value-type="float">
            <text:p>18.36</text:p>
          </table:table-cell>
          <table:table-cell table:style-name="ce1" table:formula="of:=MAX([.$B$1:.B590])-MIN([.$B$1:.B590])" office:value-type="float" office:value="66" calcext:value-type="float">
            <text:p>66</text:p>
          </table:table-cell>
          <table:table-cell table:style-name="ce1" table:formula="of:=STDEV([.$B$1:.B590])" office:value-type="float" office:value="19.4893489194222" calcext:value-type="float">
            <text:p>19.4893489194</text:p>
          </table:table-cell>
          <table:table-cell table:style-name="ce1" table:formula="of:=[.D590]/[.E590]" office:value-type="float" office:value="3.38646510321478" calcext:value-type="float">
            <text:p>3.3864651032</text:p>
          </table:table-cell>
          <table:table-cell table:style-name="ce1" table:number-columns-repeated="6"/>
          <table:table-cell table:style-name="ce2" table:formula="of:=LOG([.N590])" office:value-type="float" office:value="2.7701152947871" calcext:value-type="float">
            <text:p>2.7701152948</text:p>
          </table:table-cell>
          <table:table-cell table:style-name="ce3" table:formula="of:=[.N589]+1" office:value-type="float" office:value="589" calcext:value-type="float">
            <text:p>58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9" calcext:value-type="float">
            <text:p>179</text:p>
          </table:table-cell>
          <table:table-cell table:style-name="ce1" table:formula="of:=[.A591]-[.$K$1]" office:value-type="float" office:value="29.68" calcext:value-type="float">
            <text:p>29.68</text:p>
          </table:table-cell>
          <table:table-cell table:style-name="ce1" table:formula="of:=SUM([.$B$1:.B591])" office:value-type="float" office:value="18.36" calcext:value-type="float">
            <text:p>18.36</text:p>
          </table:table-cell>
          <table:table-cell table:style-name="ce1" table:formula="of:=MAX([.$B$1:.B591])-MIN([.$B$1:.B591])" office:value-type="float" office:value="66" calcext:value-type="float">
            <text:p>66</text:p>
          </table:table-cell>
          <table:table-cell table:style-name="ce1" table:formula="of:=STDEV([.$B$1:.B591])" office:value-type="float" office:value="19.5079113455201" calcext:value-type="float">
            <text:p>19.5079113455</text:p>
          </table:table-cell>
          <table:table-cell table:style-name="ce1" table:formula="of:=[.D591]/[.E591]" office:value-type="float" office:value="3.3832427691013" calcext:value-type="float">
            <text:p>3.3832427691</text:p>
          </table:table-cell>
          <table:table-cell table:style-name="ce1" table:number-columns-repeated="6"/>
          <table:table-cell table:style-name="ce2" table:formula="of:=LOG([.N591])" office:value-type="float" office:value="2.77085201164214" calcext:value-type="float">
            <text:p>2.7708520116</text:p>
          </table:table-cell>
          <table:table-cell table:style-name="ce3" table:formula="of:=[.N590]+1" office:value-type="float" office:value="590" calcext:value-type="float">
            <text:p>59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1" calcext:value-type="float">
            <text:p>161</text:p>
          </table:table-cell>
          <table:table-cell table:style-name="ce1" table:formula="of:=[.A592]-[.$K$1]" office:value-type="float" office:value="11.68" calcext:value-type="float">
            <text:p>11.68</text:p>
          </table:table-cell>
          <table:table-cell table:style-name="ce1" table:formula="of:=SUM([.$B$1:.B592])" office:value-type="float" office:value="18.36" calcext:value-type="float">
            <text:p>18.36</text:p>
          </table:table-cell>
          <table:table-cell table:style-name="ce1" table:formula="of:=MAX([.$B$1:.B592])-MIN([.$B$1:.B592])" office:value-type="float" office:value="66" calcext:value-type="float">
            <text:p>66</text:p>
          </table:table-cell>
          <table:table-cell table:style-name="ce1" table:formula="of:=STDEV([.$B$1:.B592])" office:value-type="float" office:value="19.4960705481279" calcext:value-type="float">
            <text:p>19.4960705481</text:p>
          </table:table-cell>
          <table:table-cell table:style-name="ce1" table:formula="of:=[.D592]/[.E592]" office:value-type="float" office:value="3.38529755711916" calcext:value-type="float">
            <text:p>3.3852975571</text:p>
          </table:table-cell>
          <table:table-cell table:style-name="ce1" table:number-columns-repeated="6"/>
          <table:table-cell table:style-name="ce2" table:formula="of:=LOG([.N592])" office:value-type="float" office:value="2.77158748088125" calcext:value-type="float">
            <text:p>2.7715874809</text:p>
          </table:table-cell>
          <table:table-cell table:style-name="ce3" table:formula="of:=[.N591]+1" office:value-type="float" office:value="591" calcext:value-type="float">
            <text:p>59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5" calcext:value-type="float">
            <text:p>125</text:p>
          </table:table-cell>
          <table:table-cell table:style-name="ce1" table:formula="of:=[.A593]-[.$K$1]" office:value-type="float" office:value="-24.32" calcext:value-type="float">
            <text:p>-24.32</text:p>
          </table:table-cell>
          <table:table-cell table:style-name="ce1" table:formula="of:=SUM([.$B$1:.B593])" office:value-type="float" office:value="18.36" calcext:value-type="float">
            <text:p>18.36</text:p>
          </table:table-cell>
          <table:table-cell table:style-name="ce1" table:formula="of:=MAX([.$B$1:.B593])-MIN([.$B$1:.B593])" office:value-type="float" office:value="66" calcext:value-type="float">
            <text:p>66</text:p>
          </table:table-cell>
          <table:table-cell table:style-name="ce1" table:formula="of:=STDEV([.$B$1:.B593])" office:value-type="float" office:value="19.5080216152848" calcext:value-type="float">
            <text:p>19.5080216153</text:p>
          </table:table-cell>
          <table:table-cell table:style-name="ce1" table:formula="of:=[.D593]/[.E593]" office:value-type="float" office:value="3.38322364520491" calcext:value-type="float">
            <text:p>3.3832236452</text:p>
          </table:table-cell>
          <table:table-cell table:style-name="ce1" table:number-columns-repeated="6"/>
          <table:table-cell table:style-name="ce2" table:formula="of:=LOG([.N593])" office:value-type="float" office:value="2.77232170672292" calcext:value-type="float">
            <text:p>2.7723217067</text:p>
          </table:table-cell>
          <table:table-cell table:style-name="ce3" table:formula="of:=[.N592]+1" office:value-type="float" office:value="592" calcext:value-type="float">
            <text:p>59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7" calcext:value-type="float">
            <text:p>157</text:p>
          </table:table-cell>
          <table:table-cell table:style-name="ce1" table:formula="of:=[.A594]-[.$K$1]" office:value-type="float" office:value="7.68000000000001" calcext:value-type="float">
            <text:p>7.68</text:p>
          </table:table-cell>
          <table:table-cell table:style-name="ce1" table:formula="of:=SUM([.$B$1:.B594])" office:value-type="float" office:value="18.36" calcext:value-type="float">
            <text:p>18.36</text:p>
          </table:table-cell>
          <table:table-cell table:style-name="ce1" table:formula="of:=MAX([.$B$1:.B594])-MIN([.$B$1:.B594])" office:value-type="float" office:value="66" calcext:value-type="float">
            <text:p>66</text:p>
          </table:table-cell>
          <table:table-cell table:style-name="ce1" table:formula="of:=STDEV([.$B$1:.B594])" office:value-type="float" office:value="19.4933393601553" calcext:value-type="float">
            <text:p>19.4933393602</text:p>
          </table:table-cell>
          <table:table-cell table:style-name="ce1" table:formula="of:=[.D594]/[.E594]" office:value-type="float" office:value="3.38577186702578" calcext:value-type="float">
            <text:p>3.385771867</text:p>
          </table:table-cell>
          <table:table-cell table:style-name="ce1" table:number-columns-repeated="6"/>
          <table:table-cell table:style-name="ce2" table:formula="of:=LOG([.N594])" office:value-type="float" office:value="2.77305469336426" calcext:value-type="float">
            <text:p>2.7730546934</text:p>
          </table:table-cell>
          <table:table-cell table:style-name="ce3" table:formula="of:=[.N593]+1" office:value-type="float" office:value="593" calcext:value-type="float">
            <text:p>59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9" calcext:value-type="float">
            <text:p>169</text:p>
          </table:table-cell>
          <table:table-cell table:style-name="ce1" table:formula="of:=[.A595]-[.$K$1]" office:value-type="float" office:value="19.68" calcext:value-type="float">
            <text:p>19.68</text:p>
          </table:table-cell>
          <table:table-cell table:style-name="ce1" table:formula="of:=SUM([.$B$1:.B595])" office:value-type="float" office:value="18.36" calcext:value-type="float">
            <text:p>18.36</text:p>
          </table:table-cell>
          <table:table-cell table:style-name="ce1" table:formula="of:=MAX([.$B$1:.B595])-MIN([.$B$1:.B595])" office:value-type="float" office:value="66" calcext:value-type="float">
            <text:p>66</text:p>
          </table:table-cell>
          <table:table-cell table:style-name="ce1" table:formula="of:=STDEV([.$B$1:.B595])" office:value-type="float" office:value="19.4915214120063" calcext:value-type="float">
            <text:p>19.491521412</text:p>
          </table:table-cell>
          <table:table-cell table:style-name="ce1" table:formula="of:=[.D595]/[.E595]" office:value-type="float" office:value="3.38608765344226" calcext:value-type="float">
            <text:p>3.3860876534</text:p>
          </table:table-cell>
          <table:table-cell table:style-name="ce1" table:number-columns-repeated="6"/>
          <table:table-cell table:style-name="ce2" table:formula="of:=LOG([.N595])" office:value-type="float" office:value="2.77378644498119" calcext:value-type="float">
            <text:p>2.773786445</text:p>
          </table:table-cell>
          <table:table-cell table:style-name="ce3" table:formula="of:=[.N594]+1" office:value-type="float" office:value="594" calcext:value-type="float">
            <text:p>59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3" calcext:value-type="float">
            <text:p>173</text:p>
          </table:table-cell>
          <table:table-cell table:style-name="ce1" table:formula="of:=[.A596]-[.$K$1]" office:value-type="float" office:value="23.68" calcext:value-type="float">
            <text:p>23.68</text:p>
          </table:table-cell>
          <table:table-cell table:style-name="ce1" table:formula="of:=SUM([.$B$1:.B596])" office:value-type="float" office:value="18.36" calcext:value-type="float">
            <text:p>18.36</text:p>
          </table:table-cell>
          <table:table-cell table:style-name="ce1" table:formula="of:=MAX([.$B$1:.B596])-MIN([.$B$1:.B596])" office:value-type="float" office:value="66" calcext:value-type="float">
            <text:p>66</text:p>
          </table:table-cell>
          <table:table-cell table:style-name="ce1" table:formula="of:=STDEV([.$B$1:.B596])" office:value-type="float" office:value="19.4966725721377" calcext:value-type="float">
            <text:p>19.4966725721</text:p>
          </table:table-cell>
          <table:table-cell table:style-name="ce1" table:formula="of:=[.D596]/[.E596]" office:value-type="float" office:value="3.38519302490208" calcext:value-type="float">
            <text:p>3.3851930249</text:p>
          </table:table-cell>
          <table:table-cell table:style-name="ce1" table:number-columns-repeated="6"/>
          <table:table-cell table:style-name="ce2" table:formula="of:=LOG([.N596])" office:value-type="float" office:value="2.77451696572855" calcext:value-type="float">
            <text:p>2.7745169657</text:p>
          </table:table-cell>
          <table:table-cell table:style-name="ce3" table:formula="of:=[.N595]+1" office:value-type="float" office:value="595" calcext:value-type="float">
            <text:p>59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9" calcext:value-type="float">
            <text:p>149</text:p>
          </table:table-cell>
          <table:table-cell table:style-name="ce1" table:formula="of:=[.A597]-[.$K$1]" office:value-type="float" office:value="-0.319999999999993" calcext:value-type="float">
            <text:p>-0.32</text:p>
          </table:table-cell>
          <table:table-cell table:style-name="ce1" table:formula="of:=SUM([.$B$1:.B597])" office:value-type="float" office:value="18.36" calcext:value-type="float">
            <text:p>18.36</text:p>
          </table:table-cell>
          <table:table-cell table:style-name="ce1" table:formula="of:=MAX([.$B$1:.B597])-MIN([.$B$1:.B597])" office:value-type="float" office:value="66" calcext:value-type="float">
            <text:p>66</text:p>
          </table:table-cell>
          <table:table-cell table:style-name="ce1" table:formula="of:=STDEV([.$B$1:.B597])" office:value-type="float" office:value="19.4804295038598" calcext:value-type="float">
            <text:p>19.4804295039</text:p>
          </table:table-cell>
          <table:table-cell table:style-name="ce1" table:formula="of:=[.D597]/[.E597]" office:value-type="float" office:value="3.38801564857299" calcext:value-type="float">
            <text:p>3.3880156486</text:p>
          </table:table-cell>
          <table:table-cell table:style-name="ce1" table:number-columns-repeated="6"/>
          <table:table-cell table:style-name="ce2" table:formula="of:=LOG([.N597])" office:value-type="float" office:value="2.77524625974024" calcext:value-type="float">
            <text:p>2.7752462597</text:p>
          </table:table-cell>
          <table:table-cell table:style-name="ce3" table:formula="of:=[.N596]+1" office:value-type="float" office:value="596" calcext:value-type="float">
            <text:p>59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8" calcext:value-type="float">
            <text:p>148</text:p>
          </table:table-cell>
          <table:table-cell table:style-name="ce1" table:formula="of:=[.A598]-[.$K$1]" office:value-type="float" office:value="-1.31999999999999" calcext:value-type="float">
            <text:p>-1.32</text:p>
          </table:table-cell>
          <table:table-cell table:style-name="ce1" table:formula="of:=SUM([.$B$1:.B598])" office:value-type="float" office:value="18.36" calcext:value-type="float">
            <text:p>18.36</text:p>
          </table:table-cell>
          <table:table-cell table:style-name="ce1" table:formula="of:=MAX([.$B$1:.B598])-MIN([.$B$1:.B598])" office:value-type="float" office:value="66" calcext:value-type="float">
            <text:p>66</text:p>
          </table:table-cell>
          <table:table-cell table:style-name="ce1" table:formula="of:=STDEV([.$B$1:.B598])" office:value-type="float" office:value="19.4644132520983" calcext:value-type="float">
            <text:p>19.4644132521</text:p>
          </table:table-cell>
          <table:table-cell table:style-name="ce1" table:formula="of:=[.D598]/[.E598]" office:value-type="float" office:value="3.39080347016805" calcext:value-type="float">
            <text:p>3.3908034702</text:p>
          </table:table-cell>
          <table:table-cell table:style-name="ce1" table:number-columns-repeated="6"/>
          <table:table-cell table:style-name="ce2" table:formula="of:=LOG([.N598])" office:value-type="float" office:value="2.77597433112937" calcext:value-type="float">
            <text:p>2.7759743311</text:p>
          </table:table-cell>
          <table:table-cell table:style-name="ce3" table:formula="of:=[.N597]+1" office:value-type="float" office:value="597" calcext:value-type="float">
            <text:p>59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5" calcext:value-type="float">
            <text:p>145</text:p>
          </table:table-cell>
          <table:table-cell table:style-name="ce1" table:formula="of:=[.A599]-[.$K$1]" office:value-type="float" office:value="-4.31999999999999" calcext:value-type="float">
            <text:p>-4.32</text:p>
          </table:table-cell>
          <table:table-cell table:style-name="ce1" table:formula="of:=SUM([.$B$1:.B599])" office:value-type="float" office:value="18.36" calcext:value-type="float">
            <text:p>18.36</text:p>
          </table:table-cell>
          <table:table-cell table:style-name="ce1" table:formula="of:=MAX([.$B$1:.B599])-MIN([.$B$1:.B599])" office:value-type="float" office:value="66" calcext:value-type="float">
            <text:p>66</text:p>
          </table:table-cell>
          <table:table-cell table:style-name="ce1" table:formula="of:=STDEV([.$B$1:.B599])" office:value-type="float" office:value="19.4495086720918" calcext:value-type="float">
            <text:p>19.4495086721</text:p>
          </table:table-cell>
          <table:table-cell table:style-name="ce1" table:formula="of:=[.D599]/[.E599]" office:value-type="float" office:value="3.39340191635296" calcext:value-type="float">
            <text:p>3.3934019164</text:p>
          </table:table-cell>
          <table:table-cell table:style-name="ce1" table:number-columns-repeated="6"/>
          <table:table-cell table:style-name="ce2" table:formula="of:=LOG([.N599])" office:value-type="float" office:value="2.77670118398841" calcext:value-type="float">
            <text:p>2.776701184</text:p>
          </table:table-cell>
          <table:table-cell table:style-name="ce3" table:formula="of:=[.N598]+1" office:value-type="float" office:value="598" calcext:value-type="float">
            <text:p>59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8" calcext:value-type="float">
            <text:p>118</text:p>
          </table:table-cell>
          <table:table-cell table:style-name="ce1" table:formula="of:=[.A600]-[.$K$1]" office:value-type="float" office:value="-31.32" calcext:value-type="float">
            <text:p>-31.32</text:p>
          </table:table-cell>
          <table:table-cell table:style-name="ce1" table:formula="of:=SUM([.$B$1:.B600])" office:value-type="float" office:value="18.36" calcext:value-type="float">
            <text:p>18.36</text:p>
          </table:table-cell>
          <table:table-cell table:style-name="ce1" table:formula="of:=MAX([.$B$1:.B600])-MIN([.$B$1:.B600])" office:value-type="float" office:value="66" calcext:value-type="float">
            <text:p>66</text:p>
          </table:table-cell>
          <table:table-cell table:style-name="ce1" table:formula="of:=STDEV([.$B$1:.B600])" office:value-type="float" office:value="19.4789385854061" calcext:value-type="float">
            <text:p>19.4789385854</text:p>
          </table:table-cell>
          <table:table-cell table:style-name="ce1" table:formula="of:=[.D600]/[.E600]" office:value-type="float" office:value="3.38827496737672" calcext:value-type="float">
            <text:p>3.3882749674</text:p>
          </table:table-cell>
          <table:table-cell table:style-name="ce1" table:number-columns-repeated="6"/>
          <table:table-cell table:style-name="ce2" table:formula="of:=LOG([.N600])" office:value-type="float" office:value="2.77742682238931" calcext:value-type="float">
            <text:p>2.7774268224</text:p>
          </table:table-cell>
          <table:table-cell table:style-name="ce3" table:formula="of:=[.N599]+1" office:value-type="float" office:value="599" calcext:value-type="float">
            <text:p>59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2" calcext:value-type="float">
            <text:p>132</text:p>
          </table:table-cell>
          <table:table-cell table:style-name="ce1" table:formula="of:=[.A601]-[.$K$1]" office:value-type="float" office:value="-17.32" calcext:value-type="float">
            <text:p>-17.32</text:p>
          </table:table-cell>
          <table:table-cell table:style-name="ce1" table:formula="of:=SUM([.$B$1:.B601])" office:value-type="float" office:value="18.36" calcext:value-type="float">
            <text:p>18.36</text:p>
          </table:table-cell>
          <table:table-cell table:style-name="ce1" table:formula="of:=MAX([.$B$1:.B601])-MIN([.$B$1:.B601])" office:value-type="float" office:value="66" calcext:value-type="float">
            <text:p>66</text:p>
          </table:table-cell>
          <table:table-cell table:style-name="ce1" table:formula="of:=STDEV([.$B$1:.B601])" office:value-type="float" office:value="19.4774820566127" calcext:value-type="float">
            <text:p>19.4774820566</text:p>
          </table:table-cell>
          <table:table-cell table:style-name="ce1" table:formula="of:=[.D601]/[.E601]" office:value-type="float" office:value="3.3885283430459" calcext:value-type="float">
            <text:p>3.388528343</text:p>
          </table:table-cell>
          <table:table-cell table:style-name="ce1" table:number-columns-repeated="6"/>
          <table:table-cell table:style-name="ce2" table:formula="of:=LOG([.N601])" office:value-type="float" office:value="2.77815125038364" calcext:value-type="float">
            <text:p>2.7781512504</text:p>
          </table:table-cell>
          <table:table-cell table:style-name="ce3" table:formula="of:=[.N600]+1" office:value-type="float" office:value="600" calcext:value-type="float">
            <text:p>60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7" calcext:value-type="float">
            <text:p>127</text:p>
          </table:table-cell>
          <table:table-cell table:style-name="ce1" table:formula="of:=[.A602]-[.$K$1]" office:value-type="float" office:value="-22.32" calcext:value-type="float">
            <text:p>-22.32</text:p>
          </table:table-cell>
          <table:table-cell table:style-name="ce1" table:formula="of:=SUM([.$B$1:.B602])" office:value-type="float" office:value="18.36" calcext:value-type="float">
            <text:p>18.36</text:p>
          </table:table-cell>
          <table:table-cell table:style-name="ce1" table:formula="of:=MAX([.$B$1:.B602])-MIN([.$B$1:.B602])" office:value-type="float" office:value="66" calcext:value-type="float">
            <text:p>66</text:p>
          </table:table-cell>
          <table:table-cell table:style-name="ce1" table:formula="of:=STDEV([.$B$1:.B602])" office:value-type="float" office:value="19.4849642016642" calcext:value-type="float">
            <text:p>19.4849642017</text:p>
          </table:table-cell>
          <table:table-cell table:style-name="ce1" table:formula="of:=[.D602]/[.E602]" office:value-type="float" office:value="3.38722716228358" calcext:value-type="float">
            <text:p>3.3872271623</text:p>
          </table:table-cell>
          <table:table-cell table:style-name="ce1" table:number-columns-repeated="6"/>
          <table:table-cell table:style-name="ce2" table:formula="of:=LOG([.N602])" office:value-type="float" office:value="2.77887447200274" calcext:value-type="float">
            <text:p>2.778874472</text:p>
          </table:table-cell>
          <table:table-cell table:style-name="ce3" table:formula="of:=[.N601]+1" office:value-type="float" office:value="601" calcext:value-type="float">
            <text:p>60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7" calcext:value-type="float">
            <text:p>147</text:p>
          </table:table-cell>
          <table:table-cell table:style-name="ce1" table:formula="of:=[.A603]-[.$K$1]" office:value-type="float" office:value="-2.31999999999999" calcext:value-type="float">
            <text:p>-2.32</text:p>
          </table:table-cell>
          <table:table-cell table:style-name="ce1" table:formula="of:=SUM([.$B$1:.B603])" office:value-type="float" office:value="18.36" calcext:value-type="float">
            <text:p>18.36</text:p>
          </table:table-cell>
          <table:table-cell table:style-name="ce1" table:formula="of:=MAX([.$B$1:.B603])-MIN([.$B$1:.B603])" office:value-type="float" office:value="66" calcext:value-type="float">
            <text:p>66</text:p>
          </table:table-cell>
          <table:table-cell table:style-name="ce1" table:formula="of:=STDEV([.$B$1:.B603])" office:value-type="float" office:value="19.46930463067" calcext:value-type="float">
            <text:p>19.4693046307</text:p>
          </table:table-cell>
          <table:table-cell table:style-name="ce1" table:formula="of:=[.D603]/[.E603]" office:value-type="float" office:value="3.3899515802958" calcext:value-type="float">
            <text:p>3.3899515803</text:p>
          </table:table-cell>
          <table:table-cell table:style-name="ce1" table:number-columns-repeated="6"/>
          <table:table-cell table:style-name="ce2" table:formula="of:=LOG([.N603])" office:value-type="float" office:value="2.77959649125782" calcext:value-type="float">
            <text:p>2.7795964913</text:p>
          </table:table-cell>
          <table:table-cell table:style-name="ce3" table:formula="of:=[.N602]+1" office:value-type="float" office:value="602" calcext:value-type="float">
            <text:p>60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8" calcext:value-type="float">
            <text:p>168</text:p>
          </table:table-cell>
          <table:table-cell table:style-name="ce1" table:formula="of:=[.A604]-[.$K$1]" office:value-type="float" office:value="18.68" calcext:value-type="float">
            <text:p>18.68</text:p>
          </table:table-cell>
          <table:table-cell table:style-name="ce1" table:formula="of:=SUM([.$B$1:.B604])" office:value-type="float" office:value="18.36" calcext:value-type="float">
            <text:p>18.36</text:p>
          </table:table-cell>
          <table:table-cell table:style-name="ce1" table:formula="of:=MAX([.$B$1:.B604])-MIN([.$B$1:.B604])" office:value-type="float" office:value="66" calcext:value-type="float">
            <text:p>66</text:p>
          </table:table-cell>
          <table:table-cell table:style-name="ce1" table:formula="of:=STDEV([.$B$1:.B604])" office:value-type="float" office:value="19.4661463433052" calcext:value-type="float">
            <text:p>19.4661463433</text:p>
          </table:table-cell>
          <table:table-cell table:style-name="ce1" table:formula="of:=[.D604]/[.E604]" office:value-type="float" office:value="3.39050158341683" calcext:value-type="float">
            <text:p>3.3905015834</text:p>
          </table:table-cell>
          <table:table-cell table:style-name="ce1" table:number-columns-repeated="6"/>
          <table:table-cell table:style-name="ce2" table:formula="of:=LOG([.N604])" office:value-type="float" office:value="2.78031731214015" calcext:value-type="float">
            <text:p>2.7803173121</text:p>
          </table:table-cell>
          <table:table-cell table:style-name="ce3" table:formula="of:=[.N603]+1" office:value-type="float" office:value="603" calcext:value-type="float">
            <text:p>60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1" calcext:value-type="float">
            <text:p>171</text:p>
          </table:table-cell>
          <table:table-cell table:style-name="ce1" table:formula="of:=[.A605]-[.$K$1]" office:value-type="float" office:value="21.68" calcext:value-type="float">
            <text:p>21.68</text:p>
          </table:table-cell>
          <table:table-cell table:style-name="ce1" table:formula="of:=SUM([.$B$1:.B605])" office:value-type="float" office:value="18.36" calcext:value-type="float">
            <text:p>18.36</text:p>
          </table:table-cell>
          <table:table-cell table:style-name="ce1" table:formula="of:=MAX([.$B$1:.B605])-MIN([.$B$1:.B605])" office:value-type="float" office:value="66" calcext:value-type="float">
            <text:p>66</text:p>
          </table:table-cell>
          <table:table-cell table:style-name="ce1" table:formula="of:=STDEV([.$B$1:.B605])" office:value-type="float" office:value="19.4677817649012" calcext:value-type="float">
            <text:p>19.4677817649</text:p>
          </table:table-cell>
          <table:table-cell table:style-name="ce1" table:formula="of:=[.D605]/[.E605]" office:value-type="float" office:value="3.39021675900397" calcext:value-type="float">
            <text:p>3.390216759</text:p>
          </table:table-cell>
          <table:table-cell table:style-name="ce1" table:number-columns-repeated="6"/>
          <table:table-cell table:style-name="ce2" table:formula="of:=LOG([.N605])" office:value-type="float" office:value="2.78103693862113" calcext:value-type="float">
            <text:p>2.7810369386</text:p>
          </table:table-cell>
          <table:table-cell table:style-name="ce3" table:formula="of:=[.N604]+1" office:value-type="float" office:value="604" calcext:value-type="float">
            <text:p>60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3" calcext:value-type="float">
            <text:p>153</text:p>
          </table:table-cell>
          <table:table-cell table:style-name="ce1" table:formula="of:=[.A606]-[.$K$1]" office:value-type="float" office:value="3.68000000000001" calcext:value-type="float">
            <text:p>3.68</text:p>
          </table:table-cell>
          <table:table-cell table:style-name="ce1" table:formula="of:=SUM([.$B$1:.B606])" office:value-type="float" office:value="18.36" calcext:value-type="float">
            <text:p>18.36</text:p>
          </table:table-cell>
          <table:table-cell table:style-name="ce1" table:formula="of:=MAX([.$B$1:.B606])-MIN([.$B$1:.B606])" office:value-type="float" office:value="66" calcext:value-type="float">
            <text:p>66</text:p>
          </table:table-cell>
          <table:table-cell table:style-name="ce1" table:formula="of:=STDEV([.$B$1:.B606])" office:value-type="float" office:value="19.4519330553069" calcext:value-type="float">
            <text:p>19.4519330553</text:p>
          </table:table-cell>
          <table:table-cell table:style-name="ce1" table:formula="of:=[.D606]/[.E606]" office:value-type="float" office:value="3.3929789811812" calcext:value-type="float">
            <text:p>3.3929789812</text:p>
          </table:table-cell>
          <table:table-cell table:style-name="ce1" table:number-columns-repeated="6"/>
          <table:table-cell table:style-name="ce2" table:formula="of:=LOG([.N606])" office:value-type="float" office:value="2.78175537465247" calcext:value-type="float">
            <text:p>2.7817553747</text:p>
          </table:table-cell>
          <table:table-cell table:style-name="ce3" table:formula="of:=[.N605]+1" office:value-type="float" office:value="605" calcext:value-type="float">
            <text:p>60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6" calcext:value-type="float">
            <text:p>166</text:p>
          </table:table-cell>
          <table:table-cell table:style-name="ce1" table:formula="of:=[.A607]-[.$K$1]" office:value-type="float" office:value="16.68" calcext:value-type="float">
            <text:p>16.68</text:p>
          </table:table-cell>
          <table:table-cell table:style-name="ce1" table:formula="of:=SUM([.$B$1:.B607])" office:value-type="float" office:value="18.36" calcext:value-type="float">
            <text:p>18.36</text:p>
          </table:table-cell>
          <table:table-cell table:style-name="ce1" table:formula="of:=MAX([.$B$1:.B607])-MIN([.$B$1:.B607])" office:value-type="float" office:value="66" calcext:value-type="float">
            <text:p>66</text:p>
          </table:table-cell>
          <table:table-cell table:style-name="ce1" table:formula="of:=STDEV([.$B$1:.B607])" office:value-type="float" office:value="19.4459376576417" calcext:value-type="float">
            <text:p>19.4459376576</text:p>
          </table:table-cell>
          <table:table-cell table:style-name="ce1" table:formula="of:=[.D607]/[.E607]" office:value-type="float" office:value="3.39402507412975" calcext:value-type="float">
            <text:p>3.3940250741</text:p>
          </table:table-cell>
          <table:table-cell table:style-name="ce1" table:number-columns-repeated="6"/>
          <table:table-cell table:style-name="ce2" table:formula="of:=LOG([.N607])" office:value-type="float" office:value="2.78247262416629" calcext:value-type="float">
            <text:p>2.7824726242</text:p>
          </table:table-cell>
          <table:table-cell table:style-name="ce3" table:formula="of:=[.N606]+1" office:value-type="float" office:value="606" calcext:value-type="float">
            <text:p>60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5" calcext:value-type="float">
            <text:p>145</text:p>
          </table:table-cell>
          <table:table-cell table:style-name="ce1" table:formula="of:=[.A608]-[.$K$1]" office:value-type="float" office:value="-4.31999999999999" calcext:value-type="float">
            <text:p>-4.32</text:p>
          </table:table-cell>
          <table:table-cell table:style-name="ce1" table:formula="of:=SUM([.$B$1:.B608])" office:value-type="float" office:value="18.36" calcext:value-type="float">
            <text:p>18.36</text:p>
          </table:table-cell>
          <table:table-cell table:style-name="ce1" table:formula="of:=MAX([.$B$1:.B608])-MIN([.$B$1:.B608])" office:value-type="float" office:value="66" calcext:value-type="float">
            <text:p>66</text:p>
          </table:table-cell>
          <table:table-cell table:style-name="ce1" table:formula="of:=STDEV([.$B$1:.B608])" office:value-type="float" office:value="19.4312479106586" calcext:value-type="float">
            <text:p>19.4312479107</text:p>
          </table:table-cell>
          <table:table-cell table:style-name="ce1" table:formula="of:=[.D608]/[.E608]" office:value-type="float" office:value="3.39659090880093" calcext:value-type="float">
            <text:p>3.3965909088</text:p>
          </table:table-cell>
          <table:table-cell table:style-name="ce1" table:number-columns-repeated="6"/>
          <table:table-cell table:style-name="ce2" table:formula="of:=LOG([.N608])" office:value-type="float" office:value="2.78318869107526" calcext:value-type="float">
            <text:p>2.7831886911</text:p>
          </table:table-cell>
          <table:table-cell table:style-name="ce3" table:formula="of:=[.N607]+1" office:value-type="float" office:value="607" calcext:value-type="float">
            <text:p>60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7" calcext:value-type="float">
            <text:p>137</text:p>
          </table:table-cell>
          <table:table-cell table:style-name="ce1" table:formula="of:=[.A609]-[.$K$1]" office:value-type="float" office:value="-12.32" calcext:value-type="float">
            <text:p>-12.32</text:p>
          </table:table-cell>
          <table:table-cell table:style-name="ce1" table:formula="of:=SUM([.$B$1:.B609])" office:value-type="float" office:value="18.36" calcext:value-type="float">
            <text:p>18.36</text:p>
          </table:table-cell>
          <table:table-cell table:style-name="ce1" table:formula="of:=MAX([.$B$1:.B609])-MIN([.$B$1:.B609])" office:value-type="float" office:value="66" calcext:value-type="float">
            <text:p>66</text:p>
          </table:table-cell>
          <table:table-cell table:style-name="ce1" table:formula="of:=STDEV([.$B$1:.B609])" office:value-type="float" office:value="19.4230895096908" calcext:value-type="float">
            <text:p>19.4230895097</text:p>
          </table:table-cell>
          <table:table-cell table:style-name="ce1" table:formula="of:=[.D609]/[.E609]" office:value-type="float" office:value="3.39801759998431" calcext:value-type="float">
            <text:p>3.3980176</text:p>
          </table:table-cell>
          <table:table-cell table:style-name="ce1" table:number-columns-repeated="6"/>
          <table:table-cell table:style-name="ce2" table:formula="of:=LOG([.N609])" office:value-type="float" office:value="2.78390357927273" calcext:value-type="float">
            <text:p>2.7839035793</text:p>
          </table:table-cell>
          <table:table-cell table:style-name="ce3" table:formula="of:=[.N608]+1" office:value-type="float" office:value="608" calcext:value-type="float">
            <text:p>60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6" calcext:value-type="float">
            <text:p>156</text:p>
          </table:table-cell>
          <table:table-cell table:style-name="ce1" table:formula="of:=[.A610]-[.$K$1]" office:value-type="float" office:value="6.68000000000001" calcext:value-type="float">
            <text:p>6.68</text:p>
          </table:table-cell>
          <table:table-cell table:style-name="ce1" table:formula="of:=SUM([.$B$1:.B610])" office:value-type="float" office:value="18.36" calcext:value-type="float">
            <text:p>18.36</text:p>
          </table:table-cell>
          <table:table-cell table:style-name="ce1" table:formula="of:=MAX([.$B$1:.B610])-MIN([.$B$1:.B610])" office:value-type="float" office:value="66" calcext:value-type="float">
            <text:p>66</text:p>
          </table:table-cell>
          <table:table-cell table:style-name="ce1" table:formula="of:=STDEV([.$B$1:.B610])" office:value-type="float" office:value="19.4083748521473" calcext:value-type="float">
            <text:p>19.4083748521</text:p>
          </table:table-cell>
          <table:table-cell table:style-name="ce1" table:formula="of:=[.D610]/[.E610]" office:value-type="float" office:value="3.40059384171972" calcext:value-type="float">
            <text:p>3.4005938417</text:p>
          </table:table-cell>
          <table:table-cell table:style-name="ce1" table:number-columns-repeated="6"/>
          <table:table-cell table:style-name="ce2" table:formula="of:=LOG([.N610])" office:value-type="float" office:value="2.78461729263288" calcext:value-type="float">
            <text:p>2.7846172926</text:p>
          </table:table-cell>
          <table:table-cell table:style-name="ce3" table:formula="of:=[.N609]+1" office:value-type="float" office:value="609" calcext:value-type="float">
            <text:p>60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2" calcext:value-type="float">
            <text:p>172</text:p>
          </table:table-cell>
          <table:table-cell table:style-name="ce1" table:formula="of:=[.A611]-[.$K$1]" office:value-type="float" office:value="22.68" calcext:value-type="float">
            <text:p>22.68</text:p>
          </table:table-cell>
          <table:table-cell table:style-name="ce1" table:formula="of:=SUM([.$B$1:.B611])" office:value-type="float" office:value="18.36" calcext:value-type="float">
            <text:p>18.36</text:p>
          </table:table-cell>
          <table:table-cell table:style-name="ce1" table:formula="of:=MAX([.$B$1:.B611])-MIN([.$B$1:.B611])" office:value-type="float" office:value="66" calcext:value-type="float">
            <text:p>66</text:p>
          </table:table-cell>
          <table:table-cell table:style-name="ce1" table:formula="of:=STDEV([.$B$1:.B611])" office:value-type="float" office:value="19.4117872119338" calcext:value-type="float">
            <text:p>19.4117872119</text:p>
          </table:table-cell>
          <table:table-cell table:style-name="ce1" table:formula="of:=[.D611]/[.E611]" office:value-type="float" office:value="3.39999605803556" calcext:value-type="float">
            <text:p>3.399996058</text:p>
          </table:table-cell>
          <table:table-cell table:style-name="ce1" table:number-columns-repeated="6"/>
          <table:table-cell table:style-name="ce2" table:formula="of:=LOG([.N611])" office:value-type="float" office:value="2.78532983501077" calcext:value-type="float">
            <text:p>2.785329835</text:p>
          </table:table-cell>
          <table:table-cell table:style-name="ce3" table:formula="of:=[.N610]+1" office:value-type="float" office:value="610" calcext:value-type="float">
            <text:p>61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7" calcext:value-type="float">
            <text:p>157</text:p>
          </table:table-cell>
          <table:table-cell table:style-name="ce1" table:formula="of:=[.A612]-[.$K$1]" office:value-type="float" office:value="7.68000000000001" calcext:value-type="float">
            <text:p>7.68</text:p>
          </table:table-cell>
          <table:table-cell table:style-name="ce1" table:formula="of:=SUM([.$B$1:.B612])" office:value-type="float" office:value="18.36" calcext:value-type="float">
            <text:p>18.36</text:p>
          </table:table-cell>
          <table:table-cell table:style-name="ce1" table:formula="of:=MAX([.$B$1:.B612])-MIN([.$B$1:.B612])" office:value-type="float" office:value="66" calcext:value-type="float">
            <text:p>66</text:p>
          </table:table-cell>
          <table:table-cell table:style-name="ce1" table:formula="of:=STDEV([.$B$1:.B612])" office:value-type="float" office:value="19.3976053681142" calcext:value-type="float">
            <text:p>19.3976053681</text:p>
          </table:table-cell>
          <table:table-cell table:style-name="ce1" table:formula="of:=[.D612]/[.E612]" office:value-type="float" office:value="3.40248183976826" calcext:value-type="float">
            <text:p>3.4024818398</text:p>
          </table:table-cell>
          <table:table-cell table:style-name="ce1" table:number-columns-repeated="6"/>
          <table:table-cell table:style-name="ce2" table:formula="of:=LOG([.N612])" office:value-type="float" office:value="2.78604121024255" calcext:value-type="float">
            <text:p>2.7860412102</text:p>
          </table:table-cell>
          <table:table-cell table:style-name="ce3" table:formula="of:=[.N611]+1" office:value-type="float" office:value="611" calcext:value-type="float">
            <text:p>61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3" calcext:value-type="float">
            <text:p>143</text:p>
          </table:table-cell>
          <table:table-cell table:style-name="ce1" table:formula="of:=[.A613]-[.$K$1]" office:value-type="float" office:value="-6.31999999999999" calcext:value-type="float">
            <text:p>-6.32</text:p>
          </table:table-cell>
          <table:table-cell table:style-name="ce1" table:formula="of:=SUM([.$B$1:.B613])" office:value-type="float" office:value="18.36" calcext:value-type="float">
            <text:p>18.36</text:p>
          </table:table-cell>
          <table:table-cell table:style-name="ce1" table:formula="of:=MAX([.$B$1:.B613])-MIN([.$B$1:.B613])" office:value-type="float" office:value="66" calcext:value-type="float">
            <text:p>66</text:p>
          </table:table-cell>
          <table:table-cell table:style-name="ce1" table:formula="of:=STDEV([.$B$1:.B613])" office:value-type="float" office:value="19.3842067257253" calcext:value-type="float">
            <text:p>19.3842067257</text:p>
          </table:table-cell>
          <table:table-cell table:style-name="ce1" table:formula="of:=[.D613]/[.E613]" office:value-type="float" office:value="3.40483368413574" calcext:value-type="float">
            <text:p>3.4048336841</text:p>
          </table:table-cell>
          <table:table-cell table:style-name="ce1" table:number-columns-repeated="6"/>
          <table:table-cell table:style-name="ce2" table:formula="of:=LOG([.N613])" office:value-type="float" office:value="2.78675142214556" calcext:value-type="float">
            <text:p>2.7867514221</text:p>
          </table:table-cell>
          <table:table-cell table:style-name="ce3" table:formula="of:=[.N612]+1" office:value-type="float" office:value="612" calcext:value-type="float">
            <text:p>61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7" calcext:value-type="float">
            <text:p>147</text:p>
          </table:table-cell>
          <table:table-cell table:style-name="ce1" table:formula="of:=[.A614]-[.$K$1]" office:value-type="float" office:value="-2.31999999999999" calcext:value-type="float">
            <text:p>-2.32</text:p>
          </table:table-cell>
          <table:table-cell table:style-name="ce1" table:formula="of:=SUM([.$B$1:.B614])" office:value-type="float" office:value="18.36" calcext:value-type="float">
            <text:p>18.36</text:p>
          </table:table-cell>
          <table:table-cell table:style-name="ce1" table:formula="of:=MAX([.$B$1:.B614])-MIN([.$B$1:.B614])" office:value-type="float" office:value="66" calcext:value-type="float">
            <text:p>66</text:p>
          </table:table-cell>
          <table:table-cell table:style-name="ce1" table:formula="of:=STDEV([.$B$1:.B614])" office:value-type="float" office:value="19.3689422538925" calcext:value-type="float">
            <text:p>19.3689422539</text:p>
          </table:table-cell>
          <table:table-cell table:style-name="ce1" table:formula="of:=[.D614]/[.E614]" office:value-type="float" office:value="3.40751699988863" calcext:value-type="float">
            <text:p>3.4075169999</text:p>
          </table:table-cell>
          <table:table-cell table:style-name="ce1" table:number-columns-repeated="6"/>
          <table:table-cell table:style-name="ce2" table:formula="of:=LOG([.N614])" office:value-type="float" office:value="2.78746047451841" calcext:value-type="float">
            <text:p>2.7874604745</text:p>
          </table:table-cell>
          <table:table-cell table:style-name="ce3" table:formula="of:=[.N613]+1" office:value-type="float" office:value="613" calcext:value-type="float">
            <text:p>61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1" calcext:value-type="float">
            <text:p>151</text:p>
          </table:table-cell>
          <table:table-cell table:style-name="ce1" table:formula="of:=[.A615]-[.$K$1]" office:value-type="float" office:value="1.68000000000001" calcext:value-type="float">
            <text:p>1.68</text:p>
          </table:table-cell>
          <table:table-cell table:style-name="ce1" table:formula="of:=SUM([.$B$1:.B615])" office:value-type="float" office:value="18.36" calcext:value-type="float">
            <text:p>18.36</text:p>
          </table:table-cell>
          <table:table-cell table:style-name="ce1" table:formula="of:=MAX([.$B$1:.B615])-MIN([.$B$1:.B615])" office:value-type="float" office:value="66" calcext:value-type="float">
            <text:p>66</text:p>
          </table:table-cell>
          <table:table-cell table:style-name="ce1" table:formula="of:=STDEV([.$B$1:.B615])" office:value-type="float" office:value="19.3531691217267" calcext:value-type="float">
            <text:p>19.3531691217</text:p>
          </table:table-cell>
          <table:table-cell table:style-name="ce1" table:formula="of:=[.D615]/[.E615]" office:value-type="float" office:value="3.41029417894693" calcext:value-type="float">
            <text:p>3.4102941789</text:p>
          </table:table-cell>
          <table:table-cell table:style-name="ce1" table:number-columns-repeated="6"/>
          <table:table-cell table:style-name="ce2" table:formula="of:=LOG([.N615])" office:value-type="float" office:value="2.78816837114117" calcext:value-type="float">
            <text:p>2.7881683711</text:p>
          </table:table-cell>
          <table:table-cell table:style-name="ce3" table:formula="of:=[.N614]+1" office:value-type="float" office:value="614" calcext:value-type="float">
            <text:p>61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3" calcext:value-type="float">
            <text:p>163</text:p>
          </table:table-cell>
          <table:table-cell table:style-name="ce1" table:formula="of:=[.A616]-[.$K$1]" office:value-type="float" office:value="13.68" calcext:value-type="float">
            <text:p>13.68</text:p>
          </table:table-cell>
          <table:table-cell table:style-name="ce1" table:formula="of:=SUM([.$B$1:.B616])" office:value-type="float" office:value="18.36" calcext:value-type="float">
            <text:p>18.36</text:p>
          </table:table-cell>
          <table:table-cell table:style-name="ce1" table:formula="of:=MAX([.$B$1:.B616])-MIN([.$B$1:.B616])" office:value-type="float" office:value="66" calcext:value-type="float">
            <text:p>66</text:p>
          </table:table-cell>
          <table:table-cell table:style-name="ce1" table:formula="of:=STDEV([.$B$1:.B616])" office:value-type="float" office:value="19.3438594555985" calcext:value-type="float">
            <text:p>19.3438594556</text:p>
          </table:table-cell>
          <table:table-cell table:style-name="ce1" table:formula="of:=[.D616]/[.E616]" office:value-type="float" office:value="3.41193545949272" calcext:value-type="float">
            <text:p>3.4119354595</text:p>
          </table:table-cell>
          <table:table-cell table:style-name="ce1" table:number-columns-repeated="6"/>
          <table:table-cell table:style-name="ce2" table:formula="of:=LOG([.N616])" office:value-type="float" office:value="2.78887511577542" calcext:value-type="float">
            <text:p>2.7888751158</text:p>
          </table:table-cell>
          <table:table-cell table:style-name="ce3" table:formula="of:=[.N615]+1" office:value-type="float" office:value="615" calcext:value-type="float">
            <text:p>61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6" calcext:value-type="float">
            <text:p>116</text:p>
          </table:table-cell>
          <table:table-cell table:style-name="ce1" table:formula="of:=[.A617]-[.$K$1]" office:value-type="float" office:value="-33.32" calcext:value-type="float">
            <text:p>-33.32</text:p>
          </table:table-cell>
          <table:table-cell table:style-name="ce1" table:formula="of:=SUM([.$B$1:.B617])" office:value-type="float" office:value="18.36" calcext:value-type="float">
            <text:p>18.36</text:p>
          </table:table-cell>
          <table:table-cell table:style-name="ce1" table:formula="of:=MAX([.$B$1:.B617])-MIN([.$B$1:.B617])" office:value-type="float" office:value="66" calcext:value-type="float">
            <text:p>66</text:p>
          </table:table-cell>
          <table:table-cell table:style-name="ce1" table:formula="of:=STDEV([.$B$1:.B617])" office:value-type="float" office:value="19.3783996941943" calcext:value-type="float">
            <text:p>19.3783996942</text:p>
          </table:table-cell>
          <table:table-cell table:style-name="ce1" table:formula="of:=[.D617]/[.E617]" office:value-type="float" office:value="3.40585399421673" calcext:value-type="float">
            <text:p>3.4058539942</text:p>
          </table:table-cell>
          <table:table-cell table:style-name="ce1" table:number-columns-repeated="6"/>
          <table:table-cell table:style-name="ce2" table:formula="of:=LOG([.N617])" office:value-type="float" office:value="2.78958071216443" calcext:value-type="float">
            <text:p>2.7895807122</text:p>
          </table:table-cell>
          <table:table-cell table:style-name="ce3" table:formula="of:=[.N616]+1" office:value-type="float" office:value="616" calcext:value-type="float">
            <text:p>61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4" calcext:value-type="float">
            <text:p>144</text:p>
          </table:table-cell>
          <table:table-cell table:style-name="ce1" table:formula="of:=[.A618]-[.$K$1]" office:value-type="float" office:value="-5.31999999999999" calcext:value-type="float">
            <text:p>-5.32</text:p>
          </table:table-cell>
          <table:table-cell table:style-name="ce1" table:formula="of:=SUM([.$B$1:.B618])" office:value-type="float" office:value="18.36" calcext:value-type="float">
            <text:p>18.36</text:p>
          </table:table-cell>
          <table:table-cell table:style-name="ce1" table:formula="of:=MAX([.$B$1:.B618])-MIN([.$B$1:.B618])" office:value-type="float" office:value="66" calcext:value-type="float">
            <text:p>66</text:p>
          </table:table-cell>
          <table:table-cell table:style-name="ce1" table:formula="of:=STDEV([.$B$1:.B618])" office:value-type="float" office:value="19.3645014344587" calcext:value-type="float">
            <text:p>19.3645014345</text:p>
          </table:table-cell>
          <table:table-cell table:style-name="ce1" table:formula="of:=[.D618]/[.E618]" office:value-type="float" office:value="3.40829843842788" calcext:value-type="float">
            <text:p>3.4082984384</text:p>
          </table:table-cell>
          <table:table-cell table:style-name="ce1" table:number-columns-repeated="6"/>
          <table:table-cell table:style-name="ce2" table:formula="of:=LOG([.N618])" office:value-type="float" office:value="2.79028516403324" calcext:value-type="float">
            <text:p>2.790285164</text:p>
          </table:table-cell>
          <table:table-cell table:style-name="ce3" table:formula="of:=[.N617]+1" office:value-type="float" office:value="617" calcext:value-type="float">
            <text:p>61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8" calcext:value-type="float">
            <text:p>118</text:p>
          </table:table-cell>
          <table:table-cell table:style-name="ce1" table:formula="of:=[.A619]-[.$K$1]" office:value-type="float" office:value="-31.32" calcext:value-type="float">
            <text:p>-31.32</text:p>
          </table:table-cell>
          <table:table-cell table:style-name="ce1" table:formula="of:=SUM([.$B$1:.B619])" office:value-type="float" office:value="18.36" calcext:value-type="float">
            <text:p>18.36</text:p>
          </table:table-cell>
          <table:table-cell table:style-name="ce1" table:formula="of:=MAX([.$B$1:.B619])-MIN([.$B$1:.B619])" office:value-type="float" office:value="66" calcext:value-type="float">
            <text:p>66</text:p>
          </table:table-cell>
          <table:table-cell table:style-name="ce1" table:formula="of:=STDEV([.$B$1:.B619])" office:value-type="float" office:value="19.3930748480144" calcext:value-type="float">
            <text:p>19.393074848</text:p>
          </table:table-cell>
          <table:table-cell table:style-name="ce1" table:formula="of:=[.D619]/[.E619]" office:value-type="float" office:value="3.40327671177722" calcext:value-type="float">
            <text:p>3.4032767118</text:p>
          </table:table-cell>
          <table:table-cell table:style-name="ce1" table:number-columns-repeated="6"/>
          <table:table-cell table:style-name="ce2" table:formula="of:=LOG([.N619])" office:value-type="float" office:value="2.79098847508882" calcext:value-type="float">
            <text:p>2.7909884751</text:p>
          </table:table-cell>
          <table:table-cell table:style-name="ce3" table:formula="of:=[.N618]+1" office:value-type="float" office:value="618" calcext:value-type="float">
            <text:p>61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3" calcext:value-type="float">
            <text:p>153</text:p>
          </table:table-cell>
          <table:table-cell table:style-name="ce1" table:formula="of:=[.A620]-[.$K$1]" office:value-type="float" office:value="3.68000000000001" calcext:value-type="float">
            <text:p>3.68</text:p>
          </table:table-cell>
          <table:table-cell table:style-name="ce1" table:formula="of:=SUM([.$B$1:.B620])" office:value-type="float" office:value="18.36" calcext:value-type="float">
            <text:p>18.36</text:p>
          </table:table-cell>
          <table:table-cell table:style-name="ce1" table:formula="of:=MAX([.$B$1:.B620])-MIN([.$B$1:.B620])" office:value-type="float" office:value="66" calcext:value-type="float">
            <text:p>66</text:p>
          </table:table-cell>
          <table:table-cell table:style-name="ce1" table:formula="of:=STDEV([.$B$1:.B620])" office:value-type="float" office:value="19.3776592670547" calcext:value-type="float">
            <text:p>19.3776592671</text:p>
          </table:table-cell>
          <table:table-cell table:style-name="ce1" table:formula="of:=[.D620]/[.E620]" office:value-type="float" office:value="3.40598413308934" calcext:value-type="float">
            <text:p>3.4059841331</text:p>
          </table:table-cell>
          <table:table-cell table:style-name="ce1" table:number-columns-repeated="6"/>
          <table:table-cell table:style-name="ce2" table:formula="of:=LOG([.N620])" office:value-type="float" office:value="2.79169064902012" calcext:value-type="float">
            <text:p>2.791690649</text:p>
          </table:table-cell>
          <table:table-cell table:style-name="ce3" table:formula="of:=[.N619]+1" office:value-type="float" office:value="619" calcext:value-type="float">
            <text:p>61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4" calcext:value-type="float">
            <text:p>124</text:p>
          </table:table-cell>
          <table:table-cell table:style-name="ce1" table:formula="of:=[.A621]-[.$K$1]" office:value-type="float" office:value="-25.32" calcext:value-type="float">
            <text:p>-25.32</text:p>
          </table:table-cell>
          <table:table-cell table:style-name="ce1" table:formula="of:=SUM([.$B$1:.B621])" office:value-type="float" office:value="18.36" calcext:value-type="float">
            <text:p>18.36</text:p>
          </table:table-cell>
          <table:table-cell table:style-name="ce1" table:formula="of:=MAX([.$B$1:.B621])-MIN([.$B$1:.B621])" office:value-type="float" office:value="66" calcext:value-type="float">
            <text:p>66</text:p>
          </table:table-cell>
          <table:table-cell table:style-name="ce1" table:formula="of:=STDEV([.$B$1:.B621])" office:value-type="float" office:value="19.3912631001433" calcext:value-type="float">
            <text:p>19.3912631001</text:p>
          </table:table-cell>
          <table:table-cell table:style-name="ce1" table:formula="of:=[.D621]/[.E621]" office:value-type="float" office:value="3.40359468380954" calcext:value-type="float">
            <text:p>3.4035946838</text:p>
          </table:table-cell>
          <table:table-cell table:style-name="ce1" table:number-columns-repeated="6"/>
          <table:table-cell table:style-name="ce2" table:formula="of:=LOG([.N621])" office:value-type="float" office:value="2.79239168949825" calcext:value-type="float">
            <text:p>2.7923916895</text:p>
          </table:table-cell>
          <table:table-cell table:style-name="ce3" table:formula="of:=[.N620]+1" office:value-type="float" office:value="620" calcext:value-type="float">
            <text:p>62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6" calcext:value-type="float">
            <text:p>136</text:p>
          </table:table-cell>
          <table:table-cell table:style-name="ce1" table:formula="of:=[.A622]-[.$K$1]" office:value-type="float" office:value="-13.32" calcext:value-type="float">
            <text:p>-13.32</text:p>
          </table:table-cell>
          <table:table-cell table:style-name="ce1" table:formula="of:=SUM([.$B$1:.B622])" office:value-type="float" office:value="18.36" calcext:value-type="float">
            <text:p>18.36</text:p>
          </table:table-cell>
          <table:table-cell table:style-name="ce1" table:formula="of:=MAX([.$B$1:.B622])-MIN([.$B$1:.B622])" office:value-type="float" office:value="66" calcext:value-type="float">
            <text:p>66</text:p>
          </table:table-cell>
          <table:table-cell table:style-name="ce1" table:formula="of:=STDEV([.$B$1:.B622])" office:value-type="float" office:value="19.3843444632177" calcext:value-type="float">
            <text:p>19.3843444632</text:p>
          </table:table-cell>
          <table:table-cell table:style-name="ce1" table:formula="of:=[.D622]/[.E622]" office:value-type="float" office:value="3.40480949073294" calcext:value-type="float">
            <text:p>3.4048094907</text:p>
          </table:table-cell>
          <table:table-cell table:style-name="ce1" table:number-columns-repeated="6"/>
          <table:table-cell table:style-name="ce2" table:formula="of:=LOG([.N622])" office:value-type="float" office:value="2.79309160017658" calcext:value-type="float">
            <text:p>2.7930916002</text:p>
          </table:table-cell>
          <table:table-cell table:style-name="ce3" table:formula="of:=[.N621]+1" office:value-type="float" office:value="621" calcext:value-type="float">
            <text:p>62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8" calcext:value-type="float">
            <text:p>178</text:p>
          </table:table-cell>
          <table:table-cell table:style-name="ce1" table:formula="of:=[.A623]-[.$K$1]" office:value-type="float" office:value="28.68" calcext:value-type="float">
            <text:p>28.68</text:p>
          </table:table-cell>
          <table:table-cell table:style-name="ce1" table:formula="of:=SUM([.$B$1:.B623])" office:value-type="float" office:value="18.36" calcext:value-type="float">
            <text:p>18.36</text:p>
          </table:table-cell>
          <table:table-cell table:style-name="ce1" table:formula="of:=MAX([.$B$1:.B623])-MIN([.$B$1:.B623])" office:value-type="float" office:value="66" calcext:value-type="float">
            <text:p>66</text:p>
          </table:table-cell>
          <table:table-cell table:style-name="ce1" table:formula="of:=STDEV([.$B$1:.B623])" office:value-type="float" office:value="19.4001582835679" calcext:value-type="float">
            <text:p>19.4001582836</text:p>
          </table:table-cell>
          <table:table-cell table:style-name="ce1" table:formula="of:=[.D623]/[.E623]" office:value-type="float" office:value="3.40203409865489" calcext:value-type="float">
            <text:p>3.4020340987</text:p>
          </table:table-cell>
          <table:table-cell table:style-name="ce1" table:number-columns-repeated="6"/>
          <table:table-cell table:style-name="ce2" table:formula="of:=LOG([.N623])" office:value-type="float" office:value="2.79379038469082" calcext:value-type="float">
            <text:p>2.7937903847</text:p>
          </table:table-cell>
          <table:table-cell table:style-name="ce3" table:formula="of:=[.N622]+1" office:value-type="float" office:value="622" calcext:value-type="float">
            <text:p>62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3" calcext:value-type="float">
            <text:p>143</text:p>
          </table:table-cell>
          <table:table-cell table:style-name="ce1" table:formula="of:=[.A624]-[.$K$1]" office:value-type="float" office:value="-6.31999999999999" calcext:value-type="float">
            <text:p>-6.32</text:p>
          </table:table-cell>
          <table:table-cell table:style-name="ce1" table:formula="of:=SUM([.$B$1:.B624])" office:value-type="float" office:value="18.36" calcext:value-type="float">
            <text:p>18.36</text:p>
          </table:table-cell>
          <table:table-cell table:style-name="ce1" table:formula="of:=MAX([.$B$1:.B624])-MIN([.$B$1:.B624])" office:value-type="float" office:value="66" calcext:value-type="float">
            <text:p>66</text:p>
          </table:table-cell>
          <table:table-cell table:style-name="ce1" table:formula="of:=STDEV([.$B$1:.B624])" office:value-type="float" office:value="19.3869095819701" calcext:value-type="float">
            <text:p>19.386909582</text:p>
          </table:table-cell>
          <table:table-cell table:style-name="ce1" table:formula="of:=[.D624]/[.E624]" office:value-type="float" office:value="3.40435899393581" calcext:value-type="float">
            <text:p>3.4043589939</text:p>
          </table:table-cell>
          <table:table-cell table:style-name="ce1" table:number-columns-repeated="6"/>
          <table:table-cell table:style-name="ce2" table:formula="of:=LOG([.N624])" office:value-type="float" office:value="2.79448804665917" calcext:value-type="float">
            <text:p>2.7944880467</text:p>
          </table:table-cell>
          <table:table-cell table:style-name="ce3" table:formula="of:=[.N623]+1" office:value-type="float" office:value="623" calcext:value-type="float">
            <text:p>62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7" calcext:value-type="float">
            <text:p>167</text:p>
          </table:table-cell>
          <table:table-cell table:style-name="ce1" table:formula="of:=[.A625]-[.$K$1]" office:value-type="float" office:value="17.68" calcext:value-type="float">
            <text:p>17.68</text:p>
          </table:table-cell>
          <table:table-cell table:style-name="ce1" table:formula="of:=SUM([.$B$1:.B625])" office:value-type="float" office:value="18.36" calcext:value-type="float">
            <text:p>18.36</text:p>
          </table:table-cell>
          <table:table-cell table:style-name="ce1" table:formula="of:=MAX([.$B$1:.B625])-MIN([.$B$1:.B625])" office:value-type="float" office:value="66" calcext:value-type="float">
            <text:p>66</text:p>
          </table:table-cell>
          <table:table-cell table:style-name="ce1" table:formula="of:=STDEV([.$B$1:.B625])" office:value-type="float" office:value="19.3826200234736" calcext:value-type="float">
            <text:p>19.3826200235</text:p>
          </table:table-cell>
          <table:table-cell table:style-name="ce1" table:formula="of:=[.D625]/[.E625]" office:value-type="float" office:value="3.40511241101924" calcext:value-type="float">
            <text:p>3.405112411</text:p>
          </table:table-cell>
          <table:table-cell table:style-name="ce1" table:number-columns-repeated="6"/>
          <table:table-cell table:style-name="ce2" table:formula="of:=LOG([.N625])" office:value-type="float" office:value="2.79518458968242" calcext:value-type="float">
            <text:p>2.7951845897</text:p>
          </table:table-cell>
          <table:table-cell table:style-name="ce3" table:formula="of:=[.N624]+1" office:value-type="float" office:value="624" calcext:value-type="float">
            <text:p>62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3" calcext:value-type="float">
            <text:p>153</text:p>
          </table:table-cell>
          <table:table-cell table:style-name="ce1" table:formula="of:=[.A626]-[.$K$1]" office:value-type="float" office:value="3.68000000000001" calcext:value-type="float">
            <text:p>3.68</text:p>
          </table:table-cell>
          <table:table-cell table:style-name="ce1" table:formula="of:=SUM([.$B$1:.B626])" office:value-type="float" office:value="18.36" calcext:value-type="float">
            <text:p>18.36</text:p>
          </table:table-cell>
          <table:table-cell table:style-name="ce1" table:formula="of:=MAX([.$B$1:.B626])-MIN([.$B$1:.B626])" office:value-type="float" office:value="66" calcext:value-type="float">
            <text:p>66</text:p>
          </table:table-cell>
          <table:table-cell table:style-name="ce1" table:formula="of:=STDEV([.$B$1:.B626])" office:value-type="float" office:value="19.367361695428" calcext:value-type="float">
            <text:p>19.3673616954</text:p>
          </table:table-cell>
          <table:table-cell table:style-name="ce1" table:formula="of:=[.D626]/[.E626]" office:value-type="float" office:value="3.40779508525316" calcext:value-type="float">
            <text:p>3.4077950853</text:p>
          </table:table-cell>
          <table:table-cell table:style-name="ce1" table:number-columns-repeated="6"/>
          <table:table-cell table:style-name="ce2" table:formula="of:=LOG([.N626])" office:value-type="float" office:value="2.79588001734407" calcext:value-type="float">
            <text:p>2.7958800173</text:p>
          </table:table-cell>
          <table:table-cell table:style-name="ce3" table:formula="of:=[.N625]+1" office:value-type="float" office:value="625" calcext:value-type="float">
            <text:p>62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9" calcext:value-type="float">
            <text:p>119</text:p>
          </table:table-cell>
          <table:table-cell table:style-name="ce1" table:formula="of:=[.A627]-[.$K$1]" office:value-type="float" office:value="-30.32" calcext:value-type="float">
            <text:p>-30.32</text:p>
          </table:table-cell>
          <table:table-cell table:style-name="ce1" table:formula="of:=SUM([.$B$1:.B627])" office:value-type="float" office:value="18.36" calcext:value-type="float">
            <text:p>18.36</text:p>
          </table:table-cell>
          <table:table-cell table:style-name="ce1" table:formula="of:=MAX([.$B$1:.B627])-MIN([.$B$1:.B627])" office:value-type="float" office:value="66" calcext:value-type="float">
            <text:p>66</text:p>
          </table:table-cell>
          <table:table-cell table:style-name="ce1" table:formula="of:=STDEV([.$B$1:.B627])" office:value-type="float" office:value="19.3927896403983" calcext:value-type="float">
            <text:p>19.3927896404</text:p>
          </table:table-cell>
          <table:table-cell table:style-name="ce1" table:formula="of:=[.D627]/[.E627]" office:value-type="float" office:value="3.40332676339207" calcext:value-type="float">
            <text:p>3.4033267634</text:p>
          </table:table-cell>
          <table:table-cell table:style-name="ce1" table:number-columns-repeated="6"/>
          <table:table-cell table:style-name="ce2" table:formula="of:=LOG([.N627])" office:value-type="float" office:value="2.79657433321043" calcext:value-type="float">
            <text:p>2.7965743332</text:p>
          </table:table-cell>
          <table:table-cell table:style-name="ce3" table:formula="of:=[.N626]+1" office:value-type="float" office:value="626" calcext:value-type="float">
            <text:p>62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9" calcext:value-type="float">
            <text:p>139</text:p>
          </table:table-cell>
          <table:table-cell table:style-name="ce1" table:formula="of:=[.A628]-[.$K$1]" office:value-type="float" office:value="-10.32" calcext:value-type="float">
            <text:p>-10.32</text:p>
          </table:table-cell>
          <table:table-cell table:style-name="ce1" table:formula="of:=SUM([.$B$1:.B628])" office:value-type="float" office:value="18.36" calcext:value-type="float">
            <text:p>18.36</text:p>
          </table:table-cell>
          <table:table-cell table:style-name="ce1" table:formula="of:=MAX([.$B$1:.B628])-MIN([.$B$1:.B628])" office:value-type="float" office:value="66" calcext:value-type="float">
            <text:p>66</text:p>
          </table:table-cell>
          <table:table-cell table:style-name="ce1" table:formula="of:=STDEV([.$B$1:.B628])" office:value-type="float" office:value="19.382725535061" calcext:value-type="float">
            <text:p>19.3827255351</text:p>
          </table:table-cell>
          <table:table-cell table:style-name="ce1" table:formula="of:=[.D628]/[.E628]" office:value-type="float" office:value="3.4050938749875" calcext:value-type="float">
            <text:p>3.405093875</text:p>
          </table:table-cell>
          <table:table-cell table:style-name="ce1" table:number-columns-repeated="6"/>
          <table:table-cell table:style-name="ce2" table:formula="of:=LOG([.N628])" office:value-type="float" office:value="2.79726754083072" calcext:value-type="float">
            <text:p>2.7972675408</text:p>
          </table:table-cell>
          <table:table-cell table:style-name="ce3" table:formula="of:=[.N627]+1" office:value-type="float" office:value="627" calcext:value-type="float">
            <text:p>62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6" calcext:value-type="float">
            <text:p>136</text:p>
          </table:table-cell>
          <table:table-cell table:style-name="ce1" table:formula="of:=[.A629]-[.$K$1]" office:value-type="float" office:value="-13.32" calcext:value-type="float">
            <text:p>-13.32</text:p>
          </table:table-cell>
          <table:table-cell table:style-name="ce1" table:formula="of:=SUM([.$B$1:.B629])" office:value-type="float" office:value="18.36" calcext:value-type="float">
            <text:p>18.36</text:p>
          </table:table-cell>
          <table:table-cell table:style-name="ce1" table:formula="of:=MAX([.$B$1:.B629])-MIN([.$B$1:.B629])" office:value-type="float" office:value="66" calcext:value-type="float">
            <text:p>66</text:p>
          </table:table-cell>
          <table:table-cell table:style-name="ce1" table:formula="of:=STDEV([.$B$1:.B629])" office:value-type="float" office:value="19.3758600242007" calcext:value-type="float">
            <text:p>19.3758600242</text:p>
          </table:table-cell>
          <table:table-cell table:style-name="ce1" table:formula="of:=[.D629]/[.E629]" office:value-type="float" office:value="3.40630041286246" calcext:value-type="float">
            <text:p>3.4063004129</text:p>
          </table:table-cell>
          <table:table-cell table:style-name="ce1" table:number-columns-repeated="6"/>
          <table:table-cell table:style-name="ce2" table:formula="of:=LOG([.N629])" office:value-type="float" office:value="2.7979596437372" calcext:value-type="float">
            <text:p>2.7979596437</text:p>
          </table:table-cell>
          <table:table-cell table:style-name="ce3" table:formula="of:=[.N628]+1" office:value-type="float" office:value="628" calcext:value-type="float">
            <text:p>62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7" calcext:value-type="float">
            <text:p>167</text:p>
          </table:table-cell>
          <table:table-cell table:style-name="ce1" table:formula="of:=[.A630]-[.$K$1]" office:value-type="float" office:value="17.68" calcext:value-type="float">
            <text:p>17.68</text:p>
          </table:table-cell>
          <table:table-cell table:style-name="ce1" table:formula="of:=SUM([.$B$1:.B630])" office:value-type="float" office:value="18.36" calcext:value-type="float">
            <text:p>18.36</text:p>
          </table:table-cell>
          <table:table-cell table:style-name="ce1" table:formula="of:=MAX([.$B$1:.B630])-MIN([.$B$1:.B630])" office:value-type="float" office:value="66" calcext:value-type="float">
            <text:p>66</text:p>
          </table:table-cell>
          <table:table-cell table:style-name="ce1" table:formula="of:=STDEV([.$B$1:.B630])" office:value-type="float" office:value="19.3717027188518" calcext:value-type="float">
            <text:p>19.3717027189</text:p>
          </table:table-cell>
          <table:table-cell table:style-name="ce1" table:formula="of:=[.D630]/[.E630]" office:value-type="float" office:value="3.40703142918723" calcext:value-type="float">
            <text:p>3.4070314292</text:p>
          </table:table-cell>
          <table:table-cell table:style-name="ce1" table:number-columns-repeated="6"/>
          <table:table-cell table:style-name="ce2" table:formula="of:=LOG([.N630])" office:value-type="float" office:value="2.79865064544527" calcext:value-type="float">
            <text:p>2.7986506454</text:p>
          </table:table-cell>
          <table:table-cell table:style-name="ce3" table:formula="of:=[.N629]+1" office:value-type="float" office:value="629" calcext:value-type="float">
            <text:p>62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0" calcext:value-type="float">
            <text:p>170</text:p>
          </table:table-cell>
          <table:table-cell table:style-name="ce1" table:formula="of:=[.A631]-[.$K$1]" office:value-type="float" office:value="20.68" calcext:value-type="float">
            <text:p>20.68</text:p>
          </table:table-cell>
          <table:table-cell table:style-name="ce1" table:formula="of:=SUM([.$B$1:.B631])" office:value-type="float" office:value="18.36" calcext:value-type="float">
            <text:p>18.36</text:p>
          </table:table-cell>
          <table:table-cell table:style-name="ce1" table:formula="of:=MAX([.$B$1:.B631])-MIN([.$B$1:.B631])" office:value-type="float" office:value="66" calcext:value-type="float">
            <text:p>66</text:p>
          </table:table-cell>
          <table:table-cell table:style-name="ce1" table:formula="of:=STDEV([.$B$1:.B631])" office:value-type="float" office:value="19.3719507935795" calcext:value-type="float">
            <text:p>19.3719507936</text:p>
          </table:table-cell>
          <table:table-cell table:style-name="ce1" table:formula="of:=[.D631]/[.E631]" office:value-type="float" office:value="3.40698779917791" calcext:value-type="float">
            <text:p>3.4069877992</text:p>
          </table:table-cell>
          <table:table-cell table:style-name="ce1" table:number-columns-repeated="6"/>
          <table:table-cell table:style-name="ce2" table:formula="of:=LOG([.N631])" office:value-type="float" office:value="2.79934054945358" calcext:value-type="float">
            <text:p>2.7993405495</text:p>
          </table:table-cell>
          <table:table-cell table:style-name="ce3" table:formula="of:=[.N630]+1" office:value-type="float" office:value="630" calcext:value-type="float">
            <text:p>63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1" calcext:value-type="float">
            <text:p>161</text:p>
          </table:table-cell>
          <table:table-cell table:style-name="ce1" table:formula="of:=[.A632]-[.$K$1]" office:value-type="float" office:value="11.68" calcext:value-type="float">
            <text:p>11.68</text:p>
          </table:table-cell>
          <table:table-cell table:style-name="ce1" table:formula="of:=SUM([.$B$1:.B632])" office:value-type="float" office:value="18.36" calcext:value-type="float">
            <text:p>18.36</text:p>
          </table:table-cell>
          <table:table-cell table:style-name="ce1" table:formula="of:=MAX([.$B$1:.B632])-MIN([.$B$1:.B632])" office:value-type="float" office:value="66" calcext:value-type="float">
            <text:p>66</text:p>
          </table:table-cell>
          <table:table-cell table:style-name="ce1" table:formula="of:=STDEV([.$B$1:.B632])" office:value-type="float" office:value="19.3611103072327" calcext:value-type="float">
            <text:p>19.3611103072</text:p>
          </table:table-cell>
          <table:table-cell table:style-name="ce1" table:formula="of:=[.D632]/[.E632]" office:value-type="float" office:value="3.40889540696147" calcext:value-type="float">
            <text:p>3.408895407</text:p>
          </table:table-cell>
          <table:table-cell table:style-name="ce1" table:number-columns-repeated="6"/>
          <table:table-cell table:style-name="ce2" table:formula="of:=LOG([.N632])" office:value-type="float" office:value="2.80002935924413" calcext:value-type="float">
            <text:p>2.8000293592</text:p>
          </table:table-cell>
          <table:table-cell table:style-name="ce3" table:formula="of:=[.N631]+1" office:value-type="float" office:value="631" calcext:value-type="float">
            <text:p>63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2" calcext:value-type="float">
            <text:p>162</text:p>
          </table:table-cell>
          <table:table-cell table:style-name="ce1" table:formula="of:=[.A633]-[.$K$1]" office:value-type="float" office:value="12.68" calcext:value-type="float">
            <text:p>12.68</text:p>
          </table:table-cell>
          <table:table-cell table:style-name="ce1" table:formula="of:=SUM([.$B$1:.B633])" office:value-type="float" office:value="18.36" calcext:value-type="float">
            <text:p>18.36</text:p>
          </table:table-cell>
          <table:table-cell table:style-name="ce1" table:formula="of:=MAX([.$B$1:.B633])-MIN([.$B$1:.B633])" office:value-type="float" office:value="66" calcext:value-type="float">
            <text:p>66</text:p>
          </table:table-cell>
          <table:table-cell table:style-name="ce1" table:formula="of:=STDEV([.$B$1:.B633])" office:value-type="float" office:value="19.3511814742299" calcext:value-type="float">
            <text:p>19.3511814742</text:p>
          </table:table-cell>
          <table:table-cell table:style-name="ce1" table:formula="of:=[.D633]/[.E633]" office:value-type="float" office:value="3.41064446570835" calcext:value-type="float">
            <text:p>3.4106444657</text:p>
          </table:table-cell>
          <table:table-cell table:style-name="ce1" table:number-columns-repeated="6"/>
          <table:table-cell table:style-name="ce2" table:formula="of:=LOG([.N633])" office:value-type="float" office:value="2.80071707828238" calcext:value-type="float">
            <text:p>2.8007170783</text:p>
          </table:table-cell>
          <table:table-cell table:style-name="ce3" table:formula="of:=[.N632]+1" office:value-type="float" office:value="632" calcext:value-type="float">
            <text:p>63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8" calcext:value-type="float">
            <text:p>128</text:p>
          </table:table-cell>
          <table:table-cell table:style-name="ce1" table:formula="of:=[.A634]-[.$K$1]" office:value-type="float" office:value="-21.32" calcext:value-type="float">
            <text:p>-21.32</text:p>
          </table:table-cell>
          <table:table-cell table:style-name="ce1" table:formula="of:=SUM([.$B$1:.B634])" office:value-type="float" office:value="18.36" calcext:value-type="float">
            <text:p>18.36</text:p>
          </table:table-cell>
          <table:table-cell table:style-name="ce1" table:formula="of:=MAX([.$B$1:.B634])-MIN([.$B$1:.B634])" office:value-type="float" office:value="66" calcext:value-type="float">
            <text:p>66</text:p>
          </table:table-cell>
          <table:table-cell table:style-name="ce1" table:formula="of:=STDEV([.$B$1:.B634])" office:value-type="float" office:value="19.3565693178344" calcext:value-type="float">
            <text:p>19.3565693178</text:p>
          </table:table-cell>
          <table:table-cell table:style-name="ce1" table:formula="of:=[.D634]/[.E634]" office:value-type="float" office:value="3.40969512294672" calcext:value-type="float">
            <text:p>3.4096951229</text:p>
          </table:table-cell>
          <table:table-cell table:style-name="ce1" table:number-columns-repeated="6"/>
          <table:table-cell table:style-name="ce2" table:formula="of:=LOG([.N634])" office:value-type="float" office:value="2.80140371001735" calcext:value-type="float">
            <text:p>2.80140371</text:p>
          </table:table-cell>
          <table:table-cell table:style-name="ce3" table:formula="of:=[.N633]+1" office:value-type="float" office:value="633" calcext:value-type="float">
            <text:p>63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4" calcext:value-type="float">
            <text:p>174</text:p>
          </table:table-cell>
          <table:table-cell table:style-name="ce1" table:formula="of:=[.A635]-[.$K$1]" office:value-type="float" office:value="24.68" calcext:value-type="float">
            <text:p>24.68</text:p>
          </table:table-cell>
          <table:table-cell table:style-name="ce1" table:formula="of:=SUM([.$B$1:.B635])" office:value-type="float" office:value="18.36" calcext:value-type="float">
            <text:p>18.36</text:p>
          </table:table-cell>
          <table:table-cell table:style-name="ce1" table:formula="of:=MAX([.$B$1:.B635])-MIN([.$B$1:.B635])" office:value-type="float" office:value="66" calcext:value-type="float">
            <text:p>66</text:p>
          </table:table-cell>
          <table:table-cell table:style-name="ce1" table:formula="of:=STDEV([.$B$1:.B635])" office:value-type="float" office:value="19.3637915235233" calcext:value-type="float">
            <text:p>19.3637915235</text:p>
          </table:table-cell>
          <table:table-cell table:style-name="ce1" table:formula="of:=[.D635]/[.E635]" office:value-type="float" office:value="3.40842339269263" calcext:value-type="float">
            <text:p>3.4084233927</text:p>
          </table:table-cell>
          <table:table-cell table:style-name="ce1" table:number-columns-repeated="6"/>
          <table:table-cell table:style-name="ce2" table:formula="of:=LOG([.N635])" office:value-type="float" office:value="2.80208925788173" calcext:value-type="float">
            <text:p>2.8020892579</text:p>
          </table:table-cell>
          <table:table-cell table:style-name="ce3" table:formula="of:=[.N634]+1" office:value-type="float" office:value="634" calcext:value-type="float">
            <text:p>63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9" calcext:value-type="float">
            <text:p>169</text:p>
          </table:table-cell>
          <table:table-cell table:style-name="ce1" table:formula="of:=[.A636]-[.$K$1]" office:value-type="float" office:value="19.68" calcext:value-type="float">
            <text:p>19.68</text:p>
          </table:table-cell>
          <table:table-cell table:style-name="ce1" table:formula="of:=SUM([.$B$1:.B636])" office:value-type="float" office:value="18.36" calcext:value-type="float">
            <text:p>18.36</text:p>
          </table:table-cell>
          <table:table-cell table:style-name="ce1" table:formula="of:=MAX([.$B$1:.B636])-MIN([.$B$1:.B636])" office:value-type="float" office:value="66" calcext:value-type="float">
            <text:p>66</text:p>
          </table:table-cell>
          <table:table-cell table:style-name="ce1" table:formula="of:=STDEV([.$B$1:.B636])" office:value-type="float" office:value="19.3624029870513" calcext:value-type="float">
            <text:p>19.3624029871</text:p>
          </table:table-cell>
          <table:table-cell table:style-name="ce1" table:formula="of:=[.D636]/[.E636]" office:value-type="float" office:value="3.40866782104153" calcext:value-type="float">
            <text:p>3.408667821</text:p>
          </table:table-cell>
          <table:table-cell table:style-name="ce1" table:number-columns-repeated="6"/>
          <table:table-cell table:style-name="ce2" table:formula="of:=LOG([.N636])" office:value-type="float" office:value="2.80277372529198" calcext:value-type="float">
            <text:p>2.8027737253</text:p>
          </table:table-cell>
          <table:table-cell table:style-name="ce3" table:formula="of:=[.N635]+1" office:value-type="float" office:value="635" calcext:value-type="float">
            <text:p>63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8" calcext:value-type="float">
            <text:p>168</text:p>
          </table:table-cell>
          <table:table-cell table:style-name="ce1" table:formula="of:=[.A637]-[.$K$1]" office:value-type="float" office:value="18.68" calcext:value-type="float">
            <text:p>18.68</text:p>
          </table:table-cell>
          <table:table-cell table:style-name="ce1" table:formula="of:=SUM([.$B$1:.B637])" office:value-type="float" office:value="18.36" calcext:value-type="float">
            <text:p>18.36</text:p>
          </table:table-cell>
          <table:table-cell table:style-name="ce1" table:formula="of:=MAX([.$B$1:.B637])-MIN([.$B$1:.B637])" office:value-type="float" office:value="66" calcext:value-type="float">
            <text:p>66</text:p>
          </table:table-cell>
          <table:table-cell table:style-name="ce1" table:formula="of:=STDEV([.$B$1:.B637])" office:value-type="float" office:value="19.3595200421231" calcext:value-type="float">
            <text:p>19.3595200421</text:p>
          </table:table-cell>
          <table:table-cell table:style-name="ce1" table:formula="of:=[.D637]/[.E637]" office:value-type="float" office:value="3.40917542668387" calcext:value-type="float">
            <text:p>3.4091754267</text:p>
          </table:table-cell>
          <table:table-cell table:style-name="ce1" table:number-columns-repeated="6"/>
          <table:table-cell table:style-name="ce2" table:formula="of:=LOG([.N637])" office:value-type="float" office:value="2.80345711564841" calcext:value-type="float">
            <text:p>2.8034571156</text:p>
          </table:table-cell>
          <table:table-cell table:style-name="ce3" table:formula="of:=[.N636]+1" office:value-type="float" office:value="636" calcext:value-type="float">
            <text:p>63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7" calcext:value-type="float">
            <text:p>127</text:p>
          </table:table-cell>
          <table:table-cell table:style-name="ce1" table:formula="of:=[.A638]-[.$K$1]" office:value-type="float" office:value="-22.32" calcext:value-type="float">
            <text:p>-22.32</text:p>
          </table:table-cell>
          <table:table-cell table:style-name="ce1" table:formula="of:=SUM([.$B$1:.B638])" office:value-type="float" office:value="18.36" calcext:value-type="float">
            <text:p>18.36</text:p>
          </table:table-cell>
          <table:table-cell table:style-name="ce1" table:formula="of:=MAX([.$B$1:.B638])-MIN([.$B$1:.B638])" office:value-type="float" office:value="66" calcext:value-type="float">
            <text:p>66</text:p>
          </table:table-cell>
          <table:table-cell table:style-name="ce1" table:formula="of:=STDEV([.$B$1:.B638])" office:value-type="float" office:value="19.3668327054836" calcext:value-type="float">
            <text:p>19.3668327055</text:p>
          </table:table-cell>
          <table:table-cell table:style-name="ce1" table:formula="of:=[.D638]/[.E638]" office:value-type="float" office:value="3.40788816652051" calcext:value-type="float">
            <text:p>3.4078881665</text:p>
          </table:table-cell>
          <table:table-cell table:style-name="ce1" table:number-columns-repeated="6"/>
          <table:table-cell table:style-name="ce2" table:formula="of:=LOG([.N638])" office:value-type="float" office:value="2.80413943233535" calcext:value-type="float">
            <text:p>2.8041394323</text:p>
          </table:table-cell>
          <table:table-cell table:style-name="ce3" table:formula="of:=[.N637]+1" office:value-type="float" office:value="637" calcext:value-type="float">
            <text:p>63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2" calcext:value-type="float">
            <text:p>182</text:p>
          </table:table-cell>
          <table:table-cell table:style-name="ce1" table:formula="of:=[.A639]-[.$K$1]" office:value-type="float" office:value="32.68" calcext:value-type="float">
            <text:p>32.68</text:p>
          </table:table-cell>
          <table:table-cell table:style-name="ce1" table:formula="of:=SUM([.$B$1:.B639])" office:value-type="float" office:value="18.36" calcext:value-type="float">
            <text:p>18.36</text:p>
          </table:table-cell>
          <table:table-cell table:style-name="ce1" table:formula="of:=MAX([.$B$1:.B639])-MIN([.$B$1:.B639])" office:value-type="float" office:value="66" calcext:value-type="float">
            <text:p>66</text:p>
          </table:table-cell>
          <table:table-cell table:style-name="ce1" table:formula="of:=STDEV([.$B$1:.B639])" office:value-type="float" office:value="19.3916170405198" calcext:value-type="float">
            <text:p>19.3916170405</text:p>
          </table:table-cell>
          <table:table-cell table:style-name="ce1" table:formula="of:=[.D639]/[.E639]" office:value-type="float" office:value="3.40353256059511" calcext:value-type="float">
            <text:p>3.4035325606</text:p>
          </table:table-cell>
          <table:table-cell table:style-name="ce1" table:number-columns-repeated="6"/>
          <table:table-cell table:style-name="ce2" table:formula="of:=LOG([.N639])" office:value-type="float" office:value="2.80482067872116" calcext:value-type="float">
            <text:p>2.8048206787</text:p>
          </table:table-cell>
          <table:table-cell table:style-name="ce3" table:formula="of:=[.N638]+1" office:value-type="float" office:value="638" calcext:value-type="float">
            <text:p>63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2" calcext:value-type="float">
            <text:p>182</text:p>
          </table:table-cell>
          <table:table-cell table:style-name="ce1" table:formula="of:=[.A640]-[.$K$1]" office:value-type="float" office:value="32.68" calcext:value-type="float">
            <text:p>32.68</text:p>
          </table:table-cell>
          <table:table-cell table:style-name="ce1" table:formula="of:=SUM([.$B$1:.B640])" office:value-type="float" office:value="18.36" calcext:value-type="float">
            <text:p>18.36</text:p>
          </table:table-cell>
          <table:table-cell table:style-name="ce1" table:formula="of:=MAX([.$B$1:.B640])-MIN([.$B$1:.B640])" office:value-type="float" office:value="66" calcext:value-type="float">
            <text:p>66</text:p>
          </table:table-cell>
          <table:table-cell table:style-name="ce1" table:formula="of:=STDEV([.$B$1:.B640])" office:value-type="float" office:value="19.4161678969367" calcext:value-type="float">
            <text:p>19.4161678969</text:p>
          </table:table-cell>
          <table:table-cell table:style-name="ce1" table:formula="of:=[.D640]/[.E640]" office:value-type="float" office:value="3.39922894931357" calcext:value-type="float">
            <text:p>3.3992289493</text:p>
          </table:table-cell>
          <table:table-cell table:style-name="ce1" table:number-columns-repeated="6"/>
          <table:table-cell table:style-name="ce2" table:formula="of:=LOG([.N640])" office:value-type="float" office:value="2.8055008581584" calcext:value-type="float">
            <text:p>2.8055008582</text:p>
          </table:table-cell>
          <table:table-cell table:style-name="ce3" table:formula="of:=[.N639]+1" office:value-type="float" office:value="639" calcext:value-type="float">
            <text:p>63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2" calcext:value-type="float">
            <text:p>172</text:p>
          </table:table-cell>
          <table:table-cell table:style-name="ce1" table:formula="of:=[.A641]-[.$K$1]" office:value-type="float" office:value="22.68" calcext:value-type="float">
            <text:p>22.68</text:p>
          </table:table-cell>
          <table:table-cell table:style-name="ce1" table:formula="of:=SUM([.$B$1:.B641])" office:value-type="float" office:value="18.36" calcext:value-type="float">
            <text:p>18.36</text:p>
          </table:table-cell>
          <table:table-cell table:style-name="ce1" table:formula="of:=MAX([.$B$1:.B641])-MIN([.$B$1:.B641])" office:value-type="float" office:value="66" calcext:value-type="float">
            <text:p>66</text:p>
          </table:table-cell>
          <table:table-cell table:style-name="ce1" table:formula="of:=STDEV([.$B$1:.B641])" office:value-type="float" office:value="19.4193245191894" calcext:value-type="float">
            <text:p>19.4193245192</text:p>
          </table:table-cell>
          <table:table-cell table:style-name="ce1" table:formula="of:=[.D641]/[.E641]" office:value-type="float" office:value="3.39867640271326" calcext:value-type="float">
            <text:p>3.3986764027</text:p>
          </table:table-cell>
          <table:table-cell table:style-name="ce1" table:number-columns-repeated="6"/>
          <table:table-cell table:style-name="ce2" table:formula="of:=LOG([.N641])" office:value-type="float" office:value="2.80617997398389" calcext:value-type="float">
            <text:p>2.806179974</text:p>
          </table:table-cell>
          <table:table-cell table:style-name="ce3" table:formula="of:=[.N640]+1" office:value-type="float" office:value="640" calcext:value-type="float">
            <text:p>64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2" calcext:value-type="float">
            <text:p>162</text:p>
          </table:table-cell>
          <table:table-cell table:style-name="ce1" table:formula="of:=[.A642]-[.$K$1]" office:value-type="float" office:value="12.68" calcext:value-type="float">
            <text:p>12.68</text:p>
          </table:table-cell>
          <table:table-cell table:style-name="ce1" table:formula="of:=SUM([.$B$1:.B642])" office:value-type="float" office:value="18.36" calcext:value-type="float">
            <text:p>18.36</text:p>
          </table:table-cell>
          <table:table-cell table:style-name="ce1" table:formula="of:=MAX([.$B$1:.B642])-MIN([.$B$1:.B642])" office:value-type="float" office:value="66" calcext:value-type="float">
            <text:p>66</text:p>
          </table:table-cell>
          <table:table-cell table:style-name="ce1" table:formula="of:=STDEV([.$B$1:.B642])" office:value-type="float" office:value="19.4093175207495" calcext:value-type="float">
            <text:p>19.4093175207</text:p>
          </table:table-cell>
          <table:table-cell table:style-name="ce1" table:formula="of:=[.D642]/[.E642]" office:value-type="float" office:value="3.4004286822266" calcext:value-type="float">
            <text:p>3.4004286822</text:p>
          </table:table-cell>
          <table:table-cell table:style-name="ce1" table:number-columns-repeated="6"/>
          <table:table-cell table:style-name="ce2" table:formula="of:=LOG([.N642])" office:value-type="float" office:value="2.80685802951882" calcext:value-type="float">
            <text:p>2.8068580295</text:p>
          </table:table-cell>
          <table:table-cell table:style-name="ce3" table:formula="of:=[.N641]+1" office:value-type="float" office:value="641" calcext:value-type="float">
            <text:p>64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3" calcext:value-type="float">
            <text:p>133</text:p>
          </table:table-cell>
          <table:table-cell table:style-name="ce1" table:formula="of:=[.A643]-[.$K$1]" office:value-type="float" office:value="-16.32" calcext:value-type="float">
            <text:p>-16.32</text:p>
          </table:table-cell>
          <table:table-cell table:style-name="ce1" table:formula="of:=SUM([.$B$1:.B643])" office:value-type="float" office:value="18.36" calcext:value-type="float">
            <text:p>18.36</text:p>
          </table:table-cell>
          <table:table-cell table:style-name="ce1" table:formula="of:=MAX([.$B$1:.B643])-MIN([.$B$1:.B643])" office:value-type="float" office:value="66" calcext:value-type="float">
            <text:p>66</text:p>
          </table:table-cell>
          <table:table-cell table:style-name="ce1" table:formula="of:=STDEV([.$B$1:.B643])" office:value-type="float" office:value="19.4067428313132" calcext:value-type="float">
            <text:p>19.4067428313</text:p>
          </table:table-cell>
          <table:table-cell table:style-name="ce1" table:formula="of:=[.D643]/[.E643]" office:value-type="float" office:value="3.40087981655054" calcext:value-type="float">
            <text:p>3.4008798166</text:p>
          </table:table-cell>
          <table:table-cell table:style-name="ce1" table:number-columns-repeated="6"/>
          <table:table-cell table:style-name="ce2" table:formula="of:=LOG([.N643])" office:value-type="float" office:value="2.80753502806885" calcext:value-type="float">
            <text:p>2.8075350281</text:p>
          </table:table-cell>
          <table:table-cell table:style-name="ce3" table:formula="of:=[.N642]+1" office:value-type="float" office:value="642" calcext:value-type="float">
            <text:p>64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7" calcext:value-type="float">
            <text:p>167</text:p>
          </table:table-cell>
          <table:table-cell table:style-name="ce1" table:formula="of:=[.A644]-[.$K$1]" office:value-type="float" office:value="17.68" calcext:value-type="float">
            <text:p>17.68</text:p>
          </table:table-cell>
          <table:table-cell table:style-name="ce1" table:formula="of:=SUM([.$B$1:.B644])" office:value-type="float" office:value="18.36" calcext:value-type="float">
            <text:p>18.36</text:p>
          </table:table-cell>
          <table:table-cell table:style-name="ce1" table:formula="of:=MAX([.$B$1:.B644])-MIN([.$B$1:.B644])" office:value-type="float" office:value="66" calcext:value-type="float">
            <text:p>66</text:p>
          </table:table-cell>
          <table:table-cell table:style-name="ce1" table:formula="of:=STDEV([.$B$1:.B644])" office:value-type="float" office:value="19.4023257718271" calcext:value-type="float">
            <text:p>19.4023257718</text:p>
          </table:table-cell>
          <table:table-cell table:style-name="ce1" table:formula="of:=[.D644]/[.E644]" office:value-type="float" office:value="3.40165404787887" calcext:value-type="float">
            <text:p>3.4016540479</text:p>
          </table:table-cell>
          <table:table-cell table:style-name="ce1" table:number-columns-repeated="6"/>
          <table:table-cell table:style-name="ce2" table:formula="of:=LOG([.N644])" office:value-type="float" office:value="2.80821097292422" calcext:value-type="float">
            <text:p>2.8082109729</text:p>
          </table:table-cell>
          <table:table-cell table:style-name="ce3" table:formula="of:=[.N643]+1" office:value-type="float" office:value="643" calcext:value-type="float">
            <text:p>64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8" calcext:value-type="float">
            <text:p>128</text:p>
          </table:table-cell>
          <table:table-cell table:style-name="ce1" table:formula="of:=[.A645]-[.$K$1]" office:value-type="float" office:value="-21.32" calcext:value-type="float">
            <text:p>-21.32</text:p>
          </table:table-cell>
          <table:table-cell table:style-name="ce1" table:formula="of:=SUM([.$B$1:.B645])" office:value-type="float" office:value="18.36" calcext:value-type="float">
            <text:p>18.36</text:p>
          </table:table-cell>
          <table:table-cell table:style-name="ce1" table:formula="of:=MAX([.$B$1:.B645])-MIN([.$B$1:.B645])" office:value-type="float" office:value="66" calcext:value-type="float">
            <text:p>66</text:p>
          </table:table-cell>
          <table:table-cell table:style-name="ce1" table:formula="of:=STDEV([.$B$1:.B645])" office:value-type="float" office:value="19.4078324578165" calcext:value-type="float">
            <text:p>19.4078324578</text:p>
          </table:table-cell>
          <table:table-cell table:style-name="ce1" table:formula="of:=[.D645]/[.E645]" office:value-type="float" office:value="3.4006888787531" calcext:value-type="float">
            <text:p>3.4006888788</text:p>
          </table:table-cell>
          <table:table-cell table:style-name="ce1" table:number-columns-repeated="6"/>
          <table:table-cell table:style-name="ce2" table:formula="of:=LOG([.N645])" office:value-type="float" office:value="2.80888586735981" calcext:value-type="float">
            <text:p>2.8088858674</text:p>
          </table:table-cell>
          <table:table-cell table:style-name="ce3" table:formula="of:=[.N644]+1" office:value-type="float" office:value="644" calcext:value-type="float">
            <text:p>64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7" calcext:value-type="float">
            <text:p>117</text:p>
          </table:table-cell>
          <table:table-cell table:style-name="ce1" table:formula="of:=[.A646]-[.$K$1]" office:value-type="float" office:value="-32.32" calcext:value-type="float">
            <text:p>-32.32</text:p>
          </table:table-cell>
          <table:table-cell table:style-name="ce1" table:formula="of:=SUM([.$B$1:.B646])" office:value-type="float" office:value="18.36" calcext:value-type="float">
            <text:p>18.36</text:p>
          </table:table-cell>
          <table:table-cell table:style-name="ce1" table:formula="of:=MAX([.$B$1:.B646])-MIN([.$B$1:.B646])" office:value-type="float" office:value="66" calcext:value-type="float">
            <text:p>66</text:p>
          </table:table-cell>
          <table:table-cell table:style-name="ce1" table:formula="of:=STDEV([.$B$1:.B646])" office:value-type="float" office:value="19.4379374557256" calcext:value-type="float">
            <text:p>19.4379374557</text:p>
          </table:table-cell>
          <table:table-cell table:style-name="ce1" table:formula="of:=[.D646]/[.E646]" office:value-type="float" office:value="3.39542197572815" calcext:value-type="float">
            <text:p>3.3954219757</text:p>
          </table:table-cell>
          <table:table-cell table:style-name="ce1" table:number-columns-repeated="6"/>
          <table:table-cell table:style-name="ce2" table:formula="of:=LOG([.N646])" office:value-type="float" office:value="2.80955971463527" calcext:value-type="float">
            <text:p>2.8095597146</text:p>
          </table:table-cell>
          <table:table-cell table:style-name="ce3" table:formula="of:=[.N645]+1" office:value-type="float" office:value="645" calcext:value-type="float">
            <text:p>64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7" calcext:value-type="float">
            <text:p>157</text:p>
          </table:table-cell>
          <table:table-cell table:style-name="ce1" table:formula="of:=[.A647]-[.$K$1]" office:value-type="float" office:value="7.68000000000001" calcext:value-type="float">
            <text:p>7.68</text:p>
          </table:table-cell>
          <table:table-cell table:style-name="ce1" table:formula="of:=SUM([.$B$1:.B647])" office:value-type="float" office:value="18.36" calcext:value-type="float">
            <text:p>18.36</text:p>
          </table:table-cell>
          <table:table-cell table:style-name="ce1" table:formula="of:=MAX([.$B$1:.B647])-MIN([.$B$1:.B647])" office:value-type="float" office:value="66" calcext:value-type="float">
            <text:p>66</text:p>
          </table:table-cell>
          <table:table-cell table:style-name="ce1" table:formula="of:=STDEV([.$B$1:.B647])" office:value-type="float" office:value="19.4245145417947" calcext:value-type="float">
            <text:p>19.4245145418</text:p>
          </table:table-cell>
          <table:table-cell table:style-name="ce1" table:formula="of:=[.D647]/[.E647]" office:value-type="float" office:value="3.39776831271594" calcext:value-type="float">
            <text:p>3.3977683127</text:p>
          </table:table-cell>
          <table:table-cell table:style-name="ce1" table:number-columns-repeated="6"/>
          <table:table-cell table:style-name="ce2" table:formula="of:=LOG([.N647])" office:value-type="float" office:value="2.81023251799508" calcext:value-type="float">
            <text:p>2.810232518</text:p>
          </table:table-cell>
          <table:table-cell table:style-name="ce3" table:formula="of:=[.N646]+1" office:value-type="float" office:value="646" calcext:value-type="float">
            <text:p>64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5" calcext:value-type="float">
            <text:p>155</text:p>
          </table:table-cell>
          <table:table-cell table:style-name="ce1" table:formula="of:=[.A648]-[.$K$1]" office:value-type="float" office:value="5.68000000000001" calcext:value-type="float">
            <text:p>5.68</text:p>
          </table:table-cell>
          <table:table-cell table:style-name="ce1" table:formula="of:=SUM([.$B$1:.B648])" office:value-type="float" office:value="18.36" calcext:value-type="float">
            <text:p>18.36</text:p>
          </table:table-cell>
          <table:table-cell table:style-name="ce1" table:formula="of:=MAX([.$B$1:.B648])-MIN([.$B$1:.B648])" office:value-type="float" office:value="66" calcext:value-type="float">
            <text:p>66</text:p>
          </table:table-cell>
          <table:table-cell table:style-name="ce1" table:formula="of:=STDEV([.$B$1:.B648])" office:value-type="float" office:value="19.4102623914984" calcext:value-type="float">
            <text:p>19.4102623915</text:p>
          </table:table-cell>
          <table:table-cell table:style-name="ce1" table:formula="of:=[.D648]/[.E648]" office:value-type="float" office:value="3.40026315300651" calcext:value-type="float">
            <text:p>3.400263153</text:p>
          </table:table-cell>
          <table:table-cell table:style-name="ce1" table:number-columns-repeated="6"/>
          <table:table-cell table:style-name="ce2" table:formula="of:=LOG([.N648])" office:value-type="float" office:value="2.8109042806687" calcext:value-type="float">
            <text:p>2.8109042807</text:p>
          </table:table-cell>
          <table:table-cell table:style-name="ce3" table:formula="of:=[.N647]+1" office:value-type="float" office:value="647" calcext:value-type="float">
            <text:p>64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1" calcext:value-type="float">
            <text:p>171</text:p>
          </table:table-cell>
          <table:table-cell table:style-name="ce1" table:formula="of:=[.A649]-[.$K$1]" office:value-type="float" office:value="21.68" calcext:value-type="float">
            <text:p>21.68</text:p>
          </table:table-cell>
          <table:table-cell table:style-name="ce1" table:formula="of:=SUM([.$B$1:.B649])" office:value-type="float" office:value="18.36" calcext:value-type="float">
            <text:p>18.36</text:p>
          </table:table-cell>
          <table:table-cell table:style-name="ce1" table:formula="of:=MAX([.$B$1:.B649])-MIN([.$B$1:.B649])" office:value-type="float" office:value="66" calcext:value-type="float">
            <text:p>66</text:p>
          </table:table-cell>
          <table:table-cell table:style-name="ce1" table:formula="of:=STDEV([.$B$1:.B649])" office:value-type="float" office:value="19.4117701846329" calcext:value-type="float">
            <text:p>19.4117701846</text:p>
          </table:table-cell>
          <table:table-cell table:style-name="ce1" table:formula="of:=[.D649]/[.E649]" office:value-type="float" office:value="3.39999904038881" calcext:value-type="float">
            <text:p>3.3999990404</text:p>
          </table:table-cell>
          <table:table-cell table:style-name="ce1" table:number-columns-repeated="6"/>
          <table:table-cell table:style-name="ce2" table:formula="of:=LOG([.N649])" office:value-type="float" office:value="2.81157500587059" calcext:value-type="float">
            <text:p>2.8115750059</text:p>
          </table:table-cell>
          <table:table-cell table:style-name="ce3" table:formula="of:=[.N648]+1" office:value-type="float" office:value="648" calcext:value-type="float">
            <text:p>64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0" calcext:value-type="float">
            <text:p>180</text:p>
          </table:table-cell>
          <table:table-cell table:style-name="ce1" table:formula="of:=[.A650]-[.$K$1]" office:value-type="float" office:value="30.68" calcext:value-type="float">
            <text:p>30.68</text:p>
          </table:table-cell>
          <table:table-cell table:style-name="ce1" table:formula="of:=SUM([.$B$1:.B650])" office:value-type="float" office:value="18.36" calcext:value-type="float">
            <text:p>18.36</text:p>
          </table:table-cell>
          <table:table-cell table:style-name="ce1" table:formula="of:=MAX([.$B$1:.B650])-MIN([.$B$1:.B650])" office:value-type="float" office:value="66" calcext:value-type="float">
            <text:p>66</text:p>
          </table:table-cell>
          <table:table-cell table:style-name="ce1" table:formula="of:=STDEV([.$B$1:.B650])" office:value-type="float" office:value="19.4309370755381" calcext:value-type="float">
            <text:p>19.4309370755</text:p>
          </table:table-cell>
          <table:table-cell table:style-name="ce1" table:formula="of:=[.D650]/[.E650]" office:value-type="float" office:value="3.39664524378953" calcext:value-type="float">
            <text:p>3.3966452438</text:p>
          </table:table-cell>
          <table:table-cell table:style-name="ce1" table:number-columns-repeated="6"/>
          <table:table-cell table:style-name="ce2" table:formula="of:=LOG([.N650])" office:value-type="float" office:value="2.81224469680037" calcext:value-type="float">
            <text:p>2.8122446968</text:p>
          </table:table-cell>
          <table:table-cell table:style-name="ce3" table:formula="of:=[.N649]+1" office:value-type="float" office:value="649" calcext:value-type="float">
            <text:p>64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8" calcext:value-type="float">
            <text:p>158</text:p>
          </table:table-cell>
          <table:table-cell table:style-name="ce1" table:formula="of:=[.A651]-[.$K$1]" office:value-type="float" office:value="8.68000000000001" calcext:value-type="float">
            <text:p>8.68</text:p>
          </table:table-cell>
          <table:table-cell table:style-name="ce1" table:formula="of:=SUM([.$B$1:.B651])" office:value-type="float" office:value="18.36" calcext:value-type="float">
            <text:p>18.36</text:p>
          </table:table-cell>
          <table:table-cell table:style-name="ce1" table:formula="of:=MAX([.$B$1:.B651])-MIN([.$B$1:.B651])" office:value-type="float" office:value="66" calcext:value-type="float">
            <text:p>66</text:p>
          </table:table-cell>
          <table:table-cell table:style-name="ce1" table:formula="of:=STDEV([.$B$1:.B651])" office:value-type="float" office:value="19.4180941333275" calcext:value-type="float">
            <text:p>19.4180941333</text:p>
          </table:table-cell>
          <table:table-cell table:style-name="ce1" table:formula="of:=[.D651]/[.E651]" office:value-type="float" office:value="3.39889175254968" calcext:value-type="float">
            <text:p>3.3988917525</text:p>
          </table:table-cell>
          <table:table-cell table:style-name="ce1" table:number-columns-repeated="6"/>
          <table:table-cell table:style-name="ce2" table:formula="of:=LOG([.N651])" office:value-type="float" office:value="2.81291335664286" calcext:value-type="float">
            <text:p>2.8129133566</text:p>
          </table:table-cell>
          <table:table-cell table:style-name="ce3" table:formula="of:=[.N650]+1" office:value-type="float" office:value="650" calcext:value-type="float">
            <text:p>65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6" calcext:value-type="float">
            <text:p>126</text:p>
          </table:table-cell>
          <table:table-cell table:style-name="ce1" table:formula="of:=[.A652]-[.$K$1]" office:value-type="float" office:value="-23.32" calcext:value-type="float">
            <text:p>-23.32</text:p>
          </table:table-cell>
          <table:table-cell table:style-name="ce1" table:formula="of:=SUM([.$B$1:.B652])" office:value-type="float" office:value="18.36" calcext:value-type="float">
            <text:p>18.36</text:p>
          </table:table-cell>
          <table:table-cell table:style-name="ce1" table:formula="of:=MAX([.$B$1:.B652])-MIN([.$B$1:.B652])" office:value-type="float" office:value="66" calcext:value-type="float">
            <text:p>66</text:p>
          </table:table-cell>
          <table:table-cell table:style-name="ce1" table:formula="of:=STDEV([.$B$1:.B652])" office:value-type="float" office:value="19.4272878366823" calcext:value-type="float">
            <text:p>19.4272878367</text:p>
          </table:table-cell>
          <table:table-cell table:style-name="ce1" table:formula="of:=[.D652]/[.E652]" office:value-type="float" office:value="3.39728327262336" calcext:value-type="float">
            <text:p>3.3972832726</text:p>
          </table:table-cell>
          <table:table-cell table:style-name="ce1" table:number-columns-repeated="6"/>
          <table:table-cell table:style-name="ce2" table:formula="of:=LOG([.N652])" office:value-type="float" office:value="2.81358098856819" calcext:value-type="float">
            <text:p>2.8135809886</text:p>
          </table:table-cell>
          <table:table-cell table:style-name="ce3" table:formula="of:=[.N651]+1" office:value-type="float" office:value="651" calcext:value-type="float">
            <text:p>65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2" calcext:value-type="float">
            <text:p>152</text:p>
          </table:table-cell>
          <table:table-cell table:style-name="ce1" table:formula="of:=[.A653]-[.$K$1]" office:value-type="float" office:value="2.68000000000001" calcext:value-type="float">
            <text:p>2.68</text:p>
          </table:table-cell>
          <table:table-cell table:style-name="ce1" table:formula="of:=SUM([.$B$1:.B653])" office:value-type="float" office:value="18.36" calcext:value-type="float">
            <text:p>18.36</text:p>
          </table:table-cell>
          <table:table-cell table:style-name="ce1" table:formula="of:=MAX([.$B$1:.B653])-MIN([.$B$1:.B653])" office:value-type="float" office:value="66" calcext:value-type="float">
            <text:p>66</text:p>
          </table:table-cell>
          <table:table-cell table:style-name="ce1" table:formula="of:=STDEV([.$B$1:.B653])" office:value-type="float" office:value="19.412453639058" calcext:value-type="float">
            <text:p>19.4124536391</text:p>
          </table:table-cell>
          <table:table-cell table:style-name="ce1" table:formula="of:=[.D653]/[.E653]" office:value-type="float" office:value="3.39987933659284" calcext:value-type="float">
            <text:p>3.3998793366</text:p>
          </table:table-cell>
          <table:table-cell table:style-name="ce1" table:number-columns-repeated="6"/>
          <table:table-cell table:style-name="ce2" table:formula="of:=LOG([.N653])" office:value-type="float" office:value="2.81424759573192" calcext:value-type="float">
            <text:p>2.8142475957</text:p>
          </table:table-cell>
          <table:table-cell table:style-name="ce3" table:formula="of:=[.N652]+1" office:value-type="float" office:value="652" calcext:value-type="float">
            <text:p>65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1" calcext:value-type="float">
            <text:p>181</text:p>
          </table:table-cell>
          <table:table-cell table:style-name="ce1" table:formula="of:=[.A654]-[.$K$1]" office:value-type="float" office:value="31.68" calcext:value-type="float">
            <text:p>31.68</text:p>
          </table:table-cell>
          <table:table-cell table:style-name="ce1" table:formula="of:=SUM([.$B$1:.B654])" office:value-type="float" office:value="18.36" calcext:value-type="float">
            <text:p>18.36</text:p>
          </table:table-cell>
          <table:table-cell table:style-name="ce1" table:formula="of:=MAX([.$B$1:.B654])-MIN([.$B$1:.B654])" office:value-type="float" office:value="66" calcext:value-type="float">
            <text:p>66</text:p>
          </table:table-cell>
          <table:table-cell table:style-name="ce1" table:formula="of:=STDEV([.$B$1:.B654])" office:value-type="float" office:value="19.4338014216631" calcext:value-type="float">
            <text:p>19.4338014217</text:p>
          </table:table-cell>
          <table:table-cell table:style-name="ce1" table:formula="of:=[.D654]/[.E654]" office:value-type="float" office:value="3.39614461257328" calcext:value-type="float">
            <text:p>3.3961446126</text:p>
          </table:table-cell>
          <table:table-cell table:style-name="ce1" table:number-columns-repeated="6"/>
          <table:table-cell table:style-name="ce2" table:formula="of:=LOG([.N654])" office:value-type="float" office:value="2.81491318127507" calcext:value-type="float">
            <text:p>2.8149131813</text:p>
          </table:table-cell>
          <table:table-cell table:style-name="ce3" table:formula="of:=[.N653]+1" office:value-type="float" office:value="653" calcext:value-type="float">
            <text:p>65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2" calcext:value-type="float">
            <text:p>182</text:p>
          </table:table-cell>
          <table:table-cell table:style-name="ce1" table:formula="of:=[.A655]-[.$K$1]" office:value-type="float" office:value="32.68" calcext:value-type="float">
            <text:p>32.68</text:p>
          </table:table-cell>
          <table:table-cell table:style-name="ce1" table:formula="of:=SUM([.$B$1:.B655])" office:value-type="float" office:value="18.36" calcext:value-type="float">
            <text:p>18.36</text:p>
          </table:table-cell>
          <table:table-cell table:style-name="ce1" table:formula="of:=MAX([.$B$1:.B655])-MIN([.$B$1:.B655])" office:value-type="float" office:value="66" calcext:value-type="float">
            <text:p>66</text:p>
          </table:table-cell>
          <table:table-cell table:style-name="ce1" table:formula="of:=STDEV([.$B$1:.B655])" office:value-type="float" office:value="19.4573658084261" calcext:value-type="float">
            <text:p>19.4573658084</text:p>
          </table:table-cell>
          <table:table-cell table:style-name="ce1" table:formula="of:=[.D655]/[.E655]" office:value-type="float" office:value="3.39203161670623" calcext:value-type="float">
            <text:p>3.3920316167</text:p>
          </table:table-cell>
          <table:table-cell table:style-name="ce1" table:number-columns-repeated="6"/>
          <table:table-cell table:style-name="ce2" table:formula="of:=LOG([.N655])" office:value-type="float" office:value="2.81557774832427" calcext:value-type="float">
            <text:p>2.8155777483</text:p>
          </table:table-cell>
          <table:table-cell table:style-name="ce3" table:formula="of:=[.N654]+1" office:value-type="float" office:value="654" calcext:value-type="float">
            <text:p>65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2" calcext:value-type="float">
            <text:p>152</text:p>
          </table:table-cell>
          <table:table-cell table:style-name="ce1" table:formula="of:=[.A656]-[.$K$1]" office:value-type="float" office:value="2.68000000000001" calcext:value-type="float">
            <text:p>2.68</text:p>
          </table:table-cell>
          <table:table-cell table:style-name="ce1" table:formula="of:=SUM([.$B$1:.B656])" office:value-type="float" office:value="18.36" calcext:value-type="float">
            <text:p>18.36</text:p>
          </table:table-cell>
          <table:table-cell table:style-name="ce1" table:formula="of:=MAX([.$B$1:.B656])-MIN([.$B$1:.B656])" office:value-type="float" office:value="66" calcext:value-type="float">
            <text:p>66</text:p>
          </table:table-cell>
          <table:table-cell table:style-name="ce1" table:formula="of:=STDEV([.$B$1:.B656])" office:value-type="float" office:value="19.4425668399235" calcext:value-type="float">
            <text:p>19.4425668399</text:p>
          </table:table-cell>
          <table:table-cell table:style-name="ce1" table:formula="of:=[.D656]/[.E656]" office:value-type="float" office:value="3.3946135067143" calcext:value-type="float">
            <text:p>3.3946135067</text:p>
          </table:table-cell>
          <table:table-cell table:style-name="ce1" table:number-columns-repeated="6"/>
          <table:table-cell table:style-name="ce2" table:formula="of:=LOG([.N656])" office:value-type="float" office:value="2.81624129999178" calcext:value-type="float">
            <text:p>2.8162413</text:p>
          </table:table-cell>
          <table:table-cell table:style-name="ce3" table:formula="of:=[.N655]+1" office:value-type="float" office:value="655" calcext:value-type="float">
            <text:p>65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6" calcext:value-type="float">
            <text:p>146</text:p>
          </table:table-cell>
          <table:table-cell table:style-name="ce1" table:formula="of:=[.A657]-[.$K$1]" office:value-type="float" office:value="-3.31999999999999" calcext:value-type="float">
            <text:p>-3.32</text:p>
          </table:table-cell>
          <table:table-cell table:style-name="ce1" table:formula="of:=SUM([.$B$1:.B657])" office:value-type="float" office:value="18.36" calcext:value-type="float">
            <text:p>18.36</text:p>
          </table:table-cell>
          <table:table-cell table:style-name="ce1" table:formula="of:=MAX([.$B$1:.B657])-MIN([.$B$1:.B657])" office:value-type="float" office:value="66" calcext:value-type="float">
            <text:p>66</text:p>
          </table:table-cell>
          <table:table-cell table:style-name="ce1" table:formula="of:=STDEV([.$B$1:.B657])" office:value-type="float" office:value="19.4286327902366" calcext:value-type="float">
            <text:p>19.4286327902</text:p>
          </table:table-cell>
          <table:table-cell table:style-name="ce1" table:formula="of:=[.D657]/[.E657]" office:value-type="float" office:value="3.39704809456107" calcext:value-type="float">
            <text:p>3.3970480946</text:p>
          </table:table-cell>
          <table:table-cell table:style-name="ce1" table:number-columns-repeated="6"/>
          <table:table-cell table:style-name="ce2" table:formula="of:=LOG([.N657])" office:value-type="float" office:value="2.81690383937566" calcext:value-type="float">
            <text:p>2.8169038394</text:p>
          </table:table-cell>
          <table:table-cell table:style-name="ce3" table:formula="of:=[.N656]+1" office:value-type="float" office:value="656" calcext:value-type="float">
            <text:p>65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6" calcext:value-type="float">
            <text:p>126</text:p>
          </table:table-cell>
          <table:table-cell table:style-name="ce1" table:formula="of:=[.A658]-[.$K$1]" office:value-type="float" office:value="-23.32" calcext:value-type="float">
            <text:p>-23.32</text:p>
          </table:table-cell>
          <table:table-cell table:style-name="ce1" table:formula="of:=SUM([.$B$1:.B658])" office:value-type="float" office:value="18.36" calcext:value-type="float">
            <text:p>18.36</text:p>
          </table:table-cell>
          <table:table-cell table:style-name="ce1" table:formula="of:=MAX([.$B$1:.B658])-MIN([.$B$1:.B658])" office:value-type="float" office:value="66" calcext:value-type="float">
            <text:p>66</text:p>
          </table:table-cell>
          <table:table-cell table:style-name="ce1" table:formula="of:=STDEV([.$B$1:.B658])" office:value-type="float" office:value="19.4378242096897" calcext:value-type="float">
            <text:p>19.4378242097</text:p>
          </table:table-cell>
          <table:table-cell table:style-name="ce1" table:formula="of:=[.D658]/[.E658]" office:value-type="float" office:value="3.39544175767878" calcext:value-type="float">
            <text:p>3.3954417577</text:p>
          </table:table-cell>
          <table:table-cell table:style-name="ce1" table:number-columns-repeated="6"/>
          <table:table-cell table:style-name="ce2" table:formula="of:=LOG([.N658])" office:value-type="float" office:value="2.81756536955978" calcext:value-type="float">
            <text:p>2.8175653696</text:p>
          </table:table-cell>
          <table:table-cell table:style-name="ce3" table:formula="of:=[.N657]+1" office:value-type="float" office:value="657" calcext:value-type="float">
            <text:p>65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0" calcext:value-type="float">
            <text:p>120</text:p>
          </table:table-cell>
          <table:table-cell table:style-name="ce1" table:formula="of:=[.A659]-[.$K$1]" office:value-type="float" office:value="-29.32" calcext:value-type="float">
            <text:p>-29.32</text:p>
          </table:table-cell>
          <table:table-cell table:style-name="ce1" table:formula="of:=SUM([.$B$1:.B659])" office:value-type="float" office:value="18.36" calcext:value-type="float">
            <text:p>18.36</text:p>
          </table:table-cell>
          <table:table-cell table:style-name="ce1" table:formula="of:=MAX([.$B$1:.B659])-MIN([.$B$1:.B659])" office:value-type="float" office:value="66" calcext:value-type="float">
            <text:p>66</text:p>
          </table:table-cell>
          <table:table-cell table:style-name="ce1" table:formula="of:=STDEV([.$B$1:.B659])" office:value-type="float" office:value="19.4598860561696" calcext:value-type="float">
            <text:p>19.4598860562</text:p>
          </table:table-cell>
          <table:table-cell table:style-name="ce1" table:formula="of:=[.D659]/[.E659]" office:value-type="float" office:value="3.39159231505754" calcext:value-type="float">
            <text:p>3.3915923151</text:p>
          </table:table-cell>
          <table:table-cell table:style-name="ce1" table:number-columns-repeated="6"/>
          <table:table-cell table:style-name="ce2" table:formula="of:=LOG([.N659])" office:value-type="float" office:value="2.81822589361396" calcext:value-type="float">
            <text:p>2.8182258936</text:p>
          </table:table-cell>
          <table:table-cell table:style-name="ce3" table:formula="of:=[.N658]+1" office:value-type="float" office:value="658" calcext:value-type="float">
            <text:p>65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3" calcext:value-type="float">
            <text:p>153</text:p>
          </table:table-cell>
          <table:table-cell table:style-name="ce1" table:formula="of:=[.A660]-[.$K$1]" office:value-type="float" office:value="3.68000000000001" calcext:value-type="float">
            <text:p>3.68</text:p>
          </table:table-cell>
          <table:table-cell table:style-name="ce1" table:formula="of:=SUM([.$B$1:.B660])" office:value-type="float" office:value="18.36" calcext:value-type="float">
            <text:p>18.36</text:p>
          </table:table-cell>
          <table:table-cell table:style-name="ce1" table:formula="of:=MAX([.$B$1:.B660])-MIN([.$B$1:.B660])" office:value-type="float" office:value="66" calcext:value-type="float">
            <text:p>66</text:p>
          </table:table-cell>
          <table:table-cell table:style-name="ce1" table:formula="of:=STDEV([.$B$1:.B660])" office:value-type="float" office:value="19.445326019513" calcext:value-type="float">
            <text:p>19.4453260195</text:p>
          </table:table-cell>
          <table:table-cell table:style-name="ce1" table:formula="of:=[.D660]/[.E660]" office:value-type="float" office:value="3.39413183063993" calcext:value-type="float">
            <text:p>3.3941318306</text:p>
          </table:table-cell>
          <table:table-cell table:style-name="ce1" table:number-columns-repeated="6"/>
          <table:table-cell table:style-name="ce2" table:formula="of:=LOG([.N660])" office:value-type="float" office:value="2.81888541459401" calcext:value-type="float">
            <text:p>2.8188854146</text:p>
          </table:table-cell>
          <table:table-cell table:style-name="ce3" table:formula="of:=[.N659]+1" office:value-type="float" office:value="659" calcext:value-type="float">
            <text:p>65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6" calcext:value-type="float">
            <text:p>136</text:p>
          </table:table-cell>
          <table:table-cell table:style-name="ce1" table:formula="of:=[.A661]-[.$K$1]" office:value-type="float" office:value="-13.32" calcext:value-type="float">
            <text:p>-13.32</text:p>
          </table:table-cell>
          <table:table-cell table:style-name="ce1" table:formula="of:=SUM([.$B$1:.B661])" office:value-type="float" office:value="18.36" calcext:value-type="float">
            <text:p>18.36</text:p>
          </table:table-cell>
          <table:table-cell table:style-name="ce1" table:formula="of:=MAX([.$B$1:.B661])-MIN([.$B$1:.B661])" office:value-type="float" office:value="66" calcext:value-type="float">
            <text:p>66</text:p>
          </table:table-cell>
          <table:table-cell table:style-name="ce1" table:formula="of:=STDEV([.$B$1:.B661])" office:value-type="float" office:value="19.438977136631" calcext:value-type="float">
            <text:p>19.4389771366</text:p>
          </table:table-cell>
          <table:table-cell table:style-name="ce1" table:formula="of:=[.D661]/[.E661]" office:value-type="float" office:value="3.39524037381726" calcext:value-type="float">
            <text:p>3.3952403738</text:p>
          </table:table-cell>
          <table:table-cell table:style-name="ce1" table:number-columns-repeated="6"/>
          <table:table-cell table:style-name="ce2" table:formula="of:=LOG([.N661])" office:value-type="float" office:value="2.81954393554187" calcext:value-type="float">
            <text:p>2.8195439355</text:p>
          </table:table-cell>
          <table:table-cell table:style-name="ce3" table:formula="of:=[.N660]+1" office:value-type="float" office:value="660" calcext:value-type="float">
            <text:p>66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1" calcext:value-type="float">
            <text:p>121</text:p>
          </table:table-cell>
          <table:table-cell table:style-name="ce1" table:formula="of:=[.A662]-[.$K$1]" office:value-type="float" office:value="-28.32" calcext:value-type="float">
            <text:p>-28.32</text:p>
          </table:table-cell>
          <table:table-cell table:style-name="ce1" table:formula="of:=SUM([.$B$1:.B662])" office:value-type="float" office:value="18.36" calcext:value-type="float">
            <text:p>18.36</text:p>
          </table:table-cell>
          <table:table-cell table:style-name="ce1" table:formula="of:=MAX([.$B$1:.B662])-MIN([.$B$1:.B662])" office:value-type="float" office:value="66" calcext:value-type="float">
            <text:p>66</text:p>
          </table:table-cell>
          <table:table-cell table:style-name="ce1" table:formula="of:=STDEV([.$B$1:.B662])" office:value-type="float" office:value="19.4584394775217" calcext:value-type="float">
            <text:p>19.4584394775</text:p>
          </table:table-cell>
          <table:table-cell table:style-name="ce1" table:formula="of:=[.D662]/[.E662]" office:value-type="float" office:value="3.39184445269842" calcext:value-type="float">
            <text:p>3.3918444527</text:p>
          </table:table-cell>
          <table:table-cell table:style-name="ce1" table:number-columns-repeated="6"/>
          <table:table-cell table:style-name="ce2" table:formula="of:=LOG([.N662])" office:value-type="float" office:value="2.82020145948564" calcext:value-type="float">
            <text:p>2.8202014595</text:p>
          </table:table-cell>
          <table:table-cell table:style-name="ce3" table:formula="of:=[.N661]+1" office:value-type="float" office:value="661" calcext:value-type="float">
            <text:p>66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6" calcext:value-type="float">
            <text:p>146</text:p>
          </table:table-cell>
          <table:table-cell table:style-name="ce1" table:formula="of:=[.A663]-[.$K$1]" office:value-type="float" office:value="-3.31999999999999" calcext:value-type="float">
            <text:p>-3.32</text:p>
          </table:table-cell>
          <table:table-cell table:style-name="ce1" table:formula="of:=SUM([.$B$1:.B663])" office:value-type="float" office:value="18.36" calcext:value-type="float">
            <text:p>18.36</text:p>
          </table:table-cell>
          <table:table-cell table:style-name="ce1" table:formula="of:=MAX([.$B$1:.B663])-MIN([.$B$1:.B663])" office:value-type="float" office:value="66" calcext:value-type="float">
            <text:p>66</text:p>
          </table:table-cell>
          <table:table-cell table:style-name="ce1" table:formula="of:=STDEV([.$B$1:.B663])" office:value-type="float" office:value="19.4445626644308" calcext:value-type="float">
            <text:p>19.4445626644</text:p>
          </table:table-cell>
          <table:table-cell table:style-name="ce1" table:formula="of:=[.D663]/[.E663]" office:value-type="float" office:value="3.39426507754435" calcext:value-type="float">
            <text:p>3.3942650775</text:p>
          </table:table-cell>
          <table:table-cell table:style-name="ce1" table:number-columns-repeated="6"/>
          <table:table-cell table:style-name="ce2" table:formula="of:=LOG([.N663])" office:value-type="float" office:value="2.8208579894397" calcext:value-type="float">
            <text:p>2.8208579894</text:p>
          </table:table-cell>
          <table:table-cell table:style-name="ce3" table:formula="of:=[.N662]+1" office:value-type="float" office:value="662" calcext:value-type="float">
            <text:p>66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3" calcext:value-type="float">
            <text:p>173</text:p>
          </table:table-cell>
          <table:table-cell table:style-name="ce1" table:formula="of:=[.A664]-[.$K$1]" office:value-type="float" office:value="23.68" calcext:value-type="float">
            <text:p>23.68</text:p>
          </table:table-cell>
          <table:table-cell table:style-name="ce1" table:formula="of:=SUM([.$B$1:.B664])" office:value-type="float" office:value="18.36" calcext:value-type="float">
            <text:p>18.36</text:p>
          </table:table-cell>
          <table:table-cell table:style-name="ce1" table:formula="of:=MAX([.$B$1:.B664])-MIN([.$B$1:.B664])" office:value-type="float" office:value="66" calcext:value-type="float">
            <text:p>66</text:p>
          </table:table-cell>
          <table:table-cell table:style-name="ce1" table:formula="of:=STDEV([.$B$1:.B664])" office:value-type="float" office:value="19.4493182267026" calcext:value-type="float">
            <text:p>19.4493182267</text:p>
          </table:table-cell>
          <table:table-cell table:style-name="ce1" table:formula="of:=[.D664]/[.E664]" office:value-type="float" office:value="3.39343514413716" calcext:value-type="float">
            <text:p>3.3934351441</text:p>
          </table:table-cell>
          <table:table-cell table:style-name="ce1" table:number-columns-repeated="6"/>
          <table:table-cell table:style-name="ce2" table:formula="of:=LOG([.N664])" office:value-type="float" office:value="2.82151352840477" calcext:value-type="float">
            <text:p>2.8215135284</text:p>
          </table:table-cell>
          <table:table-cell table:style-name="ce3" table:formula="of:=[.N663]+1" office:value-type="float" office:value="663" calcext:value-type="float">
            <text:p>66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2" calcext:value-type="float">
            <text:p>122</text:p>
          </table:table-cell>
          <table:table-cell table:style-name="ce1" table:formula="of:=[.A665]-[.$K$1]" office:value-type="float" office:value="-27.32" calcext:value-type="float">
            <text:p>-27.32</text:p>
          </table:table-cell>
          <table:table-cell table:style-name="ce1" table:formula="of:=SUM([.$B$1:.B665])" office:value-type="float" office:value="18.36" calcext:value-type="float">
            <text:p>18.36</text:p>
          </table:table-cell>
          <table:table-cell table:style-name="ce1" table:formula="of:=MAX([.$B$1:.B665])-MIN([.$B$1:.B665])" office:value-type="float" office:value="66" calcext:value-type="float">
            <text:p>66</text:p>
          </table:table-cell>
          <table:table-cell table:style-name="ce1" table:formula="of:=STDEV([.$B$1:.B665])" office:value-type="float" office:value="19.4663748545371" calcext:value-type="float">
            <text:p>19.4663748545</text:p>
          </table:table-cell>
          <table:table-cell table:style-name="ce1" table:formula="of:=[.D665]/[.E665]" office:value-type="float" office:value="3.39046178310992" calcext:value-type="float">
            <text:p>3.3904617831</text:p>
          </table:table-cell>
          <table:table-cell table:style-name="ce1" table:number-columns-repeated="6"/>
          <table:table-cell table:style-name="ce2" table:formula="of:=LOG([.N665])" office:value-type="float" office:value="2.82216807936802" calcext:value-type="float">
            <text:p>2.8221680794</text:p>
          </table:table-cell>
          <table:table-cell table:style-name="ce3" table:formula="of:=[.N664]+1" office:value-type="float" office:value="664" calcext:value-type="float">
            <text:p>66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9" calcext:value-type="float">
            <text:p>139</text:p>
          </table:table-cell>
          <table:table-cell table:style-name="ce1" table:formula="of:=[.A666]-[.$K$1]" office:value-type="float" office:value="-10.32" calcext:value-type="float">
            <text:p>-10.32</text:p>
          </table:table-cell>
          <table:table-cell table:style-name="ce1" table:formula="of:=SUM([.$B$1:.B666])" office:value-type="float" office:value="18.36" calcext:value-type="float">
            <text:p>18.36</text:p>
          </table:table-cell>
          <table:table-cell table:style-name="ce1" table:formula="of:=MAX([.$B$1:.B666])-MIN([.$B$1:.B666])" office:value-type="float" office:value="66" calcext:value-type="float">
            <text:p>66</text:p>
          </table:table-cell>
          <table:table-cell table:style-name="ce1" table:formula="of:=STDEV([.$B$1:.B666])" office:value-type="float" office:value="19.4569230110021" calcext:value-type="float">
            <text:p>19.456923011</text:p>
          </table:table-cell>
          <table:table-cell table:style-name="ce1" table:formula="of:=[.D666]/[.E666]" office:value-type="float" office:value="3.39210881199867" calcext:value-type="float">
            <text:p>3.392108812</text:p>
          </table:table-cell>
          <table:table-cell table:style-name="ce1" table:number-columns-repeated="6"/>
          <table:table-cell table:style-name="ce2" table:formula="of:=LOG([.N666])" office:value-type="float" office:value="2.8228216453031" calcext:value-type="float">
            <text:p>2.8228216453</text:p>
          </table:table-cell>
          <table:table-cell table:style-name="ce3" table:formula="of:=[.N665]+1" office:value-type="float" office:value="665" calcext:value-type="float">
            <text:p>66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0" calcext:value-type="float">
            <text:p>180</text:p>
          </table:table-cell>
          <table:table-cell table:style-name="ce1" table:formula="of:=[.A667]-[.$K$1]" office:value-type="float" office:value="30.68" calcext:value-type="float">
            <text:p>30.68</text:p>
          </table:table-cell>
          <table:table-cell table:style-name="ce1" table:formula="of:=SUM([.$B$1:.B667])" office:value-type="float" office:value="18.36" calcext:value-type="float">
            <text:p>18.36</text:p>
          </table:table-cell>
          <table:table-cell table:style-name="ce1" table:formula="of:=MAX([.$B$1:.B667])-MIN([.$B$1:.B667])" office:value-type="float" office:value="66" calcext:value-type="float">
            <text:p>66</text:p>
          </table:table-cell>
          <table:table-cell table:style-name="ce1" table:formula="of:=STDEV([.$B$1:.B667])" office:value-type="float" office:value="19.4756545386905" calcext:value-type="float">
            <text:p>19.4756545387</text:p>
          </table:table-cell>
          <table:table-cell table:style-name="ce1" table:formula="of:=[.D667]/[.E667]" office:value-type="float" office:value="3.3888463090616" calcext:value-type="float">
            <text:p>3.3888463091</text:p>
          </table:table-cell>
          <table:table-cell table:style-name="ce1" table:number-columns-repeated="6"/>
          <table:table-cell table:style-name="ce2" table:formula="of:=LOG([.N667])" office:value-type="float" office:value="2.8234742291703" calcext:value-type="float">
            <text:p>2.8234742292</text:p>
          </table:table-cell>
          <table:table-cell table:style-name="ce3" table:formula="of:=[.N666]+1" office:value-type="float" office:value="666" calcext:value-type="float">
            <text:p>66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7" calcext:value-type="float">
            <text:p>147</text:p>
          </table:table-cell>
          <table:table-cell table:style-name="ce1" table:formula="of:=[.A668]-[.$K$1]" office:value-type="float" office:value="-2.31999999999999" calcext:value-type="float">
            <text:p>-2.32</text:p>
          </table:table-cell>
          <table:table-cell table:style-name="ce1" table:formula="of:=SUM([.$B$1:.B668])" office:value-type="float" office:value="18.36" calcext:value-type="float">
            <text:p>18.36</text:p>
          </table:table-cell>
          <table:table-cell table:style-name="ce1" table:formula="of:=MAX([.$B$1:.B668])-MIN([.$B$1:.B668])" office:value-type="float" office:value="66" calcext:value-type="float">
            <text:p>66</text:p>
          </table:table-cell>
          <table:table-cell table:style-name="ce1" table:formula="of:=STDEV([.$B$1:.B668])" office:value-type="float" office:value="19.4615546584434" calcext:value-type="float">
            <text:p>19.4615546584</text:p>
          </table:table-cell>
          <table:table-cell table:style-name="ce1" table:formula="of:=[.D668]/[.E668]" office:value-type="float" office:value="3.39130152540849" calcext:value-type="float">
            <text:p>3.3913015254</text:p>
          </table:table-cell>
          <table:table-cell table:style-name="ce1" table:number-columns-repeated="6"/>
          <table:table-cell table:style-name="ce2" table:formula="of:=LOG([.N668])" office:value-type="float" office:value="2.82412583391655" calcext:value-type="float">
            <text:p>2.8241258339</text:p>
          </table:table-cell>
          <table:table-cell table:style-name="ce3" table:formula="of:=[.N667]+1" office:value-type="float" office:value="667" calcext:value-type="float">
            <text:p>66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3" calcext:value-type="float">
            <text:p>143</text:p>
          </table:table-cell>
          <table:table-cell table:style-name="ce1" table:formula="of:=[.A669]-[.$K$1]" office:value-type="float" office:value="-6.31999999999999" calcext:value-type="float">
            <text:p>-6.32</text:p>
          </table:table-cell>
          <table:table-cell table:style-name="ce1" table:formula="of:=SUM([.$B$1:.B669])" office:value-type="float" office:value="18.36" calcext:value-type="float">
            <text:p>18.36</text:p>
          </table:table-cell>
          <table:table-cell table:style-name="ce1" table:formula="of:=MAX([.$B$1:.B669])-MIN([.$B$1:.B669])" office:value-type="float" office:value="66" calcext:value-type="float">
            <text:p>66</text:p>
          </table:table-cell>
          <table:table-cell table:style-name="ce1" table:formula="of:=STDEV([.$B$1:.B669])" office:value-type="float" office:value="19.4492125500859" calcext:value-type="float">
            <text:p>19.4492125501</text:p>
          </table:table-cell>
          <table:table-cell table:style-name="ce1" table:formula="of:=[.D669]/[.E669]" office:value-type="float" office:value="3.39345358224843" calcext:value-type="float">
            <text:p>3.3934535822</text:p>
          </table:table-cell>
          <table:table-cell table:style-name="ce1" table:number-columns-repeated="6"/>
          <table:table-cell table:style-name="ce2" table:formula="of:=LOG([.N669])" office:value-type="float" office:value="2.82477646247555" calcext:value-type="float">
            <text:p>2.8247764625</text:p>
          </table:table-cell>
          <table:table-cell table:style-name="ce3" table:formula="of:=[.N668]+1" office:value-type="float" office:value="668" calcext:value-type="float">
            <text:p>66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3" calcext:value-type="float">
            <text:p>163</text:p>
          </table:table-cell>
          <table:table-cell table:style-name="ce1" table:formula="of:=[.A670]-[.$K$1]" office:value-type="float" office:value="13.68" calcext:value-type="float">
            <text:p>13.68</text:p>
          </table:table-cell>
          <table:table-cell table:style-name="ce1" table:formula="of:=SUM([.$B$1:.B670])" office:value-type="float" office:value="18.36" calcext:value-type="float">
            <text:p>18.36</text:p>
          </table:table-cell>
          <table:table-cell table:style-name="ce1" table:formula="of:=MAX([.$B$1:.B670])-MIN([.$B$1:.B670])" office:value-type="float" office:value="66" calcext:value-type="float">
            <text:p>66</text:p>
          </table:table-cell>
          <table:table-cell table:style-name="ce1" table:formula="of:=STDEV([.$B$1:.B670])" office:value-type="float" office:value="19.4405678443734" calcext:value-type="float">
            <text:p>19.4405678444</text:p>
          </table:table-cell>
          <table:table-cell table:style-name="ce1" table:formula="of:=[.D670]/[.E670]" office:value-type="float" office:value="3.39496256119403" calcext:value-type="float">
            <text:p>3.3949625612</text:p>
          </table:table-cell>
          <table:table-cell table:style-name="ce1" table:number-columns-repeated="6"/>
          <table:table-cell table:style-name="ce2" table:formula="of:=LOG([.N670])" office:value-type="float" office:value="2.82542611776782" calcext:value-type="float">
            <text:p>2.8254261178</text:p>
          </table:table-cell>
          <table:table-cell table:style-name="ce3" table:formula="of:=[.N669]+1" office:value-type="float" office:value="669" calcext:value-type="float">
            <text:p>66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2" calcext:value-type="float">
            <text:p>162</text:p>
          </table:table-cell>
          <table:table-cell table:style-name="ce1" table:formula="of:=[.A671]-[.$K$1]" office:value-type="float" office:value="12.68" calcext:value-type="float">
            <text:p>12.68</text:p>
          </table:table-cell>
          <table:table-cell table:style-name="ce1" table:formula="of:=SUM([.$B$1:.B671])" office:value-type="float" office:value="18.36" calcext:value-type="float">
            <text:p>18.36</text:p>
          </table:table-cell>
          <table:table-cell table:style-name="ce1" table:formula="of:=MAX([.$B$1:.B671])-MIN([.$B$1:.B671])" office:value-type="float" office:value="66" calcext:value-type="float">
            <text:p>66</text:p>
          </table:table-cell>
          <table:table-cell table:style-name="ce1" table:formula="of:=STDEV([.$B$1:.B671])" office:value-type="float" office:value="19.4310168258209" calcext:value-type="float">
            <text:p>19.4310168258</text:p>
          </table:table-cell>
          <table:table-cell table:style-name="ce1" table:formula="of:=[.D671]/[.E671]" office:value-type="float" office:value="3.39663130301529" calcext:value-type="float">
            <text:p>3.396631303</text:p>
          </table:table-cell>
          <table:table-cell table:style-name="ce1" table:number-columns-repeated="6"/>
          <table:table-cell table:style-name="ce2" table:formula="of:=LOG([.N671])" office:value-type="float" office:value="2.82607480270083" calcext:value-type="float">
            <text:p>2.8260748027</text:p>
          </table:table-cell>
          <table:table-cell table:style-name="ce3" table:formula="of:=[.N670]+1" office:value-type="float" office:value="670" calcext:value-type="float">
            <text:p>67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8" calcext:value-type="float">
            <text:p>178</text:p>
          </table:table-cell>
          <table:table-cell table:style-name="ce1" table:formula="of:=[.A672]-[.$K$1]" office:value-type="float" office:value="28.68" calcext:value-type="float">
            <text:p>28.68</text:p>
          </table:table-cell>
          <table:table-cell table:style-name="ce1" table:formula="of:=SUM([.$B$1:.B672])" office:value-type="float" office:value="18.36" calcext:value-type="float">
            <text:p>18.36</text:p>
          </table:table-cell>
          <table:table-cell table:style-name="ce1" table:formula="of:=MAX([.$B$1:.B672])-MIN([.$B$1:.B672])" office:value-type="float" office:value="66" calcext:value-type="float">
            <text:p>66</text:p>
          </table:table-cell>
          <table:table-cell table:style-name="ce1" table:formula="of:=STDEV([.$B$1:.B672])" office:value-type="float" office:value="19.4451916754578" calcext:value-type="float">
            <text:p>19.4451916755</text:p>
          </table:table-cell>
          <table:table-cell table:style-name="ce1" table:formula="of:=[.D672]/[.E672]" office:value-type="float" office:value="3.39415528021253" calcext:value-type="float">
            <text:p>3.3941552802</text:p>
          </table:table-cell>
          <table:table-cell table:style-name="ce1" table:number-columns-repeated="6"/>
          <table:table-cell table:style-name="ce2" table:formula="of:=LOG([.N672])" office:value-type="float" office:value="2.82672252016899" calcext:value-type="float">
            <text:p>2.8267225202</text:p>
          </table:table-cell>
          <table:table-cell table:style-name="ce3" table:formula="of:=[.N671]+1" office:value-type="float" office:value="671" calcext:value-type="float">
            <text:p>67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8" calcext:value-type="float">
            <text:p>158</text:p>
          </table:table-cell>
          <table:table-cell table:style-name="ce1" table:formula="of:=[.A673]-[.$K$1]" office:value-type="float" office:value="8.68000000000001" calcext:value-type="float">
            <text:p>8.68</text:p>
          </table:table-cell>
          <table:table-cell table:style-name="ce1" table:formula="of:=SUM([.$B$1:.B673])" office:value-type="float" office:value="18.36" calcext:value-type="float">
            <text:p>18.36</text:p>
          </table:table-cell>
          <table:table-cell table:style-name="ce1" table:formula="of:=MAX([.$B$1:.B673])-MIN([.$B$1:.B673])" office:value-type="float" office:value="66" calcext:value-type="float">
            <text:p>66</text:p>
          </table:table-cell>
          <table:table-cell table:style-name="ce1" table:formula="of:=STDEV([.$B$1:.B673])" office:value-type="float" office:value="19.4327650802483" calcext:value-type="float">
            <text:p>19.4327650802</text:p>
          </table:table-cell>
          <table:table-cell table:style-name="ce1" table:formula="of:=[.D673]/[.E673]" office:value-type="float" office:value="3.39632572757662" calcext:value-type="float">
            <text:p>3.3963257276</text:p>
          </table:table-cell>
          <table:table-cell table:style-name="ce1" table:number-columns-repeated="6"/>
          <table:table-cell table:style-name="ce2" table:formula="of:=LOG([.N673])" office:value-type="float" office:value="2.82736927305382" calcext:value-type="float">
            <text:p>2.8273692731</text:p>
          </table:table-cell>
          <table:table-cell table:style-name="ce3" table:formula="of:=[.N672]+1" office:value-type="float" office:value="672" calcext:value-type="float">
            <text:p>67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3" calcext:value-type="float">
            <text:p>153</text:p>
          </table:table-cell>
          <table:table-cell table:style-name="ce1" table:formula="of:=[.A674]-[.$K$1]" office:value-type="float" office:value="3.68000000000001" calcext:value-type="float">
            <text:p>3.68</text:p>
          </table:table-cell>
          <table:table-cell table:style-name="ce1" table:formula="of:=SUM([.$B$1:.B674])" office:value-type="float" office:value="18.36" calcext:value-type="float">
            <text:p>18.36</text:p>
          </table:table-cell>
          <table:table-cell table:style-name="ce1" table:formula="of:=MAX([.$B$1:.B674])-MIN([.$B$1:.B674])" office:value-type="float" office:value="66" calcext:value-type="float">
            <text:p>66</text:p>
          </table:table-cell>
          <table:table-cell table:style-name="ce1" table:formula="of:=STDEV([.$B$1:.B674])" office:value-type="float" office:value="19.418525460096" calcext:value-type="float">
            <text:p>19.4185254601</text:p>
          </table:table-cell>
          <table:table-cell table:style-name="ce1" table:formula="of:=[.D674]/[.E674]" office:value-type="float" office:value="3.39881625593181" calcext:value-type="float">
            <text:p>3.3988162559</text:p>
          </table:table-cell>
          <table:table-cell table:style-name="ce1" table:number-columns-repeated="6"/>
          <table:table-cell table:style-name="ce2" table:formula="of:=LOG([.N674])" office:value-type="float" office:value="2.82801506422398" calcext:value-type="float">
            <text:p>2.8280150642</text:p>
          </table:table-cell>
          <table:table-cell table:style-name="ce3" table:formula="of:=[.N673]+1" office:value-type="float" office:value="673" calcext:value-type="float">
            <text:p>67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1" calcext:value-type="float">
            <text:p>141</text:p>
          </table:table-cell>
          <table:table-cell table:style-name="ce1" table:formula="of:=[.A675]-[.$K$1]" office:value-type="float" office:value="-8.31999999999999" calcext:value-type="float">
            <text:p>-8.32</text:p>
          </table:table-cell>
          <table:table-cell table:style-name="ce1" table:formula="of:=SUM([.$B$1:.B675])" office:value-type="float" office:value="18.36" calcext:value-type="float">
            <text:p>18.36</text:p>
          </table:table-cell>
          <table:table-cell table:style-name="ce1" table:formula="of:=MAX([.$B$1:.B675])-MIN([.$B$1:.B675])" office:value-type="float" office:value="66" calcext:value-type="float">
            <text:p>66</text:p>
          </table:table-cell>
          <table:table-cell table:style-name="ce1" table:formula="of:=STDEV([.$B$1:.B675])" office:value-type="float" office:value="19.4077041997694" calcext:value-type="float">
            <text:p>19.4077041998</text:p>
          </table:table-cell>
          <table:table-cell table:style-name="ce1" table:formula="of:=[.D675]/[.E675]" office:value-type="float" office:value="3.40071135259698" calcext:value-type="float">
            <text:p>3.4007113526</text:p>
          </table:table-cell>
          <table:table-cell table:style-name="ce1" table:number-columns-repeated="6"/>
          <table:table-cell table:style-name="ce2" table:formula="of:=LOG([.N675])" office:value-type="float" office:value="2.82865989653532" calcext:value-type="float">
            <text:p>2.8286598965</text:p>
          </table:table-cell>
          <table:table-cell table:style-name="ce3" table:formula="of:=[.N674]+1" office:value-type="float" office:value="674" calcext:value-type="float">
            <text:p>67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1" calcext:value-type="float">
            <text:p>151</text:p>
          </table:table-cell>
          <table:table-cell table:style-name="ce1" table:formula="of:=[.A676]-[.$K$1]" office:value-type="float" office:value="1.68000000000001" calcext:value-type="float">
            <text:p>1.68</text:p>
          </table:table-cell>
          <table:table-cell table:style-name="ce1" table:formula="of:=SUM([.$B$1:.B676])" office:value-type="float" office:value="18.36" calcext:value-type="float">
            <text:p>18.36</text:p>
          </table:table-cell>
          <table:table-cell table:style-name="ce1" table:formula="of:=MAX([.$B$1:.B676])-MIN([.$B$1:.B676])" office:value-type="float" office:value="66" calcext:value-type="float">
            <text:p>66</text:p>
          </table:table-cell>
          <table:table-cell table:style-name="ce1" table:formula="of:=STDEV([.$B$1:.B676])" office:value-type="float" office:value="19.3933266276246" calcext:value-type="float">
            <text:p>19.3933266276</text:p>
          </table:table-cell>
          <table:table-cell table:style-name="ce1" table:formula="of:=[.D676]/[.E676]" office:value-type="float" office:value="3.40323252772874" calcext:value-type="float">
            <text:p>3.4032325277</text:p>
          </table:table-cell>
          <table:table-cell table:style-name="ce1" table:number-columns-repeated="6"/>
          <table:table-cell table:style-name="ce2" table:formula="of:=LOG([.N676])" office:value-type="float" office:value="2.82930377283102" calcext:value-type="float">
            <text:p>2.8293037728</text:p>
          </table:table-cell>
          <table:table-cell table:style-name="ce3" table:formula="of:=[.N675]+1" office:value-type="float" office:value="675" calcext:value-type="float">
            <text:p>67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2" calcext:value-type="float">
            <text:p>122</text:p>
          </table:table-cell>
          <table:table-cell table:style-name="ce1" table:formula="of:=[.A677]-[.$K$1]" office:value-type="float" office:value="-27.32" calcext:value-type="float">
            <text:p>-27.32</text:p>
          </table:table-cell>
          <table:table-cell table:style-name="ce1" table:formula="of:=SUM([.$B$1:.B677])" office:value-type="float" office:value="18.36" calcext:value-type="float">
            <text:p>18.36</text:p>
          </table:table-cell>
          <table:table-cell table:style-name="ce1" table:formula="of:=MAX([.$B$1:.B677])-MIN([.$B$1:.B677])" office:value-type="float" office:value="66" calcext:value-type="float">
            <text:p>66</text:p>
          </table:table-cell>
          <table:table-cell table:style-name="ce1" table:formula="of:=STDEV([.$B$1:.B677])" office:value-type="float" office:value="19.4103072430508" calcext:value-type="float">
            <text:p>19.4103072431</text:p>
          </table:table-cell>
          <table:table-cell table:style-name="ce1" table:formula="of:=[.D677]/[.E677]" office:value-type="float" office:value="3.40025529599122" calcext:value-type="float">
            <text:p>3.400255296</text:p>
          </table:table-cell>
          <table:table-cell table:style-name="ce1" table:number-columns-repeated="6"/>
          <table:table-cell table:style-name="ce2" table:formula="of:=LOG([.N677])" office:value-type="float" office:value="2.82994669594164" calcext:value-type="float">
            <text:p>2.8299466959</text:p>
          </table:table-cell>
          <table:table-cell table:style-name="ce3" table:formula="of:=[.N676]+1" office:value-type="float" office:value="676" calcext:value-type="float">
            <text:p>67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4" calcext:value-type="float">
            <text:p>144</text:p>
          </table:table-cell>
          <table:table-cell table:style-name="ce1" table:formula="of:=[.A678]-[.$K$1]" office:value-type="float" office:value="-5.31999999999999" calcext:value-type="float">
            <text:p>-5.32</text:p>
          </table:table-cell>
          <table:table-cell table:style-name="ce1" table:formula="of:=SUM([.$B$1:.B678])" office:value-type="float" office:value="18.36" calcext:value-type="float">
            <text:p>18.36</text:p>
          </table:table-cell>
          <table:table-cell table:style-name="ce1" table:formula="of:=MAX([.$B$1:.B678])-MIN([.$B$1:.B678])" office:value-type="float" office:value="66" calcext:value-type="float">
            <text:p>66</text:p>
          </table:table-cell>
          <table:table-cell table:style-name="ce1" table:formula="of:=STDEV([.$B$1:.B678])" office:value-type="float" office:value="19.3976432315417" calcext:value-type="float">
            <text:p>19.3976432315</text:p>
          </table:table-cell>
          <table:table-cell table:style-name="ce1" table:formula="of:=[.D678]/[.E678]" office:value-type="float" office:value="3.40247519825915" calcext:value-type="float">
            <text:p>3.4024751983</text:p>
          </table:table-cell>
          <table:table-cell table:style-name="ce1" table:number-columns-repeated="6"/>
          <table:table-cell table:style-name="ce2" table:formula="of:=LOG([.N678])" office:value-type="float" office:value="2.83058866868514" calcext:value-type="float">
            <text:p>2.8305886687</text:p>
          </table:table-cell>
          <table:table-cell table:style-name="ce3" table:formula="of:=[.N677]+1" office:value-type="float" office:value="677" calcext:value-type="float">
            <text:p>67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3" calcext:value-type="float">
            <text:p>173</text:p>
          </table:table-cell>
          <table:table-cell table:style-name="ce1" table:formula="of:=[.A679]-[.$K$1]" office:value-type="float" office:value="23.68" calcext:value-type="float">
            <text:p>23.68</text:p>
          </table:table-cell>
          <table:table-cell table:style-name="ce1" table:formula="of:=SUM([.$B$1:.B679])" office:value-type="float" office:value="18.36" calcext:value-type="float">
            <text:p>18.36</text:p>
          </table:table-cell>
          <table:table-cell table:style-name="ce1" table:formula="of:=MAX([.$B$1:.B679])-MIN([.$B$1:.B679])" office:value-type="float" office:value="66" calcext:value-type="float">
            <text:p>66</text:p>
          </table:table-cell>
          <table:table-cell table:style-name="ce1" table:formula="of:=STDEV([.$B$1:.B679])" office:value-type="float" office:value="19.4023323854699" calcext:value-type="float">
            <text:p>19.4023323855</text:p>
          </table:table-cell>
          <table:table-cell table:style-name="ce1" table:formula="of:=[.D679]/[.E679]" office:value-type="float" office:value="3.40165288836234" calcext:value-type="float">
            <text:p>3.4016528884</text:p>
          </table:table-cell>
          <table:table-cell table:style-name="ce1" table:number-columns-repeated="6"/>
          <table:table-cell table:style-name="ce2" table:formula="of:=LOG([.N679])" office:value-type="float" office:value="2.83122969386706" calcext:value-type="float">
            <text:p>2.8312296939</text:p>
          </table:table-cell>
          <table:table-cell table:style-name="ce3" table:formula="of:=[.N678]+1" office:value-type="float" office:value="678" calcext:value-type="float">
            <text:p>67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8" calcext:value-type="float">
            <text:p>168</text:p>
          </table:table-cell>
          <table:table-cell table:style-name="ce1" table:formula="of:=[.A680]-[.$K$1]" office:value-type="float" office:value="18.68" calcext:value-type="float">
            <text:p>18.68</text:p>
          </table:table-cell>
          <table:table-cell table:style-name="ce1" table:formula="of:=SUM([.$B$1:.B680])" office:value-type="float" office:value="18.36" calcext:value-type="float">
            <text:p>18.36</text:p>
          </table:table-cell>
          <table:table-cell table:style-name="ce1" table:formula="of:=MAX([.$B$1:.B680])-MIN([.$B$1:.B680])" office:value-type="float" office:value="66" calcext:value-type="float">
            <text:p>66</text:p>
          </table:table-cell>
          <table:table-cell table:style-name="ce1" table:formula="of:=STDEV([.$B$1:.B680])" office:value-type="float" office:value="19.3994339660974" calcext:value-type="float">
            <text:p>19.3994339661</text:p>
          </table:table-cell>
          <table:table-cell table:style-name="ce1" table:formula="of:=[.D680]/[.E680]" office:value-type="float" office:value="3.40216112054311" calcext:value-type="float">
            <text:p>3.4021611205</text:p>
          </table:table-cell>
          <table:table-cell table:style-name="ce1" table:number-columns-repeated="6"/>
          <table:table-cell table:style-name="ce2" table:formula="of:=LOG([.N680])" office:value-type="float" office:value="2.8318697742805" calcext:value-type="float">
            <text:p>2.8318697743</text:p>
          </table:table-cell>
          <table:table-cell table:style-name="ce3" table:formula="of:=[.N679]+1" office:value-type="float" office:value="679" calcext:value-type="float">
            <text:p>67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0" calcext:value-type="float">
            <text:p>160</text:p>
          </table:table-cell>
          <table:table-cell table:style-name="ce1" table:formula="of:=[.A681]-[.$K$1]" office:value-type="float" office:value="10.68" calcext:value-type="float">
            <text:p>10.68</text:p>
          </table:table-cell>
          <table:table-cell table:style-name="ce1" table:formula="of:=SUM([.$B$1:.B681])" office:value-type="float" office:value="18.36" calcext:value-type="float">
            <text:p>18.36</text:p>
          </table:table-cell>
          <table:table-cell table:style-name="ce1" table:formula="of:=MAX([.$B$1:.B681])-MIN([.$B$1:.B681])" office:value-type="float" office:value="66" calcext:value-type="float">
            <text:p>66</text:p>
          </table:table-cell>
          <table:table-cell table:style-name="ce1" table:formula="of:=STDEV([.$B$1:.B681])" office:value-type="float" office:value="19.3884472208403" calcext:value-type="float">
            <text:p>19.3884472208</text:p>
          </table:table-cell>
          <table:table-cell table:style-name="ce1" table:formula="of:=[.D681]/[.E681]" office:value-type="float" office:value="3.40408900456235" calcext:value-type="float">
            <text:p>3.4040890046</text:p>
          </table:table-cell>
          <table:table-cell table:style-name="ce1" table:number-columns-repeated="6"/>
          <table:table-cell table:style-name="ce2" table:formula="of:=LOG([.N681])" office:value-type="float" office:value="2.83250891270624" calcext:value-type="float">
            <text:p>2.8325089127</text:p>
          </table:table-cell>
          <table:table-cell table:style-name="ce3" table:formula="of:=[.N680]+1" office:value-type="float" office:value="680" calcext:value-type="float">
            <text:p>68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9" calcext:value-type="float">
            <text:p>129</text:p>
          </table:table-cell>
          <table:table-cell table:style-name="ce1" table:formula="of:=[.A682]-[.$K$1]" office:value-type="float" office:value="-20.32" calcext:value-type="float">
            <text:p>-20.32</text:p>
          </table:table-cell>
          <table:table-cell table:style-name="ce1" table:formula="of:=SUM([.$B$1:.B682])" office:value-type="float" office:value="18.36" calcext:value-type="float">
            <text:p>18.36</text:p>
          </table:table-cell>
          <table:table-cell table:style-name="ce1" table:formula="of:=MAX([.$B$1:.B682])-MIN([.$B$1:.B682])" office:value-type="float" office:value="66" calcext:value-type="float">
            <text:p>66</text:p>
          </table:table-cell>
          <table:table-cell table:style-name="ce1" table:formula="of:=STDEV([.$B$1:.B682])" office:value-type="float" office:value="19.3920229808549" calcext:value-type="float">
            <text:p>19.3920229809</text:p>
          </table:table-cell>
          <table:table-cell table:style-name="ce1" table:formula="of:=[.D682]/[.E682]" office:value-type="float" office:value="3.40346131319872" calcext:value-type="float">
            <text:p>3.4034613132</text:p>
          </table:table-cell>
          <table:table-cell table:style-name="ce1" table:number-columns-repeated="6"/>
          <table:table-cell table:style-name="ce2" table:formula="of:=LOG([.N682])" office:value-type="float" office:value="2.83314711191278" calcext:value-type="float">
            <text:p>2.8331471119</text:p>
          </table:table-cell>
          <table:table-cell table:style-name="ce3" table:formula="of:=[.N681]+1" office:value-type="float" office:value="681" calcext:value-type="float">
            <text:p>68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8" calcext:value-type="float">
            <text:p>128</text:p>
          </table:table-cell>
          <table:table-cell table:style-name="ce1" table:formula="of:=[.A683]-[.$K$1]" office:value-type="float" office:value="-21.32" calcext:value-type="float">
            <text:p>-21.32</text:p>
          </table:table-cell>
          <table:table-cell table:style-name="ce1" table:formula="of:=SUM([.$B$1:.B683])" office:value-type="float" office:value="18.36" calcext:value-type="float">
            <text:p>18.36</text:p>
          </table:table-cell>
          <table:table-cell table:style-name="ce1" table:formula="of:=MAX([.$B$1:.B683])-MIN([.$B$1:.B683])" office:value-type="float" office:value="66" calcext:value-type="float">
            <text:p>66</text:p>
          </table:table-cell>
          <table:table-cell table:style-name="ce1" table:formula="of:=STDEV([.$B$1:.B683])" office:value-type="float" office:value="19.3972091502935" calcext:value-type="float">
            <text:p>19.3972091503</text:p>
          </table:table-cell>
          <table:table-cell table:style-name="ce1" table:formula="of:=[.D683]/[.E683]" office:value-type="float" office:value="3.40255134069127" calcext:value-type="float">
            <text:p>3.4025513407</text:p>
          </table:table-cell>
          <table:table-cell table:style-name="ce1" table:number-columns-repeated="6"/>
          <table:table-cell table:style-name="ce2" table:formula="of:=LOG([.N683])" office:value-type="float" office:value="2.83378437465648" calcext:value-type="float">
            <text:p>2.8337843747</text:p>
          </table:table-cell>
          <table:table-cell table:style-name="ce3" table:formula="of:=[.N682]+1" office:value-type="float" office:value="682" calcext:value-type="float">
            <text:p>68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9" calcext:value-type="float">
            <text:p>159</text:p>
          </table:table-cell>
          <table:table-cell table:style-name="ce1" table:formula="of:=[.A684]-[.$K$1]" office:value-type="float" office:value="9.68000000000001" calcext:value-type="float">
            <text:p>9.68</text:p>
          </table:table-cell>
          <table:table-cell table:style-name="ce1" table:formula="of:=SUM([.$B$1:.B684])" office:value-type="float" office:value="18.36" calcext:value-type="float">
            <text:p>18.36</text:p>
          </table:table-cell>
          <table:table-cell table:style-name="ce1" table:formula="of:=MAX([.$B$1:.B684])-MIN([.$B$1:.B684])" office:value-type="float" office:value="66" calcext:value-type="float">
            <text:p>66</text:p>
          </table:table-cell>
          <table:table-cell table:style-name="ce1" table:formula="of:=STDEV([.$B$1:.B684])" office:value-type="float" office:value="19.385640553946" calcext:value-type="float">
            <text:p>19.3856405539</text:p>
          </table:table-cell>
          <table:table-cell table:style-name="ce1" table:formula="of:=[.D684]/[.E684]" office:value-type="float" office:value="3.40458185100133" calcext:value-type="float">
            <text:p>3.404581851</text:p>
          </table:table-cell>
          <table:table-cell table:style-name="ce1" table:number-columns-repeated="6"/>
          <table:table-cell table:style-name="ce2" table:formula="of:=LOG([.N684])" office:value-type="float" office:value="2.83442070368153" calcext:value-type="float">
            <text:p>2.8344207037</text:p>
          </table:table-cell>
          <table:table-cell table:style-name="ce3" table:formula="of:=[.N683]+1" office:value-type="float" office:value="683" calcext:value-type="float">
            <text:p>68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8" calcext:value-type="float">
            <text:p>168</text:p>
          </table:table-cell>
          <table:table-cell table:style-name="ce1" table:formula="of:=[.A685]-[.$K$1]" office:value-type="float" office:value="18.68" calcext:value-type="float">
            <text:p>18.68</text:p>
          </table:table-cell>
          <table:table-cell table:style-name="ce1" table:formula="of:=SUM([.$B$1:.B685])" office:value-type="float" office:value="18.36" calcext:value-type="float">
            <text:p>18.36</text:p>
          </table:table-cell>
          <table:table-cell table:style-name="ce1" table:formula="of:=MAX([.$B$1:.B685])-MIN([.$B$1:.B685])" office:value-type="float" office:value="66" calcext:value-type="float">
            <text:p>66</text:p>
          </table:table-cell>
          <table:table-cell table:style-name="ce1" table:formula="of:=STDEV([.$B$1:.B685])" office:value-type="float" office:value="19.3828031845387" calcext:value-type="float">
            <text:p>19.3828031845</text:p>
          </table:table-cell>
          <table:table-cell table:style-name="ce1" table:formula="of:=[.D685]/[.E685]" office:value-type="float" office:value="3.40508023383569" calcext:value-type="float">
            <text:p>3.4050802338</text:p>
          </table:table-cell>
          <table:table-cell table:style-name="ce1" table:number-columns-repeated="6"/>
          <table:table-cell table:style-name="ce2" table:formula="of:=LOG([.N685])" office:value-type="float" office:value="2.83505610172012" calcext:value-type="float">
            <text:p>2.8350561017</text:p>
          </table:table-cell>
          <table:table-cell table:style-name="ce3" table:formula="of:=[.N684]+1" office:value-type="float" office:value="684" calcext:value-type="float">
            <text:p>68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3" calcext:value-type="float">
            <text:p>143</text:p>
          </table:table-cell>
          <table:table-cell table:style-name="ce1" table:formula="of:=[.A686]-[.$K$1]" office:value-type="float" office:value="-6.31999999999999" calcext:value-type="float">
            <text:p>-6.32</text:p>
          </table:table-cell>
          <table:table-cell table:style-name="ce1" table:formula="of:=SUM([.$B$1:.B686])" office:value-type="float" office:value="18.36" calcext:value-type="float">
            <text:p>18.36</text:p>
          </table:table-cell>
          <table:table-cell table:style-name="ce1" table:formula="of:=MAX([.$B$1:.B686])-MIN([.$B$1:.B686])" office:value-type="float" office:value="66" calcext:value-type="float">
            <text:p>66</text:p>
          </table:table-cell>
          <table:table-cell table:style-name="ce1" table:formula="of:=STDEV([.$B$1:.B686])" office:value-type="float" office:value="19.3708670674566" calcext:value-type="float">
            <text:p>19.3708670675</text:p>
          </table:table-cell>
          <table:table-cell table:style-name="ce1" table:formula="of:=[.D686]/[.E686]" office:value-type="float" office:value="3.40717840714942" calcext:value-type="float">
            <text:p>3.4071784071</text:p>
          </table:table-cell>
          <table:table-cell table:style-name="ce1" table:number-columns-repeated="6"/>
          <table:table-cell table:style-name="ce2" table:formula="of:=LOG([.N686])" office:value-type="float" office:value="2.83569057149243" calcext:value-type="float">
            <text:p>2.8356905715</text:p>
          </table:table-cell>
          <table:table-cell table:style-name="ce3" table:formula="of:=[.N685]+1" office:value-type="float" office:value="685" calcext:value-type="float">
            <text:p>68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6" calcext:value-type="float">
            <text:p>146</text:p>
          </table:table-cell>
          <table:table-cell table:style-name="ce1" table:formula="of:=[.A687]-[.$K$1]" office:value-type="float" office:value="-3.31999999999999" calcext:value-type="float">
            <text:p>-3.32</text:p>
          </table:table-cell>
          <table:table-cell table:style-name="ce1" table:formula="of:=SUM([.$B$1:.B687])" office:value-type="float" office:value="18.36" calcext:value-type="float">
            <text:p>18.36</text:p>
          </table:table-cell>
          <table:table-cell table:style-name="ce1" table:formula="of:=MAX([.$B$1:.B687])-MIN([.$B$1:.B687])" office:value-type="float" office:value="66" calcext:value-type="float">
            <text:p>66</text:p>
          </table:table-cell>
          <table:table-cell table:style-name="ce1" table:formula="of:=STDEV([.$B$1:.B687])" office:value-type="float" office:value="19.3575613429016" calcext:value-type="float">
            <text:p>19.3575613429</text:p>
          </table:table-cell>
          <table:table-cell table:style-name="ce1" table:formula="of:=[.D687]/[.E687]" office:value-type="float" office:value="3.40952038487028" calcext:value-type="float">
            <text:p>3.4095203849</text:p>
          </table:table-cell>
          <table:table-cell table:style-name="ce1" table:number-columns-repeated="6"/>
          <table:table-cell table:style-name="ce2" table:formula="of:=LOG([.N687])" office:value-type="float" office:value="2.83632411570675" calcext:value-type="float">
            <text:p>2.8363241157</text:p>
          </table:table-cell>
          <table:table-cell table:style-name="ce3" table:formula="of:=[.N686]+1" office:value-type="float" office:value="686" calcext:value-type="float">
            <text:p>68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0" calcext:value-type="float">
            <text:p>180</text:p>
          </table:table-cell>
          <table:table-cell table:style-name="ce1" table:formula="of:=[.A688]-[.$K$1]" office:value-type="float" office:value="30.68" calcext:value-type="float">
            <text:p>30.68</text:p>
          </table:table-cell>
          <table:table-cell table:style-name="ce1" table:formula="of:=SUM([.$B$1:.B688])" office:value-type="float" office:value="18.36" calcext:value-type="float">
            <text:p>18.36</text:p>
          </table:table-cell>
          <table:table-cell table:style-name="ce1" table:formula="of:=MAX([.$B$1:.B688])-MIN([.$B$1:.B688])" office:value-type="float" office:value="66" calcext:value-type="float">
            <text:p>66</text:p>
          </table:table-cell>
          <table:table-cell table:style-name="ce1" table:formula="of:=STDEV([.$B$1:.B688])" office:value-type="float" office:value="19.3757873396842" calcext:value-type="float">
            <text:p>19.3757873397</text:p>
          </table:table-cell>
          <table:table-cell table:style-name="ce1" table:formula="of:=[.D688]/[.E688]" office:value-type="float" office:value="3.40631319093925" calcext:value-type="float">
            <text:p>3.4063131909</text:p>
          </table:table-cell>
          <table:table-cell table:style-name="ce1" table:number-columns-repeated="6"/>
          <table:table-cell table:style-name="ce2" table:formula="of:=LOG([.N688])" office:value-type="float" office:value="2.83695673705955" calcext:value-type="float">
            <text:p>2.8369567371</text:p>
          </table:table-cell>
          <table:table-cell table:style-name="ce3" table:formula="of:=[.N687]+1" office:value-type="float" office:value="687" calcext:value-type="float">
            <text:p>68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2" calcext:value-type="float">
            <text:p>182</text:p>
          </table:table-cell>
          <table:table-cell table:style-name="ce1" table:formula="of:=[.A689]-[.$K$1]" office:value-type="float" office:value="32.68" calcext:value-type="float">
            <text:p>32.68</text:p>
          </table:table-cell>
          <table:table-cell table:style-name="ce1" table:formula="of:=SUM([.$B$1:.B689])" office:value-type="float" office:value="18.36" calcext:value-type="float">
            <text:p>18.36</text:p>
          </table:table-cell>
          <table:table-cell table:style-name="ce1" table:formula="of:=MAX([.$B$1:.B689])-MIN([.$B$1:.B689])" office:value-type="float" office:value="66" calcext:value-type="float">
            <text:p>66</text:p>
          </table:table-cell>
          <table:table-cell table:style-name="ce1" table:formula="of:=STDEV([.$B$1:.B689])" office:value-type="float" office:value="19.3983842951301" calcext:value-type="float">
            <text:p>19.3983842951</text:p>
          </table:table-cell>
          <table:table-cell table:style-name="ce1" table:formula="of:=[.D689]/[.E689]" office:value-type="float" office:value="3.40234521575949" calcext:value-type="float">
            <text:p>3.4023452158</text:p>
          </table:table-cell>
          <table:table-cell table:style-name="ce1" table:number-columns-repeated="6"/>
          <table:table-cell table:style-name="ce2" table:formula="of:=LOG([.N689])" office:value-type="float" office:value="2.83758843823551" calcext:value-type="float">
            <text:p>2.8375884382</text:p>
          </table:table-cell>
          <table:table-cell table:style-name="ce3" table:formula="of:=[.N688]+1" office:value-type="float" office:value="688" calcext:value-type="float">
            <text:p>68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1" calcext:value-type="float">
            <text:p>181</text:p>
          </table:table-cell>
          <table:table-cell table:style-name="ce1" table:formula="of:=[.A690]-[.$K$1]" office:value-type="float" office:value="31.68" calcext:value-type="float">
            <text:p>31.68</text:p>
          </table:table-cell>
          <table:table-cell table:style-name="ce1" table:formula="of:=SUM([.$B$1:.B690])" office:value-type="float" office:value="18.36" calcext:value-type="float">
            <text:p>18.36</text:p>
          </table:table-cell>
          <table:table-cell table:style-name="ce1" table:formula="of:=MAX([.$B$1:.B690])-MIN([.$B$1:.B690])" office:value-type="float" office:value="66" calcext:value-type="float">
            <text:p>66</text:p>
          </table:table-cell>
          <table:table-cell table:style-name="ce1" table:formula="of:=STDEV([.$B$1:.B690])" office:value-type="float" office:value="19.4184883766806" calcext:value-type="float">
            <text:p>19.4184883767</text:p>
          </table:table-cell>
          <table:table-cell table:style-name="ce1" table:formula="of:=[.D690]/[.E690]" office:value-type="float" office:value="3.39882274663864" calcext:value-type="float">
            <text:p>3.3988227466</text:p>
          </table:table-cell>
          <table:table-cell table:style-name="ce1" table:number-columns-repeated="6"/>
          <table:table-cell table:style-name="ce2" table:formula="of:=LOG([.N690])" office:value-type="float" office:value="2.83821922190763" calcext:value-type="float">
            <text:p>2.8382192219</text:p>
          </table:table-cell>
          <table:table-cell table:style-name="ce3" table:formula="of:=[.N689]+1" office:value-type="float" office:value="689" calcext:value-type="float">
            <text:p>68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5" calcext:value-type="float">
            <text:p>145</text:p>
          </table:table-cell>
          <table:table-cell table:style-name="ce1" table:formula="of:=[.A691]-[.$K$1]" office:value-type="float" office:value="-4.31999999999999" calcext:value-type="float">
            <text:p>-4.32</text:p>
          </table:table-cell>
          <table:table-cell table:style-name="ce1" table:formula="of:=SUM([.$B$1:.B691])" office:value-type="float" office:value="18.36" calcext:value-type="float">
            <text:p>18.36</text:p>
          </table:table-cell>
          <table:table-cell table:style-name="ce1" table:formula="of:=MAX([.$B$1:.B691])-MIN([.$B$1:.B691])" office:value-type="float" office:value="66" calcext:value-type="float">
            <text:p>66</text:p>
          </table:table-cell>
          <table:table-cell table:style-name="ce1" table:formula="of:=STDEV([.$B$1:.B691])" office:value-type="float" office:value="19.4056619144941" calcext:value-type="float">
            <text:p>19.4056619145</text:p>
          </table:table-cell>
          <table:table-cell table:style-name="ce1" table:formula="of:=[.D691]/[.E691]" office:value-type="float" office:value="3.40106924931556" calcext:value-type="float">
            <text:p>3.4010692493</text:p>
          </table:table-cell>
          <table:table-cell table:style-name="ce1" table:number-columns-repeated="6"/>
          <table:table-cell table:style-name="ce2" table:formula="of:=LOG([.N691])" office:value-type="float" office:value="2.83884909073725" calcext:value-type="float">
            <text:p>2.8388490907</text:p>
          </table:table-cell>
          <table:table-cell table:style-name="ce3" table:formula="of:=[.N690]+1" office:value-type="float" office:value="690" calcext:value-type="float">
            <text:p>69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4" calcext:value-type="float">
            <text:p>124</text:p>
          </table:table-cell>
          <table:table-cell table:style-name="ce1" table:formula="of:=[.A692]-[.$K$1]" office:value-type="float" office:value="-25.32" calcext:value-type="float">
            <text:p>-25.32</text:p>
          </table:table-cell>
          <table:table-cell table:style-name="ce1" table:formula="of:=SUM([.$B$1:.B692])" office:value-type="float" office:value="18.36" calcext:value-type="float">
            <text:p>18.36</text:p>
          </table:table-cell>
          <table:table-cell table:style-name="ce1" table:formula="of:=MAX([.$B$1:.B692])-MIN([.$B$1:.B692])" office:value-type="float" office:value="66" calcext:value-type="float">
            <text:p>66</text:p>
          </table:table-cell>
          <table:table-cell table:style-name="ce1" table:formula="of:=STDEV([.$B$1:.B692])" office:value-type="float" office:value="19.4183217924258" calcext:value-type="float">
            <text:p>19.4183217924</text:p>
          </table:table-cell>
          <table:table-cell table:style-name="ce1" table:formula="of:=[.D692]/[.E692]" office:value-type="float" office:value="3.39885190417142" calcext:value-type="float">
            <text:p>3.3988519042</text:p>
          </table:table-cell>
          <table:table-cell table:style-name="ce1" table:number-columns-repeated="6"/>
          <table:table-cell table:style-name="ce2" table:formula="of:=LOG([.N692])" office:value-type="float" office:value="2.8394780473742" calcext:value-type="float">
            <text:p>2.8394780474</text:p>
          </table:table-cell>
          <table:table-cell table:style-name="ce3" table:formula="of:=[.N691]+1" office:value-type="float" office:value="691" calcext:value-type="float">
            <text:p>69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3" calcext:value-type="float">
            <text:p>143</text:p>
          </table:table-cell>
          <table:table-cell table:style-name="ce1" table:formula="of:=[.A693]-[.$K$1]" office:value-type="float" office:value="-6.31999999999999" calcext:value-type="float">
            <text:p>-6.32</text:p>
          </table:table-cell>
          <table:table-cell table:style-name="ce1" table:formula="of:=SUM([.$B$1:.B693])" office:value-type="float" office:value="18.36" calcext:value-type="float">
            <text:p>18.36</text:p>
          </table:table-cell>
          <table:table-cell table:style-name="ce1" table:formula="of:=MAX([.$B$1:.B693])-MIN([.$B$1:.B693])" office:value-type="float" office:value="66" calcext:value-type="float">
            <text:p>66</text:p>
          </table:table-cell>
          <table:table-cell table:style-name="ce1" table:formula="of:=STDEV([.$B$1:.B693])" office:value-type="float" office:value="19.4065151268115" calcext:value-type="float">
            <text:p>19.4065151268</text:p>
          </table:table-cell>
          <table:table-cell table:style-name="ce1" table:formula="of:=[.D693]/[.E693]" office:value-type="float" office:value="3.4009197204508" calcext:value-type="float">
            <text:p>3.4009197205</text:p>
          </table:table-cell>
          <table:table-cell table:style-name="ce1" table:number-columns-repeated="6"/>
          <table:table-cell table:style-name="ce2" table:formula="of:=LOG([.N693])" office:value-type="float" office:value="2.84010609445676" calcext:value-type="float">
            <text:p>2.8401060945</text:p>
          </table:table-cell>
          <table:table-cell table:style-name="ce3" table:formula="of:=[.N692]+1" office:value-type="float" office:value="692" calcext:value-type="float">
            <text:p>69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4" calcext:value-type="float">
            <text:p>174</text:p>
          </table:table-cell>
          <table:table-cell table:style-name="ce1" table:formula="of:=[.A694]-[.$K$1]" office:value-type="float" office:value="24.68" calcext:value-type="float">
            <text:p>24.68</text:p>
          </table:table-cell>
          <table:table-cell table:style-name="ce1" table:formula="of:=SUM([.$B$1:.B694])" office:value-type="float" office:value="18.36" calcext:value-type="float">
            <text:p>18.36</text:p>
          </table:table-cell>
          <table:table-cell table:style-name="ce1" table:formula="of:=MAX([.$B$1:.B694])-MIN([.$B$1:.B694])" office:value-type="float" office:value="66" calcext:value-type="float">
            <text:p>66</text:p>
          </table:table-cell>
          <table:table-cell table:style-name="ce1" table:formula="of:=STDEV([.$B$1:.B694])" office:value-type="float" office:value="19.4126123496331" calcext:value-type="float">
            <text:p>19.4126123496</text:p>
          </table:table-cell>
          <table:table-cell table:style-name="ce1" table:formula="of:=[.D694]/[.E694]" office:value-type="float" office:value="3.39985154039547" calcext:value-type="float">
            <text:p>3.3998515404</text:p>
          </table:table-cell>
          <table:table-cell table:style-name="ce1" table:number-columns-repeated="6"/>
          <table:table-cell table:style-name="ce2" table:formula="of:=LOG([.N694])" office:value-type="float" office:value="2.84073323461181" calcext:value-type="float">
            <text:p>2.8407332346</text:p>
          </table:table-cell>
          <table:table-cell table:style-name="ce3" table:formula="of:=[.N693]+1" office:value-type="float" office:value="693" calcext:value-type="float">
            <text:p>69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2" calcext:value-type="float">
            <text:p>122</text:p>
          </table:table-cell>
          <table:table-cell table:style-name="ce1" table:formula="of:=[.A695]-[.$K$1]" office:value-type="float" office:value="-27.32" calcext:value-type="float">
            <text:p>-27.32</text:p>
          </table:table-cell>
          <table:table-cell table:style-name="ce1" table:formula="of:=SUM([.$B$1:.B695])" office:value-type="float" office:value="18.36" calcext:value-type="float">
            <text:p>18.36</text:p>
          </table:table-cell>
          <table:table-cell table:style-name="ce1" table:formula="of:=MAX([.$B$1:.B695])-MIN([.$B$1:.B695])" office:value-type="float" office:value="66" calcext:value-type="float">
            <text:p>66</text:p>
          </table:table-cell>
          <table:table-cell table:style-name="ce1" table:formula="of:=STDEV([.$B$1:.B695])" office:value-type="float" office:value="19.4292835182054" calcext:value-type="float">
            <text:p>19.4292835182</text:p>
          </table:table-cell>
          <table:table-cell table:style-name="ce1" table:formula="of:=[.D695]/[.E695]" office:value-type="float" office:value="3.39693432020576" calcext:value-type="float">
            <text:p>3.3969343202</text:p>
          </table:table-cell>
          <table:table-cell table:style-name="ce1" table:number-columns-repeated="6"/>
          <table:table-cell table:style-name="ce2" table:formula="of:=LOG([.N695])" office:value-type="float" office:value="2.84135947045485" calcext:value-type="float">
            <text:p>2.8413594705</text:p>
          </table:table-cell>
          <table:table-cell table:style-name="ce3" table:formula="of:=[.N694]+1" office:value-type="float" office:value="694" calcext:value-type="float">
            <text:p>69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4" calcext:value-type="float">
            <text:p>154</text:p>
          </table:table-cell>
          <table:table-cell table:style-name="ce1" table:formula="of:=[.A696]-[.$K$1]" office:value-type="float" office:value="4.68000000000001" calcext:value-type="float">
            <text:p>4.68</text:p>
          </table:table-cell>
          <table:table-cell table:style-name="ce1" table:formula="of:=SUM([.$B$1:.B696])" office:value-type="float" office:value="18.36" calcext:value-type="float">
            <text:p>18.36</text:p>
          </table:table-cell>
          <table:table-cell table:style-name="ce1" table:formula="of:=MAX([.$B$1:.B696])-MIN([.$B$1:.B696])" office:value-type="float" office:value="66" calcext:value-type="float">
            <text:p>66</text:p>
          </table:table-cell>
          <table:table-cell table:style-name="ce1" table:formula="of:=STDEV([.$B$1:.B696])" office:value-type="float" office:value="19.4156977476355" calcext:value-type="float">
            <text:p>19.4156977476</text:p>
          </table:table-cell>
          <table:table-cell table:style-name="ce1" table:formula="of:=[.D696]/[.E696]" office:value-type="float" office:value="3.39931126132399" calcext:value-type="float">
            <text:p>3.3993112613</text:p>
          </table:table-cell>
          <table:table-cell table:style-name="ce1" table:number-columns-repeated="6"/>
          <table:table-cell table:style-name="ce2" table:formula="of:=LOG([.N696])" office:value-type="float" office:value="2.84198480459011" calcext:value-type="float">
            <text:p>2.8419848046</text:p>
          </table:table-cell>
          <table:table-cell table:style-name="ce3" table:formula="of:=[.N695]+1" office:value-type="float" office:value="695" calcext:value-type="float">
            <text:p>69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9" calcext:value-type="float">
            <text:p>129</text:p>
          </table:table-cell>
          <table:table-cell table:style-name="ce1" table:formula="of:=[.A697]-[.$K$1]" office:value-type="float" office:value="-20.32" calcext:value-type="float">
            <text:p>-20.32</text:p>
          </table:table-cell>
          <table:table-cell table:style-name="ce1" table:formula="of:=SUM([.$B$1:.B697])" office:value-type="float" office:value="18.36" calcext:value-type="float">
            <text:p>18.36</text:p>
          </table:table-cell>
          <table:table-cell table:style-name="ce1" table:formula="of:=MAX([.$B$1:.B697])-MIN([.$B$1:.B697])" office:value-type="float" office:value="66" calcext:value-type="float">
            <text:p>66</text:p>
          </table:table-cell>
          <table:table-cell table:style-name="ce1" table:formula="of:=STDEV([.$B$1:.B697])" office:value-type="float" office:value="19.4191931963586" calcext:value-type="float">
            <text:p>19.4191931964</text:p>
          </table:table-cell>
          <table:table-cell table:style-name="ce1" table:formula="of:=[.D697]/[.E697]" office:value-type="float" office:value="3.39869938635639" calcext:value-type="float">
            <text:p>3.3986993864</text:p>
          </table:table-cell>
          <table:table-cell table:style-name="ce1" table:number-columns-repeated="6"/>
          <table:table-cell table:style-name="ce2" table:formula="of:=LOG([.N697])" office:value-type="float" office:value="2.84260923961056" calcext:value-type="float">
            <text:p>2.8426092396</text:p>
          </table:table-cell>
          <table:table-cell table:style-name="ce3" table:formula="of:=[.N696]+1" office:value-type="float" office:value="696" calcext:value-type="float">
            <text:p>69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1" calcext:value-type="float">
            <text:p>151</text:p>
          </table:table-cell>
          <table:table-cell table:style-name="ce1" table:formula="of:=[.A698]-[.$K$1]" office:value-type="float" office:value="1.68000000000001" calcext:value-type="float">
            <text:p>1.68</text:p>
          </table:table-cell>
          <table:table-cell table:style-name="ce1" table:formula="of:=SUM([.$B$1:.B698])" office:value-type="float" office:value="18.36" calcext:value-type="float">
            <text:p>18.36</text:p>
          </table:table-cell>
          <table:table-cell table:style-name="ce1" table:formula="of:=MAX([.$B$1:.B698])-MIN([.$B$1:.B698])" office:value-type="float" office:value="66" calcext:value-type="float">
            <text:p>66</text:p>
          </table:table-cell>
          <table:table-cell table:style-name="ce1" table:formula="of:=STDEV([.$B$1:.B698])" office:value-type="float" office:value="19.4052610244401" calcext:value-type="float">
            <text:p>19.4052610244</text:p>
          </table:table-cell>
          <table:table-cell table:style-name="ce1" table:formula="of:=[.D698]/[.E698]" office:value-type="float" office:value="3.40113951143846" calcext:value-type="float">
            <text:p>3.4011395114</text:p>
          </table:table-cell>
          <table:table-cell table:style-name="ce1" table:number-columns-repeated="6"/>
          <table:table-cell table:style-name="ce2" table:formula="of:=LOG([.N698])" office:value-type="float" office:value="2.84323277809801" calcext:value-type="float">
            <text:p>2.8432327781</text:p>
          </table:table-cell>
          <table:table-cell table:style-name="ce3" table:formula="of:=[.N697]+1" office:value-type="float" office:value="697" calcext:value-type="float">
            <text:p>69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5" calcext:value-type="float">
            <text:p>175</text:p>
          </table:table-cell>
          <table:table-cell table:style-name="ce1" table:formula="of:=[.A699]-[.$K$1]" office:value-type="float" office:value="25.68" calcext:value-type="float">
            <text:p>25.68</text:p>
          </table:table-cell>
          <table:table-cell table:style-name="ce1" table:formula="of:=SUM([.$B$1:.B699])" office:value-type="float" office:value="18.36" calcext:value-type="float">
            <text:p>18.36</text:p>
          </table:table-cell>
          <table:table-cell table:style-name="ce1" table:formula="of:=MAX([.$B$1:.B699])-MIN([.$B$1:.B699])" office:value-type="float" office:value="66" calcext:value-type="float">
            <text:p>66</text:p>
          </table:table-cell>
          <table:table-cell table:style-name="ce1" table:formula="of:=STDEV([.$B$1:.B699])" office:value-type="float" office:value="19.413129283166" calcext:value-type="float">
            <text:p>19.4131292832</text:p>
          </table:table-cell>
          <table:table-cell table:style-name="ce1" table:formula="of:=[.D699]/[.E699]" office:value-type="float" office:value="3.39976100902144" calcext:value-type="float">
            <text:p>3.399761009</text:p>
          </table:table-cell>
          <table:table-cell table:style-name="ce1" table:number-columns-repeated="6"/>
          <table:table-cell table:style-name="ce2" table:formula="of:=LOG([.N699])" office:value-type="float" office:value="2.84385542262316" calcext:value-type="float">
            <text:p>2.8438554226</text:p>
          </table:table-cell>
          <table:table-cell table:style-name="ce3" table:formula="of:=[.N698]+1" office:value-type="float" office:value="698" calcext:value-type="float">
            <text:p>69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5" calcext:value-type="float">
            <text:p>125</text:p>
          </table:table-cell>
          <table:table-cell table:style-name="ce1" table:formula="of:=[.A700]-[.$K$1]" office:value-type="float" office:value="-24.32" calcext:value-type="float">
            <text:p>-24.32</text:p>
          </table:table-cell>
          <table:table-cell table:style-name="ce1" table:formula="of:=SUM([.$B$1:.B700])" office:value-type="float" office:value="18.36" calcext:value-type="float">
            <text:p>18.36</text:p>
          </table:table-cell>
          <table:table-cell table:style-name="ce1" table:formula="of:=MAX([.$B$1:.B700])-MIN([.$B$1:.B700])" office:value-type="float" office:value="66" calcext:value-type="float">
            <text:p>66</text:p>
          </table:table-cell>
          <table:table-cell table:style-name="ce1" table:formula="of:=STDEV([.$B$1:.B700])" office:value-type="float" office:value="19.4236035908933" calcext:value-type="float">
            <text:p>19.4236035909</text:p>
          </table:table-cell>
          <table:table-cell table:style-name="ce1" table:formula="of:=[.D700]/[.E700]" office:value-type="float" office:value="3.39792766523221" calcext:value-type="float">
            <text:p>3.3979276652</text:p>
          </table:table-cell>
          <table:table-cell table:style-name="ce1" table:number-columns-repeated="6"/>
          <table:table-cell table:style-name="ce2" table:formula="of:=LOG([.N700])" office:value-type="float" office:value="2.84447717574568" calcext:value-type="float">
            <text:p>2.8444771757</text:p>
          </table:table-cell>
          <table:table-cell table:style-name="ce3" table:formula="of:=[.N699]+1" office:value-type="float" office:value="699" calcext:value-type="float">
            <text:p>69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3" calcext:value-type="float">
            <text:p>123</text:p>
          </table:table-cell>
          <table:table-cell table:style-name="ce1" table:formula="of:=[.A701]-[.$K$1]" office:value-type="float" office:value="-26.32" calcext:value-type="float">
            <text:p>-26.32</text:p>
          </table:table-cell>
          <table:table-cell table:style-name="ce1" table:formula="of:=SUM([.$B$1:.B701])" office:value-type="float" office:value="18.36" calcext:value-type="float">
            <text:p>18.36</text:p>
          </table:table-cell>
          <table:table-cell table:style-name="ce1" table:formula="of:=MAX([.$B$1:.B701])-MIN([.$B$1:.B701])" office:value-type="float" office:value="66" calcext:value-type="float">
            <text:p>66</text:p>
          </table:table-cell>
          <table:table-cell table:style-name="ce1" table:formula="of:=STDEV([.$B$1:.B701])" office:value-type="float" office:value="19.43789176937" calcext:value-type="float">
            <text:p>19.4378917694</text:p>
          </table:table-cell>
          <table:table-cell table:style-name="ce1" table:formula="of:=[.D701]/[.E701]" office:value-type="float" office:value="3.3954299562467" calcext:value-type="float">
            <text:p>3.3954299562</text:p>
          </table:table-cell>
          <table:table-cell table:style-name="ce1" table:number-columns-repeated="6"/>
          <table:table-cell table:style-name="ce2" table:formula="of:=LOG([.N701])" office:value-type="float" office:value="2.84509804001426" calcext:value-type="float">
            <text:p>2.84509804</text:p>
          </table:table-cell>
          <table:table-cell table:style-name="ce3" table:formula="of:=[.N700]+1" office:value-type="float" office:value="700" calcext:value-type="float">
            <text:p>70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9" calcext:value-type="float">
            <text:p>149</text:p>
          </table:table-cell>
          <table:table-cell table:style-name="ce1" table:formula="of:=[.A702]-[.$K$1]" office:value-type="float" office:value="-0.319999999999993" calcext:value-type="float">
            <text:p>-0.32</text:p>
          </table:table-cell>
          <table:table-cell table:style-name="ce1" table:formula="of:=SUM([.$B$1:.B702])" office:value-type="float" office:value="18.36" calcext:value-type="float">
            <text:p>18.36</text:p>
          </table:table-cell>
          <table:table-cell table:style-name="ce1" table:formula="of:=MAX([.$B$1:.B702])-MIN([.$B$1:.B702])" office:value-type="float" office:value="66" calcext:value-type="float">
            <text:p>66</text:p>
          </table:table-cell>
          <table:table-cell table:style-name="ce1" table:formula="of:=STDEV([.$B$1:.B702])" office:value-type="float" office:value="19.4241230013835" calcext:value-type="float">
            <text:p>19.4241230014</text:p>
          </table:table-cell>
          <table:table-cell table:style-name="ce1" table:formula="of:=[.D702]/[.E702]" office:value-type="float" office:value="3.39783680299488" calcext:value-type="float">
            <text:p>3.397836803</text:p>
          </table:table-cell>
          <table:table-cell table:style-name="ce1" table:number-columns-repeated="6"/>
          <table:table-cell table:style-name="ce2" table:formula="of:=LOG([.N702])" office:value-type="float" office:value="2.84571801796666" calcext:value-type="float">
            <text:p>2.845718018</text:p>
          </table:table-cell>
          <table:table-cell table:style-name="ce3" table:formula="of:=[.N701]+1" office:value-type="float" office:value="701" calcext:value-type="float">
            <text:p>70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9" calcext:value-type="float">
            <text:p>129</text:p>
          </table:table-cell>
          <table:table-cell table:style-name="ce1" table:formula="of:=[.A703]-[.$K$1]" office:value-type="float" office:value="-20.32" calcext:value-type="float">
            <text:p>-20.32</text:p>
          </table:table-cell>
          <table:table-cell table:style-name="ce1" table:formula="of:=SUM([.$B$1:.B703])" office:value-type="float" office:value="18.36" calcext:value-type="float">
            <text:p>18.36</text:p>
          </table:table-cell>
          <table:table-cell table:style-name="ce1" table:formula="of:=MAX([.$B$1:.B703])-MIN([.$B$1:.B703])" office:value-type="float" office:value="66" calcext:value-type="float">
            <text:p>66</text:p>
          </table:table-cell>
          <table:table-cell table:style-name="ce1" table:formula="of:=STDEV([.$B$1:.B703])" office:value-type="float" office:value="19.4274568047329" calcext:value-type="float">
            <text:p>19.4274568047</text:p>
          </table:table-cell>
          <table:table-cell table:style-name="ce1" table:formula="of:=[.D703]/[.E703]" office:value-type="float" office:value="3.39725372514642" calcext:value-type="float">
            <text:p>3.3972537251</text:p>
          </table:table-cell>
          <table:table-cell table:style-name="ce1" table:number-columns-repeated="6"/>
          <table:table-cell table:style-name="ce2" table:formula="of:=LOG([.N703])" office:value-type="float" office:value="2.8463371121298" calcext:value-type="float">
            <text:p>2.8463371121</text:p>
          </table:table-cell>
          <table:table-cell table:style-name="ce3" table:formula="of:=[.N702]+1" office:value-type="float" office:value="702" calcext:value-type="float">
            <text:p>70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5" calcext:value-type="float">
            <text:p>125</text:p>
          </table:table-cell>
          <table:table-cell table:style-name="ce1" table:formula="of:=[.A704]-[.$K$1]" office:value-type="float" office:value="-24.32" calcext:value-type="float">
            <text:p>-24.32</text:p>
          </table:table-cell>
          <table:table-cell table:style-name="ce1" table:formula="of:=SUM([.$B$1:.B704])" office:value-type="float" office:value="18.36" calcext:value-type="float">
            <text:p>18.36</text:p>
          </table:table-cell>
          <table:table-cell table:style-name="ce1" table:formula="of:=MAX([.$B$1:.B704])-MIN([.$B$1:.B704])" office:value-type="float" office:value="66" calcext:value-type="float">
            <text:p>66</text:p>
          </table:table-cell>
          <table:table-cell table:style-name="ce1" table:formula="of:=STDEV([.$B$1:.B704])" office:value-type="float" office:value="19.4376383462307" calcext:value-type="float">
            <text:p>19.4376383462</text:p>
          </table:table-cell>
          <table:table-cell table:style-name="ce1" table:formula="of:=[.D704]/[.E704]" office:value-type="float" office:value="3.39547422502583" calcext:value-type="float">
            <text:p>3.395474225</text:p>
          </table:table-cell>
          <table:table-cell table:style-name="ce1" table:number-columns-repeated="6"/>
          <table:table-cell table:style-name="ce2" table:formula="of:=LOG([.N704])" office:value-type="float" office:value="2.84695532501982" calcext:value-type="float">
            <text:p>2.846955325</text:p>
          </table:table-cell>
          <table:table-cell table:style-name="ce3" table:formula="of:=[.N703]+1" office:value-type="float" office:value="703" calcext:value-type="float">
            <text:p>70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7" calcext:value-type="float">
            <text:p>127</text:p>
          </table:table-cell>
          <table:table-cell table:style-name="ce1" table:formula="of:=[.A705]-[.$K$1]" office:value-type="float" office:value="-22.32" calcext:value-type="float">
            <text:p>-22.32</text:p>
          </table:table-cell>
          <table:table-cell table:style-name="ce1" table:formula="of:=SUM([.$B$1:.B705])" office:value-type="float" office:value="18.36" calcext:value-type="float">
            <text:p>18.36</text:p>
          </table:table-cell>
          <table:table-cell table:style-name="ce1" table:formula="of:=MAX([.$B$1:.B705])-MIN([.$B$1:.B705])" office:value-type="float" office:value="66" calcext:value-type="float">
            <text:p>66</text:p>
          </table:table-cell>
          <table:table-cell table:style-name="ce1" table:formula="of:=STDEV([.$B$1:.B705])" office:value-type="float" office:value="19.4441308961241" calcext:value-type="float">
            <text:p>19.4441308961</text:p>
          </table:table-cell>
          <table:table-cell table:style-name="ce1" table:formula="of:=[.D705]/[.E705]" office:value-type="float" office:value="3.39434044918696" calcext:value-type="float">
            <text:p>3.3943404492</text:p>
          </table:table-cell>
          <table:table-cell table:style-name="ce1" table:number-columns-repeated="6"/>
          <table:table-cell table:style-name="ce2" table:formula="of:=LOG([.N705])" office:value-type="float" office:value="2.84757265914211" calcext:value-type="float">
            <text:p>2.8475726591</text:p>
          </table:table-cell>
          <table:table-cell table:style-name="ce3" table:formula="of:=[.N704]+1" office:value-type="float" office:value="704" calcext:value-type="float">
            <text:p>70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4" calcext:value-type="float">
            <text:p>124</text:p>
          </table:table-cell>
          <table:table-cell table:style-name="ce1" table:formula="of:=[.A706]-[.$K$1]" office:value-type="float" office:value="-25.32" calcext:value-type="float">
            <text:p>-25.32</text:p>
          </table:table-cell>
          <table:table-cell table:style-name="ce1" table:formula="of:=SUM([.$B$1:.B706])" office:value-type="float" office:value="18.36" calcext:value-type="float">
            <text:p>18.36</text:p>
          </table:table-cell>
          <table:table-cell table:style-name="ce1" table:formula="of:=MAX([.$B$1:.B706])-MIN([.$B$1:.B706])" office:value-type="float" office:value="66" calcext:value-type="float">
            <text:p>66</text:p>
          </table:table-cell>
          <table:table-cell table:style-name="ce1" table:formula="of:=STDEV([.$B$1:.B706])" office:value-type="float" office:value="19.4560179977541" calcext:value-type="float">
            <text:p>19.4560179978</text:p>
          </table:table-cell>
          <table:table-cell table:style-name="ce1" table:formula="of:=[.D706]/[.E706]" office:value-type="float" office:value="3.39226659882914" calcext:value-type="float">
            <text:p>3.3922665988</text:p>
          </table:table-cell>
          <table:table-cell table:style-name="ce1" table:number-columns-repeated="6"/>
          <table:table-cell table:style-name="ce2" table:formula="of:=LOG([.N706])" office:value-type="float" office:value="2.8481891169914" calcext:value-type="float">
            <text:p>2.848189117</text:p>
          </table:table-cell>
          <table:table-cell table:style-name="ce3" table:formula="of:=[.N705]+1" office:value-type="float" office:value="705" calcext:value-type="float">
            <text:p>70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4" calcext:value-type="float">
            <text:p>154</text:p>
          </table:table-cell>
          <table:table-cell table:style-name="ce1" table:formula="of:=[.A707]-[.$K$1]" office:value-type="float" office:value="4.68000000000001" calcext:value-type="float">
            <text:p>4.68</text:p>
          </table:table-cell>
          <table:table-cell table:style-name="ce1" table:formula="of:=SUM([.$B$1:.B707])" office:value-type="float" office:value="18.36" calcext:value-type="float">
            <text:p>18.36</text:p>
          </table:table-cell>
          <table:table-cell table:style-name="ce1" table:formula="of:=MAX([.$B$1:.B707])-MIN([.$B$1:.B707])" office:value-type="float" office:value="66" calcext:value-type="float">
            <text:p>66</text:p>
          </table:table-cell>
          <table:table-cell table:style-name="ce1" table:formula="of:=STDEV([.$B$1:.B707])" office:value-type="float" office:value="19.4426756972199" calcext:value-type="float">
            <text:p>19.4426756972</text:p>
          </table:table-cell>
          <table:table-cell table:style-name="ce1" table:formula="of:=[.D707]/[.E707]" office:value-type="float" office:value="3.39459450066521" calcext:value-type="float">
            <text:p>3.3945945007</text:p>
          </table:table-cell>
          <table:table-cell table:style-name="ce1" table:number-columns-repeated="6"/>
          <table:table-cell table:style-name="ce2" table:formula="of:=LOG([.N707])" office:value-type="float" office:value="2.8488047010518" calcext:value-type="float">
            <text:p>2.8488047011</text:p>
          </table:table-cell>
          <table:table-cell table:style-name="ce3" table:formula="of:=[.N706]+1" office:value-type="float" office:value="706" calcext:value-type="float">
            <text:p>70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7" calcext:value-type="float">
            <text:p>127</text:p>
          </table:table-cell>
          <table:table-cell table:style-name="ce1" table:formula="of:=[.A708]-[.$K$1]" office:value-type="float" office:value="-22.32" calcext:value-type="float">
            <text:p>-22.32</text:p>
          </table:table-cell>
          <table:table-cell table:style-name="ce1" table:formula="of:=SUM([.$B$1:.B708])" office:value-type="float" office:value="18.36" calcext:value-type="float">
            <text:p>18.36</text:p>
          </table:table-cell>
          <table:table-cell table:style-name="ce1" table:formula="of:=MAX([.$B$1:.B708])-MIN([.$B$1:.B708])" office:value-type="float" office:value="66" calcext:value-type="float">
            <text:p>66</text:p>
          </table:table-cell>
          <table:table-cell table:style-name="ce1" table:formula="of:=STDEV([.$B$1:.B708])" office:value-type="float" office:value="19.4490188970627" calcext:value-type="float">
            <text:p>19.4490188971</text:p>
          </table:table-cell>
          <table:table-cell table:style-name="ce1" table:formula="of:=[.D708]/[.E708]" office:value-type="float" office:value="3.39348737071604" calcext:value-type="float">
            <text:p>3.3934873707</text:p>
          </table:table-cell>
          <table:table-cell table:style-name="ce1" table:number-columns-repeated="6"/>
          <table:table-cell table:style-name="ce2" table:formula="of:=LOG([.N708])" office:value-type="float" office:value="2.8494194137969" calcext:value-type="float">
            <text:p>2.8494194138</text:p>
          </table:table-cell>
          <table:table-cell table:style-name="ce3" table:formula="of:=[.N707]+1" office:value-type="float" office:value="707" calcext:value-type="float">
            <text:p>70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5" calcext:value-type="float">
            <text:p>145</text:p>
          </table:table-cell>
          <table:table-cell table:style-name="ce1" table:formula="of:=[.A709]-[.$K$1]" office:value-type="float" office:value="-4.31999999999999" calcext:value-type="float">
            <text:p>-4.32</text:p>
          </table:table-cell>
          <table:table-cell table:style-name="ce1" table:formula="of:=SUM([.$B$1:.B709])" office:value-type="float" office:value="18.36" calcext:value-type="float">
            <text:p>18.36</text:p>
          </table:table-cell>
          <table:table-cell table:style-name="ce1" table:formula="of:=MAX([.$B$1:.B709])-MIN([.$B$1:.B709])" office:value-type="float" office:value="66" calcext:value-type="float">
            <text:p>66</text:p>
          </table:table-cell>
          <table:table-cell table:style-name="ce1" table:formula="of:=STDEV([.$B$1:.B709])" office:value-type="float" office:value="19.4363713982147" calcext:value-type="float">
            <text:p>19.4363713982</text:p>
          </table:table-cell>
          <table:table-cell table:style-name="ce1" table:formula="of:=[.D709]/[.E709]" office:value-type="float" office:value="3.3956955569424" calcext:value-type="float">
            <text:p>3.3956955569</text:p>
          </table:table-cell>
          <table:table-cell table:style-name="ce1" table:number-columns-repeated="6"/>
          <table:table-cell table:style-name="ce2" table:formula="of:=LOG([.N709])" office:value-type="float" office:value="2.85003325768977" calcext:value-type="float">
            <text:p>2.8500332577</text:p>
          </table:table-cell>
          <table:table-cell table:style-name="ce3" table:formula="of:=[.N708]+1" office:value-type="float" office:value="708" calcext:value-type="float">
            <text:p>70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9" calcext:value-type="float">
            <text:p>139</text:p>
          </table:table-cell>
          <table:table-cell table:style-name="ce1" table:formula="of:=[.A710]-[.$K$1]" office:value-type="float" office:value="-10.32" calcext:value-type="float">
            <text:p>-10.32</text:p>
          </table:table-cell>
          <table:table-cell table:style-name="ce1" table:formula="of:=SUM([.$B$1:.B710])" office:value-type="float" office:value="18.36" calcext:value-type="float">
            <text:p>18.36</text:p>
          </table:table-cell>
          <table:table-cell table:style-name="ce1" table:formula="of:=MAX([.$B$1:.B710])-MIN([.$B$1:.B710])" office:value-type="float" office:value="66" calcext:value-type="float">
            <text:p>66</text:p>
          </table:table-cell>
          <table:table-cell table:style-name="ce1" table:formula="of:=STDEV([.$B$1:.B710])" office:value-type="float" office:value="19.4274371538961" calcext:value-type="float">
            <text:p>19.4274371539</text:p>
          </table:table-cell>
          <table:table-cell table:style-name="ce1" table:formula="of:=[.D710]/[.E710]" office:value-type="float" office:value="3.39725716146579" calcext:value-type="float">
            <text:p>3.3972571615</text:p>
          </table:table-cell>
          <table:table-cell table:style-name="ce1" table:number-columns-repeated="6"/>
          <table:table-cell table:style-name="ce2" table:formula="of:=LOG([.N710])" office:value-type="float" office:value="2.85064623518307" calcext:value-type="float">
            <text:p>2.8506462352</text:p>
          </table:table-cell>
          <table:table-cell table:style-name="ce3" table:formula="of:=[.N709]+1" office:value-type="float" office:value="709" calcext:value-type="float">
            <text:p>70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3" calcext:value-type="float">
            <text:p>123</text:p>
          </table:table-cell>
          <table:table-cell table:style-name="ce1" table:formula="of:=[.A711]-[.$K$1]" office:value-type="float" office:value="-26.32" calcext:value-type="float">
            <text:p>-26.32</text:p>
          </table:table-cell>
          <table:table-cell table:style-name="ce1" table:formula="of:=SUM([.$B$1:.B711])" office:value-type="float" office:value="18.36" calcext:value-type="float">
            <text:p>18.36</text:p>
          </table:table-cell>
          <table:table-cell table:style-name="ce1" table:formula="of:=MAX([.$B$1:.B711])-MIN([.$B$1:.B711])" office:value-type="float" office:value="66" calcext:value-type="float">
            <text:p>66</text:p>
          </table:table-cell>
          <table:table-cell table:style-name="ce1" table:formula="of:=STDEV([.$B$1:.B711])" office:value-type="float" office:value="19.4410529887805" calcext:value-type="float">
            <text:p>19.4410529888</text:p>
          </table:table-cell>
          <table:table-cell table:style-name="ce1" table:formula="of:=[.D711]/[.E711]" office:value-type="float" office:value="3.39487784113797" calcext:value-type="float">
            <text:p>3.3948778411</text:p>
          </table:table-cell>
          <table:table-cell table:style-name="ce1" table:number-columns-repeated="6"/>
          <table:table-cell table:style-name="ce2" table:formula="of:=LOG([.N711])" office:value-type="float" office:value="2.85125834871907" calcext:value-type="float">
            <text:p>2.8512583487</text:p>
          </table:table-cell>
          <table:table-cell table:style-name="ce3" table:formula="of:=[.N710]+1" office:value-type="float" office:value="710" calcext:value-type="float">
            <text:p>71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8" calcext:value-type="float">
            <text:p>148</text:p>
          </table:table-cell>
          <table:table-cell table:style-name="ce1" table:formula="of:=[.A712]-[.$K$1]" office:value-type="float" office:value="-1.31999999999999" calcext:value-type="float">
            <text:p>-1.32</text:p>
          </table:table-cell>
          <table:table-cell table:style-name="ce1" table:formula="of:=SUM([.$B$1:.B712])" office:value-type="float" office:value="18.36" calcext:value-type="float">
            <text:p>18.36</text:p>
          </table:table-cell>
          <table:table-cell table:style-name="ce1" table:formula="of:=MAX([.$B$1:.B712])-MIN([.$B$1:.B712])" office:value-type="float" office:value="66" calcext:value-type="float">
            <text:p>66</text:p>
          </table:table-cell>
          <table:table-cell table:style-name="ce1" table:formula="of:=STDEV([.$B$1:.B712])" office:value-type="float" office:value="19.4275890760403" calcext:value-type="float">
            <text:p>19.427589076</text:p>
          </table:table-cell>
          <table:table-cell table:style-name="ce1" table:formula="of:=[.D712]/[.E712]" office:value-type="float" office:value="3.39723059519499" calcext:value-type="float">
            <text:p>3.3972305952</text:p>
          </table:table-cell>
          <table:table-cell table:style-name="ce1" table:number-columns-repeated="6"/>
          <table:table-cell table:style-name="ce2" table:formula="of:=LOG([.N712])" office:value-type="float" office:value="2.85186960072977" calcext:value-type="float">
            <text:p>2.8518696007</text:p>
          </table:table-cell>
          <table:table-cell table:style-name="ce3" table:formula="of:=[.N711]+1" office:value-type="float" office:value="711" calcext:value-type="float">
            <text:p>71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6" calcext:value-type="float">
            <text:p>136</text:p>
          </table:table-cell>
          <table:table-cell table:style-name="ce1" table:formula="of:=[.A713]-[.$K$1]" office:value-type="float" office:value="-13.32" calcext:value-type="float">
            <text:p>-13.32</text:p>
          </table:table-cell>
          <table:table-cell table:style-name="ce1" table:formula="of:=SUM([.$B$1:.B713])" office:value-type="float" office:value="18.36" calcext:value-type="float">
            <text:p>18.36</text:p>
          </table:table-cell>
          <table:table-cell table:style-name="ce1" table:formula="of:=MAX([.$B$1:.B713])-MIN([.$B$1:.B713])" office:value-type="float" office:value="66" calcext:value-type="float">
            <text:p>66</text:p>
          </table:table-cell>
          <table:table-cell table:style-name="ce1" table:formula="of:=STDEV([.$B$1:.B713])" office:value-type="float" office:value="19.4214522558965" calcext:value-type="float">
            <text:p>19.4214522559</text:p>
          </table:table-cell>
          <table:table-cell table:style-name="ce1" table:formula="of:=[.D713]/[.E713]" office:value-type="float" office:value="3.39830405730662" calcext:value-type="float">
            <text:p>3.3983040573</text:p>
          </table:table-cell>
          <table:table-cell table:style-name="ce1" table:number-columns-repeated="6"/>
          <table:table-cell table:style-name="ce2" table:formula="of:=LOG([.N713])" office:value-type="float" office:value="2.85247999363686" calcext:value-type="float">
            <text:p>2.8524799936</text:p>
          </table:table-cell>
          <table:table-cell table:style-name="ce3" table:formula="of:=[.N712]+1" office:value-type="float" office:value="712" calcext:value-type="float">
            <text:p>71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4" calcext:value-type="float">
            <text:p>154</text:p>
          </table:table-cell>
          <table:table-cell table:style-name="ce1" table:formula="of:=[.A714]-[.$K$1]" office:value-type="float" office:value="4.68000000000001" calcext:value-type="float">
            <text:p>4.68</text:p>
          </table:table-cell>
          <table:table-cell table:style-name="ce1" table:formula="of:=SUM([.$B$1:.B714])" office:value-type="float" office:value="18.36" calcext:value-type="float">
            <text:p>18.36</text:p>
          </table:table-cell>
          <table:table-cell table:style-name="ce1" table:formula="of:=MAX([.$B$1:.B714])-MIN([.$B$1:.B714])" office:value-type="float" office:value="66" calcext:value-type="float">
            <text:p>66</text:p>
          </table:table-cell>
          <table:table-cell table:style-name="ce1" table:formula="of:=STDEV([.$B$1:.B714])" office:value-type="float" office:value="19.4082952756064" calcext:value-type="float">
            <text:p>19.4082952756</text:p>
          </table:table-cell>
          <table:table-cell table:style-name="ce1" table:formula="of:=[.D714]/[.E714]" office:value-type="float" office:value="3.40060778459781" calcext:value-type="float">
            <text:p>3.4006077846</text:p>
          </table:table-cell>
          <table:table-cell table:style-name="ce1" table:number-columns-repeated="6"/>
          <table:table-cell table:style-name="ce2" table:formula="of:=LOG([.N714])" office:value-type="float" office:value="2.85308952985187" calcext:value-type="float">
            <text:p>2.8530895299</text:p>
          </table:table-cell>
          <table:table-cell table:style-name="ce3" table:formula="of:=[.N713]+1" office:value-type="float" office:value="713" calcext:value-type="float">
            <text:p>71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7" calcext:value-type="float">
            <text:p>127</text:p>
          </table:table-cell>
          <table:table-cell table:style-name="ce1" table:formula="of:=[.A715]-[.$K$1]" office:value-type="float" office:value="-22.32" calcext:value-type="float">
            <text:p>-22.32</text:p>
          </table:table-cell>
          <table:table-cell table:style-name="ce1" table:formula="of:=SUM([.$B$1:.B715])" office:value-type="float" office:value="18.36" calcext:value-type="float">
            <text:p>18.36</text:p>
          </table:table-cell>
          <table:table-cell table:style-name="ce1" table:formula="of:=MAX([.$B$1:.B715])-MIN([.$B$1:.B715])" office:value-type="float" office:value="66" calcext:value-type="float">
            <text:p>66</text:p>
          </table:table-cell>
          <table:table-cell table:style-name="ce1" table:formula="of:=STDEV([.$B$1:.B715])" office:value-type="float" office:value="19.4144425977004" calcext:value-type="float">
            <text:p>19.4144425977</text:p>
          </table:table-cell>
          <table:table-cell table:style-name="ce1" table:formula="of:=[.D715]/[.E715]" office:value-type="float" office:value="3.3995310278863" calcext:value-type="float">
            <text:p>3.3995310279</text:p>
          </table:table-cell>
          <table:table-cell table:style-name="ce1" table:number-columns-repeated="6"/>
          <table:table-cell table:style-name="ce2" table:formula="of:=LOG([.N715])" office:value-type="float" office:value="2.85369821177617" calcext:value-type="float">
            <text:p>2.8536982118</text:p>
          </table:table-cell>
          <table:table-cell table:style-name="ce3" table:formula="of:=[.N714]+1" office:value-type="float" office:value="714" calcext:value-type="float">
            <text:p>71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1" calcext:value-type="float">
            <text:p>181</text:p>
          </table:table-cell>
          <table:table-cell table:style-name="ce1" table:formula="of:=[.A716]-[.$K$1]" office:value-type="float" office:value="31.68" calcext:value-type="float">
            <text:p>31.68</text:p>
          </table:table-cell>
          <table:table-cell table:style-name="ce1" table:formula="of:=SUM([.$B$1:.B716])" office:value-type="float" office:value="18.36" calcext:value-type="float">
            <text:p>18.36</text:p>
          </table:table-cell>
          <table:table-cell table:style-name="ce1" table:formula="of:=MAX([.$B$1:.B716])-MIN([.$B$1:.B716])" office:value-type="float" office:value="66" calcext:value-type="float">
            <text:p>66</text:p>
          </table:table-cell>
          <table:table-cell table:style-name="ce1" table:formula="of:=STDEV([.$B$1:.B716])" office:value-type="float" office:value="19.4345943471022" calcext:value-type="float">
            <text:p>19.4345943471</text:p>
          </table:table-cell>
          <table:table-cell table:style-name="ce1" table:formula="of:=[.D716]/[.E716]" office:value-type="float" office:value="3.39600605092335" calcext:value-type="float">
            <text:p>3.3960060509</text:p>
          </table:table-cell>
          <table:table-cell table:style-name="ce1" table:number-columns-repeated="6"/>
          <table:table-cell table:style-name="ce2" table:formula="of:=LOG([.N716])" office:value-type="float" office:value="2.85430604180108" calcext:value-type="float">
            <text:p>2.8543060418</text:p>
          </table:table-cell>
          <table:table-cell table:style-name="ce3" table:formula="of:=[.N715]+1" office:value-type="float" office:value="715" calcext:value-type="float">
            <text:p>71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7" calcext:value-type="float">
            <text:p>167</text:p>
          </table:table-cell>
          <table:table-cell table:style-name="ce1" table:formula="of:=[.A717]-[.$K$1]" office:value-type="float" office:value="17.68" calcext:value-type="float">
            <text:p>17.68</text:p>
          </table:table-cell>
          <table:table-cell table:style-name="ce1" table:formula="of:=SUM([.$B$1:.B717])" office:value-type="float" office:value="18.36" calcext:value-type="float">
            <text:p>18.36</text:p>
          </table:table-cell>
          <table:table-cell table:style-name="ce1" table:formula="of:=MAX([.$B$1:.B717])-MIN([.$B$1:.B717])" office:value-type="float" office:value="66" calcext:value-type="float">
            <text:p>66</text:p>
          </table:table-cell>
          <table:table-cell table:style-name="ce1" table:formula="of:=STDEV([.$B$1:.B717])" office:value-type="float" office:value="19.4308906743969" calcext:value-type="float">
            <text:p>19.4308906744</text:p>
          </table:table-cell>
          <table:table-cell table:style-name="ce1" table:formula="of:=[.D717]/[.E717]" office:value-type="float" office:value="3.39665335500883" calcext:value-type="float">
            <text:p>3.396653355</text:p>
          </table:table-cell>
          <table:table-cell table:style-name="ce1" table:number-columns-repeated="6"/>
          <table:table-cell table:style-name="ce2" table:formula="of:=LOG([.N717])" office:value-type="float" office:value="2.85491302230786" calcext:value-type="float">
            <text:p>2.8549130223</text:p>
          </table:table-cell>
          <table:table-cell table:style-name="ce3" table:formula="of:=[.N716]+1" office:value-type="float" office:value="716" calcext:value-type="float">
            <text:p>71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6" calcext:value-type="float">
            <text:p>176</text:p>
          </table:table-cell>
          <table:table-cell table:style-name="ce1" table:formula="of:=[.A718]-[.$K$1]" office:value-type="float" office:value="26.68" calcext:value-type="float">
            <text:p>26.68</text:p>
          </table:table-cell>
          <table:table-cell table:style-name="ce1" table:formula="of:=SUM([.$B$1:.B718])" office:value-type="float" office:value="18.36" calcext:value-type="float">
            <text:p>18.36</text:p>
          </table:table-cell>
          <table:table-cell table:style-name="ce1" table:formula="of:=MAX([.$B$1:.B718])-MIN([.$B$1:.B718])" office:value-type="float" office:value="66" calcext:value-type="float">
            <text:p>66</text:p>
          </table:table-cell>
          <table:table-cell table:style-name="ce1" table:formula="of:=STDEV([.$B$1:.B718])" office:value-type="float" office:value="19.4407532076578" calcext:value-type="float">
            <text:p>19.4407532077</text:p>
          </table:table-cell>
          <table:table-cell table:style-name="ce1" table:formula="of:=[.D718]/[.E718]" office:value-type="float" office:value="3.39493019097646" calcext:value-type="float">
            <text:p>3.394930191</text:p>
          </table:table-cell>
          <table:table-cell table:style-name="ce1" table:number-columns-repeated="6"/>
          <table:table-cell table:style-name="ce2" table:formula="of:=LOG([.N718])" office:value-type="float" office:value="2.8555191556678" calcext:value-type="float">
            <text:p>2.8555191557</text:p>
          </table:table-cell>
          <table:table-cell table:style-name="ce3" table:formula="of:=[.N717]+1" office:value-type="float" office:value="717" calcext:value-type="float">
            <text:p>71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1" calcext:value-type="float">
            <text:p>171</text:p>
          </table:table-cell>
          <table:table-cell table:style-name="ce1" table:formula="of:=[.A719]-[.$K$1]" office:value-type="float" office:value="21.68" calcext:value-type="float">
            <text:p>21.68</text:p>
          </table:table-cell>
          <table:table-cell table:style-name="ce1" table:formula="of:=SUM([.$B$1:.B719])" office:value-type="float" office:value="18.36" calcext:value-type="float">
            <text:p>18.36</text:p>
          </table:table-cell>
          <table:table-cell table:style-name="ce1" table:formula="of:=MAX([.$B$1:.B719])-MIN([.$B$1:.B719])" office:value-type="float" office:value="66" calcext:value-type="float">
            <text:p>66</text:p>
          </table:table-cell>
          <table:table-cell table:style-name="ce1" table:formula="of:=STDEV([.$B$1:.B719])" office:value-type="float" office:value="19.4422844650309" calcext:value-type="float">
            <text:p>19.442284465</text:p>
          </table:table-cell>
          <table:table-cell table:style-name="ce1" table:formula="of:=[.D719]/[.E719]" office:value-type="float" office:value="3.39466280923461" calcext:value-type="float">
            <text:p>3.3946628092</text:p>
          </table:table-cell>
          <table:table-cell table:style-name="ce1" table:number-columns-repeated="6"/>
          <table:table-cell table:style-name="ce2" table:formula="of:=LOG([.N719])" office:value-type="float" office:value="2.8561244442423" calcext:value-type="float">
            <text:p>2.8561244442</text:p>
          </table:table-cell>
          <table:table-cell table:style-name="ce3" table:formula="of:=[.N718]+1" office:value-type="float" office:value="718" calcext:value-type="float">
            <text:p>71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8" calcext:value-type="float">
            <text:p>168</text:p>
          </table:table-cell>
          <table:table-cell table:style-name="ce1" table:formula="of:=[.A720]-[.$K$1]" office:value-type="float" office:value="18.68" calcext:value-type="float">
            <text:p>18.68</text:p>
          </table:table-cell>
          <table:table-cell table:style-name="ce1" table:formula="of:=SUM([.$B$1:.B720])" office:value-type="float" office:value="18.36" calcext:value-type="float">
            <text:p>18.36</text:p>
          </table:table-cell>
          <table:table-cell table:style-name="ce1" table:formula="of:=MAX([.$B$1:.B720])-MIN([.$B$1:.B720])" office:value-type="float" office:value="66" calcext:value-type="float">
            <text:p>66</text:p>
          </table:table-cell>
          <table:table-cell table:style-name="ce1" table:formula="of:=STDEV([.$B$1:.B720])" office:value-type="float" office:value="19.4396982970675" calcext:value-type="float">
            <text:p>19.4396982971</text:p>
          </table:table-cell>
          <table:table-cell table:style-name="ce1" table:formula="of:=[.D720]/[.E720]" office:value-type="float" office:value="3.39511441954612" calcext:value-type="float">
            <text:p>3.3951144195</text:p>
          </table:table-cell>
          <table:table-cell table:style-name="ce1" table:number-columns-repeated="6"/>
          <table:table-cell table:style-name="ce2" table:formula="of:=LOG([.N720])" office:value-type="float" office:value="2.85672889038288" calcext:value-type="float">
            <text:p>2.8567288904</text:p>
          </table:table-cell>
          <table:table-cell table:style-name="ce3" table:formula="of:=[.N719]+1" office:value-type="float" office:value="719" calcext:value-type="float">
            <text:p>71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0" calcext:value-type="float">
            <text:p>160</text:p>
          </table:table-cell>
          <table:table-cell table:style-name="ce1" table:formula="of:=[.A721]-[.$K$1]" office:value-type="float" office:value="10.68" calcext:value-type="float">
            <text:p>10.68</text:p>
          </table:table-cell>
          <table:table-cell table:style-name="ce1" table:formula="of:=SUM([.$B$1:.B721])" office:value-type="float" office:value="18.36" calcext:value-type="float">
            <text:p>18.36</text:p>
          </table:table-cell>
          <table:table-cell table:style-name="ce1" table:formula="of:=MAX([.$B$1:.B721])-MIN([.$B$1:.B721])" office:value-type="float" office:value="66" calcext:value-type="float">
            <text:p>66</text:p>
          </table:table-cell>
          <table:table-cell table:style-name="ce1" table:formula="of:=STDEV([.$B$1:.B721])" office:value-type="float" office:value="19.4293965064624" calcext:value-type="float">
            <text:p>19.4293965065</text:p>
          </table:table-cell>
          <table:table-cell table:style-name="ce1" table:formula="of:=[.D721]/[.E721]" office:value-type="float" office:value="3.39691456592838" calcext:value-type="float">
            <text:p>3.3969145659</text:p>
          </table:table-cell>
          <table:table-cell table:style-name="ce1" table:number-columns-repeated="6"/>
          <table:table-cell table:style-name="ce2" table:formula="of:=LOG([.N721])" office:value-type="float" office:value="2.85733249643127" calcext:value-type="float">
            <text:p>2.8573324964</text:p>
          </table:table-cell>
          <table:table-cell table:style-name="ce3" table:formula="of:=[.N720]+1" office:value-type="float" office:value="720" calcext:value-type="float">
            <text:p>72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4" calcext:value-type="float">
            <text:p>164</text:p>
          </table:table-cell>
          <table:table-cell table:style-name="ce1" table:formula="of:=[.A722]-[.$K$1]" office:value-type="float" office:value="14.68" calcext:value-type="float">
            <text:p>14.68</text:p>
          </table:table-cell>
          <table:table-cell table:style-name="ce1" table:formula="of:=SUM([.$B$1:.B722])" office:value-type="float" office:value="18.36" calcext:value-type="float">
            <text:p>18.36</text:p>
          </table:table-cell>
          <table:table-cell table:style-name="ce1" table:formula="of:=MAX([.$B$1:.B722])-MIN([.$B$1:.B722])" office:value-type="float" office:value="66" calcext:value-type="float">
            <text:p>66</text:p>
          </table:table-cell>
          <table:table-cell table:style-name="ce1" table:formula="of:=STDEV([.$B$1:.B722])" office:value-type="float" office:value="19.4223779259144" calcext:value-type="float">
            <text:p>19.4223779259</text:p>
          </table:table-cell>
          <table:table-cell table:style-name="ce1" table:formula="of:=[.D722]/[.E722]" office:value-type="float" office:value="3.39814209422519" calcext:value-type="float">
            <text:p>3.3981420942</text:p>
          </table:table-cell>
          <table:table-cell table:style-name="ce1" table:number-columns-repeated="6"/>
          <table:table-cell table:style-name="ce2" table:formula="of:=LOG([.N722])" office:value-type="float" office:value="2.85793526471943" calcext:value-type="float">
            <text:p>2.8579352647</text:p>
          </table:table-cell>
          <table:table-cell table:style-name="ce3" table:formula="of:=[.N721]+1" office:value-type="float" office:value="721" calcext:value-type="float">
            <text:p>72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3" calcext:value-type="float">
            <text:p>163</text:p>
          </table:table-cell>
          <table:table-cell table:style-name="ce1" table:formula="of:=[.A723]-[.$K$1]" office:value-type="float" office:value="13.68" calcext:value-type="float">
            <text:p>13.68</text:p>
          </table:table-cell>
          <table:table-cell table:style-name="ce1" table:formula="of:=SUM([.$B$1:.B723])" office:value-type="float" office:value="18.36" calcext:value-type="float">
            <text:p>18.36</text:p>
          </table:table-cell>
          <table:table-cell table:style-name="ce1" table:formula="of:=MAX([.$B$1:.B723])-MIN([.$B$1:.B723])" office:value-type="float" office:value="66" calcext:value-type="float">
            <text:p>66</text:p>
          </table:table-cell>
          <table:table-cell table:style-name="ce1" table:formula="of:=STDEV([.$B$1:.B723])" office:value-type="float" office:value="19.414436529118" calcext:value-type="float">
            <text:p>19.4144365291</text:p>
          </table:table-cell>
          <table:table-cell table:style-name="ce1" table:formula="of:=[.D723]/[.E723]" office:value-type="float" office:value="3.39953209051483" calcext:value-type="float">
            <text:p>3.3995320905</text:p>
          </table:table-cell>
          <table:table-cell table:style-name="ce1" table:number-columns-repeated="6"/>
          <table:table-cell table:style-name="ce2" table:formula="of:=LOG([.N723])" office:value-type="float" office:value="2.85853719756964" calcext:value-type="float">
            <text:p>2.8585371976</text:p>
          </table:table-cell>
          <table:table-cell table:style-name="ce3" table:formula="of:=[.N722]+1" office:value-type="float" office:value="722" calcext:value-type="float">
            <text:p>72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1" calcext:value-type="float">
            <text:p>141</text:p>
          </table:table-cell>
          <table:table-cell table:style-name="ce1" table:formula="of:=[.A724]-[.$K$1]" office:value-type="float" office:value="-8.31999999999999" calcext:value-type="float">
            <text:p>-8.32</text:p>
          </table:table-cell>
          <table:table-cell table:style-name="ce1" table:formula="of:=SUM([.$B$1:.B724])" office:value-type="float" office:value="18.36" calcext:value-type="float">
            <text:p>18.36</text:p>
          </table:table-cell>
          <table:table-cell table:style-name="ce1" table:formula="of:=MAX([.$B$1:.B724])-MIN([.$B$1:.B724])" office:value-type="float" office:value="66" calcext:value-type="float">
            <text:p>66</text:p>
          </table:table-cell>
          <table:table-cell table:style-name="ce1" table:formula="of:=STDEV([.$B$1:.B724])" office:value-type="float" office:value="19.4042700148859" calcext:value-type="float">
            <text:p>19.4042700149</text:p>
          </table:table-cell>
          <table:table-cell table:style-name="ce1" table:formula="of:=[.D724]/[.E724]" office:value-type="float" office:value="3.4013132135024" calcext:value-type="float">
            <text:p>3.4013132135</text:p>
          </table:table-cell>
          <table:table-cell table:style-name="ce1" table:number-columns-repeated="6"/>
          <table:table-cell table:style-name="ce2" table:formula="of:=LOG([.N724])" office:value-type="float" office:value="2.85913829729453" calcext:value-type="float">
            <text:p>2.8591382973</text:p>
          </table:table-cell>
          <table:table-cell table:style-name="ce3" table:formula="of:=[.N723]+1" office:value-type="float" office:value="723" calcext:value-type="float">
            <text:p>72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3" calcext:value-type="float">
            <text:p>133</text:p>
          </table:table-cell>
          <table:table-cell table:style-name="ce1" table:formula="of:=[.A725]-[.$K$1]" office:value-type="float" office:value="-16.32" calcext:value-type="float">
            <text:p>-16.32</text:p>
          </table:table-cell>
          <table:table-cell table:style-name="ce1" table:formula="of:=SUM([.$B$1:.B725])" office:value-type="float" office:value="18.36" calcext:value-type="float">
            <text:p>18.36</text:p>
          </table:table-cell>
          <table:table-cell table:style-name="ce1" table:formula="of:=MAX([.$B$1:.B725])-MIN([.$B$1:.B725])" office:value-type="float" office:value="66" calcext:value-type="float">
            <text:p>66</text:p>
          </table:table-cell>
          <table:table-cell table:style-name="ce1" table:formula="of:=STDEV([.$B$1:.B725])" office:value-type="float" office:value="19.4018328595071" calcext:value-type="float">
            <text:p>19.4018328595</text:p>
          </table:table-cell>
          <table:table-cell table:style-name="ce1" table:formula="of:=[.D725]/[.E725]" office:value-type="float" office:value="3.40174046843514" calcext:value-type="float">
            <text:p>3.4017404684</text:p>
          </table:table-cell>
          <table:table-cell table:style-name="ce1" table:number-columns-repeated="6"/>
          <table:table-cell table:style-name="ce2" table:formula="of:=LOG([.N725])" office:value-type="float" office:value="2.85973856619715" calcext:value-type="float">
            <text:p>2.8597385662</text:p>
          </table:table-cell>
          <table:table-cell table:style-name="ce3" table:formula="of:=[.N724]+1" office:value-type="float" office:value="724" calcext:value-type="float">
            <text:p>72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4" calcext:value-type="float">
            <text:p>134</text:p>
          </table:table-cell>
          <table:table-cell table:style-name="ce1" table:formula="of:=[.A726]-[.$K$1]" office:value-type="float" office:value="-15.32" calcext:value-type="float">
            <text:p>-15.32</text:p>
          </table:table-cell>
          <table:table-cell table:style-name="ce1" table:formula="of:=SUM([.$B$1:.B726])" office:value-type="float" office:value="18.36" calcext:value-type="float">
            <text:p>18.36</text:p>
          </table:table-cell>
          <table:table-cell table:style-name="ce1" table:formula="of:=MAX([.$B$1:.B726])-MIN([.$B$1:.B726])" office:value-type="float" office:value="66" calcext:value-type="float">
            <text:p>66</text:p>
          </table:table-cell>
          <table:table-cell table:style-name="ce1" table:formula="of:=STDEV([.$B$1:.B726])" office:value-type="float" office:value="19.3981620762129" calcext:value-type="float">
            <text:p>19.3981620762</text:p>
          </table:table-cell>
          <table:table-cell table:style-name="ce1" table:formula="of:=[.D726]/[.E726]" office:value-type="float" office:value="3.40238419189893" calcext:value-type="float">
            <text:p>3.4023841919</text:p>
          </table:table-cell>
          <table:table-cell table:style-name="ce1" table:number-columns-repeated="6"/>
          <table:table-cell table:style-name="ce2" table:formula="of:=LOG([.N726])" office:value-type="float" office:value="2.86033800657099" calcext:value-type="float">
            <text:p>2.8603380066</text:p>
          </table:table-cell>
          <table:table-cell table:style-name="ce3" table:formula="of:=[.N725]+1" office:value-type="float" office:value="725" calcext:value-type="float">
            <text:p>72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3" calcext:value-type="float">
            <text:p>123</text:p>
          </table:table-cell>
          <table:table-cell table:style-name="ce1" table:formula="of:=[.A727]-[.$K$1]" office:value-type="float" office:value="-26.32" calcext:value-type="float">
            <text:p>-26.32</text:p>
          </table:table-cell>
          <table:table-cell table:style-name="ce1" table:formula="of:=SUM([.$B$1:.B727])" office:value-type="float" office:value="18.36" calcext:value-type="float">
            <text:p>18.36</text:p>
          </table:table-cell>
          <table:table-cell table:style-name="ce1" table:formula="of:=MAX([.$B$1:.B727])-MIN([.$B$1:.B727])" office:value-type="float" office:value="66" calcext:value-type="float">
            <text:p>66</text:p>
          </table:table-cell>
          <table:table-cell table:style-name="ce1" table:formula="of:=STDEV([.$B$1:.B727])" office:value-type="float" office:value="19.4116427082835" calcext:value-type="float">
            <text:p>19.4116427083</text:p>
          </table:table-cell>
          <table:table-cell table:style-name="ce1" table:formula="of:=[.D727]/[.E727]" office:value-type="float" office:value="3.40002136819858" calcext:value-type="float">
            <text:p>3.4000213682</text:p>
          </table:table-cell>
          <table:table-cell table:style-name="ce1" table:number-columns-repeated="6"/>
          <table:table-cell table:style-name="ce2" table:formula="of:=LOG([.N727])" office:value-type="float" office:value="2.86093662070009" calcext:value-type="float">
            <text:p>2.8609366207</text:p>
          </table:table-cell>
          <table:table-cell table:style-name="ce3" table:formula="of:=[.N726]+1" office:value-type="float" office:value="726" calcext:value-type="float">
            <text:p>72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3" calcext:value-type="float">
            <text:p>143</text:p>
          </table:table-cell>
          <table:table-cell table:style-name="ce1" table:formula="of:=[.A728]-[.$K$1]" office:value-type="float" office:value="-6.31999999999999" calcext:value-type="float">
            <text:p>-6.32</text:p>
          </table:table-cell>
          <table:table-cell table:style-name="ce1" table:formula="of:=SUM([.$B$1:.B728])" office:value-type="float" office:value="18.36" calcext:value-type="float">
            <text:p>18.36</text:p>
          </table:table-cell>
          <table:table-cell table:style-name="ce1" table:formula="of:=MAX([.$B$1:.B728])-MIN([.$B$1:.B728])" office:value-type="float" office:value="66" calcext:value-type="float">
            <text:p>66</text:p>
          </table:table-cell>
          <table:table-cell table:style-name="ce1" table:formula="of:=STDEV([.$B$1:.B728])" office:value-type="float" office:value="19.4002677753343" calcext:value-type="float">
            <text:p>19.4002677753</text:p>
          </table:table-cell>
          <table:table-cell table:style-name="ce1" table:formula="of:=[.D728]/[.E728]" office:value-type="float" office:value="3.402014898161" calcext:value-type="float">
            <text:p>3.4020148982</text:p>
          </table:table-cell>
          <table:table-cell table:style-name="ce1" table:number-columns-repeated="6"/>
          <table:table-cell table:style-name="ce2" table:formula="of:=LOG([.N728])" office:value-type="float" office:value="2.86153441085904" calcext:value-type="float">
            <text:p>2.8615344109</text:p>
          </table:table-cell>
          <table:table-cell table:style-name="ce3" table:formula="of:=[.N727]+1" office:value-type="float" office:value="727" calcext:value-type="float">
            <text:p>72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1" calcext:value-type="float">
            <text:p>181</text:p>
          </table:table-cell>
          <table:table-cell table:style-name="ce1" table:formula="of:=[.A729]-[.$K$1]" office:value-type="float" office:value="31.68" calcext:value-type="float">
            <text:p>31.68</text:p>
          </table:table-cell>
          <table:table-cell table:style-name="ce1" table:formula="of:=SUM([.$B$1:.B729])" office:value-type="float" office:value="18.36" calcext:value-type="float">
            <text:p>18.36</text:p>
          </table:table-cell>
          <table:table-cell table:style-name="ce1" table:formula="of:=MAX([.$B$1:.B729])-MIN([.$B$1:.B729])" office:value-type="float" office:value="66" calcext:value-type="float">
            <text:p>66</text:p>
          </table:table-cell>
          <table:table-cell table:style-name="ce1" table:formula="of:=STDEV([.$B$1:.B729])" office:value-type="float" office:value="19.4198894319399" calcext:value-type="float">
            <text:p>19.4198894319</text:p>
          </table:table-cell>
          <table:table-cell table:style-name="ce1" table:formula="of:=[.D729]/[.E729]" office:value-type="float" office:value="3.3985775372876" calcext:value-type="float">
            <text:p>3.3985775373</text:p>
          </table:table-cell>
          <table:table-cell table:style-name="ce1" table:number-columns-repeated="6"/>
          <table:table-cell table:style-name="ce2" table:formula="of:=LOG([.N729])" office:value-type="float" office:value="2.86213137931304" calcext:value-type="float">
            <text:p>2.8621313793</text:p>
          </table:table-cell>
          <table:table-cell table:style-name="ce3" table:formula="of:=[.N728]+1" office:value-type="float" office:value="728" calcext:value-type="float">
            <text:p>72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8" calcext:value-type="float">
            <text:p>148</text:p>
          </table:table-cell>
          <table:table-cell table:style-name="ce1" table:formula="of:=[.A730]-[.$K$1]" office:value-type="float" office:value="-1.31999999999999" calcext:value-type="float">
            <text:p>-1.32</text:p>
          </table:table-cell>
          <table:table-cell table:style-name="ce1" table:formula="of:=SUM([.$B$1:.B730])" office:value-type="float" office:value="18.36" calcext:value-type="float">
            <text:p>18.36</text:p>
          </table:table-cell>
          <table:table-cell table:style-name="ce1" table:formula="of:=MAX([.$B$1:.B730])-MIN([.$B$1:.B730])" office:value-type="float" office:value="66" calcext:value-type="float">
            <text:p>66</text:p>
          </table:table-cell>
          <table:table-cell table:style-name="ce1" table:formula="of:=STDEV([.$B$1:.B730])" office:value-type="float" office:value="19.4067877252433" calcext:value-type="float">
            <text:p>19.4067877252</text:p>
          </table:table-cell>
          <table:table-cell table:style-name="ce1" table:formula="of:=[.D730]/[.E730]" office:value-type="float" office:value="3.40087194925881" calcext:value-type="float">
            <text:p>3.4008719493</text:p>
          </table:table-cell>
          <table:table-cell table:style-name="ce1" table:number-columns-repeated="6"/>
          <table:table-cell table:style-name="ce2" table:formula="of:=LOG([.N730])" office:value-type="float" office:value="2.86272752831797" calcext:value-type="float">
            <text:p>2.8627275283</text:p>
          </table:table-cell>
          <table:table-cell table:style-name="ce3" table:formula="of:=[.N729]+1" office:value-type="float" office:value="729" calcext:value-type="float">
            <text:p>72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4" calcext:value-type="float">
            <text:p>144</text:p>
          </table:table-cell>
          <table:table-cell table:style-name="ce1" table:formula="of:=[.A731]-[.$K$1]" office:value-type="float" office:value="-5.31999999999999" calcext:value-type="float">
            <text:p>-5.32</text:p>
          </table:table-cell>
          <table:table-cell table:style-name="ce1" table:formula="of:=SUM([.$B$1:.B731])" office:value-type="float" office:value="18.36" calcext:value-type="float">
            <text:p>18.36</text:p>
          </table:table-cell>
          <table:table-cell table:style-name="ce1" table:formula="of:=MAX([.$B$1:.B731])-MIN([.$B$1:.B731])" office:value-type="float" office:value="66" calcext:value-type="float">
            <text:p>66</text:p>
          </table:table-cell>
          <table:table-cell table:style-name="ce1" table:formula="of:=STDEV([.$B$1:.B731])" office:value-type="float" office:value="19.3949840614139" calcext:value-type="float">
            <text:p>19.3949840614</text:p>
          </table:table-cell>
          <table:table-cell table:style-name="ce1" table:formula="of:=[.D731]/[.E731]" office:value-type="float" office:value="3.40294169827684" calcext:value-type="float">
            <text:p>3.4029416983</text:p>
          </table:table-cell>
          <table:table-cell table:style-name="ce1" table:number-columns-repeated="6"/>
          <table:table-cell table:style-name="ce2" table:formula="of:=LOG([.N731])" office:value-type="float" office:value="2.86332286012046" calcext:value-type="float">
            <text:p>2.8633228601</text:p>
          </table:table-cell>
          <table:table-cell table:style-name="ce3" table:formula="of:=[.N730]+1" office:value-type="float" office:value="730" calcext:value-type="float">
            <text:p>73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0" calcext:value-type="float">
            <text:p>180</text:p>
          </table:table-cell>
          <table:table-cell table:style-name="ce1" table:formula="of:=[.A732]-[.$K$1]" office:value-type="float" office:value="30.68" calcext:value-type="float">
            <text:p>30.68</text:p>
          </table:table-cell>
          <table:table-cell table:style-name="ce1" table:formula="of:=SUM([.$B$1:.B732])" office:value-type="float" office:value="18.36" calcext:value-type="float">
            <text:p>18.36</text:p>
          </table:table-cell>
          <table:table-cell table:style-name="ce1" table:formula="of:=MAX([.$B$1:.B732])-MIN([.$B$1:.B732])" office:value-type="float" office:value="66" calcext:value-type="float">
            <text:p>66</text:p>
          </table:table-cell>
          <table:table-cell table:style-name="ce1" table:formula="of:=STDEV([.$B$1:.B732])" office:value-type="float" office:value="19.4123632796444" calcext:value-type="float">
            <text:p>19.4123632796</text:p>
          </table:table-cell>
          <table:table-cell table:style-name="ce1" table:formula="of:=[.D732]/[.E732]" office:value-type="float" office:value="3.39989516213138" calcext:value-type="float">
            <text:p>3.3998951621</text:p>
          </table:table-cell>
          <table:table-cell table:style-name="ce1" table:number-columns-repeated="6"/>
          <table:table-cell table:style-name="ce2" table:formula="of:=LOG([.N732])" office:value-type="float" office:value="2.86391737695786" calcext:value-type="float">
            <text:p>2.863917377</text:p>
          </table:table-cell>
          <table:table-cell table:style-name="ce3" table:formula="of:=[.N731]+1" office:value-type="float" office:value="731" calcext:value-type="float">
            <text:p>73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9" calcext:value-type="float">
            <text:p>179</text:p>
          </table:table-cell>
          <table:table-cell table:style-name="ce1" table:formula="of:=[.A733]-[.$K$1]" office:value-type="float" office:value="29.68" calcext:value-type="float">
            <text:p>29.68</text:p>
          </table:table-cell>
          <table:table-cell table:style-name="ce1" table:formula="of:=SUM([.$B$1:.B733])" office:value-type="float" office:value="18.36" calcext:value-type="float">
            <text:p>18.36</text:p>
          </table:table-cell>
          <table:table-cell table:style-name="ce1" table:formula="of:=MAX([.$B$1:.B733])-MIN([.$B$1:.B733])" office:value-type="float" office:value="66" calcext:value-type="float">
            <text:p>66</text:p>
          </table:table-cell>
          <table:table-cell table:style-name="ce1" table:formula="of:=STDEV([.$B$1:.B733])" office:value-type="float" office:value="19.4275624914964" calcext:value-type="float">
            <text:p>19.4275624915</text:p>
          </table:table-cell>
          <table:table-cell table:style-name="ce1" table:formula="of:=[.D733]/[.E733]" office:value-type="float" office:value="3.39723524394214" calcext:value-type="float">
            <text:p>3.3972352439</text:p>
          </table:table-cell>
          <table:table-cell table:style-name="ce1" table:number-columns-repeated="6"/>
          <table:table-cell table:style-name="ce2" table:formula="of:=LOG([.N733])" office:value-type="float" office:value="2.86451108105839" calcext:value-type="float">
            <text:p>2.8645110811</text:p>
          </table:table-cell>
          <table:table-cell table:style-name="ce3" table:formula="of:=[.N732]+1" office:value-type="float" office:value="732" calcext:value-type="float">
            <text:p>73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4" calcext:value-type="float">
            <text:p>124</text:p>
          </table:table-cell>
          <table:table-cell table:style-name="ce1" table:formula="of:=[.A734]-[.$K$1]" office:value-type="float" office:value="-25.32" calcext:value-type="float">
            <text:p>-25.32</text:p>
          </table:table-cell>
          <table:table-cell table:style-name="ce1" table:formula="of:=SUM([.$B$1:.B734])" office:value-type="float" office:value="18.36" calcext:value-type="float">
            <text:p>18.36</text:p>
          </table:table-cell>
          <table:table-cell table:style-name="ce1" table:formula="of:=MAX([.$B$1:.B734])-MIN([.$B$1:.B734])" office:value-type="float" office:value="66" calcext:value-type="float">
            <text:p>66</text:p>
          </table:table-cell>
          <table:table-cell table:style-name="ce1" table:formula="of:=STDEV([.$B$1:.B734])" office:value-type="float" office:value="19.4390738078606" calcext:value-type="float">
            <text:p>19.4390738079</text:p>
          </table:table-cell>
          <table:table-cell table:style-name="ce1" table:formula="of:=[.D734]/[.E734]" office:value-type="float" office:value="3.39522348916189" calcext:value-type="float">
            <text:p>3.3952234892</text:p>
          </table:table-cell>
          <table:table-cell table:style-name="ce1" table:number-columns-repeated="6"/>
          <table:table-cell table:style-name="ce2" table:formula="of:=LOG([.N734])" office:value-type="float" office:value="2.86510397464113" calcext:value-type="float">
            <text:p>2.8651039746</text:p>
          </table:table-cell>
          <table:table-cell table:style-name="ce3" table:formula="of:=[.N733]+1" office:value-type="float" office:value="733" calcext:value-type="float">
            <text:p>73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7" calcext:value-type="float">
            <text:p>117</text:p>
          </table:table-cell>
          <table:table-cell table:style-name="ce1" table:formula="of:=[.A735]-[.$K$1]" office:value-type="float" office:value="-32.32" calcext:value-type="float">
            <text:p>-32.32</text:p>
          </table:table-cell>
          <table:table-cell table:style-name="ce1" table:formula="of:=SUM([.$B$1:.B735])" office:value-type="float" office:value="18.36" calcext:value-type="float">
            <text:p>18.36</text:p>
          </table:table-cell>
          <table:table-cell table:style-name="ce1" table:formula="of:=MAX([.$B$1:.B735])-MIN([.$B$1:.B735])" office:value-type="float" office:value="66" calcext:value-type="float">
            <text:p>66</text:p>
          </table:table-cell>
          <table:table-cell table:style-name="ce1" table:formula="of:=STDEV([.$B$1:.B735])" office:value-type="float" office:value="19.4651835250517" calcext:value-type="float">
            <text:p>19.4651835251</text:p>
          </table:table-cell>
          <table:table-cell table:style-name="ce1" table:formula="of:=[.D735]/[.E735]" office:value-type="float" office:value="3.39066928986609" calcext:value-type="float">
            <text:p>3.3906692899</text:p>
          </table:table-cell>
          <table:table-cell table:style-name="ce1" table:number-columns-repeated="6"/>
          <table:table-cell table:style-name="ce2" table:formula="of:=LOG([.N735])" office:value-type="float" office:value="2.86569605991607" calcext:value-type="float">
            <text:p>2.8656960599</text:p>
          </table:table-cell>
          <table:table-cell table:style-name="ce3" table:formula="of:=[.N734]+1" office:value-type="float" office:value="734" calcext:value-type="float">
            <text:p>73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2" calcext:value-type="float">
            <text:p>182</text:p>
          </table:table-cell>
          <table:table-cell table:style-name="ce1" table:formula="of:=[.A736]-[.$K$1]" office:value-type="float" office:value="32.68" calcext:value-type="float">
            <text:p>32.68</text:p>
          </table:table-cell>
          <table:table-cell table:style-name="ce1" table:formula="of:=SUM([.$B$1:.B736])" office:value-type="float" office:value="18.36" calcext:value-type="float">
            <text:p>18.36</text:p>
          </table:table-cell>
          <table:table-cell table:style-name="ce1" table:formula="of:=MAX([.$B$1:.B736])-MIN([.$B$1:.B736])" office:value-type="float" office:value="66" calcext:value-type="float">
            <text:p>66</text:p>
          </table:table-cell>
          <table:table-cell table:style-name="ce1" table:formula="of:=STDEV([.$B$1:.B736])" office:value-type="float" office:value="19.4865708086646" calcext:value-type="float">
            <text:p>19.4865708087</text:p>
          </table:table-cell>
          <table:table-cell table:style-name="ce1" table:formula="of:=[.D736]/[.E736]" office:value-type="float" office:value="3.38694789596604" calcext:value-type="float">
            <text:p>3.386947896</text:p>
          </table:table-cell>
          <table:table-cell table:style-name="ce1" table:number-columns-repeated="6"/>
          <table:table-cell table:style-name="ce2" table:formula="of:=LOG([.N736])" office:value-type="float" office:value="2.86628733908419" calcext:value-type="float">
            <text:p>2.8662873391</text:p>
          </table:table-cell>
          <table:table-cell table:style-name="ce3" table:formula="of:=[.N735]+1" office:value-type="float" office:value="735" calcext:value-type="float">
            <text:p>73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1" calcext:value-type="float">
            <text:p>161</text:p>
          </table:table-cell>
          <table:table-cell table:style-name="ce1" table:formula="of:=[.A737]-[.$K$1]" office:value-type="float" office:value="11.68" calcext:value-type="float">
            <text:p>11.68</text:p>
          </table:table-cell>
          <table:table-cell table:style-name="ce1" table:formula="of:=SUM([.$B$1:.B737])" office:value-type="float" office:value="18.36" calcext:value-type="float">
            <text:p>18.36</text:p>
          </table:table-cell>
          <table:table-cell table:style-name="ce1" table:formula="of:=MAX([.$B$1:.B737])-MIN([.$B$1:.B737])" office:value-type="float" office:value="66" calcext:value-type="float">
            <text:p>66</text:p>
          </table:table-cell>
          <table:table-cell table:style-name="ce1" table:formula="of:=STDEV([.$B$1:.B737])" office:value-type="float" office:value="19.4771409636221" calcext:value-type="float">
            <text:p>19.4771409636</text:p>
          </table:table-cell>
          <table:table-cell table:style-name="ce1" table:formula="of:=[.D737]/[.E737]" office:value-type="float" office:value="3.38858768457186" calcext:value-type="float">
            <text:p>3.3885876846</text:p>
          </table:table-cell>
          <table:table-cell table:style-name="ce1" table:number-columns-repeated="6"/>
          <table:table-cell table:style-name="ce2" table:formula="of:=LOG([.N737])" office:value-type="float" office:value="2.8668778143375" calcext:value-type="float">
            <text:p>2.8668778143</text:p>
          </table:table-cell>
          <table:table-cell table:style-name="ce3" table:formula="of:=[.N736]+1" office:value-type="float" office:value="736" calcext:value-type="float">
            <text:p>73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5" calcext:value-type="float">
            <text:p>155</text:p>
          </table:table-cell>
          <table:table-cell table:style-name="ce1" table:formula="of:=[.A738]-[.$K$1]" office:value-type="float" office:value="5.68000000000001" calcext:value-type="float">
            <text:p>5.68</text:p>
          </table:table-cell>
          <table:table-cell table:style-name="ce1" table:formula="of:=SUM([.$B$1:.B738])" office:value-type="float" office:value="18.36" calcext:value-type="float">
            <text:p>18.36</text:p>
          </table:table-cell>
          <table:table-cell table:style-name="ce1" table:formula="of:=MAX([.$B$1:.B738])-MIN([.$B$1:.B738])" office:value-type="float" office:value="66" calcext:value-type="float">
            <text:p>66</text:p>
          </table:table-cell>
          <table:table-cell table:style-name="ce1" table:formula="of:=STDEV([.$B$1:.B738])" office:value-type="float" office:value="19.4646112649596" calcext:value-type="float">
            <text:p>19.464611265</text:p>
          </table:table-cell>
          <table:table-cell table:style-name="ce1" table:formula="of:=[.D738]/[.E738]" office:value-type="float" office:value="3.39076897563395" calcext:value-type="float">
            <text:p>3.3907689756</text:p>
          </table:table-cell>
          <table:table-cell table:style-name="ce1" table:number-columns-repeated="6"/>
          <table:table-cell table:style-name="ce2" table:formula="of:=LOG([.N738])" office:value-type="float" office:value="2.86746748785905" calcext:value-type="float">
            <text:p>2.8674674879</text:p>
          </table:table-cell>
          <table:table-cell table:style-name="ce3" table:formula="of:=[.N737]+1" office:value-type="float" office:value="737" calcext:value-type="float">
            <text:p>73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1" calcext:value-type="float">
            <text:p>171</text:p>
          </table:table-cell>
          <table:table-cell table:style-name="ce1" table:formula="of:=[.A739]-[.$K$1]" office:value-type="float" office:value="21.68" calcext:value-type="float">
            <text:p>21.68</text:p>
          </table:table-cell>
          <table:table-cell table:style-name="ce1" table:formula="of:=SUM([.$B$1:.B739])" office:value-type="float" office:value="18.36" calcext:value-type="float">
            <text:p>18.36</text:p>
          </table:table-cell>
          <table:table-cell table:style-name="ce1" table:formula="of:=MAX([.$B$1:.B739])-MIN([.$B$1:.B739])" office:value-type="float" office:value="66" calcext:value-type="float">
            <text:p>66</text:p>
          </table:table-cell>
          <table:table-cell table:style-name="ce1" table:formula="of:=STDEV([.$B$1:.B739])" office:value-type="float" office:value="19.4659487853506" calcext:value-type="float">
            <text:p>19.4659487854</text:p>
          </table:table-cell>
          <table:table-cell table:style-name="ce1" table:formula="of:=[.D739]/[.E739]" office:value-type="float" office:value="3.39053599327607" calcext:value-type="float">
            <text:p>3.3905359933</text:p>
          </table:table-cell>
          <table:table-cell table:style-name="ce1" table:number-columns-repeated="6"/>
          <table:table-cell table:style-name="ce2" table:formula="of:=LOG([.N739])" office:value-type="float" office:value="2.86805636182304" calcext:value-type="float">
            <text:p>2.8680563618</text:p>
          </table:table-cell>
          <table:table-cell table:style-name="ce3" table:formula="of:=[.N738]+1" office:value-type="float" office:value="738" calcext:value-type="float">
            <text:p>73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5" calcext:value-type="float">
            <text:p>145</text:p>
          </table:table-cell>
          <table:table-cell table:style-name="ce1" table:formula="of:=[.A740]-[.$K$1]" office:value-type="float" office:value="-4.31999999999999" calcext:value-type="float">
            <text:p>-4.32</text:p>
          </table:table-cell>
          <table:table-cell table:style-name="ce1" table:formula="of:=SUM([.$B$1:.B740])" office:value-type="float" office:value="18.36" calcext:value-type="float">
            <text:p>18.36</text:p>
          </table:table-cell>
          <table:table-cell table:style-name="ce1" table:formula="of:=MAX([.$B$1:.B740])-MIN([.$B$1:.B740])" office:value-type="float" office:value="66" calcext:value-type="float">
            <text:p>66</text:p>
          </table:table-cell>
          <table:table-cell table:style-name="ce1" table:formula="of:=STDEV([.$B$1:.B740])" office:value-type="float" office:value="19.453857625875" calcext:value-type="float">
            <text:p>19.4538576259</text:p>
          </table:table-cell>
          <table:table-cell table:style-name="ce1" table:formula="of:=[.D740]/[.E740]" office:value-type="float" office:value="3.39264331369504" calcext:value-type="float">
            <text:p>3.3926433137</text:p>
          </table:table-cell>
          <table:table-cell table:style-name="ce1" table:number-columns-repeated="6"/>
          <table:table-cell table:style-name="ce2" table:formula="of:=LOG([.N740])" office:value-type="float" office:value="2.86864443839483" calcext:value-type="float">
            <text:p>2.8686444384</text:p>
          </table:table-cell>
          <table:table-cell table:style-name="ce3" table:formula="of:=[.N739]+1" office:value-type="float" office:value="739" calcext:value-type="float">
            <text:p>73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3" calcext:value-type="float">
            <text:p>153</text:p>
          </table:table-cell>
          <table:table-cell table:style-name="ce1" table:formula="of:=[.A741]-[.$K$1]" office:value-type="float" office:value="3.68000000000001" calcext:value-type="float">
            <text:p>3.68</text:p>
          </table:table-cell>
          <table:table-cell table:style-name="ce1" table:formula="of:=SUM([.$B$1:.B741])" office:value-type="float" office:value="18.36" calcext:value-type="float">
            <text:p>18.36</text:p>
          </table:table-cell>
          <table:table-cell table:style-name="ce1" table:formula="of:=MAX([.$B$1:.B741])-MIN([.$B$1:.B741])" office:value-type="float" office:value="66" calcext:value-type="float">
            <text:p>66</text:p>
          </table:table-cell>
          <table:table-cell table:style-name="ce1" table:formula="of:=STDEV([.$B$1:.B741])" office:value-type="float" office:value="19.4409122238756" calcext:value-type="float">
            <text:p>19.4409122239</text:p>
          </table:table-cell>
          <table:table-cell table:style-name="ce1" table:formula="of:=[.D741]/[.E741]" office:value-type="float" office:value="3.39490242227135" calcext:value-type="float">
            <text:p>3.3949024223</text:p>
          </table:table-cell>
          <table:table-cell table:style-name="ce1" table:number-columns-repeated="6"/>
          <table:table-cell table:style-name="ce2" table:formula="of:=LOG([.N741])" office:value-type="float" office:value="2.86923171973098" calcext:value-type="float">
            <text:p>2.8692317197</text:p>
          </table:table-cell>
          <table:table-cell table:style-name="ce3" table:formula="of:=[.N740]+1" office:value-type="float" office:value="740" calcext:value-type="float">
            <text:p>74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3" calcext:value-type="float">
            <text:p>133</text:p>
          </table:table-cell>
          <table:table-cell table:style-name="ce1" table:formula="of:=[.A742]-[.$K$1]" office:value-type="float" office:value="-16.32" calcext:value-type="float">
            <text:p>-16.32</text:p>
          </table:table-cell>
          <table:table-cell table:style-name="ce1" table:formula="of:=SUM([.$B$1:.B742])" office:value-type="float" office:value="18.36" calcext:value-type="float">
            <text:p>18.36</text:p>
          </table:table-cell>
          <table:table-cell table:style-name="ce1" table:formula="of:=MAX([.$B$1:.B742])-MIN([.$B$1:.B742])" office:value-type="float" office:value="66" calcext:value-type="float">
            <text:p>66</text:p>
          </table:table-cell>
          <table:table-cell table:style-name="ce1" table:formula="of:=STDEV([.$B$1:.B742])" office:value-type="float" office:value="19.4385084677923" calcext:value-type="float">
            <text:p>19.4385084678</text:p>
          </table:table-cell>
          <table:table-cell table:style-name="ce1" table:formula="of:=[.D742]/[.E742]" office:value-type="float" office:value="3.39532223418044" calcext:value-type="float">
            <text:p>3.3953222342</text:p>
          </table:table-cell>
          <table:table-cell table:style-name="ce1" table:number-columns-repeated="6"/>
          <table:table-cell table:style-name="ce2" table:formula="of:=LOG([.N742])" office:value-type="float" office:value="2.86981820797933" calcext:value-type="float">
            <text:p>2.869818208</text:p>
          </table:table-cell>
          <table:table-cell table:style-name="ce3" table:formula="of:=[.N741]+1" office:value-type="float" office:value="741" calcext:value-type="float">
            <text:p>74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8" calcext:value-type="float">
            <text:p>178</text:p>
          </table:table-cell>
          <table:table-cell table:style-name="ce1" table:formula="of:=[.A743]-[.$K$1]" office:value-type="float" office:value="28.68" calcext:value-type="float">
            <text:p>28.68</text:p>
          </table:table-cell>
          <table:table-cell table:style-name="ce1" table:formula="of:=SUM([.$B$1:.B743])" office:value-type="float" office:value="18.36" calcext:value-type="float">
            <text:p>18.36</text:p>
          </table:table-cell>
          <table:table-cell table:style-name="ce1" table:formula="of:=MAX([.$B$1:.B743])-MIN([.$B$1:.B743])" office:value-type="float" office:value="66" calcext:value-type="float">
            <text:p>66</text:p>
          </table:table-cell>
          <table:table-cell table:style-name="ce1" table:formula="of:=STDEV([.$B$1:.B743])" office:value-type="float" office:value="19.451476033949" calcext:value-type="float">
            <text:p>19.4514760339</text:p>
          </table:table-cell>
          <table:table-cell table:style-name="ce1" table:formula="of:=[.D743]/[.E743]" office:value-type="float" office:value="3.39305870077977" calcext:value-type="float">
            <text:p>3.3930587008</text:p>
          </table:table-cell>
          <table:table-cell table:style-name="ce1" table:number-columns-repeated="6"/>
          <table:table-cell table:style-name="ce2" table:formula="of:=LOG([.N743])" office:value-type="float" office:value="2.87040390527903" calcext:value-type="float">
            <text:p>2.8704039053</text:p>
          </table:table-cell>
          <table:table-cell table:style-name="ce3" table:formula="of:=[.N742]+1" office:value-type="float" office:value="742" calcext:value-type="float">
            <text:p>74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5" calcext:value-type="float">
            <text:p>155</text:p>
          </table:table-cell>
          <table:table-cell table:style-name="ce1" table:formula="of:=[.A744]-[.$K$1]" office:value-type="float" office:value="5.68000000000001" calcext:value-type="float">
            <text:p>5.68</text:p>
          </table:table-cell>
          <table:table-cell table:style-name="ce1" table:formula="of:=SUM([.$B$1:.B744])" office:value-type="float" office:value="18.36" calcext:value-type="float">
            <text:p>18.36</text:p>
          </table:table-cell>
          <table:table-cell table:style-name="ce1" table:formula="of:=MAX([.$B$1:.B744])-MIN([.$B$1:.B744])" office:value-type="float" office:value="66" calcext:value-type="float">
            <text:p>66</text:p>
          </table:table-cell>
          <table:table-cell table:style-name="ce1" table:formula="of:=STDEV([.$B$1:.B744])" office:value-type="float" office:value="19.4390526826981" calcext:value-type="float">
            <text:p>19.4390526827</text:p>
          </table:table-cell>
          <table:table-cell table:style-name="ce1" table:formula="of:=[.D744]/[.E744]" office:value-type="float" office:value="3.3952271788812" calcext:value-type="float">
            <text:p>3.3952271789</text:p>
          </table:table-cell>
          <table:table-cell table:style-name="ce1" table:number-columns-repeated="6"/>
          <table:table-cell table:style-name="ce2" table:formula="of:=LOG([.N744])" office:value-type="float" office:value="2.87098881376057" calcext:value-type="float">
            <text:p>2.8709888138</text:p>
          </table:table-cell>
          <table:table-cell table:style-name="ce3" table:formula="of:=[.N743]+1" office:value-type="float" office:value="743" calcext:value-type="float">
            <text:p>74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2" calcext:value-type="float">
            <text:p>172</text:p>
          </table:table-cell>
          <table:table-cell table:style-name="ce1" table:formula="of:=[.A745]-[.$K$1]" office:value-type="float" office:value="22.68" calcext:value-type="float">
            <text:p>22.68</text:p>
          </table:table-cell>
          <table:table-cell table:style-name="ce1" table:formula="of:=SUM([.$B$1:.B745])" office:value-type="float" office:value="18.36" calcext:value-type="float">
            <text:p>18.36</text:p>
          </table:table-cell>
          <table:table-cell table:style-name="ce1" table:formula="of:=MAX([.$B$1:.B745])-MIN([.$B$1:.B745])" office:value-type="float" office:value="66" calcext:value-type="float">
            <text:p>66</text:p>
          </table:table-cell>
          <table:table-cell table:style-name="ce1" table:formula="of:=STDEV([.$B$1:.B745])" office:value-type="float" office:value="19.4417986667199" calcext:value-type="float">
            <text:p>19.4417986667</text:p>
          </table:table-cell>
          <table:table-cell table:style-name="ce1" table:formula="of:=[.D745]/[.E745]" office:value-type="float" office:value="3.39474763273717" calcext:value-type="float">
            <text:p>3.3947476327</text:p>
          </table:table-cell>
          <table:table-cell table:style-name="ce1" table:number-columns-repeated="6"/>
          <table:table-cell table:style-name="ce2" table:formula="of:=LOG([.N745])" office:value-type="float" office:value="2.87157293554588" calcext:value-type="float">
            <text:p>2.8715729355</text:p>
          </table:table-cell>
          <table:table-cell table:style-name="ce3" table:formula="of:=[.N744]+1" office:value-type="float" office:value="744" calcext:value-type="float">
            <text:p>74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2" calcext:value-type="float">
            <text:p>152</text:p>
          </table:table-cell>
          <table:table-cell table:style-name="ce1" table:formula="of:=[.A746]-[.$K$1]" office:value-type="float" office:value="2.68000000000001" calcext:value-type="float">
            <text:p>2.68</text:p>
          </table:table-cell>
          <table:table-cell table:style-name="ce1" table:formula="of:=SUM([.$B$1:.B746])" office:value-type="float" office:value="18.36" calcext:value-type="float">
            <text:p>18.36</text:p>
          </table:table-cell>
          <table:table-cell table:style-name="ce1" table:formula="of:=MAX([.$B$1:.B746])-MIN([.$B$1:.B746])" office:value-type="float" office:value="66" calcext:value-type="float">
            <text:p>66</text:p>
          </table:table-cell>
          <table:table-cell table:style-name="ce1" table:formula="of:=STDEV([.$B$1:.B746])" office:value-type="float" office:value="19.4288108906502" calcext:value-type="float">
            <text:p>19.4288108907</text:p>
          </table:table-cell>
          <table:table-cell table:style-name="ce1" table:formula="of:=[.D746]/[.E746]" office:value-type="float" office:value="3.39701695443243" calcext:value-type="float">
            <text:p>3.3970169544</text:p>
          </table:table-cell>
          <table:table-cell table:style-name="ce1" table:number-columns-repeated="6"/>
          <table:table-cell table:style-name="ce2" table:formula="of:=LOG([.N746])" office:value-type="float" office:value="2.87215627274829" calcext:value-type="float">
            <text:p>2.8721562727</text:p>
          </table:table-cell>
          <table:table-cell table:style-name="ce3" table:formula="of:=[.N745]+1" office:value-type="float" office:value="745" calcext:value-type="float">
            <text:p>74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0" calcext:value-type="float">
            <text:p>140</text:p>
          </table:table-cell>
          <table:table-cell table:style-name="ce1" table:formula="of:=[.A747]-[.$K$1]" office:value-type="float" office:value="-9.31999999999999" calcext:value-type="float">
            <text:p>-9.32</text:p>
          </table:table-cell>
          <table:table-cell table:style-name="ce1" table:formula="of:=SUM([.$B$1:.B747])" office:value-type="float" office:value="18.36" calcext:value-type="float">
            <text:p>18.36</text:p>
          </table:table-cell>
          <table:table-cell table:style-name="ce1" table:formula="of:=MAX([.$B$1:.B747])-MIN([.$B$1:.B747])" office:value-type="float" office:value="66" calcext:value-type="float">
            <text:p>66</text:p>
          </table:table-cell>
          <table:table-cell table:style-name="ce1" table:formula="of:=STDEV([.$B$1:.B747])" office:value-type="float" office:value="19.4196806239267" calcext:value-type="float">
            <text:p>19.4196806239</text:p>
          </table:table-cell>
          <table:table-cell table:style-name="ce1" table:formula="of:=[.D747]/[.E747]" office:value-type="float" office:value="3.39861408012459" calcext:value-type="float">
            <text:p>3.3986140801</text:p>
          </table:table-cell>
          <table:table-cell table:style-name="ce1" table:number-columns-repeated="6"/>
          <table:table-cell table:style-name="ce2" table:formula="of:=LOG([.N747])" office:value-type="float" office:value="2.87273882747267" calcext:value-type="float">
            <text:p>2.8727388275</text:p>
          </table:table-cell>
          <table:table-cell table:style-name="ce3" table:formula="of:=[.N746]+1" office:value-type="float" office:value="746" calcext:value-type="float">
            <text:p>74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0" calcext:value-type="float">
            <text:p>120</text:p>
          </table:table-cell>
          <table:table-cell table:style-name="ce1" table:formula="of:=[.A748]-[.$K$1]" office:value-type="float" office:value="-29.32" calcext:value-type="float">
            <text:p>-29.32</text:p>
          </table:table-cell>
          <table:table-cell table:style-name="ce1" table:formula="of:=SUM([.$B$1:.B748])" office:value-type="float" office:value="18.36" calcext:value-type="float">
            <text:p>18.36</text:p>
          </table:table-cell>
          <table:table-cell table:style-name="ce1" table:formula="of:=MAX([.$B$1:.B748])-MIN([.$B$1:.B748])" office:value-type="float" office:value="66" calcext:value-type="float">
            <text:p>66</text:p>
          </table:table-cell>
          <table:table-cell table:style-name="ce1" table:formula="of:=STDEV([.$B$1:.B748])" office:value-type="float" office:value="19.4389393918892" calcext:value-type="float">
            <text:p>19.4389393919</text:p>
          </table:table-cell>
          <table:table-cell table:style-name="ce1" table:formula="of:=[.D748]/[.E748]" office:value-type="float" office:value="3.39524696638224" calcext:value-type="float">
            <text:p>3.3952469664</text:p>
          </table:table-cell>
          <table:table-cell table:style-name="ce1" table:number-columns-repeated="6"/>
          <table:table-cell table:style-name="ce2" table:formula="of:=LOG([.N748])" office:value-type="float" office:value="2.8733206018154" calcext:value-type="float">
            <text:p>2.8733206018</text:p>
          </table:table-cell>
          <table:table-cell table:style-name="ce3" table:formula="of:=[.N747]+1" office:value-type="float" office:value="747" calcext:value-type="float">
            <text:p>74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9" calcext:value-type="float">
            <text:p>159</text:p>
          </table:table-cell>
          <table:table-cell table:style-name="ce1" table:formula="of:=[.A749]-[.$K$1]" office:value-type="float" office:value="9.68000000000001" calcext:value-type="float">
            <text:p>9.68</text:p>
          </table:table-cell>
          <table:table-cell table:style-name="ce1" table:formula="of:=SUM([.$B$1:.B749])" office:value-type="float" office:value="18.36" calcext:value-type="float">
            <text:p>18.36</text:p>
          </table:table-cell>
          <table:table-cell table:style-name="ce1" table:formula="of:=MAX([.$B$1:.B749])-MIN([.$B$1:.B749])" office:value-type="float" office:value="66" calcext:value-type="float">
            <text:p>66</text:p>
          </table:table-cell>
          <table:table-cell table:style-name="ce1" table:formula="of:=STDEV([.$B$1:.B749])" office:value-type="float" office:value="19.4283794446875" calcext:value-type="float">
            <text:p>19.4283794447</text:p>
          </table:table-cell>
          <table:table-cell table:style-name="ce1" table:formula="of:=[.D749]/[.E749]" office:value-type="float" office:value="3.39709239197751" calcext:value-type="float">
            <text:p>3.397092392</text:p>
          </table:table-cell>
          <table:table-cell table:style-name="ce1" table:number-columns-repeated="6"/>
          <table:table-cell table:style-name="ce2" table:formula="of:=LOG([.N749])" office:value-type="float" office:value="2.87390159786446" calcext:value-type="float">
            <text:p>2.8739015979</text:p>
          </table:table-cell>
          <table:table-cell table:style-name="ce3" table:formula="of:=[.N748]+1" office:value-type="float" office:value="748" calcext:value-type="float">
            <text:p>74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9" calcext:value-type="float">
            <text:p>119</text:p>
          </table:table-cell>
          <table:table-cell table:style-name="ce1" table:formula="of:=[.A750]-[.$K$1]" office:value-type="float" office:value="-30.32" calcext:value-type="float">
            <text:p>-30.32</text:p>
          </table:table-cell>
          <table:table-cell table:style-name="ce1" table:formula="of:=SUM([.$B$1:.B750])" office:value-type="float" office:value="18.36" calcext:value-type="float">
            <text:p>18.36</text:p>
          </table:table-cell>
          <table:table-cell table:style-name="ce1" table:formula="of:=MAX([.$B$1:.B750])-MIN([.$B$1:.B750])" office:value-type="float" office:value="66" calcext:value-type="float">
            <text:p>66</text:p>
          </table:table-cell>
          <table:table-cell table:style-name="ce1" table:formula="of:=STDEV([.$B$1:.B750])" office:value-type="float" office:value="19.4496357119611" calcext:value-type="float">
            <text:p>19.449635712</text:p>
          </table:table-cell>
          <table:table-cell table:style-name="ce1" table:formula="of:=[.D750]/[.E750]" office:value-type="float" office:value="3.39337975155038" calcext:value-type="float">
            <text:p>3.3933797516</text:p>
          </table:table-cell>
          <table:table-cell table:style-name="ce1" table:number-columns-repeated="6"/>
          <table:table-cell table:style-name="ce2" table:formula="of:=LOG([.N750])" office:value-type="float" office:value="2.87448181769947" calcext:value-type="float">
            <text:p>2.8744818177</text:p>
          </table:table-cell>
          <table:table-cell table:style-name="ce3" table:formula="of:=[.N749]+1" office:value-type="float" office:value="749" calcext:value-type="float">
            <text:p>74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8" calcext:value-type="float">
            <text:p>118</text:p>
          </table:table-cell>
          <table:table-cell table:style-name="ce1" table:formula="of:=[.A751]-[.$K$1]" office:value-type="float" office:value="-31.32" calcext:value-type="float">
            <text:p>-31.32</text:p>
          </table:table-cell>
          <table:table-cell table:style-name="ce1" table:formula="of:=SUM([.$B$1:.B751])" office:value-type="float" office:value="18.36" calcext:value-type="float">
            <text:p>18.36</text:p>
          </table:table-cell>
          <table:table-cell table:style-name="ce1" table:formula="of:=MAX([.$B$1:.B751])-MIN([.$B$1:.B751])" office:value-type="float" office:value="66" calcext:value-type="float">
            <text:p>66</text:p>
          </table:table-cell>
          <table:table-cell table:style-name="ce1" table:formula="of:=STDEV([.$B$1:.B751])" office:value-type="float" office:value="19.4729127081354" calcext:value-type="float">
            <text:p>19.4729127081</text:p>
          </table:table-cell>
          <table:table-cell table:style-name="ce1" table:formula="of:=[.D751]/[.E751]" office:value-type="float" office:value="3.38932346635676" calcext:value-type="float">
            <text:p>3.3893234664</text:p>
          </table:table-cell>
          <table:table-cell table:style-name="ce1" table:number-columns-repeated="6"/>
          <table:table-cell table:style-name="ce2" table:formula="of:=LOG([.N751])" office:value-type="float" office:value="2.8750612633917" calcext:value-type="float">
            <text:p>2.8750612634</text:p>
          </table:table-cell>
          <table:table-cell table:style-name="ce3" table:formula="of:=[.N750]+1" office:value-type="float" office:value="750" calcext:value-type="float">
            <text:p>75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2" calcext:value-type="float">
            <text:p>162</text:p>
          </table:table-cell>
          <table:table-cell table:style-name="ce1" table:formula="of:=[.A752]-[.$K$1]" office:value-type="float" office:value="12.68" calcext:value-type="float">
            <text:p>12.68</text:p>
          </table:table-cell>
          <table:table-cell table:style-name="ce1" table:formula="of:=SUM([.$B$1:.B752])" office:value-type="float" office:value="18.36" calcext:value-type="float">
            <text:p>18.36</text:p>
          </table:table-cell>
          <table:table-cell table:style-name="ce1" table:formula="of:=MAX([.$B$1:.B752])-MIN([.$B$1:.B752])" office:value-type="float" office:value="66" calcext:value-type="float">
            <text:p>66</text:p>
          </table:table-cell>
          <table:table-cell table:style-name="ce1" table:formula="of:=STDEV([.$B$1:.B752])" office:value-type="float" office:value="19.464460264888" calcext:value-type="float">
            <text:p>19.4644602649</text:p>
          </table:table-cell>
          <table:table-cell table:style-name="ce1" table:formula="of:=[.D752]/[.E752]" office:value-type="float" office:value="3.39079528031185" calcext:value-type="float">
            <text:p>3.3907952803</text:p>
          </table:table-cell>
          <table:table-cell table:style-name="ce1" table:number-columns-repeated="6"/>
          <table:table-cell table:style-name="ce2" table:formula="of:=LOG([.N752])" office:value-type="float" office:value="2.87563993700417" calcext:value-type="float">
            <text:p>2.875639937</text:p>
          </table:table-cell>
          <table:table-cell table:style-name="ce3" table:formula="of:=[.N751]+1" office:value-type="float" office:value="751" calcext:value-type="float">
            <text:p>75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0" calcext:value-type="float">
            <text:p>180</text:p>
          </table:table-cell>
          <table:table-cell table:style-name="ce1" table:formula="of:=[.A753]-[.$K$1]" office:value-type="float" office:value="30.68" calcext:value-type="float">
            <text:p>30.68</text:p>
          </table:table-cell>
          <table:table-cell table:style-name="ce1" table:formula="of:=SUM([.$B$1:.B753])" office:value-type="float" office:value="18.36" calcext:value-type="float">
            <text:p>18.36</text:p>
          </table:table-cell>
          <table:table-cell table:style-name="ce1" table:formula="of:=MAX([.$B$1:.B753])-MIN([.$B$1:.B753])" office:value-type="float" office:value="66" calcext:value-type="float">
            <text:p>66</text:p>
          </table:table-cell>
          <table:table-cell table:style-name="ce1" table:formula="of:=STDEV([.$B$1:.B753])" office:value-type="float" office:value="19.481164227438" calcext:value-type="float">
            <text:p>19.4811642274</text:p>
          </table:table-cell>
          <table:table-cell table:style-name="ce1" table:formula="of:=[.D753]/[.E753]" office:value-type="float" office:value="3.38788787104639" calcext:value-type="float">
            <text:p>3.387887871</text:p>
          </table:table-cell>
          <table:table-cell table:style-name="ce1" table:number-columns-repeated="6"/>
          <table:table-cell table:style-name="ce2" table:formula="of:=LOG([.N753])" office:value-type="float" office:value="2.87621784059164" calcext:value-type="float">
            <text:p>2.8762178406</text:p>
          </table:table-cell>
          <table:table-cell table:style-name="ce3" table:formula="of:=[.N752]+1" office:value-type="float" office:value="752" calcext:value-type="float">
            <text:p>75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9" calcext:value-type="float">
            <text:p>139</text:p>
          </table:table-cell>
          <table:table-cell table:style-name="ce1" table:formula="of:=[.A754]-[.$K$1]" office:value-type="float" office:value="-10.32" calcext:value-type="float">
            <text:p>-10.32</text:p>
          </table:table-cell>
          <table:table-cell table:style-name="ce1" table:formula="of:=SUM([.$B$1:.B754])" office:value-type="float" office:value="18.36" calcext:value-type="float">
            <text:p>18.36</text:p>
          </table:table-cell>
          <table:table-cell table:style-name="ce1" table:formula="of:=MAX([.$B$1:.B754])-MIN([.$B$1:.B754])" office:value-type="float" office:value="66" calcext:value-type="float">
            <text:p>66</text:p>
          </table:table-cell>
          <table:table-cell table:style-name="ce1" table:formula="of:=STDEV([.$B$1:.B754])" office:value-type="float" office:value="19.4727727465428" calcext:value-type="float">
            <text:p>19.4727727465</text:p>
          </table:table-cell>
          <table:table-cell table:style-name="ce1" table:formula="of:=[.D754]/[.E754]" office:value-type="float" office:value="3.38934782729992" calcext:value-type="float">
            <text:p>3.3893478273</text:p>
          </table:table-cell>
          <table:table-cell table:style-name="ce1" table:number-columns-repeated="6"/>
          <table:table-cell table:style-name="ce2" table:formula="of:=LOG([.N754])" office:value-type="float" office:value="2.8767949762007" calcext:value-type="float">
            <text:p>2.8767949762</text:p>
          </table:table-cell>
          <table:table-cell table:style-name="ce3" table:formula="of:=[.N753]+1" office:value-type="float" office:value="753" calcext:value-type="float">
            <text:p>75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8" calcext:value-type="float">
            <text:p>168</text:p>
          </table:table-cell>
          <table:table-cell table:style-name="ce1" table:formula="of:=[.A755]-[.$K$1]" office:value-type="float" office:value="18.68" calcext:value-type="float">
            <text:p>18.68</text:p>
          </table:table-cell>
          <table:table-cell table:style-name="ce1" table:formula="of:=SUM([.$B$1:.B755])" office:value-type="float" office:value="18.36" calcext:value-type="float">
            <text:p>18.36</text:p>
          </table:table-cell>
          <table:table-cell table:style-name="ce1" table:formula="of:=MAX([.$B$1:.B755])-MIN([.$B$1:.B755])" office:value-type="float" office:value="66" calcext:value-type="float">
            <text:p>66</text:p>
          </table:table-cell>
          <table:table-cell table:style-name="ce1" table:formula="of:=STDEV([.$B$1:.B755])" office:value-type="float" office:value="19.4702260090873" calcext:value-type="float">
            <text:p>19.4702260091</text:p>
          </table:table-cell>
          <table:table-cell table:style-name="ce1" table:formula="of:=[.D755]/[.E755]" office:value-type="float" office:value="3.3897911595477" calcext:value-type="float">
            <text:p>3.3897911595</text:p>
          </table:table-cell>
          <table:table-cell table:style-name="ce1" table:number-columns-repeated="6"/>
          <table:table-cell table:style-name="ce2" table:formula="of:=LOG([.N755])" office:value-type="float" office:value="2.87737134586977" calcext:value-type="float">
            <text:p>2.8773713459</text:p>
          </table:table-cell>
          <table:table-cell table:style-name="ce3" table:formula="of:=[.N754]+1" office:value-type="float" office:value="754" calcext:value-type="float">
            <text:p>75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2" calcext:value-type="float">
            <text:p>182</text:p>
          </table:table-cell>
          <table:table-cell table:style-name="ce1" table:formula="of:=[.A756]-[.$K$1]" office:value-type="float" office:value="32.68" calcext:value-type="float">
            <text:p>32.68</text:p>
          </table:table-cell>
          <table:table-cell table:style-name="ce1" table:formula="of:=SUM([.$B$1:.B756])" office:value-type="float" office:value="18.36" calcext:value-type="float">
            <text:p>18.36</text:p>
          </table:table-cell>
          <table:table-cell table:style-name="ce1" table:formula="of:=MAX([.$B$1:.B756])-MIN([.$B$1:.B756])" office:value-type="float" office:value="66" calcext:value-type="float">
            <text:p>66</text:p>
          </table:table-cell>
          <table:table-cell table:style-name="ce1" table:formula="of:=STDEV([.$B$1:.B756])" office:value-type="float" office:value="19.4908888339772" calcext:value-type="float">
            <text:p>19.490888834</text:p>
          </table:table-cell>
          <table:table-cell table:style-name="ce1" table:formula="of:=[.D756]/[.E756]" office:value-type="float" office:value="3.38619754913109" calcext:value-type="float">
            <text:p>3.3861975491</text:p>
          </table:table-cell>
          <table:table-cell table:style-name="ce1" table:number-columns-repeated="6"/>
          <table:table-cell table:style-name="ce2" table:formula="of:=LOG([.N756])" office:value-type="float" office:value="2.87794695162919" calcext:value-type="float">
            <text:p>2.8779469516</text:p>
          </table:table-cell>
          <table:table-cell table:style-name="ce3" table:formula="of:=[.N755]+1" office:value-type="float" office:value="755" calcext:value-type="float">
            <text:p>75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9" calcext:value-type="float">
            <text:p>139</text:p>
          </table:table-cell>
          <table:table-cell table:style-name="ce1" table:formula="of:=[.A757]-[.$K$1]" office:value-type="float" office:value="-10.32" calcext:value-type="float">
            <text:p>-10.32</text:p>
          </table:table-cell>
          <table:table-cell table:style-name="ce1" table:formula="of:=SUM([.$B$1:.B757])" office:value-type="float" office:value="18.36" calcext:value-type="float">
            <text:p>18.36</text:p>
          </table:table-cell>
          <table:table-cell table:style-name="ce1" table:formula="of:=MAX([.$B$1:.B757])-MIN([.$B$1:.B757])" office:value-type="float" office:value="66" calcext:value-type="float">
            <text:p>66</text:p>
          </table:table-cell>
          <table:table-cell table:style-name="ce1" table:formula="of:=STDEV([.$B$1:.B757])" office:value-type="float" office:value="19.4825607651339" calcext:value-type="float">
            <text:p>19.4825607651</text:p>
          </table:table-cell>
          <table:table-cell table:style-name="ce1" table:formula="of:=[.D757]/[.E757]" office:value-type="float" office:value="3.38764502241994" calcext:value-type="float">
            <text:p>3.3876450224</text:p>
          </table:table-cell>
          <table:table-cell table:style-name="ce1" table:number-columns-repeated="6"/>
          <table:table-cell table:style-name="ce2" table:formula="of:=LOG([.N757])" office:value-type="float" office:value="2.87852179550121" calcext:value-type="float">
            <text:p>2.8785217955</text:p>
          </table:table-cell>
          <table:table-cell table:style-name="ce3" table:formula="of:=[.N756]+1" office:value-type="float" office:value="756" calcext:value-type="float">
            <text:p>75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7" calcext:value-type="float">
            <text:p>167</text:p>
          </table:table-cell>
          <table:table-cell table:style-name="ce1" table:formula="of:=[.A758]-[.$K$1]" office:value-type="float" office:value="17.68" calcext:value-type="float">
            <text:p>17.68</text:p>
          </table:table-cell>
          <table:table-cell table:style-name="ce1" table:formula="of:=SUM([.$B$1:.B758])" office:value-type="float" office:value="18.36" calcext:value-type="float">
            <text:p>18.36</text:p>
          </table:table-cell>
          <table:table-cell table:style-name="ce1" table:formula="of:=MAX([.$B$1:.B758])-MIN([.$B$1:.B758])" office:value-type="float" office:value="66" calcext:value-type="float">
            <text:p>66</text:p>
          </table:table-cell>
          <table:table-cell table:style-name="ce1" table:formula="of:=STDEV([.$B$1:.B758])" office:value-type="float" office:value="19.4788090099509" calcext:value-type="float">
            <text:p>19.47880901</text:p>
          </table:table-cell>
          <table:table-cell table:style-name="ce1" table:formula="of:=[.D758]/[.E758]" office:value-type="float" office:value="3.38829750660235" calcext:value-type="float">
            <text:p>3.3882975066</text:p>
          </table:table-cell>
          <table:table-cell table:style-name="ce1" table:number-columns-repeated="6"/>
          <table:table-cell table:style-name="ce2" table:formula="of:=LOG([.N758])" office:value-type="float" office:value="2.87909587950007" calcext:value-type="float">
            <text:p>2.8790958795</text:p>
          </table:table-cell>
          <table:table-cell table:style-name="ce3" table:formula="of:=[.N757]+1" office:value-type="float" office:value="757" calcext:value-type="float">
            <text:p>75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2" calcext:value-type="float">
            <text:p>182</text:p>
          </table:table-cell>
          <table:table-cell table:style-name="ce1" table:formula="of:=[.A759]-[.$K$1]" office:value-type="float" office:value="32.68" calcext:value-type="float">
            <text:p>32.68</text:p>
          </table:table-cell>
          <table:table-cell table:style-name="ce1" table:formula="of:=SUM([.$B$1:.B759])" office:value-type="float" office:value="18.36" calcext:value-type="float">
            <text:p>18.36</text:p>
          </table:table-cell>
          <table:table-cell table:style-name="ce1" table:formula="of:=MAX([.$B$1:.B759])-MIN([.$B$1:.B759])" office:value-type="float" office:value="66" calcext:value-type="float">
            <text:p>66</text:p>
          </table:table-cell>
          <table:table-cell table:style-name="ce1" table:formula="of:=STDEV([.$B$1:.B759])" office:value-type="float" office:value="19.499268244429" calcext:value-type="float">
            <text:p>19.4992682444</text:p>
          </table:table-cell>
          <table:table-cell table:style-name="ce1" table:formula="of:=[.D759]/[.E759]" office:value-type="float" office:value="3.38474240021065" calcext:value-type="float">
            <text:p>3.3847424002</text:p>
          </table:table-cell>
          <table:table-cell table:style-name="ce1" table:number-columns-repeated="6"/>
          <table:table-cell table:style-name="ce2" table:formula="of:=LOG([.N759])" office:value-type="float" office:value="2.87966920563205" calcext:value-type="float">
            <text:p>2.8796692056</text:p>
          </table:table-cell>
          <table:table-cell table:style-name="ce3" table:formula="of:=[.N758]+1" office:value-type="float" office:value="758" calcext:value-type="float">
            <text:p>75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3" calcext:value-type="float">
            <text:p>153</text:p>
          </table:table-cell>
          <table:table-cell table:style-name="ce1" table:formula="of:=[.A760]-[.$K$1]" office:value-type="float" office:value="3.68000000000001" calcext:value-type="float">
            <text:p>3.68</text:p>
          </table:table-cell>
          <table:table-cell table:style-name="ce1" table:formula="of:=SUM([.$B$1:.B760])" office:value-type="float" office:value="18.36" calcext:value-type="float">
            <text:p>18.36</text:p>
          </table:table-cell>
          <table:table-cell table:style-name="ce1" table:formula="of:=MAX([.$B$1:.B760])-MIN([.$B$1:.B760])" office:value-type="float" office:value="66" calcext:value-type="float">
            <text:p>66</text:p>
          </table:table-cell>
          <table:table-cell table:style-name="ce1" table:formula="of:=STDEV([.$B$1:.B760])" office:value-type="float" office:value="19.4866045373975" calcext:value-type="float">
            <text:p>19.4866045374</text:p>
          </table:table-cell>
          <table:table-cell table:style-name="ce1" table:formula="of:=[.D760]/[.E760]" office:value-type="float" office:value="3.38694203360759" calcext:value-type="float">
            <text:p>3.3869420336</text:p>
          </table:table-cell>
          <table:table-cell table:style-name="ce1" table:number-columns-repeated="6"/>
          <table:table-cell table:style-name="ce2" table:formula="of:=LOG([.N760])" office:value-type="float" office:value="2.88024177589548" calcext:value-type="float">
            <text:p>2.8802417759</text:p>
          </table:table-cell>
          <table:table-cell table:style-name="ce3" table:formula="of:=[.N759]+1" office:value-type="float" office:value="759" calcext:value-type="float">
            <text:p>75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3" calcext:value-type="float">
            <text:p>153</text:p>
          </table:table-cell>
          <table:table-cell table:style-name="ce1" table:formula="of:=[.A761]-[.$K$1]" office:value-type="float" office:value="3.68000000000001" calcext:value-type="float">
            <text:p>3.68</text:p>
          </table:table-cell>
          <table:table-cell table:style-name="ce1" table:formula="of:=SUM([.$B$1:.B761])" office:value-type="float" office:value="18.36" calcext:value-type="float">
            <text:p>18.36</text:p>
          </table:table-cell>
          <table:table-cell table:style-name="ce1" table:formula="of:=MAX([.$B$1:.B761])-MIN([.$B$1:.B761])" office:value-type="float" office:value="66" calcext:value-type="float">
            <text:p>66</text:p>
          </table:table-cell>
          <table:table-cell table:style-name="ce1" table:formula="of:=STDEV([.$B$1:.B761])" office:value-type="float" office:value="19.473965465096" calcext:value-type="float">
            <text:p>19.4739654651</text:p>
          </table:table-cell>
          <table:table-cell table:style-name="ce1" table:formula="of:=[.D761]/[.E761]" office:value-type="float" office:value="3.38914024050698" calcext:value-type="float">
            <text:p>3.3891402405</text:p>
          </table:table-cell>
          <table:table-cell table:style-name="ce1" table:number-columns-repeated="6"/>
          <table:table-cell table:style-name="ce2" table:formula="of:=LOG([.N761])" office:value-type="float" office:value="2.88081359228079" calcext:value-type="float">
            <text:p>2.8808135923</text:p>
          </table:table-cell>
          <table:table-cell table:style-name="ce3" table:formula="of:=[.N760]+1" office:value-type="float" office:value="760" calcext:value-type="float">
            <text:p>76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9" calcext:value-type="float">
            <text:p>179</text:p>
          </table:table-cell>
          <table:table-cell table:style-name="ce1" table:formula="of:=[.A762]-[.$K$1]" office:value-type="float" office:value="29.68" calcext:value-type="float">
            <text:p>29.68</text:p>
          </table:table-cell>
          <table:table-cell table:style-name="ce1" table:formula="of:=SUM([.$B$1:.B762])" office:value-type="float" office:value="18.36" calcext:value-type="float">
            <text:p>18.36</text:p>
          </table:table-cell>
          <table:table-cell table:style-name="ce1" table:formula="of:=MAX([.$B$1:.B762])-MIN([.$B$1:.B762])" office:value-type="float" office:value="66" calcext:value-type="float">
            <text:p>66</text:p>
          </table:table-cell>
          <table:table-cell table:style-name="ce1" table:formula="of:=STDEV([.$B$1:.B762])" office:value-type="float" office:value="19.4882279382887" calcext:value-type="float">
            <text:p>19.4882279383</text:p>
          </table:table-cell>
          <table:table-cell table:style-name="ce1" table:formula="of:=[.D762]/[.E762]" office:value-type="float" office:value="3.38665989586098" calcext:value-type="float">
            <text:p>3.3866598959</text:p>
          </table:table-cell>
          <table:table-cell table:style-name="ce1" table:number-columns-repeated="6"/>
          <table:table-cell table:style-name="ce2" table:formula="of:=LOG([.N762])" office:value-type="float" office:value="2.88138465677057" calcext:value-type="float">
            <text:p>2.8813846568</text:p>
          </table:table-cell>
          <table:table-cell table:style-name="ce3" table:formula="of:=[.N761]+1" office:value-type="float" office:value="761" calcext:value-type="float">
            <text:p>76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2" calcext:value-type="float">
            <text:p>152</text:p>
          </table:table-cell>
          <table:table-cell table:style-name="ce1" table:formula="of:=[.A763]-[.$K$1]" office:value-type="float" office:value="2.68000000000001" calcext:value-type="float">
            <text:p>2.68</text:p>
          </table:table-cell>
          <table:table-cell table:style-name="ce1" table:formula="of:=SUM([.$B$1:.B763])" office:value-type="float" office:value="18.36" calcext:value-type="float">
            <text:p>18.36</text:p>
          </table:table-cell>
          <table:table-cell table:style-name="ce1" table:formula="of:=MAX([.$B$1:.B763])-MIN([.$B$1:.B763])" office:value-type="float" office:value="66" calcext:value-type="float">
            <text:p>66</text:p>
          </table:table-cell>
          <table:table-cell table:style-name="ce1" table:formula="of:=STDEV([.$B$1:.B763])" office:value-type="float" office:value="19.4754933297856" calcext:value-type="float">
            <text:p>19.4754933298</text:p>
          </table:table-cell>
          <table:table-cell table:style-name="ce1" table:formula="of:=[.D763]/[.E763]" office:value-type="float" office:value="3.38887436032546" calcext:value-type="float">
            <text:p>3.3888743603</text:p>
          </table:table-cell>
          <table:table-cell table:style-name="ce1" table:number-columns-repeated="6"/>
          <table:table-cell table:style-name="ce2" table:formula="of:=LOG([.N763])" office:value-type="float" office:value="2.8819549713396" calcext:value-type="float">
            <text:p>2.8819549713</text:p>
          </table:table-cell>
          <table:table-cell table:style-name="ce3" table:formula="of:=[.N762]+1" office:value-type="float" office:value="762" calcext:value-type="float">
            <text:p>76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5" calcext:value-type="float">
            <text:p>155</text:p>
          </table:table-cell>
          <table:table-cell table:style-name="ce1" table:formula="of:=[.A764]-[.$K$1]" office:value-type="float" office:value="5.68000000000001" calcext:value-type="float">
            <text:p>5.68</text:p>
          </table:table-cell>
          <table:table-cell table:style-name="ce1" table:formula="of:=SUM([.$B$1:.B764])" office:value-type="float" office:value="18.36" calcext:value-type="float">
            <text:p>18.36</text:p>
          </table:table-cell>
          <table:table-cell table:style-name="ce1" table:formula="of:=MAX([.$B$1:.B764])-MIN([.$B$1:.B764])" office:value-type="float" office:value="66" calcext:value-type="float">
            <text:p>66</text:p>
          </table:table-cell>
          <table:table-cell table:style-name="ce1" table:formula="of:=STDEV([.$B$1:.B764])" office:value-type="float" office:value="19.4633488474521" calcext:value-type="float">
            <text:p>19.4633488475</text:p>
          </table:table-cell>
          <table:table-cell table:style-name="ce1" table:formula="of:=[.D764]/[.E764]" office:value-type="float" office:value="3.39098890521299" calcext:value-type="float">
            <text:p>3.3909889052</text:p>
          </table:table-cell>
          <table:table-cell table:style-name="ce1" table:number-columns-repeated="6"/>
          <table:table-cell table:style-name="ce2" table:formula="of:=LOG([.N764])" office:value-type="float" office:value="2.88252453795488" calcext:value-type="float">
            <text:p>2.882524538</text:p>
          </table:table-cell>
          <table:table-cell table:style-name="ce3" table:formula="of:=[.N763]+1" office:value-type="float" office:value="763" calcext:value-type="float">
            <text:p>76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1" calcext:value-type="float">
            <text:p>151</text:p>
          </table:table-cell>
          <table:table-cell table:style-name="ce1" table:formula="of:=[.A765]-[.$K$1]" office:value-type="float" office:value="1.68000000000001" calcext:value-type="float">
            <text:p>1.68</text:p>
          </table:table-cell>
          <table:table-cell table:style-name="ce1" table:formula="of:=SUM([.$B$1:.B765])" office:value-type="float" office:value="18.36" calcext:value-type="float">
            <text:p>18.36</text:p>
          </table:table-cell>
          <table:table-cell table:style-name="ce1" table:formula="of:=MAX([.$B$1:.B765])-MIN([.$B$1:.B765])" office:value-type="float" office:value="66" calcext:value-type="float">
            <text:p>66</text:p>
          </table:table-cell>
          <table:table-cell table:style-name="ce1" table:formula="of:=STDEV([.$B$1:.B765])" office:value-type="float" office:value="19.4506098232415" calcext:value-type="float">
            <text:p>19.4506098232</text:p>
          </table:table-cell>
          <table:table-cell table:style-name="ce1" table:formula="of:=[.D765]/[.E765]" office:value-type="float" office:value="3.39320980677617" calcext:value-type="float">
            <text:p>3.3932098068</text:p>
          </table:table-cell>
          <table:table-cell table:style-name="ce1" table:number-columns-repeated="6"/>
          <table:table-cell table:style-name="ce2" table:formula="of:=LOG([.N765])" office:value-type="float" office:value="2.88309335857569" calcext:value-type="float">
            <text:p>2.8830933586</text:p>
          </table:table-cell>
          <table:table-cell table:style-name="ce3" table:formula="of:=[.N764]+1" office:value-type="float" office:value="764" calcext:value-type="float">
            <text:p>76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6" calcext:value-type="float">
            <text:p>136</text:p>
          </table:table-cell>
          <table:table-cell table:style-name="ce1" table:formula="of:=[.A766]-[.$K$1]" office:value-type="float" office:value="-13.32" calcext:value-type="float">
            <text:p>-13.32</text:p>
          </table:table-cell>
          <table:table-cell table:style-name="ce1" table:formula="of:=SUM([.$B$1:.B766])" office:value-type="float" office:value="18.36" calcext:value-type="float">
            <text:p>18.36</text:p>
          </table:table-cell>
          <table:table-cell table:style-name="ce1" table:formula="of:=MAX([.$B$1:.B766])-MIN([.$B$1:.B766])" office:value-type="float" office:value="66" calcext:value-type="float">
            <text:p>66</text:p>
          </table:table-cell>
          <table:table-cell table:style-name="ce1" table:formula="of:=STDEV([.$B$1:.B766])" office:value-type="float" office:value="19.445152503119" calcext:value-type="float">
            <text:p>19.4451525031</text:p>
          </table:table-cell>
          <table:table-cell table:style-name="ce1" table:formula="of:=[.D766]/[.E766]" office:value-type="float" office:value="3.39416211775216" calcext:value-type="float">
            <text:p>3.3941621178</text:p>
          </table:table-cell>
          <table:table-cell table:style-name="ce1" table:number-columns-repeated="6"/>
          <table:table-cell table:style-name="ce2" table:formula="of:=LOG([.N766])" office:value-type="float" office:value="2.88366143515362" calcext:value-type="float">
            <text:p>2.8836614352</text:p>
          </table:table-cell>
          <table:table-cell table:style-name="ce3" table:formula="of:=[.N765]+1" office:value-type="float" office:value="765" calcext:value-type="float">
            <text:p>76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2" calcext:value-type="float">
            <text:p>132</text:p>
          </table:table-cell>
          <table:table-cell table:style-name="ce1" table:formula="of:=[.A767]-[.$K$1]" office:value-type="float" office:value="-17.32" calcext:value-type="float">
            <text:p>-17.32</text:p>
          </table:table-cell>
          <table:table-cell table:style-name="ce1" table:formula="of:=SUM([.$B$1:.B767])" office:value-type="float" office:value="18.36" calcext:value-type="float">
            <text:p>18.36</text:p>
          </table:table-cell>
          <table:table-cell table:style-name="ce1" table:formula="of:=MAX([.$B$1:.B767])-MIN([.$B$1:.B767])" office:value-type="float" office:value="66" calcext:value-type="float">
            <text:p>66</text:p>
          </table:table-cell>
          <table:table-cell table:style-name="ce1" table:formula="of:=STDEV([.$B$1:.B767])" office:value-type="float" office:value="19.4441647030933" calcext:value-type="float">
            <text:p>19.4441647031</text:p>
          </table:table-cell>
          <table:table-cell table:style-name="ce1" table:formula="of:=[.D767]/[.E767]" office:value-type="float" office:value="3.39433454755197" calcext:value-type="float">
            <text:p>3.3943345476</text:p>
          </table:table-cell>
          <table:table-cell table:style-name="ce1" table:number-columns-repeated="6"/>
          <table:table-cell table:style-name="ce2" table:formula="of:=LOG([.N767])" office:value-type="float" office:value="2.8842287696326" calcext:value-type="float">
            <text:p>2.8842287696</text:p>
          </table:table-cell>
          <table:table-cell table:style-name="ce3" table:formula="of:=[.N766]+1" office:value-type="float" office:value="766" calcext:value-type="float">
            <text:p>76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3" calcext:value-type="float">
            <text:p>123</text:p>
          </table:table-cell>
          <table:table-cell table:style-name="ce1" table:formula="of:=[.A768]-[.$K$1]" office:value-type="float" office:value="-26.32" calcext:value-type="float">
            <text:p>-26.32</text:p>
          </table:table-cell>
          <table:table-cell table:style-name="ce1" table:formula="of:=SUM([.$B$1:.B768])" office:value-type="float" office:value="18.36" calcext:value-type="float">
            <text:p>18.36</text:p>
          </table:table-cell>
          <table:table-cell table:style-name="ce1" table:formula="of:=MAX([.$B$1:.B768])-MIN([.$B$1:.B768])" office:value-type="float" office:value="66" calcext:value-type="float">
            <text:p>66</text:p>
          </table:table-cell>
          <table:table-cell table:style-name="ce1" table:formula="of:=STDEV([.$B$1:.B768])" office:value-type="float" office:value="19.4571035549583" calcext:value-type="float">
            <text:p>19.457103555</text:p>
          </table:table-cell>
          <table:table-cell table:style-name="ce1" table:formula="of:=[.D768]/[.E768]" office:value-type="float" office:value="3.39207733636084" calcext:value-type="float">
            <text:p>3.3920773364</text:p>
          </table:table-cell>
          <table:table-cell table:style-name="ce1" table:number-columns-repeated="6"/>
          <table:table-cell table:style-name="ce2" table:formula="of:=LOG([.N768])" office:value-type="float" office:value="2.88479536394898" calcext:value-type="float">
            <text:p>2.8847953639</text:p>
          </table:table-cell>
          <table:table-cell table:style-name="ce3" table:formula="of:=[.N767]+1" office:value-type="float" office:value="767" calcext:value-type="float">
            <text:p>76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9" calcext:value-type="float">
            <text:p>169</text:p>
          </table:table-cell>
          <table:table-cell table:style-name="ce1" table:formula="of:=[.A769]-[.$K$1]" office:value-type="float" office:value="19.68" calcext:value-type="float">
            <text:p>19.68</text:p>
          </table:table-cell>
          <table:table-cell table:style-name="ce1" table:formula="of:=SUM([.$B$1:.B769])" office:value-type="float" office:value="18.36" calcext:value-type="float">
            <text:p>18.36</text:p>
          </table:table-cell>
          <table:table-cell table:style-name="ce1" table:formula="of:=MAX([.$B$1:.B769])-MIN([.$B$1:.B769])" office:value-type="float" office:value="66" calcext:value-type="float">
            <text:p>66</text:p>
          </table:table-cell>
          <table:table-cell table:style-name="ce1" table:formula="of:=STDEV([.$B$1:.B769])" office:value-type="float" office:value="19.4557190057798" calcext:value-type="float">
            <text:p>19.4557190058</text:p>
          </table:table-cell>
          <table:table-cell table:style-name="ce1" table:formula="of:=[.D769]/[.E769]" office:value-type="float" office:value="3.39231873056931" calcext:value-type="float">
            <text:p>3.3923187306</text:p>
          </table:table-cell>
          <table:table-cell table:style-name="ce1" table:number-columns-repeated="6"/>
          <table:table-cell table:style-name="ce2" table:formula="of:=LOG([.N769])" office:value-type="float" office:value="2.88536122003151" calcext:value-type="float">
            <text:p>2.88536122</text:p>
          </table:table-cell>
          <table:table-cell table:style-name="ce3" table:formula="of:=[.N768]+1" office:value-type="float" office:value="768" calcext:value-type="float">
            <text:p>76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2" calcext:value-type="float">
            <text:p>122</text:p>
          </table:table-cell>
          <table:table-cell table:style-name="ce1" table:formula="of:=[.A770]-[.$K$1]" office:value-type="float" office:value="-27.32" calcext:value-type="float">
            <text:p>-27.32</text:p>
          </table:table-cell>
          <table:table-cell table:style-name="ce1" table:formula="of:=SUM([.$B$1:.B770])" office:value-type="float" office:value="18.36" calcext:value-type="float">
            <text:p>18.36</text:p>
          </table:table-cell>
          <table:table-cell table:style-name="ce1" table:formula="of:=MAX([.$B$1:.B770])-MIN([.$B$1:.B770])" office:value-type="float" office:value="66" calcext:value-type="float">
            <text:p>66</text:p>
          </table:table-cell>
          <table:table-cell table:style-name="ce1" table:formula="of:=STDEV([.$B$1:.B770])" office:value-type="float" office:value="19.470456924649" calcext:value-type="float">
            <text:p>19.4704569246</text:p>
          </table:table-cell>
          <table:table-cell table:style-name="ce1" table:formula="of:=[.D770]/[.E770]" office:value-type="float" office:value="3.38975095733095" calcext:value-type="float">
            <text:p>3.3897509573</text:p>
          </table:table-cell>
          <table:table-cell table:style-name="ce1" table:number-columns-repeated="6"/>
          <table:table-cell table:style-name="ce2" table:formula="of:=LOG([.N770])" office:value-type="float" office:value="2.88592633980143" calcext:value-type="float">
            <text:p>2.8859263398</text:p>
          </table:table-cell>
          <table:table-cell table:style-name="ce3" table:formula="of:=[.N769]+1" office:value-type="float" office:value="769" calcext:value-type="float">
            <text:p>76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8" calcext:value-type="float">
            <text:p>148</text:p>
          </table:table-cell>
          <table:table-cell table:style-name="ce1" table:formula="of:=[.A771]-[.$K$1]" office:value-type="float" office:value="-1.31999999999999" calcext:value-type="float">
            <text:p>-1.32</text:p>
          </table:table-cell>
          <table:table-cell table:style-name="ce1" table:formula="of:=SUM([.$B$1:.B771])" office:value-type="float" office:value="18.36" calcext:value-type="float">
            <text:p>18.36</text:p>
          </table:table-cell>
          <table:table-cell table:style-name="ce1" table:formula="of:=MAX([.$B$1:.B771])-MIN([.$B$1:.B771])" office:value-type="float" office:value="66" calcext:value-type="float">
            <text:p>66</text:p>
          </table:table-cell>
          <table:table-cell table:style-name="ce1" table:formula="of:=STDEV([.$B$1:.B771])" office:value-type="float" office:value="19.4580369958717" calcext:value-type="float">
            <text:p>19.4580369959</text:p>
          </table:table-cell>
          <table:table-cell table:style-name="ce1" table:formula="of:=[.D771]/[.E771]" office:value-type="float" office:value="3.39191461163337" calcext:value-type="float">
            <text:p>3.3919146116</text:p>
          </table:table-cell>
          <table:table-cell table:style-name="ce1" table:number-columns-repeated="6"/>
          <table:table-cell table:style-name="ce2" table:formula="of:=LOG([.N771])" office:value-type="float" office:value="2.88649072517248" calcext:value-type="float">
            <text:p>2.8864907252</text:p>
          </table:table-cell>
          <table:table-cell table:style-name="ce3" table:formula="of:=[.N770]+1" office:value-type="float" office:value="770" calcext:value-type="float">
            <text:p>77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3" calcext:value-type="float">
            <text:p>123</text:p>
          </table:table-cell>
          <table:table-cell table:style-name="ce1" table:formula="of:=[.A772]-[.$K$1]" office:value-type="float" office:value="-26.32" calcext:value-type="float">
            <text:p>-26.32</text:p>
          </table:table-cell>
          <table:table-cell table:style-name="ce1" table:formula="of:=SUM([.$B$1:.B772])" office:value-type="float" office:value="18.36" calcext:value-type="float">
            <text:p>18.36</text:p>
          </table:table-cell>
          <table:table-cell table:style-name="ce1" table:formula="of:=MAX([.$B$1:.B772])-MIN([.$B$1:.B772])" office:value-type="float" office:value="66" calcext:value-type="float">
            <text:p>66</text:p>
          </table:table-cell>
          <table:table-cell table:style-name="ce1" table:formula="of:=STDEV([.$B$1:.B772])" office:value-type="float" office:value="19.4707848533779" calcext:value-type="float">
            <text:p>19.4707848534</text:p>
          </table:table-cell>
          <table:table-cell table:style-name="ce1" table:formula="of:=[.D772]/[.E772]" office:value-type="float" office:value="3.38969386683711" calcext:value-type="float">
            <text:p>3.3896938668</text:p>
          </table:table-cell>
          <table:table-cell table:style-name="ce1" table:number-columns-repeated="6"/>
          <table:table-cell table:style-name="ce2" table:formula="of:=LOG([.N772])" office:value-type="float" office:value="2.88705437805096" calcext:value-type="float">
            <text:p>2.8870543781</text:p>
          </table:table-cell>
          <table:table-cell table:style-name="ce3" table:formula="of:=[.N771]+1" office:value-type="float" office:value="771" calcext:value-type="float">
            <text:p>77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7" calcext:value-type="float">
            <text:p>137</text:p>
          </table:table-cell>
          <table:table-cell table:style-name="ce1" table:formula="of:=[.A773]-[.$K$1]" office:value-type="float" office:value="-12.32" calcext:value-type="float">
            <text:p>-12.32</text:p>
          </table:table-cell>
          <table:table-cell table:style-name="ce1" table:formula="of:=SUM([.$B$1:.B773])" office:value-type="float" office:value="18.36" calcext:value-type="float">
            <text:p>18.36</text:p>
          </table:table-cell>
          <table:table-cell table:style-name="ce1" table:formula="of:=MAX([.$B$1:.B773])-MIN([.$B$1:.B773])" office:value-type="float" office:value="66" calcext:value-type="float">
            <text:p>66</text:p>
          </table:table-cell>
          <table:table-cell table:style-name="ce1" table:formula="of:=STDEV([.$B$1:.B773])" office:value-type="float" office:value="19.4642928465553" calcext:value-type="float">
            <text:p>19.4642928466</text:p>
          </table:table-cell>
          <table:table-cell table:style-name="ce1" table:formula="of:=[.D773]/[.E773]" office:value-type="float" office:value="3.39082444557859" calcext:value-type="float">
            <text:p>3.3908244456</text:p>
          </table:table-cell>
          <table:table-cell table:style-name="ce1" table:number-columns-repeated="6"/>
          <table:table-cell table:style-name="ce2" table:formula="of:=LOG([.N773])" office:value-type="float" office:value="2.88761730033574" calcext:value-type="float">
            <text:p>2.8876173003</text:p>
          </table:table-cell>
          <table:table-cell table:style-name="ce3" table:formula="of:=[.N772]+1" office:value-type="float" office:value="772" calcext:value-type="float">
            <text:p>77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9" calcext:value-type="float">
            <text:p>129</text:p>
          </table:table-cell>
          <table:table-cell table:style-name="ce1" table:formula="of:=[.A774]-[.$K$1]" office:value-type="float" office:value="-20.32" calcext:value-type="float">
            <text:p>-20.32</text:p>
          </table:table-cell>
          <table:table-cell table:style-name="ce1" table:formula="of:=SUM([.$B$1:.B774])" office:value-type="float" office:value="18.36" calcext:value-type="float">
            <text:p>18.36</text:p>
          </table:table-cell>
          <table:table-cell table:style-name="ce1" table:formula="of:=MAX([.$B$1:.B774])-MIN([.$B$1:.B774])" office:value-type="float" office:value="66" calcext:value-type="float">
            <text:p>66</text:p>
          </table:table-cell>
          <table:table-cell table:style-name="ce1" table:formula="of:=STDEV([.$B$1:.B774])" office:value-type="float" office:value="19.4671225885881" calcext:value-type="float">
            <text:p>19.4671225886</text:p>
          </table:table-cell>
          <table:table-cell table:style-name="ce1" table:formula="of:=[.D774]/[.E774]" office:value-type="float" office:value="3.39033155514673" calcext:value-type="float">
            <text:p>3.3903315551</text:p>
          </table:table-cell>
          <table:table-cell table:style-name="ce1" table:number-columns-repeated="6"/>
          <table:table-cell table:style-name="ce2" table:formula="of:=LOG([.N774])" office:value-type="float" office:value="2.88817949391832" calcext:value-type="float">
            <text:p>2.8881794939</text:p>
          </table:table-cell>
          <table:table-cell table:style-name="ce3" table:formula="of:=[.N773]+1" office:value-type="float" office:value="773" calcext:value-type="float">
            <text:p>77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3" calcext:value-type="float">
            <text:p>123</text:p>
          </table:table-cell>
          <table:table-cell table:style-name="ce1" table:formula="of:=[.A775]-[.$K$1]" office:value-type="float" office:value="-26.32" calcext:value-type="float">
            <text:p>-26.32</text:p>
          </table:table-cell>
          <table:table-cell table:style-name="ce1" table:formula="of:=SUM([.$B$1:.B775])" office:value-type="float" office:value="18.36" calcext:value-type="float">
            <text:p>18.36</text:p>
          </table:table-cell>
          <table:table-cell table:style-name="ce1" table:formula="of:=MAX([.$B$1:.B775])-MIN([.$B$1:.B775])" office:value-type="float" office:value="66" calcext:value-type="float">
            <text:p>66</text:p>
          </table:table-cell>
          <table:table-cell table:style-name="ce1" table:formula="of:=STDEV([.$B$1:.B775])" office:value-type="float" office:value="19.4796553077665" calcext:value-type="float">
            <text:p>19.4796553078</text:p>
          </table:table-cell>
          <table:table-cell table:style-name="ce1" table:formula="of:=[.D775]/[.E775]" office:value-type="float" office:value="3.38815030128824" calcext:value-type="float">
            <text:p>3.3881503013</text:p>
          </table:table-cell>
          <table:table-cell table:style-name="ce1" table:number-columns-repeated="6"/>
          <table:table-cell table:style-name="ce2" table:formula="of:=LOG([.N775])" office:value-type="float" office:value="2.88874096068289" calcext:value-type="float">
            <text:p>2.8887409607</text:p>
          </table:table-cell>
          <table:table-cell table:style-name="ce3" table:formula="of:=[.N774]+1" office:value-type="float" office:value="774" calcext:value-type="float">
            <text:p>77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6" calcext:value-type="float">
            <text:p>126</text:p>
          </table:table-cell>
          <table:table-cell table:style-name="ce1" table:formula="of:=[.A776]-[.$K$1]" office:value-type="float" office:value="-23.32" calcext:value-type="float">
            <text:p>-23.32</text:p>
          </table:table-cell>
          <table:table-cell table:style-name="ce1" table:formula="of:=SUM([.$B$1:.B776])" office:value-type="float" office:value="18.36" calcext:value-type="float">
            <text:p>18.36</text:p>
          </table:table-cell>
          <table:table-cell table:style-name="ce1" table:formula="of:=MAX([.$B$1:.B776])-MIN([.$B$1:.B776])" office:value-type="float" office:value="66" calcext:value-type="float">
            <text:p>66</text:p>
          </table:table-cell>
          <table:table-cell table:style-name="ce1" table:formula="of:=STDEV([.$B$1:.B776])" office:value-type="float" office:value="19.4869273500397" calcext:value-type="float">
            <text:p>19.48692735</text:p>
          </table:table-cell>
          <table:table-cell table:style-name="ce1" table:formula="of:=[.D776]/[.E776]" office:value-type="float" office:value="3.3868859268809" calcext:value-type="float">
            <text:p>3.3868859269</text:p>
          </table:table-cell>
          <table:table-cell table:style-name="ce1" table:number-columns-repeated="6"/>
          <table:table-cell table:style-name="ce2" table:formula="of:=LOG([.N776])" office:value-type="float" office:value="2.88930170250631" calcext:value-type="float">
            <text:p>2.8893017025</text:p>
          </table:table-cell>
          <table:table-cell table:style-name="ce3" table:formula="of:=[.N775]+1" office:value-type="float" office:value="775" calcext:value-type="float">
            <text:p>77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5" calcext:value-type="float">
            <text:p>175</text:p>
          </table:table-cell>
          <table:table-cell table:style-name="ce1" table:formula="of:=[.A777]-[.$K$1]" office:value-type="float" office:value="25.68" calcext:value-type="float">
            <text:p>25.68</text:p>
          </table:table-cell>
          <table:table-cell table:style-name="ce1" table:formula="of:=SUM([.$B$1:.B777])" office:value-type="float" office:value="18.36" calcext:value-type="float">
            <text:p>18.36</text:p>
          </table:table-cell>
          <table:table-cell table:style-name="ce1" table:formula="of:=MAX([.$B$1:.B777])-MIN([.$B$1:.B777])" office:value-type="float" office:value="66" calcext:value-type="float">
            <text:p>66</text:p>
          </table:table-cell>
          <table:table-cell table:style-name="ce1" table:formula="of:=STDEV([.$B$1:.B777])" office:value-type="float" office:value="19.4942562127646" calcext:value-type="float">
            <text:p>19.4942562128</text:p>
          </table:table-cell>
          <table:table-cell table:style-name="ce1" table:formula="of:=[.D777]/[.E777]" office:value-type="float" office:value="3.38561262762023" calcext:value-type="float">
            <text:p>3.3856126276</text:p>
          </table:table-cell>
          <table:table-cell table:style-name="ce1" table:number-columns-repeated="6"/>
          <table:table-cell table:style-name="ce2" table:formula="of:=LOG([.N777])" office:value-type="float" office:value="2.88986172125819" calcext:value-type="float">
            <text:p>2.8898617213</text:p>
          </table:table-cell>
          <table:table-cell table:style-name="ce3" table:formula="of:=[.N776]+1" office:value-type="float" office:value="776" calcext:value-type="float">
            <text:p>77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3" calcext:value-type="float">
            <text:p>173</text:p>
          </table:table-cell>
          <table:table-cell table:style-name="ce1" table:formula="of:=[.A778]-[.$K$1]" office:value-type="float" office:value="23.68" calcext:value-type="float">
            <text:p>23.68</text:p>
          </table:table-cell>
          <table:table-cell table:style-name="ce1" table:formula="of:=SUM([.$B$1:.B778])" office:value-type="float" office:value="18.36" calcext:value-type="float">
            <text:p>18.36</text:p>
          </table:table-cell>
          <table:table-cell table:style-name="ce1" table:formula="of:=MAX([.$B$1:.B778])-MIN([.$B$1:.B778])" office:value-type="float" office:value="66" calcext:value-type="float">
            <text:p>66</text:p>
          </table:table-cell>
          <table:table-cell table:style-name="ce1" table:formula="of:=STDEV([.$B$1:.B778])" office:value-type="float" office:value="19.4984133252493" calcext:value-type="float">
            <text:p>19.4984133252</text:p>
          </table:table-cell>
          <table:table-cell table:style-name="ce1" table:formula="of:=[.D778]/[.E778]" office:value-type="float" office:value="3.38489080619364" calcext:value-type="float">
            <text:p>3.3848908062</text:p>
          </table:table-cell>
          <table:table-cell table:style-name="ce1" table:number-columns-repeated="6"/>
          <table:table-cell table:style-name="ce2" table:formula="of:=LOG([.N778])" office:value-type="float" office:value="2.89042101880091" calcext:value-type="float">
            <text:p>2.8904210188</text:p>
          </table:table-cell>
          <table:table-cell table:style-name="ce3" table:formula="of:=[.N777]+1" office:value-type="float" office:value="777" calcext:value-type="float">
            <text:p>77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6" calcext:value-type="float">
            <text:p>116</text:p>
          </table:table-cell>
          <table:table-cell table:style-name="ce1" table:formula="of:=[.A779]-[.$K$1]" office:value-type="float" office:value="-33.32" calcext:value-type="float">
            <text:p>-33.32</text:p>
          </table:table-cell>
          <table:table-cell table:style-name="ce1" table:formula="of:=SUM([.$B$1:.B779])" office:value-type="float" office:value="18.36" calcext:value-type="float">
            <text:p>18.36</text:p>
          </table:table-cell>
          <table:table-cell table:style-name="ce1" table:formula="of:=MAX([.$B$1:.B779])-MIN([.$B$1:.B779])" office:value-type="float" office:value="66" calcext:value-type="float">
            <text:p>66</text:p>
          </table:table-cell>
          <table:table-cell table:style-name="ce1" table:formula="of:=STDEV([.$B$1:.B779])" office:value-type="float" office:value="19.5250913204743" calcext:value-type="float">
            <text:p>19.5250913205</text:p>
          </table:table-cell>
          <table:table-cell table:style-name="ce1" table:formula="of:=[.D779]/[.E779]" office:value-type="float" office:value="3.38026588028254" calcext:value-type="float">
            <text:p>3.3802658803</text:p>
          </table:table-cell>
          <table:table-cell table:style-name="ce1" table:number-columns-repeated="6"/>
          <table:table-cell table:style-name="ce2" table:formula="of:=LOG([.N779])" office:value-type="float" office:value="2.89097959698969" calcext:value-type="float">
            <text:p>2.890979597</text:p>
          </table:table-cell>
          <table:table-cell table:style-name="ce3" table:formula="of:=[.N778]+1" office:value-type="float" office:value="778" calcext:value-type="float">
            <text:p>77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8" calcext:value-type="float">
            <text:p>118</text:p>
          </table:table-cell>
          <table:table-cell table:style-name="ce1" table:formula="of:=[.A780]-[.$K$1]" office:value-type="float" office:value="-31.32" calcext:value-type="float">
            <text:p>-31.32</text:p>
          </table:table-cell>
          <table:table-cell table:style-name="ce1" table:formula="of:=SUM([.$B$1:.B780])" office:value-type="float" office:value="18.36" calcext:value-type="float">
            <text:p>18.36</text:p>
          </table:table-cell>
          <table:table-cell table:style-name="ce1" table:formula="of:=MAX([.$B$1:.B780])-MIN([.$B$1:.B780])" office:value-type="float" office:value="66" calcext:value-type="float">
            <text:p>66</text:p>
          </table:table-cell>
          <table:table-cell table:style-name="ce1" table:formula="of:=STDEV([.$B$1:.B780])" office:value-type="float" office:value="19.5471736228703" calcext:value-type="float">
            <text:p>19.5471736229</text:p>
          </table:table-cell>
          <table:table-cell table:style-name="ce1" table:formula="of:=[.D780]/[.E780]" office:value-type="float" office:value="3.37644721806632" calcext:value-type="float">
            <text:p>3.3764472181</text:p>
          </table:table-cell>
          <table:table-cell table:style-name="ce1" table:number-columns-repeated="6"/>
          <table:table-cell table:style-name="ce2" table:formula="of:=LOG([.N780])" office:value-type="float" office:value="2.89153745767256" calcext:value-type="float">
            <text:p>2.8915374577</text:p>
          </table:table-cell>
          <table:table-cell table:style-name="ce3" table:formula="of:=[.N779]+1" office:value-type="float" office:value="779" calcext:value-type="float">
            <text:p>77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5" calcext:value-type="float">
            <text:p>145</text:p>
          </table:table-cell>
          <table:table-cell table:style-name="ce1" table:formula="of:=[.A781]-[.$K$1]" office:value-type="float" office:value="-4.31999999999999" calcext:value-type="float">
            <text:p>-4.32</text:p>
          </table:table-cell>
          <table:table-cell table:style-name="ce1" table:formula="of:=SUM([.$B$1:.B781])" office:value-type="float" office:value="18.36" calcext:value-type="float">
            <text:p>18.36</text:p>
          </table:table-cell>
          <table:table-cell table:style-name="ce1" table:formula="of:=MAX([.$B$1:.B781])-MIN([.$B$1:.B781])" office:value-type="float" office:value="66" calcext:value-type="float">
            <text:p>66</text:p>
          </table:table-cell>
          <table:table-cell table:style-name="ce1" table:formula="of:=STDEV([.$B$1:.B781])" office:value-type="float" office:value="19.5356072868676" calcext:value-type="float">
            <text:p>19.5356072869</text:p>
          </table:table-cell>
          <table:table-cell table:style-name="ce1" table:formula="of:=[.D781]/[.E781]" office:value-type="float" office:value="3.37844629198537" calcext:value-type="float">
            <text:p>3.378446292</text:p>
          </table:table-cell>
          <table:table-cell table:style-name="ce1" table:number-columns-repeated="6"/>
          <table:table-cell table:style-name="ce2" table:formula="of:=LOG([.N781])" office:value-type="float" office:value="2.89209460269048" calcext:value-type="float">
            <text:p>2.8920946027</text:p>
          </table:table-cell>
          <table:table-cell table:style-name="ce3" table:formula="of:=[.N780]+1" office:value-type="float" office:value="780" calcext:value-type="float">
            <text:p>78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5" calcext:value-type="float">
            <text:p>165</text:p>
          </table:table-cell>
          <table:table-cell table:style-name="ce1" table:formula="of:=[.A782]-[.$K$1]" office:value-type="float" office:value="15.68" calcext:value-type="float">
            <text:p>15.68</text:p>
          </table:table-cell>
          <table:table-cell table:style-name="ce1" table:formula="of:=SUM([.$B$1:.B782])" office:value-type="float" office:value="18.36" calcext:value-type="float">
            <text:p>18.36</text:p>
          </table:table-cell>
          <table:table-cell table:style-name="ce1" table:formula="of:=MAX([.$B$1:.B782])-MIN([.$B$1:.B782])" office:value-type="float" office:value="66" calcext:value-type="float">
            <text:p>66</text:p>
          </table:table-cell>
          <table:table-cell table:style-name="ce1" table:formula="of:=STDEV([.$B$1:.B782])" office:value-type="float" office:value="19.5300498705357" calcext:value-type="float">
            <text:p>19.5300498705</text:p>
          </table:table-cell>
          <table:table-cell table:style-name="ce1" table:formula="of:=[.D782]/[.E782]" office:value-type="float" office:value="3.37940765320685" calcext:value-type="float">
            <text:p>3.3794076532</text:p>
          </table:table-cell>
          <table:table-cell table:style-name="ce1" table:number-columns-repeated="6"/>
          <table:table-cell table:style-name="ce2" table:formula="of:=LOG([.N782])" office:value-type="float" office:value="2.8926510338773" calcext:value-type="float">
            <text:p>2.8926510339</text:p>
          </table:table-cell>
          <table:table-cell table:style-name="ce3" table:formula="of:=[.N781]+1" office:value-type="float" office:value="781" calcext:value-type="float">
            <text:p>78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9" calcext:value-type="float">
            <text:p>149</text:p>
          </table:table-cell>
          <table:table-cell table:style-name="ce1" table:formula="of:=[.A783]-[.$K$1]" office:value-type="float" office:value="-0.319999999999993" calcext:value-type="float">
            <text:p>-0.32</text:p>
          </table:table-cell>
          <table:table-cell table:style-name="ce1" table:formula="of:=SUM([.$B$1:.B783])" office:value-type="float" office:value="18.36" calcext:value-type="float">
            <text:p>18.36</text:p>
          </table:table-cell>
          <table:table-cell table:style-name="ce1" table:formula="of:=MAX([.$B$1:.B783])-MIN([.$B$1:.B783])" office:value-type="float" office:value="66" calcext:value-type="float">
            <text:p>66</text:p>
          </table:table-cell>
          <table:table-cell table:style-name="ce1" table:formula="of:=STDEV([.$B$1:.B783])" office:value-type="float" office:value="19.5176270691627" calcext:value-type="float">
            <text:p>19.5176270692</text:p>
          </table:table-cell>
          <table:table-cell table:style-name="ce1" table:formula="of:=[.D783]/[.E783]" office:value-type="float" office:value="3.38155861704511" calcext:value-type="float">
            <text:p>3.381558617</text:p>
          </table:table-cell>
          <table:table-cell table:style-name="ce1" table:number-columns-repeated="6"/>
          <table:table-cell table:style-name="ce2" table:formula="of:=LOG([.N783])" office:value-type="float" office:value="2.89320675305985" calcext:value-type="float">
            <text:p>2.8932067531</text:p>
          </table:table-cell>
          <table:table-cell table:style-name="ce3" table:formula="of:=[.N782]+1" office:value-type="float" office:value="782" calcext:value-type="float">
            <text:p>78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5" calcext:value-type="float">
            <text:p>125</text:p>
          </table:table-cell>
          <table:table-cell table:style-name="ce1" table:formula="of:=[.A784]-[.$K$1]" office:value-type="float" office:value="-24.32" calcext:value-type="float">
            <text:p>-24.32</text:p>
          </table:table-cell>
          <table:table-cell table:style-name="ce1" table:formula="of:=SUM([.$B$1:.B784])" office:value-type="float" office:value="18.36" calcext:value-type="float">
            <text:p>18.36</text:p>
          </table:table-cell>
          <table:table-cell table:style-name="ce1" table:formula="of:=MAX([.$B$1:.B784])-MIN([.$B$1:.B784])" office:value-type="float" office:value="66" calcext:value-type="float">
            <text:p>66</text:p>
          </table:table-cell>
          <table:table-cell table:style-name="ce1" table:formula="of:=STDEV([.$B$1:.B784])" office:value-type="float" office:value="19.5263167636639" calcext:value-type="float">
            <text:p>19.5263167637</text:p>
          </table:table-cell>
          <table:table-cell table:style-name="ce1" table:formula="of:=[.D784]/[.E784]" office:value-type="float" office:value="3.38005373972106" calcext:value-type="float">
            <text:p>3.3800537397</text:p>
          </table:table-cell>
          <table:table-cell table:style-name="ce1" table:number-columns-repeated="6"/>
          <table:table-cell table:style-name="ce2" table:formula="of:=LOG([.N784])" office:value-type="float" office:value="2.89376176205794" calcext:value-type="float">
            <text:p>2.8937617621</text:p>
          </table:table-cell>
          <table:table-cell table:style-name="ce3" table:formula="of:=[.N783]+1" office:value-type="float" office:value="783" calcext:value-type="float">
            <text:p>78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6" calcext:value-type="float">
            <text:p>116</text:p>
          </table:table-cell>
          <table:table-cell table:style-name="ce1" table:formula="of:=[.A785]-[.$K$1]" office:value-type="float" office:value="-33.32" calcext:value-type="float">
            <text:p>-33.32</text:p>
          </table:table-cell>
          <table:table-cell table:style-name="ce1" table:formula="of:=SUM([.$B$1:.B785])" office:value-type="float" office:value="18.36" calcext:value-type="float">
            <text:p>18.36</text:p>
          </table:table-cell>
          <table:table-cell table:style-name="ce1" table:formula="of:=MAX([.$B$1:.B785])-MIN([.$B$1:.B785])" office:value-type="float" office:value="66" calcext:value-type="float">
            <text:p>66</text:p>
          </table:table-cell>
          <table:table-cell table:style-name="ce1" table:formula="of:=STDEV([.$B$1:.B785])" office:value-type="float" office:value="19.5524740012214" calcext:value-type="float">
            <text:p>19.5524740012</text:p>
          </table:table-cell>
          <table:table-cell table:style-name="ce1" table:formula="of:=[.D785]/[.E785]" office:value-type="float" office:value="3.37553191457394" calcext:value-type="float">
            <text:p>3.3755319146</text:p>
          </table:table-cell>
          <table:table-cell table:style-name="ce1" table:number-columns-repeated="6"/>
          <table:table-cell table:style-name="ce2" table:formula="of:=LOG([.N785])" office:value-type="float" office:value="2.89431606268444" calcext:value-type="float">
            <text:p>2.8943160627</text:p>
          </table:table-cell>
          <table:table-cell table:style-name="ce3" table:formula="of:=[.N784]+1" office:value-type="float" office:value="784" calcext:value-type="float">
            <text:p>78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1" calcext:value-type="float">
            <text:p>141</text:p>
          </table:table-cell>
          <table:table-cell table:style-name="ce1" table:formula="of:=[.A786]-[.$K$1]" office:value-type="float" office:value="-8.31999999999999" calcext:value-type="float">
            <text:p>-8.32</text:p>
          </table:table-cell>
          <table:table-cell table:style-name="ce1" table:formula="of:=SUM([.$B$1:.B786])" office:value-type="float" office:value="18.36" calcext:value-type="float">
            <text:p>18.36</text:p>
          </table:table-cell>
          <table:table-cell table:style-name="ce1" table:formula="of:=MAX([.$B$1:.B786])-MIN([.$B$1:.B786])" office:value-type="float" office:value="66" calcext:value-type="float">
            <text:p>66</text:p>
          </table:table-cell>
          <table:table-cell table:style-name="ce1" table:formula="of:=STDEV([.$B$1:.B786])" office:value-type="float" office:value="19.5428731516846" calcext:value-type="float">
            <text:p>19.5428731517</text:p>
          </table:table-cell>
          <table:table-cell table:style-name="ce1" table:formula="of:=[.D786]/[.E786]" office:value-type="float" office:value="3.37719021597961" calcext:value-type="float">
            <text:p>3.377190216</text:p>
          </table:table-cell>
          <table:table-cell table:style-name="ce1" table:number-columns-repeated="6"/>
          <table:table-cell table:style-name="ce2" table:formula="of:=LOG([.N786])" office:value-type="float" office:value="2.89486965674525" calcext:value-type="float">
            <text:p>2.8948696567</text:p>
          </table:table-cell>
          <table:table-cell table:style-name="ce3" table:formula="of:=[.N785]+1" office:value-type="float" office:value="785" calcext:value-type="float">
            <text:p>78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9" calcext:value-type="float">
            <text:p>169</text:p>
          </table:table-cell>
          <table:table-cell table:style-name="ce1" table:formula="of:=[.A787]-[.$K$1]" office:value-type="float" office:value="19.68" calcext:value-type="float">
            <text:p>19.68</text:p>
          </table:table-cell>
          <table:table-cell table:style-name="ce1" table:formula="of:=SUM([.$B$1:.B787])" office:value-type="float" office:value="18.36" calcext:value-type="float">
            <text:p>18.36</text:p>
          </table:table-cell>
          <table:table-cell table:style-name="ce1" table:formula="of:=MAX([.$B$1:.B787])-MIN([.$B$1:.B787])" office:value-type="float" office:value="66" calcext:value-type="float">
            <text:p>66</text:p>
          </table:table-cell>
          <table:table-cell table:style-name="ce1" table:formula="of:=STDEV([.$B$1:.B787])" office:value-type="float" office:value="19.5417411538078" calcext:value-type="float">
            <text:p>19.5417411538</text:p>
          </table:table-cell>
          <table:table-cell table:style-name="ce1" table:formula="of:=[.D787]/[.E787]" office:value-type="float" office:value="3.37738584707124" calcext:value-type="float">
            <text:p>3.3773858471</text:p>
          </table:table-cell>
          <table:table-cell table:style-name="ce1" table:number-columns-repeated="6"/>
          <table:table-cell table:style-name="ce2" table:formula="of:=LOG([.N787])" office:value-type="float" office:value="2.89542254603941" calcext:value-type="float">
            <text:p>2.895422546</text:p>
          </table:table-cell>
          <table:table-cell table:style-name="ce3" table:formula="of:=[.N786]+1" office:value-type="float" office:value="786" calcext:value-type="float">
            <text:p>78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3" calcext:value-type="float">
            <text:p>133</text:p>
          </table:table-cell>
          <table:table-cell table:style-name="ce1" table:formula="of:=[.A788]-[.$K$1]" office:value-type="float" office:value="-16.32" calcext:value-type="float">
            <text:p>-16.32</text:p>
          </table:table-cell>
          <table:table-cell table:style-name="ce1" table:formula="of:=SUM([.$B$1:.B788])" office:value-type="float" office:value="18.36" calcext:value-type="float">
            <text:p>18.36</text:p>
          </table:table-cell>
          <table:table-cell table:style-name="ce1" table:formula="of:=MAX([.$B$1:.B788])-MIN([.$B$1:.B788])" office:value-type="float" office:value="66" calcext:value-type="float">
            <text:p>66</text:p>
          </table:table-cell>
          <table:table-cell table:style-name="ce1" table:formula="of:=STDEV([.$B$1:.B788])" office:value-type="float" office:value="19.539133547691" calcext:value-type="float">
            <text:p>19.5391335477</text:p>
          </table:table-cell>
          <table:table-cell table:style-name="ce1" table:formula="of:=[.D788]/[.E788]" office:value-type="float" office:value="3.37783657800934" calcext:value-type="float">
            <text:p>3.377836578</text:p>
          </table:table-cell>
          <table:table-cell table:style-name="ce1" table:number-columns-repeated="6"/>
          <table:table-cell table:style-name="ce2" table:formula="of:=LOG([.N788])" office:value-type="float" office:value="2.89597473235906" calcext:value-type="float">
            <text:p>2.8959747324</text:p>
          </table:table-cell>
          <table:table-cell table:style-name="ce3" table:formula="of:=[.N787]+1" office:value-type="float" office:value="787" calcext:value-type="float">
            <text:p>78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6" calcext:value-type="float">
            <text:p>126</text:p>
          </table:table-cell>
          <table:table-cell table:style-name="ce1" table:formula="of:=[.A789]-[.$K$1]" office:value-type="float" office:value="-23.32" calcext:value-type="float">
            <text:p>-23.32</text:p>
          </table:table-cell>
          <table:table-cell table:style-name="ce1" table:formula="of:=SUM([.$B$1:.B789])" office:value-type="float" office:value="18.36" calcext:value-type="float">
            <text:p>18.36</text:p>
          </table:table-cell>
          <table:table-cell table:style-name="ce1" table:formula="of:=MAX([.$B$1:.B789])-MIN([.$B$1:.B789])" office:value-type="float" office:value="66" calcext:value-type="float">
            <text:p>66</text:p>
          </table:table-cell>
          <table:table-cell table:style-name="ce1" table:formula="of:=STDEV([.$B$1:.B789])" office:value-type="float" office:value="19.5459771323178" calcext:value-type="float">
            <text:p>19.5459771323</text:p>
          </table:table-cell>
          <table:table-cell table:style-name="ce1" table:formula="of:=[.D789]/[.E789]" office:value-type="float" office:value="3.37665390444327" calcext:value-type="float">
            <text:p>3.3766539044</text:p>
          </table:table-cell>
          <table:table-cell table:style-name="ce1" table:number-columns-repeated="6"/>
          <table:table-cell table:style-name="ce2" table:formula="of:=LOG([.N789])" office:value-type="float" office:value="2.89652621748955" calcext:value-type="float">
            <text:p>2.8965262175</text:p>
          </table:table-cell>
          <table:table-cell table:style-name="ce3" table:formula="of:=[.N788]+1" office:value-type="float" office:value="788" calcext:value-type="float">
            <text:p>78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5" calcext:value-type="float">
            <text:p>175</text:p>
          </table:table-cell>
          <table:table-cell table:style-name="ce1" table:formula="of:=[.A790]-[.$K$1]" office:value-type="float" office:value="25.68" calcext:value-type="float">
            <text:p>25.68</text:p>
          </table:table-cell>
          <table:table-cell table:style-name="ce1" table:formula="of:=SUM([.$B$1:.B790])" office:value-type="float" office:value="18.36" calcext:value-type="float">
            <text:p>18.36</text:p>
          </table:table-cell>
          <table:table-cell table:style-name="ce1" table:formula="of:=MAX([.$B$1:.B790])-MIN([.$B$1:.B790])" office:value-type="float" office:value="66" calcext:value-type="float">
            <text:p>66</text:p>
          </table:table-cell>
          <table:table-cell table:style-name="ce1" table:formula="of:=STDEV([.$B$1:.B790])" office:value-type="float" office:value="19.5533011588608" calcext:value-type="float">
            <text:p>19.5533011589</text:p>
          </table:table-cell>
          <table:table-cell table:style-name="ce1" table:formula="of:=[.D790]/[.E790]" office:value-type="float" office:value="3.37538912042436" calcext:value-type="float">
            <text:p>3.3753891204</text:p>
          </table:table-cell>
          <table:table-cell table:style-name="ce1" table:number-columns-repeated="6"/>
          <table:table-cell table:style-name="ce2" table:formula="of:=LOG([.N790])" office:value-type="float" office:value="2.89707700320942" calcext:value-type="float">
            <text:p>2.8970770032</text:p>
          </table:table-cell>
          <table:table-cell table:style-name="ce3" table:formula="of:=[.N789]+1" office:value-type="float" office:value="789" calcext:value-type="float">
            <text:p>78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1" calcext:value-type="float">
            <text:p>121</text:p>
          </table:table-cell>
          <table:table-cell table:style-name="ce1" table:formula="of:=[.A791]-[.$K$1]" office:value-type="float" office:value="-28.32" calcext:value-type="float">
            <text:p>-28.32</text:p>
          </table:table-cell>
          <table:table-cell table:style-name="ce1" table:formula="of:=SUM([.$B$1:.B791])" office:value-type="float" office:value="18.36" calcext:value-type="float">
            <text:p>18.36</text:p>
          </table:table-cell>
          <table:table-cell table:style-name="ce1" table:formula="of:=MAX([.$B$1:.B791])-MIN([.$B$1:.B791])" office:value-type="float" office:value="66" calcext:value-type="float">
            <text:p>66</text:p>
          </table:table-cell>
          <table:table-cell table:style-name="ce1" table:formula="of:=STDEV([.$B$1:.B791])" office:value-type="float" office:value="19.5687828583745" calcext:value-type="float">
            <text:p>19.5687828584</text:p>
          </table:table-cell>
          <table:table-cell table:style-name="ce1" table:formula="of:=[.D791]/[.E791]" office:value-type="float" office:value="3.37271870599531" calcext:value-type="float">
            <text:p>3.372718706</text:p>
          </table:table-cell>
          <table:table-cell table:style-name="ce1" table:number-columns-repeated="6"/>
          <table:table-cell table:style-name="ce2" table:formula="of:=LOG([.N791])" office:value-type="float" office:value="2.89762709129044" calcext:value-type="float">
            <text:p>2.8976270913</text:p>
          </table:table-cell>
          <table:table-cell table:style-name="ce3" table:formula="of:=[.N790]+1" office:value-type="float" office:value="790" calcext:value-type="float">
            <text:p>79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9" calcext:value-type="float">
            <text:p>159</text:p>
          </table:table-cell>
          <table:table-cell table:style-name="ce1" table:formula="of:=[.A792]-[.$K$1]" office:value-type="float" office:value="9.68000000000001" calcext:value-type="float">
            <text:p>9.68</text:p>
          </table:table-cell>
          <table:table-cell table:style-name="ce1" table:formula="of:=SUM([.$B$1:.B792])" office:value-type="float" office:value="18.36" calcext:value-type="float">
            <text:p>18.36</text:p>
          </table:table-cell>
          <table:table-cell table:style-name="ce1" table:formula="of:=MAX([.$B$1:.B792])-MIN([.$B$1:.B792])" office:value-type="float" office:value="66" calcext:value-type="float">
            <text:p>66</text:p>
          </table:table-cell>
          <table:table-cell table:style-name="ce1" table:formula="of:=STDEV([.$B$1:.B792])" office:value-type="float" office:value="19.5588407008859" calcext:value-type="float">
            <text:p>19.5588407009</text:p>
          </table:table-cell>
          <table:table-cell table:style-name="ce1" table:formula="of:=[.D792]/[.E792]" office:value-type="float" office:value="3.37443312767564" calcext:value-type="float">
            <text:p>3.3744331277</text:p>
          </table:table-cell>
          <table:table-cell table:style-name="ce1" table:number-columns-repeated="6"/>
          <table:table-cell table:style-name="ce2" table:formula="of:=LOG([.N792])" office:value-type="float" office:value="2.89817648349768" calcext:value-type="float">
            <text:p>2.8981764835</text:p>
          </table:table-cell>
          <table:table-cell table:style-name="ce3" table:formula="of:=[.N791]+1" office:value-type="float" office:value="791" calcext:value-type="float">
            <text:p>79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8" calcext:value-type="float">
            <text:p>138</text:p>
          </table:table-cell>
          <table:table-cell table:style-name="ce1" table:formula="of:=[.A793]-[.$K$1]" office:value-type="float" office:value="-11.32" calcext:value-type="float">
            <text:p>-11.32</text:p>
          </table:table-cell>
          <table:table-cell table:style-name="ce1" table:formula="of:=SUM([.$B$1:.B793])" office:value-type="float" office:value="18.36" calcext:value-type="float">
            <text:p>18.36</text:p>
          </table:table-cell>
          <table:table-cell table:style-name="ce1" table:formula="of:=MAX([.$B$1:.B793])-MIN([.$B$1:.B793])" office:value-type="float" office:value="66" calcext:value-type="float">
            <text:p>66</text:p>
          </table:table-cell>
          <table:table-cell table:style-name="ce1" table:formula="of:=STDEV([.$B$1:.B793])" office:value-type="float" office:value="19.5513941219947" calcext:value-type="float">
            <text:p>19.551394122</text:p>
          </table:table-cell>
          <table:table-cell table:style-name="ce1" table:formula="of:=[.D793]/[.E793]" office:value-type="float" office:value="3.3757183548232" calcext:value-type="float">
            <text:p>3.3757183548</text:p>
          </table:table-cell>
          <table:table-cell table:style-name="ce1" table:number-columns-repeated="6"/>
          <table:table-cell table:style-name="ce2" table:formula="of:=LOG([.N793])" office:value-type="float" office:value="2.89872518158949" calcext:value-type="float">
            <text:p>2.8987251816</text:p>
          </table:table-cell>
          <table:table-cell table:style-name="ce3" table:formula="of:=[.N792]+1" office:value-type="float" office:value="792" calcext:value-type="float">
            <text:p>79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3" calcext:value-type="float">
            <text:p>143</text:p>
          </table:table-cell>
          <table:table-cell table:style-name="ce1" table:formula="of:=[.A794]-[.$K$1]" office:value-type="float" office:value="-6.31999999999999" calcext:value-type="float">
            <text:p>-6.32</text:p>
          </table:table-cell>
          <table:table-cell table:style-name="ce1" table:formula="of:=SUM([.$B$1:.B794])" office:value-type="float" office:value="18.36" calcext:value-type="float">
            <text:p>18.36</text:p>
          </table:table-cell>
          <table:table-cell table:style-name="ce1" table:formula="of:=MAX([.$B$1:.B794])-MIN([.$B$1:.B794])" office:value-type="float" office:value="66" calcext:value-type="float">
            <text:p>66</text:p>
          </table:table-cell>
          <table:table-cell table:style-name="ce1" table:formula="of:=STDEV([.$B$1:.B794])" office:value-type="float" office:value="19.5407879313723" calcext:value-type="float">
            <text:p>19.5407879314</text:p>
          </table:table-cell>
          <table:table-cell table:style-name="ce1" table:formula="of:=[.D794]/[.E794]" office:value-type="float" office:value="3.37755059989359" calcext:value-type="float">
            <text:p>3.3775505999</text:p>
          </table:table-cell>
          <table:table-cell table:style-name="ce1" table:number-columns-repeated="6"/>
          <table:table-cell table:style-name="ce2" table:formula="of:=LOG([.N794])" office:value-type="float" office:value="2.8992731873176" calcext:value-type="float">
            <text:p>2.8992731873</text:p>
          </table:table-cell>
          <table:table-cell table:style-name="ce3" table:formula="of:=[.N793]+1" office:value-type="float" office:value="793" calcext:value-type="float">
            <text:p>79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9" calcext:value-type="float">
            <text:p>179</text:p>
          </table:table-cell>
          <table:table-cell table:style-name="ce1" table:formula="of:=[.A795]-[.$K$1]" office:value-type="float" office:value="29.68" calcext:value-type="float">
            <text:p>29.68</text:p>
          </table:table-cell>
          <table:table-cell table:style-name="ce1" table:formula="of:=SUM([.$B$1:.B795])" office:value-type="float" office:value="18.36" calcext:value-type="float">
            <text:p>18.36</text:p>
          </table:table-cell>
          <table:table-cell table:style-name="ce1" table:formula="of:=MAX([.$B$1:.B795])-MIN([.$B$1:.B795])" office:value-type="float" office:value="66" calcext:value-type="float">
            <text:p>66</text:p>
          </table:table-cell>
          <table:table-cell table:style-name="ce1" table:formula="of:=STDEV([.$B$1:.B795])" office:value-type="float" office:value="19.5549749134776" calcext:value-type="float">
            <text:p>19.5549749135</text:p>
          </table:table-cell>
          <table:table-cell table:style-name="ce1" table:formula="of:=[.D795]/[.E795]" office:value-type="float" office:value="3.37510021322052" calcext:value-type="float">
            <text:p>3.3751002132</text:p>
          </table:table-cell>
          <table:table-cell table:style-name="ce1" table:number-columns-repeated="6"/>
          <table:table-cell table:style-name="ce2" table:formula="of:=LOG([.N795])" office:value-type="float" office:value="2.8998205024271" calcext:value-type="float">
            <text:p>2.8998205024</text:p>
          </table:table-cell>
          <table:table-cell table:style-name="ce3" table:formula="of:=[.N794]+1" office:value-type="float" office:value="794" calcext:value-type="float">
            <text:p>79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3" calcext:value-type="float">
            <text:p>163</text:p>
          </table:table-cell>
          <table:table-cell table:style-name="ce1" table:formula="of:=[.A796]-[.$K$1]" office:value-type="float" office:value="13.68" calcext:value-type="float">
            <text:p>13.68</text:p>
          </table:table-cell>
          <table:table-cell table:style-name="ce1" table:formula="of:=SUM([.$B$1:.B796])" office:value-type="float" office:value="18.36" calcext:value-type="float">
            <text:p>18.36</text:p>
          </table:table-cell>
          <table:table-cell table:style-name="ce1" table:formula="of:=MAX([.$B$1:.B796])-MIN([.$B$1:.B796])" office:value-type="float" office:value="66" calcext:value-type="float">
            <text:p>66</text:p>
          </table:table-cell>
          <table:table-cell table:style-name="ce1" table:formula="of:=STDEV([.$B$1:.B796])" office:value-type="float" office:value="19.5478204548714" calcext:value-type="float">
            <text:p>19.5478204549</text:p>
          </table:table-cell>
          <table:table-cell table:style-name="ce1" table:formula="of:=[.D796]/[.E796]" office:value-type="float" office:value="3.37633549235678" calcext:value-type="float">
            <text:p>3.3763354924</text:p>
          </table:table-cell>
          <table:table-cell table:style-name="ce1" table:number-columns-repeated="6"/>
          <table:table-cell table:style-name="ce2" table:formula="of:=LOG([.N796])" office:value-type="float" office:value="2.90036712865647" calcext:value-type="float">
            <text:p>2.9003671287</text:p>
          </table:table-cell>
          <table:table-cell table:style-name="ce3" table:formula="of:=[.N795]+1" office:value-type="float" office:value="795" calcext:value-type="float">
            <text:p>79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2" calcext:value-type="float">
            <text:p>172</text:p>
          </table:table-cell>
          <table:table-cell table:style-name="ce1" table:formula="of:=[.A797]-[.$K$1]" office:value-type="float" office:value="22.68" calcext:value-type="float">
            <text:p>22.68</text:p>
          </table:table-cell>
          <table:table-cell table:style-name="ce1" table:formula="of:=SUM([.$B$1:.B797])" office:value-type="float" office:value="18.36" calcext:value-type="float">
            <text:p>18.36</text:p>
          </table:table-cell>
          <table:table-cell table:style-name="ce1" table:formula="of:=MAX([.$B$1:.B797])-MIN([.$B$1:.B797])" office:value-type="float" office:value="66" calcext:value-type="float">
            <text:p>66</text:p>
          </table:table-cell>
          <table:table-cell table:style-name="ce1" table:formula="of:=STDEV([.$B$1:.B797])" office:value-type="float" office:value="19.5505713796386" calcext:value-type="float">
            <text:p>19.5505713796</text:p>
          </table:table-cell>
          <table:table-cell table:style-name="ce1" table:formula="of:=[.D797]/[.E797]" office:value-type="float" office:value="3.37586041442949" calcext:value-type="float">
            <text:p>3.3758604144</text:p>
          </table:table-cell>
          <table:table-cell table:style-name="ce1" table:number-columns-repeated="6"/>
          <table:table-cell table:style-name="ce2" table:formula="of:=LOG([.N797])" office:value-type="float" office:value="2.90091306773767" calcext:value-type="float">
            <text:p>2.9009130677</text:p>
          </table:table-cell>
          <table:table-cell table:style-name="ce3" table:formula="of:=[.N796]+1" office:value-type="float" office:value="796" calcext:value-type="float">
            <text:p>79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8" calcext:value-type="float">
            <text:p>158</text:p>
          </table:table-cell>
          <table:table-cell table:style-name="ce1" table:formula="of:=[.A798]-[.$K$1]" office:value-type="float" office:value="8.68000000000001" calcext:value-type="float">
            <text:p>8.68</text:p>
          </table:table-cell>
          <table:table-cell table:style-name="ce1" table:formula="of:=SUM([.$B$1:.B798])" office:value-type="float" office:value="18.36" calcext:value-type="float">
            <text:p>18.36</text:p>
          </table:table-cell>
          <table:table-cell table:style-name="ce1" table:formula="of:=MAX([.$B$1:.B798])-MIN([.$B$1:.B798])" office:value-type="float" office:value="66" calcext:value-type="float">
            <text:p>66</text:p>
          </table:table-cell>
          <table:table-cell table:style-name="ce1" table:formula="of:=STDEV([.$B$1:.B798])" office:value-type="float" office:value="19.5401612349792" calcext:value-type="float">
            <text:p>19.540161235</text:p>
          </table:table-cell>
          <table:table-cell table:style-name="ce1" table:formula="of:=[.D798]/[.E798]" office:value-type="float" office:value="3.37765892544695" calcext:value-type="float">
            <text:p>3.3776589254</text:p>
          </table:table-cell>
          <table:table-cell table:style-name="ce1" table:number-columns-repeated="6"/>
          <table:table-cell table:style-name="ce2" table:formula="of:=LOG([.N798])" office:value-type="float" office:value="2.90145832139611" calcext:value-type="float">
            <text:p>2.9014583214</text:p>
          </table:table-cell>
          <table:table-cell table:style-name="ce3" table:formula="of:=[.N797]+1" office:value-type="float" office:value="797" calcext:value-type="float">
            <text:p>79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9" calcext:value-type="float">
            <text:p>139</text:p>
          </table:table-cell>
          <table:table-cell table:style-name="ce1" table:formula="of:=[.A799]-[.$K$1]" office:value-type="float" office:value="-10.32" calcext:value-type="float">
            <text:p>-10.32</text:p>
          </table:table-cell>
          <table:table-cell table:style-name="ce1" table:formula="of:=SUM([.$B$1:.B799])" office:value-type="float" office:value="18.36" calcext:value-type="float">
            <text:p>18.36</text:p>
          </table:table-cell>
          <table:table-cell table:style-name="ce1" table:formula="of:=MAX([.$B$1:.B799])-MIN([.$B$1:.B799])" office:value-type="float" office:value="66" calcext:value-type="float">
            <text:p>66</text:p>
          </table:table-cell>
          <table:table-cell table:style-name="ce1" table:formula="of:=STDEV([.$B$1:.B799])" office:value-type="float" office:value="19.5320754516583" calcext:value-type="float">
            <text:p>19.5320754517</text:p>
          </table:table-cell>
          <table:table-cell table:style-name="ce1" table:formula="of:=[.D799]/[.E799]" office:value-type="float" office:value="3.37905719048389" calcext:value-type="float">
            <text:p>3.3790571905</text:p>
          </table:table-cell>
          <table:table-cell table:style-name="ce1" table:number-columns-repeated="6"/>
          <table:table-cell table:style-name="ce2" table:formula="of:=LOG([.N799])" office:value-type="float" office:value="2.90200289135073" calcext:value-type="float">
            <text:p>2.9020028914</text:p>
          </table:table-cell>
          <table:table-cell table:style-name="ce3" table:formula="of:=[.N798]+1" office:value-type="float" office:value="798" calcext:value-type="float">
            <text:p>79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6" calcext:value-type="float">
            <text:p>156</text:p>
          </table:table-cell>
          <table:table-cell table:style-name="ce1" table:formula="of:=[.A800]-[.$K$1]" office:value-type="float" office:value="6.68000000000001" calcext:value-type="float">
            <text:p>6.68</text:p>
          </table:table-cell>
          <table:table-cell table:style-name="ce1" table:formula="of:=SUM([.$B$1:.B800])" office:value-type="float" office:value="18.36" calcext:value-type="float">
            <text:p>18.36</text:p>
          </table:table-cell>
          <table:table-cell table:style-name="ce1" table:formula="of:=MAX([.$B$1:.B800])-MIN([.$B$1:.B800])" office:value-type="float" office:value="66" calcext:value-type="float">
            <text:p>66</text:p>
          </table:table-cell>
          <table:table-cell table:style-name="ce1" table:formula="of:=STDEV([.$B$1:.B800])" office:value-type="float" office:value="19.5208594426379" calcext:value-type="float">
            <text:p>19.5208594426</text:p>
          </table:table-cell>
          <table:table-cell table:style-name="ce1" table:formula="of:=[.D800]/[.E800]" office:value-type="float" office:value="3.38099867958894" calcext:value-type="float">
            <text:p>3.3809986796</text:p>
          </table:table-cell>
          <table:table-cell table:style-name="ce1" table:number-columns-repeated="6"/>
          <table:table-cell table:style-name="ce2" table:formula="of:=LOG([.N800])" office:value-type="float" office:value="2.90254677931399" calcext:value-type="float">
            <text:p>2.9025467793</text:p>
          </table:table-cell>
          <table:table-cell table:style-name="ce3" table:formula="of:=[.N799]+1" office:value-type="float" office:value="799" calcext:value-type="float">
            <text:p>79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9" calcext:value-type="float">
            <text:p>129</text:p>
          </table:table-cell>
          <table:table-cell table:style-name="ce1" table:formula="of:=[.A801]-[.$K$1]" office:value-type="float" office:value="-20.32" calcext:value-type="float">
            <text:p>-20.32</text:p>
          </table:table-cell>
          <table:table-cell table:style-name="ce1" table:formula="of:=SUM([.$B$1:.B801])" office:value-type="float" office:value="18.36" calcext:value-type="float">
            <text:p>18.36</text:p>
          </table:table-cell>
          <table:table-cell table:style-name="ce1" table:formula="of:=MAX([.$B$1:.B801])-MIN([.$B$1:.B801])" office:value-type="float" office:value="66" calcext:value-type="float">
            <text:p>66</text:p>
          </table:table-cell>
          <table:table-cell table:style-name="ce1" table:formula="of:=STDEV([.$B$1:.B801])" office:value-type="float" office:value="19.5232875767056" calcext:value-type="float">
            <text:p>19.5232875767</text:p>
          </table:table-cell>
          <table:table-cell table:style-name="ce1" table:formula="of:=[.D801]/[.E801]" office:value-type="float" office:value="3.38057818083613" calcext:value-type="float">
            <text:p>3.3805781808</text:p>
          </table:table-cell>
          <table:table-cell table:style-name="ce1" table:number-columns-repeated="6"/>
          <table:table-cell table:style-name="ce2" table:formula="of:=LOG([.N801])" office:value-type="float" office:value="2.90308998699194" calcext:value-type="float">
            <text:p>2.903089987</text:p>
          </table:table-cell>
          <table:table-cell table:style-name="ce3" table:formula="of:=[.N800]+1" office:value-type="float" office:value="800" calcext:value-type="float">
            <text:p>80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9" calcext:value-type="float">
            <text:p>179</text:p>
          </table:table-cell>
          <table:table-cell table:style-name="ce1" table:formula="of:=[.A802]-[.$K$1]" office:value-type="float" office:value="29.68" calcext:value-type="float">
            <text:p>29.68</text:p>
          </table:table-cell>
          <table:table-cell table:style-name="ce1" table:formula="of:=SUM([.$B$1:.B802])" office:value-type="float" office:value="18.36" calcext:value-type="float">
            <text:p>18.36</text:p>
          </table:table-cell>
          <table:table-cell table:style-name="ce1" table:formula="of:=MAX([.$B$1:.B802])-MIN([.$B$1:.B802])" office:value-type="float" office:value="66" calcext:value-type="float">
            <text:p>66</text:p>
          </table:table-cell>
          <table:table-cell table:style-name="ce1" table:formula="of:=STDEV([.$B$1:.B802])" office:value-type="float" office:value="19.5372852018596" calcext:value-type="float">
            <text:p>19.5372852019</text:p>
          </table:table-cell>
          <table:table-cell table:style-name="ce1" table:formula="of:=[.D802]/[.E802]" office:value-type="float" office:value="3.37815614186346" calcext:value-type="float">
            <text:p>3.3781561419</text:p>
          </table:table-cell>
          <table:table-cell table:style-name="ce1" table:number-columns-repeated="6"/>
          <table:table-cell table:style-name="ce2" table:formula="of:=LOG([.N802])" office:value-type="float" office:value="2.90363251608424" calcext:value-type="float">
            <text:p>2.9036325161</text:p>
          </table:table-cell>
          <table:table-cell table:style-name="ce3" table:formula="of:=[.N801]+1" office:value-type="float" office:value="801" calcext:value-type="float">
            <text:p>80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4" calcext:value-type="float">
            <text:p>134</text:p>
          </table:table-cell>
          <table:table-cell table:style-name="ce1" table:formula="of:=[.A803]-[.$K$1]" office:value-type="float" office:value="-15.32" calcext:value-type="float">
            <text:p>-15.32</text:p>
          </table:table-cell>
          <table:table-cell table:style-name="ce1" table:formula="of:=SUM([.$B$1:.B803])" office:value-type="float" office:value="18.36" calcext:value-type="float">
            <text:p>18.36</text:p>
          </table:table-cell>
          <table:table-cell table:style-name="ce1" table:formula="of:=MAX([.$B$1:.B803])-MIN([.$B$1:.B803])" office:value-type="float" office:value="66" calcext:value-type="float">
            <text:p>66</text:p>
          </table:table-cell>
          <table:table-cell table:style-name="ce1" table:formula="of:=STDEV([.$B$1:.B803])" office:value-type="float" office:value="19.5336740863778" calcext:value-type="float">
            <text:p>19.5336740864</text:p>
          </table:table-cell>
          <table:table-cell table:style-name="ce1" table:formula="of:=[.D803]/[.E803]" office:value-type="float" office:value="3.37878064864544" calcext:value-type="float">
            <text:p>3.3787806486</text:p>
          </table:table-cell>
          <table:table-cell table:style-name="ce1" table:number-columns-repeated="6"/>
          <table:table-cell table:style-name="ce2" table:formula="of:=LOG([.N803])" office:value-type="float" office:value="2.90417436828416" calcext:value-type="float">
            <text:p>2.9041743683</text:p>
          </table:table-cell>
          <table:table-cell table:style-name="ce3" table:formula="of:=[.N802]+1" office:value-type="float" office:value="802" calcext:value-type="float">
            <text:p>80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5" calcext:value-type="float">
            <text:p>145</text:p>
          </table:table-cell>
          <table:table-cell table:style-name="ce1" table:formula="of:=[.A804]-[.$K$1]" office:value-type="float" office:value="-4.31999999999999" calcext:value-type="float">
            <text:p>-4.32</text:p>
          </table:table-cell>
          <table:table-cell table:style-name="ce1" table:formula="of:=SUM([.$B$1:.B804])" office:value-type="float" office:value="18.36" calcext:value-type="float">
            <text:p>18.36</text:p>
          </table:table-cell>
          <table:table-cell table:style-name="ce1" table:formula="of:=MAX([.$B$1:.B804])-MIN([.$B$1:.B804])" office:value-type="float" office:value="66" calcext:value-type="float">
            <text:p>66</text:p>
          </table:table-cell>
          <table:table-cell table:style-name="ce1" table:formula="of:=STDEV([.$B$1:.B804])" office:value-type="float" office:value="19.5224284996804" calcext:value-type="float">
            <text:p>19.5224284997</text:p>
          </table:table-cell>
          <table:table-cell table:style-name="ce1" table:formula="of:=[.D804]/[.E804]" office:value-type="float" office:value="3.38072694189048" calcext:value-type="float">
            <text:p>3.3807269419</text:p>
          </table:table-cell>
          <table:table-cell table:style-name="ce1" table:number-columns-repeated="6"/>
          <table:table-cell table:style-name="ce2" table:formula="of:=LOG([.N804])" office:value-type="float" office:value="2.90471554527868" calcext:value-type="float">
            <text:p>2.9047155453</text:p>
          </table:table-cell>
          <table:table-cell table:style-name="ce3" table:formula="of:=[.N803]+1" office:value-type="float" office:value="803" calcext:value-type="float">
            <text:p>80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8" calcext:value-type="float">
            <text:p>168</text:p>
          </table:table-cell>
          <table:table-cell table:style-name="ce1" table:formula="of:=[.A805]-[.$K$1]" office:value-type="float" office:value="18.68" calcext:value-type="float">
            <text:p>18.68</text:p>
          </table:table-cell>
          <table:table-cell table:style-name="ce1" table:formula="of:=SUM([.$B$1:.B805])" office:value-type="float" office:value="18.36" calcext:value-type="float">
            <text:p>18.36</text:p>
          </table:table-cell>
          <table:table-cell table:style-name="ce1" table:formula="of:=MAX([.$B$1:.B805])-MIN([.$B$1:.B805])" office:value-type="float" office:value="66" calcext:value-type="float">
            <text:p>66</text:p>
          </table:table-cell>
          <table:table-cell table:style-name="ce1" table:formula="of:=STDEV([.$B$1:.B805])" office:value-type="float" office:value="19.5201756603348" calcext:value-type="float">
            <text:p>19.5201756603</text:p>
          </table:table-cell>
          <table:table-cell table:style-name="ce1" table:formula="of:=[.D805]/[.E805]" office:value-type="float" office:value="3.38111711433585" calcext:value-type="float">
            <text:p>3.3811171143</text:p>
          </table:table-cell>
          <table:table-cell table:style-name="ce1" table:number-columns-repeated="6"/>
          <table:table-cell table:style-name="ce2" table:formula="of:=LOG([.N805])" office:value-type="float" office:value="2.90525604874845" calcext:value-type="float">
            <text:p>2.9052560487</text:p>
          </table:table-cell>
          <table:table-cell table:style-name="ce3" table:formula="of:=[.N804]+1" office:value-type="float" office:value="804" calcext:value-type="float">
            <text:p>80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1" calcext:value-type="float">
            <text:p>151</text:p>
          </table:table-cell>
          <table:table-cell table:style-name="ce1" table:formula="of:=[.A806]-[.$K$1]" office:value-type="float" office:value="1.68000000000001" calcext:value-type="float">
            <text:p>1.68</text:p>
          </table:table-cell>
          <table:table-cell table:style-name="ce1" table:formula="of:=SUM([.$B$1:.B806])" office:value-type="float" office:value="18.36" calcext:value-type="float">
            <text:p>18.36</text:p>
          </table:table-cell>
          <table:table-cell table:style-name="ce1" table:formula="of:=MAX([.$B$1:.B806])-MIN([.$B$1:.B806])" office:value-type="float" office:value="66" calcext:value-type="float">
            <text:p>66</text:p>
          </table:table-cell>
          <table:table-cell table:style-name="ce1" table:formula="of:=STDEV([.$B$1:.B806])" office:value-type="float" office:value="19.5080592939896" calcext:value-type="float">
            <text:p>19.508059294</text:p>
          </table:table-cell>
          <table:table-cell table:style-name="ce1" table:formula="of:=[.D806]/[.E806]" office:value-type="float" office:value="3.38321711070125" calcext:value-type="float">
            <text:p>3.3832171107</text:p>
          </table:table-cell>
          <table:table-cell table:style-name="ce1" table:number-columns-repeated="6"/>
          <table:table-cell table:style-name="ce2" table:formula="of:=LOG([.N806])" office:value-type="float" office:value="2.90579588036787" calcext:value-type="float">
            <text:p>2.9057958804</text:p>
          </table:table-cell>
          <table:table-cell table:style-name="ce3" table:formula="of:=[.N805]+1" office:value-type="float" office:value="805" calcext:value-type="float">
            <text:p>80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7" calcext:value-type="float">
            <text:p>147</text:p>
          </table:table-cell>
          <table:table-cell table:style-name="ce1" table:formula="of:=[.A807]-[.$K$1]" office:value-type="float" office:value="-2.31999999999999" calcext:value-type="float">
            <text:p>-2.32</text:p>
          </table:table-cell>
          <table:table-cell table:style-name="ce1" table:formula="of:=SUM([.$B$1:.B807])" office:value-type="float" office:value="18.36" calcext:value-type="float">
            <text:p>18.36</text:p>
          </table:table-cell>
          <table:table-cell table:style-name="ce1" table:formula="of:=MAX([.$B$1:.B807])-MIN([.$B$1:.B807])" office:value-type="float" office:value="66" calcext:value-type="float">
            <text:p>66</text:p>
          </table:table-cell>
          <table:table-cell table:style-name="ce1" table:formula="of:=STDEV([.$B$1:.B807])" office:value-type="float" office:value="19.4963196895921" calcext:value-type="float">
            <text:p>19.4963196896</text:p>
          </table:table-cell>
          <table:table-cell table:style-name="ce1" table:formula="of:=[.D807]/[.E807]" office:value-type="float" office:value="3.38525429674984" calcext:value-type="float">
            <text:p>3.3852542967</text:p>
          </table:table-cell>
          <table:table-cell table:style-name="ce1" table:number-columns-repeated="6"/>
          <table:table-cell table:style-name="ce2" table:formula="of:=LOG([.N807])" office:value-type="float" office:value="2.90633504180509" calcext:value-type="float">
            <text:p>2.9063350418</text:p>
          </table:table-cell>
          <table:table-cell table:style-name="ce3" table:formula="of:=[.N806]+1" office:value-type="float" office:value="806" calcext:value-type="float">
            <text:p>80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0" calcext:value-type="float">
            <text:p>180</text:p>
          </table:table-cell>
          <table:table-cell table:style-name="ce1" table:formula="of:=[.A808]-[.$K$1]" office:value-type="float" office:value="30.68" calcext:value-type="float">
            <text:p>30.68</text:p>
          </table:table-cell>
          <table:table-cell table:style-name="ce1" table:formula="of:=SUM([.$B$1:.B808])" office:value-type="float" office:value="18.36" calcext:value-type="float">
            <text:p>18.36</text:p>
          </table:table-cell>
          <table:table-cell table:style-name="ce1" table:formula="of:=MAX([.$B$1:.B808])-MIN([.$B$1:.B808])" office:value-type="float" office:value="66" calcext:value-type="float">
            <text:p>66</text:p>
          </table:table-cell>
          <table:table-cell table:style-name="ce1" table:formula="of:=STDEV([.$B$1:.B808])" office:value-type="float" office:value="19.5120635818556" calcext:value-type="float">
            <text:p>19.5120635819</text:p>
          </table:table-cell>
          <table:table-cell table:style-name="ce1" table:formula="of:=[.D808]/[.E808]" office:value-type="float" office:value="3.38252280304037" calcext:value-type="float">
            <text:p>3.382522803</text:p>
          </table:table-cell>
          <table:table-cell table:style-name="ce1" table:number-columns-repeated="6"/>
          <table:table-cell table:style-name="ce2" table:formula="of:=LOG([.N808])" office:value-type="float" office:value="2.90687353472207" calcext:value-type="float">
            <text:p>2.9068735347</text:p>
          </table:table-cell>
          <table:table-cell table:style-name="ce3" table:formula="of:=[.N807]+1" office:value-type="float" office:value="807" calcext:value-type="float">
            <text:p>80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2" calcext:value-type="float">
            <text:p>152</text:p>
          </table:table-cell>
          <table:table-cell table:style-name="ce1" table:formula="of:=[.A809]-[.$K$1]" office:value-type="float" office:value="2.68000000000001" calcext:value-type="float">
            <text:p>2.68</text:p>
          </table:table-cell>
          <table:table-cell table:style-name="ce1" table:formula="of:=SUM([.$B$1:.B809])" office:value-type="float" office:value="18.36" calcext:value-type="float">
            <text:p>18.36</text:p>
          </table:table-cell>
          <table:table-cell table:style-name="ce1" table:formula="of:=MAX([.$B$1:.B809])-MIN([.$B$1:.B809])" office:value-type="float" office:value="66" calcext:value-type="float">
            <text:p>66</text:p>
          </table:table-cell>
          <table:table-cell table:style-name="ce1" table:formula="of:=STDEV([.$B$1:.B809])" office:value-type="float" office:value="19.500064095398" calcext:value-type="float">
            <text:p>19.5000640954</text:p>
          </table:table-cell>
          <table:table-cell table:style-name="ce1" table:formula="of:=[.D809]/[.E809]" office:value-type="float" office:value="3.38460425961245" calcext:value-type="float">
            <text:p>3.3846042596</text:p>
          </table:table-cell>
          <table:table-cell table:style-name="ce1" table:number-columns-repeated="6"/>
          <table:table-cell table:style-name="ce2" table:formula="of:=LOG([.N809])" office:value-type="float" office:value="2.90741136077459" calcext:value-type="float">
            <text:p>2.9074113608</text:p>
          </table:table-cell>
          <table:table-cell table:style-name="ce3" table:formula="of:=[.N808]+1" office:value-type="float" office:value="808" calcext:value-type="float">
            <text:p>80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6" calcext:value-type="float">
            <text:p>156</text:p>
          </table:table-cell>
          <table:table-cell table:style-name="ce1" table:formula="of:=[.A810]-[.$K$1]" office:value-type="float" office:value="6.68000000000001" calcext:value-type="float">
            <text:p>6.68</text:p>
          </table:table-cell>
          <table:table-cell table:style-name="ce1" table:formula="of:=SUM([.$B$1:.B810])" office:value-type="float" office:value="18.36" calcext:value-type="float">
            <text:p>18.36</text:p>
          </table:table-cell>
          <table:table-cell table:style-name="ce1" table:formula="of:=MAX([.$B$1:.B810])-MIN([.$B$1:.B810])" office:value-type="float" office:value="66" calcext:value-type="float">
            <text:p>66</text:p>
          </table:table-cell>
          <table:table-cell table:style-name="ce1" table:formula="of:=STDEV([.$B$1:.B810])" office:value-type="float" office:value="19.4889919199361" calcext:value-type="float">
            <text:p>19.4889919199</text:p>
          </table:table-cell>
          <table:table-cell table:style-name="ce1" table:formula="of:=[.D810]/[.E810]" office:value-type="float" office:value="3.3865271365055" calcext:value-type="float">
            <text:p>3.3865271365</text:p>
          </table:table-cell>
          <table:table-cell table:style-name="ce1" table:number-columns-repeated="6"/>
          <table:table-cell table:style-name="ce2" table:formula="of:=LOG([.N810])" office:value-type="float" office:value="2.90794852161227" calcext:value-type="float">
            <text:p>2.9079485216</text:p>
          </table:table-cell>
          <table:table-cell table:style-name="ce3" table:formula="of:=[.N809]+1" office:value-type="float" office:value="809" calcext:value-type="float">
            <text:p>80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6" calcext:value-type="float">
            <text:p>156</text:p>
          </table:table-cell>
          <table:table-cell table:style-name="ce1" table:formula="of:=[.A811]-[.$K$1]" office:value-type="float" office:value="6.68000000000001" calcext:value-type="float">
            <text:p>6.68</text:p>
          </table:table-cell>
          <table:table-cell table:style-name="ce1" table:formula="of:=SUM([.$B$1:.B811])" office:value-type="float" office:value="18.36" calcext:value-type="float">
            <text:p>18.36</text:p>
          </table:table-cell>
          <table:table-cell table:style-name="ce1" table:formula="of:=MAX([.$B$1:.B811])-MIN([.$B$1:.B811])" office:value-type="float" office:value="66" calcext:value-type="float">
            <text:p>66</text:p>
          </table:table-cell>
          <table:table-cell table:style-name="ce1" table:formula="of:=STDEV([.$B$1:.B811])" office:value-type="float" office:value="19.4779383887913" calcext:value-type="float">
            <text:p>19.4779383888</text:p>
          </table:table-cell>
          <table:table-cell table:style-name="ce1" table:formula="of:=[.D811]/[.E811]" office:value-type="float" office:value="3.38844895607536" calcext:value-type="float">
            <text:p>3.3884489561</text:p>
          </table:table-cell>
          <table:table-cell table:style-name="ce1" table:number-columns-repeated="6"/>
          <table:table-cell table:style-name="ce2" table:formula="of:=LOG([.N811])" office:value-type="float" office:value="2.90848501887865" calcext:value-type="float">
            <text:p>2.9084850189</text:p>
          </table:table-cell>
          <table:table-cell table:style-name="ce3" table:formula="of:=[.N810]+1" office:value-type="float" office:value="810" calcext:value-type="float">
            <text:p>81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7" calcext:value-type="float">
            <text:p>167</text:p>
          </table:table-cell>
          <table:table-cell table:style-name="ce1" table:formula="of:=[.A812]-[.$K$1]" office:value-type="float" office:value="17.68" calcext:value-type="float">
            <text:p>17.68</text:p>
          </table:table-cell>
          <table:table-cell table:style-name="ce1" table:formula="of:=SUM([.$B$1:.B812])" office:value-type="float" office:value="18.36" calcext:value-type="float">
            <text:p>18.36</text:p>
          </table:table-cell>
          <table:table-cell table:style-name="ce1" table:formula="of:=MAX([.$B$1:.B812])-MIN([.$B$1:.B812])" office:value-type="float" office:value="66" calcext:value-type="float">
            <text:p>66</text:p>
          </table:table-cell>
          <table:table-cell table:style-name="ce1" table:formula="of:=STDEV([.$B$1:.B812])" office:value-type="float" office:value="19.4745974635049" calcext:value-type="float">
            <text:p>19.4745974635</text:p>
          </table:table-cell>
          <table:table-cell table:style-name="ce1" table:formula="of:=[.D812]/[.E812]" office:value-type="float" office:value="3.3890302546013" calcext:value-type="float">
            <text:p>3.3890302546</text:p>
          </table:table-cell>
          <table:table-cell table:style-name="ce1" table:number-columns-repeated="6"/>
          <table:table-cell table:style-name="ce2" table:formula="of:=LOG([.N812])" office:value-type="float" office:value="2.90902085421116" calcext:value-type="float">
            <text:p>2.9090208542</text:p>
          </table:table-cell>
          <table:table-cell table:style-name="ce3" table:formula="of:=[.N811]+1" office:value-type="float" office:value="811" calcext:value-type="float">
            <text:p>81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1" calcext:value-type="float">
            <text:p>161</text:p>
          </table:table-cell>
          <table:table-cell table:style-name="ce1" table:formula="of:=[.A813]-[.$K$1]" office:value-type="float" office:value="11.68" calcext:value-type="float">
            <text:p>11.68</text:p>
          </table:table-cell>
          <table:table-cell table:style-name="ce1" table:formula="of:=SUM([.$B$1:.B813])" office:value-type="float" office:value="18.36" calcext:value-type="float">
            <text:p>18.36</text:p>
          </table:table-cell>
          <table:table-cell table:style-name="ce1" table:formula="of:=MAX([.$B$1:.B813])-MIN([.$B$1:.B813])" office:value-type="float" office:value="66" calcext:value-type="float">
            <text:p>66</text:p>
          </table:table-cell>
          <table:table-cell table:style-name="ce1" table:formula="of:=STDEV([.$B$1:.B813])" office:value-type="float" office:value="19.466110917322" calcext:value-type="float">
            <text:p>19.4661109173</text:p>
          </table:table-cell>
          <table:table-cell table:style-name="ce1" table:formula="of:=[.D813]/[.E813]" office:value-type="float" office:value="3.39050775372238" calcext:value-type="float">
            <text:p>3.3905077537</text:p>
          </table:table-cell>
          <table:table-cell table:style-name="ce1" table:number-columns-repeated="6"/>
          <table:table-cell table:style-name="ce2" table:formula="of:=LOG([.N813])" office:value-type="float" office:value="2.90955602924118" calcext:value-type="float">
            <text:p>2.9095560292</text:p>
          </table:table-cell>
          <table:table-cell table:style-name="ce3" table:formula="of:=[.N812]+1" office:value-type="float" office:value="812" calcext:value-type="float">
            <text:p>81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9" calcext:value-type="float">
            <text:p>129</text:p>
          </table:table-cell>
          <table:table-cell table:style-name="ce1" table:formula="of:=[.A814]-[.$K$1]" office:value-type="float" office:value="-20.32" calcext:value-type="float">
            <text:p>-20.32</text:p>
          </table:table-cell>
          <table:table-cell table:style-name="ce1" table:formula="of:=SUM([.$B$1:.B814])" office:value-type="float" office:value="18.36" calcext:value-type="float">
            <text:p>18.36</text:p>
          </table:table-cell>
          <table:table-cell table:style-name="ce1" table:formula="of:=MAX([.$B$1:.B814])-MIN([.$B$1:.B814])" office:value-type="float" office:value="66" calcext:value-type="float">
            <text:p>66</text:p>
          </table:table-cell>
          <table:table-cell table:style-name="ce1" table:formula="of:=STDEV([.$B$1:.B814])" office:value-type="float" office:value="19.4686910139232" calcext:value-type="float">
            <text:p>19.4686910139</text:p>
          </table:table-cell>
          <table:table-cell table:style-name="ce1" table:formula="of:=[.D814]/[.E814]" office:value-type="float" office:value="3.39005842523258" calcext:value-type="float">
            <text:p>3.3900584252</text:p>
          </table:table-cell>
          <table:table-cell table:style-name="ce1" table:number-columns-repeated="6"/>
          <table:table-cell table:style-name="ce2" table:formula="of:=LOG([.N814])" office:value-type="float" office:value="2.91009054559407" calcext:value-type="float">
            <text:p>2.9100905456</text:p>
          </table:table-cell>
          <table:table-cell table:style-name="ce3" table:formula="of:=[.N813]+1" office:value-type="float" office:value="813" calcext:value-type="float">
            <text:p>81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8" calcext:value-type="float">
            <text:p>158</text:p>
          </table:table-cell>
          <table:table-cell table:style-name="ce1" table:formula="of:=[.A815]-[.$K$1]" office:value-type="float" office:value="8.68000000000001" calcext:value-type="float">
            <text:p>8.68</text:p>
          </table:table-cell>
          <table:table-cell table:style-name="ce1" table:formula="of:=SUM([.$B$1:.B815])" office:value-type="float" office:value="18.36" calcext:value-type="float">
            <text:p>18.36</text:p>
          </table:table-cell>
          <table:table-cell table:style-name="ce1" table:formula="of:=MAX([.$B$1:.B815])-MIN([.$B$1:.B815])" office:value-type="float" office:value="66" calcext:value-type="float">
            <text:p>66</text:p>
          </table:table-cell>
          <table:table-cell table:style-name="ce1" table:formula="of:=STDEV([.$B$1:.B815])" office:value-type="float" office:value="19.4585267266483" calcext:value-type="float">
            <text:p>19.4585267266</text:p>
          </table:table-cell>
          <table:table-cell table:style-name="ce1" table:formula="of:=[.D815]/[.E815]" office:value-type="float" office:value="3.39182924417467" calcext:value-type="float">
            <text:p>3.3918292442</text:p>
          </table:table-cell>
          <table:table-cell table:style-name="ce1" table:number-columns-repeated="6"/>
          <table:table-cell table:style-name="ce2" table:formula="of:=LOG([.N815])" office:value-type="float" office:value="2.9106244048892" calcext:value-type="float">
            <text:p>2.9106244049</text:p>
          </table:table-cell>
          <table:table-cell table:style-name="ce3" table:formula="of:=[.N814]+1" office:value-type="float" office:value="814" calcext:value-type="float">
            <text:p>81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6" calcext:value-type="float">
            <text:p>176</text:p>
          </table:table-cell>
          <table:table-cell table:style-name="ce1" table:formula="of:=[.A816]-[.$K$1]" office:value-type="float" office:value="26.68" calcext:value-type="float">
            <text:p>26.68</text:p>
          </table:table-cell>
          <table:table-cell table:style-name="ce1" table:formula="of:=SUM([.$B$1:.B816])" office:value-type="float" office:value="18.36" calcext:value-type="float">
            <text:p>18.36</text:p>
          </table:table-cell>
          <table:table-cell table:style-name="ce1" table:formula="of:=MAX([.$B$1:.B816])-MIN([.$B$1:.B816])" office:value-type="float" office:value="66" calcext:value-type="float">
            <text:p>66</text:p>
          </table:table-cell>
          <table:table-cell table:style-name="ce1" table:formula="of:=STDEV([.$B$1:.B816])" office:value-type="float" office:value="19.4671313591959" calcext:value-type="float">
            <text:p>19.4671313592</text:p>
          </table:table-cell>
          <table:table-cell table:style-name="ce1" table:formula="of:=[.D816]/[.E816]" office:value-type="float" office:value="3.39033002768653" calcext:value-type="float">
            <text:p>3.3903300277</text:p>
          </table:table-cell>
          <table:table-cell table:style-name="ce1" table:number-columns-repeated="6"/>
          <table:table-cell table:style-name="ce2" table:formula="of:=LOG([.N816])" office:value-type="float" office:value="2.91115760873998" calcext:value-type="float">
            <text:p>2.9111576087</text:p>
          </table:table-cell>
          <table:table-cell table:style-name="ce3" table:formula="of:=[.N815]+1" office:value-type="float" office:value="815" calcext:value-type="float">
            <text:p>81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0" calcext:value-type="float">
            <text:p>120</text:p>
          </table:table-cell>
          <table:table-cell table:style-name="ce1" table:formula="of:=[.A817]-[.$K$1]" office:value-type="float" office:value="-29.32" calcext:value-type="float">
            <text:p>-29.32</text:p>
          </table:table-cell>
          <table:table-cell table:style-name="ce1" table:formula="of:=SUM([.$B$1:.B817])" office:value-type="float" office:value="18.36" calcext:value-type="float">
            <text:p>18.36</text:p>
          </table:table-cell>
          <table:table-cell table:style-name="ce1" table:formula="of:=MAX([.$B$1:.B817])-MIN([.$B$1:.B817])" office:value-type="float" office:value="66" calcext:value-type="float">
            <text:p>66</text:p>
          </table:table-cell>
          <table:table-cell table:style-name="ce1" table:formula="of:=STDEV([.$B$1:.B817])" office:value-type="float" office:value="19.4844187457417" calcext:value-type="float">
            <text:p>19.4844187457</text:p>
          </table:table-cell>
          <table:table-cell table:style-name="ce1" table:formula="of:=[.D817]/[.E817]" office:value-type="float" office:value="3.38732198590345" calcext:value-type="float">
            <text:p>3.3873219859</text:p>
          </table:table-cell>
          <table:table-cell table:style-name="ce1" table:number-columns-repeated="6"/>
          <table:table-cell table:style-name="ce2" table:formula="of:=LOG([.N817])" office:value-type="float" office:value="2.91169015875386" calcext:value-type="float">
            <text:p>2.9116901588</text:p>
          </table:table-cell>
          <table:table-cell table:style-name="ce3" table:formula="of:=[.N816]+1" office:value-type="float" office:value="816" calcext:value-type="float">
            <text:p>81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5" calcext:value-type="float">
            <text:p>135</text:p>
          </table:table-cell>
          <table:table-cell table:style-name="ce1" table:formula="of:=[.A818]-[.$K$1]" office:value-type="float" office:value="-14.32" calcext:value-type="float">
            <text:p>-14.32</text:p>
          </table:table-cell>
          <table:table-cell table:style-name="ce1" table:formula="of:=SUM([.$B$1:.B818])" office:value-type="float" office:value="18.36" calcext:value-type="float">
            <text:p>18.36</text:p>
          </table:table-cell>
          <table:table-cell table:style-name="ce1" table:formula="of:=MAX([.$B$1:.B818])-MIN([.$B$1:.B818])" office:value-type="float" office:value="66" calcext:value-type="float">
            <text:p>66</text:p>
          </table:table-cell>
          <table:table-cell table:style-name="ce1" table:formula="of:=STDEV([.$B$1:.B818])" office:value-type="float" office:value="19.4799838253519" calcext:value-type="float">
            <text:p>19.4799838254</text:p>
          </table:table-cell>
          <table:table-cell table:style-name="ce1" table:formula="of:=[.D818]/[.E818]" office:value-type="float" office:value="3.38809316228" calcext:value-type="float">
            <text:p>3.3880931623</text:p>
          </table:table-cell>
          <table:table-cell table:style-name="ce1" table:number-columns-repeated="6"/>
          <table:table-cell table:style-name="ce2" table:formula="of:=LOG([.N818])" office:value-type="float" office:value="2.91222205653242" calcext:value-type="float">
            <text:p>2.9122220565</text:p>
          </table:table-cell>
          <table:table-cell table:style-name="ce3" table:formula="of:=[.N817]+1" office:value-type="float" office:value="817" calcext:value-type="float">
            <text:p>81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9" calcext:value-type="float">
            <text:p>129</text:p>
          </table:table-cell>
          <table:table-cell table:style-name="ce1" table:formula="of:=[.A819]-[.$K$1]" office:value-type="float" office:value="-20.32" calcext:value-type="float">
            <text:p>-20.32</text:p>
          </table:table-cell>
          <table:table-cell table:style-name="ce1" table:formula="of:=SUM([.$B$1:.B819])" office:value-type="float" office:value="18.36" calcext:value-type="float">
            <text:p>18.36</text:p>
          </table:table-cell>
          <table:table-cell table:style-name="ce1" table:formula="of:=MAX([.$B$1:.B819])-MIN([.$B$1:.B819])" office:value-type="float" office:value="66" calcext:value-type="float">
            <text:p>66</text:p>
          </table:table-cell>
          <table:table-cell table:style-name="ce1" table:formula="of:=STDEV([.$B$1:.B819])" office:value-type="float" office:value="19.4824729831677" calcext:value-type="float">
            <text:p>19.4824729832</text:p>
          </table:table-cell>
          <table:table-cell table:style-name="ce1" table:formula="of:=[.D819]/[.E819]" office:value-type="float" office:value="3.38766028609521" calcext:value-type="float">
            <text:p>3.3876602861</text:p>
          </table:table-cell>
          <table:table-cell table:style-name="ce1" table:number-columns-repeated="6"/>
          <table:table-cell table:style-name="ce2" table:formula="of:=LOG([.N819])" office:value-type="float" office:value="2.91275330367132" calcext:value-type="float">
            <text:p>2.9127533037</text:p>
          </table:table-cell>
          <table:table-cell table:style-name="ce3" table:formula="of:=[.N818]+1" office:value-type="float" office:value="818" calcext:value-type="float">
            <text:p>81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4" calcext:value-type="float">
            <text:p>164</text:p>
          </table:table-cell>
          <table:table-cell table:style-name="ce1" table:formula="of:=[.A820]-[.$K$1]" office:value-type="float" office:value="14.68" calcext:value-type="float">
            <text:p>14.68</text:p>
          </table:table-cell>
          <table:table-cell table:style-name="ce1" table:formula="of:=SUM([.$B$1:.B820])" office:value-type="float" office:value="18.36" calcext:value-type="float">
            <text:p>18.36</text:p>
          </table:table-cell>
          <table:table-cell table:style-name="ce1" table:formula="of:=MAX([.$B$1:.B820])-MIN([.$B$1:.B820])" office:value-type="float" office:value="66" calcext:value-type="float">
            <text:p>66</text:p>
          </table:table-cell>
          <table:table-cell table:style-name="ce1" table:formula="of:=STDEV([.$B$1:.B820])" office:value-type="float" office:value="19.4763611691414" calcext:value-type="float">
            <text:p>19.4763611691</text:p>
          </table:table-cell>
          <table:table-cell table:style-name="ce1" table:formula="of:=[.D820]/[.E820]" office:value-type="float" office:value="3.38872335683378" calcext:value-type="float">
            <text:p>3.3887233568</text:p>
          </table:table-cell>
          <table:table-cell table:style-name="ce1" table:number-columns-repeated="6"/>
          <table:table-cell table:style-name="ce2" table:formula="of:=LOG([.N820])" office:value-type="float" office:value="2.91328390176042" calcext:value-type="float">
            <text:p>2.9132839018</text:p>
          </table:table-cell>
          <table:table-cell table:style-name="ce3" table:formula="of:=[.N819]+1" office:value-type="float" office:value="819" calcext:value-type="float">
            <text:p>81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9" calcext:value-type="float">
            <text:p>149</text:p>
          </table:table-cell>
          <table:table-cell table:style-name="ce1" table:formula="of:=[.A821]-[.$K$1]" office:value-type="float" office:value="-0.319999999999993" calcext:value-type="float">
            <text:p>-0.32</text:p>
          </table:table-cell>
          <table:table-cell table:style-name="ce1" table:formula="of:=SUM([.$B$1:.B821])" office:value-type="float" office:value="18.36" calcext:value-type="float">
            <text:p>18.36</text:p>
          </table:table-cell>
          <table:table-cell table:style-name="ce1" table:formula="of:=MAX([.$B$1:.B821])-MIN([.$B$1:.B821])" office:value-type="float" office:value="66" calcext:value-type="float">
            <text:p>66</text:p>
          </table:table-cell>
          <table:table-cell table:style-name="ce1" table:formula="of:=STDEV([.$B$1:.B821])" office:value-type="float" office:value="19.4645450882549" calcext:value-type="float">
            <text:p>19.4645450883</text:p>
          </table:table-cell>
          <table:table-cell table:style-name="ce1" table:formula="of:=[.D821]/[.E821]" office:value-type="float" office:value="3.39078050376965" calcext:value-type="float">
            <text:p>3.3907805038</text:p>
          </table:table-cell>
          <table:table-cell table:style-name="ce1" table:number-columns-repeated="6"/>
          <table:table-cell table:style-name="ce2" table:formula="of:=LOG([.N821])" office:value-type="float" office:value="2.91381385238372" calcext:value-type="float">
            <text:p>2.9138138524</text:p>
          </table:table-cell>
          <table:table-cell table:style-name="ce3" table:formula="of:=[.N820]+1" office:value-type="float" office:value="820" calcext:value-type="float">
            <text:p>82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2" calcext:value-type="float">
            <text:p>132</text:p>
          </table:table-cell>
          <table:table-cell table:style-name="ce1" table:formula="of:=[.A822]-[.$K$1]" office:value-type="float" office:value="-17.32" calcext:value-type="float">
            <text:p>-17.32</text:p>
          </table:table-cell>
          <table:table-cell table:style-name="ce1" table:formula="of:=SUM([.$B$1:.B822])" office:value-type="float" office:value="18.36" calcext:value-type="float">
            <text:p>18.36</text:p>
          </table:table-cell>
          <table:table-cell table:style-name="ce1" table:formula="of:=MAX([.$B$1:.B822])-MIN([.$B$1:.B822])" office:value-type="float" office:value="66" calcext:value-type="float">
            <text:p>66</text:p>
          </table:table-cell>
          <table:table-cell table:style-name="ce1" table:formula="of:=STDEV([.$B$1:.B822])" office:value-type="float" office:value="19.4632956420278" calcext:value-type="float">
            <text:p>19.463295642</text:p>
          </table:table-cell>
          <table:table-cell table:style-name="ce1" table:formula="of:=[.D822]/[.E822]" office:value-type="float" office:value="3.39099817491771" calcext:value-type="float">
            <text:p>3.3909981749</text:p>
          </table:table-cell>
          <table:table-cell table:style-name="ce1" table:number-columns-repeated="6"/>
          <table:table-cell table:style-name="ce2" table:formula="of:=LOG([.N822])" office:value-type="float" office:value="2.91434315711944" calcext:value-type="float">
            <text:p>2.9143431571</text:p>
          </table:table-cell>
          <table:table-cell table:style-name="ce3" table:formula="of:=[.N821]+1" office:value-type="float" office:value="821" calcext:value-type="float">
            <text:p>82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8" calcext:value-type="float">
            <text:p>138</text:p>
          </table:table-cell>
          <table:table-cell table:style-name="ce1" table:formula="of:=[.A823]-[.$K$1]" office:value-type="float" office:value="-11.32" calcext:value-type="float">
            <text:p>-11.32</text:p>
          </table:table-cell>
          <table:table-cell table:style-name="ce1" table:formula="of:=SUM([.$B$1:.B823])" office:value-type="float" office:value="18.36" calcext:value-type="float">
            <text:p>18.36</text:p>
          </table:table-cell>
          <table:table-cell table:style-name="ce1" table:formula="of:=MAX([.$B$1:.B823])-MIN([.$B$1:.B823])" office:value-type="float" office:value="66" calcext:value-type="float">
            <text:p>66</text:p>
          </table:table-cell>
          <table:table-cell table:style-name="ce1" table:formula="of:=STDEV([.$B$1:.B823])" office:value-type="float" office:value="19.4562541401568" calcext:value-type="float">
            <text:p>19.4562541402</text:p>
          </table:table-cell>
          <table:table-cell table:style-name="ce1" table:formula="of:=[.D823]/[.E823]" office:value-type="float" office:value="3.39222542656754" calcext:value-type="float">
            <text:p>3.3922254266</text:p>
          </table:table-cell>
          <table:table-cell table:style-name="ce1" table:number-columns-repeated="6"/>
          <table:table-cell table:style-name="ce2" table:formula="of:=LOG([.N823])" office:value-type="float" office:value="2.91487181754005" calcext:value-type="float">
            <text:p>2.9148718175</text:p>
          </table:table-cell>
          <table:table-cell table:style-name="ce3" table:formula="of:=[.N822]+1" office:value-type="float" office:value="822" calcext:value-type="float">
            <text:p>82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1" calcext:value-type="float">
            <text:p>171</text:p>
          </table:table-cell>
          <table:table-cell table:style-name="ce1" table:formula="of:=[.A824]-[.$K$1]" office:value-type="float" office:value="21.68" calcext:value-type="float">
            <text:p>21.68</text:p>
          </table:table-cell>
          <table:table-cell table:style-name="ce1" table:formula="of:=SUM([.$B$1:.B824])" office:value-type="float" office:value="18.36" calcext:value-type="float">
            <text:p>18.36</text:p>
          </table:table-cell>
          <table:table-cell table:style-name="ce1" table:formula="of:=MAX([.$B$1:.B824])-MIN([.$B$1:.B824])" office:value-type="float" office:value="66" calcext:value-type="float">
            <text:p>66</text:p>
          </table:table-cell>
          <table:table-cell table:style-name="ce1" table:formula="of:=STDEV([.$B$1:.B824])" office:value-type="float" office:value="19.4576891985501" calcext:value-type="float">
            <text:p>19.4576891986</text:p>
          </table:table-cell>
          <table:table-cell table:style-name="ce1" table:formula="of:=[.D824]/[.E824]" office:value-type="float" office:value="3.39197524056032" calcext:value-type="float">
            <text:p>3.3919752406</text:p>
          </table:table-cell>
          <table:table-cell table:style-name="ce1" table:number-columns-repeated="6"/>
          <table:table-cell table:style-name="ce2" table:formula="of:=LOG([.N824])" office:value-type="float" office:value="2.91539983521227" calcext:value-type="float">
            <text:p>2.9153998352</text:p>
          </table:table-cell>
          <table:table-cell table:style-name="ce3" table:formula="of:=[.N823]+1" office:value-type="float" office:value="823" calcext:value-type="float">
            <text:p>82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2" calcext:value-type="float">
            <text:p>172</text:p>
          </table:table-cell>
          <table:table-cell table:style-name="ce1" table:formula="of:=[.A825]-[.$K$1]" office:value-type="float" office:value="22.68" calcext:value-type="float">
            <text:p>22.68</text:p>
          </table:table-cell>
          <table:table-cell table:style-name="ce1" table:formula="of:=SUM([.$B$1:.B825])" office:value-type="float" office:value="18.36" calcext:value-type="float">
            <text:p>18.36</text:p>
          </table:table-cell>
          <table:table-cell table:style-name="ce1" table:formula="of:=MAX([.$B$1:.B825])-MIN([.$B$1:.B825])" office:value-type="float" office:value="66" calcext:value-type="float">
            <text:p>66</text:p>
          </table:table-cell>
          <table:table-cell table:style-name="ce1" table:formula="of:=STDEV([.$B$1:.B825])" office:value-type="float" office:value="19.4604023087156" calcext:value-type="float">
            <text:p>19.4604023087</text:p>
          </table:table-cell>
          <table:table-cell table:style-name="ce1" table:formula="of:=[.D825]/[.E825]" office:value-type="float" office:value="3.39150234167775" calcext:value-type="float">
            <text:p>3.3915023417</text:p>
          </table:table-cell>
          <table:table-cell table:style-name="ce1" table:number-columns-repeated="6"/>
          <table:table-cell table:style-name="ce2" table:formula="of:=LOG([.N825])" office:value-type="float" office:value="2.91592721169712" calcext:value-type="float">
            <text:p>2.9159272117</text:p>
          </table:table-cell>
          <table:table-cell table:style-name="ce3" table:formula="of:=[.N824]+1" office:value-type="float" office:value="824" calcext:value-type="float">
            <text:p>82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1" calcext:value-type="float">
            <text:p>121</text:p>
          </table:table-cell>
          <table:table-cell table:style-name="ce1" table:formula="of:=[.A826]-[.$K$1]" office:value-type="float" office:value="-28.32" calcext:value-type="float">
            <text:p>-28.32</text:p>
          </table:table-cell>
          <table:table-cell table:style-name="ce1" table:formula="of:=SUM([.$B$1:.B826])" office:value-type="float" office:value="18.36" calcext:value-type="float">
            <text:p>18.36</text:p>
          </table:table-cell>
          <table:table-cell table:style-name="ce1" table:formula="of:=MAX([.$B$1:.B826])-MIN([.$B$1:.B826])" office:value-type="float" office:value="66" calcext:value-type="float">
            <text:p>66</text:p>
          </table:table-cell>
          <table:table-cell table:style-name="ce1" table:formula="of:=STDEV([.$B$1:.B826])" office:value-type="float" office:value="19.4755529677997" calcext:value-type="float">
            <text:p>19.4755529678</text:p>
          </table:table-cell>
          <table:table-cell table:style-name="ce1" table:formula="of:=[.D826]/[.E826]" office:value-type="float" office:value="3.38886398291862" calcext:value-type="float">
            <text:p>3.3888639829</text:p>
          </table:table-cell>
          <table:table-cell table:style-name="ce1" table:number-columns-repeated="6"/>
          <table:table-cell table:style-name="ce2" table:formula="of:=LOG([.N826])" office:value-type="float" office:value="2.91645394854992" calcext:value-type="float">
            <text:p>2.9164539485</text:p>
          </table:table-cell>
          <table:table-cell table:style-name="ce3" table:formula="of:=[.N825]+1" office:value-type="float" office:value="825" calcext:value-type="float">
            <text:p>82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2" calcext:value-type="float">
            <text:p>172</text:p>
          </table:table-cell>
          <table:table-cell table:style-name="ce1" table:formula="of:=[.A827]-[.$K$1]" office:value-type="float" office:value="22.68" calcext:value-type="float">
            <text:p>22.68</text:p>
          </table:table-cell>
          <table:table-cell table:style-name="ce1" table:formula="of:=SUM([.$B$1:.B827])" office:value-type="float" office:value="18.36" calcext:value-type="float">
            <text:p>18.36</text:p>
          </table:table-cell>
          <table:table-cell table:style-name="ce1" table:formula="of:=MAX([.$B$1:.B827])-MIN([.$B$1:.B827])" office:value-type="float" office:value="66" calcext:value-type="float">
            <text:p>66</text:p>
          </table:table-cell>
          <table:table-cell table:style-name="ce1" table:formula="of:=STDEV([.$B$1:.B827])" office:value-type="float" office:value="19.4782481444533" calcext:value-type="float">
            <text:p>19.4782481445</text:p>
          </table:table-cell>
          <table:table-cell table:style-name="ce1" table:formula="of:=[.D827]/[.E827]" office:value-type="float" office:value="3.38839507077512" calcext:value-type="float">
            <text:p>3.3883950708</text:p>
          </table:table-cell>
          <table:table-cell table:style-name="ce1" table:number-columns-repeated="6"/>
          <table:table-cell table:style-name="ce2" table:formula="of:=LOG([.N827])" office:value-type="float" office:value="2.91698004732038" calcext:value-type="float">
            <text:p>2.9169800473</text:p>
          </table:table-cell>
          <table:table-cell table:style-name="ce3" table:formula="of:=[.N826]+1" office:value-type="float" office:value="826" calcext:value-type="float">
            <text:p>82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9" calcext:value-type="float">
            <text:p>129</text:p>
          </table:table-cell>
          <table:table-cell table:style-name="ce1" table:formula="of:=[.A828]-[.$K$1]" office:value-type="float" office:value="-20.32" calcext:value-type="float">
            <text:p>-20.32</text:p>
          </table:table-cell>
          <table:table-cell table:style-name="ce1" table:formula="of:=SUM([.$B$1:.B828])" office:value-type="float" office:value="18.36" calcext:value-type="float">
            <text:p>18.36</text:p>
          </table:table-cell>
          <table:table-cell table:style-name="ce1" table:formula="of:=MAX([.$B$1:.B828])-MIN([.$B$1:.B828])" office:value-type="float" office:value="66" calcext:value-type="float">
            <text:p>66</text:p>
          </table:table-cell>
          <table:table-cell table:style-name="ce1" table:formula="of:=STDEV([.$B$1:.B828])" office:value-type="float" office:value="19.4807032526054" calcext:value-type="float">
            <text:p>19.4807032526</text:p>
          </table:table-cell>
          <table:table-cell table:style-name="ce1" table:formula="of:=[.D828]/[.E828]" office:value-type="float" office:value="3.38796803915038" calcext:value-type="float">
            <text:p>3.3879680392</text:p>
          </table:table-cell>
          <table:table-cell table:style-name="ce1" table:number-columns-repeated="6"/>
          <table:table-cell table:style-name="ce2" table:formula="of:=LOG([.N828])" office:value-type="float" office:value="2.91750550955255" calcext:value-type="float">
            <text:p>2.9175055096</text:p>
          </table:table-cell>
          <table:table-cell table:style-name="ce3" table:formula="of:=[.N827]+1" office:value-type="float" office:value="827" calcext:value-type="float">
            <text:p>82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2" calcext:value-type="float">
            <text:p>122</text:p>
          </table:table-cell>
          <table:table-cell table:style-name="ce1" table:formula="of:=[.A829]-[.$K$1]" office:value-type="float" office:value="-27.32" calcext:value-type="float">
            <text:p>-27.32</text:p>
          </table:table-cell>
          <table:table-cell table:style-name="ce1" table:formula="of:=SUM([.$B$1:.B829])" office:value-type="float" office:value="18.36" calcext:value-type="float">
            <text:p>18.36</text:p>
          </table:table-cell>
          <table:table-cell table:style-name="ce1" table:formula="of:=MAX([.$B$1:.B829])-MIN([.$B$1:.B829])" office:value-type="float" office:value="66" calcext:value-type="float">
            <text:p>66</text:p>
          </table:table-cell>
          <table:table-cell table:style-name="ce1" table:formula="of:=STDEV([.$B$1:.B829])" office:value-type="float" office:value="19.4939063102651" calcext:value-type="float">
            <text:p>19.4939063103</text:p>
          </table:table-cell>
          <table:table-cell table:style-name="ce1" table:formula="of:=[.D829]/[.E829]" office:value-type="float" office:value="3.38567339708849" calcext:value-type="float">
            <text:p>3.3856733971</text:p>
          </table:table-cell>
          <table:table-cell table:style-name="ce1" table:number-columns-repeated="6"/>
          <table:table-cell table:style-name="ce2" table:formula="of:=LOG([.N829])" office:value-type="float" office:value="2.91803033678488" calcext:value-type="float">
            <text:p>2.9180303368</text:p>
          </table:table-cell>
          <table:table-cell table:style-name="ce3" table:formula="of:=[.N828]+1" office:value-type="float" office:value="828" calcext:value-type="float">
            <text:p>82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6" calcext:value-type="float">
            <text:p>166</text:p>
          </table:table-cell>
          <table:table-cell table:style-name="ce1" table:formula="of:=[.A830]-[.$K$1]" office:value-type="float" office:value="16.68" calcext:value-type="float">
            <text:p>16.68</text:p>
          </table:table-cell>
          <table:table-cell table:style-name="ce1" table:formula="of:=SUM([.$B$1:.B830])" office:value-type="float" office:value="18.36" calcext:value-type="float">
            <text:p>18.36</text:p>
          </table:table-cell>
          <table:table-cell table:style-name="ce1" table:formula="of:=MAX([.$B$1:.B830])-MIN([.$B$1:.B830])" office:value-type="float" office:value="66" calcext:value-type="float">
            <text:p>66</text:p>
          </table:table-cell>
          <table:table-cell table:style-name="ce1" table:formula="of:=STDEV([.$B$1:.B830])" office:value-type="float" office:value="19.489702096215" calcext:value-type="float">
            <text:p>19.4897020962</text:p>
          </table:table-cell>
          <table:table-cell table:style-name="ce1" table:formula="of:=[.D830]/[.E830]" office:value-type="float" office:value="3.38640373640281" calcext:value-type="float">
            <text:p>3.3864037364</text:p>
          </table:table-cell>
          <table:table-cell table:style-name="ce1" table:number-columns-repeated="6"/>
          <table:table-cell table:style-name="ce2" table:formula="of:=LOG([.N830])" office:value-type="float" office:value="2.91855453055027" calcext:value-type="float">
            <text:p>2.9185545306</text:p>
          </table:table-cell>
          <table:table-cell table:style-name="ce3" table:formula="of:=[.N829]+1" office:value-type="float" office:value="829" calcext:value-type="float">
            <text:p>82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9" calcext:value-type="float">
            <text:p>129</text:p>
          </table:table-cell>
          <table:table-cell table:style-name="ce1" table:formula="of:=[.A831]-[.$K$1]" office:value-type="float" office:value="-20.32" calcext:value-type="float">
            <text:p>-20.32</text:p>
          </table:table-cell>
          <table:table-cell table:style-name="ce1" table:formula="of:=SUM([.$B$1:.B831])" office:value-type="float" office:value="18.36" calcext:value-type="float">
            <text:p>18.36</text:p>
          </table:table-cell>
          <table:table-cell table:style-name="ce1" table:formula="of:=MAX([.$B$1:.B831])-MIN([.$B$1:.B831])" office:value-type="float" office:value="66" calcext:value-type="float">
            <text:p>66</text:p>
          </table:table-cell>
          <table:table-cell table:style-name="ce1" table:formula="of:=STDEV([.$B$1:.B831])" office:value-type="float" office:value="19.4920785881764" calcext:value-type="float">
            <text:p>19.4920785882</text:p>
          </table:table-cell>
          <table:table-cell table:style-name="ce1" table:formula="of:=[.D831]/[.E831]" office:value-type="float" office:value="3.38599086297725" calcext:value-type="float">
            <text:p>3.385990863</text:p>
          </table:table-cell>
          <table:table-cell table:style-name="ce1" table:number-columns-repeated="6"/>
          <table:table-cell table:style-name="ce2" table:formula="of:=LOG([.N831])" office:value-type="float" office:value="2.91907809237607" calcext:value-type="float">
            <text:p>2.9190780924</text:p>
          </table:table-cell>
          <table:table-cell table:style-name="ce3" table:formula="of:=[.N830]+1" office:value-type="float" office:value="830" calcext:value-type="float">
            <text:p>83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6" calcext:value-type="float">
            <text:p>136</text:p>
          </table:table-cell>
          <table:table-cell table:style-name="ce1" table:formula="of:=[.A832]-[.$K$1]" office:value-type="float" office:value="-13.32" calcext:value-type="float">
            <text:p>-13.32</text:p>
          </table:table-cell>
          <table:table-cell table:style-name="ce1" table:formula="of:=SUM([.$B$1:.B832])" office:value-type="float" office:value="18.36" calcext:value-type="float">
            <text:p>18.36</text:p>
          </table:table-cell>
          <table:table-cell table:style-name="ce1" table:formula="of:=MAX([.$B$1:.B832])-MIN([.$B$1:.B832])" office:value-type="float" office:value="66" calcext:value-type="float">
            <text:p>66</text:p>
          </table:table-cell>
          <table:table-cell table:style-name="ce1" table:formula="of:=STDEV([.$B$1:.B832])" office:value-type="float" office:value="19.4867061875855" calcext:value-type="float">
            <text:p>19.4867061876</text:p>
          </table:table-cell>
          <table:table-cell table:style-name="ce1" table:formula="of:=[.D832]/[.E832]" office:value-type="float" office:value="3.38692436600942" calcext:value-type="float">
            <text:p>3.386924366</text:p>
          </table:table-cell>
          <table:table-cell table:style-name="ce1" table:number-columns-repeated="6"/>
          <table:table-cell table:style-name="ce2" table:formula="of:=LOG([.N832])" office:value-type="float" office:value="2.91960102378411" calcext:value-type="float">
            <text:p>2.9196010238</text:p>
          </table:table-cell>
          <table:table-cell table:style-name="ce3" table:formula="of:=[.N831]+1" office:value-type="float" office:value="831" calcext:value-type="float">
            <text:p>83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4" calcext:value-type="float">
            <text:p>144</text:p>
          </table:table-cell>
          <table:table-cell table:style-name="ce1" table:formula="of:=[.A833]-[.$K$1]" office:value-type="float" office:value="-5.31999999999999" calcext:value-type="float">
            <text:p>-5.32</text:p>
          </table:table-cell>
          <table:table-cell table:style-name="ce1" table:formula="of:=SUM([.$B$1:.B833])" office:value-type="float" office:value="18.36" calcext:value-type="float">
            <text:p>18.36</text:p>
          </table:table-cell>
          <table:table-cell table:style-name="ce1" table:formula="of:=MAX([.$B$1:.B833])-MIN([.$B$1:.B833])" office:value-type="float" office:value="66" calcext:value-type="float">
            <text:p>66</text:p>
          </table:table-cell>
          <table:table-cell table:style-name="ce1" table:formula="of:=STDEV([.$B$1:.B833])" office:value-type="float" office:value="19.4762312638095" calcext:value-type="float">
            <text:p>19.4762312638</text:p>
          </table:table-cell>
          <table:table-cell table:style-name="ce1" table:formula="of:=[.D833]/[.E833]" office:value-type="float" office:value="3.38874595942186" calcext:value-type="float">
            <text:p>3.3887459594</text:p>
          </table:table-cell>
          <table:table-cell table:style-name="ce1" table:number-columns-repeated="6"/>
          <table:table-cell table:style-name="ce2" table:formula="of:=LOG([.N833])" office:value-type="float" office:value="2.92012332629072" calcext:value-type="float">
            <text:p>2.9201233263</text:p>
          </table:table-cell>
          <table:table-cell table:style-name="ce3" table:formula="of:=[.N832]+1" office:value-type="float" office:value="832" calcext:value-type="float">
            <text:p>83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6" calcext:value-type="float">
            <text:p>166</text:p>
          </table:table-cell>
          <table:table-cell table:style-name="ce1" table:formula="of:=[.A834]-[.$K$1]" office:value-type="float" office:value="16.68" calcext:value-type="float">
            <text:p>16.68</text:p>
          </table:table-cell>
          <table:table-cell table:style-name="ce1" table:formula="of:=SUM([.$B$1:.B834])" office:value-type="float" office:value="18.36" calcext:value-type="float">
            <text:p>18.36</text:p>
          </table:table-cell>
          <table:table-cell table:style-name="ce1" table:formula="of:=MAX([.$B$1:.B834])-MIN([.$B$1:.B834])" office:value-type="float" office:value="66" calcext:value-type="float">
            <text:p>66</text:p>
          </table:table-cell>
          <table:table-cell table:style-name="ce1" table:formula="of:=STDEV([.$B$1:.B834])" office:value-type="float" office:value="19.4720953328946" calcext:value-type="float">
            <text:p>19.4720953329</text:p>
          </table:table-cell>
          <table:table-cell table:style-name="ce1" table:formula="of:=[.D834]/[.E834]" office:value-type="float" office:value="3.38946573913413" calcext:value-type="float">
            <text:p>3.3894657391</text:p>
          </table:table-cell>
          <table:table-cell table:style-name="ce1" table:number-columns-repeated="6"/>
          <table:table-cell table:style-name="ce2" table:formula="of:=LOG([.N834])" office:value-type="float" office:value="2.92064500140679" calcext:value-type="float">
            <text:p>2.9206450014</text:p>
          </table:table-cell>
          <table:table-cell table:style-name="ce3" table:formula="of:=[.N833]+1" office:value-type="float" office:value="833" calcext:value-type="float">
            <text:p>83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7" calcext:value-type="float">
            <text:p>127</text:p>
          </table:table-cell>
          <table:table-cell table:style-name="ce1" table:formula="of:=[.A835]-[.$K$1]" office:value-type="float" office:value="-22.32" calcext:value-type="float">
            <text:p>-22.32</text:p>
          </table:table-cell>
          <table:table-cell table:style-name="ce1" table:formula="of:=SUM([.$B$1:.B835])" office:value-type="float" office:value="18.36" calcext:value-type="float">
            <text:p>18.36</text:p>
          </table:table-cell>
          <table:table-cell table:style-name="ce1" table:formula="of:=MAX([.$B$1:.B835])-MIN([.$B$1:.B835])" office:value-type="float" office:value="66" calcext:value-type="float">
            <text:p>66</text:p>
          </table:table-cell>
          <table:table-cell table:style-name="ce1" table:formula="of:=STDEV([.$B$1:.B835])" office:value-type="float" office:value="19.4771909492639" calcext:value-type="float">
            <text:p>19.4771909493</text:p>
          </table:table-cell>
          <table:table-cell table:style-name="ce1" table:formula="of:=[.D835]/[.E835]" office:value-type="float" office:value="3.38857898820848" calcext:value-type="float">
            <text:p>3.3885789882</text:p>
          </table:table-cell>
          <table:table-cell table:style-name="ce1" table:number-columns-repeated="6"/>
          <table:table-cell table:style-name="ce2" table:formula="of:=LOG([.N835])" office:value-type="float" office:value="2.92116605063774" calcext:value-type="float">
            <text:p>2.9211660506</text:p>
          </table:table-cell>
          <table:table-cell table:style-name="ce3" table:formula="of:=[.N834]+1" office:value-type="float" office:value="834" calcext:value-type="float">
            <text:p>83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8" calcext:value-type="float">
            <text:p>168</text:p>
          </table:table-cell>
          <table:table-cell table:style-name="ce1" table:formula="of:=[.A836]-[.$K$1]" office:value-type="float" office:value="18.68" calcext:value-type="float">
            <text:p>18.68</text:p>
          </table:table-cell>
          <table:table-cell table:style-name="ce1" table:formula="of:=SUM([.$B$1:.B836])" office:value-type="float" office:value="18.36" calcext:value-type="float">
            <text:p>18.36</text:p>
          </table:table-cell>
          <table:table-cell table:style-name="ce1" table:formula="of:=MAX([.$B$1:.B836])-MIN([.$B$1:.B836])" office:value-type="float" office:value="66" calcext:value-type="float">
            <text:p>66</text:p>
          </table:table-cell>
          <table:table-cell table:style-name="ce1" table:formula="of:=STDEV([.$B$1:.B836])" office:value-type="float" office:value="19.4751213781005" calcext:value-type="float">
            <text:p>19.4751213781</text:p>
          </table:table-cell>
          <table:table-cell table:style-name="ce1" table:formula="of:=[.D836]/[.E836]" office:value-type="float" office:value="3.38893908380033" calcext:value-type="float">
            <text:p>3.3889390838</text:p>
          </table:table-cell>
          <table:table-cell table:style-name="ce1" table:number-columns-repeated="6"/>
          <table:table-cell table:style-name="ce2" table:formula="of:=LOG([.N836])" office:value-type="float" office:value="2.9216864754836" calcext:value-type="float">
            <text:p>2.9216864755</text:p>
          </table:table-cell>
          <table:table-cell table:style-name="ce3" table:formula="of:=[.N835]+1" office:value-type="float" office:value="835" calcext:value-type="float">
            <text:p>83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9" calcext:value-type="float">
            <text:p>129</text:p>
          </table:table-cell>
          <table:table-cell table:style-name="ce1" table:formula="of:=[.A837]-[.$K$1]" office:value-type="float" office:value="-20.32" calcext:value-type="float">
            <text:p>-20.32</text:p>
          </table:table-cell>
          <table:table-cell table:style-name="ce1" table:formula="of:=SUM([.$B$1:.B837])" office:value-type="float" office:value="18.36" calcext:value-type="float">
            <text:p>18.36</text:p>
          </table:table-cell>
          <table:table-cell table:style-name="ce1" table:formula="of:=MAX([.$B$1:.B837])-MIN([.$B$1:.B837])" office:value-type="float" office:value="66" calcext:value-type="float">
            <text:p>66</text:p>
          </table:table-cell>
          <table:table-cell table:style-name="ce1" table:formula="of:=STDEV([.$B$1:.B837])" office:value-type="float" office:value="19.4774495044363" calcext:value-type="float">
            <text:p>19.4774495044</text:p>
          </table:table-cell>
          <table:table-cell table:style-name="ce1" table:formula="of:=[.D837]/[.E837]" office:value-type="float" office:value="3.38853400620895" calcext:value-type="float">
            <text:p>3.3885340062</text:p>
          </table:table-cell>
          <table:table-cell table:style-name="ce1" table:number-columns-repeated="6"/>
          <table:table-cell table:style-name="ce2" table:formula="of:=LOG([.N837])" office:value-type="float" office:value="2.92220627743902" calcext:value-type="float">
            <text:p>2.9222062774</text:p>
          </table:table-cell>
          <table:table-cell table:style-name="ce3" table:formula="of:=[.N836]+1" office:value-type="float" office:value="836" calcext:value-type="float">
            <text:p>83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0" calcext:value-type="float">
            <text:p>160</text:p>
          </table:table-cell>
          <table:table-cell table:style-name="ce1" table:formula="of:=[.A838]-[.$K$1]" office:value-type="float" office:value="10.68" calcext:value-type="float">
            <text:p>10.68</text:p>
          </table:table-cell>
          <table:table-cell table:style-name="ce1" table:formula="of:=SUM([.$B$1:.B838])" office:value-type="float" office:value="18.36" calcext:value-type="float">
            <text:p>18.36</text:p>
          </table:table-cell>
          <table:table-cell table:style-name="ce1" table:formula="of:=MAX([.$B$1:.B838])-MIN([.$B$1:.B838])" office:value-type="float" office:value="66" calcext:value-type="float">
            <text:p>66</text:p>
          </table:table-cell>
          <table:table-cell table:style-name="ce1" table:formula="of:=STDEV([.$B$1:.B838])" office:value-type="float" office:value="19.4686825580261" calcext:value-type="float">
            <text:p>19.468682558</text:p>
          </table:table-cell>
          <table:table-cell table:style-name="ce1" table:formula="of:=[.D838]/[.E838]" office:value-type="float" office:value="3.39005989764782" calcext:value-type="float">
            <text:p>3.3900598976</text:p>
          </table:table-cell>
          <table:table-cell table:style-name="ce1" table:number-columns-repeated="6"/>
          <table:table-cell table:style-name="ce2" table:formula="of:=LOG([.N838])" office:value-type="float" office:value="2.92272545799326" calcext:value-type="float">
            <text:p>2.922725458</text:p>
          </table:table-cell>
          <table:table-cell table:style-name="ce3" table:formula="of:=[.N837]+1" office:value-type="float" office:value="837" calcext:value-type="float">
            <text:p>83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7" calcext:value-type="float">
            <text:p>127</text:p>
          </table:table-cell>
          <table:table-cell table:style-name="ce1" table:formula="of:=[.A839]-[.$K$1]" office:value-type="float" office:value="-22.32" calcext:value-type="float">
            <text:p>-22.32</text:p>
          </table:table-cell>
          <table:table-cell table:style-name="ce1" table:formula="of:=SUM([.$B$1:.B839])" office:value-type="float" office:value="18.36" calcext:value-type="float">
            <text:p>18.36</text:p>
          </table:table-cell>
          <table:table-cell table:style-name="ce1" table:formula="of:=MAX([.$B$1:.B839])-MIN([.$B$1:.B839])" office:value-type="float" office:value="66" calcext:value-type="float">
            <text:p>66</text:p>
          </table:table-cell>
          <table:table-cell table:style-name="ce1" table:formula="of:=STDEV([.$B$1:.B839])" office:value-type="float" office:value="19.4737292292919" calcext:value-type="float">
            <text:p>19.4737292293</text:p>
          </table:table-cell>
          <table:table-cell table:style-name="ce1" table:formula="of:=[.D839]/[.E839]" office:value-type="float" office:value="3.38918135416633" calcext:value-type="float">
            <text:p>3.3891813542</text:p>
          </table:table-cell>
          <table:table-cell table:style-name="ce1" table:number-columns-repeated="6"/>
          <table:table-cell table:style-name="ce2" table:formula="of:=LOG([.N839])" office:value-type="float" office:value="2.92324401863028" calcext:value-type="float">
            <text:p>2.9232440186</text:p>
          </table:table-cell>
          <table:table-cell table:style-name="ce3" table:formula="of:=[.N838]+1" office:value-type="float" office:value="838" calcext:value-type="float">
            <text:p>83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6" calcext:value-type="float">
            <text:p>146</text:p>
          </table:table-cell>
          <table:table-cell table:style-name="ce1" table:formula="of:=[.A840]-[.$K$1]" office:value-type="float" office:value="-3.31999999999999" calcext:value-type="float">
            <text:p>-3.32</text:p>
          </table:table-cell>
          <table:table-cell table:style-name="ce1" table:formula="of:=SUM([.$B$1:.B840])" office:value-type="float" office:value="18.36" calcext:value-type="float">
            <text:p>18.36</text:p>
          </table:table-cell>
          <table:table-cell table:style-name="ce1" table:formula="of:=MAX([.$B$1:.B840])-MIN([.$B$1:.B840])" office:value-type="float" office:value="66" calcext:value-type="float">
            <text:p>66</text:p>
          </table:table-cell>
          <table:table-cell table:style-name="ce1" table:formula="of:=STDEV([.$B$1:.B840])" office:value-type="float" office:value="19.4626869809057" calcext:value-type="float">
            <text:p>19.4626869809</text:p>
          </table:table-cell>
          <table:table-cell table:style-name="ce1" table:formula="of:=[.D840]/[.E840]" office:value-type="float" office:value="3.39110422238979" calcext:value-type="float">
            <text:p>3.3911042224</text:p>
          </table:table-cell>
          <table:table-cell table:style-name="ce1" table:number-columns-repeated="6"/>
          <table:table-cell table:style-name="ce2" table:formula="of:=LOG([.N840])" office:value-type="float" office:value="2.9237619608287" calcext:value-type="float">
            <text:p>2.9237619608</text:p>
          </table:table-cell>
          <table:table-cell table:style-name="ce3" table:formula="of:=[.N839]+1" office:value-type="float" office:value="839" calcext:value-type="float">
            <text:p>83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6" calcext:value-type="float">
            <text:p>156</text:p>
          </table:table-cell>
          <table:table-cell table:style-name="ce1" table:formula="of:=[.A841]-[.$K$1]" office:value-type="float" office:value="6.68000000000001" calcext:value-type="float">
            <text:p>6.68</text:p>
          </table:table-cell>
          <table:table-cell table:style-name="ce1" table:formula="of:=SUM([.$B$1:.B841])" office:value-type="float" office:value="18.36" calcext:value-type="float">
            <text:p>18.36</text:p>
          </table:table-cell>
          <table:table-cell table:style-name="ce1" table:formula="of:=MAX([.$B$1:.B841])-MIN([.$B$1:.B841])" office:value-type="float" office:value="66" calcext:value-type="float">
            <text:p>66</text:p>
          </table:table-cell>
          <table:table-cell table:style-name="ce1" table:formula="of:=STDEV([.$B$1:.B841])" office:value-type="float" office:value="19.4520920570823" calcext:value-type="float">
            <text:p>19.4520920571</text:p>
          </table:table-cell>
          <table:table-cell table:style-name="ce1" table:formula="of:=[.D841]/[.E841]" office:value-type="float" office:value="3.39295124690561" calcext:value-type="float">
            <text:p>3.3929512469</text:p>
          </table:table-cell>
          <table:table-cell table:style-name="ce1" table:number-columns-repeated="6"/>
          <table:table-cell table:style-name="ce2" table:formula="of:=LOG([.N841])" office:value-type="float" office:value="2.92427928606188" calcext:value-type="float">
            <text:p>2.9242792861</text:p>
          </table:table-cell>
          <table:table-cell table:style-name="ce3" table:formula="of:=[.N840]+1" office:value-type="float" office:value="840" calcext:value-type="float">
            <text:p>84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4" calcext:value-type="float">
            <text:p>174</text:p>
          </table:table-cell>
          <table:table-cell table:style-name="ce1" table:formula="of:=[.A842]-[.$K$1]" office:value-type="float" office:value="24.68" calcext:value-type="float">
            <text:p>24.68</text:p>
          </table:table-cell>
          <table:table-cell table:style-name="ce1" table:formula="of:=SUM([.$B$1:.B842])" office:value-type="float" office:value="18.36" calcext:value-type="float">
            <text:p>18.36</text:p>
          </table:table-cell>
          <table:table-cell table:style-name="ce1" table:formula="of:=MAX([.$B$1:.B842])-MIN([.$B$1:.B842])" office:value-type="float" office:value="66" calcext:value-type="float">
            <text:p>66</text:p>
          </table:table-cell>
          <table:table-cell table:style-name="ce1" table:formula="of:=STDEV([.$B$1:.B842])" office:value-type="float" office:value="19.4576653199464" calcext:value-type="float">
            <text:p>19.4576653199</text:p>
          </table:table-cell>
          <table:table-cell table:style-name="ce1" table:formula="of:=[.D842]/[.E842]" office:value-type="float" office:value="3.39197940321967" calcext:value-type="float">
            <text:p>3.3919794032</text:p>
          </table:table-cell>
          <table:table-cell table:style-name="ce1" table:number-columns-repeated="6"/>
          <table:table-cell table:style-name="ce2" table:formula="of:=LOG([.N842])" office:value-type="float" office:value="2.92479599579791" calcext:value-type="float">
            <text:p>2.9247959958</text:p>
          </table:table-cell>
          <table:table-cell table:style-name="ce3" table:formula="of:=[.N841]+1" office:value-type="float" office:value="841" calcext:value-type="float">
            <text:p>84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9" calcext:value-type="float">
            <text:p>169</text:p>
          </table:table-cell>
          <table:table-cell table:style-name="ce1" table:formula="of:=[.A843]-[.$K$1]" office:value-type="float" office:value="19.68" calcext:value-type="float">
            <text:p>19.68</text:p>
          </table:table-cell>
          <table:table-cell table:style-name="ce1" table:formula="of:=SUM([.$B$1:.B843])" office:value-type="float" office:value="18.36" calcext:value-type="float">
            <text:p>18.36</text:p>
          </table:table-cell>
          <table:table-cell table:style-name="ce1" table:formula="of:=MAX([.$B$1:.B843])-MIN([.$B$1:.B843])" office:value-type="float" office:value="66" calcext:value-type="float">
            <text:p>66</text:p>
          </table:table-cell>
          <table:table-cell table:style-name="ce1" table:formula="of:=STDEV([.$B$1:.B843])" office:value-type="float" office:value="19.4567318990778" calcext:value-type="float">
            <text:p>19.4567318991</text:p>
          </table:table-cell>
          <table:table-cell table:style-name="ce1" table:formula="of:=[.D843]/[.E843]" office:value-type="float" office:value="3.39214213066934" calcext:value-type="float">
            <text:p>3.3921421307</text:p>
          </table:table-cell>
          <table:table-cell table:style-name="ce1" table:number-columns-repeated="6"/>
          <table:table-cell table:style-name="ce2" table:formula="of:=LOG([.N843])" office:value-type="float" office:value="2.92531209149965" calcext:value-type="float">
            <text:p>2.9253120915</text:p>
          </table:table-cell>
          <table:table-cell table:style-name="ce3" table:formula="of:=[.N842]+1" office:value-type="float" office:value="842" calcext:value-type="float">
            <text:p>84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8" calcext:value-type="float">
            <text:p>178</text:p>
          </table:table-cell>
          <table:table-cell table:style-name="ce1" table:formula="of:=[.A844]-[.$K$1]" office:value-type="float" office:value="28.68" calcext:value-type="float">
            <text:p>28.68</text:p>
          </table:table-cell>
          <table:table-cell table:style-name="ce1" table:formula="of:=SUM([.$B$1:.B844])" office:value-type="float" office:value="18.36" calcext:value-type="float">
            <text:p>18.36</text:p>
          </table:table-cell>
          <table:table-cell table:style-name="ce1" table:formula="of:=MAX([.$B$1:.B844])-MIN([.$B$1:.B844])" office:value-type="float" office:value="66" calcext:value-type="float">
            <text:p>66</text:p>
          </table:table-cell>
          <table:table-cell table:style-name="ce1" table:formula="of:=STDEV([.$B$1:.B844])" office:value-type="float" office:value="19.4684564292161" calcext:value-type="float">
            <text:p>19.4684564292</text:p>
          </table:table-cell>
          <table:table-cell table:style-name="ce1" table:formula="of:=[.D844]/[.E844]" office:value-type="float" office:value="3.39009927366171" calcext:value-type="float">
            <text:p>3.3900992737</text:p>
          </table:table-cell>
          <table:table-cell table:style-name="ce1" table:number-columns-repeated="6"/>
          <table:table-cell table:style-name="ce2" table:formula="of:=LOG([.N844])" office:value-type="float" office:value="2.92582757462474" calcext:value-type="float">
            <text:p>2.9258275746</text:p>
          </table:table-cell>
          <table:table-cell table:style-name="ce3" table:formula="of:=[.N843]+1" office:value-type="float" office:value="843" calcext:value-type="float">
            <text:p>84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1" calcext:value-type="float">
            <text:p>131</text:p>
          </table:table-cell>
          <table:table-cell table:style-name="ce1" table:formula="of:=[.A845]-[.$K$1]" office:value-type="float" office:value="-18.32" calcext:value-type="float">
            <text:p>-18.32</text:p>
          </table:table-cell>
          <table:table-cell table:style-name="ce1" table:formula="of:=SUM([.$B$1:.B845])" office:value-type="float" office:value="18.36" calcext:value-type="float">
            <text:p>18.36</text:p>
          </table:table-cell>
          <table:table-cell table:style-name="ce1" table:formula="of:=MAX([.$B$1:.B845])-MIN([.$B$1:.B845])" office:value-type="float" office:value="66" calcext:value-type="float">
            <text:p>66</text:p>
          </table:table-cell>
          <table:table-cell table:style-name="ce1" table:formula="of:=STDEV([.$B$1:.B845])" office:value-type="float" office:value="19.4683484992027" calcext:value-type="float">
            <text:p>19.4683484992</text:p>
          </table:table-cell>
          <table:table-cell table:style-name="ce1" table:formula="of:=[.D845]/[.E845]" office:value-type="float" office:value="3.39011806793488" calcext:value-type="float">
            <text:p>3.3901180679</text:p>
          </table:table-cell>
          <table:table-cell table:style-name="ce1" table:number-columns-repeated="6"/>
          <table:table-cell table:style-name="ce2" table:formula="of:=LOG([.N845])" office:value-type="float" office:value="2.92634244662566" calcext:value-type="float">
            <text:p>2.9263424466</text:p>
          </table:table-cell>
          <table:table-cell table:style-name="ce3" table:formula="of:=[.N844]+1" office:value-type="float" office:value="844" calcext:value-type="float">
            <text:p>84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1" calcext:value-type="float">
            <text:p>141</text:p>
          </table:table-cell>
          <table:table-cell table:style-name="ce1" table:formula="of:=[.A846]-[.$K$1]" office:value-type="float" office:value="-8.31999999999999" calcext:value-type="float">
            <text:p>-8.32</text:p>
          </table:table-cell>
          <table:table-cell table:style-name="ce1" table:formula="of:=SUM([.$B$1:.B846])" office:value-type="float" office:value="18.36" calcext:value-type="float">
            <text:p>18.36</text:p>
          </table:table-cell>
          <table:table-cell table:style-name="ce1" table:formula="of:=MAX([.$B$1:.B846])-MIN([.$B$1:.B846])" office:value-type="float" office:value="66" calcext:value-type="float">
            <text:p>66</text:p>
          </table:table-cell>
          <table:table-cell table:style-name="ce1" table:formula="of:=STDEV([.$B$1:.B846])" office:value-type="float" office:value="19.4594896161193" calcext:value-type="float">
            <text:p>19.4594896161</text:p>
          </table:table-cell>
          <table:table-cell table:style-name="ce1" table:formula="of:=[.D846]/[.E846]" office:value-type="float" office:value="3.3916614105505" calcext:value-type="float">
            <text:p>3.3916614106</text:p>
          </table:table-cell>
          <table:table-cell table:style-name="ce1" table:number-columns-repeated="6"/>
          <table:table-cell table:style-name="ce2" table:formula="of:=LOG([.N846])" office:value-type="float" office:value="2.92685670894969" calcext:value-type="float">
            <text:p>2.9268567089</text:p>
          </table:table-cell>
          <table:table-cell table:style-name="ce3" table:formula="of:=[.N845]+1" office:value-type="float" office:value="845" calcext:value-type="float">
            <text:p>84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1" calcext:value-type="float">
            <text:p>161</text:p>
          </table:table-cell>
          <table:table-cell table:style-name="ce1" table:formula="of:=[.A847]-[.$K$1]" office:value-type="float" office:value="11.68" calcext:value-type="float">
            <text:p>11.68</text:p>
          </table:table-cell>
          <table:table-cell table:style-name="ce1" table:formula="of:=SUM([.$B$1:.B847])" office:value-type="float" office:value="18.36" calcext:value-type="float">
            <text:p>18.36</text:p>
          </table:table-cell>
          <table:table-cell table:style-name="ce1" table:formula="of:=MAX([.$B$1:.B847])-MIN([.$B$1:.B847])" office:value-type="float" office:value="66" calcext:value-type="float">
            <text:p>66</text:p>
          </table:table-cell>
          <table:table-cell table:style-name="ce1" table:formula="of:=STDEV([.$B$1:.B847])" office:value-type="float" office:value="19.4514248463522" calcext:value-type="float">
            <text:p>19.4514248464</text:p>
          </table:table-cell>
          <table:table-cell table:style-name="ce1" table:formula="of:=[.D847]/[.E847]" office:value-type="float" office:value="3.39306762981825" calcext:value-type="float">
            <text:p>3.3930676298</text:p>
          </table:table-cell>
          <table:table-cell table:style-name="ce1" table:number-columns-repeated="6"/>
          <table:table-cell table:style-name="ce2" table:formula="of:=LOG([.N847])" office:value-type="float" office:value="2.92737036303902" calcext:value-type="float">
            <text:p>2.927370363</text:p>
          </table:table-cell>
          <table:table-cell table:style-name="ce3" table:formula="of:=[.N846]+1" office:value-type="float" office:value="846" calcext:value-type="float">
            <text:p>84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0" calcext:value-type="float">
            <text:p>140</text:p>
          </table:table-cell>
          <table:table-cell table:style-name="ce1" table:formula="of:=[.A848]-[.$K$1]" office:value-type="float" office:value="-9.31999999999999" calcext:value-type="float">
            <text:p>-9.32</text:p>
          </table:table-cell>
          <table:table-cell table:style-name="ce1" table:formula="of:=SUM([.$B$1:.B848])" office:value-type="float" office:value="18.36" calcext:value-type="float">
            <text:p>18.36</text:p>
          </table:table-cell>
          <table:table-cell table:style-name="ce1" table:formula="of:=MAX([.$B$1:.B848])-MIN([.$B$1:.B848])" office:value-type="float" office:value="66" calcext:value-type="float">
            <text:p>66</text:p>
          </table:table-cell>
          <table:table-cell table:style-name="ce1" table:formula="of:=STDEV([.$B$1:.B848])" office:value-type="float" office:value="19.4431985114766" calcext:value-type="float">
            <text:p>19.4431985115</text:p>
          </table:table-cell>
          <table:table-cell table:style-name="ce1" table:formula="of:=[.D848]/[.E848]" office:value-type="float" office:value="3.3945032223501" calcext:value-type="float">
            <text:p>3.3945032224</text:p>
          </table:table-cell>
          <table:table-cell table:style-name="ce1" table:number-columns-repeated="6"/>
          <table:table-cell table:style-name="ce2" table:formula="of:=LOG([.N848])" office:value-type="float" office:value="2.92788341033071" calcext:value-type="float">
            <text:p>2.9278834103</text:p>
          </table:table-cell>
          <table:table-cell table:style-name="ce3" table:formula="of:=[.N847]+1" office:value-type="float" office:value="847" calcext:value-type="float">
            <text:p>84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9" calcext:value-type="float">
            <text:p>129</text:p>
          </table:table-cell>
          <table:table-cell table:style-name="ce1" table:formula="of:=[.A849]-[.$K$1]" office:value-type="float" office:value="-20.32" calcext:value-type="float">
            <text:p>-20.32</text:p>
          </table:table-cell>
          <table:table-cell table:style-name="ce1" table:formula="of:=SUM([.$B$1:.B849])" office:value-type="float" office:value="18.36" calcext:value-type="float">
            <text:p>18.36</text:p>
          </table:table-cell>
          <table:table-cell table:style-name="ce1" table:formula="of:=MAX([.$B$1:.B849])-MIN([.$B$1:.B849])" office:value-type="float" office:value="66" calcext:value-type="float">
            <text:p>66</text:p>
          </table:table-cell>
          <table:table-cell table:style-name="ce1" table:formula="of:=STDEV([.$B$1:.B849])" office:value-type="float" office:value="19.445547341192" calcext:value-type="float">
            <text:p>19.4455473412</text:p>
          </table:table-cell>
          <table:table-cell table:style-name="ce1" table:formula="of:=[.D849]/[.E849]" office:value-type="float" office:value="3.39409319994766" calcext:value-type="float">
            <text:p>3.3940931999</text:p>
          </table:table-cell>
          <table:table-cell table:style-name="ce1" table:number-columns-repeated="6"/>
          <table:table-cell table:style-name="ce2" table:formula="of:=LOG([.N849])" office:value-type="float" office:value="2.92839585225671" calcext:value-type="float">
            <text:p>2.9283958523</text:p>
          </table:table-cell>
          <table:table-cell table:style-name="ce3" table:formula="of:=[.N848]+1" office:value-type="float" office:value="848" calcext:value-type="float">
            <text:p>84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8" calcext:value-type="float">
            <text:p>118</text:p>
          </table:table-cell>
          <table:table-cell table:style-name="ce1" table:formula="of:=[.A850]-[.$K$1]" office:value-type="float" office:value="-31.32" calcext:value-type="float">
            <text:p>-31.32</text:p>
          </table:table-cell>
          <table:table-cell table:style-name="ce1" table:formula="of:=SUM([.$B$1:.B850])" office:value-type="float" office:value="18.36" calcext:value-type="float">
            <text:p>18.36</text:p>
          </table:table-cell>
          <table:table-cell table:style-name="ce1" table:formula="of:=MAX([.$B$1:.B850])-MIN([.$B$1:.B850])" office:value-type="float" office:value="66" calcext:value-type="float">
            <text:p>66</text:p>
          </table:table-cell>
          <table:table-cell table:style-name="ce1" table:formula="of:=STDEV([.$B$1:.B850])" office:value-type="float" office:value="19.4657030500608" calcext:value-type="float">
            <text:p>19.4657030501</text:p>
          </table:table-cell>
          <table:table-cell table:style-name="ce1" table:formula="of:=[.D850]/[.E850]" office:value-type="float" office:value="3.39057879544679" calcext:value-type="float">
            <text:p>3.3905787954</text:p>
          </table:table-cell>
          <table:table-cell table:style-name="ce1" table:number-columns-repeated="6"/>
          <table:table-cell table:style-name="ce2" table:formula="of:=LOG([.N850])" office:value-type="float" office:value="2.92890769024395" calcext:value-type="float">
            <text:p>2.9289076902</text:p>
          </table:table-cell>
          <table:table-cell table:style-name="ce3" table:formula="of:=[.N849]+1" office:value-type="float" office:value="849" calcext:value-type="float">
            <text:p>84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4" calcext:value-type="float">
            <text:p>164</text:p>
          </table:table-cell>
          <table:table-cell table:style-name="ce1" table:formula="of:=[.A851]-[.$K$1]" office:value-type="float" office:value="14.68" calcext:value-type="float">
            <text:p>14.68</text:p>
          </table:table-cell>
          <table:table-cell table:style-name="ce1" table:formula="of:=SUM([.$B$1:.B851])" office:value-type="float" office:value="18.36" calcext:value-type="float">
            <text:p>18.36</text:p>
          </table:table-cell>
          <table:table-cell table:style-name="ce1" table:formula="of:=MAX([.$B$1:.B851])-MIN([.$B$1:.B851])" office:value-type="float" office:value="66" calcext:value-type="float">
            <text:p>66</text:p>
          </table:table-cell>
          <table:table-cell table:style-name="ce1" table:formula="of:=STDEV([.$B$1:.B851])" office:value-type="float" office:value="19.4599237423781" calcext:value-type="float">
            <text:p>19.4599237424</text:p>
          </table:table-cell>
          <table:table-cell table:style-name="ce1" table:formula="of:=[.D851]/[.E851]" office:value-type="float" office:value="3.39158574687891" calcext:value-type="float">
            <text:p>3.3915857469</text:p>
          </table:table-cell>
          <table:table-cell table:style-name="ce1" table:number-columns-repeated="6"/>
          <table:table-cell table:style-name="ce2" table:formula="of:=LOG([.N851])" office:value-type="float" office:value="2.92941892571429" calcext:value-type="float">
            <text:p>2.9294189257</text:p>
          </table:table-cell>
          <table:table-cell table:style-name="ce3" table:formula="of:=[.N850]+1" office:value-type="float" office:value="850" calcext:value-type="float">
            <text:p>85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9" calcext:value-type="float">
            <text:p>119</text:p>
          </table:table-cell>
          <table:table-cell table:style-name="ce1" table:formula="of:=[.A852]-[.$K$1]" office:value-type="float" office:value="-30.32" calcext:value-type="float">
            <text:p>-30.32</text:p>
          </table:table-cell>
          <table:table-cell table:style-name="ce1" table:formula="of:=SUM([.$B$1:.B852])" office:value-type="float" office:value="18.36" calcext:value-type="float">
            <text:p>18.36</text:p>
          </table:table-cell>
          <table:table-cell table:style-name="ce1" table:formula="of:=MAX([.$B$1:.B852])-MIN([.$B$1:.B852])" office:value-type="float" office:value="66" calcext:value-type="float">
            <text:p>66</text:p>
          </table:table-cell>
          <table:table-cell table:style-name="ce1" table:formula="of:=STDEV([.$B$1:.B852])" office:value-type="float" office:value="19.4780411996609" calcext:value-type="float">
            <text:p>19.4780411997</text:p>
          </table:table-cell>
          <table:table-cell table:style-name="ce1" table:formula="of:=[.D852]/[.E852]" office:value-type="float" office:value="3.38843107083833" calcext:value-type="float">
            <text:p>3.3884310708</text:p>
          </table:table-cell>
          <table:table-cell table:style-name="ce1" table:number-columns-repeated="6"/>
          <table:table-cell table:style-name="ce2" table:formula="of:=LOG([.N852])" office:value-type="float" office:value="2.92992956008459" calcext:value-type="float">
            <text:p>2.9299295601</text:p>
          </table:table-cell>
          <table:table-cell table:style-name="ce3" table:formula="of:=[.N851]+1" office:value-type="float" office:value="851" calcext:value-type="float">
            <text:p>85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8" calcext:value-type="float">
            <text:p>148</text:p>
          </table:table-cell>
          <table:table-cell table:style-name="ce1" table:formula="of:=[.A853]-[.$K$1]" office:value-type="float" office:value="-1.31999999999999" calcext:value-type="float">
            <text:p>-1.32</text:p>
          </table:table-cell>
          <table:table-cell table:style-name="ce1" table:formula="of:=SUM([.$B$1:.B853])" office:value-type="float" office:value="18.36" calcext:value-type="float">
            <text:p>18.36</text:p>
          </table:table-cell>
          <table:table-cell table:style-name="ce1" table:formula="of:=MAX([.$B$1:.B853])-MIN([.$B$1:.B853])" office:value-type="float" office:value="66" calcext:value-type="float">
            <text:p>66</text:p>
          </table:table-cell>
          <table:table-cell table:style-name="ce1" table:formula="of:=STDEV([.$B$1:.B853])" office:value-type="float" office:value="19.4667623826398" calcext:value-type="float">
            <text:p>19.4667623826</text:p>
          </table:table-cell>
          <table:table-cell table:style-name="ce1" table:formula="of:=[.D853]/[.E853]" office:value-type="float" office:value="3.39039428861874" calcext:value-type="float">
            <text:p>3.3903942886</text:p>
          </table:table-cell>
          <table:table-cell table:style-name="ce1" table:number-columns-repeated="6"/>
          <table:table-cell table:style-name="ce2" table:formula="of:=LOG([.N853])" office:value-type="float" office:value="2.9304395947667" calcext:value-type="float">
            <text:p>2.9304395948</text:p>
          </table:table-cell>
          <table:table-cell table:style-name="ce3" table:formula="of:=[.N852]+1" office:value-type="float" office:value="852" calcext:value-type="float">
            <text:p>85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3" calcext:value-type="float">
            <text:p>173</text:p>
          </table:table-cell>
          <table:table-cell table:style-name="ce1" table:formula="of:=[.A854]-[.$K$1]" office:value-type="float" office:value="23.68" calcext:value-type="float">
            <text:p>23.68</text:p>
          </table:table-cell>
          <table:table-cell table:style-name="ce1" table:formula="of:=SUM([.$B$1:.B854])" office:value-type="float" office:value="18.36" calcext:value-type="float">
            <text:p>18.36</text:p>
          </table:table-cell>
          <table:table-cell table:style-name="ce1" table:formula="of:=MAX([.$B$1:.B854])-MIN([.$B$1:.B854])" office:value-type="float" office:value="66" calcext:value-type="float">
            <text:p>66</text:p>
          </table:table-cell>
          <table:table-cell table:style-name="ce1" table:formula="of:=STDEV([.$B$1:.B854])" office:value-type="float" office:value="19.4708920738807" calcext:value-type="float">
            <text:p>19.4708920739</text:p>
          </table:table-cell>
          <table:table-cell table:style-name="ce1" table:formula="of:=[.D854]/[.E854]" office:value-type="float" office:value="3.38967520078527" calcext:value-type="float">
            <text:p>3.3896752008</text:p>
          </table:table-cell>
          <table:table-cell table:style-name="ce1" table:number-columns-repeated="6"/>
          <table:table-cell table:style-name="ce2" table:formula="of:=LOG([.N854])" office:value-type="float" office:value="2.93094903116752" calcext:value-type="float">
            <text:p>2.9309490312</text:p>
          </table:table-cell>
          <table:table-cell table:style-name="ce3" table:formula="of:=[.N853]+1" office:value-type="float" office:value="853" calcext:value-type="float">
            <text:p>85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7" calcext:value-type="float">
            <text:p>177</text:p>
          </table:table-cell>
          <table:table-cell table:style-name="ce1" table:formula="of:=[.A855]-[.$K$1]" office:value-type="float" office:value="27.68" calcext:value-type="float">
            <text:p>27.68</text:p>
          </table:table-cell>
          <table:table-cell table:style-name="ce1" table:formula="of:=SUM([.$B$1:.B855])" office:value-type="float" office:value="18.36" calcext:value-type="float">
            <text:p>18.36</text:p>
          </table:table-cell>
          <table:table-cell table:style-name="ce1" table:formula="of:=MAX([.$B$1:.B855])-MIN([.$B$1:.B855])" office:value-type="float" office:value="66" calcext:value-type="float">
            <text:p>66</text:p>
          </table:table-cell>
          <table:table-cell table:style-name="ce1" table:formula="of:=STDEV([.$B$1:.B855])" office:value-type="float" office:value="19.4809087441359" calcext:value-type="float">
            <text:p>19.4809087441</text:p>
          </table:table-cell>
          <table:table-cell table:style-name="ce1" table:formula="of:=[.D855]/[.E855]" office:value-type="float" office:value="3.38793230166263" calcext:value-type="float">
            <text:p>3.3879323017</text:p>
          </table:table-cell>
          <table:table-cell table:style-name="ce1" table:number-columns-repeated="6"/>
          <table:table-cell table:style-name="ce2" table:formula="of:=LOG([.N855])" office:value-type="float" office:value="2.931457870689" calcext:value-type="float">
            <text:p>2.9314578707</text:p>
          </table:table-cell>
          <table:table-cell table:style-name="ce3" table:formula="of:=[.N854]+1" office:value-type="float" office:value="854" calcext:value-type="float">
            <text:p>85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5" calcext:value-type="float">
            <text:p>155</text:p>
          </table:table-cell>
          <table:table-cell table:style-name="ce1" table:formula="of:=[.A856]-[.$K$1]" office:value-type="float" office:value="5.68000000000001" calcext:value-type="float">
            <text:p>5.68</text:p>
          </table:table-cell>
          <table:table-cell table:style-name="ce1" table:formula="of:=SUM([.$B$1:.B856])" office:value-type="float" office:value="18.36" calcext:value-type="float">
            <text:p>18.36</text:p>
          </table:table-cell>
          <table:table-cell table:style-name="ce1" table:formula="of:=MAX([.$B$1:.B856])-MIN([.$B$1:.B856])" office:value-type="float" office:value="66" calcext:value-type="float">
            <text:p>66</text:p>
          </table:table-cell>
          <table:table-cell table:style-name="ce1" table:formula="of:=STDEV([.$B$1:.B856])" office:value-type="float" office:value="19.4701683855111" calcext:value-type="float">
            <text:p>19.4701683855</text:p>
          </table:table-cell>
          <table:table-cell table:style-name="ce1" table:formula="of:=[.D856]/[.E856]" office:value-type="float" office:value="3.38980119191544" calcext:value-type="float">
            <text:p>3.3898011919</text:p>
          </table:table-cell>
          <table:table-cell table:style-name="ce1" table:number-columns-repeated="6"/>
          <table:table-cell table:style-name="ce2" table:formula="of:=LOG([.N856])" office:value-type="float" office:value="2.93196611472817" calcext:value-type="float">
            <text:p>2.9319661147</text:p>
          </table:table-cell>
          <table:table-cell table:style-name="ce3" table:formula="of:=[.N855]+1" office:value-type="float" office:value="855" calcext:value-type="float">
            <text:p>85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0" calcext:value-type="float">
            <text:p>120</text:p>
          </table:table-cell>
          <table:table-cell table:style-name="ce1" table:formula="of:=[.A857]-[.$K$1]" office:value-type="float" office:value="-29.32" calcext:value-type="float">
            <text:p>-29.32</text:p>
          </table:table-cell>
          <table:table-cell table:style-name="ce1" table:formula="of:=SUM([.$B$1:.B857])" office:value-type="float" office:value="18.36" calcext:value-type="float">
            <text:p>18.36</text:p>
          </table:table-cell>
          <table:table-cell table:style-name="ce1" table:formula="of:=MAX([.$B$1:.B857])-MIN([.$B$1:.B857])" office:value-type="float" office:value="66" calcext:value-type="float">
            <text:p>66</text:p>
          </table:table-cell>
          <table:table-cell table:style-name="ce1" table:formula="of:=STDEV([.$B$1:.B857])" office:value-type="float" office:value="19.4863575206717" calcext:value-type="float">
            <text:p>19.4863575207</text:p>
          </table:table-cell>
          <table:table-cell table:style-name="ce1" table:formula="of:=[.D857]/[.E857]" office:value-type="float" office:value="3.38698496781583" calcext:value-type="float">
            <text:p>3.3869849678</text:p>
          </table:table-cell>
          <table:table-cell table:style-name="ce1" table:number-columns-repeated="6"/>
          <table:table-cell table:style-name="ce2" table:formula="of:=LOG([.N857])" office:value-type="float" office:value="2.93247376467715" calcext:value-type="float">
            <text:p>2.9324737647</text:p>
          </table:table-cell>
          <table:table-cell table:style-name="ce3" table:formula="of:=[.N856]+1" office:value-type="float" office:value="856" calcext:value-type="float">
            <text:p>85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1" calcext:value-type="float">
            <text:p>141</text:p>
          </table:table-cell>
          <table:table-cell table:style-name="ce1" table:formula="of:=[.A858]-[.$K$1]" office:value-type="float" office:value="-8.31999999999999" calcext:value-type="float">
            <text:p>-8.32</text:p>
          </table:table-cell>
          <table:table-cell table:style-name="ce1" table:formula="of:=SUM([.$B$1:.B858])" office:value-type="float" office:value="18.36" calcext:value-type="float">
            <text:p>18.36</text:p>
          </table:table-cell>
          <table:table-cell table:style-name="ce1" table:formula="of:=MAX([.$B$1:.B858])-MIN([.$B$1:.B858])" office:value-type="float" office:value="66" calcext:value-type="float">
            <text:p>66</text:p>
          </table:table-cell>
          <table:table-cell table:style-name="ce1" table:formula="of:=STDEV([.$B$1:.B858])" office:value-type="float" office:value="19.4775711239221" calcext:value-type="float">
            <text:p>19.4775711239</text:p>
          </table:table-cell>
          <table:table-cell table:style-name="ce1" table:formula="of:=[.D858]/[.E858]" office:value-type="float" office:value="3.38851284793613" calcext:value-type="float">
            <text:p>3.3885128479</text:p>
          </table:table-cell>
          <table:table-cell table:style-name="ce1" table:number-columns-repeated="6"/>
          <table:table-cell table:style-name="ce2" table:formula="of:=LOG([.N858])" office:value-type="float" office:value="2.9329808219232" calcext:value-type="float">
            <text:p>2.9329808219</text:p>
          </table:table-cell>
          <table:table-cell table:style-name="ce3" table:formula="of:=[.N857]+1" office:value-type="float" office:value="857" calcext:value-type="float">
            <text:p>85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1" calcext:value-type="float">
            <text:p>151</text:p>
          </table:table-cell>
          <table:table-cell table:style-name="ce1" table:formula="of:=[.A859]-[.$K$1]" office:value-type="float" office:value="1.68000000000001" calcext:value-type="float">
            <text:p>1.68</text:p>
          </table:table-cell>
          <table:table-cell table:style-name="ce1" table:formula="of:=SUM([.$B$1:.B859])" office:value-type="float" office:value="18.36" calcext:value-type="float">
            <text:p>18.36</text:p>
          </table:table-cell>
          <table:table-cell table:style-name="ce1" table:formula="of:=MAX([.$B$1:.B859])-MIN([.$B$1:.B859])" office:value-type="float" office:value="66" calcext:value-type="float">
            <text:p>66</text:p>
          </table:table-cell>
          <table:table-cell table:style-name="ce1" table:formula="of:=STDEV([.$B$1:.B859])" office:value-type="float" office:value="19.4662325118512" calcext:value-type="float">
            <text:p>19.4662325119</text:p>
          </table:table-cell>
          <table:table-cell table:style-name="ce1" table:formula="of:=[.D859]/[.E859]" office:value-type="float" office:value="3.39048657514075" calcext:value-type="float">
            <text:p>3.3904865751</text:p>
          </table:table-cell>
          <table:table-cell table:style-name="ce1" table:number-columns-repeated="6"/>
          <table:table-cell table:style-name="ce2" table:formula="of:=LOG([.N859])" office:value-type="float" office:value="2.93348728784871" calcext:value-type="float">
            <text:p>2.9334872878</text:p>
          </table:table-cell>
          <table:table-cell table:style-name="ce3" table:formula="of:=[.N858]+1" office:value-type="float" office:value="858" calcext:value-type="float">
            <text:p>85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1" calcext:value-type="float">
            <text:p>131</text:p>
          </table:table-cell>
          <table:table-cell table:style-name="ce1" table:formula="of:=[.A860]-[.$K$1]" office:value-type="float" office:value="-18.32" calcext:value-type="float">
            <text:p>-18.32</text:p>
          </table:table-cell>
          <table:table-cell table:style-name="ce1" table:formula="of:=SUM([.$B$1:.B860])" office:value-type="float" office:value="18.36" calcext:value-type="float">
            <text:p>18.36</text:p>
          </table:table-cell>
          <table:table-cell table:style-name="ce1" table:formula="of:=MAX([.$B$1:.B860])-MIN([.$B$1:.B860])" office:value-type="float" office:value="66" calcext:value-type="float">
            <text:p>66</text:p>
          </table:table-cell>
          <table:table-cell table:style-name="ce1" table:formula="of:=STDEV([.$B$1:.B860])" office:value-type="float" office:value="19.4660111700097" calcext:value-type="float">
            <text:p>19.46601117</text:p>
          </table:table-cell>
          <table:table-cell table:style-name="ce1" table:formula="of:=[.D860]/[.E860]" office:value-type="float" office:value="3.39052512728868" calcext:value-type="float">
            <text:p>3.3905251273</text:p>
          </table:table-cell>
          <table:table-cell table:style-name="ce1" table:number-columns-repeated="6"/>
          <table:table-cell table:style-name="ce2" table:formula="of:=LOG([.N860])" office:value-type="float" office:value="2.93399316383124" calcext:value-type="float">
            <text:p>2.9339931638</text:p>
          </table:table-cell>
          <table:table-cell table:style-name="ce3" table:formula="of:=[.N859]+1" office:value-type="float" office:value="859" calcext:value-type="float">
            <text:p>85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0" calcext:value-type="float">
            <text:p>130</text:p>
          </table:table-cell>
          <table:table-cell table:style-name="ce1" table:formula="of:=[.A861]-[.$K$1]" office:value-type="float" office:value="-19.32" calcext:value-type="float">
            <text:p>-19.32</text:p>
          </table:table-cell>
          <table:table-cell table:style-name="ce1" table:formula="of:=SUM([.$B$1:.B861])" office:value-type="float" office:value="18.36" calcext:value-type="float">
            <text:p>18.36</text:p>
          </table:table-cell>
          <table:table-cell table:style-name="ce1" table:formula="of:=MAX([.$B$1:.B861])-MIN([.$B$1:.B861])" office:value-type="float" office:value="66" calcext:value-type="float">
            <text:p>66</text:p>
          </table:table-cell>
          <table:table-cell table:style-name="ce1" table:formula="of:=STDEV([.$B$1:.B861])" office:value-type="float" office:value="19.4669437601247" calcext:value-type="float">
            <text:p>19.4669437601</text:p>
          </table:table-cell>
          <table:table-cell table:style-name="ce1" table:formula="of:=[.D861]/[.E861]" office:value-type="float" office:value="3.39036269962375" calcext:value-type="float">
            <text:p>3.3903626996</text:p>
          </table:table-cell>
          <table:table-cell table:style-name="ce1" table:number-columns-repeated="6"/>
          <table:table-cell table:style-name="ce2" table:formula="of:=LOG([.N861])" office:value-type="float" office:value="2.93449845124357" calcext:value-type="float">
            <text:p>2.9344984512</text:p>
          </table:table-cell>
          <table:table-cell table:style-name="ce3" table:formula="of:=[.N860]+1" office:value-type="float" office:value="860" calcext:value-type="float">
            <text:p>86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0" calcext:value-type="float">
            <text:p>150</text:p>
          </table:table-cell>
          <table:table-cell table:style-name="ce1" table:formula="of:=[.A862]-[.$K$1]" office:value-type="float" office:value="0.680000000000007" calcext:value-type="float">
            <text:p>0.68</text:p>
          </table:table-cell>
          <table:table-cell table:style-name="ce1" table:formula="of:=SUM([.$B$1:.B862])" office:value-type="float" office:value="18.36" calcext:value-type="float">
            <text:p>18.36</text:p>
          </table:table-cell>
          <table:table-cell table:style-name="ce1" table:formula="of:=MAX([.$B$1:.B862])-MIN([.$B$1:.B862])" office:value-type="float" office:value="66" calcext:value-type="float">
            <text:p>66</text:p>
          </table:table-cell>
          <table:table-cell table:style-name="ce1" table:formula="of:=STDEV([.$B$1:.B862])" office:value-type="float" office:value="19.455637353616" calcext:value-type="float">
            <text:p>19.4556373536</text:p>
          </table:table-cell>
          <table:table-cell table:style-name="ce1" table:formula="of:=[.D862]/[.E862]" office:value-type="float" office:value="3.39233296758245" calcext:value-type="float">
            <text:p>3.3923329676</text:p>
          </table:table-cell>
          <table:table-cell table:style-name="ce1" table:number-columns-repeated="6"/>
          <table:table-cell table:style-name="ce2" table:formula="of:=LOG([.N862])" office:value-type="float" office:value="2.93500315145365" calcext:value-type="float">
            <text:p>2.9350031515</text:p>
          </table:table-cell>
          <table:table-cell table:style-name="ce3" table:formula="of:=[.N861]+1" office:value-type="float" office:value="861" calcext:value-type="float">
            <text:p>86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0" calcext:value-type="float">
            <text:p>160</text:p>
          </table:table-cell>
          <table:table-cell table:style-name="ce1" table:formula="of:=[.A863]-[.$K$1]" office:value-type="float" office:value="10.68" calcext:value-type="float">
            <text:p>10.68</text:p>
          </table:table-cell>
          <table:table-cell table:style-name="ce1" table:formula="of:=SUM([.$B$1:.B863])" office:value-type="float" office:value="18.36" calcext:value-type="float">
            <text:p>18.36</text:p>
          </table:table-cell>
          <table:table-cell table:style-name="ce1" table:formula="of:=MAX([.$B$1:.B863])-MIN([.$B$1:.B863])" office:value-type="float" office:value="66" calcext:value-type="float">
            <text:p>66</text:p>
          </table:table-cell>
          <table:table-cell table:style-name="ce1" table:formula="of:=STDEV([.$B$1:.B863])" office:value-type="float" office:value="19.4471869648604" calcext:value-type="float">
            <text:p>19.4471869649</text:p>
          </table:table-cell>
          <table:table-cell table:style-name="ce1" table:formula="of:=[.D863]/[.E863]" office:value-type="float" office:value="3.39380703848104" calcext:value-type="float">
            <text:p>3.3938070385</text:p>
          </table:table-cell>
          <table:table-cell table:style-name="ce1" table:number-columns-repeated="6"/>
          <table:table-cell table:style-name="ce2" table:formula="of:=LOG([.N863])" office:value-type="float" office:value="2.93550726582471" calcext:value-type="float">
            <text:p>2.9355072658</text:p>
          </table:table-cell>
          <table:table-cell table:style-name="ce3" table:formula="of:=[.N862]+1" office:value-type="float" office:value="862" calcext:value-type="float">
            <text:p>86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0" calcext:value-type="float">
            <text:p>180</text:p>
          </table:table-cell>
          <table:table-cell table:style-name="ce1" table:formula="of:=[.A864]-[.$K$1]" office:value-type="float" office:value="30.68" calcext:value-type="float">
            <text:p>30.68</text:p>
          </table:table-cell>
          <table:table-cell table:style-name="ce1" table:formula="of:=SUM([.$B$1:.B864])" office:value-type="float" office:value="18.36" calcext:value-type="float">
            <text:p>18.36</text:p>
          </table:table-cell>
          <table:table-cell table:style-name="ce1" table:formula="of:=MAX([.$B$1:.B864])-MIN([.$B$1:.B864])" office:value-type="float" office:value="66" calcext:value-type="float">
            <text:p>66</text:p>
          </table:table-cell>
          <table:table-cell table:style-name="ce1" table:formula="of:=STDEV([.$B$1:.B864])" office:value-type="float" office:value="19.4622487988912" calcext:value-type="float">
            <text:p>19.4622487989</text:p>
          </table:table-cell>
          <table:table-cell table:style-name="ce1" table:formula="of:=[.D864]/[.E864]" office:value-type="float" office:value="3.39118057126882" calcext:value-type="float">
            <text:p>3.3911805713</text:p>
          </table:table-cell>
          <table:table-cell table:style-name="ce1" table:number-columns-repeated="6"/>
          <table:table-cell table:style-name="ce2" table:formula="of:=LOG([.N864])" office:value-type="float" office:value="2.93601079571521" calcext:value-type="float">
            <text:p>2.9360107957</text:p>
          </table:table-cell>
          <table:table-cell table:style-name="ce3" table:formula="of:=[.N863]+1" office:value-type="float" office:value="863" calcext:value-type="float">
            <text:p>86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6" calcext:value-type="float">
            <text:p>136</text:p>
          </table:table-cell>
          <table:table-cell table:style-name="ce1" table:formula="of:=[.A865]-[.$K$1]" office:value-type="float" office:value="-13.32" calcext:value-type="float">
            <text:p>-13.32</text:p>
          </table:table-cell>
          <table:table-cell table:style-name="ce1" table:formula="of:=SUM([.$B$1:.B865])" office:value-type="float" office:value="18.36" calcext:value-type="float">
            <text:p>18.36</text:p>
          </table:table-cell>
          <table:table-cell table:style-name="ce1" table:formula="of:=MAX([.$B$1:.B865])-MIN([.$B$1:.B865])" office:value-type="float" office:value="66" calcext:value-type="float">
            <text:p>66</text:p>
          </table:table-cell>
          <table:table-cell table:style-name="ce1" table:formula="of:=STDEV([.$B$1:.B865])" office:value-type="float" office:value="19.4570466547675" calcext:value-type="float">
            <text:p>19.4570466548</text:p>
          </table:table-cell>
          <table:table-cell table:style-name="ce1" table:formula="of:=[.D865]/[.E865]" office:value-type="float" office:value="3.39208725615243" calcext:value-type="float">
            <text:p>3.3920872562</text:p>
          </table:table-cell>
          <table:table-cell table:style-name="ce1" table:number-columns-repeated="6"/>
          <table:table-cell table:style-name="ce2" table:formula="of:=LOG([.N865])" office:value-type="float" office:value="2.93651374247889" calcext:value-type="float">
            <text:p>2.9365137425</text:p>
          </table:table-cell>
          <table:table-cell table:style-name="ce3" table:formula="of:=[.N864]+1" office:value-type="float" office:value="864" calcext:value-type="float">
            <text:p>86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5" calcext:value-type="float">
            <text:p>125</text:p>
          </table:table-cell>
          <table:table-cell table:style-name="ce1" table:formula="of:=[.A866]-[.$K$1]" office:value-type="float" office:value="-24.32" calcext:value-type="float">
            <text:p>-24.32</text:p>
          </table:table-cell>
          <table:table-cell table:style-name="ce1" table:formula="of:=SUM([.$B$1:.B866])" office:value-type="float" office:value="18.36" calcext:value-type="float">
            <text:p>18.36</text:p>
          </table:table-cell>
          <table:table-cell table:style-name="ce1" table:formula="of:=MAX([.$B$1:.B866])-MIN([.$B$1:.B866])" office:value-type="float" office:value="66" calcext:value-type="float">
            <text:p>66</text:p>
          </table:table-cell>
          <table:table-cell table:style-name="ce1" table:formula="of:=STDEV([.$B$1:.B866])" office:value-type="float" office:value="19.4647463029022" calcext:value-type="float">
            <text:p>19.4647463029</text:p>
          </table:table-cell>
          <table:table-cell table:style-name="ce1" table:formula="of:=[.D866]/[.E866]" office:value-type="float" office:value="3.39074545195379" calcext:value-type="float">
            <text:p>3.390745452</text:p>
          </table:table-cell>
          <table:table-cell table:style-name="ce1" table:number-columns-repeated="6"/>
          <table:table-cell table:style-name="ce2" table:formula="of:=LOG([.N866])" office:value-type="float" office:value="2.93701610746481" calcext:value-type="float">
            <text:p>2.9370161075</text:p>
          </table:table-cell>
          <table:table-cell table:style-name="ce3" table:formula="of:=[.N865]+1" office:value-type="float" office:value="865" calcext:value-type="float">
            <text:p>86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6" calcext:value-type="float">
            <text:p>176</text:p>
          </table:table-cell>
          <table:table-cell table:style-name="ce1" table:formula="of:=[.A867]-[.$K$1]" office:value-type="float" office:value="26.68" calcext:value-type="float">
            <text:p>26.68</text:p>
          </table:table-cell>
          <table:table-cell table:style-name="ce1" table:formula="of:=SUM([.$B$1:.B867])" office:value-type="float" office:value="18.36" calcext:value-type="float">
            <text:p>18.36</text:p>
          </table:table-cell>
          <table:table-cell table:style-name="ce1" table:formula="of:=MAX([.$B$1:.B867])-MIN([.$B$1:.B867])" office:value-type="float" office:value="66" calcext:value-type="float">
            <text:p>66</text:p>
          </table:table-cell>
          <table:table-cell table:style-name="ce1" table:formula="of:=STDEV([.$B$1:.B867])" office:value-type="float" office:value="19.4731663626598" calcext:value-type="float">
            <text:p>19.4731663627</text:p>
          </table:table-cell>
          <table:table-cell table:style-name="ce1" table:formula="of:=[.D867]/[.E867]" office:value-type="float" office:value="3.3892793175411" calcext:value-type="float">
            <text:p>3.3892793175</text:p>
          </table:table-cell>
          <table:table-cell table:style-name="ce1" table:number-columns-repeated="6"/>
          <table:table-cell table:style-name="ce2" table:formula="of:=LOG([.N867])" office:value-type="float" office:value="2.93751789201735" calcext:value-type="float">
            <text:p>2.937517892</text:p>
          </table:table-cell>
          <table:table-cell table:style-name="ce3" table:formula="of:=[.N866]+1" office:value-type="float" office:value="866" calcext:value-type="float">
            <text:p>86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6" calcext:value-type="float">
            <text:p>136</text:p>
          </table:table-cell>
          <table:table-cell table:style-name="ce1" table:formula="of:=[.A868]-[.$K$1]" office:value-type="float" office:value="-13.32" calcext:value-type="float">
            <text:p>-13.32</text:p>
          </table:table-cell>
          <table:table-cell table:style-name="ce1" table:formula="of:=SUM([.$B$1:.B868])" office:value-type="float" office:value="18.36" calcext:value-type="float">
            <text:p>18.36</text:p>
          </table:table-cell>
          <table:table-cell table:style-name="ce1" table:formula="of:=MAX([.$B$1:.B868])-MIN([.$B$1:.B868])" office:value-type="float" office:value="66" calcext:value-type="float">
            <text:p>66</text:p>
          </table:table-cell>
          <table:table-cell table:style-name="ce1" table:formula="of:=STDEV([.$B$1:.B868])" office:value-type="float" office:value="19.4679590556876" calcext:value-type="float">
            <text:p>19.4679590557</text:p>
          </table:table-cell>
          <table:table-cell table:style-name="ce1" table:formula="of:=[.D868]/[.E868]" office:value-type="float" office:value="3.39018588498202" calcext:value-type="float">
            <text:p>3.390185885</text:p>
          </table:table-cell>
          <table:table-cell table:style-name="ce1" table:number-columns-repeated="6"/>
          <table:table-cell table:style-name="ce2" table:formula="of:=LOG([.N868])" office:value-type="float" office:value="2.93801909747621" calcext:value-type="float">
            <text:p>2.9380190975</text:p>
          </table:table-cell>
          <table:table-cell table:style-name="ce3" table:formula="of:=[.N867]+1" office:value-type="float" office:value="867" calcext:value-type="float">
            <text:p>86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1" calcext:value-type="float">
            <text:p>121</text:p>
          </table:table-cell>
          <table:table-cell table:style-name="ce1" table:formula="of:=[.A869]-[.$K$1]" office:value-type="float" office:value="-28.32" calcext:value-type="float">
            <text:p>-28.32</text:p>
          </table:table-cell>
          <table:table-cell table:style-name="ce1" table:formula="of:=SUM([.$B$1:.B869])" office:value-type="float" office:value="18.36" calcext:value-type="float">
            <text:p>18.36</text:p>
          </table:table-cell>
          <table:table-cell table:style-name="ce1" table:formula="of:=MAX([.$B$1:.B869])-MIN([.$B$1:.B869])" office:value-type="float" office:value="66" calcext:value-type="float">
            <text:p>66</text:p>
          </table:table-cell>
          <table:table-cell table:style-name="ce1" table:formula="of:=STDEV([.$B$1:.B869])" office:value-type="float" office:value="19.4820317654036" calcext:value-type="float">
            <text:p>19.4820317654</text:p>
          </table:table-cell>
          <table:table-cell table:style-name="ce1" table:formula="of:=[.D869]/[.E869]" office:value-type="float" office:value="3.38773700786195" calcext:value-type="float">
            <text:p>3.3877370079</text:p>
          </table:table-cell>
          <table:table-cell table:style-name="ce1" table:number-columns-repeated="6"/>
          <table:table-cell table:style-name="ce2" table:formula="of:=LOG([.N869])" office:value-type="float" office:value="2.93851972517649" calcext:value-type="float">
            <text:p>2.9385197252</text:p>
          </table:table-cell>
          <table:table-cell table:style-name="ce3" table:formula="of:=[.N868]+1" office:value-type="float" office:value="868" calcext:value-type="float">
            <text:p>86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7" calcext:value-type="float">
            <text:p>137</text:p>
          </table:table-cell>
          <table:table-cell table:style-name="ce1" table:formula="of:=[.A870]-[.$K$1]" office:value-type="float" office:value="-12.32" calcext:value-type="float">
            <text:p>-12.32</text:p>
          </table:table-cell>
          <table:table-cell table:style-name="ce1" table:formula="of:=SUM([.$B$1:.B870])" office:value-type="float" office:value="18.36" calcext:value-type="float">
            <text:p>18.36</text:p>
          </table:table-cell>
          <table:table-cell table:style-name="ce1" table:formula="of:=MAX([.$B$1:.B870])-MIN([.$B$1:.B870])" office:value-type="float" office:value="66" calcext:value-type="float">
            <text:p>66</text:p>
          </table:table-cell>
          <table:table-cell table:style-name="ce1" table:formula="of:=STDEV([.$B$1:.B870])" office:value-type="float" office:value="19.4759768108779" calcext:value-type="float">
            <text:p>19.4759768109</text:p>
          </table:table-cell>
          <table:table-cell table:style-name="ce1" table:formula="of:=[.D870]/[.E870]" office:value-type="float" office:value="3.38879023326507" calcext:value-type="float">
            <text:p>3.3887902333</text:p>
          </table:table-cell>
          <table:table-cell table:style-name="ce1" table:number-columns-repeated="6"/>
          <table:table-cell table:style-name="ce2" table:formula="of:=LOG([.N870])" office:value-type="float" office:value="2.93901977644867" calcext:value-type="float">
            <text:p>2.9390197764</text:p>
          </table:table-cell>
          <table:table-cell table:style-name="ce3" table:formula="of:=[.N869]+1" office:value-type="float" office:value="869" calcext:value-type="float">
            <text:p>86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3" calcext:value-type="float">
            <text:p>123</text:p>
          </table:table-cell>
          <table:table-cell table:style-name="ce1" table:formula="of:=[.A871]-[.$K$1]" office:value-type="float" office:value="-26.32" calcext:value-type="float">
            <text:p>-26.32</text:p>
          </table:table-cell>
          <table:table-cell table:style-name="ce1" table:formula="of:=SUM([.$B$1:.B871])" office:value-type="float" office:value="18.36" calcext:value-type="float">
            <text:p>18.36</text:p>
          </table:table-cell>
          <table:table-cell table:style-name="ce1" table:formula="of:=MAX([.$B$1:.B871])-MIN([.$B$1:.B871])" office:value-type="float" office:value="66" calcext:value-type="float">
            <text:p>66</text:p>
          </table:table-cell>
          <table:table-cell table:style-name="ce1" table:formula="of:=STDEV([.$B$1:.B871])" office:value-type="float" office:value="19.4865949221341" calcext:value-type="float">
            <text:p>19.4865949221</text:p>
          </table:table-cell>
          <table:table-cell table:style-name="ce1" table:formula="of:=[.D871]/[.E871]" office:value-type="float" office:value="3.38694370482516" calcext:value-type="float">
            <text:p>3.3869437048</text:p>
          </table:table-cell>
          <table:table-cell table:style-name="ce1" table:number-columns-repeated="6"/>
          <table:table-cell table:style-name="ce2" table:formula="of:=LOG([.N871])" office:value-type="float" office:value="2.93951925261862" calcext:value-type="float">
            <text:p>2.9395192526</text:p>
          </table:table-cell>
          <table:table-cell table:style-name="ce3" table:formula="of:=[.N870]+1" office:value-type="float" office:value="870" calcext:value-type="float">
            <text:p>87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6" calcext:value-type="float">
            <text:p>146</text:p>
          </table:table-cell>
          <table:table-cell table:style-name="ce1" table:formula="of:=[.A872]-[.$K$1]" office:value-type="float" office:value="-3.31999999999999" calcext:value-type="float">
            <text:p>-3.32</text:p>
          </table:table-cell>
          <table:table-cell table:style-name="ce1" table:formula="of:=SUM([.$B$1:.B872])" office:value-type="float" office:value="18.36" calcext:value-type="float">
            <text:p>18.36</text:p>
          </table:table-cell>
          <table:table-cell table:style-name="ce1" table:formula="of:=MAX([.$B$1:.B872])-MIN([.$B$1:.B872])" office:value-type="float" office:value="66" calcext:value-type="float">
            <text:p>66</text:p>
          </table:table-cell>
          <table:table-cell table:style-name="ce1" table:formula="of:=STDEV([.$B$1:.B872])" office:value-type="float" office:value="19.4759181581212" calcext:value-type="float">
            <text:p>19.4759181581</text:p>
          </table:table-cell>
          <table:table-cell table:style-name="ce1" table:formula="of:=[.D872]/[.E872]" office:value-type="float" office:value="3.38880043878594" calcext:value-type="float">
            <text:p>3.3888004388</text:p>
          </table:table-cell>
          <table:table-cell table:style-name="ce1" table:number-columns-repeated="6"/>
          <table:table-cell table:style-name="ce2" table:formula="of:=LOG([.N872])" office:value-type="float" office:value="2.94001815500766" calcext:value-type="float">
            <text:p>2.940018155</text:p>
          </table:table-cell>
          <table:table-cell table:style-name="ce3" table:formula="of:=[.N871]+1" office:value-type="float" office:value="871" calcext:value-type="float">
            <text:p>87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7" calcext:value-type="float">
            <text:p>147</text:p>
          </table:table-cell>
          <table:table-cell table:style-name="ce1" table:formula="of:=[.A873]-[.$K$1]" office:value-type="float" office:value="-2.31999999999999" calcext:value-type="float">
            <text:p>-2.32</text:p>
          </table:table-cell>
          <table:table-cell table:style-name="ce1" table:formula="of:=SUM([.$B$1:.B873])" office:value-type="float" office:value="18.36" calcext:value-type="float">
            <text:p>18.36</text:p>
          </table:table-cell>
          <table:table-cell table:style-name="ce1" table:formula="of:=MAX([.$B$1:.B873])-MIN([.$B$1:.B873])" office:value-type="float" office:value="66" calcext:value-type="float">
            <text:p>66</text:p>
          </table:table-cell>
          <table:table-cell table:style-name="ce1" table:formula="of:=STDEV([.$B$1:.B873])" office:value-type="float" office:value="19.4650429853238" calcext:value-type="float">
            <text:p>19.4650429853</text:p>
          </table:table-cell>
          <table:table-cell table:style-name="ce1" table:formula="of:=[.D873]/[.E873]" office:value-type="float" office:value="3.39069377086721" calcext:value-type="float">
            <text:p>3.3906937709</text:p>
          </table:table-cell>
          <table:table-cell table:style-name="ce1" table:number-columns-repeated="6"/>
          <table:table-cell table:style-name="ce2" table:formula="of:=LOG([.N873])" office:value-type="float" office:value="2.94051648493257" calcext:value-type="float">
            <text:p>2.9405164849</text:p>
          </table:table-cell>
          <table:table-cell table:style-name="ce3" table:formula="of:=[.N872]+1" office:value-type="float" office:value="872" calcext:value-type="float">
            <text:p>87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7" calcext:value-type="float">
            <text:p>157</text:p>
          </table:table-cell>
          <table:table-cell table:style-name="ce1" table:formula="of:=[.A874]-[.$K$1]" office:value-type="float" office:value="7.68000000000001" calcext:value-type="float">
            <text:p>7.68</text:p>
          </table:table-cell>
          <table:table-cell table:style-name="ce1" table:formula="of:=SUM([.$B$1:.B874])" office:value-type="float" office:value="18.36" calcext:value-type="float">
            <text:p>18.36</text:p>
          </table:table-cell>
          <table:table-cell table:style-name="ce1" table:formula="of:=MAX([.$B$1:.B874])-MIN([.$B$1:.B874])" office:value-type="float" office:value="66" calcext:value-type="float">
            <text:p>66</text:p>
          </table:table-cell>
          <table:table-cell table:style-name="ce1" table:formula="of:=STDEV([.$B$1:.B874])" office:value-type="float" office:value="19.4552652172298" calcext:value-type="float">
            <text:p>19.4552652172</text:p>
          </table:table-cell>
          <table:table-cell table:style-name="ce1" table:formula="of:=[.D874]/[.E874]" office:value-type="float" office:value="3.39239785544273" calcext:value-type="float">
            <text:p>3.3923978554</text:p>
          </table:table-cell>
          <table:table-cell table:style-name="ce1" table:number-columns-repeated="6"/>
          <table:table-cell table:style-name="ce2" table:formula="of:=LOG([.N874])" office:value-type="float" office:value="2.94101424370557" calcext:value-type="float">
            <text:p>2.9410142437</text:p>
          </table:table-cell>
          <table:table-cell table:style-name="ce3" table:formula="of:=[.N873]+1" office:value-type="float" office:value="873" calcext:value-type="float">
            <text:p>87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1" calcext:value-type="float">
            <text:p>151</text:p>
          </table:table-cell>
          <table:table-cell table:style-name="ce1" table:formula="of:=[.A875]-[.$K$1]" office:value-type="float" office:value="1.68000000000001" calcext:value-type="float">
            <text:p>1.68</text:p>
          </table:table-cell>
          <table:table-cell table:style-name="ce1" table:formula="of:=SUM([.$B$1:.B875])" office:value-type="float" office:value="18.36" calcext:value-type="float">
            <text:p>18.36</text:p>
          </table:table-cell>
          <table:table-cell table:style-name="ce1" table:formula="of:=MAX([.$B$1:.B875])-MIN([.$B$1:.B875])" office:value-type="float" office:value="66" calcext:value-type="float">
            <text:p>66</text:p>
          </table:table-cell>
          <table:table-cell table:style-name="ce1" table:formula="of:=STDEV([.$B$1:.B875])" office:value-type="float" office:value="19.4441521280248" calcext:value-type="float">
            <text:p>19.444152128</text:p>
          </table:table-cell>
          <table:table-cell table:style-name="ce1" table:formula="of:=[.D875]/[.E875]" office:value-type="float" office:value="3.39433674276157" calcext:value-type="float">
            <text:p>3.3943367428</text:p>
          </table:table-cell>
          <table:table-cell table:style-name="ce1" table:number-columns-repeated="6"/>
          <table:table-cell table:style-name="ce2" table:formula="of:=LOG([.N875])" office:value-type="float" office:value="2.9415114326344" calcext:value-type="float">
            <text:p>2.9415114326</text:p>
          </table:table-cell>
          <table:table-cell table:style-name="ce3" table:formula="of:=[.N874]+1" office:value-type="float" office:value="874" calcext:value-type="float">
            <text:p>87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2" calcext:value-type="float">
            <text:p>182</text:p>
          </table:table-cell>
          <table:table-cell table:style-name="ce1" table:formula="of:=[.A876]-[.$K$1]" office:value-type="float" office:value="32.68" calcext:value-type="float">
            <text:p>32.68</text:p>
          </table:table-cell>
          <table:table-cell table:style-name="ce1" table:formula="of:=SUM([.$B$1:.B876])" office:value-type="float" office:value="18.36" calcext:value-type="float">
            <text:p>18.36</text:p>
          </table:table-cell>
          <table:table-cell table:style-name="ce1" table:formula="of:=MAX([.$B$1:.B876])-MIN([.$B$1:.B876])" office:value-type="float" office:value="66" calcext:value-type="float">
            <text:p>66</text:p>
          </table:table-cell>
          <table:table-cell table:style-name="ce1" table:formula="of:=STDEV([.$B$1:.B876])" office:value-type="float" office:value="19.4627659639975" calcext:value-type="float">
            <text:p>19.462765964</text:p>
          </table:table-cell>
          <table:table-cell table:style-name="ce1" table:formula="of:=[.D876]/[.E876]" office:value-type="float" office:value="3.39109046073346" calcext:value-type="float">
            <text:p>3.3910904607</text:p>
          </table:table-cell>
          <table:table-cell table:style-name="ce1" table:number-columns-repeated="6"/>
          <table:table-cell table:style-name="ce2" table:formula="of:=LOG([.N876])" office:value-type="float" office:value="2.94200805302231" calcext:value-type="float">
            <text:p>2.942008053</text:p>
          </table:table-cell>
          <table:table-cell table:style-name="ce3" table:formula="of:=[.N875]+1" office:value-type="float" office:value="875" calcext:value-type="float">
            <text:p>87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6" calcext:value-type="float">
            <text:p>116</text:p>
          </table:table-cell>
          <table:table-cell table:style-name="ce1" table:formula="of:=[.A877]-[.$K$1]" office:value-type="float" office:value="-33.32" calcext:value-type="float">
            <text:p>-33.32</text:p>
          </table:table-cell>
          <table:table-cell table:style-name="ce1" table:formula="of:=SUM([.$B$1:.B877])" office:value-type="float" office:value="18.36" calcext:value-type="float">
            <text:p>18.36</text:p>
          </table:table-cell>
          <table:table-cell table:style-name="ce1" table:formula="of:=MAX([.$B$1:.B877])-MIN([.$B$1:.B877])" office:value-type="float" office:value="66" calcext:value-type="float">
            <text:p>66</text:p>
          </table:table-cell>
          <table:table-cell table:style-name="ce1" table:formula="of:=STDEV([.$B$1:.B877])" office:value-type="float" office:value="19.4859258528352" calcext:value-type="float">
            <text:p>19.4859258528</text:p>
          </table:table-cell>
          <table:table-cell table:style-name="ce1" table:formula="of:=[.D877]/[.E877]" office:value-type="float" office:value="3.38705999901961" calcext:value-type="float">
            <text:p>3.387059999</text:p>
          </table:table-cell>
          <table:table-cell table:style-name="ce1" table:number-columns-repeated="6"/>
          <table:table-cell table:style-name="ce2" table:formula="of:=LOG([.N877])" office:value-type="float" office:value="2.94250410616808" calcext:value-type="float">
            <text:p>2.9425041062</text:p>
          </table:table-cell>
          <table:table-cell table:style-name="ce3" table:formula="of:=[.N876]+1" office:value-type="float" office:value="876" calcext:value-type="float">
            <text:p>87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1" calcext:value-type="float">
            <text:p>181</text:p>
          </table:table-cell>
          <table:table-cell table:style-name="ce1" table:formula="of:=[.A878]-[.$K$1]" office:value-type="float" office:value="31.68" calcext:value-type="float">
            <text:p>31.68</text:p>
          </table:table-cell>
          <table:table-cell table:style-name="ce1" table:formula="of:=SUM([.$B$1:.B878])" office:value-type="float" office:value="18.36" calcext:value-type="float">
            <text:p>18.36</text:p>
          </table:table-cell>
          <table:table-cell table:style-name="ce1" table:formula="of:=MAX([.$B$1:.B878])-MIN([.$B$1:.B878])" office:value-type="float" office:value="66" calcext:value-type="float">
            <text:p>66</text:p>
          </table:table-cell>
          <table:table-cell table:style-name="ce1" table:formula="of:=STDEV([.$B$1:.B878])" office:value-type="float" office:value="19.502585472786" calcext:value-type="float">
            <text:p>19.5025854728</text:p>
          </table:table-cell>
          <table:table-cell table:style-name="ce1" table:formula="of:=[.D878]/[.E878]" office:value-type="float" office:value="3.38416668354545" calcext:value-type="float">
            <text:p>3.3841666835</text:p>
          </table:table-cell>
          <table:table-cell table:style-name="ce1" table:number-columns-repeated="6"/>
          <table:table-cell table:style-name="ce2" table:formula="of:=LOG([.N878])" office:value-type="float" office:value="2.94299959336604" calcext:value-type="float">
            <text:p>2.9429995934</text:p>
          </table:table-cell>
          <table:table-cell table:style-name="ce3" table:formula="of:=[.N877]+1" office:value-type="float" office:value="877" calcext:value-type="float">
            <text:p>87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7" calcext:value-type="float">
            <text:p>127</text:p>
          </table:table-cell>
          <table:table-cell table:style-name="ce1" table:formula="of:=[.A879]-[.$K$1]" office:value-type="float" office:value="-22.32" calcext:value-type="float">
            <text:p>-22.32</text:p>
          </table:table-cell>
          <table:table-cell table:style-name="ce1" table:formula="of:=SUM([.$B$1:.B879])" office:value-type="float" office:value="18.36" calcext:value-type="float">
            <text:p>18.36</text:p>
          </table:table-cell>
          <table:table-cell table:style-name="ce1" table:formula="of:=MAX([.$B$1:.B879])-MIN([.$B$1:.B879])" office:value-type="float" office:value="66" calcext:value-type="float">
            <text:p>66</text:p>
          </table:table-cell>
          <table:table-cell table:style-name="ce1" table:formula="of:=STDEV([.$B$1:.B879])" office:value-type="float" office:value="19.5071857429325" calcext:value-type="float">
            <text:p>19.5071857429</text:p>
          </table:table-cell>
          <table:table-cell table:style-name="ce1" table:formula="of:=[.D879]/[.E879]" office:value-type="float" office:value="3.3833686145072" calcext:value-type="float">
            <text:p>3.3833686145</text:p>
          </table:table-cell>
          <table:table-cell table:style-name="ce1" table:number-columns-repeated="6"/>
          <table:table-cell table:style-name="ce2" table:formula="of:=LOG([.N879])" office:value-type="float" office:value="2.9434945159061" calcext:value-type="float">
            <text:p>2.9434945159</text:p>
          </table:table-cell>
          <table:table-cell table:style-name="ce3" table:formula="of:=[.N878]+1" office:value-type="float" office:value="878" calcext:value-type="float">
            <text:p>87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3" calcext:value-type="float">
            <text:p>143</text:p>
          </table:table-cell>
          <table:table-cell table:style-name="ce1" table:formula="of:=[.A880]-[.$K$1]" office:value-type="float" office:value="-6.31999999999999" calcext:value-type="float">
            <text:p>-6.32</text:p>
          </table:table-cell>
          <table:table-cell table:style-name="ce1" table:formula="of:=SUM([.$B$1:.B880])" office:value-type="float" office:value="18.36" calcext:value-type="float">
            <text:p>18.36</text:p>
          </table:table-cell>
          <table:table-cell table:style-name="ce1" table:formula="of:=MAX([.$B$1:.B880])-MIN([.$B$1:.B880])" office:value-type="float" office:value="66" calcext:value-type="float">
            <text:p>66</text:p>
          </table:table-cell>
          <table:table-cell table:style-name="ce1" table:formula="of:=STDEV([.$B$1:.B880])" office:value-type="float" office:value="19.4975885960578" calcext:value-type="float">
            <text:p>19.4975885961</text:p>
          </table:table-cell>
          <table:table-cell table:style-name="ce1" table:formula="of:=[.D880]/[.E880]" office:value-type="float" office:value="3.3850339838099" calcext:value-type="float">
            <text:p>3.3850339838</text:p>
          </table:table-cell>
          <table:table-cell table:style-name="ce1" table:number-columns-repeated="6"/>
          <table:table-cell table:style-name="ce2" table:formula="of:=LOG([.N880])" office:value-type="float" office:value="2.94398887507377" calcext:value-type="float">
            <text:p>2.9439888751</text:p>
          </table:table-cell>
          <table:table-cell table:style-name="ce3" table:formula="of:=[.N879]+1" office:value-type="float" office:value="879" calcext:value-type="float">
            <text:p>87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5" calcext:value-type="float">
            <text:p>145</text:p>
          </table:table-cell>
          <table:table-cell table:style-name="ce1" table:formula="of:=[.A881]-[.$K$1]" office:value-type="float" office:value="-4.31999999999999" calcext:value-type="float">
            <text:p>-4.32</text:p>
          </table:table-cell>
          <table:table-cell table:style-name="ce1" table:formula="of:=SUM([.$B$1:.B881])" office:value-type="float" office:value="18.36" calcext:value-type="float">
            <text:p>18.36</text:p>
          </table:table-cell>
          <table:table-cell table:style-name="ce1" table:formula="of:=MAX([.$B$1:.B881])-MIN([.$B$1:.B881])" office:value-type="float" office:value="66" calcext:value-type="float">
            <text:p>66</text:p>
          </table:table-cell>
          <table:table-cell table:style-name="ce1" table:formula="of:=STDEV([.$B$1:.B881])" office:value-type="float" office:value="19.4872862040669" calcext:value-type="float">
            <text:p>19.4872862041</text:p>
          </table:table-cell>
          <table:table-cell table:style-name="ce1" table:formula="of:=[.D881]/[.E881]" office:value-type="float" office:value="3.38682355813228" calcext:value-type="float">
            <text:p>3.3868235581</text:p>
          </table:table-cell>
          <table:table-cell table:style-name="ce1" table:number-columns-repeated="6"/>
          <table:table-cell table:style-name="ce2" table:formula="of:=LOG([.N881])" office:value-type="float" office:value="2.94448267215017" calcext:value-type="float">
            <text:p>2.9444826722</text:p>
          </table:table-cell>
          <table:table-cell table:style-name="ce3" table:formula="of:=[.N880]+1" office:value-type="float" office:value="880" calcext:value-type="float">
            <text:p>88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8" calcext:value-type="float">
            <text:p>128</text:p>
          </table:table-cell>
          <table:table-cell table:style-name="ce1" table:formula="of:=[.A882]-[.$K$1]" office:value-type="float" office:value="-21.32" calcext:value-type="float">
            <text:p>-21.32</text:p>
          </table:table-cell>
          <table:table-cell table:style-name="ce1" table:formula="of:=SUM([.$B$1:.B882])" office:value-type="float" office:value="18.36" calcext:value-type="float">
            <text:p>18.36</text:p>
          </table:table-cell>
          <table:table-cell table:style-name="ce1" table:formula="of:=MAX([.$B$1:.B882])-MIN([.$B$1:.B882])" office:value-type="float" office:value="66" calcext:value-type="float">
            <text:p>66</text:p>
          </table:table-cell>
          <table:table-cell table:style-name="ce1" table:formula="of:=STDEV([.$B$1:.B882])" office:value-type="float" office:value="19.490518865469" calcext:value-type="float">
            <text:p>19.4905188655</text:p>
          </table:table-cell>
          <table:table-cell table:style-name="ce1" table:formula="of:=[.D882]/[.E882]" office:value-type="float" office:value="3.38626182584246" calcext:value-type="float">
            <text:p>3.3862618258</text:p>
          </table:table-cell>
          <table:table-cell table:style-name="ce1" table:number-columns-repeated="6"/>
          <table:table-cell table:style-name="ce2" table:formula="of:=LOG([.N882])" office:value-type="float" office:value="2.94497590841205" calcext:value-type="float">
            <text:p>2.9449759084</text:p>
          </table:table-cell>
          <table:table-cell table:style-name="ce3" table:formula="of:=[.N881]+1" office:value-type="float" office:value="881" calcext:value-type="float">
            <text:p>88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7" calcext:value-type="float">
            <text:p>157</text:p>
          </table:table-cell>
          <table:table-cell table:style-name="ce1" table:formula="of:=[.A883]-[.$K$1]" office:value-type="float" office:value="7.68000000000001" calcext:value-type="float">
            <text:p>7.68</text:p>
          </table:table-cell>
          <table:table-cell table:style-name="ce1" table:formula="of:=SUM([.$B$1:.B883])" office:value-type="float" office:value="18.36" calcext:value-type="float">
            <text:p>18.36</text:p>
          </table:table-cell>
          <table:table-cell table:style-name="ce1" table:formula="of:=MAX([.$B$1:.B883])-MIN([.$B$1:.B883])" office:value-type="float" office:value="66" calcext:value-type="float">
            <text:p>66</text:p>
          </table:table-cell>
          <table:table-cell table:style-name="ce1" table:formula="of:=STDEV([.$B$1:.B883])" office:value-type="float" office:value="19.4808343840321" calcext:value-type="float">
            <text:p>19.480834384</text:p>
          </table:table-cell>
          <table:table-cell table:style-name="ce1" table:formula="of:=[.D883]/[.E883]" office:value-type="float" office:value="3.38794523370613" calcext:value-type="float">
            <text:p>3.3879452337</text:p>
          </table:table-cell>
          <table:table-cell table:style-name="ce1" table:number-columns-repeated="6"/>
          <table:table-cell table:style-name="ce2" table:formula="of:=LOG([.N883])" office:value-type="float" office:value="2.94546858513182" calcext:value-type="float">
            <text:p>2.9454685851</text:p>
          </table:table-cell>
          <table:table-cell table:style-name="ce3" table:formula="of:=[.N882]+1" office:value-type="float" office:value="882" calcext:value-type="float">
            <text:p>88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0" calcext:value-type="float">
            <text:p>180</text:p>
          </table:table-cell>
          <table:table-cell table:style-name="ce1" table:formula="of:=[.A884]-[.$K$1]" office:value-type="float" office:value="30.68" calcext:value-type="float">
            <text:p>30.68</text:p>
          </table:table-cell>
          <table:table-cell table:style-name="ce1" table:formula="of:=SUM([.$B$1:.B884])" office:value-type="float" office:value="18.36" calcext:value-type="float">
            <text:p>18.36</text:p>
          </table:table-cell>
          <table:table-cell table:style-name="ce1" table:formula="of:=MAX([.$B$1:.B884])-MIN([.$B$1:.B884])" office:value-type="float" office:value="66" calcext:value-type="float">
            <text:p>66</text:p>
          </table:table-cell>
          <table:table-cell table:style-name="ce1" table:formula="of:=STDEV([.$B$1:.B884])" office:value-type="float" office:value="19.4956706754856" calcext:value-type="float">
            <text:p>19.4956706755</text:p>
          </table:table-cell>
          <table:table-cell table:style-name="ce1" table:formula="of:=[.D884]/[.E884]" office:value-type="float" office:value="3.38536699242617" calcext:value-type="float">
            <text:p>3.3853669924</text:p>
          </table:table-cell>
          <table:table-cell table:style-name="ce1" table:number-columns-repeated="6"/>
          <table:table-cell table:style-name="ce2" table:formula="of:=LOG([.N884])" office:value-type="float" office:value="2.94596070357757" calcext:value-type="float">
            <text:p>2.9459607036</text:p>
          </table:table-cell>
          <table:table-cell table:style-name="ce3" table:formula="of:=[.N883]+1" office:value-type="float" office:value="883" calcext:value-type="float">
            <text:p>88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9" calcext:value-type="float">
            <text:p>129</text:p>
          </table:table-cell>
          <table:table-cell table:style-name="ce1" table:formula="of:=[.A885]-[.$K$1]" office:value-type="float" office:value="-20.32" calcext:value-type="float">
            <text:p>-20.32</text:p>
          </table:table-cell>
          <table:table-cell table:style-name="ce1" table:formula="of:=SUM([.$B$1:.B885])" office:value-type="float" office:value="18.36" calcext:value-type="float">
            <text:p>18.36</text:p>
          </table:table-cell>
          <table:table-cell table:style-name="ce1" table:formula="of:=MAX([.$B$1:.B885])-MIN([.$B$1:.B885])" office:value-type="float" office:value="66" calcext:value-type="float">
            <text:p>66</text:p>
          </table:table-cell>
          <table:table-cell table:style-name="ce1" table:formula="of:=STDEV([.$B$1:.B885])" office:value-type="float" office:value="19.4976461367151" calcext:value-type="float">
            <text:p>19.4976461367</text:p>
          </table:table-cell>
          <table:table-cell table:style-name="ce1" table:formula="of:=[.D885]/[.E885]" office:value-type="float" office:value="3.38502399403579" calcext:value-type="float">
            <text:p>3.385023994</text:p>
          </table:table-cell>
          <table:table-cell table:style-name="ce1" table:number-columns-repeated="6"/>
          <table:table-cell table:style-name="ce2" table:formula="of:=LOG([.N885])" office:value-type="float" office:value="2.94645226501307" calcext:value-type="float">
            <text:p>2.946452265</text:p>
          </table:table-cell>
          <table:table-cell table:style-name="ce3" table:formula="of:=[.N884]+1" office:value-type="float" office:value="884" calcext:value-type="float">
            <text:p>88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3" calcext:value-type="float">
            <text:p>173</text:p>
          </table:table-cell>
          <table:table-cell table:style-name="ce1" table:formula="of:=[.A886]-[.$K$1]" office:value-type="float" office:value="23.68" calcext:value-type="float">
            <text:p>23.68</text:p>
          </table:table-cell>
          <table:table-cell table:style-name="ce1" table:formula="of:=SUM([.$B$1:.B886])" office:value-type="float" office:value="18.36" calcext:value-type="float">
            <text:p>18.36</text:p>
          </table:table-cell>
          <table:table-cell table:style-name="ce1" table:formula="of:=MAX([.$B$1:.B886])-MIN([.$B$1:.B886])" office:value-type="float" office:value="66" calcext:value-type="float">
            <text:p>66</text:p>
          </table:table-cell>
          <table:table-cell table:style-name="ce1" table:formula="of:=STDEV([.$B$1:.B886])" office:value-type="float" office:value="19.5017314142344" calcext:value-type="float">
            <text:p>19.5017314142</text:p>
          </table:table-cell>
          <table:table-cell table:style-name="ce1" table:formula="of:=[.D886]/[.E886]" office:value-type="float" office:value="3.38431488969365" calcext:value-type="float">
            <text:p>3.3843148897</text:p>
          </table:table-cell>
          <table:table-cell table:style-name="ce1" table:number-columns-repeated="6"/>
          <table:table-cell table:style-name="ce2" table:formula="of:=LOG([.N886])" office:value-type="float" office:value="2.94694327069782" calcext:value-type="float">
            <text:p>2.9469432707</text:p>
          </table:table-cell>
          <table:table-cell table:style-name="ce3" table:formula="of:=[.N885]+1" office:value-type="float" office:value="885" calcext:value-type="float">
            <text:p>88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2" calcext:value-type="float">
            <text:p>152</text:p>
          </table:table-cell>
          <table:table-cell table:style-name="ce1" table:formula="of:=[.A887]-[.$K$1]" office:value-type="float" office:value="2.68000000000001" calcext:value-type="float">
            <text:p>2.68</text:p>
          </table:table-cell>
          <table:table-cell table:style-name="ce1" table:formula="of:=SUM([.$B$1:.B887])" office:value-type="float" office:value="18.36" calcext:value-type="float">
            <text:p>18.36</text:p>
          </table:table-cell>
          <table:table-cell table:style-name="ce1" table:formula="of:=MAX([.$B$1:.B887])-MIN([.$B$1:.B887])" office:value-type="float" office:value="66" calcext:value-type="float">
            <text:p>66</text:p>
          </table:table-cell>
          <table:table-cell table:style-name="ce1" table:formula="of:=STDEV([.$B$1:.B887])" office:value-type="float" office:value="19.4908181963578" calcext:value-type="float">
            <text:p>19.4908181964</text:p>
          </table:table-cell>
          <table:table-cell table:style-name="ce1" table:formula="of:=[.D887]/[.E887]" office:value-type="float" office:value="3.38620982121384" calcext:value-type="float">
            <text:p>3.3862098212</text:p>
          </table:table-cell>
          <table:table-cell table:style-name="ce1" table:number-columns-repeated="6"/>
          <table:table-cell table:style-name="ce2" table:formula="of:=LOG([.N887])" office:value-type="float" office:value="2.94743372188705" calcext:value-type="float">
            <text:p>2.9474337219</text:p>
          </table:table-cell>
          <table:table-cell table:style-name="ce3" table:formula="of:=[.N886]+1" office:value-type="float" office:value="886" calcext:value-type="float">
            <text:p>88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2" calcext:value-type="float">
            <text:p>162</text:p>
          </table:table-cell>
          <table:table-cell table:style-name="ce1" table:formula="of:=[.A888]-[.$K$1]" office:value-type="float" office:value="12.68" calcext:value-type="float">
            <text:p>12.68</text:p>
          </table:table-cell>
          <table:table-cell table:style-name="ce1" table:formula="of:=SUM([.$B$1:.B888])" office:value-type="float" office:value="18.36" calcext:value-type="float">
            <text:p>18.36</text:p>
          </table:table-cell>
          <table:table-cell table:style-name="ce1" table:formula="of:=MAX([.$B$1:.B888])-MIN([.$B$1:.B888])" office:value-type="float" office:value="66" calcext:value-type="float">
            <text:p>66</text:p>
          </table:table-cell>
          <table:table-cell table:style-name="ce1" table:formula="of:=STDEV([.$B$1:.B888])" office:value-type="float" office:value="19.4838620122297" calcext:value-type="float">
            <text:p>19.4838620122</text:p>
          </table:table-cell>
          <table:table-cell table:style-name="ce1" table:formula="of:=[.D888]/[.E888]" office:value-type="float" office:value="3.38741877552679" calcext:value-type="float">
            <text:p>3.3874187755</text:p>
          </table:table-cell>
          <table:table-cell table:style-name="ce1" table:number-columns-repeated="6"/>
          <table:table-cell table:style-name="ce2" table:formula="of:=LOG([.N888])" office:value-type="float" office:value="2.94792361983173" calcext:value-type="float">
            <text:p>2.9479236198</text:p>
          </table:table-cell>
          <table:table-cell table:style-name="ce3" table:formula="of:=[.N887]+1" office:value-type="float" office:value="887" calcext:value-type="float">
            <text:p>88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8" calcext:value-type="float">
            <text:p>178</text:p>
          </table:table-cell>
          <table:table-cell table:style-name="ce1" table:formula="of:=[.A889]-[.$K$1]" office:value-type="float" office:value="28.68" calcext:value-type="float">
            <text:p>28.68</text:p>
          </table:table-cell>
          <table:table-cell table:style-name="ce1" table:formula="of:=SUM([.$B$1:.B889])" office:value-type="float" office:value="18.36" calcext:value-type="float">
            <text:p>18.36</text:p>
          </table:table-cell>
          <table:table-cell table:style-name="ce1" table:formula="of:=MAX([.$B$1:.B889])-MIN([.$B$1:.B889])" office:value-type="float" office:value="66" calcext:value-type="float">
            <text:p>66</text:p>
          </table:table-cell>
          <table:table-cell table:style-name="ce1" table:formula="of:=STDEV([.$B$1:.B889])" office:value-type="float" office:value="19.4951982937734" calcext:value-type="float">
            <text:p>19.4951982938</text:p>
          </table:table-cell>
          <table:table-cell table:style-name="ce1" table:formula="of:=[.D889]/[.E889]" office:value-type="float" office:value="3.38544902213587" calcext:value-type="float">
            <text:p>3.3854490221</text:p>
          </table:table-cell>
          <table:table-cell table:style-name="ce1" table:number-columns-repeated="6"/>
          <table:table-cell table:style-name="ce2" table:formula="of:=LOG([.N889])" office:value-type="float" office:value="2.9484129657786" calcext:value-type="float">
            <text:p>2.9484129658</text:p>
          </table:table-cell>
          <table:table-cell table:style-name="ce3" table:formula="of:=[.N888]+1" office:value-type="float" office:value="888" calcext:value-type="float">
            <text:p>88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1" calcext:value-type="float">
            <text:p>171</text:p>
          </table:table-cell>
          <table:table-cell table:style-name="ce1" table:formula="of:=[.A890]-[.$K$1]" office:value-type="float" office:value="21.68" calcext:value-type="float">
            <text:p>21.68</text:p>
          </table:table-cell>
          <table:table-cell table:style-name="ce1" table:formula="of:=SUM([.$B$1:.B890])" office:value-type="float" office:value="18.36" calcext:value-type="float">
            <text:p>18.36</text:p>
          </table:table-cell>
          <table:table-cell table:style-name="ce1" table:formula="of:=MAX([.$B$1:.B890])-MIN([.$B$1:.B890])" office:value-type="float" office:value="66" calcext:value-type="float">
            <text:p>66</text:p>
          </table:table-cell>
          <table:table-cell table:style-name="ce1" table:formula="of:=STDEV([.$B$1:.B890])" office:value-type="float" office:value="19.4966643980482" calcext:value-type="float">
            <text:p>19.496664398</text:p>
          </table:table-cell>
          <table:table-cell table:style-name="ce1" table:formula="of:=[.D890]/[.E890]" office:value-type="float" office:value="3.38519444416386" calcext:value-type="float">
            <text:p>3.3851944442</text:p>
          </table:table-cell>
          <table:table-cell table:style-name="ce1" table:number-columns-repeated="6"/>
          <table:table-cell table:style-name="ce2" table:formula="of:=LOG([.N890])" office:value-type="float" office:value="2.94890176097021" calcext:value-type="float">
            <text:p>2.948901761</text:p>
          </table:table-cell>
          <table:table-cell table:style-name="ce3" table:formula="of:=[.N889]+1" office:value-type="float" office:value="889" calcext:value-type="float">
            <text:p>88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2" calcext:value-type="float">
            <text:p>142</text:p>
          </table:table-cell>
          <table:table-cell table:style-name="ce1" table:formula="of:=[.A891]-[.$K$1]" office:value-type="float" office:value="-7.31999999999999" calcext:value-type="float">
            <text:p>-7.32</text:p>
          </table:table-cell>
          <table:table-cell table:style-name="ce1" table:formula="of:=SUM([.$B$1:.B891])" office:value-type="float" office:value="18.36" calcext:value-type="float">
            <text:p>18.36</text:p>
          </table:table-cell>
          <table:table-cell table:style-name="ce1" table:formula="of:=MAX([.$B$1:.B891])-MIN([.$B$1:.B891])" office:value-type="float" office:value="66" calcext:value-type="float">
            <text:p>66</text:p>
          </table:table-cell>
          <table:table-cell table:style-name="ce1" table:formula="of:=STDEV([.$B$1:.B891])" office:value-type="float" office:value="19.4876700337755" calcext:value-type="float">
            <text:p>19.4876700338</text:p>
          </table:table-cell>
          <table:table-cell table:style-name="ce1" table:formula="of:=[.D891]/[.E891]" office:value-type="float" office:value="3.38675685115822" calcext:value-type="float">
            <text:p>3.3867568512</text:p>
          </table:table-cell>
          <table:table-cell table:style-name="ce1" table:number-columns-repeated="6"/>
          <table:table-cell table:style-name="ce2" table:formula="of:=LOG([.N891])" office:value-type="float" office:value="2.94939000664491" calcext:value-type="float">
            <text:p>2.9493900066</text:p>
          </table:table-cell>
          <table:table-cell table:style-name="ce3" table:formula="of:=[.N890]+1" office:value-type="float" office:value="890" calcext:value-type="float">
            <text:p>89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8" calcext:value-type="float">
            <text:p>118</text:p>
          </table:table-cell>
          <table:table-cell table:style-name="ce1" table:formula="of:=[.A892]-[.$K$1]" office:value-type="float" office:value="-31.32" calcext:value-type="float">
            <text:p>-31.32</text:p>
          </table:table-cell>
          <table:table-cell table:style-name="ce1" table:formula="of:=SUM([.$B$1:.B892])" office:value-type="float" office:value="18.36" calcext:value-type="float">
            <text:p>18.36</text:p>
          </table:table-cell>
          <table:table-cell table:style-name="ce1" table:formula="of:=MAX([.$B$1:.B892])-MIN([.$B$1:.B892])" office:value-type="float" office:value="66" calcext:value-type="float">
            <text:p>66</text:p>
          </table:table-cell>
          <table:table-cell table:style-name="ce1" table:formula="of:=STDEV([.$B$1:.B892])" office:value-type="float" office:value="19.5066311567922" calcext:value-type="float">
            <text:p>19.5066311568</text:p>
          </table:table-cell>
          <table:table-cell table:style-name="ce1" table:formula="of:=[.D892]/[.E892]" office:value-type="float" office:value="3.3834648058652" calcext:value-type="float">
            <text:p>3.3834648059</text:p>
          </table:table-cell>
          <table:table-cell table:style-name="ce1" table:number-columns-repeated="6"/>
          <table:table-cell table:style-name="ce2" table:formula="of:=LOG([.N892])" office:value-type="float" office:value="2.94987770403687" calcext:value-type="float">
            <text:p>2.949877704</text:p>
          </table:table-cell>
          <table:table-cell table:style-name="ce3" table:formula="of:=[.N891]+1" office:value-type="float" office:value="891" calcext:value-type="float">
            <text:p>89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5" calcext:value-type="float">
            <text:p>155</text:p>
          </table:table-cell>
          <table:table-cell table:style-name="ce1" table:formula="of:=[.A893]-[.$K$1]" office:value-type="float" office:value="5.68000000000001" calcext:value-type="float">
            <text:p>5.68</text:p>
          </table:table-cell>
          <table:table-cell table:style-name="ce1" table:formula="of:=SUM([.$B$1:.B893])" office:value-type="float" office:value="18.36" calcext:value-type="float">
            <text:p>18.36</text:p>
          </table:table-cell>
          <table:table-cell table:style-name="ce1" table:formula="of:=MAX([.$B$1:.B893])-MIN([.$B$1:.B893])" office:value-type="float" office:value="66" calcext:value-type="float">
            <text:p>66</text:p>
          </table:table-cell>
          <table:table-cell table:style-name="ce1" table:formula="of:=STDEV([.$B$1:.B893])" office:value-type="float" office:value="19.4963532239181" calcext:value-type="float">
            <text:p>19.4963532239</text:p>
          </table:table-cell>
          <table:table-cell table:style-name="ce1" table:formula="of:=[.D893]/[.E893]" office:value-type="float" office:value="3.38524847400853" calcext:value-type="float">
            <text:p>3.385248474</text:p>
          </table:table-cell>
          <table:table-cell table:style-name="ce1" table:number-columns-repeated="6"/>
          <table:table-cell table:style-name="ce2" table:formula="of:=LOG([.N893])" office:value-type="float" office:value="2.95036485437612" calcext:value-type="float">
            <text:p>2.9503648544</text:p>
          </table:table-cell>
          <table:table-cell table:style-name="ce3" table:formula="of:=[.N892]+1" office:value-type="float" office:value="892" calcext:value-type="float">
            <text:p>89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4" calcext:value-type="float">
            <text:p>154</text:p>
          </table:table-cell>
          <table:table-cell table:style-name="ce1" table:formula="of:=[.A894]-[.$K$1]" office:value-type="float" office:value="4.68000000000001" calcext:value-type="float">
            <text:p>4.68</text:p>
          </table:table-cell>
          <table:table-cell table:style-name="ce1" table:formula="of:=SUM([.$B$1:.B894])" office:value-type="float" office:value="18.36" calcext:value-type="float">
            <text:p>18.36</text:p>
          </table:table-cell>
          <table:table-cell table:style-name="ce1" table:formula="of:=MAX([.$B$1:.B894])-MIN([.$B$1:.B894])" office:value-type="float" office:value="66" calcext:value-type="float">
            <text:p>66</text:p>
          </table:table-cell>
          <table:table-cell table:style-name="ce1" table:formula="of:=STDEV([.$B$1:.B894])" office:value-type="float" office:value="19.4858453937414" calcext:value-type="float">
            <text:p>19.4858453937</text:p>
          </table:table-cell>
          <table:table-cell table:style-name="ce1" table:formula="of:=[.D894]/[.E894]" office:value-type="float" office:value="3.38707398454461" calcext:value-type="float">
            <text:p>3.3870739845</text:p>
          </table:table-cell>
          <table:table-cell table:style-name="ce1" table:number-columns-repeated="6"/>
          <table:table-cell table:style-name="ce2" table:formula="of:=LOG([.N894])" office:value-type="float" office:value="2.95085145888855" calcext:value-type="float">
            <text:p>2.9508514589</text:p>
          </table:table-cell>
          <table:table-cell table:style-name="ce3" table:formula="of:=[.N893]+1" office:value-type="float" office:value="893" calcext:value-type="float">
            <text:p>89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4" calcext:value-type="float">
            <text:p>124</text:p>
          </table:table-cell>
          <table:table-cell table:style-name="ce1" table:formula="of:=[.A895]-[.$K$1]" office:value-type="float" office:value="-25.32" calcext:value-type="float">
            <text:p>-25.32</text:p>
          </table:table-cell>
          <table:table-cell table:style-name="ce1" table:formula="of:=SUM([.$B$1:.B895])" office:value-type="float" office:value="18.36" calcext:value-type="float">
            <text:p>18.36</text:p>
          </table:table-cell>
          <table:table-cell table:style-name="ce1" table:formula="of:=MAX([.$B$1:.B895])-MIN([.$B$1:.B895])" office:value-type="float" office:value="66" calcext:value-type="float">
            <text:p>66</text:p>
          </table:table-cell>
          <table:table-cell table:style-name="ce1" table:formula="of:=STDEV([.$B$1:.B895])" office:value-type="float" office:value="19.4946527478323" calcext:value-type="float">
            <text:p>19.4946527478</text:p>
          </table:table-cell>
          <table:table-cell table:style-name="ce1" table:formula="of:=[.D895]/[.E895]" office:value-type="float" office:value="3.38554376185741" calcext:value-type="float">
            <text:p>3.3855437619</text:p>
          </table:table-cell>
          <table:table-cell table:style-name="ce1" table:number-columns-repeated="6"/>
          <table:table-cell table:style-name="ce2" table:formula="of:=LOG([.N895])" office:value-type="float" office:value="2.95133751879592" calcext:value-type="float">
            <text:p>2.9513375188</text:p>
          </table:table-cell>
          <table:table-cell table:style-name="ce3" table:formula="of:=[.N894]+1" office:value-type="float" office:value="894" calcext:value-type="float">
            <text:p>89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1" calcext:value-type="float">
            <text:p>131</text:p>
          </table:table-cell>
          <table:table-cell table:style-name="ce1" table:formula="of:=[.A896]-[.$K$1]" office:value-type="float" office:value="-18.32" calcext:value-type="float">
            <text:p>-18.32</text:p>
          </table:table-cell>
          <table:table-cell table:style-name="ce1" table:formula="of:=SUM([.$B$1:.B896])" office:value-type="float" office:value="18.36" calcext:value-type="float">
            <text:p>18.36</text:p>
          </table:table-cell>
          <table:table-cell table:style-name="ce1" table:formula="of:=MAX([.$B$1:.B896])-MIN([.$B$1:.B896])" office:value-type="float" office:value="66" calcext:value-type="float">
            <text:p>66</text:p>
          </table:table-cell>
          <table:table-cell table:style-name="ce1" table:formula="of:=STDEV([.$B$1:.B896])" office:value-type="float" office:value="19.494301943393" calcext:value-type="float">
            <text:p>19.4943019434</text:p>
          </table:table-cell>
          <table:table-cell table:style-name="ce1" table:formula="of:=[.D896]/[.E896]" office:value-type="float" office:value="3.38560468549471" calcext:value-type="float">
            <text:p>3.3856046855</text:p>
          </table:table-cell>
          <table:table-cell table:style-name="ce1" table:number-columns-repeated="6"/>
          <table:table-cell table:style-name="ce2" table:formula="of:=LOG([.N896])" office:value-type="float" office:value="2.95182303531591" calcext:value-type="float">
            <text:p>2.9518230353</text:p>
          </table:table-cell>
          <table:table-cell table:style-name="ce3" table:formula="of:=[.N895]+1" office:value-type="float" office:value="895" calcext:value-type="float">
            <text:p>89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7" calcext:value-type="float">
            <text:p>167</text:p>
          </table:table-cell>
          <table:table-cell table:style-name="ce1" table:formula="of:=[.A897]-[.$K$1]" office:value-type="float" office:value="17.68" calcext:value-type="float">
            <text:p>17.68</text:p>
          </table:table-cell>
          <table:table-cell table:style-name="ce1" table:formula="of:=SUM([.$B$1:.B897])" office:value-type="float" office:value="18.36" calcext:value-type="float">
            <text:p>18.36</text:p>
          </table:table-cell>
          <table:table-cell table:style-name="ce1" table:formula="of:=MAX([.$B$1:.B897])-MIN([.$B$1:.B897])" office:value-type="float" office:value="66" calcext:value-type="float">
            <text:p>66</text:p>
          </table:table-cell>
          <table:table-cell table:style-name="ce1" table:formula="of:=STDEV([.$B$1:.B897])" office:value-type="float" office:value="19.4915248462132" calcext:value-type="float">
            <text:p>19.4915248462</text:p>
          </table:table-cell>
          <table:table-cell table:style-name="ce1" table:formula="of:=[.D897]/[.E897]" office:value-type="float" office:value="3.38608705684832" calcext:value-type="float">
            <text:p>3.3860870568</text:p>
          </table:table-cell>
          <table:table-cell table:style-name="ce1" table:number-columns-repeated="6"/>
          <table:table-cell table:style-name="ce2" table:formula="of:=LOG([.N897])" office:value-type="float" office:value="2.95230800966212" calcext:value-type="float">
            <text:p>2.9523080097</text:p>
          </table:table-cell>
          <table:table-cell table:style-name="ce3" table:formula="of:=[.N896]+1" office:value-type="float" office:value="896" calcext:value-type="float">
            <text:p>89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0" calcext:value-type="float">
            <text:p>180</text:p>
          </table:table-cell>
          <table:table-cell table:style-name="ce1" table:formula="of:=[.A898]-[.$K$1]" office:value-type="float" office:value="30.68" calcext:value-type="float">
            <text:p>30.68</text:p>
          </table:table-cell>
          <table:table-cell table:style-name="ce1" table:formula="of:=SUM([.$B$1:.B898])" office:value-type="float" office:value="18.36" calcext:value-type="float">
            <text:p>18.36</text:p>
          </table:table-cell>
          <table:table-cell table:style-name="ce1" table:formula="of:=MAX([.$B$1:.B898])-MIN([.$B$1:.B898])" office:value-type="float" office:value="66" calcext:value-type="float">
            <text:p>66</text:p>
          </table:table-cell>
          <table:table-cell table:style-name="ce1" table:formula="of:=STDEV([.$B$1:.B898])" office:value-type="float" office:value="19.5060457954994" calcext:value-type="float">
            <text:p>19.5060457955</text:p>
          </table:table-cell>
          <table:table-cell table:style-name="ce1" table:formula="of:=[.D898]/[.E898]" office:value-type="float" office:value="3.38356634101762" calcext:value-type="float">
            <text:p>3.383566341</text:p>
          </table:table-cell>
          <table:table-cell table:style-name="ce1" table:number-columns-repeated="6"/>
          <table:table-cell table:style-name="ce2" table:formula="of:=LOG([.N898])" office:value-type="float" office:value="2.95279244304409" calcext:value-type="float">
            <text:p>2.952792443</text:p>
          </table:table-cell>
          <table:table-cell table:style-name="ce3" table:formula="of:=[.N897]+1" office:value-type="float" office:value="897" calcext:value-type="float">
            <text:p>89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4" calcext:value-type="float">
            <text:p>164</text:p>
          </table:table-cell>
          <table:table-cell table:style-name="ce1" table:formula="of:=[.A899]-[.$K$1]" office:value-type="float" office:value="14.68" calcext:value-type="float">
            <text:p>14.68</text:p>
          </table:table-cell>
          <table:table-cell table:style-name="ce1" table:formula="of:=SUM([.$B$1:.B899])" office:value-type="float" office:value="18.36" calcext:value-type="float">
            <text:p>18.36</text:p>
          </table:table-cell>
          <table:table-cell table:style-name="ce1" table:formula="of:=MAX([.$B$1:.B899])-MIN([.$B$1:.B899])" office:value-type="float" office:value="66" calcext:value-type="float">
            <text:p>66</text:p>
          </table:table-cell>
          <table:table-cell table:style-name="ce1" table:formula="of:=STDEV([.$B$1:.B899])" office:value-type="float" office:value="19.5005989627869" calcext:value-type="float">
            <text:p>19.5005989628</text:p>
          </table:table-cell>
          <table:table-cell table:style-name="ce1" table:formula="of:=[.D899]/[.E899]" office:value-type="float" office:value="3.38451142582585" calcext:value-type="float">
            <text:p>3.3845114258</text:p>
          </table:table-cell>
          <table:table-cell table:style-name="ce1" table:number-columns-repeated="6"/>
          <table:table-cell table:style-name="ce2" table:formula="of:=LOG([.N899])" office:value-type="float" office:value="2.9532763366673" calcext:value-type="float">
            <text:p>2.9532763367</text:p>
          </table:table-cell>
          <table:table-cell table:style-name="ce3" table:formula="of:=[.N898]+1" office:value-type="float" office:value="898" calcext:value-type="float">
            <text:p>89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3" calcext:value-type="float">
            <text:p>143</text:p>
          </table:table-cell>
          <table:table-cell table:style-name="ce1" table:formula="of:=[.A900]-[.$K$1]" office:value-type="float" office:value="-6.31999999999999" calcext:value-type="float">
            <text:p>-6.32</text:p>
          </table:table-cell>
          <table:table-cell table:style-name="ce1" table:formula="of:=SUM([.$B$1:.B900])" office:value-type="float" office:value="18.36" calcext:value-type="float">
            <text:p>18.36</text:p>
          </table:table-cell>
          <table:table-cell table:style-name="ce1" table:formula="of:=MAX([.$B$1:.B900])-MIN([.$B$1:.B900])" office:value-type="float" office:value="66" calcext:value-type="float">
            <text:p>66</text:p>
          </table:table-cell>
          <table:table-cell table:style-name="ce1" table:formula="of:=STDEV([.$B$1:.B900])" office:value-type="float" office:value="19.4912421507307" calcext:value-type="float">
            <text:p>19.4912421507</text:p>
          </table:table-cell>
          <table:table-cell table:style-name="ce1" table:formula="of:=[.D900]/[.E900]" office:value-type="float" office:value="3.38613616770062" calcext:value-type="float">
            <text:p>3.3861361677</text:p>
          </table:table-cell>
          <table:table-cell table:style-name="ce1" table:number-columns-repeated="6"/>
          <table:table-cell table:style-name="ce2" table:formula="of:=LOG([.N900])" office:value-type="float" office:value="2.95375969173323" calcext:value-type="float">
            <text:p>2.9537596917</text:p>
          </table:table-cell>
          <table:table-cell table:style-name="ce3" table:formula="of:=[.N899]+1" office:value-type="float" office:value="899" calcext:value-type="float">
            <text:p>89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9" calcext:value-type="float">
            <text:p>129</text:p>
          </table:table-cell>
          <table:table-cell table:style-name="ce1" table:formula="of:=[.A901]-[.$K$1]" office:value-type="float" office:value="-20.32" calcext:value-type="float">
            <text:p>-20.32</text:p>
          </table:table-cell>
          <table:table-cell table:style-name="ce1" table:formula="of:=SUM([.$B$1:.B901])" office:value-type="float" office:value="18.36" calcext:value-type="float">
            <text:p>18.36</text:p>
          </table:table-cell>
          <table:table-cell table:style-name="ce1" table:formula="of:=MAX([.$B$1:.B901])-MIN([.$B$1:.B901])" office:value-type="float" office:value="66" calcext:value-type="float">
            <text:p>66</text:p>
          </table:table-cell>
          <table:table-cell table:style-name="ce1" table:formula="of:=STDEV([.$B$1:.B901])" office:value-type="float" office:value="19.4932418858593" calcext:value-type="float">
            <text:p>19.4932418859</text:p>
          </table:table-cell>
          <table:table-cell table:style-name="ce1" table:formula="of:=[.D901]/[.E901]" office:value-type="float" office:value="3.38578879728966" calcext:value-type="float">
            <text:p>3.3857887973</text:p>
          </table:table-cell>
          <table:table-cell table:style-name="ce1" table:number-columns-repeated="6"/>
          <table:table-cell table:style-name="ce2" table:formula="of:=LOG([.N901])" office:value-type="float" office:value="2.95424250943932" calcext:value-type="float">
            <text:p>2.9542425094</text:p>
          </table:table-cell>
          <table:table-cell table:style-name="ce3" table:formula="of:=[.N900]+1" office:value-type="float" office:value="900" calcext:value-type="float">
            <text:p>90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4" calcext:value-type="float">
            <text:p>134</text:p>
          </table:table-cell>
          <table:table-cell table:style-name="ce1" table:formula="of:=[.A902]-[.$K$1]" office:value-type="float" office:value="-15.32" calcext:value-type="float">
            <text:p>-15.32</text:p>
          </table:table-cell>
          <table:table-cell table:style-name="ce1" table:formula="of:=SUM([.$B$1:.B902])" office:value-type="float" office:value="18.36" calcext:value-type="float">
            <text:p>18.36</text:p>
          </table:table-cell>
          <table:table-cell table:style-name="ce1" table:formula="of:=MAX([.$B$1:.B902])-MIN([.$B$1:.B902])" office:value-type="float" office:value="66" calcext:value-type="float">
            <text:p>66</text:p>
          </table:table-cell>
          <table:table-cell table:style-name="ce1" table:formula="of:=STDEV([.$B$1:.B902])" office:value-type="float" office:value="19.4898898328101" calcext:value-type="float">
            <text:p>19.4898898328</text:p>
          </table:table-cell>
          <table:table-cell table:style-name="ce1" table:formula="of:=[.D902]/[.E902]" office:value-type="float" office:value="3.38637111682862" calcext:value-type="float">
            <text:p>3.3863711168</text:p>
          </table:table-cell>
          <table:table-cell table:style-name="ce1" table:number-columns-repeated="6"/>
          <table:table-cell table:style-name="ce2" table:formula="of:=LOG([.N902])" office:value-type="float" office:value="2.95472479097906" calcext:value-type="float">
            <text:p>2.954724791</text:p>
          </table:table-cell>
          <table:table-cell table:style-name="ce3" table:formula="of:=[.N901]+1" office:value-type="float" office:value="901" calcext:value-type="float">
            <text:p>90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0" calcext:value-type="float">
            <text:p>130</text:p>
          </table:table-cell>
          <table:table-cell table:style-name="ce1" table:formula="of:=[.A903]-[.$K$1]" office:value-type="float" office:value="-19.32" calcext:value-type="float">
            <text:p>-19.32</text:p>
          </table:table-cell>
          <table:table-cell table:style-name="ce1" table:formula="of:=SUM([.$B$1:.B903])" office:value-type="float" office:value="18.36" calcext:value-type="float">
            <text:p>18.36</text:p>
          </table:table-cell>
          <table:table-cell table:style-name="ce1" table:formula="of:=MAX([.$B$1:.B903])-MIN([.$B$1:.B903])" office:value-type="float" office:value="66" calcext:value-type="float">
            <text:p>66</text:p>
          </table:table-cell>
          <table:table-cell table:style-name="ce1" table:formula="of:=STDEV([.$B$1:.B903])" office:value-type="float" office:value="19.4906615244361" calcext:value-type="float">
            <text:p>19.4906615244</text:p>
          </table:table-cell>
          <table:table-cell table:style-name="ce1" table:formula="of:=[.D903]/[.E903]" office:value-type="float" office:value="3.38623704060806" calcext:value-type="float">
            <text:p>3.3862370406</text:p>
          </table:table-cell>
          <table:table-cell table:style-name="ce1" table:number-columns-repeated="6"/>
          <table:table-cell table:style-name="ce2" table:formula="of:=LOG([.N903])" office:value-type="float" office:value="2.95520653754194" calcext:value-type="float">
            <text:p>2.9552065375</text:p>
          </table:table-cell>
          <table:table-cell table:style-name="ce3" table:formula="of:=[.N902]+1" office:value-type="float" office:value="902" calcext:value-type="float">
            <text:p>90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3" calcext:value-type="float">
            <text:p>143</text:p>
          </table:table-cell>
          <table:table-cell table:style-name="ce1" table:formula="of:=[.A904]-[.$K$1]" office:value-type="float" office:value="-6.31999999999999" calcext:value-type="float">
            <text:p>-6.32</text:p>
          </table:table-cell>
          <table:table-cell table:style-name="ce1" table:formula="of:=SUM([.$B$1:.B904])" office:value-type="float" office:value="18.36" calcext:value-type="float">
            <text:p>18.36</text:p>
          </table:table-cell>
          <table:table-cell table:style-name="ce1" table:formula="of:=MAX([.$B$1:.B904])-MIN([.$B$1:.B904])" office:value-type="float" office:value="66" calcext:value-type="float">
            <text:p>66</text:p>
          </table:table-cell>
          <table:table-cell table:style-name="ce1" table:formula="of:=STDEV([.$B$1:.B904])" office:value-type="float" office:value="19.4813230426136" calcext:value-type="float">
            <text:p>19.4813230426</text:p>
          </table:table-cell>
          <table:table-cell table:style-name="ce1" table:formula="of:=[.D904]/[.E904]" office:value-type="float" office:value="3.38786025238795" calcext:value-type="float">
            <text:p>3.3878602524</text:p>
          </table:table-cell>
          <table:table-cell table:style-name="ce1" table:number-columns-repeated="6"/>
          <table:table-cell table:style-name="ce2" table:formula="of:=LOG([.N904])" office:value-type="float" office:value="2.95568775031351" calcext:value-type="float">
            <text:p>2.9556877503</text:p>
          </table:table-cell>
          <table:table-cell table:style-name="ce3" table:formula="of:=[.N903]+1" office:value-type="float" office:value="903" calcext:value-type="float">
            <text:p>90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2" calcext:value-type="float">
            <text:p>142</text:p>
          </table:table-cell>
          <table:table-cell table:style-name="ce1" table:formula="of:=[.A905]-[.$K$1]" office:value-type="float" office:value="-7.31999999999999" calcext:value-type="float">
            <text:p>-7.32</text:p>
          </table:table-cell>
          <table:table-cell table:style-name="ce1" table:formula="of:=SUM([.$B$1:.B905])" office:value-type="float" office:value="18.36" calcext:value-type="float">
            <text:p>18.36</text:p>
          </table:table-cell>
          <table:table-cell table:style-name="ce1" table:formula="of:=MAX([.$B$1:.B905])-MIN([.$B$1:.B905])" office:value-type="float" office:value="66" calcext:value-type="float">
            <text:p>66</text:p>
          </table:table-cell>
          <table:table-cell table:style-name="ce1" table:formula="of:=STDEV([.$B$1:.B905])" office:value-type="float" office:value="19.4724319242799" calcext:value-type="float">
            <text:p>19.4724319243</text:p>
          </table:table-cell>
          <table:table-cell table:style-name="ce1" table:formula="of:=[.D905]/[.E905]" office:value-type="float" office:value="3.38940715040865" calcext:value-type="float">
            <text:p>3.3894071504</text:p>
          </table:table-cell>
          <table:table-cell table:style-name="ce1" table:number-columns-repeated="6"/>
          <table:table-cell table:style-name="ce2" table:formula="of:=LOG([.N905])" office:value-type="float" office:value="2.95616843047536" calcext:value-type="float">
            <text:p>2.9561684305</text:p>
          </table:table-cell>
          <table:table-cell table:style-name="ce3" table:formula="of:=[.N904]+1" office:value-type="float" office:value="904" calcext:value-type="float">
            <text:p>90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6" calcext:value-type="float">
            <text:p>156</text:p>
          </table:table-cell>
          <table:table-cell table:style-name="ce1" table:formula="of:=[.A906]-[.$K$1]" office:value-type="float" office:value="6.68000000000001" calcext:value-type="float">
            <text:p>6.68</text:p>
          </table:table-cell>
          <table:table-cell table:style-name="ce1" table:formula="of:=SUM([.$B$1:.B906])" office:value-type="float" office:value="18.36" calcext:value-type="float">
            <text:p>18.36</text:p>
          </table:table-cell>
          <table:table-cell table:style-name="ce1" table:formula="of:=MAX([.$B$1:.B906])-MIN([.$B$1:.B906])" office:value-type="float" office:value="66" calcext:value-type="float">
            <text:p>66</text:p>
          </table:table-cell>
          <table:table-cell table:style-name="ce1" table:formula="of:=STDEV([.$B$1:.B906])" office:value-type="float" office:value="19.4626425026261" calcext:value-type="float">
            <text:p>19.4626425026</text:p>
          </table:table-cell>
          <table:table-cell table:style-name="ce1" table:formula="of:=[.D906]/[.E906]" office:value-type="float" office:value="3.39111197213301" calcext:value-type="float">
            <text:p>3.3911119721</text:p>
          </table:table-cell>
          <table:table-cell table:style-name="ce1" table:number-columns-repeated="6"/>
          <table:table-cell table:style-name="ce2" table:formula="of:=LOG([.N906])" office:value-type="float" office:value="2.9566485792052" calcext:value-type="float">
            <text:p>2.9566485792</text:p>
          </table:table-cell>
          <table:table-cell table:style-name="ce3" table:formula="of:=[.N905]+1" office:value-type="float" office:value="905" calcext:value-type="float">
            <text:p>90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0" calcext:value-type="float">
            <text:p>140</text:p>
          </table:table-cell>
          <table:table-cell table:style-name="ce1" table:formula="of:=[.A907]-[.$K$1]" office:value-type="float" office:value="-9.31999999999999" calcext:value-type="float">
            <text:p>-9.32</text:p>
          </table:table-cell>
          <table:table-cell table:style-name="ce1" table:formula="of:=SUM([.$B$1:.B907])" office:value-type="float" office:value="18.36" calcext:value-type="float">
            <text:p>18.36</text:p>
          </table:table-cell>
          <table:table-cell table:style-name="ce1" table:formula="of:=MAX([.$B$1:.B907])-MIN([.$B$1:.B907])" office:value-type="float" office:value="66" calcext:value-type="float">
            <text:p>66</text:p>
          </table:table-cell>
          <table:table-cell table:style-name="ce1" table:formula="of:=STDEV([.$B$1:.B907])" office:value-type="float" office:value="19.4548193423481" calcext:value-type="float">
            <text:p>19.4548193423</text:p>
          </table:table-cell>
          <table:table-cell table:style-name="ce1" table:formula="of:=[.D907]/[.E907]" office:value-type="float" office:value="3.39247560404404" calcext:value-type="float">
            <text:p>3.392475604</text:p>
          </table:table-cell>
          <table:table-cell table:style-name="ce1" table:number-columns-repeated="6"/>
          <table:table-cell table:style-name="ce2" table:formula="of:=LOG([.N907])" office:value-type="float" office:value="2.95712819767681" calcext:value-type="float">
            <text:p>2.9571281977</text:p>
          </table:table-cell>
          <table:table-cell table:style-name="ce3" table:formula="of:=[.N906]+1" office:value-type="float" office:value="906" calcext:value-type="float">
            <text:p>90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9" calcext:value-type="float">
            <text:p>159</text:p>
          </table:table-cell>
          <table:table-cell table:style-name="ce1" table:formula="of:=[.A908]-[.$K$1]" office:value-type="float" office:value="9.68000000000001" calcext:value-type="float">
            <text:p>9.68</text:p>
          </table:table-cell>
          <table:table-cell table:style-name="ce1" table:formula="of:=SUM([.$B$1:.B908])" office:value-type="float" office:value="18.36" calcext:value-type="float">
            <text:p>18.36</text:p>
          </table:table-cell>
          <table:table-cell table:style-name="ce1" table:formula="of:=MAX([.$B$1:.B908])-MIN([.$B$1:.B908])" office:value-type="float" office:value="66" calcext:value-type="float">
            <text:p>66</text:p>
          </table:table-cell>
          <table:table-cell table:style-name="ce1" table:formula="of:=STDEV([.$B$1:.B908])" office:value-type="float" office:value="19.4463140008479" calcext:value-type="float">
            <text:p>19.4463140008</text:p>
          </table:table-cell>
          <table:table-cell table:style-name="ce1" table:formula="of:=[.D908]/[.E908]" office:value-type="float" office:value="3.39395938979089" calcext:value-type="float">
            <text:p>3.3939593898</text:p>
          </table:table-cell>
          <table:table-cell table:style-name="ce1" table:number-columns-repeated="6"/>
          <table:table-cell table:style-name="ce2" table:formula="of:=LOG([.N908])" office:value-type="float" office:value="2.95760728706009" calcext:value-type="float">
            <text:p>2.9576072871</text:p>
          </table:table-cell>
          <table:table-cell table:style-name="ce3" table:formula="of:=[.N907]+1" office:value-type="float" office:value="907" calcext:value-type="float">
            <text:p>90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2" calcext:value-type="float">
            <text:p>152</text:p>
          </table:table-cell>
          <table:table-cell table:style-name="ce1" table:formula="of:=[.A909]-[.$K$1]" office:value-type="float" office:value="2.68000000000001" calcext:value-type="float">
            <text:p>2.68</text:p>
          </table:table-cell>
          <table:table-cell table:style-name="ce1" table:formula="of:=SUM([.$B$1:.B909])" office:value-type="float" office:value="18.36" calcext:value-type="float">
            <text:p>18.36</text:p>
          </table:table-cell>
          <table:table-cell table:style-name="ce1" table:formula="of:=MAX([.$B$1:.B909])-MIN([.$B$1:.B909])" office:value-type="float" office:value="66" calcext:value-type="float">
            <text:p>66</text:p>
          </table:table-cell>
          <table:table-cell table:style-name="ce1" table:formula="of:=STDEV([.$B$1:.B909])" office:value-type="float" office:value="19.4356994973133" calcext:value-type="float">
            <text:p>19.4356994973</text:p>
          </table:table-cell>
          <table:table-cell table:style-name="ce1" table:formula="of:=[.D909]/[.E909]" office:value-type="float" office:value="3.39581294767001" calcext:value-type="float">
            <text:p>3.3958129477</text:p>
          </table:table-cell>
          <table:table-cell table:style-name="ce1" table:number-columns-repeated="6"/>
          <table:table-cell table:style-name="ce2" table:formula="of:=LOG([.N909])" office:value-type="float" office:value="2.95808584852108" calcext:value-type="float">
            <text:p>2.9580858485</text:p>
          </table:table-cell>
          <table:table-cell table:style-name="ce3" table:formula="of:=[.N908]+1" office:value-type="float" office:value="908" calcext:value-type="float">
            <text:p>90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1" calcext:value-type="float">
            <text:p>171</text:p>
          </table:table-cell>
          <table:table-cell table:style-name="ce1" table:formula="of:=[.A910]-[.$K$1]" office:value-type="float" office:value="21.68" calcext:value-type="float">
            <text:p>21.68</text:p>
          </table:table-cell>
          <table:table-cell table:style-name="ce1" table:formula="of:=SUM([.$B$1:.B910])" office:value-type="float" office:value="18.36" calcext:value-type="float">
            <text:p>18.36</text:p>
          </table:table-cell>
          <table:table-cell table:style-name="ce1" table:formula="of:=MAX([.$B$1:.B910])-MIN([.$B$1:.B910])" office:value-type="float" office:value="66" calcext:value-type="float">
            <text:p>66</text:p>
          </table:table-cell>
          <table:table-cell table:style-name="ce1" table:formula="of:=STDEV([.$B$1:.B910])" office:value-type="float" office:value="19.4372949709736" calcext:value-type="float">
            <text:p>19.437294971</text:p>
          </table:table-cell>
          <table:table-cell table:style-name="ce1" table:formula="of:=[.D910]/[.E910]" office:value-type="float" office:value="3.39553420877546" calcext:value-type="float">
            <text:p>3.3955342088</text:p>
          </table:table-cell>
          <table:table-cell table:style-name="ce1" table:number-columns-repeated="6"/>
          <table:table-cell table:style-name="ce2" table:formula="of:=LOG([.N910])" office:value-type="float" office:value="2.95856388322197" calcext:value-type="float">
            <text:p>2.9585638832</text:p>
          </table:table-cell>
          <table:table-cell table:style-name="ce3" table:formula="of:=[.N909]+1" office:value-type="float" office:value="909" calcext:value-type="float">
            <text:p>90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3" calcext:value-type="float">
            <text:p>143</text:p>
          </table:table-cell>
          <table:table-cell table:style-name="ce1" table:formula="of:=[.A911]-[.$K$1]" office:value-type="float" office:value="-6.31999999999999" calcext:value-type="float">
            <text:p>-6.32</text:p>
          </table:table-cell>
          <table:table-cell table:style-name="ce1" table:formula="of:=SUM([.$B$1:.B911])" office:value-type="float" office:value="18.36" calcext:value-type="float">
            <text:p>18.36</text:p>
          </table:table-cell>
          <table:table-cell table:style-name="ce1" table:formula="of:=MAX([.$B$1:.B911])-MIN([.$B$1:.B911])" office:value-type="float" office:value="66" calcext:value-type="float">
            <text:p>66</text:p>
          </table:table-cell>
          <table:table-cell table:style-name="ce1" table:formula="of:=STDEV([.$B$1:.B911])" office:value-type="float" office:value="19.4280669311935" calcext:value-type="float">
            <text:p>19.4280669312</text:p>
          </table:table-cell>
          <table:table-cell table:style-name="ce1" table:formula="of:=[.D911]/[.E911]" office:value-type="float" office:value="3.39714703648828" calcext:value-type="float">
            <text:p>3.3971470365</text:p>
          </table:table-cell>
          <table:table-cell table:style-name="ce1" table:number-columns-repeated="6"/>
          <table:table-cell table:style-name="ce2" table:formula="of:=LOG([.N911])" office:value-type="float" office:value="2.95904139232109" calcext:value-type="float">
            <text:p>2.9590413923</text:p>
          </table:table-cell>
          <table:table-cell table:style-name="ce3" table:formula="of:=[.N910]+1" office:value-type="float" office:value="910" calcext:value-type="float">
            <text:p>91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1" calcext:value-type="float">
            <text:p>171</text:p>
          </table:table-cell>
          <table:table-cell table:style-name="ce1" table:formula="of:=[.A912]-[.$K$1]" office:value-type="float" office:value="21.68" calcext:value-type="float">
            <text:p>21.68</text:p>
          </table:table-cell>
          <table:table-cell table:style-name="ce1" table:formula="of:=SUM([.$B$1:.B912])" office:value-type="float" office:value="18.36" calcext:value-type="float">
            <text:p>18.36</text:p>
          </table:table-cell>
          <table:table-cell table:style-name="ce1" table:formula="of:=MAX([.$B$1:.B912])-MIN([.$B$1:.B912])" office:value-type="float" office:value="66" calcext:value-type="float">
            <text:p>66</text:p>
          </table:table-cell>
          <table:table-cell table:style-name="ce1" table:formula="of:=STDEV([.$B$1:.B912])" office:value-type="float" office:value="19.4296502579313" calcext:value-type="float">
            <text:p>19.4296502579</text:p>
          </table:table-cell>
          <table:table-cell table:style-name="ce1" table:formula="of:=[.D912]/[.E912]" office:value-type="float" office:value="3.39687020218279" calcext:value-type="float">
            <text:p>3.3968702022</text:p>
          </table:table-cell>
          <table:table-cell table:style-name="ce1" table:number-columns-repeated="6"/>
          <table:table-cell table:style-name="ce2" table:formula="of:=LOG([.N912])" office:value-type="float" office:value="2.959518376973" calcext:value-type="float">
            <text:p>2.959518377</text:p>
          </table:table-cell>
          <table:table-cell table:style-name="ce3" table:formula="of:=[.N911]+1" office:value-type="float" office:value="911" calcext:value-type="float">
            <text:p>91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2" calcext:value-type="float">
            <text:p>132</text:p>
          </table:table-cell>
          <table:table-cell table:style-name="ce1" table:formula="of:=[.A913]-[.$K$1]" office:value-type="float" office:value="-17.32" calcext:value-type="float">
            <text:p>-17.32</text:p>
          </table:table-cell>
          <table:table-cell table:style-name="ce1" table:formula="of:=SUM([.$B$1:.B913])" office:value-type="float" office:value="18.36" calcext:value-type="float">
            <text:p>18.36</text:p>
          </table:table-cell>
          <table:table-cell table:style-name="ce1" table:formula="of:=MAX([.$B$1:.B913])-MIN([.$B$1:.B913])" office:value-type="float" office:value="66" calcext:value-type="float">
            <text:p>66</text:p>
          </table:table-cell>
          <table:table-cell table:style-name="ce1" table:formula="of:=STDEV([.$B$1:.B913])" office:value-type="float" office:value="19.4283248925905" calcext:value-type="float">
            <text:p>19.4283248926</text:p>
          </table:table-cell>
          <table:table-cell table:style-name="ce1" table:formula="of:=[.D913]/[.E913]" office:value-type="float" office:value="3.39710193055146" calcext:value-type="float">
            <text:p>3.3971019306</text:p>
          </table:table-cell>
          <table:table-cell table:style-name="ce1" table:number-columns-repeated="6"/>
          <table:table-cell table:style-name="ce2" table:formula="of:=LOG([.N913])" office:value-type="float" office:value="2.95999483832842" calcext:value-type="float">
            <text:p>2.9599948383</text:p>
          </table:table-cell>
          <table:table-cell table:style-name="ce3" table:formula="of:=[.N912]+1" office:value-type="float" office:value="912" calcext:value-type="float">
            <text:p>91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1" calcext:value-type="float">
            <text:p>181</text:p>
          </table:table-cell>
          <table:table-cell table:style-name="ce1" table:formula="of:=[.A914]-[.$K$1]" office:value-type="float" office:value="31.68" calcext:value-type="float">
            <text:p>31.68</text:p>
          </table:table-cell>
          <table:table-cell table:style-name="ce1" table:formula="of:=SUM([.$B$1:.B914])" office:value-type="float" office:value="18.36" calcext:value-type="float">
            <text:p>18.36</text:p>
          </table:table-cell>
          <table:table-cell table:style-name="ce1" table:formula="of:=MAX([.$B$1:.B914])-MIN([.$B$1:.B914])" office:value-type="float" office:value="66" calcext:value-type="float">
            <text:p>66</text:p>
          </table:table-cell>
          <table:table-cell table:style-name="ce1" table:formula="of:=STDEV([.$B$1:.B914])" office:value-type="float" office:value="19.4444399230571" calcext:value-type="float">
            <text:p>19.4444399231</text:p>
          </table:table-cell>
          <table:table-cell table:style-name="ce1" table:formula="of:=[.D914]/[.E914]" office:value-type="float" office:value="3.39428650355403" calcext:value-type="float">
            <text:p>3.3942865036</text:p>
          </table:table-cell>
          <table:table-cell table:style-name="ce1" table:number-columns-repeated="6"/>
          <table:table-cell table:style-name="ce2" table:formula="of:=LOG([.N914])" office:value-type="float" office:value="2.9604707775343" calcext:value-type="float">
            <text:p>2.9604707775</text:p>
          </table:table-cell>
          <table:table-cell table:style-name="ce3" table:formula="of:=[.N913]+1" office:value-type="float" office:value="913" calcext:value-type="float">
            <text:p>91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6" calcext:value-type="float">
            <text:p>176</text:p>
          </table:table-cell>
          <table:table-cell table:style-name="ce1" table:formula="of:=[.A915]-[.$K$1]" office:value-type="float" office:value="26.68" calcext:value-type="float">
            <text:p>26.68</text:p>
          </table:table-cell>
          <table:table-cell table:style-name="ce1" table:formula="of:=SUM([.$B$1:.B915])" office:value-type="float" office:value="18.36" calcext:value-type="float">
            <text:p>18.36</text:p>
          </table:table-cell>
          <table:table-cell table:style-name="ce1" table:formula="of:=MAX([.$B$1:.B915])-MIN([.$B$1:.B915])" office:value-type="float" office:value="66" calcext:value-type="float">
            <text:p>66</text:p>
          </table:table-cell>
          <table:table-cell table:style-name="ce1" table:formula="of:=STDEV([.$B$1:.B915])" office:value-type="float" office:value="19.452501101852" calcext:value-type="float">
            <text:p>19.4525011019</text:p>
          </table:table-cell>
          <table:table-cell table:style-name="ce1" table:formula="of:=[.D915]/[.E915]" office:value-type="float" office:value="3.3928799003495" calcext:value-type="float">
            <text:p>3.3928799003</text:p>
          </table:table-cell>
          <table:table-cell table:style-name="ce1" table:number-columns-repeated="6"/>
          <table:table-cell table:style-name="ce2" table:formula="of:=LOG([.N915])" office:value-type="float" office:value="2.96094619573383" calcext:value-type="float">
            <text:p>2.9609461957</text:p>
          </table:table-cell>
          <table:table-cell table:style-name="ce3" table:formula="of:=[.N914]+1" office:value-type="float" office:value="914" calcext:value-type="float">
            <text:p>91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6" calcext:value-type="float">
            <text:p>136</text:p>
          </table:table-cell>
          <table:table-cell table:style-name="ce1" table:formula="of:=[.A916]-[.$K$1]" office:value-type="float" office:value="-13.32" calcext:value-type="float">
            <text:p>-13.32</text:p>
          </table:table-cell>
          <table:table-cell table:style-name="ce1" table:formula="of:=SUM([.$B$1:.B916])" office:value-type="float" office:value="18.36" calcext:value-type="float">
            <text:p>18.36</text:p>
          </table:table-cell>
          <table:table-cell table:style-name="ce1" table:formula="of:=MAX([.$B$1:.B916])-MIN([.$B$1:.B916])" office:value-type="float" office:value="66" calcext:value-type="float">
            <text:p>66</text:p>
          </table:table-cell>
          <table:table-cell table:style-name="ce1" table:formula="of:=STDEV([.$B$1:.B916])" office:value-type="float" office:value="19.4475550169956" calcext:value-type="float">
            <text:p>19.447555017</text:p>
          </table:table-cell>
          <table:table-cell table:style-name="ce1" table:formula="of:=[.D916]/[.E916]" office:value-type="float" office:value="3.39374280943396" calcext:value-type="float">
            <text:p>3.3937428094</text:p>
          </table:table-cell>
          <table:table-cell table:style-name="ce1" table:number-columns-repeated="6"/>
          <table:table-cell table:style-name="ce2" table:formula="of:=LOG([.N916])" office:value-type="float" office:value="2.96142109406645" calcext:value-type="float">
            <text:p>2.9614210941</text:p>
          </table:table-cell>
          <table:table-cell table:style-name="ce3" table:formula="of:=[.N915]+1" office:value-type="float" office:value="915" calcext:value-type="float">
            <text:p>91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5" calcext:value-type="float">
            <text:p>175</text:p>
          </table:table-cell>
          <table:table-cell table:style-name="ce1" table:formula="of:=[.A917]-[.$K$1]" office:value-type="float" office:value="25.68" calcext:value-type="float">
            <text:p>25.68</text:p>
          </table:table-cell>
          <table:table-cell table:style-name="ce1" table:formula="of:=SUM([.$B$1:.B917])" office:value-type="float" office:value="18.36" calcext:value-type="float">
            <text:p>18.36</text:p>
          </table:table-cell>
          <table:table-cell table:style-name="ce1" table:formula="of:=MAX([.$B$1:.B917])-MIN([.$B$1:.B917])" office:value-type="float" office:value="66" calcext:value-type="float">
            <text:p>66</text:p>
          </table:table-cell>
          <table:table-cell table:style-name="ce1" table:formula="of:=STDEV([.$B$1:.B917])" office:value-type="float" office:value="19.454158479429" calcext:value-type="float">
            <text:p>19.4541584794</text:p>
          </table:table-cell>
          <table:table-cell table:style-name="ce1" table:formula="of:=[.D917]/[.E917]" office:value-type="float" office:value="3.39259084733936" calcext:value-type="float">
            <text:p>3.3925908473</text:p>
          </table:table-cell>
          <table:table-cell table:style-name="ce1" table:number-columns-repeated="6"/>
          <table:table-cell table:style-name="ce2" table:formula="of:=LOG([.N917])" office:value-type="float" office:value="2.96189547366785" calcext:value-type="float">
            <text:p>2.9618954737</text:p>
          </table:table-cell>
          <table:table-cell table:style-name="ce3" table:formula="of:=[.N916]+1" office:value-type="float" office:value="916" calcext:value-type="float">
            <text:p>91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4" calcext:value-type="float">
            <text:p>124</text:p>
          </table:table-cell>
          <table:table-cell table:style-name="ce1" table:formula="of:=[.A918]-[.$K$1]" office:value-type="float" office:value="-25.32" calcext:value-type="float">
            <text:p>-25.32</text:p>
          </table:table-cell>
          <table:table-cell table:style-name="ce1" table:formula="of:=SUM([.$B$1:.B918])" office:value-type="float" office:value="18.36" calcext:value-type="float">
            <text:p>18.36</text:p>
          </table:table-cell>
          <table:table-cell table:style-name="ce1" table:formula="of:=MAX([.$B$1:.B918])-MIN([.$B$1:.B918])" office:value-type="float" office:value="66" calcext:value-type="float">
            <text:p>66</text:p>
          </table:table-cell>
          <table:table-cell table:style-name="ce1" table:formula="of:=STDEV([.$B$1:.B918])" office:value-type="float" office:value="19.4628324623252" calcext:value-type="float">
            <text:p>19.4628324623</text:p>
          </table:table-cell>
          <table:table-cell table:style-name="ce1" table:formula="of:=[.D918]/[.E918]" office:value-type="float" office:value="3.39107887445253" calcext:value-type="float">
            <text:p>3.3910788745</text:p>
          </table:table-cell>
          <table:table-cell table:style-name="ce1" table:number-columns-repeated="6"/>
          <table:table-cell table:style-name="ce2" table:formula="of:=LOG([.N918])" office:value-type="float" office:value="2.96236933567002" calcext:value-type="float">
            <text:p>2.9623693357</text:p>
          </table:table-cell>
          <table:table-cell table:style-name="ce3" table:formula="of:=[.N917]+1" office:value-type="float" office:value="917" calcext:value-type="float">
            <text:p>91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7" calcext:value-type="float">
            <text:p>137</text:p>
          </table:table-cell>
          <table:table-cell table:style-name="ce1" table:formula="of:=[.A919]-[.$K$1]" office:value-type="float" office:value="-12.32" calcext:value-type="float">
            <text:p>-12.32</text:p>
          </table:table-cell>
          <table:table-cell table:style-name="ce1" table:formula="of:=SUM([.$B$1:.B919])" office:value-type="float" office:value="18.36" calcext:value-type="float">
            <text:p>18.36</text:p>
          </table:table-cell>
          <table:table-cell table:style-name="ce1" table:formula="of:=MAX([.$B$1:.B919])-MIN([.$B$1:.B919])" office:value-type="float" office:value="66" calcext:value-type="float">
            <text:p>66</text:p>
          </table:table-cell>
          <table:table-cell table:style-name="ce1" table:formula="of:=STDEV([.$B$1:.B919])" office:value-type="float" office:value="19.4571132892928" calcext:value-type="float">
            <text:p>19.4571132893</text:p>
          </table:table-cell>
          <table:table-cell table:style-name="ce1" table:formula="of:=[.D919]/[.E919]" office:value-type="float" office:value="3.39207563931488" calcext:value-type="float">
            <text:p>3.3920756393</text:p>
          </table:table-cell>
          <table:table-cell table:style-name="ce1" table:number-columns-repeated="6"/>
          <table:table-cell table:style-name="ce2" table:formula="of:=LOG([.N919])" office:value-type="float" office:value="2.96284268120124" calcext:value-type="float">
            <text:p>2.9628426812</text:p>
          </table:table-cell>
          <table:table-cell table:style-name="ce3" table:formula="of:=[.N918]+1" office:value-type="float" office:value="918" calcext:value-type="float">
            <text:p>91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9" calcext:value-type="float">
            <text:p>149</text:p>
          </table:table-cell>
          <table:table-cell table:style-name="ce1" table:formula="of:=[.A920]-[.$K$1]" office:value-type="float" office:value="-0.319999999999993" calcext:value-type="float">
            <text:p>-0.32</text:p>
          </table:table-cell>
          <table:table-cell table:style-name="ce1" table:formula="of:=SUM([.$B$1:.B920])" office:value-type="float" office:value="18.36" calcext:value-type="float">
            <text:p>18.36</text:p>
          </table:table-cell>
          <table:table-cell table:style-name="ce1" table:formula="of:=MAX([.$B$1:.B920])-MIN([.$B$1:.B920])" office:value-type="float" office:value="66" calcext:value-type="float">
            <text:p>66</text:p>
          </table:table-cell>
          <table:table-cell table:style-name="ce1" table:formula="of:=STDEV([.$B$1:.B920])" office:value-type="float" office:value="19.4465647150478" calcext:value-type="float">
            <text:p>19.446564715</text:p>
          </table:table-cell>
          <table:table-cell table:style-name="ce1" table:formula="of:=[.D920]/[.E920]" office:value-type="float" office:value="3.39391563328042" calcext:value-type="float">
            <text:p>3.3939156333</text:p>
          </table:table-cell>
          <table:table-cell table:style-name="ce1" table:number-columns-repeated="6"/>
          <table:table-cell table:style-name="ce2" table:formula="of:=LOG([.N920])" office:value-type="float" office:value="2.96331551138611" calcext:value-type="float">
            <text:p>2.9633155114</text:p>
          </table:table-cell>
          <table:table-cell table:style-name="ce3" table:formula="of:=[.N919]+1" office:value-type="float" office:value="919" calcext:value-type="float">
            <text:p>91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5" calcext:value-type="float">
            <text:p>135</text:p>
          </table:table-cell>
          <table:table-cell table:style-name="ce1" table:formula="of:=[.A921]-[.$K$1]" office:value-type="float" office:value="-14.32" calcext:value-type="float">
            <text:p>-14.32</text:p>
          </table:table-cell>
          <table:table-cell table:style-name="ce1" table:formula="of:=SUM([.$B$1:.B921])" office:value-type="float" office:value="18.36" calcext:value-type="float">
            <text:p>18.36</text:p>
          </table:table-cell>
          <table:table-cell table:style-name="ce1" table:formula="of:=MAX([.$B$1:.B921])-MIN([.$B$1:.B921])" office:value-type="float" office:value="66" calcext:value-type="float">
            <text:p>66</text:p>
          </table:table-cell>
          <table:table-cell table:style-name="ce1" table:formula="of:=STDEV([.$B$1:.B921])" office:value-type="float" office:value="19.4424454184719" calcext:value-type="float">
            <text:p>19.4424454185</text:p>
          </table:table-cell>
          <table:table-cell table:style-name="ce1" table:formula="of:=[.D921]/[.E921]" office:value-type="float" office:value="3.3946347066658" calcext:value-type="float">
            <text:p>3.3946347067</text:p>
          </table:table-cell>
          <table:table-cell table:style-name="ce1" table:number-columns-repeated="6"/>
          <table:table-cell table:style-name="ce2" table:formula="of:=LOG([.N921])" office:value-type="float" office:value="2.96378782734556" calcext:value-type="float">
            <text:p>2.9637878273</text:p>
          </table:table-cell>
          <table:table-cell table:style-name="ce3" table:formula="of:=[.N920]+1" office:value-type="float" office:value="920" calcext:value-type="float">
            <text:p>92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6" calcext:value-type="float">
            <text:p>116</text:p>
          </table:table-cell>
          <table:table-cell table:style-name="ce1" table:formula="of:=[.A922]-[.$K$1]" office:value-type="float" office:value="-33.32" calcext:value-type="float">
            <text:p>-33.32</text:p>
          </table:table-cell>
          <table:table-cell table:style-name="ce1" table:formula="of:=SUM([.$B$1:.B922])" office:value-type="float" office:value="18.36" calcext:value-type="float">
            <text:p>18.36</text:p>
          </table:table-cell>
          <table:table-cell table:style-name="ce1" table:formula="of:=MAX([.$B$1:.B922])-MIN([.$B$1:.B922])" office:value-type="float" office:value="66" calcext:value-type="float">
            <text:p>66</text:p>
          </table:table-cell>
          <table:table-cell table:style-name="ce1" table:formula="of:=STDEV([.$B$1:.B922])" office:value-type="float" office:value="19.4644706305069" calcext:value-type="float">
            <text:p>19.4644706305</text:p>
          </table:table-cell>
          <table:table-cell table:style-name="ce1" table:formula="of:=[.D922]/[.E922]" office:value-type="float" office:value="3.39079347457606" calcext:value-type="float">
            <text:p>3.3907934746</text:p>
          </table:table-cell>
          <table:table-cell table:style-name="ce1" table:number-columns-repeated="6"/>
          <table:table-cell table:style-name="ce2" table:formula="of:=LOG([.N922])" office:value-type="float" office:value="2.96425963019685" calcext:value-type="float">
            <text:p>2.9642596302</text:p>
          </table:table-cell>
          <table:table-cell table:style-name="ce3" table:formula="of:=[.N921]+1" office:value-type="float" office:value="921" calcext:value-type="float">
            <text:p>92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9" calcext:value-type="float">
            <text:p>159</text:p>
          </table:table-cell>
          <table:table-cell table:style-name="ce1" table:formula="of:=[.A923]-[.$K$1]" office:value-type="float" office:value="9.68000000000001" calcext:value-type="float">
            <text:p>9.68</text:p>
          </table:table-cell>
          <table:table-cell table:style-name="ce1" table:formula="of:=SUM([.$B$1:.B923])" office:value-type="float" office:value="18.36" calcext:value-type="float">
            <text:p>18.36</text:p>
          </table:table-cell>
          <table:table-cell table:style-name="ce1" table:formula="of:=MAX([.$B$1:.B923])-MIN([.$B$1:.B923])" office:value-type="float" office:value="66" calcext:value-type="float">
            <text:p>66</text:p>
          </table:table-cell>
          <table:table-cell table:style-name="ce1" table:formula="of:=STDEV([.$B$1:.B923])" office:value-type="float" office:value="19.4560948000237" calcext:value-type="float">
            <text:p>19.4560948</text:p>
          </table:table-cell>
          <table:table-cell table:style-name="ce1" table:formula="of:=[.D923]/[.E923]" office:value-type="float" office:value="3.39225320797263" calcext:value-type="float">
            <text:p>3.392253208</text:p>
          </table:table-cell>
          <table:table-cell table:style-name="ce1" table:number-columns-repeated="6"/>
          <table:table-cell table:style-name="ce2" table:formula="of:=LOG([.N923])" office:value-type="float" office:value="2.96473092105363" calcext:value-type="float">
            <text:p>2.9647309211</text:p>
          </table:table-cell>
          <table:table-cell table:style-name="ce3" table:formula="of:=[.N922]+1" office:value-type="float" office:value="922" calcext:value-type="float">
            <text:p>92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7" calcext:value-type="float">
            <text:p>137</text:p>
          </table:table-cell>
          <table:table-cell table:style-name="ce1" table:formula="of:=[.A924]-[.$K$1]" office:value-type="float" office:value="-12.32" calcext:value-type="float">
            <text:p>-12.32</text:p>
          </table:table-cell>
          <table:table-cell table:style-name="ce1" table:formula="of:=SUM([.$B$1:.B924])" office:value-type="float" office:value="18.36" calcext:value-type="float">
            <text:p>18.36</text:p>
          </table:table-cell>
          <table:table-cell table:style-name="ce1" table:formula="of:=MAX([.$B$1:.B924])-MIN([.$B$1:.B924])" office:value-type="float" office:value="66" calcext:value-type="float">
            <text:p>66</text:p>
          </table:table-cell>
          <table:table-cell table:style-name="ce1" table:formula="of:=STDEV([.$B$1:.B924])" office:value-type="float" office:value="19.4503681931349" calcext:value-type="float">
            <text:p>19.4503681931</text:p>
          </table:table-cell>
          <table:table-cell table:style-name="ce1" table:formula="of:=[.D924]/[.E924]" office:value-type="float" office:value="3.39325196030454" calcext:value-type="float">
            <text:p>3.3932519603</text:p>
          </table:table-cell>
          <table:table-cell table:style-name="ce1" table:number-columns-repeated="6"/>
          <table:table-cell table:style-name="ce2" table:formula="of:=LOG([.N924])" office:value-type="float" office:value="2.96520170102591" calcext:value-type="float">
            <text:p>2.965201701</text:p>
          </table:table-cell>
          <table:table-cell table:style-name="ce3" table:formula="of:=[.N923]+1" office:value-type="float" office:value="923" calcext:value-type="float">
            <text:p>92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4" calcext:value-type="float">
            <text:p>134</text:p>
          </table:table-cell>
          <table:table-cell table:style-name="ce1" table:formula="of:=[.A925]-[.$K$1]" office:value-type="float" office:value="-15.32" calcext:value-type="float">
            <text:p>-15.32</text:p>
          </table:table-cell>
          <table:table-cell table:style-name="ce1" table:formula="of:=SUM([.$B$1:.B925])" office:value-type="float" office:value="18.36" calcext:value-type="float">
            <text:p>18.36</text:p>
          </table:table-cell>
          <table:table-cell table:style-name="ce1" table:formula="of:=MAX([.$B$1:.B925])-MIN([.$B$1:.B925])" office:value-type="float" office:value="66" calcext:value-type="float">
            <text:p>66</text:p>
          </table:table-cell>
          <table:table-cell table:style-name="ce1" table:formula="of:=STDEV([.$B$1:.B925])" office:value-type="float" office:value="19.4470838993683" calcext:value-type="float">
            <text:p>19.4470838994</text:p>
          </table:table-cell>
          <table:table-cell table:style-name="ce1" table:formula="of:=[.D925]/[.E925]" office:value-type="float" office:value="3.3938250249511" calcext:value-type="float">
            <text:p>3.393825025</text:p>
          </table:table-cell>
          <table:table-cell table:style-name="ce1" table:number-columns-repeated="6"/>
          <table:table-cell table:style-name="ce2" table:formula="of:=LOG([.N925])" office:value-type="float" office:value="2.96567197122011" calcext:value-type="float">
            <text:p>2.9656719712</text:p>
          </table:table-cell>
          <table:table-cell table:style-name="ce3" table:formula="of:=[.N924]+1" office:value-type="float" office:value="924" calcext:value-type="float">
            <text:p>92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7" calcext:value-type="float">
            <text:p>117</text:p>
          </table:table-cell>
          <table:table-cell table:style-name="ce1" table:formula="of:=[.A926]-[.$K$1]" office:value-type="float" office:value="-32.32" calcext:value-type="float">
            <text:p>-32.32</text:p>
          </table:table-cell>
          <table:table-cell table:style-name="ce1" table:formula="of:=SUM([.$B$1:.B926])" office:value-type="float" office:value="18.36" calcext:value-type="float">
            <text:p>18.36</text:p>
          </table:table-cell>
          <table:table-cell table:style-name="ce1" table:formula="of:=MAX([.$B$1:.B926])-MIN([.$B$1:.B926])" office:value-type="float" office:value="66" calcext:value-type="float">
            <text:p>66</text:p>
          </table:table-cell>
          <table:table-cell table:style-name="ce1" table:formula="of:=STDEV([.$B$1:.B926])" office:value-type="float" office:value="19.4670265545783" calcext:value-type="float">
            <text:p>19.4670265546</text:p>
          </table:table-cell>
          <table:table-cell table:style-name="ce1" table:formula="of:=[.D926]/[.E926]" office:value-type="float" office:value="3.39034828020399" calcext:value-type="float">
            <text:p>3.3903482802</text:p>
          </table:table-cell>
          <table:table-cell table:style-name="ce1" table:number-columns-repeated="6"/>
          <table:table-cell table:style-name="ce2" table:formula="of:=LOG([.N926])" office:value-type="float" office:value="2.96614173273903" calcext:value-type="float">
            <text:p>2.9661417327</text:p>
          </table:table-cell>
          <table:table-cell table:style-name="ce3" table:formula="of:=[.N925]+1" office:value-type="float" office:value="925" calcext:value-type="float">
            <text:p>92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5" calcext:value-type="float">
            <text:p>145</text:p>
          </table:table-cell>
          <table:table-cell table:style-name="ce1" table:formula="of:=[.A927]-[.$K$1]" office:value-type="float" office:value="-4.31999999999999" calcext:value-type="float">
            <text:p>-4.32</text:p>
          </table:table-cell>
          <table:table-cell table:style-name="ce1" table:formula="of:=SUM([.$B$1:.B927])" office:value-type="float" office:value="18.36" calcext:value-type="float">
            <text:p>18.36</text:p>
          </table:table-cell>
          <table:table-cell table:style-name="ce1" table:formula="of:=MAX([.$B$1:.B927])-MIN([.$B$1:.B927])" office:value-type="float" office:value="66" calcext:value-type="float">
            <text:p>66</text:p>
          </table:table-cell>
          <table:table-cell table:style-name="ce1" table:formula="of:=STDEV([.$B$1:.B927])" office:value-type="float" office:value="19.4572301657437" calcext:value-type="float">
            <text:p>19.4572301657</text:p>
          </table:table-cell>
          <table:table-cell table:style-name="ce1" table:formula="of:=[.D927]/[.E927]" office:value-type="float" office:value="3.39205526366231" calcext:value-type="float">
            <text:p>3.3920552637</text:p>
          </table:table-cell>
          <table:table-cell table:style-name="ce1" table:number-columns-repeated="6"/>
          <table:table-cell table:style-name="ce2" table:formula="of:=LOG([.N927])" office:value-type="float" office:value="2.96661098668193" calcext:value-type="float">
            <text:p>2.9666109867</text:p>
          </table:table-cell>
          <table:table-cell table:style-name="ce3" table:formula="of:=[.N926]+1" office:value-type="float" office:value="926" calcext:value-type="float">
            <text:p>92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8" calcext:value-type="float">
            <text:p>128</text:p>
          </table:table-cell>
          <table:table-cell table:style-name="ce1" table:formula="of:=[.A928]-[.$K$1]" office:value-type="float" office:value="-21.32" calcext:value-type="float">
            <text:p>-21.32</text:p>
          </table:table-cell>
          <table:table-cell table:style-name="ce1" table:formula="of:=SUM([.$B$1:.B928])" office:value-type="float" office:value="18.36" calcext:value-type="float">
            <text:p>18.36</text:p>
          </table:table-cell>
          <table:table-cell table:style-name="ce1" table:formula="of:=MAX([.$B$1:.B928])-MIN([.$B$1:.B928])" office:value-type="float" office:value="66" calcext:value-type="float">
            <text:p>66</text:p>
          </table:table-cell>
          <table:table-cell table:style-name="ce1" table:formula="of:=STDEV([.$B$1:.B928])" office:value-type="float" office:value="19.460239116577" calcext:value-type="float">
            <text:p>19.4602391166</text:p>
          </table:table-cell>
          <table:table-cell table:style-name="ce1" table:formula="of:=[.D928]/[.E928]" office:value-type="float" office:value="3.39153078256776" calcext:value-type="float">
            <text:p>3.3915307826</text:p>
          </table:table-cell>
          <table:table-cell table:style-name="ce1" table:number-columns-repeated="6"/>
          <table:table-cell table:style-name="ce2" table:formula="of:=LOG([.N928])" office:value-type="float" office:value="2.9670797341445" calcext:value-type="float">
            <text:p>2.9670797341</text:p>
          </table:table-cell>
          <table:table-cell table:style-name="ce3" table:formula="of:=[.N927]+1" office:value-type="float" office:value="927" calcext:value-type="float">
            <text:p>92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7" calcext:value-type="float">
            <text:p>167</text:p>
          </table:table-cell>
          <table:table-cell table:style-name="ce1" table:formula="of:=[.A929]-[.$K$1]" office:value-type="float" office:value="17.68" calcext:value-type="float">
            <text:p>17.68</text:p>
          </table:table-cell>
          <table:table-cell table:style-name="ce1" table:formula="of:=SUM([.$B$1:.B929])" office:value-type="float" office:value="18.36" calcext:value-type="float">
            <text:p>18.36</text:p>
          </table:table-cell>
          <table:table-cell table:style-name="ce1" table:formula="of:=MAX([.$B$1:.B929])-MIN([.$B$1:.B929])" office:value-type="float" office:value="66" calcext:value-type="float">
            <text:p>66</text:p>
          </table:table-cell>
          <table:table-cell table:style-name="ce1" table:formula="of:=STDEV([.$B$1:.B929])" office:value-type="float" office:value="19.4576911652145" calcext:value-type="float">
            <text:p>19.4576911652</text:p>
          </table:table-cell>
          <table:table-cell table:style-name="ce1" table:formula="of:=[.D929]/[.E929]" office:value-type="float" office:value="3.39197489772022" calcext:value-type="float">
            <text:p>3.3919748977</text:p>
          </table:table-cell>
          <table:table-cell table:style-name="ce1" table:number-columns-repeated="6"/>
          <table:table-cell table:style-name="ce2" table:formula="of:=LOG([.N929])" office:value-type="float" office:value="2.96754797621886" calcext:value-type="float">
            <text:p>2.9675479762</text:p>
          </table:table-cell>
          <table:table-cell table:style-name="ce3" table:formula="of:=[.N928]+1" office:value-type="float" office:value="928" calcext:value-type="float">
            <text:p>92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9" calcext:value-type="float">
            <text:p>159</text:p>
          </table:table-cell>
          <table:table-cell table:style-name="ce1" table:formula="of:=[.A930]-[.$K$1]" office:value-type="float" office:value="9.68000000000001" calcext:value-type="float">
            <text:p>9.68</text:p>
          </table:table-cell>
          <table:table-cell table:style-name="ce1" table:formula="of:=SUM([.$B$1:.B930])" office:value-type="float" office:value="18.36" calcext:value-type="float">
            <text:p>18.36</text:p>
          </table:table-cell>
          <table:table-cell table:style-name="ce1" table:formula="of:=MAX([.$B$1:.B930])-MIN([.$B$1:.B930])" office:value-type="float" office:value="66" calcext:value-type="float">
            <text:p>66</text:p>
          </table:table-cell>
          <table:table-cell table:style-name="ce1" table:formula="of:=STDEV([.$B$1:.B930])" office:value-type="float" office:value="19.4494167470138" calcext:value-type="float">
            <text:p>19.449416747</text:p>
          </table:table-cell>
          <table:table-cell table:style-name="ce1" table:formula="of:=[.D930]/[.E930]" office:value-type="float" office:value="3.39341795481519" calcext:value-type="float">
            <text:p>3.3934179548</text:p>
          </table:table-cell>
          <table:table-cell table:style-name="ce1" table:number-columns-repeated="6"/>
          <table:table-cell table:style-name="ce2" table:formula="of:=LOG([.N930])" office:value-type="float" office:value="2.96801571399364" calcext:value-type="float">
            <text:p>2.968015714</text:p>
          </table:table-cell>
          <table:table-cell table:style-name="ce3" table:formula="of:=[.N929]+1" office:value-type="float" office:value="929" calcext:value-type="float">
            <text:p>92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9" calcext:value-type="float">
            <text:p>129</text:p>
          </table:table-cell>
          <table:table-cell table:style-name="ce1" table:formula="of:=[.A931]-[.$K$1]" office:value-type="float" office:value="-20.32" calcext:value-type="float">
            <text:p>-20.32</text:p>
          </table:table-cell>
          <table:table-cell table:style-name="ce1" table:formula="of:=SUM([.$B$1:.B931])" office:value-type="float" office:value="18.36" calcext:value-type="float">
            <text:p>18.36</text:p>
          </table:table-cell>
          <table:table-cell table:style-name="ce1" table:formula="of:=MAX([.$B$1:.B931])-MIN([.$B$1:.B931])" office:value-type="float" office:value="66" calcext:value-type="float">
            <text:p>66</text:p>
          </table:table-cell>
          <table:table-cell table:style-name="ce1" table:formula="of:=STDEV([.$B$1:.B931])" office:value-type="float" office:value="19.4512385428175" calcext:value-type="float">
            <text:p>19.4512385428</text:p>
          </table:table-cell>
          <table:table-cell table:style-name="ce1" table:formula="of:=[.D931]/[.E931]" office:value-type="float" office:value="3.39310012854533" calcext:value-type="float">
            <text:p>3.3931001285</text:p>
          </table:table-cell>
          <table:table-cell table:style-name="ce1" table:number-columns-repeated="6"/>
          <table:table-cell table:style-name="ce2" table:formula="of:=LOG([.N931])" office:value-type="float" office:value="2.96848294855393" calcext:value-type="float">
            <text:p>2.9684829486</text:p>
          </table:table-cell>
          <table:table-cell table:style-name="ce3" table:formula="of:=[.N930]+1" office:value-type="float" office:value="930" calcext:value-type="float">
            <text:p>93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6" calcext:value-type="float">
            <text:p>126</text:p>
          </table:table-cell>
          <table:table-cell table:style-name="ce1" table:formula="of:=[.A932]-[.$K$1]" office:value-type="float" office:value="-23.32" calcext:value-type="float">
            <text:p>-23.32</text:p>
          </table:table-cell>
          <table:table-cell table:style-name="ce1" table:formula="of:=SUM([.$B$1:.B932])" office:value-type="float" office:value="18.36" calcext:value-type="float">
            <text:p>18.36</text:p>
          </table:table-cell>
          <table:table-cell table:style-name="ce1" table:formula="of:=MAX([.$B$1:.B932])-MIN([.$B$1:.B932])" office:value-type="float" office:value="66" calcext:value-type="float">
            <text:p>66</text:p>
          </table:table-cell>
          <table:table-cell table:style-name="ce1" table:formula="of:=STDEV([.$B$1:.B932])" office:value-type="float" office:value="19.4567633099253" calcext:value-type="float">
            <text:p>19.4567633099</text:p>
          </table:table-cell>
          <table:table-cell table:style-name="ce1" table:formula="of:=[.D932]/[.E932]" office:value-type="float" office:value="3.39213665442146" calcext:value-type="float">
            <text:p>3.3921366544</text:p>
          </table:table-cell>
          <table:table-cell table:style-name="ce1" table:number-columns-repeated="6"/>
          <table:table-cell table:style-name="ce2" table:formula="of:=LOG([.N932])" office:value-type="float" office:value="2.96894968098134" calcext:value-type="float">
            <text:p>2.968949681</text:p>
          </table:table-cell>
          <table:table-cell table:style-name="ce3" table:formula="of:=[.N931]+1" office:value-type="float" office:value="931" calcext:value-type="float">
            <text:p>93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6" calcext:value-type="float">
            <text:p>146</text:p>
          </table:table-cell>
          <table:table-cell table:style-name="ce1" table:formula="of:=[.A933]-[.$K$1]" office:value-type="float" office:value="-3.31999999999999" calcext:value-type="float">
            <text:p>-3.32</text:p>
          </table:table-cell>
          <table:table-cell table:style-name="ce1" table:formula="of:=SUM([.$B$1:.B933])" office:value-type="float" office:value="18.36" calcext:value-type="float">
            <text:p>18.36</text:p>
          </table:table-cell>
          <table:table-cell table:style-name="ce1" table:formula="of:=MAX([.$B$1:.B933])-MIN([.$B$1:.B933])" office:value-type="float" office:value="66" calcext:value-type="float">
            <text:p>66</text:p>
          </table:table-cell>
          <table:table-cell table:style-name="ce1" table:formula="of:=STDEV([.$B$1:.B933])" office:value-type="float" office:value="19.4467718137356" calcext:value-type="float">
            <text:p>19.4467718137</text:p>
          </table:table-cell>
          <table:table-cell table:style-name="ce1" table:formula="of:=[.D933]/[.E933]" office:value-type="float" office:value="3.39387948972503" calcext:value-type="float">
            <text:p>3.3938794897</text:p>
          </table:table-cell>
          <table:table-cell table:style-name="ce1" table:number-columns-repeated="6"/>
          <table:table-cell table:style-name="ce2" table:formula="of:=LOG([.N933])" office:value-type="float" office:value="2.96941591235398" calcext:value-type="float">
            <text:p>2.9694159124</text:p>
          </table:table-cell>
          <table:table-cell table:style-name="ce3" table:formula="of:=[.N932]+1" office:value-type="float" office:value="932" calcext:value-type="float">
            <text:p>93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9" calcext:value-type="float">
            <text:p>129</text:p>
          </table:table-cell>
          <table:table-cell table:style-name="ce1" table:formula="of:=[.A934]-[.$K$1]" office:value-type="float" office:value="-20.32" calcext:value-type="float">
            <text:p>-20.32</text:p>
          </table:table-cell>
          <table:table-cell table:style-name="ce1" table:formula="of:=SUM([.$B$1:.B934])" office:value-type="float" office:value="18.36" calcext:value-type="float">
            <text:p>18.36</text:p>
          </table:table-cell>
          <table:table-cell table:style-name="ce1" table:formula="of:=MAX([.$B$1:.B934])-MIN([.$B$1:.B934])" office:value-type="float" office:value="66" calcext:value-type="float">
            <text:p>66</text:p>
          </table:table-cell>
          <table:table-cell table:style-name="ce1" table:formula="of:=STDEV([.$B$1:.B934])" office:value-type="float" office:value="19.4485296603165" calcext:value-type="float">
            <text:p>19.4485296603</text:p>
          </table:table-cell>
          <table:table-cell table:style-name="ce1" table:formula="of:=[.D934]/[.E934]" office:value-type="float" office:value="3.3935727354582" calcext:value-type="float">
            <text:p>3.3935727355</text:p>
          </table:table-cell>
          <table:table-cell table:style-name="ce1" table:number-columns-repeated="6"/>
          <table:table-cell table:style-name="ce2" table:formula="of:=LOG([.N934])" office:value-type="float" office:value="2.9698816437465" calcext:value-type="float">
            <text:p>2.9698816437</text:p>
          </table:table-cell>
          <table:table-cell table:style-name="ce3" table:formula="of:=[.N933]+1" office:value-type="float" office:value="933" calcext:value-type="float">
            <text:p>93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2" calcext:value-type="float">
            <text:p>172</text:p>
          </table:table-cell>
          <table:table-cell table:style-name="ce1" table:formula="of:=[.A935]-[.$K$1]" office:value-type="float" office:value="22.68" calcext:value-type="float">
            <text:p>22.68</text:p>
          </table:table-cell>
          <table:table-cell table:style-name="ce1" table:formula="of:=SUM([.$B$1:.B935])" office:value-type="float" office:value="18.36" calcext:value-type="float">
            <text:p>18.36</text:p>
          </table:table-cell>
          <table:table-cell table:style-name="ce1" table:formula="of:=MAX([.$B$1:.B935])-MIN([.$B$1:.B935])" office:value-type="float" office:value="66" calcext:value-type="float">
            <text:p>66</text:p>
          </table:table-cell>
          <table:table-cell table:style-name="ce1" table:formula="of:=STDEV([.$B$1:.B935])" office:value-type="float" office:value="19.4514119119522" calcext:value-type="float">
            <text:p>19.451411912</text:p>
          </table:table-cell>
          <table:table-cell table:style-name="ce1" table:formula="of:=[.D935]/[.E935]" office:value-type="float" office:value="3.39306988607061" calcext:value-type="float">
            <text:p>3.3930698861</text:p>
          </table:table-cell>
          <table:table-cell table:style-name="ce1" table:number-columns-repeated="6"/>
          <table:table-cell table:style-name="ce2" table:formula="of:=LOG([.N935])" office:value-type="float" office:value="2.97034687623009" calcext:value-type="float">
            <text:p>2.9703468762</text:p>
          </table:table-cell>
          <table:table-cell table:style-name="ce3" table:formula="of:=[.N934]+1" office:value-type="float" office:value="934" calcext:value-type="float">
            <text:p>93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4" calcext:value-type="float">
            <text:p>174</text:p>
          </table:table-cell>
          <table:table-cell table:style-name="ce1" table:formula="of:=[.A936]-[.$K$1]" office:value-type="float" office:value="24.68" calcext:value-type="float">
            <text:p>24.68</text:p>
          </table:table-cell>
          <table:table-cell table:style-name="ce1" table:formula="of:=SUM([.$B$1:.B936])" office:value-type="float" office:value="18.36" calcext:value-type="float">
            <text:p>18.36</text:p>
          </table:table-cell>
          <table:table-cell table:style-name="ce1" table:formula="of:=MAX([.$B$1:.B936])-MIN([.$B$1:.B936])" office:value-type="float" office:value="66" calcext:value-type="float">
            <text:p>66</text:p>
          </table:table-cell>
          <table:table-cell table:style-name="ce1" table:formula="of:=STDEV([.$B$1:.B936])" office:value-type="float" office:value="19.4567813631117" calcext:value-type="float">
            <text:p>19.4567813631</text:p>
          </table:table-cell>
          <table:table-cell table:style-name="ce1" table:formula="of:=[.D936]/[.E936]" office:value-type="float" office:value="3.39213350699053" calcext:value-type="float">
            <text:p>3.392133507</text:p>
          </table:table-cell>
          <table:table-cell table:style-name="ce1" table:number-columns-repeated="6"/>
          <table:table-cell table:style-name="ce2" table:formula="of:=LOG([.N936])" office:value-type="float" office:value="2.97081161087252" calcext:value-type="float">
            <text:p>2.9708116109</text:p>
          </table:table-cell>
          <table:table-cell table:style-name="ce3" table:formula="of:=[.N935]+1" office:value-type="float" office:value="935" calcext:value-type="float">
            <text:p>93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5" calcext:value-type="float">
            <text:p>155</text:p>
          </table:table-cell>
          <table:table-cell table:style-name="ce1" table:formula="of:=[.A937]-[.$K$1]" office:value-type="float" office:value="5.68000000000001" calcext:value-type="float">
            <text:p>5.68</text:p>
          </table:table-cell>
          <table:table-cell table:style-name="ce1" table:formula="of:=SUM([.$B$1:.B937])" office:value-type="float" office:value="18.36" calcext:value-type="float">
            <text:p>18.36</text:p>
          </table:table-cell>
          <table:table-cell table:style-name="ce1" table:formula="of:=MAX([.$B$1:.B937])-MIN([.$B$1:.B937])" office:value-type="float" office:value="66" calcext:value-type="float">
            <text:p>66</text:p>
          </table:table-cell>
          <table:table-cell table:style-name="ce1" table:formula="of:=STDEV([.$B$1:.B937])" office:value-type="float" office:value="19.4470543972075" calcext:value-type="float">
            <text:p>19.4470543972</text:p>
          </table:table-cell>
          <table:table-cell table:style-name="ce1" table:formula="of:=[.D937]/[.E937]" office:value-type="float" office:value="3.39383017355458" calcext:value-type="float">
            <text:p>3.3938301736</text:p>
          </table:table-cell>
          <table:table-cell table:style-name="ce1" table:number-columns-repeated="6"/>
          <table:table-cell table:style-name="ce2" table:formula="of:=LOG([.N937])" office:value-type="float" office:value="2.9712758487381" calcext:value-type="float">
            <text:p>2.9712758487</text:p>
          </table:table-cell>
          <table:table-cell table:style-name="ce3" table:formula="of:=[.N936]+1" office:value-type="float" office:value="936" calcext:value-type="float">
            <text:p>93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5" calcext:value-type="float">
            <text:p>125</text:p>
          </table:table-cell>
          <table:table-cell table:style-name="ce1" table:formula="of:=[.A938]-[.$K$1]" office:value-type="float" office:value="-24.32" calcext:value-type="float">
            <text:p>-24.32</text:p>
          </table:table-cell>
          <table:table-cell table:style-name="ce1" table:formula="of:=SUM([.$B$1:.B938])" office:value-type="float" office:value="18.36" calcext:value-type="float">
            <text:p>18.36</text:p>
          </table:table-cell>
          <table:table-cell table:style-name="ce1" table:formula="of:=MAX([.$B$1:.B938])-MIN([.$B$1:.B938])" office:value-type="float" office:value="66" calcext:value-type="float">
            <text:p>66</text:p>
          </table:table-cell>
          <table:table-cell table:style-name="ce1" table:formula="of:=STDEV([.$B$1:.B938])" office:value-type="float" office:value="19.4538981207784" calcext:value-type="float">
            <text:p>19.4538981208</text:p>
          </table:table-cell>
          <table:table-cell table:style-name="ce1" table:formula="of:=[.D938]/[.E938]" office:value-type="float" office:value="3.39263625162642" calcext:value-type="float">
            <text:p>3.3926362516</text:p>
          </table:table-cell>
          <table:table-cell table:style-name="ce1" table:number-columns-repeated="6"/>
          <table:table-cell table:style-name="ce2" table:formula="of:=LOG([.N938])" office:value-type="float" office:value="2.97173959088778" calcext:value-type="float">
            <text:p>2.9717395909</text:p>
          </table:table-cell>
          <table:table-cell table:style-name="ce3" table:formula="of:=[.N937]+1" office:value-type="float" office:value="937" calcext:value-type="float">
            <text:p>93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7" calcext:value-type="float">
            <text:p>167</text:p>
          </table:table-cell>
          <table:table-cell table:style-name="ce1" table:formula="of:=[.A939]-[.$K$1]" office:value-type="float" office:value="17.68" calcext:value-type="float">
            <text:p>17.68</text:p>
          </table:table-cell>
          <table:table-cell table:style-name="ce1" table:formula="of:=SUM([.$B$1:.B939])" office:value-type="float" office:value="18.36" calcext:value-type="float">
            <text:p>18.36</text:p>
          </table:table-cell>
          <table:table-cell table:style-name="ce1" table:formula="of:=MAX([.$B$1:.B939])-MIN([.$B$1:.B939])" office:value-type="float" office:value="66" calcext:value-type="float">
            <text:p>66</text:p>
          </table:table-cell>
          <table:table-cell table:style-name="ce1" table:formula="of:=STDEV([.$B$1:.B939])" office:value-type="float" office:value="19.4514017607222" calcext:value-type="float">
            <text:p>19.4514017607</text:p>
          </table:table-cell>
          <table:table-cell table:style-name="ce1" table:formula="of:=[.D939]/[.E939]" office:value-type="float" office:value="3.39307165683413" calcext:value-type="float">
            <text:p>3.3930716568</text:p>
          </table:table-cell>
          <table:table-cell table:style-name="ce1" table:number-columns-repeated="6"/>
          <table:table-cell table:style-name="ce2" table:formula="of:=LOG([.N939])" office:value-type="float" office:value="2.97220283837906" calcext:value-type="float">
            <text:p>2.9722028384</text:p>
          </table:table-cell>
          <table:table-cell table:style-name="ce3" table:formula="of:=[.N938]+1" office:value-type="float" office:value="938" calcext:value-type="float">
            <text:p>93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0" calcext:value-type="float">
            <text:p>160</text:p>
          </table:table-cell>
          <table:table-cell table:style-name="ce1" table:formula="of:=[.A940]-[.$K$1]" office:value-type="float" office:value="10.68" calcext:value-type="float">
            <text:p>10.68</text:p>
          </table:table-cell>
          <table:table-cell table:style-name="ce1" table:formula="of:=SUM([.$B$1:.B940])" office:value-type="float" office:value="18.36" calcext:value-type="float">
            <text:p>18.36</text:p>
          </table:table-cell>
          <table:table-cell table:style-name="ce1" table:formula="of:=MAX([.$B$1:.B940])-MIN([.$B$1:.B940])" office:value-type="float" office:value="66" calcext:value-type="float">
            <text:p>66</text:p>
          </table:table-cell>
          <table:table-cell table:style-name="ce1" table:formula="of:=STDEV([.$B$1:.B940])" office:value-type="float" office:value="19.4437459674093" calcext:value-type="float">
            <text:p>19.4437459674</text:p>
          </table:table-cell>
          <table:table-cell table:style-name="ce1" table:formula="of:=[.D940]/[.E940]" office:value-type="float" office:value="3.39440764709774" calcext:value-type="float">
            <text:p>3.3944076471</text:p>
          </table:table-cell>
          <table:table-cell table:style-name="ce1" table:number-columns-repeated="6"/>
          <table:table-cell table:style-name="ce2" table:formula="of:=LOG([.N940])" office:value-type="float" office:value="2.97266559226611" calcext:value-type="float">
            <text:p>2.9726655923</text:p>
          </table:table-cell>
          <table:table-cell table:style-name="ce3" table:formula="of:=[.N939]+1" office:value-type="float" office:value="939" calcext:value-type="float">
            <text:p>93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8" calcext:value-type="float">
            <text:p>148</text:p>
          </table:table-cell>
          <table:table-cell table:style-name="ce1" table:formula="of:=[.A941]-[.$K$1]" office:value-type="float" office:value="-1.31999999999999" calcext:value-type="float">
            <text:p>-1.32</text:p>
          </table:table-cell>
          <table:table-cell table:style-name="ce1" table:formula="of:=SUM([.$B$1:.B941])" office:value-type="float" office:value="18.36" calcext:value-type="float">
            <text:p>18.36</text:p>
          </table:table-cell>
          <table:table-cell table:style-name="ce1" table:formula="of:=MAX([.$B$1:.B941])-MIN([.$B$1:.B941])" office:value-type="float" office:value="66" calcext:value-type="float">
            <text:p>66</text:p>
          </table:table-cell>
          <table:table-cell table:style-name="ce1" table:formula="of:=STDEV([.$B$1:.B941])" office:value-type="float" office:value="19.433517738309" calcext:value-type="float">
            <text:p>19.4335177383</text:p>
          </table:table-cell>
          <table:table-cell table:style-name="ce1" table:formula="of:=[.D941]/[.E941]" office:value-type="float" office:value="3.39619418824494" calcext:value-type="float">
            <text:p>3.3961941882</text:p>
          </table:table-cell>
          <table:table-cell table:style-name="ce1" table:number-columns-repeated="6"/>
          <table:table-cell table:style-name="ce2" table:formula="of:=LOG([.N941])" office:value-type="float" office:value="2.9731278535997" calcext:value-type="float">
            <text:p>2.9731278536</text:p>
          </table:table-cell>
          <table:table-cell table:style-name="ce3" table:formula="of:=[.N940]+1" office:value-type="float" office:value="940" calcext:value-type="float">
            <text:p>94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4" calcext:value-type="float">
            <text:p>144</text:p>
          </table:table-cell>
          <table:table-cell table:style-name="ce1" table:formula="of:=[.A942]-[.$K$1]" office:value-type="float" office:value="-5.31999999999999" calcext:value-type="float">
            <text:p>-5.32</text:p>
          </table:table-cell>
          <table:table-cell table:style-name="ce1" table:formula="of:=SUM([.$B$1:.B942])" office:value-type="float" office:value="18.36" calcext:value-type="float">
            <text:p>18.36</text:p>
          </table:table-cell>
          <table:table-cell table:style-name="ce1" table:formula="of:=MAX([.$B$1:.B942])-MIN([.$B$1:.B942])" office:value-type="float" office:value="66" calcext:value-type="float">
            <text:p>66</text:p>
          </table:table-cell>
          <table:table-cell table:style-name="ce1" table:formula="of:=STDEV([.$B$1:.B942])" office:value-type="float" office:value="19.4241944870221" calcext:value-type="float">
            <text:p>19.424194487</text:p>
          </table:table-cell>
          <table:table-cell table:style-name="ce1" table:formula="of:=[.D942]/[.E942]" office:value-type="float" office:value="3.39782429815025" calcext:value-type="float">
            <text:p>3.3978242982</text:p>
          </table:table-cell>
          <table:table-cell table:style-name="ce1" table:number-columns-repeated="6"/>
          <table:table-cell table:style-name="ce2" table:formula="of:=LOG([.N942])" office:value-type="float" office:value="2.97358962342726" calcext:value-type="float">
            <text:p>2.9735896234</text:p>
          </table:table-cell>
          <table:table-cell table:style-name="ce3" table:formula="of:=[.N941]+1" office:value-type="float" office:value="941" calcext:value-type="float">
            <text:p>94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7" calcext:value-type="float">
            <text:p>117</text:p>
          </table:table-cell>
          <table:table-cell table:style-name="ce1" table:formula="of:=[.A943]-[.$K$1]" office:value-type="float" office:value="-32.32" calcext:value-type="float">
            <text:p>-32.32</text:p>
          </table:table-cell>
          <table:table-cell table:style-name="ce1" table:formula="of:=SUM([.$B$1:.B943])" office:value-type="float" office:value="18.36" calcext:value-type="float">
            <text:p>18.36</text:p>
          </table:table-cell>
          <table:table-cell table:style-name="ce1" table:formula="of:=MAX([.$B$1:.B943])-MIN([.$B$1:.B943])" office:value-type="float" office:value="66" calcext:value-type="float">
            <text:p>66</text:p>
          </table:table-cell>
          <table:table-cell table:style-name="ce1" table:formula="of:=STDEV([.$B$1:.B943])" office:value-type="float" office:value="19.4437082599071" calcext:value-type="float">
            <text:p>19.4437082599</text:p>
          </table:table-cell>
          <table:table-cell table:style-name="ce1" table:formula="of:=[.D943]/[.E943]" office:value-type="float" office:value="3.39441422992814" calcext:value-type="float">
            <text:p>3.3944142299</text:p>
          </table:table-cell>
          <table:table-cell table:style-name="ce1" table:number-columns-repeated="6"/>
          <table:table-cell table:style-name="ce2" table:formula="of:=LOG([.N943])" office:value-type="float" office:value="2.97405090279288" calcext:value-type="float">
            <text:p>2.9740509028</text:p>
          </table:table-cell>
          <table:table-cell table:style-name="ce3" table:formula="of:=[.N942]+1" office:value-type="float" office:value="942" calcext:value-type="float">
            <text:p>94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8" calcext:value-type="float">
            <text:p>138</text:p>
          </table:table-cell>
          <table:table-cell table:style-name="ce1" table:formula="of:=[.A944]-[.$K$1]" office:value-type="float" office:value="-11.32" calcext:value-type="float">
            <text:p>-11.32</text:p>
          </table:table-cell>
          <table:table-cell table:style-name="ce1" table:formula="of:=SUM([.$B$1:.B944])" office:value-type="float" office:value="18.36" calcext:value-type="float">
            <text:p>18.36</text:p>
          </table:table-cell>
          <table:table-cell table:style-name="ce1" table:formula="of:=MAX([.$B$1:.B944])-MIN([.$B$1:.B944])" office:value-type="float" office:value="66" calcext:value-type="float">
            <text:p>66</text:p>
          </table:table-cell>
          <table:table-cell table:style-name="ce1" table:formula="of:=STDEV([.$B$1:.B944])" office:value-type="float" office:value="19.4373363491499" calcext:value-type="float">
            <text:p>19.4373363491</text:p>
          </table:table-cell>
          <table:table-cell table:style-name="ce1" table:formula="of:=[.D944]/[.E944]" office:value-type="float" office:value="3.39552698036666" calcext:value-type="float">
            <text:p>3.3955269804</text:p>
          </table:table-cell>
          <table:table-cell table:style-name="ce1" table:number-columns-repeated="6"/>
          <table:table-cell table:style-name="ce2" table:formula="of:=LOG([.N944])" office:value-type="float" office:value="2.97451169273733" calcext:value-type="float">
            <text:p>2.9745116927</text:p>
          </table:table-cell>
          <table:table-cell table:style-name="ce3" table:formula="of:=[.N943]+1" office:value-type="float" office:value="943" calcext:value-type="float">
            <text:p>94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3" calcext:value-type="float">
            <text:p>173</text:p>
          </table:table-cell>
          <table:table-cell table:style-name="ce1" table:formula="of:=[.A945]-[.$K$1]" office:value-type="float" office:value="23.68" calcext:value-type="float">
            <text:p>23.68</text:p>
          </table:table-cell>
          <table:table-cell table:style-name="ce1" table:formula="of:=SUM([.$B$1:.B945])" office:value-type="float" office:value="18.36" calcext:value-type="float">
            <text:p>18.36</text:p>
          </table:table-cell>
          <table:table-cell table:style-name="ce1" table:formula="of:=MAX([.$B$1:.B945])-MIN([.$B$1:.B945])" office:value-type="float" office:value="66" calcext:value-type="float">
            <text:p>66</text:p>
          </table:table-cell>
          <table:table-cell table:style-name="ce1" table:formula="of:=STDEV([.$B$1:.B945])" office:value-type="float" office:value="19.4414259542644" calcext:value-type="float">
            <text:p>19.4414259543</text:p>
          </table:table-cell>
          <table:table-cell table:style-name="ce1" table:formula="of:=[.D945]/[.E945]" office:value-type="float" office:value="3.39481271359744" calcext:value-type="float">
            <text:p>3.3948127136</text:p>
          </table:table-cell>
          <table:table-cell table:style-name="ce1" table:number-columns-repeated="6"/>
          <table:table-cell table:style-name="ce2" table:formula="of:=LOG([.N945])" office:value-type="float" office:value="2.97497199429807" calcext:value-type="float">
            <text:p>2.9749719943</text:p>
          </table:table-cell>
          <table:table-cell table:style-name="ce3" table:formula="of:=[.N944]+1" office:value-type="float" office:value="944" calcext:value-type="float">
            <text:p>94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3" calcext:value-type="float">
            <text:p>133</text:p>
          </table:table-cell>
          <table:table-cell table:style-name="ce1" table:formula="of:=[.A946]-[.$K$1]" office:value-type="float" office:value="-16.32" calcext:value-type="float">
            <text:p>-16.32</text:p>
          </table:table-cell>
          <table:table-cell table:style-name="ce1" table:formula="of:=SUM([.$B$1:.B946])" office:value-type="float" office:value="18.36" calcext:value-type="float">
            <text:p>18.36</text:p>
          </table:table-cell>
          <table:table-cell table:style-name="ce1" table:formula="of:=MAX([.$B$1:.B946])-MIN([.$B$1:.B946])" office:value-type="float" office:value="66" calcext:value-type="float">
            <text:p>66</text:p>
          </table:table-cell>
          <table:table-cell table:style-name="ce1" table:formula="of:=STDEV([.$B$1:.B946])" office:value-type="float" office:value="19.4390294819243" calcext:value-type="float">
            <text:p>19.4390294819</text:p>
          </table:table-cell>
          <table:table-cell table:style-name="ce1" table:formula="of:=[.D946]/[.E946]" office:value-type="float" office:value="3.39523123113585" calcext:value-type="float">
            <text:p>3.3952312311</text:p>
          </table:table-cell>
          <table:table-cell table:style-name="ce1" table:number-columns-repeated="6"/>
          <table:table-cell table:style-name="ce2" table:formula="of:=LOG([.N946])" office:value-type="float" office:value="2.97543180850926" calcext:value-type="float">
            <text:p>2.9754318085</text:p>
          </table:table-cell>
          <table:table-cell table:style-name="ce3" table:formula="of:=[.N945]+1" office:value-type="float" office:value="945" calcext:value-type="float">
            <text:p>94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0" calcext:value-type="float">
            <text:p>150</text:p>
          </table:table-cell>
          <table:table-cell table:style-name="ce1" table:formula="of:=[.A947]-[.$K$1]" office:value-type="float" office:value="0.680000000000007" calcext:value-type="float">
            <text:p>0.68</text:p>
          </table:table-cell>
          <table:table-cell table:style-name="ce1" table:formula="of:=SUM([.$B$1:.B947])" office:value-type="float" office:value="18.36" calcext:value-type="float">
            <text:p>18.36</text:p>
          </table:table-cell>
          <table:table-cell table:style-name="ce1" table:formula="of:=MAX([.$B$1:.B947])-MIN([.$B$1:.B947])" office:value-type="float" office:value="66" calcext:value-type="float">
            <text:p>66</text:p>
          </table:table-cell>
          <table:table-cell table:style-name="ce1" table:formula="of:=STDEV([.$B$1:.B947])" office:value-type="float" office:value="19.4287524455823" calcext:value-type="float">
            <text:p>19.4287524456</text:p>
          </table:table-cell>
          <table:table-cell table:style-name="ce1" table:formula="of:=[.D947]/[.E947]" office:value-type="float" office:value="3.3970271732505" calcext:value-type="float">
            <text:p>3.3970271733</text:p>
          </table:table-cell>
          <table:table-cell table:style-name="ce1" table:number-columns-repeated="6"/>
          <table:table-cell table:style-name="ce2" table:formula="of:=LOG([.N947])" office:value-type="float" office:value="2.97589113640179" calcext:value-type="float">
            <text:p>2.9758911364</text:p>
          </table:table-cell>
          <table:table-cell table:style-name="ce3" table:formula="of:=[.N946]+1" office:value-type="float" office:value="946" calcext:value-type="float">
            <text:p>94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2" calcext:value-type="float">
            <text:p>172</text:p>
          </table:table-cell>
          <table:table-cell table:style-name="ce1" table:formula="of:=[.A948]-[.$K$1]" office:value-type="float" office:value="22.68" calcext:value-type="float">
            <text:p>22.68</text:p>
          </table:table-cell>
          <table:table-cell table:style-name="ce1" table:formula="of:=SUM([.$B$1:.B948])" office:value-type="float" office:value="18.36" calcext:value-type="float">
            <text:p>18.36</text:p>
          </table:table-cell>
          <table:table-cell table:style-name="ce1" table:formula="of:=MAX([.$B$1:.B948])-MIN([.$B$1:.B948])" office:value-type="float" office:value="66" calcext:value-type="float">
            <text:p>66</text:p>
          </table:table-cell>
          <table:table-cell table:style-name="ce1" table:formula="of:=STDEV([.$B$1:.B948])" office:value-type="float" office:value="19.4316117427351" calcext:value-type="float">
            <text:p>19.4316117427</text:p>
          </table:table-cell>
          <table:table-cell table:style-name="ce1" table:formula="of:=[.D948]/[.E948]" office:value-type="float" office:value="3.39652731198045" calcext:value-type="float">
            <text:p>3.396527312</text:p>
          </table:table-cell>
          <table:table-cell table:style-name="ce1" table:number-columns-repeated="6"/>
          <table:table-cell table:style-name="ce2" table:formula="of:=LOG([.N948])" office:value-type="float" office:value="2.97634997900327" calcext:value-type="float">
            <text:p>2.976349979</text:p>
          </table:table-cell>
          <table:table-cell table:style-name="ce3" table:formula="of:=[.N947]+1" office:value-type="float" office:value="947" calcext:value-type="float">
            <text:p>94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9" calcext:value-type="float">
            <text:p>129</text:p>
          </table:table-cell>
          <table:table-cell table:style-name="ce1" table:formula="of:=[.A949]-[.$K$1]" office:value-type="float" office:value="-20.32" calcext:value-type="float">
            <text:p>-20.32</text:p>
          </table:table-cell>
          <table:table-cell table:style-name="ce1" table:formula="of:=SUM([.$B$1:.B949])" office:value-type="float" office:value="18.36" calcext:value-type="float">
            <text:p>18.36</text:p>
          </table:table-cell>
          <table:table-cell table:style-name="ce1" table:formula="of:=MAX([.$B$1:.B949])-MIN([.$B$1:.B949])" office:value-type="float" office:value="66" calcext:value-type="float">
            <text:p>66</text:p>
          </table:table-cell>
          <table:table-cell table:style-name="ce1" table:formula="of:=STDEV([.$B$1:.B949])" office:value-type="float" office:value="19.4333671298673" calcext:value-type="float">
            <text:p>19.4333671299</text:p>
          </table:table-cell>
          <table:table-cell table:style-name="ce1" table:formula="of:=[.D949]/[.E949]" office:value-type="float" office:value="3.39622050872306" calcext:value-type="float">
            <text:p>3.3962205087</text:p>
          </table:table-cell>
          <table:table-cell table:style-name="ce1" table:number-columns-repeated="6"/>
          <table:table-cell table:style-name="ce2" table:formula="of:=LOG([.N949])" office:value-type="float" office:value="2.97680833733807" calcext:value-type="float">
            <text:p>2.9768083373</text:p>
          </table:table-cell>
          <table:table-cell table:style-name="ce3" table:formula="of:=[.N948]+1" office:value-type="float" office:value="948" calcext:value-type="float">
            <text:p>94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7" calcext:value-type="float">
            <text:p>177</text:p>
          </table:table-cell>
          <table:table-cell table:style-name="ce1" table:formula="of:=[.A950]-[.$K$1]" office:value-type="float" office:value="27.68" calcext:value-type="float">
            <text:p>27.68</text:p>
          </table:table-cell>
          <table:table-cell table:style-name="ce1" table:formula="of:=SUM([.$B$1:.B950])" office:value-type="float" office:value="18.36" calcext:value-type="float">
            <text:p>18.36</text:p>
          </table:table-cell>
          <table:table-cell table:style-name="ce1" table:formula="of:=MAX([.$B$1:.B950])-MIN([.$B$1:.B950])" office:value-type="float" office:value="66" calcext:value-type="float">
            <text:p>66</text:p>
          </table:table-cell>
          <table:table-cell table:style-name="ce1" table:formula="of:=STDEV([.$B$1:.B950])" office:value-type="float" office:value="19.4428418032918" calcext:value-type="float">
            <text:p>19.4428418033</text:p>
          </table:table-cell>
          <table:table-cell table:style-name="ce1" table:formula="of:=[.D950]/[.E950]" office:value-type="float" office:value="3.39456549961877" calcext:value-type="float">
            <text:p>3.3945654996</text:p>
          </table:table-cell>
          <table:table-cell table:style-name="ce1" table:number-columns-repeated="6"/>
          <table:table-cell table:style-name="ce2" table:formula="of:=LOG([.N950])" office:value-type="float" office:value="2.97726621242729" calcext:value-type="float">
            <text:p>2.9772662124</text:p>
          </table:table-cell>
          <table:table-cell table:style-name="ce3" table:formula="of:=[.N949]+1" office:value-type="float" office:value="949" calcext:value-type="float">
            <text:p>94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5" calcext:value-type="float">
            <text:p>145</text:p>
          </table:table-cell>
          <table:table-cell table:style-name="ce1" table:formula="of:=[.A951]-[.$K$1]" office:value-type="float" office:value="-4.31999999999999" calcext:value-type="float">
            <text:p>-4.32</text:p>
          </table:table-cell>
          <table:table-cell table:style-name="ce1" table:formula="of:=SUM([.$B$1:.B951])" office:value-type="float" office:value="18.36" calcext:value-type="float">
            <text:p>18.36</text:p>
          </table:table-cell>
          <table:table-cell table:style-name="ce1" table:formula="of:=MAX([.$B$1:.B951])-MIN([.$B$1:.B951])" office:value-type="float" office:value="66" calcext:value-type="float">
            <text:p>66</text:p>
          </table:table-cell>
          <table:table-cell table:style-name="ce1" table:formula="of:=STDEV([.$B$1:.B951])" office:value-type="float" office:value="19.4332952906376" calcext:value-type="float">
            <text:p>19.4332952906</text:p>
          </table:table-cell>
          <table:table-cell table:style-name="ce1" table:formula="of:=[.D951]/[.E951]" office:value-type="float" office:value="3.3962330635606" calcext:value-type="float">
            <text:p>3.3962330636</text:p>
          </table:table-cell>
          <table:table-cell table:style-name="ce1" table:number-columns-repeated="6"/>
          <table:table-cell table:style-name="ce2" table:formula="of:=LOG([.N951])" office:value-type="float" office:value="2.97772360528885" calcext:value-type="float">
            <text:p>2.9777236053</text:p>
          </table:table-cell>
          <table:table-cell table:style-name="ce3" table:formula="of:=[.N950]+1" office:value-type="float" office:value="950" calcext:value-type="float">
            <text:p>95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5" calcext:value-type="float">
            <text:p>135</text:p>
          </table:table-cell>
          <table:table-cell table:style-name="ce1" table:formula="of:=[.A952]-[.$K$1]" office:value-type="float" office:value="-14.32" calcext:value-type="float">
            <text:p>-14.32</text:p>
          </table:table-cell>
          <table:table-cell table:style-name="ce1" table:formula="of:=SUM([.$B$1:.B952])" office:value-type="float" office:value="18.36" calcext:value-type="float">
            <text:p>18.36</text:p>
          </table:table-cell>
          <table:table-cell table:style-name="ce1" table:formula="of:=MAX([.$B$1:.B952])-MIN([.$B$1:.B952])" office:value-type="float" office:value="66" calcext:value-type="float">
            <text:p>66</text:p>
          </table:table-cell>
          <table:table-cell table:style-name="ce1" table:formula="of:=STDEV([.$B$1:.B952])" office:value-type="float" office:value="19.429192630546" calcext:value-type="float">
            <text:p>19.4291926305</text:p>
          </table:table-cell>
          <table:table-cell table:style-name="ce1" table:formula="of:=[.D952]/[.E952]" office:value-type="float" office:value="3.3969502106967" calcext:value-type="float">
            <text:p>3.3969502107</text:p>
          </table:table-cell>
          <table:table-cell table:style-name="ce1" table:number-columns-repeated="6"/>
          <table:table-cell table:style-name="ce2" table:formula="of:=LOG([.N952])" office:value-type="float" office:value="2.97818051693741" calcext:value-type="float">
            <text:p>2.9781805169</text:p>
          </table:table-cell>
          <table:table-cell table:style-name="ce3" table:formula="of:=[.N951]+1" office:value-type="float" office:value="951" calcext:value-type="float">
            <text:p>95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7" calcext:value-type="float">
            <text:p>157</text:p>
          </table:table-cell>
          <table:table-cell table:style-name="ce1" table:formula="of:=[.A953]-[.$K$1]" office:value-type="float" office:value="7.68000000000001" calcext:value-type="float">
            <text:p>7.68</text:p>
          </table:table-cell>
          <table:table-cell table:style-name="ce1" table:formula="of:=SUM([.$B$1:.B953])" office:value-type="float" office:value="18.36" calcext:value-type="float">
            <text:p>18.36</text:p>
          </table:table-cell>
          <table:table-cell table:style-name="ce1" table:formula="of:=MAX([.$B$1:.B953])-MIN([.$B$1:.B953])" office:value-type="float" office:value="66" calcext:value-type="float">
            <text:p>66</text:p>
          </table:table-cell>
          <table:table-cell table:style-name="ce1" table:formula="of:=STDEV([.$B$1:.B953])" office:value-type="float" office:value="19.4202994566444" calcext:value-type="float">
            <text:p>19.4202994566</text:p>
          </table:table-cell>
          <table:table-cell table:style-name="ce1" table:formula="of:=[.D953]/[.E953]" office:value-type="float" office:value="3.3985057824337" calcext:value-type="float">
            <text:p>3.3985057824</text:p>
          </table:table-cell>
          <table:table-cell table:style-name="ce1" table:number-columns-repeated="6"/>
          <table:table-cell table:style-name="ce2" table:formula="of:=LOG([.N953])" office:value-type="float" office:value="2.97863694838447" calcext:value-type="float">
            <text:p>2.9786369484</text:p>
          </table:table-cell>
          <table:table-cell table:style-name="ce3" table:formula="of:=[.N952]+1" office:value-type="float" office:value="952" calcext:value-type="float">
            <text:p>95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0" calcext:value-type="float">
            <text:p>140</text:p>
          </table:table-cell>
          <table:table-cell table:style-name="ce1" table:formula="of:=[.A954]-[.$K$1]" office:value-type="float" office:value="-9.31999999999999" calcext:value-type="float">
            <text:p>-9.32</text:p>
          </table:table-cell>
          <table:table-cell table:style-name="ce1" table:formula="of:=SUM([.$B$1:.B954])" office:value-type="float" office:value="18.36" calcext:value-type="float">
            <text:p>18.36</text:p>
          </table:table-cell>
          <table:table-cell table:style-name="ce1" table:formula="of:=MAX([.$B$1:.B954])-MIN([.$B$1:.B954])" office:value-type="float" office:value="66" calcext:value-type="float">
            <text:p>66</text:p>
          </table:table-cell>
          <table:table-cell table:style-name="ce1" table:formula="of:=STDEV([.$B$1:.B954])" office:value-type="float" office:value="19.4128259076127" calcext:value-type="float">
            <text:p>19.4128259076</text:p>
          </table:table-cell>
          <table:table-cell table:style-name="ce1" table:formula="of:=[.D954]/[.E954]" office:value-type="float" office:value="3.39981413906968" calcext:value-type="float">
            <text:p>3.3998141391</text:p>
          </table:table-cell>
          <table:table-cell table:style-name="ce1" table:number-columns-repeated="6"/>
          <table:table-cell table:style-name="ce2" table:formula="of:=LOG([.N954])" office:value-type="float" office:value="2.97909290063833" calcext:value-type="float">
            <text:p>2.9790929006</text:p>
          </table:table-cell>
          <table:table-cell table:style-name="ce3" table:formula="of:=[.N953]+1" office:value-type="float" office:value="953" calcext:value-type="float">
            <text:p>95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6" calcext:value-type="float">
            <text:p>156</text:p>
          </table:table-cell>
          <table:table-cell table:style-name="ce1" table:formula="of:=[.A955]-[.$K$1]" office:value-type="float" office:value="6.68000000000001" calcext:value-type="float">
            <text:p>6.68</text:p>
          </table:table-cell>
          <table:table-cell table:style-name="ce1" table:formula="of:=SUM([.$B$1:.B955])" office:value-type="float" office:value="18.36" calcext:value-type="float">
            <text:p>18.36</text:p>
          </table:table-cell>
          <table:table-cell table:style-name="ce1" table:formula="of:=MAX([.$B$1:.B955])-MIN([.$B$1:.B955])" office:value-type="float" office:value="66" calcext:value-type="float">
            <text:p>66</text:p>
          </table:table-cell>
          <table:table-cell table:style-name="ce1" table:formula="of:=STDEV([.$B$1:.B955])" office:value-type="float" office:value="19.4036127484393" calcext:value-type="float">
            <text:p>19.4036127484</text:p>
          </table:table-cell>
          <table:table-cell table:style-name="ce1" table:formula="of:=[.D955]/[.E955]" office:value-type="float" office:value="3.40142842756479" calcext:value-type="float">
            <text:p>3.4014284276</text:p>
          </table:table-cell>
          <table:table-cell table:style-name="ce1" table:number-columns-repeated="6"/>
          <table:table-cell table:style-name="ce2" table:formula="of:=LOG([.N955])" office:value-type="float" office:value="2.9795483747041" calcext:value-type="float">
            <text:p>2.9795483747</text:p>
          </table:table-cell>
          <table:table-cell table:style-name="ce3" table:formula="of:=[.N954]+1" office:value-type="float" office:value="954" calcext:value-type="float">
            <text:p>95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5" calcext:value-type="float">
            <text:p>155</text:p>
          </table:table-cell>
          <table:table-cell table:style-name="ce1" table:formula="of:=[.A956]-[.$K$1]" office:value-type="float" office:value="5.68000000000001" calcext:value-type="float">
            <text:p>5.68</text:p>
          </table:table-cell>
          <table:table-cell table:style-name="ce1" table:formula="of:=SUM([.$B$1:.B956])" office:value-type="float" office:value="18.36" calcext:value-type="float">
            <text:p>18.36</text:p>
          </table:table-cell>
          <table:table-cell table:style-name="ce1" table:formula="of:=MAX([.$B$1:.B956])-MIN([.$B$1:.B956])" office:value-type="float" office:value="66" calcext:value-type="float">
            <text:p>66</text:p>
          </table:table-cell>
          <table:table-cell table:style-name="ce1" table:formula="of:=STDEV([.$B$1:.B956])" office:value-type="float" office:value="19.3941174456581" calcext:value-type="float">
            <text:p>19.3941174457</text:p>
          </table:table-cell>
          <table:table-cell table:style-name="ce1" table:formula="of:=[.D956]/[.E956]" office:value-type="float" office:value="3.40309375690492" calcext:value-type="float">
            <text:p>3.4030937569</text:p>
          </table:table-cell>
          <table:table-cell table:style-name="ce1" table:number-columns-repeated="6"/>
          <table:table-cell table:style-name="ce2" table:formula="of:=LOG([.N956])" office:value-type="float" office:value="2.98000337158375" calcext:value-type="float">
            <text:p>2.9800033716</text:p>
          </table:table-cell>
          <table:table-cell table:style-name="ce3" table:formula="of:=[.N955]+1" office:value-type="float" office:value="955" calcext:value-type="float">
            <text:p>95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16" calcext:value-type="float">
            <text:p>116</text:p>
          </table:table-cell>
          <table:table-cell table:style-name="ce1" table:formula="of:=[.A957]-[.$K$1]" office:value-type="float" office:value="-33.32" calcext:value-type="float">
            <text:p>-33.32</text:p>
          </table:table-cell>
          <table:table-cell table:style-name="ce1" table:formula="of:=SUM([.$B$1:.B957])" office:value-type="float" office:value="18.36" calcext:value-type="float">
            <text:p>18.36</text:p>
          </table:table-cell>
          <table:table-cell table:style-name="ce1" table:formula="of:=MAX([.$B$1:.B957])-MIN([.$B$1:.B957])" office:value-type="float" office:value="66" calcext:value-type="float">
            <text:p>66</text:p>
          </table:table-cell>
          <table:table-cell table:style-name="ce1" table:formula="of:=STDEV([.$B$1:.B957])" office:value-type="float" office:value="19.4151678766074" calcext:value-type="float">
            <text:p>19.4151678766</text:p>
          </table:table-cell>
          <table:table-cell table:style-name="ce1" table:formula="of:=[.D957]/[.E957]" office:value-type="float" office:value="3.39940403397288" calcext:value-type="float">
            <text:p>3.399404034</text:p>
          </table:table-cell>
          <table:table-cell table:style-name="ce1" table:number-columns-repeated="6"/>
          <table:table-cell table:style-name="ce2" table:formula="of:=LOG([.N957])" office:value-type="float" office:value="2.9804578922761" calcext:value-type="float">
            <text:p>2.9804578923</text:p>
          </table:table-cell>
          <table:table-cell table:style-name="ce3" table:formula="of:=[.N956]+1" office:value-type="float" office:value="956" calcext:value-type="float">
            <text:p>95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2" calcext:value-type="float">
            <text:p>122</text:p>
          </table:table-cell>
          <table:table-cell table:style-name="ce1" table:formula="of:=[.A958]-[.$K$1]" office:value-type="float" office:value="-27.32" calcext:value-type="float">
            <text:p>-27.32</text:p>
          </table:table-cell>
          <table:table-cell table:style-name="ce1" table:formula="of:=SUM([.$B$1:.B958])" office:value-type="float" office:value="18.36" calcext:value-type="float">
            <text:p>18.36</text:p>
          </table:table-cell>
          <table:table-cell table:style-name="ce1" table:formula="of:=MAX([.$B$1:.B958])-MIN([.$B$1:.B958])" office:value-type="float" office:value="66" calcext:value-type="float">
            <text:p>66</text:p>
          </table:table-cell>
          <table:table-cell table:style-name="ce1" table:formula="of:=STDEV([.$B$1:.B958])" office:value-type="float" office:value="19.4260950365563" calcext:value-type="float">
            <text:p>19.4260950366</text:p>
          </table:table-cell>
          <table:table-cell table:style-name="ce1" table:formula="of:=[.D958]/[.E958]" office:value-type="float" office:value="3.39749187244273" calcext:value-type="float">
            <text:p>3.3974918724</text:p>
          </table:table-cell>
          <table:table-cell table:style-name="ce1" table:number-columns-repeated="6"/>
          <table:table-cell table:style-name="ce2" table:formula="of:=LOG([.N958])" office:value-type="float" office:value="2.98091193777684" calcext:value-type="float">
            <text:p>2.9809119378</text:p>
          </table:table-cell>
          <table:table-cell table:style-name="ce3" table:formula="of:=[.N957]+1" office:value-type="float" office:value="957" calcext:value-type="float">
            <text:p>95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8" calcext:value-type="float">
            <text:p>168</text:p>
          </table:table-cell>
          <table:table-cell table:style-name="ce1" table:formula="of:=[.A959]-[.$K$1]" office:value-type="float" office:value="18.68" calcext:value-type="float">
            <text:p>18.68</text:p>
          </table:table-cell>
          <table:table-cell table:style-name="ce1" table:formula="of:=SUM([.$B$1:.B959])" office:value-type="float" office:value="18.36" calcext:value-type="float">
            <text:p>18.36</text:p>
          </table:table-cell>
          <table:table-cell table:style-name="ce1" table:formula="of:=MAX([.$B$1:.B959])-MIN([.$B$1:.B959])" office:value-type="float" office:value="66" calcext:value-type="float">
            <text:p>66</text:p>
          </table:table-cell>
          <table:table-cell table:style-name="ce1" table:formula="of:=STDEV([.$B$1:.B959])" office:value-type="float" office:value="19.4246812046639" calcext:value-type="float">
            <text:p>19.4246812047</text:p>
          </table:table-cell>
          <table:table-cell table:style-name="ce1" table:formula="of:=[.D959]/[.E959]" office:value-type="float" office:value="3.39773916002047" calcext:value-type="float">
            <text:p>3.39773916</text:p>
          </table:table-cell>
          <table:table-cell table:style-name="ce1" table:number-columns-repeated="6"/>
          <table:table-cell table:style-name="ce2" table:formula="of:=LOG([.N959])" office:value-type="float" office:value="2.98136550907854" calcext:value-type="float">
            <text:p>2.9813655091</text:p>
          </table:table-cell>
          <table:table-cell table:style-name="ce3" table:formula="of:=[.N958]+1" office:value-type="float" office:value="958" calcext:value-type="float">
            <text:p>95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2" calcext:value-type="float">
            <text:p>162</text:p>
          </table:table-cell>
          <table:table-cell table:style-name="ce1" table:formula="of:=[.A960]-[.$K$1]" office:value-type="float" office:value="12.68" calcext:value-type="float">
            <text:p>12.68</text:p>
          </table:table-cell>
          <table:table-cell table:style-name="ce1" table:formula="of:=SUM([.$B$1:.B960])" office:value-type="float" office:value="18.36" calcext:value-type="float">
            <text:p>18.36</text:p>
          </table:table-cell>
          <table:table-cell table:style-name="ce1" table:formula="of:=MAX([.$B$1:.B960])-MIN([.$B$1:.B960])" office:value-type="float" office:value="66" calcext:value-type="float">
            <text:p>66</text:p>
          </table:table-cell>
          <table:table-cell table:style-name="ce1" table:formula="of:=STDEV([.$B$1:.B960])" office:value-type="float" office:value="19.4184210769121" calcext:value-type="float">
            <text:p>19.4184210769</text:p>
          </table:table-cell>
          <table:table-cell table:style-name="ce1" table:formula="of:=[.D960]/[.E960]" office:value-type="float" office:value="3.39883452617432" calcext:value-type="float">
            <text:p>3.3988345262</text:p>
          </table:table-cell>
          <table:table-cell table:style-name="ce1" table:number-columns-repeated="6"/>
          <table:table-cell table:style-name="ce2" table:formula="of:=LOG([.N960])" office:value-type="float" office:value="2.98181860717066" calcext:value-type="float">
            <text:p>2.9818186072</text:p>
          </table:table-cell>
          <table:table-cell table:style-name="ce3" table:formula="of:=[.N959]+1" office:value-type="float" office:value="959" calcext:value-type="float">
            <text:p>95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3" calcext:value-type="float">
            <text:p>153</text:p>
          </table:table-cell>
          <table:table-cell table:style-name="ce1" table:formula="of:=[.A961]-[.$K$1]" office:value-type="float" office:value="3.68000000000001" calcext:value-type="float">
            <text:p>3.68</text:p>
          </table:table-cell>
          <table:table-cell table:style-name="ce1" table:formula="of:=SUM([.$B$1:.B961])" office:value-type="float" office:value="18.36" calcext:value-type="float">
            <text:p>18.36</text:p>
          </table:table-cell>
          <table:table-cell table:style-name="ce1" table:formula="of:=MAX([.$B$1:.B961])-MIN([.$B$1:.B961])" office:value-type="float" office:value="66" calcext:value-type="float">
            <text:p>66</text:p>
          </table:table-cell>
          <table:table-cell table:style-name="ce1" table:formula="of:=STDEV([.$B$1:.B961])" office:value-type="float" office:value="19.4085457807539" calcext:value-type="float">
            <text:p>19.4085457808</text:p>
          </table:table-cell>
          <table:table-cell table:style-name="ce1" table:formula="of:=[.D961]/[.E961]" office:value-type="float" office:value="3.40056389312009" calcext:value-type="float">
            <text:p>3.4005638931</text:p>
          </table:table-cell>
          <table:table-cell table:style-name="ce1" table:number-columns-repeated="6"/>
          <table:table-cell table:style-name="ce2" table:formula="of:=LOG([.N961])" office:value-type="float" office:value="2.98227123303957" calcext:value-type="float">
            <text:p>2.982271233</text:p>
          </table:table-cell>
          <table:table-cell table:style-name="ce3" table:formula="of:=[.N960]+1" office:value-type="float" office:value="960" calcext:value-type="float">
            <text:p>96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5" calcext:value-type="float">
            <text:p>165</text:p>
          </table:table-cell>
          <table:table-cell table:style-name="ce1" table:formula="of:=[.A962]-[.$K$1]" office:value-type="float" office:value="15.68" calcext:value-type="float">
            <text:p>15.68</text:p>
          </table:table-cell>
          <table:table-cell table:style-name="ce1" table:formula="of:=SUM([.$B$1:.B962])" office:value-type="float" office:value="18.36" calcext:value-type="float">
            <text:p>18.36</text:p>
          </table:table-cell>
          <table:table-cell table:style-name="ce1" table:formula="of:=MAX([.$B$1:.B962])-MIN([.$B$1:.B962])" office:value-type="float" office:value="66" calcext:value-type="float">
            <text:p>66</text:p>
          </table:table-cell>
          <table:table-cell table:style-name="ce1" table:formula="of:=STDEV([.$B$1:.B962])" office:value-type="float" office:value="19.4044692905954" calcext:value-type="float">
            <text:p>19.4044692906</text:p>
          </table:table-cell>
          <table:table-cell table:style-name="ce1" table:formula="of:=[.D962]/[.E962]" office:value-type="float" office:value="3.4012782834513" calcext:value-type="float">
            <text:p>3.4012782835</text:p>
          </table:table-cell>
          <table:table-cell table:style-name="ce1" table:number-columns-repeated="6"/>
          <table:table-cell table:style-name="ce2" table:formula="of:=LOG([.N962])" office:value-type="float" office:value="2.98272338766855" calcext:value-type="float">
            <text:p>2.9827233877</text:p>
          </table:table-cell>
          <table:table-cell table:style-name="ce3" table:formula="of:=[.N961]+1" office:value-type="float" office:value="961" calcext:value-type="float">
            <text:p>96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8" calcext:value-type="float">
            <text:p>128</text:p>
          </table:table-cell>
          <table:table-cell table:style-name="ce1" table:formula="of:=[.A963]-[.$K$1]" office:value-type="float" office:value="-21.32" calcext:value-type="float">
            <text:p>-21.32</text:p>
          </table:table-cell>
          <table:table-cell table:style-name="ce1" table:formula="of:=SUM([.$B$1:.B963])" office:value-type="float" office:value="18.36" calcext:value-type="float">
            <text:p>18.36</text:p>
          </table:table-cell>
          <table:table-cell table:style-name="ce1" table:formula="of:=MAX([.$B$1:.B963])-MIN([.$B$1:.B963])" office:value-type="float" office:value="66" calcext:value-type="float">
            <text:p>66</text:p>
          </table:table-cell>
          <table:table-cell table:style-name="ce1" table:formula="of:=STDEV([.$B$1:.B963])" office:value-type="float" office:value="19.4073573788542" calcext:value-type="float">
            <text:p>19.4073573789</text:p>
          </table:table-cell>
          <table:table-cell table:style-name="ce1" table:formula="of:=[.D963]/[.E963]" office:value-type="float" office:value="3.40077212531326" calcext:value-type="float">
            <text:p>3.4007721253</text:p>
          </table:table-cell>
          <table:table-cell table:style-name="ce1" table:number-columns-repeated="6"/>
          <table:table-cell table:style-name="ce2" table:formula="of:=LOG([.N963])" office:value-type="float" office:value="2.98317507203781" calcext:value-type="float">
            <text:p>2.983175072</text:p>
          </table:table-cell>
          <table:table-cell table:style-name="ce3" table:formula="of:=[.N962]+1" office:value-type="float" office:value="962" calcext:value-type="float">
            <text:p>96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1" calcext:value-type="float">
            <text:p>171</text:p>
          </table:table-cell>
          <table:table-cell table:style-name="ce1" table:formula="of:=[.A964]-[.$K$1]" office:value-type="float" office:value="21.68" calcext:value-type="float">
            <text:p>21.68</text:p>
          </table:table-cell>
          <table:table-cell table:style-name="ce1" table:formula="of:=SUM([.$B$1:.B964])" office:value-type="float" office:value="18.36" calcext:value-type="float">
            <text:p>18.36</text:p>
          </table:table-cell>
          <table:table-cell table:style-name="ce1" table:formula="of:=MAX([.$B$1:.B964])-MIN([.$B$1:.B964])" office:value-type="float" office:value="66" calcext:value-type="float">
            <text:p>66</text:p>
          </table:table-cell>
          <table:table-cell table:style-name="ce1" table:formula="of:=STDEV([.$B$1:.B964])" office:value-type="float" office:value="19.4090702560417" calcext:value-type="float">
            <text:p>19.409070256</text:p>
          </table:table-cell>
          <table:table-cell table:style-name="ce1" table:formula="of:=[.D964]/[.E964]" office:value-type="float" office:value="3.4004720024884" calcext:value-type="float">
            <text:p>3.4004720025</text:p>
          </table:table-cell>
          <table:table-cell table:style-name="ce1" table:number-columns-repeated="6"/>
          <table:table-cell table:style-name="ce2" table:formula="of:=LOG([.N964])" office:value-type="float" office:value="2.98362628712453" calcext:value-type="float">
            <text:p>2.9836262871</text:p>
          </table:table-cell>
          <table:table-cell table:style-name="ce3" table:formula="of:=[.N963]+1" office:value-type="float" office:value="963" calcext:value-type="float">
            <text:p>96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6" calcext:value-type="float">
            <text:p>176</text:p>
          </table:table-cell>
          <table:table-cell table:style-name="ce1" table:formula="of:=[.A965]-[.$K$1]" office:value-type="float" office:value="26.68" calcext:value-type="float">
            <text:p>26.68</text:p>
          </table:table-cell>
          <table:table-cell table:style-name="ce1" table:formula="of:=SUM([.$B$1:.B965])" office:value-type="float" office:value="18.36" calcext:value-type="float">
            <text:p>18.36</text:p>
          </table:table-cell>
          <table:table-cell table:style-name="ce1" table:formula="of:=MAX([.$B$1:.B965])-MIN([.$B$1:.B965])" office:value-type="float" office:value="66" calcext:value-type="float">
            <text:p>66</text:p>
          </table:table-cell>
          <table:table-cell table:style-name="ce1" table:formula="of:=STDEV([.$B$1:.B965])" office:value-type="float" office:value="19.4170219250573" calcext:value-type="float">
            <text:p>19.4170219251</text:p>
          </table:table-cell>
          <table:table-cell table:style-name="ce1" table:formula="of:=[.D965]/[.E965]" office:value-type="float" office:value="3.39907943940817" calcext:value-type="float">
            <text:p>3.3990794394</text:p>
          </table:table-cell>
          <table:table-cell table:style-name="ce1" table:number-columns-repeated="6"/>
          <table:table-cell table:style-name="ce2" table:formula="of:=LOG([.N965])" office:value-type="float" office:value="2.98407703390283" calcext:value-type="float">
            <text:p>2.9840770339</text:p>
          </table:table-cell>
          <table:table-cell table:style-name="ce3" table:formula="of:=[.N964]+1" office:value-type="float" office:value="964" calcext:value-type="float">
            <text:p>96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2" calcext:value-type="float">
            <text:p>172</text:p>
          </table:table-cell>
          <table:table-cell table:style-name="ce1" table:formula="of:=[.A966]-[.$K$1]" office:value-type="float" office:value="22.68" calcext:value-type="float">
            <text:p>22.68</text:p>
          </table:table-cell>
          <table:table-cell table:style-name="ce1" table:formula="of:=SUM([.$B$1:.B966])" office:value-type="float" office:value="18.36" calcext:value-type="float">
            <text:p>18.36</text:p>
          </table:table-cell>
          <table:table-cell table:style-name="ce1" table:formula="of:=MAX([.$B$1:.B966])-MIN([.$B$1:.B966])" office:value-type="float" office:value="66" calcext:value-type="float">
            <text:p>66</text:p>
          </table:table-cell>
          <table:table-cell table:style-name="ce1" table:formula="of:=STDEV([.$B$1:.B966])" office:value-type="float" office:value="19.4198096254664" calcext:value-type="float">
            <text:p>19.4198096255</text:p>
          </table:table-cell>
          <table:table-cell table:style-name="ce1" table:formula="of:=[.D966]/[.E966]" office:value-type="float" office:value="3.39859150387603" calcext:value-type="float">
            <text:p>3.3985915039</text:p>
          </table:table-cell>
          <table:table-cell table:style-name="ce1" table:number-columns-repeated="6"/>
          <table:table-cell table:style-name="ce2" table:formula="of:=LOG([.N966])" office:value-type="float" office:value="2.98452731334379" calcext:value-type="float">
            <text:p>2.9845273133</text:p>
          </table:table-cell>
          <table:table-cell table:style-name="ce3" table:formula="of:=[.N965]+1" office:value-type="float" office:value="965" calcext:value-type="float">
            <text:p>96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6" calcext:value-type="float">
            <text:p>176</text:p>
          </table:table-cell>
          <table:table-cell table:style-name="ce1" table:formula="of:=[.A967]-[.$K$1]" office:value-type="float" office:value="26.68" calcext:value-type="float">
            <text:p>26.68</text:p>
          </table:table-cell>
          <table:table-cell table:style-name="ce1" table:formula="of:=SUM([.$B$1:.B967])" office:value-type="float" office:value="18.36" calcext:value-type="float">
            <text:p>18.36</text:p>
          </table:table-cell>
          <table:table-cell table:style-name="ce1" table:formula="of:=MAX([.$B$1:.B967])-MIN([.$B$1:.B967])" office:value-type="float" office:value="66" calcext:value-type="float">
            <text:p>66</text:p>
          </table:table-cell>
          <table:table-cell table:style-name="ce1" table:formula="of:=STDEV([.$B$1:.B967])" office:value-type="float" office:value="19.4276607770272" calcext:value-type="float">
            <text:p>19.427660777</text:p>
          </table:table-cell>
          <table:table-cell table:style-name="ce1" table:formula="of:=[.D967]/[.E967]" office:value-type="float" office:value="3.39721805715507" calcext:value-type="float">
            <text:p>3.3972180572</text:p>
          </table:table-cell>
          <table:table-cell table:style-name="ce1" table:number-columns-repeated="6"/>
          <table:table-cell table:style-name="ce2" table:formula="of:=LOG([.N967])" office:value-type="float" office:value="2.98497712641549" calcext:value-type="float">
            <text:p>2.9849771264</text:p>
          </table:table-cell>
          <table:table-cell table:style-name="ce3" table:formula="of:=[.N966]+1" office:value-type="float" office:value="966" calcext:value-type="float">
            <text:p>96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8" calcext:value-type="float">
            <text:p>148</text:p>
          </table:table-cell>
          <table:table-cell table:style-name="ce1" table:formula="of:=[.A968]-[.$K$1]" office:value-type="float" office:value="-1.31999999999999" calcext:value-type="float">
            <text:p>-1.32</text:p>
          </table:table-cell>
          <table:table-cell table:style-name="ce1" table:formula="of:=SUM([.$B$1:.B968])" office:value-type="float" office:value="18.36" calcext:value-type="float">
            <text:p>18.36</text:p>
          </table:table-cell>
          <table:table-cell table:style-name="ce1" table:formula="of:=MAX([.$B$1:.B968])-MIN([.$B$1:.B968])" office:value-type="float" office:value="66" calcext:value-type="float">
            <text:p>66</text:p>
          </table:table-cell>
          <table:table-cell table:style-name="ce1" table:formula="of:=STDEV([.$B$1:.B968])" office:value-type="float" office:value="19.4177296203895" calcext:value-type="float">
            <text:p>19.4177296204</text:p>
          </table:table-cell>
          <table:table-cell table:style-name="ce1" table:formula="of:=[.D968]/[.E968]" office:value-type="float" office:value="3.39895555712635" calcext:value-type="float">
            <text:p>3.3989555571</text:p>
          </table:table-cell>
          <table:table-cell table:style-name="ce1" table:number-columns-repeated="6"/>
          <table:table-cell table:style-name="ce2" table:formula="of:=LOG([.N968])" office:value-type="float" office:value="2.985426474083" calcext:value-type="float">
            <text:p>2.9854264741</text:p>
          </table:table-cell>
          <table:table-cell table:style-name="ce3" table:formula="of:=[.N967]+1" office:value-type="float" office:value="967" calcext:value-type="float">
            <text:p>96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7" calcext:value-type="float">
            <text:p>147</text:p>
          </table:table-cell>
          <table:table-cell table:style-name="ce1" table:formula="of:=[.A969]-[.$K$1]" office:value-type="float" office:value="-2.31999999999999" calcext:value-type="float">
            <text:p>-2.32</text:p>
          </table:table-cell>
          <table:table-cell table:style-name="ce1" table:formula="of:=SUM([.$B$1:.B969])" office:value-type="float" office:value="18.36" calcext:value-type="float">
            <text:p>18.36</text:p>
          </table:table-cell>
          <table:table-cell table:style-name="ce1" table:formula="of:=MAX([.$B$1:.B969])-MIN([.$B$1:.B969])" office:value-type="float" office:value="66" calcext:value-type="float">
            <text:p>66</text:p>
          </table:table-cell>
          <table:table-cell table:style-name="ce1" table:formula="of:=STDEV([.$B$1:.B969])" office:value-type="float" office:value="19.4079515541276" calcext:value-type="float">
            <text:p>19.4079515541</text:p>
          </table:table-cell>
          <table:table-cell table:style-name="ce1" table:formula="of:=[.D969]/[.E969]" office:value-type="float" office:value="3.40066801052805" calcext:value-type="float">
            <text:p>3.4006680105</text:p>
          </table:table-cell>
          <table:table-cell table:style-name="ce1" table:number-columns-repeated="6"/>
          <table:table-cell table:style-name="ce2" table:formula="of:=LOG([.N969])" office:value-type="float" office:value="2.98587535730839" calcext:value-type="float">
            <text:p>2.9858753573</text:p>
          </table:table-cell>
          <table:table-cell table:style-name="ce3" table:formula="of:=[.N968]+1" office:value-type="float" office:value="968" calcext:value-type="float">
            <text:p>96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3" calcext:value-type="float">
            <text:p>153</text:p>
          </table:table-cell>
          <table:table-cell table:style-name="ce1" table:formula="of:=[.A970]-[.$K$1]" office:value-type="float" office:value="3.68000000000001" calcext:value-type="float">
            <text:p>3.68</text:p>
          </table:table-cell>
          <table:table-cell table:style-name="ce1" table:formula="of:=SUM([.$B$1:.B970])" office:value-type="float" office:value="18.36" calcext:value-type="float">
            <text:p>18.36</text:p>
          </table:table-cell>
          <table:table-cell table:style-name="ce1" table:formula="of:=MAX([.$B$1:.B970])-MIN([.$B$1:.B970])" office:value-type="float" office:value="66" calcext:value-type="float">
            <text:p>66</text:p>
          </table:table-cell>
          <table:table-cell table:style-name="ce1" table:formula="of:=STDEV([.$B$1:.B970])" office:value-type="float" office:value="19.3981596023766" calcext:value-type="float">
            <text:p>19.3981596024</text:p>
          </table:table-cell>
          <table:table-cell table:style-name="ce1" table:formula="of:=[.D970]/[.E970]" office:value-type="float" office:value="3.40238462580306" calcext:value-type="float">
            <text:p>3.4023846258</text:p>
          </table:table-cell>
          <table:table-cell table:style-name="ce1" table:number-columns-repeated="6"/>
          <table:table-cell table:style-name="ce2" table:formula="of:=LOG([.N970])" office:value-type="float" office:value="2.98632377705077" calcext:value-type="float">
            <text:p>2.9863237771</text:p>
          </table:table-cell>
          <table:table-cell table:style-name="ce3" table:formula="of:=[.N969]+1" office:value-type="float" office:value="969" calcext:value-type="float">
            <text:p>96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9" calcext:value-type="float">
            <text:p>149</text:p>
          </table:table-cell>
          <table:table-cell table:style-name="ce1" table:formula="of:=[.A971]-[.$K$1]" office:value-type="float" office:value="-0.319999999999993" calcext:value-type="float">
            <text:p>-0.32</text:p>
          </table:table-cell>
          <table:table-cell table:style-name="ce1" table:formula="of:=SUM([.$B$1:.B971])" office:value-type="float" office:value="18.36" calcext:value-type="float">
            <text:p>18.36</text:p>
          </table:table-cell>
          <table:table-cell table:style-name="ce1" table:formula="of:=MAX([.$B$1:.B971])-MIN([.$B$1:.B971])" office:value-type="float" office:value="66" calcext:value-type="float">
            <text:p>66</text:p>
          </table:table-cell>
          <table:table-cell table:style-name="ce1" table:formula="of:=STDEV([.$B$1:.B971])" office:value-type="float" office:value="19.3881896889026" calcext:value-type="float">
            <text:p>19.3881896889</text:p>
          </table:table-cell>
          <table:table-cell table:style-name="ce1" table:formula="of:=[.D971]/[.E971]" office:value-type="float" office:value="3.40413422083326" calcext:value-type="float">
            <text:p>3.4041342208</text:p>
          </table:table-cell>
          <table:table-cell table:style-name="ce1" table:number-columns-repeated="6"/>
          <table:table-cell table:style-name="ce2" table:formula="of:=LOG([.N971])" office:value-type="float" office:value="2.98677173426624" calcext:value-type="float">
            <text:p>2.9867717343</text:p>
          </table:table-cell>
          <table:table-cell table:style-name="ce3" table:formula="of:=[.N970]+1" office:value-type="float" office:value="970" calcext:value-type="float">
            <text:p>97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6" calcext:value-type="float">
            <text:p>126</text:p>
          </table:table-cell>
          <table:table-cell table:style-name="ce1" table:formula="of:=[.A972]-[.$K$1]" office:value-type="float" office:value="-23.32" calcext:value-type="float">
            <text:p>-23.32</text:p>
          </table:table-cell>
          <table:table-cell table:style-name="ce1" table:formula="of:=SUM([.$B$1:.B972])" office:value-type="float" office:value="18.36" calcext:value-type="float">
            <text:p>18.36</text:p>
          </table:table-cell>
          <table:table-cell table:style-name="ce1" table:formula="of:=MAX([.$B$1:.B972])-MIN([.$B$1:.B972])" office:value-type="float" office:value="66" calcext:value-type="float">
            <text:p>66</text:p>
          </table:table-cell>
          <table:table-cell table:style-name="ce1" table:formula="of:=STDEV([.$B$1:.B972])" office:value-type="float" office:value="19.3936045732649" calcext:value-type="float">
            <text:p>19.3936045733</text:p>
          </table:table-cell>
          <table:table-cell table:style-name="ce1" table:formula="of:=[.D972]/[.E972]" office:value-type="float" office:value="3.40318375321442" calcext:value-type="float">
            <text:p>3.4031837532</text:p>
          </table:table-cell>
          <table:table-cell table:style-name="ce1" table:number-columns-repeated="6"/>
          <table:table-cell table:style-name="ce2" table:formula="of:=LOG([.N972])" office:value-type="float" office:value="2.987219229908" calcext:value-type="float">
            <text:p>2.9872192299</text:p>
          </table:table-cell>
          <table:table-cell table:style-name="ce3" table:formula="of:=[.N971]+1" office:value-type="float" office:value="971" calcext:value-type="float">
            <text:p>97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8" calcext:value-type="float">
            <text:p>138</text:p>
          </table:table-cell>
          <table:table-cell table:style-name="ce1" table:formula="of:=[.A973]-[.$K$1]" office:value-type="float" office:value="-11.32" calcext:value-type="float">
            <text:p>-11.32</text:p>
          </table:table-cell>
          <table:table-cell table:style-name="ce1" table:formula="of:=SUM([.$B$1:.B973])" office:value-type="float" office:value="18.36" calcext:value-type="float">
            <text:p>18.36</text:p>
          </table:table-cell>
          <table:table-cell table:style-name="ce1" table:formula="of:=MAX([.$B$1:.B973])-MIN([.$B$1:.B973])" office:value-type="float" office:value="66" calcext:value-type="float">
            <text:p>66</text:p>
          </table:table-cell>
          <table:table-cell table:style-name="ce1" table:formula="of:=STDEV([.$B$1:.B973])" office:value-type="float" office:value="19.3874857035609" calcext:value-type="float">
            <text:p>19.3874857036</text:p>
          </table:table-cell>
          <table:table-cell table:style-name="ce1" table:formula="of:=[.D973]/[.E973]" office:value-type="float" office:value="3.40425782946563" calcext:value-type="float">
            <text:p>3.4042578295</text:p>
          </table:table-cell>
          <table:table-cell table:style-name="ce1" table:number-columns-repeated="6"/>
          <table:table-cell table:style-name="ce2" table:formula="of:=LOG([.N973])" office:value-type="float" office:value="2.98766626492627" calcext:value-type="float">
            <text:p>2.9876662649</text:p>
          </table:table-cell>
          <table:table-cell table:style-name="ce3" table:formula="of:=[.N972]+1" office:value-type="float" office:value="972" calcext:value-type="float">
            <text:p>97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5" calcext:value-type="float">
            <text:p>135</text:p>
          </table:table-cell>
          <table:table-cell table:style-name="ce1" table:formula="of:=[.A974]-[.$K$1]" office:value-type="float" office:value="-14.32" calcext:value-type="float">
            <text:p>-14.32</text:p>
          </table:table-cell>
          <table:table-cell table:style-name="ce1" table:formula="of:=SUM([.$B$1:.B974])" office:value-type="float" office:value="18.36" calcext:value-type="float">
            <text:p>18.36</text:p>
          </table:table-cell>
          <table:table-cell table:style-name="ce1" table:formula="of:=MAX([.$B$1:.B974])-MIN([.$B$1:.B974])" office:value-type="float" office:value="66" calcext:value-type="float">
            <text:p>66</text:p>
          </table:table-cell>
          <table:table-cell table:style-name="ce1" table:formula="of:=STDEV([.$B$1:.B974])" office:value-type="float" office:value="19.383523519278" calcext:value-type="float">
            <text:p>19.3835235193</text:p>
          </table:table-cell>
          <table:table-cell table:style-name="ce1" table:formula="of:=[.D974]/[.E974]" office:value-type="float" office:value="3.4049536934995" calcext:value-type="float">
            <text:p>3.4049536935</text:p>
          </table:table-cell>
          <table:table-cell table:style-name="ce1" table:number-columns-repeated="6"/>
          <table:table-cell table:style-name="ce2" table:formula="of:=LOG([.N974])" office:value-type="float" office:value="2.98811284026835" calcext:value-type="float">
            <text:p>2.9881128403</text:p>
          </table:table-cell>
          <table:table-cell table:style-name="ce3" table:formula="of:=[.N973]+1" office:value-type="float" office:value="973" calcext:value-type="float">
            <text:p>97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9" calcext:value-type="float">
            <text:p>159</text:p>
          </table:table-cell>
          <table:table-cell table:style-name="ce1" table:formula="of:=[.A975]-[.$K$1]" office:value-type="float" office:value="9.68000000000001" calcext:value-type="float">
            <text:p>9.68</text:p>
          </table:table-cell>
          <table:table-cell table:style-name="ce1" table:formula="of:=SUM([.$B$1:.B975])" office:value-type="float" office:value="18.36" calcext:value-type="float">
            <text:p>18.36</text:p>
          </table:table-cell>
          <table:table-cell table:style-name="ce1" table:formula="of:=MAX([.$B$1:.B975])-MIN([.$B$1:.B975])" office:value-type="float" office:value="66" calcext:value-type="float">
            <text:p>66</text:p>
          </table:table-cell>
          <table:table-cell table:style-name="ce1" table:formula="of:=STDEV([.$B$1:.B975])" office:value-type="float" office:value="19.3756959034851" calcext:value-type="float">
            <text:p>19.3756959035</text:p>
          </table:table-cell>
          <table:table-cell table:style-name="ce1" table:formula="of:=[.D975]/[.E975]" office:value-type="float" office:value="3.40632926573381" calcext:value-type="float">
            <text:p>3.4063292657</text:p>
          </table:table-cell>
          <table:table-cell table:style-name="ce1" table:number-columns-repeated="6"/>
          <table:table-cell table:style-name="ce2" table:formula="of:=LOG([.N975])" office:value-type="float" office:value="2.98855895687862" calcext:value-type="float">
            <text:p>2.9885589569</text:p>
          </table:table-cell>
          <table:table-cell table:style-name="ce3" table:formula="of:=[.N974]+1" office:value-type="float" office:value="974" calcext:value-type="float">
            <text:p>97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7" calcext:value-type="float">
            <text:p>147</text:p>
          </table:table-cell>
          <table:table-cell table:style-name="ce1" table:formula="of:=[.A976]-[.$K$1]" office:value-type="float" office:value="-2.31999999999999" calcext:value-type="float">
            <text:p>-2.32</text:p>
          </table:table-cell>
          <table:table-cell table:style-name="ce1" table:formula="of:=SUM([.$B$1:.B976])" office:value-type="float" office:value="18.36" calcext:value-type="float">
            <text:p>18.36</text:p>
          </table:table-cell>
          <table:table-cell table:style-name="ce1" table:formula="of:=MAX([.$B$1:.B976])-MIN([.$B$1:.B976])" office:value-type="float" office:value="66" calcext:value-type="float">
            <text:p>66</text:p>
          </table:table-cell>
          <table:table-cell table:style-name="ce1" table:formula="of:=STDEV([.$B$1:.B976])" office:value-type="float" office:value="19.36600289414" calcext:value-type="float">
            <text:p>19.3660028941</text:p>
          </table:table-cell>
          <table:table-cell table:style-name="ce1" table:formula="of:=[.D976]/[.E976]" office:value-type="float" office:value="3.40803419067809" calcext:value-type="float">
            <text:p>3.4080341907</text:p>
          </table:table-cell>
          <table:table-cell table:style-name="ce1" table:number-columns-repeated="6"/>
          <table:table-cell table:style-name="ce2" table:formula="of:=LOG([.N976])" office:value-type="float" office:value="2.98900461569854" calcext:value-type="float">
            <text:p>2.9890046157</text:p>
          </table:table-cell>
          <table:table-cell table:style-name="ce3" table:formula="of:=[.N975]+1" office:value-type="float" office:value="975" calcext:value-type="float">
            <text:p>97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6" calcext:value-type="float">
            <text:p>146</text:p>
          </table:table-cell>
          <table:table-cell table:style-name="ce1" table:formula="of:=[.A977]-[.$K$1]" office:value-type="float" office:value="-3.31999999999999" calcext:value-type="float">
            <text:p>-3.32</text:p>
          </table:table-cell>
          <table:table-cell table:style-name="ce1" table:formula="of:=SUM([.$B$1:.B977])" office:value-type="float" office:value="18.36" calcext:value-type="float">
            <text:p>18.36</text:p>
          </table:table-cell>
          <table:table-cell table:style-name="ce1" table:formula="of:=MAX([.$B$1:.B977])-MIN([.$B$1:.B977])" office:value-type="float" office:value="66" calcext:value-type="float">
            <text:p>66</text:p>
          </table:table-cell>
          <table:table-cell table:style-name="ce1" table:formula="of:=STDEV([.$B$1:.B977])" office:value-type="float" office:value="19.3565118647805" calcext:value-type="float">
            <text:p>19.3565118648</text:p>
          </table:table-cell>
          <table:table-cell table:style-name="ce1" table:formula="of:=[.D977]/[.E977]" office:value-type="float" office:value="3.40970524343739" calcext:value-type="float">
            <text:p>3.4097052434</text:p>
          </table:table-cell>
          <table:table-cell table:style-name="ce1" table:number-columns-repeated="6"/>
          <table:table-cell table:style-name="ce2" table:formula="of:=LOG([.N977])" office:value-type="float" office:value="2.98944981766669" calcext:value-type="float">
            <text:p>2.9894498177</text:p>
          </table:table-cell>
          <table:table-cell table:style-name="ce3" table:formula="of:=[.N976]+1" office:value-type="float" office:value="976" calcext:value-type="float">
            <text:p>97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9" calcext:value-type="float">
            <text:p>179</text:p>
          </table:table-cell>
          <table:table-cell table:style-name="ce1" table:formula="of:=[.A978]-[.$K$1]" office:value-type="float" office:value="29.68" calcext:value-type="float">
            <text:p>29.68</text:p>
          </table:table-cell>
          <table:table-cell table:style-name="ce1" table:formula="of:=SUM([.$B$1:.B978])" office:value-type="float" office:value="18.36" calcext:value-type="float">
            <text:p>18.36</text:p>
          </table:table-cell>
          <table:table-cell table:style-name="ce1" table:formula="of:=MAX([.$B$1:.B978])-MIN([.$B$1:.B978])" office:value-type="float" office:value="66" calcext:value-type="float">
            <text:p>66</text:p>
          </table:table-cell>
          <table:table-cell table:style-name="ce1" table:formula="of:=STDEV([.$B$1:.B978])" office:value-type="float" office:value="19.3687518575087" calcext:value-type="float">
            <text:p>19.3687518575</text:p>
          </table:table-cell>
          <table:table-cell table:style-name="ce1" table:formula="of:=[.D978]/[.E978]" office:value-type="float" office:value="3.40755049605396" calcext:value-type="float">
            <text:p>3.4075504961</text:p>
          </table:table-cell>
          <table:table-cell table:style-name="ce1" table:number-columns-repeated="6"/>
          <table:table-cell table:style-name="ce2" table:formula="of:=LOG([.N978])" office:value-type="float" office:value="2.98989456371877" calcext:value-type="float">
            <text:p>2.9898945637</text:p>
          </table:table-cell>
          <table:table-cell table:style-name="ce3" table:formula="of:=[.N977]+1" office:value-type="float" office:value="977" calcext:value-type="float">
            <text:p>97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2" calcext:value-type="float">
            <text:p>132</text:p>
          </table:table-cell>
          <table:table-cell table:style-name="ce1" table:formula="of:=[.A979]-[.$K$1]" office:value-type="float" office:value="-17.32" calcext:value-type="float">
            <text:p>-17.32</text:p>
          </table:table-cell>
          <table:table-cell table:style-name="ce1" table:formula="of:=SUM([.$B$1:.B979])" office:value-type="float" office:value="18.36" calcext:value-type="float">
            <text:p>18.36</text:p>
          </table:table-cell>
          <table:table-cell table:style-name="ce1" table:formula="of:=MAX([.$B$1:.B979])-MIN([.$B$1:.B979])" office:value-type="float" office:value="66" calcext:value-type="float">
            <text:p>66</text:p>
          </table:table-cell>
          <table:table-cell table:style-name="ce1" table:formula="of:=STDEV([.$B$1:.B979])" office:value-type="float" office:value="19.3674600925616" calcext:value-type="float">
            <text:p>19.3674600926</text:p>
          </table:table-cell>
          <table:table-cell table:style-name="ce1" table:formula="of:=[.D979]/[.E979]" office:value-type="float" office:value="3.40777777181781" calcext:value-type="float">
            <text:p>3.4077777718</text:p>
          </table:table-cell>
          <table:table-cell table:style-name="ce1" table:number-columns-repeated="6"/>
          <table:table-cell table:style-name="ce2" table:formula="of:=LOG([.N979])" office:value-type="float" office:value="2.9903388547876" calcext:value-type="float">
            <text:p>2.9903388548</text:p>
          </table:table-cell>
          <table:table-cell table:style-name="ce3" table:formula="of:=[.N978]+1" office:value-type="float" office:value="978" calcext:value-type="float">
            <text:p>97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81" calcext:value-type="float">
            <text:p>181</text:p>
          </table:table-cell>
          <table:table-cell table:style-name="ce1" table:formula="of:=[.A980]-[.$K$1]" office:value-type="float" office:value="31.68" calcext:value-type="float">
            <text:p>31.68</text:p>
          </table:table-cell>
          <table:table-cell table:style-name="ce1" table:formula="of:=SUM([.$B$1:.B980])" office:value-type="float" office:value="18.36" calcext:value-type="float">
            <text:p>18.36</text:p>
          </table:table-cell>
          <table:table-cell table:style-name="ce1" table:formula="of:=MAX([.$B$1:.B980])-MIN([.$B$1:.B980])" office:value-type="float" office:value="66" calcext:value-type="float">
            <text:p>66</text:p>
          </table:table-cell>
          <table:table-cell table:style-name="ce1" table:formula="of:=STDEV([.$B$1:.B980])" office:value-type="float" office:value="19.3827935335429" calcext:value-type="float">
            <text:p>19.3827935335</text:p>
          </table:table-cell>
          <table:table-cell table:style-name="ce1" table:formula="of:=[.D980]/[.E980]" office:value-type="float" office:value="3.40508192927834" calcext:value-type="float">
            <text:p>3.4050819293</text:p>
          </table:table-cell>
          <table:table-cell table:style-name="ce1" table:number-columns-repeated="6"/>
          <table:table-cell table:style-name="ce2" table:formula="of:=LOG([.N980])" office:value-type="float" office:value="2.99078269180314" calcext:value-type="float">
            <text:p>2.9907826918</text:p>
          </table:table-cell>
          <table:table-cell table:style-name="ce3" table:formula="of:=[.N979]+1" office:value-type="float" office:value="979" calcext:value-type="float">
            <text:p>97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5" calcext:value-type="float">
            <text:p>135</text:p>
          </table:table-cell>
          <table:table-cell table:style-name="ce1" table:formula="of:=[.A981]-[.$K$1]" office:value-type="float" office:value="-14.32" calcext:value-type="float">
            <text:p>-14.32</text:p>
          </table:table-cell>
          <table:table-cell table:style-name="ce1" table:formula="of:=SUM([.$B$1:.B981])" office:value-type="float" office:value="18.36" calcext:value-type="float">
            <text:p>18.36</text:p>
          </table:table-cell>
          <table:table-cell table:style-name="ce1" table:formula="of:=MAX([.$B$1:.B981])-MIN([.$B$1:.B981])" office:value-type="float" office:value="66" calcext:value-type="float">
            <text:p>66</text:p>
          </table:table-cell>
          <table:table-cell table:style-name="ce1" table:formula="of:=STDEV([.$B$1:.B981])" office:value-type="float" office:value="19.3788866821044" calcext:value-type="float">
            <text:p>19.3788866821</text:p>
          </table:table-cell>
          <table:table-cell table:style-name="ce1" table:formula="of:=[.D981]/[.E981]" office:value-type="float" office:value="3.40576840572314" calcext:value-type="float">
            <text:p>3.4057684057</text:p>
          </table:table-cell>
          <table:table-cell table:style-name="ce1" table:number-columns-repeated="6"/>
          <table:table-cell table:style-name="ce2" table:formula="of:=LOG([.N981])" office:value-type="float" office:value="2.99122607569249" calcext:value-type="float">
            <text:p>2.9912260757</text:p>
          </table:table-cell>
          <table:table-cell table:style-name="ce3" table:formula="of:=[.N980]+1" office:value-type="float" office:value="980" calcext:value-type="float">
            <text:p>98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8" calcext:value-type="float">
            <text:p>128</text:p>
          </table:table-cell>
          <table:table-cell table:style-name="ce1" table:formula="of:=[.A982]-[.$K$1]" office:value-type="float" office:value="-21.32" calcext:value-type="float">
            <text:p>-21.32</text:p>
          </table:table-cell>
          <table:table-cell table:style-name="ce1" table:formula="of:=SUM([.$B$1:.B982])" office:value-type="float" office:value="18.36" calcext:value-type="float">
            <text:p>18.36</text:p>
          </table:table-cell>
          <table:table-cell table:style-name="ce1" table:formula="of:=MAX([.$B$1:.B982])-MIN([.$B$1:.B982])" office:value-type="float" office:value="66" calcext:value-type="float">
            <text:p>66</text:p>
          </table:table-cell>
          <table:table-cell table:style-name="ce1" table:formula="of:=STDEV([.$B$1:.B982])" office:value-type="float" office:value="19.3818051514696" calcext:value-type="float">
            <text:p>19.3818051515</text:p>
          </table:table-cell>
          <table:table-cell table:style-name="ce1" table:formula="of:=[.D982]/[.E982]" office:value-type="float" office:value="3.40525557264698" calcext:value-type="float">
            <text:p>3.4052555726</text:p>
          </table:table-cell>
          <table:table-cell table:style-name="ce1" table:number-columns-repeated="6"/>
          <table:table-cell table:style-name="ce2" table:formula="of:=LOG([.N982])" office:value-type="float" office:value="2.99166900737995" calcext:value-type="float">
            <text:p>2.9916690074</text:p>
          </table:table-cell>
          <table:table-cell table:style-name="ce3" table:formula="of:=[.N981]+1" office:value-type="float" office:value="981" calcext:value-type="float">
            <text:p>98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4" calcext:value-type="float">
            <text:p>154</text:p>
          </table:table-cell>
          <table:table-cell table:style-name="ce1" table:formula="of:=[.A983]-[.$K$1]" office:value-type="float" office:value="4.68000000000001" calcext:value-type="float">
            <text:p>4.68</text:p>
          </table:table-cell>
          <table:table-cell table:style-name="ce1" table:formula="of:=SUM([.$B$1:.B983])" office:value-type="float" office:value="18.36" calcext:value-type="float">
            <text:p>18.36</text:p>
          </table:table-cell>
          <table:table-cell table:style-name="ce1" table:formula="of:=MAX([.$B$1:.B983])-MIN([.$B$1:.B983])" office:value-type="float" office:value="66" calcext:value-type="float">
            <text:p>66</text:p>
          </table:table-cell>
          <table:table-cell table:style-name="ce1" table:formula="of:=STDEV([.$B$1:.B983])" office:value-type="float" office:value="19.3723446370955" calcext:value-type="float">
            <text:p>19.3723446371</text:p>
          </table:table-cell>
          <table:table-cell table:style-name="ce1" table:formula="of:=[.D983]/[.E983]" office:value-type="float" office:value="3.40691853445652" calcext:value-type="float">
            <text:p>3.4069185345</text:p>
          </table:table-cell>
          <table:table-cell table:style-name="ce1" table:number-columns-repeated="6"/>
          <table:table-cell table:style-name="ce2" table:formula="of:=LOG([.N983])" office:value-type="float" office:value="2.99211148778695" calcext:value-type="float">
            <text:p>2.9921114878</text:p>
          </table:table-cell>
          <table:table-cell table:style-name="ce3" table:formula="of:=[.N982]+1" office:value-type="float" office:value="982" calcext:value-type="float">
            <text:p>98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2" calcext:value-type="float">
            <text:p>172</text:p>
          </table:table-cell>
          <table:table-cell table:style-name="ce1" table:formula="of:=[.A984]-[.$K$1]" office:value-type="float" office:value="22.68" calcext:value-type="float">
            <text:p>22.68</text:p>
          </table:table-cell>
          <table:table-cell table:style-name="ce1" table:formula="of:=SUM([.$B$1:.B984])" office:value-type="float" office:value="18.36" calcext:value-type="float">
            <text:p>18.36</text:p>
          </table:table-cell>
          <table:table-cell table:style-name="ce1" table:formula="of:=MAX([.$B$1:.B984])-MIN([.$B$1:.B984])" office:value-type="float" office:value="66" calcext:value-type="float">
            <text:p>66</text:p>
          </table:table-cell>
          <table:table-cell table:style-name="ce1" table:formula="of:=STDEV([.$B$1:.B984])" office:value-type="float" office:value="19.3751284452808" calcext:value-type="float">
            <text:p>19.3751284453</text:p>
          </table:table-cell>
          <table:table-cell table:style-name="ce1" table:formula="of:=[.D984]/[.E984]" office:value-type="float" office:value="3.40642903020731" calcext:value-type="float">
            <text:p>3.4064290302</text:p>
          </table:table-cell>
          <table:table-cell table:style-name="ce1" table:number-columns-repeated="6"/>
          <table:table-cell table:style-name="ce2" table:formula="of:=LOG([.N984])" office:value-type="float" office:value="2.99255351783214" calcext:value-type="float">
            <text:p>2.9925535178</text:p>
          </table:table-cell>
          <table:table-cell table:style-name="ce3" table:formula="of:=[.N983]+1" office:value-type="float" office:value="983" calcext:value-type="float">
            <text:p>98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44" calcext:value-type="float">
            <text:p>144</text:p>
          </table:table-cell>
          <table:table-cell table:style-name="ce1" table:formula="of:=[.A985]-[.$K$1]" office:value-type="float" office:value="-5.31999999999999" calcext:value-type="float">
            <text:p>-5.32</text:p>
          </table:table-cell>
          <table:table-cell table:style-name="ce1" table:formula="of:=SUM([.$B$1:.B985])" office:value-type="float" office:value="18.36" calcext:value-type="float">
            <text:p>18.36</text:p>
          </table:table-cell>
          <table:table-cell table:style-name="ce1" table:formula="of:=MAX([.$B$1:.B985])-MIN([.$B$1:.B985])" office:value-type="float" office:value="66" calcext:value-type="float">
            <text:p>66</text:p>
          </table:table-cell>
          <table:table-cell table:style-name="ce1" table:formula="of:=STDEV([.$B$1:.B985])" office:value-type="float" office:value="19.3662473190723" calcext:value-type="float">
            <text:p>19.3662473191</text:p>
          </table:table-cell>
          <table:table-cell table:style-name="ce1" table:formula="of:=[.D985]/[.E985]" office:value-type="float" office:value="3.40799117725827" calcext:value-type="float">
            <text:p>3.4079911773</text:p>
          </table:table-cell>
          <table:table-cell table:style-name="ce1" table:number-columns-repeated="6"/>
          <table:table-cell table:style-name="ce2" table:formula="of:=LOG([.N985])" office:value-type="float" office:value="2.99299509843134" calcext:value-type="float">
            <text:p>2.9929950984</text:p>
          </table:table-cell>
          <table:table-cell table:style-name="ce3" table:formula="of:=[.N984]+1" office:value-type="float" office:value="984" calcext:value-type="float">
            <text:p>98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5" calcext:value-type="float">
            <text:p>135</text:p>
          </table:table-cell>
          <table:table-cell table:style-name="ce1" table:formula="of:=[.A986]-[.$K$1]" office:value-type="float" office:value="-14.32" calcext:value-type="float">
            <text:p>-14.32</text:p>
          </table:table-cell>
          <table:table-cell table:style-name="ce1" table:formula="of:=SUM([.$B$1:.B986])" office:value-type="float" office:value="18.36" calcext:value-type="float">
            <text:p>18.36</text:p>
          </table:table-cell>
          <table:table-cell table:style-name="ce1" table:formula="of:=MAX([.$B$1:.B986])-MIN([.$B$1:.B986])" office:value-type="float" office:value="66" calcext:value-type="float">
            <text:p>66</text:p>
          </table:table-cell>
          <table:table-cell table:style-name="ce1" table:formula="of:=STDEV([.$B$1:.B986])" office:value-type="float" office:value="19.3623598559397" calcext:value-type="float">
            <text:p>19.3623598559</text:p>
          </table:table-cell>
          <table:table-cell table:style-name="ce1" table:formula="of:=[.D986]/[.E986]" office:value-type="float" office:value="3.40867541410524" calcext:value-type="float">
            <text:p>3.4086754141</text:p>
          </table:table-cell>
          <table:table-cell table:style-name="ce1" table:number-columns-repeated="6"/>
          <table:table-cell table:style-name="ce2" table:formula="of:=LOG([.N986])" office:value-type="float" office:value="2.99343623049761" calcext:value-type="float">
            <text:p>2.9934362305</text:p>
          </table:table-cell>
          <table:table-cell table:style-name="ce3" table:formula="of:=[.N985]+1" office:value-type="float" office:value="985" calcext:value-type="float">
            <text:p>98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5" calcext:value-type="float">
            <text:p>125</text:p>
          </table:table-cell>
          <table:table-cell table:style-name="ce1" table:formula="of:=[.A987]-[.$K$1]" office:value-type="float" office:value="-24.32" calcext:value-type="float">
            <text:p>-24.32</text:p>
          </table:table-cell>
          <table:table-cell table:style-name="ce1" table:formula="of:=SUM([.$B$1:.B987])" office:value-type="float" office:value="18.36" calcext:value-type="float">
            <text:p>18.36</text:p>
          </table:table-cell>
          <table:table-cell table:style-name="ce1" table:formula="of:=MAX([.$B$1:.B987])-MIN([.$B$1:.B987])" office:value-type="float" office:value="66" calcext:value-type="float">
            <text:p>66</text:p>
          </table:table-cell>
          <table:table-cell table:style-name="ce1" table:formula="of:=STDEV([.$B$1:.B987])" office:value-type="float" office:value="19.3689586345838" calcext:value-type="float">
            <text:p>19.3689586346</text:p>
          </table:table-cell>
          <table:table-cell table:style-name="ce1" table:formula="of:=[.D987]/[.E987]" office:value-type="float" office:value="3.40751411808765" calcext:value-type="float">
            <text:p>3.4075141181</text:p>
          </table:table-cell>
          <table:table-cell table:style-name="ce1" table:number-columns-repeated="6"/>
          <table:table-cell table:style-name="ce2" table:formula="of:=LOG([.N987])" office:value-type="float" office:value="2.99387691494121" calcext:value-type="float">
            <text:p>2.9938769149</text:p>
          </table:table-cell>
          <table:table-cell table:style-name="ce3" table:formula="of:=[.N986]+1" office:value-type="float" office:value="986" calcext:value-type="float">
            <text:p>986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34" calcext:value-type="float">
            <text:p>134</text:p>
          </table:table-cell>
          <table:table-cell table:style-name="ce1" table:formula="of:=[.A988]-[.$K$1]" office:value-type="float" office:value="-15.32" calcext:value-type="float">
            <text:p>-15.32</text:p>
          </table:table-cell>
          <table:table-cell table:style-name="ce1" table:formula="of:=SUM([.$B$1:.B988])" office:value-type="float" office:value="18.36" calcext:value-type="float">
            <text:p>18.36</text:p>
          </table:table-cell>
          <table:table-cell table:style-name="ce1" table:formula="of:=MAX([.$B$1:.B988])-MIN([.$B$1:.B988])" office:value-type="float" office:value="66" calcext:value-type="float">
            <text:p>66</text:p>
          </table:table-cell>
          <table:table-cell table:style-name="ce1" table:formula="of:=STDEV([.$B$1:.B988])" office:value-type="float" office:value="19.3658563224171" calcext:value-type="float">
            <text:p>19.3658563224</text:p>
          </table:table-cell>
          <table:table-cell table:style-name="ce1" table:formula="of:=[.D988]/[.E988]" office:value-type="float" office:value="3.40805998460297" calcext:value-type="float">
            <text:p>3.4080599846</text:p>
          </table:table-cell>
          <table:table-cell table:style-name="ce1" table:number-columns-repeated="6"/>
          <table:table-cell table:style-name="ce2" table:formula="of:=LOG([.N988])" office:value-type="float" office:value="2.99431715266964" calcext:value-type="float">
            <text:p>2.9943171527</text:p>
          </table:table-cell>
          <table:table-cell table:style-name="ce3" table:formula="of:=[.N987]+1" office:value-type="float" office:value="987" calcext:value-type="float">
            <text:p>987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1" calcext:value-type="float">
            <text:p>151</text:p>
          </table:table-cell>
          <table:table-cell table:style-name="ce1" table:formula="of:=[.A989]-[.$K$1]" office:value-type="float" office:value="1.68000000000001" calcext:value-type="float">
            <text:p>1.68</text:p>
          </table:table-cell>
          <table:table-cell table:style-name="ce1" table:formula="of:=SUM([.$B$1:.B989])" office:value-type="float" office:value="18.36" calcext:value-type="float">
            <text:p>18.36</text:p>
          </table:table-cell>
          <table:table-cell table:style-name="ce1" table:formula="of:=MAX([.$B$1:.B989])-MIN([.$B$1:.B989])" office:value-type="float" office:value="66" calcext:value-type="float">
            <text:p>66</text:p>
          </table:table-cell>
          <table:table-cell table:style-name="ce1" table:formula="of:=STDEV([.$B$1:.B989])" office:value-type="float" office:value="19.3560789520121" calcext:value-type="float">
            <text:p>19.356078952</text:p>
          </table:table-cell>
          <table:table-cell table:style-name="ce1" table:formula="of:=[.D989]/[.E989]" office:value-type="float" office:value="3.40978150397239" calcext:value-type="float">
            <text:p>3.409781504</text:p>
          </table:table-cell>
          <table:table-cell table:style-name="ce1" table:number-columns-repeated="6"/>
          <table:table-cell table:style-name="ce2" table:formula="of:=LOG([.N989])" office:value-type="float" office:value="2.99475694458763" calcext:value-type="float">
            <text:p>2.9947569446</text:p>
          </table:table-cell>
          <table:table-cell table:style-name="ce3" table:formula="of:=[.N988]+1" office:value-type="float" office:value="988" calcext:value-type="float">
            <text:p>988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6" calcext:value-type="float">
            <text:p>126</text:p>
          </table:table-cell>
          <table:table-cell table:style-name="ce1" table:formula="of:=[.A990]-[.$K$1]" office:value-type="float" office:value="-23.32" calcext:value-type="float">
            <text:p>-23.32</text:p>
          </table:table-cell>
          <table:table-cell table:style-name="ce1" table:formula="of:=SUM([.$B$1:.B990])" office:value-type="float" office:value="18.36" calcext:value-type="float">
            <text:p>18.36</text:p>
          </table:table-cell>
          <table:table-cell table:style-name="ce1" table:formula="of:=MAX([.$B$1:.B990])-MIN([.$B$1:.B990])" office:value-type="float" office:value="66" calcext:value-type="float">
            <text:p>66</text:p>
          </table:table-cell>
          <table:table-cell table:style-name="ce1" table:formula="of:=STDEV([.$B$1:.B990])" office:value-type="float" office:value="19.3613345629073" calcext:value-type="float">
            <text:p>19.3613345629</text:p>
          </table:table-cell>
          <table:table-cell table:style-name="ce1" table:formula="of:=[.D990]/[.E990]" office:value-type="float" office:value="3.40885592289923" calcext:value-type="float">
            <text:p>3.4088559229</text:p>
          </table:table-cell>
          <table:table-cell table:style-name="ce1" table:number-columns-repeated="6"/>
          <table:table-cell table:style-name="ce2" table:formula="of:=LOG([.N990])" office:value-type="float" office:value="2.99519629159718" calcext:value-type="float">
            <text:p>2.9951962916</text:p>
          </table:table-cell>
          <table:table-cell table:style-name="ce3" table:formula="of:=[.N989]+1" office:value-type="float" office:value="989" calcext:value-type="float">
            <text:p>989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1" calcext:value-type="float">
            <text:p>151</text:p>
          </table:table-cell>
          <table:table-cell table:style-name="ce1" table:formula="of:=[.A991]-[.$K$1]" office:value-type="float" office:value="1.68000000000001" calcext:value-type="float">
            <text:p>1.68</text:p>
          </table:table-cell>
          <table:table-cell table:style-name="ce1" table:formula="of:=SUM([.$B$1:.B991])" office:value-type="float" office:value="18.36" calcext:value-type="float">
            <text:p>18.36</text:p>
          </table:table-cell>
          <table:table-cell table:style-name="ce1" table:formula="of:=MAX([.$B$1:.B991])-MIN([.$B$1:.B991])" office:value-type="float" office:value="66" calcext:value-type="float">
            <text:p>66</text:p>
          </table:table-cell>
          <table:table-cell table:style-name="ce1" table:formula="of:=STDEV([.$B$1:.B991])" office:value-type="float" office:value="19.3515804555197" calcext:value-type="float">
            <text:p>19.3515804555</text:p>
          </table:table-cell>
          <table:table-cell table:style-name="ce1" table:formula="of:=[.D991]/[.E991]" office:value-type="float" office:value="3.41057414673202" calcext:value-type="float">
            <text:p>3.4105741467</text:p>
          </table:table-cell>
          <table:table-cell table:style-name="ce1" table:number-columns-repeated="6"/>
          <table:table-cell table:style-name="ce2" table:formula="of:=LOG([.N991])" office:value-type="float" office:value="2.99563519459755" calcext:value-type="float">
            <text:p>2.9956351946</text:p>
          </table:table-cell>
          <table:table-cell table:style-name="ce3" table:formula="of:=[.N990]+1" office:value-type="float" office:value="990" calcext:value-type="float">
            <text:p>990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56" calcext:value-type="float">
            <text:p>156</text:p>
          </table:table-cell>
          <table:table-cell table:style-name="ce1" table:formula="of:=[.A992]-[.$K$1]" office:value-type="float" office:value="6.68000000000001" calcext:value-type="float">
            <text:p>6.68</text:p>
          </table:table-cell>
          <table:table-cell table:style-name="ce1" table:formula="of:=SUM([.$B$1:.B992])" office:value-type="float" office:value="18.36" calcext:value-type="float">
            <text:p>18.36</text:p>
          </table:table-cell>
          <table:table-cell table:style-name="ce1" table:formula="of:=MAX([.$B$1:.B992])-MIN([.$B$1:.B992])" office:value-type="float" office:value="66" calcext:value-type="float">
            <text:p>66</text:p>
          </table:table-cell>
          <table:table-cell table:style-name="ce1" table:formula="of:=STDEV([.$B$1:.B992])" office:value-type="float" office:value="19.3427565429793" calcext:value-type="float">
            <text:p>19.342756543</text:p>
          </table:table-cell>
          <table:table-cell table:style-name="ce1" table:formula="of:=[.D992]/[.E992]" office:value-type="float" office:value="3.41213000604899" calcext:value-type="float">
            <text:p>3.412130006</text:p>
          </table:table-cell>
          <table:table-cell table:style-name="ce1" table:number-columns-repeated="6"/>
          <table:table-cell table:style-name="ce2" table:formula="of:=LOG([.N992])" office:value-type="float" office:value="2.99607365448528" calcext:value-type="float">
            <text:p>2.9960736545</text:p>
          </table:table-cell>
          <table:table-cell table:style-name="ce3" table:formula="of:=[.N991]+1" office:value-type="float" office:value="991" calcext:value-type="float">
            <text:p>991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20" calcext:value-type="float">
            <text:p>120</text:p>
          </table:table-cell>
          <table:table-cell table:style-name="ce1" table:formula="of:=[.A993]-[.$K$1]" office:value-type="float" office:value="-29.32" calcext:value-type="float">
            <text:p>-29.32</text:p>
          </table:table-cell>
          <table:table-cell table:style-name="ce1" table:formula="of:=SUM([.$B$1:.B993])" office:value-type="float" office:value="18.36" calcext:value-type="float">
            <text:p>18.36</text:p>
          </table:table-cell>
          <table:table-cell table:style-name="ce1" table:formula="of:=MAX([.$B$1:.B993])-MIN([.$B$1:.B993])" office:value-type="float" office:value="66" calcext:value-type="float">
            <text:p>66</text:p>
          </table:table-cell>
          <table:table-cell table:style-name="ce1" table:formula="of:=STDEV([.$B$1:.B993])" office:value-type="float" office:value="19.3564198462307" calcext:value-type="float">
            <text:p>19.3564198462</text:p>
          </table:table-cell>
          <table:table-cell table:style-name="ce1" table:formula="of:=[.D993]/[.E993]" office:value-type="float" office:value="3.40972145284667" calcext:value-type="float">
            <text:p>3.4097214528</text:p>
          </table:table-cell>
          <table:table-cell table:style-name="ce1" table:number-columns-repeated="6"/>
          <table:table-cell table:style-name="ce2" table:formula="of:=LOG([.N993])" office:value-type="float" office:value="2.99651167215418" calcext:value-type="float">
            <text:p>2.9965116722</text:p>
          </table:table-cell>
          <table:table-cell table:style-name="ce3" table:formula="of:=[.N992]+1" office:value-type="float" office:value="992" calcext:value-type="float">
            <text:p>992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72" calcext:value-type="float">
            <text:p>172</text:p>
          </table:table-cell>
          <table:table-cell table:style-name="ce1" table:formula="of:=[.A994]-[.$K$1]" office:value-type="float" office:value="22.68" calcext:value-type="float">
            <text:p>22.68</text:p>
          </table:table-cell>
          <table:table-cell table:style-name="ce1" table:formula="of:=SUM([.$B$1:.B994])" office:value-type="float" office:value="18.36" calcext:value-type="float">
            <text:p>18.36</text:p>
          </table:table-cell>
          <table:table-cell table:style-name="ce1" table:formula="of:=MAX([.$B$1:.B994])-MIN([.$B$1:.B994])" office:value-type="float" office:value="66" calcext:value-type="float">
            <text:p>66</text:p>
          </table:table-cell>
          <table:table-cell table:style-name="ce1" table:formula="of:=STDEV([.$B$1:.B994])" office:value-type="float" office:value="19.3592936179904" calcext:value-type="float">
            <text:p>19.359293618</text:p>
          </table:table-cell>
          <table:table-cell table:style-name="ce1" table:formula="of:=[.D994]/[.E994]" office:value-type="float" office:value="3.40921530001833" calcext:value-type="float">
            <text:p>3.4092153</text:p>
          </table:table-cell>
          <table:table-cell table:style-name="ce1" table:number-columns-repeated="6"/>
          <table:table-cell table:style-name="ce2" table:formula="of:=LOG([.N994])" office:value-type="float" office:value="2.99694924849538" calcext:value-type="float">
            <text:p>2.9969492485</text:p>
          </table:table-cell>
          <table:table-cell table:style-name="ce3" table:formula="of:=[.N993]+1" office:value-type="float" office:value="993" calcext:value-type="float">
            <text:p>993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9" calcext:value-type="float">
            <text:p>169</text:p>
          </table:table-cell>
          <table:table-cell table:style-name="ce1" table:formula="of:=[.A995]-[.$K$1]" office:value-type="float" office:value="19.68" calcext:value-type="float">
            <text:p>19.68</text:p>
          </table:table-cell>
          <table:table-cell table:style-name="ce1" table:formula="of:=SUM([.$B$1:.B995])" office:value-type="float" office:value="18.36" calcext:value-type="float">
            <text:p>18.36</text:p>
          </table:table-cell>
          <table:table-cell table:style-name="ce1" table:formula="of:=MAX([.$B$1:.B995])-MIN([.$B$1:.B995])" office:value-type="float" office:value="66" calcext:value-type="float">
            <text:p>66</text:p>
          </table:table-cell>
          <table:table-cell table:style-name="ce1" table:formula="of:=STDEV([.$B$1:.B995])" office:value-type="float" office:value="19.3589409703257" calcext:value-type="float">
            <text:p>19.3589409703</text:p>
          </table:table-cell>
          <table:table-cell table:style-name="ce1" table:formula="of:=[.D995]/[.E995]" office:value-type="float" office:value="3.40927740319928" calcext:value-type="float">
            <text:p>3.4092774032</text:p>
          </table:table-cell>
          <table:table-cell table:style-name="ce1" table:number-columns-repeated="6"/>
          <table:table-cell table:style-name="ce2" table:formula="of:=LOG([.N995])" office:value-type="float" office:value="2.99738638439731" calcext:value-type="float">
            <text:p>2.9973863844</text:p>
          </table:table-cell>
          <table:table-cell table:style-name="ce3" table:formula="of:=[.N994]+1" office:value-type="float" office:value="994" calcext:value-type="float">
            <text:p>994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6" calcext:value-type="float">
            <text:p>166</text:p>
          </table:table-cell>
          <table:table-cell table:style-name="ce1" table:formula="of:=[.A996]-[.$K$1]" office:value-type="float" office:value="16.68" calcext:value-type="float">
            <text:p>16.68</text:p>
          </table:table-cell>
          <table:table-cell table:style-name="ce1" table:formula="of:=SUM([.$B$1:.B996])" office:value-type="float" office:value="18.36" calcext:value-type="float">
            <text:p>18.36</text:p>
          </table:table-cell>
          <table:table-cell table:style-name="ce1" table:formula="of:=MAX([.$B$1:.B996])-MIN([.$B$1:.B996])" office:value-type="float" office:value="66" calcext:value-type="float">
            <text:p>66</text:p>
          </table:table-cell>
          <table:table-cell table:style-name="ce1" table:formula="of:=STDEV([.$B$1:.B996])" office:value-type="float" office:value="19.3558477625395" calcext:value-type="float">
            <text:p>19.3558477625</text:p>
          </table:table-cell>
          <table:table-cell table:style-name="ce1" table:formula="of:=[.D996]/[.E996]" office:value-type="float" office:value="3.40982223097112" calcext:value-type="float">
            <text:p>3.409822231</text:p>
          </table:table-cell>
          <table:table-cell table:style-name="ce1" table:number-columns-repeated="6"/>
          <table:table-cell table:style-name="ce2" table:formula="of:=LOG([.N996])" office:value-type="float" office:value="2.99782308074573" calcext:value-type="float">
            <text:p>2.9978230807</text:p>
          </table:table-cell>
          <table:table-cell table:style-name="ce3" table:formula="of:=[.N995]+1" office:value-type="float" office:value="995" calcext:value-type="float">
            <text:p>995</text:p>
          </table:table-cell>
          <table:table-cell table:number-columns-repeated="1010"/>
        </table:table-row>
        <table:table-row table:style-name="ro1">
          <table:table-cell table:style-name="ce1" table:formula="of:=RANDBETWEEN([.$H$2];[.$H$1])" office:value-type="float" office:value="164" calcext:value-type="float">
            <text:p>164</text:p>
          </table:table-cell>
          <table:table-cell table:style-name="ce1" table:formula="of:=[.A997]-[.$K$1]" office:value-type="float" office:value="14.68" calcext:value-type="float">
            <text:p>14.68</text:p>
          </table:table-cell>
          <table:table-cell table:style-name="ce1" table:formula="of:=SUM([.$B$1:.B997])" office:value-type="float" office:value="18.36" calcext:value-type="float">
            <text:p>18.36</text:p>
          </table:table-cell>
          <table:table-cell table:style-name="ce1" table:formula="of:=MAX([.$B$1:.B997])-MIN([.$B$1:.B997])" office:value-type="float" office:value="66" calcext:value-type="float">
            <text:p>66</text:p>
          </table:table-cell>
          <table:table-cell table:style-name="ce1" table:formula="of:=STDEV([.$B$1:.B997])" office:value-type="float" office:value="19.3511941590977" calcext:value-type="float">
            <text:p>19.3511941591</text:p>
          </table:table-cell>
          <table:table-cell table:style-name="ce1" table:formula="of:=[.D997]/[.E997]" office:value-type="float" office:value="3.41064223000269" calcext:value-type="float">
            <text:p>3.41064223</text:p>
          </table:table-cell>
          <table:table-cell table:style-name="ce1" table:number-columns-repeated="6"/>
          <table:table-cell table:style-name="ce2" table:formula="of:=LOG([.N997])" office:value-type="float" office:value="2.9982593384237" calcext:value-type="float">
            <text:p>2.9982593384</text:p>
          </table:table-cell>
          <table:table-cell table:style-name="ce3" table:formula="of:=[.N996]+1" office:value-type="float" office:value="996" calcext:value-type="float">
            <text:p>996</text:p>
          </table:table-cell>
          <table:table-cell table:number-columns-repeated="1010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mean</text:p>
          </table:table-cell>
          <table:table-cell table:formula="of:=AVERAGE(sheet1!([.A1:.A300]))" office:value-type="string" office:string-value="#ERROR!" calcext:value-type="string">
            <text:p>#ERROR!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td" office:value-type="string" office:string-value="#NAME?" calcext:value-type="string">
            <text:p>#NAME?</text:p>
          </table:table-cell>
          <table:table-cell table:number-columns-repeated="1021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py of Sheet1" table:style-name="ta3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ce4"/>
          <table:table-cell office:value-type="float" office:value="835.24" calcext:value-type="float">
            <text:p>835.24</text:p>
          </table:table-cell>
          <table:table-cell table:style-name="ce1"/>
          <table:table-cell table:style-name="ce1" table:formula="of:=[.B1]-[.$V$1]" office:value-type="float" office:value="-135.245" calcext:value-type="float">
            <text:p>-135.245</text:p>
          </table:table-cell>
          <table:table-cell table:style-name="ce1" table:number-columns-repeated="9"/>
          <table:table-cell table:style-name="ce1" office:value-type="float" office:value="182" calcext:value-type="float">
            <text:p>182</text:p>
          </table:table-cell>
          <table:table-cell table:style-name="ce1"/>
          <table:table-cell table:style-name="ce11"/>
          <table:table-cell table:style-name="ce3" table:number-columns-repeated="2"/>
          <table:table-cell table:style-name="ce3" office:value-type="string" calcext:value-type="string">
            <text:p>pct mean</text:p>
          </table:table-cell>
          <table:table-cell table:style-name="ce16" table:formula="of:=AVERAGE([.A2:.A256])" office:value-type="string" office:string-value="0.11%" calcext:value-type="string">
            <text:p>0.11%</text:p>
          </table:table-cell>
          <table:table-cell table:style-name="ce3" office:value-type="string" calcext:value-type="string">
            <text:p>mean</text:p>
          </table:table-cell>
          <table:table-cell table:formula="of:=AVERAGE([.B1:.B256])" office:value-type="string" office:string-value="970.485" calcext:value-type="string">
            <text:p>970.485</text:p>
          </table:table-cell>
          <table:table-cell table:style-name="ce1" table:number-columns-repeated="2"/>
          <table:table-cell table:number-columns-repeated="1000"/>
        </table:table-row>
        <table:table-row table:style-name="ro1">
          <table:table-cell table:style-name="ce5" table:formula="of:=([.B2]-[.B1])/[.B1]" office:value-type="percentage" office:value="-0.00551937167760166" calcext:value-type="percentage">
            <text:p>-0.55%</text:p>
          </table:table-cell>
          <table:table-cell office:value-type="float" office:value="830.63" calcext:value-type="float">
            <text:p>830.63</text:p>
          </table:table-cell>
          <table:table-cell table:style-name="ce7" table:formula="of:=[.A2]-[.$T$1]" office:value-type="percentage" office:value="-0.00661937167760166" calcext:value-type="percentage">
            <text:p>-0.66%</text:p>
          </table:table-cell>
          <table:table-cell table:style-name="ce1" table:formula="of:=[.B2]-[.$V$1]" office:value-type="float" office:value="-139.855" calcext:value-type="float">
            <text:p>-139.855</text:p>
          </table:table-cell>
          <table:table-cell table:style-name="ce1" table:formula="of:=SUM([.C1:.C2])" office:value-type="string" office:string-value="" calcext:value-type="error">
            <text:p>#VALUE!</text:p>
          </table:table-cell>
          <table:table-cell table:style-name="ce8" table:formula="of:=MAX([.$C$1:.C2])-MIN([.$C$1:.C2])" office:value-type="float" office:value="0" calcext:value-type="float">
            <text:p>0</text:p>
          </table:table-cell>
          <table:table-cell table:style-name="ce1" table:formula="of:=STDEV([.D1:.D2])" office:value-type="float" office:value="3.25976226126999" calcext:value-type="float">
            <text:p>3.2597622613</text:p>
          </table:table-cell>
          <table:table-cell table:style-name="ce1" table:formula="of:=[.F2]/[.G2]" office:value-type="float" office:value="0" calcext:value-type="float">
            <text:p>0</text:p>
          </table:table-cell>
          <table:table-cell table:style-name="ce1" table:formula="of:=SUM([.$D$1:.D2])" office:value-type="float" office:value="-275.1" calcext:value-type="float">
            <text:p>-275.1</text:p>
          </table:table-cell>
          <table:table-cell table:style-name="ce1" table:formula="of:=MAX([.$D$1:.D2])-MIN([.$D$1:.D2])" office:value-type="float" office:value="4.61000000000001" calcext:value-type="float">
            <text:p>4.61</text:p>
          </table:table-cell>
          <table:table-cell table:style-name="ce1" table:formula="of:=STDEV([.$D$1:.D2])" office:value-type="float" office:value="3.25976226126999" calcext:value-type="float">
            <text:p>3.2597622613</text:p>
          </table:table-cell>
          <table:table-cell table:style-name="ce1" table:formula="of:=[.J2]/[.K2]" office:value-type="float" office:value="1.4142135623731" calcext:value-type="float">
            <text:p>1.4142135624</text:p>
          </table:table-cell>
          <table:table-cell table:style-name="ce1"/>
          <table:table-cell table:style-name="ce1" office:value-type="float" office:value="116" calcext:value-type="float">
            <text:p>116</text:p>
          </table:table-cell>
          <table:table-cell table:style-name="ce1"/>
          <table:table-cell table:style-name="ce12"/>
          <table:table-cell table:number-columns-repeated="6"/>
          <table:table-cell table:style-name="ce1"/>
          <table:table-cell table:style-name="ce2" table:formula="of:=LOG([.Y2])" office:value-type="float" office:value="2.40993312333129" calcext:value-type="float">
            <text:p>2.4099331233</text:p>
          </table:table-cell>
          <table:table-cell table:style-name="ce3" office:value-type="float" office:value="257" calcext:value-type="float">
            <text:p>257</text:p>
          </table:table-cell>
          <table:table-cell table:number-columns-repeated="999"/>
        </table:table-row>
        <table:table-row table:style-name="ro1">
          <table:table-cell table:style-name="ce5" table:formula="of:=([.B3]-[.B2])/[.B2]" office:value-type="percentage" office:value="-0.00186605347748089" calcext:value-type="percentage">
            <text:p>-0.19%</text:p>
          </table:table-cell>
          <table:table-cell office:value-type="float" office:value="829.08" calcext:value-type="float">
            <text:p>829.08</text:p>
          </table:table-cell>
          <table:table-cell table:style-name="ce7" table:formula="of:=[.A3]-[.$T$1]" office:value-type="percentage" office:value="-0.00296605347748089" calcext:value-type="percentage">
            <text:p>-0.30%</text:p>
          </table:table-cell>
          <table:table-cell table:style-name="ce1" table:formula="of:=[.B3]-[.$V$1]" office:value-type="float" office:value="-141.405" calcext:value-type="float">
            <text:p>-141.405</text:p>
          </table:table-cell>
          <table:table-cell table:style-name="ce7" table:formula="of:=SUM([.C2:.C3])" office:value-type="percentage" office:value="-0.00958542515508256" calcext:value-type="percentage">
            <text:p>-0.96%</text:p>
          </table:table-cell>
          <table:table-cell table:style-name="ce8" table:formula="of:=MAX([.$C$1:.C3])-MIN([.$C$1:.C3])" office:value-type="float" office:value="0.00365331820012077" calcext:value-type="float">
            <text:p>0.0036533182</text:p>
          </table:table-cell>
          <table:table-cell table:style-name="ce1" table:formula="of:=STDEV([.D2:.D3])" office:value-type="float" office:value="1.09601551083912" calcext:value-type="float">
            <text:p>1.0960155108</text:p>
          </table:table-cell>
          <table:table-cell table:style-name="ce1" table:formula="of:=[.F3]/[.G3]" office:value-type="float" office:value="0.00333327235243575" calcext:value-type="float">
            <text:p>0.0033332724</text:p>
          </table:table-cell>
          <table:table-cell table:style-name="ce1" table:formula="of:=SUM([.$D$1:.D3])" office:value-type="float" office:value="-275.1" calcext:value-type="float">
            <text:p>-275.1</text:p>
          </table:table-cell>
          <table:table-cell table:style-name="ce1" table:formula="of:=MAX([.$D$1:.D3])-MIN([.$D$1:.D3])" office:value-type="float" office:value="6.15999999999997" calcext:value-type="float">
            <text:p>6.16</text:p>
          </table:table-cell>
          <table:table-cell table:style-name="ce1" table:formula="of:=STDEV([.$D$1:.D3])" office:value-type="float" office:value="3.20416915908008" calcext:value-type="float">
            <text:p>3.2041691591</text:p>
          </table:table-cell>
          <table:table-cell table:style-name="ce1" table:formula="of:=[.J3]/[.K3]" office:value-type="float" office:value="1.92249525358034" calcext:value-type="float">
            <text:p>1.9224952536</text:p>
          </table:table-cell>
          <table:table-cell table:style-name="ce2"/>
          <table:table-cell table:style-name="ce1"/>
          <table:table-cell table:style-name="ce2"/>
          <table:table-cell table:style-name="ce13"/>
          <table:table-cell table:style-name="ce1" table:number-columns-repeated="7"/>
          <table:table-cell table:style-name="ce2" table:formula="of:=LOG([.Y3])" office:value-type="float" office:value="2.41161970596323" calcext:value-type="float">
            <text:p>2.411619706</text:p>
          </table:table-cell>
          <table:table-cell table:style-name="ce3" table:formula="of:=[.Y2]+1" office:value-type="float" office:value="258" calcext:value-type="float">
            <text:p>258</text:p>
          </table:table-cell>
          <table:table-cell table:number-columns-repeated="999"/>
        </table:table-row>
        <table:table-row table:style-name="ro1">
          <table:table-cell table:style-name="ce5" table:formula="of:=([.B4]-[.B3])/[.B3]" office:value-type="percentage" office:value="-0.00156800308776001" calcext:value-type="percentage">
            <text:p>-0.16%</text:p>
          </table:table-cell>
          <table:table-cell office:value-type="float" office:value="827.78" calcext:value-type="float">
            <text:p>827.78</text:p>
          </table:table-cell>
          <table:table-cell table:style-name="ce7" table:formula="of:=[.A4]-[.$T$1]" office:value-type="percentage" office:value="-0.00266800308776001" calcext:value-type="percentage">
            <text:p>-0.27%</text:p>
          </table:table-cell>
          <table:table-cell table:style-name="ce1" table:formula="of:=[.B4]-[.$V$1]" office:value-type="float" office:value="-142.705" calcext:value-type="float">
            <text:p>-142.705</text:p>
          </table:table-cell>
          <table:table-cell table:style-name="ce7" table:formula="of:=SUM([.C3:.C4])" office:value-type="percentage" office:value="0" calcext:value-type="percentage">
            <text:p>0.00%</text:p>
          </table:table-cell>
          <table:table-cell table:style-name="ce8" table:formula="of:=MAX([.$C$1:.C4])-MIN([.$C$1:.C4])" office:value-type="float" office:value="0.00395136858984166" calcext:value-type="float">
            <text:p>0.0039513686</text:p>
          </table:table-cell>
          <table:table-cell table:style-name="ce1" table:formula="of:=STDEV([.D3:.D4])" office:value-type="float" office:value="0.91923881554256" calcext:value-type="float">
            <text:p>0.9192388155</text:p>
          </table:table-cell>
          <table:table-cell table:style-name="ce1" table:formula="of:=[.F4]/[.G4]" office:value-type="float" office:value="0.00429852234591448" calcext:value-type="float">
            <text:p>0.0042985223</text:p>
          </table:table-cell>
          <table:table-cell table:style-name="ce1" table:formula="of:=SUM([.$D$1:.D4])" office:value-type="float" office:value="-275.1" calcext:value-type="float">
            <text:p>-275.1</text:p>
          </table:table-cell>
          <table:table-cell table:style-name="ce1" table:formula="of:=MAX([.$D$1:.D4])-MIN([.$D$1:.D4])" office:value-type="float" office:value="7.46000000000004" calcext:value-type="float">
            <text:p>7.46</text:p>
          </table:table-cell>
          <table:table-cell table:style-name="ce1" table:formula="of:=STDEV([.$D$1:.D4])" office:value-type="float" office:value="3.25402699230764" calcext:value-type="float">
            <text:p>3.2540269923</text:p>
          </table:table-cell>
          <table:table-cell table:style-name="ce1" table:formula="of:=[.J4]/[.K4]" office:value-type="float" office:value="2.29254398246699" calcext:value-type="float">
            <text:p>2.2925439825</text:p>
          </table:table-cell>
          <table:table-cell table:style-name="ce2"/>
          <table:table-cell table:style-name="ce1"/>
          <table:table-cell table:style-name="ce2"/>
          <table:table-cell table:style-name="ce13"/>
          <table:table-cell table:style-name="ce1" table:number-columns-repeated="5"/>
          <table:table-cell table:style-name="ce2"/>
          <table:table-cell table:style-name="ce1"/>
          <table:table-cell table:style-name="ce2" table:formula="of:=LOG([.Y4])" office:value-type="float" office:value="2.41329976408125" calcext:value-type="float">
            <text:p>2.4132997641</text:p>
          </table:table-cell>
          <table:table-cell table:style-name="ce3" table:formula="of:=[.Y3]+1" office:value-type="float" office:value="259" calcext:value-type="float">
            <text:p>259</text:p>
          </table:table-cell>
          <table:table-cell table:number-columns-repeated="999"/>
        </table:table-row>
        <table:table-row table:style-name="ro1">
          <table:table-cell table:style-name="ce5" table:formula="of:=([.B5]-[.B4])/[.B4]" office:value-type="percentage" office:value="0.00498924835101113" calcext:value-type="percentage">
            <text:p>0.50%</text:p>
          </table:table-cell>
          <table:table-cell office:value-type="float" office:value="831.91" calcext:value-type="float">
            <text:p>831.91</text:p>
          </table:table-cell>
          <table:table-cell table:style-name="ce7" table:formula="of:=[.A5]-[.$T$1]" office:value-type="percentage" office:value="0.00388924835101113" calcext:value-type="percentage">
            <text:p>0.39%</text:p>
          </table:table-cell>
          <table:table-cell table:style-name="ce1" table:formula="of:=[.B5]-[.$V$1]" office:value-type="float" office:value="-138.575" calcext:value-type="float">
            <text:p>-138.575</text:p>
          </table:table-cell>
          <table:table-cell table:style-name="ce7" table:formula="of:=SUM([.C4:.C5])" office:value-type="percentage" office:value="0" calcext:value-type="percentage">
            <text:p>0.00%</text:p>
          </table:table-cell>
          <table:table-cell table:style-name="ce8" table:formula="of:=MAX([.$C$1:.C5])-MIN([.$C$1:.C5])" office:value-type="float" office:value="0.0105086200286128" calcext:value-type="float">
            <text:p>0.01050862</text:p>
          </table:table-cell>
          <table:table-cell table:style-name="ce1" table:formula="of:=STDEV([.D4:.D5])" office:value-type="float" office:value="2.92035100630044" calcext:value-type="float">
            <text:p>2.9203510063</text:p>
          </table:table-cell>
          <table:table-cell table:style-name="ce1" table:formula="of:=[.F5]/[.G5]" office:value-type="float" office:value="0.00359840991919849" calcext:value-type="float">
            <text:p>0.0035984099</text:p>
          </table:table-cell>
          <table:table-cell table:style-name="ce1" table:formula="of:=SUM([.$D$1:.D5])" office:value-type="float" office:value="-275.1" calcext:value-type="float">
            <text:p>-275.1</text:p>
          </table:table-cell>
          <table:table-cell table:style-name="ce1" table:formula="of:=MAX([.$D$1:.D5])-MIN([.$D$1:.D5])" office:value-type="float" office:value="7.46000000000004" calcext:value-type="float">
            <text:p>7.46</text:p>
          </table:table-cell>
          <table:table-cell table:style-name="ce1" table:formula="of:=STDEV([.$D$1:.D5])" office:value-type="float" office:value="2.87103988129737" calcext:value-type="float">
            <text:p>2.8710398813</text:p>
          </table:table-cell>
          <table:table-cell table:style-name="ce1" table:formula="of:=[.J5]/[.K5]" office:value-type="float" office:value="2.5983616767556" calcext:value-type="float">
            <text:p>2.5983616768</text:p>
          </table:table-cell>
          <table:table-cell table:style-name="ce1" table:number-columns-repeated="3"/>
          <table:table-cell table:style-name="ce13"/>
          <table:table-cell table:style-name="ce1" table:number-columns-repeated="7"/>
          <table:table-cell table:style-name="ce2" table:formula="of:=LOG([.Y5])" office:value-type="float" office:value="2.41497334797082" calcext:value-type="float">
            <text:p>2.414973348</text:p>
          </table:table-cell>
          <table:table-cell table:style-name="ce3" table:formula="of:=[.Y4]+1" office:value-type="float" office:value="260" calcext:value-type="float">
            <text:p>260</text:p>
          </table:table-cell>
          <table:table-cell table:number-columns-repeated="999"/>
        </table:table-row>
        <table:table-row table:style-name="ro1">
          <table:table-cell table:style-name="ce5" table:formula="of:=([.B6]-[.B5])/[.B5]" office:value-type="percentage" office:value="0.00415910374920368" calcext:value-type="percentage">
            <text:p>0.42%</text:p>
          </table:table-cell>
          <table:table-cell office:value-type="float" office:value="835.37" calcext:value-type="float">
            <text:p>835.37</text:p>
          </table:table-cell>
          <table:table-cell table:style-name="ce7" table:formula="of:=[.A6]-[.$T$1]" office:value-type="percentage" office:value="0.00305910374920368" calcext:value-type="percentage">
            <text:p>0.31%</text:p>
          </table:table-cell>
          <table:table-cell table:style-name="ce1" table:formula="of:=[.B6]-[.$V$1]" office:value-type="float" office:value="-135.115" calcext:value-type="float">
            <text:p>-135.115</text:p>
          </table:table-cell>
          <table:table-cell table:style-name="ce7" table:formula="of:=SUM([.C5:.C6])" office:value-type="percentage" office:value="0" calcext:value-type="percentage">
            <text:p>0.00%</text:p>
          </table:table-cell>
          <table:table-cell table:style-name="ce8" table:formula="of:=MAX([.$C$1:.C6])-MIN([.$C$1:.C6])" office:value-type="float" office:value="0.0105086200286128" calcext:value-type="float">
            <text:p>0.01050862</text:p>
          </table:table-cell>
          <table:table-cell table:style-name="ce1" table:formula="of:=STDEV([.D5:.D6])" office:value-type="float" office:value="2.44658946290548" calcext:value-type="float">
            <text:p>2.4465894629</text:p>
          </table:table-cell>
          <table:table-cell table:style-name="ce1" table:formula="of:=[.F6]/[.G6]" office:value-type="float" office:value="0.00429521183996809" calcext:value-type="float">
            <text:p>0.0042952118</text:p>
          </table:table-cell>
          <table:table-cell table:style-name="ce1" table:formula="of:=SUM([.$D$1:.D6])" office:value-type="float" office:value="-275.1" calcext:value-type="float">
            <text:p>-275.1</text:p>
          </table:table-cell>
          <table:table-cell table:style-name="ce1" table:formula="of:=MAX([.$D$1:.D6])-MIN([.$D$1:.D6])" office:value-type="float" office:value="7.59000000000003" calcext:value-type="float">
            <text:p>7.59</text:p>
          </table:table-cell>
          <table:table-cell table:style-name="ce1" table:formula="of:=STDEV([.$D$1:.D6])" office:value-type="float" office:value="3.14370110962647" calcext:value-type="float">
            <text:p>3.1437011096</text:p>
          </table:table-cell>
          <table:table-cell table:style-name="ce1" table:formula="of:=[.J6]/[.K6]" office:value-type="float" office:value="2.41435166236331" calcext:value-type="float">
            <text:p>2.4143516624</text:p>
          </table:table-cell>
          <table:table-cell table:style-name="ce1" table:number-columns-repeated="3"/>
          <table:table-cell table:style-name="ce13"/>
          <table:table-cell table:style-name="ce1" table:number-columns-repeated="7"/>
          <table:table-cell table:style-name="ce2" table:formula="of:=LOG([.Y6])" office:value-type="float" office:value="2.41664050733828" calcext:value-type="float">
            <text:p>2.4166405073</text:p>
          </table:table-cell>
          <table:table-cell table:style-name="ce3" table:formula="of:=[.Y5]+1" office:value-type="float" office:value="261" calcext:value-type="float">
            <text:p>261</text:p>
          </table:table-cell>
          <table:table-cell table:number-columns-repeated="999"/>
        </table:table-row>
        <table:table-row table:style-name="ro1">
          <table:table-cell table:style-name="ce5" table:formula="of:=([.B7]-[.B6])/[.B6]" office:value-type="percentage" office:value="0.00396231609945301" calcext:value-type="percentage">
            <text:p>0.40%</text:p>
          </table:table-cell>
          <table:table-cell office:value-type="float" office:value="838.68" calcext:value-type="float">
            <text:p>838.68</text:p>
          </table:table-cell>
          <table:table-cell table:style-name="ce7" table:formula="of:=[.A7]-[.$T$1]" office:value-type="percentage" office:value="0.00286231609945301" calcext:value-type="percentage">
            <text:p>0.29%</text:p>
          </table:table-cell>
          <table:table-cell table:style-name="ce1" table:formula="of:=[.B7]-[.$V$1]" office:value-type="float" office:value="-131.805" calcext:value-type="float">
            <text:p>-131.805</text:p>
          </table:table-cell>
          <table:table-cell table:style-name="ce7" table:formula="of:=SUM([.C6:.C7])" office:value-type="percentage" office:value="0" calcext:value-type="percentage">
            <text:p>0.00%</text:p>
          </table:table-cell>
          <table:table-cell table:style-name="ce8" table:formula="of:=MAX([.$C$1:.C7])-MIN([.$C$1:.C7])" office:value-type="float" office:value="0.0105086200286128" calcext:value-type="float">
            <text:p>0.01050862</text:p>
          </table:table-cell>
          <table:table-cell table:style-name="ce1" table:formula="of:=STDEV([.D6:.D7])" office:value-type="float" office:value="2.34052344572751" calcext:value-type="float">
            <text:p>2.3405234457</text:p>
          </table:table-cell>
          <table:table-cell table:style-name="ce1" table:formula="of:=[.F7]/[.G7]" office:value-type="float" office:value="0.00448985890220226" calcext:value-type="float">
            <text:p>0.0044898589</text:p>
          </table:table-cell>
          <table:table-cell table:style-name="ce1" table:formula="of:=SUM([.$D$1:.D7])" office:value-type="float" office:value="-275.1" calcext:value-type="float">
            <text:p>-275.1</text:p>
          </table:table-cell>
          <table:table-cell table:style-name="ce1" table:formula="of:=MAX([.$D$1:.D7])-MIN([.$D$1:.D7])" office:value-type="float" office:value="10.9000000000001" calcext:value-type="float">
            <text:p>10.9</text:p>
          </table:table-cell>
          <table:table-cell table:style-name="ce1" table:formula="of:=STDEV([.$D$1:.D7])" office:value-type="float" office:value="3.90628553317174" calcext:value-type="float">
            <text:p>3.9062855332</text:p>
          </table:table-cell>
          <table:table-cell table:style-name="ce1" table:formula="of:=[.J7]/[.K7]" office:value-type="float" office:value="2.79037461737974" calcext:value-type="float">
            <text:p>2.7903746174</text:p>
          </table:table-cell>
          <table:table-cell table:style-name="ce1" table:number-columns-repeated="3"/>
          <table:table-cell table:style-name="ce13"/>
          <table:table-cell table:style-name="ce1" table:number-columns-repeated="7"/>
          <table:table-cell table:style-name="ce2" table:formula="of:=LOG([.Y7])" office:value-type="float" office:value="2.41830129131975" calcext:value-type="float">
            <text:p>2.4183012913</text:p>
          </table:table-cell>
          <table:table-cell table:style-name="ce3" table:formula="of:=[.Y6]+1" office:value-type="float" office:value="262" calcext:value-type="float">
            <text:p>262</text:p>
          </table:table-cell>
          <table:table-cell table:number-columns-repeated="999"/>
        </table:table-row>
        <table:table-row table:style-name="ro1">
          <table:table-cell table:style-name="ce5" table:formula="of:=([.B8]-[.B7])/[.B7]" office:value-type="percentage" office:value="0.00544903896599411" calcext:value-type="percentage">
            <text:p>0.54%</text:p>
          </table:table-cell>
          <table:table-cell office:value-type="float" office:value="843.25" calcext:value-type="float">
            <text:p>843.25</text:p>
          </table:table-cell>
          <table:table-cell table:style-name="ce7" table:formula="of:=[.A8]-[.$T$1]" office:value-type="percentage" office:value="0.0043490389659941" calcext:value-type="percentage">
            <text:p>0.43%</text:p>
          </table:table-cell>
          <table:table-cell table:style-name="ce1" table:formula="of:=[.B8]-[.$V$1]" office:value-type="float" office:value="-127.235" calcext:value-type="float">
            <text:p>-127.235</text:p>
          </table:table-cell>
          <table:table-cell table:style-name="ce7" table:formula="of:=SUM([.C7:.C8])" office:value-type="percentage" office:value="0" calcext:value-type="percentage">
            <text:p>0.00%</text:p>
          </table:table-cell>
          <table:table-cell table:style-name="ce8" table:formula="of:=MAX([.$C$1:.C8])-MIN([.$C$1:.C8])" office:value-type="float" office:value="0.0109684106435958" calcext:value-type="float">
            <text:p>0.0109684106</text:p>
          </table:table-cell>
          <table:table-cell table:style-name="ce1" table:formula="of:=STDEV([.D7:.D8])" office:value-type="float" office:value="3.23147799002248" calcext:value-type="float">
            <text:p>3.23147799</text:p>
          </table:table-cell>
          <table:table-cell table:style-name="ce1" table:formula="of:=[.F8]/[.G8]" office:value-type="float" office:value="0.00339423962578791" calcext:value-type="float">
            <text:p>0.0033942396</text:p>
          </table:table-cell>
          <table:table-cell table:style-name="ce1" table:formula="of:=SUM([.$D$1:.D8])" office:value-type="float" office:value="-275.1" calcext:value-type="float">
            <text:p>-275.1</text:p>
          </table:table-cell>
          <table:table-cell table:style-name="ce1" table:formula="of:=MAX([.$D$1:.D8])-MIN([.$D$1:.D8])" office:value-type="float" office:value="15.47" calcext:value-type="float">
            <text:p>15.47</text:p>
          </table:table-cell>
          <table:table-cell table:style-name="ce1" table:formula="of:=STDEV([.$D$1:.D8])" office:value-type="float" office:value="5.20300394003311" calcext:value-type="float">
            <text:p>5.20300394</text:p>
          </table:table-cell>
          <table:table-cell table:style-name="ce1" table:formula="of:=[.J8]/[.K8]" office:value-type="float" office:value="2.97328239192177" calcext:value-type="float">
            <text:p>2.9732823919</text:p>
          </table:table-cell>
          <table:table-cell table:style-name="ce1" table:number-columns-repeated="3"/>
          <table:table-cell table:style-name="ce13"/>
          <table:table-cell table:style-name="ce1" table:number-columns-repeated="7"/>
          <table:table-cell table:style-name="ce2" table:formula="of:=LOG([.Y8])" office:value-type="float" office:value="2.41995574848976" calcext:value-type="float">
            <text:p>2.4199557485</text:p>
          </table:table-cell>
          <table:table-cell table:style-name="ce3" table:formula="of:=[.Y7]+1" office:value-type="float" office:value="263" calcext:value-type="float">
            <text:p>263</text:p>
          </table:table-cell>
          <table:table-cell table:number-columns-repeated="999"/>
        </table:table-row>
        <table:table-row table:style-name="ro1">
          <table:table-cell table:style-name="ce5" table:formula="of:=([.B9]-[.B8])/[.B8]" office:value-type="percentage" office:value="0.00271568336792169" calcext:value-type="percentage">
            <text:p>0.27%</text:p>
          </table:table-cell>
          <table:table-cell office:value-type="float" office:value="845.54" calcext:value-type="float">
            <text:p>845.54</text:p>
          </table:table-cell>
          <table:table-cell table:style-name="ce7" table:formula="of:=[.A9]-[.$T$1]" office:value-type="percentage" office:value="0.00161568336792169" calcext:value-type="percentage">
            <text:p>0.16%</text:p>
          </table:table-cell>
          <table:table-cell table:style-name="ce1" table:formula="of:=[.B9]-[.$V$1]" office:value-type="float" office:value="-124.945" calcext:value-type="float">
            <text:p>-124.945</text:p>
          </table:table-cell>
          <table:table-cell table:style-name="ce7" table:formula="of:=SUM([.C8:.C9])" office:value-type="percentage" office:value="0" calcext:value-type="percentage">
            <text:p>0.00%</text:p>
          </table:table-cell>
          <table:table-cell table:style-name="ce8" table:formula="of:=MAX([.$C$1:.C9])-MIN([.$C$1:.C9])" office:value-type="float" office:value="0.0109684106435958" calcext:value-type="float">
            <text:p>0.0109684106</text:p>
          </table:table-cell>
          <table:table-cell table:style-name="ce1" table:formula="of:=STDEV([.D8:.D9])" office:value-type="float" office:value="1.61927452891717" calcext:value-type="float">
            <text:p>1.6192745289</text:p>
          </table:table-cell>
          <table:table-cell table:style-name="ce1" table:formula="of:=[.F9]/[.G9]" office:value-type="float" office:value="0.00677365724447633" calcext:value-type="float">
            <text:p>0.0067736572</text:p>
          </table:table-cell>
          <table:table-cell table:style-name="ce1" table:formula="of:=SUM([.$D$1:.D9])" office:value-type="float" office:value="-275.1" calcext:value-type="float">
            <text:p>-275.1</text:p>
          </table:table-cell>
          <table:table-cell table:style-name="ce1" table:formula="of:=MAX([.$D$1:.D9])-MIN([.$D$1:.D9])" office:value-type="float" office:value="17.76" calcext:value-type="float">
            <text:p>17.76</text:p>
          </table:table-cell>
          <table:table-cell table:style-name="ce1" table:formula="of:=STDEV([.$D$1:.D9])" office:value-type="float" office:value="6.20511303505244" calcext:value-type="float">
            <text:p>6.2051130351</text:p>
          </table:table-cell>
          <table:table-cell table:style-name="ce1" table:formula="of:=[.J9]/[.K9]" office:value-type="float" office:value="2.86215575762672" calcext:value-type="float">
            <text:p>2.8621557576</text:p>
          </table:table-cell>
          <table:table-cell table:style-name="ce1" table:formula="of:=SLOPE([.L2:.L9];[.X2:.X9])" office:value-type="string" office:string-value="119.3868587" calcext:value-type="string">
            <text:p>119.3868587</text:p>
          </table:table-cell>
          <table:table-cell table:style-name="ce1" table:number-columns-repeated="2"/>
          <table:table-cell table:style-name="ce13"/>
          <table:table-cell table:style-name="ce1" table:number-columns-repeated="7"/>
          <table:table-cell table:style-name="ce2" table:formula="of:=LOG([.Y9])" office:value-type="float" office:value="2.42160392686983" calcext:value-type="float">
            <text:p>2.4216039269</text:p>
          </table:table-cell>
          <table:table-cell table:style-name="ce3" table:formula="of:=[.Y8]+1" office:value-type="float" office:value="264" calcext:value-type="float">
            <text:p>264</text:p>
          </table:table-cell>
          <table:table-cell table:number-columns-repeated="999"/>
        </table:table-row>
        <table:table-row table:style-name="ro1">
          <table:table-cell table:style-name="ce5" table:formula="of:=([.B10]-[.B9])/[.B9]" office:value-type="percentage" office:value="0.0000946140927691664" calcext:value-type="percentage">
            <text:p>0.01%</text:p>
          </table:table-cell>
          <table:table-cell office:value-type="float" office:value="845.62" calcext:value-type="float">
            <text:p>845.62</text:p>
          </table:table-cell>
          <table:table-cell table:style-name="ce7" table:formula="of:=[.A10]-[.$T$1]" office:value-type="percentage" office:value="-0.00100538590723083" calcext:value-type="percentage">
            <text:p>-0.10%</text:p>
          </table:table-cell>
          <table:table-cell table:style-name="ce1" table:formula="of:=[.B10]-[.$V$1]" office:value-type="float" office:value="-124.865" calcext:value-type="float">
            <text:p>-124.865</text:p>
          </table:table-cell>
          <table:table-cell table:style-name="ce7" table:formula="of:=SUM([.C9:.C10])" office:value-type="percentage" office:value="0" calcext:value-type="percentage">
            <text:p>0.00%</text:p>
          </table:table-cell>
          <table:table-cell table:style-name="ce8" table:formula="of:=MAX([.$C$1:.C10])-MIN([.$C$1:.C10])" office:value-type="float" office:value="0.0109684106435958" calcext:value-type="float">
            <text:p>0.0109684106</text:p>
          </table:table-cell>
          <table:table-cell table:style-name="ce1" table:formula="of:=STDEV([.D9:.D10])" office:value-type="float" office:value="0.0565685424949527" calcext:value-type="float">
            <text:p>0.0565685425</text:p>
          </table:table-cell>
          <table:table-cell table:style-name="ce1" table:formula="of:=[.F10]/[.G10]" office:value-type="float" office:value="0.193895938623033" calcext:value-type="float">
            <text:p>0.1938959386</text:p>
          </table:table-cell>
          <table:table-cell table:style-name="ce1" table:formula="of:=SUM([.$D$1:.D10])" office:value-type="float" office:value="-275.1" calcext:value-type="float">
            <text:p>-275.1</text:p>
          </table:table-cell>
          <table:table-cell table:style-name="ce1" table:formula="of:=MAX([.$D$1:.D10])-MIN([.$D$1:.D10])" office:value-type="float" office:value="17.84" calcext:value-type="float">
            <text:p>17.84</text:p>
          </table:table-cell>
          <table:table-cell table:style-name="ce1" table:formula="of:=STDEV([.$D$1:.D10])" office:value-type="float" office:value="6.70268768645998" calcext:value-type="float">
            <text:p>6.7026876865</text:p>
          </table:table-cell>
          <table:table-cell table:style-name="ce1" table:formula="of:=[.J10]/[.K10]" office:value-type="float" office:value="2.66161886612118" calcext:value-type="float">
            <text:p>2.6616188661</text:p>
          </table:table-cell>
          <table:table-cell table:style-name="ce1"/>
          <table:table-cell table:style-name="ce1" office:value-type="string" calcext:value-type="string">
            <text:p>z</text:p>
          </table:table-cell>
          <table:table-cell table:style-name="ce1"/>
          <table:table-cell table:style-name="ce13"/>
          <table:table-cell table:style-name="ce1" table:number-columns-repeated="7"/>
          <table:table-cell table:style-name="ce2" table:formula="of:=LOG([.Y10])" office:value-type="float" office:value="2.42324587393681" calcext:value-type="float">
            <text:p>2.4232458739</text:p>
          </table:table-cell>
          <table:table-cell table:style-name="ce3" table:formula="of:=[.Y9]+1" office:value-type="float" office:value="265" calcext:value-type="float">
            <text:p>265</text:p>
          </table:table-cell>
          <table:table-cell table:number-columns-repeated="999"/>
        </table:table-row>
        <table:table-row table:style-name="ro1">
          <table:table-cell table:style-name="ce5" table:formula="of:=([.B11]-[.B10])/[.B10]" office:value-type="percentage" office:value="0.00186845155034181" calcext:value-type="percentage">
            <text:p>0.19%</text:p>
          </table:table-cell>
          <table:table-cell office:value-type="float" office:value="847.2" calcext:value-type="float">
            <text:p>847.2</text:p>
          </table:table-cell>
          <table:table-cell table:style-name="ce7" table:formula="of:=[.A11]-[.$T$1]" office:value-type="percentage" office:value="0.000768451550341809" calcext:value-type="percentage">
            <text:p>0.08%</text:p>
          </table:table-cell>
          <table:table-cell table:style-name="ce1" table:formula="of:=[.B11]-[.$V$1]" office:value-type="float" office:value="-123.285" calcext:value-type="float">
            <text:p>-123.285</text:p>
          </table:table-cell>
          <table:table-cell table:style-name="ce7" table:formula="of:=SUM([.C10:.C11])" office:value-type="percentage" office:value="0" calcext:value-type="percentage">
            <text:p>0.00%</text:p>
          </table:table-cell>
          <table:table-cell table:style-name="ce8" table:formula="of:=MAX([.$C$1:.C11])-MIN([.$C$1:.C11])" office:value-type="float" office:value="0.0109684106435958" calcext:value-type="float">
            <text:p>0.0109684106</text:p>
          </table:table-cell>
          <table:table-cell table:style-name="ce1" table:formula="of:=STDEV([.D10:.D11])" office:value-type="float" office:value="1.11722871427477" calcext:value-type="float">
            <text:p>1.1172287143</text:p>
          </table:table-cell>
          <table:table-cell table:style-name="ce1" table:formula="of:=[.F11]/[.G11]" office:value-type="float" office:value="0.00981751587965199" calcext:value-type="float">
            <text:p>0.0098175159</text:p>
          </table:table-cell>
          <table:table-cell table:style-name="ce1" table:formula="of:=SUM([.$D$1:.D11])" office:value-type="float" office:value="-275.1" calcext:value-type="float">
            <text:p>-275.1</text:p>
          </table:table-cell>
          <table:table-cell table:style-name="ce1" table:formula="of:=MAX([.$D$1:.D11])-MIN([.$D$1:.D11])" office:value-type="float" office:value="19.4200000000001" calcext:value-type="float">
            <text:p>19.42</text:p>
          </table:table-cell>
          <table:table-cell table:style-name="ce1" table:formula="of:=STDEV([.$D$1:.D11])" office:value-type="float" office:value="7.15643207191964" calcext:value-type="float">
            <text:p>7.1564320719</text:p>
          </table:table-cell>
          <table:table-cell table:style-name="ce1" table:formula="of:=[.J11]/[.K11]" office:value-type="float" office:value="2.71364274890558" calcext:value-type="float">
            <text:p>2.7136427489</text:p>
          </table:table-cell>
          <table:table-cell table:style-name="ce1" table:number-columns-repeated="3"/>
          <table:table-cell table:style-name="ce13"/>
          <table:table-cell table:style-name="ce1" table:number-columns-repeated="7"/>
          <table:table-cell table:style-name="ce2" table:formula="of:=LOG([.Y11])" office:value-type="float" office:value="2.42488163663107" calcext:value-type="float">
            <text:p>2.4248816366</text:p>
          </table:table-cell>
          <table:table-cell table:style-name="ce3" table:formula="of:=[.Y10]+1" office:value-type="float" office:value="266" calcext:value-type="float">
            <text:p>266</text:p>
          </table:table-cell>
          <table:table-cell table:number-columns-repeated="999"/>
        </table:table-row>
        <table:table-row table:style-name="ro1">
          <table:table-cell table:style-name="ce5" table:formula="of:=([.B12]-[.B11])/[.B11]" office:value-type="percentage" office:value="0.0018649669499527" calcext:value-type="percentage">
            <text:p>0.19%</text:p>
          </table:table-cell>
          <table:table-cell office:value-type="float" office:value="848.78" calcext:value-type="float">
            <text:p>848.78</text:p>
          </table:table-cell>
          <table:table-cell table:style-name="ce7" table:formula="of:=[.A12]-[.$T$1]" office:value-type="percentage" office:value="0.0007649669499527" calcext:value-type="percentage">
            <text:p>0.08%</text:p>
          </table:table-cell>
          <table:table-cell table:style-name="ce1" table:formula="of:=[.B12]-[.$V$1]" office:value-type="float" office:value="-121.705" calcext:value-type="float">
            <text:p>-121.705</text:p>
          </table:table-cell>
          <table:table-cell table:style-name="ce7" table:formula="of:=SUM([.C11:.C12])" office:value-type="percentage" office:value="0" calcext:value-type="percentage">
            <text:p>0.00%</text:p>
          </table:table-cell>
          <table:table-cell table:style-name="ce8" table:formula="of:=MAX([.$C$1:.C12])-MIN([.$C$1:.C12])" office:value-type="float" office:value="0.0109684106435958" calcext:value-type="float">
            <text:p>0.0109684106</text:p>
          </table:table-cell>
          <table:table-cell table:style-name="ce1" table:formula="of:=STDEV([.D11:.D12])" office:value-type="float" office:value="1.11722871427469" calcext:value-type="float">
            <text:p>1.1172287143</text:p>
          </table:table-cell>
          <table:table-cell table:style-name="ce1" table:formula="of:=[.F12]/[.G12]" office:value-type="float" office:value="0.0098175158796527" calcext:value-type="float">
            <text:p>0.0098175159</text:p>
          </table:table-cell>
          <table:table-cell table:style-name="ce1" table:formula="of:=SUM([.$D$1:.D12])" office:value-type="float" office:value="-275.1" calcext:value-type="float">
            <text:p>-275.1</text:p>
          </table:table-cell>
          <table:table-cell table:style-name="ce1" table:formula="of:=MAX([.$D$1:.D12])-MIN([.$D$1:.D12])" office:value-type="float" office:value="21" calcext:value-type="float">
            <text:p>21</text:p>
          </table:table-cell>
          <table:table-cell table:style-name="ce1" table:formula="of:=STDEV([.$D$1:.D12])" office:value-type="float" office:value="7.58559080617903" calcext:value-type="float">
            <text:p>7.5855908062</text:p>
          </table:table-cell>
          <table:table-cell table:style-name="ce1" table:formula="of:=[.J12]/[.K12]" office:value-type="float" office:value="2.76840664578083" calcext:value-type="float">
            <text:p>2.7684066458</text:p>
          </table:table-cell>
          <table:table-cell table:style-name="ce1" table:number-columns-repeated="3"/>
          <table:table-cell table:style-name="ce14"/>
          <table:table-cell table:style-name="ce2" table:number-columns-repeated="4"/>
          <table:table-cell table:style-name="ce2" office:value-type="float" office:value="3.09697566572407" calcext:value-type="float">
            <text:p>3.0969756657</text:p>
          </table:table-cell>
          <table:table-cell table:style-name="ce1" table:number-columns-repeated="2"/>
          <table:table-cell table:style-name="ce2" table:formula="of:=LOG([.Y12])" office:value-type="float" office:value="2.42651126136457" calcext:value-type="float">
            <text:p>2.4265112614</text:p>
          </table:table-cell>
          <table:table-cell table:style-name="ce3" table:formula="of:=[.Y11]+1" office:value-type="float" office:value="267" calcext:value-type="float">
            <text:p>267</text:p>
          </table:table-cell>
          <table:table-cell table:number-columns-repeated="999"/>
        </table:table-row>
        <table:table-row table:style-name="ro1">
          <table:table-cell table:style-name="ce5" table:formula="of:=([.B13]-[.B12])/[.B12]" office:value-type="percentage" office:value="0.00393505973279299" calcext:value-type="percentage">
            <text:p>0.39%</text:p>
          </table:table-cell>
          <table:table-cell office:value-type="float" office:value="852.12" calcext:value-type="float">
            <text:p>852.12</text:p>
          </table:table-cell>
          <table:table-cell table:style-name="ce7" table:formula="of:=[.A13]-[.$T$1]" office:value-type="percentage" office:value="0.00283505973279299" calcext:value-type="percentage">
            <text:p>0.28%</text:p>
          </table:table-cell>
          <table:table-cell table:style-name="ce1" table:formula="of:=[.B13]-[.$V$1]" office:value-type="float" office:value="-118.365" calcext:value-type="float">
            <text:p>-118.365</text:p>
          </table:table-cell>
          <table:table-cell table:style-name="ce7" table:formula="of:=SUM([.C12:.C13])" office:value-type="percentage" office:value="0" calcext:value-type="percentage">
            <text:p>0.00%</text:p>
          </table:table-cell>
          <table:table-cell table:style-name="ce8" table:formula="of:=MAX([.$C$1:.C13])-MIN([.$C$1:.C13])" office:value-type="float" office:value="0.0109684106435958" calcext:value-type="float">
            <text:p>0.0109684106</text:p>
          </table:table-cell>
          <table:table-cell table:style-name="ce1" table:formula="of:=STDEV([.D12:.D13])" office:value-type="float" office:value="2.36173664916309" calcext:value-type="float">
            <text:p>2.3617366492</text:p>
          </table:table-cell>
          <table:table-cell table:style-name="ce1" table:formula="of:=[.F13]/[.G13]" office:value-type="float" office:value="0.0046442140987576" calcext:value-type="float">
            <text:p>0.0046442141</text:p>
          </table:table-cell>
          <table:table-cell table:style-name="ce1" table:formula="of:=SUM([.$D$1:.D13])" office:value-type="float" office:value="-275.1" calcext:value-type="float">
            <text:p>-275.1</text:p>
          </table:table-cell>
          <table:table-cell table:style-name="ce1" table:formula="of:=MAX([.$D$1:.D13])-MIN([.$D$1:.D13])" office:value-type="float" office:value="24.34" calcext:value-type="float">
            <text:p>24.34</text:p>
          </table:table-cell>
          <table:table-cell table:style-name="ce1" table:formula="of:=STDEV([.$D$1:.D13])" office:value-type="float" office:value="8.21766936202654" calcext:value-type="float">
            <text:p>8.217669362</text:p>
          </table:table-cell>
          <table:table-cell table:style-name="ce1" table:formula="of:=[.J13]/[.K13]" office:value-type="float" office:value="2.96191035775594" calcext:value-type="float">
            <text:p>2.9619103578</text:p>
          </table:table-cell>
          <table:table-cell table:style-name="ce1" table:number-columns-repeated="3"/>
          <table:table-cell table:style-name="ce13"/>
          <table:table-cell table:style-name="ce1" table:number-columns-repeated="7"/>
          <table:table-cell table:style-name="ce2" table:formula="of:=LOG([.Y13])" office:value-type="float" office:value="2.42813479402879" calcext:value-type="float">
            <text:p>2.428134794</text:p>
          </table:table-cell>
          <table:table-cell table:style-name="ce3" table:formula="of:=[.Y12]+1" office:value-type="float" office:value="268" calcext:value-type="float">
            <text:p>268</text:p>
          </table:table-cell>
          <table:table-cell table:number-columns-repeated="999"/>
        </table:table-row>
        <table:table-row table:style-name="ro1">
          <table:table-cell table:style-name="ce5" table:formula="of:=([.B14]-[.B13])/[.B13]" office:value-type="percentage" office:value="-0.00436558231235041" calcext:value-type="percentage">
            <text:p>-0.44%</text:p>
          </table:table-cell>
          <table:table-cell office:value-type="float" office:value="848.4" calcext:value-type="float">
            <text:p>848.4</text:p>
          </table:table-cell>
          <table:table-cell table:style-name="ce7" table:formula="of:=[.A14]-[.$T$1]" office:value-type="percentage" office:value="-0.00546558231235041" calcext:value-type="percentage">
            <text:p>-0.55%</text:p>
          </table:table-cell>
          <table:table-cell table:style-name="ce1" table:formula="of:=[.B14]-[.$V$1]" office:value-type="float" office:value="-122.085" calcext:value-type="float">
            <text:p>-122.085</text:p>
          </table:table-cell>
          <table:table-cell table:style-name="ce7" table:formula="of:=SUM([.C13:.C14])" office:value-type="percentage" office:value="0" calcext:value-type="percentage">
            <text:p>0.00%</text:p>
          </table:table-cell>
          <table:table-cell table:style-name="ce8" table:formula="of:=MAX([.$C$1:.C14])-MIN([.$C$1:.C14])" office:value-type="float" office:value="0.0109684106435958" calcext:value-type="float">
            <text:p>0.0109684106</text:p>
          </table:table-cell>
          <table:table-cell table:style-name="ce1" table:formula="of:=STDEV([.D13:.D14])" office:value-type="float" office:value="2.63043722601398" calcext:value-type="float">
            <text:p>2.630437226</text:p>
          </table:table-cell>
          <table:table-cell table:style-name="ce1" table:formula="of:=[.F14]/[.G14]" office:value-type="float" office:value="0.00416980513168022" calcext:value-type="float">
            <text:p>0.0041698051</text:p>
          </table:table-cell>
          <table:table-cell table:style-name="ce1" table:formula="of:=SUM([.$D$1:.D14])" office:value-type="float" office:value="-275.1" calcext:value-type="float">
            <text:p>-275.1</text:p>
          </table:table-cell>
          <table:table-cell table:style-name="ce1" table:formula="of:=MAX([.$D$1:.D14])-MIN([.$D$1:.D14])" office:value-type="float" office:value="24.34" calcext:value-type="float">
            <text:p>24.34</text:p>
          </table:table-cell>
          <table:table-cell table:style-name="ce1" table:formula="of:=STDEV([.$D$1:.D14])" office:value-type="float" office:value="8.25957053935042" calcext:value-type="float">
            <text:p>8.2595705394</text:p>
          </table:table-cell>
          <table:table-cell table:style-name="ce1" table:formula="of:=[.J14]/[.K14]" office:value-type="float" office:value="2.94688445168413" calcext:value-type="float">
            <text:p>2.9468844517</text:p>
          </table:table-cell>
          <table:table-cell table:style-name="ce1" table:number-columns-repeated="3"/>
          <table:table-cell table:style-name="ce13"/>
          <table:table-cell table:style-name="ce1" table:number-columns-repeated="7"/>
          <table:table-cell table:style-name="ce2" table:formula="of:=LOG([.Y14])" office:value-type="float" office:value="2.42975228000241" calcext:value-type="float">
            <text:p>2.42975228</text:p>
          </table:table-cell>
          <table:table-cell table:style-name="ce3" table:formula="of:=[.Y13]+1" office:value-type="float" office:value="269" calcext:value-type="float">
            <text:p>269</text:p>
          </table:table-cell>
          <table:table-cell table:number-columns-repeated="999"/>
        </table:table-row>
        <table:table-row table:style-name="ro1">
          <table:table-cell table:style-name="ce5" table:formula="of:=([.B15]-[.B14])/[.B14]" office:value-type="percentage" office:value="-0.0211456859971711" calcext:value-type="percentage">
            <text:p>-2.11%</text:p>
          </table:table-cell>
          <table:table-cell office:value-type="float" office:value="830.46" calcext:value-type="float">
            <text:p>830.46</text:p>
          </table:table-cell>
          <table:table-cell table:style-name="ce7" table:formula="of:=[.A15]-[.$T$1]" office:value-type="percentage" office:value="-0.0222456859971711" calcext:value-type="percentage">
            <text:p>-2.22%</text:p>
          </table:table-cell>
          <table:table-cell table:style-name="ce1" table:formula="of:=[.B15]-[.$V$1]" office:value-type="float" office:value="-140.025" calcext:value-type="float">
            <text:p>-140.025</text:p>
          </table:table-cell>
          <table:table-cell table:style-name="ce7" table:formula="of:=SUM([.C14:.C15])" office:value-type="percentage" office:value="0" calcext:value-type="percentage">
            <text:p>0.00%</text:p>
          </table:table-cell>
          <table:table-cell table:style-name="ce8" table:formula="of:=MAX([.$C$1:.C15])-MIN([.$C$1:.C15])" office:value-type="float" office:value="0.0265947249631652" calcext:value-type="float">
            <text:p>0.026594725</text:p>
          </table:table-cell>
          <table:table-cell table:style-name="ce1" table:formula="of:=STDEV([.D14:.D15])" office:value-type="float" office:value="12.6854956544866" calcext:value-type="float">
            <text:p>12.6854956545</text:p>
          </table:table-cell>
          <table:table-cell table:style-name="ce1" table:formula="of:=[.F15]/[.G15]" office:value-type="float" office:value="0.00209646715331609" calcext:value-type="float">
            <text:p>0.0020964672</text:p>
          </table:table-cell>
          <table:table-cell table:style-name="ce1" table:formula="of:=SUM([.$D$1:.D15])" office:value-type="float" office:value="-275.1" calcext:value-type="float">
            <text:p>-275.1</text:p>
          </table:table-cell>
          <table:table-cell table:style-name="ce1" table:formula="of:=MAX([.$D$1:.D15])-MIN([.$D$1:.D15])" office:value-type="float" office:value="24.34" calcext:value-type="float">
            <text:p>24.34</text:p>
          </table:table-cell>
          <table:table-cell table:style-name="ce1" table:formula="of:=STDEV([.$D$1:.D15])" office:value-type="float" office:value="8.32939156298488" calcext:value-type="float">
            <text:p>8.329391563</text:p>
          </table:table-cell>
          <table:table-cell table:style-name="ce1" table:formula="of:=[.J15]/[.K15]" office:value-type="float" office:value="2.92218222855136" calcext:value-type="float">
            <text:p>2.9221822286</text:p>
          </table:table-cell>
          <table:table-cell table:style-name="ce1" table:number-columns-repeated="3"/>
          <table:table-cell table:style-name="ce13"/>
          <table:table-cell table:style-name="ce1" table:number-columns-repeated="7"/>
          <table:table-cell table:style-name="ce2" table:formula="of:=LOG([.Y15])" office:value-type="float" office:value="2.43136376415899" calcext:value-type="float">
            <text:p>2.4313637642</text:p>
          </table:table-cell>
          <table:table-cell table:style-name="ce3" table:formula="of:=[.Y14]+1" office:value-type="float" office:value="270" calcext:value-type="float">
            <text:p>270</text:p>
          </table:table-cell>
          <table:table-cell table:number-columns-repeated="999"/>
        </table:table-row>
        <table:table-row table:style-name="ro1">
          <table:table-cell table:style-name="ce5" table:formula="of:=([.B16]-[.B15])/[.B15]" office:value-type="percentage" office:value="-0.00104761216675096" calcext:value-type="percentage">
            <text:p>-0.10%</text:p>
          </table:table-cell>
          <table:table-cell office:value-type="float" office:value="829.59" calcext:value-type="float">
            <text:p>829.59</text:p>
          </table:table-cell>
          <table:table-cell table:style-name="ce7" table:formula="of:=[.A16]-[.$T$1]" office:value-type="percentage" office:value="-0.00214761216675096" calcext:value-type="percentage">
            <text:p>-0.21%</text:p>
          </table:table-cell>
          <table:table-cell table:style-name="ce1" table:formula="of:=[.B16]-[.$V$1]" office:value-type="float" office:value="-140.895" calcext:value-type="float">
            <text:p>-140.895</text:p>
          </table:table-cell>
          <table:table-cell table:style-name="ce7" table:formula="of:=SUM([.C15:.C16])" office:value-type="percentage" office:value="0" calcext:value-type="percentage">
            <text:p>0.00%</text:p>
          </table:table-cell>
          <table:table-cell table:style-name="ce8" table:formula="of:=MAX([.$C$1:.C16])-MIN([.$C$1:.C16])" office:value-type="float" office:value="0.0265947249631652" calcext:value-type="float">
            <text:p>0.026594725</text:p>
          </table:table-cell>
          <table:table-cell table:style-name="ce1" table:formula="of:=STDEV([.D15:.D16])" office:value-type="float" office:value="0.6151828996323" calcext:value-type="float">
            <text:p>0.6151828996</text:p>
          </table:table-cell>
          <table:table-cell table:style-name="ce1" table:formula="of:=[.F16]/[.G16]" office:value-type="float" office:value="0.0432305985407935" calcext:value-type="float">
            <text:p>0.0432305985</text:p>
          </table:table-cell>
          <table:table-cell table:style-name="ce1" table:formula="of:=SUM([.$D$1:.D16])" office:value-type="float" office:value="-275.1" calcext:value-type="float">
            <text:p>-275.1</text:p>
          </table:table-cell>
          <table:table-cell table:style-name="ce1" table:formula="of:=MAX([.$D$1:.D16])-MIN([.$D$1:.D16])" office:value-type="float" office:value="24.34" calcext:value-type="float">
            <text:p>24.34</text:p>
          </table:table-cell>
          <table:table-cell table:style-name="ce1" table:formula="of:=STDEV([.$D$1:.D16])" office:value-type="float" office:value="8.40783382229533" calcext:value-type="float">
            <text:p>8.4078338223</text:p>
          </table:table-cell>
          <table:table-cell table:style-name="ce1" table:formula="of:=[.J16]/[.K16]" office:value-type="float" office:value="2.89491925202623" calcext:value-type="float">
            <text:p>2.894919252</text:p>
          </table:table-cell>
          <table:table-cell table:style-name="ce1">
            <draw:frame table:end-cell-address="'Copy of Sheet1'.R34" table:end-x="74.24pt" table:end-y="2.24pt" draw:z-index="0" draw:name="Chart 2" draw:style-name="gr1" draw:text-style-name="P1" svg:width="521.23pt" svg:height="278.22pt" svg:x="3pt" svg:y="7.51pt">
              <loext:p draw:notify-on-update-of-ranges="'Copy of Sheet1'.X3:'Copy of Sheet1'.X256 'Copy of Sheet1'.H3:'Copy of Sheet1'.H256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" table:number-columns-repeated="2"/>
          <table:table-cell table:style-name="ce13"/>
          <table:table-cell table:style-name="ce1" table:number-columns-repeated="7"/>
          <table:table-cell table:style-name="ce2" table:formula="of:=LOG([.Y16])" office:value-type="float" office:value="2.43296929087441" calcext:value-type="float">
            <text:p>2.4329692909</text:p>
          </table:table-cell>
          <table:table-cell table:style-name="ce3" table:formula="of:=[.Y15]+1" office:value-type="float" office:value="271" calcext:value-type="float">
            <text:p>271</text:p>
          </table:table-cell>
          <table:table-cell table:number-columns-repeated="999"/>
        </table:table-row>
        <table:table-row table:style-name="ro1">
          <table:table-cell table:style-name="ce5" table:formula="of:=([.B17]-[.B16])/[.B16]" office:value-type="percentage" office:value="-0.0144770308224545" calcext:value-type="percentage">
            <text:p>-1.45%</text:p>
          </table:table-cell>
          <table:table-cell office:value-type="float" office:value="817.58" calcext:value-type="float">
            <text:p>817.58</text:p>
          </table:table-cell>
          <table:table-cell table:style-name="ce7" table:formula="of:=[.A17]-[.$T$1]" office:value-type="percentage" office:value="-0.0155770308224545" calcext:value-type="percentage">
            <text:p>-1.56%</text:p>
          </table:table-cell>
          <table:table-cell table:style-name="ce1" table:formula="of:=[.B17]-[.$V$1]" office:value-type="float" office:value="-152.905" calcext:value-type="float">
            <text:p>-152.905</text:p>
          </table:table-cell>
          <table:table-cell table:style-name="ce7" table:formula="of:=SUM([.C16:.C17])" office:value-type="percentage" office:value="0" calcext:value-type="percentage">
            <text:p>0.00%</text:p>
          </table:table-cell>
          <table:table-cell table:style-name="ce8" table:formula="of:=MAX([.$C$1:.C17])-MIN([.$C$1:.C17])" office:value-type="float" office:value="0.0265947249631652" calcext:value-type="float">
            <text:p>0.026594725</text:p>
          </table:table-cell>
          <table:table-cell table:style-name="ce1" table:formula="of:=STDEV([.D16:.D17])" office:value-type="float" office:value="8.49235244205043" calcext:value-type="float">
            <text:p>8.4923524421</text:p>
          </table:table-cell>
          <table:table-cell table:style-name="ce1" table:formula="of:=[.F17]/[.G17]" office:value-type="float" office:value="0.00313160872027398" calcext:value-type="float">
            <text:p>0.0031316087</text:p>
          </table:table-cell>
          <table:table-cell table:style-name="ce1" table:formula="of:=SUM([.$D$1:.D17])" office:value-type="float" office:value="-275.1" calcext:value-type="float">
            <text:p>-275.1</text:p>
          </table:table-cell>
          <table:table-cell table:style-name="ce1" table:formula="of:=MAX([.$D$1:.D17])-MIN([.$D$1:.D17])" office:value-type="float" office:value="34.54" calcext:value-type="float">
            <text:p>34.54</text:p>
          </table:table-cell>
          <table:table-cell table:style-name="ce1" table:formula="of:=STDEV([.$D$1:.D17])" office:value-type="float" office:value="9.62194695658285" calcext:value-type="float">
            <text:p>9.6219469566</text:p>
          </table:table-cell>
          <table:table-cell table:style-name="ce1" table:formula="of:=[.J17]/[.K17]" office:value-type="float" office:value="3.58971008215437" calcext:value-type="float">
            <text:p>3.5897100822</text:p>
          </table:table-cell>
          <table:table-cell table:style-name="ce1" table:number-columns-repeated="3"/>
          <table:table-cell table:style-name="ce13"/>
          <table:table-cell table:style-name="ce1" table:number-columns-repeated="7"/>
          <table:table-cell table:style-name="ce2" table:formula="of:=LOG([.Y17])" office:value-type="float" office:value="2.4345689040342" calcext:value-type="float">
            <text:p>2.434568904</text:p>
          </table:table-cell>
          <table:table-cell table:style-name="ce3" table:formula="of:=[.Y16]+1" office:value-type="float" office:value="272" calcext:value-type="float">
            <text:p>272</text:p>
          </table:table-cell>
          <table:table-cell table:number-columns-repeated="999"/>
        </table:table-row>
        <table:table-row table:style-name="ro1">
          <table:table-cell table:style-name="ce5" table:formula="of:=([.B18]-[.B17])/[.B17]" office:value-type="percentage" office:value="-0.00385283397343376" calcext:value-type="percentage">
            <text:p>-0.39%</text:p>
          </table:table-cell>
          <table:table-cell office:value-type="float" office:value="814.43" calcext:value-type="float">
            <text:p>814.43</text:p>
          </table:table-cell>
          <table:table-cell table:style-name="ce7" table:formula="of:=[.A18]-[.$T$1]" office:value-type="percentage" office:value="-0.00495283397343376" calcext:value-type="percentage">
            <text:p>-0.50%</text:p>
          </table:table-cell>
          <table:table-cell table:style-name="ce1" table:formula="of:=[.B18]-[.$V$1]" office:value-type="float" office:value="-156.055" calcext:value-type="float">
            <text:p>-156.055</text:p>
          </table:table-cell>
          <table:table-cell table:style-name="ce7" table:formula="of:=SUM([.C17:.C18])" office:value-type="percentage" office:value="0" calcext:value-type="percentage">
            <text:p>0.00%</text:p>
          </table:table-cell>
          <table:table-cell table:style-name="ce8" table:formula="of:=MAX([.$C$1:.C18])-MIN([.$C$1:.C18])" office:value-type="float" office:value="0.0265947249631652" calcext:value-type="float">
            <text:p>0.026594725</text:p>
          </table:table-cell>
          <table:table-cell table:style-name="ce1" table:formula="of:=STDEV([.D17:.D18])" office:value-type="float" office:value="2.22738636073761" calcext:value-type="float">
            <text:p>2.2273863607</text:p>
          </table:table-cell>
          <table:table-cell table:style-name="ce1" table:formula="of:=[.F18]/[.G18]" office:value-type="float" office:value="0.0119398795969812" calcext:value-type="float">
            <text:p>0.0119398796</text:p>
          </table:table-cell>
          <table:table-cell table:style-name="ce1" table:formula="of:=SUM([.$D$1:.D18])" office:value-type="float" office:value="-275.1" calcext:value-type="float">
            <text:p>-275.1</text:p>
          </table:table-cell>
          <table:table-cell table:style-name="ce1" table:formula="of:=MAX([.$D$1:.D18])-MIN([.$D$1:.D18])" office:value-type="float" office:value="37.6899999999999" calcext:value-type="float">
            <text:p>37.69</text:p>
          </table:table-cell>
          <table:table-cell table:style-name="ce1" table:formula="of:=STDEV([.$D$1:.D18])" office:value-type="float" office:value="10.8010751098866" calcext:value-type="float">
            <text:p>10.8010751099</text:p>
          </table:table-cell>
          <table:table-cell table:style-name="ce1" table:formula="of:=[.J18]/[.K18]" office:value-type="float" office:value="3.48946744805996" calcext:value-type="float">
            <text:p>3.4894674481</text:p>
          </table:table-cell>
          <table:table-cell table:style-name="ce1" table:number-columns-repeated="3"/>
          <table:table-cell table:style-name="ce13"/>
          <table:table-cell table:style-name="ce1" table:number-columns-repeated="7"/>
          <table:table-cell table:style-name="ce2" table:formula="of:=LOG([.Y18])" office:value-type="float" office:value="2.43616264704076" calcext:value-type="float">
            <text:p>2.436162647</text:p>
          </table:table-cell>
          <table:table-cell table:style-name="ce3" table:formula="of:=[.Y17]+1" office:value-type="float" office:value="273" calcext:value-type="float">
            <text:p>273</text:p>
          </table:table-cell>
          <table:table-cell table:number-columns-repeated="999"/>
        </table:table-row>
        <table:table-row table:style-name="ro1">
          <table:table-cell table:style-name="ce5" table:formula="of:=([.B19]-[.B18])/[.B18]" office:value-type="percentage" office:value="0.00623749125155007" calcext:value-type="percentage">
            <text:p>0.62%</text:p>
          </table:table-cell>
          <table:table-cell office:value-type="float" office:value="819.51" calcext:value-type="float">
            <text:p>819.51</text:p>
          </table:table-cell>
          <table:table-cell table:style-name="ce7" table:formula="of:=[.A19]-[.$T$1]" office:value-type="percentage" office:value="0.00513749125155007" calcext:value-type="percentage">
            <text:p>0.51%</text:p>
          </table:table-cell>
          <table:table-cell table:style-name="ce1" table:formula="of:=[.B19]-[.$V$1]" office:value-type="float" office:value="-150.975" calcext:value-type="float">
            <text:p>-150.975</text:p>
          </table:table-cell>
          <table:table-cell table:style-name="ce7" table:formula="of:=SUM([.C18:.C19])" office:value-type="percentage" office:value="0" calcext:value-type="percentage">
            <text:p>0.00%</text:p>
          </table:table-cell>
          <table:table-cell table:style-name="ce8" table:formula="of:=MAX([.$C$1:.C19])-MIN([.$C$1:.C19])" office:value-type="float" office:value="0.0273831772487211" calcext:value-type="float">
            <text:p>0.0273831772</text:p>
          </table:table-cell>
          <table:table-cell table:style-name="ce1" table:formula="of:=STDEV([.D18:.D19])" office:value-type="float" office:value="3.59210244842761" calcext:value-type="float">
            <text:p>3.5921024484</text:p>
          </table:table-cell>
          <table:table-cell table:style-name="ce1" table:formula="of:=[.F19]/[.G19]" office:value-type="float" office:value="0.00762316154448984" calcext:value-type="float">
            <text:p>0.0076231615</text:p>
          </table:table-cell>
          <table:table-cell table:style-name="ce1" table:formula="of:=SUM([.$D$1:.D19])" office:value-type="float" office:value="-275.1" calcext:value-type="float">
            <text:p>-275.1</text:p>
          </table:table-cell>
          <table:table-cell table:style-name="ce1" table:formula="of:=MAX([.$D$1:.D19])-MIN([.$D$1:.D19])" office:value-type="float" office:value="37.6899999999999" calcext:value-type="float">
            <text:p>37.69</text:p>
          </table:table-cell>
          <table:table-cell table:style-name="ce1" table:formula="of:=STDEV([.$D$1:.D19])" office:value-type="float" office:value="11.1735686970144" calcext:value-type="float">
            <text:p>11.173568697</text:p>
          </table:table-cell>
          <table:table-cell table:style-name="ce1" table:formula="of:=[.J19]/[.K19]" office:value-type="float" office:value="3.37313896947452" calcext:value-type="float">
            <text:p>3.3731389695</text:p>
          </table:table-cell>
          <table:table-cell table:style-name="ce1" table:number-columns-repeated="3"/>
          <table:table-cell table:style-name="ce13"/>
          <table:table-cell table:style-name="ce1" table:number-columns-repeated="7"/>
          <table:table-cell table:style-name="ce2" table:formula="of:=LOG([.Y19])" office:value-type="float" office:value="2.43775056282039" calcext:value-type="float">
            <text:p>2.4377505628</text:p>
          </table:table-cell>
          <table:table-cell table:style-name="ce3" table:formula="of:=[.Y18]+1" office:value-type="float" office:value="274" calcext:value-type="float">
            <text:p>274</text:p>
          </table:table-cell>
          <table:table-cell table:number-columns-repeated="999"/>
        </table:table-row>
        <table:table-row table:style-name="ro1">
          <table:table-cell table:style-name="ce5" table:formula="of:=([.B20]-[.B19])/[.B19]" office:value-type="percentage" office:value="0.00172054032287596" calcext:value-type="percentage">
            <text:p>0.17%</text:p>
          </table:table-cell>
          <table:table-cell office:value-type="float" office:value="820.92" calcext:value-type="float">
            <text:p>820.92</text:p>
          </table:table-cell>
          <table:table-cell table:style-name="ce7" table:formula="of:=[.A20]-[.$T$1]" office:value-type="percentage" office:value="0.000620540322875965" calcext:value-type="percentage">
            <text:p>0.06%</text:p>
          </table:table-cell>
          <table:table-cell table:style-name="ce1" table:formula="of:=[.B20]-[.$V$1]" office:value-type="float" office:value="-149.565" calcext:value-type="float">
            <text:p>-149.565</text:p>
          </table:table-cell>
          <table:table-cell table:style-name="ce7" table:formula="of:=SUM([.C19:.C20])" office:value-type="percentage" office:value="0" calcext:value-type="percentage">
            <text:p>0.00%</text:p>
          </table:table-cell>
          <table:table-cell table:style-name="ce8" table:formula="of:=MAX([.$C$1:.C20])-MIN([.$C$1:.C20])" office:value-type="float" office:value="0.0273831772487211" calcext:value-type="float">
            <text:p>0.0273831772</text:p>
          </table:table-cell>
          <table:table-cell table:style-name="ce1" table:formula="of:=STDEV([.D19:.D20])" office:value-type="float" office:value="0.99702056147309" calcext:value-type="float">
            <text:p>0.9970205615</text:p>
          </table:table-cell>
          <table:table-cell table:style-name="ce1" table:formula="of:=[.F20]/[.G20]" office:value-type="float" office:value="0.0274650075503586" calcext:value-type="float">
            <text:p>0.0274650076</text:p>
          </table:table-cell>
          <table:table-cell table:style-name="ce1" table:formula="of:=SUM([.$D$1:.D20])" office:value-type="float" office:value="-275.1" calcext:value-type="float">
            <text:p>-275.1</text:p>
          </table:table-cell>
          <table:table-cell table:style-name="ce1" table:formula="of:=MAX([.$D$1:.D20])-MIN([.$D$1:.D20])" office:value-type="float" office:value="37.6899999999999" calcext:value-type="float">
            <text:p>37.69</text:p>
          </table:table-cell>
          <table:table-cell table:style-name="ce1" table:formula="of:=STDEV([.$D$1:.D20])" office:value-type="float" office:value="11.342507601241" calcext:value-type="float">
            <text:p>11.3425076012</text:p>
          </table:table-cell>
          <table:table-cell table:style-name="ce1" table:formula="of:=[.J20]/[.K20]" office:value-type="float" office:value="3.32289836824762" calcext:value-type="float">
            <text:p>3.3228983682</text:p>
          </table:table-cell>
          <table:table-cell table:style-name="ce1" table:number-columns-repeated="3"/>
          <table:table-cell table:style-name="ce13"/>
          <table:table-cell table:style-name="ce1" table:number-columns-repeated="7"/>
          <table:table-cell table:style-name="ce2" table:formula="of:=LOG([.Y20])" office:value-type="float" office:value="2.43933269383026" calcext:value-type="float">
            <text:p>2.4393326938</text:p>
          </table:table-cell>
          <table:table-cell table:style-name="ce3" table:formula="of:=[.Y19]+1" office:value-type="float" office:value="275" calcext:value-type="float">
            <text:p>275</text:p>
          </table:table-cell>
          <table:table-cell table:number-columns-repeated="999"/>
        </table:table-row>
        <table:table-row table:style-name="ro1">
          <table:table-cell table:style-name="ce5" table:formula="of:=([.B21]-[.B20])/[.B20]" office:value-type="percentage" office:value="0.0127783462456756" calcext:value-type="percentage">
            <text:p>1.28%</text:p>
          </table:table-cell>
          <table:table-cell office:value-type="float" office:value="831.41" calcext:value-type="float">
            <text:p>831.41</text:p>
          </table:table-cell>
          <table:table-cell table:style-name="ce7" table:formula="of:=[.A21]-[.$T$1]" office:value-type="percentage" office:value="0.0116783462456756" calcext:value-type="percentage">
            <text:p>1.17%</text:p>
          </table:table-cell>
          <table:table-cell table:style-name="ce1" table:formula="of:=[.B21]-[.$V$1]" office:value-type="float" office:value="-139.075" calcext:value-type="float">
            <text:p>-139.075</text:p>
          </table:table-cell>
          <table:table-cell table:style-name="ce7" table:formula="of:=SUM([.C20:.C21])" office:value-type="percentage" office:value="0" calcext:value-type="percentage">
            <text:p>0.00%</text:p>
          </table:table-cell>
          <table:table-cell table:style-name="ce8" table:formula="of:=MAX([.$C$1:.C21])-MIN([.$C$1:.C21])" office:value-type="float" office:value="0.0339240322428467" calcext:value-type="float">
            <text:p>0.0339240322</text:p>
          </table:table-cell>
          <table:table-cell table:style-name="ce1" table:formula="of:=STDEV([.D20:.D21])" office:value-type="float" office:value="7.41755013464689" calcext:value-type="float">
            <text:p>7.4175501346</text:p>
          </table:table-cell>
          <table:table-cell table:style-name="ce1" table:formula="of:=[.F21]/[.G21]" office:value-type="float" office:value="0.00457348202938188" calcext:value-type="float">
            <text:p>0.004573482</text:p>
          </table:table-cell>
          <table:table-cell table:style-name="ce1" table:formula="of:=SUM([.$D$1:.D21])" office:value-type="float" office:value="-275.1" calcext:value-type="float">
            <text:p>-275.1</text:p>
          </table:table-cell>
          <table:table-cell table:style-name="ce1" table:formula="of:=MAX([.$D$1:.D21])-MIN([.$D$1:.D21])" office:value-type="float" office:value="37.6899999999999" calcext:value-type="float">
            <text:p>37.69</text:p>
          </table:table-cell>
          <table:table-cell table:style-name="ce1" table:formula="of:=STDEV([.$D$1:.D21])" office:value-type="float" office:value="11.0772649624182" calcext:value-type="float">
            <text:p>11.0772649624</text:p>
          </table:table-cell>
          <table:table-cell table:style-name="ce1" table:formula="of:=[.J21]/[.K21]" office:value-type="float" office:value="3.40246442852731" calcext:value-type="float">
            <text:p>3.4024644285</text:p>
          </table:table-cell>
          <table:table-cell table:style-name="ce1" table:number-columns-repeated="3"/>
          <table:table-cell table:style-name="ce13"/>
          <table:table-cell table:style-name="ce1" table:number-columns-repeated="7"/>
          <table:table-cell table:style-name="ce2" table:formula="of:=LOG([.Y21])" office:value-type="float" office:value="2.44090908206522" calcext:value-type="float">
            <text:p>2.4409090821</text:p>
          </table:table-cell>
          <table:table-cell table:style-name="ce3" table:formula="of:=[.Y20]+1" office:value-type="float" office:value="276" calcext:value-type="float">
            <text:p>276</text:p>
          </table:table-cell>
          <table:table-cell table:number-columns-repeated="999"/>
        </table:table-row>
        <table:table-row table:style-name="ro1">
          <table:table-cell table:style-name="ce5" table:formula="of:=([.B22]-[.B21])/[.B21]" office:value-type="percentage" office:value="0.000108249840632081" calcext:value-type="percentage">
            <text:p>0.01%</text:p>
          </table:table-cell>
          <table:table-cell office:value-type="float" office:value="831.5" calcext:value-type="float">
            <text:p>831.5</text:p>
          </table:table-cell>
          <table:table-cell table:style-name="ce7" table:formula="of:=[.A22]-[.$T$1]" office:value-type="percentage" office:value="-0.000991750159367919" calcext:value-type="percentage">
            <text:p>-0.10%</text:p>
          </table:table-cell>
          <table:table-cell table:style-name="ce1" table:formula="of:=[.B22]-[.$V$1]" office:value-type="float" office:value="-138.985" calcext:value-type="float">
            <text:p>-138.985</text:p>
          </table:table-cell>
          <table:table-cell table:style-name="ce7" table:formula="of:=SUM([.C21:.C22])" office:value-type="percentage" office:value="0" calcext:value-type="percentage">
            <text:p>0.00%</text:p>
          </table:table-cell>
          <table:table-cell table:style-name="ce8" table:formula="of:=MAX([.$C$1:.C22])-MIN([.$C$1:.C22])" office:value-type="float" office:value="0.0339240322428467" calcext:value-type="float">
            <text:p>0.0339240322</text:p>
          </table:table-cell>
          <table:table-cell table:style-name="ce1" table:formula="of:=STDEV([.D21:.D22])" office:value-type="float" office:value="0.0636396103067314" calcext:value-type="float">
            <text:p>0.0636396103</text:p>
          </table:table-cell>
          <table:table-cell table:style-name="ce1" table:formula="of:=[.F22]/[.G22]" office:value-type="float" office:value="0.533064738758439" calcext:value-type="float">
            <text:p>0.5330647388</text:p>
          </table:table-cell>
          <table:table-cell table:style-name="ce1" table:formula="of:=SUM([.$D$1:.D22])" office:value-type="float" office:value="-275.1" calcext:value-type="float">
            <text:p>-275.1</text:p>
          </table:table-cell>
          <table:table-cell table:style-name="ce1" table:formula="of:=MAX([.$D$1:.D22])-MIN([.$D$1:.D22])" office:value-type="float" office:value="37.6899999999999" calcext:value-type="float">
            <text:p>37.69</text:p>
          </table:table-cell>
          <table:table-cell table:style-name="ce1" table:formula="of:=STDEV([.$D$1:.D22])" office:value-type="float" office:value="10.8286136105816" calcext:value-type="float">
            <text:p>10.8286136106</text:p>
          </table:table-cell>
          <table:table-cell table:style-name="ce1" table:formula="of:=[.J22]/[.K22]" office:value-type="float" office:value="3.48059330172884" calcext:value-type="float">
            <text:p>3.4805933017</text:p>
          </table:table-cell>
          <table:table-cell table:style-name="ce1" table:number-columns-repeated="3"/>
          <table:table-cell table:style-name="ce13"/>
          <table:table-cell table:style-name="ce1" table:number-columns-repeated="7"/>
          <table:table-cell table:style-name="ce2" table:formula="of:=LOG([.Y22])" office:value-type="float" office:value="2.44247976906445" calcext:value-type="float">
            <text:p>2.4424797691</text:p>
          </table:table-cell>
          <table:table-cell table:style-name="ce3" table:formula="of:=[.Y21]+1" office:value-type="float" office:value="277" calcext:value-type="float">
            <text:p>277</text:p>
          </table:table-cell>
          <table:table-cell table:number-columns-repeated="999"/>
        </table:table-row>
        <table:table-row table:style-name="ro1">
          <table:table-cell table:style-name="ce5" table:formula="of:=([.B23]-[.B22])/[.B22]" office:value-type="percentage" office:value="-0.00233313289236313" calcext:value-type="percentage">
            <text:p>-0.23%</text:p>
          </table:table-cell>
          <table:table-cell office:value-type="float" office:value="829.56" calcext:value-type="float">
            <text:p>829.56</text:p>
          </table:table-cell>
          <table:table-cell table:style-name="ce7" table:formula="of:=[.A23]-[.$T$1]" office:value-type="percentage" office:value="-0.00343313289236313" calcext:value-type="percentage">
            <text:p>-0.34%</text:p>
          </table:table-cell>
          <table:table-cell table:style-name="ce1" table:formula="of:=[.B23]-[.$V$1]" office:value-type="float" office:value="-140.925" calcext:value-type="float">
            <text:p>-140.925</text:p>
          </table:table-cell>
          <table:table-cell table:style-name="ce7" table:formula="of:=SUM([.C22:.C23])" office:value-type="percentage" office:value="0" calcext:value-type="percentage">
            <text:p>0.00%</text:p>
          </table:table-cell>
          <table:table-cell table:style-name="ce8" table:formula="of:=MAX([.$C$1:.C23])-MIN([.$C$1:.C23])" office:value-type="float" office:value="0.0339240322428467" calcext:value-type="float">
            <text:p>0.0339240322</text:p>
          </table:table-cell>
          <table:table-cell table:style-name="ce1" table:formula="of:=STDEV([.D22:.D23])" office:value-type="float" office:value="1.37178715550186" calcext:value-type="float">
            <text:p>1.3717871555</text:p>
          </table:table-cell>
          <table:table-cell table:style-name="ce1" table:formula="of:=[.F23]/[.G23]" office:value-type="float" office:value="0.0247298074681533" calcext:value-type="float">
            <text:p>0.0247298075</text:p>
          </table:table-cell>
          <table:table-cell table:style-name="ce1" table:formula="of:=SUM([.$D$1:.D23])" office:value-type="float" office:value="-275.1" calcext:value-type="float">
            <text:p>-275.1</text:p>
          </table:table-cell>
          <table:table-cell table:style-name="ce1" table:formula="of:=MAX([.$D$1:.D23])-MIN([.$D$1:.D23])" office:value-type="float" office:value="37.6899999999999" calcext:value-type="float">
            <text:p>37.69</text:p>
          </table:table-cell>
          <table:table-cell table:style-name="ce1" table:formula="of:=STDEV([.$D$1:.D23])" office:value-type="float" office:value="10.6260662799072" calcext:value-type="float">
            <text:p>10.6260662799</text:p>
          </table:table-cell>
          <table:table-cell table:style-name="ce1" table:formula="of:=[.J23]/[.K23]" office:value-type="float" office:value="3.54693816198644" calcext:value-type="float">
            <text:p>3.546938162</text:p>
          </table:table-cell>
          <table:table-cell table:style-name="ce1" table:number-columns-repeated="3"/>
          <table:table-cell table:style-name="ce13"/>
          <table:table-cell table:style-name="ce1" table:number-columns-repeated="7"/>
          <table:table-cell table:style-name="ce2" table:formula="of:=LOG([.Y23])" office:value-type="float" office:value="2.44404479591808" calcext:value-type="float">
            <text:p>2.4440447959</text:p>
          </table:table-cell>
          <table:table-cell table:style-name="ce3" table:formula="of:=[.Y22]+1" office:value-type="float" office:value="278" calcext:value-type="float">
            <text:p>278</text:p>
          </table:table-cell>
          <table:table-cell table:number-columns-repeated="999"/>
        </table:table-row>
        <table:table-row table:style-name="ro1">
          <table:table-cell table:style-name="ce5" table:formula="of:=([.B24]-[.B23])/[.B23]" office:value-type="percentage" office:value="0.0108370702541106" calcext:value-type="percentage">
            <text:p>1.08%</text:p>
          </table:table-cell>
          <table:table-cell office:value-type="float" office:value="838.55" calcext:value-type="float">
            <text:p>838.55</text:p>
          </table:table-cell>
          <table:table-cell table:style-name="ce7" table:formula="of:=[.A24]-[.$T$1]" office:value-type="percentage" office:value="0.00973707025411062" calcext:value-type="percentage">
            <text:p>0.97%</text:p>
          </table:table-cell>
          <table:table-cell table:style-name="ce1" table:formula="of:=[.B24]-[.$V$1]" office:value-type="float" office:value="-131.935" calcext:value-type="float">
            <text:p>-131.935</text:p>
          </table:table-cell>
          <table:table-cell table:style-name="ce7" table:formula="of:=SUM([.C23:.C24])" office:value-type="percentage" office:value="0" calcext:value-type="percentage">
            <text:p>0.00%</text:p>
          </table:table-cell>
          <table:table-cell table:style-name="ce8" table:formula="of:=MAX([.$C$1:.C24])-MIN([.$C$1:.C24])" office:value-type="float" office:value="0.0339240322428467" calcext:value-type="float">
            <text:p>0.0339240322</text:p>
          </table:table-cell>
          <table:table-cell table:style-name="ce1" table:formula="of:=STDEV([.D23:.D24])" office:value-type="float" office:value="6.35688996286707" calcext:value-type="float">
            <text:p>6.3568899629</text:p>
          </table:table-cell>
          <table:table-cell table:style-name="ce1" table:formula="of:=[.F24]/[.G24]" office:value-type="float" office:value="0.00533657691748786" calcext:value-type="float">
            <text:p>0.0053365769</text:p>
          </table:table-cell>
          <table:table-cell table:style-name="ce1" table:formula="of:=SUM([.$D$1:.D24])" office:value-type="float" office:value="-275.1" calcext:value-type="float">
            <text:p>-275.1</text:p>
          </table:table-cell>
          <table:table-cell table:style-name="ce1" table:formula="of:=MAX([.$D$1:.D24])-MIN([.$D$1:.D24])" office:value-type="float" office:value="37.6899999999999" calcext:value-type="float">
            <text:p>37.69</text:p>
          </table:table-cell>
          <table:table-cell table:style-name="ce1" table:formula="of:=STDEV([.$D$1:.D24])" office:value-type="float" office:value="10.431918749892" calcext:value-type="float">
            <text:p>10.4319187499</text:p>
          </table:table-cell>
          <table:table-cell table:style-name="ce1" table:formula="of:=[.J24]/[.K24]" office:value-type="float" office:value="3.61294991876641" calcext:value-type="float">
            <text:p>3.6129499188</text:p>
          </table:table-cell>
          <table:table-cell table:style-name="ce1" table:number-columns-repeated="3"/>
          <table:table-cell table:style-name="ce13"/>
          <table:table-cell table:style-name="ce1" table:number-columns-repeated="7"/>
          <table:table-cell table:style-name="ce2" table:formula="of:=LOG([.Y24])" office:value-type="float" office:value="2.4456042032736" calcext:value-type="float">
            <text:p>2.4456042033</text:p>
          </table:table-cell>
          <table:table-cell table:style-name="ce3" table:formula="of:=[.Y23]+1" office:value-type="float" office:value="279" calcext:value-type="float">
            <text:p>279</text:p>
          </table:table-cell>
          <table:table-cell table:number-columns-repeated="999"/>
        </table:table-row>
        <table:table-row table:style-name="ro1">
          <table:table-cell table:style-name="ce5" table:formula="of:=([.B25]-[.B24])/[.B24]" office:value-type="percentage" office:value="-0.00474628823564488" calcext:value-type="percentage">
            <text:p>-0.47%</text:p>
          </table:table-cell>
          <table:table-cell office:value-type="float" office:value="834.57" calcext:value-type="float">
            <text:p>834.57</text:p>
          </table:table-cell>
          <table:table-cell table:style-name="ce7" table:formula="of:=[.A25]-[.$T$1]" office:value-type="percentage" office:value="-0.00584628823564488" calcext:value-type="percentage">
            <text:p>-0.58%</text:p>
          </table:table-cell>
          <table:table-cell table:style-name="ce1" table:formula="of:=[.B25]-[.$V$1]" office:value-type="float" office:value="-135.915" calcext:value-type="float">
            <text:p>-135.915</text:p>
          </table:table-cell>
          <table:table-cell table:style-name="ce7" table:formula="of:=SUM([.C24:.C25])" office:value-type="percentage" office:value="0" calcext:value-type="percentage">
            <text:p>0.00%</text:p>
          </table:table-cell>
          <table:table-cell table:style-name="ce8" table:formula="of:=MAX([.$C$1:.C25])-MIN([.$C$1:.C25])" office:value-type="float" office:value="0.0339240322428467" calcext:value-type="float">
            <text:p>0.0339240322</text:p>
          </table:table-cell>
          <table:table-cell table:style-name="ce1" table:formula="of:=STDEV([.D24:.D25])" office:value-type="float" office:value="2.81428498912247" calcext:value-type="float">
            <text:p>2.8142849891</text:p>
          </table:table-cell>
          <table:table-cell table:style-name="ce1" table:formula="of:=[.F25]/[.G25]" office:value-type="float" office:value="0.0120542277608582" calcext:value-type="float">
            <text:p>0.0120542278</text:p>
          </table:table-cell>
          <table:table-cell table:style-name="ce1" table:formula="of:=SUM([.$D$1:.D25])" office:value-type="float" office:value="-275.1" calcext:value-type="float">
            <text:p>-275.1</text:p>
          </table:table-cell>
          <table:table-cell table:style-name="ce1" table:formula="of:=MAX([.$D$1:.D25])-MIN([.$D$1:.D25])" office:value-type="float" office:value="37.6899999999999" calcext:value-type="float">
            <text:p>37.69</text:p>
          </table:table-cell>
          <table:table-cell table:style-name="ce1" table:formula="of:=STDEV([.$D$1:.D25])" office:value-type="float" office:value="10.2124215704863" calcext:value-type="float">
            <text:p>10.2124215705</text:p>
          </table:table-cell>
          <table:table-cell table:style-name="ce1" table:formula="of:=[.J25]/[.K25]" office:value-type="float" office:value="3.69060361833509" calcext:value-type="float">
            <text:p>3.6906036183</text:p>
          </table:table-cell>
          <table:table-cell table:style-name="ce1" table:number-columns-repeated="3"/>
          <table:table-cell table:style-name="ce13"/>
          <table:table-cell table:style-name="ce1" table:number-columns-repeated="7"/>
          <table:table-cell table:style-name="ce2" table:formula="of:=LOG([.Y25])" office:value-type="float" office:value="2.44715803134222" calcext:value-type="float">
            <text:p>2.4471580313</text:p>
          </table:table-cell>
          <table:table-cell table:style-name="ce3" table:formula="of:=[.Y24]+1" office:value-type="float" office:value="280" calcext:value-type="float">
            <text:p>280</text:p>
          </table:table-cell>
          <table:table-cell table:number-columns-repeated="999"/>
        </table:table-row>
        <table:table-row table:style-name="ro1">
          <table:table-cell table:style-name="ce5" table:formula="of:=([.B26]-[.B25])/[.B25]" office:value-type="percentage" office:value="-0.0037863810105804" calcext:value-type="percentage">
            <text:p>-0.38%</text:p>
          </table:table-cell>
          <table:table-cell office:value-type="float" office:value="831.41" calcext:value-type="float">
            <text:p>831.41</text:p>
          </table:table-cell>
          <table:table-cell table:style-name="ce7" table:formula="of:=[.A26]-[.$T$1]" office:value-type="percentage" office:value="-0.0048863810105804" calcext:value-type="percentage">
            <text:p>-0.49%</text:p>
          </table:table-cell>
          <table:table-cell table:style-name="ce1" table:formula="of:=[.B26]-[.$V$1]" office:value-type="float" office:value="-139.075" calcext:value-type="float">
            <text:p>-139.075</text:p>
          </table:table-cell>
          <table:table-cell table:style-name="ce7" table:formula="of:=SUM([.C25:.C26])" office:value-type="percentage" office:value="0" calcext:value-type="percentage">
            <text:p>0.00%</text:p>
          </table:table-cell>
          <table:table-cell table:style-name="ce8" table:formula="of:=MAX([.$C$1:.C26])-MIN([.$C$1:.C26])" office:value-type="float" office:value="0.0339240322428467" calcext:value-type="float">
            <text:p>0.0339240322</text:p>
          </table:table-cell>
          <table:table-cell table:style-name="ce1" table:formula="of:=STDEV([.D25:.D26])" office:value-type="float" office:value="2.23445742854955" calcext:value-type="float">
            <text:p>2.2344574285</text:p>
          </table:table-cell>
          <table:table-cell table:style-name="ce1" table:formula="of:=[.F26]/[.G26]" office:value-type="float" office:value="0.0151822235722198" calcext:value-type="float">
            <text:p>0.0151822236</text:p>
          </table:table-cell>
          <table:table-cell table:style-name="ce1" table:formula="of:=SUM([.$D$1:.D26])" office:value-type="float" office:value="-275.1" calcext:value-type="float">
            <text:p>-275.1</text:p>
          </table:table-cell>
          <table:table-cell table:style-name="ce1" table:formula="of:=MAX([.$D$1:.D26])-MIN([.$D$1:.D26])" office:value-type="float" office:value="37.6899999999999" calcext:value-type="float">
            <text:p>37.69</text:p>
          </table:table-cell>
          <table:table-cell table:style-name="ce1" table:formula="of:=STDEV([.$D$1:.D26])" office:value-type="float" office:value="10.0222078098898" calcext:value-type="float">
            <text:p>10.0222078099</text:p>
          </table:table-cell>
          <table:table-cell table:style-name="ce1" table:formula="of:=[.J26]/[.K26]" office:value-type="float" office:value="3.76064842347492" calcext:value-type="float">
            <text:p>3.7606484235</text:p>
          </table:table-cell>
          <table:table-cell table:style-name="ce1" table:number-columns-repeated="3"/>
          <table:table-cell table:style-name="ce13"/>
          <table:table-cell table:style-name="ce1" table:number-columns-repeated="7"/>
          <table:table-cell table:style-name="ce2" table:formula="of:=LOG([.Y26])" office:value-type="float" office:value="2.44870631990508" calcext:value-type="float">
            <text:p>2.4487063199</text:p>
          </table:table-cell>
          <table:table-cell table:style-name="ce3" table:formula="of:=[.Y25]+1" office:value-type="float" office:value="281" calcext:value-type="float">
            <text:p>281</text:p>
          </table:table-cell>
          <table:table-cell table:number-columns-repeated="999"/>
        </table:table-row>
        <table:table-row table:style-name="ro1">
          <table:table-cell table:style-name="ce5" table:formula="of:=([.B27]-[.B26])/[.B26]" office:value-type="percentage" office:value="-0.00424579930479544" calcext:value-type="percentage">
            <text:p>-0.42%</text:p>
          </table:table-cell>
          <table:table-cell office:value-type="float" office:value="827.88" calcext:value-type="float">
            <text:p>827.88</text:p>
          </table:table-cell>
          <table:table-cell table:style-name="ce7" table:formula="of:=[.A27]-[.$T$1]" office:value-type="percentage" office:value="-0.00534579930479544" calcext:value-type="percentage">
            <text:p>-0.53%</text:p>
          </table:table-cell>
          <table:table-cell table:style-name="ce1" table:formula="of:=[.B27]-[.$V$1]" office:value-type="float" office:value="-142.605" calcext:value-type="float">
            <text:p>-142.605</text:p>
          </table:table-cell>
          <table:table-cell table:style-name="ce7" table:formula="of:=SUM([.C26:.C27])" office:value-type="percentage" office:value="0" calcext:value-type="percentage">
            <text:p>0.00%</text:p>
          </table:table-cell>
          <table:table-cell table:style-name="ce8" table:formula="of:=MAX([.$C$1:.C27])-MIN([.$C$1:.C27])" office:value-type="float" office:value="0.0339240322428467" calcext:value-type="float">
            <text:p>0.0339240322</text:p>
          </table:table-cell>
          <table:table-cell table:style-name="ce1" table:formula="of:=STDEV([.D26:.D27])" office:value-type="float" office:value="2.49608693758849" calcext:value-type="float">
            <text:p>2.4960869376</text:p>
          </table:table-cell>
          <table:table-cell table:style-name="ce1" table:formula="of:=[.F27]/[.G27]" office:value-type="float" office:value="0.0135908856907128" calcext:value-type="float">
            <text:p>0.0135908857</text:p>
          </table:table-cell>
          <table:table-cell table:style-name="ce1" table:formula="of:=SUM([.$D$1:.D27])" office:value-type="float" office:value="-275.1" calcext:value-type="float">
            <text:p>-275.1</text:p>
          </table:table-cell>
          <table:table-cell table:style-name="ce1" table:formula="of:=MAX([.$D$1:.D27])-MIN([.$D$1:.D27])" office:value-type="float" office:value="37.6899999999999" calcext:value-type="float">
            <text:p>37.69</text:p>
          </table:table-cell>
          <table:table-cell table:style-name="ce1" table:formula="of:=STDEV([.$D$1:.D27])" office:value-type="float" office:value="9.90246241211556" calcext:value-type="float">
            <text:p>9.9024624121</text:p>
          </table:table-cell>
          <table:table-cell table:style-name="ce1" table:formula="of:=[.J27]/[.K27]" office:value-type="float" office:value="3.80612401556673" calcext:value-type="float">
            <text:p>3.8061240156</text:p>
          </table:table-cell>
          <table:table-cell table:style-name="ce1" table:number-columns-repeated="3"/>
          <table:table-cell table:style-name="ce13"/>
          <table:table-cell table:style-name="ce1" table:number-columns-repeated="7"/>
          <table:table-cell table:style-name="ce2" table:formula="of:=LOG([.Y27])" office:value-type="float" office:value="2.45024910831936" calcext:value-type="float">
            <text:p>2.4502491083</text:p>
          </table:table-cell>
          <table:table-cell table:style-name="ce3" table:formula="of:=[.Y26]+1" office:value-type="float" office:value="282" calcext:value-type="float">
            <text:p>282</text:p>
          </table:table-cell>
          <table:table-cell table:number-columns-repeated="999"/>
        </table:table-row>
        <table:table-row table:style-name="ro1">
          <table:table-cell table:style-name="ce5" table:formula="of:=([.B28]-[.B27])/[.B27]" office:value-type="percentage" office:value="-0.00387737353239591" calcext:value-type="percentage">
            <text:p>-0.39%</text:p>
          </table:table-cell>
          <table:table-cell office:value-type="float" office:value="824.67" calcext:value-type="float">
            <text:p>824.67</text:p>
          </table:table-cell>
          <table:table-cell table:style-name="ce7" table:formula="of:=[.A28]-[.$T$1]" office:value-type="percentage" office:value="-0.00497737353239591" calcext:value-type="percentage">
            <text:p>-0.50%</text:p>
          </table:table-cell>
          <table:table-cell table:style-name="ce1" table:formula="of:=[.B28]-[.$V$1]" office:value-type="float" office:value="-145.815" calcext:value-type="float">
            <text:p>-145.815</text:p>
          </table:table-cell>
          <table:table-cell table:style-name="ce7" table:formula="of:=SUM([.C27:.C28])" office:value-type="percentage" office:value="0" calcext:value-type="percentage">
            <text:p>0.00%</text:p>
          </table:table-cell>
          <table:table-cell table:style-name="ce8" table:formula="of:=MAX([.$C$1:.C28])-MIN([.$C$1:.C28])" office:value-type="float" office:value="0.0339240322428467" calcext:value-type="float">
            <text:p>0.0339240322</text:p>
          </table:table-cell>
          <table:table-cell table:style-name="ce1" table:formula="of:=STDEV([.D27:.D28])" office:value-type="float" office:value="2.26981276760876" calcext:value-type="float">
            <text:p>2.2698127676</text:p>
          </table:table-cell>
          <table:table-cell table:style-name="ce1" table:formula="of:=[.F28]/[.G28]" office:value-type="float" office:value="0.0149457403390084" calcext:value-type="float">
            <text:p>0.0149457403</text:p>
          </table:table-cell>
          <table:table-cell table:style-name="ce1" table:formula="of:=SUM([.$D$1:.D28])" office:value-type="float" office:value="-275.1" calcext:value-type="float">
            <text:p>-275.1</text:p>
          </table:table-cell>
          <table:table-cell table:style-name="ce1" table:formula="of:=MAX([.$D$1:.D28])-MIN([.$D$1:.D28])" office:value-type="float" office:value="37.6899999999999" calcext:value-type="float">
            <text:p>37.69</text:p>
          </table:table-cell>
          <table:table-cell table:style-name="ce1" table:formula="of:=STDEV([.$D$1:.D28])" office:value-type="float" office:value="9.87473919017985" calcext:value-type="float">
            <text:p>9.8747391902</text:p>
          </table:table-cell>
          <table:table-cell table:style-name="ce1" table:formula="of:=[.J28]/[.K28]" office:value-type="float" office:value="3.81680966698154" calcext:value-type="float">
            <text:p>3.816809667</text:p>
          </table:table-cell>
          <table:table-cell table:style-name="ce1" table:number-columns-repeated="3"/>
          <table:table-cell table:style-name="ce13"/>
          <table:table-cell table:style-name="ce1" table:number-columns-repeated="7"/>
          <table:table-cell table:style-name="ce2" table:formula="of:=LOG([.Y28])" office:value-type="float" office:value="2.45178643552429" calcext:value-type="float">
            <text:p>2.4517864355</text:p>
          </table:table-cell>
          <table:table-cell table:style-name="ce3" table:formula="of:=[.Y27]+1" office:value-type="float" office:value="283" calcext:value-type="float">
            <text:p>283</text:p>
          </table:table-cell>
          <table:table-cell table:number-columns-repeated="999"/>
        </table:table-row>
        <table:table-row table:style-name="ro1">
          <table:table-cell table:style-name="ce5" table:formula="of:=([.B29]-[.B28])/[.B28]" office:value-type="percentage" office:value="0.0000727563752773175" calcext:value-type="percentage">
            <text:p>0.01%</text:p>
          </table:table-cell>
          <table:table-cell office:value-type="float" office:value="824.73" calcext:value-type="float">
            <text:p>824.73</text:p>
          </table:table-cell>
          <table:table-cell table:style-name="ce7" table:formula="of:=[.A29]-[.$T$1]" office:value-type="percentage" office:value="-0.00102724362472268" calcext:value-type="percentage">
            <text:p>-0.10%</text:p>
          </table:table-cell>
          <table:table-cell table:style-name="ce1" table:formula="of:=[.B29]-[.$V$1]" office:value-type="float" office:value="-145.755" calcext:value-type="float">
            <text:p>-145.755</text:p>
          </table:table-cell>
          <table:table-cell table:style-name="ce7" table:formula="of:=SUM([.C28:.C29])" office:value-type="percentage" office:value="0" calcext:value-type="percentage">
            <text:p>0.00%</text:p>
          </table:table-cell>
          <table:table-cell table:style-name="ce8" table:formula="of:=MAX([.$C$1:.C29])-MIN([.$C$1:.C29])" office:value-type="float" office:value="0.0339240322428467" calcext:value-type="float">
            <text:p>0.0339240322</text:p>
          </table:table-cell>
          <table:table-cell table:style-name="ce1" table:formula="of:=STDEV([.D28:.D29])" office:value-type="float" office:value="0.0424264068711543" calcext:value-type="float">
            <text:p>0.0424264069</text:p>
          </table:table-cell>
          <table:table-cell table:style-name="ce1" table:formula="of:=[.F29]/[.G29]" office:value-type="float" office:value="0.799597108137659" calcext:value-type="float">
            <text:p>0.7995971081</text:p>
          </table:table-cell>
          <table:table-cell table:style-name="ce1" table:formula="of:=SUM([.$D$1:.D29])" office:value-type="float" office:value="-275.1" calcext:value-type="float">
            <text:p>-275.1</text:p>
          </table:table-cell>
          <table:table-cell table:style-name="ce1" table:formula="of:=MAX([.$D$1:.D29])-MIN([.$D$1:.D29])" office:value-type="float" office:value="37.6899999999999" calcext:value-type="float">
            <text:p>37.69</text:p>
          </table:table-cell>
          <table:table-cell table:style-name="ce1" table:formula="of:=STDEV([.$D$1:.D29])" office:value-type="float" office:value="9.83663237359218" calcext:value-type="float">
            <text:p>9.8366323736</text:p>
          </table:table-cell>
          <table:table-cell table:style-name="ce1" table:formula="of:=[.J29]/[.K29]" office:value-type="float" office:value="3.83159587230118" calcext:value-type="float">
            <text:p>3.8315958723</text:p>
          </table:table-cell>
          <table:table-cell table:style-name="ce1" table:number-columns-repeated="3"/>
          <table:table-cell table:style-name="ce13"/>
          <table:table-cell table:style-name="ce1" table:number-columns-repeated="7"/>
          <table:table-cell table:style-name="ce2" table:formula="of:=LOG([.Y29])" office:value-type="float" office:value="2.45331834004704" calcext:value-type="float">
            <text:p>2.45331834</text:p>
          </table:table-cell>
          <table:table-cell table:style-name="ce3" table:formula="of:=[.Y28]+1" office:value-type="float" office:value="284" calcext:value-type="float">
            <text:p>284</text:p>
          </table:table-cell>
          <table:table-cell table:number-columns-repeated="999"/>
        </table:table-row>
        <table:table-row table:style-name="ro1">
          <table:table-cell table:style-name="ce5" table:formula="of:=([.B30]-[.B29])/[.B29]" office:value-type="percentage" office:value="-0.00167327488996398" calcext:value-type="percentage">
            <text:p>-0.17%</text:p>
          </table:table-cell>
          <table:table-cell office:value-type="float" office:value="823.35" calcext:value-type="float">
            <text:p>823.35</text:p>
          </table:table-cell>
          <table:table-cell table:style-name="ce7" table:formula="of:=[.A30]-[.$T$1]" office:value-type="percentage" office:value="-0.00277327488996398" calcext:value-type="percentage">
            <text:p>-0.28%</text:p>
          </table:table-cell>
          <table:table-cell table:style-name="ce1" table:formula="of:=[.B30]-[.$V$1]" office:value-type="float" office:value="-147.135" calcext:value-type="float">
            <text:p>-147.135</text:p>
          </table:table-cell>
          <table:table-cell table:style-name="ce7" table:formula="of:=SUM([.C29:.C30])" office:value-type="percentage" office:value="0" calcext:value-type="percentage">
            <text:p>0.00%</text:p>
          </table:table-cell>
          <table:table-cell table:style-name="ce8" table:formula="of:=MAX([.$C$1:.C30])-MIN([.$C$1:.C30])" office:value-type="float" office:value="0.0339240322428467" calcext:value-type="float">
            <text:p>0.0339240322</text:p>
          </table:table-cell>
          <table:table-cell table:style-name="ce1" table:formula="of:=STDEV([.D29:.D30])" office:value-type="float" office:value="0.975807358037432" calcext:value-type="float">
            <text:p>0.975807358</text:p>
          </table:table-cell>
          <table:table-cell table:style-name="ce1" table:formula="of:=[.F30]/[.G30]" office:value-type="float" office:value="0.0347650916581276" calcext:value-type="float">
            <text:p>0.0347650917</text:p>
          </table:table-cell>
          <table:table-cell table:style-name="ce1" table:formula="of:=SUM([.$D$1:.D30])" office:value-type="float" office:value="-275.1" calcext:value-type="float">
            <text:p>-275.1</text:p>
          </table:table-cell>
          <table:table-cell table:style-name="ce1" table:formula="of:=MAX([.$D$1:.D30])-MIN([.$D$1:.D30])" office:value-type="float" office:value="37.6899999999999" calcext:value-type="float">
            <text:p>37.69</text:p>
          </table:table-cell>
          <table:table-cell table:style-name="ce1" table:formula="of:=STDEV([.$D$1:.D30])" office:value-type="float" office:value="9.8355596700436" calcext:value-type="float">
            <text:p>9.83555967</text:p>
          </table:table-cell>
          <table:table-cell table:style-name="ce1" table:formula="of:=[.J30]/[.K30]" office:value-type="float" office:value="3.83201376072104" calcext:value-type="float">
            <text:p>3.8320137607</text:p>
          </table:table-cell>
          <table:table-cell table:style-name="ce1" table:number-columns-repeated="3"/>
          <table:table-cell table:style-name="ce13"/>
          <table:table-cell table:style-name="ce1" table:number-columns-repeated="7"/>
          <table:table-cell table:style-name="ce2" table:formula="of:=LOG([.Y30])" office:value-type="float" office:value="2.45484486000851" calcext:value-type="float">
            <text:p>2.45484486</text:p>
          </table:table-cell>
          <table:table-cell table:style-name="ce3" table:formula="of:=[.Y29]+1" office:value-type="float" office:value="285" calcext:value-type="float">
            <text:p>285</text:p>
          </table:table-cell>
          <table:table-cell table:number-columns-repeated="999"/>
        </table:table-row>
        <table:table-row table:style-name="ro1">
          <table:table-cell table:style-name="ce5" table:formula="of:=([.B31]-[.B30])/[.B30]" office:value-type="percentage" office:value="0.00117811380336434" calcext:value-type="percentage">
            <text:p>0.12%</text:p>
          </table:table-cell>
          <table:table-cell office:value-type="float" office:value="824.32" calcext:value-type="float">
            <text:p>824.32</text:p>
          </table:table-cell>
          <table:table-cell table:style-name="ce7" table:formula="of:=[.A31]-[.$T$1]" office:value-type="percentage" office:value="0.0000781138033643374" calcext:value-type="percentage">
            <text:p>0.01%</text:p>
          </table:table-cell>
          <table:table-cell table:style-name="ce1" table:formula="of:=[.B31]-[.$V$1]" office:value-type="float" office:value="-146.165" calcext:value-type="float">
            <text:p>-146.165</text:p>
          </table:table-cell>
          <table:table-cell table:style-name="ce7" table:formula="of:=SUM([.C30:.C31])" office:value-type="percentage" office:value="0" calcext:value-type="percentage">
            <text:p>0.00%</text:p>
          </table:table-cell>
          <table:table-cell table:style-name="ce8" table:formula="of:=MAX([.$C$1:.C31])-MIN([.$C$1:.C31])" office:value-type="float" office:value="0.0339240322428467" calcext:value-type="float">
            <text:p>0.0339240322</text:p>
          </table:table-cell>
          <table:table-cell table:style-name="ce1" table:formula="of:=STDEV([.D30:.D31])" office:value-type="float" office:value="0.68589357775097" calcext:value-type="float">
            <text:p>0.6858935778</text:p>
          </table:table-cell>
          <table:table-cell table:style-name="ce1" table:formula="of:=[.F31]/[.G31]" office:value-type="float" office:value="0.0494596149363037" calcext:value-type="float">
            <text:p>0.0494596149</text:p>
          </table:table-cell>
          <table:table-cell table:style-name="ce1" table:formula="of:=SUM([.$D$1:.D31])" office:value-type="float" office:value="-275.1" calcext:value-type="float">
            <text:p>-275.1</text:p>
          </table:table-cell>
          <table:table-cell table:style-name="ce1" table:formula="of:=MAX([.$D$1:.D31])-MIN([.$D$1:.D31])" office:value-type="float" office:value="37.6899999999999" calcext:value-type="float">
            <text:p>37.69</text:p>
          </table:table-cell>
          <table:table-cell table:style-name="ce1" table:formula="of:=STDEV([.$D$1:.D31])" office:value-type="float" office:value="9.79483549456504" calcext:value-type="float">
            <text:p>9.7948354946</text:p>
          </table:table-cell>
          <table:table-cell table:style-name="ce1" table:formula="of:=[.J31]/[.K31]" office:value-type="float" office:value="3.84794619786247" calcext:value-type="float">
            <text:p>3.8479461979</text:p>
          </table:table-cell>
          <table:table-cell table:style-name="ce1" table:number-columns-repeated="3"/>
          <table:table-cell table:style-name="ce13"/>
          <table:table-cell table:style-name="ce1" table:number-columns-repeated="7"/>
          <table:table-cell table:style-name="ce2" table:formula="of:=LOG([.Y31])" office:value-type="float" office:value="2.45636603312904" calcext:value-type="float">
            <text:p>2.4563660331</text:p>
          </table:table-cell>
          <table:table-cell table:style-name="ce3" table:formula="of:=[.Y30]+1" office:value-type="float" office:value="286" calcext:value-type="float">
            <text:p>286</text:p>
          </table:table-cell>
          <table:table-cell table:number-columns-repeated="999"/>
        </table:table-row>
        <table:table-row table:style-name="ro1">
          <table:table-cell table:style-name="ce5" table:formula="of:=([.B32]-[.B31])/[.B31]" office:value-type="percentage" office:value="-0.00092197204968943" calcext:value-type="percentage">
            <text:p>-0.09%</text:p>
          </table:table-cell>
          <table:table-cell office:value-type="float" office:value="823.56" calcext:value-type="float">
            <text:p>823.56</text:p>
          </table:table-cell>
          <table:table-cell table:style-name="ce7" table:formula="of:=[.A32]-[.$T$1]" office:value-type="percentage" office:value="-0.00202197204968943" calcext:value-type="percentage">
            <text:p>-0.20%</text:p>
          </table:table-cell>
          <table:table-cell table:style-name="ce1" table:formula="of:=[.B32]-[.$V$1]" office:value-type="float" office:value="-146.925" calcext:value-type="float">
            <text:p>-146.925</text:p>
          </table:table-cell>
          <table:table-cell table:style-name="ce7" table:formula="of:=SUM([.C31:.C32])" office:value-type="percentage" office:value="0" calcext:value-type="percentage">
            <text:p>0.00%</text:p>
          </table:table-cell>
          <table:table-cell table:style-name="ce8" table:formula="of:=MAX([.$C$1:.C32])-MIN([.$C$1:.C32])" office:value-type="float" office:value="0.0339240322428467" calcext:value-type="float">
            <text:p>0.0339240322</text:p>
          </table:table-cell>
          <table:table-cell table:style-name="ce1" table:formula="of:=STDEV([.D31:.D32])" office:value-type="float" office:value="0.53740115370177" calcext:value-type="float">
            <text:p>0.5374011537</text:p>
          </table:table-cell>
          <table:table-cell table:style-name="ce1" table:formula="of:=[.F32]/[.G32]" office:value-type="float" office:value="0.0631260874844954" calcext:value-type="float">
            <text:p>0.0631260875</text:p>
          </table:table-cell>
          <table:table-cell table:style-name="ce1" table:formula="of:=SUM([.$D$1:.D32])" office:value-type="float" office:value="-275.1" calcext:value-type="float">
            <text:p>-275.1</text:p>
          </table:table-cell>
          <table:table-cell table:style-name="ce1" table:formula="of:=MAX([.$D$1:.D32])-MIN([.$D$1:.D32])" office:value-type="float" office:value="37.6899999999999" calcext:value-type="float">
            <text:p>37.69</text:p>
          </table:table-cell>
          <table:table-cell table:style-name="ce1" table:formula="of:=STDEV([.$D$1:.D32])" office:value-type="float" office:value="9.77040858260122" calcext:value-type="float">
            <text:p>9.7704085826</text:p>
          </table:table-cell>
          <table:table-cell table:style-name="ce1" table:formula="of:=[.J32]/[.K32]" office:value-type="float" office:value="3.85756641407166" calcext:value-type="float">
            <text:p>3.8575664141</text:p>
          </table:table-cell>
          <table:table-cell table:style-name="ce1" table:number-columns-repeated="3"/>
          <table:table-cell table:style-name="ce13"/>
          <table:table-cell table:style-name="ce1" table:number-columns-repeated="7"/>
          <table:table-cell table:style-name="ce2" table:formula="of:=LOG([.Y32])" office:value-type="float" office:value="2.45788189673399" calcext:value-type="float">
            <text:p>2.4578818967</text:p>
          </table:table-cell>
          <table:table-cell table:style-name="ce3" table:formula="of:=[.Y31]+1" office:value-type="float" office:value="287" calcext:value-type="float">
            <text:p>287</text:p>
          </table:table-cell>
          <table:table-cell table:number-columns-repeated="999"/>
        </table:table-row>
        <table:table-row table:style-name="ro1">
          <table:table-cell table:style-name="ce5" table:formula="of:=([.B33]-[.B32])/[.B32]" office:value-type="percentage" office:value="0.016525814755452" calcext:value-type="percentage">
            <text:p>1.65%</text:p>
          </table:table-cell>
          <table:table-cell office:value-type="float" office:value="837.17" calcext:value-type="float">
            <text:p>837.17</text:p>
          </table:table-cell>
          <table:table-cell table:style-name="ce7" table:formula="of:=[.A33]-[.$T$1]" office:value-type="percentage" office:value="0.015425814755452" calcext:value-type="percentage">
            <text:p>1.54%</text:p>
          </table:table-cell>
          <table:table-cell table:style-name="ce1" table:formula="of:=[.B33]-[.$V$1]" office:value-type="float" office:value="-133.315" calcext:value-type="float">
            <text:p>-133.315</text:p>
          </table:table-cell>
          <table:table-cell table:style-name="ce7" table:formula="of:=SUM([.C32:.C33])" office:value-type="percentage" office:value="0" calcext:value-type="percentage">
            <text:p>0.00%</text:p>
          </table:table-cell>
          <table:table-cell table:style-name="ce8" table:formula="of:=MAX([.$C$1:.C33])-MIN([.$C$1:.C33])" office:value-type="float" office:value="0.037671500752623" calcext:value-type="float">
            <text:p>0.0376715008</text:p>
          </table:table-cell>
          <table:table-cell table:style-name="ce1" table:formula="of:=STDEV([.D32:.D33])" office:value-type="float" office:value="9.62372329194892" calcext:value-type="float">
            <text:p>9.6237232919</text:p>
          </table:table-cell>
          <table:table-cell table:style-name="ce1" table:formula="of:=[.F33]/[.G33]" office:value-type="float" office:value="0.00391444138716442" calcext:value-type="float">
            <text:p>0.0039144414</text:p>
          </table:table-cell>
          <table:table-cell table:style-name="ce1" table:formula="of:=SUM([.$D$1:.D33])" office:value-type="float" office:value="-275.1" calcext:value-type="float">
            <text:p>-275.1</text:p>
          </table:table-cell>
          <table:table-cell table:style-name="ce1" table:formula="of:=MAX([.$D$1:.D33])-MIN([.$D$1:.D33])" office:value-type="float" office:value="37.6899999999999" calcext:value-type="float">
            <text:p>37.69</text:p>
          </table:table-cell>
          <table:table-cell table:style-name="ce1" table:formula="of:=STDEV([.$D$1:.D33])" office:value-type="float" office:value="9.65194305489046" calcext:value-type="float">
            <text:p>9.6519430549</text:p>
          </table:table-cell>
          <table:table-cell table:style-name="ce1" table:formula="of:=[.J33]/[.K33]" office:value-type="float" office:value="3.90491321650547" calcext:value-type="float">
            <text:p>3.9049132165</text:p>
          </table:table-cell>
          <table:table-cell table:style-name="ce1">
            <draw:frame table:end-cell-address="'Copy of Sheet1'.Q50" table:end-x="68.97pt" table:end-y="11.2pt" draw:z-index="1" draw:name="Chart 3" draw:style-name="gr1" draw:text-style-name="P1" svg:width="410.23pt" svg:height="278.19pt" svg:x="18.74pt" svg:y="0.74pt">
              <loext:p draw:notify-on-update-of-ranges="'Copy of Sheet1'.B1:'Copy of Sheet1'.B273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1" table:number-columns-repeated="2"/>
          <table:table-cell table:style-name="ce13"/>
          <table:table-cell table:style-name="ce1" table:number-columns-repeated="7"/>
          <table:table-cell table:style-name="ce2" table:formula="of:=LOG([.Y33])" office:value-type="float" office:value="2.45939248775923" calcext:value-type="float">
            <text:p>2.4593924878</text:p>
          </table:table-cell>
          <table:table-cell table:style-name="ce3" table:formula="of:=[.Y32]+1" office:value-type="float" office:value="288" calcext:value-type="float">
            <text:p>288</text:p>
          </table:table-cell>
          <table:table-cell table:number-columns-repeated="999"/>
        </table:table-row>
        <table:table-row table:style-name="ro1">
          <table:table-cell table:style-name="ce5" table:formula="of:=([.B34]-[.B33])/[.B33]" office:value-type="percentage" office:value="-0.000418075181862731" calcext:value-type="percentage">
            <text:p>-0.04%</text:p>
          </table:table-cell>
          <table:table-cell office:value-type="float" office:value="836.82" calcext:value-type="float">
            <text:p>836.82</text:p>
          </table:table-cell>
          <table:table-cell table:style-name="ce7" table:formula="of:=[.A34]-[.$T$1]" office:value-type="percentage" office:value="-0.00151807518186273" calcext:value-type="percentage">
            <text:p>-0.15%</text:p>
          </table:table-cell>
          <table:table-cell table:style-name="ce1" table:formula="of:=[.B34]-[.$V$1]" office:value-type="float" office:value="-133.665" calcext:value-type="float">
            <text:p>-133.665</text:p>
          </table:table-cell>
          <table:table-cell table:style-name="ce7" table:formula="of:=SUM([.C33:.C34])" office:value-type="percentage" office:value="0" calcext:value-type="percentage">
            <text:p>0.00%</text:p>
          </table:table-cell>
          <table:table-cell table:style-name="ce8" table:formula="of:=MAX([.$C$1:.C34])-MIN([.$C$1:.C34])" office:value-type="float" office:value="0.037671500752623" calcext:value-type="float">
            <text:p>0.0376715008</text:p>
          </table:table-cell>
          <table:table-cell table:style-name="ce1" table:formula="of:=STDEV([.D33:.D34])" office:value-type="float" office:value="0.247487373415308" calcext:value-type="float">
            <text:p>0.2474873734</text:p>
          </table:table-cell>
          <table:table-cell table:style-name="ce1" table:formula="of:=[.F34]/[.G34]" office:value-type="float" office:value="0.152215849369441" calcext:value-type="float">
            <text:p>0.1522158494</text:p>
          </table:table-cell>
          <table:table-cell table:style-name="ce1" table:formula="of:=SUM([.$D$1:.D34])" office:value-type="float" office:value="-275.1" calcext:value-type="float">
            <text:p>-275.1</text:p>
          </table:table-cell>
          <table:table-cell table:style-name="ce1" table:formula="of:=MAX([.$D$1:.D34])-MIN([.$D$1:.D34])" office:value-type="float" office:value="37.6899999999999" calcext:value-type="float">
            <text:p>37.69</text:p>
          </table:table-cell>
          <table:table-cell table:style-name="ce1" table:formula="of:=STDEV([.$D$1:.D34])" office:value-type="float" office:value="9.53249848475486" calcext:value-type="float">
            <text:p>9.5324984848</text:p>
          </table:table-cell>
          <table:table-cell table:style-name="ce1" table:formula="of:=[.J34]/[.K34]" office:value-type="float" office:value="3.95384274755216" calcext:value-type="float">
            <text:p>3.9538427476</text:p>
          </table:table-cell>
          <table:table-cell table:style-name="ce1" table:number-columns-repeated="3"/>
          <table:table-cell table:style-name="ce13"/>
          <table:table-cell table:style-name="ce1" table:number-columns-repeated="7"/>
          <table:table-cell table:style-name="ce2" table:formula="of:=LOG([.Y34])" office:value-type="float" office:value="2.46089784275655" calcext:value-type="float">
            <text:p>2.4608978428</text:p>
          </table:table-cell>
          <table:table-cell table:style-name="ce3" table:formula="of:=[.Y33]+1" office:value-type="float" office:value="289" calcext:value-type="float">
            <text:p>289</text:p>
          </table:table-cell>
          <table:table-cell table:number-columns-repeated="999"/>
        </table:table-row>
        <table:table-row table:style-name="ro1">
          <table:table-cell table:style-name="ce5" table:formula="of:=([.B35]-[.B34])/[.B34]" office:value-type="percentage" office:value="0.001661050166105" calcext:value-type="percentage">
            <text:p>0.17%</text:p>
          </table:table-cell>
          <table:table-cell office:value-type="float" office:value="838.21" calcext:value-type="float">
            <text:p>838.21</text:p>
          </table:table-cell>
          <table:table-cell table:style-name="ce7" table:formula="of:=[.A35]-[.$T$1]" office:value-type="percentage" office:value="0.000561050166105" calcext:value-type="percentage">
            <text:p>0.06%</text:p>
          </table:table-cell>
          <table:table-cell table:style-name="ce1" table:formula="of:=[.B35]-[.$V$1]" office:value-type="float" office:value="-132.275" calcext:value-type="float">
            <text:p>-132.275</text:p>
          </table:table-cell>
          <table:table-cell table:style-name="ce7" table:formula="of:=SUM([.C34:.C35])" office:value-type="percentage" office:value="0" calcext:value-type="percentage">
            <text:p>0.00%</text:p>
          </table:table-cell>
          <table:table-cell table:style-name="ce8" table:formula="of:=MAX([.$C$1:.C35])-MIN([.$C$1:.C35])" office:value-type="float" office:value="0.037671500752623" calcext:value-type="float">
            <text:p>0.0376715008</text:p>
          </table:table-cell>
          <table:table-cell table:style-name="ce1" table:formula="of:=STDEV([.D34:.D35])" office:value-type="float" office:value="0.982878425849291" calcext:value-type="float">
            <text:p>0.9828784258</text:p>
          </table:table-cell>
          <table:table-cell table:style-name="ce1" table:formula="of:=[.F35]/[.G35]" office:value-type="float" office:value="0.0383277318556175" calcext:value-type="float">
            <text:p>0.0383277319</text:p>
          </table:table-cell>
          <table:table-cell table:style-name="ce1" table:formula="of:=SUM([.$D$1:.D35])" office:value-type="float" office:value="-275.1" calcext:value-type="float">
            <text:p>-275.1</text:p>
          </table:table-cell>
          <table:table-cell table:style-name="ce1" table:formula="of:=MAX([.$D$1:.D35])-MIN([.$D$1:.D35])" office:value-type="float" office:value="37.6899999999999" calcext:value-type="float">
            <text:p>37.69</text:p>
          </table:table-cell>
          <table:table-cell table:style-name="ce1" table:formula="of:=STDEV([.$D$1:.D35])" office:value-type="float" office:value="9.43744143506787" calcext:value-type="float">
            <text:p>9.4374414351</text:p>
          </table:table-cell>
          <table:table-cell table:style-name="ce1" table:formula="of:=[.J35]/[.K35]" office:value-type="float" office:value="3.9936671670301" calcext:value-type="float">
            <text:p>3.993667167</text:p>
          </table:table-cell>
          <table:table-cell table:style-name="ce1" table:number-columns-repeated="3"/>
          <table:table-cell table:style-name="ce13"/>
          <table:table-cell table:style-name="ce1" table:number-columns-repeated="7"/>
          <table:table-cell table:style-name="ce2" table:formula="of:=LOG([.Y35])" office:value-type="float" office:value="2.46239799789896" calcext:value-type="float">
            <text:p>2.4623979979</text:p>
          </table:table-cell>
          <table:table-cell table:style-name="ce3" table:formula="of:=[.Y34]+1" office:value-type="float" office:value="290" calcext:value-type="float">
            <text:p>290</text:p>
          </table:table-cell>
          <table:table-cell table:number-columns-repeated="999"/>
        </table:table-row>
        <table:table-row table:style-name="ro1">
          <table:table-cell table:style-name="ce5" table:formula="of:=([.B36]-[.B35])/[.B35]" office:value-type="percentage" office:value="0.0041039834886245" calcext:value-type="percentage">
            <text:p>0.41%</text:p>
          </table:table-cell>
          <table:table-cell office:value-type="float" office:value="841.65" calcext:value-type="float">
            <text:p>841.65</text:p>
          </table:table-cell>
          <table:table-cell table:style-name="ce7" table:formula="of:=[.A36]-[.$T$1]" office:value-type="percentage" office:value="0.0030039834886245" calcext:value-type="percentage">
            <text:p>0.30%</text:p>
          </table:table-cell>
          <table:table-cell table:style-name="ce1" table:formula="of:=[.B36]-[.$V$1]" office:value-type="float" office:value="-128.835" calcext:value-type="float">
            <text:p>-128.835</text:p>
          </table:table-cell>
          <table:table-cell table:style-name="ce7" table:formula="of:=SUM([.C35:.C36])" office:value-type="percentage" office:value="0" calcext:value-type="percentage">
            <text:p>0.00%</text:p>
          </table:table-cell>
          <table:table-cell table:style-name="ce8" table:formula="of:=MAX([.$C$1:.C36])-MIN([.$C$1:.C36])" office:value-type="float" office:value="0.037671500752623" calcext:value-type="float">
            <text:p>0.0376715008</text:p>
          </table:table-cell>
          <table:table-cell table:style-name="ce1" table:formula="of:=STDEV([.D35:.D36])" office:value-type="float" office:value="2.43244732728168" calcext:value-type="float">
            <text:p>2.4324473273</text:p>
          </table:table-cell>
          <table:table-cell table:style-name="ce1" table:formula="of:=[.F36]/[.G36]" office:value-type="float" office:value="0.0154870776974734" calcext:value-type="float">
            <text:p>0.0154870777</text:p>
          </table:table-cell>
          <table:table-cell table:style-name="ce1" table:formula="of:=SUM([.$D$1:.D36])" office:value-type="float" office:value="-275.1" calcext:value-type="float">
            <text:p>-275.1</text:p>
          </table:table-cell>
          <table:table-cell table:style-name="ce1" table:formula="of:=MAX([.$D$1:.D36])-MIN([.$D$1:.D36])" office:value-type="float" office:value="37.6899999999999" calcext:value-type="float">
            <text:p>37.69</text:p>
          </table:table-cell>
          <table:table-cell table:style-name="ce1" table:formula="of:=STDEV([.$D$1:.D36])" office:value-type="float" office:value="9.41652752952411" calcext:value-type="float">
            <text:p>9.4165275295</text:p>
          </table:table-cell>
          <table:table-cell table:style-name="ce1" table:formula="of:=[.J36]/[.K36]" office:value-type="float" office:value="4.00253701609522" calcext:value-type="float">
            <text:p>4.0025370161</text:p>
          </table:table-cell>
          <table:table-cell table:style-name="ce1" table:number-columns-repeated="3"/>
          <table:table-cell table:style-name="ce13"/>
          <table:table-cell table:style-name="ce1" table:number-columns-repeated="7"/>
          <table:table-cell table:style-name="ce2" table:formula="of:=LOG([.Y36])" office:value-type="float" office:value="2.46389298898591" calcext:value-type="float">
            <text:p>2.463892989</text:p>
          </table:table-cell>
          <table:table-cell table:style-name="ce3" table:formula="of:=[.Y35]+1" office:value-type="float" office:value="291" calcext:value-type="float">
            <text:p>291</text:p>
          </table:table-cell>
          <table:table-cell table:number-columns-repeated="999"/>
        </table:table-row>
        <table:table-row table:style-name="ro1">
          <table:table-cell table:style-name="ce5" table:formula="of:=([.B37]-[.B36])/[.B36]" office:value-type="percentage" office:value="0.00182973920275658" calcext:value-type="percentage">
            <text:p>0.18%</text:p>
          </table:table-cell>
          <table:table-cell office:value-type="float" office:value="843.19" calcext:value-type="float">
            <text:p>843.19</text:p>
          </table:table-cell>
          <table:table-cell table:style-name="ce7" table:formula="of:=[.A37]-[.$T$1]" office:value-type="percentage" office:value="0.000729739202756582" calcext:value-type="percentage">
            <text:p>0.07%</text:p>
          </table:table-cell>
          <table:table-cell table:style-name="ce1" table:formula="of:=[.B37]-[.$V$1]" office:value-type="float" office:value="-127.295" calcext:value-type="float">
            <text:p>-127.295</text:p>
          </table:table-cell>
          <table:table-cell table:style-name="ce7" table:formula="of:=SUM([.C36:.C37])" office:value-type="percentage" office:value="0" calcext:value-type="percentage">
            <text:p>0.00%</text:p>
          </table:table-cell>
          <table:table-cell table:style-name="ce8" table:formula="of:=MAX([.$C$1:.C37])-MIN([.$C$1:.C37])" office:value-type="float" office:value="0.037671500752623" calcext:value-type="float">
            <text:p>0.0376715008</text:p>
          </table:table-cell>
          <table:table-cell table:style-name="ce1" table:formula="of:=STDEV([.D36:.D37])" office:value-type="float" office:value="1.08894444302734" calcext:value-type="float">
            <text:p>1.088944443</text:p>
          </table:table-cell>
          <table:table-cell table:style-name="ce1" table:formula="of:=[.F37]/[.G37]" office:value-type="float" office:value="0.034594511220328" calcext:value-type="float">
            <text:p>0.0345945112</text:p>
          </table:table-cell>
          <table:table-cell table:style-name="ce1" table:formula="of:=SUM([.$D$1:.D37])" office:value-type="float" office:value="-275.1" calcext:value-type="float">
            <text:p>-275.1</text:p>
          </table:table-cell>
          <table:table-cell table:style-name="ce1" table:formula="of:=MAX([.$D$1:.D37])-MIN([.$D$1:.D37])" office:value-type="float" office:value="37.6899999999999" calcext:value-type="float">
            <text:p>37.69</text:p>
          </table:table-cell>
          <table:table-cell table:style-name="ce1" table:formula="of:=STDEV([.$D$1:.D37])" office:value-type="float" office:value="9.43195371600713" calcext:value-type="float">
            <text:p>9.431953716</text:p>
          </table:table-cell>
          <table:table-cell table:style-name="ce1" table:formula="of:=[.J37]/[.K37]" office:value-type="float" office:value="3.99599077082361" calcext:value-type="float">
            <text:p>3.9959907708</text:p>
          </table:table-cell>
          <table:table-cell table:style-name="ce1" table:number-columns-repeated="3"/>
          <table:table-cell table:style-name="ce13"/>
          <table:table-cell table:style-name="ce1" table:number-columns-repeated="7"/>
          <table:table-cell table:style-name="ce2" table:formula="of:=LOG([.Y37])" office:value-type="float" office:value="2.46538285144842" calcext:value-type="float">
            <text:p>2.4653828514</text:p>
          </table:table-cell>
          <table:table-cell table:style-name="ce3" table:formula="of:=[.Y36]+1" office:value-type="float" office:value="292" calcext:value-type="float">
            <text:p>292</text:p>
          </table:table-cell>
          <table:table-cell table:number-columns-repeated="999"/>
        </table:table-row>
        <table:table-row table:style-name="ro1">
          <table:table-cell table:style-name="ce5" table:formula="of:=([.B38]-[.B37])/[.B37]" office:value-type="percentage" office:value="0.0232094782907766" calcext:value-type="percentage">
            <text:p>2.32%</text:p>
          </table:table-cell>
          <table:table-cell office:value-type="float" office:value="862.76" calcext:value-type="float">
            <text:p>862.76</text:p>
          </table:table-cell>
          <table:table-cell table:style-name="ce7" table:formula="of:=[.A38]-[.$T$1]" office:value-type="percentage" office:value="0.0221094782907766" calcext:value-type="percentage">
            <text:p>2.21%</text:p>
          </table:table-cell>
          <table:table-cell table:style-name="ce1" table:formula="of:=[.B38]-[.$V$1]" office:value-type="float" office:value="-107.725" calcext:value-type="float">
            <text:p>-107.725</text:p>
          </table:table-cell>
          <table:table-cell table:style-name="ce7" table:formula="of:=SUM([.C37:.C38])" office:value-type="percentage" office:value="0" calcext:value-type="percentage">
            <text:p>0.00%</text:p>
          </table:table-cell>
          <table:table-cell table:style-name="ce8" table:formula="of:=MAX([.$C$1:.C38])-MIN([.$C$1:.C38])" office:value-type="float" office:value="0.0443551642879477" calcext:value-type="float">
            <text:p>0.0443551643</text:p>
          </table:table-cell>
          <table:table-cell table:style-name="ce1" table:formula="of:=STDEV([.D37:.D38])" office:value-type="float" office:value="13.8380797078207" calcext:value-type="float">
            <text:p>13.8380797078</text:p>
          </table:table-cell>
          <table:table-cell table:style-name="ce1" table:formula="of:=[.F38]/[.G38]" office:value-type="float" office:value="0.00320529764421577" calcext:value-type="float">
            <text:p>0.0032052976</text:p>
          </table:table-cell>
          <table:table-cell table:style-name="ce1" table:formula="of:=SUM([.$D$1:.D38])" office:value-type="float" office:value="-275.1" calcext:value-type="float">
            <text:p>-275.1</text:p>
          </table:table-cell>
          <table:table-cell table:style-name="ce1" table:formula="of:=MAX([.$D$1:.D38])-MIN([.$D$1:.D38])" office:value-type="float" office:value="48.3299999999999" calcext:value-type="float">
            <text:p>48.33</text:p>
          </table:table-cell>
          <table:table-cell table:style-name="ce1" table:formula="of:=STDEV([.$D$1:.D38])" office:value-type="float" office:value="10.4542008000133" calcext:value-type="float">
            <text:p>10.4542008</text:p>
          </table:table-cell>
          <table:table-cell table:style-name="ce1" table:formula="of:=[.J38]/[.K38]" office:value-type="float" office:value="4.62302197217587" calcext:value-type="float">
            <text:p>4.6230219722</text:p>
          </table:table-cell>
          <table:table-cell table:style-name="ce1" table:number-columns-repeated="3"/>
          <table:table-cell table:style-name="ce13"/>
          <table:table-cell table:style-name="ce1" table:number-columns-repeated="7"/>
          <table:table-cell table:style-name="ce2" table:formula="of:=LOG([.Y38])" office:value-type="float" office:value="2.46686762035411" calcext:value-type="float">
            <text:p>2.4668676204</text:p>
          </table:table-cell>
          <table:table-cell table:style-name="ce3" table:formula="of:=[.Y37]+1" office:value-type="float" office:value="293" calcext:value-type="float">
            <text:p>293</text:p>
          </table:table-cell>
          <table:table-cell table:number-columns-repeated="999"/>
        </table:table-row>
        <table:table-row table:style-name="ro1">
          <table:table-cell table:style-name="ce5" table:formula="of:=([.B39]-[.B38])/[.B38]" office:value-type="percentage" office:value="0.0110575362789189" calcext:value-type="percentage">
            <text:p>1.11%</text:p>
          </table:table-cell>
          <table:table-cell office:value-type="float" office:value="872.3" calcext:value-type="float">
            <text:p>872.3</text:p>
          </table:table-cell>
          <table:table-cell table:style-name="ce7" table:formula="of:=[.A39]-[.$T$1]" office:value-type="percentage" office:value="0.00995753627891891" calcext:value-type="percentage">
            <text:p>1.00%</text:p>
          </table:table-cell>
          <table:table-cell table:style-name="ce1" table:formula="of:=[.B39]-[.$V$1]" office:value-type="float" office:value="-98.185" calcext:value-type="float">
            <text:p>-98.185</text:p>
          </table:table-cell>
          <table:table-cell table:style-name="ce7" table:formula="of:=SUM([.C38:.C39])" office:value-type="percentage" office:value="0" calcext:value-type="percentage">
            <text:p>0.00%</text:p>
          </table:table-cell>
          <table:table-cell table:style-name="ce8" table:formula="of:=MAX([.$C$1:.C39])-MIN([.$C$1:.C39])" office:value-type="float" office:value="0.0443551642879477" calcext:value-type="float">
            <text:p>0.0443551643</text:p>
          </table:table-cell>
          <table:table-cell table:style-name="ce1" table:formula="of:=STDEV([.D38:.D39])" office:value-type="float" office:value="6.74579869251972" calcext:value-type="float">
            <text:p>6.7457986925</text:p>
          </table:table-cell>
          <table:table-cell table:style-name="ce1" table:formula="of:=[.F39]/[.G39]" office:value-type="float" office:value="0.00657522797665638" calcext:value-type="float">
            <text:p>0.006575228</text:p>
          </table:table-cell>
          <table:table-cell table:style-name="ce1" table:formula="of:=SUM([.$D$1:.D39])" office:value-type="float" office:value="-275.1" calcext:value-type="float">
            <text:p>-275.1</text:p>
          </table:table-cell>
          <table:table-cell table:style-name="ce1" table:formula="of:=MAX([.$D$1:.D39])-MIN([.$D$1:.D39])" office:value-type="float" office:value="57.87" calcext:value-type="float">
            <text:p>57.87</text:p>
          </table:table-cell>
          <table:table-cell table:style-name="ce1" table:formula="of:=STDEV([.$D$1:.D39])" office:value-type="float" office:value="11.9895048290529" calcext:value-type="float">
            <text:p>11.9895048291</text:p>
          </table:table-cell>
          <table:table-cell table:style-name="ce1" table:formula="of:=[.J39]/[.K39]" office:value-type="float" office:value="4.82672143888458" calcext:value-type="float">
            <text:p>4.8267214389</text:p>
          </table:table-cell>
          <table:table-cell table:style-name="ce1" table:number-columns-repeated="3"/>
          <table:table-cell table:style-name="ce13"/>
          <table:table-cell table:style-name="ce1" table:number-columns-repeated="7"/>
          <table:table-cell table:style-name="ce2" table:formula="of:=LOG([.Y39])" office:value-type="float" office:value="2.46834733041216" calcext:value-type="float">
            <text:p>2.4683473304</text:p>
          </table:table-cell>
          <table:table-cell table:style-name="ce3" table:formula="of:=[.Y38]+1" office:value-type="float" office:value="294" calcext:value-type="float">
            <text:p>294</text:p>
          </table:table-cell>
          <table:table-cell table:number-columns-repeated="999"/>
        </table:table-row>
        <table:table-row table:style-name="ro1">
          <table:table-cell table:style-name="ce5" table:formula="of:=([.B40]-[.B39])/[.B39]" office:value-type="percentage" office:value="-0.000653444915740055" calcext:value-type="percentage">
            <text:p>-0.07%</text:p>
          </table:table-cell>
          <table:table-cell office:value-type="float" office:value="871.73" calcext:value-type="float">
            <text:p>871.73</text:p>
          </table:table-cell>
          <table:table-cell table:style-name="ce7" table:formula="of:=[.A40]-[.$T$1]" office:value-type="percentage" office:value="-0.00175344491574005" calcext:value-type="percentage">
            <text:p>-0.18%</text:p>
          </table:table-cell>
          <table:table-cell table:style-name="ce1" table:formula="of:=[.B40]-[.$V$1]" office:value-type="float" office:value="-98.755" calcext:value-type="float">
            <text:p>-98.755</text:p>
          </table:table-cell>
          <table:table-cell table:style-name="ce7" table:formula="of:=SUM([.C39:.C40])" office:value-type="percentage" office:value="0" calcext:value-type="percentage">
            <text:p>0.00%</text:p>
          </table:table-cell>
          <table:table-cell table:style-name="ce8" table:formula="of:=MAX([.$C$1:.C40])-MIN([.$C$1:.C40])" office:value-type="float" office:value="0.0443551642879477" calcext:value-type="float">
            <text:p>0.0443551643</text:p>
          </table:table-cell>
          <table:table-cell table:style-name="ce1" table:formula="of:=STDEV([.D39:.D40])" office:value-type="float" office:value="0.403050865276367" calcext:value-type="float">
            <text:p>0.4030508653</text:p>
          </table:table-cell>
          <table:table-cell table:style-name="ce1" table:formula="of:=[.F40]/[.G40]" office:value-type="float" office:value="0.110048552451398" calcext:value-type="float">
            <text:p>0.1100485525</text:p>
          </table:table-cell>
          <table:table-cell table:style-name="ce1" table:formula="of:=SUM([.$D$1:.D40])" office:value-type="float" office:value="-275.1" calcext:value-type="float">
            <text:p>-275.1</text:p>
          </table:table-cell>
          <table:table-cell table:style-name="ce1" table:formula="of:=MAX([.$D$1:.D40])-MIN([.$D$1:.D40])" office:value-type="float" office:value="57.87" calcext:value-type="float">
            <text:p>57.87</text:p>
          </table:table-cell>
          <table:table-cell table:style-name="ce1" table:formula="of:=STDEV([.$D$1:.D40])" office:value-type="float" office:value="13.1745488683528" calcext:value-type="float">
            <text:p>13.1745488684</text:p>
          </table:table-cell>
          <table:table-cell table:style-name="ce1" table:formula="of:=[.J40]/[.K40]" office:value-type="float" office:value="4.3925602749869" calcext:value-type="float">
            <text:p>4.392560275</text:p>
          </table:table-cell>
          <table:table-cell table:style-name="ce1" table:number-columns-repeated="3"/>
          <table:table-cell table:style-name="ce13"/>
          <table:table-cell table:style-name="ce1" table:number-columns-repeated="7"/>
          <table:table-cell table:style-name="ce2" table:formula="of:=LOG([.Y40])" office:value-type="float" office:value="2.46982201597816" calcext:value-type="float">
            <text:p>2.469822016</text:p>
          </table:table-cell>
          <table:table-cell table:style-name="ce3" table:formula="of:=[.Y39]+1" office:value-type="float" office:value="295" calcext:value-type="float">
            <text:p>295</text:p>
          </table:table-cell>
          <table:table-cell table:number-columns-repeated="999"/>
        </table:table-row>
        <table:table-row table:style-name="ro1">
          <table:table-cell table:style-name="ce5" table:formula="of:=([.B41]-[.B40])/[.B40]" office:value-type="percentage" office:value="0.00289080334507242" calcext:value-type="percentage">
            <text:p>0.29%</text:p>
          </table:table-cell>
          <table:table-cell office:value-type="float" office:value="874.25" calcext:value-type="float">
            <text:p>874.25</text:p>
          </table:table-cell>
          <table:table-cell table:style-name="ce7" table:formula="of:=[.A41]-[.$T$1]" office:value-type="percentage" office:value="0.00179080334507242" calcext:value-type="percentage">
            <text:p>0.18%</text:p>
          </table:table-cell>
          <table:table-cell table:style-name="ce1" table:formula="of:=[.B41]-[.$V$1]" office:value-type="float" office:value="-96.235" calcext:value-type="float">
            <text:p>-96.235</text:p>
          </table:table-cell>
          <table:table-cell table:style-name="ce7" table:formula="of:=SUM([.C40:.C41])" office:value-type="percentage" office:value="0" calcext:value-type="percentage">
            <text:p>0.00%</text:p>
          </table:table-cell>
          <table:table-cell table:style-name="ce8" table:formula="of:=MAX([.$C$1:.C41])-MIN([.$C$1:.C41])" office:value-type="float" office:value="0.0443551642879477" calcext:value-type="float">
            <text:p>0.0443551643</text:p>
          </table:table-cell>
          <table:table-cell table:style-name="ce1" table:formula="of:=STDEV([.D40:.D41])" office:value-type="float" office:value="1.78190908859009" calcext:value-type="float">
            <text:p>1.7819090886</text:p>
          </table:table-cell>
          <table:table-cell table:style-name="ce1" table:formula="of:=[.F41]/[.G41]" office:value-type="float" office:value="0.0248919344830567" calcext:value-type="float">
            <text:p>0.0248919345</text:p>
          </table:table-cell>
          <table:table-cell table:style-name="ce1" table:formula="of:=SUM([.$D$1:.D41])" office:value-type="float" office:value="-275.1" calcext:value-type="float">
            <text:p>-275.1</text:p>
          </table:table-cell>
          <table:table-cell table:style-name="ce1" table:formula="of:=MAX([.$D$1:.D41])-MIN([.$D$1:.D41])" office:value-type="float" office:value="59.8199999999999" calcext:value-type="float">
            <text:p>59.82</text:p>
          </table:table-cell>
          <table:table-cell table:style-name="ce1" table:formula="of:=STDEV([.$D$1:.D41])" office:value-type="float" office:value="14.3124874693736" calcext:value-type="float">
            <text:p>14.3124874694</text:p>
          </table:table-cell>
          <table:table-cell table:style-name="ce1" table:formula="of:=[.J41]/[.K41]" office:value-type="float" office:value="4.17956697799772" calcext:value-type="float">
            <text:p>4.179566978</text:p>
          </table:table-cell>
          <table:table-cell table:style-name="ce1" table:number-columns-repeated="3"/>
          <table:table-cell table:style-name="ce13"/>
          <table:table-cell table:style-name="ce1" table:number-columns-repeated="7"/>
          <table:table-cell table:style-name="ce2" table:formula="of:=LOG([.Y41])" office:value-type="float" office:value="2.47129171105894" calcext:value-type="float">
            <text:p>2.4712917111</text:p>
          </table:table-cell>
          <table:table-cell table:style-name="ce3" table:formula="of:=[.Y40]+1" office:value-type="float" office:value="296" calcext:value-type="float">
            <text:p>296</text:p>
          </table:table-cell>
          <table:table-cell table:number-columns-repeated="999"/>
        </table:table-row>
        <table:table-row table:style-name="ro1">
          <table:table-cell table:style-name="ce5" table:formula="of:=([.B42]-[.B41])/[.B41]" office:value-type="percentage" office:value="0.0362710895052903" calcext:value-type="percentage">
            <text:p>3.63%</text:p>
          </table:table-cell>
          <table:table-cell office:value-type="float" office:value="905.96" calcext:value-type="float">
            <text:p>905.96</text:p>
          </table:table-cell>
          <table:table-cell table:style-name="ce7" table:formula="of:=[.A42]-[.$T$1]" office:value-type="percentage" office:value="0.0351710895052903" calcext:value-type="percentage">
            <text:p>3.52%</text:p>
          </table:table-cell>
          <table:table-cell table:style-name="ce1" table:formula="of:=[.B42]-[.$V$1]" office:value-type="float" office:value="-64.525" calcext:value-type="float">
            <text:p>-64.525</text:p>
          </table:table-cell>
          <table:table-cell table:style-name="ce7" table:formula="of:=SUM([.C41:.C42])" office:value-type="percentage" office:value="0" calcext:value-type="percentage">
            <text:p>0.00%</text:p>
          </table:table-cell>
          <table:table-cell table:style-name="ce8" table:formula="of:=MAX([.$C$1:.C42])-MIN([.$C$1:.C42])" office:value-type="float" office:value="0.0574167755024614" calcext:value-type="float">
            <text:p>0.0574167755</text:p>
          </table:table-cell>
          <table:table-cell table:style-name="ce1" table:formula="of:=STDEV([.D41:.D42])" office:value-type="float" office:value="22.4223560314254" calcext:value-type="float">
            <text:p>22.4223560314</text:p>
          </table:table-cell>
          <table:table-cell table:style-name="ce1" table:formula="of:=[.F42]/[.G42]" office:value-type="float" office:value="0.00256069323946112" calcext:value-type="float">
            <text:p>0.0025606932</text:p>
          </table:table-cell>
          <table:table-cell table:style-name="ce1" table:formula="of:=SUM([.$D$1:.D42])" office:value-type="float" office:value="-275.1" calcext:value-type="float">
            <text:p>-275.1</text:p>
          </table:table-cell>
          <table:table-cell table:style-name="ce1" table:formula="of:=MAX([.$D$1:.D42])-MIN([.$D$1:.D42])" office:value-type="float" office:value="91.53" calcext:value-type="float">
            <text:p>91.53</text:p>
          </table:table-cell>
          <table:table-cell table:style-name="ce1" table:formula="of:=STDEV([.$D$1:.D42])" office:value-type="float" office:value="17.6969636299262" calcext:value-type="float">
            <text:p>17.6969636299</text:p>
          </table:table-cell>
          <table:table-cell table:style-name="ce1" table:formula="of:=[.J42]/[.K42]" office:value-type="float" office:value="5.17207369094772" calcext:value-type="float">
            <text:p>5.1720736909</text:p>
          </table:table-cell>
          <table:table-cell table:style-name="ce1" table:number-columns-repeated="3"/>
          <table:table-cell table:style-name="ce13"/>
          <table:table-cell table:style-name="ce1" table:number-columns-repeated="7"/>
          <table:table-cell table:style-name="ce2" table:formula="of:=LOG([.Y42])" office:value-type="float" office:value="2.47275644931721" calcext:value-type="float">
            <text:p>2.4727564493</text:p>
          </table:table-cell>
          <table:table-cell table:style-name="ce3" table:formula="of:=[.Y41]+1" office:value-type="float" office:value="297" calcext:value-type="float">
            <text:p>297</text:p>
          </table:table-cell>
          <table:table-cell table:number-columns-repeated="999"/>
        </table:table-row>
        <table:table-row table:style-name="ro1">
          <table:table-cell table:style-name="ce5" table:formula="of:=([.B43]-[.B42])/[.B42]" office:value-type="percentage" office:value="0.00729612786436489" calcext:value-type="percentage">
            <text:p>0.73%</text:p>
          </table:table-cell>
          <table:table-cell office:value-type="float" office:value="912.57" calcext:value-type="float">
            <text:p>912.57</text:p>
          </table:table-cell>
          <table:table-cell table:style-name="ce7" table:formula="of:=[.A43]-[.$T$1]" office:value-type="percentage" office:value="0.00619612786436489" calcext:value-type="percentage">
            <text:p>0.62%</text:p>
          </table:table-cell>
          <table:table-cell table:style-name="ce1" table:formula="of:=[.B43]-[.$V$1]" office:value-type="float" office:value="-57.915" calcext:value-type="float">
            <text:p>-57.915</text:p>
          </table:table-cell>
          <table:table-cell table:style-name="ce7" table:formula="of:=SUM([.C42:.C43])" office:value-type="percentage" office:value="0" calcext:value-type="percentage">
            <text:p>0.00%</text:p>
          </table:table-cell>
          <table:table-cell table:style-name="ce8" table:formula="of:=MAX([.$C$1:.C43])-MIN([.$C$1:.C43])" office:value-type="float" office:value="0.0574167755024614" calcext:value-type="float">
            <text:p>0.0574167755</text:p>
          </table:table-cell>
          <table:table-cell table:style-name="ce1" table:formula="of:=STDEV([.D42:.D43])" office:value-type="float" office:value="4.67397582364309" calcext:value-type="float">
            <text:p>4.6739758236</text:p>
          </table:table-cell>
          <table:table-cell table:style-name="ce1" table:formula="of:=[.F43]/[.G43]" office:value-type="float" office:value="0.0122843544059473" calcext:value-type="float">
            <text:p>0.0122843544</text:p>
          </table:table-cell>
          <table:table-cell table:style-name="ce1" table:formula="of:=SUM([.$D$1:.D43])" office:value-type="float" office:value="-275.1" calcext:value-type="float">
            <text:p>-275.1</text:p>
          </table:table-cell>
          <table:table-cell table:style-name="ce1" table:formula="of:=MAX([.$D$1:.D43])-MIN([.$D$1:.D43])" office:value-type="float" office:value="98.14" calcext:value-type="float">
            <text:p>98.14</text:p>
          </table:table-cell>
          <table:table-cell table:style-name="ce1" table:formula="of:=STDEV([.$D$1:.D43])" office:value-type="float" office:value="20.8070987146544" calcext:value-type="float">
            <text:p>20.8070987147</text:p>
          </table:table-cell>
          <table:table-cell table:style-name="ce1" table:formula="of:=[.J43]/[.K43]" office:value-type="float" office:value="4.7166595086551" calcext:value-type="float">
            <text:p>4.7166595087</text:p>
          </table:table-cell>
          <table:table-cell table:style-name="ce1" table:number-columns-repeated="3"/>
          <table:table-cell table:style-name="ce13"/>
          <table:table-cell table:style-name="ce1" table:number-columns-repeated="7"/>
          <table:table-cell table:style-name="ce2" table:formula="of:=LOG([.Y43])" office:value-type="float" office:value="2.47421626407626" calcext:value-type="float">
            <text:p>2.4742162641</text:p>
          </table:table-cell>
          <table:table-cell table:style-name="ce3" table:formula="of:=[.Y42]+1" office:value-type="float" office:value="298" calcext:value-type="float">
            <text:p>298</text:p>
          </table:table-cell>
          <table:table-cell table:number-columns-repeated="999"/>
        </table:table-row>
        <table:table-row table:style-name="ro1">
          <table:table-cell table:style-name="ce5" table:formula="of:=([.B44]-[.B43])/[.B43]" office:value-type="percentage" office:value="0.00424077057102469" calcext:value-type="percentage">
            <text:p>0.42%</text:p>
          </table:table-cell>
          <table:table-cell office:value-type="float" office:value="916.44" calcext:value-type="float">
            <text:p>916.44</text:p>
          </table:table-cell>
          <table:table-cell table:style-name="ce7" table:formula="of:=[.A44]-[.$T$1]" office:value-type="percentage" office:value="0.00314077057102469" calcext:value-type="percentage">
            <text:p>0.31%</text:p>
          </table:table-cell>
          <table:table-cell table:style-name="ce1" table:formula="of:=[.B44]-[.$V$1]" office:value-type="float" office:value="-54.045" calcext:value-type="float">
            <text:p>-54.045</text:p>
          </table:table-cell>
          <table:table-cell table:style-name="ce7" table:formula="of:=SUM([.C43:.C44])" office:value-type="percentage" office:value="0" calcext:value-type="percentage">
            <text:p>0.00%</text:p>
          </table:table-cell>
          <table:table-cell table:style-name="ce8" table:formula="of:=MAX([.$C$1:.C44])-MIN([.$C$1:.C44])" office:value-type="float" office:value="0.0574167755024614" calcext:value-type="float">
            <text:p>0.0574167755</text:p>
          </table:table-cell>
          <table:table-cell table:style-name="ce1" table:formula="of:=STDEV([.D43:.D44])" office:value-type="float" office:value="2.73650324319194" calcext:value-type="float">
            <text:p>2.7365032432</text:p>
          </table:table-cell>
          <table:table-cell table:style-name="ce1" table:formula="of:=[.F44]/[.G44]" office:value-type="float" office:value="0.0209818042954295" calcext:value-type="float">
            <text:p>0.0209818043</text:p>
          </table:table-cell>
          <table:table-cell table:style-name="ce1" table:formula="of:=SUM([.$D$1:.D44])" office:value-type="float" office:value="-275.1" calcext:value-type="float">
            <text:p>-275.1</text:p>
          </table:table-cell>
          <table:table-cell table:style-name="ce1" table:formula="of:=MAX([.$D$1:.D44])-MIN([.$D$1:.D44])" office:value-type="float" office:value="102.01" calcext:value-type="float">
            <text:p>102.01</text:p>
          </table:table-cell>
          <table:table-cell table:style-name="ce1" table:formula="of:=STDEV([.$D$1:.D44])" office:value-type="float" office:value="23.5482161955775" calcext:value-type="float">
            <text:p>23.5482161956</text:p>
          </table:table-cell>
          <table:table-cell table:style-name="ce1" table:formula="of:=[.J44]/[.K44]" office:value-type="float" office:value="4.33196294584548" calcext:value-type="float">
            <text:p>4.3319629458</text:p>
          </table:table-cell>
          <table:table-cell table:style-name="ce1" table:number-columns-repeated="3"/>
          <table:table-cell table:style-name="ce13"/>
          <table:table-cell table:style-name="ce1" table:number-columns-repeated="7"/>
          <table:table-cell table:style-name="ce2" table:formula="of:=LOG([.Y44])" office:value-type="float" office:value="2.47567118832443" calcext:value-type="float">
            <text:p>2.4756711883</text:p>
          </table:table-cell>
          <table:table-cell table:style-name="ce3" table:formula="of:=[.Y43]+1" office:value-type="float" office:value="299" calcext:value-type="float">
            <text:p>299</text:p>
          </table:table-cell>
          <table:table-cell table:number-columns-repeated="999"/>
        </table:table-row>
        <table:table-row table:style-name="ro1">
          <table:table-cell table:style-name="ce5" table:formula="of:=([.B45]-[.B44])/[.B44]" office:value-type="percentage" office:value="0.0115664964427568" calcext:value-type="percentage">
            <text:p>1.16%</text:p>
          </table:table-cell>
          <table:table-cell office:value-type="float" office:value="927.04" calcext:value-type="float">
            <text:p>927.04</text:p>
          </table:table-cell>
          <table:table-cell table:style-name="ce7" table:formula="of:=[.A45]-[.$T$1]" office:value-type="percentage" office:value="0.0104664964427568" calcext:value-type="percentage">
            <text:p>1.05%</text:p>
          </table:table-cell>
          <table:table-cell table:style-name="ce1" table:formula="of:=[.B45]-[.$V$1]" office:value-type="float" office:value="-43.4449999999999" calcext:value-type="float">
            <text:p>-43.445</text:p>
          </table:table-cell>
          <table:table-cell table:style-name="ce7" table:formula="of:=SUM([.C44:.C45])" office:value-type="percentage" office:value="0" calcext:value-type="percentage">
            <text:p>0.00%</text:p>
          </table:table-cell>
          <table:table-cell table:style-name="ce8" table:formula="of:=MAX([.$C$1:.C45])-MIN([.$C$1:.C45])" office:value-type="float" office:value="0.0574167755024614" calcext:value-type="float">
            <text:p>0.0574167755</text:p>
          </table:table-cell>
          <table:table-cell table:style-name="ce1" table:formula="of:=STDEV([.D44:.D45])" office:value-type="float" office:value="7.49533188057742" calcext:value-type="float">
            <text:p>7.4953318806</text:p>
          </table:table-cell>
          <table:table-cell table:style-name="ce1" table:formula="of:=[.F45]/[.G45]" office:value-type="float" office:value="0.00766033798333132" calcext:value-type="float">
            <text:p>0.007660338</text:p>
          </table:table-cell>
          <table:table-cell table:style-name="ce1" table:formula="of:=SUM([.$D$1:.D45])" office:value-type="float" office:value="-275.1" calcext:value-type="float">
            <text:p>-275.1</text:p>
          </table:table-cell>
          <table:table-cell table:style-name="ce1" table:formula="of:=MAX([.$D$1:.D45])-MIN([.$D$1:.D45])" office:value-type="float" office:value="112.61" calcext:value-type="float">
            <text:p>112.61</text:p>
          </table:table-cell>
          <table:table-cell table:style-name="ce1" table:formula="of:=STDEV([.$D$1:.D45])" office:value-type="float" office:value="26.5027346444921" calcext:value-type="float">
            <text:p>26.5027346445</text:p>
          </table:table-cell>
          <table:table-cell table:style-name="ce1" table:formula="of:=[.J45]/[.K45]" office:value-type="float" office:value="4.24899549086354" calcext:value-type="float">
            <text:p>4.2489954909</text:p>
          </table:table-cell>
          <table:table-cell table:style-name="ce1" table:number-columns-repeated="3"/>
          <table:table-cell table:style-name="ce13"/>
          <table:table-cell table:style-name="ce1" table:number-columns-repeated="7"/>
          <table:table-cell table:style-name="ce2" table:formula="of:=LOG([.Y45])" office:value-type="float" office:value="2.47712125471966" calcext:value-type="float">
            <text:p>2.4771212547</text:p>
          </table:table-cell>
          <table:table-cell table:style-name="ce3" table:formula="of:=[.Y44]+1" office:value-type="float" office:value="300" calcext:value-type="float">
            <text:p>300</text:p>
          </table:table-cell>
          <table:table-cell table:number-columns-repeated="999"/>
        </table:table-row>
        <table:table-row table:style-name="ro1">
          <table:table-cell table:style-name="ce5" table:formula="of:=([.B46]-[.B45])/[.B45]" office:value-type="percentage" office:value="0.00498360372799436" calcext:value-type="percentage">
            <text:p>0.50%</text:p>
          </table:table-cell>
          <table:table-cell office:value-type="float" office:value="931.66" calcext:value-type="float">
            <text:p>931.66</text:p>
          </table:table-cell>
          <table:table-cell table:style-name="ce7" table:formula="of:=[.A46]-[.$T$1]" office:value-type="percentage" office:value="0.00388360372799436" calcext:value-type="percentage">
            <text:p>0.39%</text:p>
          </table:table-cell>
          <table:table-cell table:style-name="ce1" table:formula="of:=[.B46]-[.$V$1]" office:value-type="float" office:value="-38.825" calcext:value-type="float">
            <text:p>-38.825</text:p>
          </table:table-cell>
          <table:table-cell table:style-name="ce7" table:formula="of:=SUM([.C45:.C46])" office:value-type="percentage" office:value="0" calcext:value-type="percentage">
            <text:p>0.00%</text:p>
          </table:table-cell>
          <table:table-cell table:style-name="ce8" table:formula="of:=MAX([.$C$1:.C46])-MIN([.$C$1:.C46])" office:value-type="float" office:value="0.0574167755024614" calcext:value-type="float">
            <text:p>0.0574167755</text:p>
          </table:table-cell>
          <table:table-cell table:style-name="ce1" table:formula="of:=STDEV([.D45:.D46])" office:value-type="float" office:value="3.26683332908177" calcext:value-type="float">
            <text:p>3.2668333291</text:p>
          </table:table-cell>
          <table:table-cell table:style-name="ce1" table:formula="of:=[.F46]/[.G46]" office:value-type="float" office:value="0.0175756672344836" calcext:value-type="float">
            <text:p>0.0175756672</text:p>
          </table:table-cell>
          <table:table-cell table:style-name="ce1" table:formula="of:=SUM([.$D$1:.D46])" office:value-type="float" office:value="-275.1" calcext:value-type="float">
            <text:p>-275.1</text:p>
          </table:table-cell>
          <table:table-cell table:style-name="ce1" table:formula="of:=MAX([.$D$1:.D46])-MIN([.$D$1:.D46])" office:value-type="float" office:value="117.23" calcext:value-type="float">
            <text:p>117.23</text:p>
          </table:table-cell>
          <table:table-cell table:style-name="ce1" table:formula="of:=STDEV([.$D$1:.D46])" office:value-type="float" office:value="29.2238146195509" calcext:value-type="float">
            <text:p>29.2238146196</text:p>
          </table:table-cell>
          <table:table-cell table:style-name="ce1" table:formula="of:=[.J46]/[.K46]" office:value-type="float" office:value="4.01145440888379" calcext:value-type="float">
            <text:p>4.0114544089</text:p>
          </table:table-cell>
          <table:table-cell table:style-name="ce1" table:number-columns-repeated="3"/>
          <table:table-cell table:style-name="ce13"/>
          <table:table-cell table:style-name="ce1" table:number-columns-repeated="7"/>
          <table:table-cell table:style-name="ce2" table:formula="of:=LOG([.Y46])" office:value-type="float" office:value="2.47856649559384" calcext:value-type="float">
            <text:p>2.4785664956</text:p>
          </table:table-cell>
          <table:table-cell table:style-name="ce3" table:formula="of:=[.Y45]+1" office:value-type="float" office:value="301" calcext:value-type="float">
            <text:p>301</text:p>
          </table:table-cell>
          <table:table-cell table:number-columns-repeated="999"/>
        </table:table-row>
        <table:table-row table:style-name="ro1">
          <table:table-cell table:style-name="ce5" table:formula="of:=([.B47]-[.B46])/[.B46]" office:value-type="percentage" office:value="-0.00486228881780904" calcext:value-type="percentage">
            <text:p>-0.49%</text:p>
          </table:table-cell>
          <table:table-cell office:value-type="float" office:value="927.13" calcext:value-type="float">
            <text:p>927.13</text:p>
          </table:table-cell>
          <table:table-cell table:style-name="ce7" table:formula="of:=[.A47]-[.$T$1]" office:value-type="percentage" office:value="-0.00596228881780904" calcext:value-type="percentage">
            <text:p>-0.60%</text:p>
          </table:table-cell>
          <table:table-cell table:style-name="ce1" table:formula="of:=[.B47]-[.$V$1]" office:value-type="float" office:value="-43.355" calcext:value-type="float">
            <text:p>-43.355</text:p>
          </table:table-cell>
          <table:table-cell table:style-name="ce7" table:formula="of:=SUM([.C46:.C47])" office:value-type="percentage" office:value="0" calcext:value-type="percentage">
            <text:p>0.00%</text:p>
          </table:table-cell>
          <table:table-cell table:style-name="ce8" table:formula="of:=MAX([.$C$1:.C47])-MIN([.$C$1:.C47])" office:value-type="float" office:value="0.0574167755024614" calcext:value-type="float">
            <text:p>0.0574167755</text:p>
          </table:table-cell>
          <table:table-cell table:style-name="ce1" table:formula="of:=STDEV([.D46:.D47])" office:value-type="float" office:value="3.20319371877504" calcext:value-type="float">
            <text:p>3.2031937188</text:p>
          </table:table-cell>
          <table:table-cell table:style-name="ce1" table:formula="of:=[.F47]/[.G47]" office:value-type="float" office:value="0.017924852676228" calcext:value-type="float">
            <text:p>0.0179248527</text:p>
          </table:table-cell>
          <table:table-cell table:style-name="ce1" table:formula="of:=SUM([.$D$1:.D47])" office:value-type="float" office:value="-275.1" calcext:value-type="float">
            <text:p>-275.1</text:p>
          </table:table-cell>
          <table:table-cell table:style-name="ce1" table:formula="of:=MAX([.$D$1:.D47])-MIN([.$D$1:.D47])" office:value-type="float" office:value="117.23" calcext:value-type="float">
            <text:p>117.23</text:p>
          </table:table-cell>
          <table:table-cell table:style-name="ce1" table:formula="of:=STDEV([.$D$1:.D47])" office:value-type="float" office:value="31.2411453786484" calcext:value-type="float">
            <text:p>31.2411453786</text:p>
          </table:table-cell>
          <table:table-cell table:style-name="ce1" table:formula="of:=[.J47]/[.K47]" office:value-type="float" office:value="3.75242324118245" calcext:value-type="float">
            <text:p>3.7524232412</text:p>
          </table:table-cell>
          <table:table-cell table:style-name="ce1" table:number-columns-repeated="3"/>
          <table:table-cell table:style-name="ce13"/>
          <table:table-cell table:style-name="ce1" table:number-columns-repeated="7"/>
          <table:table-cell table:style-name="ce2" table:formula="of:=LOG([.Y47])" office:value-type="float" office:value="2.48000694295715" calcext:value-type="float">
            <text:p>2.480006943</text:p>
          </table:table-cell>
          <table:table-cell table:style-name="ce3" table:formula="of:=[.Y46]+1" office:value-type="float" office:value="302" calcext:value-type="float">
            <text:p>302</text:p>
          </table:table-cell>
          <table:table-cell table:number-columns-repeated="999"/>
        </table:table-row>
        <table:table-row table:style-name="ro1">
          <table:table-cell table:style-name="ce5" table:formula="of:=([.B48]-[.B47])/[.B47]" office:value-type="percentage" office:value="0.00773354330029238" calcext:value-type="percentage">
            <text:p>0.77%</text:p>
          </table:table-cell>
          <table:table-cell office:value-type="float" office:value="934.3" calcext:value-type="float">
            <text:p>934.3</text:p>
          </table:table-cell>
          <table:table-cell table:style-name="ce7" table:formula="of:=[.A48]-[.$T$1]" office:value-type="percentage" office:value="0.00663354330029238" calcext:value-type="percentage">
            <text:p>0.66%</text:p>
          </table:table-cell>
          <table:table-cell table:style-name="ce1" table:formula="of:=[.B48]-[.$V$1]" office:value-type="float" office:value="-36.1849999999999" calcext:value-type="float">
            <text:p>-36.185</text:p>
          </table:table-cell>
          <table:table-cell table:style-name="ce7" table:formula="of:=SUM([.C47:.C48])" office:value-type="percentage" office:value="0" calcext:value-type="percentage">
            <text:p>0.00%</text:p>
          </table:table-cell>
          <table:table-cell table:style-name="ce8" table:formula="of:=MAX([.$C$1:.C48])-MIN([.$C$1:.C48])" office:value-type="float" office:value="0.0574167755024614" calcext:value-type="float">
            <text:p>0.0574167755</text:p>
          </table:table-cell>
          <table:table-cell table:style-name="ce1" table:formula="of:=STDEV([.D47:.D48])" office:value-type="float" office:value="5.0699556211076" calcext:value-type="float">
            <text:p>5.0699556211</text:p>
          </table:table-cell>
          <table:table-cell table:style-name="ce1" table:formula="of:=[.F48]/[.G48]" office:value-type="float" office:value="0.0113249069209639" calcext:value-type="float">
            <text:p>0.0113249069</text:p>
          </table:table-cell>
          <table:table-cell table:style-name="ce1" table:formula="of:=SUM([.$D$1:.D48])" office:value-type="float" office:value="-275.1" calcext:value-type="float">
            <text:p>-275.1</text:p>
          </table:table-cell>
          <table:table-cell table:style-name="ce1" table:formula="of:=MAX([.$D$1:.D48])-MIN([.$D$1:.D48])" office:value-type="float" office:value="119.87" calcext:value-type="float">
            <text:p>119.87</text:p>
          </table:table-cell>
          <table:table-cell table:style-name="ce1" table:formula="of:=STDEV([.$D$1:.D48])" office:value-type="float" office:value="33.3451680524601" calcext:value-type="float">
            <text:p>33.3451680525</text:p>
          </table:table-cell>
          <table:table-cell table:style-name="ce1" table:formula="of:=[.J48]/[.K48]" office:value-type="float" office:value="3.59482368814021" calcext:value-type="float">
            <text:p>3.5948236881</text:p>
          </table:table-cell>
          <table:table-cell table:style-name="ce1" table:number-columns-repeated="3"/>
          <table:table-cell table:style-name="ce13"/>
          <table:table-cell table:style-name="ce1" table:number-columns-repeated="7"/>
          <table:table-cell table:style-name="ce2" table:formula="of:=LOG([.Y48])" office:value-type="float" office:value="2.4814426285023" calcext:value-type="float">
            <text:p>2.4814426285</text:p>
          </table:table-cell>
          <table:table-cell table:style-name="ce3" table:formula="of:=[.Y47]+1" office:value-type="float" office:value="303" calcext:value-type="float">
            <text:p>303</text:p>
          </table:table-cell>
          <table:table-cell table:number-columns-repeated="999"/>
        </table:table-row>
        <table:table-row table:style-name="ro1">
          <table:table-cell table:style-name="ce5" table:formula="of:=([.B49]-[.B48])/[.B48]" office:value-type="percentage" office:value="-0.00227978165471475" calcext:value-type="percentage">
            <text:p>-0.23%</text:p>
          </table:table-cell>
          <table:table-cell office:value-type="float" office:value="932.17" calcext:value-type="float">
            <text:p>932.17</text:p>
          </table:table-cell>
          <table:table-cell table:style-name="ce7" table:formula="of:=[.A49]-[.$T$1]" office:value-type="percentage" office:value="-0.00337978165471475" calcext:value-type="percentage">
            <text:p>-0.34%</text:p>
          </table:table-cell>
          <table:table-cell table:style-name="ce1" table:formula="of:=[.B49]-[.$V$1]" office:value-type="float" office:value="-38.3149999999999" calcext:value-type="float">
            <text:p>-38.315</text:p>
          </table:table-cell>
          <table:table-cell table:style-name="ce7" table:formula="of:=SUM([.C48:.C49])" office:value-type="percentage" office:value="0" calcext:value-type="percentage">
            <text:p>0.00%</text:p>
          </table:table-cell>
          <table:table-cell table:style-name="ce8" table:formula="of:=MAX([.$C$1:.C49])-MIN([.$C$1:.C49])" office:value-type="float" office:value="0.0574167755024614" calcext:value-type="float">
            <text:p>0.0574167755</text:p>
          </table:table-cell>
          <table:table-cell table:style-name="ce1" table:formula="of:=STDEV([.D48:.D49])" office:value-type="float" office:value="1.50613744392734" calcext:value-type="float">
            <text:p>1.5061374439</text:p>
          </table:table-cell>
          <table:table-cell table:style-name="ce1" table:formula="of:=[.F49]/[.G49]" office:value-type="float" office:value="0.038121869776203" calcext:value-type="float">
            <text:p>0.0381218698</text:p>
          </table:table-cell>
          <table:table-cell table:style-name="ce1" table:formula="of:=SUM([.$D$1:.D49])" office:value-type="float" office:value="-275.1" calcext:value-type="float">
            <text:p>-275.1</text:p>
          </table:table-cell>
          <table:table-cell table:style-name="ce1" table:formula="of:=MAX([.$D$1:.D49])-MIN([.$D$1:.D49])" office:value-type="float" office:value="119.87" calcext:value-type="float">
            <text:p>119.87</text:p>
          </table:table-cell>
          <table:table-cell table:style-name="ce1" table:formula="of:=STDEV([.$D$1:.D49])" office:value-type="float" office:value="35.0510904138613" calcext:value-type="float">
            <text:p>35.0510904139</text:p>
          </table:table-cell>
          <table:table-cell table:style-name="ce1" table:formula="of:=[.J49]/[.K49]" office:value-type="float" office:value="3.41986507651118" calcext:value-type="float">
            <text:p>3.4198650765</text:p>
          </table:table-cell>
          <table:table-cell table:style-name="ce1" table:number-columns-repeated="3"/>
          <table:table-cell table:style-name="ce13"/>
          <table:table-cell table:style-name="ce1" table:number-columns-repeated="7"/>
          <table:table-cell table:style-name="ce2" table:formula="of:=LOG([.Y49])" office:value-type="float" office:value="2.48287358360875" calcext:value-type="float">
            <text:p>2.4828735836</text:p>
          </table:table-cell>
          <table:table-cell table:style-name="ce3" table:formula="of:=[.Y48]+1" office:value-type="float" office:value="304" calcext:value-type="float">
            <text:p>304</text:p>
          </table:table-cell>
          <table:table-cell table:number-columns-repeated="999"/>
        </table:table-row>
        <table:table-row table:style-name="ro1">
          <table:table-cell table:style-name="ce5" table:formula="of:=([.B50]-[.B49])/[.B49]" office:value-type="percentage" office:value="-0.00363667571365749" calcext:value-type="percentage">
            <text:p>-0.36%</text:p>
          </table:table-cell>
          <table:table-cell office:value-type="float" office:value="928.78" calcext:value-type="float">
            <text:p>928.78</text:p>
          </table:table-cell>
          <table:table-cell table:style-name="ce7" table:formula="of:=[.A50]-[.$T$1]" office:value-type="percentage" office:value="-0.00473667571365749" calcext:value-type="percentage">
            <text:p>-0.47%</text:p>
          </table:table-cell>
          <table:table-cell table:style-name="ce1" table:formula="of:=[.B50]-[.$V$1]" office:value-type="float" office:value="-41.705" calcext:value-type="float">
            <text:p>-41.705</text:p>
          </table:table-cell>
          <table:table-cell table:style-name="ce7" table:formula="of:=SUM([.C49:.C50])" office:value-type="percentage" office:value="0" calcext:value-type="percentage">
            <text:p>0.00%</text:p>
          </table:table-cell>
          <table:table-cell table:style-name="ce8" table:formula="of:=MAX([.$C$1:.C50])-MIN([.$C$1:.C50])" office:value-type="float" office:value="0.0574167755024614" calcext:value-type="float">
            <text:p>0.0574167755</text:p>
          </table:table-cell>
          <table:table-cell table:style-name="ce1" table:formula="of:=STDEV([.D49:.D50])" office:value-type="float" office:value="2.39709198822247" calcext:value-type="float">
            <text:p>2.3970919882</text:p>
          </table:table-cell>
          <table:table-cell table:style-name="ce1" table:formula="of:=[.F50]/[.G50]" office:value-type="float" office:value="0.0239526792399144" calcext:value-type="float">
            <text:p>0.0239526792</text:p>
          </table:table-cell>
          <table:table-cell table:style-name="ce1" table:formula="of:=SUM([.$D$1:.D50])" office:value-type="float" office:value="-275.1" calcext:value-type="float">
            <text:p>-275.1</text:p>
          </table:table-cell>
          <table:table-cell table:style-name="ce1" table:formula="of:=MAX([.$D$1:.D50])-MIN([.$D$1:.D50])" office:value-type="float" office:value="119.87" calcext:value-type="float">
            <text:p>119.87</text:p>
          </table:table-cell>
          <table:table-cell table:style-name="ce1" table:formula="of:=STDEV([.$D$1:.D50])" office:value-type="float" office:value="36.390243153564" calcext:value-type="float">
            <text:p>36.3902431536</text:p>
          </table:table-cell>
          <table:table-cell table:style-name="ce1" table:formula="of:=[.J50]/[.K50]" office:value-type="float" office:value="3.29401481309586" calcext:value-type="float">
            <text:p>3.2940148131</text:p>
          </table:table-cell>
          <table:table-cell table:style-name="ce1" table:number-columns-repeated="3"/>
          <table:table-cell table:style-name="ce13"/>
          <table:table-cell table:style-name="ce1" table:number-columns-repeated="7"/>
          <table:table-cell table:style-name="ce2" table:formula="of:=LOG([.Y50])" office:value-type="float" office:value="2.48429983934679" calcext:value-type="float">
            <text:p>2.4842998393</text:p>
          </table:table-cell>
          <table:table-cell table:style-name="ce3" table:formula="of:=[.Y49]+1" office:value-type="float" office:value="305" calcext:value-type="float">
            <text:p>305</text:p>
          </table:table-cell>
          <table:table-cell table:number-columns-repeated="999"/>
        </table:table-row>
        <table:table-row table:style-name="ro1">
          <table:table-cell table:style-name="ce5" table:formula="of:=([.B51]-[.B50])/[.B50]" office:value-type="percentage" office:value="0.00195955985271006" calcext:value-type="percentage">
            <text:p>0.20%</text:p>
          </table:table-cell>
          <table:table-cell office:value-type="float" office:value="930.6" calcext:value-type="float">
            <text:p>930.6</text:p>
          </table:table-cell>
          <table:table-cell table:style-name="ce7" table:formula="of:=[.A51]-[.$T$1]" office:value-type="percentage" office:value="0.000859559852710061" calcext:value-type="percentage">
            <text:p>0.09%</text:p>
          </table:table-cell>
          <table:table-cell table:style-name="ce1" table:formula="of:=[.B51]-[.$V$1]" office:value-type="float" office:value="-39.885" calcext:value-type="float">
            <text:p>-39.885</text:p>
          </table:table-cell>
          <table:table-cell table:style-name="ce7" table:formula="of:=SUM([.C50:.C51])" office:value-type="percentage" office:value="0" calcext:value-type="percentage">
            <text:p>0.00%</text:p>
          </table:table-cell>
          <table:table-cell table:style-name="ce8" table:formula="of:=MAX([.$C$1:.C51])-MIN([.$C$1:.C51])" office:value-type="float" office:value="0.0574167755024614" calcext:value-type="float">
            <text:p>0.0574167755</text:p>
          </table:table-cell>
          <table:table-cell table:style-name="ce1" table:formula="of:=STDEV([.D50:.D51])" office:value-type="float" office:value="1.28693434175955" calcext:value-type="float">
            <text:p>1.2869343418</text:p>
          </table:table-cell>
          <table:table-cell table:style-name="ce1" table:formula="of:=[.F51]/[.G51]" office:value-type="float" office:value="0.0446151552875329" calcext:value-type="float">
            <text:p>0.0446151553</text:p>
          </table:table-cell>
          <table:table-cell table:style-name="ce1" table:formula="of:=SUM([.$D$1:.D51])" office:value-type="float" office:value="-275.1" calcext:value-type="float">
            <text:p>-275.1</text:p>
          </table:table-cell>
          <table:table-cell table:style-name="ce1" table:formula="of:=MAX([.$D$1:.D51])-MIN([.$D$1:.D51])" office:value-type="float" office:value="119.87" calcext:value-type="float">
            <text:p>119.87</text:p>
          </table:table-cell>
          <table:table-cell table:style-name="ce1" table:formula="of:=STDEV([.$D$1:.D51])" office:value-type="float" office:value="37.6424375760479" calcext:value-type="float">
            <text:p>37.642437576</text:p>
          </table:table-cell>
          <table:table-cell table:style-name="ce1" table:formula="of:=[.J51]/[.K51]" office:value-type="float" office:value="3.18443777074293" calcext:value-type="float">
            <text:p>3.1844377707</text:p>
          </table:table-cell>
          <table:table-cell table:style-name="ce1"/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in</text:p>
          </table:table-cell>
          <table:table-cell table:style-name="ce13" office:value-type="string" calcext:value-type="string">
            <text:p>range</text:p>
          </table:table-cell>
          <table:table-cell table:style-name="ce1" table:number-columns-repeated="4"/>
          <table:table-cell table:style-name="ce1" office:value-type="string" calcext:value-type="string">
            <text:p>halfway</text:p>
          </table:table-cell>
          <table:table-cell table:style-name="ce1" table:number-columns-repeated="2"/>
          <table:table-cell table:style-name="ce2" table:formula="of:=LOG([.Y51])" office:value-type="float" office:value="2.48572142648158" calcext:value-type="float">
            <text:p>2.4857214265</text:p>
          </table:table-cell>
          <table:table-cell table:style-name="ce3" table:formula="of:=[.Y50]+1" office:value-type="float" office:value="306" calcext:value-type="float">
            <text:p>306</text:p>
          </table:table-cell>
          <table:table-cell table:number-columns-repeated="999"/>
        </table:table-row>
        <table:table-row table:style-name="ro1">
          <table:table-cell table:style-name="ce5" table:formula="of:=([.B52]-[.B51])/[.B51]" office:value-type="percentage" office:value="0.00174081237911026" calcext:value-type="percentage">
            <text:p>0.17%</text:p>
          </table:table-cell>
          <table:table-cell office:value-type="float" office:value="932.22" calcext:value-type="float">
            <text:p>932.22</text:p>
          </table:table-cell>
          <table:table-cell table:style-name="ce7" table:formula="of:=[.A52]-[.$T$1]" office:value-type="percentage" office:value="0.000640812379110256" calcext:value-type="percentage">
            <text:p>0.06%</text:p>
          </table:table-cell>
          <table:table-cell table:style-name="ce1" table:formula="of:=[.B52]-[.$V$1]" office:value-type="float" office:value="-38.265" calcext:value-type="float">
            <text:p>-38.265</text:p>
          </table:table-cell>
          <table:table-cell table:style-name="ce7" table:formula="of:=SUM([.C51:.C52])" office:value-type="percentage" office:value="0" calcext:value-type="percentage">
            <text:p>0.00%</text:p>
          </table:table-cell>
          <table:table-cell table:style-name="ce8" table:formula="of:=MAX([.$C$1:.C52])-MIN([.$C$1:.C52])" office:value-type="float" office:value="0.0574167755024614" calcext:value-type="float">
            <text:p>0.0574167755</text:p>
          </table:table-cell>
          <table:table-cell table:style-name="ce1" table:formula="of:=STDEV([.D51:.D52])" office:value-type="float" office:value="1.14551298552221" calcext:value-type="float">
            <text:p>1.1455129855</text:p>
          </table:table-cell>
          <table:table-cell table:style-name="ce1" table:formula="of:=[.F52]/[.G52]" office:value-type="float" office:value="0.0501231991501926" calcext:value-type="float">
            <text:p>0.0501231992</text:p>
          </table:table-cell>
          <table:table-cell table:style-name="ce1" table:formula="of:=SUM([.$D$1:.D52])" office:value-type="float" office:value="-275.1" calcext:value-type="float">
            <text:p>-275.1</text:p>
          </table:table-cell>
          <table:table-cell table:style-name="ce1" table:formula="of:=MAX([.$D$1:.D52])-MIN([.$D$1:.D52])" office:value-type="float" office:value="119.87" calcext:value-type="float">
            <text:p>119.87</text:p>
          </table:table-cell>
          <table:table-cell table:style-name="ce1" table:formula="of:=STDEV([.$D$1:.D52])" office:value-type="float" office:value="38.8115932959527" calcext:value-type="float">
            <text:p>38.811593296</text:p>
          </table:table-cell>
          <table:table-cell table:style-name="ce1" table:formula="of:=[.J52]/[.K52]" office:value-type="float" office:value="3.08851015432289" calcext:value-type="float">
            <text:p>3.0885101543</text:p>
          </table:table-cell>
          <table:table-cell table:style-name="ce1"/>
          <table:table-cell table:style-name="ce8" table:formula="of:=MAX([.M55:.M256])" office:value-type="string" office:string-value="6.489789844" calcext:value-type="string">
            <text:p>6.489789844</text:p>
          </table:table-cell>
          <table:table-cell table:style-name="ce10" table:formula="of:=MIN([.M55:.M256])" office:value-type="string" office:string-value="-4.519139729" calcext:value-type="string">
            <text:p>-4.519139729</text:p>
          </table:table-cell>
          <table:table-cell table:style-name="ce13" table:formula="of:=[.N52]-[.O52]" office:value-type="string" office:string-value="11.009" calcext:value-type="string">
            <text:p>11.009</text:p>
          </table:table-cell>
          <table:table-cell table:style-name="ce10" table:number-columns-repeated="4"/>
          <table:table-cell table:style-name="ce10" table:formula="of:=([.P52]/2)+[.O52]" office:value-type="string" office:string-value="0.9853250575" calcext:value-type="string">
            <text:p>0.9853250575</text:p>
          </table:table-cell>
          <table:table-cell table:style-name="ce10"/>
          <table:table-cell table:style-name="ce1"/>
          <table:table-cell table:style-name="ce2" table:formula="of:=LOG([.Y52])" office:value-type="float" office:value="2.48713837547719" calcext:value-type="float">
            <text:p>2.4871383755</text:p>
          </table:table-cell>
          <table:table-cell table:style-name="ce3" table:formula="of:=[.Y51]+1" office:value-type="float" office:value="307" calcext:value-type="float">
            <text:p>307</text:p>
          </table:table-cell>
          <table:table-cell table:number-columns-repeated="999"/>
        </table:table-row>
        <table:table-row table:style-name="ro1">
          <table:table-cell table:style-name="ce5" table:formula="of:=([.B53]-[.B52])/[.B52]" office:value-type="percentage" office:value="0.00521336165282875" calcext:value-type="percentage">
            <text:p>0.52%</text:p>
          </table:table-cell>
          <table:table-cell office:value-type="float" office:value="937.08" calcext:value-type="float">
            <text:p>937.08</text:p>
          </table:table-cell>
          <table:table-cell table:style-name="ce7" table:formula="of:=[.A53]-[.$T$1]" office:value-type="percentage" office:value="0.00411336165282875" calcext:value-type="percentage">
            <text:p>0.41%</text:p>
          </table:table-cell>
          <table:table-cell table:style-name="ce1" table:formula="of:=[.B53]-[.$V$1]" office:value-type="float" office:value="-33.405" calcext:value-type="float">
            <text:p>-33.405</text:p>
          </table:table-cell>
          <table:table-cell table:style-name="ce7" table:formula="of:=SUM([.C52:.C53])" office:value-type="percentage" office:value="0" calcext:value-type="percentage">
            <text:p>0.00%</text:p>
          </table:table-cell>
          <table:table-cell table:style-name="ce8" table:formula="of:=MAX([.$C$1:.C53])-MIN([.$C$1:.C53])" office:value-type="float" office:value="0.0574167755024614" calcext:value-type="float">
            <text:p>0.0574167755</text:p>
          </table:table-cell>
          <table:table-cell table:style-name="ce1" table:formula="of:=STDEV([.D52:.D53])" office:value-type="float" office:value="3.43653895656663" calcext:value-type="float">
            <text:p>3.4365389566</text:p>
          </table:table-cell>
          <table:table-cell table:style-name="ce1" table:formula="of:=[.F53]/[.G53]" office:value-type="float" office:value="0.0167077330500642" calcext:value-type="float">
            <text:p>0.0167077331</text:p>
          </table:table-cell>
          <table:table-cell table:style-name="ce1" table:formula="of:=SUM([.$D$1:.D53])" office:value-type="float" office:value="-275.1" calcext:value-type="float">
            <text:p>-275.1</text:p>
          </table:table-cell>
          <table:table-cell table:style-name="ce1" table:formula="of:=MAX([.$D$1:.D53])-MIN([.$D$1:.D53])" office:value-type="float" office:value="122.65" calcext:value-type="float">
            <text:p>122.65</text:p>
          </table:table-cell>
          <table:table-cell table:style-name="ce1" table:formula="of:=STDEV([.$D$1:.D53])" office:value-type="float" office:value="40.0304592401977" calcext:value-type="float">
            <text:p>40.0304592402</text:p>
          </table:table-cell>
          <table:table-cell table:style-name="ce1" table:formula="of:=[.J53]/[.K53]" office:value-type="float" office:value="3.06391688549097" calcext:value-type="float">
            <text:p>3.0639168855</text:p>
          </table:table-cell>
          <table:table-cell table:style-name="ce1" table:number-columns-repeated="3"/>
          <table:table-cell table:style-name="ce13"/>
          <table:table-cell table:style-name="ce1" table:number-columns-repeated="7"/>
          <table:table-cell table:style-name="ce2" table:formula="of:=LOG([.Y53])" office:value-type="float" office:value="2.48855071650044" calcext:value-type="float">
            <text:p>2.4885507165</text:p>
          </table:table-cell>
          <table:table-cell table:style-name="ce3" table:formula="of:=[.Y52]+1" office:value-type="float" office:value="308" calcext:value-type="float">
            <text:p>308</text:p>
          </table:table-cell>
          <table:table-cell table:number-columns-repeated="999"/>
        </table:table-row>
        <table:table-row table:style-name="ro1">
          <table:table-cell table:style-name="ce5" table:formula="of:=([.B54]-[.B53])/[.B53]" office:value-type="percentage" office:value="0.00631749690528019" calcext:value-type="percentage">
            <text:p>0.63%</text:p>
          </table:table-cell>
          <table:table-cell office:value-type="float" office:value="943" calcext:value-type="float">
            <text:p>943</text:p>
          </table:table-cell>
          <table:table-cell table:style-name="ce7" table:formula="of:=[.A54]-[.$T$1]" office:value-type="percentage" office:value="0.00521749690528019" calcext:value-type="percentage">
            <text:p>0.52%</text:p>
          </table:table-cell>
          <table:table-cell table:style-name="ce1" table:formula="of:=[.B54]-[.$V$1]" office:value-type="float" office:value="-27.485" calcext:value-type="float">
            <text:p>-27.485</text:p>
          </table:table-cell>
          <table:table-cell table:style-name="ce7" table:formula="of:=SUM([.C53:.C54])" office:value-type="percentage" office:value="0" calcext:value-type="percentage">
            <text:p>0.00%</text:p>
          </table:table-cell>
          <table:table-cell table:style-name="ce8" table:formula="of:=MAX([.$C$1:.C54])-MIN([.$C$1:.C54])" office:value-type="float" office:value="0.0574167755024614" calcext:value-type="float">
            <text:p>0.0574167755</text:p>
          </table:table-cell>
          <table:table-cell table:style-name="ce1" table:formula="of:=STDEV([.D53:.D54])" office:value-type="float" office:value="4.18607214462433" calcext:value-type="float">
            <text:p>4.1860721446</text:p>
          </table:table-cell>
          <table:table-cell table:style-name="ce1" table:formula="of:=[.F54]/[.G54]" office:value-type="float" office:value="0.0137161457133974" calcext:value-type="float">
            <text:p>0.0137161457</text:p>
          </table:table-cell>
          <table:table-cell table:style-name="ce1" table:formula="of:=SUM([.$D$1:.D54])" office:value-type="float" office:value="-275.1" calcext:value-type="float">
            <text:p>-275.1</text:p>
          </table:table-cell>
          <table:table-cell table:style-name="ce1" table:formula="of:=MAX([.$D$1:.D54])-MIN([.$D$1:.D54])" office:value-type="float" office:value="128.57" calcext:value-type="float">
            <text:p>128.57</text:p>
          </table:table-cell>
          <table:table-cell table:style-name="ce1" table:formula="of:=STDEV([.$D$1:.D54])" office:value-type="float" office:value="41.3343424037408" calcext:value-type="float">
            <text:p>41.3343424037</text:p>
          </table:table-cell>
          <table:table-cell table:style-name="ce1" table:formula="of:=[.J54]/[.K54]" office:value-type="float" office:value="3.11048857979084" calcext:value-type="float">
            <text:p>3.1104885798</text:p>
          </table:table-cell>
          <table:table-cell table:style-name="ce1" table:number-columns-repeated="3"/>
          <table:table-cell table:style-name="ce13"/>
          <table:table-cell table:style-name="ce1" table:number-columns-repeated="7"/>
          <table:table-cell table:style-name="ce2" table:formula="of:=LOG([.Y54])" office:value-type="float" office:value="2.48995847942483" calcext:value-type="float">
            <text:p>2.4899584794</text:p>
          </table:table-cell>
          <table:table-cell table:style-name="ce3" table:formula="of:=[.Y53]+1" office:value-type="float" office:value="309" calcext:value-type="float">
            <text:p>309</text:p>
          </table:table-cell>
          <table:table-cell table:number-columns-repeated="999"/>
        </table:table-row>
        <table:table-row table:style-name="ro1">
          <table:table-cell table:style-name="ce5" table:formula="of:=([.B55]-[.B54])/[.B54]" office:value-type="percentage" office:value="-0.0247932131495228" calcext:value-type="percentage">
            <text:p>-2.48%</text:p>
          </table:table-cell>
          <table:table-cell office:value-type="float" office:value="919.62" calcext:value-type="float">
            <text:p>919.62</text:p>
          </table:table-cell>
          <table:table-cell table:style-name="ce7" table:formula="of:=[.A55]-[.$T$1]" office:value-type="percentage" office:value="-0.0258932131495228" calcext:value-type="percentage">
            <text:p>-2.59%</text:p>
          </table:table-cell>
          <table:table-cell table:style-name="ce1" table:formula="of:=[.B55]-[.$V$1]" office:value-type="float" office:value="-50.865" calcext:value-type="float">
            <text:p>-50.865</text:p>
          </table:table-cell>
          <table:table-cell table:style-name="ce7" table:formula="of:=SUM([.C54:.C55])" office:value-type="percentage" office:value="0" calcext:value-type="percentage">
            <text:p>0.00%</text:p>
          </table:table-cell>
          <table:table-cell table:style-name="ce8" table:formula="of:=MAX([.$C$1:.C55])-MIN([.$C$1:.C55])" office:value-type="float" office:value="0.0610643026548131" calcext:value-type="float">
            <text:p>0.0610643027</text:p>
          </table:table-cell>
          <table:table-cell table:style-name="ce1" table:formula="of:=STDEV([.D54:.D55])" office:value-type="float" office:value="16.5321565441415" calcext:value-type="float">
            <text:p>16.5321565441</text:p>
          </table:table-cell>
          <table:table-cell table:style-name="ce1" table:formula="of:=[.F55]/[.G55]" office:value-type="float" office:value="0.0036936683058722" calcext:value-type="float">
            <text:p>0.0036936683</text:p>
          </table:table-cell>
          <table:table-cell table:style-name="ce1" table:formula="of:=SUM([.$D$1:.D55])" office:value-type="float" office:value="-275.1" calcext:value-type="float">
            <text:p>-275.1</text:p>
          </table:table-cell>
          <table:table-cell table:style-name="ce1" table:formula="of:=MAX([.$D$1:.D55])-MIN([.$D$1:.D55])" office:value-type="float" office:value="128.57" calcext:value-type="float">
            <text:p>128.57</text:p>
          </table:table-cell>
          <table:table-cell table:style-name="ce1" table:formula="of:=STDEV([.$D$1:.D55])" office:value-type="float" office:value="41.76323342359" calcext:value-type="float">
            <text:p>41.7632334236</text:p>
          </table:table-cell>
          <table:table-cell table:style-name="ce1" table:formula="of:=[.J55]/[.K55]" office:value-type="float" office:value="3.07854515707534" calcext:value-type="float">
            <text:p>3.0785451571</text:p>
          </table:table-cell>
          <table:table-cell table:style-name="ce1" table:formula="of:=SLOPE([.H15:.H55];[.X15:.X55])" office:value-type="float" office:value="-1.15705222965594" calcext:value-type="float">
            <text:p>-1.1570522297</text:p>
          </table:table-cell>
          <table:table-cell table:style-name="ce9" table:formula="of:=AVERAGE([.B41:.B55])" office:value-type="float" office:value="923.521333333333" calcext:value-type="float">
            <text:p>923.5213333333</text:p>
          </table:table-cell>
          <table:table-cell table:style-name="ce1" table:formula="of:=[.B55]-[.N55]" office:value-type="float" office:value="-3.90133333333347" calcext:value-type="float">
            <text:p>-3.9013333333</text:p>
          </table:table-cell>
          <table:table-cell table:style-name="ce15" table:formula="of:=IF(([.M55] &gt; [.U52]);(1-(([.M55]-[.$O$52])/[.$P$52]));(([.M55]-[.$O$52])/[.$P$52]))" office:value-type="float" office:value="0.305394449935876" calcext:value-type="float">
            <text:p>0.305</text:p>
          </table:table-cell>
          <table:table-cell table:style-name="ce1" table:number-columns-repeated="7"/>
          <table:table-cell table:style-name="ce2" table:formula="of:=LOG([.Y55])" office:value-type="float" office:value="2.49136169383427" calcext:value-type="float">
            <text:p>2.4913616938</text:p>
          </table:table-cell>
          <table:table-cell table:style-name="ce3" table:formula="of:=[.Y54]+1" office:value-type="float" office:value="310" calcext:value-type="float">
            <text:p>310</text:p>
          </table:table-cell>
          <table:table-cell table:number-columns-repeated="999"/>
        </table:table-row>
        <table:table-row table:style-name="ro1">
          <table:table-cell table:style-name="ce5" table:formula="of:=([.B56]-[.B55])/[.B55]" office:value-type="percentage" office:value="0.0115482481894696" calcext:value-type="percentage">
            <text:p>1.15%</text:p>
          </table:table-cell>
          <table:table-cell office:value-type="float" office:value="930.24" calcext:value-type="float">
            <text:p>930.24</text:p>
          </table:table-cell>
          <table:table-cell table:style-name="ce7" table:formula="of:=[.A56]-[.$T$1]" office:value-type="percentage" office:value="0.0104482481894696" calcext:value-type="percentage">
            <text:p>1.04%</text:p>
          </table:table-cell>
          <table:table-cell table:style-name="ce1" table:formula="of:=[.B56]-[.$V$1]" office:value-type="float" office:value="-40.245" calcext:value-type="float">
            <text:p>-40.245</text:p>
          </table:table-cell>
          <table:table-cell table:style-name="ce7" table:formula="of:=SUM([.C55:.C56])" office:value-type="percentage" office:value="0" calcext:value-type="percentage">
            <text:p>0.00%</text:p>
          </table:table-cell>
          <table:table-cell table:style-name="ce8" table:formula="of:=MAX([.$C$1:.C56])-MIN([.$C$1:.C56])" office:value-type="float" office:value="0.0610643026548131" calcext:value-type="float">
            <text:p>0.0610643027</text:p>
          </table:table-cell>
          <table:table-cell table:style-name="ce1" table:formula="of:=STDEV([.D55:.D56])" office:value-type="float" office:value="7.50947401620114" calcext:value-type="float">
            <text:p>7.5094740162</text:p>
          </table:table-cell>
          <table:table-cell table:style-name="ce1" table:formula="of:=[.F56]/[.G56]" office:value-type="float" office:value="0.00813163512159059" calcext:value-type="float">
            <text:p>0.0081316351</text:p>
          </table:table-cell>
          <table:table-cell table:style-name="ce1" table:formula="of:=SUM([.$D$1:.D56])" office:value-type="float" office:value="-275.1" calcext:value-type="float">
            <text:p>-275.1</text:p>
          </table:table-cell>
          <table:table-cell table:style-name="ce1" table:formula="of:=MAX([.$D$1:.D56])-MIN([.$D$1:.D56])" office:value-type="float" office:value="128.57" calcext:value-type="float">
            <text:p>128.57</text:p>
          </table:table-cell>
          <table:table-cell table:style-name="ce1" table:formula="of:=STDEV([.$D$1:.D56])" office:value-type="float" office:value="42.4360579000619" calcext:value-type="float">
            <text:p>42.4360579001</text:p>
          </table:table-cell>
          <table:table-cell table:style-name="ce1" table:formula="of:=[.J56]/[.K56]" office:value-type="float" office:value="3.02973476713568" calcext:value-type="float">
            <text:p>3.0297347671</text:p>
          </table:table-cell>
          <table:table-cell table:style-name="ce1" table:formula="of:=SLOPE([.H16:.H56];[.X16:.X56])" office:value-type="float" office:value="-1.41428479280286" calcext:value-type="float">
            <text:p>-1.4142847928</text:p>
          </table:table-cell>
          <table:table-cell table:style-name="ce9" table:formula="of:=AVERAGE([.B42:.B56])" office:value-type="float" office:value="927.254" calcext:value-type="float">
            <text:p>927.254</text:p>
          </table:table-cell>
          <table:table-cell table:style-name="ce1" table:formula="of:=[.B56]-[.N56]" office:value-type="float" office:value="2.98599999999988" calcext:value-type="float">
            <text:p>2.986</text:p>
          </table:table-cell>
          <table:table-cell table:style-name="ce15" table:formula="of:=IF(([.M56] &gt; [.U53]);(1-(([.M56]-[.$O$52])/[.$P$52]));(([.M56]-[.$O$52])/[.$P$52]))" office:value-type="float" office:value="0.282028788827063" calcext:value-type="float">
            <text:p>0.282</text:p>
          </table:table-cell>
          <table:table-cell table:style-name="ce13" table:number-columns-repeated="4"/>
          <table:table-cell table:style-name="ce13" table:formula="of:=[.O56]-[.O55]" office:value-type="float" office:value="6.88733333333335" calcext:value-type="float">
            <text:p>6.887</text:p>
          </table:table-cell>
          <table:table-cell table:style-name="ce1" table:number-columns-repeated="2"/>
          <table:table-cell table:style-name="ce2" table:formula="of:=LOG([.Y56])" office:value-type="float" office:value="2.49276038902684" calcext:value-type="float">
            <text:p>2.492760389</text:p>
          </table:table-cell>
          <table:table-cell table:style-name="ce3" table:formula="of:=[.Y55]+1" office:value-type="float" office:value="311" calcext:value-type="float">
            <text:p>311</text:p>
          </table:table-cell>
          <table:table-cell table:number-columns-repeated="999"/>
        </table:table-row>
        <table:table-row table:style-name="ro1">
          <table:table-cell table:style-name="ce5" table:formula="of:=([.B57]-[.B56])/[.B56]" office:value-type="percentage" office:value="0.00405271757825935" calcext:value-type="percentage">
            <text:p>0.41%</text:p>
          </table:table-cell>
          <table:table-cell office:value-type="float" office:value="934.01" calcext:value-type="float">
            <text:p>934.01</text:p>
          </table:table-cell>
          <table:table-cell table:style-name="ce7" table:formula="of:=[.A57]-[.$T$1]" office:value-type="percentage" office:value="0.00295271757825935" calcext:value-type="percentage">
            <text:p>0.30%</text:p>
          </table:table-cell>
          <table:table-cell table:style-name="ce1" table:formula="of:=[.B57]-[.$V$1]" office:value-type="float" office:value="-36.475" calcext:value-type="float">
            <text:p>-36.475</text:p>
          </table:table-cell>
          <table:table-cell table:style-name="ce7" table:formula="of:=SUM([.C56:.C57])" office:value-type="percentage" office:value="0" calcext:value-type="percentage">
            <text:p>0.00%</text:p>
          </table:table-cell>
          <table:table-cell table:style-name="ce8" table:formula="of:=MAX([.$C$1:.C57])-MIN([.$C$1:.C57])" office:value-type="float" office:value="0.0610643026548131" calcext:value-type="float">
            <text:p>0.0610643027</text:p>
          </table:table-cell>
          <table:table-cell table:style-name="ce1" table:formula="of:=STDEV([.D56:.D57])" office:value-type="float" office:value="2.66579256507327" calcext:value-type="float">
            <text:p>2.6657925651</text:p>
          </table:table-cell>
          <table:table-cell table:style-name="ce1" table:formula="of:=[.F57]/[.G57]" office:value-type="float" office:value="0.0229066220136054" calcext:value-type="float">
            <text:p>0.022906622</text:p>
          </table:table-cell>
          <table:table-cell table:style-name="ce1" table:formula="of:=SUM([.$D$1:.D57])" office:value-type="float" office:value="-275.1" calcext:value-type="float">
            <text:p>-275.1</text:p>
          </table:table-cell>
          <table:table-cell table:style-name="ce1" table:formula="of:=MAX([.$D$1:.D57])-MIN([.$D$1:.D57])" office:value-type="float" office:value="128.57" calcext:value-type="float">
            <text:p>128.57</text:p>
          </table:table-cell>
          <table:table-cell table:style-name="ce1" table:formula="of:=STDEV([.$D$1:.D57])" office:value-type="float" office:value="43.1484692035712" calcext:value-type="float">
            <text:p>43.1484692036</text:p>
          </table:table-cell>
          <table:table-cell table:style-name="ce1" table:formula="of:=[.J57]/[.K57]" office:value-type="float" office:value="2.97971173423132" calcext:value-type="float">
            <text:p>2.9797117342</text:p>
          </table:table-cell>
          <table:table-cell table:style-name="ce1" table:formula="of:=SLOPE([.H17:.H57];[.X17:.X57])" office:value-type="float" office:value="-1.53739960018528" calcext:value-type="float">
            <text:p>-1.5373996002</text:p>
          </table:table-cell>
          <table:table-cell table:style-name="ce9" table:formula="of:=AVERAGE([.B43:.B57])" office:value-type="float" office:value="929.124" calcext:value-type="float">
            <text:p>929.124</text:p>
          </table:table-cell>
          <table:table-cell table:style-name="ce1" table:formula="of:=[.B57]-[.N57]" office:value-type="float" office:value="4.88599999999997" calcext:value-type="float">
            <text:p>4.886</text:p>
          </table:table-cell>
          <table:table-cell table:style-name="ce15" table:formula="of:=IF(([.M57] &gt; [.U54]);(1-(([.M57]-[.$O$52])/[.$P$52]));(([.M57]-[.$O$52])/[.$P$52]))" office:value-type="float" office:value="0.270845683423991" calcext:value-type="float">
            <text:p>0.271</text:p>
          </table:table-cell>
          <table:table-cell table:style-name="ce13" table:number-columns-repeated="4"/>
          <table:table-cell table:style-name="ce13" table:formula="of:=[.O57]-[.O56]" office:value-type="float" office:value="1.90000000000009" calcext:value-type="float">
            <text:p>1.900</text:p>
          </table:table-cell>
          <table:table-cell table:style-name="ce1" table:number-columns-repeated="2"/>
          <table:table-cell table:style-name="ce2" table:formula="of:=LOG([.Y57])" office:value-type="float" office:value="2.49415459401844" calcext:value-type="float">
            <text:p>2.494154594</text:p>
          </table:table-cell>
          <table:table-cell table:style-name="ce3" table:formula="of:=[.Y56]+1" office:value-type="float" office:value="312" calcext:value-type="float">
            <text:p>312</text:p>
          </table:table-cell>
          <table:table-cell table:number-columns-repeated="999"/>
        </table:table-row>
        <table:table-row table:style-name="ro1">
          <table:table-cell table:style-name="ce5" table:formula="of:=([.B58]-[.B57])/[.B57]" office:value-type="percentage" office:value="0.00840462093553605" calcext:value-type="percentage">
            <text:p>0.84%</text:p>
          </table:table-cell>
          <table:table-cell office:value-type="float" office:value="941.86" calcext:value-type="float">
            <text:p>941.86</text:p>
          </table:table-cell>
          <table:table-cell table:style-name="ce7" table:formula="of:=[.A58]-[.$T$1]" office:value-type="percentage" office:value="0.00730462093553605" calcext:value-type="percentage">
            <text:p>0.73%</text:p>
          </table:table-cell>
          <table:table-cell table:style-name="ce1" table:formula="of:=[.B58]-[.$V$1]" office:value-type="float" office:value="-28.625" calcext:value-type="float">
            <text:p>-28.625</text:p>
          </table:table-cell>
          <table:table-cell table:style-name="ce7" table:formula="of:=SUM([.C57:.C58])" office:value-type="percentage" office:value="0" calcext:value-type="percentage">
            <text:p>0.00%</text:p>
          </table:table-cell>
          <table:table-cell table:style-name="ce8" table:formula="of:=MAX([.$C$1:.C58])-MIN([.$C$1:.C58])" office:value-type="float" office:value="0.0610643026548131" calcext:value-type="float">
            <text:p>0.0610643027</text:p>
          </table:table-cell>
          <table:table-cell table:style-name="ce1" table:formula="of:=STDEV([.D57:.D58])" office:value-type="float" office:value="5.55078823231441" calcext:value-type="float">
            <text:p>5.5507882323</text:p>
          </table:table-cell>
          <table:table-cell table:style-name="ce1" table:formula="of:=[.F58]/[.G58]" office:value-type="float" office:value="0.0110010146485722" calcext:value-type="float">
            <text:p>0.0110010146</text:p>
          </table:table-cell>
          <table:table-cell table:style-name="ce1" table:formula="of:=SUM([.$D$1:.D58])" office:value-type="float" office:value="-275.1" calcext:value-type="float">
            <text:p>-275.1</text:p>
          </table:table-cell>
          <table:table-cell table:style-name="ce1" table:formula="of:=MAX([.$D$1:.D58])-MIN([.$D$1:.D58])" office:value-type="float" office:value="128.57" calcext:value-type="float">
            <text:p>128.57</text:p>
          </table:table-cell>
          <table:table-cell table:style-name="ce1" table:formula="of:=STDEV([.$D$1:.D58])" office:value-type="float" office:value="44.0216526412903" calcext:value-type="float">
            <text:p>44.0216526413</text:p>
          </table:table-cell>
          <table:table-cell table:style-name="ce1" table:formula="of:=[.J58]/[.K58]" office:value-type="float" office:value="2.92060820723044" calcext:value-type="float">
            <text:p>2.9206082072</text:p>
          </table:table-cell>
          <table:table-cell table:style-name="ce1" table:formula="of:=SLOPE([.H18:.H58];[.X18:.X58])" office:value-type="float" office:value="-1.78801449380288" calcext:value-type="float">
            <text:p>-1.7880144938</text:p>
          </table:table-cell>
          <table:table-cell table:style-name="ce9" table:formula="of:=AVERAGE([.B44:.B58])" office:value-type="float" office:value="931.076666666667" calcext:value-type="float">
            <text:p>931.0766666667</text:p>
          </table:table-cell>
          <table:table-cell table:style-name="ce1" table:formula="of:=[.B58]-[.N58]" office:value-type="float" office:value="10.7833333333331" calcext:value-type="float">
            <text:p>10.7833333333</text:p>
          </table:table-cell>
          <table:table-cell table:style-name="ce15" table:formula="of:=IF(([.M58] &gt; [.U55]);(1-(([.M58]-[.$O$52])/[.$P$52]));(([.M58]-[.$O$52])/[.$P$52]))" office:value-type="float" office:value="0.248081136815072" calcext:value-type="float">
            <text:p>0.248</text:p>
          </table:table-cell>
          <table:table-cell table:style-name="ce13" table:number-columns-repeated="4"/>
          <table:table-cell table:style-name="ce13" table:formula="of:=[.O58]-[.O57]" office:value-type="float" office:value="5.89733333333311" calcext:value-type="float">
            <text:p>5.897</text:p>
          </table:table-cell>
          <table:table-cell table:style-name="ce1" table:number-columns-repeated="2"/>
          <table:table-cell table:style-name="ce2" table:formula="of:=LOG([.Y58])" office:value-type="float" office:value="2.49554433754645" calcext:value-type="float">
            <text:p>2.4955443375</text:p>
          </table:table-cell>
          <table:table-cell table:style-name="ce3" table:formula="of:=[.Y57]+1" office:value-type="float" office:value="313" calcext:value-type="float">
            <text:p>313</text:p>
          </table:table-cell>
          <table:table-cell table:number-columns-repeated="999"/>
        </table:table-row>
        <table:table-row table:style-name="ro1">
          <table:table-cell table:style-name="ce5" table:formula="of:=([.B59]-[.B58])/[.B58]" office:value-type="percentage" office:value="0.00738963327883129" calcext:value-type="percentage">
            <text:p>0.74%</text:p>
          </table:table-cell>
          <table:table-cell office:value-type="float" office:value="948.82" calcext:value-type="float">
            <text:p>948.82</text:p>
          </table:table-cell>
          <table:table-cell table:style-name="ce7" table:formula="of:=[.A59]-[.$T$1]" office:value-type="percentage" office:value="0.00628963327883129" calcext:value-type="percentage">
            <text:p>0.63%</text:p>
          </table:table-cell>
          <table:table-cell table:style-name="ce1" table:formula="of:=[.B59]-[.$V$1]" office:value-type="float" office:value="-21.665" calcext:value-type="float">
            <text:p>-21.665</text:p>
          </table:table-cell>
          <table:table-cell table:style-name="ce7" table:formula="of:=SUM([.C58:.C59])" office:value-type="percentage" office:value="0" calcext:value-type="percentage">
            <text:p>0.00%</text:p>
          </table:table-cell>
          <table:table-cell table:style-name="ce8" table:formula="of:=MAX([.$C$1:.C59])-MIN([.$C$1:.C59])" office:value-type="float" office:value="0.0610643026548131" calcext:value-type="float">
            <text:p>0.0610643027</text:p>
          </table:table-cell>
          <table:table-cell table:style-name="ce1" table:formula="of:=STDEV([.D58:.D59])" office:value-type="float" office:value="4.9214631970584" calcext:value-type="float">
            <text:p>4.9214631971</text:p>
          </table:table-cell>
          <table:table-cell table:style-name="ce1" table:formula="of:=[.F59]/[.G59]" office:value-type="float" office:value="0.0124077535907028" calcext:value-type="float">
            <text:p>0.0124077536</text:p>
          </table:table-cell>
          <table:table-cell table:style-name="ce1" table:formula="of:=SUM([.$D$1:.D59])" office:value-type="float" office:value="-275.1" calcext:value-type="float">
            <text:p>-275.1</text:p>
          </table:table-cell>
          <table:table-cell table:style-name="ce1" table:formula="of:=MAX([.$D$1:.D59])-MIN([.$D$1:.D59])" office:value-type="float" office:value="134.39" calcext:value-type="float">
            <text:p>134.39</text:p>
          </table:table-cell>
          <table:table-cell table:style-name="ce1" table:formula="of:=STDEV([.$D$1:.D59])" office:value-type="float" office:value="45.0223386686371" calcext:value-type="float">
            <text:p>45.0223386686</text:p>
          </table:table-cell>
          <table:table-cell table:style-name="ce1" table:formula="of:=[.J59]/[.K59]" office:value-type="float" office:value="2.98496266462535" calcext:value-type="float">
            <text:p>2.9849626646</text:p>
          </table:table-cell>
          <table:table-cell table:style-name="ce1" table:formula="of:=SLOPE([.H19:.H59];[.X19:.X59])" office:value-type="float" office:value="-2.01647955128742" calcext:value-type="float">
            <text:p>-2.0164795513</text:p>
          </table:table-cell>
          <table:table-cell table:style-name="ce9" table:formula="of:=AVERAGE([.B45:.B59])" office:value-type="float" office:value="933.235333333334" calcext:value-type="float">
            <text:p>933.2353333333</text:p>
          </table:table-cell>
          <table:table-cell table:style-name="ce1" table:formula="of:=[.B59]-[.N59]" office:value-type="float" office:value="15.5846666666665" calcext:value-type="float">
            <text:p>15.5846666667</text:p>
          </table:table-cell>
          <table:table-cell table:style-name="ce15" table:formula="of:=IF(([.M59] &gt; [.U56]);(1-(([.M59]-[.$O$52])/[.$P$52]));(([.M59]-[.$O$52])/[.$P$52]))" office:value-type="float" office:value="0.22732856551118" calcext:value-type="float">
            <text:p>0.227</text:p>
          </table:table-cell>
          <table:table-cell table:style-name="ce13" table:number-columns-repeated="4"/>
          <table:table-cell table:style-name="ce13" table:formula="of:=[.O59]-[.O58]" office:value-type="float" office:value="4.80133333333345" calcext:value-type="float">
            <text:p>4.801</text:p>
          </table:table-cell>
          <table:table-cell table:style-name="ce1" table:number-columns-repeated="2"/>
          <table:table-cell table:style-name="ce2" table:formula="of:=LOG([.Y59])" office:value-type="float" office:value="2.49692964807321" calcext:value-type="float">
            <text:p>2.4969296481</text:p>
          </table:table-cell>
          <table:table-cell table:style-name="ce3" table:formula="of:=[.Y58]+1" office:value-type="float" office:value="314" calcext:value-type="float">
            <text:p>314</text:p>
          </table:table-cell>
          <table:table-cell table:number-columns-repeated="999"/>
        </table:table-row>
        <table:table-row table:style-name="ro1">
          <table:table-cell table:style-name="ce5" table:formula="of:=([.B60]-[.B59])/[.B59]" office:value-type="percentage" office:value="0.0064711958011003" calcext:value-type="percentage">
            <text:p>0.65%</text:p>
          </table:table-cell>
          <table:table-cell office:value-type="float" office:value="954.96" calcext:value-type="float">
            <text:p>954.96</text:p>
          </table:table-cell>
          <table:table-cell table:style-name="ce7" table:formula="of:=[.A60]-[.$T$1]" office:value-type="percentage" office:value="0.0053711958011003" calcext:value-type="percentage">
            <text:p>0.54%</text:p>
          </table:table-cell>
          <table:table-cell table:style-name="ce1" table:formula="of:=[.B60]-[.$V$1]" office:value-type="float" office:value="-15.525" calcext:value-type="float">
            <text:p>-15.525</text:p>
          </table:table-cell>
          <table:table-cell table:style-name="ce7" table:formula="of:=SUM([.C59:.C60])" office:value-type="percentage" office:value="0" calcext:value-type="percentage">
            <text:p>0.00%</text:p>
          </table:table-cell>
          <table:table-cell table:style-name="ce8" table:formula="of:=MAX([.$C$1:.C60])-MIN([.$C$1:.C60])" office:value-type="float" office:value="0.0610643026548131" calcext:value-type="float">
            <text:p>0.0610643027</text:p>
          </table:table-cell>
          <table:table-cell table:style-name="ce1" table:formula="of:=STDEV([.D59:.D60])" office:value-type="float" office:value="4.34163563648539" calcext:value-type="float">
            <text:p>4.3416356365</text:p>
          </table:table-cell>
          <table:table-cell table:style-name="ce1" table:formula="of:=[.F60]/[.G60]" office:value-type="float" office:value="0.0140648151451616" calcext:value-type="float">
            <text:p>0.0140648151</text:p>
          </table:table-cell>
          <table:table-cell table:style-name="ce1" table:formula="of:=SUM([.$D$1:.D60])" office:value-type="float" office:value="-275.1" calcext:value-type="float">
            <text:p>-275.1</text:p>
          </table:table-cell>
          <table:table-cell table:style-name="ce1" table:formula="of:=MAX([.$D$1:.D60])-MIN([.$D$1:.D60])" office:value-type="float" office:value="140.53" calcext:value-type="float">
            <text:p>140.53</text:p>
          </table:table-cell>
          <table:table-cell table:style-name="ce1" table:formula="of:=STDEV([.$D$1:.D60])" office:value-type="float" office:value="46.1174061909959" calcext:value-type="float">
            <text:p>46.117406191</text:p>
          </table:table-cell>
          <table:table-cell table:style-name="ce1" table:formula="of:=[.J60]/[.K60]" office:value-type="float" office:value="3.04722254798964" calcext:value-type="float">
            <text:p>3.047222548</text:p>
          </table:table-cell>
          <table:table-cell table:style-name="ce1" table:formula="of:=SLOPE([.H20:.H60];[.X20:.X60])" office:value-type="float" office:value="-2.25440316939198" calcext:value-type="float">
            <text:p>-2.2544031694</text:p>
          </table:table-cell>
          <table:table-cell table:style-name="ce9" table:formula="of:=AVERAGE([.B46:.B60])" office:value-type="float" office:value="935.096666666667" calcext:value-type="float">
            <text:p>935.0966666667</text:p>
          </table:table-cell>
          <table:table-cell table:style-name="ce1" table:formula="of:=[.B60]-[.N60]" office:value-type="float" office:value="19.8633333333333" calcext:value-type="float">
            <text:p>19.8633333333</text:p>
          </table:table-cell>
          <table:table-cell table:style-name="ce15" table:formula="of:=IF(([.M60] &gt; [.U57]);(1-(([.M60]-[.$O$52])/[.$P$52]));(([.M60]-[.$O$52])/[.$P$52]))" office:value-type="float" office:value="0.205716828014172" calcext:value-type="float">
            <text:p>0.206</text:p>
          </table:table-cell>
          <table:table-cell table:style-name="ce13" table:number-columns-repeated="3"/>
          <table:table-cell table:style-name="ce13" table:formula="of:=[.P60] - AVERAGE([.P55:.P60])" office:value-type="float" office:value="-0.0508490807403873" calcext:value-type="float">
            <text:p>-0.051</text:p>
          </table:table-cell>
          <table:table-cell table:style-name="ce13" table:formula="of:=[.O60]-[.O59]" office:value-type="float" office:value="4.27866666666682" calcext:value-type="float">
            <text:p>4.279</text:p>
          </table:table-cell>
          <table:table-cell table:style-name="ce13" table:formula="of:=AVERAGE([.P55:.P60])" office:value-type="float" office:value="0.256565908754559" calcext:value-type="float">
            <text:p>0.257</text:p>
          </table:table-cell>
          <table:table-cell table:style-name="ce1"/>
          <table:table-cell table:style-name="ce2" table:formula="of:=LOG([.Y60])" office:value-type="float" office:value="2.4983105537896" calcext:value-type="float">
            <text:p>2.4983105538</text:p>
          </table:table-cell>
          <table:table-cell table:style-name="ce3" table:formula="of:=[.Y59]+1" office:value-type="float" office:value="315" calcext:value-type="float">
            <text:p>315</text:p>
          </table:table-cell>
          <table:table-cell table:number-columns-repeated="999"/>
        </table:table-row>
        <table:table-row table:style-name="ro1">
          <table:table-cell table:style-name="ce5" table:formula="of:=([.B61]-[.B60])/[.B60]" office:value-type="percentage" office:value="0.0152676551897461" calcext:value-type="percentage">
            <text:p>1.53%</text:p>
          </table:table-cell>
          <table:table-cell office:value-type="float" office:value="969.54" calcext:value-type="float">
            <text:p>969.54</text:p>
          </table:table-cell>
          <table:table-cell table:style-name="ce7" table:formula="of:=[.A61]-[.$T$1]" office:value-type="percentage" office:value="0.0141676551897461" calcext:value-type="percentage">
            <text:p>1.42%</text:p>
          </table:table-cell>
          <table:table-cell table:style-name="ce1" table:formula="of:=[.B61]-[.$V$1]" office:value-type="float" office:value="-0.94500000000005" calcext:value-type="float">
            <text:p>-0.945</text:p>
          </table:table-cell>
          <table:table-cell table:style-name="ce7" table:formula="of:=SUM([.C60:.C61])" office:value-type="percentage" office:value="0" calcext:value-type="percentage">
            <text:p>0.00%</text:p>
          </table:table-cell>
          <table:table-cell table:style-name="ce8" table:formula="of:=MAX([.$C$1:.C61])-MIN([.$C$1:.C61])" office:value-type="float" office:value="0.0610643026548131" calcext:value-type="float">
            <text:p>0.0610643027</text:p>
          </table:table-cell>
          <table:table-cell table:style-name="ce1" table:formula="of:=STDEV([.D60:.D61])" office:value-type="float" office:value="10.3096168696998" calcext:value-type="float">
            <text:p>10.3096168697</text:p>
          </table:table-cell>
          <table:table-cell table:style-name="ce1" table:formula="of:=[.F61]/[.G61]" office:value-type="float" office:value="0.00592304286634379" calcext:value-type="float">
            <text:p>0.0059230429</text:p>
          </table:table-cell>
          <table:table-cell table:style-name="ce1" table:formula="of:=SUM([.$D$1:.D61])" office:value-type="float" office:value="-275.1" calcext:value-type="float">
            <text:p>-275.1</text:p>
          </table:table-cell>
          <table:table-cell table:style-name="ce1" table:formula="of:=MAX([.$D$1:.D61])-MIN([.$D$1:.D61])" office:value-type="float" office:value="155.11" calcext:value-type="float">
            <text:p>155.11</text:p>
          </table:table-cell>
          <table:table-cell table:style-name="ce1" table:formula="of:=STDEV([.$D$1:.D61])" office:value-type="float" office:value="47.5880879949635" calcext:value-type="float">
            <text:p>47.588087995</text:p>
          </table:table-cell>
          <table:table-cell table:style-name="ce1" table:formula="of:=[.J61]/[.K61]" office:value-type="float" office:value="3.25942912470902" calcext:value-type="float">
            <text:p>3.2594291247</text:p>
          </table:table-cell>
          <table:table-cell table:style-name="ce1" table:formula="of:=SLOPE([.H21:.H61];[.X21:.X61])" office:value-type="float" office:value="-2.46367206560729" calcext:value-type="float">
            <text:p>-2.4636720656</text:p>
          </table:table-cell>
          <table:table-cell table:style-name="ce9" table:formula="of:=AVERAGE([.B47:.B61])" office:value-type="float" office:value="937.622" calcext:value-type="float">
            <text:p>937.622</text:p>
          </table:table-cell>
          <table:table-cell table:style-name="ce1" table:formula="of:=[.B61]-[.N61]" office:value-type="float" office:value="31.918" calcext:value-type="float">
            <text:p>31.918</text:p>
          </table:table-cell>
          <table:table-cell table:style-name="ce15" table:formula="of:=IF(([.M61] &gt; [.U58]);(1-(([.M61]-[.$O$52])/[.$P$52]));(([.M61]-[.$O$52])/[.$P$52]))" office:value-type="float" office:value="0.186707935633819" calcext:value-type="float">
            <text:p>0.187</text:p>
          </table:table-cell>
          <table:table-cell table:style-name="ce13" table:number-columns-repeated="3"/>
          <table:table-cell table:style-name="ce13" table:formula="of:=[.P61] - AVERAGE([.P56:.P61])" office:value-type="float" office:value="-0.0500768874037307" calcext:value-type="float">
            <text:p>-0.050</text:p>
          </table:table-cell>
          <table:table-cell table:style-name="ce13" table:formula="of:=[.O61]-[.O60]" office:value-type="float" office:value="12.0546666666667" calcext:value-type="float">
            <text:p>12.055</text:p>
          </table:table-cell>
          <table:table-cell table:style-name="ce13" table:formula="of:=AVERAGE([.P56:.P61])" office:value-type="float" office:value="0.236784823037549" calcext:value-type="float">
            <text:p>0.237</text:p>
          </table:table-cell>
          <table:table-cell table:style-name="ce1"/>
          <table:table-cell table:style-name="ce2" table:formula="of:=LOG([.Y61])" office:value-type="float" office:value="2.4996870826184" calcext:value-type="float">
            <text:p>2.4996870826</text:p>
          </table:table-cell>
          <table:table-cell table:style-name="ce3" table:formula="of:=[.Y60]+1" office:value-type="float" office:value="316" calcext:value-type="float">
            <text:p>316</text:p>
          </table:table-cell>
          <table:table-cell table:number-columns-repeated="999"/>
        </table:table-row>
        <table:table-row table:style-name="ro1">
          <table:table-cell table:style-name="ce5" table:formula="of:=([.B62]-[.B61])/[.B61]" office:value-type="percentage" office:value="0.00199063473399763" calcext:value-type="percentage">
            <text:p>0.20%</text:p>
          </table:table-cell>
          <table:table-cell office:value-type="float" office:value="971.47" calcext:value-type="float">
            <text:p>971.47</text:p>
          </table:table-cell>
          <table:table-cell table:style-name="ce7" table:formula="of:=[.A62]-[.$T$1]" office:value-type="percentage" office:value="0.000890634733997631" calcext:value-type="percentage">
            <text:p>0.09%</text:p>
          </table:table-cell>
          <table:table-cell table:style-name="ce1" table:formula="of:=[.B62]-[.$V$1]" office:value-type="float" office:value="0.985000000000014" calcext:value-type="float">
            <text:p>0.985</text:p>
          </table:table-cell>
          <table:table-cell table:style-name="ce7" table:formula="of:=SUM([.C61:.C62])" office:value-type="percentage" office:value="0" calcext:value-type="percentage">
            <text:p>0.00%</text:p>
          </table:table-cell>
          <table:table-cell table:style-name="ce8" table:formula="of:=MAX([.$C$1:.C62])-MIN([.$C$1:.C62])" office:value-type="float" office:value="0.0610643026548131" calcext:value-type="float">
            <text:p>0.0610643027</text:p>
          </table:table-cell>
          <table:table-cell table:style-name="ce1" table:formula="of:=STDEV([.D61:.D62])" office:value-type="float" office:value="1.36471608769008" calcext:value-type="float">
            <text:p>1.3647160877</text:p>
          </table:table-cell>
          <table:table-cell table:style-name="ce1" table:formula="of:=[.F62]/[.G62]" office:value-type="float" office:value="0.0447450595809789" calcext:value-type="float">
            <text:p>0.0447450596</text:p>
          </table:table-cell>
          <table:table-cell table:style-name="ce1" table:formula="of:=SUM([.$D$1:.D62])" office:value-type="float" office:value="-275.1" calcext:value-type="float">
            <text:p>-275.1</text:p>
          </table:table-cell>
          <table:table-cell table:style-name="ce1" table:formula="of:=MAX([.$D$1:.D62])-MIN([.$D$1:.D62])" office:value-type="float" office:value="157.04" calcext:value-type="float">
            <text:p>157.04</text:p>
          </table:table-cell>
          <table:table-cell table:style-name="ce1" table:formula="of:=STDEV([.$D$1:.D62])" office:value-type="float" office:value="48.977310089158" calcext:value-type="float">
            <text:p>48.9773100892</text:p>
          </table:table-cell>
          <table:table-cell table:style-name="ce1" table:formula="of:=[.J62]/[.K62]" office:value-type="float" office:value="3.20638270485099" calcext:value-type="float">
            <text:p>3.2063827049</text:p>
          </table:table-cell>
          <table:table-cell table:style-name="ce1" table:formula="of:=SLOPE([.H22:.H62];[.X22:.X62])" office:value-type="float" office:value="-2.64060852849862" calcext:value-type="float">
            <text:p>-2.6406085285</text:p>
          </table:table-cell>
          <table:table-cell table:style-name="ce9" table:formula="of:=AVERAGE([.B48:.B62])" office:value-type="float" office:value="940.578" calcext:value-type="float">
            <text:p>940.578</text:p>
          </table:table-cell>
          <table:table-cell table:style-name="ce1" table:formula="of:=[.B62]-[.N62]" office:value-type="float" office:value="30.8920000000001" calcext:value-type="float">
            <text:p>30.892</text:p>
          </table:table-cell>
          <table:table-cell table:style-name="ce15" table:formula="of:=IF(([.M62] &gt; [.U59]);(1-(([.M62]-[.$O$52])/[.$P$52]));(([.M62]-[.$O$52])/[.$P$52]))" office:value-type="float" office:value="0.170635952448123" calcext:value-type="float">
            <text:p>0.171</text:p>
          </table:table-cell>
          <table:table-cell table:style-name="ce13" table:number-columns-repeated="3"/>
          <table:table-cell table:style-name="ce13" table:formula="of:=[.P62] - AVERAGE([.P57:.P62])" office:value-type="float" office:value="-0.0475833978596033" calcext:value-type="float">
            <text:p>-0.048</text:p>
          </table:table-cell>
          <table:table-cell table:style-name="ce13" table:formula="of:=[.O62]-[.O61]" office:value-type="float" office:value="-1.02599999999995" calcext:value-type="float">
            <text:p>-1.026</text:p>
          </table:table-cell>
          <table:table-cell table:style-name="ce13" table:formula="of:=AVERAGE([.P57:.P62])" office:value-type="float" office:value="0.218219350307726" calcext:value-type="float">
            <text:p>0.218</text:p>
          </table:table-cell>
          <table:table-cell table:style-name="ce1"/>
          <table:table-cell table:style-name="ce2" table:formula="of:=LOG([.Y62])" office:value-type="float" office:value="2.50105926221775" calcext:value-type="float">
            <text:p>2.5010592622</text:p>
          </table:table-cell>
          <table:table-cell table:style-name="ce3" table:formula="of:=[.Y61]+1" office:value-type="float" office:value="317" calcext:value-type="float">
            <text:p>317</text:p>
          </table:table-cell>
          <table:table-cell table:number-columns-repeated="999"/>
        </table:table-row>
        <table:table-row table:style-name="ro1">
          <table:table-cell table:style-name="ce5" table:formula="of:=([.B63]-[.B62])/[.B62]" office:value-type="percentage" office:value="0.00453951228550544" calcext:value-type="percentage">
            <text:p>0.45%</text:p>
          </table:table-cell>
          <table:table-cell office:value-type="float" office:value="975.88" calcext:value-type="float">
            <text:p>975.88</text:p>
          </table:table-cell>
          <table:table-cell table:style-name="ce7" table:formula="of:=[.A63]-[.$T$1]" office:value-type="percentage" office:value="0.00343951228550544" calcext:value-type="percentage">
            <text:p>0.34%</text:p>
          </table:table-cell>
          <table:table-cell table:style-name="ce1" table:formula="of:=[.B63]-[.$V$1]" office:value-type="float" office:value="5.39499999999998" calcext:value-type="float">
            <text:p>5.395</text:p>
          </table:table-cell>
          <table:table-cell table:style-name="ce7" table:formula="of:=SUM([.C62:.C63])" office:value-type="percentage" office:value="0" calcext:value-type="percentage">
            <text:p>0.00%</text:p>
          </table:table-cell>
          <table:table-cell table:style-name="ce8" table:formula="of:=MAX([.$C$1:.C63])-MIN([.$C$1:.C63])" office:value-type="float" office:value="0.0610643026548131" calcext:value-type="float">
            <text:p>0.0610643027</text:p>
          </table:table-cell>
          <table:table-cell table:style-name="ce1" table:formula="of:=STDEV([.D62:.D63])" office:value-type="float" office:value="3.11834090503265" calcext:value-type="float">
            <text:p>3.118340905</text:p>
          </table:table-cell>
          <table:table-cell table:style-name="ce1" table:formula="of:=[.F63]/[.G63]" office:value-type="float" office:value="0.0195823049866877" calcext:value-type="float">
            <text:p>0.019582305</text:p>
          </table:table-cell>
          <table:table-cell table:style-name="ce1" table:formula="of:=SUM([.$D$1:.D63])" office:value-type="float" office:value="-275.1" calcext:value-type="float">
            <text:p>-275.1</text:p>
          </table:table-cell>
          <table:table-cell table:style-name="ce1" table:formula="of:=MAX([.$D$1:.D63])-MIN([.$D$1:.D63])" office:value-type="float" office:value="161.45" calcext:value-type="float">
            <text:p>161.45</text:p>
          </table:table-cell>
          <table:table-cell table:style-name="ce1" table:formula="of:=STDEV([.$D$1:.D63])" office:value-type="float" office:value="50.3761201977198" calcext:value-type="float">
            <text:p>50.3761201977</text:p>
          </table:table-cell>
          <table:table-cell table:style-name="ce1" table:formula="of:=[.J63]/[.K63]" office:value-type="float" office:value="3.20489151142107" calcext:value-type="float">
            <text:p>3.2048915114</text:p>
          </table:table-cell>
          <table:table-cell table:style-name="ce1" table:formula="of:=SLOPE([.H23:.H63];[.X23:.X63])" office:value-type="float" office:value="-1.52491280438195" calcext:value-type="float">
            <text:p>-1.5249128044</text:p>
          </table:table-cell>
          <table:table-cell table:style-name="ce9" table:formula="of:=AVERAGE([.B49:.B63])" office:value-type="float" office:value="943.35" calcext:value-type="float">
            <text:p>943.35</text:p>
          </table:table-cell>
          <table:table-cell table:style-name="ce1" table:formula="of:=[.B63]-[.N63]" office:value-type="float" office:value="32.5300000000001" calcext:value-type="float">
            <text:p>32.53</text:p>
          </table:table-cell>
          <table:table-cell table:style-name="ce15" table:formula="of:=IF(([.M63] &gt; [.U60]);(1-(([.M63]-[.$O$52])/[.$P$52]));(([.M63]-[.$O$52])/[.$P$52]))" office:value-type="float" office:value="0.271979918668185" calcext:value-type="float">
            <text:p>0.272</text:p>
          </table:table-cell>
          <table:table-cell table:style-name="ce13" table:number-columns-repeated="3"/>
          <table:table-cell table:style-name="ce13" table:formula="of:=[.P63] - AVERAGE([.P58:.P63])" office:value-type="float" office:value="0.0535715291530937" calcext:value-type="float">
            <text:p>0.054</text:p>
          </table:table-cell>
          <table:table-cell table:style-name="ce13" table:formula="of:=[.O63]-[.O62]" office:value-type="float" office:value="1.63800000000003" calcext:value-type="float">
            <text:p>1.638</text:p>
          </table:table-cell>
          <table:table-cell table:style-name="ce13" table:formula="of:=AVERAGE([.P58:.P63])" office:value-type="float" office:value="0.218408389515092" calcext:value-type="float">
            <text:p>0.218</text:p>
          </table:table-cell>
          <table:table-cell table:style-name="ce1"/>
          <table:table-cell table:style-name="ce2" table:formula="of:=LOG([.Y63])" office:value-type="float" office:value="2.50242711998443" calcext:value-type="float">
            <text:p>2.50242712</text:p>
          </table:table-cell>
          <table:table-cell table:style-name="ce3" table:formula="of:=[.Y62]+1" office:value-type="float" office:value="318" calcext:value-type="float">
            <text:p>318</text:p>
          </table:table-cell>
          <table:table-cell table:number-columns-repeated="999"/>
        </table:table-row>
        <table:table-row table:style-name="ro1">
          <table:table-cell table:style-name="ce5" table:formula="of:=([.B64]-[.B63])/[.B63]" office:value-type="percentage" office:value="-0.0112923720129524" calcext:value-type="percentage">
            <text:p>-1.13%</text:p>
          </table:table-cell>
          <table:table-cell office:value-type="float" office:value="964.86" calcext:value-type="float">
            <text:p>964.86</text:p>
          </table:table-cell>
          <table:table-cell table:style-name="ce7" table:formula="of:=[.A64]-[.$T$1]" office:value-type="percentage" office:value="-0.0123923720129524" calcext:value-type="percentage">
            <text:p>-1.24%</text:p>
          </table:table-cell>
          <table:table-cell table:style-name="ce1" table:formula="of:=[.B64]-[.$V$1]" office:value-type="float" office:value="-5.625" calcext:value-type="float">
            <text:p>-5.625</text:p>
          </table:table-cell>
          <table:table-cell table:style-name="ce7" table:formula="of:=SUM([.C63:.C64])" office:value-type="percentage" office:value="0" calcext:value-type="percentage">
            <text:p>0.00%</text:p>
          </table:table-cell>
          <table:table-cell table:style-name="ce8" table:formula="of:=MAX([.$C$1:.C64])-MIN([.$C$1:.C64])" office:value-type="float" office:value="0.0610643026548131" calcext:value-type="float">
            <text:p>0.0610643027</text:p>
          </table:table-cell>
          <table:table-cell table:style-name="ce1" table:formula="of:=STDEV([.D63:.D64])" office:value-type="float" office:value="7.79231672867574" calcext:value-type="float">
            <text:p>7.7923167287</text:p>
          </table:table-cell>
          <table:table-cell table:style-name="ce1" table:formula="of:=[.F64]/[.G64]" office:value-type="float" office:value="0.00783647595202289" calcext:value-type="float">
            <text:p>0.007836476</text:p>
          </table:table-cell>
          <table:table-cell table:style-name="ce1" table:formula="of:=SUM([.$D$1:.D64])" office:value-type="float" office:value="-275.1" calcext:value-type="float">
            <text:p>-275.1</text:p>
          </table:table-cell>
          <table:table-cell table:style-name="ce1" table:formula="of:=MAX([.$D$1:.D64])-MIN([.$D$1:.D64])" office:value-type="float" office:value="161.45" calcext:value-type="float">
            <text:p>161.45</text:p>
          </table:table-cell>
          <table:table-cell table:style-name="ce1" table:formula="of:=STDEV([.$D$1:.D64])" office:value-type="float" office:value="51.3117546383136" calcext:value-type="float">
            <text:p>51.3117546383</text:p>
          </table:table-cell>
          <table:table-cell table:style-name="ce1" table:formula="of:=[.J64]/[.K64]" office:value-type="float" office:value="3.14645252609327" calcext:value-type="float">
            <text:p>3.1464525261</text:p>
          </table:table-cell>
          <table:table-cell table:style-name="ce1" table:formula="of:=SLOPE([.H24:.H64];[.X24:.X64])" office:value-type="float" office:value="-1.67423536928565" calcext:value-type="float">
            <text:p>-1.6742353693</text:p>
          </table:table-cell>
          <table:table-cell table:style-name="ce9" table:formula="of:=AVERAGE([.B50:.B64])" office:value-type="float" office:value="945.529333333333" calcext:value-type="float">
            <text:p>945.5293333333</text:p>
          </table:table-cell>
          <table:table-cell table:style-name="ce1" table:formula="of:=[.B64]-[.N64]" office:value-type="float" office:value="19.3306666666666" calcext:value-type="float">
            <text:p>19.3306666667</text:p>
          </table:table-cell>
          <table:table-cell table:style-name="ce15" table:formula="of:=IF(([.M64] &gt; [.U61]);(1-(([.M64]-[.$O$52])/[.$P$52]));(([.M64]-[.$O$52])/[.$P$52]))" office:value-type="float" office:value="0.258416237597815" calcext:value-type="float">
            <text:p>0.258</text:p>
          </table:table-cell>
          <table:table-cell table:style-name="ce13" table:number-columns-repeated="3"/>
          <table:table-cell table:style-name="ce13" table:formula="of:=[.P64] - AVERAGE([.P59:.P64])" office:value-type="float" office:value="0.0382853312855999" calcext:value-type="float">
            <text:p>0.038</text:p>
          </table:table-cell>
          <table:table-cell table:style-name="ce13" table:formula="of:=[.O64]-[.O63]" office:value-type="float" office:value="-13.1993333333335" calcext:value-type="float">
            <text:p>-13.199</text:p>
          </table:table-cell>
          <table:table-cell table:style-name="ce13" table:formula="of:=AVERAGE([.P59:.P64])" office:value-type="float" office:value="0.220130906312216" calcext:value-type="float">
            <text:p>0.220</text:p>
          </table:table-cell>
          <table:table-cell table:style-name="ce1"/>
          <table:table-cell table:style-name="ce2" table:formula="of:=LOG([.Y64])" office:value-type="float" office:value="2.50379068305718" calcext:value-type="float">
            <text:p>2.5037906831</text:p>
          </table:table-cell>
          <table:table-cell table:style-name="ce3" table:formula="of:=[.Y63]+1" office:value-type="float" office:value="319" calcext:value-type="float">
            <text:p>319</text:p>
          </table:table-cell>
          <table:table-cell table:number-columns-repeated="999"/>
        </table:table-row>
        <table:table-row table:style-name="ro1">
          <table:table-cell table:style-name="ce5" table:formula="of:=([.B65]-[.B64])/[.B64]" office:value-type="percentage" office:value="0.00216611736417722" calcext:value-type="percentage">
            <text:p>0.22%</text:p>
          </table:table-cell>
          <table:table-cell office:value-type="float" office:value="966.95" calcext:value-type="float">
            <text:p>966.95</text:p>
          </table:table-cell>
          <table:table-cell table:style-name="ce7" table:formula="of:=[.A65]-[.$T$1]" office:value-type="percentage" office:value="0.00106611736417722" calcext:value-type="percentage">
            <text:p>0.11%</text:p>
          </table:table-cell>
          <table:table-cell table:style-name="ce1" table:formula="of:=[.B65]-[.$V$1]" office:value-type="float" office:value="-3.53499999999997" calcext:value-type="float">
            <text:p>-3.535</text:p>
          </table:table-cell>
          <table:table-cell table:style-name="ce7" table:formula="of:=SUM([.C64:.C65])" office:value-type="percentage" office:value="0" calcext:value-type="percentage">
            <text:p>0.00%</text:p>
          </table:table-cell>
          <table:table-cell table:style-name="ce8" table:formula="of:=MAX([.$C$1:.C65])-MIN([.$C$1:.C65])" office:value-type="float" office:value="0.0610643026548131" calcext:value-type="float">
            <text:p>0.0610643027</text:p>
          </table:table-cell>
          <table:table-cell table:style-name="ce1" table:formula="of:=STDEV([.D64:.D65])" office:value-type="float" office:value="1.47785317267991" calcext:value-type="float">
            <text:p>1.4778531727</text:p>
          </table:table-cell>
          <table:table-cell table:style-name="ce1" table:formula="of:=[.F65]/[.G65]" office:value-type="float" office:value="0.0413196004743018" calcext:value-type="float">
            <text:p>0.0413196005</text:p>
          </table:table-cell>
          <table:table-cell table:style-name="ce1" table:formula="of:=SUM([.$D$1:.D65])" office:value-type="float" office:value="-275.1" calcext:value-type="float">
            <text:p>-275.1</text:p>
          </table:table-cell>
          <table:table-cell table:style-name="ce1" table:formula="of:=MAX([.$D$1:.D65])-MIN([.$D$1:.D65])" office:value-type="float" office:value="161.45" calcext:value-type="float">
            <text:p>161.45</text:p>
          </table:table-cell>
          <table:table-cell table:style-name="ce1" table:formula="of:=STDEV([.$D$1:.D65])" office:value-type="float" office:value="52.2199615425903" calcext:value-type="float">
            <text:p>52.2199615426</text:p>
          </table:table-cell>
          <table:table-cell table:style-name="ce1" table:formula="of:=[.J65]/[.K65]" office:value-type="float" office:value="3.0917295844487" calcext:value-type="float">
            <text:p>3.0917295844</text:p>
          </table:table-cell>
          <table:table-cell table:style-name="ce1" table:formula="of:=SLOPE([.H25:.H65];[.X25:.X65])" office:value-type="float" office:value="-1.79432815712835" calcext:value-type="float">
            <text:p>-1.7943281571</text:p>
          </table:table-cell>
          <table:table-cell table:style-name="ce9" table:formula="of:=AVERAGE([.B51:.B65])" office:value-type="float" office:value="948.074" calcext:value-type="float">
            <text:p>948.074</text:p>
          </table:table-cell>
          <table:table-cell table:style-name="ce1" table:formula="of:=[.B65]-[.N65]" office:value-type="float" office:value="18.8760000000001" calcext:value-type="float">
            <text:p>18.876</text:p>
          </table:table-cell>
          <table:table-cell table:style-name="ce15" table:formula="of:=IF(([.M65] &gt; [.U62]);(1-(([.M65]-[.$O$52])/[.$P$52]));(([.M65]-[.$O$52])/[.$P$52]))" office:value-type="float" office:value="0.247507636649255" calcext:value-type="float">
            <text:p>0.248</text:p>
          </table:table-cell>
          <table:table-cell table:style-name="ce13" table:number-columns-repeated="3"/>
          <table:table-cell table:style-name="ce13" table:formula="of:=[.P65] - AVERAGE([.P60:.P65])" office:value-type="float" office:value="0.024013551814027" calcext:value-type="float">
            <text:p>0.024</text:p>
          </table:table-cell>
          <table:table-cell table:style-name="ce13" table:formula="of:=[.O65]-[.O64]" office:value-type="float" office:value="-0.454666666666526" calcext:value-type="float">
            <text:p>-0.455</text:p>
          </table:table-cell>
          <table:table-cell table:style-name="ce13" table:formula="of:=AVERAGE([.P60:.P65])" office:value-type="float" office:value="0.223494084835228" calcext:value-type="float">
            <text:p>0.223</text:p>
          </table:table-cell>
          <table:table-cell table:style-name="ce1"/>
          <table:table-cell table:style-name="ce2" table:formula="of:=LOG([.Y65])" office:value-type="float" office:value="2.50514997831991" calcext:value-type="float">
            <text:p>2.5051499783</text:p>
          </table:table-cell>
          <table:table-cell table:style-name="ce3" table:formula="of:=[.Y64]+1" office:value-type="float" office:value="320" calcext:value-type="float">
            <text:p>320</text:p>
          </table:table-cell>
          <table:table-cell table:number-columns-repeated="999"/>
        </table:table-row>
        <table:table-row table:style-name="ro1">
          <table:table-cell table:style-name="ce5" table:formula="of:=([.B66]-[.B65])/[.B65]" office:value-type="percentage" office:value="0.00894565386007547" calcext:value-type="percentage">
            <text:p>0.89%</text:p>
          </table:table-cell>
          <table:table-cell office:value-type="float" office:value="975.6" calcext:value-type="float">
            <text:p>975.6</text:p>
          </table:table-cell>
          <table:table-cell table:style-name="ce7" table:formula="of:=[.A66]-[.$T$1]" office:value-type="percentage" office:value="0.00784565386007547" calcext:value-type="percentage">
            <text:p>0.78%</text:p>
          </table:table-cell>
          <table:table-cell table:style-name="ce1" table:formula="of:=[.B66]-[.$V$1]" office:value-type="float" office:value="5.11500000000001" calcext:value-type="float">
            <text:p>5.115</text:p>
          </table:table-cell>
          <table:table-cell table:style-name="ce7" table:formula="of:=SUM([.C65:.C66])" office:value-type="percentage" office:value="0" calcext:value-type="percentage">
            <text:p>0.00%</text:p>
          </table:table-cell>
          <table:table-cell table:style-name="ce8" table:formula="of:=MAX([.$C$1:.C66])-MIN([.$C$1:.C66])" office:value-type="float" office:value="0.0610643026548131" calcext:value-type="float">
            <text:p>0.0610643027</text:p>
          </table:table-cell>
          <table:table-cell table:style-name="ce1" table:formula="of:=STDEV([.D65:.D66])" office:value-type="float" office:value="6.11647365726362" calcext:value-type="float">
            <text:p>6.1164736573</text:p>
          </table:table-cell>
          <table:table-cell table:style-name="ce1" table:formula="of:=[.F66]/[.G66]" office:value-type="float" office:value="0.00998357976777945" calcext:value-type="float">
            <text:p>0.0099835798</text:p>
          </table:table-cell>
          <table:table-cell table:style-name="ce1" table:formula="of:=SUM([.$D$1:.D66])" office:value-type="float" office:value="-275.1" calcext:value-type="float">
            <text:p>-275.1</text:p>
          </table:table-cell>
          <table:table-cell table:style-name="ce1" table:formula="of:=MAX([.$D$1:.D66])-MIN([.$D$1:.D66])" office:value-type="float" office:value="161.45" calcext:value-type="float">
            <text:p>161.45</text:p>
          </table:table-cell>
          <table:table-cell table:style-name="ce1" table:formula="of:=STDEV([.$D$1:.D66])" office:value-type="float" office:value="53.2855660422054" calcext:value-type="float">
            <text:p>53.2855660422</text:p>
          </table:table-cell>
          <table:table-cell table:style-name="ce1" table:formula="of:=[.J66]/[.K66]" office:value-type="float" office:value="3.02990119073" calcext:value-type="float">
            <text:p>3.0299011907</text:p>
          </table:table-cell>
          <table:table-cell table:style-name="ce1" table:formula="of:=SLOPE([.H26:.H66];[.X26:.X66])" office:value-type="float" office:value="-1.97644825125251" calcext:value-type="float">
            <text:p>-1.9764482513</text:p>
          </table:table-cell>
          <table:table-cell table:style-name="ce9" table:formula="of:=AVERAGE([.B52:.B66])" office:value-type="float" office:value="951.074" calcext:value-type="float">
            <text:p>951.074</text:p>
          </table:table-cell>
          <table:table-cell table:style-name="ce1" table:formula="of:=[.B66]-[.N66]" office:value-type="float" office:value="24.5260000000001" calcext:value-type="float">
            <text:p>24.526</text:p>
          </table:table-cell>
          <table:table-cell table:style-name="ce15" table:formula="of:=IF(([.M66] &gt; [.U63]);(1-(([.M66]-[.$O$52])/[.$P$52]));(([.M66]-[.$O$52])/[.$P$52]))" office:value-type="float" office:value="0.230964799504722" calcext:value-type="float">
            <text:p>0.231</text:p>
          </table:table-cell>
          <table:table-cell table:style-name="ce13" table:number-columns-repeated="3"/>
          <table:table-cell table:style-name="ce13" table:formula="of:=[.P66] - AVERAGE([.P61:.P66])" office:value-type="float" office:value="0.00326271942106912" calcext:value-type="float">
            <text:p>0.003</text:p>
          </table:table-cell>
          <table:table-cell table:style-name="ce13" table:formula="of:=[.O66]-[.O65]" office:value-type="float" office:value="5.64999999999998" calcext:value-type="float">
            <text:p>5.650</text:p>
          </table:table-cell>
          <table:table-cell table:style-name="ce13" table:formula="of:=AVERAGE([.P61:.P66])" office:value-type="float" office:value="0.227702080083653" calcext:value-type="float">
            <text:p>0.228</text:p>
          </table:table-cell>
          <table:table-cell table:style-name="ce1"/>
          <table:table-cell table:style-name="ce2" table:formula="of:=LOG([.Y66])" office:value-type="float" office:value="2.50650503240487" calcext:value-type="float">
            <text:p>2.5065050324</text:p>
          </table:table-cell>
          <table:table-cell table:style-name="ce3" table:formula="of:=[.Y65]+1" office:value-type="float" office:value="321" calcext:value-type="float">
            <text:p>321</text:p>
          </table:table-cell>
          <table:table-cell table:number-columns-repeated="999"/>
        </table:table-row>
        <table:table-row table:style-name="ro1">
          <table:table-cell table:style-name="ce5" table:formula="of:=([.B67]-[.B66])/[.B66]" office:value-type="percentage" office:value="0.00828208282082825" calcext:value-type="percentage">
            <text:p>0.83%</text:p>
          </table:table-cell>
          <table:table-cell office:value-type="float" office:value="983.68" calcext:value-type="float">
            <text:p>983.68</text:p>
          </table:table-cell>
          <table:table-cell table:style-name="ce7" table:formula="of:=[.A67]-[.$T$1]" office:value-type="percentage" office:value="0.00718208282082825" calcext:value-type="percentage">
            <text:p>0.72%</text:p>
          </table:table-cell>
          <table:table-cell table:style-name="ce1" table:formula="of:=[.B67]-[.$V$1]" office:value-type="float" office:value="13.1950000000001" calcext:value-type="float">
            <text:p>13.195</text:p>
          </table:table-cell>
          <table:table-cell table:style-name="ce7" table:formula="of:=SUM([.C66:.C67])" office:value-type="percentage" office:value="0" calcext:value-type="percentage">
            <text:p>0.00%</text:p>
          </table:table-cell>
          <table:table-cell table:style-name="ce8" table:formula="of:=MAX([.$C$1:.C67])-MIN([.$C$1:.C67])" office:value-type="float" office:value="0.0610643026548131" calcext:value-type="float">
            <text:p>0.0610643027</text:p>
          </table:table-cell>
          <table:table-cell table:style-name="ce1" table:formula="of:=STDEV([.D66:.D67])" office:value-type="float" office:value="5.71342279198733" calcext:value-type="float">
            <text:p>5.713422792</text:p>
          </table:table-cell>
          <table:table-cell table:style-name="ce1" table:formula="of:=[.F67]/[.G67]" office:value-type="float" office:value="0.0106878669543678" calcext:value-type="float">
            <text:p>0.010687867</text:p>
          </table:table-cell>
          <table:table-cell table:style-name="ce1" table:formula="of:=SUM([.$D$1:.D67])" office:value-type="float" office:value="-275.1" calcext:value-type="float">
            <text:p>-275.1</text:p>
          </table:table-cell>
          <table:table-cell table:style-name="ce1" table:formula="of:=MAX([.$D$1:.D67])-MIN([.$D$1:.D67])" office:value-type="float" office:value="169.25" calcext:value-type="float">
            <text:p>169.25</text:p>
          </table:table-cell>
          <table:table-cell table:style-name="ce1" table:formula="of:=STDEV([.$D$1:.D67])" office:value-type="float" office:value="54.4865596940275" calcext:value-type="float">
            <text:p>54.486559694</text:p>
          </table:table-cell>
          <table:table-cell table:style-name="ce1" table:formula="of:=[.J67]/[.K67]" office:value-type="float" office:value="3.10627062803072" calcext:value-type="float">
            <text:p>3.106270628</text:p>
          </table:table-cell>
          <table:table-cell table:style-name="ce1" table:formula="of:=SLOPE([.H27:.H67];[.X27:.X67])" office:value-type="float" office:value="-2.15024601662883" calcext:value-type="float">
            <text:p>-2.1502460166</text:p>
          </table:table-cell>
          <table:table-cell table:style-name="ce9" table:formula="of:=AVERAGE([.B53:.B67])" office:value-type="float" office:value="954.504666666667" calcext:value-type="float">
            <text:p>954.5046666667</text:p>
          </table:table-cell>
          <table:table-cell table:style-name="ce1" table:formula="of:=[.B67]-[.N67]" office:value-type="float" office:value="29.1753333333335" calcext:value-type="float">
            <text:p>29.1753333333</text:p>
          </table:table-cell>
          <table:table-cell table:style-name="ce15" table:formula="of:=IF(([.M67] &gt; [.U64]);(1-(([.M67]-[.$O$52])/[.$P$52]));(([.M67]-[.$O$52])/[.$P$52]))" office:value-type="float" office:value="0.784822080809232" calcext:value-type="float">
            <text:p>0.785</text:p>
          </table:table-cell>
          <table:table-cell table:style-name="ce13" table:number-columns-repeated="3"/>
          <table:table-cell table:style-name="ce13" table:formula="of:=[.P67] - AVERAGE([.P62:.P67])" office:value-type="float" office:value="0.45743430986301" calcext:value-type="float">
            <text:p>0.457</text:p>
          </table:table-cell>
          <table:table-cell table:style-name="ce13" table:formula="of:=[.O67]-[.O66]" office:value-type="float" office:value="4.6493333333334" calcext:value-type="float">
            <text:p>4.649</text:p>
          </table:table-cell>
          <table:table-cell table:style-name="ce13" table:formula="of:=AVERAGE([.P62:.P67])" office:value-type="float" office:value="0.327387770946222" calcext:value-type="float">
            <text:p>0.327</text:p>
          </table:table-cell>
          <table:table-cell table:style-name="ce1"/>
          <table:table-cell table:style-name="ce2" table:formula="of:=LOG([.Y67])" office:value-type="float" office:value="2.50785587169583" calcext:value-type="float">
            <text:p>2.5078558717</text:p>
          </table:table-cell>
          <table:table-cell table:style-name="ce3" table:formula="of:=[.Y66]+1" office:value-type="float" office:value="322" calcext:value-type="float">
            <text:p>322</text:p>
          </table:table-cell>
          <table:table-cell table:number-columns-repeated="999"/>
        </table:table-row>
        <table:table-row table:style-name="ro1">
          <table:table-cell table:style-name="ce5" table:formula="of:=([.B68]-[.B67])/[.B67]" office:value-type="percentage" office:value="-0.00722796031229669" calcext:value-type="percentage">
            <text:p>-0.72%</text:p>
          </table:table-cell>
          <table:table-cell office:value-type="float" office:value="976.57" calcext:value-type="float">
            <text:p>976.57</text:p>
          </table:table-cell>
          <table:table-cell table:style-name="ce7" table:formula="of:=[.A68]-[.$T$1]" office:value-type="percentage" office:value="-0.00832796031229669" calcext:value-type="percentage">
            <text:p>-0.83%</text:p>
          </table:table-cell>
          <table:table-cell table:style-name="ce1" table:formula="of:=[.B68]-[.$V$1]" office:value-type="float" office:value="6.08500000000004" calcext:value-type="float">
            <text:p>6.085</text:p>
          </table:table-cell>
          <table:table-cell table:style-name="ce7" table:formula="of:=SUM([.C67:.C68])" office:value-type="percentage" office:value="0" calcext:value-type="percentage">
            <text:p>0.00%</text:p>
          </table:table-cell>
          <table:table-cell table:style-name="ce8" table:formula="of:=MAX([.$C$1:.C68])-MIN([.$C$1:.C68])" office:value-type="float" office:value="0.0610643026548131" calcext:value-type="float">
            <text:p>0.0610643027</text:p>
          </table:table-cell>
          <table:table-cell table:style-name="ce1" table:formula="of:=STDEV([.D67:.D68])" office:value-type="float" office:value="5.02752921423636" calcext:value-type="float">
            <text:p>5.0275292142</text:p>
          </table:table-cell>
          <table:table-cell table:style-name="ce1" table:formula="of:=[.F68]/[.G68]" office:value-type="float" office:value="0.0121459866373125" calcext:value-type="float">
            <text:p>0.0121459866</text:p>
          </table:table-cell>
          <table:table-cell table:style-name="ce1" table:formula="of:=SUM([.$D$1:.D68])" office:value-type="float" office:value="-275.1" calcext:value-type="float">
            <text:p>-275.1</text:p>
          </table:table-cell>
          <table:table-cell table:style-name="ce1" table:formula="of:=MAX([.$D$1:.D68])-MIN([.$D$1:.D68])" office:value-type="float" office:value="169.25" calcext:value-type="float">
            <text:p>169.25</text:p>
          </table:table-cell>
          <table:table-cell table:style-name="ce1" table:formula="of:=STDEV([.$D$1:.D68])" office:value-type="float" office:value="55.3891613793703" calcext:value-type="float">
            <text:p>55.3891613794</text:p>
          </table:table-cell>
          <table:table-cell table:style-name="ce1" table:formula="of:=[.J68]/[.K68]" office:value-type="float" office:value="3.055651968456" calcext:value-type="float">
            <text:p>3.0556519685</text:p>
          </table:table-cell>
          <table:table-cell table:style-name="ce1" table:formula="of:=SLOPE([.H28:.H68];[.X28:.X68])" office:value-type="float" office:value="-2.32583057137246" calcext:value-type="float">
            <text:p>-2.3258305714</text:p>
          </table:table-cell>
          <table:table-cell table:style-name="ce9" table:formula="of:=AVERAGE([.B54:.B68])" office:value-type="float" office:value="957.137333333333" calcext:value-type="float">
            <text:p>957.1373333333</text:p>
          </table:table-cell>
          <table:table-cell table:style-name="ce1" table:formula="of:=[.B68]-[.N68]" office:value-type="float" office:value="19.4326666666666" calcext:value-type="float">
            <text:p>19.4326666667</text:p>
          </table:table-cell>
          <table:table-cell table:style-name="ce15" table:formula="of:=IF(([.M68] &gt; [.U65]);(1-(([.M68]-[.$O$52])/[.$P$52]));(([.M68]-[.$O$52])/[.$P$52]))" office:value-type="float" office:value="0.199228736272826" calcext:value-type="float">
            <text:p>0.199</text:p>
          </table:table-cell>
          <table:table-cell table:style-name="ce13" table:number-columns-repeated="3"/>
          <table:table-cell table:style-name="ce13" table:formula="of:=[.P68] - AVERAGE([.P63:.P68])" office:value-type="float" office:value="-0.13292449864418" calcext:value-type="float">
            <text:p>-0.133</text:p>
          </table:table-cell>
          <table:table-cell table:style-name="ce13" table:formula="of:=[.O68]-[.O67]" office:value-type="float" office:value="-9.74266666666688" calcext:value-type="float">
            <text:p>-9.743</text:p>
          </table:table-cell>
          <table:table-cell table:style-name="ce13" table:formula="of:=AVERAGE([.P63:.P68])" office:value-type="float" office:value="0.332153234917006" calcext:value-type="float">
            <text:p>0.332</text:p>
          </table:table-cell>
          <table:table-cell table:style-name="ce1"/>
          <table:table-cell table:style-name="ce2" table:formula="of:=LOG([.Y68])" office:value-type="float" office:value="2.5092025223311" calcext:value-type="float">
            <text:p>2.5092025223</text:p>
          </table:table-cell>
          <table:table-cell table:style-name="ce3" table:formula="of:=[.Y67]+1" office:value-type="float" office:value="323" calcext:value-type="float">
            <text:p>323</text:p>
          </table:table-cell>
          <table:table-cell table:number-columns-repeated="999"/>
        </table:table-row>
        <table:table-row table:style-name="ro1">
          <table:table-cell table:style-name="ce5" table:formula="of:=([.B69]-[.B68])/[.B68]" office:value-type="percentage" office:value="0.00461820453218918" calcext:value-type="percentage">
            <text:p>0.46%</text:p>
          </table:table-cell>
          <table:table-cell office:value-type="float" office:value="981.08" calcext:value-type="float">
            <text:p>981.08</text:p>
          </table:table-cell>
          <table:table-cell table:style-name="ce7" table:formula="of:=[.A69]-[.$T$1]" office:value-type="percentage" office:value="0.00351820453218918" calcext:value-type="percentage">
            <text:p>0.35%</text:p>
          </table:table-cell>
          <table:table-cell table:style-name="ce1" table:formula="of:=[.B69]-[.$V$1]" office:value-type="float" office:value="10.595" calcext:value-type="float">
            <text:p>10.595</text:p>
          </table:table-cell>
          <table:table-cell table:style-name="ce7" table:formula="of:=SUM([.C68:.C69])" office:value-type="percentage" office:value="0" calcext:value-type="percentage">
            <text:p>0.00%</text:p>
          </table:table-cell>
          <table:table-cell table:style-name="ce8" table:formula="of:=MAX([.$C$1:.C69])-MIN([.$C$1:.C69])" office:value-type="float" office:value="0.0610643026548131" calcext:value-type="float">
            <text:p>0.0610643027</text:p>
          </table:table-cell>
          <table:table-cell table:style-name="ce1" table:formula="of:=STDEV([.D68:.D69])" office:value-type="float" office:value="3.18905158315132" calcext:value-type="float">
            <text:p>3.1890515832</text:p>
          </table:table-cell>
          <table:table-cell table:style-name="ce1" table:formula="of:=[.F69]/[.G69]" office:value-type="float" office:value="0.0191481075368719" calcext:value-type="float">
            <text:p>0.0191481075</text:p>
          </table:table-cell>
          <table:table-cell table:style-name="ce1" table:formula="of:=SUM([.$D$1:.D69])" office:value-type="float" office:value="-275.1" calcext:value-type="float">
            <text:p>-275.1</text:p>
          </table:table-cell>
          <table:table-cell table:style-name="ce1" table:formula="of:=MAX([.$D$1:.D69])-MIN([.$D$1:.D69])" office:value-type="float" office:value="169.25" calcext:value-type="float">
            <text:p>169.25</text:p>
          </table:table-cell>
          <table:table-cell table:style-name="ce1" table:formula="of:=STDEV([.$D$1:.D69])" office:value-type="float" office:value="56.3305958269113" calcext:value-type="float">
            <text:p>56.3305958269</text:p>
          </table:table-cell>
          <table:table-cell table:style-name="ce1" table:formula="of:=[.J69]/[.K69]" office:value-type="float" office:value="3.00458387694069" calcext:value-type="float">
            <text:p>3.0045838769</text:p>
          </table:table-cell>
          <table:table-cell table:style-name="ce1" table:formula="of:=SLOPE([.H29:.H69];[.X29:.X69])" office:value-type="float" office:value="-2.48263617300462" calcext:value-type="float">
            <text:p>-2.482636173</text:p>
          </table:table-cell>
          <table:table-cell table:style-name="ce9" table:formula="of:=AVERAGE([.B55:.B69])" office:value-type="float" office:value="959.676" calcext:value-type="float">
            <text:p>959.676</text:p>
          </table:table-cell>
          <table:table-cell table:style-name="ce1" table:formula="of:=[.B69]-[.N69]" office:value-type="float" office:value="21.4039999999999" calcext:value-type="float">
            <text:p>21.404</text:p>
          </table:table-cell>
          <table:table-cell table:style-name="ce15" table:formula="of:=IF(([.M69] &gt; [.U66]);(1-(([.M69]-[.$O$52])/[.$P$52]));(([.M69]-[.$O$52])/[.$P$52]))" office:value-type="float" office:value="0.184985335270722" calcext:value-type="float">
            <text:p>0.185</text:p>
          </table:table-cell>
          <table:table-cell table:style-name="ce13" table:number-columns-repeated="3"/>
          <table:table-cell table:style-name="ce13" table:formula="of:=[.P69] - AVERAGE([.P64:.P69])" office:value-type="float" office:value="-0.132668802413373" calcext:value-type="float">
            <text:p>-0.133</text:p>
          </table:table-cell>
          <table:table-cell table:style-name="ce13" table:formula="of:=[.O69]-[.O68]" office:value-type="float" office:value="1.97133333333329" calcext:value-type="float">
            <text:p>1.971</text:p>
          </table:table-cell>
          <table:table-cell table:style-name="ce13" table:formula="of:=AVERAGE([.P64:.P69])" office:value-type="float" office:value="0.317654137684095" calcext:value-type="float">
            <text:p>0.318</text:p>
          </table:table-cell>
          <table:table-cell table:style-name="ce1"/>
          <table:table-cell table:style-name="ce2" table:formula="of:=LOG([.Y69])" office:value-type="float" office:value="2.51054501020661" calcext:value-type="float">
            <text:p>2.5105450102</text:p>
          </table:table-cell>
          <table:table-cell table:style-name="ce3" table:formula="of:=[.Y68]+1" office:value-type="float" office:value="324" calcext:value-type="float">
            <text:p>324</text:p>
          </table:table-cell>
          <table:table-cell table:number-columns-repeated="999"/>
        </table:table-row>
        <table:table-row table:style-name="ro1">
          <table:table-cell table:style-name="ce5" table:formula="of:=([.B70]-[.B69])/[.B69]" office:value-type="percentage" office:value="0.00237493374648339" calcext:value-type="percentage">
            <text:p>0.24%</text:p>
          </table:table-cell>
          <table:table-cell office:value-type="float" office:value="983.41" calcext:value-type="float">
            <text:p>983.41</text:p>
          </table:table-cell>
          <table:table-cell table:style-name="ce7" table:formula="of:=[.A70]-[.$T$1]" office:value-type="percentage" office:value="0.00127493374648339" calcext:value-type="percentage">
            <text:p>0.13%</text:p>
          </table:table-cell>
          <table:table-cell table:style-name="ce1" table:formula="of:=[.B70]-[.$V$1]" office:value-type="float" office:value="12.925" calcext:value-type="float">
            <text:p>12.925</text:p>
          </table:table-cell>
          <table:table-cell table:style-name="ce7" table:formula="of:=SUM([.C69:.C70])" office:value-type="percentage" office:value="0" calcext:value-type="percentage">
            <text:p>0.00%</text:p>
          </table:table-cell>
          <table:table-cell table:style-name="ce8" table:formula="of:=MAX([.$C$1:.C70])-MIN([.$C$1:.C70])" office:value-type="float" office:value="0.0610643026548131" calcext:value-type="float">
            <text:p>0.0610643027</text:p>
          </table:table-cell>
          <table:table-cell table:style-name="ce1" table:formula="of:=STDEV([.D69:.D70])" office:value-type="float" office:value="1.6475588001646" calcext:value-type="float">
            <text:p>1.6475588002</text:p>
          </table:table-cell>
          <table:table-cell table:style-name="ce1" table:formula="of:=[.F70]/[.G70]" office:value-type="float" office:value="0.0370635042881093" calcext:value-type="float">
            <text:p>0.0370635043</text:p>
          </table:table-cell>
          <table:table-cell table:style-name="ce1" table:formula="of:=SUM([.$D$1:.D70])" office:value-type="float" office:value="-275.1" calcext:value-type="float">
            <text:p>-275.1</text:p>
          </table:table-cell>
          <table:table-cell table:style-name="ce1" table:formula="of:=MAX([.$D$1:.D70])-MIN([.$D$1:.D70])" office:value-type="float" office:value="169.25" calcext:value-type="float">
            <text:p>169.25</text:p>
          </table:table-cell>
          <table:table-cell table:style-name="ce1" table:formula="of:=STDEV([.$D$1:.D70])" office:value-type="float" office:value="57.2519951673461" calcext:value-type="float">
            <text:p>57.2519951673</text:p>
          </table:table-cell>
          <table:table-cell table:style-name="ce1" table:formula="of:=[.J70]/[.K70]" office:value-type="float" office:value="2.95622885290349" calcext:value-type="float">
            <text:p>2.9562288529</text:p>
          </table:table-cell>
          <table:table-cell table:style-name="ce1" table:formula="of:=SLOPE([.H30:.H70];[.X30:.X70])" office:value-type="float" office:value="-0.536139336389031" calcext:value-type="float">
            <text:p>-0.5361393364</text:p>
          </table:table-cell>
          <table:table-cell table:style-name="ce9" table:formula="of:=AVERAGE([.B56:.B70])" office:value-type="float" office:value="963.928666666667" calcext:value-type="float">
            <text:p>963.9286666667</text:p>
          </table:table-cell>
          <table:table-cell table:style-name="ce1" table:formula="of:=[.B70]-[.N70]" office:value-type="float" office:value="19.4813333333333" calcext:value-type="float">
            <text:p>19.4813333333</text:p>
          </table:table-cell>
          <table:table-cell table:style-name="ce15" table:formula="of:=IF(([.M70] &gt; [.U67]);(1-(([.M70]-[.$O$52])/[.$P$52]));(([.M70]-[.$O$52])/[.$P$52]))" office:value-type="float" office:value="0.361794930748567" calcext:value-type="float">
            <text:p>0.362</text:p>
          </table:table-cell>
          <table:table-cell table:style-name="ce13" table:number-columns-repeated="3"/>
          <table:table-cell table:style-name="ce13" table:formula="of:=[.P70] - AVERAGE([.P65:.P70])" office:value-type="float" office:value="0.0269110108726792" calcext:value-type="float">
            <text:p>0.027</text:p>
          </table:table-cell>
          <table:table-cell table:style-name="ce13" table:formula="of:=[.O70]-[.O69]" office:value-type="float" office:value="-1.9226666666666" calcext:value-type="float">
            <text:p>-1.923</text:p>
          </table:table-cell>
          <table:table-cell table:style-name="ce13" table:formula="of:=AVERAGE([.P65:.P70])" office:value-type="float" office:value="0.334883919875887" calcext:value-type="float">
            <text:p>0.335</text:p>
          </table:table-cell>
          <table:table-cell table:style-name="ce1"/>
          <table:table-cell table:style-name="ce2" table:formula="of:=LOG([.Y70])" office:value-type="float" office:value="2.51188336097887" calcext:value-type="float">
            <text:p>2.511883361</text:p>
          </table:table-cell>
          <table:table-cell table:style-name="ce3" table:formula="of:=[.Y69]+1" office:value-type="float" office:value="325" calcext:value-type="float">
            <text:p>325</text:p>
          </table:table-cell>
          <table:table-cell table:number-columns-repeated="999"/>
        </table:table-row>
        <table:table-row table:style-name="ro1">
          <table:table-cell table:style-name="ce5" table:formula="of:=([.B71]-[.B70])/[.B70]" office:value-type="percentage" office:value="-0.0341464902736396" calcext:value-type="percentage">
            <text:p>-3.41%</text:p>
          </table:table-cell>
          <table:table-cell office:value-type="float" office:value="949.83" calcext:value-type="float">
            <text:p>949.83</text:p>
          </table:table-cell>
          <table:table-cell table:style-name="ce7" table:formula="of:=[.A71]-[.$T$1]" office:value-type="percentage" office:value="-0.0352464902736396" calcext:value-type="percentage">
            <text:p>-3.52%</text:p>
          </table:table-cell>
          <table:table-cell table:style-name="ce1" table:formula="of:=[.B71]-[.$V$1]" office:value-type="float" office:value="-20.655" calcext:value-type="float">
            <text:p>-20.655</text:p>
          </table:table-cell>
          <table:table-cell table:style-name="ce7" table:formula="of:=SUM([.C70:.C71])" office:value-type="percentage" office:value="0" calcext:value-type="percentage">
            <text:p>0.00%</text:p>
          </table:table-cell>
          <table:table-cell table:style-name="ce8" table:formula="of:=MAX([.$C$1:.C71])-MIN([.$C$1:.C71])" office:value-type="float" office:value="0.0704175797789299" calcext:value-type="float">
            <text:p>0.0704175798</text:p>
          </table:table-cell>
          <table:table-cell table:style-name="ce1" table:formula="of:=STDEV([.D70:.D71])" office:value-type="float" office:value="23.7446457122442" calcext:value-type="float">
            <text:p>23.7446457122</text:p>
          </table:table-cell>
          <table:table-cell table:style-name="ce1" table:formula="of:=[.F71]/[.G71]" office:value-type="float" office:value="0.00296561930770853" calcext:value-type="float">
            <text:p>0.0029656193</text:p>
          </table:table-cell>
          <table:table-cell table:style-name="ce1" table:formula="of:=SUM([.$D$1:.D71])" office:value-type="float" office:value="-275.1" calcext:value-type="float">
            <text:p>-275.1</text:p>
          </table:table-cell>
          <table:table-cell table:style-name="ce1" table:formula="of:=MAX([.$D$1:.D71])-MIN([.$D$1:.D71])" office:value-type="float" office:value="169.25" calcext:value-type="float">
            <text:p>169.25</text:p>
          </table:table-cell>
          <table:table-cell table:style-name="ce1" table:formula="of:=STDEV([.$D$1:.D71])" office:value-type="float" office:value="57.4056411900665" calcext:value-type="float">
            <text:p>57.4056411901</text:p>
          </table:table-cell>
          <table:table-cell table:style-name="ce1" table:formula="of:=[.J71]/[.K71]" office:value-type="float" office:value="2.94831651543833" calcext:value-type="float">
            <text:p>2.9483165154</text:p>
          </table:table-cell>
          <table:table-cell table:style-name="ce1" table:formula="of:=SLOPE([.H31:.H71];[.X31:.X71])" office:value-type="float" office:value="-0.575405502109258" calcext:value-type="float">
            <text:p>-0.5754055021</text:p>
          </table:table-cell>
          <table:table-cell table:style-name="ce9" table:formula="of:=AVERAGE([.B57:.B71])" office:value-type="float" office:value="965.234666666667" calcext:value-type="float">
            <text:p>965.2346666667</text:p>
          </table:table-cell>
          <table:table-cell table:style-name="ce1" table:formula="of:=[.B71]-[.N71]" office:value-type="float" office:value="-15.4046666666667" calcext:value-type="float">
            <text:p>-15.4046666667</text:p>
          </table:table-cell>
          <table:table-cell table:style-name="ce15" table:formula="of:=IF(([.M71] &gt; [.U68]);(1-(([.M71]-[.$O$52])/[.$P$52]));(([.M71]-[.$O$52])/[.$P$52]))" office:value-type="float" office:value="0.641771802444296" calcext:value-type="float">
            <text:p>0.642</text:p>
          </table:table-cell>
          <table:table-cell table:style-name="ce13" table:number-columns-repeated="3"/>
          <table:table-cell table:style-name="ce13" table:formula="of:=[.P71] - AVERAGE([.P66:.P71])" office:value-type="float" office:value="0.241177188269235" calcext:value-type="float">
            <text:p>0.241</text:p>
          </table:table-cell>
          <table:table-cell table:style-name="ce13" table:formula="of:=[.O71]-[.O70]" office:value-type="float" office:value="-34.886" calcext:value-type="float">
            <text:p>-34.886</text:p>
          </table:table-cell>
          <table:table-cell table:style-name="ce13" table:formula="of:=AVERAGE([.P66:.P71])" office:value-type="float" office:value="0.400594614175061" calcext:value-type="float">
            <text:p>0.401</text:p>
          </table:table-cell>
          <table:table-cell table:style-name="ce1"/>
          <table:table-cell table:style-name="ce2" table:formula="of:=LOG([.Y71])" office:value-type="float" office:value="2.51321760006794" calcext:value-type="float">
            <text:p>2.5132176001</text:p>
          </table:table-cell>
          <table:table-cell table:style-name="ce3" table:formula="of:=[.Y70]+1" office:value-type="float" office:value="326" calcext:value-type="float">
            <text:p>326</text:p>
          </table:table-cell>
          <table:table-cell table:number-columns-repeated="999"/>
        </table:table-row>
        <table:table-row table:style-name="ro1">
          <table:table-cell table:style-name="ce5" table:formula="of:=([.B72]-[.B71])/[.B71]" office:value-type="percentage" office:value="-0.00729604244970147" calcext:value-type="percentage">
            <text:p>-0.73%</text:p>
          </table:table-cell>
          <table:table-cell office:value-type="float" office:value="942.9" calcext:value-type="float">
            <text:p>942.9</text:p>
          </table:table-cell>
          <table:table-cell table:style-name="ce7" table:formula="of:=[.A72]-[.$T$1]" office:value-type="percentage" office:value="-0.00839604244970147" calcext:value-type="percentage">
            <text:p>-0.84%</text:p>
          </table:table-cell>
          <table:table-cell table:style-name="ce1" table:formula="of:=[.B72]-[.$V$1]" office:value-type="float" office:value="-27.5849999999999" calcext:value-type="float">
            <text:p>-27.585</text:p>
          </table:table-cell>
          <table:table-cell table:style-name="ce7" table:formula="of:=SUM([.C71:.C72])" office:value-type="percentage" office:value="0" calcext:value-type="percentage">
            <text:p>0.00%</text:p>
          </table:table-cell>
          <table:table-cell table:style-name="ce8" table:formula="of:=MAX([.$C$1:.C72])-MIN([.$C$1:.C72])" office:value-type="float" office:value="0.0704175797789299" calcext:value-type="float">
            <text:p>0.0704175798</text:p>
          </table:table-cell>
          <table:table-cell table:style-name="ce1" table:formula="of:=STDEV([.D71:.D72])" office:value-type="float" office:value="4.90024999362274" calcext:value-type="float">
            <text:p>4.9002499936</text:p>
          </table:table-cell>
          <table:table-cell table:style-name="ce1" table:formula="of:=[.F72]/[.G72]" office:value-type="float" office:value="0.0143702014939182" calcext:value-type="float">
            <text:p>0.0143702015</text:p>
          </table:table-cell>
          <table:table-cell table:style-name="ce1" table:formula="of:=SUM([.$D$1:.D72])" office:value-type="float" office:value="-275.1" calcext:value-type="float">
            <text:p>-275.1</text:p>
          </table:table-cell>
          <table:table-cell table:style-name="ce1" table:formula="of:=MAX([.$D$1:.D72])-MIN([.$D$1:.D72])" office:value-type="float" office:value="169.25" calcext:value-type="float">
            <text:p>169.25</text:p>
          </table:table-cell>
          <table:table-cell table:style-name="ce1" table:formula="of:=STDEV([.$D$1:.D72])" office:value-type="float" office:value="57.4333754163686" calcext:value-type="float">
            <text:p>57.4333754164</text:p>
          </table:table-cell>
          <table:table-cell table:style-name="ce1" table:formula="of:=[.J72]/[.K72]" office:value-type="float" office:value="2.94689279139536" calcext:value-type="float">
            <text:p>2.9468927914</text:p>
          </table:table-cell>
          <table:table-cell table:style-name="ce1" table:formula="of:=SLOPE([.H32:.H72];[.X32:.X72])" office:value-type="float" office:value="-0.544772658828301" calcext:value-type="float">
            <text:p>-0.5447726588</text:p>
          </table:table-cell>
          <table:table-cell table:style-name="ce9" table:formula="of:=AVERAGE([.B58:.B72])" office:value-type="float" office:value="965.827333333333" calcext:value-type="float">
            <text:p>965.8273333333</text:p>
          </table:table-cell>
          <table:table-cell table:style-name="ce1" table:formula="of:=[.B72]-[.N72]" office:value-type="float" office:value="-22.9273333333332" calcext:value-type="float">
            <text:p>-22.9273333333</text:p>
          </table:table-cell>
          <table:table-cell table:style-name="ce15" table:formula="of:=IF(([.M72] &gt; [.U69]);(1-(([.M72]-[.$O$52])/[.$P$52]));(([.M72]-[.$O$52])/[.$P$52]))" office:value-type="float" office:value="0.361010724877073" calcext:value-type="float">
            <text:p>0.361</text:p>
          </table:table-cell>
          <table:table-cell table:style-name="ce13" office:value-type="float" office:value="10000" calcext:value-type="float">
            <text:p>10000.000</text:p>
          </table:table-cell>
          <table:table-cell table:style-name="ce13" office:value-type="string" calcext:value-type="string">
            <text:p>b</text:p>
          </table:table-cell>
          <table:table-cell table:style-name="ce13"/>
          <table:table-cell table:style-name="ce13" table:formula="of:=[.P72] - AVERAGE([.P67:.P72])" office:value-type="float" office:value="-0.0612582101933795" calcext:value-type="float">
            <text:p>-0.061</text:p>
          </table:table-cell>
          <table:table-cell table:style-name="ce13" table:formula="of:=[.O72]-[.O71]" office:value-type="float" office:value="-7.52266666666651" calcext:value-type="float">
            <text:p>-7.523</text:p>
          </table:table-cell>
          <table:table-cell table:style-name="ce13" table:formula="of:=AVERAGE([.P67:.P72])" office:value-type="float" office:value="0.422268935070453" calcext:value-type="float">
            <text:p>0.422</text:p>
          </table:table-cell>
          <table:table-cell table:style-name="ce1"/>
          <table:table-cell table:style-name="ce2" table:formula="of:=LOG([.Y72])" office:value-type="float" office:value="2.51454775266029" calcext:value-type="float">
            <text:p>2.5145477527</text:p>
          </table:table-cell>
          <table:table-cell table:style-name="ce3" table:formula="of:=[.Y71]+1" office:value-type="float" office:value="327" calcext:value-type="float">
            <text:p>327</text:p>
          </table:table-cell>
          <table:table-cell table:number-columns-repeated="999"/>
        </table:table-row>
        <table:table-row table:style-name="ro1">
          <table:table-cell table:style-name="ce5" table:formula="of:=([.B73]-[.B72])/[.B72]" office:value-type="percentage" office:value="0.0111358574610244" calcext:value-type="percentage">
            <text:p>1.11%</text:p>
          </table:table-cell>
          <table:table-cell office:value-type="float" office:value="953.4" calcext:value-type="float">
            <text:p>953.4</text:p>
          </table:table-cell>
          <table:table-cell table:style-name="ce7" table:formula="of:=[.A73]-[.$T$1]" office:value-type="percentage" office:value="0.0100358574610244" calcext:value-type="percentage">
            <text:p>1.00%</text:p>
          </table:table-cell>
          <table:table-cell table:style-name="ce1" table:formula="of:=[.B73]-[.$V$1]" office:value-type="float" office:value="-17.085" calcext:value-type="float">
            <text:p>-17.085</text:p>
          </table:table-cell>
          <table:table-cell table:style-name="ce7" table:formula="of:=SUM([.C72:.C73])" office:value-type="percentage" office:value="0" calcext:value-type="percentage">
            <text:p>0.00%</text:p>
          </table:table-cell>
          <table:table-cell table:style-name="ce8" table:formula="of:=MAX([.$C$1:.C73])-MIN([.$C$1:.C73])" office:value-type="float" office:value="0.0704175797789299" calcext:value-type="float">
            <text:p>0.0704175798</text:p>
          </table:table-cell>
          <table:table-cell table:style-name="ce1" table:formula="of:=STDEV([.D72:.D73])" office:value-type="float" office:value="7.42462120245867" calcext:value-type="float">
            <text:p>7.4246212025</text:p>
          </table:table-cell>
          <table:table-cell table:style-name="ce1" table:formula="of:=[.F73]/[.G73]" office:value-type="float" office:value="0.00948433298598602" calcext:value-type="float">
            <text:p>0.009484333</text:p>
          </table:table-cell>
          <table:table-cell table:style-name="ce1" table:formula="of:=SUM([.$D$1:.D73])" office:value-type="float" office:value="-275.1" calcext:value-type="float">
            <text:p>-275.1</text:p>
          </table:table-cell>
          <table:table-cell table:style-name="ce1" table:formula="of:=MAX([.$D$1:.D73])-MIN([.$D$1:.D73])" office:value-type="float" office:value="169.25" calcext:value-type="float">
            <text:p>169.25</text:p>
          </table:table-cell>
          <table:table-cell table:style-name="ce1" table:formula="of:=STDEV([.$D$1:.D73])" office:value-type="float" office:value="57.6091274345892" calcext:value-type="float">
            <text:p>57.6091274346</text:p>
          </table:table-cell>
          <table:table-cell table:style-name="ce1" table:formula="of:=[.J73]/[.K73]" office:value-type="float" office:value="2.93790250845529" calcext:value-type="float">
            <text:p>2.9379025085</text:p>
          </table:table-cell>
          <table:table-cell table:style-name="ce1" table:formula="of:=SLOPE([.H33:.H73];[.X33:.X73])" office:value-type="float" office:value="-0.485025353772382" calcext:value-type="float">
            <text:p>-0.4850253538</text:p>
          </table:table-cell>
          <table:table-cell table:style-name="ce9" table:formula="of:=AVERAGE([.B59:.B73])" office:value-type="float" office:value="966.596666666667" calcext:value-type="float">
            <text:p>966.5966666667</text:p>
          </table:table-cell>
          <table:table-cell table:style-name="ce1" table:formula="of:=[.B73]-[.N73]" office:value-type="float" office:value="-13.1966666666666" calcext:value-type="float">
            <text:p>-13.1966666667</text:p>
          </table:table-cell>
          <table:table-cell table:style-name="ce15" table:formula="of:=IF(([.M73] &gt; [.U70]);(1-(([.M73]-[.$O$52])/[.$P$52]));(([.M73]-[.$O$52])/[.$P$52]))" office:value-type="float" office:value="0.633562142317411" calcext:value-type="float">
            <text:p>0.634</text:p>
          </table:table-cell>
          <table:table-cell table:style-name="ce13" table:formula="of:=[.Q72]*(1 + [.A73])" office:value-type="string" office:string-value="10111.359" calcext:value-type="string">
            <text:p>10111.359</text:p>
          </table:table-cell>
          <table:table-cell table:style-name="ce13" office:value-type="string" calcext:value-type="string">
            <text:p>s</text:p>
          </table:table-cell>
          <table:table-cell table:style-name="ce13"/>
          <table:table-cell table:style-name="ce13" table:formula="of:=[.P73] - AVERAGE([.P68:.P73])" office:value-type="float" office:value="0.236503196995595" calcext:value-type="float">
            <text:p>0.237</text:p>
          </table:table-cell>
          <table:table-cell table:style-name="ce13" table:formula="of:=[.O73]-[.O72]" office:value-type="float" office:value="9.73066666666659" calcext:value-type="float">
            <text:p>9.731</text:p>
          </table:table-cell>
          <table:table-cell table:style-name="ce13" table:formula="of:=AVERAGE([.P68:.P73])" office:value-type="float" office:value="0.397058945321816" calcext:value-type="float">
            <text:p>0.397</text:p>
          </table:table-cell>
          <table:table-cell table:style-name="ce1"/>
          <table:table-cell table:style-name="ce2" table:formula="of:=LOG([.Y73])" office:value-type="float" office:value="2.51587384371168" calcext:value-type="float">
            <text:p>2.5158738437</text:p>
          </table:table-cell>
          <table:table-cell table:style-name="ce3" table:formula="of:=[.Y72]+1" office:value-type="float" office:value="328" calcext:value-type="float">
            <text:p>328</text:p>
          </table:table-cell>
          <table:table-cell table:number-columns-repeated="999"/>
        </table:table-row>
        <table:table-row table:style-name="ro1">
          <table:table-cell table:style-name="ce5" table:formula="of:=([.B74]-[.B73])/[.B73]" office:value-type="percentage" office:value="-0.0027690371302706" calcext:value-type="percentage">
            <text:p>-0.28%</text:p>
          </table:table-cell>
          <table:table-cell office:value-type="float" office:value="950.76" calcext:value-type="float">
            <text:p>950.76</text:p>
          </table:table-cell>
          <table:table-cell table:style-name="ce7" table:formula="of:=[.A74]-[.$T$1]" office:value-type="percentage" office:value="-0.0038690371302706" calcext:value-type="percentage">
            <text:p>-0.39%</text:p>
          </table:table-cell>
          <table:table-cell table:style-name="ce1" table:formula="of:=[.B74]-[.$V$1]" office:value-type="float" office:value="-19.725" calcext:value-type="float">
            <text:p>-19.725</text:p>
          </table:table-cell>
          <table:table-cell table:style-name="ce7" table:formula="of:=SUM([.C73:.C74])" office:value-type="percentage" office:value="0" calcext:value-type="percentage">
            <text:p>0.00%</text:p>
          </table:table-cell>
          <table:table-cell table:style-name="ce8" table:formula="of:=MAX([.$C$1:.C74])-MIN([.$C$1:.C74])" office:value-type="float" office:value="0.0704175797789299" calcext:value-type="float">
            <text:p>0.0704175798</text:p>
          </table:table-cell>
          <table:table-cell table:style-name="ce1" table:formula="of:=STDEV([.D73:.D74])" office:value-type="float" office:value="1.86676190233248" calcext:value-type="float">
            <text:p>1.8667619023</text:p>
          </table:table-cell>
          <table:table-cell table:style-name="ce1" table:formula="of:=[.F74]/[.G74]" office:value-type="float" office:value="0.0377217789215351" calcext:value-type="float">
            <text:p>0.0377217789</text:p>
          </table:table-cell>
          <table:table-cell table:style-name="ce1" table:formula="of:=SUM([.$D$1:.D74])" office:value-type="float" office:value="-275.1" calcext:value-type="float">
            <text:p>-275.1</text:p>
          </table:table-cell>
          <table:table-cell table:style-name="ce1" table:formula="of:=MAX([.$D$1:.D74])-MIN([.$D$1:.D74])" office:value-type="float" office:value="169.25" calcext:value-type="float">
            <text:p>169.25</text:p>
          </table:table-cell>
          <table:table-cell table:style-name="ce1" table:formula="of:=STDEV([.$D$1:.D74])" office:value-type="float" office:value="57.7228251275624" calcext:value-type="float">
            <text:p>57.7228251276</text:p>
          </table:table-cell>
          <table:table-cell table:style-name="ce1" table:formula="of:=[.J74]/[.K74]" office:value-type="float" office:value="2.93211566873195" calcext:value-type="float">
            <text:p>2.9321156687</text:p>
          </table:table-cell>
          <table:table-cell table:style-name="ce1" table:formula="of:=SLOPE([.H34:.H74];[.X34:.X74])" office:value-type="float" office:value="-0.507170359453669" calcext:value-type="float">
            <text:p>-0.5071703595</text:p>
          </table:table-cell>
          <table:table-cell table:style-name="ce9" table:formula="of:=AVERAGE([.B60:.B74])" office:value-type="float" office:value="966.726" calcext:value-type="float">
            <text:p>966.726</text:p>
          </table:table-cell>
          <table:table-cell table:style-name="ce1" table:formula="of:=[.B74]-[.N74]" office:value-type="float" office:value="-15.966" calcext:value-type="float">
            <text:p>-15.966</text:p>
          </table:table-cell>
          <table:table-cell table:style-name="ce15" table:formula="of:=IF(([.M74] &gt; [.U71]);(1-(([.M74]-[.$O$52])/[.$P$52]));(([.M74]-[.$O$52])/[.$P$52]))" office:value-type="float" office:value="0.635573678849457" calcext:value-type="float">
            <text:p>0.636</text:p>
          </table:table-cell>
          <table:table-cell table:style-name="ce13" table:number-columns-repeated="3"/>
          <table:table-cell table:style-name="ce13" table:formula="of:=[.P74] - AVERAGE([.P69:.P74])" office:value-type="float" office:value="0.165790576431536" calcext:value-type="float">
            <text:p>0.166</text:p>
          </table:table-cell>
          <table:table-cell table:style-name="ce13" table:formula="of:=[.O74]-[.O73]" office:value-type="float" office:value="-2.76933333333341" calcext:value-type="float">
            <text:p>-2.769</text:p>
          </table:table-cell>
          <table:table-cell table:style-name="ce13" table:formula="of:=AVERAGE([.P69:.P74])" office:value-type="float" office:value="0.469783102417921" calcext:value-type="float">
            <text:p>0.470</text:p>
          </table:table-cell>
          <table:table-cell table:style-name="ce1"/>
          <table:table-cell table:style-name="ce2" table:formula="of:=LOG([.Y74])" office:value-type="float" office:value="2.51719589794997" calcext:value-type="float">
            <text:p>2.5171958979</text:p>
          </table:table-cell>
          <table:table-cell table:style-name="ce3" table:formula="of:=[.Y73]+1" office:value-type="float" office:value="329" calcext:value-type="float">
            <text:p>329</text:p>
          </table:table-cell>
          <table:table-cell table:number-columns-repeated="999"/>
        </table:table-row>
        <table:table-row table:style-name="ro1">
          <table:table-cell table:style-name="ce5" table:formula="of:=([.B75]-[.B74])/[.B74]" office:value-type="percentage" office:value="-0.00888762674071262" calcext:value-type="percentage">
            <text:p>-0.89%</text:p>
          </table:table-cell>
          <table:table-cell office:value-type="float" office:value="942.31" calcext:value-type="float">
            <text:p>942.31</text:p>
          </table:table-cell>
          <table:table-cell table:style-name="ce7" table:formula="of:=[.A75]-[.$T$1]" office:value-type="percentage" office:value="-0.00998762674071262" calcext:value-type="percentage">
            <text:p>-1.00%</text:p>
          </table:table-cell>
          <table:table-cell table:style-name="ce1" table:formula="of:=[.B75]-[.$V$1]" office:value-type="float" office:value="-28.175" calcext:value-type="float">
            <text:p>-28.175</text:p>
          </table:table-cell>
          <table:table-cell table:style-name="ce7" table:formula="of:=SUM([.C74:.C75])" office:value-type="percentage" office:value="0" calcext:value-type="percentage">
            <text:p>0.00%</text:p>
          </table:table-cell>
          <table:table-cell table:style-name="ce8" table:formula="of:=MAX([.$C$1:.C75])-MIN([.$C$1:.C75])" office:value-type="float" office:value="0.0704175797789299" calcext:value-type="float">
            <text:p>0.0704175798</text:p>
          </table:table-cell>
          <table:table-cell table:style-name="ce1" table:formula="of:=STDEV([.D74:.D75])" office:value-type="float" office:value="5.97505230102628" calcext:value-type="float">
            <text:p>5.975052301</text:p>
          </table:table-cell>
          <table:table-cell table:style-name="ce1" table:formula="of:=[.F75]/[.G75]" office:value-type="float" office:value="0.0117852658405743" calcext:value-type="float">
            <text:p>0.0117852658</text:p>
          </table:table-cell>
          <table:table-cell table:style-name="ce1" table:formula="of:=SUM([.$D$1:.D75])" office:value-type="float" office:value="-275.1" calcext:value-type="float">
            <text:p>-275.1</text:p>
          </table:table-cell>
          <table:table-cell table:style-name="ce1" table:formula="of:=MAX([.$D$1:.D75])-MIN([.$D$1:.D75])" office:value-type="float" office:value="169.25" calcext:value-type="float">
            <text:p>169.25</text:p>
          </table:table-cell>
          <table:table-cell table:style-name="ce1" table:formula="of:=STDEV([.$D$1:.D75])" office:value-type="float" office:value="57.7014663585591" calcext:value-type="float">
            <text:p>57.7014663586</text:p>
          </table:table-cell>
          <table:table-cell table:style-name="ce1" table:formula="of:=[.J75]/[.K75]" office:value-type="float" office:value="2.93320102037397" calcext:value-type="float">
            <text:p>2.9332010204</text:p>
          </table:table-cell>
          <table:table-cell table:style-name="ce1" table:formula="of:=SLOPE([.H35:.H75];[.X35:.X75])" office:value-type="float" office:value="-0.200777044187914" calcext:value-type="float">
            <text:p>-0.2007770442</text:p>
          </table:table-cell>
          <table:table-cell table:style-name="ce9" table:formula="of:=AVERAGE([.B61:.B75])" office:value-type="float" office:value="965.882666666666" calcext:value-type="float">
            <text:p>965.8826666667</text:p>
          </table:table-cell>
          <table:table-cell table:style-name="ce1" table:formula="of:=[.B75]-[.N75]" office:value-type="float" office:value="-23.5726666666665" calcext:value-type="float">
            <text:p>-23.5726666667</text:p>
          </table:table-cell>
          <table:table-cell table:style-name="ce15" table:formula="of:=IF(([.M75] &gt; [.U72]);(1-(([.M75]-[.$O$52])/[.$P$52]));(([.M75]-[.$O$52])/[.$P$52]))" office:value-type="float" office:value="0.607742512052676" calcext:value-type="float">
            <text:p>0.608</text:p>
          </table:table-cell>
          <table:table-cell table:style-name="ce13" table:number-columns-repeated="3"/>
          <table:table-cell table:style-name="ce13" table:formula="of:=[.P75] - AVERAGE([.P70:.P75])" office:value-type="float" office:value="0.0674998801710963" calcext:value-type="float">
            <text:p>0.067</text:p>
          </table:table-cell>
          <table:table-cell table:style-name="ce13" table:formula="of:=[.O75]-[.O74]" office:value-type="float" office:value="-7.60666666666646" calcext:value-type="float">
            <text:p>-7.607</text:p>
          </table:table-cell>
          <table:table-cell table:style-name="ce13" table:formula="of:=AVERAGE([.P70:.P75])" office:value-type="float" office:value="0.54024263188158" calcext:value-type="float">
            <text:p>0.540</text:p>
          </table:table-cell>
          <table:table-cell table:style-name="ce1"/>
          <table:table-cell table:style-name="ce2" table:formula="of:=LOG([.Y75])" office:value-type="float" office:value="2.51851393987789" calcext:value-type="float">
            <text:p>2.5185139399</text:p>
          </table:table-cell>
          <table:table-cell table:style-name="ce3" table:formula="of:=[.Y74]+1" office:value-type="float" office:value="330" calcext:value-type="float">
            <text:p>330</text:p>
          </table:table-cell>
          <table:table-cell table:number-columns-repeated="999"/>
        </table:table-row>
        <table:table-row table:style-name="ro1">
          <table:table-cell table:style-name="ce5" table:formula="of:=([.B76]-[.B75])/[.B75]" office:value-type="percentage" office:value="-0.00268489138393956" calcext:value-type="percentage">
            <text:p>-0.27%</text:p>
          </table:table-cell>
          <table:table-cell office:value-type="float" office:value="939.78" calcext:value-type="float">
            <text:p>939.78</text:p>
          </table:table-cell>
          <table:table-cell table:style-name="ce7" table:formula="of:=[.A76]-[.$T$1]" office:value-type="percentage" office:value="-0.00378489138393956" calcext:value-type="percentage">
            <text:p>-0.38%</text:p>
          </table:table-cell>
          <table:table-cell table:style-name="ce1" table:formula="of:=[.B76]-[.$V$1]" office:value-type="float" office:value="-30.705" calcext:value-type="float">
            <text:p>-30.705</text:p>
          </table:table-cell>
          <table:table-cell table:style-name="ce7" table:formula="of:=SUM([.C75:.C76])" office:value-type="percentage" office:value="0" calcext:value-type="percentage">
            <text:p>0.00%</text:p>
          </table:table-cell>
          <table:table-cell table:style-name="ce8" table:formula="of:=MAX([.$C$1:.C76])-MIN([.$C$1:.C76])" office:value-type="float" office:value="0.0704175797789299" calcext:value-type="float">
            <text:p>0.0704175798</text:p>
          </table:table-cell>
          <table:table-cell table:style-name="ce1" table:formula="of:=STDEV([.D75:.D76])" office:value-type="float" office:value="1.78898015640203" calcext:value-type="float">
            <text:p>1.7889801564</text:p>
          </table:table-cell>
          <table:table-cell table:style-name="ce1" table:formula="of:=[.F76]/[.G76]" office:value-type="float" office:value="0.0393618562659481" calcext:value-type="float">
            <text:p>0.0393618563</text:p>
          </table:table-cell>
          <table:table-cell table:style-name="ce1" table:formula="of:=SUM([.$D$1:.D76])" office:value-type="float" office:value="-275.1" calcext:value-type="float">
            <text:p>-275.1</text:p>
          </table:table-cell>
          <table:table-cell table:style-name="ce1" table:formula="of:=MAX([.$D$1:.D76])-MIN([.$D$1:.D76])" office:value-type="float" office:value="169.25" calcext:value-type="float">
            <text:p>169.25</text:p>
          </table:table-cell>
          <table:table-cell table:style-name="ce1" table:formula="of:=STDEV([.$D$1:.D76])" office:value-type="float" office:value="57.6396334125212" calcext:value-type="float">
            <text:p>57.6396334125</text:p>
          </table:table-cell>
          <table:table-cell table:style-name="ce1" table:formula="of:=[.J76]/[.K76]" office:value-type="float" office:value="2.93634761325934" calcext:value-type="float">
            <text:p>2.9363476133</text:p>
          </table:table-cell>
          <table:table-cell table:style-name="ce1" table:formula="of:=SLOPE([.H36:.H76];[.X36:.X76])" office:value-type="float" office:value="-0.111658899120924" calcext:value-type="float">
            <text:p>-0.1116588991</text:p>
          </table:table-cell>
          <table:table-cell table:style-name="ce9" table:formula="of:=AVERAGE([.B62:.B76])" office:value-type="float" office:value="963.898666666667" calcext:value-type="float">
            <text:p>963.8986666667</text:p>
          </table:table-cell>
          <table:table-cell table:style-name="ce1" table:formula="of:=[.B76]-[.N76]" office:value-type="float" office:value="-24.1186666666666" calcext:value-type="float">
            <text:p>-24.1186666667</text:p>
          </table:table-cell>
          <table:table-cell table:style-name="ce15" table:formula="of:=IF(([.M76] &gt; [.U73]);(1-(([.M76]-[.$O$52])/[.$P$52]));(([.M76]-[.$O$52])/[.$P$52]))" office:value-type="float" office:value="0.400352514295492" calcext:value-type="float">
            <text:p>0.400</text:p>
          </table:table-cell>
          <table:table-cell table:style-name="ce13" office:value-type="float" office:value="10111.3585746102" calcext:value-type="float">
            <text:p>10111.359</text:p>
          </table:table-cell>
          <table:table-cell table:style-name="ce13" office:value-type="string" calcext:value-type="string">
            <text:p>b</text:p>
          </table:table-cell>
          <table:table-cell table:style-name="ce13"/>
          <table:table-cell table:style-name="ce13" table:formula="of:=[.P76] - AVERAGE([.P71:.P76])" office:value-type="float" office:value="-0.146316381510575" calcext:value-type="float">
            <text:p>-0.146</text:p>
          </table:table-cell>
          <table:table-cell table:style-name="ce13" table:formula="of:=[.O76]-[.O75]" office:value-type="float" office:value="-0.546000000000163" calcext:value-type="float">
            <text:p>-0.546</text:p>
          </table:table-cell>
          <table:table-cell table:style-name="ce13" table:formula="of:=AVERAGE([.P71:.P76])" office:value-type="float" office:value="0.546668895806068" calcext:value-type="float">
            <text:p>0.547</text:p>
          </table:table-cell>
          <table:table-cell table:style-name="ce1"/>
          <table:table-cell table:style-name="ce2" table:formula="of:=LOG([.Y76])" office:value-type="float" office:value="2.51982799377572" calcext:value-type="float">
            <text:p>2.5198279938</text:p>
          </table:table-cell>
          <table:table-cell table:style-name="ce3" table:formula="of:=[.Y75]+1" office:value-type="float" office:value="331" calcext:value-type="float">
            <text:p>331</text:p>
          </table:table-cell>
          <table:table-cell table:number-columns-repeated="999"/>
        </table:table-row>
        <table:table-row table:style-name="ro1">
          <table:table-cell table:style-name="ce5" table:formula="of:=([.B77]-[.B76])/[.B76]" office:value-type="percentage" office:value="0.0187171465662177" calcext:value-type="percentage">
            <text:p>1.87%</text:p>
          </table:table-cell>
          <table:table-cell office:value-type="float" office:value="957.37" calcext:value-type="float">
            <text:p>957.37</text:p>
          </table:table-cell>
          <table:table-cell table:style-name="ce7" table:formula="of:=[.A77]-[.$T$1]" office:value-type="percentage" office:value="0.0176171465662177" calcext:value-type="percentage">
            <text:p>1.76%</text:p>
          </table:table-cell>
          <table:table-cell table:style-name="ce1" table:formula="of:=[.B77]-[.$V$1]" office:value-type="float" office:value="-13.115" calcext:value-type="float">
            <text:p>-13.115</text:p>
          </table:table-cell>
          <table:table-cell table:style-name="ce7" table:formula="of:=SUM([.C76:.C77])" office:value-type="percentage" office:value="0" calcext:value-type="percentage">
            <text:p>0.00%</text:p>
          </table:table-cell>
          <table:table-cell table:style-name="ce8" table:formula="of:=MAX([.$C$1:.C77])-MIN([.$C$1:.C77])" office:value-type="float" office:value="0.0704175797789299" calcext:value-type="float">
            <text:p>0.0704175798</text:p>
          </table:table-cell>
          <table:table-cell table:style-name="ce1" table:formula="of:=STDEV([.D76:.D77])" office:value-type="float" office:value="12.4380082810714" calcext:value-type="float">
            <text:p>12.4380082811</text:p>
          </table:table-cell>
          <table:table-cell table:style-name="ce1" table:formula="of:=[.F77]/[.G77]" office:value-type="float" office:value="0.00566148359027015" calcext:value-type="float">
            <text:p>0.0056614836</text:p>
          </table:table-cell>
          <table:table-cell table:style-name="ce1" table:formula="of:=SUM([.$D$1:.D77])" office:value-type="float" office:value="-275.1" calcext:value-type="float">
            <text:p>-275.1</text:p>
          </table:table-cell>
          <table:table-cell table:style-name="ce1" table:formula="of:=MAX([.$D$1:.D77])-MIN([.$D$1:.D77])" office:value-type="float" office:value="169.25" calcext:value-type="float">
            <text:p>169.25</text:p>
          </table:table-cell>
          <table:table-cell table:style-name="ce1" table:formula="of:=STDEV([.$D$1:.D77])" office:value-type="float" office:value="57.8138343585087" calcext:value-type="float">
            <text:p>57.8138343585</text:p>
          </table:table-cell>
          <table:table-cell table:style-name="ce1" table:formula="of:=[.J77]/[.K77]" office:value-type="float" office:value="2.92749999853782" calcext:value-type="float">
            <text:p>2.9274999985</text:p>
          </table:table-cell>
          <table:table-cell table:style-name="ce1" table:formula="of:=SLOPE([.H37:.H77];[.X37:.X77])" office:value-type="float" office:value="-0.165727377872785" calcext:value-type="float">
            <text:p>-0.1657273779</text:p>
          </table:table-cell>
          <table:table-cell table:style-name="ce9" table:formula="of:=AVERAGE([.B63:.B77])" office:value-type="float" office:value="962.958666666667" calcext:value-type="float">
            <text:p>962.9586666667</text:p>
          </table:table-cell>
          <table:table-cell table:style-name="ce1" table:formula="of:=[.B77]-[.N77]" office:value-type="float" office:value="-5.58866666666665" calcext:value-type="float">
            <text:p>-5.5886666667</text:p>
          </table:table-cell>
          <table:table-cell table:style-name="ce15" table:formula="of:=IF(([.M77] &gt; [.U74]);(1-(([.M77]-[.$O$52])/[.$P$52]));(([.M77]-[.$O$52])/[.$P$52]))" office:value-type="float" office:value="0.604558783620019" calcext:value-type="float">
            <text:p>0.605</text:p>
          </table:table-cell>
          <table:table-cell table:style-name="ce13" table:formula="of:=[.Q76]*(1 + [.A77])" office:value-type="string" office:string-value="10300.614" calcext:value-type="string">
            <text:p>10300.614</text:p>
          </table:table-cell>
          <table:table-cell table:style-name="ce13" office:value-type="string" calcext:value-type="string">
            <text:p>s</text:p>
          </table:table-cell>
          <table:table-cell table:style-name="ce13"/>
          <table:table-cell table:style-name="ce13" table:formula="of:=[.P77] - AVERAGE([.P72:.P77])" office:value-type="float" office:value="0.0640920576179972" calcext:value-type="float">
            <text:p>0.064</text:p>
          </table:table-cell>
          <table:table-cell table:style-name="ce13" table:formula="of:=[.O77]-[.O76]" office:value-type="float" office:value="18.53" calcext:value-type="float">
            <text:p>18.530</text:p>
          </table:table-cell>
          <table:table-cell table:style-name="ce13" table:formula="of:=AVERAGE([.P72:.P77])" office:value-type="float" office:value="0.540466726002021" calcext:value-type="float">
            <text:p>0.540</text:p>
          </table:table-cell>
          <table:table-cell table:style-name="ce1"/>
          <table:table-cell table:style-name="ce2" table:formula="of:=LOG([.Y77])" office:value-type="float" office:value="2.52113808370404" calcext:value-type="float">
            <text:p>2.5211380837</text:p>
          </table:table-cell>
          <table:table-cell table:style-name="ce3" table:formula="of:=[.Y76]+1" office:value-type="float" office:value="332" calcext:value-type="float">
            <text:p>332</text:p>
          </table:table-cell>
          <table:table-cell table:number-columns-repeated="999"/>
        </table:table-row>
        <table:table-row table:style-name="ro1">
          <table:table-cell table:style-name="ce5" table:formula="of:=([.B78]-[.B77])/[.B77]" office:value-type="percentage" office:value="-0.00704012032965312" calcext:value-type="percentage">
            <text:p>-0.70%</text:p>
          </table:table-cell>
          <table:table-cell office:value-type="float" office:value="950.63" calcext:value-type="float">
            <text:p>950.63</text:p>
          </table:table-cell>
          <table:table-cell table:style-name="ce7" table:formula="of:=[.A78]-[.$T$1]" office:value-type="percentage" office:value="-0.00814012032965312" calcext:value-type="percentage">
            <text:p>-0.81%</text:p>
          </table:table-cell>
          <table:table-cell table:style-name="ce1" table:formula="of:=[.B78]-[.$V$1]" office:value-type="float" office:value="-19.855" calcext:value-type="float">
            <text:p>-19.855</text:p>
          </table:table-cell>
          <table:table-cell table:style-name="ce7" table:formula="of:=SUM([.C77:.C78])" office:value-type="percentage" office:value="0" calcext:value-type="percentage">
            <text:p>0.00%</text:p>
          </table:table-cell>
          <table:table-cell table:style-name="ce8" table:formula="of:=MAX([.$C$1:.C78])-MIN([.$C$1:.C78])" office:value-type="float" office:value="0.0704175797789299" calcext:value-type="float">
            <text:p>0.0704175798</text:p>
          </table:table-cell>
          <table:table-cell table:style-name="ce1" table:formula="of:=STDEV([.D77:.D78])" office:value-type="float" office:value="4.76589970519734" calcext:value-type="float">
            <text:p>4.7658997052</text:p>
          </table:table-cell>
          <table:table-cell table:style-name="ce1" table:formula="of:=[.F78]/[.G78]" office:value-type="float" office:value="0.0147752961947852" calcext:value-type="float">
            <text:p>0.0147752962</text:p>
          </table:table-cell>
          <table:table-cell table:style-name="ce1" table:formula="of:=SUM([.$D$1:.D78])" office:value-type="float" office:value="-275.1" calcext:value-type="float">
            <text:p>-275.1</text:p>
          </table:table-cell>
          <table:table-cell table:style-name="ce1" table:formula="of:=MAX([.$D$1:.D78])-MIN([.$D$1:.D78])" office:value-type="float" office:value="169.25" calcext:value-type="float">
            <text:p>169.25</text:p>
          </table:table-cell>
          <table:table-cell table:style-name="ce1" table:formula="of:=STDEV([.$D$1:.D78])" office:value-type="float" office:value="57.8708737941603" calcext:value-type="float">
            <text:p>57.8708737942</text:p>
          </table:table-cell>
          <table:table-cell table:style-name="ce1" table:formula="of:=[.J78]/[.K78]" office:value-type="float" office:value="2.92461455830098" calcext:value-type="float">
            <text:p>2.9246145583</text:p>
          </table:table-cell>
          <table:table-cell table:style-name="ce1" table:formula="of:=SLOPE([.H38:.H78];[.X38:.X78])" office:value-type="float" office:value="-0.145172140142574" calcext:value-type="float">
            <text:p>-0.1451721401</text:p>
          </table:table-cell>
          <table:table-cell table:style-name="ce9" table:formula="of:=AVERAGE([.B64:.B78])" office:value-type="float" office:value="961.275333333333" calcext:value-type="float">
            <text:p>961.2753333333</text:p>
          </table:table-cell>
          <table:table-cell table:style-name="ce1" table:formula="of:=[.B78]-[.N78]" office:value-type="float" office:value="-10.6453333333334" calcext:value-type="float">
            <text:p>-10.6453333333</text:p>
          </table:table-cell>
          <table:table-cell table:style-name="ce15" table:formula="of:=IF(([.M78] &gt; [.U75]);(1-(([.M78]-[.$O$52])/[.$P$52]));(([.M78]-[.$O$52])/[.$P$52]))" office:value-type="float" office:value="0.602691653296628" calcext:value-type="float">
            <text:p>0.603</text:p>
          </table:table-cell>
          <table:table-cell table:style-name="ce13" office:value-type="float" office:value="10300.6143550348" calcext:value-type="float">
            <text:p>10300.614</text:p>
          </table:table-cell>
          <table:table-cell table:style-name="ce13" office:value-type="string" calcext:value-type="string">
            <text:p>b</text:p>
          </table:table-cell>
          <table:table-cell table:style-name="ce13"/>
          <table:table-cell table:style-name="ce13" table:formula="of:=[.P78] - AVERAGE([.P73:.P78])" office:value-type="float" office:value="0.0219447725580139" calcext:value-type="float">
            <text:p>0.022</text:p>
          </table:table-cell>
          <table:table-cell table:style-name="ce13" table:formula="of:=[.O78]-[.O77]" office:value-type="float" office:value="-5.05666666666673" calcext:value-type="float">
            <text:p>-5.057</text:p>
          </table:table-cell>
          <table:table-cell table:style-name="ce13" table:formula="of:=AVERAGE([.P73:.P78])" office:value-type="float" office:value="0.580746880738614" calcext:value-type="float">
            <text:p>0.581</text:p>
          </table:table-cell>
          <table:table-cell table:style-name="ce1"/>
          <table:table-cell table:style-name="ce2" table:formula="of:=LOG([.Y78])" office:value-type="float" office:value="2.52244423350632" calcext:value-type="float">
            <text:p>2.5224442335</text:p>
          </table:table-cell>
          <table:table-cell table:style-name="ce3" table:formula="of:=[.Y77]+1" office:value-type="float" office:value="333" calcext:value-type="float">
            <text:p>333</text:p>
          </table:table-cell>
          <table:table-cell table:number-columns-repeated="999"/>
        </table:table-row>
        <table:table-row table:style-name="ro1">
          <table:table-cell table:style-name="ce5" table:formula="of:=([.B79]-[.B78])/[.B78]" office:value-type="percentage" office:value="0.00927805770909823" calcext:value-type="percentage">
            <text:p>0.93%</text:p>
          </table:table-cell>
          <table:table-cell office:value-type="float" office:value="959.45" calcext:value-type="float">
            <text:p>959.45</text:p>
          </table:table-cell>
          <table:table-cell table:style-name="ce7" table:formula="of:=[.A79]-[.$T$1]" office:value-type="percentage" office:value="0.00817805770909823" calcext:value-type="percentage">
            <text:p>0.82%</text:p>
          </table:table-cell>
          <table:table-cell table:style-name="ce1" table:formula="of:=[.B79]-[.$V$1]" office:value-type="float" office:value="-11.035" calcext:value-type="float">
            <text:p>-11.035</text:p>
          </table:table-cell>
          <table:table-cell table:style-name="ce7" table:formula="of:=SUM([.C78:.C79])" office:value-type="percentage" office:value="0" calcext:value-type="percentage">
            <text:p>0.00%</text:p>
          </table:table-cell>
          <table:table-cell table:style-name="ce8" table:formula="of:=MAX([.$C$1:.C79])-MIN([.$C$1:.C79])" office:value-type="float" office:value="0.0704175797789299" calcext:value-type="float">
            <text:p>0.0704175798</text:p>
          </table:table-cell>
          <table:table-cell table:style-name="ce1" table:formula="of:=STDEV([.D78:.D79])" office:value-type="float" office:value="6.23668181006538" calcext:value-type="float">
            <text:p>6.2366818101</text:p>
          </table:table-cell>
          <table:table-cell table:style-name="ce1" table:formula="of:=[.F79]/[.G79]" office:value-type="float" office:value="0.0112908726023641" calcext:value-type="float">
            <text:p>0.0112908726</text:p>
          </table:table-cell>
          <table:table-cell table:style-name="ce1" table:formula="of:=SUM([.$D$1:.D79])" office:value-type="float" office:value="-275.1" calcext:value-type="float">
            <text:p>-275.1</text:p>
          </table:table-cell>
          <table:table-cell table:style-name="ce1" table:formula="of:=MAX([.$D$1:.D79])-MIN([.$D$1:.D79])" office:value-type="float" office:value="169.25" calcext:value-type="float">
            <text:p>169.25</text:p>
          </table:table-cell>
          <table:table-cell table:style-name="ce1" table:formula="of:=STDEV([.$D$1:.D79])" office:value-type="float" office:value="58.0428210647129" calcext:value-type="float">
            <text:p>58.0428210647</text:p>
          </table:table-cell>
          <table:table-cell table:style-name="ce1" table:formula="of:=[.J79]/[.K79]" office:value-type="float" office:value="2.91595061879057" calcext:value-type="float">
            <text:p>2.9159506188</text:p>
          </table:table-cell>
          <table:table-cell table:style-name="ce1" table:formula="of:=SLOPE([.H39:.H79];[.X39:.X79])" office:value-type="float" office:value="-0.21539271203142" calcext:value-type="float">
            <text:p>-0.215392712</text:p>
          </table:table-cell>
          <table:table-cell table:style-name="ce9" table:formula="of:=AVERAGE([.B65:.B79])" office:value-type="float" office:value="960.914666666667" calcext:value-type="float">
            <text:p>960.9146666667</text:p>
          </table:table-cell>
          <table:table-cell table:style-name="ce1" table:formula="of:=[.B79]-[.N79]" office:value-type="float" office:value="-1.46466666666674" calcext:value-type="float">
            <text:p>-1.4646666667</text:p>
          </table:table-cell>
          <table:table-cell table:style-name="ce15" table:formula="of:=IF(([.M79] &gt; [.U76]);(1-(([.M79]-[.$O$52])/[.$P$52]));(([.M79]-[.$O$52])/[.$P$52]))" office:value-type="float" office:value="0.6090701229023" calcext:value-type="float">
            <text:p>0.609</text:p>
          </table:table-cell>
          <table:table-cell table:style-name="ce13" table:formula="of:=[.Q78]*(1 + [.A79])" office:value-type="string" office:string-value="10396.184" calcext:value-type="string">
            <text:p>10396.184</text:p>
          </table:table-cell>
          <table:table-cell table:style-name="ce13" office:value-type="string" calcext:value-type="string">
            <text:p>s</text:p>
          </table:table-cell>
          <table:table-cell table:style-name="ce13"/>
          <table:table-cell table:style-name="ce13" table:formula="of:=[.P79] - AVERAGE([.P74:.P79])" office:value-type="float" office:value="0.0324052453995379" calcext:value-type="float">
            <text:p>0.032</text:p>
          </table:table-cell>
          <table:table-cell table:style-name="ce13" table:formula="of:=[.O79]-[.O78]" office:value-type="float" office:value="9.18066666666664" calcext:value-type="float">
            <text:p>9.181</text:p>
          </table:table-cell>
          <table:table-cell table:style-name="ce13" table:formula="of:=AVERAGE([.P74:.P79])" office:value-type="float" office:value="0.576664877502762" calcext:value-type="float">
            <text:p>0.577</text:p>
          </table:table-cell>
          <table:table-cell table:style-name="ce1"/>
          <table:table-cell table:style-name="ce2" table:formula="of:=LOG([.Y79])" office:value-type="float" office:value="2.52374646681156" calcext:value-type="float">
            <text:p>2.5237464668</text:p>
          </table:table-cell>
          <table:table-cell table:style-name="ce3" table:formula="of:=[.Y78]+1" office:value-type="float" office:value="334" calcext:value-type="float">
            <text:p>334</text:p>
          </table:table-cell>
          <table:table-cell table:number-columns-repeated="999"/>
        </table:table-row>
        <table:table-row table:style-name="ro1">
          <table:table-cell table:style-name="ce5" table:formula="of:=([.B80]-[.B79])/[.B79]" office:value-type="percentage" office:value="-0.00245974256084216" calcext:value-type="percentage">
            <text:p>-0.25%</text:p>
          </table:table-cell>
          <table:table-cell office:value-type="float" office:value="957.09" calcext:value-type="float">
            <text:p>957.09</text:p>
          </table:table-cell>
          <table:table-cell table:style-name="ce7" table:formula="of:=[.A80]-[.$T$1]" office:value-type="percentage" office:value="-0.00355974256084216" calcext:value-type="percentage">
            <text:p>-0.36%</text:p>
          </table:table-cell>
          <table:table-cell table:style-name="ce1" table:formula="of:=[.B80]-[.$V$1]" office:value-type="float" office:value="-13.395" calcext:value-type="float">
            <text:p>-13.395</text:p>
          </table:table-cell>
          <table:table-cell table:style-name="ce7" table:formula="of:=SUM([.C79:.C80])" office:value-type="percentage" office:value="0" calcext:value-type="percentage">
            <text:p>0.00%</text:p>
          </table:table-cell>
          <table:table-cell table:style-name="ce8" table:formula="of:=MAX([.$C$1:.C80])-MIN([.$C$1:.C80])" office:value-type="float" office:value="0.0704175797789299" calcext:value-type="float">
            <text:p>0.0704175798</text:p>
          </table:table-cell>
          <table:table-cell table:style-name="ce1" table:formula="of:=STDEV([.D79:.D80])" office:value-type="float" office:value="1.66877200360026" calcext:value-type="float">
            <text:p>1.6687720036</text:p>
          </table:table-cell>
          <table:table-cell table:style-name="ce1" table:formula="of:=[.F80]/[.G80]" office:value-type="float" office:value="0.04219724421731" calcext:value-type="float">
            <text:p>0.0421972442</text:p>
          </table:table-cell>
          <table:table-cell table:style-name="ce1" table:formula="of:=SUM([.$D$1:.D80])" office:value-type="float" office:value="-275.1" calcext:value-type="float">
            <text:p>-275.1</text:p>
          </table:table-cell>
          <table:table-cell table:style-name="ce1" table:formula="of:=MAX([.$D$1:.D80])-MIN([.$D$1:.D80])" office:value-type="float" office:value="169.25" calcext:value-type="float">
            <text:p>169.25</text:p>
          </table:table-cell>
          <table:table-cell table:style-name="ce1" table:formula="of:=STDEV([.$D$1:.D80])" office:value-type="float" office:value="58.1619124225259" calcext:value-type="float">
            <text:p>58.1619124225</text:p>
          </table:table-cell>
          <table:table-cell table:style-name="ce1" table:formula="of:=[.J80]/[.K80]" office:value-type="float" office:value="2.90997996713826" calcext:value-type="float">
            <text:p>2.9099799671</text:p>
          </table:table-cell>
          <table:table-cell table:style-name="ce1" table:formula="of:=SLOPE([.H40:.H80];[.X40:.X80])" office:value-type="float" office:value="-0.20171367689134" calcext:value-type="float">
            <text:p>-0.2017136769</text:p>
          </table:table-cell>
          <table:table-cell table:style-name="ce9" table:formula="of:=AVERAGE([.B66:.B80])" office:value-type="float" office:value="960.257333333333" calcext:value-type="float">
            <text:p>960.2573333333</text:p>
          </table:table-cell>
          <table:table-cell table:style-name="ce1" table:formula="of:=[.B80]-[.N80]" office:value-type="float" office:value="-3.16733333333332" calcext:value-type="float">
            <text:p>-3.1673333333</text:p>
          </table:table-cell>
          <table:table-cell table:style-name="ce15" table:formula="of:=IF(([.M80] &gt; [.U77]);(1-(([.M80]-[.$O$52])/[.$P$52]));(([.M80]-[.$O$52])/[.$P$52]))" office:value-type="float" office:value="0.392172409129681" calcext:value-type="float">
            <text:p>0.392</text:p>
          </table:table-cell>
          <table:table-cell table:style-name="ce13" table:formula="of:=[.Q79]" office:value-type="string" office:string-value="10396.184" calcext:value-type="string">
            <text:p>10396.184</text:p>
          </table:table-cell>
          <table:table-cell table:style-name="ce13" office:value-type="string" calcext:value-type="string">
            <text:p>b</text:p>
          </table:table-cell>
          <table:table-cell table:style-name="ce13"/>
          <table:table-cell table:style-name="ce13" table:formula="of:=[.P80] - AVERAGE([.P75:.P80])" office:value-type="float" office:value="-0.143925590086452" calcext:value-type="float">
            <text:p>-0.144</text:p>
          </table:table-cell>
          <table:table-cell table:style-name="ce13" table:formula="of:=[.O80]-[.O79]" office:value-type="float" office:value="-1.70266666666657" calcext:value-type="float">
            <text:p>-1.703</text:p>
          </table:table-cell>
          <table:table-cell table:style-name="ce13" table:formula="of:=AVERAGE([.P75:.P80])" office:value-type="float" office:value="0.536097999216133" calcext:value-type="float">
            <text:p>0.536</text:p>
          </table:table-cell>
          <table:table-cell table:style-name="ce1"/>
          <table:table-cell table:style-name="ce2" table:formula="of:=LOG([.Y80])" office:value-type="float" office:value="2.52504480703684" calcext:value-type="float">
            <text:p>2.525044807</text:p>
          </table:table-cell>
          <table:table-cell table:style-name="ce3" table:formula="of:=[.Y79]+1" office:value-type="float" office:value="335" calcext:value-type="float">
            <text:p>335</text:p>
          </table:table-cell>
          <table:table-cell table:number-columns-repeated="999"/>
        </table:table-row>
        <table:table-row table:style-name="ro1">
          <table:table-cell table:style-name="ce5" table:formula="of:=([.B81]-[.B80])/[.B80]" office:value-type="percentage" office:value="0.008881087463039" calcext:value-type="percentage">
            <text:p>0.89%</text:p>
          </table:table-cell>
          <table:table-cell office:value-type="float" office:value="965.59" calcext:value-type="float">
            <text:p>965.59</text:p>
          </table:table-cell>
          <table:table-cell table:style-name="ce7" table:formula="of:=[.A81]-[.$T$1]" office:value-type="percentage" office:value="0.007781087463039" calcext:value-type="percentage">
            <text:p>0.78%</text:p>
          </table:table-cell>
          <table:table-cell table:style-name="ce1" table:formula="of:=[.B81]-[.$V$1]" office:value-type="float" office:value="-4.89499999999998" calcext:value-type="float">
            <text:p>-4.895</text:p>
          </table:table-cell>
          <table:table-cell table:style-name="ce7" table:formula="of:=SUM([.C80:.C81])" office:value-type="percentage" office:value="0" calcext:value-type="percentage">
            <text:p>0.00%</text:p>
          </table:table-cell>
          <table:table-cell table:style-name="ce8" table:formula="of:=MAX([.$C$1:.C81])-MIN([.$C$1:.C81])" office:value-type="float" office:value="0.0704175797789299" calcext:value-type="float">
            <text:p>0.0704175798</text:p>
          </table:table-cell>
          <table:table-cell table:style-name="ce1" table:formula="of:=STDEV([.D80:.D81])" office:value-type="float" office:value="6.01040764008565" calcext:value-type="float">
            <text:p>6.0104076401</text:p>
          </table:table-cell>
          <table:table-cell table:style-name="ce1" table:formula="of:=[.F81]/[.G81]" office:value-type="float" office:value="0.0117159407473944" calcext:value-type="float">
            <text:p>0.0117159407</text:p>
          </table:table-cell>
          <table:table-cell table:style-name="ce1" table:formula="of:=SUM([.$D$1:.D81])" office:value-type="float" office:value="-275.1" calcext:value-type="float">
            <text:p>-275.1</text:p>
          </table:table-cell>
          <table:table-cell table:style-name="ce1" table:formula="of:=MAX([.$D$1:.D81])-MIN([.$D$1:.D81])" office:value-type="float" office:value="169.25" calcext:value-type="float">
            <text:p>169.25</text:p>
          </table:table-cell>
          <table:table-cell table:style-name="ce1" table:formula="of:=STDEV([.$D$1:.D81])" office:value-type="float" office:value="58.3930446805773" calcext:value-type="float">
            <text:p>58.3930446806</text:p>
          </table:table-cell>
          <table:table-cell table:style-name="ce1" table:formula="of:=[.J81]/[.K81]" office:value-type="float" office:value="2.89846163915299" calcext:value-type="float">
            <text:p>2.8984616392</text:p>
          </table:table-cell>
          <table:table-cell table:style-name="ce1" table:formula="of:=SLOPE([.H41:.H81];[.X41:.X81])" office:value-type="float" office:value="0.0135157709211294" calcext:value-type="float">
            <text:p>0.0135157709</text:p>
          </table:table-cell>
          <table:table-cell table:style-name="ce9" table:formula="of:=AVERAGE([.B67:.B81])" office:value-type="float" office:value="959.59" calcext:value-type="float">
            <text:p>959.59</text:p>
          </table:table-cell>
          <table:table-cell table:style-name="ce1" table:formula="of:=[.B81]-[.N81]" office:value-type="float" office:value="5.99999999999989" calcext:value-type="float">
            <text:p>6</text:p>
          </table:table-cell>
          <table:table-cell table:style-name="ce15" table:formula="of:=IF(([.M81] &gt; [.U78]);(1-(([.M81]-[.$O$52])/[.$P$52]));(([.M81]-[.$O$52])/[.$P$52]))" office:value-type="float" office:value="0.588277273147322" calcext:value-type="float">
            <text:p>0.588</text:p>
          </table:table-cell>
          <table:table-cell table:style-name="ce13" table:formula="of:=[.Q80]*(1 + [.A81])" office:value-type="string" office:string-value="10488.513" calcext:value-type="string">
            <text:p>10488.513</text:p>
          </table:table-cell>
          <table:table-cell table:style-name="ce13" office:value-type="string" calcext:value-type="string">
            <text:p>s</text:p>
          </table:table-cell>
          <table:table-cell table:style-name="ce13"/>
          <table:table-cell table:style-name="ce13" table:formula="of:=[.P81] - AVERAGE([.P76:.P81])" office:value-type="float" office:value="0.0554234804154153" calcext:value-type="float">
            <text:p>0.055</text:p>
          </table:table-cell>
          <table:table-cell table:style-name="ce13" table:formula="of:=[.O81]-[.O80]" office:value-type="float" office:value="9.1673333333332" calcext:value-type="float">
            <text:p>9.167</text:p>
          </table:table-cell>
          <table:table-cell table:style-name="ce13" table:formula="of:=AVERAGE([.P76:.P81])" office:value-type="float" office:value="0.532853792731907" calcext:value-type="float">
            <text:p>0.533</text:p>
          </table:table-cell>
          <table:table-cell table:style-name="ce1"/>
          <table:table-cell table:style-name="ce2" table:formula="of:=LOG([.Y81])" office:value-type="float" office:value="2.52633927738984" calcext:value-type="float">
            <text:p>2.5263392774</text:p>
          </table:table-cell>
          <table:table-cell table:style-name="ce3" table:formula="of:=[.Y80]+1" office:value-type="float" office:value="336" calcext:value-type="float">
            <text:p>336</text:p>
          </table:table-cell>
          <table:table-cell table:number-columns-repeated="999"/>
        </table:table-row>
        <table:table-row table:style-name="ro1">
          <table:table-cell table:style-name="ce5" table:formula="of:=([.B82]-[.B81])/[.B81]" office:value-type="percentage" office:value="-0.0137946747584379" calcext:value-type="percentage">
            <text:p>-1.38%</text:p>
          </table:table-cell>
          <table:table-cell office:value-type="float" office:value="952.27" calcext:value-type="float">
            <text:p>952.27</text:p>
          </table:table-cell>
          <table:table-cell table:style-name="ce7" table:formula="of:=[.A82]-[.$T$1]" office:value-type="percentage" office:value="-0.0148946747584379" calcext:value-type="percentage">
            <text:p>-1.49%</text:p>
          </table:table-cell>
          <table:table-cell table:style-name="ce1" table:formula="of:=[.B82]-[.$V$1]" office:value-type="float" office:value="-18.215" calcext:value-type="float">
            <text:p>-18.215</text:p>
          </table:table-cell>
          <table:table-cell table:style-name="ce7" table:formula="of:=SUM([.C81:.C82])" office:value-type="percentage" office:value="0" calcext:value-type="percentage">
            <text:p>0.00%</text:p>
          </table:table-cell>
          <table:table-cell table:style-name="ce8" table:formula="of:=MAX([.$C$1:.C82])-MIN([.$C$1:.C82])" office:value-type="float" office:value="0.0704175797789299" calcext:value-type="float">
            <text:p>0.0704175798</text:p>
          </table:table-cell>
          <table:table-cell table:style-name="ce1" table:formula="of:=STDEV([.D81:.D82])" office:value-type="float" office:value="9.41866232540485" calcext:value-type="float">
            <text:p>9.4186623254</text:p>
          </table:table-cell>
          <table:table-cell table:style-name="ce1" table:formula="of:=[.F82]/[.G82]" office:value-type="float" office:value="0.00747638861507896" calcext:value-type="float">
            <text:p>0.0074763886</text:p>
          </table:table-cell>
          <table:table-cell table:style-name="ce1" table:formula="of:=SUM([.$D$1:.D82])" office:value-type="float" office:value="-275.1" calcext:value-type="float">
            <text:p>-275.1</text:p>
          </table:table-cell>
          <table:table-cell table:style-name="ce1" table:formula="of:=MAX([.$D$1:.D82])-MIN([.$D$1:.D82])" office:value-type="float" office:value="169.25" calcext:value-type="float">
            <text:p>169.25</text:p>
          </table:table-cell>
          <table:table-cell table:style-name="ce1" table:formula="of:=STDEV([.$D$1:.D82])" office:value-type="float" office:value="58.4165326684949" calcext:value-type="float">
            <text:p>58.4165326685</text:p>
          </table:table-cell>
          <table:table-cell table:style-name="ce1" table:formula="of:=[.J82]/[.K82]" office:value-type="float" office:value="2.89729623222365" calcext:value-type="float">
            <text:p>2.8972962322</text:p>
          </table:table-cell>
          <table:table-cell table:style-name="ce1" table:formula="of:=SLOPE([.H42:.H82];[.X42:.X82])" office:value-type="float" office:value="0.000306770959701042" calcext:value-type="float">
            <text:p>0.000306771</text:p>
          </table:table-cell>
          <table:table-cell table:style-name="ce9" table:formula="of:=AVERAGE([.B68:.B82])" office:value-type="float" office:value="957.496" calcext:value-type="float">
            <text:p>957.496</text:p>
          </table:table-cell>
          <table:table-cell table:style-name="ce1" table:formula="of:=[.B82]-[.N82]" office:value-type="float" office:value="-5.226" calcext:value-type="float">
            <text:p>-5.226</text:p>
          </table:table-cell>
          <table:table-cell table:style-name="ce15" table:formula="of:=IF(([.M82] &gt; [.U79]);(1-(([.M82]-[.$O$52])/[.$P$52]));(([.M82]-[.$O$52])/[.$P$52]))" office:value-type="float" office:value="0.41052289035877" calcext:value-type="float">
            <text:p>0.411</text:p>
          </table:table-cell>
          <table:table-cell table:style-name="ce13" table:number-columns-repeated="3"/>
          <table:table-cell table:style-name="ce13" table:formula="of:=[.P82] - AVERAGE([.P77:.P82])" office:value-type="float" office:value="-0.12402596505035" calcext:value-type="float">
            <text:p>-0.124</text:p>
          </table:table-cell>
          <table:table-cell table:style-name="ce13" table:formula="of:=[.O82]-[.O81]" office:value-type="float" office:value="-11.2259999999999" calcext:value-type="float">
            <text:p>-11.226</text:p>
          </table:table-cell>
          <table:table-cell table:style-name="ce13" table:formula="of:=AVERAGE([.P77:.P82])" office:value-type="float" office:value="0.53454885540912" calcext:value-type="float">
            <text:p>0.535</text:p>
          </table:table-cell>
          <table:table-cell table:style-name="ce1"/>
          <table:table-cell table:style-name="ce2" table:formula="of:=LOG([.Y82])" office:value-type="float" office:value="2.52762990087134" calcext:value-type="float">
            <text:p>2.5276299009</text:p>
          </table:table-cell>
          <table:table-cell table:style-name="ce3" table:formula="of:=[.Y81]+1" office:value-type="float" office:value="337" calcext:value-type="float">
            <text:p>337</text:p>
          </table:table-cell>
          <table:table-cell table:number-columns-repeated="999"/>
        </table:table-row>
        <table:table-row table:style-name="ro1">
          <table:table-cell table:style-name="ce5" table:formula="of:=([.B83]-[.B82])/[.B82]" office:value-type="percentage" office:value="-0.0261900511409579" calcext:value-type="percentage">
            <text:p>-2.62%</text:p>
          </table:table-cell>
          <table:table-cell office:value-type="float" office:value="927.33" calcext:value-type="float">
            <text:p>927.33</text:p>
          </table:table-cell>
          <table:table-cell table:style-name="ce7" table:formula="of:=[.A83]-[.$T$1]" office:value-type="percentage" office:value="-0.0272900511409579" calcext:value-type="percentage">
            <text:p>-2.73%</text:p>
          </table:table-cell>
          <table:table-cell table:style-name="ce1" table:formula="of:=[.B83]-[.$V$1]" office:value-type="float" office:value="-43.155" calcext:value-type="float">
            <text:p>-43.155</text:p>
          </table:table-cell>
          <table:table-cell table:style-name="ce7" table:formula="of:=SUM([.C82:.C83])" office:value-type="percentage" office:value="0" calcext:value-type="percentage">
            <text:p>0.00%</text:p>
          </table:table-cell>
          <table:table-cell table:style-name="ce8" table:formula="of:=MAX([.$C$1:.C83])-MIN([.$C$1:.C83])" office:value-type="float" office:value="0.0704175797789299" calcext:value-type="float">
            <text:p>0.0704175798</text:p>
          </table:table-cell>
          <table:table-cell table:style-name="ce1" table:formula="of:=STDEV([.D82:.D83])" office:value-type="float" office:value="17.6352431227925" calcext:value-type="float">
            <text:p>17.6352431228</text:p>
          </table:table-cell>
          <table:table-cell table:style-name="ce1" table:formula="of:=[.F83]/[.G83]" office:value-type="float" office:value="0.0039930030614616" calcext:value-type="float">
            <text:p>0.0039930031</text:p>
          </table:table-cell>
          <table:table-cell table:style-name="ce1" table:formula="of:=SUM([.$D$1:.D83])" office:value-type="float" office:value="-275.1" calcext:value-type="float">
            <text:p>-275.1</text:p>
          </table:table-cell>
          <table:table-cell table:style-name="ce1" table:formula="of:=MAX([.$D$1:.D83])-MIN([.$D$1:.D83])" office:value-type="float" office:value="169.25" calcext:value-type="float">
            <text:p>169.25</text:p>
          </table:table-cell>
          <table:table-cell table:style-name="ce1" table:formula="of:=STDEV([.$D$1:.D83])" office:value-type="float" office:value="58.1858969341165" calcext:value-type="float">
            <text:p>58.1858969341</text:p>
          </table:table-cell>
          <table:table-cell table:style-name="ce1" table:formula="of:=[.J83]/[.K83]" office:value-type="float" office:value="2.90878045914873" calcext:value-type="float">
            <text:p>2.9087804591</text:p>
          </table:table-cell>
          <table:table-cell table:style-name="ce1" table:formula="of:=SLOPE([.H43:.H83];[.X43:.X83])" office:value-type="float" office:value="-0.0806497189746755" calcext:value-type="float">
            <text:p>-0.080649719</text:p>
          </table:table-cell>
          <table:table-cell table:style-name="ce9" table:formula="of:=AVERAGE([.B69:.B83])" office:value-type="float" office:value="954.213333333333" calcext:value-type="float">
            <text:p>954.2133333333</text:p>
          </table:table-cell>
          <table:table-cell table:style-name="ce1" table:formula="of:=[.B83]-[.N83]" office:value-type="float" office:value="-26.8833333333333" calcext:value-type="float">
            <text:p>-26.8833333333</text:p>
          </table:table-cell>
          <table:table-cell table:style-name="ce15" table:formula="of:=IF(([.M83] &gt; [.U80]);(1-(([.M83]-[.$O$52])/[.$P$52]));(([.M83]-[.$O$52])/[.$P$52]))" office:value-type="float" office:value="0.596830773909953" calcext:value-type="float">
            <text:p>0.597</text:p>
          </table:table-cell>
          <table:table-cell table:style-name="ce13" table:number-columns-repeated="3"/>
          <table:table-cell table:style-name="ce13" table:formula="of:=[.P83] - AVERAGE([.P78:.P83])" office:value-type="float" office:value="0.0635699201191775" calcext:value-type="float">
            <text:p>0.064</text:p>
          </table:table-cell>
          <table:table-cell table:style-name="ce13" table:formula="of:=[.O83]-[.O82]" office:value-type="float" office:value="-21.6573333333333" calcext:value-type="float">
            <text:p>-21.657</text:p>
          </table:table-cell>
          <table:table-cell table:style-name="ce13" table:formula="of:=AVERAGE([.P78:.P83])" office:value-type="float" office:value="0.533260853790776" calcext:value-type="float">
            <text:p>0.533</text:p>
          </table:table-cell>
          <table:table-cell table:style-name="ce1"/>
          <table:table-cell table:style-name="ce2" table:formula="of:=LOG([.Y83])" office:value-type="float" office:value="2.52891670027765" calcext:value-type="float">
            <text:p>2.5289167003</text:p>
          </table:table-cell>
          <table:table-cell table:style-name="ce3" table:formula="of:=[.Y82]+1" office:value-type="float" office:value="338" calcext:value-type="float">
            <text:p>338</text:p>
          </table:table-cell>
          <table:table-cell table:number-columns-repeated="999"/>
        </table:table-row>
        <table:table-row table:style-name="ro1">
          <table:table-cell table:style-name="ce5" table:formula="of:=([.B84]-[.B83])/[.B83]" office:value-type="percentage" office:value="0.0141912803424886" calcext:value-type="percentage">
            <text:p>1.42%</text:p>
          </table:table-cell>
          <table:table-cell office:value-type="float" office:value="940.49" calcext:value-type="float">
            <text:p>940.49</text:p>
          </table:table-cell>
          <table:table-cell table:style-name="ce7" table:formula="of:=[.A84]-[.$T$1]" office:value-type="percentage" office:value="0.0130912803424886" calcext:value-type="percentage">
            <text:p>1.31%</text:p>
          </table:table-cell>
          <table:table-cell table:style-name="ce1" table:formula="of:=[.B84]-[.$V$1]" office:value-type="float" office:value="-29.995" calcext:value-type="float">
            <text:p>-29.995</text:p>
          </table:table-cell>
          <table:table-cell table:style-name="ce7" table:formula="of:=SUM([.C83:.C84])" office:value-type="percentage" office:value="0" calcext:value-type="percentage">
            <text:p>0.00%</text:p>
          </table:table-cell>
          <table:table-cell table:style-name="ce8" table:formula="of:=MAX([.$C$1:.C84])-MIN([.$C$1:.C84])" office:value-type="float" office:value="0.0704175797789299" calcext:value-type="float">
            <text:p>0.0704175798</text:p>
          </table:table-cell>
          <table:table-cell table:style-name="ce1" table:formula="of:=STDEV([.D83:.D84])" office:value-type="float" office:value="9.30552524041494" calcext:value-type="float">
            <text:p>9.3055252404</text:p>
          </table:table-cell>
          <table:table-cell table:style-name="ce1" table:formula="of:=[.F84]/[.G84]" office:value-type="float" office:value="0.00756728695690367" calcext:value-type="float">
            <text:p>0.007567287</text:p>
          </table:table-cell>
          <table:table-cell table:style-name="ce1" table:formula="of:=SUM([.$D$1:.D84])" office:value-type="float" office:value="-275.1" calcext:value-type="float">
            <text:p>-275.1</text:p>
          </table:table-cell>
          <table:table-cell table:style-name="ce1" table:formula="of:=MAX([.$D$1:.D84])-MIN([.$D$1:.D84])" office:value-type="float" office:value="169.25" calcext:value-type="float">
            <text:p>169.25</text:p>
          </table:table-cell>
          <table:table-cell table:style-name="ce1" table:formula="of:=STDEV([.$D$1:.D84])" office:value-type="float" office:value="58.0679831289036" calcext:value-type="float">
            <text:p>58.0679831289</text:p>
          </table:table-cell>
          <table:table-cell table:style-name="ce1" table:formula="of:=[.J84]/[.K84]" office:value-type="float" office:value="2.91468707677149" calcext:value-type="float">
            <text:p>2.9146870768</text:p>
          </table:table-cell>
          <table:table-cell table:style-name="ce1" table:formula="of:=SLOPE([.H44:.H84];[.X44:.X84])" office:value-type="float" office:value="-0.126894055845171" calcext:value-type="float">
            <text:p>-0.1268940558</text:p>
          </table:table-cell>
          <table:table-cell table:style-name="ce9" table:formula="of:=AVERAGE([.B70:.B84])" office:value-type="float" office:value="951.507333333333" calcext:value-type="float">
            <text:p>951.5073333333</text:p>
          </table:table-cell>
          <table:table-cell table:style-name="ce1" table:formula="of:=[.B84]-[.N84]" office:value-type="float" office:value="-11.0173333333333" calcext:value-type="float">
            <text:p>-11.0173333333</text:p>
          </table:table-cell>
          <table:table-cell table:style-name="ce15" table:formula="of:=IF(([.M84] &gt; [.U81]);(1-(([.M84]-[.$O$52])/[.$P$52]));(([.M84]-[.$O$52])/[.$P$52]))" office:value-type="float" office:value="0.398968632314909" calcext:value-type="float">
            <text:p>0.399</text:p>
          </table:table-cell>
          <table:table-cell table:style-name="ce13" table:number-columns-repeated="3"/>
          <table:table-cell table:style-name="ce13" table:formula="of:=[.P84] - AVERAGE([.P79:.P84])" office:value-type="float" office:value="-0.100338384645581" calcext:value-type="float">
            <text:p>-0.100</text:p>
          </table:table-cell>
          <table:table-cell table:style-name="ce13" table:formula="of:=[.O84]-[.O83]" office:value-type="float" office:value="15.866" calcext:value-type="float">
            <text:p>15.866</text:p>
          </table:table-cell>
          <table:table-cell table:style-name="ce13" table:formula="of:=AVERAGE([.P79:.P84])" office:value-type="float" office:value="0.499307016960489" calcext:value-type="float">
            <text:p>0.499</text:p>
          </table:table-cell>
          <table:table-cell table:style-name="ce1"/>
          <table:table-cell table:style-name="ce2" table:formula="of:=LOG([.Y84])" office:value-type="float" office:value="2.53019969820308" calcext:value-type="float">
            <text:p>2.5301996982</text:p>
          </table:table-cell>
          <table:table-cell table:style-name="ce3" table:formula="of:=[.Y83]+1" office:value-type="float" office:value="339" calcext:value-type="float">
            <text:p>339</text:p>
          </table:table-cell>
          <table:table-cell table:number-columns-repeated="999"/>
        </table:table-row>
        <table:table-row table:style-name="ro1">
          <table:table-cell table:style-name="ce5" table:formula="of:=([.B85]-[.B84])/[.B84]" office:value-type="percentage" office:value="-0.0241363544535296" calcext:value-type="percentage">
            <text:p>-2.41%</text:p>
          </table:table-cell>
          <table:table-cell office:value-type="float" office:value="917.79" calcext:value-type="float">
            <text:p>917.79</text:p>
          </table:table-cell>
          <table:table-cell table:style-name="ce7" table:formula="of:=[.A85]-[.$T$1]" office:value-type="percentage" office:value="-0.0252363544535296" calcext:value-type="percentage">
            <text:p>-2.52%</text:p>
          </table:table-cell>
          <table:table-cell table:style-name="ce1" table:formula="of:=[.B85]-[.$V$1]" office:value-type="float" office:value="-52.6950000000001" calcext:value-type="float">
            <text:p>-52.695</text:p>
          </table:table-cell>
          <table:table-cell table:style-name="ce7" table:formula="of:=SUM([.C84:.C85])" office:value-type="percentage" office:value="0" calcext:value-type="percentage">
            <text:p>0.00%</text:p>
          </table:table-cell>
          <table:table-cell table:style-name="ce8" table:formula="of:=MAX([.$C$1:.C85])-MIN([.$C$1:.C85])" office:value-type="float" office:value="0.0704175797789299" calcext:value-type="float">
            <text:p>0.0704175798</text:p>
          </table:table-cell>
          <table:table-cell table:style-name="ce1" table:formula="of:=STDEV([.D84:.D85])" office:value-type="float" office:value="16.0513239329347" calcext:value-type="float">
            <text:p>16.0513239329</text:p>
          </table:table-cell>
          <table:table-cell table:style-name="ce1" table:formula="of:=[.F85]/[.G85]" office:value-type="float" office:value="0.00438702627105074" calcext:value-type="float">
            <text:p>0.0043870263</text:p>
          </table:table-cell>
          <table:table-cell table:style-name="ce1" table:formula="of:=SUM([.$D$1:.D85])" office:value-type="float" office:value="-275.1" calcext:value-type="float">
            <text:p>-275.1</text:p>
          </table:table-cell>
          <table:table-cell table:style-name="ce1" table:formula="of:=MAX([.$D$1:.D85])-MIN([.$D$1:.D85])" office:value-type="float" office:value="169.25" calcext:value-type="float">
            <text:p>169.25</text:p>
          </table:table-cell>
          <table:table-cell table:style-name="ce1" table:formula="of:=STDEV([.$D$1:.D85])" office:value-type="float" office:value="57.7820873673859" calcext:value-type="float">
            <text:p>57.7820873674</text:p>
          </table:table-cell>
          <table:table-cell table:style-name="ce1" table:formula="of:=[.J85]/[.K85]" office:value-type="float" office:value="2.9291084436581" calcext:value-type="float">
            <text:p>2.9291084437</text:p>
          </table:table-cell>
          <table:table-cell table:style-name="ce1" table:formula="of:=SLOPE([.H45:.H85];[.X45:.X85])" office:value-type="float" office:value="-0.15699958933875" calcext:value-type="float">
            <text:p>-0.1569995893</text:p>
          </table:table-cell>
          <table:table-cell table:style-name="ce9" table:formula="of:=AVERAGE([.B71:.B85])" office:value-type="float" office:value="947.132666666667" calcext:value-type="float">
            <text:p>947.1326666667</text:p>
          </table:table-cell>
          <table:table-cell table:style-name="ce1" table:formula="of:=[.B85]-[.N85]" office:value-type="float" office:value="-29.3426666666667" calcext:value-type="float">
            <text:p>-29.3426666667</text:p>
          </table:table-cell>
          <table:table-cell table:style-name="ce15" table:formula="of:=IF(([.M85] &gt; [.U82]);(1-(([.M85]-[.$O$52])/[.$P$52]));(([.M85]-[.$O$52])/[.$P$52]))" office:value-type="float" office:value="0.603765996942388" calcext:value-type="float">
            <text:p>0.604</text:p>
          </table:table-cell>
          <table:table-cell table:style-name="ce13" table:number-columns-repeated="3"/>
          <table:table-cell table:style-name="ce13" table:formula="of:=[.P85] - AVERAGE([.P80:.P85])" office:value-type="float" office:value="0.105343000975217" calcext:value-type="float">
            <text:p>0.105</text:p>
          </table:table-cell>
          <table:table-cell table:style-name="ce13" table:formula="of:=[.O85]-[.O84]" office:value-type="float" office:value="-18.3253333333333" calcext:value-type="float">
            <text:p>-18.325</text:p>
          </table:table-cell>
          <table:table-cell table:style-name="ce13" table:formula="of:=AVERAGE([.P80:.P85])" office:value-type="float" office:value="0.498422995967171" calcext:value-type="float">
            <text:p>0.498</text:p>
          </table:table-cell>
          <table:table-cell table:style-name="ce1"/>
          <table:table-cell table:style-name="ce2" table:formula="of:=LOG([.Y85])" office:value-type="float" office:value="2.53147891704225" calcext:value-type="float">
            <text:p>2.531478917</text:p>
          </table:table-cell>
          <table:table-cell table:style-name="ce3" table:formula="of:=[.Y84]+1" office:value-type="float" office:value="340" calcext:value-type="float">
            <text:p>340</text:p>
          </table:table-cell>
          <table:table-cell table:number-columns-repeated="999"/>
        </table:table-row>
        <table:table-row table:style-name="ro1">
          <table:table-cell table:style-name="ce5" table:formula="of:=([.B86]-[.B85])/[.B85]" office:value-type="percentage" office:value="-0.00987153924100278" calcext:value-type="percentage">
            <text:p>-0.99%</text:p>
          </table:table-cell>
          <table:table-cell office:value-type="float" office:value="908.73" calcext:value-type="float">
            <text:p>908.73</text:p>
          </table:table-cell>
          <table:table-cell table:style-name="ce7" table:formula="of:=[.A86]-[.$T$1]" office:value-type="percentage" office:value="-0.0109715392410028" calcext:value-type="percentage">
            <text:p>-1.10%</text:p>
          </table:table-cell>
          <table:table-cell table:style-name="ce1" table:formula="of:=[.B86]-[.$V$1]" office:value-type="float" office:value="-61.755" calcext:value-type="float">
            <text:p>-61.755</text:p>
          </table:table-cell>
          <table:table-cell table:style-name="ce7" table:formula="of:=SUM([.C85:.C86])" office:value-type="percentage" office:value="0" calcext:value-type="percentage">
            <text:p>0.00%</text:p>
          </table:table-cell>
          <table:table-cell table:style-name="ce8" table:formula="of:=MAX([.$C$1:.C86])-MIN([.$C$1:.C86])" office:value-type="float" office:value="0.0704175797789299" calcext:value-type="float">
            <text:p>0.0704175798</text:p>
          </table:table-cell>
          <table:table-cell table:style-name="ce1" table:formula="of:=STDEV([.D85:.D86])" office:value-type="float" office:value="6.40638743755008" calcext:value-type="float">
            <text:p>6.4063874376</text:p>
          </table:table-cell>
          <table:table-cell table:style-name="ce1" table:formula="of:=[.F86]/[.G86]" office:value-type="float" office:value="0.0109917766393877" calcext:value-type="float">
            <text:p>0.0109917766</text:p>
          </table:table-cell>
          <table:table-cell table:style-name="ce1" table:formula="of:=SUM([.$D$1:.D86])" office:value-type="float" office:value="-275.1" calcext:value-type="float">
            <text:p>-275.1</text:p>
          </table:table-cell>
          <table:table-cell table:style-name="ce1" table:formula="of:=MAX([.$D$1:.D86])-MIN([.$D$1:.D86])" office:value-type="float" office:value="169.25" calcext:value-type="float">
            <text:p>169.25</text:p>
          </table:table-cell>
          <table:table-cell table:style-name="ce1" table:formula="of:=STDEV([.$D$1:.D86])" office:value-type="float" office:value="57.4642024958281" calcext:value-type="float">
            <text:p>57.4642024958</text:p>
          </table:table-cell>
          <table:table-cell table:style-name="ce1" table:formula="of:=[.J86]/[.K86]" office:value-type="float" office:value="2.94531190983269" calcext:value-type="float">
            <text:p>2.9453119098</text:p>
          </table:table-cell>
          <table:table-cell table:style-name="ce1" table:formula="of:=SLOPE([.H46:.H86];[.X46:.X86])" office:value-type="float" office:value="-0.205402841563949" calcext:value-type="float">
            <text:p>-0.2054028416</text:p>
          </table:table-cell>
          <table:table-cell table:style-name="ce9" table:formula="of:=AVERAGE([.B72:.B86])" office:value-type="float" office:value="944.392666666666" calcext:value-type="float">
            <text:p>944.3926666667</text:p>
          </table:table-cell>
          <table:table-cell table:style-name="ce1" table:formula="of:=[.B86]-[.N86]" office:value-type="float" office:value="-35.6626666666665" calcext:value-type="float">
            <text:p>-35.6626666667</text:p>
          </table:table-cell>
          <table:table-cell table:style-name="ce15" table:formula="of:=IF(([.M86] &gt; [.U83]);(1-(([.M86]-[.$O$52])/[.$P$52]));(([.M86]-[.$O$52])/[.$P$52]))" office:value-type="float" office:value="0.608162695300568" calcext:value-type="float">
            <text:p>0.608</text:p>
          </table:table-cell>
          <table:table-cell table:style-name="ce13" table:number-columns-repeated="3"/>
          <table:table-cell table:style-name="ce13" table:formula="of:=[.P86] - AVERAGE([.P81:.P86])" office:value-type="float" office:value="0.073741318304916" calcext:value-type="float">
            <text:p>0.074</text:p>
          </table:table-cell>
          <table:table-cell table:style-name="ce13" table:formula="of:=[.O86]-[.O85]" office:value-type="float" office:value="-6.31999999999982" calcext:value-type="float">
            <text:p>-6.320</text:p>
          </table:table-cell>
          <table:table-cell table:style-name="ce13" table:formula="of:=AVERAGE([.P81:.P86])" office:value-type="float" office:value="0.534421376995652" calcext:value-type="float">
            <text:p>0.534</text:p>
          </table:table-cell>
          <table:table-cell table:style-name="ce1"/>
          <table:table-cell table:style-name="ce2" table:formula="of:=LOG([.Y86])" office:value-type="float" office:value="2.5327543789925" calcext:value-type="float">
            <text:p>2.532754379</text:p>
          </table:table-cell>
          <table:table-cell table:style-name="ce3" table:formula="of:=[.Y85]+1" office:value-type="float" office:value="341" calcext:value-type="float">
            <text:p>341</text:p>
          </table:table-cell>
          <table:table-cell table:number-columns-repeated="999"/>
        </table:table-row>
        <table:table-row table:style-name="ro1">
          <table:table-cell table:style-name="ce5" table:formula="of:=([.B87]-[.B86])/[.B86]" office:value-type="percentage" office:value="-0.0110373818405907" calcext:value-type="percentage">
            <text:p>-1.10%</text:p>
          </table:table-cell>
          <table:table-cell office:value-type="float" office:value="898.7" calcext:value-type="float">
            <text:p>898.7</text:p>
          </table:table-cell>
          <table:table-cell table:style-name="ce7" table:formula="of:=[.A87]-[.$T$1]" office:value-type="percentage" office:value="-0.0121373818405907" calcext:value-type="percentage">
            <text:p>-1.21%</text:p>
          </table:table-cell>
          <table:table-cell table:style-name="ce1" table:formula="of:=[.B87]-[.$V$1]" office:value-type="float" office:value="-71.785" calcext:value-type="float">
            <text:p>-71.785</text:p>
          </table:table-cell>
          <table:table-cell table:style-name="ce7" table:formula="of:=SUM([.C86:.C87])" office:value-type="percentage" office:value="0" calcext:value-type="percentage">
            <text:p>0.00%</text:p>
          </table:table-cell>
          <table:table-cell table:style-name="ce8" table:formula="of:=MAX([.$C$1:.C87])-MIN([.$C$1:.C87])" office:value-type="float" office:value="0.0704175797789299" calcext:value-type="float">
            <text:p>0.0704175798</text:p>
          </table:table-cell>
          <table:table-cell table:style-name="ce1" table:formula="of:=STDEV([.D86:.D87])" office:value-type="float" office:value="7.09228101530105" calcext:value-type="float">
            <text:p>7.0922810153</text:p>
          </table:table-cell>
          <table:table-cell table:style-name="ce1" table:formula="of:=[.F87]/[.G87]" office:value-type="float" office:value="0.00992876334524949" calcext:value-type="float">
            <text:p>0.0099287633</text:p>
          </table:table-cell>
          <table:table-cell table:style-name="ce1" table:formula="of:=SUM([.$D$1:.D87])" office:value-type="float" office:value="-275.1" calcext:value-type="float">
            <text:p>-275.1</text:p>
          </table:table-cell>
          <table:table-cell table:style-name="ce1" table:formula="of:=MAX([.$D$1:.D87])-MIN([.$D$1:.D87])" office:value-type="float" office:value="169.25" calcext:value-type="float">
            <text:p>169.25</text:p>
          </table:table-cell>
          <table:table-cell table:style-name="ce1" table:formula="of:=STDEV([.$D$1:.D87])" office:value-type="float" office:value="57.131522718708" calcext:value-type="float">
            <text:p>57.1315227187</text:p>
          </table:table-cell>
          <table:table-cell table:style-name="ce1" table:formula="of:=[.J87]/[.K87]" office:value-type="float" office:value="2.96246261163591" calcext:value-type="float">
            <text:p>2.9624626116</text:p>
          </table:table-cell>
          <table:table-cell table:style-name="ce1" table:formula="of:=SLOPE([.H47:.H87];[.X47:.X87])" office:value-type="float" office:value="-0.229890264768714" calcext:value-type="float">
            <text:p>-0.2298902648</text:p>
          </table:table-cell>
          <table:table-cell table:style-name="ce9" table:formula="of:=AVERAGE([.B73:.B87])" office:value-type="float" office:value="941.446" calcext:value-type="float">
            <text:p>941.446</text:p>
          </table:table-cell>
          <table:table-cell table:style-name="ce1" table:formula="of:=[.B87]-[.N87]" office:value-type="float" office:value="-42.746" calcext:value-type="float">
            <text:p>-42.746</text:p>
          </table:table-cell>
          <table:table-cell table:style-name="ce15" table:formula="of:=IF(([.M87] &gt; [.U84]);(1-(([.M87]-[.$O$52])/[.$P$52]));(([.M87]-[.$O$52])/[.$P$52]))" office:value-type="float" office:value="0.389612995206766" calcext:value-type="float">
            <text:p>0.390</text:p>
          </table:table-cell>
          <table:table-cell table:style-name="ce13" table:number-columns-repeated="3"/>
          <table:table-cell table:style-name="ce13" table:formula="of:=[.P87] - AVERAGE([.P82:.P87])" office:value-type="float" office:value="-0.111697668798793" calcext:value-type="float">
            <text:p>-0.112</text:p>
          </table:table-cell>
          <table:table-cell table:style-name="ce13" table:formula="of:=[.O87]-[.O86]" office:value-type="float" office:value="-7.08333333333349" calcext:value-type="float">
            <text:p>-7.083</text:p>
          </table:table-cell>
          <table:table-cell table:style-name="ce13" table:formula="of:=AVERAGE([.P82:.P87])" office:value-type="float" office:value="0.501310664005559" calcext:value-type="float">
            <text:p>0.501</text:p>
          </table:table-cell>
          <table:table-cell table:style-name="ce1"/>
          <table:table-cell table:style-name="ce2" table:formula="of:=LOG([.Y87])" office:value-type="float" office:value="2.53402610605613" calcext:value-type="float">
            <text:p>2.5340261061</text:p>
          </table:table-cell>
          <table:table-cell table:style-name="ce3" table:formula="of:=[.Y86]+1" office:value-type="float" office:value="342" calcext:value-type="float">
            <text:p>342</text:p>
          </table:table-cell>
          <table:table-cell table:number-columns-repeated="999"/>
        </table:table-row>
        <table:table-row table:style-name="ro1">
          <table:table-cell table:style-name="ce5" table:formula="of:=([.B88]-[.B87])/[.B87]" office:value-type="percentage" office:value="0.0144764660064538" calcext:value-type="percentage">
            <text:p>1.45%</text:p>
          </table:table-cell>
          <table:table-cell office:value-type="float" office:value="911.71" calcext:value-type="float">
            <text:p>911.71</text:p>
          </table:table-cell>
          <table:table-cell table:style-name="ce7" table:formula="of:=[.A88]-[.$T$1]" office:value-type="percentage" office:value="0.0133764660064538" calcext:value-type="percentage">
            <text:p>1.34%</text:p>
          </table:table-cell>
          <table:table-cell table:style-name="ce1" table:formula="of:=[.B88]-[.$V$1]" office:value-type="float" office:value="-58.775" calcext:value-type="float">
            <text:p>-58.775</text:p>
          </table:table-cell>
          <table:table-cell table:style-name="ce7" table:formula="of:=SUM([.C87:.C88])" office:value-type="percentage" office:value="0" calcext:value-type="percentage">
            <text:p>0.00%</text:p>
          </table:table-cell>
          <table:table-cell table:style-name="ce8" table:formula="of:=MAX([.$C$1:.C88])-MIN([.$C$1:.C88])" office:value-type="float" office:value="0.0704175797789299" calcext:value-type="float">
            <text:p>0.0704175798</text:p>
          </table:table-cell>
          <table:table-cell table:style-name="ce1" table:formula="of:=STDEV([.D87:.D88])" office:value-type="float" office:value="9.19945922323698" calcext:value-type="float">
            <text:p>9.1994592232</text:p>
          </table:table-cell>
          <table:table-cell table:style-name="ce1" table:formula="of:=[.F88]/[.G88]" office:value-type="float" office:value="0.00765453469276342" calcext:value-type="float">
            <text:p>0.0076545347</text:p>
          </table:table-cell>
          <table:table-cell table:style-name="ce1" table:formula="of:=SUM([.$D$1:.D88])" office:value-type="float" office:value="-275.1" calcext:value-type="float">
            <text:p>-275.1</text:p>
          </table:table-cell>
          <table:table-cell table:style-name="ce1" table:formula="of:=MAX([.$D$1:.D88])-MIN([.$D$1:.D88])" office:value-type="float" office:value="169.25" calcext:value-type="float">
            <text:p>169.25</text:p>
          </table:table-cell>
          <table:table-cell table:style-name="ce1" table:formula="of:=STDEV([.$D$1:.D88])" office:value-type="float" office:value="56.8340209421704" calcext:value-type="float">
            <text:p>56.8340209422</text:p>
          </table:table-cell>
          <table:table-cell table:style-name="ce1" table:formula="of:=[.J88]/[.K88]" office:value-type="float" office:value="2.9779698355711" calcext:value-type="float">
            <text:p>2.9779698356</text:p>
          </table:table-cell>
          <table:table-cell table:style-name="ce1" table:formula="of:=SLOPE([.H48:.H88];[.X48:.X88])" office:value-type="float" office:value="-0.258408345424171" calcext:value-type="float">
            <text:p>-0.2584083454</text:p>
          </table:table-cell>
          <table:table-cell table:style-name="ce9" table:formula="of:=AVERAGE([.B74:.B88])" office:value-type="float" office:value="938.666666666667" calcext:value-type="float">
            <text:p>938.6666666667</text:p>
          </table:table-cell>
          <table:table-cell table:style-name="ce1" table:formula="of:=[.B88]-[.N88]" office:value-type="float" office:value="-26.9566666666665" calcext:value-type="float">
            <text:p>-26.9566666667</text:p>
          </table:table-cell>
          <table:table-cell table:style-name="ce15" table:formula="of:=IF(([.M88] &gt; [.U85]);(1-(([.M88]-[.$O$52])/[.$P$52]));(([.M88]-[.$O$52])/[.$P$52]))" office:value-type="float" office:value="0.612977438134633" calcext:value-type="float">
            <text:p>0.613</text:p>
          </table:table-cell>
          <table:table-cell table:style-name="ce13" table:number-columns-repeated="3"/>
          <table:table-cell table:style-name="ce13" table:formula="of:=[.P88] - AVERAGE([.P83:.P88])" office:value-type="float" office:value="0.0779243494997633" calcext:value-type="float">
            <text:p>0.078</text:p>
          </table:table-cell>
          <table:table-cell table:style-name="ce13" table:formula="of:=[.O88]-[.O87]" office:value-type="float" office:value="15.7893333333335" calcext:value-type="float">
            <text:p>15.789</text:p>
          </table:table-cell>
          <table:table-cell table:style-name="ce13" table:formula="of:=AVERAGE([.P83:.P88])" office:value-type="float" office:value="0.535053088634869" calcext:value-type="float">
            <text:p>0.535</text:p>
          </table:table-cell>
          <table:table-cell table:style-name="ce1"/>
          <table:table-cell table:style-name="ce2" table:formula="of:=LOG([.Y88])" office:value-type="float" office:value="2.53529412004277" calcext:value-type="float">
            <text:p>2.53529412</text:p>
          </table:table-cell>
          <table:table-cell table:style-name="ce3" table:formula="of:=[.Y87]+1" office:value-type="float" office:value="343" calcext:value-type="float">
            <text:p>343</text:p>
          </table:table-cell>
          <table:table-cell table:number-columns-repeated="999"/>
        </table:table-row>
        <table:table-row table:style-name="ro1">
          <table:table-cell table:style-name="ce5" table:formula="of:=([.B89]-[.B88])/[.B88]" office:value-type="percentage" office:value="-0.00550613681982207" calcext:value-type="percentage">
            <text:p>-0.55%</text:p>
          </table:table-cell>
          <table:table-cell office:value-type="float" office:value="906.69" calcext:value-type="float">
            <text:p>906.69</text:p>
          </table:table-cell>
          <table:table-cell table:style-name="ce7" table:formula="of:=[.A89]-[.$T$1]" office:value-type="percentage" office:value="-0.00660613681982207" calcext:value-type="percentage">
            <text:p>-0.66%</text:p>
          </table:table-cell>
          <table:table-cell table:style-name="ce1" table:formula="of:=[.B89]-[.$V$1]" office:value-type="float" office:value="-63.795" calcext:value-type="float">
            <text:p>-63.795</text:p>
          </table:table-cell>
          <table:table-cell table:style-name="ce7" table:formula="of:=SUM([.C88:.C89])" office:value-type="percentage" office:value="0" calcext:value-type="percentage">
            <text:p>0.00%</text:p>
          </table:table-cell>
          <table:table-cell table:style-name="ce8" table:formula="of:=MAX([.$C$1:.C89])-MIN([.$C$1:.C89])" office:value-type="float" office:value="0.0704175797789299" calcext:value-type="float">
            <text:p>0.0704175798</text:p>
          </table:table-cell>
          <table:table-cell table:style-name="ce1" table:formula="of:=STDEV([.D88:.D89])" office:value-type="float" office:value="3.54967604155646" calcext:value-type="float">
            <text:p>3.5496760416</text:p>
          </table:table-cell>
          <table:table-cell table:style-name="ce1" table:formula="of:=[.F89]/[.G89]" office:value-type="float" office:value="0.0198377482774606" calcext:value-type="float">
            <text:p>0.0198377483</text:p>
          </table:table-cell>
          <table:table-cell table:style-name="ce1" table:formula="of:=SUM([.$D$1:.D89])" office:value-type="float" office:value="-275.1" calcext:value-type="float">
            <text:p>-275.1</text:p>
          </table:table-cell>
          <table:table-cell table:style-name="ce1" table:formula="of:=MAX([.$D$1:.D89])-MIN([.$D$1:.D89])" office:value-type="float" office:value="169.25" calcext:value-type="float">
            <text:p>169.25</text:p>
          </table:table-cell>
          <table:table-cell table:style-name="ce1" table:formula="of:=STDEV([.$D$1:.D89])" office:value-type="float" office:value="56.5259760699347" calcext:value-type="float">
            <text:p>56.5259760699</text:p>
          </table:table-cell>
          <table:table-cell table:style-name="ce1" table:formula="of:=[.J89]/[.K89]" office:value-type="float" office:value="2.99419862808917" calcext:value-type="float">
            <text:p>2.9941986281</text:p>
          </table:table-cell>
          <table:table-cell table:style-name="ce1" table:formula="of:=SLOPE([.H49:.H89];[.X49:.X89])" office:value-type="float" office:value="-0.273237843232131" calcext:value-type="float">
            <text:p>-0.2732378432</text:p>
          </table:table-cell>
          <table:table-cell table:style-name="ce9" table:formula="of:=AVERAGE([.B75:.B89])" office:value-type="float" office:value="935.728666666667" calcext:value-type="float">
            <text:p>935.7286666667</text:p>
          </table:table-cell>
          <table:table-cell table:style-name="ce1" table:formula="of:=[.B89]-[.N89]" office:value-type="float" office:value="-29.0386666666666" calcext:value-type="float">
            <text:p>-29.0386666667</text:p>
          </table:table-cell>
          <table:table-cell table:style-name="ce15" table:formula="of:=IF(([.M89] &gt; [.U86]);(1-(([.M89]-[.$O$52])/[.$P$52]));(([.M89]-[.$O$52])/[.$P$52]))" office:value-type="float" office:value="0.614324472180228" calcext:value-type="float">
            <text:p>0.614</text:p>
          </table:table-cell>
          <table:table-cell table:style-name="ce13" table:number-columns-repeated="3"/>
          <table:table-cell table:style-name="ce13" table:formula="of:=[.P89] - AVERAGE([.P84:.P89])" office:value-type="float" office:value="0.0763557671669796" calcext:value-type="float">
            <text:p>0.076</text:p>
          </table:table-cell>
          <table:table-cell table:style-name="ce13" table:formula="of:=[.O89]-[.O88]" office:value-type="float" office:value="-2.08200000000011" calcext:value-type="float">
            <text:p>-2.082</text:p>
          </table:table-cell>
          <table:table-cell table:style-name="ce13" table:formula="of:=AVERAGE([.P84:.P89])" office:value-type="float" office:value="0.537968705013249" calcext:value-type="float">
            <text:p>0.538</text:p>
          </table:table-cell>
          <table:table-cell table:style-name="ce1"/>
          <table:table-cell table:style-name="ce2" table:formula="of:=LOG([.Y89])" office:value-type="float" office:value="2.53655844257153" calcext:value-type="float">
            <text:p>2.5365584426</text:p>
          </table:table-cell>
          <table:table-cell table:style-name="ce3" table:formula="of:=[.Y88]+1" office:value-type="float" office:value="344" calcext:value-type="float">
            <text:p>344</text:p>
          </table:table-cell>
          <table:table-cell table:number-columns-repeated="999"/>
        </table:table-row>
        <table:table-row table:style-name="ro1">
          <table:table-cell table:style-name="ce5" table:formula="of:=([.B90]-[.B89])/[.B89]" office:value-type="percentage" office:value="0.0131246622329572" calcext:value-type="percentage">
            <text:p>1.31%</text:p>
          </table:table-cell>
          <table:table-cell office:value-type="float" office:value="918.59" calcext:value-type="float">
            <text:p>918.59</text:p>
          </table:table-cell>
          <table:table-cell table:style-name="ce7" table:formula="of:=[.A90]-[.$T$1]" office:value-type="percentage" office:value="0.0120246622329572" calcext:value-type="percentage">
            <text:p>1.20%</text:p>
          </table:table-cell>
          <table:table-cell table:style-name="ce1" table:formula="of:=[.B90]-[.$V$1]" office:value-type="float" office:value="-51.895" calcext:value-type="float">
            <text:p>-51.895</text:p>
          </table:table-cell>
          <table:table-cell table:style-name="ce7" table:formula="of:=SUM([.C89:.C90])" office:value-type="percentage" office:value="0" calcext:value-type="percentage">
            <text:p>0.00%</text:p>
          </table:table-cell>
          <table:table-cell table:style-name="ce8" table:formula="of:=MAX([.$C$1:.C90])-MIN([.$C$1:.C90])" office:value-type="float" office:value="0.0704175797789299" calcext:value-type="float">
            <text:p>0.0704175798</text:p>
          </table:table-cell>
          <table:table-cell table:style-name="ce1" table:formula="of:=STDEV([.D89:.D90])" office:value-type="float" office:value="8.4145706961199" calcext:value-type="float">
            <text:p>8.4145706961</text:p>
          </table:table-cell>
          <table:table-cell table:style-name="ce1" table:formula="of:=[.F90]/[.G90]" office:value-type="float" office:value="0.0083685291052817" calcext:value-type="float">
            <text:p>0.0083685291</text:p>
          </table:table-cell>
          <table:table-cell table:style-name="ce1" table:formula="of:=SUM([.$D$1:.D90])" office:value-type="float" office:value="-275.1" calcext:value-type="float">
            <text:p>-275.1</text:p>
          </table:table-cell>
          <table:table-cell table:style-name="ce1" table:formula="of:=MAX([.$D$1:.D90])-MIN([.$D$1:.D90])" office:value-type="float" office:value="169.25" calcext:value-type="float">
            <text:p>169.25</text:p>
          </table:table-cell>
          <table:table-cell table:style-name="ce1" table:formula="of:=STDEV([.$D$1:.D90])" office:value-type="float" office:value="56.2661648216122" calcext:value-type="float">
            <text:p>56.2661648216</text:p>
          </table:table-cell>
          <table:table-cell table:style-name="ce1" table:formula="of:=[.J90]/[.K90]" office:value-type="float" office:value="3.00802445904381" calcext:value-type="float">
            <text:p>3.008024459</text:p>
          </table:table-cell>
          <table:table-cell table:style-name="ce1" table:formula="of:=SLOPE([.H50:.H90];[.X50:.X90])" office:value-type="float" office:value="-0.24364344935925" calcext:value-type="float">
            <text:p>-0.2436434494</text:p>
          </table:table-cell>
          <table:table-cell table:style-name="ce9" table:formula="of:=AVERAGE([.B76:.B90])" office:value-type="float" office:value="934.147333333333" calcext:value-type="float">
            <text:p>934.1473333333</text:p>
          </table:table-cell>
          <table:table-cell table:style-name="ce1" table:formula="of:=[.B90]-[.N90]" office:value-type="float" office:value="-15.5573333333332" calcext:value-type="float">
            <text:p>-15.5573333333</text:p>
          </table:table-cell>
          <table:table-cell table:style-name="ce15" table:formula="of:=IF(([.M90] &gt; [.U87]);(1-(([.M90]-[.$O$52])/[.$P$52]));(([.M90]-[.$O$52])/[.$P$52]))" office:value-type="float" office:value="0.611636272173608" calcext:value-type="float">
            <text:p>0.612</text:p>
          </table:table-cell>
          <table:table-cell table:style-name="ce13" table:number-columns-repeated="3"/>
          <table:table-cell table:style-name="ce13" table:formula="of:=[.P90] - AVERAGE([.P85:.P90])" office:value-type="float" office:value="0.0382229605172428" calcext:value-type="float">
            <text:p>0.038</text:p>
          </table:table-cell>
          <table:table-cell table:style-name="ce13" table:formula="of:=[.O90]-[.O89]" office:value-type="float" office:value="13.4813333333334" calcext:value-type="float">
            <text:p>13.481</text:p>
          </table:table-cell>
          <table:table-cell table:style-name="ce13" table:formula="of:=AVERAGE([.P85:.P90])" office:value-type="float" office:value="0.573413311656365" calcext:value-type="float">
            <text:p>0.573</text:p>
          </table:table-cell>
          <table:table-cell table:style-name="ce1"/>
          <table:table-cell table:style-name="ce2" table:formula="of:=LOG([.Y90])" office:value-type="float" office:value="2.53781909507327" calcext:value-type="float">
            <text:p>2.5378190951</text:p>
          </table:table-cell>
          <table:table-cell table:style-name="ce3" table:formula="of:=[.Y89]+1" office:value-type="float" office:value="345" calcext:value-type="float">
            <text:p>345</text:p>
          </table:table-cell>
          <table:table-cell table:number-columns-repeated="999"/>
        </table:table-row>
        <table:table-row table:style-name="ro1">
          <table:table-cell table:style-name="ce5" table:formula="of:=([.B91]-[.B90])/[.B90]" office:value-type="percentage" office:value="0.0111148608192992" calcext:value-type="percentage">
            <text:p>1.11%</text:p>
          </table:table-cell>
          <table:table-cell office:value-type="float" office:value="928.8" calcext:value-type="float">
            <text:p>928.8</text:p>
          </table:table-cell>
          <table:table-cell table:style-name="ce7" table:formula="of:=[.A91]-[.$T$1]" office:value-type="percentage" office:value="0.0100148608192992" calcext:value-type="percentage">
            <text:p>1.00%</text:p>
          </table:table-cell>
          <table:table-cell table:style-name="ce1" table:formula="of:=[.B91]-[.$V$1]" office:value-type="float" office:value="-41.6849999999999" calcext:value-type="float">
            <text:p>-41.685</text:p>
          </table:table-cell>
          <table:table-cell table:style-name="ce7" table:formula="of:=SUM([.C90:.C91])" office:value-type="percentage" office:value="0" calcext:value-type="percentage">
            <text:p>0.00%</text:p>
          </table:table-cell>
          <table:table-cell table:style-name="ce8" table:formula="of:=MAX([.$C$1:.C91])-MIN([.$C$1:.C91])" office:value-type="float" office:value="0.0704175797789299" calcext:value-type="float">
            <text:p>0.0704175798</text:p>
          </table:table-cell>
          <table:table-cell table:style-name="ce1" table:formula="of:=STDEV([.D90:.D91])" office:value-type="float" office:value="7.21956023591468" calcext:value-type="float">
            <text:p>7.2195602359</text:p>
          </table:table-cell>
          <table:table-cell table:style-name="ce1" table:formula="of:=[.F91]/[.G91]" office:value-type="float" office:value="0.00975372148411868" calcext:value-type="float">
            <text:p>0.0097537215</text:p>
          </table:table-cell>
          <table:table-cell table:style-name="ce1" table:formula="of:=SUM([.$D$1:.D91])" office:value-type="float" office:value="-275.1" calcext:value-type="float">
            <text:p>-275.1</text:p>
          </table:table-cell>
          <table:table-cell table:style-name="ce1" table:formula="of:=MAX([.$D$1:.D91])-MIN([.$D$1:.D91])" office:value-type="float" office:value="169.25" calcext:value-type="float">
            <text:p>169.25</text:p>
          </table:table-cell>
          <table:table-cell table:style-name="ce1" table:formula="of:=STDEV([.$D$1:.D91])" office:value-type="float" office:value="56.0681437249087" calcext:value-type="float">
            <text:p>56.0681437249</text:p>
          </table:table-cell>
          <table:table-cell table:style-name="ce1" table:formula="of:=[.J91]/[.K91]" office:value-type="float" office:value="3.01864817980071" calcext:value-type="float">
            <text:p>3.0186481798</text:p>
          </table:table-cell>
          <table:table-cell table:style-name="ce1" table:formula="of:=SLOPE([.H51:.H91];[.X51:.X91])" office:value-type="float" office:value="-0.246076892470913" calcext:value-type="float">
            <text:p>-0.2460768925</text:p>
          </table:table-cell>
          <table:table-cell table:style-name="ce9" table:formula="of:=AVERAGE([.B77:.B91])" office:value-type="float" office:value="933.415333333334" calcext:value-type="float">
            <text:p>933.4153333333</text:p>
          </table:table-cell>
          <table:table-cell table:style-name="ce1" table:formula="of:=[.B91]-[.N91]" office:value-type="float" office:value="-4.61533333333352" calcext:value-type="float">
            <text:p>-4.6153333333</text:p>
          </table:table-cell>
          <table:table-cell table:style-name="ce15" table:formula="of:=IF(([.M91] &gt; [.U88]);(1-(([.M91]-[.$O$52])/[.$P$52]));(([.M91]-[.$O$52])/[.$P$52]))" office:value-type="float" office:value="0.388142686577263" calcext:value-type="float">
            <text:p>0.388</text:p>
          </table:table-cell>
          <table:table-cell table:style-name="ce13" table:number-columns-repeated="3"/>
          <table:table-cell table:style-name="ce13" table:formula="of:=[.P91] - AVERAGE([.P86:.P91])" office:value-type="float" office:value="-0.149333406684915" calcext:value-type="float">
            <text:p>-0.149</text:p>
          </table:table-cell>
          <table:table-cell table:style-name="ce13" table:formula="of:=[.O91]-[.O90]" office:value-type="float" office:value="10.9419999999997" calcext:value-type="float">
            <text:p>10.942</text:p>
          </table:table-cell>
          <table:table-cell table:style-name="ce13" table:formula="of:=AVERAGE([.P86:.P91])" office:value-type="float" office:value="0.537476093262178" calcext:value-type="float">
            <text:p>0.537</text:p>
          </table:table-cell>
          <table:table-cell table:style-name="ce1"/>
          <table:table-cell table:style-name="ce2" table:formula="of:=LOG([.Y91])" office:value-type="float" office:value="2.53907609879278" calcext:value-type="float">
            <text:p>2.5390760988</text:p>
          </table:table-cell>
          <table:table-cell table:style-name="ce3" table:formula="of:=[.Y90]+1" office:value-type="float" office:value="346" calcext:value-type="float">
            <text:p>346</text:p>
          </table:table-cell>
          <table:table-cell table:number-columns-repeated="999"/>
        </table:table-row>
        <table:table-row table:style-name="ro1">
          <table:table-cell table:style-name="ce5" table:formula="of:=([.B92]-[.B91])/[.B91]" office:value-type="percentage" office:value="0.00138888888888885" calcext:value-type="percentage">
            <text:p>0.14%</text:p>
          </table:table-cell>
          <table:table-cell office:value-type="float" office:value="930.09" calcext:value-type="float">
            <text:p>930.09</text:p>
          </table:table-cell>
          <table:table-cell table:style-name="ce7" table:formula="of:=[.A92]-[.$T$1]" office:value-type="percentage" office:value="0.00028888888888885" calcext:value-type="percentage">
            <text:p>0.03%</text:p>
          </table:table-cell>
          <table:table-cell table:style-name="ce1" table:formula="of:=[.B92]-[.$V$1]" office:value-type="float" office:value="-40.395" calcext:value-type="float">
            <text:p>-40.395</text:p>
          </table:table-cell>
          <table:table-cell table:style-name="ce7" table:formula="of:=SUM([.C91:.C92])" office:value-type="percentage" office:value="0" calcext:value-type="percentage">
            <text:p>0.00%</text:p>
          </table:table-cell>
          <table:table-cell table:style-name="ce8" table:formula="of:=MAX([.$C$1:.C92])-MIN([.$C$1:.C92])" office:value-type="float" office:value="0.0704175797789299" calcext:value-type="float">
            <text:p>0.0704175798</text:p>
          </table:table-cell>
          <table:table-cell table:style-name="ce1" table:formula="of:=STDEV([.D91:.D92])" office:value-type="float" office:value="0.912167747730621" calcext:value-type="float">
            <text:p>0.9121677477</text:p>
          </table:table-cell>
          <table:table-cell table:style-name="ce1" table:formula="of:=[.F92]/[.G92]" office:value-type="float" office:value="0.0771980591882596" calcext:value-type="float">
            <text:p>0.0771980592</text:p>
          </table:table-cell>
          <table:table-cell table:style-name="ce1" table:formula="of:=SUM([.$D$1:.D92])" office:value-type="float" office:value="-275.1" calcext:value-type="float">
            <text:p>-275.1</text:p>
          </table:table-cell>
          <table:table-cell table:style-name="ce1" table:formula="of:=MAX([.$D$1:.D92])-MIN([.$D$1:.D92])" office:value-type="float" office:value="169.25" calcext:value-type="float">
            <text:p>169.25</text:p>
          </table:table-cell>
          <table:table-cell table:style-name="ce1" table:formula="of:=STDEV([.$D$1:.D92])" office:value-type="float" office:value="55.8799835888155" calcext:value-type="float">
            <text:p>55.8799835888</text:p>
          </table:table-cell>
          <table:table-cell table:style-name="ce1" table:formula="of:=[.J92]/[.K92]" office:value-type="float" office:value="3.02881262896211" calcext:value-type="float">
            <text:p>3.028812629</text:p>
          </table:table-cell>
          <table:table-cell table:style-name="ce1" table:formula="of:=SLOPE([.H52:.H92];[.X52:.X92])" office:value-type="float" office:value="-0.0152024811835573" calcext:value-type="float">
            <text:p>-0.0152024812</text:p>
          </table:table-cell>
          <table:table-cell table:style-name="ce9" table:formula="of:=AVERAGE([.B78:.B92])" office:value-type="float" office:value="931.596666666667" calcext:value-type="float">
            <text:p>931.5966666667</text:p>
          </table:table-cell>
          <table:table-cell table:style-name="ce1" table:formula="of:=[.B92]-[.N92]" office:value-type="float" office:value="-1.50666666666666" calcext:value-type="float">
            <text:p>-1.5066666667</text:p>
          </table:table-cell>
          <table:table-cell table:style-name="ce15" table:formula="of:=IF(([.M92] &gt; [.U89]);(1-(([.M92]-[.$O$52])/[.$P$52]));(([.M92]-[.$O$52])/[.$P$52]))" office:value-type="float" office:value="0.590885889016583" calcext:value-type="float">
            <text:p>0.591</text:p>
          </table:table-cell>
          <table:table-cell table:style-name="ce13" table:number-columns-repeated="3"/>
          <table:table-cell table:style-name="ce13" table:formula="of:=[.P92] - AVERAGE([.P87:.P92])" office:value-type="float" office:value="0.0562892634684025" calcext:value-type="float">
            <text:p>0.056</text:p>
          </table:table-cell>
          <table:table-cell table:style-name="ce13" table:formula="of:=[.O92]-[.O91]" office:value-type="float" office:value="3.10866666666686" calcext:value-type="float">
            <text:p>3.109</text:p>
          </table:table-cell>
          <table:table-cell table:style-name="ce13" table:formula="of:=AVERAGE([.P87:.P92])" office:value-type="float" office:value="0.53459662554818" calcext:value-type="float">
            <text:p>0.535</text:p>
          </table:table-cell>
          <table:table-cell table:style-name="ce1"/>
          <table:table-cell table:style-name="ce2" table:formula="of:=LOG([.Y92])" office:value-type="float" office:value="2.54032947479087" calcext:value-type="float">
            <text:p>2.5403294748</text:p>
          </table:table-cell>
          <table:table-cell table:style-name="ce3" table:formula="of:=[.Y91]+1" office:value-type="float" office:value="347" calcext:value-type="float">
            <text:p>347</text:p>
          </table:table-cell>
          <table:table-cell table:number-columns-repeated="999"/>
        </table:table-row>
        <table:table-row table:style-name="ro1">
          <table:table-cell table:style-name="ce5" table:formula="of:=([.B93]-[.B92])/[.B92]" office:value-type="percentage" office:value="0.0147727639260717" calcext:value-type="percentage">
            <text:p>1.48%</text:p>
          </table:table-cell>
          <table:table-cell office:value-type="float" office:value="943.83" calcext:value-type="float">
            <text:p>943.83</text:p>
          </table:table-cell>
          <table:table-cell table:style-name="ce7" table:formula="of:=[.A93]-[.$T$1]" office:value-type="percentage" office:value="0.0136727639260717" calcext:value-type="percentage">
            <text:p>1.37%</text:p>
          </table:table-cell>
          <table:table-cell table:style-name="ce1" table:formula="of:=[.B93]-[.$V$1]" office:value-type="float" office:value="-26.655" calcext:value-type="float">
            <text:p>-26.655</text:p>
          </table:table-cell>
          <table:table-cell table:style-name="ce7" table:formula="of:=SUM([.C92:.C93])" office:value-type="percentage" office:value="0" calcext:value-type="percentage">
            <text:p>0.00%</text:p>
          </table:table-cell>
          <table:table-cell table:style-name="ce8" table:formula="of:=MAX([.$C$1:.C93])-MIN([.$C$1:.C93])" office:value-type="float" office:value="0.0704175797789299" calcext:value-type="float">
            <text:p>0.0704175798</text:p>
          </table:table-cell>
          <table:table-cell table:style-name="ce1" table:formula="of:=STDEV([.D92:.D93])" office:value-type="float" office:value="9.71564717350317" calcext:value-type="float">
            <text:p>9.7156471735</text:p>
          </table:table-cell>
          <table:table-cell table:style-name="ce1" table:formula="of:=[.F93]/[.G93]" office:value-type="float" office:value="0.00724785271854818" calcext:value-type="float">
            <text:p>0.0072478527</text:p>
          </table:table-cell>
          <table:table-cell table:style-name="ce1" table:formula="of:=SUM([.$D$1:.D93])" office:value-type="float" office:value="-275.1" calcext:value-type="float">
            <text:p>-275.1</text:p>
          </table:table-cell>
          <table:table-cell table:style-name="ce1" table:formula="of:=MAX([.$D$1:.D93])-MIN([.$D$1:.D93])" office:value-type="float" office:value="169.25" calcext:value-type="float">
            <text:p>169.25</text:p>
          </table:table-cell>
          <table:table-cell table:style-name="ce1" table:formula="of:=STDEV([.$D$1:.D93])" office:value-type="float" office:value="55.8032492753493" calcext:value-type="float">
            <text:p>55.8032492753</text:p>
          </table:table-cell>
          <table:table-cell table:style-name="ce1" table:formula="of:=[.J93]/[.K93]" office:value-type="float" office:value="3.03297750933591" calcext:value-type="float">
            <text:p>3.0329775093</text:p>
          </table:table-cell>
          <table:table-cell table:style-name="ce1" table:formula="of:=SLOPE([.H53:.H93];[.X53:.X93])" office:value-type="float" office:value="0.0487435692966543" calcext:value-type="float">
            <text:p>0.0487435693</text:p>
          </table:table-cell>
          <table:table-cell table:style-name="ce9" table:formula="of:=AVERAGE([.B79:.B93])" office:value-type="float" office:value="931.143333333333" calcext:value-type="float">
            <text:p>931.1433333333</text:p>
          </table:table-cell>
          <table:table-cell table:style-name="ce1" table:formula="of:=[.B93]-[.N93]" office:value-type="float" office:value="12.6866666666667" calcext:value-type="float">
            <text:p>12.6866666667</text:p>
          </table:table-cell>
          <table:table-cell table:style-name="ce15" table:formula="of:=IF(([.M93] &gt; [.U90]);(1-(([.M93]-[.$O$52])/[.$P$52]));(([.M93]-[.$O$52])/[.$P$52]))" office:value-type="float" office:value="0.414922635870347" calcext:value-type="float">
            <text:p>0.415</text:p>
          </table:table-cell>
          <table:table-cell table:style-name="ce13" table:number-columns-repeated="3"/>
          <table:table-cell table:style-name="ce13" table:formula="of:=[.P93] - AVERAGE([.P88:.P93])" office:value-type="float" office:value="-0.123892263121763" calcext:value-type="float">
            <text:p>-0.124</text:p>
          </table:table-cell>
          <table:table-cell table:style-name="ce13" table:formula="of:=[.O93]-[.O92]" office:value-type="float" office:value="14.1933333333334" calcext:value-type="float">
            <text:p>14.193</text:p>
          </table:table-cell>
          <table:table-cell table:style-name="ce13" table:formula="of:=AVERAGE([.P88:.P93])" office:value-type="float" office:value="0.53881489899211" calcext:value-type="float">
            <text:p>0.539</text:p>
          </table:table-cell>
          <table:table-cell table:style-name="ce1"/>
          <table:table-cell table:style-name="ce2" table:formula="of:=LOG([.Y93])" office:value-type="float" office:value="2.54157924394658" calcext:value-type="float">
            <text:p>2.5415792439</text:p>
          </table:table-cell>
          <table:table-cell table:style-name="ce3" table:formula="of:=[.Y92]+1" office:value-type="float" office:value="348" calcext:value-type="float">
            <text:p>348</text:p>
          </table:table-cell>
          <table:table-cell table:number-columns-repeated="999"/>
        </table:table-row>
        <table:table-row table:style-name="ro1">
          <table:table-cell table:style-name="ce5" table:formula="of:=([.B94]-[.B93])/[.B93]" office:value-type="percentage" office:value="0.00352817774387329" calcext:value-type="percentage">
            <text:p>0.35%</text:p>
          </table:table-cell>
          <table:table-cell office:value-type="float" office:value="947.16" calcext:value-type="float">
            <text:p>947.16</text:p>
          </table:table-cell>
          <table:table-cell table:style-name="ce7" table:formula="of:=[.A94]-[.$T$1]" office:value-type="percentage" office:value="0.00242817774387329" calcext:value-type="percentage">
            <text:p>0.24%</text:p>
          </table:table-cell>
          <table:table-cell table:style-name="ce1" table:formula="of:=[.B94]-[.$V$1]" office:value-type="float" office:value="-23.325" calcext:value-type="float">
            <text:p>-23.325</text:p>
          </table:table-cell>
          <table:table-cell table:style-name="ce7" table:formula="of:=SUM([.C93:.C94])" office:value-type="percentage" office:value="0" calcext:value-type="percentage">
            <text:p>0.00%</text:p>
          </table:table-cell>
          <table:table-cell table:style-name="ce8" table:formula="of:=MAX([.$C$1:.C94])-MIN([.$C$1:.C94])" office:value-type="float" office:value="0.0704175797789299" calcext:value-type="float">
            <text:p>0.0704175798</text:p>
          </table:table-cell>
          <table:table-cell table:style-name="ce1" table:formula="of:=STDEV([.D93:.D94])" office:value-type="float" office:value="2.35466558135115" calcext:value-type="float">
            <text:p>2.3546655814</text:p>
          </table:table-cell>
          <table:table-cell table:style-name="ce1" table:formula="of:=[.F94]/[.G94]" office:value-type="float" office:value="0.0299055544603166" calcext:value-type="float">
            <text:p>0.0299055545</text:p>
          </table:table-cell>
          <table:table-cell table:style-name="ce1" table:formula="of:=SUM([.$D$1:.D94])" office:value-type="float" office:value="-275.1" calcext:value-type="float">
            <text:p>-275.1</text:p>
          </table:table-cell>
          <table:table-cell table:style-name="ce1" table:formula="of:=MAX([.$D$1:.D94])-MIN([.$D$1:.D94])" office:value-type="float" office:value="169.25" calcext:value-type="float">
            <text:p>169.25</text:p>
          </table:table-cell>
          <table:table-cell table:style-name="ce1" table:formula="of:=STDEV([.$D$1:.D94])" office:value-type="float" office:value="55.75486995287" calcext:value-type="float">
            <text:p>55.7548699529</text:p>
          </table:table-cell>
          <table:table-cell table:style-name="ce1" table:formula="of:=[.J94]/[.K94]" office:value-type="float" office:value="3.03560926862655" calcext:value-type="float">
            <text:p>3.0356092686</text:p>
          </table:table-cell>
          <table:table-cell table:style-name="ce1" table:formula="of:=SLOPE([.H54:.H94];[.X54:.X94])" office:value-type="float" office:value="0.0829339371311155" calcext:value-type="float">
            <text:p>0.0829339371</text:p>
          </table:table-cell>
          <table:table-cell table:style-name="ce9" table:formula="of:=AVERAGE([.B80:.B94])" office:value-type="float" office:value="930.324" calcext:value-type="float">
            <text:p>930.324</text:p>
          </table:table-cell>
          <table:table-cell table:style-name="ce1" table:formula="of:=[.B94]-[.N94]" office:value-type="float" office:value="16.8359999999999" calcext:value-type="float">
            <text:p>16.836</text:p>
          </table:table-cell>
          <table:table-cell table:style-name="ce15" table:formula="of:=IF(([.M94] &gt; [.U91]);(1-(([.M94]-[.$O$52])/[.$P$52]));(([.M94]-[.$O$52])/[.$P$52]))" office:value-type="float" office:value="0.41802831012182" calcext:value-type="float">
            <text:p>0.418</text:p>
          </table:table-cell>
          <table:table-cell table:style-name="ce13" table:number-columns-repeated="3"/>
          <table:table-cell table:style-name="ce13" table:formula="of:=[.P94] - AVERAGE([.P89:.P94])" office:value-type="float" office:value="-0.0882950675348216" calcext:value-type="float">
            <text:p>-0.088</text:p>
          </table:table-cell>
          <table:table-cell table:style-name="ce13" table:formula="of:=[.O94]-[.O93]" office:value-type="float" office:value="4.14933333333318" calcext:value-type="float">
            <text:p>4.149</text:p>
          </table:table-cell>
          <table:table-cell table:style-name="ce13" table:formula="of:=AVERAGE([.P89:.P94])" office:value-type="float" office:value="0.506323377656641" calcext:value-type="float">
            <text:p>0.506</text:p>
          </table:table-cell>
          <table:table-cell table:style-name="ce1"/>
          <table:table-cell table:style-name="ce2" table:formula="of:=LOG([.Y94])" office:value-type="float" office:value="2.54282542695918" calcext:value-type="float">
            <text:p>2.542825427</text:p>
          </table:table-cell>
          <table:table-cell table:style-name="ce3" table:formula="of:=[.Y93]+1" office:value-type="float" office:value="349" calcext:value-type="float">
            <text:p>349</text:p>
          </table:table-cell>
          <table:table-cell table:number-columns-repeated="999"/>
        </table:table-row>
        <table:table-row table:style-name="ro1">
          <table:table-cell table:style-name="ce5" table:formula="of:=([.B95]-[.B94])/[.B94]" office:value-type="percentage" office:value="0.00932260652899198" calcext:value-type="percentage">
            <text:p>0.93%</text:p>
          </table:table-cell>
          <table:table-cell office:value-type="float" office:value="955.99" calcext:value-type="float">
            <text:p>955.99</text:p>
          </table:table-cell>
          <table:table-cell table:style-name="ce7" table:formula="of:=[.A95]-[.$T$1]" office:value-type="percentage" office:value="0.00822260652899198" calcext:value-type="percentage">
            <text:p>0.82%</text:p>
          </table:table-cell>
          <table:table-cell table:style-name="ce1" table:formula="of:=[.B95]-[.$V$1]" office:value-type="float" office:value="-14.495" calcext:value-type="float">
            <text:p>-14.495</text:p>
          </table:table-cell>
          <table:table-cell table:style-name="ce7" table:formula="of:=SUM([.C94:.C95])" office:value-type="percentage" office:value="0" calcext:value-type="percentage">
            <text:p>0.00%</text:p>
          </table:table-cell>
          <table:table-cell table:style-name="ce8" table:formula="of:=MAX([.$C$1:.C95])-MIN([.$C$1:.C95])" office:value-type="float" office:value="0.0704175797789299" calcext:value-type="float">
            <text:p>0.0704175798</text:p>
          </table:table-cell>
          <table:table-cell table:style-name="ce1" table:formula="of:=STDEV([.D94:.D95])" office:value-type="float" office:value="6.24375287787724" calcext:value-type="float">
            <text:p>6.2437528779</text:p>
          </table:table-cell>
          <table:table-cell table:style-name="ce1" table:formula="of:=[.F95]/[.G95]" office:value-type="float" office:value="0.0112780856571746" calcext:value-type="float">
            <text:p>0.0112780857</text:p>
          </table:table-cell>
          <table:table-cell table:style-name="ce1" table:formula="of:=SUM([.$D$1:.D95])" office:value-type="float" office:value="-275.1" calcext:value-type="float">
            <text:p>-275.1</text:p>
          </table:table-cell>
          <table:table-cell table:style-name="ce1" table:formula="of:=MAX([.$D$1:.D95])-MIN([.$D$1:.D95])" office:value-type="float" office:value="169.25" calcext:value-type="float">
            <text:p>169.25</text:p>
          </table:table-cell>
          <table:table-cell table:style-name="ce1" table:formula="of:=STDEV([.$D$1:.D95])" office:value-type="float" office:value="55.7943463196031" calcext:value-type="float">
            <text:p>55.7943463196</text:p>
          </table:table-cell>
          <table:table-cell table:style-name="ce1" table:formula="of:=[.J95]/[.K95]" office:value-type="float" office:value="3.03346147350659" calcext:value-type="float">
            <text:p>3.0334614735</text:p>
          </table:table-cell>
          <table:table-cell table:style-name="ce1" table:formula="of:=SLOPE([.H55:.H95];[.X55:.X95])" office:value-type="float" office:value="0.058877389099847" calcext:value-type="float">
            <text:p>0.0588773891</text:p>
          </table:table-cell>
          <table:table-cell table:style-name="ce9" table:formula="of:=AVERAGE([.B81:.B95])" office:value-type="float" office:value="930.250666666667" calcext:value-type="float">
            <text:p>930.2506666667</text:p>
          </table:table-cell>
          <table:table-cell table:style-name="ce1" table:formula="of:=[.B95]-[.N95]" office:value-type="float" office:value="25.7393333333333" calcext:value-type="float">
            <text:p>25.7393333333</text:p>
          </table:table-cell>
          <table:table-cell table:style-name="ce15" table:formula="of:=IF(([.M95] &gt; [.U92]);(1-(([.M95]-[.$O$52])/[.$P$52]));(([.M95]-[.$O$52])/[.$P$52]))" office:value-type="float" office:value="0.415843139077105" calcext:value-type="float">
            <text:p>0.416</text:p>
          </table:table-cell>
          <table:table-cell table:style-name="ce13" table:number-columns-repeated="3"/>
          <table:table-cell table:style-name="ce13" table:formula="of:=[.P95] - AVERAGE([.P90:.P95])" office:value-type="float" office:value="-0.0574000163956827" calcext:value-type="float">
            <text:p>-0.057</text:p>
          </table:table-cell>
          <table:table-cell table:style-name="ce13" table:formula="of:=[.O95]-[.O94]" office:value-type="float" office:value="8.90333333333342" calcext:value-type="float">
            <text:p>8.903</text:p>
          </table:table-cell>
          <table:table-cell table:style-name="ce13" table:formula="of:=AVERAGE([.P90:.P95])" office:value-type="float" office:value="0.473243155472788" calcext:value-type="float">
            <text:p>0.473</text:p>
          </table:table-cell>
          <table:table-cell table:style-name="ce1"/>
          <table:table-cell table:style-name="ce2" table:formula="of:=LOG([.Y95])" office:value-type="float" office:value="2.54406804435028" calcext:value-type="float">
            <text:p>2.5440680444</text:p>
          </table:table-cell>
          <table:table-cell table:style-name="ce3" table:formula="of:=[.Y94]+1" office:value-type="float" office:value="350" calcext:value-type="float">
            <text:p>350</text:p>
          </table:table-cell>
          <table:table-cell table:number-columns-repeated="999"/>
        </table:table-row>
        <table:table-row table:style-name="ro1">
          <table:table-cell table:style-name="ce5" table:formula="of:=([.B96]-[.B95])/[.B95]" office:value-type="percentage" office:value="-0.00268831263925348" calcext:value-type="percentage">
            <text:p>-0.27%</text:p>
          </table:table-cell>
          <table:table-cell office:value-type="float" office:value="953.42" calcext:value-type="float">
            <text:p>953.42</text:p>
          </table:table-cell>
          <table:table-cell table:style-name="ce7" table:formula="of:=[.A96]-[.$T$1]" office:value-type="percentage" office:value="-0.00378831263925348" calcext:value-type="percentage">
            <text:p>-0.38%</text:p>
          </table:table-cell>
          <table:table-cell table:style-name="ce1" table:formula="of:=[.B96]-[.$V$1]" office:value-type="float" office:value="-17.0649999999999" calcext:value-type="float">
            <text:p>-17.065</text:p>
          </table:table-cell>
          <table:table-cell table:style-name="ce7" table:formula="of:=SUM([.C95:.C96])" office:value-type="percentage" office:value="0" calcext:value-type="percentage">
            <text:p>0.00%</text:p>
          </table:table-cell>
          <table:table-cell table:style-name="ce8" table:formula="of:=MAX([.$C$1:.C96])-MIN([.$C$1:.C96])" office:value-type="float" office:value="0.0704175797789299" calcext:value-type="float">
            <text:p>0.0704175798</text:p>
          </table:table-cell>
          <table:table-cell table:style-name="ce1" table:formula="of:=STDEV([.D95:.D96])" office:value-type="float" office:value="1.81726442764938" calcext:value-type="float">
            <text:p>1.8172644276</text:p>
          </table:table-cell>
          <table:table-cell table:style-name="ce1" table:formula="of:=[.F96]/[.G96]" office:value-type="float" office:value="0.0387492203707605" calcext:value-type="float">
            <text:p>0.0387492204</text:p>
          </table:table-cell>
          <table:table-cell table:style-name="ce1" table:formula="of:=SUM([.$D$1:.D96])" office:value-type="float" office:value="-275.1" calcext:value-type="float">
            <text:p>-275.1</text:p>
          </table:table-cell>
          <table:table-cell table:style-name="ce1" table:formula="of:=MAX([.$D$1:.D96])-MIN([.$D$1:.D96])" office:value-type="float" office:value="169.25" calcext:value-type="float">
            <text:p>169.25</text:p>
          </table:table-cell>
          <table:table-cell table:style-name="ce1" table:formula="of:=STDEV([.$D$1:.D96])" office:value-type="float" office:value="55.798344644691" calcext:value-type="float">
            <text:p>55.7983446447</text:p>
          </table:table-cell>
          <table:table-cell table:style-name="ce1" table:formula="of:=[.J96]/[.K96]" office:value-type="float" office:value="3.03324410567623" calcext:value-type="float">
            <text:p>3.0332441057</text:p>
          </table:table-cell>
          <table:table-cell table:style-name="ce1" table:formula="of:=SLOPE([.H56:.H96];[.X56:.X96])" office:value-type="float" office:value="0.077860220224824" calcext:value-type="float">
            <text:p>0.0778602202</text:p>
          </table:table-cell>
          <table:table-cell table:style-name="ce9" table:formula="of:=AVERAGE([.B82:.B96])" office:value-type="float" office:value="929.439333333333" calcext:value-type="float">
            <text:p>929.4393333333</text:p>
          </table:table-cell>
          <table:table-cell table:style-name="ce1" table:formula="of:=[.B96]-[.N96]" office:value-type="float" office:value="23.9806666666667" calcext:value-type="float">
            <text:p>23.9806666667</text:p>
          </table:table-cell>
          <table:table-cell table:style-name="ce15" table:formula="of:=IF(([.M96] &gt; [.U93]);(1-(([.M96]-[.$O$52])/[.$P$52]));(([.M96]-[.$O$52])/[.$P$52]))" office:value-type="float" office:value="0.417567440205725" calcext:value-type="float">
            <text:p>0.418</text:p>
          </table:table-cell>
          <table:table-cell table:style-name="ce13" table:number-columns-repeated="3"/>
          <table:table-cell table:style-name="ce13" table:formula="of:=[.P96] - AVERAGE([.P91:.P96])" office:value-type="float" office:value="-0.0233309099390822" calcext:value-type="float">
            <text:p>-0.023</text:p>
          </table:table-cell>
          <table:table-cell table:style-name="ce13" table:formula="of:=[.O96]-[.O95]" office:value-type="float" office:value="-1.75866666666661" calcext:value-type="float">
            <text:p>-1.759</text:p>
          </table:table-cell>
          <table:table-cell table:style-name="ce13" table:formula="of:=AVERAGE([.P91:.P96])" office:value-type="float" office:value="0.440898350144807" calcext:value-type="float">
            <text:p>0.441</text:p>
          </table:table-cell>
          <table:table-cell table:style-name="ce1"/>
          <table:table-cell table:style-name="ce2" table:formula="of:=LOG([.Y96])" office:value-type="float" office:value="2.54530711646582" calcext:value-type="float">
            <text:p>2.5453071165</text:p>
          </table:table-cell>
          <table:table-cell table:style-name="ce3" table:formula="of:=[.Y95]+1" office:value-type="float" office:value="351" calcext:value-type="float">
            <text:p>351</text:p>
          </table:table-cell>
          <table:table-cell table:number-columns-repeated="999"/>
        </table:table-row>
        <table:table-row table:style-name="ro1">
          <table:table-cell table:style-name="ce5" table:formula="of:=([.B97]-[.B96])/[.B96]" office:value-type="percentage" office:value="0.0125652912672274" calcext:value-type="percentage">
            <text:p>1.26%</text:p>
          </table:table-cell>
          <table:table-cell office:value-type="float" office:value="965.4" calcext:value-type="float">
            <text:p>965.4</text:p>
          </table:table-cell>
          <table:table-cell table:style-name="ce7" table:formula="of:=[.A97]-[.$T$1]" office:value-type="percentage" office:value="0.0114652912672274" calcext:value-type="percentage">
            <text:p>1.15%</text:p>
          </table:table-cell>
          <table:table-cell table:style-name="ce1" table:formula="of:=[.B97]-[.$V$1]" office:value-type="float" office:value="-5.08500000000004" calcext:value-type="float">
            <text:p>-5.085</text:p>
          </table:table-cell>
          <table:table-cell table:style-name="ce7" table:formula="of:=SUM([.C96:.C97])" office:value-type="percentage" office:value="0" calcext:value-type="percentage">
            <text:p>0.00%</text:p>
          </table:table-cell>
          <table:table-cell table:style-name="ce8" table:formula="of:=MAX([.$C$1:.C97])-MIN([.$C$1:.C97])" office:value-type="float" office:value="0.0704175797789299" calcext:value-type="float">
            <text:p>0.0704175798</text:p>
          </table:table-cell>
          <table:table-cell table:style-name="ce1" table:formula="of:=STDEV([.D96:.D97])" office:value-type="float" office:value="8.47113923861477" calcext:value-type="float">
            <text:p>8.4711392386</text:p>
          </table:table-cell>
          <table:table-cell table:style-name="ce1" table:formula="of:=[.F97]/[.G97]" office:value-type="float" office:value="0.00831264577235834" calcext:value-type="float">
            <text:p>0.0083126458</text:p>
          </table:table-cell>
          <table:table-cell table:style-name="ce1" table:formula="of:=SUM([.$D$1:.D97])" office:value-type="float" office:value="-275.1" calcext:value-type="float">
            <text:p>-275.1</text:p>
          </table:table-cell>
          <table:table-cell table:style-name="ce1" table:formula="of:=MAX([.$D$1:.D97])-MIN([.$D$1:.D97])" office:value-type="float" office:value="169.25" calcext:value-type="float">
            <text:p>169.25</text:p>
          </table:table-cell>
          <table:table-cell table:style-name="ce1" table:formula="of:=STDEV([.$D$1:.D97])" office:value-type="float" office:value="55.9329676748576" calcext:value-type="float">
            <text:p>55.9329676749</text:p>
          </table:table-cell>
          <table:table-cell table:style-name="ce1" table:formula="of:=[.J97]/[.K97]" office:value-type="float" office:value="3.02594350051051" calcext:value-type="float">
            <text:p>3.0259435005</text:p>
          </table:table-cell>
          <table:table-cell table:style-name="ce1" table:formula="of:=SLOPE([.H57:.H97];[.X57:.X97])" office:value-type="float" office:value="0.0255830183570035" calcext:value-type="float">
            <text:p>0.0255830184</text:p>
          </table:table-cell>
          <table:table-cell table:style-name="ce9" table:formula="of:=AVERAGE([.B83:.B97])" office:value-type="float" office:value="930.314666666667" calcext:value-type="float">
            <text:p>930.3146666667</text:p>
          </table:table-cell>
          <table:table-cell table:style-name="ce1" table:formula="of:=[.B97]-[.N97]" office:value-type="float" office:value="35.0853333333333" calcext:value-type="float">
            <text:p>35.0853333333</text:p>
          </table:table-cell>
          <table:table-cell table:style-name="ce15" table:formula="of:=IF(([.M97] &gt; [.U94]);(1-(([.M97]-[.$O$52])/[.$P$52]));(([.M97]-[.$O$52])/[.$P$52]))" office:value-type="float" office:value="0.412818852516759" calcext:value-type="float">
            <text:p>0.413</text:p>
          </table:table-cell>
          <table:table-cell table:style-name="ce13" table:number-columns-repeated="3"/>
          <table:table-cell table:style-name="ce13" table:formula="of:=[.P97] - AVERAGE([.P92:.P97])" office:value-type="float" office:value="-0.0321921919512972" calcext:value-type="float">
            <text:p>-0.032</text:p>
          </table:table-cell>
          <table:table-cell table:style-name="ce13" table:formula="of:=[.O97]-[.O96]" office:value-type="float" office:value="11.1046666666666" calcext:value-type="float">
            <text:p>11.105</text:p>
          </table:table-cell>
          <table:table-cell table:style-name="ce13" table:formula="of:=AVERAGE([.P92:.P97])" office:value-type="float" office:value="0.445011044468056" calcext:value-type="float">
            <text:p>0.445</text:p>
          </table:table-cell>
          <table:table-cell table:style-name="ce1"/>
          <table:table-cell table:style-name="ce2" table:formula="of:=LOG([.Y97])" office:value-type="float" office:value="2.54654266347813" calcext:value-type="float">
            <text:p>2.5465426635</text:p>
          </table:table-cell>
          <table:table-cell table:style-name="ce3" table:formula="of:=[.Y96]+1" office:value-type="float" office:value="352" calcext:value-type="float">
            <text:p>352</text:p>
          </table:table-cell>
          <table:table-cell table:number-columns-repeated="999"/>
        </table:table-row>
        <table:table-row table:style-name="ro1">
          <table:table-cell table:style-name="ce5" table:formula="of:=([.B98]-[.B97])/[.B97]" office:value-type="percentage" office:value="0.00568676196395278" calcext:value-type="percentage">
            <text:p>0.57%</text:p>
          </table:table-cell>
          <table:table-cell office:value-type="float" office:value="970.89" calcext:value-type="float">
            <text:p>970.89</text:p>
          </table:table-cell>
          <table:table-cell table:style-name="ce7" table:formula="of:=[.A98]-[.$T$1]" office:value-type="percentage" office:value="0.00458676196395278" calcext:value-type="percentage">
            <text:p>0.46%</text:p>
          </table:table-cell>
          <table:table-cell table:style-name="ce1" table:formula="of:=[.B98]-[.$V$1]" office:value-type="float" office:value="0.404999999999973" calcext:value-type="float">
            <text:p>0.405</text:p>
          </table:table-cell>
          <table:table-cell table:style-name="ce7" table:formula="of:=SUM([.C97:.C98])" office:value-type="percentage" office:value="0" calcext:value-type="percentage">
            <text:p>0.00%</text:p>
          </table:table-cell>
          <table:table-cell table:style-name="ce8" table:formula="of:=MAX([.$C$1:.C98])-MIN([.$C$1:.C98])" office:value-type="float" office:value="0.0704175797789299" calcext:value-type="float">
            <text:p>0.0704175798</text:p>
          </table:table-cell>
          <table:table-cell table:style-name="ce1" table:formula="of:=STDEV([.D97:.D98])" office:value-type="float" office:value="3.88201622871415" calcext:value-type="float">
            <text:p>3.8820162287</text:p>
          </table:table-cell>
          <table:table-cell table:style-name="ce1" table:formula="of:=[.F98]/[.G98]" office:value-type="float" office:value="0.0181394346726506" calcext:value-type="float">
            <text:p>0.0181394347</text:p>
          </table:table-cell>
          <table:table-cell table:style-name="ce1" table:formula="of:=SUM([.$D$1:.D98])" office:value-type="float" office:value="-275.1" calcext:value-type="float">
            <text:p>-275.1</text:p>
          </table:table-cell>
          <table:table-cell table:style-name="ce1" table:formula="of:=MAX([.$D$1:.D98])-MIN([.$D$1:.D98])" office:value-type="float" office:value="169.25" calcext:value-type="float">
            <text:p>169.25</text:p>
          </table:table-cell>
          <table:table-cell table:style-name="ce1" table:formula="of:=STDEV([.$D$1:.D98])" office:value-type="float" office:value="56.1257668124368" calcext:value-type="float">
            <text:p>56.1257668124</text:p>
          </table:table-cell>
          <table:table-cell table:style-name="ce1" table:formula="of:=[.J98]/[.K98]" office:value-type="float" office:value="3.01554900025876" calcext:value-type="float">
            <text:p>3.0155490003</text:p>
          </table:table-cell>
          <table:table-cell table:style-name="ce1" table:formula="of:=SLOPE([.H58:.H98];[.X58:.X98])" office:value-type="float" office:value="0.0408530745168611" calcext:value-type="float">
            <text:p>0.0408530745</text:p>
          </table:table-cell>
          <table:table-cell table:style-name="ce9" table:formula="of:=AVERAGE([.B84:.B98])" office:value-type="float" office:value="933.218666666667" calcext:value-type="float">
            <text:p>933.2186666667</text:p>
          </table:table-cell>
          <table:table-cell table:style-name="ce1" table:formula="of:=[.B98]-[.N98]" office:value-type="float" office:value="37.6713333333332" calcext:value-type="float">
            <text:p>37.6713333333</text:p>
          </table:table-cell>
          <table:table-cell table:style-name="ce15" table:formula="of:=IF(([.M98] &gt; [.U95]);(1-(([.M98]-[.$O$52])/[.$P$52]));(([.M98]-[.$O$52])/[.$P$52]))" office:value-type="float" office:value="0.414205904579604" calcext:value-type="float">
            <text:p>0.414</text:p>
          </table:table-cell>
          <table:table-cell table:style-name="ce13" table:number-columns-repeated="3"/>
          <table:table-cell table:style-name="ce13" table:formula="of:=[.P98] - AVERAGE([.P93:.P98])" office:value-type="float" office:value="-0.00135847581562265" calcext:value-type="float">
            <text:p>-0.001</text:p>
          </table:table-cell>
          <table:table-cell table:style-name="ce13" table:formula="of:=[.O98]-[.O97]" office:value-type="float" office:value="2.5859999999999" calcext:value-type="float">
            <text:p>2.586</text:p>
          </table:table-cell>
          <table:table-cell table:style-name="ce13" table:formula="of:=AVERAGE([.P93:.P98])" office:value-type="float" office:value="0.415564380395227" calcext:value-type="float">
            <text:p>0.416</text:p>
          </table:table-cell>
          <table:table-cell table:style-name="ce1"/>
          <table:table-cell table:style-name="ce2" table:formula="of:=LOG([.Y98])" office:value-type="float" office:value="2.54777470538782" calcext:value-type="float">
            <text:p>2.5477747054</text:p>
          </table:table-cell>
          <table:table-cell table:style-name="ce3" table:formula="of:=[.Y97]+1" office:value-type="float" office:value="353" calcext:value-type="float">
            <text:p>353</text:p>
          </table:table-cell>
          <table:table-cell table:number-columns-repeated="999"/>
        </table:table-row>
        <table:table-row table:style-name="ro1">
          <table:table-cell table:style-name="ce5" table:formula="of:=([.B99]-[.B98])/[.B98]" office:value-type="percentage" office:value="-0.00282215287004708" calcext:value-type="percentage">
            <text:p>-0.28%</text:p>
          </table:table-cell>
          <table:table-cell office:value-type="float" office:value="968.15" calcext:value-type="float">
            <text:p>968.15</text:p>
          </table:table-cell>
          <table:table-cell table:style-name="ce7" table:formula="of:=[.A99]-[.$T$1]" office:value-type="percentage" office:value="-0.00392215287004708" calcext:value-type="percentage">
            <text:p>-0.39%</text:p>
          </table:table-cell>
          <table:table-cell table:style-name="ce1" table:formula="of:=[.B99]-[.$V$1]" office:value-type="float" office:value="-2.33500000000004" calcext:value-type="float">
            <text:p>-2.335</text:p>
          </table:table-cell>
          <table:table-cell table:style-name="ce7" table:formula="of:=SUM([.C98:.C99])" office:value-type="percentage" office:value="0" calcext:value-type="percentage">
            <text:p>0.00%</text:p>
          </table:table-cell>
          <table:table-cell table:style-name="ce8" table:formula="of:=MAX([.$C$1:.C99])-MIN([.$C$1:.C99])" office:value-type="float" office:value="0.0704175797789299" calcext:value-type="float">
            <text:p>0.0704175798</text:p>
          </table:table-cell>
          <table:table-cell table:style-name="ce1" table:formula="of:=STDEV([.D98:.D99])" office:value-type="float" office:value="1.93747258045115" calcext:value-type="float">
            <text:p>1.9374725805</text:p>
          </table:table-cell>
          <table:table-cell table:style-name="ce1" table:formula="of:=[.F99]/[.G99]" office:value-type="float" office:value="0.0363450716616247" calcext:value-type="float">
            <text:p>0.0363450717</text:p>
          </table:table-cell>
          <table:table-cell table:style-name="ce1" table:formula="of:=SUM([.$D$1:.D99])" office:value-type="float" office:value="-275.1" calcext:value-type="float">
            <text:p>-275.1</text:p>
          </table:table-cell>
          <table:table-cell table:style-name="ce1" table:formula="of:=MAX([.$D$1:.D99])-MIN([.$D$1:.D99])" office:value-type="float" office:value="169.25" calcext:value-type="float">
            <text:p>169.25</text:p>
          </table:table-cell>
          <table:table-cell table:style-name="ce1" table:formula="of:=STDEV([.$D$1:.D99])" office:value-type="float" office:value="56.2697442898844" calcext:value-type="float">
            <text:p>56.2697442899</text:p>
          </table:table-cell>
          <table:table-cell table:style-name="ce1" table:formula="of:=[.J99]/[.K99]" office:value-type="float" office:value="3.00783311059805" calcext:value-type="float">
            <text:p>3.0078331106</text:p>
          </table:table-cell>
          <table:table-cell table:style-name="ce1" table:formula="of:=SLOPE([.H59:.H99];[.X59:.X99])" office:value-type="float" office:value="0.0705037226344492" calcext:value-type="float">
            <text:p>0.0705037226</text:p>
          </table:table-cell>
          <table:table-cell table:style-name="ce9" table:formula="of:=AVERAGE([.B85:.B99])" office:value-type="float" office:value="935.062666666667" calcext:value-type="float">
            <text:p>935.0626666667</text:p>
          </table:table-cell>
          <table:table-cell table:style-name="ce1" table:formula="of:=[.B99]-[.N99]" office:value-type="float" office:value="33.0873333333334" calcext:value-type="float">
            <text:p>33.0873333333</text:p>
          </table:table-cell>
          <table:table-cell table:style-name="ce15" table:formula="of:=IF(([.M99] &gt; [.U96]);(1-(([.M99]-[.$O$52])/[.$P$52]));(([.M99]-[.$O$52])/[.$P$52]))" office:value-type="float" office:value="0.583100785572309" calcext:value-type="float">
            <text:p>0.583</text:p>
          </table:table-cell>
          <table:table-cell table:style-name="ce13" table:number-columns-repeated="3"/>
          <table:table-cell table:style-name="ce13" table:formula="of:=[.P99] - AVERAGE([.P94:.P99])" office:value-type="float" office:value="0.139506713560089" calcext:value-type="float">
            <text:p>0.140</text:p>
          </table:table-cell>
          <table:table-cell table:style-name="ce13" table:formula="of:=[.O99]-[.O98]" office:value-type="float" office:value="-4.58399999999983" calcext:value-type="float">
            <text:p>-4.584</text:p>
          </table:table-cell>
          <table:table-cell table:style-name="ce13" table:formula="of:=AVERAGE([.P94:.P99])" office:value-type="float" office:value="0.44359407201222" calcext:value-type="float">
            <text:p>0.444</text:p>
          </table:table-cell>
          <table:table-cell table:style-name="ce1"/>
          <table:table-cell table:style-name="ce2" table:formula="of:=LOG([.Y99])" office:value-type="float" office:value="2.54900326202579" calcext:value-type="float">
            <text:p>2.549003262</text:p>
          </table:table-cell>
          <table:table-cell table:style-name="ce3" table:formula="of:=[.Y98]+1" office:value-type="float" office:value="354" calcext:value-type="float">
            <text:p>354</text:p>
          </table:table-cell>
          <table:table-cell table:number-columns-repeated="999"/>
        </table:table-row>
        <table:table-row table:style-name="ro1">
          <table:table-cell table:style-name="ce5" table:formula="of:=([.B100]-[.B99])/[.B99]" office:value-type="percentage" office:value="0.0049269224810206" calcext:value-type="percentage">
            <text:p>0.49%</text:p>
          </table:table-cell>
          <table:table-cell office:value-type="float" office:value="972.92" calcext:value-type="float">
            <text:p>972.92</text:p>
          </table:table-cell>
          <table:table-cell table:style-name="ce7" table:formula="of:=[.A100]-[.$T$1]" office:value-type="percentage" office:value="0.0038269224810206" calcext:value-type="percentage">
            <text:p>0.38%</text:p>
          </table:table-cell>
          <table:table-cell table:style-name="ce1" table:formula="of:=[.B100]-[.$V$1]" office:value-type="float" office:value="2.43500000000006" calcext:value-type="float">
            <text:p>2.435</text:p>
          </table:table-cell>
          <table:table-cell table:style-name="ce7" table:formula="of:=SUM([.C99:.C100])" office:value-type="percentage" office:value="0" calcext:value-type="percentage">
            <text:p>0.00%</text:p>
          </table:table-cell>
          <table:table-cell table:style-name="ce8" table:formula="of:=MAX([.$C$1:.C100])-MIN([.$C$1:.C100])" office:value-type="float" office:value="0.0704175797789299" calcext:value-type="float">
            <text:p>0.0704175798</text:p>
          </table:table-cell>
          <table:table-cell table:style-name="ce1" table:formula="of:=STDEV([.D99:.D100])" office:value-type="float" office:value="3.3728993462599" calcext:value-type="float">
            <text:p>3.3728993463</text:p>
          </table:table-cell>
          <table:table-cell table:style-name="ce1" table:formula="of:=[.F100]/[.G100]" office:value-type="float" office:value="0.0208774625477673" calcext:value-type="float">
            <text:p>0.0208774625</text:p>
          </table:table-cell>
          <table:table-cell table:style-name="ce1" table:formula="of:=SUM([.$D$1:.D100])" office:value-type="float" office:value="-275.1" calcext:value-type="float">
            <text:p>-275.1</text:p>
          </table:table-cell>
          <table:table-cell table:style-name="ce1" table:formula="of:=MAX([.$D$1:.D100])-MIN([.$D$1:.D100])" office:value-type="float" office:value="169.25" calcext:value-type="float">
            <text:p>169.25</text:p>
          </table:table-cell>
          <table:table-cell table:style-name="ce1" table:formula="of:=STDEV([.$D$1:.D100])" office:value-type="float" office:value="56.4618670479949" calcext:value-type="float">
            <text:p>56.461867048</text:p>
          </table:table-cell>
          <table:table-cell table:style-name="ce1" table:formula="of:=[.J100]/[.K100]" office:value-type="float" office:value="2.99759835883802" calcext:value-type="float">
            <text:p>2.9975983588</text:p>
          </table:table-cell>
          <table:table-cell table:style-name="ce1" table:formula="of:=SLOPE([.H60:.H100];[.X60:.X100])" office:value-type="float" office:value="0.0603259762531572" calcext:value-type="float">
            <text:p>0.0603259763</text:p>
          </table:table-cell>
          <table:table-cell table:style-name="ce9" table:formula="of:=AVERAGE([.B86:.B100])" office:value-type="float" office:value="938.738" calcext:value-type="float">
            <text:p>938.738</text:p>
          </table:table-cell>
          <table:table-cell table:style-name="ce1" table:formula="of:=[.B100]-[.N100]" office:value-type="float" office:value="34.1820000000001" calcext:value-type="float">
            <text:p>34.182</text:p>
          </table:table-cell>
          <table:table-cell table:style-name="ce15" table:formula="of:=IF(([.M100] &gt; [.U97]);(1-(([.M100]-[.$O$52])/[.$P$52]));(([.M100]-[.$O$52])/[.$P$52]))" office:value-type="float" office:value="0.415974721160247" calcext:value-type="float">
            <text:p>0.416</text:p>
          </table:table-cell>
          <table:table-cell table:style-name="ce13" table:number-columns-repeated="3"/>
          <table:table-cell table:style-name="ce13" table:formula="of:=[.P100] - AVERAGE([.P95:.P100])" office:value-type="float" office:value="-0.0272770860250447" calcext:value-type="float">
            <text:p>-0.027</text:p>
          </table:table-cell>
          <table:table-cell table:style-name="ce13" table:formula="of:=[.O100]-[.O99]" office:value-type="float" office:value="1.09466666666674" calcext:value-type="float">
            <text:p>1.095</text:p>
          </table:table-cell>
          <table:table-cell table:style-name="ce13" table:formula="of:=AVERAGE([.P95:.P100])" office:value-type="float" office:value="0.443251807185292" calcext:value-type="float">
            <text:p>0.443</text:p>
          </table:table-cell>
          <table:table-cell table:style-name="ce1"/>
          <table:table-cell table:style-name="ce2" table:formula="of:=LOG([.Y100])" office:value-type="float" office:value="2.55022835305509" calcext:value-type="float">
            <text:p>2.5502283531</text:p>
          </table:table-cell>
          <table:table-cell table:style-name="ce3" table:formula="of:=[.Y99]+1" office:value-type="float" office:value="355" calcext:value-type="float">
            <text:p>355</text:p>
          </table:table-cell>
          <table:table-cell table:number-columns-repeated="999"/>
        </table:table-row>
        <table:table-row table:style-name="ro1">
          <table:table-cell table:style-name="ce5" table:formula="of:=([.B101]-[.B100])/[.B100]" office:value-type="percentage" office:value="0.00762652633310032" calcext:value-type="percentage">
            <text:p>0.76%</text:p>
          </table:table-cell>
          <table:table-cell office:value-type="float" office:value="980.34" calcext:value-type="float">
            <text:p>980.34</text:p>
          </table:table-cell>
          <table:table-cell table:style-name="ce7" table:formula="of:=[.A101]-[.$T$1]" office:value-type="percentage" office:value="0.00652652633310032" calcext:value-type="percentage">
            <text:p>0.65%</text:p>
          </table:table-cell>
          <table:table-cell table:style-name="ce1" table:formula="of:=[.B101]-[.$V$1]" office:value-type="float" office:value="9.85500000000002" calcext:value-type="float">
            <text:p>9.855</text:p>
          </table:table-cell>
          <table:table-cell table:style-name="ce7" table:formula="of:=SUM([.C100:.C101])" office:value-type="percentage" office:value="0" calcext:value-type="percentage">
            <text:p>0.00%</text:p>
          </table:table-cell>
          <table:table-cell table:style-name="ce8" table:formula="of:=MAX([.$C$1:.C101])-MIN([.$C$1:.C101])" office:value-type="float" office:value="0.0704175797789299" calcext:value-type="float">
            <text:p>0.0704175798</text:p>
          </table:table-cell>
          <table:table-cell table:style-name="ce1" table:formula="of:=STDEV([.D100:.D101])" office:value-type="float" office:value="5.24673231640415" calcext:value-type="float">
            <text:p>5.2467323164</text:p>
          </table:table-cell>
          <table:table-cell table:style-name="ce1" table:formula="of:=[.F101]/[.G101]" office:value-type="float" office:value="0.013421225923565" calcext:value-type="float">
            <text:p>0.0134212259</text:p>
          </table:table-cell>
          <table:table-cell table:style-name="ce1" table:formula="of:=SUM([.$D$1:.D101])" office:value-type="float" office:value="-275.1" calcext:value-type="float">
            <text:p>-275.1</text:p>
          </table:table-cell>
          <table:table-cell table:style-name="ce1" table:formula="of:=MAX([.$D$1:.D101])-MIN([.$D$1:.D101])" office:value-type="float" office:value="169.25" calcext:value-type="float">
            <text:p>169.25</text:p>
          </table:table-cell>
          <table:table-cell table:style-name="ce1" table:formula="of:=STDEV([.$D$1:.D101])" office:value-type="float" office:value="56.7390051173174" calcext:value-type="float">
            <text:p>56.7390051173</text:p>
          </table:table-cell>
          <table:table-cell table:style-name="ce1" table:formula="of:=[.J101]/[.K101]" office:value-type="float" office:value="2.98295677990912" calcext:value-type="float">
            <text:p>2.9829567799</text:p>
          </table:table-cell>
          <table:table-cell table:style-name="ce1" table:formula="of:=SLOPE([.H61:.H101];[.X61:.X101])" office:value-type="float" office:value="0.0340017162604136" calcext:value-type="float">
            <text:p>0.0340017163</text:p>
          </table:table-cell>
          <table:table-cell table:style-name="ce9" table:formula="of:=AVERAGE([.B87:.B101])" office:value-type="float" office:value="943.512" calcext:value-type="float">
            <text:p>943.512</text:p>
          </table:table-cell>
          <table:table-cell table:style-name="ce1" table:formula="of:=[.B101]-[.N101]" office:value-type="float" office:value="36.8280000000001" calcext:value-type="float">
            <text:p>36.828</text:p>
          </table:table-cell>
          <table:table-cell table:style-name="ce15" table:formula="of:=IF(([.M101] &gt; [.U98]);(1-(([.M101]-[.$O$52])/[.$P$52]));(([.M101]-[.$O$52])/[.$P$52]))" office:value-type="float" office:value="0.413583563017569" calcext:value-type="float">
            <text:p>0.414</text:p>
          </table:table-cell>
          <table:table-cell table:style-name="ce13" table:number-columns-repeated="3"/>
          <table:table-cell table:style-name="ce13" table:formula="of:=[.P101] - AVERAGE([.P96:.P101])" office:value-type="float" office:value="-0.0292916481578002" calcext:value-type="float">
            <text:p>-0.029</text:p>
          </table:table-cell>
          <table:table-cell table:style-name="ce13" table:formula="of:=[.O101]-[.O100]" office:value-type="float" office:value="2.64599999999996" calcext:value-type="float">
            <text:p>2.646</text:p>
          </table:table-cell>
          <table:table-cell table:style-name="ce13" table:formula="of:=AVERAGE([.P96:.P101])" office:value-type="float" office:value="0.442875211175369" calcext:value-type="float">
            <text:p>0.443</text:p>
          </table:table-cell>
          <table:table-cell table:style-name="ce1"/>
          <table:table-cell table:style-name="ce2" table:formula="of:=LOG([.Y101])" office:value-type="float" office:value="2.55144999797287" calcext:value-type="float">
            <text:p>2.551449998</text:p>
          </table:table-cell>
          <table:table-cell table:style-name="ce3" table:formula="of:=[.Y100]+1" office:value-type="float" office:value="356" calcext:value-type="float">
            <text:p>356</text:p>
          </table:table-cell>
          <table:table-cell table:number-columns-repeated="999"/>
        </table:table-row>
        <table:table-row table:style-name="ro1">
          <table:table-cell table:style-name="ce5" table:formula="of:=([.B102]-[.B101])/[.B101]" office:value-type="percentage" office:value="-0.0302344084705306" calcext:value-type="percentage">
            <text:p>-3.02%</text:p>
          </table:table-cell>
          <table:table-cell office:value-type="float" office:value="950.7" calcext:value-type="float">
            <text:p>950.7</text:p>
          </table:table-cell>
          <table:table-cell table:style-name="ce7" table:formula="of:=[.A102]-[.$T$1]" office:value-type="percentage" office:value="-0.0313344084705306" calcext:value-type="percentage">
            <text:p>-3.13%</text:p>
          </table:table-cell>
          <table:table-cell table:style-name="ce1" table:formula="of:=[.B102]-[.$V$1]" office:value-type="float" office:value="-19.785" calcext:value-type="float">
            <text:p>-19.785</text:p>
          </table:table-cell>
          <table:table-cell table:style-name="ce7" table:formula="of:=SUM([.C101:.C102])" office:value-type="percentage" office:value="0" calcext:value-type="percentage">
            <text:p>0.00%</text:p>
          </table:table-cell>
          <table:table-cell table:style-name="ce8" table:formula="of:=MAX([.$C$1:.C102])-MIN([.$C$1:.C102])" office:value-type="float" office:value="0.0704175797789299" calcext:value-type="float">
            <text:p>0.0704175798</text:p>
          </table:table-cell>
          <table:table-cell table:style-name="ce1" table:formula="of:=STDEV([.D101:.D102])" office:value-type="float" office:value="20.9586449943693" calcext:value-type="float">
            <text:p>20.9586449944</text:p>
          </table:table-cell>
          <table:table-cell table:style-name="ce1" table:formula="of:=[.F102]/[.G102]" office:value-type="float" office:value="0.00335983455981282" calcext:value-type="float">
            <text:p>0.0033598346</text:p>
          </table:table-cell>
          <table:table-cell table:style-name="ce1" table:formula="of:=SUM([.$D$1:.D102])" office:value-type="float" office:value="-275.1" calcext:value-type="float">
            <text:p>-275.1</text:p>
          </table:table-cell>
          <table:table-cell table:style-name="ce1" table:formula="of:=MAX([.$D$1:.D102])-MIN([.$D$1:.D102])" office:value-type="float" office:value="169.25" calcext:value-type="float">
            <text:p>169.25</text:p>
          </table:table-cell>
          <table:table-cell table:style-name="ce1" table:formula="of:=STDEV([.$D$1:.D102])" office:value-type="float" office:value="56.6697335970446" calcext:value-type="float">
            <text:p>56.669733597</text:p>
          </table:table-cell>
          <table:table-cell table:style-name="ce1" table:formula="of:=[.J102]/[.K102]" office:value-type="float" office:value="2.98660306405299" calcext:value-type="float">
            <text:p>2.9866030641</text:p>
          </table:table-cell>
          <table:table-cell table:style-name="ce1" table:formula="of:=SLOPE([.H62:.H102];[.X62:.X102])" office:value-type="float" office:value="-0.0427323905532453" calcext:value-type="float">
            <text:p>-0.0427323906</text:p>
          </table:table-cell>
          <table:table-cell table:style-name="ce9" table:formula="of:=AVERAGE([.B88:.B102])" office:value-type="float" office:value="946.978666666667" calcext:value-type="float">
            <text:p>946.9786666667</text:p>
          </table:table-cell>
          <table:table-cell table:style-name="ce1" table:formula="of:=[.B102]-[.N102]" office:value-type="float" office:value="3.7213333333334" calcext:value-type="float">
            <text:p>3.7213333333</text:p>
          </table:table-cell>
          <table:table-cell table:style-name="ce15" table:formula="of:=IF(([.M102] &gt; [.U99]);(1-(([.M102]-[.$O$52])/[.$P$52]));(([.M102]-[.$O$52])/[.$P$52]))" office:value-type="float" office:value="0.593386562044986" calcext:value-type="float">
            <text:p>0.593</text:p>
          </table:table-cell>
          <table:table-cell table:style-name="ce13" table:number-columns-repeated="3"/>
          <table:table-cell table:style-name="ce13" table:formula="of:=[.P102] - AVERAGE([.P97:.P102])" office:value-type="float" office:value="0.121208163896407" calcext:value-type="float">
            <text:p>0.121</text:p>
          </table:table-cell>
          <table:table-cell table:style-name="ce13" table:formula="of:=[.O102]-[.O101]" office:value-type="float" office:value="-33.1066666666667" calcext:value-type="float">
            <text:p>-33.107</text:p>
          </table:table-cell>
          <table:table-cell table:style-name="ce13" table:formula="of:=AVERAGE([.P97:.P102])" office:value-type="float" office:value="0.472178398148579" calcext:value-type="float">
            <text:p>0.472</text:p>
          </table:table-cell>
          <table:table-cell table:style-name="ce1"/>
          <table:table-cell table:style-name="ce2" table:formula="of:=LOG([.Y102])" office:value-type="float" office:value="2.55266821611219" calcext:value-type="float">
            <text:p>2.5526682161</text:p>
          </table:table-cell>
          <table:table-cell table:style-name="ce3" table:formula="of:=[.Y101]+1" office:value-type="float" office:value="357" calcext:value-type="float">
            <text:p>357</text:p>
          </table:table-cell>
          <table:table-cell table:number-columns-repeated="999"/>
        </table:table-row>
        <table:table-row table:style-name="ro1">
          <table:table-cell table:style-name="ce5" table:formula="of:=([.B103]-[.B102])/[.B102]" office:value-type="percentage" office:value="-0.00305038392763225" calcext:value-type="percentage">
            <text:p>-0.31%</text:p>
          </table:table-cell>
          <table:table-cell office:value-type="float" office:value="947.8" calcext:value-type="float">
            <text:p>947.8</text:p>
          </table:table-cell>
          <table:table-cell table:style-name="ce7" table:formula="of:=[.A103]-[.$T$1]" office:value-type="percentage" office:value="-0.00415038392763225" calcext:value-type="percentage">
            <text:p>-0.42%</text:p>
          </table:table-cell>
          <table:table-cell table:style-name="ce1" table:formula="of:=[.B103]-[.$V$1]" office:value-type="float" office:value="-22.6849999999999" calcext:value-type="float">
            <text:p>-22.685</text:p>
          </table:table-cell>
          <table:table-cell table:style-name="ce7" table:formula="of:=SUM([.C102:.C103])" office:value-type="percentage" office:value="0" calcext:value-type="percentage">
            <text:p>0.00%</text:p>
          </table:table-cell>
          <table:table-cell table:style-name="ce8" table:formula="of:=MAX([.$C$1:.C103])-MIN([.$C$1:.C103])" office:value-type="float" office:value="0.0704175797789299" calcext:value-type="float">
            <text:p>0.0704175798</text:p>
          </table:table-cell>
          <table:table-cell table:style-name="ce1" table:formula="of:=STDEV([.D102:.D103])" office:value-type="float" office:value="2.05060966544097" calcext:value-type="float">
            <text:p>2.0506096654</text:p>
          </table:table-cell>
          <table:table-cell table:style-name="ce1" table:formula="of:=[.F103]/[.G103]" office:value-type="float" office:value="0.03433982632857" calcext:value-type="float">
            <text:p>0.0343398263</text:p>
          </table:table-cell>
          <table:table-cell table:style-name="ce1" table:formula="of:=SUM([.$D$1:.D103])" office:value-type="float" office:value="-275.1" calcext:value-type="float">
            <text:p>-275.1</text:p>
          </table:table-cell>
          <table:table-cell table:style-name="ce1" table:formula="of:=MAX([.$D$1:.D103])-MIN([.$D$1:.D103])" office:value-type="float" office:value="169.25" calcext:value-type="float">
            <text:p>169.25</text:p>
          </table:table-cell>
          <table:table-cell table:style-name="ce1" table:formula="of:=STDEV([.$D$1:.D103])" office:value-type="float" office:value="56.5739936163486" calcext:value-type="float">
            <text:p>56.5739936163</text:p>
          </table:table-cell>
          <table:table-cell table:style-name="ce1" table:formula="of:=[.J103]/[.K103]" office:value-type="float" office:value="2.99165728245656" calcext:value-type="float">
            <text:p>2.9916572825</text:p>
          </table:table-cell>
          <table:table-cell table:style-name="ce1" table:formula="of:=SLOPE([.H63:.H103];[.X63:.X103])" office:value-type="float" office:value="0.0753808517289671" calcext:value-type="float">
            <text:p>0.0753808517</text:p>
          </table:table-cell>
          <table:table-cell table:style-name="ce9" table:formula="of:=AVERAGE([.B89:.B103])" office:value-type="float" office:value="949.384666666667" calcext:value-type="float">
            <text:p>949.3846666667</text:p>
          </table:table-cell>
          <table:table-cell table:style-name="ce1" table:formula="of:=[.B103]-[.N103]" office:value-type="float" office:value="-1.58466666666664" calcext:value-type="float">
            <text:p>-1.5846666667</text:p>
          </table:table-cell>
          <table:table-cell table:style-name="ce15" table:formula="of:=IF(([.M103] &gt; [.U100]);(1-(([.M103]-[.$O$52])/[.$P$52]));(([.M103]-[.$O$52])/[.$P$52]))" office:value-type="float" office:value="0.417342227334814" calcext:value-type="float">
            <text:p>0.417</text:p>
          </table:table-cell>
          <table:table-cell table:style-name="ce13" table:number-columns-repeated="3"/>
          <table:table-cell table:style-name="ce13" table:formula="of:=[.P103] - AVERAGE([.P98:.P103])" office:value-type="float" office:value="-0.0555900666167741" calcext:value-type="float">
            <text:p>-0.056</text:p>
          </table:table-cell>
          <table:table-cell table:style-name="ce13" table:formula="of:=[.O103]-[.O102]" office:value-type="float" office:value="-5.30600000000004" calcext:value-type="float">
            <text:p>-5.306</text:p>
          </table:table-cell>
          <table:table-cell table:style-name="ce13" table:formula="of:=AVERAGE([.P98:.P103])" office:value-type="float" office:value="0.472932293951588" calcext:value-type="float">
            <text:p>0.473</text:p>
          </table:table-cell>
          <table:table-cell table:style-name="ce1"/>
          <table:table-cell table:style-name="ce2" table:formula="of:=LOG([.Y103])" office:value-type="float" office:value="2.55388302664387" calcext:value-type="float">
            <text:p>2.5538830266</text:p>
          </table:table-cell>
          <table:table-cell table:style-name="ce3" table:formula="of:=[.Y102]+1" office:value-type="float" office:value="358" calcext:value-type="float">
            <text:p>358</text:p>
          </table:table-cell>
          <table:table-cell table:number-columns-repeated="999"/>
        </table:table-row>
        <table:table-row table:style-name="ro1">
          <table:table-cell table:style-name="ce5" table:formula="of:=([.B104]-[.B103])/[.B103]" office:value-type="percentage" office:value="-0.0144650770204685" calcext:value-type="percentage">
            <text:p>-1.45%</text:p>
          </table:table-cell>
          <table:table-cell office:value-type="float" office:value="934.09" calcext:value-type="float">
            <text:p>934.09</text:p>
          </table:table-cell>
          <table:table-cell table:style-name="ce7" table:formula="of:=[.A104]-[.$T$1]" office:value-type="percentage" office:value="-0.0155650770204685" calcext:value-type="percentage">
            <text:p>-1.56%</text:p>
          </table:table-cell>
          <table:table-cell table:style-name="ce1" table:formula="of:=[.B104]-[.$V$1]" office:value-type="float" office:value="-36.395" calcext:value-type="float">
            <text:p>-36.395</text:p>
          </table:table-cell>
          <table:table-cell table:style-name="ce7" table:formula="of:=SUM([.C103:.C104])" office:value-type="percentage" office:value="0" calcext:value-type="percentage">
            <text:p>0.00%</text:p>
          </table:table-cell>
          <table:table-cell table:style-name="ce8" table:formula="of:=MAX([.$C$1:.C104])-MIN([.$C$1:.C104])" office:value-type="float" office:value="0.0704175797789299" calcext:value-type="float">
            <text:p>0.0704175798</text:p>
          </table:table-cell>
          <table:table-cell table:style-name="ce1" table:formula="of:=STDEV([.D103:.D104])" office:value-type="float" office:value="9.69443397006759" calcext:value-type="float">
            <text:p>9.6944339701</text:p>
          </table:table-cell>
          <table:table-cell table:style-name="ce1" table:formula="of:=[.F104]/[.G104]" office:value-type="float" office:value="0.0072637123525056" calcext:value-type="float">
            <text:p>0.0072637124</text:p>
          </table:table-cell>
          <table:table-cell table:style-name="ce1" table:formula="of:=SUM([.$D$1:.D104])" office:value-type="float" office:value="-275.1" calcext:value-type="float">
            <text:p>-275.1</text:p>
          </table:table-cell>
          <table:table-cell table:style-name="ce1" table:formula="of:=MAX([.$D$1:.D104])-MIN([.$D$1:.D104])" office:value-type="float" office:value="169.25" calcext:value-type="float">
            <text:p>169.25</text:p>
          </table:table-cell>
          <table:table-cell table:style-name="ce1" table:formula="of:=STDEV([.$D$1:.D104])" office:value-type="float" office:value="56.3858159610099" calcext:value-type="float">
            <text:p>56.385815961</text:p>
          </table:table-cell>
          <table:table-cell table:style-name="ce1" table:formula="of:=[.J104]/[.K104]" office:value-type="float" office:value="3.00164140777948" calcext:value-type="float">
            <text:p>3.0016414078</text:p>
          </table:table-cell>
          <table:table-cell table:style-name="ce1" table:formula="of:=SLOPE([.H64:.H104];[.X64:.X104])" office:value-type="float" office:value="0.0504237471940015" calcext:value-type="float">
            <text:p>0.0504237472</text:p>
          </table:table-cell>
          <table:table-cell table:style-name="ce9" table:formula="of:=AVERAGE([.B90:.B104])" office:value-type="float" office:value="951.211333333333" calcext:value-type="float">
            <text:p>951.2113333333</text:p>
          </table:table-cell>
          <table:table-cell table:style-name="ce1" table:formula="of:=[.B104]-[.N104]" office:value-type="float" office:value="-17.1213333333333" calcext:value-type="float">
            <text:p>-17.1213333333</text:p>
          </table:table-cell>
          <table:table-cell table:style-name="ce15" table:formula="of:=IF(([.M104] &gt; [.U101]);(1-(([.M104]-[.$O$52])/[.$P$52]));(([.M104]-[.$O$52])/[.$P$52]))" office:value-type="float" office:value="0.415075254445817" calcext:value-type="float">
            <text:p>0.415</text:p>
          </table:table-cell>
          <table:table-cell table:style-name="ce13" table:number-columns-repeated="3"/>
          <table:table-cell table:style-name="ce13" table:formula="of:=[.P104] - AVERAGE([.P99:.P104])" office:value-type="float" office:value="-0.0580019311501398" calcext:value-type="float">
            <text:p>-0.058</text:p>
          </table:table-cell>
          <table:table-cell table:style-name="ce13" table:formula="of:=[.O104]-[.O103]" office:value-type="float" office:value="-15.5366666666666" calcext:value-type="float">
            <text:p>-15.537</text:p>
          </table:table-cell>
          <table:table-cell table:style-name="ce13" table:formula="of:=AVERAGE([.P99:.P104])" office:value-type="float" office:value="0.473077185595957" calcext:value-type="float">
            <text:p>0.473</text:p>
          </table:table-cell>
          <table:table-cell table:style-name="ce1"/>
          <table:table-cell table:style-name="ce2" table:formula="of:=LOG([.Y104])" office:value-type="float" office:value="2.55509444857832" calcext:value-type="float">
            <text:p>2.5550944486</text:p>
          </table:table-cell>
          <table:table-cell table:style-name="ce3" table:formula="of:=[.Y103]+1" office:value-type="float" office:value="359" calcext:value-type="float">
            <text:p>359</text:p>
          </table:table-cell>
          <table:table-cell table:number-columns-repeated="999"/>
        </table:table-row>
        <table:table-row table:style-name="ro1">
          <table:table-cell table:style-name="ce5" table:formula="of:=([.B105]-[.B104])/[.B104]" office:value-type="percentage" office:value="0.00796497125544641" calcext:value-type="percentage">
            <text:p>0.80%</text:p>
          </table:table-cell>
          <table:table-cell office:value-type="float" office:value="941.53" calcext:value-type="float">
            <text:p>941.53</text:p>
          </table:table-cell>
          <table:table-cell table:style-name="ce7" table:formula="of:=[.A105]-[.$T$1]" office:value-type="percentage" office:value="0.00686497125544641" calcext:value-type="percentage">
            <text:p>0.69%</text:p>
          </table:table-cell>
          <table:table-cell table:style-name="ce1" table:formula="of:=[.B105]-[.$V$1]" office:value-type="float" office:value="-28.955" calcext:value-type="float">
            <text:p>-28.955</text:p>
          </table:table-cell>
          <table:table-cell table:style-name="ce7" table:formula="of:=SUM([.C104:.C105])" office:value-type="percentage" office:value="0" calcext:value-type="percentage">
            <text:p>0.00%</text:p>
          </table:table-cell>
          <table:table-cell table:style-name="ce8" table:formula="of:=MAX([.$C$1:.C105])-MIN([.$C$1:.C105])" office:value-type="float" office:value="0.0704175797789299" calcext:value-type="float">
            <text:p>0.0704175798</text:p>
          </table:table-cell>
          <table:table-cell table:style-name="ce1" table:formula="of:=STDEV([.D104:.D105])" office:value-type="float" office:value="5.26087445202787" calcext:value-type="float">
            <text:p>5.260874452</text:p>
          </table:table-cell>
          <table:table-cell table:style-name="ce1" table:formula="of:=[.F105]/[.G105]" office:value-type="float" office:value="0.0133851473592544" calcext:value-type="float">
            <text:p>0.0133851474</text:p>
          </table:table-cell>
          <table:table-cell table:style-name="ce1" table:formula="of:=SUM([.$D$1:.D105])" office:value-type="float" office:value="-275.1" calcext:value-type="float">
            <text:p>-275.1</text:p>
          </table:table-cell>
          <table:table-cell table:style-name="ce1" table:formula="of:=MAX([.$D$1:.D105])-MIN([.$D$1:.D105])" office:value-type="float" office:value="169.25" calcext:value-type="float">
            <text:p>169.25</text:p>
          </table:table-cell>
          <table:table-cell table:style-name="ce1" table:formula="of:=STDEV([.$D$1:.D105])" office:value-type="float" office:value="56.2435701518397" calcext:value-type="float">
            <text:p>56.2435701518</text:p>
          </table:table-cell>
          <table:table-cell table:style-name="ce1" table:formula="of:=[.J105]/[.K105]" office:value-type="float" office:value="3.00923286951876" calcext:value-type="float">
            <text:p>3.0092328695</text:p>
          </table:table-cell>
          <table:table-cell table:style-name="ce1" table:formula="of:=SLOPE([.H65:.H105];[.X65:.X105])" office:value-type="float" office:value="0.00895448870910698" calcext:value-type="float">
            <text:p>0.0089544887</text:p>
          </table:table-cell>
          <table:table-cell table:style-name="ce9" table:formula="of:=AVERAGE([.B91:.B105])" office:value-type="float" office:value="952.740666666667" calcext:value-type="float">
            <text:p>952.7406666667</text:p>
          </table:table-cell>
          <table:table-cell table:style-name="ce1" table:formula="of:=[.B105]-[.N105]" office:value-type="float" office:value="-11.2106666666666" calcext:value-type="float">
            <text:p>-11.2106666667</text:p>
          </table:table-cell>
          <table:table-cell table:style-name="ce15" table:formula="of:=IF(([.M105] &gt; [.U102]);(1-(([.M105]-[.$O$52])/[.$P$52]));(([.M105]-[.$O$52])/[.$P$52]))" office:value-type="float" office:value="0.588691596175029" calcext:value-type="float">
            <text:p>0.589</text:p>
          </table:table-cell>
          <table:table-cell table:style-name="ce13" table:number-columns-repeated="3"/>
          <table:table-cell table:style-name="ce13" table:formula="of:=[.P105] - AVERAGE([.P100:.P105])" office:value-type="float" office:value="0.114682608811952" calcext:value-type="float">
            <text:p>0.115</text:p>
          </table:table-cell>
          <table:table-cell table:style-name="ce13" table:formula="of:=[.O105]-[.O104]" office:value-type="float" office:value="5.91066666666666" calcext:value-type="float">
            <text:p>5.911</text:p>
          </table:table-cell>
          <table:table-cell table:style-name="ce13" table:formula="of:=AVERAGE([.P100:.P105])" office:value-type="float" office:value="0.474008987363077" calcext:value-type="float">
            <text:p>0.474</text:p>
          </table:table-cell>
          <table:table-cell table:style-name="ce1"/>
          <table:table-cell table:style-name="ce2" table:formula="of:=LOG([.Y105])" office:value-type="float" office:value="2.55630250076729" calcext:value-type="float">
            <text:p>2.5563025008</text:p>
          </table:table-cell>
          <table:table-cell table:style-name="ce3" table:formula="of:=[.Y104]+1" office:value-type="float" office:value="360" calcext:value-type="float">
            <text:p>360</text:p>
          </table:table-cell>
          <table:table-cell table:number-columns-repeated="999"/>
        </table:table-row>
        <table:table-row table:style-name="ro1">
          <table:table-cell table:style-name="ce5" table:formula="of:=([.B106]-[.B105])/[.B105]" office:value-type="percentage" office:value="-0.0117149745626799" calcext:value-type="percentage">
            <text:p>-1.17%</text:p>
          </table:table-cell>
          <table:table-cell office:value-type="float" office:value="930.5" calcext:value-type="float">
            <text:p>930.5</text:p>
          </table:table-cell>
          <table:table-cell table:style-name="ce7" table:formula="of:=[.A106]-[.$T$1]" office:value-type="percentage" office:value="-0.0128149745626799" calcext:value-type="percentage">
            <text:p>-1.28%</text:p>
          </table:table-cell>
          <table:table-cell table:style-name="ce1" table:formula="of:=[.B106]-[.$V$1]" office:value-type="float" office:value="-39.985" calcext:value-type="float">
            <text:p>-39.985</text:p>
          </table:table-cell>
          <table:table-cell table:style-name="ce7" table:formula="of:=SUM([.C105:.C106])" office:value-type="percentage" office:value="0" calcext:value-type="percentage">
            <text:p>0.00%</text:p>
          </table:table-cell>
          <table:table-cell table:style-name="ce8" table:formula="of:=MAX([.$C$1:.C106])-MIN([.$C$1:.C106])" office:value-type="float" office:value="0.0704175797789299" calcext:value-type="float">
            <text:p>0.0704175798</text:p>
          </table:table-cell>
          <table:table-cell table:style-name="ce1" table:formula="of:=STDEV([.D105:.D106])" office:value-type="float" office:value="7.7993877964876" calcext:value-type="float">
            <text:p>7.7993877965</text:p>
          </table:table-cell>
          <table:table-cell table:style-name="ce1" table:formula="of:=[.F106]/[.G106]" office:value-type="float" office:value="0.00902860347713983" calcext:value-type="float">
            <text:p>0.0090286035</text:p>
          </table:table-cell>
          <table:table-cell table:style-name="ce1" table:formula="of:=SUM([.$D$1:.D106])" office:value-type="float" office:value="-275.1" calcext:value-type="float">
            <text:p>-275.1</text:p>
          </table:table-cell>
          <table:table-cell table:style-name="ce1" table:formula="of:=MAX([.$D$1:.D106])-MIN([.$D$1:.D106])" office:value-type="float" office:value="169.25" calcext:value-type="float">
            <text:p>169.25</text:p>
          </table:table-cell>
          <table:table-cell table:style-name="ce1" table:formula="of:=STDEV([.$D$1:.D106])" office:value-type="float" office:value="56.0396490812215" calcext:value-type="float">
            <text:p>56.0396490812</text:p>
          </table:table-cell>
          <table:table-cell table:style-name="ce1" table:formula="of:=[.J106]/[.K106]" office:value-type="float" office:value="3.02018308063807" calcext:value-type="float">
            <text:p>3.0201830806</text:p>
          </table:table-cell>
          <table:table-cell table:style-name="ce1" table:formula="of:=SLOPE([.H66:.H106];[.X66:.X106])" office:value-type="float" office:value="0.0528393807596439" calcext:value-type="float">
            <text:p>0.0528393808</text:p>
          </table:table-cell>
          <table:table-cell table:style-name="ce9" table:formula="of:=AVERAGE([.B92:.B106])" office:value-type="float" office:value="952.854" calcext:value-type="float">
            <text:p>952.854</text:p>
          </table:table-cell>
          <table:table-cell table:style-name="ce1" table:formula="of:=[.B106]-[.N106]" office:value-type="float" office:value="-22.354" calcext:value-type="float">
            <text:p>-22.354</text:p>
          </table:table-cell>
          <table:table-cell table:style-name="ce15" table:formula="of:=IF(([.M106] &gt; [.U103]);(1-(([.M106]-[.$O$52])/[.$P$52]));(([.M106]-[.$O$52])/[.$P$52]))" office:value-type="float" office:value="0.584705322031098" calcext:value-type="float">
            <text:p>0.585</text:p>
          </table:table-cell>
          <table:table-cell table:style-name="ce13" table:number-columns-repeated="3"/>
          <table:table-cell table:style-name="ce13" table:formula="of:=[.P106] - AVERAGE([.P101:.P106])" office:value-type="float" office:value="0.0825745678562125" calcext:value-type="float">
            <text:p>0.083</text:p>
          </table:table-cell>
          <table:table-cell table:style-name="ce13" table:formula="of:=[.O106]-[.O105]" office:value-type="float" office:value="-11.1433333333334" calcext:value-type="float">
            <text:p>-11.143</text:p>
          </table:table-cell>
          <table:table-cell table:style-name="ce13" table:formula="of:=AVERAGE([.P101:.P106])" office:value-type="float" office:value="0.502130754174885" calcext:value-type="float">
            <text:p>0.502</text:p>
          </table:table-cell>
          <table:table-cell table:style-name="ce1"/>
          <table:table-cell table:style-name="ce2" table:formula="of:=LOG([.Y106])" office:value-type="float" office:value="2.55750720190566" calcext:value-type="float">
            <text:p>2.5575072019</text:p>
          </table:table-cell>
          <table:table-cell table:style-name="ce3" table:formula="of:=[.Y105]+1" office:value-type="float" office:value="361" calcext:value-type="float">
            <text:p>361</text:p>
          </table:table-cell>
          <table:table-cell table:number-columns-repeated="999"/>
        </table:table-row>
        <table:table-row table:style-name="ro1">
          <table:table-cell table:style-name="ce5" table:formula="of:=([.B107]-[.B106])/[.B106]" office:value-type="percentage" office:value="0.000354648038688921" calcext:value-type="percentage">
            <text:p>0.04%</text:p>
          </table:table-cell>
          <table:table-cell office:value-type="float" office:value="930.83" calcext:value-type="float">
            <text:p>930.83</text:p>
          </table:table-cell>
          <table:table-cell table:style-name="ce7" table:formula="of:=[.A107]-[.$T$1]" office:value-type="percentage" office:value="-0.000745351961311079" calcext:value-type="percentage">
            <text:p>-0.07%</text:p>
          </table:table-cell>
          <table:table-cell table:style-name="ce1" table:formula="of:=[.B107]-[.$V$1]" office:value-type="float" office:value="-39.655" calcext:value-type="float">
            <text:p>-39.655</text:p>
          </table:table-cell>
          <table:table-cell table:style-name="ce7" table:formula="of:=SUM([.C106:.C107])" office:value-type="percentage" office:value="0" calcext:value-type="percentage">
            <text:p>0.00%</text:p>
          </table:table-cell>
          <table:table-cell table:style-name="ce8" table:formula="of:=MAX([.$C$1:.C107])-MIN([.$C$1:.C107])" office:value-type="float" office:value="0.0704175797789299" calcext:value-type="float">
            <text:p>0.0704175798</text:p>
          </table:table-cell>
          <table:table-cell table:style-name="ce1" table:formula="of:=STDEV([.D106:.D107])" office:value-type="float" office:value="0.23334523779159" calcext:value-type="float">
            <text:p>0.2333452378</text:p>
          </table:table-cell>
          <table:table-cell table:style-name="ce1" table:formula="of:=[.F107]/[.G107]" office:value-type="float" office:value="0.301774231372242" calcext:value-type="float">
            <text:p>0.3017742314</text:p>
          </table:table-cell>
          <table:table-cell table:style-name="ce1" table:formula="of:=SUM([.$D$1:.D107])" office:value-type="float" office:value="-275.1" calcext:value-type="float">
            <text:p>-275.1</text:p>
          </table:table-cell>
          <table:table-cell table:style-name="ce1" table:formula="of:=MAX([.$D$1:.D107])-MIN([.$D$1:.D107])" office:value-type="float" office:value="169.25" calcext:value-type="float">
            <text:p>169.25</text:p>
          </table:table-cell>
          <table:table-cell table:style-name="ce1" table:formula="of:=STDEV([.$D$1:.D107])" office:value-type="float" office:value="55.8391768499045" calcext:value-type="float">
            <text:p>55.8391768499</text:p>
          </table:table-cell>
          <table:table-cell table:style-name="ce1" table:formula="of:=[.J107]/[.K107]" office:value-type="float" office:value="3.03102605640021" calcext:value-type="float">
            <text:p>3.0310260564</text:p>
          </table:table-cell>
          <table:table-cell table:style-name="ce1" table:formula="of:=SLOPE([.H67:.H107];[.X67:.X107])" office:value-type="float" office:value="0.796951987070637" calcext:value-type="float">
            <text:p>0.7969519871</text:p>
          </table:table-cell>
          <table:table-cell table:style-name="ce9" table:formula="of:=AVERAGE([.B93:.B107])" office:value-type="float" office:value="952.903333333333" calcext:value-type="float">
            <text:p>952.9033333333</text:p>
          </table:table-cell>
          <table:table-cell table:style-name="ce1" table:formula="of:=[.B107]-[.N107]" office:value-type="float" office:value="-22.0733333333334" calcext:value-type="float">
            <text:p>-22.0733333333</text:p>
          </table:table-cell>
          <table:table-cell table:style-name="ce15" table:formula="of:=IF(([.M107] &gt; [.U104]);(1-(([.M107]-[.$O$52])/[.$P$52]));(([.M107]-[.$O$52])/[.$P$52]))" office:value-type="float" office:value="0.517114023428955" calcext:value-type="float">
            <text:p>0.517</text:p>
          </table:table-cell>
          <table:table-cell table:style-name="ce13" table:number-columns-repeated="3"/>
          <table:table-cell table:style-name="ce13" table:formula="of:=[.P107] - AVERAGE([.P102:.P107])" office:value-type="float" office:value="-0.00227180748116151" calcext:value-type="float">
            <text:p>-0.002</text:p>
          </table:table-cell>
          <table:table-cell table:style-name="ce13" table:formula="of:=[.O107]-[.O106]" office:value-type="float" office:value="0.280666666666662" calcext:value-type="float">
            <text:p>0.281</text:p>
          </table:table-cell>
          <table:table-cell table:style-name="ce13" table:formula="of:=AVERAGE([.P102:.P107])" office:value-type="float" office:value="0.519385830910116" calcext:value-type="float">
            <text:p>0.519</text:p>
          </table:table-cell>
          <table:table-cell table:style-name="ce1"/>
          <table:table-cell table:style-name="ce2" table:formula="of:=LOG([.Y107])" office:value-type="float" office:value="2.55870857053317" calcext:value-type="float">
            <text:p>2.5587085705</text:p>
          </table:table-cell>
          <table:table-cell table:style-name="ce3" table:formula="of:=[.Y106]+1" office:value-type="float" office:value="362" calcext:value-type="float">
            <text:p>362</text:p>
          </table:table-cell>
          <table:table-cell table:number-columns-repeated="999"/>
        </table:table-row>
        <table:table-row table:style-name="ro1">
          <table:table-cell table:style-name="ce5" table:formula="of:=([.B108]-[.B107])/[.B107]" office:value-type="percentage" office:value="-0.000472696410730267" calcext:value-type="percentage">
            <text:p>-0.05%</text:p>
          </table:table-cell>
          <table:table-cell office:value-type="float" office:value="930.39" calcext:value-type="float">
            <text:p>930.39</text:p>
          </table:table-cell>
          <table:table-cell table:style-name="ce7" table:formula="of:=[.A108]-[.$T$1]" office:value-type="percentage" office:value="-0.00157269641073027" calcext:value-type="percentage">
            <text:p>-0.16%</text:p>
          </table:table-cell>
          <table:table-cell table:style-name="ce1" table:formula="of:=[.B108]-[.$V$1]" office:value-type="float" office:value="-40.095" calcext:value-type="float">
            <text:p>-40.095</text:p>
          </table:table-cell>
          <table:table-cell table:style-name="ce7" table:formula="of:=SUM([.C107:.C108])" office:value-type="percentage" office:value="0" calcext:value-type="percentage">
            <text:p>0.00%</text:p>
          </table:table-cell>
          <table:table-cell table:style-name="ce8" table:formula="of:=MAX([.$C$1:.C108])-MIN([.$C$1:.C108])" office:value-type="float" office:value="0.0704175797789299" calcext:value-type="float">
            <text:p>0.0704175798</text:p>
          </table:table-cell>
          <table:table-cell table:style-name="ce1" table:formula="of:=STDEV([.D107:.D108])" office:value-type="float" office:value="0.311126983722119" calcext:value-type="float">
            <text:p>0.3111269837</text:p>
          </table:table-cell>
          <table:table-cell table:style-name="ce1" table:formula="of:=[.F108]/[.G108]" office:value-type="float" office:value="0.226330673529181" calcext:value-type="float">
            <text:p>0.2263306735</text:p>
          </table:table-cell>
          <table:table-cell table:style-name="ce1" table:formula="of:=SUM([.$D$1:.D108])" office:value-type="float" office:value="-275.1" calcext:value-type="float">
            <text:p>-275.1</text:p>
          </table:table-cell>
          <table:table-cell table:style-name="ce1" table:formula="of:=MAX([.$D$1:.D108])-MIN([.$D$1:.D108])" office:value-type="float" office:value="169.25" calcext:value-type="float">
            <text:p>169.25</text:p>
          </table:table-cell>
          <table:table-cell table:style-name="ce1" table:formula="of:=STDEV([.$D$1:.D108])" office:value-type="float" office:value="55.6385659267029" calcext:value-type="float">
            <text:p>55.6385659267</text:p>
          </table:table-cell>
          <table:table-cell table:style-name="ce1" table:formula="of:=[.J108]/[.K108]" office:value-type="float" office:value="3.04195475172682" calcext:value-type="float">
            <text:p>3.0419547517</text:p>
          </table:table-cell>
          <table:table-cell table:style-name="ce1" table:formula="of:=SLOPE([.H68:.H108];[.X68:.X108])" office:value-type="float" office:value="1.30597463475343" calcext:value-type="float">
            <text:p>1.3059746348</text:p>
          </table:table-cell>
          <table:table-cell table:style-name="ce9" table:formula="of:=AVERAGE([.B94:.B108])" office:value-type="float" office:value="952.007333333333" calcext:value-type="float">
            <text:p>952.0073333333</text:p>
          </table:table-cell>
          <table:table-cell table:style-name="ce1" table:formula="of:=[.B108]-[.N108]" office:value-type="float" office:value="-21.6173333333332" calcext:value-type="float">
            <text:p>-21.6173333333</text:p>
          </table:table-cell>
          <table:table-cell table:style-name="ce15" table:formula="of:=IF(([.M108] &gt; [.U105]);(1-(([.M108]-[.$O$52])/[.$P$52]));(([.M108]-[.$O$52])/[.$P$52]))" office:value-type="float" office:value="0.529122932487368" calcext:value-type="float">
            <text:p>0.529</text:p>
          </table:table-cell>
          <table:table-cell table:style-name="ce13" table:number-columns-repeated="3"/>
          <table:table-cell table:style-name="ce13" table:formula="of:=[.P108] - AVERAGE([.P103:.P108])" office:value-type="float" office:value="0.0204477065035209" calcext:value-type="float">
            <text:p>0.020</text:p>
          </table:table-cell>
          <table:table-cell table:style-name="ce13" table:formula="of:=[.O108]-[.O107]" office:value-type="float" office:value="0.456000000000131" calcext:value-type="float">
            <text:p>0.456</text:p>
          </table:table-cell>
          <table:table-cell table:style-name="ce13" table:formula="of:=AVERAGE([.P103:.P108])" office:value-type="float" office:value="0.508675225983847" calcext:value-type="float">
            <text:p>0.509</text:p>
          </table:table-cell>
          <table:table-cell table:style-name="ce1"/>
          <table:table-cell table:style-name="ce2" table:formula="of:=LOG([.Y108])" office:value-type="float" office:value="2.55990662503611" calcext:value-type="float">
            <text:p>2.559906625</text:p>
          </table:table-cell>
          <table:table-cell table:style-name="ce3" table:formula="of:=[.Y107]+1" office:value-type="float" office:value="363" calcext:value-type="float">
            <text:p>363</text:p>
          </table:table-cell>
          <table:table-cell table:number-columns-repeated="999"/>
        </table:table-row>
        <table:table-row table:style-name="ro1">
          <table:table-cell table:style-name="ce5" table:formula="of:=([.B109]-[.B108])/[.B108]" office:value-type="percentage" office:value="-0.00724427390664131" calcext:value-type="percentage">
            <text:p>-0.72%</text:p>
          </table:table-cell>
          <table:table-cell office:value-type="float" office:value="923.65" calcext:value-type="float">
            <text:p>923.65</text:p>
          </table:table-cell>
          <table:table-cell table:style-name="ce7" table:formula="of:=[.A109]-[.$T$1]" office:value-type="percentage" office:value="-0.00834427390664131" calcext:value-type="percentage">
            <text:p>-0.83%</text:p>
          </table:table-cell>
          <table:table-cell table:style-name="ce1" table:formula="of:=[.B109]-[.$V$1]" office:value-type="float" office:value="-46.835" calcext:value-type="float">
            <text:p>-46.835</text:p>
          </table:table-cell>
          <table:table-cell table:style-name="ce7" table:formula="of:=SUM([.C108:.C109])" office:value-type="percentage" office:value="0" calcext:value-type="percentage">
            <text:p>0.00%</text:p>
          </table:table-cell>
          <table:table-cell table:style-name="ce8" table:formula="of:=MAX([.$C$1:.C109])-MIN([.$C$1:.C109])" office:value-type="float" office:value="0.0704175797789299" calcext:value-type="float">
            <text:p>0.0704175798</text:p>
          </table:table-cell>
          <table:table-cell table:style-name="ce1" table:formula="of:=STDEV([.D108:.D109])" office:value-type="float" office:value="4.76589970519734" calcext:value-type="float">
            <text:p>4.7658997052</text:p>
          </table:table-cell>
          <table:table-cell table:style-name="ce1" table:formula="of:=[.F109]/[.G109]" office:value-type="float" office:value="0.0147752961947852" calcext:value-type="float">
            <text:p>0.0147752962</text:p>
          </table:table-cell>
          <table:table-cell table:style-name="ce1" table:formula="of:=SUM([.$D$1:.D109])" office:value-type="float" office:value="-275.1" calcext:value-type="float">
            <text:p>-275.1</text:p>
          </table:table-cell>
          <table:table-cell table:style-name="ce1" table:formula="of:=MAX([.$D$1:.D109])-MIN([.$D$1:.D109])" office:value-type="float" office:value="169.25" calcext:value-type="float">
            <text:p>169.25</text:p>
          </table:table-cell>
          <table:table-cell table:style-name="ce1" table:formula="of:=STDEV([.$D$1:.D109])" office:value-type="float" office:value="55.413711217781" calcext:value-type="float">
            <text:p>55.4137112178</text:p>
          </table:table-cell>
          <table:table-cell table:style-name="ce1" table:formula="of:=[.J109]/[.K109]" office:value-type="float" office:value="3.05429822837225" calcext:value-type="float">
            <text:p>3.0542982284</text:p>
          </table:table-cell>
          <table:table-cell table:style-name="ce1" table:formula="of:=SLOPE([.H69:.H109];[.X69:.X109])" office:value-type="float" office:value="1.22146582273567" calcext:value-type="float">
            <text:p>1.2214658227</text:p>
          </table:table-cell>
          <table:table-cell table:style-name="ce9" table:formula="of:=AVERAGE([.B95:.B109])" office:value-type="float" office:value="950.44" calcext:value-type="float">
            <text:p>950.44</text:p>
          </table:table-cell>
          <table:table-cell table:style-name="ce1" table:formula="of:=[.B109]-[.N109]" office:value-type="float" office:value="-26.7900000000001" calcext:value-type="float">
            <text:p>-26.79</text:p>
          </table:table-cell>
          <table:table-cell table:style-name="ce15" table:formula="of:=IF(([.M109] &gt; [.U106]);(1-(([.M109]-[.$O$52])/[.$P$52]));(([.M109]-[.$O$52])/[.$P$52]))" office:value-type="float" office:value="0.478553406146274" calcext:value-type="float">
            <text:p>0.479</text:p>
          </table:table-cell>
          <table:table-cell table:style-name="ce13" table:number-columns-repeated="3"/>
          <table:table-cell table:style-name="ce13" table:formula="of:=[.P109] - AVERAGE([.P104:.P109])" office:value-type="float" office:value="-0.0403236829728164" calcext:value-type="float">
            <text:p>-0.040</text:p>
          </table:table-cell>
          <table:table-cell table:style-name="ce13" table:formula="of:=[.O109]-[.O108]" office:value-type="float" office:value="-5.17266666666683" calcext:value-type="float">
            <text:p>-5.173</text:p>
          </table:table-cell>
          <table:table-cell table:style-name="ce13" table:formula="of:=AVERAGE([.P104:.P109])" office:value-type="float" office:value="0.51887708911909" calcext:value-type="float">
            <text:p>0.519</text:p>
          </table:table-cell>
          <table:table-cell table:style-name="ce1"/>
          <table:table-cell table:style-name="ce2" table:formula="of:=LOG([.Y109])" office:value-type="float" office:value="2.56110138364906" calcext:value-type="float">
            <text:p>2.5611013836</text:p>
          </table:table-cell>
          <table:table-cell table:style-name="ce3" table:formula="of:=[.Y108]+1" office:value-type="float" office:value="364" calcext:value-type="float">
            <text:p>364</text:p>
          </table:table-cell>
          <table:table-cell table:number-columns-repeated="999"/>
        </table:table-row>
        <table:table-row table:style-name="ro1">
          <table:table-cell table:style-name="ce5" table:formula="of:=([.B110]-[.B109])/[.B109]" office:value-type="percentage" office:value="0.0046662696909003" calcext:value-type="percentage">
            <text:p>0.47%</text:p>
          </table:table-cell>
          <table:table-cell office:value-type="float" office:value="927.96" calcext:value-type="float">
            <text:p>927.96</text:p>
          </table:table-cell>
          <table:table-cell table:style-name="ce7" table:formula="of:=[.A110]-[.$T$1]" office:value-type="percentage" office:value="0.0035662696909003" calcext:value-type="percentage">
            <text:p>0.36%</text:p>
          </table:table-cell>
          <table:table-cell table:style-name="ce1" table:formula="of:=[.B110]-[.$V$1]" office:value-type="float" office:value="-42.525" calcext:value-type="float">
            <text:p>-42.525</text:p>
          </table:table-cell>
          <table:table-cell table:style-name="ce7" table:formula="of:=SUM([.C109:.C110])" office:value-type="percentage" office:value="0" calcext:value-type="percentage">
            <text:p>0.00%</text:p>
          </table:table-cell>
          <table:table-cell table:style-name="ce8" table:formula="of:=MAX([.$C$1:.C110])-MIN([.$C$1:.C110])" office:value-type="float" office:value="0.0704175797789299" calcext:value-type="float">
            <text:p>0.0704175798</text:p>
          </table:table-cell>
          <table:table-cell table:style-name="ce1" table:formula="of:=STDEV([.D109:.D110])" office:value-type="float" office:value="3.04763022691406" calcext:value-type="float">
            <text:p>3.0476302269</text:p>
          </table:table-cell>
          <table:table-cell table:style-name="ce1" table:formula="of:=[.F110]/[.G110]" office:value-type="float" office:value="0.02310568360855" calcext:value-type="float">
            <text:p>0.0231056836</text:p>
          </table:table-cell>
          <table:table-cell table:style-name="ce1" table:formula="of:=SUM([.$D$1:.D110])" office:value-type="float" office:value="-275.1" calcext:value-type="float">
            <text:p>-275.1</text:p>
          </table:table-cell>
          <table:table-cell table:style-name="ce1" table:formula="of:=MAX([.$D$1:.D110])-MIN([.$D$1:.D110])" office:value-type="float" office:value="169.25" calcext:value-type="float">
            <text:p>169.25</text:p>
          </table:table-cell>
          <table:table-cell table:style-name="ce1" table:formula="of:=STDEV([.$D$1:.D110])" office:value-type="float" office:value="55.2071286736474" calcext:value-type="float">
            <text:p>55.2071286736</text:p>
          </table:table-cell>
          <table:table-cell table:style-name="ce1" table:formula="of:=[.J110]/[.K110]" office:value-type="float" office:value="3.06572727229681" calcext:value-type="float">
            <text:p>3.0657272723</text:p>
          </table:table-cell>
          <table:table-cell table:style-name="ce1" table:formula="of:=SLOPE([.H70:.H110];[.X70:.X110])" office:value-type="float" office:value="1.17918639202262" calcext:value-type="float">
            <text:p>1.179186392</text:p>
          </table:table-cell>
          <table:table-cell table:style-name="ce9" table:formula="of:=AVERAGE([.B96:.B110])" office:value-type="float" office:value="948.571333333333" calcext:value-type="float">
            <text:p>948.5713333333</text:p>
          </table:table-cell>
          <table:table-cell table:style-name="ce1" table:formula="of:=[.B110]-[.N110]" office:value-type="float" office:value="-20.6113333333332" calcext:value-type="float">
            <text:p>-20.6113333333</text:p>
          </table:table-cell>
          <table:table-cell table:style-name="ce15" table:formula="of:=IF(([.M110] &gt; [.U107]);(1-(([.M110]-[.$O$52])/[.$P$52]));(([.M110]-[.$O$52])/[.$P$52]))" office:value-type="float" office:value="0.482393848576381" calcext:value-type="float">
            <text:p>0.482</text:p>
          </table:table-cell>
          <table:table-cell table:style-name="ce13" table:number-columns-repeated="3"/>
          <table:table-cell table:style-name="ce13" table:formula="of:=[.P110] - AVERAGE([.P105:.P110])" office:value-type="float" office:value="-0.0477030062311363" calcext:value-type="float">
            <text:p>-0.048</text:p>
          </table:table-cell>
          <table:table-cell table:style-name="ce13" table:formula="of:=[.O110]-[.O109]" office:value-type="float" office:value="6.17866666666691" calcext:value-type="float">
            <text:p>6.179</text:p>
          </table:table-cell>
          <table:table-cell table:style-name="ce13" table:formula="of:=AVERAGE([.P105:.P110])" office:value-type="float" office:value="0.530096854807517" calcext:value-type="float">
            <text:p>0.530</text:p>
          </table:table-cell>
          <table:table-cell table:style-name="ce1"/>
          <table:table-cell table:style-name="ce2" table:formula="of:=LOG([.Y110])" office:value-type="float" office:value="2.56229286445647" calcext:value-type="float">
            <text:p>2.5622928645</text:p>
          </table:table-cell>
          <table:table-cell table:style-name="ce3" table:formula="of:=[.Y109]+1" office:value-type="float" office:value="365" calcext:value-type="float">
            <text:p>365</text:p>
          </table:table-cell>
          <table:table-cell table:number-columns-repeated="999"/>
        </table:table-row>
        <table:table-row table:style-name="ro1">
          <table:table-cell table:style-name="ce5" table:formula="of:=([.B111]-[.B110])/[.B110]" office:value-type="percentage" office:value="0.00150868571921201" calcext:value-type="percentage">
            <text:p>0.15%</text:p>
          </table:table-cell>
          <table:table-cell office:value-type="float" office:value="929.36" calcext:value-type="float">
            <text:p>929.36</text:p>
          </table:table-cell>
          <table:table-cell table:style-name="ce7" table:formula="of:=[.A111]-[.$T$1]" office:value-type="percentage" office:value="0.000408685719212011" calcext:value-type="percentage">
            <text:p>0.04%</text:p>
          </table:table-cell>
          <table:table-cell table:style-name="ce1" table:formula="of:=[.B111]-[.$V$1]" office:value-type="float" office:value="-41.125" calcext:value-type="float">
            <text:p>-41.125</text:p>
          </table:table-cell>
          <table:table-cell table:style-name="ce7" table:formula="of:=SUM([.C110:.C111])" office:value-type="percentage" office:value="0" calcext:value-type="percentage">
            <text:p>0.00%</text:p>
          </table:table-cell>
          <table:table-cell table:style-name="ce8" table:formula="of:=MAX([.$C$1:.C111])-MIN([.$C$1:.C111])" office:value-type="float" office:value="0.0704175797789299" calcext:value-type="float">
            <text:p>0.0704175798</text:p>
          </table:table-cell>
          <table:table-cell table:style-name="ce1" table:formula="of:=STDEV([.D110:.D111])" office:value-type="float" office:value="0.98994949366115" calcext:value-type="float">
            <text:p>0.9899494937</text:p>
          </table:table-cell>
          <table:table-cell table:style-name="ce1" table:formula="of:=[.F111]/[.G111]" office:value-type="float" office:value="0.0711324973948955" calcext:value-type="float">
            <text:p>0.0711324974</text:p>
          </table:table-cell>
          <table:table-cell table:style-name="ce1" table:formula="of:=SUM([.$D$1:.D111])" office:value-type="float" office:value="-275.1" calcext:value-type="float">
            <text:p>-275.1</text:p>
          </table:table-cell>
          <table:table-cell table:style-name="ce1" table:formula="of:=MAX([.$D$1:.D111])-MIN([.$D$1:.D111])" office:value-type="float" office:value="169.25" calcext:value-type="float">
            <text:p>169.25</text:p>
          </table:table-cell>
          <table:table-cell table:style-name="ce1" table:formula="of:=STDEV([.$D$1:.D111])" office:value-type="float" office:value="55.0083405322148" calcext:value-type="float">
            <text:p>55.0083405322</text:p>
          </table:table-cell>
          <table:table-cell table:style-name="ce1" table:formula="of:=[.J111]/[.K111]" office:value-type="float" office:value="3.07680614180464" calcext:value-type="float">
            <text:p>3.0768061418</text:p>
          </table:table-cell>
          <table:table-cell table:style-name="ce1" table:formula="of:=SLOPE([.H71:.H111];[.X71:.X111])" office:value-type="float" office:value="1.3199720109276" calcext:value-type="float">
            <text:p>1.3199720109</text:p>
          </table:table-cell>
          <table:table-cell table:style-name="ce9" table:formula="of:=AVERAGE([.B97:.B111])" office:value-type="float" office:value="946.967333333333" calcext:value-type="float">
            <text:p>946.9673333333</text:p>
          </table:table-cell>
          <table:table-cell table:style-name="ce1" table:formula="of:=[.B111]-[.N111]" office:value-type="float" office:value="-17.6073333333334" calcext:value-type="float">
            <text:p>-17.6073333333</text:p>
          </table:table-cell>
          <table:table-cell table:style-name="ce15" table:formula="of:=IF(([.M111] &gt; [.U108]);(1-(([.M111]-[.$O$52])/[.$P$52]));(([.M111]-[.$O$52])/[.$P$52]))" office:value-type="float" office:value="0.469605619045545" calcext:value-type="float">
            <text:p>0.470</text:p>
          </table:table-cell>
          <table:table-cell table:style-name="ce13" table:number-columns-repeated="3"/>
          <table:table-cell table:style-name="ce13" table:formula="of:=[.P111] - AVERAGE([.P106:.P111])" office:value-type="float" office:value="-0.0406435729070582" calcext:value-type="float">
            <text:p>-0.041</text:p>
          </table:table-cell>
          <table:table-cell table:style-name="ce13" table:formula="of:=[.O111]-[.O110]" office:value-type="float" office:value="3.00399999999979" calcext:value-type="float">
            <text:p>3.004</text:p>
          </table:table-cell>
          <table:table-cell table:style-name="ce13" table:formula="of:=AVERAGE([.P106:.P111])" office:value-type="float" office:value="0.510249191952603" calcext:value-type="float">
            <text:p>0.510</text:p>
          </table:table-cell>
          <table:table-cell table:style-name="ce1"/>
          <table:table-cell table:style-name="ce2" table:formula="of:=LOG([.Y111])" office:value-type="float" office:value="2.56348108539441" calcext:value-type="float">
            <text:p>2.5634810854</text:p>
          </table:table-cell>
          <table:table-cell table:style-name="ce3" table:formula="of:=[.Y110]+1" office:value-type="float" office:value="366" calcext:value-type="float">
            <text:p>366</text:p>
          </table:table-cell>
          <table:table-cell table:number-columns-repeated="999"/>
        </table:table-row>
        <table:table-row table:style-name="ro1">
          <table:table-cell table:style-name="ce5" table:formula="of:=([.B112]-[.B111])/[.B111]" office:value-type="percentage" office:value="-0.00276534389257116" calcext:value-type="percentage">
            <text:p>-0.28%</text:p>
          </table:table-cell>
          <table:table-cell office:value-type="float" office:value="926.79" calcext:value-type="float">
            <text:p>926.79</text:p>
          </table:table-cell>
          <table:table-cell table:style-name="ce7" table:formula="of:=[.A112]-[.$T$1]" office:value-type="percentage" office:value="-0.00386534389257116" calcext:value-type="percentage">
            <text:p>-0.39%</text:p>
          </table:table-cell>
          <table:table-cell table:style-name="ce1" table:formula="of:=[.B112]-[.$V$1]" office:value-type="float" office:value="-43.6949999999999" calcext:value-type="float">
            <text:p>-43.695</text:p>
          </table:table-cell>
          <table:table-cell table:style-name="ce7" table:formula="of:=SUM([.C111:.C112])" office:value-type="percentage" office:value="0" calcext:value-type="percentage">
            <text:p>0.00%</text:p>
          </table:table-cell>
          <table:table-cell table:style-name="ce8" table:formula="of:=MAX([.$C$1:.C112])-MIN([.$C$1:.C112])" office:value-type="float" office:value="0.0704175797789299" calcext:value-type="float">
            <text:p>0.0704175798</text:p>
          </table:table-cell>
          <table:table-cell table:style-name="ce1" table:formula="of:=STDEV([.D111:.D112])" office:value-type="float" office:value="1.81726442764938" calcext:value-type="float">
            <text:p>1.8172644276</text:p>
          </table:table-cell>
          <table:table-cell table:style-name="ce1" table:formula="of:=[.F112]/[.G112]" office:value-type="float" office:value="0.0387492203707605" calcext:value-type="float">
            <text:p>0.0387492204</text:p>
          </table:table-cell>
          <table:table-cell table:style-name="ce1" table:formula="of:=SUM([.$D$1:.D112])" office:value-type="float" office:value="-275.1" calcext:value-type="float">
            <text:p>-275.1</text:p>
          </table:table-cell>
          <table:table-cell table:style-name="ce1" table:formula="of:=MAX([.$D$1:.D112])-MIN([.$D$1:.D112])" office:value-type="float" office:value="169.25" calcext:value-type="float">
            <text:p>169.25</text:p>
          </table:table-cell>
          <table:table-cell table:style-name="ce1" table:formula="of:=STDEV([.$D$1:.D112])" office:value-type="float" office:value="54.8015088916519" calcext:value-type="float">
            <text:p>54.8015088917</text:p>
          </table:table-cell>
          <table:table-cell table:style-name="ce1" table:formula="of:=[.J112]/[.K112]" office:value-type="float" office:value="3.08841861151349" calcext:value-type="float">
            <text:p>3.0884186115</text:p>
          </table:table-cell>
          <table:table-cell table:style-name="ce1" table:formula="of:=SLOPE([.H72:.H112];[.X72:.X112])" office:value-type="float" office:value="1.26708893091835" calcext:value-type="float">
            <text:p>1.2670889309</text:p>
          </table:table-cell>
          <table:table-cell table:style-name="ce9" table:formula="of:=AVERAGE([.B98:.B112])" office:value-type="float" office:value="944.393333333333" calcext:value-type="float">
            <text:p>944.3933333333</text:p>
          </table:table-cell>
          <table:table-cell table:style-name="ce1" table:formula="of:=[.B112]-[.N112]" office:value-type="float" office:value="-17.6033333333334" calcext:value-type="float">
            <text:p>-17.6033333333</text:p>
          </table:table-cell>
          <table:table-cell table:style-name="ce15" table:formula="of:=IF(([.M112] &gt; [.U109]);(1-(([.M112]-[.$O$52])/[.$P$52]));(([.M112]-[.$O$52])/[.$P$52]))" office:value-type="float" office:value="0.474409241537074" calcext:value-type="float">
            <text:p>0.474</text:p>
          </table:table-cell>
          <table:table-cell table:style-name="ce13" table:number-columns-repeated="3"/>
          <table:table-cell table:style-name="ce13" table:formula="of:=[.P112] - AVERAGE([.P107:.P112])" office:value-type="float" office:value="-0.0174572703331921" calcext:value-type="float">
            <text:p>-0.017</text:p>
          </table:table-cell>
          <table:table-cell table:style-name="ce13" table:formula="of:=[.O112]-[.O111]" office:value-type="float" office:value="0.0040000000000191" calcext:value-type="float">
            <text:p>0.004</text:p>
          </table:table-cell>
          <table:table-cell table:style-name="ce13" table:formula="of:=AVERAGE([.P107:.P112])" office:value-type="float" office:value="0.491866511870266" calcext:value-type="float">
            <text:p>0.492</text:p>
          </table:table-cell>
          <table:table-cell table:style-name="ce1"/>
          <table:table-cell table:style-name="ce2" table:formula="of:=LOG([.Y112])" office:value-type="float" office:value="2.56466606425209" calcext:value-type="float">
            <text:p>2.5646660643</text:p>
          </table:table-cell>
          <table:table-cell table:style-name="ce3" table:formula="of:=[.Y111]+1" office:value-type="float" office:value="367" calcext:value-type="float">
            <text:p>367</text:p>
          </table:table-cell>
          <table:table-cell table:number-columns-repeated="999"/>
        </table:table-row>
        <table:table-row table:style-name="ro1">
          <table:table-cell table:style-name="ce5" table:formula="of:=([.B113]-[.B112])/[.B112]" office:value-type="percentage" office:value="-0.00419728309541534" calcext:value-type="percentage">
            <text:p>-0.42%</text:p>
          </table:table-cell>
          <table:table-cell office:value-type="float" office:value="922.9" calcext:value-type="float">
            <text:p>922.9</text:p>
          </table:table-cell>
          <table:table-cell table:style-name="ce7" table:formula="of:=[.A113]-[.$T$1]" office:value-type="percentage" office:value="-0.00529728309541534" calcext:value-type="percentage">
            <text:p>-0.53%</text:p>
          </table:table-cell>
          <table:table-cell table:style-name="ce1" table:formula="of:=[.B113]-[.$V$1]" office:value-type="float" office:value="-47.5849999999999" calcext:value-type="float">
            <text:p>-47.585</text:p>
          </table:table-cell>
          <table:table-cell table:style-name="ce7" table:formula="of:=SUM([.C112:.C113])" office:value-type="percentage" office:value="0" calcext:value-type="percentage">
            <text:p>0.00%</text:p>
          </table:table-cell>
          <table:table-cell table:style-name="ce8" table:formula="of:=MAX([.$C$1:.C113])-MIN([.$C$1:.C113])" office:value-type="float" office:value="0.0704175797789299" calcext:value-type="float">
            <text:p>0.0704175798</text:p>
          </table:table-cell>
          <table:table-cell table:style-name="ce1" table:formula="of:=STDEV([.D112:.D113])" office:value-type="float" office:value="2.75064537881566" calcext:value-type="float">
            <text:p>2.7506453788</text:p>
          </table:table-cell>
          <table:table-cell table:style-name="ce1" table:formula="of:=[.F113]/[.G113]" office:value-type="float" office:value="0.025600384666543" calcext:value-type="float">
            <text:p>0.0256003847</text:p>
          </table:table-cell>
          <table:table-cell table:style-name="ce1" table:formula="of:=SUM([.$D$1:.D113])" office:value-type="float" office:value="-275.1" calcext:value-type="float">
            <text:p>-275.1</text:p>
          </table:table-cell>
          <table:table-cell table:style-name="ce1" table:formula="of:=MAX([.$D$1:.D113])-MIN([.$D$1:.D113])" office:value-type="float" office:value="169.25" calcext:value-type="float">
            <text:p>169.25</text:p>
          </table:table-cell>
          <table:table-cell table:style-name="ce1" table:formula="of:=STDEV([.$D$1:.D113])" office:value-type="float" office:value="54.5839981145925" calcext:value-type="float">
            <text:p>54.5839981146</text:p>
          </table:table-cell>
          <table:table-cell table:style-name="ce1" table:formula="of:=[.J113]/[.K113]" office:value-type="float" office:value="3.10072559442568" calcext:value-type="float">
            <text:p>3.1007255944</text:p>
          </table:table-cell>
          <table:table-cell table:style-name="ce1" table:formula="of:=SLOPE([.H73:.H113];[.X73:.X113])" office:value-type="float" office:value="1.20681163692338" calcext:value-type="float">
            <text:p>1.2068116369</text:p>
          </table:table-cell>
          <table:table-cell table:style-name="ce9" table:formula="of:=AVERAGE([.B99:.B113])" office:value-type="float" office:value="941.194" calcext:value-type="float">
            <text:p>941.194</text:p>
          </table:table-cell>
          <table:table-cell table:style-name="ce1" table:formula="of:=[.B113]-[.N113]" office:value-type="float" office:value="-18.2939999999999" calcext:value-type="float">
            <text:p>-18.294</text:p>
          </table:table-cell>
          <table:table-cell table:style-name="ce15" table:formula="of:=IF(([.M113] &gt; [.U110]);(1-(([.M113]-[.$O$52])/[.$P$52]));(([.M113]-[.$O$52])/[.$P$52]))" office:value-type="float" office:value="0.520115484233207" calcext:value-type="float">
            <text:p>0.520</text:p>
          </table:table-cell>
          <table:table-cell table:style-name="ce13" table:number-columns-repeated="3"/>
          <table:table-cell table:style-name="ce13" table:formula="of:=[.P113] - AVERAGE([.P108:.P113])" office:value-type="float" office:value="0.0277487288955658" calcext:value-type="float">
            <text:p>0.028</text:p>
          </table:table-cell>
          <table:table-cell table:style-name="ce13" table:formula="of:=[.O113]-[.O112]" office:value-type="float" office:value="-0.690666666666516" calcext:value-type="float">
            <text:p>-0.691</text:p>
          </table:table-cell>
          <table:table-cell table:style-name="ce13" table:formula="of:=AVERAGE([.P108:.P113])" office:value-type="float" office:value="0.492366755337641" calcext:value-type="float">
            <text:p>0.492</text:p>
          </table:table-cell>
          <table:table-cell table:style-name="ce1"/>
          <table:table-cell table:style-name="ce2" table:formula="of:=LOG([.Y113])" office:value-type="float" office:value="2.56584781867352" calcext:value-type="float">
            <text:p>2.5658478187</text:p>
          </table:table-cell>
          <table:table-cell table:style-name="ce3" table:formula="of:=[.Y112]+1" office:value-type="float" office:value="368" calcext:value-type="float">
            <text:p>368</text:p>
          </table:table-cell>
          <table:table-cell table:number-columns-repeated="999"/>
        </table:table-row>
        <table:table-row table:style-name="ro1">
          <table:table-cell table:style-name="ce5" table:formula="of:=([.B114]-[.B113])/[.B113]" office:value-type="percentage" office:value="-0.0169682522483477" calcext:value-type="percentage">
            <text:p>-1.70%</text:p>
          </table:table-cell>
          <table:table-cell office:value-type="float" office:value="907.24" calcext:value-type="float">
            <text:p>907.24</text:p>
          </table:table-cell>
          <table:table-cell table:style-name="ce7" table:formula="of:=[.A114]-[.$T$1]" office:value-type="percentage" office:value="-0.0180682522483477" calcext:value-type="percentage">
            <text:p>-1.81%</text:p>
          </table:table-cell>
          <table:table-cell table:style-name="ce1" table:formula="of:=[.B114]-[.$V$1]" office:value-type="float" office:value="-63.245" calcext:value-type="float">
            <text:p>-63.245</text:p>
          </table:table-cell>
          <table:table-cell table:style-name="ce7" table:formula="of:=SUM([.C113:.C114])" office:value-type="percentage" office:value="0" calcext:value-type="percentage">
            <text:p>0.00%</text:p>
          </table:table-cell>
          <table:table-cell table:style-name="ce8" table:formula="of:=MAX([.$C$1:.C114])-MIN([.$C$1:.C114])" office:value-type="float" office:value="0.0704175797789299" calcext:value-type="float">
            <text:p>0.0704175798</text:p>
          </table:table-cell>
          <table:table-cell table:style-name="ce1" table:formula="of:=STDEV([.D113:.D114])" office:value-type="float" office:value="11.0732921933814" calcext:value-type="float">
            <text:p>11.0732921934</text:p>
          </table:table-cell>
          <table:table-cell table:style-name="ce1" table:formula="of:=[.F114]/[.G114]" office:value-type="float" office:value="0.00635922709788324" calcext:value-type="float">
            <text:p>0.0063592271</text:p>
          </table:table-cell>
          <table:table-cell table:style-name="ce1" table:formula="of:=SUM([.$D$1:.D114])" office:value-type="float" office:value="-275.1" calcext:value-type="float">
            <text:p>-275.1</text:p>
          </table:table-cell>
          <table:table-cell table:style-name="ce1" table:formula="of:=MAX([.$D$1:.D114])-MIN([.$D$1:.D114])" office:value-type="float" office:value="169.25" calcext:value-type="float">
            <text:p>169.25</text:p>
          </table:table-cell>
          <table:table-cell table:style-name="ce1" table:formula="of:=STDEV([.$D$1:.D114])" office:value-type="float" office:value="54.3425083027293" calcext:value-type="float">
            <text:p>54.3425083027</text:p>
          </table:table-cell>
          <table:table-cell table:style-name="ce1" table:formula="of:=[.J114]/[.K114]" office:value-type="float" office:value="3.1145047456615" calcext:value-type="float">
            <text:p>3.1145047457</text:p>
          </table:table-cell>
          <table:table-cell table:style-name="ce1" table:formula="of:=SLOPE([.H74:.H114];[.X74:.X114])" office:value-type="float" office:value="1.07690177229514" calcext:value-type="float">
            <text:p>1.0769017723</text:p>
          </table:table-cell>
          <table:table-cell table:style-name="ce9" table:formula="of:=AVERAGE([.B100:.B114])" office:value-type="float" office:value="937.133333333333" calcext:value-type="float">
            <text:p>937.1333333333</text:p>
          </table:table-cell>
          <table:table-cell table:style-name="ce1" table:formula="of:=[.B114]-[.N114]" office:value-type="float" office:value="-29.8933333333334" calcext:value-type="float">
            <text:p>-29.8933333333</text:p>
          </table:table-cell>
          <table:table-cell table:style-name="ce15" table:formula="of:=IF(([.M114] &gt; [.U111]);(1-(([.M114]-[.$O$52])/[.$P$52]));(([.M114]-[.$O$52])/[.$P$52]))" office:value-type="float" office:value="0.508315151357539" calcext:value-type="float">
            <text:p>0.508</text:p>
          </table:table-cell>
          <table:table-cell table:style-name="ce13" table:number-columns-repeated="3"/>
          <table:table-cell table:style-name="ce13" table:formula="of:=[.P114] - AVERAGE([.P109:.P114])" office:value-type="float" office:value="0.0194163595415353" calcext:value-type="float">
            <text:p>0.019</text:p>
          </table:table-cell>
          <table:table-cell table:style-name="ce13" table:formula="of:=[.O114]-[.O113]" office:value-type="float" office:value="-11.5993333333336" calcext:value-type="float">
            <text:p>-11.599</text:p>
          </table:table-cell>
          <table:table-cell table:style-name="ce13" table:formula="of:=AVERAGE([.P109:.P114])" office:value-type="float" office:value="0.488898791816003" calcext:value-type="float">
            <text:p>0.489</text:p>
          </table:table-cell>
          <table:table-cell table:style-name="ce1"/>
          <table:table-cell table:style-name="ce2" table:formula="of:=LOG([.Y114])" office:value-type="float" office:value="2.56702636615906" calcext:value-type="float">
            <text:p>2.5670263662</text:p>
          </table:table-cell>
          <table:table-cell table:style-name="ce3" table:formula="of:=[.Y113]+1" office:value-type="float" office:value="369" calcext:value-type="float">
            <text:p>369</text:p>
          </table:table-cell>
          <table:table-cell table:number-columns-repeated="999"/>
        </table:table-row>
        <table:table-row table:style-name="ro1">
          <table:table-cell table:style-name="ce5" table:formula="of:=([.B115]-[.B114])/[.B114]" office:value-type="percentage" office:value="0.00788104580926764" calcext:value-type="percentage">
            <text:p>0.79%</text:p>
          </table:table-cell>
          <table:table-cell office:value-type="float" office:value="914.39" calcext:value-type="float">
            <text:p>914.39</text:p>
          </table:table-cell>
          <table:table-cell table:style-name="ce7" table:formula="of:=[.A115]-[.$T$1]" office:value-type="percentage" office:value="0.00678104580926764" calcext:value-type="percentage">
            <text:p>0.68%</text:p>
          </table:table-cell>
          <table:table-cell table:style-name="ce1" table:formula="of:=[.B115]-[.$V$1]" office:value-type="float" office:value="-56.095" calcext:value-type="float">
            <text:p>-56.095</text:p>
          </table:table-cell>
          <table:table-cell table:style-name="ce7" table:formula="of:=SUM([.C114:.C115])" office:value-type="percentage" office:value="0" calcext:value-type="percentage">
            <text:p>0.00%</text:p>
          </table:table-cell>
          <table:table-cell table:style-name="ce8" table:formula="of:=MAX([.$C$1:.C115])-MIN([.$C$1:.C115])" office:value-type="float" office:value="0.0704175797789299" calcext:value-type="float">
            <text:p>0.0704175798</text:p>
          </table:table-cell>
          <table:table-cell table:style-name="ce1" table:formula="of:=STDEV([.D114:.D115])" office:value-type="float" office:value="5.0558134854838" calcext:value-type="float">
            <text:p>5.0558134855</text:p>
          </table:table-cell>
          <table:table-cell table:style-name="ce1" table:formula="of:=[.F115]/[.G115]" office:value-type="float" office:value="0.0139280414479514" calcext:value-type="float">
            <text:p>0.0139280414</text:p>
          </table:table-cell>
          <table:table-cell table:style-name="ce1" table:formula="of:=SUM([.$D$1:.D115])" office:value-type="float" office:value="-275.1" calcext:value-type="float">
            <text:p>-275.1</text:p>
          </table:table-cell>
          <table:table-cell table:style-name="ce1" table:formula="of:=MAX([.$D$1:.D115])-MIN([.$D$1:.D115])" office:value-type="float" office:value="169.25" calcext:value-type="float">
            <text:p>169.25</text:p>
          </table:table-cell>
          <table:table-cell table:style-name="ce1" table:formula="of:=STDEV([.$D$1:.D115])" office:value-type="float" office:value="54.1113278727246" calcext:value-type="float">
            <text:p>54.1113278727</text:p>
          </table:table-cell>
          <table:table-cell table:style-name="ce1" table:formula="of:=[.J115]/[.K115]" office:value-type="float" office:value="3.12781087904724" calcext:value-type="float">
            <text:p>3.127810879</text:p>
          </table:table-cell>
          <table:table-cell table:style-name="ce1" table:formula="of:=SLOPE([.H75:.H115];[.X75:.X115])" office:value-type="float" office:value="1.05204838369606" calcext:value-type="float">
            <text:p>1.0520483837</text:p>
          </table:table-cell>
          <table:table-cell table:style-name="ce9" table:formula="of:=AVERAGE([.B101:.B115])" office:value-type="float" office:value="933.231333333333" calcext:value-type="float">
            <text:p>933.2313333333</text:p>
          </table:table-cell>
          <table:table-cell table:style-name="ce1" table:formula="of:=[.B115]-[.N115]" office:value-type="float" office:value="-18.8413333333334" calcext:value-type="float">
            <text:p>-18.8413333333</text:p>
          </table:table-cell>
          <table:table-cell table:style-name="ce15" table:formula="of:=IF(([.M115] &gt; [.U112]);(1-(([.M115]-[.$O$52])/[.$P$52]));(([.M115]-[.$O$52])/[.$P$52]))" office:value-type="float" office:value="0.493942400518116" calcext:value-type="float">
            <text:p>0.494</text:p>
          </table:table-cell>
          <table:table-cell table:style-name="ce13" table:number-columns-repeated="3"/>
          <table:table-cell table:style-name="ce13" table:formula="of:=[.P115] - AVERAGE([.P110:.P115])" office:value-type="float" office:value="0.00247877630680543" calcext:value-type="float">
            <text:p>0.002</text:p>
          </table:table-cell>
          <table:table-cell table:style-name="ce13" table:formula="of:=[.O115]-[.O114]" office:value-type="float" office:value="11.052" calcext:value-type="float">
            <text:p>11.052</text:p>
          </table:table-cell>
          <table:table-cell table:style-name="ce13" table:formula="of:=AVERAGE([.P110:.P115])" office:value-type="float" office:value="0.49146362421131" calcext:value-type="float">
            <text:p>0.491</text:p>
          </table:table-cell>
          <table:table-cell table:style-name="ce1"/>
          <table:table-cell table:style-name="ce2" table:formula="of:=LOG([.Y115])" office:value-type="float" office:value="2.56820172406699" calcext:value-type="float">
            <text:p>2.5682017241</text:p>
          </table:table-cell>
          <table:table-cell table:style-name="ce3" table:formula="of:=[.Y114]+1" office:value-type="float" office:value="370" calcext:value-type="float">
            <text:p>370</text:p>
          </table:table-cell>
          <table:table-cell table:number-columns-repeated="999"/>
        </table:table-row>
        <table:table-row table:style-name="ro1">
          <table:table-cell table:style-name="ce5" table:formula="of:=([.B116]-[.B115])/[.B115]" office:value-type="percentage" office:value="0.00905521713929514" calcext:value-type="percentage">
            <text:p>0.91%</text:p>
          </table:table-cell>
          <table:table-cell office:value-type="float" office:value="922.67" calcext:value-type="float">
            <text:p>922.67</text:p>
          </table:table-cell>
          <table:table-cell table:style-name="ce7" table:formula="of:=[.A116]-[.$T$1]" office:value-type="percentage" office:value="0.00795521713929514" calcext:value-type="percentage">
            <text:p>0.80%</text:p>
          </table:table-cell>
          <table:table-cell table:style-name="ce1" table:formula="of:=[.B116]-[.$V$1]" office:value-type="float" office:value="-47.8149999999999" calcext:value-type="float">
            <text:p>-47.815</text:p>
          </table:table-cell>
          <table:table-cell table:style-name="ce7" table:formula="of:=SUM([.C115:.C116])" office:value-type="percentage" office:value="0" calcext:value-type="percentage">
            <text:p>0.00%</text:p>
          </table:table-cell>
          <table:table-cell table:style-name="ce8" table:formula="of:=MAX([.$C$1:.C116])-MIN([.$C$1:.C116])" office:value-type="float" office:value="0.0704175797789299" calcext:value-type="float">
            <text:p>0.0704175798</text:p>
          </table:table-cell>
          <table:table-cell table:style-name="ce1" table:formula="of:=STDEV([.D115:.D116])" office:value-type="float" office:value="5.85484414822467" calcext:value-type="float">
            <text:p>5.8548441482</text:p>
          </table:table-cell>
          <table:table-cell table:style-name="ce1" table:formula="of:=[.F116]/[.G116]" office:value-type="float" office:value="0.01202723385904" calcext:value-type="float">
            <text:p>0.0120272339</text:p>
          </table:table-cell>
          <table:table-cell table:style-name="ce1" table:formula="of:=SUM([.$D$1:.D116])" office:value-type="float" office:value="-275.1" calcext:value-type="float">
            <text:p>-275.1</text:p>
          </table:table-cell>
          <table:table-cell table:style-name="ce1" table:formula="of:=MAX([.$D$1:.D116])-MIN([.$D$1:.D116])" office:value-type="float" office:value="169.25" calcext:value-type="float">
            <text:p>169.25</text:p>
          </table:table-cell>
          <table:table-cell table:style-name="ce1" table:formula="of:=STDEV([.$D$1:.D116])" office:value-type="float" office:value="53.9013965764669" calcext:value-type="float">
            <text:p>53.9013965765</text:p>
          </table:table-cell>
          <table:table-cell table:style-name="ce1" table:formula="of:=[.J116]/[.K116]" office:value-type="float" office:value="3.13999285268786" calcext:value-type="float">
            <text:p>3.1399928527</text:p>
          </table:table-cell>
          <table:table-cell table:style-name="ce1" table:formula="of:=SLOPE([.H76:.H116];[.X76:.X116])" office:value-type="float" office:value="0.946817996726092" calcext:value-type="float">
            <text:p>0.9468179967</text:p>
          </table:table-cell>
          <table:table-cell table:style-name="ce9" table:formula="of:=AVERAGE([.B102:.B116])" office:value-type="float" office:value="929.386666666667" calcext:value-type="float">
            <text:p>929.3866666667</text:p>
          </table:table-cell>
          <table:table-cell table:style-name="ce1" table:formula="of:=[.B116]-[.N116]" office:value-type="float" office:value="-6.7166666666667" calcext:value-type="float">
            <text:p>-6.7166666667</text:p>
          </table:table-cell>
          <table:table-cell table:style-name="ce15" table:formula="of:=IF(([.M116] &gt; [.U113]);(1-(([.M116]-[.$O$52])/[.$P$52]));(([.M116]-[.$O$52])/[.$P$52]))" office:value-type="float" office:value="0.503500978678709" calcext:value-type="float">
            <text:p>0.504</text:p>
          </table:table-cell>
          <table:table-cell table:style-name="ce13" table:number-columns-repeated="3"/>
          <table:table-cell table:style-name="ce13" table:formula="of:=[.P116] - AVERAGE([.P111:.P116])" office:value-type="float" office:value="0.00851949945034408" calcext:value-type="float">
            <text:p>0.009</text:p>
          </table:table-cell>
          <table:table-cell table:style-name="ce13" table:formula="of:=[.O116]-[.O115]" office:value-type="float" office:value="12.1246666666667" calcext:value-type="float">
            <text:p>12.125</text:p>
          </table:table-cell>
          <table:table-cell table:style-name="ce13" table:formula="of:=AVERAGE([.P111:.P116])" office:value-type="float" office:value="0.494981479228365" calcext:value-type="float">
            <text:p>0.495</text:p>
          </table:table-cell>
          <table:table-cell table:style-name="ce1"/>
          <table:table-cell table:style-name="ce2" table:formula="of:=LOG([.Y116])" office:value-type="float" office:value="2.56937390961505" calcext:value-type="float">
            <text:p>2.5693739096</text:p>
          </table:table-cell>
          <table:table-cell table:style-name="ce3" table:formula="of:=[.Y115]+1" office:value-type="float" office:value="371" calcext:value-type="float">
            <text:p>371</text:p>
          </table:table-cell>
          <table:table-cell table:number-columns-repeated="999"/>
        </table:table-row>
        <table:table-row table:style-name="ro1">
          <table:table-cell table:style-name="ce5" table:formula="of:=([.B117]-[.B116])/[.B116]" office:value-type="percentage" office:value="-0.00048771500102967" calcext:value-type="percentage">
            <text:p>-0.05%</text:p>
          </table:table-cell>
          <table:table-cell office:value-type="float" office:value="922.22" calcext:value-type="float">
            <text:p>922.22</text:p>
          </table:table-cell>
          <table:table-cell table:style-name="ce7" table:formula="of:=[.A117]-[.$T$1]" office:value-type="percentage" office:value="-0.00158771500102967" calcext:value-type="percentage">
            <text:p>-0.16%</text:p>
          </table:table-cell>
          <table:table-cell table:style-name="ce1" table:formula="of:=[.B117]-[.$V$1]" office:value-type="float" office:value="-48.265" calcext:value-type="float">
            <text:p>-48.265</text:p>
          </table:table-cell>
          <table:table-cell table:style-name="ce7" table:formula="of:=SUM([.C116:.C117])" office:value-type="percentage" office:value="0" calcext:value-type="percentage">
            <text:p>0.00%</text:p>
          </table:table-cell>
          <table:table-cell table:style-name="ce8" table:formula="of:=MAX([.$C$1:.C117])-MIN([.$C$1:.C117])" office:value-type="float" office:value="0.0704175797789299" calcext:value-type="float">
            <text:p>0.0704175798</text:p>
          </table:table-cell>
          <table:table-cell table:style-name="ce1" table:formula="of:=STDEV([.D116:.D117])" office:value-type="float" office:value="0.318198051533979" calcext:value-type="float">
            <text:p>0.3181980515</text:p>
          </table:table-cell>
          <table:table-cell table:style-name="ce1" table:formula="of:=[.F117]/[.G117]" office:value-type="float" office:value="0.221301103006316" calcext:value-type="float">
            <text:p>0.221301103</text:p>
          </table:table-cell>
          <table:table-cell table:style-name="ce1" table:formula="of:=SUM([.$D$1:.D117])" office:value-type="float" office:value="-275.1" calcext:value-type="float">
            <text:p>-275.1</text:p>
          </table:table-cell>
          <table:table-cell table:style-name="ce1" table:formula="of:=MAX([.$D$1:.D117])-MIN([.$D$1:.D117])" office:value-type="float" office:value="169.25" calcext:value-type="float">
            <text:p>169.25</text:p>
          </table:table-cell>
          <table:table-cell table:style-name="ce1" table:formula="of:=STDEV([.$D$1:.D117])" office:value-type="float" office:value="53.6925849751571" calcext:value-type="float">
            <text:p>53.6925849752</text:p>
          </table:table-cell>
          <table:table-cell table:style-name="ce1" table:formula="of:=[.J117]/[.K117]" office:value-type="float" office:value="3.15220435146324" calcext:value-type="float">
            <text:p>3.1522043515</text:p>
          </table:table-cell>
          <table:table-cell table:style-name="ce1" table:formula="of:=SLOPE([.H77:.H117];[.X77:.X117])" office:value-type="float" office:value="1.50381372923368" calcext:value-type="float">
            <text:p>1.5038137292</text:p>
          </table:table-cell>
          <table:table-cell table:style-name="ce9" table:formula="of:=AVERAGE([.B103:.B117])" office:value-type="float" office:value="927.488" calcext:value-type="float">
            <text:p>927.488</text:p>
          </table:table-cell>
          <table:table-cell table:style-name="ce1" table:formula="of:=[.B117]-[.N117]" office:value-type="float" office:value="-5.2679999999998" calcext:value-type="float">
            <text:p>-5.268</text:p>
          </table:table-cell>
          <table:table-cell table:style-name="ce15" table:formula="of:=IF(([.M117] &gt; [.U114]);(1-(([.M117]-[.$O$52])/[.$P$52]));(([.M117]-[.$O$52])/[.$P$52]))" office:value-type="float" office:value="0.452906398561751" calcext:value-type="float">
            <text:p>0.453</text:p>
          </table:table-cell>
          <table:table-cell table:style-name="ce13" table:number-columns-repeated="3"/>
          <table:table-cell table:style-name="ce13" table:formula="of:=[.P117] - AVERAGE([.P112:.P117])" office:value-type="float" office:value="-0.0392918772526484" calcext:value-type="float">
            <text:p>-0.039</text:p>
          </table:table-cell>
          <table:table-cell table:style-name="ce13" table:formula="of:=[.O117]-[.O116]" office:value-type="float" office:value="1.4486666666669" calcext:value-type="float">
            <text:p>1.449</text:p>
          </table:table-cell>
          <table:table-cell table:style-name="ce13" table:formula="of:=AVERAGE([.P112:.P117])" office:value-type="float" office:value="0.492198275814399" calcext:value-type="float">
            <text:p>0.492</text:p>
          </table:table-cell>
          <table:table-cell table:style-name="ce1"/>
          <table:table-cell table:style-name="ce2" table:formula="of:=LOG([.Y117])" office:value-type="float" office:value="2.5705429398819" calcext:value-type="float">
            <text:p>2.5705429399</text:p>
          </table:table-cell>
          <table:table-cell table:style-name="ce3" table:formula="of:=[.Y116]+1" office:value-type="float" office:value="372" calcext:value-type="float">
            <text:p>372</text:p>
          </table:table-cell>
          <table:table-cell table:number-columns-repeated="999"/>
        </table:table-row>
        <table:table-row table:style-name="ro1">
          <table:table-cell table:style-name="ce5" table:formula="of:=([.B118]-[.B117])/[.B117]" office:value-type="percentage" office:value="0.00513977142113596" calcext:value-type="percentage">
            <text:p>0.51%</text:p>
          </table:table-cell>
          <table:table-cell office:value-type="float" office:value="926.96" calcext:value-type="float">
            <text:p>926.96</text:p>
          </table:table-cell>
          <table:table-cell table:style-name="ce7" table:formula="of:=[.A118]-[.$T$1]" office:value-type="percentage" office:value="0.00403977142113596" calcext:value-type="percentage">
            <text:p>0.40%</text:p>
          </table:table-cell>
          <table:table-cell table:style-name="ce1" table:formula="of:=[.B118]-[.$V$1]" office:value-type="float" office:value="-43.525" calcext:value-type="float">
            <text:p>-43.525</text:p>
          </table:table-cell>
          <table:table-cell table:style-name="ce7" table:formula="of:=SUM([.C117:.C118])" office:value-type="percentage" office:value="0" calcext:value-type="percentage">
            <text:p>0.00%</text:p>
          </table:table-cell>
          <table:table-cell table:style-name="ce8" table:formula="of:=MAX([.$C$1:.C118])-MIN([.$C$1:.C118])" office:value-type="float" office:value="0.0704175797789299" calcext:value-type="float">
            <text:p>0.0704175798</text:p>
          </table:table-cell>
          <table:table-cell table:style-name="ce1" table:formula="of:=STDEV([.D117:.D118])" office:value-type="float" office:value="3.35168614282424" calcext:value-type="float">
            <text:p>3.3516861428</text:p>
          </table:table-cell>
          <table:table-cell table:style-name="ce1" table:formula="of:=[.F118]/[.G118]" office:value-type="float" office:value="0.0210095983866776" calcext:value-type="float">
            <text:p>0.0210095984</text:p>
          </table:table-cell>
          <table:table-cell table:style-name="ce1" table:formula="of:=SUM([.$D$1:.D118])" office:value-type="float" office:value="-275.1" calcext:value-type="float">
            <text:p>-275.1</text:p>
          </table:table-cell>
          <table:table-cell table:style-name="ce1" table:formula="of:=MAX([.$D$1:.D118])-MIN([.$D$1:.D118])" office:value-type="float" office:value="169.25" calcext:value-type="float">
            <text:p>169.25</text:p>
          </table:table-cell>
          <table:table-cell table:style-name="ce1" table:formula="of:=STDEV([.$D$1:.D118])" office:value-type="float" office:value="53.5008563500602" calcext:value-type="float">
            <text:p>53.5008563501</text:p>
          </table:table-cell>
          <table:table-cell table:style-name="ce1" table:formula="of:=[.J118]/[.K118]" office:value-type="float" office:value="3.16350076515756" calcext:value-type="float">
            <text:p>3.1635007652</text:p>
          </table:table-cell>
          <table:table-cell table:style-name="ce1" table:formula="of:=SLOPE([.H78:.H118];[.X78:.X118])" office:value-type="float" office:value="1.38105156259497" calcext:value-type="float">
            <text:p>1.3810515626</text:p>
          </table:table-cell>
          <table:table-cell table:style-name="ce9" table:formula="of:=AVERAGE([.B104:.B118])" office:value-type="float" office:value="926.098666666667" calcext:value-type="float">
            <text:p>926.0986666667</text:p>
          </table:table-cell>
          <table:table-cell table:style-name="ce1" table:formula="of:=[.B118]-[.N118]" office:value-type="float" office:value="0.861333333333391" calcext:value-type="float">
            <text:p>0.8613333333</text:p>
          </table:table-cell>
          <table:table-cell table:style-name="ce15" table:formula="of:=IF(([.M118] &gt; [.U115]);(1-(([.M118]-[.$O$52])/[.$P$52]));(([.M118]-[.$O$52])/[.$P$52]))" office:value-type="float" office:value="0.535942528076571" calcext:value-type="float">
            <text:p>0.536</text:p>
          </table:table-cell>
          <table:table-cell table:style-name="ce13" table:number-columns-repeated="3"/>
          <table:table-cell table:style-name="ce13" table:formula="of:=[.P118] - AVERAGE([.P113:.P118])" office:value-type="float" office:value="0.0334887045055888" calcext:value-type="float">
            <text:p>0.033</text:p>
          </table:table-cell>
          <table:table-cell table:style-name="ce13" table:formula="of:=[.O118]-[.O117]" office:value-type="float" office:value="6.12933333333319" calcext:value-type="float">
            <text:p>6.129</text:p>
          </table:table-cell>
          <table:table-cell table:style-name="ce13" table:formula="of:=AVERAGE([.P113:.P118])" office:value-type="float" office:value="0.502453823570982" calcext:value-type="float">
            <text:p>0.502</text:p>
          </table:table-cell>
          <table:table-cell table:style-name="ce1"/>
          <table:table-cell table:style-name="ce2" table:formula="of:=LOG([.Y118])" office:value-type="float" office:value="2.57170883180869" calcext:value-type="float">
            <text:p>2.5717088318</text:p>
          </table:table-cell>
          <table:table-cell table:style-name="ce3" table:formula="of:=[.Y117]+1" office:value-type="float" office:value="373" calcext:value-type="float">
            <text:p>373</text:p>
          </table:table-cell>
          <table:table-cell table:number-columns-repeated="999"/>
        </table:table-row>
        <table:table-row table:style-name="ro1">
          <table:table-cell table:style-name="ce5" table:formula="of:=([.B119]-[.B118])/[.B118]" office:value-type="percentage" office:value="-0.0172391473202727" calcext:value-type="percentage">
            <text:p>-1.72%</text:p>
          </table:table-cell>
          <table:table-cell office:value-type="float" office:value="910.98" calcext:value-type="float">
            <text:p>910.98</text:p>
          </table:table-cell>
          <table:table-cell table:style-name="ce7" table:formula="of:=[.A119]-[.$T$1]" office:value-type="percentage" office:value="-0.0183391473202727" calcext:value-type="percentage">
            <text:p>-1.83%</text:p>
          </table:table-cell>
          <table:table-cell table:style-name="ce1" table:formula="of:=[.B119]-[.$V$1]" office:value-type="float" office:value="-59.505" calcext:value-type="float">
            <text:p>-59.505</text:p>
          </table:table-cell>
          <table:table-cell table:style-name="ce7" table:formula="of:=SUM([.C118:.C119])" office:value-type="percentage" office:value="0" calcext:value-type="percentage">
            <text:p>0.00%</text:p>
          </table:table-cell>
          <table:table-cell table:style-name="ce8" table:formula="of:=MAX([.$C$1:.C119])-MIN([.$C$1:.C119])" office:value-type="float" office:value="0.0704175797789299" calcext:value-type="float">
            <text:p>0.0704175798</text:p>
          </table:table-cell>
          <table:table-cell table:style-name="ce1" table:formula="of:=STDEV([.D118:.D119])" office:value-type="float" office:value="11.299566363361" calcext:value-type="float">
            <text:p>11.2995663634</text:p>
          </table:table-cell>
          <table:table-cell table:style-name="ce1" table:formula="of:=[.F119]/[.G119]" office:value-type="float" office:value="0.00623188337627359" calcext:value-type="float">
            <text:p>0.0062318834</text:p>
          </table:table-cell>
          <table:table-cell table:style-name="ce1" table:formula="of:=SUM([.$D$1:.D119])" office:value-type="float" office:value="-275.1" calcext:value-type="float">
            <text:p>-275.1</text:p>
          </table:table-cell>
          <table:table-cell table:style-name="ce1" table:formula="of:=MAX([.$D$1:.D119])-MIN([.$D$1:.D119])" office:value-type="float" office:value="169.25" calcext:value-type="float">
            <text:p>169.25</text:p>
          </table:table-cell>
          <table:table-cell table:style-name="ce1" table:formula="of:=STDEV([.$D$1:.D119])" office:value-type="float" office:value="53.2763260981663" calcext:value-type="float">
            <text:p>53.2763260982</text:p>
          </table:table-cell>
          <table:table-cell table:style-name="ce1" table:formula="of:=[.J119]/[.K119]" office:value-type="float" office:value="3.17683317141918" calcext:value-type="float">
            <text:p>3.1768331714</text:p>
          </table:table-cell>
          <table:table-cell table:style-name="ce1" table:formula="of:=SLOPE([.H79:.H119];[.X79:.X119])" office:value-type="float" office:value="1.24155618992691" calcext:value-type="float">
            <text:p>1.2415561899</text:p>
          </table:table-cell>
          <table:table-cell table:style-name="ce9" table:formula="of:=AVERAGE([.B105:.B119])" office:value-type="float" office:value="924.558" calcext:value-type="float">
            <text:p>924.558</text:p>
          </table:table-cell>
          <table:table-cell table:style-name="ce1" table:formula="of:=[.B119]-[.N119]" office:value-type="float" office:value="-13.5779999999997" calcext:value-type="float">
            <text:p>-13.578</text:p>
          </table:table-cell>
          <table:table-cell table:style-name="ce15" table:formula="of:=IF(([.M119] &gt; [.U116]);(1-(([.M119]-[.$O$52])/[.$P$52]));(([.M119]-[.$O$52])/[.$P$52]))" office:value-type="float" office:value="0.523271497767909" calcext:value-type="float">
            <text:p>0.523</text:p>
          </table:table-cell>
          <table:table-cell table:style-name="ce13" table:number-columns-repeated="3"/>
          <table:table-cell table:style-name="ce13" table:formula="of:=[.P119] - AVERAGE([.P114:.P119])" office:value-type="float" office:value="0.0202916719411436" calcext:value-type="float">
            <text:p>0.020</text:p>
          </table:table-cell>
          <table:table-cell table:style-name="ce13" table:formula="of:=[.O119]-[.O118]" office:value-type="float" office:value="-14.4393333333331" calcext:value-type="float">
            <text:p>-14.439</text:p>
          </table:table-cell>
          <table:table-cell table:style-name="ce13" table:formula="of:=AVERAGE([.P114:.P119])" office:value-type="float" office:value="0.502979825826766" calcext:value-type="float">
            <text:p>0.503</text:p>
          </table:table-cell>
          <table:table-cell table:style-name="ce1"/>
          <table:table-cell table:style-name="ce2" table:formula="of:=LOG([.Y119])" office:value-type="float" office:value="2.57287160220048" calcext:value-type="float">
            <text:p>2.5728716022</text:p>
          </table:table-cell>
          <table:table-cell table:style-name="ce3" table:formula="of:=[.Y118]+1" office:value-type="float" office:value="374" calcext:value-type="float">
            <text:p>374</text:p>
          </table:table-cell>
          <table:table-cell table:number-columns-repeated="999"/>
        </table:table-row>
        <table:table-row table:style-name="ro1">
          <table:table-cell table:style-name="ce5" table:formula="of:=([.B120]-[.B119])/[.B119]" office:value-type="percentage" office:value="-0.000340292871413143" calcext:value-type="percentage">
            <text:p>-0.03%</text:p>
          </table:table-cell>
          <table:table-cell office:value-type="float" office:value="910.67" calcext:value-type="float">
            <text:p>910.67</text:p>
          </table:table-cell>
          <table:table-cell table:style-name="ce7" table:formula="of:=[.A120]-[.$T$1]" office:value-type="percentage" office:value="-0.00144029287141314" calcext:value-type="percentage">
            <text:p>-0.14%</text:p>
          </table:table-cell>
          <table:table-cell table:style-name="ce1" table:formula="of:=[.B120]-[.$V$1]" office:value-type="float" office:value="-59.8149999999999" calcext:value-type="float">
            <text:p>-59.815</text:p>
          </table:table-cell>
          <table:table-cell table:style-name="ce7" table:formula="of:=SUM([.C119:.C120])" office:value-type="percentage" office:value="0" calcext:value-type="percentage">
            <text:p>0.00%</text:p>
          </table:table-cell>
          <table:table-cell table:style-name="ce8" table:formula="of:=MAX([.$C$1:.C120])-MIN([.$C$1:.C120])" office:value-type="float" office:value="0.0704175797789299" calcext:value-type="float">
            <text:p>0.0704175798</text:p>
          </table:table-cell>
          <table:table-cell table:style-name="ce1" table:formula="of:=STDEV([.D119:.D120])" office:value-type="float" office:value="0.219203102167791" calcext:value-type="float">
            <text:p>0.2192031022</text:p>
          </table:table-cell>
          <table:table-cell table:style-name="ce1" table:formula="of:=[.F120]/[.G120]" office:value-type="float" office:value="0.32124353662216" calcext:value-type="float">
            <text:p>0.3212435366</text:p>
          </table:table-cell>
          <table:table-cell table:style-name="ce1" table:formula="of:=SUM([.$D$1:.D120])" office:value-type="float" office:value="-275.1" calcext:value-type="float">
            <text:p>-275.1</text:p>
          </table:table-cell>
          <table:table-cell table:style-name="ce1" table:formula="of:=MAX([.$D$1:.D120])-MIN([.$D$1:.D120])" office:value-type="float" office:value="169.25" calcext:value-type="float">
            <text:p>169.25</text:p>
          </table:table-cell>
          <table:table-cell table:style-name="ce1" table:formula="of:=STDEV([.$D$1:.D120])" office:value-type="float" office:value="53.0543267176805" calcext:value-type="float">
            <text:p>53.0543267177</text:p>
          </table:table-cell>
          <table:table-cell table:style-name="ce1" table:formula="of:=[.J120]/[.K120]" office:value-type="float" office:value="3.19012624362637" calcext:value-type="float">
            <text:p>3.1901262436</text:p>
          </table:table-cell>
          <table:table-cell table:style-name="ce1" table:formula="of:=SLOPE([.H80:.H120];[.X80:.X120])" office:value-type="float" office:value="1.97174229630208" calcext:value-type="float">
            <text:p>1.9717422963</text:p>
          </table:table-cell>
          <table:table-cell table:style-name="ce9" table:formula="of:=AVERAGE([.B106:.B120])" office:value-type="float" office:value="922.500666666667" calcext:value-type="float">
            <text:p>922.5006666667</text:p>
          </table:table-cell>
          <table:table-cell table:style-name="ce1" table:formula="of:=[.B120]-[.N120]" office:value-type="float" office:value="-11.8306666666664" calcext:value-type="float">
            <text:p>-11.8306666667</text:p>
          </table:table-cell>
          <table:table-cell table:style-name="ce15" table:formula="of:=IF(([.M120] &gt; [.U117]);(1-(([.M120]-[.$O$52])/[.$P$52]));(([.M120]-[.$O$52])/[.$P$52]))" office:value-type="float" office:value="0.410402214070117" calcext:value-type="float">
            <text:p>0.410</text:p>
          </table:table-cell>
          <table:table-cell table:style-name="ce13" table:number-columns-repeated="3"/>
          <table:table-cell table:style-name="ce13" table:formula="of:=[.P120] - AVERAGE([.P115:.P120])" office:value-type="float" office:value="-0.0762587888754119" calcext:value-type="float">
            <text:p>-0.076</text:p>
          </table:table-cell>
          <table:table-cell table:style-name="ce13" table:formula="of:=[.O120]-[.O119]" office:value-type="float" office:value="1.74733333333336" calcext:value-type="float">
            <text:p>1.747</text:p>
          </table:table-cell>
          <table:table-cell table:style-name="ce13" table:formula="of:=AVERAGE([.P115:.P120])" office:value-type="float" office:value="0.486661002945529" calcext:value-type="float">
            <text:p>0.487</text:p>
          </table:table-cell>
          <table:table-cell table:style-name="ce1"/>
          <table:table-cell table:style-name="ce2" table:formula="of:=LOG([.Y120])" office:value-type="float" office:value="2.57403126772772" calcext:value-type="float">
            <text:p>2.5740312677</text:p>
          </table:table-cell>
          <table:table-cell table:style-name="ce3" table:formula="of:=[.Y119]+1" office:value-type="float" office:value="375" calcext:value-type="float">
            <text:p>375</text:p>
          </table:table-cell>
          <table:table-cell table:number-columns-repeated="999"/>
        </table:table-row>
        <table:table-row table:style-name="ro1">
          <table:table-cell table:style-name="ce5" table:formula="of:=([.B121]-[.B120])/[.B120]" office:value-type="percentage" office:value="-0.00440335137865539" calcext:value-type="percentage">
            <text:p>-0.44%</text:p>
          </table:table-cell>
          <table:table-cell office:value-type="float" office:value="906.66" calcext:value-type="float">
            <text:p>906.66</text:p>
          </table:table-cell>
          <table:table-cell table:style-name="ce7" table:formula="of:=[.A121]-[.$T$1]" office:value-type="percentage" office:value="-0.00550335137865539" calcext:value-type="percentage">
            <text:p>-0.55%</text:p>
          </table:table-cell>
          <table:table-cell table:style-name="ce1" table:formula="of:=[.B121]-[.$V$1]" office:value-type="float" office:value="-63.8250000000001" calcext:value-type="float">
            <text:p>-63.825</text:p>
          </table:table-cell>
          <table:table-cell table:style-name="ce7" table:formula="of:=SUM([.C120:.C121])" office:value-type="percentage" office:value="0" calcext:value-type="percentage">
            <text:p>0.00%</text:p>
          </table:table-cell>
          <table:table-cell table:style-name="ce8" table:formula="of:=MAX([.$C$1:.C121])-MIN([.$C$1:.C121])" office:value-type="float" office:value="0.0704175797789299" calcext:value-type="float">
            <text:p>0.0704175798</text:p>
          </table:table-cell>
          <table:table-cell table:style-name="ce1" table:formula="of:=STDEV([.D120:.D121])" office:value-type="float" office:value="2.83549819255813" calcext:value-type="float">
            <text:p>2.8354981926</text:p>
          </table:table-cell>
          <table:table-cell table:style-name="ce1" table:formula="of:=[.F121]/[.G121]" office:value-type="float" office:value="0.0248342883672941" calcext:value-type="float">
            <text:p>0.0248342884</text:p>
          </table:table-cell>
          <table:table-cell table:style-name="ce1" table:formula="of:=SUM([.$D$1:.D121])" office:value-type="float" office:value="-275.1" calcext:value-type="float">
            <text:p>-275.1</text:p>
          </table:table-cell>
          <table:table-cell table:style-name="ce1" table:formula="of:=MAX([.$D$1:.D121])-MIN([.$D$1:.D121])" office:value-type="float" office:value="169.25" calcext:value-type="float">
            <text:p>169.25</text:p>
          </table:table-cell>
          <table:table-cell table:style-name="ce1" table:formula="of:=STDEV([.$D$1:.D121])" office:value-type="float" office:value="52.8329542047386" calcext:value-type="float">
            <text:p>52.8329542047</text:p>
          </table:table-cell>
          <table:table-cell table:style-name="ce1" table:formula="of:=[.J121]/[.K121]" office:value-type="float" office:value="3.20349301960518" calcext:value-type="float">
            <text:p>3.2034930196</text:p>
          </table:table-cell>
          <table:table-cell table:style-name="ce1" table:formula="of:=SLOPE([.H81:.H121];[.X81:.X121])" office:value-type="float" office:value="1.92761749352782" calcext:value-type="float">
            <text:p>1.9276174935</text:p>
          </table:table-cell>
          <table:table-cell table:style-name="ce9" table:formula="of:=AVERAGE([.B107:.B121])" office:value-type="float" office:value="920.911333333333" calcext:value-type="float">
            <text:p>920.9113333333</text:p>
          </table:table-cell>
          <table:table-cell table:style-name="ce1" table:formula="of:=[.B121]-[.N121]" office:value-type="float" office:value="-14.2513333333335" calcext:value-type="float">
            <text:p>-14.2513333333</text:p>
          </table:table-cell>
          <table:table-cell table:style-name="ce15" table:formula="of:=IF(([.M121] &gt; [.U118]);(1-(([.M121]-[.$O$52])/[.$P$52]));(([.M121]-[.$O$52])/[.$P$52]))" office:value-type="float" office:value="0.585589719550169" calcext:value-type="float">
            <text:p>0.586</text:p>
          </table:table-cell>
          <table:table-cell table:style-name="ce13" table:number-columns-repeated="3"/>
          <table:table-cell table:style-name="ce13" table:formula="of:=[.P121] - AVERAGE([.P116:.P121])" office:value-type="float" office:value="0.0836541634326318" calcext:value-type="float">
            <text:p>0.084</text:p>
          </table:table-cell>
          <table:table-cell table:style-name="ce13" table:formula="of:=[.O121]-[.O120]" office:value-type="float" office:value="-2.4206666666671" calcext:value-type="float">
            <text:p>-2.421</text:p>
          </table:table-cell>
          <table:table-cell table:style-name="ce13" table:formula="of:=AVERAGE([.P116:.P121])" office:value-type="float" office:value="0.501935556117538" calcext:value-type="float">
            <text:p>0.502</text:p>
          </table:table-cell>
          <table:table-cell table:style-name="ce1"/>
          <table:table-cell table:style-name="ce2" table:formula="of:=LOG([.Y121])" office:value-type="float" office:value="2.57518784492766" calcext:value-type="float">
            <text:p>2.5751878449</text:p>
          </table:table-cell>
          <table:table-cell table:style-name="ce3" table:formula="of:=[.Y120]+1" office:value-type="float" office:value="376" calcext:value-type="float">
            <text:p>376</text:p>
          </table:table-cell>
          <table:table-cell table:number-columns-repeated="999"/>
        </table:table-row>
        <table:table-row table:style-name="ro1">
          <table:table-cell table:style-name="ce5" table:formula="of:=([.B122]-[.B121])/[.B121]" office:value-type="percentage" office:value="0.0198861756336445" calcext:value-type="percentage">
            <text:p>1.99%</text:p>
          </table:table-cell>
          <table:table-cell office:value-type="float" office:value="924.69" calcext:value-type="float">
            <text:p>924.69</text:p>
          </table:table-cell>
          <table:table-cell table:style-name="ce7" table:formula="of:=[.A122]-[.$T$1]" office:value-type="percentage" office:value="0.0187861756336445" calcext:value-type="percentage">
            <text:p>1.88%</text:p>
          </table:table-cell>
          <table:table-cell table:style-name="ce1" table:formula="of:=[.B122]-[.$V$1]" office:value-type="float" office:value="-45.795" calcext:value-type="float">
            <text:p>-45.795</text:p>
          </table:table-cell>
          <table:table-cell table:style-name="ce7" table:formula="of:=SUM([.C121:.C122])" office:value-type="percentage" office:value="0" calcext:value-type="percentage">
            <text:p>0.00%</text:p>
          </table:table-cell>
          <table:table-cell table:style-name="ce8" table:formula="of:=MAX([.$C$1:.C122])-MIN([.$C$1:.C122])" office:value-type="float" office:value="0.0704175797789299" calcext:value-type="float">
            <text:p>0.0704175798</text:p>
          </table:table-cell>
          <table:table-cell table:style-name="ce1" table:formula="of:=STDEV([.D121:.D122])" office:value-type="float" office:value="12.7491352647935" calcext:value-type="float">
            <text:p>12.7491352648</text:p>
          </table:table-cell>
          <table:table-cell table:style-name="ce1" table:formula="of:=[.F122]/[.G122]" office:value-type="float" office:value="0.00552332203842771" calcext:value-type="float">
            <text:p>0.005523322</text:p>
          </table:table-cell>
          <table:table-cell table:style-name="ce1" table:formula="of:=SUM([.$D$1:.D122])" office:value-type="float" office:value="-275.1" calcext:value-type="float">
            <text:p>-275.1</text:p>
          </table:table-cell>
          <table:table-cell table:style-name="ce1" table:formula="of:=MAX([.$D$1:.D122])-MIN([.$D$1:.D122])" office:value-type="float" office:value="169.25" calcext:value-type="float">
            <text:p>169.25</text:p>
          </table:table-cell>
          <table:table-cell table:style-name="ce1" table:formula="of:=STDEV([.$D$1:.D122])" office:value-type="float" office:value="52.6434970085865" calcext:value-type="float">
            <text:p>52.6434970086</text:p>
          </table:table-cell>
          <table:table-cell table:style-name="ce1" table:formula="of:=[.J122]/[.K122]" office:value-type="float" office:value="3.21502198025322" calcext:value-type="float">
            <text:p>3.2150219803</text:p>
          </table:table-cell>
          <table:table-cell table:style-name="ce1" table:formula="of:=SLOPE([.H82:.H122];[.X82:.X122])" office:value-type="float" office:value="1.73779227684907" calcext:value-type="float">
            <text:p>1.7377922768</text:p>
          </table:table-cell>
          <table:table-cell table:style-name="ce9" table:formula="of:=AVERAGE([.B108:.B122])" office:value-type="float" office:value="920.502" calcext:value-type="float">
            <text:p>920.502</text:p>
          </table:table-cell>
          <table:table-cell table:style-name="ce1" table:formula="of:=[.B122]-[.N122]" office:value-type="float" office:value="4.1880000000001" calcext:value-type="float">
            <text:p>4.188</text:p>
          </table:table-cell>
          <table:table-cell table:style-name="ce15" table:formula="of:=IF(([.M122] &gt; [.U119]);(1-(([.M122]-[.$O$52])/[.$P$52]));(([.M122]-[.$O$52])/[.$P$52]))" office:value-type="float" office:value="0.431653010641378" calcext:value-type="float">
            <text:p>0.432</text:p>
          </table:table-cell>
          <table:table-cell table:style-name="ce13" table:number-columns-repeated="3"/>
          <table:table-cell table:style-name="ce13" table:formula="of:=[.P122] - AVERAGE([.P117:.P122])" office:value-type="float" office:value="-0.0583078841366048" calcext:value-type="float">
            <text:p>-0.058</text:p>
          </table:table-cell>
          <table:table-cell table:style-name="ce13" table:formula="of:=[.O122]-[.O121]" office:value-type="float" office:value="18.4393333333336" calcext:value-type="float">
            <text:p>18.439</text:p>
          </table:table-cell>
          <table:table-cell table:style-name="ce13" table:formula="of:=AVERAGE([.P117:.P122])" office:value-type="float" office:value="0.489960894777983" calcext:value-type="float">
            <text:p>0.490</text:p>
          </table:table-cell>
          <table:table-cell table:style-name="ce1"/>
          <table:table-cell table:style-name="ce2" table:formula="of:=LOG([.Y122])" office:value-type="float" office:value="2.57634135020579" calcext:value-type="float">
            <text:p>2.5763413502</text:p>
          </table:table-cell>
          <table:table-cell table:style-name="ce3" table:formula="of:=[.Y121]+1" office:value-type="float" office:value="377" calcext:value-type="float">
            <text:p>377</text:p>
          </table:table-cell>
          <table:table-cell table:number-columns-repeated="999"/>
        </table:table-row>
        <table:table-row table:style-name="ro1">
          <table:table-cell table:style-name="ce5" table:formula="of:=([.B123]-[.B122])/[.B122]" office:value-type="percentage" office:value="0.00249813450994381" calcext:value-type="percentage">
            <text:p>0.25%</text:p>
          </table:table-cell>
          <table:table-cell office:value-type="float" office:value="927" calcext:value-type="float">
            <text:p>927</text:p>
          </table:table-cell>
          <table:table-cell table:style-name="ce7" table:formula="of:=[.A123]-[.$T$1]" office:value-type="percentage" office:value="0.00139813450994381" calcext:value-type="percentage">
            <text:p>0.14%</text:p>
          </table:table-cell>
          <table:table-cell table:style-name="ce1" table:formula="of:=[.B123]-[.$V$1]" office:value-type="float" office:value="-43.485" calcext:value-type="float">
            <text:p>-43.485</text:p>
          </table:table-cell>
          <table:table-cell table:style-name="ce7" table:formula="of:=SUM([.C122:.C123])" office:value-type="percentage" office:value="0" calcext:value-type="percentage">
            <text:p>0.00%</text:p>
          </table:table-cell>
          <table:table-cell table:style-name="ce8" table:formula="of:=MAX([.$C$1:.C123])-MIN([.$C$1:.C123])" office:value-type="float" office:value="0.0704175797789299" calcext:value-type="float">
            <text:p>0.0704175798</text:p>
          </table:table-cell>
          <table:table-cell table:style-name="ce1" table:formula="of:=STDEV([.D122:.D123])" office:value-type="float" office:value="1.63341666454089" calcext:value-type="float">
            <text:p>1.6334166645</text:p>
          </table:table-cell>
          <table:table-cell table:style-name="ce1" table:formula="of:=[.F123]/[.G123]" office:value-type="float" office:value="0.0431106044817552" calcext:value-type="float">
            <text:p>0.0431106045</text:p>
          </table:table-cell>
          <table:table-cell table:style-name="ce1" table:formula="of:=SUM([.$D$1:.D123])" office:value-type="float" office:value="-275.1" calcext:value-type="float">
            <text:p>-275.1</text:p>
          </table:table-cell>
          <table:table-cell table:style-name="ce1" table:formula="of:=MAX([.$D$1:.D123])-MIN([.$D$1:.D123])" office:value-type="float" office:value="169.25" calcext:value-type="float">
            <text:p>169.25</text:p>
          </table:table-cell>
          <table:table-cell table:style-name="ce1" table:formula="of:=STDEV([.$D$1:.D123])" office:value-type="float" office:value="52.463306229781" calcext:value-type="float">
            <text:p>52.4633062298</text:p>
          </table:table-cell>
          <table:table-cell table:style-name="ce1" table:formula="of:=[.J123]/[.K123]" office:value-type="float" office:value="3.22606431357398" calcext:value-type="float">
            <text:p>3.2260643136</text:p>
          </table:table-cell>
          <table:table-cell table:style-name="ce1" table:formula="of:=SLOPE([.H83:.H123];[.X83:.X123])" office:value-type="float" office:value="1.64010556003525" calcext:value-type="float">
            <text:p>1.64010556</text:p>
          </table:table-cell>
          <table:table-cell table:style-name="ce9" table:formula="of:=AVERAGE([.B109:.B123])" office:value-type="float" office:value="920.276" calcext:value-type="float">
            <text:p>920.276</text:p>
          </table:table-cell>
          <table:table-cell table:style-name="ce1" table:formula="of:=[.B123]-[.N123]" office:value-type="float" office:value="6.72399999999993" calcext:value-type="float">
            <text:p>6.724</text:p>
          </table:table-cell>
          <table:table-cell table:style-name="ce15" table:formula="of:=IF(([.M123] &gt; [.U120]);(1-(([.M123]-[.$O$52])/[.$P$52]));(([.M123]-[.$O$52])/[.$P$52]))" office:value-type="float" office:value="0.559473638753316" calcext:value-type="float">
            <text:p>0.559</text:p>
          </table:table-cell>
          <table:table-cell table:style-name="ce13" table:number-columns-repeated="3"/>
          <table:table-cell table:style-name="ce13" table:formula="of:=[.P123] - AVERAGE([.P118:.P123])" office:value-type="float" office:value="0.051751537276739" calcext:value-type="float">
            <text:p>0.052</text:p>
          </table:table-cell>
          <table:table-cell table:style-name="ce13" table:formula="of:=[.O123]-[.O122]" office:value-type="float" office:value="2.53599999999983" calcext:value-type="float">
            <text:p>2.536</text:p>
          </table:table-cell>
          <table:table-cell table:style-name="ce13" table:formula="of:=AVERAGE([.P118:.P123])" office:value-type="float" office:value="0.507722101476577" calcext:value-type="float">
            <text:p>0.508</text:p>
          </table:table-cell>
          <table:table-cell table:style-name="ce1"/>
          <table:table-cell table:style-name="ce2" table:formula="of:=LOG([.Y123])" office:value-type="float" office:value="2.57749179983722" calcext:value-type="float">
            <text:p>2.5774917998</text:p>
          </table:table-cell>
          <table:table-cell table:style-name="ce3" table:formula="of:=[.Y122]+1" office:value-type="float" office:value="378" calcext:value-type="float">
            <text:p>378</text:p>
          </table:table-cell>
          <table:table-cell table:number-columns-repeated="999"/>
        </table:table-row>
        <table:table-row table:style-name="ro1">
          <table:table-cell table:style-name="ce5" table:formula="of:=([.B124]-[.B123])/[.B123]" office:value-type="percentage" office:value="-0.00617044228694717" calcext:value-type="percentage">
            <text:p>-0.62%</text:p>
          </table:table-cell>
          <table:table-cell office:value-type="float" office:value="921.28" calcext:value-type="float">
            <text:p>921.28</text:p>
          </table:table-cell>
          <table:table-cell table:style-name="ce7" table:formula="of:=[.A124]-[.$T$1]" office:value-type="percentage" office:value="-0.00727044228694717" calcext:value-type="percentage">
            <text:p>-0.73%</text:p>
          </table:table-cell>
          <table:table-cell table:style-name="ce1" table:formula="of:=[.B124]-[.$V$1]" office:value-type="float" office:value="-49.205" calcext:value-type="float">
            <text:p>-49.205</text:p>
          </table:table-cell>
          <table:table-cell table:style-name="ce7" table:formula="of:=SUM([.C123:.C124])" office:value-type="percentage" office:value="0" calcext:value-type="percentage">
            <text:p>0.00%</text:p>
          </table:table-cell>
          <table:table-cell table:style-name="ce8" table:formula="of:=MAX([.$C$1:.C124])-MIN([.$C$1:.C124])" office:value-type="float" office:value="0.0704175797789299" calcext:value-type="float">
            <text:p>0.0704175798</text:p>
          </table:table-cell>
          <table:table-cell table:style-name="ce1" table:formula="of:=STDEV([.D123:.D124])" office:value-type="float" office:value="4.04465078838707" calcext:value-type="float">
            <text:p>4.0446507884</text:p>
          </table:table-cell>
          <table:table-cell table:style-name="ce1" table:formula="of:=[.F124]/[.G124]" office:value-type="float" office:value="0.0174100518099391" calcext:value-type="float">
            <text:p>0.0174100518</text:p>
          </table:table-cell>
          <table:table-cell table:style-name="ce1" table:formula="of:=SUM([.$D$1:.D124])" office:value-type="float" office:value="-275.1" calcext:value-type="float">
            <text:p>-275.1</text:p>
          </table:table-cell>
          <table:table-cell table:style-name="ce1" table:formula="of:=MAX([.$D$1:.D124])-MIN([.$D$1:.D124])" office:value-type="float" office:value="169.25" calcext:value-type="float">
            <text:p>169.25</text:p>
          </table:table-cell>
          <table:table-cell table:style-name="ce1" table:formula="of:=STDEV([.$D$1:.D124])" office:value-type="float" office:value="52.2685217643203" calcext:value-type="float">
            <text:p>52.2685217643</text:p>
          </table:table-cell>
          <table:table-cell table:style-name="ce1" table:formula="of:=[.J124]/[.K124]" office:value-type="float" office:value="3.23808660139943" calcext:value-type="float">
            <text:p>3.2380866014</text:p>
          </table:table-cell>
          <table:table-cell table:style-name="ce1" table:formula="of:=SLOPE([.H84:.H124];[.X84:.X124])" office:value-type="float" office:value="1.45302495251398" calcext:value-type="float">
            <text:p>1.4530249525</text:p>
          </table:table-cell>
          <table:table-cell table:style-name="ce9" table:formula="of:=AVERAGE([.B110:.B124])" office:value-type="float" office:value="920.118" calcext:value-type="float">
            <text:p>920.118</text:p>
          </table:table-cell>
          <table:table-cell table:style-name="ce1" table:formula="of:=[.B124]-[.N124]" office:value-type="float" office:value="1.16199999999992" calcext:value-type="float">
            <text:p>1.162</text:p>
          </table:table-cell>
          <table:table-cell table:style-name="ce15" table:formula="of:=IF(([.M124] &gt; [.U121]);(1-(([.M124]-[.$O$52])/[.$P$52]));(([.M124]-[.$O$52])/[.$P$52]))" office:value-type="float" office:value="0.457519785492418" calcext:value-type="float">
            <text:p>0.458</text:p>
          </table:table-cell>
          <table:table-cell table:style-name="ce13" table:number-columns-repeated="3"/>
          <table:table-cell table:style-name="ce13" table:formula="of:=[.P124] - AVERAGE([.P119:.P124])" office:value-type="float" office:value="-0.0371318588868001" calcext:value-type="float">
            <text:p>-0.037</text:p>
          </table:table-cell>
          <table:table-cell table:style-name="ce13" table:formula="of:=[.O124]-[.O123]" office:value-type="float" office:value="-5.56200000000001" calcext:value-type="float">
            <text:p>-5.562</text:p>
          </table:table-cell>
          <table:table-cell table:style-name="ce13" table:formula="of:=AVERAGE([.P119:.P124])" office:value-type="float" office:value="0.494651644379218" calcext:value-type="float">
            <text:p>0.495</text:p>
          </table:table-cell>
          <table:table-cell table:style-name="ce1"/>
          <table:table-cell table:style-name="ce2" table:formula="of:=LOG([.Y124])" office:value-type="float" office:value="2.57863920996807" calcext:value-type="float">
            <text:p>2.57863921</text:p>
          </table:table-cell>
          <table:table-cell table:style-name="ce3" table:formula="of:=[.Y123]+1" office:value-type="float" office:value="379" calcext:value-type="float">
            <text:p>379</text:p>
          </table:table-cell>
          <table:table-cell table:number-columns-repeated="999"/>
        </table:table-row>
        <table:table-row table:style-name="ro1">
          <table:table-cell table:style-name="ce5" table:formula="of:=([.B125]-[.B124])/[.B124]" office:value-type="percentage" office:value="-0.00585055574852378" calcext:value-type="percentage">
            <text:p>-0.59%</text:p>
          </table:table-cell>
          <table:table-cell office:value-type="float" office:value="915.89" calcext:value-type="float">
            <text:p>915.89</text:p>
          </table:table-cell>
          <table:table-cell table:style-name="ce7" table:formula="of:=[.A125]-[.$T$1]" office:value-type="percentage" office:value="-0.00695055574852378" calcext:value-type="percentage">
            <text:p>-0.70%</text:p>
          </table:table-cell>
          <table:table-cell table:style-name="ce1" table:formula="of:=[.B125]-[.$V$1]" office:value-type="float" office:value="-54.595" calcext:value-type="float">
            <text:p>-54.595</text:p>
          </table:table-cell>
          <table:table-cell table:style-name="ce7" table:formula="of:=SUM([.C124:.C125])" office:value-type="percentage" office:value="0" calcext:value-type="percentage">
            <text:p>0.00%</text:p>
          </table:table-cell>
          <table:table-cell table:style-name="ce8" table:formula="of:=MAX([.$C$1:.C125])-MIN([.$C$1:.C125])" office:value-type="float" office:value="0.0704175797789299" calcext:value-type="float">
            <text:p>0.0704175798</text:p>
          </table:table-cell>
          <table:table-cell table:style-name="ce1" table:formula="of:=STDEV([.D124:.D125])" office:value-type="float" office:value="3.81130555059548" calcext:value-type="float">
            <text:p>3.8113055506</text:p>
          </table:table-cell>
          <table:table-cell table:style-name="ce1" table:formula="of:=[.F125]/[.G125]" office:value-type="float" office:value="0.0184759733493233" calcext:value-type="float">
            <text:p>0.0184759733</text:p>
          </table:table-cell>
          <table:table-cell table:style-name="ce1" table:formula="of:=SUM([.$D$1:.D125])" office:value-type="float" office:value="-275.1" calcext:value-type="float">
            <text:p>-275.1</text:p>
          </table:table-cell>
          <table:table-cell table:style-name="ce1" table:formula="of:=MAX([.$D$1:.D125])-MIN([.$D$1:.D125])" office:value-type="float" office:value="169.25" calcext:value-type="float">
            <text:p>169.25</text:p>
          </table:table-cell>
          <table:table-cell table:style-name="ce1" table:formula="of:=STDEV([.$D$1:.D125])" office:value-type="float" office:value="52.0652368541993" calcext:value-type="float">
            <text:p>52.0652368542</text:p>
          </table:table-cell>
          <table:table-cell table:style-name="ce1" table:formula="of:=[.J125]/[.K125]" office:value-type="float" office:value="3.25072947375537" calcext:value-type="float">
            <text:p>3.2507294738</text:p>
          </table:table-cell>
          <table:table-cell table:style-name="ce1" table:formula="of:=SLOPE([.H85:.H125];[.X85:.X125])" office:value-type="float" office:value="1.27646261530639" calcext:value-type="float">
            <text:p>1.2764626153</text:p>
          </table:table-cell>
          <table:table-cell table:style-name="ce9" table:formula="of:=AVERAGE([.B111:.B125])" office:value-type="float" office:value="919.313333333333" calcext:value-type="float">
            <text:p>919.3133333333</text:p>
          </table:table-cell>
          <table:table-cell table:style-name="ce1" table:formula="of:=[.B125]-[.N125]" office:value-type="float" office:value="-3.4233333333334" calcext:value-type="float">
            <text:p>-3.4233333333</text:p>
          </table:table-cell>
          <table:table-cell table:style-name="ce15" table:formula="of:=IF(([.M125] &gt; [.U122]);(1-(([.M125]-[.$O$52])/[.$P$52]));(([.M125]-[.$O$52])/[.$P$52]))" office:value-type="float" office:value="0.526442214942901" calcext:value-type="float">
            <text:p>0.526</text:p>
          </table:table-cell>
          <table:table-cell table:style-name="ce13" table:number-columns-repeated="3"/>
          <table:table-cell table:style-name="ce13" table:formula="of:=[.P125] - AVERAGE([.P120:.P125])" office:value-type="float" office:value="0.0312621177011842" calcext:value-type="float">
            <text:p>0.031</text:p>
          </table:table-cell>
          <table:table-cell table:style-name="ce13" table:formula="of:=[.O125]-[.O124]" office:value-type="float" office:value="-4.58533333333332" calcext:value-type="float">
            <text:p>-4.585</text:p>
          </table:table-cell>
          <table:table-cell table:style-name="ce13" table:formula="of:=AVERAGE([.P120:.P125])" office:value-type="float" office:value="0.495180097241716" calcext:value-type="float">
            <text:p>0.495</text:p>
          </table:table-cell>
          <table:table-cell table:style-name="ce1"/>
          <table:table-cell table:style-name="ce2" table:formula="of:=LOG([.Y125])" office:value-type="float" office:value="2.57978359661681" calcext:value-type="float">
            <text:p>2.5797835966</text:p>
          </table:table-cell>
          <table:table-cell table:style-name="ce3" table:formula="of:=[.Y124]+1" office:value-type="float" office:value="380" calcext:value-type="float">
            <text:p>380</text:p>
          </table:table-cell>
          <table:table-cell table:number-columns-repeated="999"/>
        </table:table-row>
        <table:table-row table:style-name="ro1">
          <table:table-cell table:style-name="ce5" table:formula="of:=([.B126]-[.B125])/[.B125]" office:value-type="percentage" office:value="-0.00227101507822984" calcext:value-type="percentage">
            <text:p>-0.23%</text:p>
          </table:table-cell>
          <table:table-cell office:value-type="float" office:value="913.81" calcext:value-type="float">
            <text:p>913.81</text:p>
          </table:table-cell>
          <table:table-cell table:style-name="ce7" table:formula="of:=[.A126]-[.$T$1]" office:value-type="percentage" office:value="-0.00337101507822984" calcext:value-type="percentage">
            <text:p>-0.34%</text:p>
          </table:table-cell>
          <table:table-cell table:style-name="ce1" table:formula="of:=[.B126]-[.$V$1]" office:value-type="float" office:value="-56.675" calcext:value-type="float">
            <text:p>-56.675</text:p>
          </table:table-cell>
          <table:table-cell table:style-name="ce7" table:formula="of:=SUM([.C125:.C126])" office:value-type="percentage" office:value="0" calcext:value-type="percentage">
            <text:p>0.00%</text:p>
          </table:table-cell>
          <table:table-cell table:style-name="ce8" table:formula="of:=MAX([.$C$1:.C126])-MIN([.$C$1:.C126])" office:value-type="float" office:value="0.0704175797789299" calcext:value-type="float">
            <text:p>0.0704175798</text:p>
          </table:table-cell>
          <table:table-cell table:style-name="ce1" table:formula="of:=STDEV([.D125:.D126])" office:value-type="float" office:value="1.47078210486797" calcext:value-type="float">
            <text:p>1.4707821049</text:p>
          </table:table-cell>
          <table:table-cell table:style-name="ce1" table:formula="of:=[.F126]/[.G126]" office:value-type="float" office:value="0.0478776424773344" calcext:value-type="float">
            <text:p>0.0478776425</text:p>
          </table:table-cell>
          <table:table-cell table:style-name="ce1" table:formula="of:=SUM([.$D$1:.D126])" office:value-type="float" office:value="-275.1" calcext:value-type="float">
            <text:p>-275.1</text:p>
          </table:table-cell>
          <table:table-cell table:style-name="ce1" table:formula="of:=MAX([.$D$1:.D126])-MIN([.$D$1:.D126])" office:value-type="float" office:value="169.25" calcext:value-type="float">
            <text:p>169.25</text:p>
          </table:table-cell>
          <table:table-cell table:style-name="ce1" table:formula="of:=STDEV([.$D$1:.D126])" office:value-type="float" office:value="51.861430734615" calcext:value-type="float">
            <text:p>51.8614307346</text:p>
          </table:table-cell>
          <table:table-cell table:style-name="ce1" table:formula="of:=[.J126]/[.K126]" office:value-type="float" office:value="3.26350425745261" calcext:value-type="float">
            <text:p>3.2635042575</text:p>
          </table:table-cell>
          <table:table-cell table:style-name="ce1" table:formula="of:=SLOPE([.H86:.H126];[.X86:.X126])" office:value-type="float" office:value="1.17052256298418" calcext:value-type="float">
            <text:p>1.170522563</text:p>
          </table:table-cell>
          <table:table-cell table:style-name="ce9" table:formula="of:=AVERAGE([.B112:.B126])" office:value-type="float" office:value="918.276666666667" calcext:value-type="float">
            <text:p>918.2766666667</text:p>
          </table:table-cell>
          <table:table-cell table:style-name="ce1" table:formula="of:=[.B126]-[.N126]" office:value-type="float" office:value="-4.4666666666667" calcext:value-type="float">
            <text:p>-4.4666666667</text:p>
          </table:table-cell>
          <table:table-cell table:style-name="ce15" table:formula="of:=IF(([.M126] &gt; [.U123]);(1-(([.M126]-[.$O$52])/[.$P$52]));(([.M126]-[.$O$52])/[.$P$52]))" office:value-type="float" office:value="0.516819174492159" calcext:value-type="float">
            <text:p>0.517</text:p>
          </table:table-cell>
          <table:table-cell table:style-name="ce13" table:number-columns-repeated="3"/>
          <table:table-cell table:style-name="ce13" table:formula="of:=[.P126] - AVERAGE([.P121:.P126])" office:value-type="float" office:value="0.00390291718010205" calcext:value-type="float">
            <text:p>0.004</text:p>
          </table:table-cell>
          <table:table-cell table:style-name="ce13" table:formula="of:=[.O126]-[.O125]" office:value-type="float" office:value="-1.04333333333329" calcext:value-type="float">
            <text:p>-1.043</text:p>
          </table:table-cell>
          <table:table-cell table:style-name="ce13" table:formula="of:=AVERAGE([.P121:.P126])" office:value-type="float" office:value="0.512916257312057" calcext:value-type="float">
            <text:p>0.513</text:p>
          </table:table-cell>
          <table:table-cell table:style-name="ce1"/>
          <table:table-cell table:style-name="ce2" table:formula="of:=LOG([.Y126])" office:value-type="float" office:value="2.58092497567562" calcext:value-type="float">
            <text:p>2.5809249757</text:p>
          </table:table-cell>
          <table:table-cell table:style-name="ce3" table:formula="of:=[.Y125]+1" office:value-type="float" office:value="381" calcext:value-type="float">
            <text:p>381</text:p>
          </table:table-cell>
          <table:table-cell table:number-columns-repeated="999"/>
        </table:table-row>
        <table:table-row table:style-name="ro1">
          <table:table-cell table:style-name="ce5" table:formula="of:=([.B127]-[.B126])/[.B126]" office:value-type="percentage" office:value="0.00818550902266325" calcext:value-type="percentage">
            <text:p>0.82%</text:p>
          </table:table-cell>
          <table:table-cell office:value-type="float" office:value="921.29" calcext:value-type="float">
            <text:p>921.29</text:p>
          </table:table-cell>
          <table:table-cell table:style-name="ce7" table:formula="of:=[.A127]-[.$T$1]" office:value-type="percentage" office:value="0.00708550902266325" calcext:value-type="percentage">
            <text:p>0.71%</text:p>
          </table:table-cell>
          <table:table-cell table:style-name="ce1" table:formula="of:=[.B127]-[.$V$1]" office:value-type="float" office:value="-49.195" calcext:value-type="float">
            <text:p>-49.195</text:p>
          </table:table-cell>
          <table:table-cell table:style-name="ce7" table:formula="of:=SUM([.C126:.C127])" office:value-type="percentage" office:value="0" calcext:value-type="percentage">
            <text:p>0.00%</text:p>
          </table:table-cell>
          <table:table-cell table:style-name="ce8" table:formula="of:=MAX([.$C$1:.C127])-MIN([.$C$1:.C127])" office:value-type="float" office:value="0.0704175797789299" calcext:value-type="float">
            <text:p>0.0704175798</text:p>
          </table:table-cell>
          <table:table-cell table:style-name="ce1" table:formula="of:=STDEV([.D126:.D127])" office:value-type="float" office:value="5.28915872327531" calcext:value-type="float">
            <text:p>5.2891587233</text:p>
          </table:table-cell>
          <table:table-cell table:style-name="ce1" table:formula="of:=[.F127]/[.G127]" office:value-type="float" office:value="0.0133135690311301" calcext:value-type="float">
            <text:p>0.013313569</text:p>
          </table:table-cell>
          <table:table-cell table:style-name="ce1" table:formula="of:=SUM([.$D$1:.D127])" office:value-type="float" office:value="-275.1" calcext:value-type="float">
            <text:p>-275.1</text:p>
          </table:table-cell>
          <table:table-cell table:style-name="ce1" table:formula="of:=MAX([.$D$1:.D127])-MIN([.$D$1:.D127])" office:value-type="float" office:value="169.25" calcext:value-type="float">
            <text:p>169.25</text:p>
          </table:table-cell>
          <table:table-cell table:style-name="ce1" table:formula="of:=STDEV([.$D$1:.D127])" office:value-type="float" office:value="51.6732864676779" calcext:value-type="float">
            <text:p>51.6732864677</text:p>
          </table:table-cell>
          <table:table-cell table:style-name="ce1" table:formula="of:=[.J127]/[.K127]" office:value-type="float" office:value="3.27538679208777" calcext:value-type="float">
            <text:p>3.2753867921</text:p>
          </table:table-cell>
          <table:table-cell table:style-name="ce1" table:formula="of:=SLOPE([.H87:.H127];[.X87:.X127])" office:value-type="float" office:value="0.979345467294352" calcext:value-type="float">
            <text:p>0.9793454673</text:p>
          </table:table-cell>
          <table:table-cell table:style-name="ce9" table:formula="of:=AVERAGE([.B113:.B127])" office:value-type="float" office:value="917.91" calcext:value-type="float">
            <text:p>917.91</text:p>
          </table:table-cell>
          <table:table-cell table:style-name="ce1" table:formula="of:=[.B127]-[.N127]" office:value-type="float" office:value="3.38" calcext:value-type="float">
            <text:p>3.38</text:p>
          </table:table-cell>
          <table:table-cell table:style-name="ce15" table:formula="of:=IF(([.M127] &gt; [.U124]);(1-(([.M127]-[.$O$52])/[.$P$52]));(([.M127]-[.$O$52])/[.$P$52]))" office:value-type="float" office:value="0.500546353320524" calcext:value-type="float">
            <text:p>0.501</text:p>
          </table:table-cell>
          <table:table-cell table:style-name="ce13" table:number-columns-repeated="3"/>
          <table:table-cell table:style-name="ce13" table:formula="of:=[.P127] - AVERAGE([.P122:.P127])" office:value-type="float" office:value="0.00180399038007484" calcext:value-type="float">
            <text:p>0.002</text:p>
          </table:table-cell>
          <table:table-cell table:style-name="ce13" table:formula="of:=[.O127]-[.O126]" office:value-type="float" office:value="7.84666666666669" calcext:value-type="float">
            <text:p>7.847</text:p>
          </table:table-cell>
          <table:table-cell table:style-name="ce13" table:formula="of:=AVERAGE([.P122:.P127])" office:value-type="float" office:value="0.498742362940449" calcext:value-type="float">
            <text:p>0.499</text:p>
          </table:table-cell>
          <table:table-cell table:style-name="ce1"/>
          <table:table-cell table:style-name="ce2" table:formula="of:=LOG([.Y127])" office:value-type="float" office:value="2.58206336291171" calcext:value-type="float">
            <text:p>2.5820633629</text:p>
          </table:table-cell>
          <table:table-cell table:style-name="ce3" table:formula="of:=[.Y126]+1" office:value-type="float" office:value="382" calcext:value-type="float">
            <text:p>382</text:p>
          </table:table-cell>
          <table:table-cell table:number-columns-repeated="999"/>
        </table:table-row>
        <table:table-row table:style-name="ro1">
          <table:table-cell table:style-name="ce5" table:formula="of:=([.B128]-[.B127])/[.B127]" office:value-type="percentage" office:value="0.00898739810483136" calcext:value-type="percentage">
            <text:p>0.90%</text:p>
          </table:table-cell>
          <table:table-cell office:value-type="float" office:value="929.57" calcext:value-type="float">
            <text:p>929.57</text:p>
          </table:table-cell>
          <table:table-cell table:style-name="ce7" table:formula="of:=[.A128]-[.$T$1]" office:value-type="percentage" office:value="0.00788739810483136" calcext:value-type="percentage">
            <text:p>0.79%</text:p>
          </table:table-cell>
          <table:table-cell table:style-name="ce1" table:formula="of:=[.B128]-[.$V$1]" office:value-type="float" office:value="-40.915" calcext:value-type="float">
            <text:p>-40.915</text:p>
          </table:table-cell>
          <table:table-cell table:style-name="ce7" table:formula="of:=SUM([.C127:.C128])" office:value-type="percentage" office:value="0" calcext:value-type="percentage">
            <text:p>0.00%</text:p>
          </table:table-cell>
          <table:table-cell table:style-name="ce8" table:formula="of:=MAX([.$C$1:.C128])-MIN([.$C$1:.C128])" office:value-type="float" office:value="0.0704175797789299" calcext:value-type="float">
            <text:p>0.0704175798</text:p>
          </table:table-cell>
          <table:table-cell table:style-name="ce1" table:formula="of:=STDEV([.D127:.D128])" office:value-type="float" office:value="5.85484414822467" calcext:value-type="float">
            <text:p>5.8548441482</text:p>
          </table:table-cell>
          <table:table-cell table:style-name="ce1" table:formula="of:=[.F128]/[.G128]" office:value-type="float" office:value="0.01202723385904" calcext:value-type="float">
            <text:p>0.0120272339</text:p>
          </table:table-cell>
          <table:table-cell table:style-name="ce1" table:formula="of:=SUM([.$D$1:.D128])" office:value-type="float" office:value="-275.1" calcext:value-type="float">
            <text:p>-275.1</text:p>
          </table:table-cell>
          <table:table-cell table:style-name="ce1" table:formula="of:=MAX([.$D$1:.D128])-MIN([.$D$1:.D128])" office:value-type="float" office:value="169.25" calcext:value-type="float">
            <text:p>169.25</text:p>
          </table:table-cell>
          <table:table-cell table:style-name="ce1" table:formula="of:=STDEV([.$D$1:.D128])" office:value-type="float" office:value="51.5115403542289" calcext:value-type="float">
            <text:p>51.5115403542</text:p>
          </table:table-cell>
          <table:table-cell table:style-name="ce1" table:formula="of:=[.J128]/[.K128]" office:value-type="float" office:value="3.28567149877717" calcext:value-type="float">
            <text:p>3.2856714988</text:p>
          </table:table-cell>
          <table:table-cell table:style-name="ce1" table:formula="of:=SLOPE([.H88:.H128];[.X88:.X128])" office:value-type="float" office:value="0.779216227931173" calcext:value-type="float">
            <text:p>0.7792162279</text:p>
          </table:table-cell>
          <table:table-cell table:style-name="ce9" table:formula="of:=AVERAGE([.B114:.B128])" office:value-type="float" office:value="918.354666666667" calcext:value-type="float">
            <text:p>918.3546666667</text:p>
          </table:table-cell>
          <table:table-cell table:style-name="ce1" table:formula="of:=[.B128]-[.N128]" office:value-type="float" office:value="11.2153333333335" calcext:value-type="float">
            <text:p>11.2153333333</text:p>
          </table:table-cell>
          <table:table-cell table:style-name="ce15" table:formula="of:=IF(([.M128] &gt; [.U125]);(1-(([.M128]-[.$O$52])/[.$P$52]));(([.M128]-[.$O$52])/[.$P$52]))" office:value-type="float" office:value="0.518725047058664" calcext:value-type="float">
            <text:p>0.519</text:p>
          </table:table-cell>
          <table:table-cell table:style-name="ce13" table:number-columns-repeated="3"/>
          <table:table-cell table:style-name="ce13" table:formula="of:=[.P128] - AVERAGE([.P123:.P128])" office:value-type="float" office:value="0.00547067804866697" calcext:value-type="float">
            <text:p>0.005</text:p>
          </table:table-cell>
          <table:table-cell table:style-name="ce13" table:formula="of:=[.O128]-[.O127]" office:value-type="float" office:value="7.83533333333355" calcext:value-type="float">
            <text:p>7.835</text:p>
          </table:table-cell>
          <table:table-cell table:style-name="ce13" table:formula="of:=AVERAGE([.P123:.P128])" office:value-type="float" office:value="0.513254369009997" calcext:value-type="float">
            <text:p>0.513</text:p>
          </table:table-cell>
          <table:table-cell table:style-name="ce1"/>
          <table:table-cell table:style-name="ce2" table:formula="of:=LOG([.Y128])" office:value-type="float" office:value="2.58319877396862" calcext:value-type="float">
            <text:p>2.583198774</text:p>
          </table:table-cell>
          <table:table-cell table:style-name="ce3" table:formula="of:=[.Y127]+1" office:value-type="float" office:value="383" calcext:value-type="float">
            <text:p>383</text:p>
          </table:table-cell>
          <table:table-cell table:number-columns-repeated="999"/>
        </table:table-row>
        <table:table-row table:style-name="ro1">
          <table:table-cell table:style-name="ce5" table:formula="of:=([.B129]-[.B128])/[.B128]" office:value-type="percentage" office:value="0.010499478253386" calcext:value-type="percentage">
            <text:p>1.05%</text:p>
          </table:table-cell>
          <table:table-cell office:value-type="float" office:value="939.33" calcext:value-type="float">
            <text:p>939.33</text:p>
          </table:table-cell>
          <table:table-cell table:style-name="ce7" table:formula="of:=[.A129]-[.$T$1]" office:value-type="percentage" office:value="0.00939947825338597" calcext:value-type="percentage">
            <text:p>0.94%</text:p>
          </table:table-cell>
          <table:table-cell table:style-name="ce1" table:formula="of:=[.B129]-[.$V$1]" office:value-type="float" office:value="-31.155" calcext:value-type="float">
            <text:p>-31.155</text:p>
          </table:table-cell>
          <table:table-cell table:style-name="ce7" table:formula="of:=SUM([.C128:.C129])" office:value-type="percentage" office:value="0" calcext:value-type="percentage">
            <text:p>0.00%</text:p>
          </table:table-cell>
          <table:table-cell table:style-name="ce8" table:formula="of:=MAX([.$C$1:.C129])-MIN([.$C$1:.C129])" office:value-type="float" office:value="0.0704175797789299" calcext:value-type="float">
            <text:p>0.0704175798</text:p>
          </table:table-cell>
          <table:table-cell table:style-name="ce1" table:formula="of:=STDEV([.D128:.D129])" office:value-type="float" office:value="6.9013621843807" calcext:value-type="float">
            <text:p>6.9013621844</text:p>
          </table:table-cell>
          <table:table-cell table:style-name="ce1" table:formula="of:=[.F129]/[.G129]" office:value-type="float" office:value="0.010203432003366" calcext:value-type="float">
            <text:p>0.010203432</text:p>
          </table:table-cell>
          <table:table-cell table:style-name="ce1" table:formula="of:=SUM([.$D$1:.D129])" office:value-type="float" office:value="-275.1" calcext:value-type="float">
            <text:p>-275.1</text:p>
          </table:table-cell>
          <table:table-cell table:style-name="ce1" table:formula="of:=MAX([.$D$1:.D129])-MIN([.$D$1:.D129])" office:value-type="float" office:value="169.25" calcext:value-type="float">
            <text:p>169.25</text:p>
          </table:table-cell>
          <table:table-cell table:style-name="ce1" table:formula="of:=STDEV([.$D$1:.D129])" office:value-type="float" office:value="51.392782613988" calcext:value-type="float">
            <text:p>51.392782614</text:p>
          </table:table-cell>
          <table:table-cell table:style-name="ce1" table:formula="of:=[.J129]/[.K129]" office:value-type="float" office:value="3.29326398360718" calcext:value-type="float">
            <text:p>3.2932639836</text:p>
          </table:table-cell>
          <table:table-cell table:style-name="ce1" table:formula="of:=SLOPE([.H89:.H129];[.X89:.X129])" office:value-type="float" office:value="0.564756912214228" calcext:value-type="float">
            <text:p>0.5647569122</text:p>
          </table:table-cell>
          <table:table-cell table:style-name="ce9" table:formula="of:=AVERAGE([.B115:.B129])" office:value-type="float" office:value="920.494" calcext:value-type="float">
            <text:p>920.494</text:p>
          </table:table-cell>
          <table:table-cell table:style-name="ce1" table:formula="of:=[.B129]-[.N129]" office:value-type="float" office:value="18.8360000000001" calcext:value-type="float">
            <text:p>18.836</text:p>
          </table:table-cell>
          <table:table-cell table:style-name="ce15" table:formula="of:=IF(([.M129] &gt; [.U126]);(1-(([.M129]-[.$O$52])/[.$P$52]));(([.M129]-[.$O$52])/[.$P$52]))" office:value-type="float" office:value="0.5382054100087" calcext:value-type="float">
            <text:p>0.538</text:p>
          </table:table-cell>
          <table:table-cell table:style-name="ce13" table:number-columns-repeated="3"/>
          <table:table-cell table:style-name="ce13" table:formula="of:=[.P129] - AVERAGE([.P124:.P129])" office:value-type="float" office:value="0.0284957457894722" calcext:value-type="float">
            <text:p>0.028</text:p>
          </table:table-cell>
          <table:table-cell table:style-name="ce13" table:formula="of:=[.O129]-[.O128]" office:value-type="float" office:value="7.62066666666658" calcext:value-type="float">
            <text:p>7.621</text:p>
          </table:table-cell>
          <table:table-cell table:style-name="ce13" table:formula="of:=AVERAGE([.P124:.P129])" office:value-type="float" office:value="0.509709664219227" calcext:value-type="float">
            <text:p>0.510</text:p>
          </table:table-cell>
          <table:table-cell table:style-name="ce1"/>
          <table:table-cell table:style-name="ce2" table:formula="of:=LOG([.Y129])" office:value-type="float" office:value="2.58433122436753" calcext:value-type="float">
            <text:p>2.5843312244</text:p>
          </table:table-cell>
          <table:table-cell table:style-name="ce3" table:formula="of:=[.Y128]+1" office:value-type="float" office:value="384" calcext:value-type="float">
            <text:p>384</text:p>
          </table:table-cell>
          <table:table-cell table:number-columns-repeated="999"/>
        </table:table-row>
        <table:table-row table:style-name="ro1">
          <table:table-cell table:style-name="ce5" table:formula="of:=([.B130]-[.B129])/[.B129]" office:value-type="percentage" office:value="-0.00211853129358161" calcext:value-type="percentage">
            <text:p>-0.21%</text:p>
          </table:table-cell>
          <table:table-cell office:value-type="float" office:value="937.34" calcext:value-type="float">
            <text:p>937.34</text:p>
          </table:table-cell>
          <table:table-cell table:style-name="ce7" table:formula="of:=[.A130]-[.$T$1]" office:value-type="percentage" office:value="-0.00321853129358161" calcext:value-type="percentage">
            <text:p>-0.32%</text:p>
          </table:table-cell>
          <table:table-cell table:style-name="ce1" table:formula="of:=[.B130]-[.$V$1]" office:value-type="float" office:value="-33.145" calcext:value-type="float">
            <text:p>-33.145</text:p>
          </table:table-cell>
          <table:table-cell table:style-name="ce7" table:formula="of:=SUM([.C129:.C130])" office:value-type="percentage" office:value="0" calcext:value-type="percentage">
            <text:p>0.00%</text:p>
          </table:table-cell>
          <table:table-cell table:style-name="ce8" table:formula="of:=MAX([.$C$1:.C130])-MIN([.$C$1:.C130])" office:value-type="float" office:value="0.0704175797789299" calcext:value-type="float">
            <text:p>0.0704175798</text:p>
          </table:table-cell>
          <table:table-cell table:style-name="ce1" table:formula="of:=STDEV([.D129:.D130])" office:value-type="float" office:value="1.40714249456124" calcext:value-type="float">
            <text:p>1.4071424946</text:p>
          </table:table-cell>
          <table:table-cell table:style-name="ce1" table:formula="of:=[.F130]/[.G130]" office:value-type="float" office:value="0.0500429629913827" calcext:value-type="float">
            <text:p>0.050042963</text:p>
          </table:table-cell>
          <table:table-cell table:style-name="ce1" table:formula="of:=SUM([.$D$1:.D130])" office:value-type="float" office:value="-275.1" calcext:value-type="float">
            <text:p>-275.1</text:p>
          </table:table-cell>
          <table:table-cell table:style-name="ce1" table:formula="of:=MAX([.$D$1:.D130])-MIN([.$D$1:.D130])" office:value-type="float" office:value="169.25" calcext:value-type="float">
            <text:p>169.25</text:p>
          </table:table-cell>
          <table:table-cell table:style-name="ce1" table:formula="of:=STDEV([.$D$1:.D130])" office:value-type="float" office:value="51.2648123005313" calcext:value-type="float">
            <text:p>51.2648123005</text:p>
          </table:table-cell>
          <table:table-cell table:style-name="ce1" table:formula="of:=[.J130]/[.K130]" office:value-type="float" office:value="3.30148482760066" calcext:value-type="float">
            <text:p>3.3014848276</text:p>
          </table:table-cell>
          <table:table-cell table:style-name="ce1" table:formula="of:=SLOPE([.H90:.H130];[.X90:.X130])" office:value-type="float" office:value="0.500845257803927" calcext:value-type="float">
            <text:p>0.5008452578</text:p>
          </table:table-cell>
          <table:table-cell table:style-name="ce9" table:formula="of:=AVERAGE([.B116:.B130])" office:value-type="float" office:value="922.024" calcext:value-type="float">
            <text:p>922.024</text:p>
          </table:table-cell>
          <table:table-cell table:style-name="ce1" table:formula="of:=[.B130]-[.N130]" office:value-type="float" office:value="15.316" calcext:value-type="float">
            <text:p>15.316</text:p>
          </table:table-cell>
          <table:table-cell table:style-name="ce15" table:formula="of:=IF(([.M130] &gt; [.U127]);(1-(([.M130]-[.$O$52])/[.$P$52]));(([.M130]-[.$O$52])/[.$P$52]))" office:value-type="float" office:value="0.455989189463523" calcext:value-type="float">
            <text:p>0.456</text:p>
          </table:table-cell>
          <table:table-cell table:style-name="ce13" table:number-columns-repeated="3"/>
          <table:table-cell table:style-name="ce13" table:formula="of:=[.P130] - AVERAGE([.P125:.P130])" office:value-type="float" office:value="-0.0534653754175551" calcext:value-type="float">
            <text:p>-0.053</text:p>
          </table:table-cell>
          <table:table-cell table:style-name="ce13" table:formula="of:=[.O130]-[.O129]" office:value-type="float" office:value="-3.5200000000001" calcext:value-type="float">
            <text:p>-3.520</text:p>
          </table:table-cell>
          <table:table-cell table:style-name="ce13" table:formula="of:=AVERAGE([.P125:.P130])" office:value-type="float" office:value="0.509454564881078" calcext:value-type="float">
            <text:p>0.509</text:p>
          </table:table-cell>
          <table:table-cell table:style-name="ce1"/>
          <table:table-cell table:style-name="ce2" table:formula="of:=LOG([.Y130])" office:value-type="float" office:value="2.5854607295085" calcext:value-type="float">
            <text:p>2.5854607295</text:p>
          </table:table-cell>
          <table:table-cell table:style-name="ce3" table:formula="of:=[.Y129]+1" office:value-type="float" office:value="385" calcext:value-type="float">
            <text:p>385</text:p>
          </table:table-cell>
          <table:table-cell table:number-columns-repeated="999"/>
        </table:table-row>
        <table:table-row table:style-name="ro1">
          <table:table-cell table:style-name="ce5" table:formula="of:=([.B131]-[.B130])/[.B130]" office:value-type="percentage" office:value="-0.0094842853180276" calcext:value-type="percentage">
            <text:p>-0.95%</text:p>
          </table:table-cell>
          <table:table-cell office:value-type="float" office:value="928.45" calcext:value-type="float">
            <text:p>928.45</text:p>
          </table:table-cell>
          <table:table-cell table:style-name="ce7" table:formula="of:=[.A131]-[.$T$1]" office:value-type="percentage" office:value="-0.0105842853180276" calcext:value-type="percentage">
            <text:p>-1.06%</text:p>
          </table:table-cell>
          <table:table-cell table:style-name="ce1" table:formula="of:=[.B131]-[.$V$1]" office:value-type="float" office:value="-42.035" calcext:value-type="float">
            <text:p>-42.035</text:p>
          </table:table-cell>
          <table:table-cell table:style-name="ce7" table:formula="of:=SUM([.C130:.C131])" office:value-type="percentage" office:value="0" calcext:value-type="percentage">
            <text:p>0.00%</text:p>
          </table:table-cell>
          <table:table-cell table:style-name="ce8" table:formula="of:=MAX([.$C$1:.C131])-MIN([.$C$1:.C131])" office:value-type="float" office:value="0.0704175797789299" calcext:value-type="float">
            <text:p>0.0704175798</text:p>
          </table:table-cell>
          <table:table-cell table:style-name="ce1" table:formula="of:=STDEV([.D130:.D131])" office:value-type="float" office:value="6.2861792847484" calcext:value-type="float">
            <text:p>6.2861792847</text:p>
          </table:table-cell>
          <table:table-cell table:style-name="ce1" table:formula="of:=[.F131]/[.G131]" office:value-type="float" office:value="0.0112019680936842" calcext:value-type="float">
            <text:p>0.0112019681</text:p>
          </table:table-cell>
          <table:table-cell table:style-name="ce1" table:formula="of:=SUM([.$D$1:.D131])" office:value-type="float" office:value="-275.1" calcext:value-type="float">
            <text:p>-275.1</text:p>
          </table:table-cell>
          <table:table-cell table:style-name="ce1" table:formula="of:=MAX([.$D$1:.D131])-MIN([.$D$1:.D131])" office:value-type="float" office:value="169.25" calcext:value-type="float">
            <text:p>169.25</text:p>
          </table:table-cell>
          <table:table-cell table:style-name="ce1" table:formula="of:=STDEV([.$D$1:.D131])" office:value-type="float" office:value="51.1026272582462" calcext:value-type="float">
            <text:p>51.1026272582</text:p>
          </table:table-cell>
          <table:table-cell table:style-name="ce1" table:formula="of:=[.J131]/[.K131]" office:value-type="float" office:value="3.31196279096764" calcext:value-type="float">
            <text:p>3.311962791</text:p>
          </table:table-cell>
          <table:table-cell table:style-name="ce1" table:formula="of:=SLOPE([.H91:.H131];[.X91:.X131])" office:value-type="float" office:value="0.283940852698081" calcext:value-type="float">
            <text:p>0.2839408527</text:p>
          </table:table-cell>
          <table:table-cell table:style-name="ce9" table:formula="of:=AVERAGE([.B117:.B131])" office:value-type="float" office:value="922.409333333333" calcext:value-type="float">
            <text:p>922.4093333333</text:p>
          </table:table-cell>
          <table:table-cell table:style-name="ce1" table:formula="of:=[.B131]-[.N131]" office:value-type="float" office:value="6.04066666666677" calcext:value-type="float">
            <text:p>6.0406666667</text:p>
          </table:table-cell>
          <table:table-cell table:style-name="ce15" table:formula="of:=IF(([.M131] &gt; [.U128]);(1-(([.M131]-[.$O$52])/[.$P$52]));(([.M131]-[.$O$52])/[.$P$52]))" office:value-type="float" office:value="0.436286727377426" calcext:value-type="float">
            <text:p>0.436</text:p>
          </table:table-cell>
          <table:table-cell table:style-name="ce13" table:number-columns-repeated="3"/>
          <table:table-cell table:style-name="ce13" table:formula="of:=[.P131] - AVERAGE([.P126:.P131])" office:value-type="float" office:value="-0.0581419229094066" calcext:value-type="float">
            <text:p>-0.058</text:p>
          </table:table-cell>
          <table:table-cell table:style-name="ce13" table:formula="of:=[.O131]-[.O130]" office:value-type="float" office:value="-9.27533333333327" calcext:value-type="float">
            <text:p>-9.275</text:p>
          </table:table-cell>
          <table:table-cell table:style-name="ce13" table:formula="of:=AVERAGE([.P126:.P131])" office:value-type="float" office:value="0.494428650286833" calcext:value-type="float">
            <text:p>0.494</text:p>
          </table:table-cell>
          <table:table-cell table:style-name="ce1"/>
          <table:table-cell table:style-name="ce2" table:formula="of:=LOG([.Y131])" office:value-type="float" office:value="2.58658730467175" calcext:value-type="float">
            <text:p>2.5865873047</text:p>
          </table:table-cell>
          <table:table-cell table:style-name="ce3" table:formula="of:=[.Y130]+1" office:value-type="float" office:value="386" calcext:value-type="float">
            <text:p>386</text:p>
          </table:table-cell>
          <table:table-cell table:number-columns-repeated="999"/>
        </table:table-row>
        <table:table-row table:style-name="ro1">
          <table:table-cell table:style-name="ce5" table:formula="of:=([.B132]-[.B131])/[.B131]" office:value-type="percentage" office:value="-0.000689320911196065" calcext:value-type="percentage">
            <text:p>-0.07%</text:p>
          </table:table-cell>
          <table:table-cell office:value-type="float" office:value="927.81" calcext:value-type="float">
            <text:p>927.81</text:p>
          </table:table-cell>
          <table:table-cell table:style-name="ce7" table:formula="of:=[.A132]-[.$T$1]" office:value-type="percentage" office:value="-0.00178932091119606" calcext:value-type="percentage">
            <text:p>-0.18%</text:p>
          </table:table-cell>
          <table:table-cell table:style-name="ce1" table:formula="of:=[.B132]-[.$V$1]" office:value-type="float" office:value="-42.675" calcext:value-type="float">
            <text:p>-42.675</text:p>
          </table:table-cell>
          <table:table-cell table:style-name="ce7" table:formula="of:=SUM([.C131:.C132])" office:value-type="percentage" office:value="0" calcext:value-type="percentage">
            <text:p>0.00%</text:p>
          </table:table-cell>
          <table:table-cell table:style-name="ce8" table:formula="of:=MAX([.$C$1:.C132])-MIN([.$C$1:.C132])" office:value-type="float" office:value="0.0704175797789299" calcext:value-type="float">
            <text:p>0.0704175798</text:p>
          </table:table-cell>
          <table:table-cell table:style-name="ce1" table:formula="of:=STDEV([.D131:.D132])" office:value-type="float" office:value="0.452548339959381" calcext:value-type="float">
            <text:p>0.45254834</text:p>
          </table:table-cell>
          <table:table-cell table:style-name="ce1" table:formula="of:=[.F132]/[.G132]" office:value-type="float" office:value="0.155602338051335" calcext:value-type="float">
            <text:p>0.1556023381</text:p>
          </table:table-cell>
          <table:table-cell table:style-name="ce1" table:formula="of:=SUM([.$D$1:.D132])" office:value-type="float" office:value="-275.1" calcext:value-type="float">
            <text:p>-275.1</text:p>
          </table:table-cell>
          <table:table-cell table:style-name="ce1" table:formula="of:=MAX([.$D$1:.D132])-MIN([.$D$1:.D132])" office:value-type="float" office:value="169.25" calcext:value-type="float">
            <text:p>169.25</text:p>
          </table:table-cell>
          <table:table-cell table:style-name="ce1" table:formula="of:=STDEV([.$D$1:.D132])" office:value-type="float" office:value="50.9398559126026" calcext:value-type="float">
            <text:p>50.9398559126</text:p>
          </table:table-cell>
          <table:table-cell table:style-name="ce1" table:formula="of:=[.J132]/[.K132]" office:value-type="float" office:value="3.32254571529181" calcext:value-type="float">
            <text:p>3.3225457153</text:p>
          </table:table-cell>
          <table:table-cell table:style-name="ce1" table:formula="of:=SLOPE([.H92:.H132];[.X92:.X132])" office:value-type="float" office:value="0.486633238551003" calcext:value-type="float">
            <text:p>0.4866332386</text:p>
          </table:table-cell>
          <table:table-cell table:style-name="ce9" table:formula="of:=AVERAGE([.B118:.B132])" office:value-type="float" office:value="922.782" calcext:value-type="float">
            <text:p>922.782</text:p>
          </table:table-cell>
          <table:table-cell table:style-name="ce1" table:formula="of:=[.B132]-[.N132]" office:value-type="float" office:value="5.02800000000013" calcext:value-type="float">
            <text:p>5.028</text:p>
          </table:table-cell>
          <table:table-cell table:style-name="ce15" table:formula="of:=IF(([.M132] &gt; [.U129]);(1-(([.M132]-[.$O$52])/[.$P$52]));(([.M132]-[.$O$52])/[.$P$52]))" office:value-type="float" office:value="0.454698243941412" calcext:value-type="float">
            <text:p>0.455</text:p>
          </table:table-cell>
          <table:table-cell table:style-name="ce13" table:number-columns-repeated="3"/>
          <table:table-cell table:style-name="ce13" table:formula="of:=[.P132] - AVERAGE([.P127:.P132])" office:value-type="float" office:value="-0.0293769179202962" calcext:value-type="float">
            <text:p>-0.029</text:p>
          </table:table-cell>
          <table:table-cell table:style-name="ce13" table:formula="of:=[.O132]-[.O131]" office:value-type="float" office:value="-1.01266666666663" calcext:value-type="float">
            <text:p>-1.013</text:p>
          </table:table-cell>
          <table:table-cell table:style-name="ce13" table:formula="of:=AVERAGE([.P127:.P132])" office:value-type="float" office:value="0.484075161861708" calcext:value-type="float">
            <text:p>0.484</text:p>
          </table:table-cell>
          <table:table-cell table:style-name="ce1"/>
          <table:table-cell table:style-name="ce2" table:formula="of:=LOG([.Y132])" office:value-type="float" office:value="2.58771096501891" calcext:value-type="float">
            <text:p>2.587710965</text:p>
          </table:table-cell>
          <table:table-cell table:style-name="ce3" table:formula="of:=[.Y131]+1" office:value-type="float" office:value="387" calcext:value-type="float">
            <text:p>387</text:p>
          </table:table-cell>
          <table:table-cell table:number-columns-repeated="999"/>
        </table:table-row>
        <table:table-row table:style-name="ro1">
          <table:table-cell table:style-name="ce5" table:formula="of:=([.B133]-[.B132])/[.B132]" office:value-type="percentage" office:value="0.00877334799150687" calcext:value-type="percentage">
            <text:p>0.88%</text:p>
          </table:table-cell>
          <table:table-cell office:value-type="float" office:value="935.95" calcext:value-type="float">
            <text:p>935.95</text:p>
          </table:table-cell>
          <table:table-cell table:style-name="ce7" table:formula="of:=[.A133]-[.$T$1]" office:value-type="percentage" office:value="0.00767334799150687" calcext:value-type="percentage">
            <text:p>0.77%</text:p>
          </table:table-cell>
          <table:table-cell table:style-name="ce1" table:formula="of:=[.B133]-[.$V$1]" office:value-type="float" office:value="-34.535" calcext:value-type="float">
            <text:p>-34.535</text:p>
          </table:table-cell>
          <table:table-cell table:style-name="ce7" table:formula="of:=SUM([.C132:.C133])" office:value-type="percentage" office:value="0" calcext:value-type="percentage">
            <text:p>0.00%</text:p>
          </table:table-cell>
          <table:table-cell table:style-name="ce8" table:formula="of:=MAX([.$C$1:.C133])-MIN([.$C$1:.C133])" office:value-type="float" office:value="0.0704175797789299" calcext:value-type="float">
            <text:p>0.0704175798</text:p>
          </table:table-cell>
          <table:table-cell table:style-name="ce1" table:formula="of:=STDEV([.D132:.D133])" office:value-type="float" office:value="5.75584919885849" calcext:value-type="float">
            <text:p>5.7558491989</text:p>
          </table:table-cell>
          <table:table-cell table:style-name="ce1" table:formula="of:=[.F133]/[.G133]" office:value-type="float" office:value="0.0122340904610384" calcext:value-type="float">
            <text:p>0.0122340905</text:p>
          </table:table-cell>
          <table:table-cell table:style-name="ce1" table:formula="of:=SUM([.$D$1:.D133])" office:value-type="float" office:value="-275.1" calcext:value-type="float">
            <text:p>-275.1</text:p>
          </table:table-cell>
          <table:table-cell table:style-name="ce1" table:formula="of:=MAX([.$D$1:.D133])-MIN([.$D$1:.D133])" office:value-type="float" office:value="169.25" calcext:value-type="float">
            <text:p>169.25</text:p>
          </table:table-cell>
          <table:table-cell table:style-name="ce1" table:formula="of:=STDEV([.$D$1:.D133])" office:value-type="float" office:value="50.8085097501647" calcext:value-type="float">
            <text:p>50.8085097502</text:p>
          </table:table-cell>
          <table:table-cell table:style-name="ce1" table:formula="of:=[.J133]/[.K133]" office:value-type="float" office:value="3.33113489909929" calcext:value-type="float">
            <text:p>3.3311348991</text:p>
          </table:table-cell>
          <table:table-cell table:style-name="ce1" table:formula="of:=SLOPE([.H93:.H133];[.X93:.X133])" office:value-type="float" office:value="0.466916400251399" calcext:value-type="float">
            <text:p>0.4669164003</text:p>
          </table:table-cell>
          <table:table-cell table:style-name="ce9" table:formula="of:=AVERAGE([.B119:.B133])" office:value-type="float" office:value="923.381333333333" calcext:value-type="float">
            <text:p>923.3813333333</text:p>
          </table:table-cell>
          <table:table-cell table:style-name="ce1" table:formula="of:=[.B133]-[.N133]" office:value-type="float" office:value="12.5686666666667" calcext:value-type="float">
            <text:p>12.5686666667</text:p>
          </table:table-cell>
          <table:table-cell table:style-name="ce15" table:formula="of:=IF(([.M133] &gt; [.U130]);(1-(([.M133]-[.$O$52])/[.$P$52]));(([.M133]-[.$O$52])/[.$P$52]))" office:value-type="float" office:value="0.547092730561232" calcext:value-type="float">
            <text:p>0.547</text:p>
          </table:table-cell>
          <table:table-cell table:style-name="ce13" table:number-columns-repeated="3"/>
          <table:table-cell table:style-name="ce13" table:formula="of:=[.P133] - AVERAGE([.P128:.P133])" office:value-type="float" office:value="0.0552598391594059" calcext:value-type="float">
            <text:p>0.055</text:p>
          </table:table-cell>
          <table:table-cell table:style-name="ce13" table:formula="of:=[.O133]-[.O132]" office:value-type="float" office:value="7.54066666666654" calcext:value-type="float">
            <text:p>7.541</text:p>
          </table:table-cell>
          <table:table-cell table:style-name="ce13" table:formula="of:=AVERAGE([.P128:.P133])" office:value-type="float" office:value="0.491832891401826" calcext:value-type="float">
            <text:p>0.492</text:p>
          </table:table-cell>
          <table:table-cell table:style-name="ce1"/>
          <table:table-cell table:style-name="ce2" table:formula="of:=LOG([.Y133])" office:value-type="float" office:value="2.58883172559421" calcext:value-type="float">
            <text:p>2.5888317256</text:p>
          </table:table-cell>
          <table:table-cell table:style-name="ce3" table:formula="of:=[.Y132]+1" office:value-type="float" office:value="388" calcext:value-type="float">
            <text:p>388</text:p>
          </table:table-cell>
          <table:table-cell table:number-columns-repeated="999"/>
        </table:table-row>
        <table:table-row table:style-name="ro1">
          <table:table-cell table:style-name="ce5" table:formula="of:=([.B134]-[.B133])/[.B133]" office:value-type="percentage" office:value="-0.0100966931994231" calcext:value-type="percentage">
            <text:p>-1.01%</text:p>
          </table:table-cell>
          <table:table-cell office:value-type="float" office:value="926.5" calcext:value-type="float">
            <text:p>926.5</text:p>
          </table:table-cell>
          <table:table-cell table:style-name="ce7" table:formula="of:=[.A134]-[.$T$1]" office:value-type="percentage" office:value="-0.0111966931994231" calcext:value-type="percentage">
            <text:p>-1.12%</text:p>
          </table:table-cell>
          <table:table-cell table:style-name="ce1" table:formula="of:=[.B134]-[.$V$1]" office:value-type="float" office:value="-43.985" calcext:value-type="float">
            <text:p>-43.985</text:p>
          </table:table-cell>
          <table:table-cell table:style-name="ce7" table:formula="of:=SUM([.C133:.C134])" office:value-type="percentage" office:value="0" calcext:value-type="percentage">
            <text:p>0.00%</text:p>
          </table:table-cell>
          <table:table-cell table:style-name="ce8" table:formula="of:=MAX([.$C$1:.C134])-MIN([.$C$1:.C134])" office:value-type="float" office:value="0.0704175797789299" calcext:value-type="float">
            <text:p>0.0704175798</text:p>
          </table:table-cell>
          <table:table-cell table:style-name="ce1" table:formula="of:=STDEV([.D133:.D134])" office:value-type="float" office:value="6.68215908221291" calcext:value-type="float">
            <text:p>6.6821590822</text:p>
          </table:table-cell>
          <table:table-cell table:style-name="ce1" table:formula="of:=[.F134]/[.G134]" office:value-type="float" office:value="0.0105381477622065" calcext:value-type="float">
            <text:p>0.0105381478</text:p>
          </table:table-cell>
          <table:table-cell table:style-name="ce1" table:formula="of:=SUM([.$D$1:.D134])" office:value-type="float" office:value="-275.1" calcext:value-type="float">
            <text:p>-275.1</text:p>
          </table:table-cell>
          <table:table-cell table:style-name="ce1" table:formula="of:=MAX([.$D$1:.D134])-MIN([.$D$1:.D134])" office:value-type="float" office:value="169.25" calcext:value-type="float">
            <text:p>169.25</text:p>
          </table:table-cell>
          <table:table-cell table:style-name="ce1" table:formula="of:=STDEV([.$D$1:.D134])" office:value-type="float" office:value="50.6444913357774" calcext:value-type="float">
            <text:p>50.6444913358</text:p>
          </table:table-cell>
          <table:table-cell table:style-name="ce1" table:formula="of:=[.J134]/[.K134]" office:value-type="float" office:value="3.34192318919461" calcext:value-type="float">
            <text:p>3.3419231892</text:p>
          </table:table-cell>
          <table:table-cell table:style-name="ce1" table:formula="of:=SLOPE([.H94:.H134];[.X94:.X134])" office:value-type="float" office:value="0.230122643148303" calcext:value-type="float">
            <text:p>0.2301226431</text:p>
          </table:table-cell>
          <table:table-cell table:style-name="ce9" table:formula="of:=AVERAGE([.B120:.B134])" office:value-type="float" office:value="924.416" calcext:value-type="float">
            <text:p>924.416</text:p>
          </table:table-cell>
          <table:table-cell table:style-name="ce1" table:formula="of:=[.B134]-[.N134]" office:value-type="float" office:value="2.08399999999995" calcext:value-type="float">
            <text:p>2.084</text:p>
          </table:table-cell>
          <table:table-cell table:style-name="ce15" table:formula="of:=IF(([.M134] &gt; [.U131]);(1-(([.M134]-[.$O$52])/[.$P$52]));(([.M134]-[.$O$52])/[.$P$52]))" office:value-type="float" office:value="0.568601837392288" calcext:value-type="float">
            <text:p>0.569</text:p>
          </table:table-cell>
          <table:table-cell table:style-name="ce13" table:number-columns-repeated="3"/>
          <table:table-cell table:style-name="ce13" table:formula="of:=[.P134] - AVERAGE([.P129:.P134])" office:value-type="float" office:value="0.0684561476015245" calcext:value-type="float">
            <text:p>0.068</text:p>
          </table:table-cell>
          <table:table-cell table:style-name="ce13" table:formula="of:=[.O134]-[.O133]" office:value-type="float" office:value="-10.4846666666667" calcext:value-type="float">
            <text:p>-10.485</text:p>
          </table:table-cell>
          <table:table-cell table:style-name="ce13" table:formula="of:=AVERAGE([.P129:.P134])" office:value-type="float" office:value="0.500145689790763" calcext:value-type="float">
            <text:p>0.500</text:p>
          </table:table-cell>
          <table:table-cell table:style-name="ce1"/>
          <table:table-cell table:style-name="ce2" table:formula="of:=LOG([.Y134])" office:value-type="float" office:value="2.58994960132571" calcext:value-type="float">
            <text:p>2.5899496013</text:p>
          </table:table-cell>
          <table:table-cell table:style-name="ce3" table:formula="of:=[.Y133]+1" office:value-type="float" office:value="389" calcext:value-type="float">
            <text:p>389</text:p>
          </table:table-cell>
          <table:table-cell table:number-columns-repeated="999"/>
        </table:table-row>
        <table:table-row table:style-name="ro1">
          <table:table-cell table:style-name="ce5" table:formula="of:=([.B135]-[.B134])/[.B134]" office:value-type="percentage" office:value="0.00278467350242854" calcext:value-type="percentage">
            <text:p>0.28%</text:p>
          </table:table-cell>
          <table:table-cell office:value-type="float" office:value="929.08" calcext:value-type="float">
            <text:p>929.08</text:p>
          </table:table-cell>
          <table:table-cell table:style-name="ce7" table:formula="of:=[.A135]-[.$T$1]" office:value-type="percentage" office:value="0.00168467350242854" calcext:value-type="percentage">
            <text:p>0.17%</text:p>
          </table:table-cell>
          <table:table-cell table:style-name="ce1" table:formula="of:=[.B135]-[.$V$1]" office:value-type="float" office:value="-41.405" calcext:value-type="float">
            <text:p>-41.405</text:p>
          </table:table-cell>
          <table:table-cell table:style-name="ce7" table:formula="of:=SUM([.C134:.C135])" office:value-type="percentage" office:value="0" calcext:value-type="percentage">
            <text:p>0.00%</text:p>
          </table:table-cell>
          <table:table-cell table:style-name="ce8" table:formula="of:=MAX([.$C$1:.C135])-MIN([.$C$1:.C135])" office:value-type="float" office:value="0.0704175797789299" calcext:value-type="float">
            <text:p>0.0704175798</text:p>
          </table:table-cell>
          <table:table-cell table:style-name="ce1" table:formula="of:=STDEV([.D134:.D135])" office:value-type="float" office:value="1.82433549546132" calcext:value-type="float">
            <text:p>1.8243354955</text:p>
          </table:table-cell>
          <table:table-cell table:style-name="ce1" table:formula="of:=[.F135]/[.G135]" office:value-type="float" office:value="0.0385990295941281" calcext:value-type="float">
            <text:p>0.0385990296</text:p>
          </table:table-cell>
          <table:table-cell table:style-name="ce1" table:formula="of:=SUM([.$D$1:.D135])" office:value-type="float" office:value="-275.1" calcext:value-type="float">
            <text:p>-275.1</text:p>
          </table:table-cell>
          <table:table-cell table:style-name="ce1" table:formula="of:=MAX([.$D$1:.D135])-MIN([.$D$1:.D135])" office:value-type="float" office:value="169.25" calcext:value-type="float">
            <text:p>169.25</text:p>
          </table:table-cell>
          <table:table-cell table:style-name="ce1" table:formula="of:=STDEV([.$D$1:.D135])" office:value-type="float" office:value="50.4897230409058" calcext:value-type="float">
            <text:p>50.4897230409</text:p>
          </table:table-cell>
          <table:table-cell table:style-name="ce1" table:formula="of:=[.J135]/[.K135]" office:value-type="float" office:value="3.35216732844577" calcext:value-type="float">
            <text:p>3.3521673284</text:p>
          </table:table-cell>
          <table:table-cell table:style-name="ce1" table:formula="of:=SLOPE([.H95:.H135];[.X95:.X135])" office:value-type="float" office:value="0.144660444590396" calcext:value-type="float">
            <text:p>0.1446604446</text:p>
          </table:table-cell>
          <table:table-cell table:style-name="ce9" table:formula="of:=AVERAGE([.B121:.B135])" office:value-type="float" office:value="925.643333333333" calcext:value-type="float">
            <text:p>925.6433333333</text:p>
          </table:table-cell>
          <table:table-cell table:style-name="ce1" table:formula="of:=[.B135]-[.N135]" office:value-type="float" office:value="3.43666666666672" calcext:value-type="float">
            <text:p>3.4366666667</text:p>
          </table:table-cell>
          <table:table-cell table:style-name="ce15" table:formula="of:=IF(([.M135] &gt; [.U132]);(1-(([.M135]-[.$O$52])/[.$P$52]));(([.M135]-[.$O$52])/[.$P$52]))" office:value-type="float" office:value="0.576364776674503" calcext:value-type="float">
            <text:p>0.576</text:p>
          </table:table-cell>
          <table:table-cell table:style-name="ce13" table:number-columns-repeated="3"/>
          <table:table-cell table:style-name="ce13" table:formula="of:=[.P135] - AVERAGE([.P130:.P135])" office:value-type="float" office:value="0.0698591924394391" calcext:value-type="float">
            <text:p>0.070</text:p>
          </table:table-cell>
          <table:table-cell table:style-name="ce13" table:formula="of:=[.O135]-[.O134]" office:value-type="float" office:value="1.35266666666678" calcext:value-type="float">
            <text:p>1.353</text:p>
          </table:table-cell>
          <table:table-cell table:style-name="ce13" table:formula="of:=AVERAGE([.P130:.P135])" office:value-type="float" office:value="0.506505584235064" calcext:value-type="float">
            <text:p>0.507</text:p>
          </table:table-cell>
          <table:table-cell table:style-name="ce1"/>
          <table:table-cell table:style-name="ce2" table:formula="of:=LOG([.Y135])" office:value-type="float" office:value="2.5910646070265" calcext:value-type="float">
            <text:p>2.591064607</text:p>
          </table:table-cell>
          <table:table-cell table:style-name="ce3" table:formula="of:=[.Y134]+1" office:value-type="float" office:value="390" calcext:value-type="float">
            <text:p>390</text:p>
          </table:table-cell>
          <table:table-cell table:number-columns-repeated="999"/>
        </table:table-row>
        <table:table-row table:style-name="ro1">
          <table:table-cell table:style-name="ce5" table:formula="of:=([.B136]-[.B135])/[.B135]" office:value-type="percentage" office:value="0.00321823739613382" calcext:value-type="percentage">
            <text:p>0.32%</text:p>
          </table:table-cell>
          <table:table-cell office:value-type="float" office:value="932.07" calcext:value-type="float">
            <text:p>932.07</text:p>
          </table:table-cell>
          <table:table-cell table:style-name="ce7" table:formula="of:=[.A136]-[.$T$1]" office:value-type="percentage" office:value="0.00211823739613382" calcext:value-type="percentage">
            <text:p>0.21%</text:p>
          </table:table-cell>
          <table:table-cell table:style-name="ce1" table:formula="of:=[.B136]-[.$V$1]" office:value-type="float" office:value="-38.415" calcext:value-type="float">
            <text:p>-38.415</text:p>
          </table:table-cell>
          <table:table-cell table:style-name="ce7" table:formula="of:=SUM([.C135:.C136])" office:value-type="percentage" office:value="0" calcext:value-type="percentage">
            <text:p>0.00%</text:p>
          </table:table-cell>
          <table:table-cell table:style-name="ce8" table:formula="of:=MAX([.$C$1:.C136])-MIN([.$C$1:.C136])" office:value-type="float" office:value="0.0704175797789299" calcext:value-type="float">
            <text:p>0.0704175798</text:p>
          </table:table-cell>
          <table:table-cell table:style-name="ce1" table:formula="of:=STDEV([.D135:.D136])" office:value-type="float" office:value="2.11424927574778" calcext:value-type="float">
            <text:p>2.1142492757</text:p>
          </table:table-cell>
          <table:table-cell table:style-name="ce1" table:formula="of:=[.F136]/[.G136]" office:value-type="float" office:value="0.0333061860711879" calcext:value-type="float">
            <text:p>0.0333061861</text:p>
          </table:table-cell>
          <table:table-cell table:style-name="ce1" table:formula="of:=SUM([.$D$1:.D136])" office:value-type="float" office:value="-275.1" calcext:value-type="float">
            <text:p>-275.1</text:p>
          </table:table-cell>
          <table:table-cell table:style-name="ce1" table:formula="of:=MAX([.$D$1:.D136])-MIN([.$D$1:.D136])" office:value-type="float" office:value="169.25" calcext:value-type="float">
            <text:p>169.25</text:p>
          </table:table-cell>
          <table:table-cell table:style-name="ce1" table:formula="of:=STDEV([.$D$1:.D136])" office:value-type="float" office:value="50.346336561658" calcext:value-type="float">
            <text:p>50.3463365617</text:p>
          </table:table-cell>
          <table:table-cell table:style-name="ce1" table:formula="of:=[.J136]/[.K136]" office:value-type="float" office:value="3.36171430850234" calcext:value-type="float">
            <text:p>3.3617143085</text:p>
          </table:table-cell>
          <table:table-cell table:style-name="ce1" table:formula="of:=SLOPE([.H96:.H136];[.X96:.X136])" office:value-type="float" office:value="-0.0175889287715146" calcext:value-type="float">
            <text:p>-0.0175889288</text:p>
          </table:table-cell>
          <table:table-cell table:style-name="ce9" table:formula="of:=AVERAGE([.B122:.B136])" office:value-type="float" office:value="927.337333333333" calcext:value-type="float">
            <text:p>927.3373333333</text:p>
          </table:table-cell>
          <table:table-cell table:style-name="ce1" table:formula="of:=[.B136]-[.N136]" office:value-type="float" office:value="4.73266666666666" calcext:value-type="float">
            <text:p>4.7326666667</text:p>
          </table:table-cell>
          <table:table-cell table:style-name="ce15" table:formula="of:=IF(([.M136] &gt; [.U133]);(1-(([.M136]-[.$O$52])/[.$P$52]));(([.M136]-[.$O$52])/[.$P$52]))" office:value-type="float" office:value="0.408897338561948" calcext:value-type="float">
            <text:p>0.409</text:p>
          </table:table-cell>
          <table:table-cell table:style-name="ce13" table:number-columns-repeated="3"/>
          <table:table-cell table:style-name="ce13" table:formula="of:=[.P136] - AVERAGE([.P131:.P136])" office:value-type="float" office:value="-0.0897596038561868" calcext:value-type="float">
            <text:p>-0.090</text:p>
          </table:table-cell>
          <table:table-cell table:style-name="ce13" table:formula="of:=[.O136]-[.O135]" office:value-type="float" office:value="1.29599999999994" calcext:value-type="float">
            <text:p>1.296</text:p>
          </table:table-cell>
          <table:table-cell table:style-name="ce13" table:formula="of:=AVERAGE([.P131:.P136])" office:value-type="float" office:value="0.498656942418135" calcext:value-type="float">
            <text:p>0.499</text:p>
          </table:table-cell>
          <table:table-cell table:style-name="ce1"/>
          <table:table-cell table:style-name="ce2" table:formula="of:=LOG([.Y136])" office:value-type="float" office:value="2.59217675739587" calcext:value-type="float">
            <text:p>2.5921767574</text:p>
          </table:table-cell>
          <table:table-cell table:style-name="ce3" table:formula="of:=[.Y135]+1" office:value-type="float" office:value="391" calcext:value-type="float">
            <text:p>391</text:p>
          </table:table-cell>
          <table:table-cell table:number-columns-repeated="999"/>
        </table:table-row>
        <table:table-row table:style-name="ro1">
          <table:table-cell table:style-name="ce5" table:formula="of:=([.B137]-[.B136])/[.B136]" office:value-type="percentage" office:value="0.00324009999248981" calcext:value-type="percentage">
            <text:p>0.32%</text:p>
          </table:table-cell>
          <table:table-cell office:value-type="float" office:value="935.09" calcext:value-type="float">
            <text:p>935.09</text:p>
          </table:table-cell>
          <table:table-cell table:style-name="ce7" table:formula="of:=[.A137]-[.$T$1]" office:value-type="percentage" office:value="0.00214009999248981" calcext:value-type="percentage">
            <text:p>0.21%</text:p>
          </table:table-cell>
          <table:table-cell table:style-name="ce1" table:formula="of:=[.B137]-[.$V$1]" office:value-type="float" office:value="-35.395" calcext:value-type="float">
            <text:p>-35.395</text:p>
          </table:table-cell>
          <table:table-cell table:style-name="ce7" table:formula="of:=SUM([.C136:.C137])" office:value-type="percentage" office:value="0" calcext:value-type="percentage">
            <text:p>0.00%</text:p>
          </table:table-cell>
          <table:table-cell table:style-name="ce8" table:formula="of:=MAX([.$C$1:.C137])-MIN([.$C$1:.C137])" office:value-type="float" office:value="0.0704175797789299" calcext:value-type="float">
            <text:p>0.0704175798</text:p>
          </table:table-cell>
          <table:table-cell table:style-name="ce1" table:formula="of:=STDEV([.D136:.D137])" office:value-type="float" office:value="2.13546247918336" calcext:value-type="float">
            <text:p>2.1354624792</text:p>
          </table:table-cell>
          <table:table-cell table:style-name="ce1" table:formula="of:=[.F137]/[.G137]" office:value-type="float" office:value="0.0329753299181631" calcext:value-type="float">
            <text:p>0.0329753299</text:p>
          </table:table-cell>
          <table:table-cell table:style-name="ce1" table:formula="of:=SUM([.$D$1:.D137])" office:value-type="float" office:value="-275.1" calcext:value-type="float">
            <text:p>-275.1</text:p>
          </table:table-cell>
          <table:table-cell table:style-name="ce1" table:formula="of:=MAX([.$D$1:.D137])-MIN([.$D$1:.D137])" office:value-type="float" office:value="169.25" calcext:value-type="float">
            <text:p>169.25</text:p>
          </table:table-cell>
          <table:table-cell table:style-name="ce1" table:formula="of:=STDEV([.$D$1:.D137])" office:value-type="float" office:value="50.2153730267318" calcext:value-type="float">
            <text:p>50.2153730267</text:p>
          </table:table-cell>
          <table:table-cell table:style-name="ce1" table:formula="of:=[.J137]/[.K137]" office:value-type="float" office:value="3.37048178273814" calcext:value-type="float">
            <text:p>3.3704817827</text:p>
          </table:table-cell>
          <table:table-cell table:style-name="ce1" table:formula="of:=SLOPE([.H97:.H137];[.X97:.X137])" office:value-type="float" office:value="-0.0976964317730892" calcext:value-type="float">
            <text:p>-0.0976964318</text:p>
          </table:table-cell>
          <table:table-cell table:style-name="ce9" table:formula="of:=AVERAGE([.B123:.B137])" office:value-type="float" office:value="928.030666666667" calcext:value-type="float">
            <text:p>928.0306666667</text:p>
          </table:table-cell>
          <table:table-cell table:style-name="ce1" table:formula="of:=[.B137]-[.N137]" office:value-type="float" office:value="7.05933333333326" calcext:value-type="float">
            <text:p>7.0593333333</text:p>
          </table:table-cell>
          <table:table-cell table:style-name="ce15" table:formula="of:=IF(([.M137] &gt; [.U134]);(1-(([.M137]-[.$O$52])/[.$P$52]));(([.M137]-[.$O$52])/[.$P$52]))" office:value-type="float" office:value="0.598379208172685" calcext:value-type="float">
            <text:p>0.598</text:p>
          </table:table-cell>
          <table:table-cell table:style-name="ce13" table:number-columns-repeated="3"/>
          <table:table-cell table:style-name="ce13" table:formula="of:=[.P137] - AVERAGE([.P132:.P137])" office:value-type="float" office:value="0.0727068522886738" calcext:value-type="float">
            <text:p>0.073</text:p>
          </table:table-cell>
          <table:table-cell table:style-name="ce13" table:formula="of:=[.O137]-[.O136]" office:value-type="float" office:value="2.3266666666666" calcext:value-type="float">
            <text:p>2.327</text:p>
          </table:table-cell>
          <table:table-cell table:style-name="ce13" table:formula="of:=AVERAGE([.P132:.P137])" office:value-type="float" office:value="0.525672355884011" calcext:value-type="float">
            <text:p>0.526</text:p>
          </table:table-cell>
          <table:table-cell table:style-name="ce1"/>
          <table:table-cell table:style-name="ce2" table:formula="of:=LOG([.Y137])" office:value-type="float" office:value="2.59328606702046" calcext:value-type="float">
            <text:p>2.593286067</text:p>
          </table:table-cell>
          <table:table-cell table:style-name="ce3" table:formula="of:=[.Y136]+1" office:value-type="float" office:value="392" calcext:value-type="float">
            <text:p>392</text:p>
          </table:table-cell>
          <table:table-cell table:number-columns-repeated="999"/>
        </table:table-row>
        <table:table-row table:style-name="ro1">
          <table:table-cell table:style-name="ce5" table:formula="of:=([.B138]-[.B137])/[.B137]" office:value-type="percentage" office:value="-0.0106727694660407" calcext:value-type="percentage">
            <text:p>-1.07%</text:p>
          </table:table-cell>
          <table:table-cell office:value-type="float" office:value="925.11" calcext:value-type="float">
            <text:p>925.11</text:p>
          </table:table-cell>
          <table:table-cell table:style-name="ce7" table:formula="of:=[.A138]-[.$T$1]" office:value-type="percentage" office:value="-0.0117727694660407" calcext:value-type="percentage">
            <text:p>-1.18%</text:p>
          </table:table-cell>
          <table:table-cell table:style-name="ce1" table:formula="of:=[.B138]-[.$V$1]" office:value-type="float" office:value="-45.375" calcext:value-type="float">
            <text:p>-45.375</text:p>
          </table:table-cell>
          <table:table-cell table:style-name="ce7" table:formula="of:=SUM([.C137:.C138])" office:value-type="percentage" office:value="0" calcext:value-type="percentage">
            <text:p>0.00%</text:p>
          </table:table-cell>
          <table:table-cell table:style-name="ce8" table:formula="of:=MAX([.$C$1:.C138])-MIN([.$C$1:.C138])" office:value-type="float" office:value="0.0704175797789299" calcext:value-type="float">
            <text:p>0.0704175798</text:p>
          </table:table-cell>
          <table:table-cell table:style-name="ce1" table:formula="of:=STDEV([.D137:.D138])" office:value-type="float" office:value="7.05692567624176" calcext:value-type="float">
            <text:p>7.0569256762</text:p>
          </table:table-cell>
          <table:table-cell table:style-name="ce1" table:formula="of:=[.F138]/[.G138]" office:value-type="float" office:value="0.00997850664858235" calcext:value-type="float">
            <text:p>0.0099785066</text:p>
          </table:table-cell>
          <table:table-cell table:style-name="ce1" table:formula="of:=SUM([.$D$1:.D138])" office:value-type="float" office:value="-275.1" calcext:value-type="float">
            <text:p>-275.1</text:p>
          </table:table-cell>
          <table:table-cell table:style-name="ce1" table:formula="of:=MAX([.$D$1:.D138])-MIN([.$D$1:.D138])" office:value-type="float" office:value="169.25" calcext:value-type="float">
            <text:p>169.25</text:p>
          </table:table-cell>
          <table:table-cell table:style-name="ce1" table:formula="of:=STDEV([.$D$1:.D138])" office:value-type="float" office:value="50.0531645385026" calcext:value-type="float">
            <text:p>50.0531645385</text:p>
          </table:table-cell>
          <table:table-cell table:style-name="ce1" table:formula="of:=[.J138]/[.K138]" office:value-type="float" office:value="3.38140458371632" calcext:value-type="float">
            <text:p>3.3814045837</text:p>
          </table:table-cell>
          <table:table-cell table:style-name="ce1" table:formula="of:=SLOPE([.H98:.H138];[.X98:.X138])" office:value-type="float" office:value="-0.342617691606114" calcext:value-type="float">
            <text:p>-0.3426176916</text:p>
          </table:table-cell>
          <table:table-cell table:style-name="ce9" table:formula="of:=AVERAGE([.B124:.B138])" office:value-type="float" office:value="927.904666666667" calcext:value-type="float">
            <text:p>927.9046666667</text:p>
          </table:table-cell>
          <table:table-cell table:style-name="ce1" table:formula="of:=[.B138]-[.N138]" office:value-type="float" office:value="-2.79466666666679" calcext:value-type="float">
            <text:p>-2.7946666667</text:p>
          </table:table-cell>
          <table:table-cell table:style-name="ce15" table:formula="of:=IF(([.M138] &gt; [.U135]);(1-(([.M138]-[.$O$52])/[.$P$52]));(([.M138]-[.$O$52])/[.$P$52]))" office:value-type="float" office:value="0.379373425142509" calcext:value-type="float">
            <text:p>0.379</text:p>
          </table:table-cell>
          <table:table-cell table:style-name="ce13" table:number-columns-repeated="3"/>
          <table:table-cell table:style-name="ce13" table:formula="of:=[.P138] - AVERAGE([.P133:.P138])" office:value-type="float" office:value="-0.133744794275018" calcext:value-type="float">
            <text:p>-0.134</text:p>
          </table:table-cell>
          <table:table-cell table:style-name="ce13" table:formula="of:=[.O138]-[.O137]" office:value-type="float" office:value="-9.85400000000004" calcext:value-type="float">
            <text:p>-9.854</text:p>
          </table:table-cell>
          <table:table-cell table:style-name="ce13" table:formula="of:=AVERAGE([.P133:.P138])" office:value-type="float" office:value="0.513118219417528" calcext:value-type="float">
            <text:p>0.513</text:p>
          </table:table-cell>
          <table:table-cell table:style-name="ce1"/>
          <table:table-cell table:style-name="ce2" table:formula="of:=LOG([.Y138])" office:value-type="float" office:value="2.59439255037543" calcext:value-type="float">
            <text:p>2.5943925504</text:p>
          </table:table-cell>
          <table:table-cell table:style-name="ce3" table:formula="of:=[.Y137]+1" office:value-type="float" office:value="393" calcext:value-type="float">
            <text:p>393</text:p>
          </table:table-cell>
          <table:table-cell table:number-columns-repeated="999"/>
        </table:table-row>
        <table:table-row table:style-name="ro1">
          <table:table-cell table:style-name="ce5" table:formula="of:=([.B139]-[.B138])/[.B138]" office:value-type="percentage" office:value="-0.00521019122050356" calcext:value-type="percentage">
            <text:p>-0.52%</text:p>
          </table:table-cell>
          <table:table-cell office:value-type="float" office:value="920.29" calcext:value-type="float">
            <text:p>920.29</text:p>
          </table:table-cell>
          <table:table-cell table:style-name="ce7" table:formula="of:=[.A139]-[.$T$1]" office:value-type="percentage" office:value="-0.00631019122050356" calcext:value-type="percentage">
            <text:p>-0.63%</text:p>
          </table:table-cell>
          <table:table-cell table:style-name="ce1" table:formula="of:=[.B139]-[.$V$1]" office:value-type="float" office:value="-50.1950000000001" calcext:value-type="float">
            <text:p>-50.195</text:p>
          </table:table-cell>
          <table:table-cell table:style-name="ce7" table:formula="of:=SUM([.C138:.C139])" office:value-type="percentage" office:value="0" calcext:value-type="percentage">
            <text:p>0.00%</text:p>
          </table:table-cell>
          <table:table-cell table:style-name="ce8" table:formula="of:=MAX([.$C$1:.C139])-MIN([.$C$1:.C139])" office:value-type="float" office:value="0.0704175797789299" calcext:value-type="float">
            <text:p>0.0704175798</text:p>
          </table:table-cell>
          <table:table-cell table:style-name="ce1" table:formula="of:=STDEV([.D138:.D139])" office:value-type="float" office:value="3.40825468531919" calcext:value-type="float">
            <text:p>3.4082546853</text:p>
          </table:table-cell>
          <table:table-cell table:style-name="ce1" table:formula="of:=[.F139]/[.G139]" office:value-type="float" office:value="0.0206608913595127" calcext:value-type="float">
            <text:p>0.0206608914</text:p>
          </table:table-cell>
          <table:table-cell table:style-name="ce1" table:formula="of:=SUM([.$D$1:.D139])" office:value-type="float" office:value="-275.1" calcext:value-type="float">
            <text:p>-275.1</text:p>
          </table:table-cell>
          <table:table-cell table:style-name="ce1" table:formula="of:=MAX([.$D$1:.D139])-MIN([.$D$1:.D139])" office:value-type="float" office:value="169.25" calcext:value-type="float">
            <text:p>169.25</text:p>
          </table:table-cell>
          <table:table-cell table:style-name="ce1" table:formula="of:=STDEV([.$D$1:.D139])" office:value-type="float" office:value="49.8822974624821" calcext:value-type="float">
            <text:p>49.8822974625</text:p>
          </table:table-cell>
          <table:table-cell table:style-name="ce1" table:formula="of:=[.J139]/[.K139]" office:value-type="float" office:value="3.39298726421528" calcext:value-type="float">
            <text:p>3.3929872642</text:p>
          </table:table-cell>
          <table:table-cell table:style-name="ce1" table:formula="of:=SLOPE([.H99:.H139];[.X99:.X139])" office:value-type="float" office:value="-0.526734239861816" calcext:value-type="float">
            <text:p>-0.5267342399</text:p>
          </table:table-cell>
          <table:table-cell table:style-name="ce9" table:formula="of:=AVERAGE([.B125:.B139])" office:value-type="float" office:value="927.838666666667" calcext:value-type="float">
            <text:p>927.8386666667</text:p>
          </table:table-cell>
          <table:table-cell table:style-name="ce1" table:formula="of:=[.B139]-[.N139]" office:value-type="float" office:value="-7.54866666666658" calcext:value-type="float">
            <text:p>-7.5486666667</text:p>
          </table:table-cell>
          <table:table-cell table:style-name="ce15" table:formula="of:=IF(([.M139] &gt; [.U136]);(1-(([.M139]-[.$O$52])/[.$P$52]));(([.M139]-[.$O$52])/[.$P$52]))" office:value-type="float" office:value="0.362649240543027" calcext:value-type="float">
            <text:p>0.363</text:p>
          </table:table-cell>
          <table:table-cell table:style-name="ce13" table:number-columns-repeated="3"/>
          <table:table-cell table:style-name="ce13" table:formula="of:=[.P139] - AVERAGE([.P134:.P139])" office:value-type="float" office:value="-0.1197283972048" calcext:value-type="float">
            <text:p>-0.120</text:p>
          </table:table-cell>
          <table:table-cell table:style-name="ce13" table:formula="of:=[.O139]-[.O138]" office:value-type="float" office:value="-4.75399999999979" calcext:value-type="float">
            <text:p>-4.754</text:p>
          </table:table-cell>
          <table:table-cell table:style-name="ce13" table:formula="of:=AVERAGE([.P134:.P139])" office:value-type="float" office:value="0.482377637747827" calcext:value-type="float">
            <text:p>0.482</text:p>
          </table:table-cell>
          <table:table-cell table:style-name="ce1"/>
          <table:table-cell table:style-name="ce2" table:formula="of:=LOG([.Y139])" office:value-type="float" office:value="2.59549622182557" calcext:value-type="float">
            <text:p>2.5954962218</text:p>
          </table:table-cell>
          <table:table-cell table:style-name="ce3" table:formula="of:=[.Y138]+1" office:value-type="float" office:value="394" calcext:value-type="float">
            <text:p>394</text:p>
          </table:table-cell>
          <table:table-cell table:number-columns-repeated="999"/>
        </table:table-row>
        <table:table-row table:style-name="ro1">
          <table:table-cell table:style-name="ce5" table:formula="of:=([.B140]-[.B139])/[.B139]" office:value-type="percentage" office:value="-0.00574818807115145" calcext:value-type="percentage">
            <text:p>-0.57%</text:p>
          </table:table-cell>
          <table:table-cell office:value-type="float" office:value="915" calcext:value-type="float">
            <text:p>915</text:p>
          </table:table-cell>
          <table:table-cell table:style-name="ce7" table:formula="of:=[.A140]-[.$T$1]" office:value-type="percentage" office:value="-0.00684818807115145" calcext:value-type="percentage">
            <text:p>-0.68%</text:p>
          </table:table-cell>
          <table:table-cell table:style-name="ce1" table:formula="of:=[.B140]-[.$V$1]" office:value-type="float" office:value="-55.485" calcext:value-type="float">
            <text:p>-55.485</text:p>
          </table:table-cell>
          <table:table-cell table:style-name="ce7" table:formula="of:=SUM([.C139:.C140])" office:value-type="percentage" office:value="0" calcext:value-type="percentage">
            <text:p>0.00%</text:p>
          </table:table-cell>
          <table:table-cell table:style-name="ce8" table:formula="of:=MAX([.$C$1:.C140])-MIN([.$C$1:.C140])" office:value-type="float" office:value="0.0704175797789299" calcext:value-type="float">
            <text:p>0.0704175798</text:p>
          </table:table-cell>
          <table:table-cell table:style-name="ce1" table:formula="of:=STDEV([.D139:.D140])" office:value-type="float" office:value="3.74059487247681" calcext:value-type="float">
            <text:p>3.7405948725</text:p>
          </table:table-cell>
          <table:table-cell table:style-name="ce1" table:formula="of:=[.F140]/[.G140]" office:value-type="float" office:value="0.0188252356054542" calcext:value-type="float">
            <text:p>0.0188252356</text:p>
          </table:table-cell>
          <table:table-cell table:style-name="ce1" table:formula="of:=SUM([.$D$1:.D140])" office:value-type="float" office:value="-275.1" calcext:value-type="float">
            <text:p>-275.1</text:p>
          </table:table-cell>
          <table:table-cell table:style-name="ce1" table:formula="of:=MAX([.$D$1:.D140])-MIN([.$D$1:.D140])" office:value-type="float" office:value="169.25" calcext:value-type="float">
            <text:p>169.25</text:p>
          </table:table-cell>
          <table:table-cell table:style-name="ce1" table:formula="of:=STDEV([.$D$1:.D140])" office:value-type="float" office:value="49.7059296329755" calcext:value-type="float">
            <text:p>49.705929633</text:p>
          </table:table-cell>
          <table:table-cell table:style-name="ce1" table:formula="of:=[.J140]/[.K140]" office:value-type="float" office:value="3.40502634695152" calcext:value-type="float">
            <text:p>3.405026347</text:p>
          </table:table-cell>
          <table:table-cell table:style-name="ce1" table:formula="of:=SLOPE([.H100:.H140];[.X100:.X140])" office:value-type="float" office:value="-0.659532116949978" calcext:value-type="float">
            <text:p>-0.6595321169</text:p>
          </table:table-cell>
          <table:table-cell table:style-name="ce9" table:formula="of:=AVERAGE([.B126:.B140])" office:value-type="float" office:value="927.779333333333" calcext:value-type="float">
            <text:p>927.7793333333</text:p>
          </table:table-cell>
          <table:table-cell table:style-name="ce1" table:formula="of:=[.B140]-[.N140]" office:value-type="float" office:value="-12.7793333333334" calcext:value-type="float">
            <text:p>-12.7793333333</text:p>
          </table:table-cell>
          <table:table-cell table:style-name="ce15" table:formula="of:=IF(([.M140] &gt; [.U137]);(1-(([.M140]-[.$O$52])/[.$P$52]));(([.M140]-[.$O$52])/[.$P$52]))" office:value-type="float" office:value="0.350586575715326" calcext:value-type="float">
            <text:p>0.351</text:p>
          </table:table-cell>
          <table:table-cell table:style-name="ce13" table:number-columns-repeated="3"/>
          <table:table-cell table:style-name="ce13" table:formula="of:=[.P140] - AVERAGE([.P135:.P140])" office:value-type="float" office:value="-0.0954551850863406" calcext:value-type="float">
            <text:p>-0.095</text:p>
          </table:table-cell>
          <table:table-cell table:style-name="ce13" table:formula="of:=[.O140]-[.O139]" office:value-type="float" office:value="-5.23066666666682" calcext:value-type="float">
            <text:p>-5.231</text:p>
          </table:table-cell>
          <table:table-cell table:style-name="ce13" table:formula="of:=AVERAGE([.P135:.P140])" office:value-type="float" office:value="0.446041760801666" calcext:value-type="float">
            <text:p>0.446</text:p>
          </table:table-cell>
          <table:table-cell table:style-name="ce1"/>
          <table:table-cell table:style-name="ce2" table:formula="of:=LOG([.Y140])" office:value-type="float" office:value="2.59659709562646" calcext:value-type="float">
            <text:p>2.5965970956</text:p>
          </table:table-cell>
          <table:table-cell table:style-name="ce3" table:formula="of:=[.Y139]+1" office:value-type="float" office:value="395" calcext:value-type="float">
            <text:p>395</text:p>
          </table:table-cell>
          <table:table-cell table:number-columns-repeated="999"/>
        </table:table-row>
        <table:table-row table:style-name="ro1">
          <table:table-cell table:style-name="ce5" table:formula="of:=([.B141]-[.B140])/[.B140]" office:value-type="percentage" office:value="0.00744262295081974" calcext:value-type="percentage">
            <text:p>0.74%</text:p>
          </table:table-cell>
          <table:table-cell office:value-type="float" office:value="921.81" calcext:value-type="float">
            <text:p>921.81</text:p>
          </table:table-cell>
          <table:table-cell table:style-name="ce7" table:formula="of:=[.A141]-[.$T$1]" office:value-type="percentage" office:value="0.00634262295081974" calcext:value-type="percentage">
            <text:p>0.63%</text:p>
          </table:table-cell>
          <table:table-cell table:style-name="ce1" table:formula="of:=[.B141]-[.$V$1]" office:value-type="float" office:value="-48.675" calcext:value-type="float">
            <text:p>-48.675</text:p>
          </table:table-cell>
          <table:table-cell table:style-name="ce7" table:formula="of:=SUM([.C140:.C141])" office:value-type="percentage" office:value="0" calcext:value-type="percentage">
            <text:p>0.00%</text:p>
          </table:table-cell>
          <table:table-cell table:style-name="ce8" table:formula="of:=MAX([.$C$1:.C141])-MIN([.$C$1:.C141])" office:value-type="float" office:value="0.0704175797789299" calcext:value-type="float">
            <text:p>0.0704175798</text:p>
          </table:table-cell>
          <table:table-cell table:style-name="ce1" table:formula="of:=STDEV([.D140:.D141])" office:value-type="float" office:value="4.81539717988043" calcext:value-type="float">
            <text:p>4.8153971799</text:p>
          </table:table-cell>
          <table:table-cell table:style-name="ce1" table:formula="of:=[.F141]/[.G141]" office:value-type="float" office:value="0.0146234209035024" calcext:value-type="float">
            <text:p>0.0146234209</text:p>
          </table:table-cell>
          <table:table-cell table:style-name="ce1" table:formula="of:=SUM([.$D$1:.D141])" office:value-type="float" office:value="-275.1" calcext:value-type="float">
            <text:p>-275.1</text:p>
          </table:table-cell>
          <table:table-cell table:style-name="ce1" table:formula="of:=MAX([.$D$1:.D141])-MIN([.$D$1:.D141])" office:value-type="float" office:value="169.25" calcext:value-type="float">
            <text:p>169.25</text:p>
          </table:table-cell>
          <table:table-cell table:style-name="ce1" table:formula="of:=STDEV([.$D$1:.D141])" office:value-type="float" office:value="49.5413866707666" calcext:value-type="float">
            <text:p>49.5413866708</text:p>
          </table:table-cell>
          <table:table-cell table:style-name="ce1" table:formula="of:=[.J141]/[.K141]" office:value-type="float" office:value="3.41633554031848" calcext:value-type="float">
            <text:p>3.4163355403</text:p>
          </table:table-cell>
          <table:table-cell table:style-name="ce1" table:formula="of:=SLOPE([.H101:.H141];[.X101:.X141])" office:value-type="float" office:value="-0.85309752403257" calcext:value-type="float">
            <text:p>-0.853097524</text:p>
          </table:table-cell>
          <table:table-cell table:style-name="ce9" table:formula="of:=AVERAGE([.B127:.B141])" office:value-type="float" office:value="928.312666666667" calcext:value-type="float">
            <text:p>928.3126666667</text:p>
          </table:table-cell>
          <table:table-cell table:style-name="ce1" table:formula="of:=[.B141]-[.N141]" office:value-type="float" office:value="-6.50266666666653" calcext:value-type="float">
            <text:p>-6.5026666667</text:p>
          </table:table-cell>
          <table:table-cell table:style-name="ce15" table:formula="of:=IF(([.M141] &gt; [.U138]);(1-(([.M141]-[.$O$52])/[.$P$52]));(([.M141]-[.$O$52])/[.$P$52]))" office:value-type="float" office:value="0.666995893817111" calcext:value-type="float">
            <text:p>0.667</text:p>
          </table:table-cell>
          <table:table-cell table:style-name="ce13" table:number-columns-repeated="3"/>
          <table:table-cell table:style-name="ce13" table:formula="of:=[.P141] - AVERAGE([.P136:.P141])" office:value-type="float" office:value="0.20584894682501" calcext:value-type="float">
            <text:p>0.206</text:p>
          </table:table-cell>
          <table:table-cell table:style-name="ce13" table:formula="of:=[.O141]-[.O140]" office:value-type="float" office:value="6.27666666666687" calcext:value-type="float">
            <text:p>6.277</text:p>
          </table:table-cell>
          <table:table-cell table:style-name="ce13" table:formula="of:=AVERAGE([.P136:.P141])" office:value-type="float" office:value="0.461146946992101" calcext:value-type="float">
            <text:p>0.461</text:p>
          </table:table-cell>
          <table:table-cell table:style-name="ce1"/>
          <table:table-cell table:style-name="ce2" table:formula="of:=LOG([.Y141])" office:value-type="float" office:value="2.59769518592551" calcext:value-type="float">
            <text:p>2.5976951859</text:p>
          </table:table-cell>
          <table:table-cell table:style-name="ce3" table:formula="of:=[.Y140]+1" office:value-type="float" office:value="396" calcext:value-type="float">
            <text:p>396</text:p>
          </table:table-cell>
          <table:table-cell table:number-columns-repeated="999"/>
        </table:table-row>
        <table:table-row table:style-name="ro1">
          <table:table-cell table:style-name="ce5" table:formula="of:=([.B142]-[.B141])/[.B141]" office:value-type="percentage" office:value="0.0105987134008093" calcext:value-type="percentage">
            <text:p>1.06%</text:p>
          </table:table-cell>
          <table:table-cell office:value-type="float" office:value="931.58" calcext:value-type="float">
            <text:p>931.58</text:p>
          </table:table-cell>
          <table:table-cell table:style-name="ce7" table:formula="of:=[.A142]-[.$T$1]" office:value-type="percentage" office:value="0.00949871340080926" calcext:value-type="percentage">
            <text:p>0.95%</text:p>
          </table:table-cell>
          <table:table-cell table:style-name="ce1" table:formula="of:=[.B142]-[.$V$1]" office:value-type="float" office:value="-38.905" calcext:value-type="float">
            <text:p>-38.905</text:p>
          </table:table-cell>
          <table:table-cell table:style-name="ce7" table:formula="of:=SUM([.C141:.C142])" office:value-type="percentage" office:value="0" calcext:value-type="percentage">
            <text:p>0.00%</text:p>
          </table:table-cell>
          <table:table-cell table:style-name="ce8" table:formula="of:=MAX([.$C$1:.C142])-MIN([.$C$1:.C142])" office:value-type="float" office:value="0.0704175797789299" calcext:value-type="float">
            <text:p>0.0704175798</text:p>
          </table:table-cell>
          <table:table-cell table:style-name="ce1" table:formula="of:=STDEV([.D141:.D142])" office:value-type="float" office:value="6.90843325219256" calcext:value-type="float">
            <text:p>6.9084332522</text:p>
          </table:table-cell>
          <table:table-cell table:style-name="ce1" table:formula="of:=[.F142]/[.G142]" office:value-type="float" office:value="0.0101929883677433" calcext:value-type="float">
            <text:p>0.0101929884</text:p>
          </table:table-cell>
          <table:table-cell table:style-name="ce1" table:formula="of:=SUM([.$D$1:.D142])" office:value-type="float" office:value="-275.1" calcext:value-type="float">
            <text:p>-275.1</text:p>
          </table:table-cell>
          <table:table-cell table:style-name="ce1" table:formula="of:=MAX([.$D$1:.D142])-MIN([.$D$1:.D142])" office:value-type="float" office:value="169.25" calcext:value-type="float">
            <text:p>169.25</text:p>
          </table:table-cell>
          <table:table-cell table:style-name="ce1" table:formula="of:=STDEV([.$D$1:.D142])" office:value-type="float" office:value="49.4041092795925" calcext:value-type="float">
            <text:p>49.4041092796</text:p>
          </table:table-cell>
          <table:table-cell table:style-name="ce1" table:formula="of:=[.J142]/[.K142]" office:value-type="float" office:value="3.42582838690936" calcext:value-type="float">
            <text:p>3.4258283869</text:p>
          </table:table-cell>
          <table:table-cell table:style-name="ce1" table:formula="of:=SLOPE([.H102:.H142];[.X102:.X142])" office:value-type="float" office:value="-1.08453116466123" calcext:value-type="float">
            <text:p>-1.0845311647</text:p>
          </table:table-cell>
          <table:table-cell table:style-name="ce9" table:formula="of:=AVERAGE([.B128:.B142])" office:value-type="float" office:value="928.998666666667" calcext:value-type="float">
            <text:p>928.9986666667</text:p>
          </table:table-cell>
          <table:table-cell table:style-name="ce1" table:formula="of:=[.B142]-[.N142]" office:value-type="float" office:value="2.58133333333342" calcext:value-type="float">
            <text:p>2.5813333333</text:p>
          </table:table-cell>
          <table:table-cell table:style-name="ce15" table:formula="of:=IF(([.M142] &gt; [.U139]);(1-(([.M142]-[.$O$52])/[.$P$52]));(([.M142]-[.$O$52])/[.$P$52]))" office:value-type="float" office:value="0.688018115692727" calcext:value-type="float">
            <text:p>0.688</text:p>
          </table:table-cell>
          <table:table-cell table:style-name="ce13" table:number-columns-repeated="3"/>
          <table:table-cell table:style-name="ce13" table:formula="of:=[.P142] - AVERAGE([.P137:.P142])" office:value-type="float" office:value="0.180351039178829" calcext:value-type="float">
            <text:p>0.180</text:p>
          </table:table-cell>
          <table:table-cell table:style-name="ce13" table:formula="of:=[.O142]-[.O141]" office:value-type="float" office:value="9.08399999999995" calcext:value-type="float">
            <text:p>9.084</text:p>
          </table:table-cell>
          <table:table-cell table:style-name="ce13" table:formula="of:=AVERAGE([.P137:.P142])" office:value-type="float" office:value="0.507667076513897" calcext:value-type="float">
            <text:p>0.508</text:p>
          </table:table-cell>
          <table:table-cell table:style-name="ce1"/>
          <table:table-cell table:style-name="ce2" table:formula="of:=LOG([.Y142])" office:value-type="float" office:value="2.59879050676312" calcext:value-type="float">
            <text:p>2.5987905068</text:p>
          </table:table-cell>
          <table:table-cell table:style-name="ce3" table:formula="of:=[.Y141]+1" office:value-type="float" office:value="397" calcext:value-type="float">
            <text:p>397</text:p>
          </table:table-cell>
          <table:table-cell table:number-columns-repeated="999"/>
        </table:table-row>
        <table:table-row table:style-name="ro1">
          <table:table-cell table:style-name="ce5" table:formula="of:=([.B143]-[.B142])/[.B142]" office:value-type="percentage" office:value="0.000933897249833621" calcext:value-type="percentage">
            <text:p>0.09%</text:p>
          </table:table-cell>
          <table:table-cell office:value-type="float" office:value="932.45" calcext:value-type="float">
            <text:p>932.45</text:p>
          </table:table-cell>
          <table:table-cell table:style-name="ce7" table:formula="of:=[.A143]-[.$T$1]" office:value-type="percentage" office:value="-0.000166102750166379" calcext:value-type="percentage">
            <text:p>-0.02%</text:p>
          </table:table-cell>
          <table:table-cell table:style-name="ce1" table:formula="of:=[.B143]-[.$V$1]" office:value-type="float" office:value="-38.035" calcext:value-type="float">
            <text:p>-38.035</text:p>
          </table:table-cell>
          <table:table-cell table:style-name="ce7" table:formula="of:=SUM([.C142:.C143])" office:value-type="percentage" office:value="0" calcext:value-type="percentage">
            <text:p>0.00%</text:p>
          </table:table-cell>
          <table:table-cell table:style-name="ce8" table:formula="of:=MAX([.$C$1:.C143])-MIN([.$C$1:.C143])" office:value-type="float" office:value="0.0704175797789299" calcext:value-type="float">
            <text:p>0.0704175798</text:p>
          </table:table-cell>
          <table:table-cell table:style-name="ce1" table:formula="of:=STDEV([.D142:.D143])" office:value-type="float" office:value="0.6151828996323" calcext:value-type="float">
            <text:p>0.6151828996</text:p>
          </table:table-cell>
          <table:table-cell table:style-name="ce1" table:formula="of:=[.F143]/[.G143]" office:value-type="float" office:value="0.114466087761898" calcext:value-type="float">
            <text:p>0.1144660878</text:p>
          </table:table-cell>
          <table:table-cell table:style-name="ce1" table:formula="of:=SUM([.$D$1:.D143])" office:value-type="float" office:value="-275.1" calcext:value-type="float">
            <text:p>-275.1</text:p>
          </table:table-cell>
          <table:table-cell table:style-name="ce1" table:formula="of:=MAX([.$D$1:.D143])-MIN([.$D$1:.D143])" office:value-type="float" office:value="169.25" calcext:value-type="float">
            <text:p>169.25</text:p>
          </table:table-cell>
          <table:table-cell table:style-name="ce1" table:formula="of:=STDEV([.$D$1:.D143])" office:value-type="float" office:value="49.2707628282127" calcext:value-type="float">
            <text:p>49.2707628282</text:p>
          </table:table-cell>
          <table:table-cell table:style-name="ce1" table:formula="of:=[.J143]/[.K143]" office:value-type="float" office:value="3.43510005294837" calcext:value-type="float">
            <text:p>3.4351000529</text:p>
          </table:table-cell>
          <table:table-cell table:style-name="ce1" table:formula="of:=SLOPE([.H103:.H143];[.X103:.X143])" office:value-type="float" office:value="-1.03928267767104" calcext:value-type="float">
            <text:p>-1.0392826777</text:p>
          </table:table-cell>
          <table:table-cell table:style-name="ce9" table:formula="of:=AVERAGE([.B129:.B143])" office:value-type="float" office:value="929.190666666667" calcext:value-type="float">
            <text:p>929.1906666667</text:p>
          </table:table-cell>
          <table:table-cell table:style-name="ce1" table:formula="of:=[.B143]-[.N143]" office:value-type="float" office:value="3.25933333333342" calcext:value-type="float">
            <text:p>3.2593333333</text:p>
          </table:table-cell>
          <table:table-cell table:style-name="ce15" table:formula="of:=IF(([.M143] &gt; [.U140]);(1-(([.M143]-[.$O$52])/[.$P$52]));(([.M143]-[.$O$52])/[.$P$52]))" office:value-type="float" office:value="0.683907979713965" calcext:value-type="float">
            <text:p>0.684</text:p>
          </table:table-cell>
          <table:table-cell table:style-name="ce13" table:number-columns-repeated="3"/>
          <table:table-cell table:style-name="ce13" table:formula="of:=[.P143] - AVERAGE([.P138:.P143])" office:value-type="float" office:value="0.161986107943187" calcext:value-type="float">
            <text:p>0.162</text:p>
          </table:table-cell>
          <table:table-cell table:style-name="ce13" table:formula="of:=[.O143]-[.O142]" office:value-type="float" office:value="0.677999999999997" calcext:value-type="float">
            <text:p>0.678</text:p>
          </table:table-cell>
          <table:table-cell table:style-name="ce13" table:formula="of:=AVERAGE([.P138:.P143])" office:value-type="float" office:value="0.521921871770777" calcext:value-type="float">
            <text:p>0.522</text:p>
          </table:table-cell>
          <table:table-cell table:style-name="ce1"/>
          <table:table-cell table:style-name="ce2" table:formula="of:=LOG([.Y143])" office:value-type="float" office:value="2.59988307207369" calcext:value-type="float">
            <text:p>2.5998830721</text:p>
          </table:table-cell>
          <table:table-cell table:style-name="ce3" table:formula="of:=[.Y142]+1" office:value-type="float" office:value="398" calcext:value-type="float">
            <text:p>398</text:p>
          </table:table-cell>
          <table:table-cell table:number-columns-repeated="999"/>
        </table:table-row>
        <table:table-row table:style-name="ro1">
          <table:table-cell table:style-name="ce5" table:formula="of:=([.B144]-[.B143])/[.B143]" office:value-type="percentage" office:value="-0.00420397876561754" calcext:value-type="percentage">
            <text:p>-0.42%</text:p>
          </table:table-cell>
          <table:table-cell office:value-type="float" office:value="928.53" calcext:value-type="float">
            <text:p>928.53</text:p>
          </table:table-cell>
          <table:table-cell table:style-name="ce7" table:formula="of:=[.A144]-[.$T$1]" office:value-type="percentage" office:value="-0.00530397876561754" calcext:value-type="percentage">
            <text:p>-0.53%</text:p>
          </table:table-cell>
          <table:table-cell table:style-name="ce1" table:formula="of:=[.B144]-[.$V$1]" office:value-type="float" office:value="-41.955" calcext:value-type="float">
            <text:p>-41.955</text:p>
          </table:table-cell>
          <table:table-cell table:style-name="ce7" table:formula="of:=SUM([.C143:.C144])" office:value-type="percentage" office:value="0" calcext:value-type="percentage">
            <text:p>0.00%</text:p>
          </table:table-cell>
          <table:table-cell table:style-name="ce8" table:formula="of:=MAX([.$C$1:.C144])-MIN([.$C$1:.C144])" office:value-type="float" office:value="0.0704175797789299" calcext:value-type="float">
            <text:p>0.0704175798</text:p>
          </table:table-cell>
          <table:table-cell table:style-name="ce1" table:formula="of:=STDEV([.D143:.D144])" office:value-type="float" office:value="2.77185858225132" calcext:value-type="float">
            <text:p>2.7718585823</text:p>
          </table:table-cell>
          <table:table-cell table:style-name="ce1" table:formula="of:=[.F144]/[.G144]" office:value-type="float" office:value="0.0254044633553189" calcext:value-type="float">
            <text:p>0.0254044634</text:p>
          </table:table-cell>
          <table:table-cell table:style-name="ce1" table:formula="of:=SUM([.$D$1:.D144])" office:value-type="float" office:value="-275.1" calcext:value-type="float">
            <text:p>-275.1</text:p>
          </table:table-cell>
          <table:table-cell table:style-name="ce1" table:formula="of:=MAX([.$D$1:.D144])-MIN([.$D$1:.D144])" office:value-type="float" office:value="169.25" calcext:value-type="float">
            <text:p>169.25</text:p>
          </table:table-cell>
          <table:table-cell table:style-name="ce1" table:formula="of:=STDEV([.$D$1:.D144])" office:value-type="float" office:value="49.1262387266197" calcext:value-type="float">
            <text:p>49.1262387266</text:p>
          </table:table-cell>
          <table:table-cell table:style-name="ce1" table:formula="of:=[.J144]/[.K144]" office:value-type="float" office:value="3.44520574721487" calcext:value-type="float">
            <text:p>3.4452057472</text:p>
          </table:table-cell>
          <table:table-cell table:style-name="ce1" table:formula="of:=SLOPE([.H104:.H144];[.X104:.X144])" office:value-type="float" office:value="-1.17583227514159" calcext:value-type="float">
            <text:p>-1.1758322751</text:p>
          </table:table-cell>
          <table:table-cell table:style-name="ce9" table:formula="of:=AVERAGE([.B130:.B144])" office:value-type="float" office:value="928.470666666667" calcext:value-type="float">
            <text:p>928.4706666667</text:p>
          </table:table-cell>
          <table:table-cell table:style-name="ce1" table:formula="of:=[.B144]-[.N144]" office:value-type="float" office:value="0.0593333333333703" calcext:value-type="float">
            <text:p>0.0593333333</text:p>
          </table:table-cell>
          <table:table-cell table:style-name="ce15" table:formula="of:=IF(([.M144] &gt; [.U141]);(1-(([.M144]-[.$O$52])/[.$P$52]));(([.M144]-[.$O$52])/[.$P$52]))" office:value-type="float" office:value="0.303688568794478" calcext:value-type="float">
            <text:p>0.304</text:p>
          </table:table-cell>
          <table:table-cell table:style-name="ce13" table:number-columns-repeated="3"/>
          <table:table-cell table:style-name="ce13" table:formula="of:=[.P144] - AVERAGE([.P139:.P144])" office:value-type="float" office:value="-0.205619160251627" calcext:value-type="float">
            <text:p>-0.206</text:p>
          </table:table-cell>
          <table:table-cell table:style-name="ce13" table:formula="of:=[.O144]-[.O143]" office:value-type="float" office:value="-3.20000000000005" calcext:value-type="float">
            <text:p>-3.200</text:p>
          </table:table-cell>
          <table:table-cell table:style-name="ce13" table:formula="of:=AVERAGE([.P139:.P144])" office:value-type="float" office:value="0.509307729046106" calcext:value-type="float">
            <text:p>0.509</text:p>
          </table:table-cell>
          <table:table-cell table:style-name="ce1"/>
          <table:table-cell table:style-name="ce2" table:formula="of:=LOG([.Y144])" office:value-type="float" office:value="2.60097289568675" calcext:value-type="float">
            <text:p>2.6009728957</text:p>
          </table:table-cell>
          <table:table-cell table:style-name="ce3" table:formula="of:=[.Y143]+1" office:value-type="float" office:value="399" calcext:value-type="float">
            <text:p>399</text:p>
          </table:table-cell>
          <table:table-cell table:number-columns-repeated="999"/>
        </table:table-row>
        <table:table-row table:style-name="ro1">
          <table:table-cell table:style-name="ce5" table:formula="of:=([.B145]-[.B144])/[.B144]" office:value-type="percentage" office:value="-0.00814190171561495" calcext:value-type="percentage">
            <text:p>-0.81%</text:p>
          </table:table-cell>
          <table:table-cell office:value-type="float" office:value="920.97" calcext:value-type="float">
            <text:p>920.97</text:p>
          </table:table-cell>
          <table:table-cell table:style-name="ce7" table:formula="of:=[.A145]-[.$T$1]" office:value-type="percentage" office:value="-0.00924190171561495" calcext:value-type="percentage">
            <text:p>-0.92%</text:p>
          </table:table-cell>
          <table:table-cell table:style-name="ce1" table:formula="of:=[.B145]-[.$V$1]" office:value-type="float" office:value="-49.515" calcext:value-type="float">
            <text:p>-49.515</text:p>
          </table:table-cell>
          <table:table-cell table:style-name="ce7" table:formula="of:=SUM([.C144:.C145])" office:value-type="percentage" office:value="0" calcext:value-type="percentage">
            <text:p>0.00%</text:p>
          </table:table-cell>
          <table:table-cell table:style-name="ce8" table:formula="of:=MAX([.$C$1:.C145])-MIN([.$C$1:.C145])" office:value-type="float" office:value="0.0704175797789299" calcext:value-type="float">
            <text:p>0.0704175798</text:p>
          </table:table-cell>
          <table:table-cell table:style-name="ce1" table:formula="of:=STDEV([.D144:.D145])" office:value-type="float" office:value="5.34572726577026" calcext:value-type="float">
            <text:p>5.3457272658</text:p>
          </table:table-cell>
          <table:table-cell table:style-name="ce1" table:formula="of:=[.F145]/[.G145]" office:value-type="float" office:value="0.0131726847027583" calcext:value-type="float">
            <text:p>0.0131726847</text:p>
          </table:table-cell>
          <table:table-cell table:style-name="ce1" table:formula="of:=SUM([.$D$1:.D145])" office:value-type="float" office:value="-275.1" calcext:value-type="float">
            <text:p>-275.1</text:p>
          </table:table-cell>
          <table:table-cell table:style-name="ce1" table:formula="of:=MAX([.$D$1:.D145])-MIN([.$D$1:.D145])" office:value-type="float" office:value="169.25" calcext:value-type="float">
            <text:p>169.25</text:p>
          </table:table-cell>
          <table:table-cell table:style-name="ce1" table:formula="of:=STDEV([.$D$1:.D145])" office:value-type="float" office:value="48.9658839809164" calcext:value-type="float">
            <text:p>48.9658839809</text:p>
          </table:table-cell>
          <table:table-cell table:style-name="ce1" table:formula="of:=[.J145]/[.K145]" office:value-type="float" office:value="3.45648819627074" calcext:value-type="float">
            <text:p>3.4564881963</text:p>
          </table:table-cell>
          <table:table-cell table:style-name="ce1" table:formula="of:=SLOPE([.H105:.H145];[.X105:.X145])" office:value-type="float" office:value="-1.43699132786839" calcext:value-type="float">
            <text:p>-1.4369913279</text:p>
          </table:table-cell>
          <table:table-cell table:style-name="ce9" table:formula="of:=AVERAGE([.B131:.B145])" office:value-type="float" office:value="927.379333333333" calcext:value-type="float">
            <text:p>927.3793333333</text:p>
          </table:table-cell>
          <table:table-cell table:style-name="ce1" table:formula="of:=[.B145]-[.N145]" office:value-type="float" office:value="-6.40933333333339" calcext:value-type="float">
            <text:p>-6.4093333333</text:p>
          </table:table-cell>
          <table:table-cell table:style-name="ce15" table:formula="of:=IF(([.M145] &gt; [.U142]);(1-(([.M145]-[.$O$52])/[.$P$52]));(([.M145]-[.$O$52])/[.$P$52]))" office:value-type="float" office:value="0.279966245901682" calcext:value-type="float">
            <text:p>0.280</text:p>
          </table:table-cell>
          <table:table-cell table:style-name="ce13" table:number-columns-repeated="3"/>
          <table:table-cell table:style-name="ce13" table:formula="of:=[.P145] - AVERAGE([.P140:.P145])" office:value-type="float" office:value="-0.215560984037533" calcext:value-type="float">
            <text:p>-0.216</text:p>
          </table:table-cell>
          <table:table-cell table:style-name="ce13" table:formula="of:=[.O145]-[.O144]" office:value-type="float" office:value="-6.46866666666676" calcext:value-type="float">
            <text:p>-6.469</text:p>
          </table:table-cell>
          <table:table-cell table:style-name="ce13" table:formula="of:=AVERAGE([.P140:.P145])" office:value-type="float" office:value="0.495527229939215" calcext:value-type="float">
            <text:p>0.496</text:p>
          </table:table-cell>
          <table:table-cell table:style-name="ce1"/>
          <table:table-cell table:style-name="ce2" table:formula="of:=LOG([.Y145])" office:value-type="float" office:value="2.60205999132796" calcext:value-type="float">
            <text:p>2.6020599913</text:p>
          </table:table-cell>
          <table:table-cell table:style-name="ce3" table:formula="of:=[.Y144]+1" office:value-type="float" office:value="400" calcext:value-type="float">
            <text:p>400</text:p>
          </table:table-cell>
          <table:table-cell table:number-columns-repeated="999"/>
        </table:table-row>
        <table:table-row table:style-name="ro1">
          <table:table-cell table:style-name="ce5" table:formula="of:=([.B146]-[.B145])/[.B145]" office:value-type="percentage" office:value="0.00422380750730207" calcext:value-type="percentage">
            <text:p>0.42%</text:p>
          </table:table-cell>
          <table:table-cell office:value-type="float" office:value="924.86" calcext:value-type="float">
            <text:p>924.86</text:p>
          </table:table-cell>
          <table:table-cell table:style-name="ce7" table:formula="of:=[.A146]-[.$T$1]" office:value-type="percentage" office:value="0.00312380750730207" calcext:value-type="percentage">
            <text:p>0.31%</text:p>
          </table:table-cell>
          <table:table-cell table:style-name="ce1" table:formula="of:=[.B146]-[.$V$1]" office:value-type="float" office:value="-45.625" calcext:value-type="float">
            <text:p>-45.625</text:p>
          </table:table-cell>
          <table:table-cell table:style-name="ce7" table:formula="of:=SUM([.C145:.C146])" office:value-type="percentage" office:value="0" calcext:value-type="percentage">
            <text:p>0.00%</text:p>
          </table:table-cell>
          <table:table-cell table:style-name="ce8" table:formula="of:=MAX([.$C$1:.C146])-MIN([.$C$1:.C146])" office:value-type="float" office:value="0.0704175797789299" calcext:value-type="float">
            <text:p>0.0704175798</text:p>
          </table:table-cell>
          <table:table-cell table:style-name="ce1" table:formula="of:=STDEV([.D145:.D146])" office:value-type="float" office:value="2.75064537881566" calcext:value-type="float">
            <text:p>2.7506453788</text:p>
          </table:table-cell>
          <table:table-cell table:style-name="ce1" table:formula="of:=[.F146]/[.G146]" office:value-type="float" office:value="0.025600384666543" calcext:value-type="float">
            <text:p>0.0256003847</text:p>
          </table:table-cell>
          <table:table-cell table:style-name="ce1" table:formula="of:=SUM([.$D$1:.D146])" office:value-type="float" office:value="-275.1" calcext:value-type="float">
            <text:p>-275.1</text:p>
          </table:table-cell>
          <table:table-cell table:style-name="ce1" table:formula="of:=MAX([.$D$1:.D146])-MIN([.$D$1:.D146])" office:value-type="float" office:value="169.25" calcext:value-type="float">
            <text:p>169.25</text:p>
          </table:table-cell>
          <table:table-cell table:style-name="ce1" table:formula="of:=STDEV([.$D$1:.D146])" office:value-type="float" office:value="48.8147683426997" calcext:value-type="float">
            <text:p>48.8147683427</text:p>
          </table:table-cell>
          <table:table-cell table:style-name="ce1" table:formula="of:=[.J146]/[.K146]" office:value-type="float" office:value="3.46718842977591" calcext:value-type="float">
            <text:p>3.4671884298</text:p>
          </table:table-cell>
          <table:table-cell table:style-name="ce1" table:formula="of:=SLOPE([.H106:.H146];[.X106:.X146])" office:value-type="float" office:value="-1.64375174754898" calcext:value-type="float">
            <text:p>-1.6437517475</text:p>
          </table:table-cell>
          <table:table-cell table:style-name="ce9" table:formula="of:=AVERAGE([.B132:.B146])" office:value-type="float" office:value="927.14" calcext:value-type="float">
            <text:p>927.14</text:p>
          </table:table-cell>
          <table:table-cell table:style-name="ce1" table:formula="of:=[.B146]-[.N146]" office:value-type="float" office:value="-2.27999999999997" calcext:value-type="float">
            <text:p>-2.28</text:p>
          </table:table-cell>
          <table:table-cell table:style-name="ce15" table:formula="of:=IF(([.M146] &gt; [.U143]);(1-(([.M146]-[.$O$52])/[.$P$52]));(([.M146]-[.$O$52])/[.$P$52]))" office:value-type="float" office:value="0.261185210414299" calcext:value-type="float">
            <text:p>0.261</text:p>
          </table:table-cell>
          <table:table-cell table:style-name="ce13" table:number-columns-repeated="3"/>
          <table:table-cell table:style-name="ce13" table:formula="of:=[.P146] - AVERAGE([.P141:.P146])" office:value-type="float" office:value="-0.219441791974744" calcext:value-type="float">
            <text:p>-0.219</text:p>
          </table:table-cell>
          <table:table-cell table:style-name="ce13" table:formula="of:=[.O146]-[.O145]" office:value-type="float" office:value="4.12933333333342" calcext:value-type="float">
            <text:p>4.129</text:p>
          </table:table-cell>
          <table:table-cell table:style-name="ce13" table:formula="of:=AVERAGE([.P141:.P146])" office:value-type="float" office:value="0.480627002389044" calcext:value-type="float">
            <text:p>0.481</text:p>
          </table:table-cell>
          <table:table-cell table:style-name="ce1"/>
          <table:table-cell table:style-name="ce2" table:formula="of:=LOG([.Y146])" office:value-type="float" office:value="2.60314437262018" calcext:value-type="float">
            <text:p>2.6031443726</text:p>
          </table:table-cell>
          <table:table-cell table:style-name="ce3" table:formula="of:=[.Y145]+1" office:value-type="float" office:value="401" calcext:value-type="float">
            <text:p>401</text:p>
          </table:table-cell>
          <table:table-cell table:number-columns-repeated="999"/>
        </table:table-row>
        <table:table-row table:style-name="ro1">
          <table:table-cell table:style-name="ce5" table:formula="of:=([.B147]-[.B146])/[.B146]" office:value-type="percentage" office:value="0.0212248340289341" calcext:value-type="percentage">
            <text:p>2.12%</text:p>
          </table:table-cell>
          <table:table-cell office:value-type="float" office:value="944.49" calcext:value-type="float">
            <text:p>944.49</text:p>
          </table:table-cell>
          <table:table-cell table:style-name="ce7" table:formula="of:=[.A147]-[.$T$1]" office:value-type="percentage" office:value="0.0201248340289341" calcext:value-type="percentage">
            <text:p>2.01%</text:p>
          </table:table-cell>
          <table:table-cell table:style-name="ce1" table:formula="of:=[.B147]-[.$V$1]" office:value-type="float" office:value="-25.995" calcext:value-type="float">
            <text:p>-25.995</text:p>
          </table:table-cell>
          <table:table-cell table:style-name="ce7" table:formula="of:=SUM([.C146:.C147])" office:value-type="percentage" office:value="0" calcext:value-type="percentage">
            <text:p>0.00%</text:p>
          </table:table-cell>
          <table:table-cell table:style-name="ce8" table:formula="of:=MAX([.$C$1:.C147])-MIN([.$C$1:.C147])" office:value-type="float" office:value="0.0704175797789299" calcext:value-type="float">
            <text:p>0.0704175798</text:p>
          </table:table-cell>
          <table:table-cell table:style-name="ce1" table:formula="of:=STDEV([.D146:.D147])" office:value-type="float" office:value="13.8805061146919" calcext:value-type="float">
            <text:p>13.8805061147</text:p>
          </table:table-cell>
          <table:table-cell table:style-name="ce1" table:formula="of:=[.F147]/[.G147]" office:value-type="float" office:value="0.00507312767971738" calcext:value-type="float">
            <text:p>0.0050731277</text:p>
          </table:table-cell>
          <table:table-cell table:style-name="ce1" table:formula="of:=SUM([.$D$1:.D147])" office:value-type="float" office:value="-275.1" calcext:value-type="float">
            <text:p>-275.1</text:p>
          </table:table-cell>
          <table:table-cell table:style-name="ce1" table:formula="of:=MAX([.$D$1:.D147])-MIN([.$D$1:.D147])" office:value-type="float" office:value="169.25" calcext:value-type="float">
            <text:p>169.25</text:p>
          </table:table-cell>
          <table:table-cell table:style-name="ce1" table:formula="of:=STDEV([.$D$1:.D147])" office:value-type="float" office:value="48.7355777490451" calcext:value-type="float">
            <text:p>48.735577749</text:p>
          </table:table-cell>
          <table:table-cell table:style-name="ce1" table:formula="of:=[.J147]/[.K147]" office:value-type="float" office:value="3.47282227516665" calcext:value-type="float">
            <text:p>3.4728222752</text:p>
          </table:table-cell>
          <table:table-cell table:style-name="ce1" table:formula="of:=SLOPE([.H107:.H147];[.X107:.X147])" office:value-type="float" office:value="-1.9300659737011" calcext:value-type="float">
            <text:p>-1.9300659737</text:p>
          </table:table-cell>
          <table:table-cell table:style-name="ce9" table:formula="of:=AVERAGE([.B133:.B147])" office:value-type="float" office:value="928.252" calcext:value-type="float">
            <text:p>928.252</text:p>
          </table:table-cell>
          <table:table-cell table:style-name="ce1" table:formula="of:=[.B147]-[.N147]" office:value-type="float" office:value="16.2379999999998" calcext:value-type="float">
            <text:p>16.238</text:p>
          </table:table-cell>
          <table:table-cell table:style-name="ce15" table:formula="of:=IF(([.M147] &gt; [.U144]);(1-(([.M147]-[.$O$52])/[.$P$52]));(([.M147]-[.$O$52])/[.$P$52]))" office:value-type="float" office:value="0.764822076909901" calcext:value-type="float">
            <text:p>0.765</text:p>
          </table:table-cell>
          <table:table-cell table:style-name="ce13" table:number-columns-repeated="3"/>
          <table:table-cell table:style-name="ce13" table:formula="of:=[.P147] - AVERAGE([.P142:.P147])" office:value-type="float" office:value="0.267890710672059" calcext:value-type="float">
            <text:p>0.268</text:p>
          </table:table-cell>
          <table:table-cell table:style-name="ce13" table:formula="of:=[.O147]-[.O146]" office:value-type="float" office:value="18.5179999999998" calcext:value-type="float">
            <text:p>18.518</text:p>
          </table:table-cell>
          <table:table-cell table:style-name="ce13" table:formula="of:=AVERAGE([.P142:.P147])" office:value-type="float" office:value="0.496931366237842" calcext:value-type="float">
            <text:p>0.497</text:p>
          </table:table-cell>
          <table:table-cell table:style-name="ce1"/>
          <table:table-cell table:style-name="ce2" table:formula="of:=LOG([.Y147])" office:value-type="float" office:value="2.60422605308447" calcext:value-type="float">
            <text:p>2.6042260531</text:p>
          </table:table-cell>
          <table:table-cell table:style-name="ce3" table:formula="of:=[.Y146]+1" office:value-type="float" office:value="402" calcext:value-type="float">
            <text:p>402</text:p>
          </table:table-cell>
          <table:table-cell table:number-columns-repeated="999"/>
        </table:table-row>
        <table:table-row table:style-name="ro1">
          <table:table-cell table:style-name="ce5" table:formula="of:=([.B148]-[.B147])/[.B147]" office:value-type="percentage" office:value="0.00530445002064605" calcext:value-type="percentage">
            <text:p>0.53%</text:p>
          </table:table-cell>
          <table:table-cell office:value-type="float" office:value="949.5" calcext:value-type="float">
            <text:p>949.5</text:p>
          </table:table-cell>
          <table:table-cell table:style-name="ce7" table:formula="of:=[.A148]-[.$T$1]" office:value-type="percentage" office:value="0.00420445002064605" calcext:value-type="percentage">
            <text:p>0.42%</text:p>
          </table:table-cell>
          <table:table-cell table:style-name="ce1" table:formula="of:=[.B148]-[.$V$1]" office:value-type="float" office:value="-20.985" calcext:value-type="float">
            <text:p>-20.985</text:p>
          </table:table-cell>
          <table:table-cell table:style-name="ce7" table:formula="of:=SUM([.C147:.C148])" office:value-type="percentage" office:value="0" calcext:value-type="percentage">
            <text:p>0.00%</text:p>
          </table:table-cell>
          <table:table-cell table:style-name="ce8" table:formula="of:=MAX([.$C$1:.C148])-MIN([.$C$1:.C148])" office:value-type="float" office:value="0.0704175797789299" calcext:value-type="float">
            <text:p>0.0704175798</text:p>
          </table:table-cell>
          <table:table-cell table:style-name="ce1" table:formula="of:=STDEV([.D147:.D148])" office:value-type="float" office:value="3.5426049737446" calcext:value-type="float">
            <text:p>3.5426049737</text:p>
          </table:table-cell>
          <table:table-cell table:style-name="ce1" table:formula="of:=[.F148]/[.G148]" office:value-type="float" office:value="0.0198773445814076" calcext:value-type="float">
            <text:p>0.0198773446</text:p>
          </table:table-cell>
          <table:table-cell table:style-name="ce1" table:formula="of:=SUM([.$D$1:.D148])" office:value-type="float" office:value="-275.1" calcext:value-type="float">
            <text:p>-275.1</text:p>
          </table:table-cell>
          <table:table-cell table:style-name="ce1" table:formula="of:=MAX([.$D$1:.D148])-MIN([.$D$1:.D148])" office:value-type="float" office:value="169.25" calcext:value-type="float">
            <text:p>169.25</text:p>
          </table:table-cell>
          <table:table-cell table:style-name="ce1" table:formula="of:=STDEV([.$D$1:.D148])" office:value-type="float" office:value="48.6824514337721" calcext:value-type="float">
            <text:p>48.6824514338</text:p>
          </table:table-cell>
          <table:table-cell table:style-name="ce1" table:formula="of:=[.J148]/[.K148]" office:value-type="float" office:value="3.47661210590943" calcext:value-type="float">
            <text:p>3.4766121059</text:p>
          </table:table-cell>
          <table:table-cell table:style-name="ce1" table:formula="of:=SLOPE([.H108:.H148];[.X108:.X148])" office:value-type="float" office:value="-1.21139042752154" calcext:value-type="float">
            <text:p>-1.2113904275</text:p>
          </table:table-cell>
          <table:table-cell table:style-name="ce9" table:formula="of:=AVERAGE([.B134:.B148])" office:value-type="float" office:value="929.155333333333" calcext:value-type="float">
            <text:p>929.1553333333</text:p>
          </table:table-cell>
          <table:table-cell table:style-name="ce1" table:formula="of:=[.B148]-[.N148]" office:value-type="float" office:value="20.3446666666665" calcext:value-type="float">
            <text:p>20.3446666667</text:p>
          </table:table-cell>
          <table:table-cell table:style-name="ce15" table:formula="of:=IF(([.M148] &gt; [.U145]);(1-(([.M148]-[.$O$52])/[.$P$52]));(([.M148]-[.$O$52])/[.$P$52]))" office:value-type="float" office:value="0.699541347853715" calcext:value-type="float">
            <text:p>0.700</text:p>
          </table:table-cell>
          <table:table-cell table:style-name="ce13" table:number-columns-repeated="3"/>
          <table:table-cell table:style-name="ce13" table:formula="of:=[.P148] - AVERAGE([.P143:.P148])" office:value-type="float" office:value="0.200689442922375" calcext:value-type="float">
            <text:p>0.201</text:p>
          </table:table-cell>
          <table:table-cell table:style-name="ce13" table:formula="of:=[.O148]-[.O147]" office:value-type="float" office:value="4.10666666666668" calcext:value-type="float">
            <text:p>4.107</text:p>
          </table:table-cell>
          <table:table-cell table:style-name="ce13" table:formula="of:=AVERAGE([.P143:.P148])" office:value-type="float" office:value="0.49885190493134" calcext:value-type="float">
            <text:p>0.499</text:p>
          </table:table-cell>
          <table:table-cell table:style-name="ce1"/>
          <table:table-cell table:style-name="ce2" table:formula="of:=LOG([.Y148])" office:value-type="float" office:value="2.60530504614111" calcext:value-type="float">
            <text:p>2.6053050461</text:p>
          </table:table-cell>
          <table:table-cell table:style-name="ce3" table:formula="of:=[.Y147]+1" office:value-type="float" office:value="403" calcext:value-type="float">
            <text:p>403</text:p>
          </table:table-cell>
          <table:table-cell table:number-columns-repeated="999"/>
        </table:table-row>
        <table:table-row table:style-name="ro1">
          <table:table-cell table:style-name="ce5" table:formula="of:=([.B149]-[.B148])/[.B148]" office:value-type="percentage" office:value="0.0101211163770406" calcext:value-type="percentage">
            <text:p>1.01%</text:p>
          </table:table-cell>
          <table:table-cell office:value-type="float" office:value="959.11" calcext:value-type="float">
            <text:p>959.11</text:p>
          </table:table-cell>
          <table:table-cell table:style-name="ce7" table:formula="of:=[.A149]-[.$T$1]" office:value-type="percentage" office:value="0.00902111637704056" calcext:value-type="percentage">
            <text:p>0.90%</text:p>
          </table:table-cell>
          <table:table-cell table:style-name="ce1" table:formula="of:=[.B149]-[.$V$1]" office:value-type="float" office:value="-11.375" calcext:value-type="float">
            <text:p>-11.375</text:p>
          </table:table-cell>
          <table:table-cell table:style-name="ce7" table:formula="of:=SUM([.C148:.C149])" office:value-type="percentage" office:value="0" calcext:value-type="percentage">
            <text:p>0.00%</text:p>
          </table:table-cell>
          <table:table-cell table:style-name="ce8" table:formula="of:=MAX([.$C$1:.C149])-MIN([.$C$1:.C149])" office:value-type="float" office:value="0.0704175797789299" calcext:value-type="float">
            <text:p>0.0704175798</text:p>
          </table:table-cell>
          <table:table-cell table:style-name="ce1" table:formula="of:=STDEV([.D148:.D149])" office:value-type="float" office:value="6.79529616720273" calcext:value-type="float">
            <text:p>6.7952961672</text:p>
          </table:table-cell>
          <table:table-cell table:style-name="ce1" table:formula="of:=[.F149]/[.G149]" office:value-type="float" office:value="0.0103626947297453" calcext:value-type="float">
            <text:p>0.0103626947</text:p>
          </table:table-cell>
          <table:table-cell table:style-name="ce1" table:formula="of:=SUM([.$D$1:.D149])" office:value-type="float" office:value="-275.1" calcext:value-type="float">
            <text:p>-275.1</text:p>
          </table:table-cell>
          <table:table-cell table:style-name="ce1" table:formula="of:=MAX([.$D$1:.D149])-MIN([.$D$1:.D149])" office:value-type="float" office:value="169.25" calcext:value-type="float">
            <text:p>169.25</text:p>
          </table:table-cell>
          <table:table-cell table:style-name="ce1" table:formula="of:=STDEV([.$D$1:.D149])" office:value-type="float" office:value="48.6879271968441" calcext:value-type="float">
            <text:p>48.6879271968</text:p>
          </table:table-cell>
          <table:table-cell table:style-name="ce1" table:formula="of:=[.J149]/[.K149]" office:value-type="float" office:value="3.47622110334922" calcext:value-type="float">
            <text:p>3.4762211033</text:p>
          </table:table-cell>
          <table:table-cell table:style-name="ce1" table:formula="of:=SLOPE([.H109:.H149];[.X109:.X149])" office:value-type="float" office:value="-0.720930256067618" calcext:value-type="float">
            <text:p>-0.7209302561</text:p>
          </table:table-cell>
          <table:table-cell table:style-name="ce9" table:formula="of:=AVERAGE([.B135:.B149])" office:value-type="float" office:value="931.329333333333" calcext:value-type="float">
            <text:p>931.3293333333</text:p>
          </table:table-cell>
          <table:table-cell table:style-name="ce1" table:formula="of:=[.B149]-[.N149]" office:value-type="float" office:value="27.7806666666667" calcext:value-type="float">
            <text:p>27.7806666667</text:p>
          </table:table-cell>
          <table:table-cell table:style-name="ce15" table:formula="of:=IF(([.M149] &gt; [.U146]);(1-(([.M149]-[.$O$52])/[.$P$52]));(([.M149]-[.$O$52])/[.$P$52]))" office:value-type="float" office:value="0.345009489774946" calcext:value-type="float">
            <text:p>0.345</text:p>
          </table:table-cell>
          <table:table-cell table:style-name="ce13" table:number-columns-repeated="3"/>
          <table:table-cell table:style-name="ce13" table:formula="of:=[.P149] - AVERAGE([.P144:.P149])" office:value-type="float" office:value="-0.0973593334998907" calcext:value-type="float">
            <text:p>-0.097</text:p>
          </table:table-cell>
          <table:table-cell table:style-name="ce13" table:formula="of:=[.O149]-[.O148]" office:value-type="float" office:value="7.43600000000015" calcext:value-type="float">
            <text:p>7.436</text:p>
          </table:table-cell>
          <table:table-cell table:style-name="ce13" table:formula="of:=AVERAGE([.P144:.P149])" office:value-type="float" office:value="0.442368823274837" calcext:value-type="float">
            <text:p>0.442</text:p>
          </table:table-cell>
          <table:table-cell table:style-name="ce1"/>
          <table:table-cell table:style-name="ce2" table:formula="of:=LOG([.Y149])" office:value-type="float" office:value="2.6063813651106" calcext:value-type="float">
            <text:p>2.6063813651</text:p>
          </table:table-cell>
          <table:table-cell table:style-name="ce3" table:formula="of:=[.Y148]+1" office:value-type="float" office:value="404" calcext:value-type="float">
            <text:p>404</text:p>
          </table:table-cell>
          <table:table-cell table:number-columns-repeated="999"/>
        </table:table-row>
        <table:table-row table:style-name="ro1">
          <table:table-cell table:style-name="ce5" table:formula="of:=([.B150]-[.B149])/[.B149]" office:value-type="percentage" office:value="-0.00608897832365425" calcext:value-type="percentage">
            <text:p>-0.61%</text:p>
          </table:table-cell>
          <table:table-cell office:value-type="float" office:value="953.27" calcext:value-type="float">
            <text:p>953.27</text:p>
          </table:table-cell>
          <table:table-cell table:style-name="ce7" table:formula="of:=[.A150]-[.$T$1]" office:value-type="percentage" office:value="-0.00718897832365426" calcext:value-type="percentage">
            <text:p>-0.72%</text:p>
          </table:table-cell>
          <table:table-cell table:style-name="ce1" table:formula="of:=[.B150]-[.$V$1]" office:value-type="float" office:value="-17.215" calcext:value-type="float">
            <text:p>-17.215</text:p>
          </table:table-cell>
          <table:table-cell table:style-name="ce7" table:formula="of:=SUM([.C149:.C150])" office:value-type="percentage" office:value="0" calcext:value-type="percentage">
            <text:p>0.00%</text:p>
          </table:table-cell>
          <table:table-cell table:style-name="ce8" table:formula="of:=MAX([.$C$1:.C150])-MIN([.$C$1:.C150])" office:value-type="float" office:value="0.0704175797789299" calcext:value-type="float">
            <text:p>0.0704175798</text:p>
          </table:table-cell>
          <table:table-cell table:style-name="ce1" table:formula="of:=STDEV([.D149:.D150])" office:value-type="float" office:value="4.12950360212946" calcext:value-type="float">
            <text:p>4.1295036021</text:p>
          </table:table-cell>
          <table:table-cell table:style-name="ce1" table:formula="of:=[.F150]/[.G150]" office:value-type="float" office:value="0.0170523110193239" calcext:value-type="float">
            <text:p>0.017052311</text:p>
          </table:table-cell>
          <table:table-cell table:style-name="ce1" table:formula="of:=SUM([.$D$1:.D150])" office:value-type="float" office:value="-275.1" calcext:value-type="float">
            <text:p>-275.1</text:p>
          </table:table-cell>
          <table:table-cell table:style-name="ce1" table:formula="of:=MAX([.$D$1:.D150])-MIN([.$D$1:.D150])" office:value-type="float" office:value="169.25" calcext:value-type="float">
            <text:p>169.25</text:p>
          </table:table-cell>
          <table:table-cell table:style-name="ce1" table:formula="of:=STDEV([.$D$1:.D150])" office:value-type="float" office:value="48.6539631154664" calcext:value-type="float">
            <text:p>48.6539631155</text:p>
          </table:table-cell>
          <table:table-cell table:style-name="ce1" table:formula="of:=[.J150]/[.K150]" office:value-type="float" office:value="3.47864776397214" calcext:value-type="float">
            <text:p>3.478647764</text:p>
          </table:table-cell>
          <table:table-cell table:style-name="ce1" table:formula="of:=SLOPE([.H110:.H150];[.X110:.X150])" office:value-type="float" office:value="-0.871624689360338" calcext:value-type="float">
            <text:p>-0.8716246894</text:p>
          </table:table-cell>
          <table:table-cell table:style-name="ce9" table:formula="of:=AVERAGE([.B136:.B150])" office:value-type="float" office:value="932.942" calcext:value-type="float">
            <text:p>932.942</text:p>
          </table:table-cell>
          <table:table-cell table:style-name="ce1" table:formula="of:=[.B150]-[.N150]" office:value-type="float" office:value="20.3279999999999" calcext:value-type="float">
            <text:p>20.328</text:p>
          </table:table-cell>
          <table:table-cell table:style-name="ce15" table:formula="of:=IF(([.M150] &gt; [.U147]);(1-(([.M150]-[.$O$52])/[.$P$52]));(([.M150]-[.$O$52])/[.$P$52]))" office:value-type="float" office:value="0.331321195352862" calcext:value-type="float">
            <text:p>0.331</text:p>
          </table:table-cell>
          <table:table-cell table:style-name="ce13" table:number-columns-repeated="3"/>
          <table:table-cell table:style-name="ce13" table:formula="of:=[.P150] - AVERAGE([.P145:.P150])" office:value-type="float" office:value="-0.115653065681705" calcext:value-type="float">
            <text:p>-0.116</text:p>
          </table:table-cell>
          <table:table-cell table:style-name="ce13" table:formula="of:=[.O150]-[.O149]" office:value-type="float" office:value="-7.4526666666668" calcext:value-type="float">
            <text:p>-7.453</text:p>
          </table:table-cell>
          <table:table-cell table:style-name="ce13" table:formula="of:=AVERAGE([.P145:.P150])" office:value-type="float" office:value="0.446974261034567" calcext:value-type="float">
            <text:p>0.447</text:p>
          </table:table-cell>
          <table:table-cell table:style-name="ce1"/>
          <table:table-cell table:style-name="ce2" table:formula="of:=LOG([.Y150])" office:value-type="float" office:value="2.60745502321467" calcext:value-type="float">
            <text:p>2.6074550232</text:p>
          </table:table-cell>
          <table:table-cell table:style-name="ce3" table:formula="of:=[.Y149]+1" office:value-type="float" office:value="405" calcext:value-type="float">
            <text:p>405</text:p>
          </table:table-cell>
          <table:table-cell table:number-columns-repeated="999"/>
        </table:table-row>
        <table:table-row table:style-name="ro1">
          <table:table-cell table:style-name="ce5" table:formula="of:=([.B151]-[.B150])/[.B150]" office:value-type="percentage" office:value="0.00474157374091284" calcext:value-type="percentage">
            <text:p>0.47%</text:p>
          </table:table-cell>
          <table:table-cell office:value-type="float" office:value="957.79" calcext:value-type="float">
            <text:p>957.79</text:p>
          </table:table-cell>
          <table:table-cell table:style-name="ce7" table:formula="of:=[.A151]-[.$T$1]" office:value-type="percentage" office:value="0.00364157374091284" calcext:value-type="percentage">
            <text:p>0.36%</text:p>
          </table:table-cell>
          <table:table-cell table:style-name="ce1" table:formula="of:=[.B151]-[.$V$1]" office:value-type="float" office:value="-12.6950000000001" calcext:value-type="float">
            <text:p>-12.695</text:p>
          </table:table-cell>
          <table:table-cell table:style-name="ce7" table:formula="of:=SUM([.C150:.C151])" office:value-type="percentage" office:value="0" calcext:value-type="percentage">
            <text:p>0.00%</text:p>
          </table:table-cell>
          <table:table-cell table:style-name="ce8" table:formula="of:=MAX([.$C$1:.C151])-MIN([.$C$1:.C151])" office:value-type="float" office:value="0.0704175797789299" calcext:value-type="float">
            <text:p>0.0704175798</text:p>
          </table:table-cell>
          <table:table-cell table:style-name="ce1" table:formula="of:=STDEV([.D150:.D151])" office:value-type="float" office:value="3.19612265096318" calcext:value-type="float">
            <text:p>3.196122651</text:p>
          </table:table-cell>
          <table:table-cell table:style-name="ce1" table:formula="of:=[.F151]/[.G151]" office:value-type="float" office:value="0.0220321894585957" calcext:value-type="float">
            <text:p>0.0220321895</text:p>
          </table:table-cell>
          <table:table-cell table:style-name="ce1" table:formula="of:=SUM([.$D$1:.D151])" office:value-type="float" office:value="-275.1" calcext:value-type="float">
            <text:p>-275.1</text:p>
          </table:table-cell>
          <table:table-cell table:style-name="ce1" table:formula="of:=MAX([.$D$1:.D151])-MIN([.$D$1:.D151])" office:value-type="float" office:value="169.25" calcext:value-type="float">
            <text:p>169.25</text:p>
          </table:table-cell>
          <table:table-cell table:style-name="ce1" table:formula="of:=STDEV([.$D$1:.D151])" office:value-type="float" office:value="48.6466981993163" calcext:value-type="float">
            <text:p>48.6466981993</text:p>
          </table:table-cell>
          <table:table-cell table:style-name="ce1" table:formula="of:=[.J151]/[.K151]" office:value-type="float" office:value="3.47916726653359" calcext:value-type="float">
            <text:p>3.4791672665</text:p>
          </table:table-cell>
          <table:table-cell table:style-name="ce1" table:formula="of:=SLOPE([.H111:.H151];[.X111:.X151])" office:value-type="float" office:value="-0.981090256271379" calcext:value-type="float">
            <text:p>-0.9810902563</text:p>
          </table:table-cell>
          <table:table-cell table:style-name="ce9" table:formula="of:=AVERAGE([.B137:.B151])" office:value-type="float" office:value="934.656666666667" calcext:value-type="float">
            <text:p>934.6566666667</text:p>
          </table:table-cell>
          <table:table-cell table:style-name="ce1" table:formula="of:=[.B151]-[.N151]" office:value-type="float" office:value="23.1333333333331" calcext:value-type="float">
            <text:p>23.1333333333</text:p>
          </table:table-cell>
          <table:table-cell table:style-name="ce15" table:formula="of:=IF(([.M151] &gt; [.U148]);(1-(([.M151]-[.$O$52])/[.$P$52]));(([.M151]-[.$O$52])/[.$P$52]))" office:value-type="float" office:value="0.321377915589846" calcext:value-type="float">
            <text:p>0.321</text:p>
          </table:table-cell>
          <table:table-cell table:style-name="ce13" table:number-columns-repeated="3"/>
          <table:table-cell table:style-name="ce13" table:formula="of:=[.P151] - AVERAGE([.P146:.P151])" office:value-type="float" office:value="-0.132498290392748" calcext:value-type="float">
            <text:p>-0.132</text:p>
          </table:table-cell>
          <table:table-cell table:style-name="ce13" table:formula="of:=[.O151]-[.O150]" office:value-type="float" office:value="2.80533333333324" calcext:value-type="float">
            <text:p>2.805</text:p>
          </table:table-cell>
          <table:table-cell table:style-name="ce13" table:formula="of:=AVERAGE([.P146:.P151])" office:value-type="float" office:value="0.453876205982595" calcext:value-type="float">
            <text:p>0.454</text:p>
          </table:table-cell>
          <table:table-cell table:style-name="ce1"/>
          <table:table-cell table:style-name="ce2" table:formula="of:=LOG([.Y151])" office:value-type="float" office:value="2.60852603357719" calcext:value-type="float">
            <text:p>2.6085260336</text:p>
          </table:table-cell>
          <table:table-cell table:style-name="ce3" table:formula="of:=[.Y150]+1" office:value-type="float" office:value="406" calcext:value-type="float">
            <text:p>406</text:p>
          </table:table-cell>
          <table:table-cell table:number-columns-repeated="999"/>
        </table:table-row>
        <table:table-row table:style-name="ro1">
          <table:table-cell table:style-name="ce5" table:formula="of:=([.B152]-[.B151])/[.B151]" office:value-type="percentage" office:value="-0.00637926894204356" calcext:value-type="percentage">
            <text:p>-0.64%</text:p>
          </table:table-cell>
          <table:table-cell office:value-type="float" office:value="951.68" calcext:value-type="float">
            <text:p>951.68</text:p>
          </table:table-cell>
          <table:table-cell table:style-name="ce7" table:formula="of:=[.A152]-[.$T$1]" office:value-type="percentage" office:value="-0.00747926894204356" calcext:value-type="percentage">
            <text:p>-0.75%</text:p>
          </table:table-cell>
          <table:table-cell table:style-name="ce1" table:formula="of:=[.B152]-[.$V$1]" office:value-type="float" office:value="-18.8049999999999" calcext:value-type="float">
            <text:p>-18.805</text:p>
          </table:table-cell>
          <table:table-cell table:style-name="ce7" table:formula="of:=SUM([.C151:.C152])" office:value-type="percentage" office:value="0" calcext:value-type="percentage">
            <text:p>0.00%</text:p>
          </table:table-cell>
          <table:table-cell table:style-name="ce8" table:formula="of:=MAX([.$C$1:.C152])-MIN([.$C$1:.C152])" office:value-type="float" office:value="0.0704175797789299" calcext:value-type="float">
            <text:p>0.0704175798</text:p>
          </table:table-cell>
          <table:table-cell table:style-name="ce1" table:formula="of:=STDEV([.D151:.D152])" office:value-type="float" office:value="4.32042243304973" calcext:value-type="float">
            <text:p>4.320422433</text:p>
          </table:table-cell>
          <table:table-cell table:style-name="ce1" table:formula="of:=[.F152]/[.G152]" office:value-type="float" office:value="0.0162987719071774" calcext:value-type="float">
            <text:p>0.0162987719</text:p>
          </table:table-cell>
          <table:table-cell table:style-name="ce1" table:formula="of:=SUM([.$D$1:.D152])" office:value-type="float" office:value="-275.1" calcext:value-type="float">
            <text:p>-275.1</text:p>
          </table:table-cell>
          <table:table-cell table:style-name="ce1" table:formula="of:=MAX([.$D$1:.D152])-MIN([.$D$1:.D152])" office:value-type="float" office:value="169.25" calcext:value-type="float">
            <text:p>169.25</text:p>
          </table:table-cell>
          <table:table-cell table:style-name="ce1" table:formula="of:=STDEV([.$D$1:.D152])" office:value-type="float" office:value="48.6008442442956" calcext:value-type="float">
            <text:p>48.6008442443</text:p>
          </table:table-cell>
          <table:table-cell table:style-name="ce1" table:formula="of:=[.J152]/[.K152]" office:value-type="float" office:value="3.48244979344912" calcext:value-type="float">
            <text:p>3.4824497934</text:p>
          </table:table-cell>
          <table:table-cell table:style-name="ce1" table:formula="of:=SLOPE([.H112:.H152];[.X112:.X152])" office:value-type="float" office:value="-0.949289614973544" calcext:value-type="float">
            <text:p>-0.949289615</text:p>
          </table:table-cell>
          <table:table-cell table:style-name="ce9" table:formula="of:=AVERAGE([.B138:.B152])" office:value-type="float" office:value="935.762666666667" calcext:value-type="float">
            <text:p>935.7626666667</text:p>
          </table:table-cell>
          <table:table-cell table:style-name="ce1" table:formula="of:=[.B152]-[.N152]" office:value-type="float" office:value="15.9173333333332" calcext:value-type="float">
            <text:p>15.9173333333</text:p>
          </table:table-cell>
          <table:table-cell table:style-name="ce15" table:formula="of:=IF(([.M152] &gt; [.U149]);(1-(([.M152]-[.$O$52])/[.$P$52]));(([.M152]-[.$O$52])/[.$P$52]))" office:value-type="float" office:value="0.324266519577296" calcext:value-type="float">
            <text:p>0.324</text:p>
          </table:table-cell>
          <table:table-cell table:style-name="ce13" table:number-columns-repeated="3"/>
          <table:table-cell table:style-name="ce13" table:formula="of:=[.P152] - AVERAGE([.P147:.P152])" office:value-type="float" office:value="-0.140123237932465" calcext:value-type="float">
            <text:p>-0.140</text:p>
          </table:table-cell>
          <table:table-cell table:style-name="ce13" table:formula="of:=[.O152]-[.O151]" office:value-type="float" office:value="-7.21599999999989" calcext:value-type="float">
            <text:p>-7.216</text:p>
          </table:table-cell>
          <table:table-cell table:style-name="ce13" table:formula="of:=AVERAGE([.P147:.P152])" office:value-type="float" office:value="0.464389757509761" calcext:value-type="float">
            <text:p>0.464</text:p>
          </table:table-cell>
          <table:table-cell table:style-name="ce1"/>
          <table:table-cell table:style-name="ce2" table:formula="of:=LOG([.Y152])" office:value-type="float" office:value="2.60959440922522" calcext:value-type="float">
            <text:p>2.6095944092</text:p>
          </table:table-cell>
          <table:table-cell table:style-name="ce3" table:formula="of:=[.Y151]+1" office:value-type="float" office:value="407" calcext:value-type="float">
            <text:p>407</text:p>
          </table:table-cell>
          <table:table-cell table:number-columns-repeated="999"/>
        </table:table-row>
        <table:table-row table:style-name="ro1">
          <table:table-cell table:style-name="ce5" table:formula="of:=([.B153]-[.B152])/[.B152]" office:value-type="percentage" office:value="0.0192081371889711" calcext:value-type="percentage">
            <text:p>1.92%</text:p>
          </table:table-cell>
          <table:table-cell office:value-type="float" office:value="969.96" calcext:value-type="float">
            <text:p>969.96</text:p>
          </table:table-cell>
          <table:table-cell table:style-name="ce7" table:formula="of:=[.A153]-[.$T$1]" office:value-type="percentage" office:value="0.0181081371889711" calcext:value-type="percentage">
            <text:p>1.81%</text:p>
          </table:table-cell>
          <table:table-cell table:style-name="ce1" table:formula="of:=[.B153]-[.$V$1]" office:value-type="float" office:value="-0.524999999999977" calcext:value-type="float">
            <text:p>-0.525</text:p>
          </table:table-cell>
          <table:table-cell table:style-name="ce7" table:formula="of:=SUM([.C152:.C153])" office:value-type="percentage" office:value="0" calcext:value-type="percentage">
            <text:p>0.00%</text:p>
          </table:table-cell>
          <table:table-cell table:style-name="ce8" table:formula="of:=MAX([.$C$1:.C153])-MIN([.$C$1:.C153])" office:value-type="float" office:value="0.0704175797789299" calcext:value-type="float">
            <text:p>0.0704175798</text:p>
          </table:table-cell>
          <table:table-cell table:style-name="ce1" table:formula="of:=STDEV([.D152:.D153])" office:value-type="float" office:value="12.9259119600901" calcext:value-type="float">
            <text:p>12.9259119601</text:p>
          </table:table-cell>
          <table:table-cell table:style-name="ce1" table:formula="of:=[.F153]/[.G153]" office:value-type="float" office:value="0.00544778426437923" calcext:value-type="float">
            <text:p>0.0054477843</text:p>
          </table:table-cell>
          <table:table-cell table:style-name="ce1" table:formula="of:=SUM([.$D$1:.D153])" office:value-type="float" office:value="-275.1" calcext:value-type="float">
            <text:p>-275.1</text:p>
          </table:table-cell>
          <table:table-cell table:style-name="ce1" table:formula="of:=MAX([.$D$1:.D153])-MIN([.$D$1:.D153])" office:value-type="float" office:value="169.25" calcext:value-type="float">
            <text:p>169.25</text:p>
          </table:table-cell>
          <table:table-cell table:style-name="ce1" table:formula="of:=STDEV([.$D$1:.D153])" office:value-type="float" office:value="48.6773057211332" calcext:value-type="float">
            <text:p>48.6773057211</text:p>
          </table:table-cell>
          <table:table-cell table:style-name="ce1" table:formula="of:=[.J153]/[.K153]" office:value-type="float" office:value="3.47697962104999" calcext:value-type="float">
            <text:p>3.476979621</text:p>
          </table:table-cell>
          <table:table-cell table:style-name="ce1" table:formula="of:=SLOPE([.H113:.H153];[.X113:.X153])" office:value-type="float" office:value="-1.04964714709539" calcext:value-type="float">
            <text:p>-1.0496471471</text:p>
          </table:table-cell>
          <table:table-cell table:style-name="ce9" table:formula="of:=AVERAGE([.B139:.B153])" office:value-type="float" office:value="938.752666666667" calcext:value-type="float">
            <text:p>938.7526666667</text:p>
          </table:table-cell>
          <table:table-cell table:style-name="ce1" table:formula="of:=[.B153]-[.N153]" office:value-type="float" office:value="31.2073333333333" calcext:value-type="float">
            <text:p>31.2073333333</text:p>
          </table:table-cell>
          <table:table-cell table:style-name="ce15" table:formula="of:=IF(([.M153] &gt; [.U150]);(1-(([.M153]-[.$O$52])/[.$P$52]));(([.M153]-[.$O$52])/[.$P$52]))" office:value-type="float" office:value="0.684849433926369" calcext:value-type="float">
            <text:p>0.685</text:p>
          </table:table-cell>
          <table:table-cell table:style-name="ce13" table:number-columns-repeated="3"/>
          <table:table-cell table:style-name="ce13" table:formula="of:=[.P153] - AVERAGE([.P148:.P153])" office:value-type="float" office:value="0.233788450247196" calcext:value-type="float">
            <text:p>0.234</text:p>
          </table:table-cell>
          <table:table-cell table:style-name="ce13" table:formula="of:=[.O153]-[.O152]" office:value-type="float" office:value="15.2900000000001" calcext:value-type="float">
            <text:p>15.290</text:p>
          </table:table-cell>
          <table:table-cell table:style-name="ce13" table:formula="of:=AVERAGE([.P148:.P153])" office:value-type="float" office:value="0.451060983679173" calcext:value-type="float">
            <text:p>0.451</text:p>
          </table:table-cell>
          <table:table-cell table:style-name="ce1"/>
          <table:table-cell table:style-name="ce2" table:formula="of:=LOG([.Y153])" office:value-type="float" office:value="2.61066016308988" calcext:value-type="float">
            <text:p>2.6106601631</text:p>
          </table:table-cell>
          <table:table-cell table:style-name="ce3" table:formula="of:=[.Y152]+1" office:value-type="float" office:value="408" calcext:value-type="float">
            <text:p>408</text:p>
          </table:table-cell>
          <table:table-cell table:number-columns-repeated="999"/>
        </table:table-row>
        <table:table-row table:style-name="ro1">
          <table:table-cell table:style-name="ce5" table:formula="of:=([.B154]-[.B153])/[.B153]" office:value-type="percentage" office:value="0.00920656521918424" calcext:value-type="percentage">
            <text:p>0.92%</text:p>
          </table:table-cell>
          <table:table-cell office:value-type="float" office:value="978.89" calcext:value-type="float">
            <text:p>978.89</text:p>
          </table:table-cell>
          <table:table-cell table:style-name="ce7" table:formula="of:=[.A154]-[.$T$1]" office:value-type="percentage" office:value="0.00810656521918424" calcext:value-type="percentage">
            <text:p>0.81%</text:p>
          </table:table-cell>
          <table:table-cell table:style-name="ce1" table:formula="of:=[.B154]-[.$V$1]" office:value-type="float" office:value="8.40499999999997" calcext:value-type="float">
            <text:p>8.405</text:p>
          </table:table-cell>
          <table:table-cell table:style-name="ce7" table:formula="of:=SUM([.C153:.C154])" office:value-type="percentage" office:value="0" calcext:value-type="percentage">
            <text:p>0.00%</text:p>
          </table:table-cell>
          <table:table-cell table:style-name="ce8" table:formula="of:=MAX([.$C$1:.C154])-MIN([.$C$1:.C154])" office:value-type="float" office:value="0.0704175797789299" calcext:value-type="float">
            <text:p>0.0704175798</text:p>
          </table:table-cell>
          <table:table-cell table:style-name="ce1" table:formula="of:=STDEV([.D153:.D154])" office:value-type="float" office:value="6.31446355599583" calcext:value-type="float">
            <text:p>6.314463556</text:p>
          </table:table-cell>
          <table:table-cell table:style-name="ce1" table:formula="of:=[.F154]/[.G154]" office:value-type="float" office:value="0.0111517913049107" calcext:value-type="float">
            <text:p>0.0111517913</text:p>
          </table:table-cell>
          <table:table-cell table:style-name="ce1" table:formula="of:=SUM([.$D$1:.D154])" office:value-type="float" office:value="-275.1" calcext:value-type="float">
            <text:p>-275.1</text:p>
          </table:table-cell>
          <table:table-cell table:style-name="ce1" table:formula="of:=MAX([.$D$1:.D154])-MIN([.$D$1:.D154])" office:value-type="float" office:value="169.25" calcext:value-type="float">
            <text:p>169.25</text:p>
          </table:table-cell>
          <table:table-cell table:style-name="ce1" table:formula="of:=STDEV([.$D$1:.D154])" office:value-type="float" office:value="48.8249291040546" calcext:value-type="float">
            <text:p>48.8249291041</text:p>
          </table:table-cell>
          <table:table-cell table:style-name="ce1" table:formula="of:=[.J154]/[.K154]" office:value-type="float" office:value="3.46646688701377" calcext:value-type="float">
            <text:p>3.466466887</text:p>
          </table:table-cell>
          <table:table-cell table:style-name="ce1" table:formula="of:=SLOPE([.H114:.H154];[.X114:.X154])" office:value-type="float" office:value="-1.17193171266323" calcext:value-type="float">
            <text:p>-1.1719317127</text:p>
          </table:table-cell>
          <table:table-cell table:style-name="ce9" table:formula="of:=AVERAGE([.B140:.B154])" office:value-type="float" office:value="942.659333333333" calcext:value-type="float">
            <text:p>942.6593333333</text:p>
          </table:table-cell>
          <table:table-cell table:style-name="ce1" table:formula="of:=[.B154]-[.N154]" office:value-type="float" office:value="36.2306666666667" calcext:value-type="float">
            <text:p>36.2306666667</text:p>
          </table:table-cell>
          <table:table-cell table:style-name="ce15" table:formula="of:=IF(([.M154] &gt; [.U151]);(1-(([.M154]-[.$O$52])/[.$P$52]));(([.M154]-[.$O$52])/[.$P$52]))" office:value-type="float" office:value="0.304042875496119" calcext:value-type="float">
            <text:p>0.304</text:p>
          </table:table-cell>
          <table:table-cell table:style-name="ce13" table:number-columns-repeated="3"/>
          <table:table-cell table:style-name="ce13" table:formula="of:=[.P154] - AVERAGE([.P149:.P154])" office:value-type="float" office:value="-0.0811016961234543" calcext:value-type="float">
            <text:p>-0.081</text:p>
          </table:table-cell>
          <table:table-cell table:style-name="ce13" table:formula="of:=[.O154]-[.O153]" office:value-type="float" office:value="5.02333333333343" calcext:value-type="float">
            <text:p>5.023</text:p>
          </table:table-cell>
          <table:table-cell table:style-name="ce13" table:formula="of:=AVERAGE([.P149:.P154])" office:value-type="float" office:value="0.385144571619573" calcext:value-type="float">
            <text:p>0.385</text:p>
          </table:table-cell>
          <table:table-cell table:style-name="ce1"/>
          <table:table-cell table:style-name="ce2" table:formula="of:=LOG([.Y154])" office:value-type="float" office:value="2.61172330800734" calcext:value-type="float">
            <text:p>2.611723308</text:p>
          </table:table-cell>
          <table:table-cell table:style-name="ce3" table:formula="of:=[.Y153]+1" office:value-type="float" office:value="409" calcext:value-type="float">
            <text:p>409</text:p>
          </table:table-cell>
          <table:table-cell table:number-columns-repeated="999"/>
        </table:table-row>
        <table:table-row table:style-name="ro1">
          <table:table-cell table:style-name="ce5" table:formula="of:=([.B155]-[.B154])/[.B154]" office:value-type="percentage" office:value="-0.00193075830787932" calcext:value-type="percentage">
            <text:p>-0.19%</text:p>
          </table:table-cell>
          <table:table-cell office:value-type="float" office:value="977" calcext:value-type="float">
            <text:p>977</text:p>
          </table:table-cell>
          <table:table-cell table:style-name="ce7" table:formula="of:=[.A155]-[.$T$1]" office:value-type="percentage" office:value="-0.00303075830787932" calcext:value-type="percentage">
            <text:p>-0.30%</text:p>
          </table:table-cell>
          <table:table-cell table:style-name="ce1" table:formula="of:=[.B155]-[.$V$1]" office:value-type="float" office:value="6.51499999999999" calcext:value-type="float">
            <text:p>6.515</text:p>
          </table:table-cell>
          <table:table-cell table:style-name="ce7" table:formula="of:=SUM([.C154:.C155])" office:value-type="percentage" office:value="0" calcext:value-type="percentage">
            <text:p>0.00%</text:p>
          </table:table-cell>
          <table:table-cell table:style-name="ce8" table:formula="of:=MAX([.$C$1:.C155])-MIN([.$C$1:.C155])" office:value-type="float" office:value="0.0704175797789299" calcext:value-type="float">
            <text:p>0.0704175798</text:p>
          </table:table-cell>
          <table:table-cell table:style-name="ce1" table:formula="of:=STDEV([.D154:.D155])" office:value-type="float" office:value="1.33643181644257" calcext:value-type="float">
            <text:p>1.3364318164</text:p>
          </table:table-cell>
          <table:table-cell table:style-name="ce1" table:formula="of:=[.F155]/[.G155]" office:value-type="float" office:value="0.0526907388110332" calcext:value-type="float">
            <text:p>0.0526907388</text:p>
          </table:table-cell>
          <table:table-cell table:style-name="ce1" table:formula="of:=SUM([.$D$1:.D155])" office:value-type="float" office:value="-275.1" calcext:value-type="float">
            <text:p>-275.1</text:p>
          </table:table-cell>
          <table:table-cell table:style-name="ce1" table:formula="of:=MAX([.$D$1:.D155])-MIN([.$D$1:.D155])" office:value-type="float" office:value="169.25" calcext:value-type="float">
            <text:p>169.25</text:p>
          </table:table-cell>
          <table:table-cell table:style-name="ce1" table:formula="of:=STDEV([.$D$1:.D155])" office:value-type="float" office:value="48.9497377092199" calcext:value-type="float">
            <text:p>48.9497377092</text:p>
          </table:table-cell>
          <table:table-cell table:style-name="ce1" table:formula="of:=[.J155]/[.K155]" office:value-type="float" office:value="3.45762833307524" calcext:value-type="float">
            <text:p>3.4576283331</text:p>
          </table:table-cell>
          <table:table-cell table:style-name="ce1" table:formula="of:=SLOPE([.H115:.H155];[.X115:.X155])" office:value-type="float" office:value="-1.22947617407872" calcext:value-type="float">
            <text:p>-1.2294761741</text:p>
          </table:table-cell>
          <table:table-cell table:style-name="ce9" table:formula="of:=AVERAGE([.B141:.B155])" office:value-type="float" office:value="946.792666666667" calcext:value-type="float">
            <text:p>946.7926666667</text:p>
          </table:table-cell>
          <table:table-cell table:style-name="ce1" table:formula="of:=[.B155]-[.N155]" office:value-type="float" office:value="30.2073333333335" calcext:value-type="float">
            <text:p>30.2073333333</text:p>
          </table:table-cell>
          <table:table-cell table:style-name="ce15" table:formula="of:=IF(([.M155] &gt; [.U152]);(1-(([.M155]-[.$O$52])/[.$P$52]));(([.M155]-[.$O$52])/[.$P$52]))" office:value-type="float" office:value="0.701184162510557" calcext:value-type="float">
            <text:p>0.701</text:p>
          </table:table-cell>
          <table:table-cell table:style-name="ce13" table:number-columns-repeated="3"/>
          <table:table-cell table:style-name="ce13" table:formula="of:=[.P155] - AVERAGE([.P150:.P155])" office:value-type="float" office:value="0.256677145435048" calcext:value-type="float">
            <text:p>0.257</text:p>
          </table:table-cell>
          <table:table-cell table:style-name="ce13" table:formula="of:=[.O155]-[.O154]" office:value-type="float" office:value="-6.0233333333332" calcext:value-type="float">
            <text:p>-6.023</text:p>
          </table:table-cell>
          <table:table-cell table:style-name="ce13" table:formula="of:=AVERAGE([.P150:.P155])" office:value-type="float" office:value="0.444507017075508" calcext:value-type="float">
            <text:p>0.445</text:p>
          </table:table-cell>
          <table:table-cell table:style-name="ce1"/>
          <table:table-cell table:style-name="ce2" table:formula="of:=LOG([.Y155])" office:value-type="float" office:value="2.61278385671974" calcext:value-type="float">
            <text:p>2.6127838567</text:p>
          </table:table-cell>
          <table:table-cell table:style-name="ce3" table:formula="of:=[.Y154]+1" office:value-type="float" office:value="410" calcext:value-type="float">
            <text:p>410</text:p>
          </table:table-cell>
          <table:table-cell table:number-columns-repeated="999"/>
        </table:table-row>
        <table:table-row table:style-name="ro1">
          <table:table-cell table:style-name="ce5" table:formula="of:=([.B156]-[.B155])/[.B155]" office:value-type="percentage" office:value="-0.00450358239508698" calcext:value-type="percentage">
            <text:p>-0.45%</text:p>
          </table:table-cell>
          <table:table-cell office:value-type="float" office:value="972.6" calcext:value-type="float">
            <text:p>972.6</text:p>
          </table:table-cell>
          <table:table-cell table:style-name="ce7" table:formula="of:=[.A156]-[.$T$1]" office:value-type="percentage" office:value="-0.00560358239508698" calcext:value-type="percentage">
            <text:p>-0.56%</text:p>
          </table:table-cell>
          <table:table-cell table:style-name="ce1" table:formula="of:=[.B156]-[.$V$1]" office:value-type="float" office:value="2.11500000000001" calcext:value-type="float">
            <text:p>2.115</text:p>
          </table:table-cell>
          <table:table-cell table:style-name="ce7" table:formula="of:=SUM([.C155:.C156])" office:value-type="percentage" office:value="0" calcext:value-type="percentage">
            <text:p>0.00%</text:p>
          </table:table-cell>
          <table:table-cell table:style-name="ce8" table:formula="of:=MAX([.$C$1:.C156])-MIN([.$C$1:.C156])" office:value-type="float" office:value="0.0704175797789299" calcext:value-type="float">
            <text:p>0.0704175798</text:p>
          </table:table-cell>
          <table:table-cell table:style-name="ce1" table:formula="of:=STDEV([.D155:.D156])" office:value-type="float" office:value="3.11126983722079" calcext:value-type="float">
            <text:p>3.1112698372</text:p>
          </table:table-cell>
          <table:table-cell table:style-name="ce1" table:formula="of:=[.F156]/[.G156]" office:value-type="float" office:value="0.022633067352921" calcext:value-type="float">
            <text:p>0.0226330674</text:p>
          </table:table-cell>
          <table:table-cell table:style-name="ce1" table:formula="of:=SUM([.$D$1:.D156])" office:value-type="float" office:value="-275.1" calcext:value-type="float">
            <text:p>-275.1</text:p>
          </table:table-cell>
          <table:table-cell table:style-name="ce1" table:formula="of:=MAX([.$D$1:.D156])-MIN([.$D$1:.D156])" office:value-type="float" office:value="169.25" calcext:value-type="float">
            <text:p>169.25</text:p>
          </table:table-cell>
          <table:table-cell table:style-name="ce1" table:formula="of:=STDEV([.$D$1:.D156])" office:value-type="float" office:value="49.032873475891" calcext:value-type="float">
            <text:p>49.0328734759</text:p>
          </table:table-cell>
          <table:table-cell table:style-name="ce1" table:formula="of:=[.J156]/[.K156]" office:value-type="float" office:value="3.45176588688441" calcext:value-type="float">
            <text:p>3.4517658869</text:p>
          </table:table-cell>
          <table:table-cell table:style-name="ce1" table:formula="of:=SLOPE([.H116:.H156];[.X116:.X156])" office:value-type="float" office:value="-1.3620039807512" calcext:value-type="float">
            <text:p>-1.3620039808</text:p>
          </table:table-cell>
          <table:table-cell table:style-name="ce9" table:formula="of:=AVERAGE([.B142:.B156])" office:value-type="float" office:value="950.178666666667" calcext:value-type="float">
            <text:p>950.1786666667</text:p>
          </table:table-cell>
          <table:table-cell table:style-name="ce1" table:formula="of:=[.B156]-[.N156]" office:value-type="float" office:value="22.4213333333333" calcext:value-type="float">
            <text:p>22.4213333333</text:p>
          </table:table-cell>
          <table:table-cell table:style-name="ce15" table:formula="of:=IF(([.M156] &gt; [.U153]);(1-(([.M156]-[.$O$52])/[.$P$52]));(([.M156]-[.$O$52])/[.$P$52]))" office:value-type="float" office:value="0.286777704446253" calcext:value-type="float">
            <text:p>0.287</text:p>
          </table:table-cell>
          <table:table-cell table:style-name="ce13" table:number-columns-repeated="3"/>
          <table:table-cell table:style-name="ce13" table:formula="of:=[.P156] - AVERAGE([.P151:.P156])" office:value-type="float" office:value="-0.150305397478154" calcext:value-type="float">
            <text:p>-0.150</text:p>
          </table:table-cell>
          <table:table-cell table:style-name="ce13" table:formula="of:=[.O156]-[.O155]" office:value-type="float" office:value="-7.78600000000017" calcext:value-type="float">
            <text:p>-7.786</text:p>
          </table:table-cell>
          <table:table-cell table:style-name="ce13" table:formula="of:=AVERAGE([.P151:.P156])" office:value-type="float" office:value="0.437083101924407" calcext:value-type="float">
            <text:p>0.437</text:p>
          </table:table-cell>
          <table:table-cell table:style-name="ce1"/>
          <table:table-cell table:style-name="ce2" table:formula="of:=LOG([.Y156])" office:value-type="float" office:value="2.61384182187607" calcext:value-type="float">
            <text:p>2.6138418219</text:p>
          </table:table-cell>
          <table:table-cell table:style-name="ce3" table:formula="of:=[.Y155]+1" office:value-type="float" office:value="411" calcext:value-type="float">
            <text:p>411</text:p>
          </table:table-cell>
          <table:table-cell table:number-columns-repeated="999"/>
        </table:table-row>
        <table:table-row table:style-name="ro1">
          <table:table-cell table:style-name="ce5" table:formula="of:=([.B157]-[.B156])/[.B156]" office:value-type="percentage" office:value="0.0171190623072177" calcext:value-type="percentage">
            <text:p>1.71%</text:p>
          </table:table-cell>
          <table:table-cell office:value-type="float" office:value="989.25" calcext:value-type="float">
            <text:p>989.25</text:p>
          </table:table-cell>
          <table:table-cell table:style-name="ce7" table:formula="of:=[.A157]-[.$T$1]" office:value-type="percentage" office:value="0.0160190623072177" calcext:value-type="percentage">
            <text:p>1.60%</text:p>
          </table:table-cell>
          <table:table-cell table:style-name="ce1" table:formula="of:=[.B157]-[.$V$1]" office:value-type="float" office:value="18.765" calcext:value-type="float">
            <text:p>18.765</text:p>
          </table:table-cell>
          <table:table-cell table:style-name="ce7" table:formula="of:=SUM([.C156:.C157])" office:value-type="percentage" office:value="0" calcext:value-type="percentage">
            <text:p>0.00%</text:p>
          </table:table-cell>
          <table:table-cell table:style-name="ce8" table:formula="of:=MAX([.$C$1:.C157])-MIN([.$C$1:.C157])" office:value-type="float" office:value="0.0704175797789299" calcext:value-type="float">
            <text:p>0.0704175798</text:p>
          </table:table-cell>
          <table:table-cell table:style-name="ce1" table:formula="of:=STDEV([.D156:.D157])" office:value-type="float" office:value="11.773327906756" calcext:value-type="float">
            <text:p>11.7733279068</text:p>
          </table:table-cell>
          <table:table-cell table:style-name="ce1" table:formula="of:=[.F157]/[.G157]" office:value-type="float" office:value="0.0059811108920632" calcext:value-type="float">
            <text:p>0.0059811109</text:p>
          </table:table-cell>
          <table:table-cell table:style-name="ce1" table:formula="of:=SUM([.$D$1:.D157])" office:value-type="float" office:value="-275.1" calcext:value-type="float">
            <text:p>-275.1</text:p>
          </table:table-cell>
          <table:table-cell table:style-name="ce1" table:formula="of:=MAX([.$D$1:.D157])-MIN([.$D$1:.D157])" office:value-type="float" office:value="174.82" calcext:value-type="float">
            <text:p>174.82</text:p>
          </table:table-cell>
          <table:table-cell table:style-name="ce1" table:formula="of:=STDEV([.$D$1:.D157])" office:value-type="float" office:value="49.2597130059515" calcext:value-type="float">
            <text:p>49.259713006</text:p>
          </table:table-cell>
          <table:table-cell table:style-name="ce1" table:formula="of:=[.J157]/[.K157]" office:value-type="float" office:value="3.54894475286282" calcext:value-type="float">
            <text:p>3.5489447529</text:p>
          </table:table-cell>
          <table:table-cell table:style-name="ce1" table:formula="of:=SLOPE([.H117:.H157];[.X117:.X157])" office:value-type="float" office:value="-1.55475675897166" calcext:value-type="float">
            <text:p>-1.554756759</text:p>
          </table:table-cell>
          <table:table-cell table:style-name="ce9" table:formula="of:=AVERAGE([.B143:.B157])" office:value-type="float" office:value="954.023333333333" calcext:value-type="float">
            <text:p>954.0233333333</text:p>
          </table:table-cell>
          <table:table-cell table:style-name="ce1" table:formula="of:=[.B157]-[.N157]" office:value-type="float" office:value="35.2266666666667" calcext:value-type="float">
            <text:p>35.2266666667</text:p>
          </table:table-cell>
          <table:table-cell table:style-name="ce15" table:formula="of:=IF(([.M157] &gt; [.U154]);(1-(([.M157]-[.$O$52])/[.$P$52]));(([.M157]-[.$O$52])/[.$P$52]))" office:value-type="float" office:value="0.269269049870864" calcext:value-type="float">
            <text:p>0.269</text:p>
          </table:table-cell>
          <table:table-cell table:style-name="ce13" table:number-columns-repeated="3"/>
          <table:table-cell table:style-name="ce13" table:formula="of:=[.P157] - AVERAGE([.P152:.P157])" office:value-type="float" office:value="-0.159129241100379" calcext:value-type="float">
            <text:p>-0.159</text:p>
          </table:table-cell>
          <table:table-cell table:style-name="ce13" table:formula="of:=[.O157]-[.O156]" office:value-type="float" office:value="12.8053333333334" calcext:value-type="float">
            <text:p>12.805</text:p>
          </table:table-cell>
          <table:table-cell table:style-name="ce13" table:formula="of:=AVERAGE([.P152:.P157])" office:value-type="float" office:value="0.428398290971243" calcext:value-type="float">
            <text:p>0.428</text:p>
          </table:table-cell>
          <table:table-cell table:style-name="ce1"/>
          <table:table-cell table:style-name="ce2" table:formula="of:=LOG([.Y157])" office:value-type="float" office:value="2.61489721603313" calcext:value-type="float">
            <text:p>2.614897216</text:p>
          </table:table-cell>
          <table:table-cell table:style-name="ce3" table:formula="of:=[.Y156]+1" office:value-type="float" office:value="412" calcext:value-type="float">
            <text:p>412</text:p>
          </table:table-cell>
          <table:table-cell table:number-columns-repeated="999"/>
        </table:table-row>
        <table:table-row table:style-name="ro1">
          <table:table-cell table:style-name="ce5" table:formula="of:=([.B158]-[.B157])/[.B157]" office:value-type="percentage" office:value="-0.00143543088198126" calcext:value-type="percentage">
            <text:p>-0.14%</text:p>
          </table:table-cell>
          <table:table-cell office:value-type="float" office:value="987.83" calcext:value-type="float">
            <text:p>987.83</text:p>
          </table:table-cell>
          <table:table-cell table:style-name="ce7" table:formula="of:=[.A158]-[.$T$1]" office:value-type="percentage" office:value="-0.00253543088198126" calcext:value-type="percentage">
            <text:p>-0.25%</text:p>
          </table:table-cell>
          <table:table-cell table:style-name="ce1" table:formula="of:=[.B158]-[.$V$1]" office:value-type="float" office:value="17.345" calcext:value-type="float">
            <text:p>17.345</text:p>
          </table:table-cell>
          <table:table-cell table:style-name="ce7" table:formula="of:=SUM([.C157:.C158])" office:value-type="percentage" office:value="0" calcext:value-type="percentage">
            <text:p>0.00%</text:p>
          </table:table-cell>
          <table:table-cell table:style-name="ce8" table:formula="of:=MAX([.$C$1:.C158])-MIN([.$C$1:.C158])" office:value-type="float" office:value="0.0704175797789299" calcext:value-type="float">
            <text:p>0.0704175798</text:p>
          </table:table-cell>
          <table:table-cell table:style-name="ce1" table:formula="of:=STDEV([.D157:.D158])" office:value-type="float" office:value="1.00409162928487" calcext:value-type="float">
            <text:p>1.0040916293</text:p>
          </table:table-cell>
          <table:table-cell table:style-name="ce1" table:formula="of:=[.F158]/[.G158]" office:value-type="float" office:value="0.0701306312344049" calcext:value-type="float">
            <text:p>0.0701306312</text:p>
          </table:table-cell>
          <table:table-cell table:style-name="ce1" table:formula="of:=SUM([.$D$1:.D158])" office:value-type="float" office:value="-275.1" calcext:value-type="float">
            <text:p>-275.1</text:p>
          </table:table-cell>
          <table:table-cell table:style-name="ce1" table:formula="of:=MAX([.$D$1:.D158])-MIN([.$D$1:.D158])" office:value-type="float" office:value="174.82" calcext:value-type="float">
            <text:p>174.82</text:p>
          </table:table-cell>
          <table:table-cell table:style-name="ce1" table:formula="of:=STDEV([.$D$1:.D158])" office:value-type="float" office:value="49.4640900312166" calcext:value-type="float">
            <text:p>49.4640900312</text:p>
          </table:table-cell>
          <table:table-cell table:style-name="ce1" table:formula="of:=[.J158]/[.K158]" office:value-type="float" office:value="3.53428112979884" calcext:value-type="float">
            <text:p>3.5342811298</text:p>
          </table:table-cell>
          <table:table-cell table:style-name="ce1" table:formula="of:=SLOPE([.H118:.H158];[.X118:.X158])" office:value-type="float" office:value="-0.843904292700752" calcext:value-type="float">
            <text:p>-0.8439042927</text:p>
          </table:table-cell>
          <table:table-cell table:style-name="ce9" table:formula="of:=AVERAGE([.B144:.B158])" office:value-type="float" office:value="957.715333333333" calcext:value-type="float">
            <text:p>957.7153333333</text:p>
          </table:table-cell>
          <table:table-cell table:style-name="ce1" table:formula="of:=[.B158]-[.N158]" office:value-type="float" office:value="30.1146666666667" calcext:value-type="float">
            <text:p>30.1146666667</text:p>
          </table:table-cell>
          <table:table-cell table:style-name="ce15" table:formula="of:=IF(([.M158] &gt; [.U155]);(1-(([.M158]-[.$O$52])/[.$P$52]));(([.M158]-[.$O$52])/[.$P$52]))" office:value-type="float" office:value="0.666160828749274" calcext:value-type="float">
            <text:p>0.666</text:p>
          </table:table-cell>
          <table:table-cell table:style-name="ce13" table:number-columns-repeated="3"/>
          <table:table-cell table:style-name="ce13" table:formula="of:=[.P158] - AVERAGE([.P153:.P158])" office:value-type="float" office:value="0.180780152916034" calcext:value-type="float">
            <text:p>0.181</text:p>
          </table:table-cell>
          <table:table-cell table:style-name="ce13" table:formula="of:=[.O158]-[.O157]" office:value-type="float" office:value="-5.11199999999997" calcext:value-type="float">
            <text:p>-5.112</text:p>
          </table:table-cell>
          <table:table-cell table:style-name="ce13" table:formula="of:=AVERAGE([.P153:.P158])" office:value-type="float" office:value="0.485380675833239" calcext:value-type="float">
            <text:p>0.485</text:p>
          </table:table-cell>
          <table:table-cell table:style-name="ce1"/>
          <table:table-cell table:style-name="ce2" table:formula="of:=LOG([.Y158])" office:value-type="float" office:value="2.6159500516564" calcext:value-type="float">
            <text:p>2.6159500517</text:p>
          </table:table-cell>
          <table:table-cell table:style-name="ce3" table:formula="of:=[.Y157]+1" office:value-type="float" office:value="413" calcext:value-type="float">
            <text:p>413</text:p>
          </table:table-cell>
          <table:table-cell table:number-columns-repeated="999"/>
        </table:table-row>
        <table:table-row table:style-name="ro1">
          <table:table-cell table:style-name="ce5" table:formula="of:=([.B159]-[.B158])/[.B158]" office:value-type="percentage" office:value="0.00187279187714488" calcext:value-type="percentage">
            <text:p>0.19%</text:p>
          </table:table-cell>
          <table:table-cell office:value-type="float" office:value="989.68" calcext:value-type="float">
            <text:p>989.68</text:p>
          </table:table-cell>
          <table:table-cell table:style-name="ce7" table:formula="of:=[.A159]-[.$T$1]" office:value-type="percentage" office:value="0.000772791877144876" calcext:value-type="percentage">
            <text:p>0.08%</text:p>
          </table:table-cell>
          <table:table-cell table:style-name="ce1" table:formula="of:=[.B159]-[.$V$1]" office:value-type="float" office:value="19.1950000000001" calcext:value-type="float">
            <text:p>19.195</text:p>
          </table:table-cell>
          <table:table-cell table:style-name="ce7" table:formula="of:=SUM([.C158:.C159])" office:value-type="percentage" office:value="0" calcext:value-type="percentage">
            <text:p>0.00%</text:p>
          </table:table-cell>
          <table:table-cell table:style-name="ce8" table:formula="of:=MAX([.$C$1:.C159])-MIN([.$C$1:.C159])" office:value-type="float" office:value="0.0704175797789299" calcext:value-type="float">
            <text:p>0.0704175798</text:p>
          </table:table-cell>
          <table:table-cell table:style-name="ce1" table:formula="of:=STDEV([.D158:.D159])" office:value-type="float" office:value="1.30814754519513" calcext:value-type="float">
            <text:p>1.3081475452</text:p>
          </table:table-cell>
          <table:table-cell table:style-name="ce1" table:formula="of:=[.F159]/[.G159]" office:value-type="float" office:value="0.053829998028568" calcext:value-type="float">
            <text:p>0.053829998</text:p>
          </table:table-cell>
          <table:table-cell table:style-name="ce1" table:formula="of:=SUM([.$D$1:.D159])" office:value-type="float" office:value="-275.1" calcext:value-type="float">
            <text:p>-275.1</text:p>
          </table:table-cell>
          <table:table-cell table:style-name="ce1" table:formula="of:=MAX([.$D$1:.D159])-MIN([.$D$1:.D159])" office:value-type="float" office:value="175.25" calcext:value-type="float">
            <text:p>175.25</text:p>
          </table:table-cell>
          <table:table-cell table:style-name="ce1" table:formula="of:=STDEV([.$D$1:.D159])" office:value-type="float" office:value="49.6782530606248" calcext:value-type="float">
            <text:p>49.6782530606</text:p>
          </table:table-cell>
          <table:table-cell table:style-name="ce1" table:formula="of:=[.J159]/[.K159]" office:value-type="float" office:value="3.52770053701634" calcext:value-type="float">
            <text:p>3.527700537</text:p>
          </table:table-cell>
          <table:table-cell table:style-name="ce1" table:formula="of:=SLOPE([.H119:.H159];[.X119:.X159])" office:value-type="float" office:value="-0.831014147400834" calcext:value-type="float">
            <text:p>-0.8310141474</text:p>
          </table:table-cell>
          <table:table-cell table:style-name="ce9" table:formula="of:=AVERAGE([.B145:.B159])" office:value-type="float" office:value="961.792" calcext:value-type="float">
            <text:p>961.792</text:p>
          </table:table-cell>
          <table:table-cell table:style-name="ce1" table:formula="of:=[.B159]-[.N159]" office:value-type="float" office:value="27.8880000000001" calcext:value-type="float">
            <text:p>27.888</text:p>
          </table:table-cell>
          <table:table-cell table:style-name="ce15" table:formula="of:=IF(([.M159] &gt; [.U156]);(1-(([.M159]-[.$O$52])/[.$P$52]));(([.M159]-[.$O$52])/[.$P$52]))" office:value-type="float" office:value="0.664989955345702" calcext:value-type="float">
            <text:p>0.665</text:p>
          </table:table-cell>
          <table:table-cell table:style-name="ce13" table:number-columns-repeated="3"/>
          <table:table-cell table:style-name="ce13" table:formula="of:=[.P159] - AVERAGE([.P154:.P159])" office:value-type="float" office:value="0.182919192609241" calcext:value-type="float">
            <text:p>0.183</text:p>
          </table:table-cell>
          <table:table-cell table:style-name="ce13" table:formula="of:=[.O159]-[.O158]" office:value-type="float" office:value="-2.22666666666657" calcext:value-type="float">
            <text:p>-2.227</text:p>
          </table:table-cell>
          <table:table-cell table:style-name="ce13" table:formula="of:=AVERAGE([.P154:.P159])" office:value-type="float" office:value="0.482070762736461" calcext:value-type="float">
            <text:p>0.482</text:p>
          </table:table-cell>
          <table:table-cell table:style-name="ce1"/>
          <table:table-cell table:style-name="ce2" table:formula="of:=LOG([.Y159])" office:value-type="float" office:value="2.6170003411209" calcext:value-type="float">
            <text:p>2.6170003411</text:p>
          </table:table-cell>
          <table:table-cell table:style-name="ce3" table:formula="of:=[.Y158]+1" office:value-type="float" office:value="414" calcext:value-type="float">
            <text:p>414</text:p>
          </table:table-cell>
          <table:table-cell table:number-columns-repeated="999"/>
        </table:table-row>
        <table:table-row table:style-name="ro1">
          <table:table-cell table:style-name="ce5" table:formula="of:=([.B160]-[.B159])/[.B159]" office:value-type="percentage" office:value="0.00234419206208061" calcext:value-type="percentage">
            <text:p>0.23%</text:p>
          </table:table-cell>
          <table:table-cell office:value-type="float" office:value="992" calcext:value-type="float">
            <text:p>992</text:p>
          </table:table-cell>
          <table:table-cell table:style-name="ce7" table:formula="of:=[.A160]-[.$T$1]" office:value-type="percentage" office:value="0.00124419206208061" calcext:value-type="percentage">
            <text:p>0.12%</text:p>
          </table:table-cell>
          <table:table-cell table:style-name="ce1" table:formula="of:=[.B160]-[.$V$1]" office:value-type="float" office:value="21.515" calcext:value-type="float">
            <text:p>21.515</text:p>
          </table:table-cell>
          <table:table-cell table:style-name="ce7" table:formula="of:=SUM([.C159:.C160])" office:value-type="percentage" office:value="0" calcext:value-type="percentage">
            <text:p>0.00%</text:p>
          </table:table-cell>
          <table:table-cell table:style-name="ce8" table:formula="of:=MAX([.$C$1:.C160])-MIN([.$C$1:.C160])" office:value-type="float" office:value="0.0704175797789299" calcext:value-type="float">
            <text:p>0.0704175798</text:p>
          </table:table-cell>
          <table:table-cell table:style-name="ce1" table:formula="of:=STDEV([.D159:.D160])" office:value-type="float" office:value="1.64048773235275" calcext:value-type="float">
            <text:p>1.6404877324</text:p>
          </table:table-cell>
          <table:table-cell table:style-name="ce1" table:formula="of:=[.F160]/[.G160]" office:value-type="float" office:value="0.0429247829107133" calcext:value-type="float">
            <text:p>0.0429247829</text:p>
          </table:table-cell>
          <table:table-cell table:style-name="ce1" table:formula="of:=SUM([.$D$1:.D160])" office:value-type="float" office:value="-275.1" calcext:value-type="float">
            <text:p>-275.1</text:p>
          </table:table-cell>
          <table:table-cell table:style-name="ce1" table:formula="of:=MAX([.$D$1:.D160])-MIN([.$D$1:.D160])" office:value-type="float" office:value="177.57" calcext:value-type="float">
            <text:p>177.57</text:p>
          </table:table-cell>
          <table:table-cell table:style-name="ce1" table:formula="of:=STDEV([.$D$1:.D160])" office:value-type="float" office:value="49.9066510512077" calcext:value-type="float">
            <text:p>49.9066510512</text:p>
          </table:table-cell>
          <table:table-cell table:style-name="ce1" table:formula="of:=[.J160]/[.K160]" office:value-type="float" office:value="3.55804279108612" calcext:value-type="float">
            <text:p>3.5580427911</text:p>
          </table:table-cell>
          <table:table-cell table:style-name="ce1" table:formula="of:=SLOPE([.H120:.H160];[.X120:.X160])" office:value-type="float" office:value="-0.907231224233635" calcext:value-type="float">
            <text:p>-0.9072312242</text:p>
          </table:table-cell>
          <table:table-cell table:style-name="ce9" table:formula="of:=AVERAGE([.B146:.B160])" office:value-type="float" office:value="966.527333333334" calcext:value-type="float">
            <text:p>966.5273333333</text:p>
          </table:table-cell>
          <table:table-cell table:style-name="ce1" table:formula="of:=[.B160]-[.N160]" office:value-type="float" office:value="25.4726666666666" calcext:value-type="float">
            <text:p>25.4726666667</text:p>
          </table:table-cell>
          <table:table-cell table:style-name="ce15" table:formula="of:=IF(([.M160] &gt; [.U157]);(1-(([.M160]-[.$O$52])/[.$P$52]));(([.M160]-[.$O$52])/[.$P$52]))" office:value-type="float" office:value="0.32808688389194" calcext:value-type="float">
            <text:p>0.328</text:p>
          </table:table-cell>
          <table:table-cell table:style-name="ce13" table:number-columns-repeated="3"/>
          <table:table-cell table:style-name="ce13" table:formula="of:=[.P160] - AVERAGE([.P155:.P160])" office:value-type="float" office:value="-0.157991213577158" calcext:value-type="float">
            <text:p>-0.158</text:p>
          </table:table-cell>
          <table:table-cell table:style-name="ce13" table:formula="of:=[.O160]-[.O159]" office:value-type="float" office:value="-2.41533333333359" calcext:value-type="float">
            <text:p>-2.415</text:p>
          </table:table-cell>
          <table:table-cell table:style-name="ce13" table:formula="of:=AVERAGE([.P155:.P160])" office:value-type="float" office:value="0.486078097469098" calcext:value-type="float">
            <text:p>0.486</text:p>
          </table:table-cell>
          <table:table-cell table:style-name="ce1"/>
          <table:table-cell table:style-name="ce2" table:formula="of:=LOG([.Y160])" office:value-type="float" office:value="2.61804809671209" calcext:value-type="float">
            <text:p>2.6180480967</text:p>
          </table:table-cell>
          <table:table-cell table:style-name="ce3" table:formula="of:=[.Y159]+1" office:value-type="float" office:value="415" calcext:value-type="float">
            <text:p>415</text:p>
          </table:table-cell>
          <table:table-cell table:number-columns-repeated="999"/>
        </table:table-row>
        <table:table-row table:style-name="ro1">
          <table:table-cell table:style-name="ce5" table:formula="of:=([.B161]-[.B160])/[.B160]" office:value-type="percentage" office:value="0.00018145161290329" calcext:value-type="percentage">
            <text:p>0.02%</text:p>
          </table:table-cell>
          <table:table-cell office:value-type="float" office:value="992.18" calcext:value-type="float">
            <text:p>992.18</text:p>
          </table:table-cell>
          <table:table-cell table:style-name="ce7" table:formula="of:=[.A161]-[.$T$1]" office:value-type="percentage" office:value="-0.00091854838709671" calcext:value-type="percentage">
            <text:p>-0.09%</text:p>
          </table:table-cell>
          <table:table-cell table:style-name="ce1" table:formula="of:=[.B161]-[.$V$1]" office:value-type="float" office:value="21.695" calcext:value-type="float">
            <text:p>21.695</text:p>
          </table:table-cell>
          <table:table-cell table:style-name="ce7" table:formula="of:=SUM([.C160:.C161])" office:value-type="percentage" office:value="0" calcext:value-type="percentage">
            <text:p>0.00%</text:p>
          </table:table-cell>
          <table:table-cell table:style-name="ce8" table:formula="of:=MAX([.$C$1:.C161])-MIN([.$C$1:.C161])" office:value-type="float" office:value="0.0704175797789299" calcext:value-type="float">
            <text:p>0.0704175798</text:p>
          </table:table-cell>
          <table:table-cell table:style-name="ce1" table:formula="of:=STDEV([.D160:.D161])" office:value-type="float" office:value="0.127279220613624" calcext:value-type="float">
            <text:p>0.1272792206</text:p>
          </table:table-cell>
          <table:table-cell table:style-name="ce1" table:formula="of:=[.F161]/[.G161]" office:value-type="float" office:value="0.553252757515649" calcext:value-type="float">
            <text:p>0.5532527575</text:p>
          </table:table-cell>
          <table:table-cell table:style-name="ce1" table:formula="of:=SUM([.$D$1:.D161])" office:value-type="float" office:value="-275.1" calcext:value-type="float">
            <text:p>-275.1</text:p>
          </table:table-cell>
          <table:table-cell table:style-name="ce1" table:formula="of:=MAX([.$D$1:.D161])-MIN([.$D$1:.D161])" office:value-type="float" office:value="177.75" calcext:value-type="float">
            <text:p>177.75</text:p>
          </table:table-cell>
          <table:table-cell table:style-name="ce1" table:formula="of:=STDEV([.$D$1:.D161])" office:value-type="float" office:value="50.128197449636" calcext:value-type="float">
            <text:p>50.1281974496</text:p>
          </table:table-cell>
          <table:table-cell table:style-name="ce1" table:formula="of:=[.J161]/[.K161]" office:value-type="float" office:value="3.5459084715461" calcext:value-type="float">
            <text:p>3.5459084715</text:p>
          </table:table-cell>
          <table:table-cell table:style-name="ce1" table:formula="of:=SLOPE([.H121:.H161];[.X121:.X161])" office:value-type="float" office:value="1.67381283069173" calcext:value-type="float">
            <text:p>1.6738128307</text:p>
          </table:table-cell>
          <table:table-cell table:style-name="ce9" table:formula="of:=AVERAGE([.B147:.B161])" office:value-type="float" office:value="971.015333333333" calcext:value-type="float">
            <text:p>971.0153333333</text:p>
          </table:table-cell>
          <table:table-cell table:style-name="ce1" table:formula="of:=[.B161]-[.N161]" office:value-type="float" office:value="21.1646666666667" calcext:value-type="float">
            <text:p>21.1646666667</text:p>
          </table:table-cell>
          <table:table-cell table:style-name="ce15" table:formula="of:=IF(([.M161] &gt; [.U158]);(1-(([.M161]-[.$O$52])/[.$P$52]));(([.M161]-[.$O$52])/[.$P$52]))" office:value-type="float" office:value="0.43746456901701" calcext:value-type="float">
            <text:p>0.437</text:p>
          </table:table-cell>
          <table:table-cell table:style-name="ce13" table:number-columns-repeated="3"/>
          <table:table-cell table:style-name="ce13" table:formula="of:=[.P161] - AVERAGE([.P156:.P161])" office:value-type="float" office:value="-0.00466026286983007" calcext:value-type="float">
            <text:p>-0.005</text:p>
          </table:table-cell>
          <table:table-cell table:style-name="ce13" table:formula="of:=[.O161]-[.O160]" office:value-type="float" office:value="-4.30799999999988" calcext:value-type="float">
            <text:p>-4.308</text:p>
          </table:table-cell>
          <table:table-cell table:style-name="ce13" table:formula="of:=AVERAGE([.P156:.P161])" office:value-type="float" office:value="0.44212483188684" calcext:value-type="float">
            <text:p>0.442</text:p>
          </table:table-cell>
          <table:table-cell table:style-name="ce1"/>
          <table:table-cell table:style-name="ce2" table:formula="of:=LOG([.Y161])" office:value-type="float" office:value="2.61909333062674" calcext:value-type="float">
            <text:p>2.6190933306</text:p>
          </table:table-cell>
          <table:table-cell table:style-name="ce3" table:formula="of:=[.Y160]+1" office:value-type="float" office:value="416" calcext:value-type="float">
            <text:p>416</text:p>
          </table:table-cell>
          <table:table-cell table:number-columns-repeated="999"/>
        </table:table-row>
        <table:table-row table:style-name="ro1">
          <table:table-cell table:style-name="ce5" table:formula="of:=([.B162]-[.B161])/[.B161]" office:value-type="percentage" office:value="0.000634965429659936" calcext:value-type="percentage">
            <text:p>0.06%</text:p>
          </table:table-cell>
          <table:table-cell office:value-type="float" office:value="992.81" calcext:value-type="float">
            <text:p>992.81</text:p>
          </table:table-cell>
          <table:table-cell table:style-name="ce7" table:formula="of:=[.A162]-[.$T$1]" office:value-type="percentage" office:value="-0.000465034570340064" calcext:value-type="percentage">
            <text:p>-0.05%</text:p>
          </table:table-cell>
          <table:table-cell table:style-name="ce1" table:formula="of:=[.B162]-[.$V$1]" office:value-type="float" office:value="22.325" calcext:value-type="float">
            <text:p>22.325</text:p>
          </table:table-cell>
          <table:table-cell table:style-name="ce7" table:formula="of:=SUM([.C161:.C162])" office:value-type="percentage" office:value="0" calcext:value-type="percentage">
            <text:p>0.00%</text:p>
          </table:table-cell>
          <table:table-cell table:style-name="ce8" table:formula="of:=MAX([.$C$1:.C162])-MIN([.$C$1:.C162])" office:value-type="float" office:value="0.0704175797789299" calcext:value-type="float">
            <text:p>0.0704175798</text:p>
          </table:table-cell>
          <table:table-cell table:style-name="ce1" table:formula="of:=STDEV([.D161:.D162])" office:value-type="float" office:value="0.445477272147522" calcext:value-type="float">
            <text:p>0.4454772721</text:p>
          </table:table-cell>
          <table:table-cell table:style-name="ce1" table:formula="of:=[.F162]/[.G162]" office:value-type="float" office:value="0.1580722164331" calcext:value-type="float">
            <text:p>0.1580722164</text:p>
          </table:table-cell>
          <table:table-cell table:style-name="ce1" table:formula="of:=SUM([.$D$1:.D162])" office:value-type="float" office:value="-275.1" calcext:value-type="float">
            <text:p>-275.1</text:p>
          </table:table-cell>
          <table:table-cell table:style-name="ce1" table:formula="of:=MAX([.$D$1:.D162])-MIN([.$D$1:.D162])" office:value-type="float" office:value="178.38" calcext:value-type="float">
            <text:p>178.38</text:p>
          </table:table-cell>
          <table:table-cell table:style-name="ce1" table:formula="of:=STDEV([.$D$1:.D162])" office:value-type="float" office:value="50.3474448703104" calcext:value-type="float">
            <text:p>50.3474448703</text:p>
          </table:table-cell>
          <table:table-cell table:style-name="ce1" table:formula="of:=[.J162]/[.K162]" office:value-type="float" office:value="3.54298019411884" calcext:value-type="float">
            <text:p>3.5429801941</text:p>
          </table:table-cell>
          <table:table-cell table:style-name="ce1" table:formula="of:=SLOPE([.H122:.H162];[.X122:.X162])" office:value-type="float" office:value="1.99103733465108" calcext:value-type="float">
            <text:p>1.9910373347</text:p>
          </table:table-cell>
          <table:table-cell table:style-name="ce9" table:formula="of:=AVERAGE([.B148:.B162])" office:value-type="float" office:value="974.236666666667" calcext:value-type="float">
            <text:p>974.2366666667</text:p>
          </table:table-cell>
          <table:table-cell table:style-name="ce1" table:formula="of:=[.B162]-[.N162]" office:value-type="float" office:value="18.5733333333333" calcext:value-type="float">
            <text:p>18.5733333333</text:p>
          </table:table-cell>
          <table:table-cell table:style-name="ce15" table:formula="of:=IF(([.M162] &gt; [.U159]);(1-(([.M162]-[.$O$52])/[.$P$52]));(([.M162]-[.$O$52])/[.$P$52]))" office:value-type="float" office:value="0.408649553669626" calcext:value-type="float">
            <text:p>0.409</text:p>
          </table:table-cell>
          <table:table-cell table:style-name="ce13" table:number-columns-repeated="3"/>
          <table:table-cell table:style-name="ce13" table:formula="of:=[.P162] - AVERAGE([.P157:.P162])" office:value-type="float" office:value="-0.053787253087776" calcext:value-type="float">
            <text:p>-0.054</text:p>
          </table:table-cell>
          <table:table-cell table:style-name="ce13" table:formula="of:=[.O162]-[.O161]" office:value-type="float" office:value="-2.59133333333341" calcext:value-type="float">
            <text:p>-2.591</text:p>
          </table:table-cell>
          <table:table-cell table:style-name="ce13" table:formula="of:=AVERAGE([.P157:.P162])" office:value-type="float" office:value="0.462436806757403" calcext:value-type="float">
            <text:p>0.462</text:p>
          </table:table-cell>
          <table:table-cell table:style-name="ce1"/>
          <table:table-cell table:style-name="ce2" table:formula="of:=LOG([.Y162])" office:value-type="float" office:value="2.62013605497376" calcext:value-type="float">
            <text:p>2.620136055</text:p>
          </table:table-cell>
          <table:table-cell table:style-name="ce3" table:formula="of:=[.Y161]+1" office:value-type="float" office:value="417" calcext:value-type="float">
            <text:p>417</text:p>
          </table:table-cell>
          <table:table-cell table:number-columns-repeated="999"/>
        </table:table-row>
        <table:table-row table:style-name="ro1">
          <table:table-cell table:style-name="ce5" table:formula="of:=([.B163]-[.B162])/[.B162]" office:value-type="percentage" office:value="-0.00842054370926966" calcext:value-type="percentage">
            <text:p>-0.84%</text:p>
          </table:table-cell>
          <table:table-cell office:value-type="float" office:value="984.45" calcext:value-type="float">
            <text:p>984.45</text:p>
          </table:table-cell>
          <table:table-cell table:style-name="ce7" table:formula="of:=[.A163]-[.$T$1]" office:value-type="percentage" office:value="-0.00952054370926966" calcext:value-type="percentage">
            <text:p>-0.95%</text:p>
          </table:table-cell>
          <table:table-cell table:style-name="ce1" table:formula="of:=[.B163]-[.$V$1]" office:value-type="float" office:value="13.965" calcext:value-type="float">
            <text:p>13.965</text:p>
          </table:table-cell>
          <table:table-cell table:style-name="ce7" table:formula="of:=SUM([.C162:.C163])" office:value-type="percentage" office:value="0" calcext:value-type="percentage">
            <text:p>0.00%</text:p>
          </table:table-cell>
          <table:table-cell table:style-name="ce8" table:formula="of:=MAX([.$C$1:.C163])-MIN([.$C$1:.C163])" office:value-type="float" office:value="0.0704175797789299" calcext:value-type="float">
            <text:p>0.0704175798</text:p>
          </table:table-cell>
          <table:table-cell table:style-name="ce1" table:formula="of:=STDEV([.D162:.D163])" office:value-type="float" office:value="5.91141269071955" calcext:value-type="float">
            <text:p>5.9114126907</text:p>
          </table:table-cell>
          <table:table-cell table:style-name="ce1" table:formula="of:=[.F163]/[.G163]" office:value-type="float" office:value="0.0119121407120636" calcext:value-type="float">
            <text:p>0.0119121407</text:p>
          </table:table-cell>
          <table:table-cell table:style-name="ce1" table:formula="of:=SUM([.$D$1:.D163])" office:value-type="float" office:value="-275.1" calcext:value-type="float">
            <text:p>-275.1</text:p>
          </table:table-cell>
          <table:table-cell table:style-name="ce1" table:formula="of:=MAX([.$D$1:.D163])-MIN([.$D$1:.D163])" office:value-type="float" office:value="178.38" calcext:value-type="float">
            <text:p>178.38</text:p>
          </table:table-cell>
          <table:table-cell table:style-name="ce1" table:formula="of:=STDEV([.$D$1:.D163])" office:value-type="float" office:value="50.4839767586616" calcext:value-type="float">
            <text:p>50.4839767587</text:p>
          </table:table-cell>
          <table:table-cell table:style-name="ce1" table:formula="of:=[.J163]/[.K163]" office:value-type="float" office:value="3.53339834642474" calcext:value-type="float">
            <text:p>3.5333983464</text:p>
          </table:table-cell>
          <table:table-cell table:style-name="ce1" table:formula="of:=SLOPE([.H123:.H163];[.X123:.X163])" office:value-type="float" office:value="1.76455514819414" calcext:value-type="float">
            <text:p>1.7645551482</text:p>
          </table:table-cell>
          <table:table-cell table:style-name="ce9" table:formula="of:=AVERAGE([.B149:.B163])" office:value-type="float" office:value="976.566666666667" calcext:value-type="float">
            <text:p>976.5666666667</text:p>
          </table:table-cell>
          <table:table-cell table:style-name="ce1" table:formula="of:=[.B163]-[.N163]" office:value-type="float" office:value="7.88333333333321" calcext:value-type="float">
            <text:p>7.8833333333</text:p>
          </table:table-cell>
          <table:table-cell table:style-name="ce15" table:formula="of:=IF(([.M163] &gt; [.U160]);(1-(([.M163]-[.$O$52])/[.$P$52]));(([.M163]-[.$O$52])/[.$P$52]))" office:value-type="float" office:value="0.429222011336712" calcext:value-type="float">
            <text:p>0.429</text:p>
          </table:table-cell>
          <table:table-cell table:style-name="ce13" table:number-columns-repeated="3"/>
          <table:table-cell table:style-name="ce13" table:formula="of:=[.P163] - AVERAGE([.P158:.P163])" office:value-type="float" office:value="-0.0598736223316655" calcext:value-type="float">
            <text:p>-0.060</text:p>
          </table:table-cell>
          <table:table-cell table:style-name="ce13" table:formula="of:=[.O163]-[.O162]" office:value-type="float" office:value="-10.6900000000001" calcext:value-type="float">
            <text:p>-10.690</text:p>
          </table:table-cell>
          <table:table-cell table:style-name="ce13" table:formula="of:=AVERAGE([.P158:.P163])" office:value-type="float" office:value="0.489095633668377" calcext:value-type="float">
            <text:p>0.489</text:p>
          </table:table-cell>
          <table:table-cell table:style-name="ce1"/>
          <table:table-cell table:style-name="ce2" table:formula="of:=LOG([.Y163])" office:value-type="float" office:value="2.62117628177503" calcext:value-type="float">
            <text:p>2.6211762818</text:p>
          </table:table-cell>
          <table:table-cell table:style-name="ce3" table:formula="of:=[.Y162]+1" office:value-type="float" office:value="418" calcext:value-type="float">
            <text:p>418</text:p>
          </table:table-cell>
          <table:table-cell table:number-columns-repeated="999"/>
        </table:table-row>
        <table:table-row table:style-name="ro1">
          <table:table-cell table:style-name="ce5" table:formula="of:=([.B164]-[.B163])/[.B163]" office:value-type="percentage" office:value="0.00380923358220326" calcext:value-type="percentage">
            <text:p>0.38%</text:p>
          </table:table-cell>
          <table:table-cell office:value-type="float" office:value="988.2" calcext:value-type="float">
            <text:p>988.2</text:p>
          </table:table-cell>
          <table:table-cell table:style-name="ce7" table:formula="of:=[.A164]-[.$T$1]" office:value-type="percentage" office:value="0.00270923358220326" calcext:value-type="percentage">
            <text:p>0.27%</text:p>
          </table:table-cell>
          <table:table-cell table:style-name="ce1" table:formula="of:=[.B164]-[.$V$1]" office:value-type="float" office:value="17.715" calcext:value-type="float">
            <text:p>17.715</text:p>
          </table:table-cell>
          <table:table-cell table:style-name="ce7" table:formula="of:=SUM([.C163:.C164])" office:value-type="percentage" office:value="0" calcext:value-type="percentage">
            <text:p>0.00%</text:p>
          </table:table-cell>
          <table:table-cell table:style-name="ce8" table:formula="of:=MAX([.$C$1:.C164])-MIN([.$C$1:.C164])" office:value-type="float" office:value="0.0704175797789299" calcext:value-type="float">
            <text:p>0.0704175798</text:p>
          </table:table-cell>
          <table:table-cell table:style-name="ce1" table:formula="of:=STDEV([.D163:.D164])" office:value-type="float" office:value="2.65165042944955" calcext:value-type="float">
            <text:p>2.6516504294</text:p>
          </table:table-cell>
          <table:table-cell table:style-name="ce1" table:formula="of:=[.F164]/[.G164]" office:value-type="float" office:value="0.0265561323607606" calcext:value-type="float">
            <text:p>0.0265561324</text:p>
          </table:table-cell>
          <table:table-cell table:style-name="ce1" table:formula="of:=SUM([.$D$1:.D164])" office:value-type="float" office:value="-275.1" calcext:value-type="float">
            <text:p>-275.1</text:p>
          </table:table-cell>
          <table:table-cell table:style-name="ce1" table:formula="of:=MAX([.$D$1:.D164])-MIN([.$D$1:.D164])" office:value-type="float" office:value="178.38" calcext:value-type="float">
            <text:p>178.38</text:p>
          </table:table-cell>
          <table:table-cell table:style-name="ce1" table:formula="of:=STDEV([.$D$1:.D164])" office:value-type="float" office:value="50.6468762655347" calcext:value-type="float">
            <text:p>50.6468762655</text:p>
          </table:table-cell>
          <table:table-cell table:style-name="ce1" table:formula="of:=[.J164]/[.K164]" office:value-type="float" office:value="3.52203360114014" calcext:value-type="float">
            <text:p>3.5220336011</text:p>
          </table:table-cell>
          <table:table-cell table:style-name="ce1" table:formula="of:=SLOPE([.H124:.H164];[.X124:.X164])" office:value-type="float" office:value="1.7099558052804" calcext:value-type="float">
            <text:p>1.7099558053</text:p>
          </table:table-cell>
          <table:table-cell table:style-name="ce9" table:formula="of:=AVERAGE([.B150:.B164])" office:value-type="float" office:value="978.506" calcext:value-type="float">
            <text:p>978.506</text:p>
          </table:table-cell>
          <table:table-cell table:style-name="ce1" table:formula="of:=[.B164]-[.N164]" office:value-type="float" office:value="9.69399999999996" calcext:value-type="float">
            <text:p>9.694</text:p>
          </table:table-cell>
          <table:table-cell table:style-name="ce15" table:formula="of:=IF(([.M164] &gt; [.U161]);(1-(([.M164]-[.$O$52])/[.$P$52]));(([.M164]-[.$O$52])/[.$P$52]))" office:value-type="float" office:value="0.434181530177092" calcext:value-type="float">
            <text:p>0.434</text:p>
          </table:table-cell>
          <table:table-cell table:style-name="ce13" table:number-columns-repeated="3"/>
          <table:table-cell table:style-name="ce13" table:formula="of:=[.P164] - AVERAGE([.P159:.P164])" office:value-type="float" office:value="-0.0162508870625887" calcext:value-type="float">
            <text:p>-0.016</text:p>
          </table:table-cell>
          <table:table-cell table:style-name="ce13" table:formula="of:=[.O164]-[.O163]" office:value-type="float" office:value="1.81066666666675" calcext:value-type="float">
            <text:p>1.811</text:p>
          </table:table-cell>
          <table:table-cell table:style-name="ce13" table:formula="of:=AVERAGE([.P159:.P164])" office:value-type="float" office:value="0.45043241723968" calcext:value-type="float">
            <text:p>0.450</text:p>
          </table:table-cell>
          <table:table-cell table:style-name="ce1"/>
          <table:table-cell table:style-name="ce2" table:formula="of:=LOG([.Y164])" office:value-type="float" office:value="2.6222140229663" calcext:value-type="float">
            <text:p>2.622214023</text:p>
          </table:table-cell>
          <table:table-cell table:style-name="ce3" table:formula="of:=[.Y163]+1" office:value-type="float" office:value="419" calcext:value-type="float">
            <text:p>419</text:p>
          </table:table-cell>
          <table:table-cell table:number-columns-repeated="999"/>
        </table:table-row>
        <table:table-row table:style-name="ro1">
          <table:table-cell table:style-name="ce5" table:formula="of:=([.B165]-[.B164])/[.B164]" office:value-type="percentage" office:value="-0.0199858328273629" calcext:value-type="percentage">
            <text:p>-2.00%</text:p>
          </table:table-cell>
          <table:table-cell office:value-type="float" office:value="968.45" calcext:value-type="float">
            <text:p>968.45</text:p>
          </table:table-cell>
          <table:table-cell table:style-name="ce7" table:formula="of:=[.A165]-[.$T$1]" office:value-type="percentage" office:value="-0.0210858328273629" calcext:value-type="percentage">
            <text:p>-2.11%</text:p>
          </table:table-cell>
          <table:table-cell table:style-name="ce1" table:formula="of:=[.B165]-[.$V$1]" office:value-type="float" office:value="-2.03499999999997" calcext:value-type="float">
            <text:p>-2.035</text:p>
          </table:table-cell>
          <table:table-cell table:style-name="ce7" table:formula="of:=SUM([.C164:.C165])" office:value-type="percentage" office:value="0" calcext:value-type="percentage">
            <text:p>0.00%</text:p>
          </table:table-cell>
          <table:table-cell table:style-name="ce8" table:formula="of:=MAX([.$C$1:.C165])-MIN([.$C$1:.C165])" office:value-type="float" office:value="0.0704175797789299" calcext:value-type="float">
            <text:p>0.0704175798</text:p>
          </table:table-cell>
          <table:table-cell table:style-name="ce1" table:formula="of:=STDEV([.D164:.D165])" office:value-type="float" office:value="13.9653589284343" calcext:value-type="float">
            <text:p>13.9653589284</text:p>
          </table:table-cell>
          <table:table-cell table:style-name="ce1" table:formula="of:=[.F165]/[.G165]" office:value-type="float" office:value="0.00504230361280264" calcext:value-type="float">
            <text:p>0.0050423036</text:p>
          </table:table-cell>
          <table:table-cell table:style-name="ce1" table:formula="of:=SUM([.$D$1:.D165])" office:value-type="float" office:value="-275.1" calcext:value-type="float">
            <text:p>-275.1</text:p>
          </table:table-cell>
          <table:table-cell table:style-name="ce1" table:formula="of:=MAX([.$D$1:.D165])-MIN([.$D$1:.D165])" office:value-type="float" office:value="178.38" calcext:value-type="float">
            <text:p>178.38</text:p>
          </table:table-cell>
          <table:table-cell table:style-name="ce1" table:formula="of:=STDEV([.$D$1:.D165])" office:value-type="float" office:value="50.6565912862196" calcext:value-type="float">
            <text:p>50.6565912862</text:p>
          </table:table-cell>
          <table:table-cell table:style-name="ce1" table:formula="of:=[.J165]/[.K165]" office:value-type="float" office:value="3.5213581386106" calcext:value-type="float">
            <text:p>3.5213581386</text:p>
          </table:table-cell>
          <table:table-cell table:style-name="ce1" table:formula="of:=SLOPE([.H125:.H165];[.X125:.X165])" office:value-type="float" office:value="1.50153720995137" calcext:value-type="float">
            <text:p>1.50153721</text:p>
          </table:table-cell>
          <table:table-cell table:style-name="ce9" table:formula="of:=AVERAGE([.B151:.B165])" office:value-type="float" office:value="979.518" calcext:value-type="float">
            <text:p>979.518</text:p>
          </table:table-cell>
          <table:table-cell table:style-name="ce1" table:formula="of:=[.B165]-[.N165]" office:value-type="float" office:value="-11.068" calcext:value-type="float">
            <text:p>-11.068</text:p>
          </table:table-cell>
          <table:table-cell table:style-name="ce15" table:formula="of:=IF(([.M165] &gt; [.U162]);(1-(([.M165]-[.$O$52])/[.$P$52]));(([.M165]-[.$O$52])/[.$P$52]))" office:value-type="float" office:value="0.45311318567069" calcext:value-type="float">
            <text:p>0.453</text:p>
          </table:table-cell>
          <table:table-cell table:style-name="ce13" table:number-columns-repeated="3"/>
          <table:table-cell table:style-name="ce13" table:formula="of:=[.P165] - AVERAGE([.P160:.P165])" office:value-type="float" office:value="0.0379935633768448" calcext:value-type="float">
            <text:p>0.038</text:p>
          </table:table-cell>
          <table:table-cell table:style-name="ce13" table:formula="of:=[.O165]-[.O164]" office:value-type="float" office:value="-20.7619999999999" calcext:value-type="float">
            <text:p>-20.762</text:p>
          </table:table-cell>
          <table:table-cell table:style-name="ce13" table:formula="of:=AVERAGE([.P160:.P165])" office:value-type="float" office:value="0.415119622293845" calcext:value-type="float">
            <text:p>0.415</text:p>
          </table:table-cell>
          <table:table-cell table:style-name="ce1"/>
          <table:table-cell table:style-name="ce2" table:formula="of:=LOG([.Y165])" office:value-type="float" office:value="2.6232492903979" calcext:value-type="float">
            <text:p>2.6232492904</text:p>
          </table:table-cell>
          <table:table-cell table:style-name="ce3" table:formula="of:=[.Y164]+1" office:value-type="float" office:value="420" calcext:value-type="float">
            <text:p>420</text:p>
          </table:table-cell>
          <table:table-cell table:number-columns-repeated="999"/>
        </table:table-row>
        <table:table-row table:style-name="ro1">
          <table:table-cell table:style-name="ce5" table:formula="of:=([.B166]-[.B165])/[.B165]" office:value-type="percentage" office:value="0.00215808766585773" calcext:value-type="percentage">
            <text:p>0.22%</text:p>
          </table:table-cell>
          <table:table-cell office:value-type="float" office:value="970.54" calcext:value-type="float">
            <text:p>970.54</text:p>
          </table:table-cell>
          <table:table-cell table:style-name="ce7" table:formula="of:=[.A166]-[.$T$1]" office:value-type="percentage" office:value="0.00105808766585773" calcext:value-type="percentage">
            <text:p>0.11%</text:p>
          </table:table-cell>
          <table:table-cell table:style-name="ce1" table:formula="of:=[.B166]-[.$V$1]" office:value-type="float" office:value="0.05499999999995" calcext:value-type="float">
            <text:p>0.055</text:p>
          </table:table-cell>
          <table:table-cell table:style-name="ce7" table:formula="of:=SUM([.C165:.C166])" office:value-type="percentage" office:value="0" calcext:value-type="percentage">
            <text:p>0.00%</text:p>
          </table:table-cell>
          <table:table-cell table:style-name="ce8" table:formula="of:=MAX([.$C$1:.C166])-MIN([.$C$1:.C166])" office:value-type="float" office:value="0.0704175797789299" calcext:value-type="float">
            <text:p>0.0704175798</text:p>
          </table:table-cell>
          <table:table-cell table:style-name="ce1" table:formula="of:=STDEV([.D165:.D166])" office:value-type="float" office:value="1.47785317267983" calcext:value-type="float">
            <text:p>1.4778531727</text:p>
          </table:table-cell>
          <table:table-cell table:style-name="ce1" table:formula="of:=[.F166]/[.G166]" office:value-type="float" office:value="0.0476485628482565" calcext:value-type="float">
            <text:p>0.0476485628</text:p>
          </table:table-cell>
          <table:table-cell table:style-name="ce1" table:formula="of:=SUM([.$D$1:.D166])" office:value-type="float" office:value="-275.1" calcext:value-type="float">
            <text:p>-275.1</text:p>
          </table:table-cell>
          <table:table-cell table:style-name="ce1" table:formula="of:=MAX([.$D$1:.D166])-MIN([.$D$1:.D166])" office:value-type="float" office:value="178.38" calcext:value-type="float">
            <text:p>178.38</text:p>
          </table:table-cell>
          <table:table-cell table:style-name="ce1" table:formula="of:=STDEV([.$D$1:.D166])" office:value-type="float" office:value="50.6774165534902" calcext:value-type="float">
            <text:p>50.6774165535</text:p>
          </table:table-cell>
          <table:table-cell table:style-name="ce1" table:formula="of:=[.J166]/[.K166]" office:value-type="float" office:value="3.51991107936055" calcext:value-type="float">
            <text:p>3.5199110794</text:p>
          </table:table-cell>
          <table:table-cell table:style-name="ce1" table:formula="of:=SLOPE([.H126:.H166];[.X126:.X166])" office:value-type="float" office:value="1.43196083240142" calcext:value-type="float">
            <text:p>1.4319608324</text:p>
          </table:table-cell>
          <table:table-cell table:style-name="ce9" table:formula="of:=AVERAGE([.B152:.B166])" office:value-type="float" office:value="980.368" calcext:value-type="float">
            <text:p>980.368</text:p>
          </table:table-cell>
          <table:table-cell table:style-name="ce1" table:formula="of:=[.B166]-[.N166]" office:value-type="float" office:value="-9.82800000000009" calcext:value-type="float">
            <text:p>-9.828</text:p>
          </table:table-cell>
          <table:table-cell table:style-name="ce15" table:formula="of:=IF(([.M166] &gt; [.U163]);(1-(([.M166]-[.$O$52])/[.$P$52]));(([.M166]-[.$O$52])/[.$P$52]))" office:value-type="float" office:value="0.459433140030755" calcext:value-type="float">
            <text:p>0.459</text:p>
          </table:table-cell>
          <table:table-cell table:style-name="ce13" table:number-columns-repeated="3"/>
          <table:table-cell table:style-name="ce13" table:formula="of:=[.P166] - AVERAGE([.P161:.P166])" office:value-type="float" office:value="0.0224224750471073" calcext:value-type="float">
            <text:p>0.022</text:p>
          </table:table-cell>
          <table:table-cell table:style-name="ce13" table:formula="of:=[.O166]-[.O165]" office:value-type="float" office:value="1.2399999999999" calcext:value-type="float">
            <text:p>1.240</text:p>
          </table:table-cell>
          <table:table-cell table:style-name="ce13" table:formula="of:=AVERAGE([.P161:.P166])" office:value-type="float" office:value="0.437010664983647" calcext:value-type="float">
            <text:p>0.437</text:p>
          </table:table-cell>
          <table:table-cell table:style-name="ce1"/>
          <table:table-cell table:style-name="ce2" table:formula="of:=LOG([.Y166])" office:value-type="float" office:value="2.62428209583567" calcext:value-type="float">
            <text:p>2.6242820958</text:p>
          </table:table-cell>
          <table:table-cell table:style-name="ce3" table:formula="of:=[.Y165]+1" office:value-type="float" office:value="421" calcext:value-type="float">
            <text:p>421</text:p>
          </table:table-cell>
          <table:table-cell table:number-columns-repeated="999"/>
        </table:table-row>
        <table:table-row table:style-name="ro1">
          <table:table-cell table:style-name="ce5" table:formula="of:=([.B167]-[.B166])/[.B166]" office:value-type="percentage" office:value="0.00287468831784375" calcext:value-type="percentage">
            <text:p>0.29%</text:p>
          </table:table-cell>
          <table:table-cell office:value-type="float" office:value="973.33" calcext:value-type="float">
            <text:p>973.33</text:p>
          </table:table-cell>
          <table:table-cell table:style-name="ce7" table:formula="of:=[.A167]-[.$T$1]" office:value-type="percentage" office:value="0.00177468831784375" calcext:value-type="percentage">
            <text:p>0.18%</text:p>
          </table:table-cell>
          <table:table-cell table:style-name="ce1" table:formula="of:=[.B167]-[.$V$1]" office:value-type="float" office:value="2.84500000000003" calcext:value-type="float">
            <text:p>2.845</text:p>
          </table:table-cell>
          <table:table-cell table:style-name="ce7" table:formula="of:=SUM([.C166:.C167])" office:value-type="percentage" office:value="0" calcext:value-type="percentage">
            <text:p>0.00%</text:p>
          </table:table-cell>
          <table:table-cell table:style-name="ce8" table:formula="of:=MAX([.$C$1:.C167])-MIN([.$C$1:.C167])" office:value-type="float" office:value="0.0704175797789299" calcext:value-type="float">
            <text:p>0.0704175798</text:p>
          </table:table-cell>
          <table:table-cell table:style-name="ce1" table:formula="of:=STDEV([.D166:.D167])" office:value-type="float" office:value="1.97282791951052" calcext:value-type="float">
            <text:p>1.9728279195</text:p>
          </table:table-cell>
          <table:table-cell table:style-name="ce1" table:formula="of:=[.F167]/[.G167]" office:value-type="float" office:value="0.0356937262913438" calcext:value-type="float">
            <text:p>0.0356937263</text:p>
          </table:table-cell>
          <table:table-cell table:style-name="ce1" table:formula="of:=SUM([.$D$1:.D167])" office:value-type="float" office:value="-275.1" calcext:value-type="float">
            <text:p>-275.1</text:p>
          </table:table-cell>
          <table:table-cell table:style-name="ce1" table:formula="of:=MAX([.$D$1:.D167])-MIN([.$D$1:.D167])" office:value-type="float" office:value="178.38" calcext:value-type="float">
            <text:p>178.38</text:p>
          </table:table-cell>
          <table:table-cell table:style-name="ce1" table:formula="of:=STDEV([.$D$1:.D167])" office:value-type="float" office:value="50.7141019092835" calcext:value-type="float">
            <text:p>50.7141019093</text:p>
          </table:table-cell>
          <table:table-cell table:style-name="ce1" table:formula="of:=[.J167]/[.K167]" office:value-type="float" office:value="3.51736486074589" calcext:value-type="float">
            <text:p>3.5173648607</text:p>
          </table:table-cell>
          <table:table-cell table:style-name="ce1" table:formula="of:=SLOPE([.H127:.H167];[.X127:.X167])" office:value-type="float" office:value="1.42051657630783" calcext:value-type="float">
            <text:p>1.4205165763</text:p>
          </table:table-cell>
          <table:table-cell table:style-name="ce9" table:formula="of:=AVERAGE([.B153:.B167])" office:value-type="float" office:value="981.811333333333" calcext:value-type="float">
            <text:p>981.8113333333</text:p>
          </table:table-cell>
          <table:table-cell table:style-name="ce1" table:formula="of:=[.B167]-[.N167]" office:value-type="float" office:value="-8.4813333333334" calcext:value-type="float">
            <text:p>-8.4813333333</text:p>
          </table:table-cell>
          <table:table-cell table:style-name="ce15" table:formula="of:=IF(([.M167] &gt; [.U164]);(1-(([.M167]-[.$O$52])/[.$P$52]));(([.M167]-[.$O$52])/[.$P$52]))" office:value-type="float" office:value="0.539527323581418" calcext:value-type="float">
            <text:p>0.540</text:p>
          </table:table-cell>
          <table:table-cell table:style-name="ce13" table:number-columns-repeated="3"/>
          <table:table-cell table:style-name="ce13" table:formula="of:=[.P167] - AVERAGE([.P162:.P167])" office:value-type="float" office:value="0.0855061995037028" calcext:value-type="float">
            <text:p>0.086</text:p>
          </table:table-cell>
          <table:table-cell table:style-name="ce13" table:formula="of:=[.O167]-[.O166]" office:value-type="float" office:value="1.34666666666669" calcext:value-type="float">
            <text:p>1.347</text:p>
          </table:table-cell>
          <table:table-cell table:style-name="ce13" table:formula="of:=AVERAGE([.P162:.P167])" office:value-type="float" office:value="0.454021124077716" calcext:value-type="float">
            <text:p>0.454</text:p>
          </table:table-cell>
          <table:table-cell table:style-name="ce1"/>
          <table:table-cell table:style-name="ce2" table:formula="of:=LOG([.Y167])" office:value-type="float" office:value="2.62531245096167" calcext:value-type="float">
            <text:p>2.625312451</text:p>
          </table:table-cell>
          <table:table-cell table:style-name="ce3" table:formula="of:=[.Y166]+1" office:value-type="float" office:value="422" calcext:value-type="float">
            <text:p>422</text:p>
          </table:table-cell>
          <table:table-cell table:number-columns-repeated="999"/>
        </table:table-row>
        <table:table-row table:style-name="ro1">
          <table:table-cell table:style-name="ce5" table:formula="of:=([.B168]-[.B167])/[.B167]" office:value-type="percentage" office:value="-0.00079109859965272" calcext:value-type="percentage">
            <text:p>-0.08%</text:p>
          </table:table-cell>
          <table:table-cell office:value-type="float" office:value="972.56" calcext:value-type="float">
            <text:p>972.56</text:p>
          </table:table-cell>
          <table:table-cell table:style-name="ce7" table:formula="of:=[.A168]-[.$T$1]" office:value-type="percentage" office:value="-0.00189109859965272" calcext:value-type="percentage">
            <text:p>-0.19%</text:p>
          </table:table-cell>
          <table:table-cell table:style-name="ce1" table:formula="of:=[.B168]-[.$V$1]" office:value-type="float" office:value="2.07500000000005" calcext:value-type="float">
            <text:p>2.075</text:p>
          </table:table-cell>
          <table:table-cell table:style-name="ce7" table:formula="of:=SUM([.C167:.C168])" office:value-type="percentage" office:value="0" calcext:value-type="percentage">
            <text:p>0.00%</text:p>
          </table:table-cell>
          <table:table-cell table:style-name="ce8" table:formula="of:=MAX([.$C$1:.C168])-MIN([.$C$1:.C168])" office:value-type="float" office:value="0.0704175797789299" calcext:value-type="float">
            <text:p>0.0704175798</text:p>
          </table:table-cell>
          <table:table-cell table:style-name="ce1" table:formula="of:=STDEV([.D167:.D168])" office:value-type="float" office:value="0.544472221513629" calcext:value-type="float">
            <text:p>0.5444722215</text:p>
          </table:table-cell>
          <table:table-cell table:style-name="ce1" table:formula="of:=[.F168]/[.G168]" office:value-type="float" office:value="0.129331813445265" calcext:value-type="float">
            <text:p>0.1293318134</text:p>
          </table:table-cell>
          <table:table-cell table:style-name="ce1" table:formula="of:=SUM([.$D$1:.D168])" office:value-type="float" office:value="-275.1" calcext:value-type="float">
            <text:p>-275.1</text:p>
          </table:table-cell>
          <table:table-cell table:style-name="ce1" table:formula="of:=MAX([.$D$1:.D168])-MIN([.$D$1:.D168])" office:value-type="float" office:value="178.38" calcext:value-type="float">
            <text:p>178.38</text:p>
          </table:table-cell>
          <table:table-cell table:style-name="ce1" table:formula="of:=STDEV([.$D$1:.D168])" office:value-type="float" office:value="50.7430367395922" calcext:value-type="float">
            <text:p>50.7430367396</text:p>
          </table:table-cell>
          <table:table-cell table:style-name="ce1" table:formula="of:=[.J168]/[.K168]" office:value-type="float" office:value="3.51535917953486" calcext:value-type="float">
            <text:p>3.5153591795</text:p>
          </table:table-cell>
          <table:table-cell table:style-name="ce1" table:formula="of:=SLOPE([.H128:.H168];[.X128:.X168])" office:value-type="float" office:value="1.58928066820168" calcext:value-type="float">
            <text:p>1.5892806682</text:p>
          </table:table-cell>
          <table:table-cell table:style-name="ce9" table:formula="of:=AVERAGE([.B154:.B168])" office:value-type="float" office:value="981.984666666667" calcext:value-type="float">
            <text:p>981.9846666667</text:p>
          </table:table-cell>
          <table:table-cell table:style-name="ce1" table:formula="of:=[.B168]-[.N168]" office:value-type="float" office:value="-9.42466666666667" calcext:value-type="float">
            <text:p>-9.4246666667</text:p>
          </table:table-cell>
          <table:table-cell table:style-name="ce15" table:formula="of:=IF(([.M168] &gt; [.U165]);(1-(([.M168]-[.$O$52])/[.$P$52]));(([.M168]-[.$O$52])/[.$P$52]))" office:value-type="float" office:value="0.445143028685468" calcext:value-type="float">
            <text:p>0.445</text:p>
          </table:table-cell>
          <table:table-cell table:style-name="ce13" table:number-columns-repeated="3"/>
          <table:table-cell table:style-name="ce13" table:formula="of:=[.P168] - AVERAGE([.P163:.P168])" office:value-type="float" office:value="-0.014960341228221" calcext:value-type="float">
            <text:p>-0.015</text:p>
          </table:table-cell>
          <table:table-cell table:style-name="ce13" table:formula="of:=[.O168]-[.O167]" office:value-type="float" office:value="-0.943333333333271" calcext:value-type="float">
            <text:p>-0.943</text:p>
          </table:table-cell>
          <table:table-cell table:style-name="ce13" table:formula="of:=AVERAGE([.P163:.P168])" office:value-type="float" office:value="0.460103369913689" calcext:value-type="float">
            <text:p>0.460</text:p>
          </table:table-cell>
          <table:table-cell table:style-name="ce1"/>
          <table:table-cell table:style-name="ce2" table:formula="of:=LOG([.Y168])" office:value-type="float" office:value="2.62634036737504" calcext:value-type="float">
            <text:p>2.6263403674</text:p>
          </table:table-cell>
          <table:table-cell table:style-name="ce3" table:formula="of:=[.Y167]+1" office:value-type="float" office:value="423" calcext:value-type="float">
            <text:p>423</text:p>
          </table:table-cell>
          <table:table-cell table:number-columns-repeated="999"/>
        </table:table-row>
        <table:table-row table:style-name="ro1">
          <table:table-cell table:style-name="ce5" table:formula="of:=([.B169]-[.B168])/[.B168]" office:value-type="percentage" office:value="0.0480278851690383" calcext:value-type="percentage">
            <text:p>4.80%</text:p>
          </table:table-cell>
          <table:table-cell office:value-type="float" office:value="1019.27" calcext:value-type="float">
            <text:p>1019.27</text:p>
          </table:table-cell>
          <table:table-cell table:style-name="ce7" table:formula="of:=[.A169]-[.$T$1]" office:value-type="percentage" office:value="0.0469278851690383" calcext:value-type="percentage">
            <text:p>4.69%</text:p>
          </table:table-cell>
          <table:table-cell table:style-name="ce1" table:formula="of:=[.B169]-[.$V$1]" office:value-type="float" office:value="48.785" calcext:value-type="float">
            <text:p>48.785</text:p>
          </table:table-cell>
          <table:table-cell table:style-name="ce7" table:formula="of:=SUM([.C168:.C169])" office:value-type="percentage" office:value="0" calcext:value-type="percentage">
            <text:p>0.00%</text:p>
          </table:table-cell>
          <table:table-cell table:style-name="ce8" table:formula="of:=MAX([.$C$1:.C169])-MIN([.$C$1:.C169])" office:value-type="float" office:value="0.0821743754426779" calcext:value-type="float">
            <text:p>0.0821743754</text:p>
          </table:table-cell>
          <table:table-cell table:style-name="ce1" table:formula="of:=STDEV([.D168:.D169])" office:value-type="float" office:value="33.0289577492236" calcext:value-type="float">
            <text:p>33.0289577492</text:p>
          </table:table-cell>
          <table:table-cell table:style-name="ce1" table:formula="of:=[.F169]/[.G169]" office:value-type="float" office:value="0.00248794939478857" calcext:value-type="float">
            <text:p>0.0024879494</text:p>
          </table:table-cell>
          <table:table-cell table:style-name="ce1" table:formula="of:=SUM([.$D$1:.D169])" office:value-type="float" office:value="-275.1" calcext:value-type="float">
            <text:p>-275.1</text:p>
          </table:table-cell>
          <table:table-cell table:style-name="ce1" table:formula="of:=MAX([.$D$1:.D169])-MIN([.$D$1:.D169])" office:value-type="float" office:value="204.84" calcext:value-type="float">
            <text:p>204.84</text:p>
          </table:table-cell>
          <table:table-cell table:style-name="ce1" table:formula="of:=STDEV([.$D$1:.D169])" office:value-type="float" office:value="51.1952047237583" calcext:value-type="float">
            <text:p>51.1952047238</text:p>
          </table:table-cell>
          <table:table-cell table:style-name="ce1" table:formula="of:=[.J169]/[.K169]" office:value-type="float" office:value="4.00115598922372" calcext:value-type="float">
            <text:p>4.0011559892</text:p>
          </table:table-cell>
          <table:table-cell table:style-name="ce1" table:formula="of:=SLOPE([.H129:.H169];[.X129:.X169])" office:value-type="float" office:value="1.33164937457387" calcext:value-type="float">
            <text:p>1.3316493746</text:p>
          </table:table-cell>
          <table:table-cell table:style-name="ce9" table:formula="of:=AVERAGE([.B155:.B169])" office:value-type="float" office:value="984.676666666667" calcext:value-type="float">
            <text:p>984.6766666667</text:p>
          </table:table-cell>
          <table:table-cell table:style-name="ce1" table:formula="of:=[.B169]-[.N169]" office:value-type="float" office:value="34.5933333333332" calcext:value-type="float">
            <text:p>34.5933333333</text:p>
          </table:table-cell>
          <table:table-cell table:style-name="ce15" table:formula="of:=IF(([.M169] &gt; [.U166]);(1-(([.M169]-[.$O$52])/[.$P$52]));(([.M169]-[.$O$52])/[.$P$52]))" office:value-type="float" office:value="0.468544908386423" calcext:value-type="float">
            <text:p>0.469</text:p>
          </table:table-cell>
          <table:table-cell table:style-name="ce13" table:number-columns-repeated="3"/>
          <table:table-cell table:style-name="ce13" table:formula="of:=[.P169] - AVERAGE([.P164:.P169])" office:value-type="float" office:value="0.00188772229778206" calcext:value-type="float">
            <text:p>0.002</text:p>
          </table:table-cell>
          <table:table-cell table:style-name="ce13" table:formula="of:=[.O169]-[.O168]" office:value-type="float" office:value="44.0179999999999" calcext:value-type="float">
            <text:p>44.018</text:p>
          </table:table-cell>
          <table:table-cell table:style-name="ce13" table:formula="of:=AVERAGE([.P164:.P169])" office:value-type="float" office:value="0.466657186088641" calcext:value-type="float">
            <text:p>0.467</text:p>
          </table:table-cell>
          <table:table-cell table:style-name="ce1"/>
          <table:table-cell table:style-name="ce2" table:formula="of:=LOG([.Y169])" office:value-type="float" office:value="2.62736585659273" calcext:value-type="float">
            <text:p>2.6273658566</text:p>
          </table:table-cell>
          <table:table-cell table:style-name="ce3" table:formula="of:=[.Y168]+1" office:value-type="float" office:value="424" calcext:value-type="float">
            <text:p>424</text:p>
          </table:table-cell>
          <table:table-cell table:number-columns-repeated="999"/>
        </table:table-row>
        <table:table-row table:style-name="ro1">
          <table:table-cell table:style-name="ce5" table:formula="of:=([.B170]-[.B169])/[.B169]" office:value-type="percentage" office:value="-0.00211916371520791" calcext:value-type="percentage">
            <text:p>-0.21%</text:p>
          </table:table-cell>
          <table:table-cell office:value-type="float" office:value="1017.11" calcext:value-type="float">
            <text:p>1017.11</text:p>
          </table:table-cell>
          <table:table-cell table:style-name="ce7" table:formula="of:=[.A170]-[.$T$1]" office:value-type="percentage" office:value="-0.00321916371520791" calcext:value-type="percentage">
            <text:p>-0.32%</text:p>
          </table:table-cell>
          <table:table-cell table:style-name="ce1" table:formula="of:=[.B170]-[.$V$1]" office:value-type="float" office:value="46.625" calcext:value-type="float">
            <text:p>46.625</text:p>
          </table:table-cell>
          <table:table-cell table:style-name="ce7" table:formula="of:=SUM([.C169:.C170])" office:value-type="percentage" office:value="0" calcext:value-type="percentage">
            <text:p>0.00%</text:p>
          </table:table-cell>
          <table:table-cell table:style-name="ce8" table:formula="of:=MAX([.$C$1:.C170])-MIN([.$C$1:.C170])" office:value-type="float" office:value="0.0821743754426779" calcext:value-type="float">
            <text:p>0.0821743754</text:p>
          </table:table-cell>
          <table:table-cell table:style-name="ce1" table:formula="of:=STDEV([.D169:.D170])" office:value-type="float" office:value="1.52735064736292" calcext:value-type="float">
            <text:p>1.5273506474</text:p>
          </table:table-cell>
          <table:table-cell table:style-name="ce1" table:formula="of:=[.F170]/[.G170]" office:value-type="float" office:value="0.0538019056623035" calcext:value-type="float">
            <text:p>0.0538019057</text:p>
          </table:table-cell>
          <table:table-cell table:style-name="ce1" table:formula="of:=SUM([.$D$1:.D170])" office:value-type="float" office:value="-275.1" calcext:value-type="float">
            <text:p>-275.1</text:p>
          </table:table-cell>
          <table:table-cell table:style-name="ce1" table:formula="of:=MAX([.$D$1:.D170])-MIN([.$D$1:.D170])" office:value-type="float" office:value="204.84" calcext:value-type="float">
            <text:p>204.84</text:p>
          </table:table-cell>
          <table:table-cell table:style-name="ce1" table:formula="of:=STDEV([.$D$1:.D170])" office:value-type="float" office:value="51.6065128486598" calcext:value-type="float">
            <text:p>51.6065128487</text:p>
          </table:table-cell>
          <table:table-cell table:style-name="ce1" table:formula="of:=[.J170]/[.K170]" office:value-type="float" office:value="3.96926644899859" calcext:value-type="float">
            <text:p>3.969266449</text:p>
          </table:table-cell>
          <table:table-cell table:style-name="ce1" table:formula="of:=SLOPE([.H130:.H170];[.X130:.X170])" office:value-type="float" office:value="1.23127601923527" calcext:value-type="float">
            <text:p>1.2312760192</text:p>
          </table:table-cell>
          <table:table-cell table:style-name="ce9" table:formula="of:=AVERAGE([.B156:.B170])" office:value-type="float" office:value="987.350666666667" calcext:value-type="float">
            <text:p>987.3506666667</text:p>
          </table:table-cell>
          <table:table-cell table:style-name="ce1" table:formula="of:=[.B170]-[.N170]" office:value-type="float" office:value="29.7593333333333" calcext:value-type="float">
            <text:p>29.7593333333</text:p>
          </table:table-cell>
          <table:table-cell table:style-name="ce15" table:formula="of:=IF(([.M170] &gt; [.U167]);(1-(([.M170]-[.$O$52])/[.$P$52]));(([.M170]-[.$O$52])/[.$P$52]))" office:value-type="float" office:value="0.522337700811633" calcext:value-type="float">
            <text:p>0.522</text:p>
          </table:table-cell>
          <table:table-cell table:style-name="ce13" table:number-columns-repeated="3"/>
          <table:table-cell table:style-name="ce13" table:formula="of:=[.P170] - AVERAGE([.P165:.P170])" office:value-type="float" office:value="0.040987819617235" calcext:value-type="float">
            <text:p>0.041</text:p>
          </table:table-cell>
          <table:table-cell table:style-name="ce13" table:formula="of:=[.O170]-[.O169]" office:value-type="float" office:value="-4.83399999999995" calcext:value-type="float">
            <text:p>-4.834</text:p>
          </table:table-cell>
          <table:table-cell table:style-name="ce13" table:formula="of:=AVERAGE([.P165:.P170])" office:value-type="float" office:value="0.481349881194398" calcext:value-type="float">
            <text:p>0.481</text:p>
          </table:table-cell>
          <table:table-cell table:style-name="ce1"/>
          <table:table-cell table:style-name="ce2" table:formula="of:=LOG([.Y170])" office:value-type="float" office:value="2.62838893005031" calcext:value-type="float">
            <text:p>2.6283889301</text:p>
          </table:table-cell>
          <table:table-cell table:style-name="ce3" table:formula="of:=[.Y169]+1" office:value-type="float" office:value="425" calcext:value-type="float">
            <text:p>425</text:p>
          </table:table-cell>
          <table:table-cell table:number-columns-repeated="999"/>
        </table:table-row>
        <table:table-row table:style-name="ro1">
          <table:table-cell table:style-name="ce5" table:formula="of:=([.B171]-[.B170])/[.B170]" office:value-type="percentage" office:value="-0.000462093578865636" calcext:value-type="percentage">
            <text:p>-0.05%</text:p>
          </table:table-cell>
          <table:table-cell office:value-type="float" office:value="1016.64" calcext:value-type="float">
            <text:p>1016.64</text:p>
          </table:table-cell>
          <table:table-cell table:style-name="ce7" table:formula="of:=[.A171]-[.$T$1]" office:value-type="percentage" office:value="-0.00156209357886564" calcext:value-type="percentage">
            <text:p>-0.16%</text:p>
          </table:table-cell>
          <table:table-cell table:style-name="ce1" table:formula="of:=[.B171]-[.$V$1]" office:value-type="float" office:value="46.155" calcext:value-type="float">
            <text:p>46.155</text:p>
          </table:table-cell>
          <table:table-cell table:style-name="ce7" table:formula="of:=SUM([.C170:.C171])" office:value-type="percentage" office:value="0" calcext:value-type="percentage">
            <text:p>0.00%</text:p>
          </table:table-cell>
          <table:table-cell table:style-name="ce8" table:formula="of:=MAX([.$C$1:.C171])-MIN([.$C$1:.C171])" office:value-type="float" office:value="0.0821743754426779" calcext:value-type="float">
            <text:p>0.0821743754</text:p>
          </table:table-cell>
          <table:table-cell table:style-name="ce1" table:formula="of:=STDEV([.D170:.D171])" office:value-type="float" office:value="0.332340187157697" calcext:value-type="float">
            <text:p>0.3323401872</text:p>
          </table:table-cell>
          <table:table-cell table:style-name="ce1" table:formula="of:=[.F171]/[.G171]" office:value-type="float" office:value="0.247259821767164" calcext:value-type="float">
            <text:p>0.2472598218</text:p>
          </table:table-cell>
          <table:table-cell table:style-name="ce1" table:formula="of:=SUM([.$D$1:.D171])" office:value-type="float" office:value="-275.1" calcext:value-type="float">
            <text:p>-275.1</text:p>
          </table:table-cell>
          <table:table-cell table:style-name="ce1" table:formula="of:=MAX([.$D$1:.D171])-MIN([.$D$1:.D171])" office:value-type="float" office:value="204.84" calcext:value-type="float">
            <text:p>204.84</text:p>
          </table:table-cell>
          <table:table-cell table:style-name="ce1" table:formula="of:=STDEV([.$D$1:.D171])" office:value-type="float" office:value="51.9981305584682" calcext:value-type="float">
            <text:p>51.9981305585</text:p>
          </table:table-cell>
          <table:table-cell table:style-name="ce1" table:formula="of:=[.J171]/[.K171]" office:value-type="float" office:value="3.93937239281462" calcext:value-type="float">
            <text:p>3.9393723928</text:p>
          </table:table-cell>
          <table:table-cell table:style-name="ce1" table:formula="of:=SLOPE([.H131:.H171];[.X131:.X171])" office:value-type="float" office:value="1.88147183973761" calcext:value-type="float">
            <text:p>1.8814718397</text:p>
          </table:table-cell>
          <table:table-cell table:style-name="ce9" table:formula="of:=AVERAGE([.B157:.B171])" office:value-type="float" office:value="990.286666666667" calcext:value-type="float">
            <text:p>990.2866666667</text:p>
          </table:table-cell>
          <table:table-cell table:style-name="ce1" table:formula="of:=[.B171]-[.N171]" office:value-type="float" office:value="26.3533333333334" calcext:value-type="float">
            <text:p>26.3533333333</text:p>
          </table:table-cell>
          <table:table-cell table:style-name="ce15" table:formula="of:=IF(([.M171] &gt; [.U168]);(1-(([.M171]-[.$O$52])/[.$P$52]));(([.M171]-[.$O$52])/[.$P$52]))" office:value-type="float" office:value="0.418601910369915" calcext:value-type="float">
            <text:p>0.419</text:p>
          </table:table-cell>
          <table:table-cell table:style-name="ce13" table:number-columns-repeated="3"/>
          <table:table-cell table:style-name="ce13" table:formula="of:=[.P171] - AVERAGE([.P166:.P171])" office:value-type="float" office:value="-0.0569960916076872" calcext:value-type="float">
            <text:p>-0.057</text:p>
          </table:table-cell>
          <table:table-cell table:style-name="ce13" table:formula="of:=[.O171]-[.O170]" office:value-type="float" office:value="-3.40599999999995" calcext:value-type="float">
            <text:p>-3.406</text:p>
          </table:table-cell>
          <table:table-cell table:style-name="ce13" table:formula="of:=AVERAGE([.P166:.P171])" office:value-type="float" office:value="0.475598001977602" calcext:value-type="float">
            <text:p>0.476</text:p>
          </table:table-cell>
          <table:table-cell table:style-name="ce1"/>
          <table:table-cell table:style-name="ce2" table:formula="of:=LOG([.Y171])" office:value-type="float" office:value="2.62940959910272" calcext:value-type="float">
            <text:p>2.6294095991</text:p>
          </table:table-cell>
          <table:table-cell table:style-name="ce3" table:formula="of:=[.Y170]+1" office:value-type="float" office:value="426" calcext:value-type="float">
            <text:p>426</text:p>
          </table:table-cell>
          <table:table-cell table:number-columns-repeated="999"/>
        </table:table-row>
        <table:table-row table:style-name="ro1">
          <table:table-cell table:style-name="ce5" table:formula="of:=([.B172]-[.B171])/[.B171]" office:value-type="percentage" office:value="0.00871498268807052" calcext:value-type="percentage">
            <text:p>0.87%</text:p>
          </table:table-cell>
          <table:table-cell office:value-type="float" office:value="1025.5" calcext:value-type="float">
            <text:p>1025.5</text:p>
          </table:table-cell>
          <table:table-cell table:style-name="ce7" table:formula="of:=[.A172]-[.$T$1]" office:value-type="percentage" office:value="0.00761498268807052" calcext:value-type="percentage">
            <text:p>0.76%</text:p>
          </table:table-cell>
          <table:table-cell table:style-name="ce1" table:formula="of:=[.B172]-[.$V$1]" office:value-type="float" office:value="55.015" calcext:value-type="float">
            <text:p>55.015</text:p>
          </table:table-cell>
          <table:table-cell table:style-name="ce7" table:formula="of:=SUM([.C171:.C172])" office:value-type="percentage" office:value="0" calcext:value-type="percentage">
            <text:p>0.00%</text:p>
          </table:table-cell>
          <table:table-cell table:style-name="ce8" table:formula="of:=MAX([.$C$1:.C172])-MIN([.$C$1:.C172])" office:value-type="float" office:value="0.0821743754426779" calcext:value-type="float">
            <text:p>0.0821743754</text:p>
          </table:table-cell>
          <table:table-cell table:style-name="ce1" table:formula="of:=STDEV([.D171:.D172])" office:value-type="float" office:value="6.26496608131282" calcext:value-type="float">
            <text:p>6.2649660813</text:p>
          </table:table-cell>
          <table:table-cell table:style-name="ce1" table:formula="of:=[.F172]/[.G172]" office:value-type="float" office:value="0.0131164916738796" calcext:value-type="float">
            <text:p>0.0131164917</text:p>
          </table:table-cell>
          <table:table-cell table:style-name="ce1" table:formula="of:=SUM([.$D$1:.D172])" office:value-type="float" office:value="-275.1" calcext:value-type="float">
            <text:p>-275.1</text:p>
          </table:table-cell>
          <table:table-cell table:style-name="ce1" table:formula="of:=MAX([.$D$1:.D172])-MIN([.$D$1:.D172])" office:value-type="float" office:value="211.07" calcext:value-type="float">
            <text:p>211.07</text:p>
          </table:table-cell>
          <table:table-cell table:style-name="ce1" table:formula="of:=STDEV([.$D$1:.D172])" office:value-type="float" office:value="52.4762300855045" calcext:value-type="float">
            <text:p>52.4762300855</text:p>
          </table:table-cell>
          <table:table-cell table:style-name="ce1" table:formula="of:=[.J172]/[.K172]" office:value-type="float" office:value="4.02220204568971" calcext:value-type="float">
            <text:p>4.0222020457</text:p>
          </table:table-cell>
          <table:table-cell table:style-name="ce1" table:formula="of:=SLOPE([.H132:.H172];[.X132:.X172])" office:value-type="float" office:value="1.61671628624565" calcext:value-type="float">
            <text:p>1.6167162862</text:p>
          </table:table-cell>
          <table:table-cell table:style-name="ce9" table:formula="of:=AVERAGE([.B158:.B172])" office:value-type="float" office:value="992.703333333333" calcext:value-type="float">
            <text:p>992.7033333333</text:p>
          </table:table-cell>
          <table:table-cell table:style-name="ce1" table:formula="of:=[.B172]-[.N172]" office:value-type="float" office:value="32.7966666666667" calcext:value-type="float">
            <text:p>32.7966666667</text:p>
          </table:table-cell>
          <table:table-cell table:style-name="ce15" table:formula="of:=IF(([.M172] &gt; [.U169]);(1-(([.M172]-[.$O$52])/[.$P$52]));(([.M172]-[.$O$52])/[.$P$52]))" office:value-type="float" office:value="0.557349079411904" calcext:value-type="float">
            <text:p>0.557</text:p>
          </table:table-cell>
          <table:table-cell table:style-name="ce13" table:number-columns-repeated="3"/>
          <table:table-cell table:style-name="ce13" table:formula="of:=[.P172] - AVERAGE([.P167:.P172])" office:value-type="float" office:value="0.0654317542041105" calcext:value-type="float">
            <text:p>0.065</text:p>
          </table:table-cell>
          <table:table-cell table:style-name="ce13" table:formula="of:=[.O172]-[.O171]" office:value-type="float" office:value="6.44333333333339" calcext:value-type="float">
            <text:p>6.443</text:p>
          </table:table-cell>
          <table:table-cell table:style-name="ce13" table:formula="of:=AVERAGE([.P167:.P172])" office:value-type="float" office:value="0.491917325207794" calcext:value-type="float">
            <text:p>0.492</text:p>
          </table:table-cell>
          <table:table-cell table:style-name="ce1"/>
          <table:table-cell table:style-name="ce2" table:formula="of:=LOG([.Y172])" office:value-type="float" office:value="2.63042787502502" calcext:value-type="float">
            <text:p>2.630427875</text:p>
          </table:table-cell>
          <table:table-cell table:style-name="ce3" table:formula="of:=[.Y171]+1" office:value-type="float" office:value="427" calcext:value-type="float">
            <text:p>427</text:p>
          </table:table-cell>
          <table:table-cell table:number-columns-repeated="999"/>
        </table:table-row>
        <table:table-row table:style-name="ro1">
          <table:table-cell table:style-name="ce5" table:formula="of:=([.B173]-[.B172])/[.B172]" office:value-type="percentage" office:value="0.0000780107264748193" calcext:value-type="percentage">
            <text:p>0.01%</text:p>
          </table:table-cell>
          <table:table-cell office:value-type="float" office:value="1025.58" calcext:value-type="float">
            <text:p>1025.58</text:p>
          </table:table-cell>
          <table:table-cell table:style-name="ce7" table:formula="of:=[.A173]-[.$T$1]" office:value-type="percentage" office:value="-0.00102198927352518" calcext:value-type="percentage">
            <text:p>-0.10%</text:p>
          </table:table-cell>
          <table:table-cell table:style-name="ce1" table:formula="of:=[.B173]-[.$V$1]" office:value-type="float" office:value="55.0949999999999" calcext:value-type="float">
            <text:p>55.095</text:p>
          </table:table-cell>
          <table:table-cell table:style-name="ce7" table:formula="of:=SUM([.C172:.C173])" office:value-type="percentage" office:value="0" calcext:value-type="percentage">
            <text:p>0.00%</text:p>
          </table:table-cell>
          <table:table-cell table:style-name="ce8" table:formula="of:=MAX([.$C$1:.C173])-MIN([.$C$1:.C173])" office:value-type="float" office:value="0.0821743754426779" calcext:value-type="float">
            <text:p>0.0821743754</text:p>
          </table:table-cell>
          <table:table-cell table:style-name="ce1" table:formula="of:=STDEV([.D172:.D173])" office:value-type="float" office:value="0.0565685424948724" calcext:value-type="float">
            <text:p>0.0565685425</text:p>
          </table:table-cell>
          <table:table-cell table:style-name="ce1" table:formula="of:=[.F173]/[.G173]" office:value-type="float" office:value="1.45265145288349" calcext:value-type="float">
            <text:p>1.4526514529</text:p>
          </table:table-cell>
          <table:table-cell table:style-name="ce1" table:formula="of:=SUM([.$D$1:.D173])" office:value-type="float" office:value="-275.1" calcext:value-type="float">
            <text:p>-275.1</text:p>
          </table:table-cell>
          <table:table-cell table:style-name="ce1" table:formula="of:=MAX([.$D$1:.D173])-MIN([.$D$1:.D173])" office:value-type="float" office:value="211.15" calcext:value-type="float">
            <text:p>211.15</text:p>
          </table:table-cell>
          <table:table-cell table:style-name="ce1" table:formula="of:=STDEV([.$D$1:.D173])" office:value-type="float" office:value="52.9383137909762" calcext:value-type="float">
            <text:p>52.938313791</text:p>
          </table:table-cell>
          <table:table-cell table:style-name="ce1" table:formula="of:=[.J173]/[.K173]" office:value-type="float" office:value="3.9886045640538" calcext:value-type="float">
            <text:p>3.9886045641</text:p>
          </table:table-cell>
          <table:table-cell table:style-name="ce1" table:formula="of:=SLOPE([.H133:.H173];[.X133:.X173])" office:value-type="float" office:value="6.48978984380645" calcext:value-type="float">
            <text:p>6.4897898438</text:p>
          </table:table-cell>
          <table:table-cell table:style-name="ce9" table:formula="of:=AVERAGE([.B159:.B173])" office:value-type="float" office:value="995.22" calcext:value-type="float">
            <text:p>995.22</text:p>
          </table:table-cell>
          <table:table-cell table:style-name="ce1" table:formula="of:=[.B173]-[.N173]" office:value-type="float" office:value="30.3599999999999" calcext:value-type="float">
            <text:p>30.36</text:p>
          </table:table-cell>
          <table:table-cell table:style-name="ce15" table:formula="of:=IF(([.M173] &gt; [.U170]);(1-(([.M173]-[.$O$52])/[.$P$52]));(([.M173]-[.$O$52])/[.$P$52]))" office:value-type="float" office:value="0.00000639723803685932" calcext:value-type="float">
            <text:p>0.000</text:p>
          </table:table-cell>
          <table:table-cell table:style-name="ce13" table:number-columns-repeated="3"/>
          <table:table-cell table:style-name="ce13" table:formula="of:=[.P173] - AVERAGE([.P168:.P173])" office:value-type="float" office:value="-0.401990773579193" calcext:value-type="float">
            <text:p>-0.402</text:p>
          </table:table-cell>
          <table:table-cell table:style-name="ce13" table:formula="of:=[.O173]-[.O172]" office:value-type="float" office:value="-2.43666666666684" calcext:value-type="float">
            <text:p>-2.437</text:p>
          </table:table-cell>
          <table:table-cell table:style-name="ce13" table:formula="of:=AVERAGE([.P168:.P173])" office:value-type="float" office:value="0.40199717081723" calcext:value-type="float">
            <text:p>0.402</text:p>
          </table:table-cell>
          <table:table-cell table:style-name="ce1"/>
          <table:table-cell table:style-name="ce2" table:formula="of:=LOG([.Y173])" office:value-type="float" office:value="2.63144376901317" calcext:value-type="float">
            <text:p>2.631443769</text:p>
          </table:table-cell>
          <table:table-cell table:style-name="ce3" table:formula="of:=[.Y172]+1" office:value-type="float" office:value="428" calcext:value-type="float">
            <text:p>428</text:p>
          </table:table-cell>
          <table:table-cell table:number-columns-repeated="999"/>
        </table:table-row>
        <table:table-row table:style-name="ro1">
          <table:table-cell table:style-name="ce5" table:formula="of:=([.B174]-[.B173])/[.B173]" office:value-type="percentage" office:value="0.00672790031006854" calcext:value-type="percentage">
            <text:p>0.67%</text:p>
          </table:table-cell>
          <table:table-cell office:value-type="float" office:value="1032.48" calcext:value-type="float">
            <text:p>1032.48</text:p>
          </table:table-cell>
          <table:table-cell table:style-name="ce7" table:formula="of:=[.A174]-[.$T$1]" office:value-type="percentage" office:value="0.00562790031006854" calcext:value-type="percentage">
            <text:p>0.56%</text:p>
          </table:table-cell>
          <table:table-cell table:style-name="ce1" table:formula="of:=[.B174]-[.$V$1]" office:value-type="float" office:value="61.995" calcext:value-type="float">
            <text:p>61.995</text:p>
          </table:table-cell>
          <table:table-cell table:style-name="ce7" table:formula="of:=SUM([.C173:.C174])" office:value-type="percentage" office:value="0" calcext:value-type="percentage">
            <text:p>0.00%</text:p>
          </table:table-cell>
          <table:table-cell table:style-name="ce8" table:formula="of:=MAX([.$C$1:.C174])-MIN([.$C$1:.C174])" office:value-type="float" office:value="0.0821743754426779" calcext:value-type="float">
            <text:p>0.0821743754</text:p>
          </table:table-cell>
          <table:table-cell table:style-name="ce1" table:formula="of:=STDEV([.D173:.D174])" office:value-type="float" office:value="4.87903679018724" calcext:value-type="float">
            <text:p>4.8790367902</text:p>
          </table:table-cell>
          <table:table-cell table:style-name="ce1" table:formula="of:=[.F174]/[.G174]" office:value-type="float" office:value="0.0168423356855902" calcext:value-type="float">
            <text:p>0.0168423357</text:p>
          </table:table-cell>
          <table:table-cell table:style-name="ce1" table:formula="of:=SUM([.$D$1:.D174])" office:value-type="float" office:value="-275.1" calcext:value-type="float">
            <text:p>-275.1</text:p>
          </table:table-cell>
          <table:table-cell table:style-name="ce1" table:formula="of:=MAX([.$D$1:.D174])-MIN([.$D$1:.D174])" office:value-type="float" office:value="218.05" calcext:value-type="float">
            <text:p>218.05</text:p>
          </table:table-cell>
          <table:table-cell table:style-name="ce1" table:formula="of:=STDEV([.$D$1:.D174])" office:value-type="float" office:value="53.4648477577658" calcext:value-type="float">
            <text:p>53.4648477578</text:p>
          </table:table-cell>
          <table:table-cell table:style-name="ce1" table:formula="of:=[.J174]/[.K174]" office:value-type="float" office:value="4.07838063970411" calcext:value-type="float">
            <text:p>4.0783806397</text:p>
          </table:table-cell>
          <table:table-cell table:style-name="ce1" table:formula="of:=SLOPE([.H134:.H174];[.X134:.X174])" office:value-type="float" office:value="6.04862164637047" calcext:value-type="float">
            <text:p>6.0486216464</text:p>
          </table:table-cell>
          <table:table-cell table:style-name="ce9" table:formula="of:=AVERAGE([.B160:.B174])" office:value-type="float" office:value="998.073333333333" calcext:value-type="float">
            <text:p>998.0733333333</text:p>
          </table:table-cell>
          <table:table-cell table:style-name="ce1" table:formula="of:=[.B174]-[.N174]" office:value-type="float" office:value="34.4066666666666" calcext:value-type="float">
            <text:p>34.4066666667</text:p>
          </table:table-cell>
          <table:table-cell table:style-name="ce15" table:formula="of:=IF(([.M174] &gt; [.U171]);(1-(([.M174]-[.$O$52])/[.$P$52]));(([.M174]-[.$O$52])/[.$P$52]))" office:value-type="float" office:value="0.0400798096675025" calcext:value-type="float">
            <text:p>0.040</text:p>
          </table:table-cell>
          <table:table-cell table:style-name="ce13" table:number-columns-repeated="3"/>
          <table:table-cell table:style-name="ce13" table:formula="of:=[.P174] - AVERAGE([.P169:.P174])" office:value-type="float" office:value="-0.294406824646733" calcext:value-type="float">
            <text:p>-0.294</text:p>
          </table:table-cell>
          <table:table-cell table:style-name="ce13" table:formula="of:=[.O174]-[.O173]" office:value-type="float" office:value="4.04666666666674" calcext:value-type="float">
            <text:p>4.047</text:p>
          </table:table-cell>
          <table:table-cell table:style-name="ce13" table:formula="of:=AVERAGE([.P169:.P174])" office:value-type="float" office:value="0.334486634314236" calcext:value-type="float">
            <text:p>0.334</text:p>
          </table:table-cell>
          <table:table-cell table:style-name="ce1"/>
          <table:table-cell table:style-name="ce2" table:formula="of:=LOG([.Y174])" office:value-type="float" office:value="2.63245729218472" calcext:value-type="float">
            <text:p>2.6324572922</text:p>
          </table:table-cell>
          <table:table-cell table:style-name="ce3" table:formula="of:=[.Y173]+1" office:value-type="float" office:value="429" calcext:value-type="float">
            <text:p>429</text:p>
          </table:table-cell>
          <table:table-cell table:number-columns-repeated="999"/>
        </table:table-row>
        <table:table-row table:style-name="ro1">
          <table:table-cell table:style-name="ce5" table:formula="of:=([.B175]-[.B174])/[.B174]" office:value-type="percentage" office:value="-0.00637300480396708" calcext:value-type="percentage">
            <text:p>-0.64%</text:p>
          </table:table-cell>
          <table:table-cell office:value-type="float" office:value="1025.9" calcext:value-type="float">
            <text:p>1025.9</text:p>
          </table:table-cell>
          <table:table-cell table:style-name="ce7" table:formula="of:=[.A175]-[.$T$1]" office:value-type="percentage" office:value="-0.00747300480396708" calcext:value-type="percentage">
            <text:p>-0.75%</text:p>
          </table:table-cell>
          <table:table-cell table:style-name="ce1" table:formula="of:=[.B175]-[.$V$1]" office:value-type="float" office:value="55.4150000000001" calcext:value-type="float">
            <text:p>55.415</text:p>
          </table:table-cell>
          <table:table-cell table:style-name="ce7" table:formula="of:=SUM([.C174:.C175])" office:value-type="percentage" office:value="0" calcext:value-type="percentage">
            <text:p>0.00%</text:p>
          </table:table-cell>
          <table:table-cell table:style-name="ce8" table:formula="of:=MAX([.$C$1:.C175])-MIN([.$C$1:.C175])" office:value-type="float" office:value="0.0821743754426779" calcext:value-type="float">
            <text:p>0.0821743754</text:p>
          </table:table-cell>
          <table:table-cell table:style-name="ce1" table:formula="of:=STDEV([.D174:.D175])" office:value-type="float" office:value="4.65276262020743" calcext:value-type="float">
            <text:p>4.6527626202</text:p>
          </table:table-cell>
          <table:table-cell table:style-name="ce1" table:formula="of:=[.F175]/[.G175]" office:value-type="float" office:value="0.0176614158405129" calcext:value-type="float">
            <text:p>0.0176614158</text:p>
          </table:table-cell>
          <table:table-cell table:style-name="ce1" table:formula="of:=SUM([.$D$1:.D175])" office:value-type="float" office:value="-275.1" calcext:value-type="float">
            <text:p>-275.1</text:p>
          </table:table-cell>
          <table:table-cell table:style-name="ce1" table:formula="of:=MAX([.$D$1:.D175])-MIN([.$D$1:.D175])" office:value-type="float" office:value="218.05" calcext:value-type="float">
            <text:p>218.05</text:p>
          </table:table-cell>
          <table:table-cell table:style-name="ce1" table:formula="of:=STDEV([.$D$1:.D175])" office:value-type="float" office:value="53.8972719830217" calcext:value-type="float">
            <text:p>53.897271983</text:p>
          </table:table-cell>
          <table:table-cell table:style-name="ce1" table:formula="of:=[.J175]/[.K175]" office:value-type="float" office:value="4.04565930662851" calcext:value-type="float">
            <text:p>4.0456593066</text:p>
          </table:table-cell>
          <table:table-cell table:style-name="ce1" table:formula="of:=SLOPE([.H135:.H175];[.X135:.X175])" office:value-type="float" office:value="5.59999105657018" calcext:value-type="float">
            <text:p>5.5999910566</text:p>
          </table:table-cell>
          <table:table-cell table:style-name="ce9" table:formula="of:=AVERAGE([.B161:.B175])" office:value-type="float" office:value="1000.33333333333" calcext:value-type="float">
            <text:p>1000.3333333333</text:p>
          </table:table-cell>
          <table:table-cell table:style-name="ce1" table:formula="of:=[.B175]-[.N175]" office:value-type="float" office:value="25.5666666666667" calcext:value-type="float">
            <text:p>25.5666666667</text:p>
          </table:table-cell>
          <table:table-cell table:style-name="ce15" table:formula="of:=IF(([.M175] &gt; [.U172]);(1-(([.M175]-[.$O$52])/[.$P$52]));(([.M175]-[.$O$52])/[.$P$52]))" office:value-type="float" office:value="0.9191689331974" calcext:value-type="float">
            <text:p>0.919</text:p>
          </table:table-cell>
          <table:table-cell table:style-name="ce13" table:number-columns-repeated="3"/>
          <table:table-cell table:style-name="ce13" table:formula="of:=[.P175] - AVERAGE([.P170:.P175])" office:value-type="float" office:value="0.509578294748002" calcext:value-type="float">
            <text:p>0.510</text:p>
          </table:table-cell>
          <table:table-cell table:style-name="ce13" table:formula="of:=[.O175]-[.O174]" office:value-type="float" office:value="-8.83999999999992" calcext:value-type="float">
            <text:p>-8.840</text:p>
          </table:table-cell>
          <table:table-cell table:style-name="ce13" table:formula="of:=AVERAGE([.P170:.P175])" office:value-type="float" office:value="0.409590638449399" calcext:value-type="float">
            <text:p>0.410</text:p>
          </table:table-cell>
          <table:table-cell table:style-name="ce1"/>
          <table:table-cell table:style-name="ce2" table:formula="of:=LOG([.Y175])" office:value-type="float" office:value="2.63346845557959" calcext:value-type="float">
            <text:p>2.6334684556</text:p>
          </table:table-cell>
          <table:table-cell table:style-name="ce3" table:formula="of:=[.Y174]+1" office:value-type="float" office:value="430" calcext:value-type="float">
            <text:p>430</text:p>
          </table:table-cell>
          <table:table-cell table:number-columns-repeated="999"/>
        </table:table-row>
        <table:table-row table:style-name="ro1">
          <table:table-cell table:style-name="ce5" table:formula="of:=([.B176]-[.B175])/[.B175]" office:value-type="percentage" office:value="0.00724242128862446" calcext:value-type="percentage">
            <text:p>0.72%</text:p>
          </table:table-cell>
          <table:table-cell office:value-type="float" office:value="1033.33" calcext:value-type="float">
            <text:p>1033.33</text:p>
          </table:table-cell>
          <table:table-cell table:style-name="ce7" table:formula="of:=[.A176]-[.$T$1]" office:value-type="percentage" office:value="0.00614242128862446" calcext:value-type="percentage">
            <text:p>0.61%</text:p>
          </table:table-cell>
          <table:table-cell table:style-name="ce1" table:formula="of:=[.B176]-[.$V$1]" office:value-type="float" office:value="62.8449999999999" calcext:value-type="float">
            <text:p>62.845</text:p>
          </table:table-cell>
          <table:table-cell table:style-name="ce7" table:formula="of:=SUM([.C175:.C176])" office:value-type="percentage" office:value="0" calcext:value-type="percentage">
            <text:p>0.00%</text:p>
          </table:table-cell>
          <table:table-cell table:style-name="ce8" table:formula="of:=MAX([.$C$1:.C176])-MIN([.$C$1:.C176])" office:value-type="float" office:value="0.0821743754426779" calcext:value-type="float">
            <text:p>0.0821743754</text:p>
          </table:table-cell>
          <table:table-cell table:style-name="ce1" table:formula="of:=STDEV([.D175:.D176])" office:value-type="float" office:value="5.25380338421593" calcext:value-type="float">
            <text:p>5.2538033842</text:p>
          </table:table-cell>
          <table:table-cell table:style-name="ce1" table:formula="of:=[.F176]/[.G176]" office:value-type="float" office:value="0.0156409308520291" calcext:value-type="float">
            <text:p>0.0156409309</text:p>
          </table:table-cell>
          <table:table-cell table:style-name="ce1" table:formula="of:=SUM([.$D$1:.D176])" office:value-type="float" office:value="-275.1" calcext:value-type="float">
            <text:p>-275.1</text:p>
          </table:table-cell>
          <table:table-cell table:style-name="ce1" table:formula="of:=MAX([.$D$1:.D176])-MIN([.$D$1:.D176])" office:value-type="float" office:value="218.9" calcext:value-type="float">
            <text:p>218.9</text:p>
          </table:table-cell>
          <table:table-cell table:style-name="ce1" table:formula="of:=STDEV([.$D$1:.D176])" office:value-type="float" office:value="54.3987066820097" calcext:value-type="float">
            <text:p>54.398706682</text:p>
          </table:table-cell>
          <table:table-cell table:style-name="ce1" table:formula="of:=[.J176]/[.K176]" office:value-type="float" office:value="4.02399272614312" calcext:value-type="float">
            <text:p>4.0239927261</text:p>
          </table:table-cell>
          <table:table-cell table:style-name="ce1" table:formula="of:=SLOPE([.H136:.H176];[.X136:.X176])" office:value-type="float" office:value="5.23902127822809" calcext:value-type="float">
            <text:p>5.2390212782</text:p>
          </table:table-cell>
          <table:table-cell table:style-name="ce9" table:formula="of:=AVERAGE([.B162:.B176])" office:value-type="float" office:value="1003.07666666667" calcext:value-type="float">
            <text:p>1003.0766666667</text:p>
          </table:table-cell>
          <table:table-cell table:style-name="ce1" table:formula="of:=[.B176]-[.N176]" office:value-type="float" office:value="30.2533333333333" calcext:value-type="float">
            <text:p>30.2533333333</text:p>
          </table:table-cell>
          <table:table-cell table:style-name="ce15" table:formula="of:=IF(([.M176] &gt; [.U173]);(1-(([.M176]-[.$O$52])/[.$P$52]));(([.M176]-[.$O$52])/[.$P$52]))" office:value-type="float" office:value="0.113619674154956" calcext:value-type="float">
            <text:p>0.114</text:p>
          </table:table-cell>
          <table:table-cell table:style-name="ce13" table:number-columns-repeated="3"/>
          <table:table-cell table:style-name="ce13" table:formula="of:=[.P176] - AVERAGE([.P171:.P176])" office:value-type="float" office:value="-0.227851293184997" calcext:value-type="float">
            <text:p>-0.228</text:p>
          </table:table-cell>
          <table:table-cell table:style-name="ce13" table:formula="of:=[.O176]-[.O175]" office:value-type="float" office:value="4.68666666666661" calcext:value-type="float">
            <text:p>4.687</text:p>
          </table:table-cell>
          <table:table-cell table:style-name="ce13" table:formula="of:=AVERAGE([.P171:.P176])" office:value-type="float" office:value="0.341470967339952" calcext:value-type="float">
            <text:p>0.341</text:p>
          </table:table-cell>
          <table:table-cell table:style-name="ce1"/>
          <table:table-cell table:style-name="ce2" table:formula="of:=LOG([.Y176])" office:value-type="float" office:value="2.63447727016073" calcext:value-type="float">
            <text:p>2.6344772702</text:p>
          </table:table-cell>
          <table:table-cell table:style-name="ce3" table:formula="of:=[.Y175]+1" office:value-type="float" office:value="431" calcext:value-type="float">
            <text:p>431</text:p>
          </table:table-cell>
          <table:table-cell table:number-columns-repeated="999"/>
        </table:table-row>
        <table:table-row table:style-name="ro1">
          <table:table-cell table:style-name="ce5" table:formula="of:=([.B177]-[.B176])/[.B176]" office:value-type="percentage" office:value="0.00630969777321861" calcext:value-type="percentage">
            <text:p>0.63%</text:p>
          </table:table-cell>
          <table:table-cell office:value-type="float" office:value="1039.85" calcext:value-type="float">
            <text:p>1039.85</text:p>
          </table:table-cell>
          <table:table-cell table:style-name="ce7" table:formula="of:=[.A177]-[.$T$1]" office:value-type="percentage" office:value="0.00520969777321861" calcext:value-type="percentage">
            <text:p>0.52%</text:p>
          </table:table-cell>
          <table:table-cell table:style-name="ce1" table:formula="of:=[.B177]-[.$V$1]" office:value-type="float" office:value="69.3649999999999" calcext:value-type="float">
            <text:p>69.365</text:p>
          </table:table-cell>
          <table:table-cell table:style-name="ce7" table:formula="of:=SUM([.C176:.C177])" office:value-type="percentage" office:value="0" calcext:value-type="percentage">
            <text:p>0.00%</text:p>
          </table:table-cell>
          <table:table-cell table:style-name="ce8" table:formula="of:=MAX([.$C$1:.C177])-MIN([.$C$1:.C177])" office:value-type="float" office:value="0.0821743754426779" calcext:value-type="float">
            <text:p>0.0821743754</text:p>
          </table:table-cell>
          <table:table-cell table:style-name="ce1" table:formula="of:=STDEV([.D176:.D177])" office:value-type="float" office:value="4.61033621333628" calcext:value-type="float">
            <text:p>4.6103362133</text:p>
          </table:table-cell>
          <table:table-cell table:style-name="ce1" table:formula="of:=[.F177]/[.G177]" office:value-type="float" office:value="0.0178239442071433" calcext:value-type="float">
            <text:p>0.0178239442</text:p>
          </table:table-cell>
          <table:table-cell table:style-name="ce1" table:formula="of:=SUM([.$D$1:.D177])" office:value-type="float" office:value="-275.1" calcext:value-type="float">
            <text:p>-275.1</text:p>
          </table:table-cell>
          <table:table-cell table:style-name="ce1" table:formula="of:=MAX([.$D$1:.D177])-MIN([.$D$1:.D177])" office:value-type="float" office:value="225.42" calcext:value-type="float">
            <text:p>225.42</text:p>
          </table:table-cell>
          <table:table-cell table:style-name="ce1" table:formula="of:=STDEV([.$D$1:.D177])" office:value-type="float" office:value="54.9593689020392" calcext:value-type="float">
            <text:p>54.959368902</text:p>
          </table:table-cell>
          <table:table-cell table:style-name="ce1" table:formula="of:=[.J177]/[.K177]" office:value-type="float" office:value="4.10157548209467" calcext:value-type="float">
            <text:p>4.1015754821</text:p>
          </table:table-cell>
          <table:table-cell table:style-name="ce1" table:formula="of:=SLOPE([.H137:.H177];[.X137:.X177])" office:value-type="float" office:value="4.86748903883864" calcext:value-type="float">
            <text:p>4.8674890388</text:p>
          </table:table-cell>
          <table:table-cell table:style-name="ce9" table:formula="of:=AVERAGE([.B163:.B177])" office:value-type="float" office:value="1006.21266666667" calcext:value-type="float">
            <text:p>1006.2126666667</text:p>
          </table:table-cell>
          <table:table-cell table:style-name="ce1" table:formula="of:=[.B177]-[.N177]" office:value-type="float" office:value="33.6373333333332" calcext:value-type="float">
            <text:p>33.6373333333</text:p>
          </table:table-cell>
          <table:table-cell table:style-name="ce15" table:formula="of:=IF(([.M177] &gt; [.U174]);(1-(([.M177]-[.$O$52])/[.$P$52]));(([.M177]-[.$O$52])/[.$P$52]))" office:value-type="float" office:value="0.147367720243561" calcext:value-type="float">
            <text:p>0.147</text:p>
          </table:table-cell>
          <table:table-cell table:style-name="ce13" table:number-columns-repeated="3"/>
          <table:table-cell table:style-name="ce13" table:formula="of:=[.P177] - AVERAGE([.P172:.P177])" office:value-type="float" office:value="-0.148897548741999" calcext:value-type="float">
            <text:p>-0.149</text:p>
          </table:table-cell>
          <table:table-cell table:style-name="ce13" table:formula="of:=[.O177]-[.O176]" office:value-type="float" office:value="3.3839999999999" calcext:value-type="float">
            <text:p>3.384</text:p>
          </table:table-cell>
          <table:table-cell table:style-name="ce13" table:formula="of:=AVERAGE([.P172:.P177])" office:value-type="float" office:value="0.29626526898556" calcext:value-type="float">
            <text:p>0.296</text:p>
          </table:table-cell>
          <table:table-cell table:style-name="ce1"/>
          <table:table-cell table:style-name="ce2" table:formula="of:=LOG([.Y177])" office:value-type="float" office:value="2.63548374681491" calcext:value-type="float">
            <text:p>2.6354837468</text:p>
          </table:table-cell>
          <table:table-cell table:style-name="ce3" table:formula="of:=[.Y176]+1" office:value-type="float" office:value="432" calcext:value-type="float">
            <text:p>432</text:p>
          </table:table-cell>
          <table:table-cell table:number-columns-repeated="999"/>
        </table:table-row>
        <table:table-row table:style-name="ro1">
          <table:table-cell table:style-name="ce5" table:formula="of:=([.B178]-[.B177])/[.B177]" office:value-type="percentage" office:value="-0.00826080684714134" calcext:value-type="percentage">
            <text:p>-0.83%</text:p>
          </table:table-cell>
          <table:table-cell office:value-type="float" office:value="1031.26" calcext:value-type="float">
            <text:p>1031.26</text:p>
          </table:table-cell>
          <table:table-cell table:style-name="ce7" table:formula="of:=[.A178]-[.$T$1]" office:value-type="percentage" office:value="-0.00936080684714134" calcext:value-type="percentage">
            <text:p>-0.94%</text:p>
          </table:table-cell>
          <table:table-cell table:style-name="ce1" table:formula="of:=[.B178]-[.$V$1]" office:value-type="float" office:value="60.775" calcext:value-type="float">
            <text:p>60.775</text:p>
          </table:table-cell>
          <table:table-cell table:style-name="ce7" table:formula="of:=SUM([.C177:.C178])" office:value-type="percentage" office:value="0" calcext:value-type="percentage">
            <text:p>0.00%</text:p>
          </table:table-cell>
          <table:table-cell table:style-name="ce8" table:formula="of:=MAX([.$C$1:.C178])-MIN([.$C$1:.C178])" office:value-type="float" office:value="0.0821743754426779" calcext:value-type="float">
            <text:p>0.0821743754</text:p>
          </table:table-cell>
          <table:table-cell table:style-name="ce1" table:formula="of:=STDEV([.D177:.D178])" office:value-type="float" office:value="6.07404725039239" calcext:value-type="float">
            <text:p>6.0740472504</text:p>
          </table:table-cell>
          <table:table-cell table:style-name="ce1" table:formula="of:=[.F178]/[.G178]" office:value-type="float" office:value="0.0135287678964581" calcext:value-type="float">
            <text:p>0.0135287679</text:p>
          </table:table-cell>
          <table:table-cell table:style-name="ce1" table:formula="of:=SUM([.$D$1:.D178])" office:value-type="float" office:value="-275.1" calcext:value-type="float">
            <text:p>-275.1</text:p>
          </table:table-cell>
          <table:table-cell table:style-name="ce1" table:formula="of:=MAX([.$D$1:.D178])-MIN([.$D$1:.D178])" office:value-type="float" office:value="225.42" calcext:value-type="float">
            <text:p>225.42</text:p>
          </table:table-cell>
          <table:table-cell table:style-name="ce1" table:formula="of:=STDEV([.$D$1:.D178])" office:value-type="float" office:value="55.4022412099846" calcext:value-type="float">
            <text:p>55.40224121</text:p>
          </table:table-cell>
          <table:table-cell table:style-name="ce1" table:formula="of:=[.J178]/[.K178]" office:value-type="float" office:value="4.06878846553548" calcext:value-type="float">
            <text:p>4.0687884655</text:p>
          </table:table-cell>
          <table:table-cell table:style-name="ce1" table:formula="of:=SLOPE([.H138:.H178];[.X138:.X178])" office:value-type="float" office:value="4.48051516865098" calcext:value-type="float">
            <text:p>4.4805151687</text:p>
          </table:table-cell>
          <table:table-cell table:style-name="ce9" table:formula="of:=AVERAGE([.B164:.B178])" office:value-type="float" office:value="1009.33333333333" calcext:value-type="float">
            <text:p>1009.3333333333</text:p>
          </table:table-cell>
          <table:table-cell table:style-name="ce1" table:formula="of:=[.B178]-[.N178]" office:value-type="float" office:value="21.9266666666666" calcext:value-type="float">
            <text:p>21.9266666667</text:p>
          </table:table-cell>
          <table:table-cell table:style-name="ce15" table:formula="of:=IF(([.M178] &gt; [.U175]);(1-(([.M178]-[.$O$52])/[.$P$52]));(([.M178]-[.$O$52])/[.$P$52]))" office:value-type="float" office:value="0.182518403338089" calcext:value-type="float">
            <text:p>0.183</text:p>
          </table:table-cell>
          <table:table-cell table:style-name="ce13" table:number-columns-repeated="3"/>
          <table:table-cell table:style-name="ce13" table:formula="of:=[.P178] - AVERAGE([.P173:.P178])" office:value-type="float" office:value="-0.0512750863018354" calcext:value-type="float">
            <text:p>-0.051</text:p>
          </table:table-cell>
          <table:table-cell table:style-name="ce13" table:formula="of:=[.O178]-[.O177]" office:value-type="float" office:value="-11.7106666666666" calcext:value-type="float">
            <text:p>-11.711</text:p>
          </table:table-cell>
          <table:table-cell table:style-name="ce13" table:formula="of:=AVERAGE([.P173:.P178])" office:value-type="float" office:value="0.233793489639924" calcext:value-type="float">
            <text:p>0.234</text:p>
          </table:table-cell>
          <table:table-cell table:style-name="ce1"/>
          <table:table-cell table:style-name="ce2" table:formula="of:=LOG([.Y178])" office:value-type="float" office:value="2.63648789635336" calcext:value-type="float">
            <text:p>2.6364878964</text:p>
          </table:table-cell>
          <table:table-cell table:style-name="ce3" table:formula="of:=[.Y177]+1" office:value-type="float" office:value="433" calcext:value-type="float">
            <text:p>433</text:p>
          </table:table-cell>
          <table:table-cell table:number-columns-repeated="999"/>
        </table:table-row>
        <table:table-row table:style-name="ro1">
          <table:table-cell table:style-name="ce5" table:formula="of:=([.B179]-[.B178])/[.B178]" office:value-type="percentage" office:value="-0.00309330333766466" calcext:value-type="percentage">
            <text:p>-0.31%</text:p>
          </table:table-cell>
          <table:table-cell office:value-type="float" office:value="1028.07" calcext:value-type="float">
            <text:p>1028.07</text:p>
          </table:table-cell>
          <table:table-cell table:style-name="ce7" table:formula="of:=[.A179]-[.$T$1]" office:value-type="percentage" office:value="-0.00419330333766466" calcext:value-type="percentage">
            <text:p>-0.42%</text:p>
          </table:table-cell>
          <table:table-cell table:style-name="ce1" table:formula="of:=[.B179]-[.$V$1]" office:value-type="float" office:value="57.5849999999999" calcext:value-type="float">
            <text:p>57.585</text:p>
          </table:table-cell>
          <table:table-cell table:style-name="ce7" table:formula="of:=SUM([.C178:.C179])" office:value-type="percentage" office:value="0" calcext:value-type="percentage">
            <text:p>0.00%</text:p>
          </table:table-cell>
          <table:table-cell table:style-name="ce8" table:formula="of:=MAX([.$C$1:.C179])-MIN([.$C$1:.C179])" office:value-type="float" office:value="0.0821743754426779" calcext:value-type="float">
            <text:p>0.0821743754</text:p>
          </table:table-cell>
          <table:table-cell table:style-name="ce1" table:formula="of:=STDEV([.D178:.D179])" office:value-type="float" office:value="2.25567063198512" calcext:value-type="float">
            <text:p>2.255670632</text:p>
          </table:table-cell>
          <table:table-cell table:style-name="ce1" table:formula="of:=[.F179]/[.G179]" office:value-type="float" office:value="0.0364301304798031" calcext:value-type="float">
            <text:p>0.0364301305</text:p>
          </table:table-cell>
          <table:table-cell table:style-name="ce1" table:formula="of:=SUM([.$D$1:.D179])" office:value-type="float" office:value="-275.1" calcext:value-type="float">
            <text:p>-275.1</text:p>
          </table:table-cell>
          <table:table-cell table:style-name="ce1" table:formula="of:=MAX([.$D$1:.D179])-MIN([.$D$1:.D179])" office:value-type="float" office:value="225.42" calcext:value-type="float">
            <text:p>225.42</text:p>
          </table:table-cell>
          <table:table-cell table:style-name="ce1" table:formula="of:=STDEV([.$D$1:.D179])" office:value-type="float" office:value="55.7962334699276" calcext:value-type="float">
            <text:p>55.7962334699</text:p>
          </table:table-cell>
          <table:table-cell table:style-name="ce1" table:formula="of:=[.J179]/[.K179]" office:value-type="float" office:value="4.0400576523054" calcext:value-type="float">
            <text:p>4.0400576523</text:p>
          </table:table-cell>
          <table:table-cell table:style-name="ce1" table:formula="of:=SLOPE([.H139:.H179];[.X139:.X179])" office:value-type="float" office:value="4.08711667907363" calcext:value-type="float">
            <text:p>4.0871166791</text:p>
          </table:table-cell>
          <table:table-cell table:style-name="ce9" table:formula="of:=AVERAGE([.B165:.B179])" office:value-type="float" office:value="1011.99133333333" calcext:value-type="float">
            <text:p>1011.9913333333</text:p>
          </table:table-cell>
          <table:table-cell table:style-name="ce1" table:formula="of:=[.B179]-[.N179]" office:value-type="float" office:value="16.0786666666666" calcext:value-type="float">
            <text:p>16.0786666667</text:p>
          </table:table-cell>
          <table:table-cell table:style-name="ce15" table:formula="of:=IF(([.M179] &gt; [.U176]);(1-(([.M179]-[.$O$52])/[.$P$52]));(([.M179]-[.$O$52])/[.$P$52]))" office:value-type="float" office:value="0.781747334732821" calcext:value-type="float">
            <text:p>0.782</text:p>
          </table:table-cell>
          <table:table-cell table:style-name="ce13" table:number-columns-repeated="3"/>
          <table:table-cell table:style-name="ce13" table:formula="of:=[.P179] - AVERAGE([.P174:.P179])" office:value-type="float" office:value="0.417663688843766" calcext:value-type="float">
            <text:p>0.418</text:p>
          </table:table-cell>
          <table:table-cell table:style-name="ce13" table:formula="of:=[.O179]-[.O178]" office:value-type="float" office:value="-5.84800000000007" calcext:value-type="float">
            <text:p>-5.848</text:p>
          </table:table-cell>
          <table:table-cell table:style-name="ce13" table:formula="of:=AVERAGE([.P174:.P179])" office:value-type="float" office:value="0.364083645889055" calcext:value-type="float">
            <text:p>0.364</text:p>
          </table:table-cell>
          <table:table-cell table:style-name="ce1"/>
          <table:table-cell table:style-name="ce2" table:formula="of:=LOG([.Y179])" office:value-type="float" office:value="2.63748972951251" calcext:value-type="float">
            <text:p>2.6374897295</text:p>
          </table:table-cell>
          <table:table-cell table:style-name="ce3" table:formula="of:=[.Y178]+1" office:value-type="float" office:value="434" calcext:value-type="float">
            <text:p>434</text:p>
          </table:table-cell>
          <table:table-cell table:number-columns-repeated="999"/>
        </table:table-row>
        <table:table-row table:style-name="ro1">
          <table:table-cell table:style-name="ce5" table:formula="of:=([.B180]-[.B179])/[.B179]" office:value-type="percentage" office:value="-0.00225665567519715" calcext:value-type="percentage">
            <text:p>-0.23%</text:p>
          </table:table-cell>
          <table:table-cell office:value-type="float" office:value="1025.75" calcext:value-type="float">
            <text:p>1025.75</text:p>
          </table:table-cell>
          <table:table-cell table:style-name="ce7" table:formula="of:=[.A180]-[.$T$1]" office:value-type="percentage" office:value="-0.00335665567519715" calcext:value-type="percentage">
            <text:p>-0.34%</text:p>
          </table:table-cell>
          <table:table-cell table:style-name="ce1" table:formula="of:=[.B180]-[.$V$1]" office:value-type="float" office:value="55.265" calcext:value-type="float">
            <text:p>55.265</text:p>
          </table:table-cell>
          <table:table-cell table:style-name="ce7" table:formula="of:=SUM([.C179:.C180])" office:value-type="percentage" office:value="0" calcext:value-type="percentage">
            <text:p>0.00%</text:p>
          </table:table-cell>
          <table:table-cell table:style-name="ce8" table:formula="of:=MAX([.$C$1:.C180])-MIN([.$C$1:.C180])" office:value-type="float" office:value="0.0821743754426779" calcext:value-type="float">
            <text:p>0.0821743754</text:p>
          </table:table-cell>
          <table:table-cell table:style-name="ce1" table:formula="of:=STDEV([.D179:.D180])" office:value-type="float" office:value="1.64048773235275" calcext:value-type="float">
            <text:p>1.6404877324</text:p>
          </table:table-cell>
          <table:table-cell table:style-name="ce1" table:formula="of:=[.F180]/[.G180]" office:value-type="float" office:value="0.0500914294097314" calcext:value-type="float">
            <text:p>0.0500914294</text:p>
          </table:table-cell>
          <table:table-cell table:style-name="ce1" table:formula="of:=SUM([.$D$1:.D180])" office:value-type="float" office:value="-275.1" calcext:value-type="float">
            <text:p>-275.1</text:p>
          </table:table-cell>
          <table:table-cell table:style-name="ce1" table:formula="of:=MAX([.$D$1:.D180])-MIN([.$D$1:.D180])" office:value-type="float" office:value="225.42" calcext:value-type="float">
            <text:p>225.42</text:p>
          </table:table-cell>
          <table:table-cell table:style-name="ce1" table:formula="of:=STDEV([.$D$1:.D180])" office:value-type="float" office:value="56.1535128851715" calcext:value-type="float">
            <text:p>56.1535128852</text:p>
          </table:table-cell>
          <table:table-cell table:style-name="ce1" table:formula="of:=[.J180]/[.K180]" office:value-type="float" office:value="4.01435259199121" calcext:value-type="float">
            <text:p>4.014352592</text:p>
          </table:table-cell>
          <table:table-cell table:style-name="ce1" table:formula="of:=SLOPE([.H140:.H180];[.X140:.X180])" office:value-type="float" office:value="3.76909114156888" calcext:value-type="float">
            <text:p>3.7690911416</text:p>
          </table:table-cell>
          <table:table-cell table:style-name="ce9" table:formula="of:=AVERAGE([.B166:.B180])" office:value-type="float" office:value="1015.81133333333" calcext:value-type="float">
            <text:p>1015.8113333333</text:p>
          </table:table-cell>
          <table:table-cell table:style-name="ce1" table:formula="of:=[.B180]-[.N180]" office:value-type="float" office:value="9.93866666666679" calcext:value-type="float">
            <text:p>9.9386666667</text:p>
          </table:table-cell>
          <table:table-cell table:style-name="ce15" table:formula="of:=IF(([.M180] &gt; [.U177]);(1-(([.M180]-[.$O$52])/[.$P$52]));(([.M180]-[.$O$52])/[.$P$52]))" office:value-type="float" office:value="0.247140442313664" calcext:value-type="float">
            <text:p>0.247</text:p>
          </table:table-cell>
          <table:table-cell table:style-name="ce13" table:number-columns-repeated="3"/>
          <table:table-cell table:style-name="ce13" table:formula="of:=[.P180] - AVERAGE([.P175:.P180])" office:value-type="float" office:value="-0.151453309016418" calcext:value-type="float">
            <text:p>-0.151</text:p>
          </table:table-cell>
          <table:table-cell table:style-name="ce13" table:formula="of:=[.O180]-[.O179]" office:value-type="float" office:value="-6.13999999999976" calcext:value-type="float">
            <text:p>-6.140</text:p>
          </table:table-cell>
          <table:table-cell table:style-name="ce13" table:formula="of:=AVERAGE([.P175:.P180])" office:value-type="float" office:value="0.398593751330082" calcext:value-type="float">
            <text:p>0.399</text:p>
          </table:table-cell>
          <table:table-cell table:style-name="ce1"/>
          <table:table-cell table:style-name="ce2" table:formula="of:=LOG([.Y180])" office:value-type="float" office:value="2.63848925695464" calcext:value-type="float">
            <text:p>2.638489257</text:p>
          </table:table-cell>
          <table:table-cell table:style-name="ce3" table:formula="of:=[.Y179]+1" office:value-type="float" office:value="435" calcext:value-type="float">
            <text:p>435</text:p>
          </table:table-cell>
          <table:table-cell table:number-columns-repeated="999"/>
        </table:table-row>
        <table:table-row table:style-name="ro1">
          <table:table-cell table:style-name="ce5" table:formula="of:=([.B181]-[.B180])/[.B180]" office:value-type="percentage" office:value="0.000243724104313917" calcext:value-type="percentage">
            <text:p>0.02%</text:p>
          </table:table-cell>
          <table:table-cell office:value-type="float" office:value="1026" calcext:value-type="float">
            <text:p>1026</text:p>
          </table:table-cell>
          <table:table-cell table:style-name="ce7" table:formula="of:=[.A181]-[.$T$1]" office:value-type="percentage" office:value="-0.000856275895686083" calcext:value-type="percentage">
            <text:p>-0.09%</text:p>
          </table:table-cell>
          <table:table-cell table:style-name="ce1" table:formula="of:=[.B181]-[.$V$1]" office:value-type="float" office:value="55.515" calcext:value-type="float">
            <text:p>55.515</text:p>
          </table:table-cell>
          <table:table-cell table:style-name="ce7" table:formula="of:=SUM([.C180:.C181])" office:value-type="percentage" office:value="0" calcext:value-type="percentage">
            <text:p>0.00%</text:p>
          </table:table-cell>
          <table:table-cell table:style-name="ce8" table:formula="of:=MAX([.$C$1:.C181])-MIN([.$C$1:.C181])" office:value-type="float" office:value="0.0821743754426779" calcext:value-type="float">
            <text:p>0.0821743754</text:p>
          </table:table-cell>
          <table:table-cell table:style-name="ce1" table:formula="of:=STDEV([.D180:.D181])" office:value-type="float" office:value="0.176776695296637" calcext:value-type="float">
            <text:p>0.1767766953</text:p>
          </table:table-cell>
          <table:table-cell table:style-name="ce1" table:formula="of:=[.F181]/[.G181]" office:value-type="float" office:value="0.464848464922295" calcext:value-type="float">
            <text:p>0.4648484649</text:p>
          </table:table-cell>
          <table:table-cell table:style-name="ce1" table:formula="of:=SUM([.$D$1:.D181])" office:value-type="float" office:value="-275.1" calcext:value-type="float">
            <text:p>-275.1</text:p>
          </table:table-cell>
          <table:table-cell table:style-name="ce1" table:formula="of:=MAX([.$D$1:.D181])-MIN([.$D$1:.D181])" office:value-type="float" office:value="225.42" calcext:value-type="float">
            <text:p>225.42</text:p>
          </table:table-cell>
          <table:table-cell table:style-name="ce1" table:formula="of:=STDEV([.$D$1:.D181])" office:value-type="float" office:value="56.5014943982794" calcext:value-type="float">
            <text:p>56.5014943983</text:p>
          </table:table-cell>
          <table:table-cell table:style-name="ce1" table:formula="of:=[.J181]/[.K181]" office:value-type="float" office:value="3.98962898947438" calcext:value-type="float">
            <text:p>3.9896289895</text:p>
          </table:table-cell>
          <table:table-cell table:style-name="ce1" table:formula="of:=SLOPE([.H141:.H181];[.X141:.X181])" office:value-type="float" office:value="4.7993498628603" calcext:value-type="float">
            <text:p>4.7993498629</text:p>
          </table:table-cell>
          <table:table-cell table:style-name="ce9" table:formula="of:=AVERAGE([.B167:.B181])" office:value-type="float" office:value="1019.50866666667" calcext:value-type="float">
            <text:p>1019.5086666667</text:p>
          </table:table-cell>
          <table:table-cell table:style-name="ce1" table:formula="of:=[.B181]-[.N181]" office:value-type="float" office:value="6.49133333333339" calcext:value-type="float">
            <text:p>6.4913333333</text:p>
          </table:table-cell>
          <table:table-cell table:style-name="ce15" table:formula="of:=IF(([.M181] &gt; [.U178]);(1-(([.M181]-[.$O$52])/[.$P$52]));(([.M181]-[.$O$52])/[.$P$52]))" office:value-type="float" office:value="0.153557126727196" calcext:value-type="float">
            <text:p>0.154</text:p>
          </table:table-cell>
          <table:table-cell table:style-name="ce13" table:number-columns-repeated="3"/>
          <table:table-cell table:style-name="ce13" table:formula="of:=[.P181] - AVERAGE([.P176:.P181])" office:value-type="float" office:value="-0.117434656857852" calcext:value-type="float">
            <text:p>-0.117</text:p>
          </table:table-cell>
          <table:table-cell table:style-name="ce13" table:formula="of:=[.O181]-[.O180]" office:value-type="float" office:value="-3.4473333333334" calcext:value-type="float">
            <text:p>-3.447</text:p>
          </table:table-cell>
          <table:table-cell table:style-name="ce13" table:formula="of:=AVERAGE([.P176:.P181])" office:value-type="float" office:value="0.270991783585048" calcext:value-type="float">
            <text:p>0.271</text:p>
          </table:table-cell>
          <table:table-cell table:style-name="ce1"/>
          <table:table-cell table:style-name="ce2" table:formula="of:=LOG([.Y181])" office:value-type="float" office:value="2.63948648926859" calcext:value-type="float">
            <text:p>2.6394864893</text:p>
          </table:table-cell>
          <table:table-cell table:style-name="ce3" table:formula="of:=[.Y180]+1" office:value-type="float" office:value="436" calcext:value-type="float">
            <text:p>436</text:p>
          </table:table-cell>
          <table:table-cell table:number-columns-repeated="999"/>
        </table:table-row>
        <table:table-row table:style-name="ro1">
          <table:table-cell table:style-name="ce5" table:formula="of:=([.B182]-[.B181])/[.B181]" office:value-type="percentage" office:value="-0.0049610136452242" calcext:value-type="percentage">
            <text:p>-0.50%</text:p>
          </table:table-cell>
          <table:table-cell office:value-type="float" office:value="1020.91" calcext:value-type="float">
            <text:p>1020.91</text:p>
          </table:table-cell>
          <table:table-cell table:style-name="ce7" table:formula="of:=[.A182]-[.$T$1]" office:value-type="percentage" office:value="-0.0060610136452242" calcext:value-type="percentage">
            <text:p>-0.61%</text:p>
          </table:table-cell>
          <table:table-cell table:style-name="ce1" table:formula="of:=[.B182]-[.$V$1]" office:value-type="float" office:value="50.425" calcext:value-type="float">
            <text:p>50.425</text:p>
          </table:table-cell>
          <table:table-cell table:style-name="ce7" table:formula="of:=SUM([.C181:.C182])" office:value-type="percentage" office:value="0" calcext:value-type="percentage">
            <text:p>0.00%</text:p>
          </table:table-cell>
          <table:table-cell table:style-name="ce8" table:formula="of:=MAX([.$C$1:.C182])-MIN([.$C$1:.C182])" office:value-type="float" office:value="0.0821743754426779" calcext:value-type="float">
            <text:p>0.0821743754</text:p>
          </table:table-cell>
          <table:table-cell table:style-name="ce1" table:formula="of:=STDEV([.D181:.D182])" office:value-type="float" office:value="3.59917351623955" calcext:value-type="float">
            <text:p>3.5991735162</text:p>
          </table:table-cell>
          <table:table-cell table:style-name="ce1" table:formula="of:=[.F182]/[.G182]" office:value-type="float" office:value="0.0228314570197589" calcext:value-type="float">
            <text:p>0.022831457</text:p>
          </table:table-cell>
          <table:table-cell table:style-name="ce1" table:formula="of:=SUM([.$D$1:.D182])" office:value-type="float" office:value="-275.1" calcext:value-type="float">
            <text:p>-275.1</text:p>
          </table:table-cell>
          <table:table-cell table:style-name="ce1" table:formula="of:=MAX([.$D$1:.D182])-MIN([.$D$1:.D182])" office:value-type="float" office:value="225.42" calcext:value-type="float">
            <text:p>225.42</text:p>
          </table:table-cell>
          <table:table-cell table:style-name="ce1" table:formula="of:=STDEV([.$D$1:.D182])" office:value-type="float" office:value="56.7897348767517" calcext:value-type="float">
            <text:p>56.7897348768</text:p>
          </table:table-cell>
          <table:table-cell table:style-name="ce1" table:formula="of:=[.J182]/[.K182]" office:value-type="float" office:value="3.96937933394511" calcext:value-type="float">
            <text:p>3.9693793339</text:p>
          </table:table-cell>
          <table:table-cell table:style-name="ce1" table:formula="of:=SLOPE([.H142:.H182];[.X142:.X182])" office:value-type="float" office:value="4.29212594228825" calcext:value-type="float">
            <text:p>4.2921259423</text:p>
          </table:table-cell>
          <table:table-cell table:style-name="ce9" table:formula="of:=AVERAGE([.B168:.B182])" office:value-type="float" office:value="1022.68066666667" calcext:value-type="float">
            <text:p>1022.6806666667</text:p>
          </table:table-cell>
          <table:table-cell table:style-name="ce1" table:formula="of:=[.B182]-[.N182]" office:value-type="float" office:value="-1.77066666666667" calcext:value-type="float">
            <text:p>-1.7706666667</text:p>
          </table:table-cell>
          <table:table-cell table:style-name="ce15" table:formula="of:=IF(([.M182] &gt; [.U179]);(1-(([.M182]-[.$O$52])/[.$P$52]));(([.M182]-[.$O$52])/[.$P$52]))" office:value-type="float" office:value="0.199630695677332" calcext:value-type="float">
            <text:p>0.200</text:p>
          </table:table-cell>
          <table:table-cell table:style-name="ce13" table:number-columns-repeated="3"/>
          <table:table-cell table:style-name="ce13" table:formula="of:=[.P182] - AVERAGE([.P177:.P182])" office:value-type="float" office:value="-0.0856962581614447" calcext:value-type="float">
            <text:p>-0.086</text:p>
          </table:table-cell>
          <table:table-cell table:style-name="ce13" table:formula="of:=[.O182]-[.O181]" office:value-type="float" office:value="-8.26200000000006" calcext:value-type="float">
            <text:p>-8.262</text:p>
          </table:table-cell>
          <table:table-cell table:style-name="ce13" table:formula="of:=AVERAGE([.P177:.P182])" office:value-type="float" office:value="0.285326953838777" calcext:value-type="float">
            <text:p>0.285</text:p>
          </table:table-cell>
          <table:table-cell table:style-name="ce1"/>
          <table:table-cell table:style-name="ce2" table:formula="of:=LOG([.Y182])" office:value-type="float" office:value="2.64048143697042" calcext:value-type="float">
            <text:p>2.640481437</text:p>
          </table:table-cell>
          <table:table-cell table:style-name="ce3" table:formula="of:=[.Y181]+1" office:value-type="float" office:value="437" calcext:value-type="float">
            <text:p>437</text:p>
          </table:table-cell>
          <table:table-cell table:number-columns-repeated="999"/>
        </table:table-row>
        <table:table-row table:style-name="ro1">
          <table:table-cell table:style-name="ce5" table:formula="of:=([.B183]-[.B182])/[.B182]" office:value-type="percentage" office:value="0.0113526167830661" calcext:value-type="percentage">
            <text:p>1.14%</text:p>
          </table:table-cell>
          <table:table-cell office:value-type="float" office:value="1032.5" calcext:value-type="float">
            <text:p>1032.5</text:p>
          </table:table-cell>
          <table:table-cell table:style-name="ce7" table:formula="of:=[.A183]-[.$T$1]" office:value-type="percentage" office:value="0.0102526167830661" calcext:value-type="percentage">
            <text:p>1.03%</text:p>
          </table:table-cell>
          <table:table-cell table:style-name="ce1" table:formula="of:=[.B183]-[.$V$1]" office:value-type="float" office:value="62.015" calcext:value-type="float">
            <text:p>62.015</text:p>
          </table:table-cell>
          <table:table-cell table:style-name="ce7" table:formula="of:=SUM([.C182:.C183])" office:value-type="percentage" office:value="0" calcext:value-type="percentage">
            <text:p>0.00%</text:p>
          </table:table-cell>
          <table:table-cell table:style-name="ce8" table:formula="of:=MAX([.$C$1:.C183])-MIN([.$C$1:.C183])" office:value-type="float" office:value="0.0821743754426779" calcext:value-type="float">
            <text:p>0.0821743754</text:p>
          </table:table-cell>
          <table:table-cell table:style-name="ce1" table:formula="of:=STDEV([.D182:.D183])" office:value-type="float" office:value="8.19536759395211" calcext:value-type="float">
            <text:p>8.195367594</text:p>
          </table:table-cell>
          <table:table-cell table:style-name="ce1" table:formula="of:=[.F183]/[.G183]" office:value-type="float" office:value="0.0100269297869347" calcext:value-type="float">
            <text:p>0.0100269298</text:p>
          </table:table-cell>
          <table:table-cell table:style-name="ce1" table:formula="of:=SUM([.$D$1:.D183])" office:value-type="float" office:value="-275.1" calcext:value-type="float">
            <text:p>-275.1</text:p>
          </table:table-cell>
          <table:table-cell table:style-name="ce1" table:formula="of:=MAX([.$D$1:.D183])-MIN([.$D$1:.D183])" office:value-type="float" office:value="225.42" calcext:value-type="float">
            <text:p>225.42</text:p>
          </table:table-cell>
          <table:table-cell table:style-name="ce1" table:formula="of:=STDEV([.$D$1:.D183])" office:value-type="float" office:value="57.180500477563" calcext:value-type="float">
            <text:p>57.1805004776</text:p>
          </table:table-cell>
          <table:table-cell table:style-name="ce1" table:formula="of:=[.J183]/[.K183]" office:value-type="float" office:value="3.94225300788425" calcext:value-type="float">
            <text:p>3.9422530079</text:p>
          </table:table-cell>
          <table:table-cell table:style-name="ce1" table:formula="of:=SLOPE([.H143:.H183];[.X143:.X183])" office:value-type="float" office:value="3.72163860436089" calcext:value-type="float">
            <text:p>3.7216386044</text:p>
          </table:table-cell>
          <table:table-cell table:style-name="ce9" table:formula="of:=AVERAGE([.B169:.B183])" office:value-type="float" office:value="1026.67666666667" calcext:value-type="float">
            <text:p>1026.6766666667</text:p>
          </table:table-cell>
          <table:table-cell table:style-name="ce1" table:formula="of:=[.B183]-[.N183]" office:value-type="float" office:value="5.82333333333327" calcext:value-type="float">
            <text:p>5.8233333333</text:p>
          </table:table-cell>
          <table:table-cell table:style-name="ce15" table:formula="of:=IF(([.M183] &gt; [.U180]);(1-(([.M183]-[.$O$52])/[.$P$52]));(([.M183]-[.$O$52])/[.$P$52]))" office:value-type="float" office:value="0.251450782690445" calcext:value-type="float">
            <text:p>0.251</text:p>
          </table:table-cell>
          <table:table-cell table:style-name="ce13" table:number-columns-repeated="3"/>
          <table:table-cell table:style-name="ce13" table:formula="of:=[.P183] - AVERAGE([.P178:.P183])" office:value-type="float" office:value="-0.0512233482228129" calcext:value-type="float">
            <text:p>-0.051</text:p>
          </table:table-cell>
          <table:table-cell table:style-name="ce13" table:formula="of:=[.O183]-[.O182]" office:value-type="float" office:value="7.59399999999994" calcext:value-type="float">
            <text:p>7.594</text:p>
          </table:table-cell>
          <table:table-cell table:style-name="ce13" table:formula="of:=AVERAGE([.P178:.P183])" office:value-type="float" office:value="0.302674130913258" calcext:value-type="float">
            <text:p>0.303</text:p>
          </table:table-cell>
          <table:table-cell table:style-name="ce1"/>
          <table:table-cell table:style-name="ce2" table:formula="of:=LOG([.Y183])" office:value-type="float" office:value="2.6414741105041" calcext:value-type="float">
            <text:p>2.6414741105</text:p>
          </table:table-cell>
          <table:table-cell table:style-name="ce3" table:formula="of:=[.Y182]+1" office:value-type="float" office:value="438" calcext:value-type="float">
            <text:p>438</text:p>
          </table:table-cell>
          <table:table-cell table:number-columns-repeated="999"/>
        </table:table-row>
        <table:table-row table:style-name="ro1">
          <table:table-cell table:style-name="ce5" table:formula="of:=([.B184]-[.B183])/[.B183]" office:value-type="percentage" office:value="-0.0129878934624697" calcext:value-type="percentage">
            <text:p>-1.30%</text:p>
          </table:table-cell>
          <table:table-cell office:value-type="float" office:value="1019.09" calcext:value-type="float">
            <text:p>1019.09</text:p>
          </table:table-cell>
          <table:table-cell table:style-name="ce7" table:formula="of:=[.A184]-[.$T$1]" office:value-type="percentage" office:value="-0.0140878934624697" calcext:value-type="percentage">
            <text:p>-1.41%</text:p>
          </table:table-cell>
          <table:table-cell table:style-name="ce1" table:formula="of:=[.B184]-[.$V$1]" office:value-type="float" office:value="48.605" calcext:value-type="float">
            <text:p>48.605</text:p>
          </table:table-cell>
          <table:table-cell table:style-name="ce7" table:formula="of:=SUM([.C183:.C184])" office:value-type="percentage" office:value="0" calcext:value-type="percentage">
            <text:p>0.00%</text:p>
          </table:table-cell>
          <table:table-cell table:style-name="ce8" table:formula="of:=MAX([.$C$1:.C184])-MIN([.$C$1:.C184])" office:value-type="float" office:value="0.0821743754426779" calcext:value-type="float">
            <text:p>0.0821743754</text:p>
          </table:table-cell>
          <table:table-cell table:style-name="ce1" table:formula="of:=STDEV([.D183:.D184])" office:value-type="float" office:value="9.48230193571158" calcext:value-type="float">
            <text:p>9.4823019357</text:p>
          </table:table-cell>
          <table:table-cell table:style-name="ce1" table:formula="of:=[.F184]/[.G184]" office:value-type="float" office:value="0.00866607876439776" calcext:value-type="float">
            <text:p>0.0086660788</text:p>
          </table:table-cell>
          <table:table-cell table:style-name="ce1" table:formula="of:=SUM([.$D$1:.D184])" office:value-type="float" office:value="-275.1" calcext:value-type="float">
            <text:p>-275.1</text:p>
          </table:table-cell>
          <table:table-cell table:style-name="ce1" table:formula="of:=MAX([.$D$1:.D184])-MIN([.$D$1:.D184])" office:value-type="float" office:value="225.42" calcext:value-type="float">
            <text:p>225.42</text:p>
          </table:table-cell>
          <table:table-cell table:style-name="ce1" table:formula="of:=STDEV([.$D$1:.D184])" office:value-type="float" office:value="57.4324803809265" calcext:value-type="float">
            <text:p>57.4324803809</text:p>
          </table:table-cell>
          <table:table-cell table:style-name="ce1" table:formula="of:=[.J184]/[.K184]" office:value-type="float" office:value="3.92495672317963" calcext:value-type="float">
            <text:p>3.9249567232</text:p>
          </table:table-cell>
          <table:table-cell table:style-name="ce1" table:formula="of:=SLOPE([.H144:.H184];[.X144:.X184])" office:value-type="float" office:value="3.5167258531791" calcext:value-type="float">
            <text:p>3.5167258532</text:p>
          </table:table-cell>
          <table:table-cell table:style-name="ce9" table:formula="of:=AVERAGE([.B170:.B184])" office:value-type="float" office:value="1026.66466666667" calcext:value-type="float">
            <text:p>1026.6646666667</text:p>
          </table:table-cell>
          <table:table-cell table:style-name="ce1" table:formula="of:=[.B184]-[.N184]" office:value-type="float" office:value="-7.57466666666676" calcext:value-type="float">
            <text:p>-7.5746666667</text:p>
          </table:table-cell>
          <table:table-cell table:style-name="ce15" table:formula="of:=IF(([.M184] &gt; [.U181]);(1-(([.M184]-[.$O$52])/[.$P$52]));(([.M184]-[.$O$52])/[.$P$52]))" office:value-type="float" office:value="0.270063985631837" calcext:value-type="float">
            <text:p>0.270</text:p>
          </table:table-cell>
          <table:table-cell table:style-name="ce13" table:number-columns-repeated="3"/>
          <table:table-cell table:style-name="ce13" table:formula="of:=[.P184] - AVERAGE([.P179:.P184])" office:value-type="float" office:value="-0.0472010756637118" calcext:value-type="float">
            <text:p>-0.047</text:p>
          </table:table-cell>
          <table:table-cell table:style-name="ce13" table:formula="of:=[.O184]-[.O183]" office:value-type="float" office:value="-13.398" calcext:value-type="float">
            <text:p>-13.398</text:p>
          </table:table-cell>
          <table:table-cell table:style-name="ce13" table:formula="of:=AVERAGE([.P179:.P184])" office:value-type="float" office:value="0.317265061295549" calcext:value-type="float">
            <text:p>0.317</text:p>
          </table:table-cell>
          <table:table-cell table:style-name="ce1"/>
          <table:table-cell table:style-name="ce2" table:formula="of:=LOG([.Y184])" office:value-type="float" office:value="2.64246452024212" calcext:value-type="float">
            <text:p>2.6424645202</text:p>
          </table:table-cell>
          <table:table-cell table:style-name="ce3" table:formula="of:=[.Y183]+1" office:value-type="float" office:value="439" calcext:value-type="float">
            <text:p>439</text:p>
          </table:table-cell>
          <table:table-cell table:number-columns-repeated="999"/>
        </table:table-row>
        <table:table-row table:style-name="ro1">
          <table:table-cell table:style-name="ce5" table:formula="of:=([.B185]-[.B184])/[.B184]" office:value-type="percentage" office:value="-0.000696699997056233" calcext:value-type="percentage">
            <text:p>-0.07%</text:p>
          </table:table-cell>
          <table:table-cell office:value-type="float" office:value="1018.38" calcext:value-type="float">
            <text:p>1018.38</text:p>
          </table:table-cell>
          <table:table-cell table:style-name="ce7" table:formula="of:=[.A185]-[.$T$1]" office:value-type="percentage" office:value="-0.00179669999705623" calcext:value-type="percentage">
            <text:p>-0.18%</text:p>
          </table:table-cell>
          <table:table-cell table:style-name="ce1" table:formula="of:=[.B185]-[.$V$1]" office:value-type="float" office:value="47.895" calcext:value-type="float">
            <text:p>47.895</text:p>
          </table:table-cell>
          <table:table-cell table:style-name="ce7" table:formula="of:=SUM([.C184:.C185])" office:value-type="percentage" office:value="0" calcext:value-type="percentage">
            <text:p>0.00%</text:p>
          </table:table-cell>
          <table:table-cell table:style-name="ce8" table:formula="of:=MAX([.$C$1:.C185])-MIN([.$C$1:.C185])" office:value-type="float" office:value="0.0821743754426779" calcext:value-type="float">
            <text:p>0.0821743754</text:p>
          </table:table-cell>
          <table:table-cell table:style-name="ce1" table:formula="of:=STDEV([.D184:.D185])" office:value-type="float" office:value="0.502045814642474" calcext:value-type="float">
            <text:p>0.5020458146</text:p>
          </table:table-cell>
          <table:table-cell table:style-name="ce1" table:formula="of:=[.F185]/[.G185]" office:value-type="float" office:value="0.163679036944462" calcext:value-type="float">
            <text:p>0.1636790369</text:p>
          </table:table-cell>
          <table:table-cell table:style-name="ce1" table:formula="of:=SUM([.$D$1:.D185])" office:value-type="float" office:value="-275.1" calcext:value-type="float">
            <text:p>-275.1</text:p>
          </table:table-cell>
          <table:table-cell table:style-name="ce1" table:formula="of:=MAX([.$D$1:.D185])-MIN([.$D$1:.D185])" office:value-type="float" office:value="225.42" calcext:value-type="float">
            <text:p>225.42</text:p>
          </table:table-cell>
          <table:table-cell table:style-name="ce1" table:formula="of:=STDEV([.$D$1:.D185])" office:value-type="float" office:value="57.6701669175942" calcext:value-type="float">
            <text:p>57.6701669176</text:p>
          </table:table-cell>
          <table:table-cell table:style-name="ce1" table:formula="of:=[.J185]/[.K185]" office:value-type="float" office:value="3.90878008593431" calcext:value-type="float">
            <text:p>3.9087800859</text:p>
          </table:table-cell>
          <table:table-cell table:style-name="ce1" table:formula="of:=SLOPE([.H145:.H185];[.X145:.X185])" office:value-type="float" office:value="3.52174949307974" calcext:value-type="float">
            <text:p>3.5217494931</text:p>
          </table:table-cell>
          <table:table-cell table:style-name="ce9" table:formula="of:=AVERAGE([.B171:.B185])" office:value-type="float" office:value="1026.74933333333" calcext:value-type="float">
            <text:p>1026.7493333333</text:p>
          </table:table-cell>
          <table:table-cell table:style-name="ce1" table:formula="of:=[.B185]-[.N185]" office:value-type="float" office:value="-8.3693333333332" calcext:value-type="float">
            <text:p>-8.3693333333</text:p>
          </table:table-cell>
          <table:table-cell table:style-name="ce15" table:formula="of:=IF(([.M185] &gt; [.U182]);(1-(([.M185]-[.$O$52])/[.$P$52]));(([.M185]-[.$O$52])/[.$P$52]))" office:value-type="float" office:value="0.269607664449111" calcext:value-type="float">
            <text:p>0.270</text:p>
          </table:table-cell>
          <table:table-cell table:style-name="ce13" table:number-columns-repeated="3"/>
          <table:table-cell table:style-name="ce13" table:formula="of:=[.P185] - AVERAGE([.P180:.P185])" office:value-type="float" office:value="0.0376992148675134" calcext:value-type="float">
            <text:p>0.038</text:p>
          </table:table-cell>
          <table:table-cell table:style-name="ce13" table:formula="of:=[.O185]-[.O184]" office:value-type="float" office:value="-0.794666666666444" calcext:value-type="float">
            <text:p>-0.795</text:p>
          </table:table-cell>
          <table:table-cell table:style-name="ce13" table:formula="of:=AVERAGE([.P180:.P185])" office:value-type="float" office:value="0.231908449581598" calcext:value-type="float">
            <text:p>0.232</text:p>
          </table:table-cell>
          <table:table-cell table:style-name="ce1"/>
          <table:table-cell table:style-name="ce2" table:formula="of:=LOG([.Y185])" office:value-type="float" office:value="2.64345267648619" calcext:value-type="float">
            <text:p>2.6434526765</text:p>
          </table:table-cell>
          <table:table-cell table:style-name="ce3" table:formula="of:=[.Y184]+1" office:value-type="float" office:value="440" calcext:value-type="float">
            <text:p>440</text:p>
          </table:table-cell>
          <table:table-cell table:number-columns-repeated="999"/>
        </table:table-row>
        <table:table-row table:style-name="ro1">
          <table:table-cell table:style-name="ce5" table:formula="of:=([.B186]-[.B185])/[.B185]" office:value-type="percentage" office:value="0.0158192423260473" calcext:value-type="percentage">
            <text:p>1.58%</text:p>
          </table:table-cell>
          <table:table-cell office:value-type="float" office:value="1034.49" calcext:value-type="float">
            <text:p>1034.49</text:p>
          </table:table-cell>
          <table:table-cell table:style-name="ce7" table:formula="of:=[.A186]-[.$T$1]" office:value-type="percentage" office:value="0.0147192423260473" calcext:value-type="percentage">
            <text:p>1.47%</text:p>
          </table:table-cell>
          <table:table-cell table:style-name="ce1" table:formula="of:=[.B186]-[.$V$1]" office:value-type="float" office:value="64.005" calcext:value-type="float">
            <text:p>64.005</text:p>
          </table:table-cell>
          <table:table-cell table:style-name="ce7" table:formula="of:=SUM([.C185:.C186])" office:value-type="percentage" office:value="0" calcext:value-type="percentage">
            <text:p>0.00%</text:p>
          </table:table-cell>
          <table:table-cell table:style-name="ce8" table:formula="of:=MAX([.$C$1:.C186])-MIN([.$C$1:.C186])" office:value-type="float" office:value="0.0821743754426779" calcext:value-type="float">
            <text:p>0.0821743754</text:p>
          </table:table-cell>
          <table:table-cell table:style-name="ce1" table:formula="of:=STDEV([.D185:.D186])" office:value-type="float" office:value="11.3914902449153" calcext:value-type="float">
            <text:p>11.3914902449</text:p>
          </table:table-cell>
          <table:table-cell table:style-name="ce1" table:formula="of:=[.F186]/[.G186]" office:value-type="float" office:value="0.00721366332902382" calcext:value-type="float">
            <text:p>0.0072136633</text:p>
          </table:table-cell>
          <table:table-cell table:style-name="ce1" table:formula="of:=SUM([.$D$1:.D186])" office:value-type="float" office:value="-275.1" calcext:value-type="float">
            <text:p>-275.1</text:p>
          </table:table-cell>
          <table:table-cell table:style-name="ce1" table:formula="of:=MAX([.$D$1:.D186])-MIN([.$D$1:.D186])" office:value-type="float" office:value="225.42" calcext:value-type="float">
            <text:p>225.42</text:p>
          </table:table-cell>
          <table:table-cell table:style-name="ce1" table:formula="of:=STDEV([.$D$1:.D186])" office:value-type="float" office:value="58.0481816474205" calcext:value-type="float">
            <text:p>58.0481816474</text:p>
          </table:table-cell>
          <table:table-cell table:style-name="ce1" table:formula="of:=[.J186]/[.K186]" office:value-type="float" office:value="3.88332577528752" calcext:value-type="float">
            <text:p>3.8833257753</text:p>
          </table:table-cell>
          <table:table-cell table:style-name="ce1" table:formula="of:=SLOPE([.H146:.H186];[.X146:.X186])" office:value-type="float" office:value="2.93912857557635" calcext:value-type="float">
            <text:p>2.9391285756</text:p>
          </table:table-cell>
          <table:table-cell table:style-name="ce9" table:formula="of:=AVERAGE([.B172:.B186])" office:value-type="float" office:value="1027.93933333333" calcext:value-type="float">
            <text:p>1027.9393333333</text:p>
          </table:table-cell>
          <table:table-cell table:style-name="ce1" table:formula="of:=[.B186]-[.N186]" office:value-type="float" office:value="6.55066666666676" calcext:value-type="float">
            <text:p>6.5506666667</text:p>
          </table:table-cell>
          <table:table-cell table:style-name="ce15" table:formula="of:=IF(([.M186] &gt; [.U183]);(1-(([.M186]-[.$O$52])/[.$P$52]));(([.M186]-[.$O$52])/[.$P$52]))" office:value-type="float" office:value="0.677470097608897" calcext:value-type="float">
            <text:p>0.677</text:p>
          </table:table-cell>
          <table:table-cell table:style-name="ce13" table:number-columns-repeated="3"/>
          <table:table-cell table:style-name="ce13" table:formula="of:=[.P186] - AVERAGE([.P181:.P186])" office:value-type="float" office:value="0.373840038811427" calcext:value-type="float">
            <text:p>0.374</text:p>
          </table:table-cell>
          <table:table-cell table:style-name="ce13" table:formula="of:=[.O186]-[.O185]" office:value-type="float" office:value="14.92" calcext:value-type="float">
            <text:p>14.920</text:p>
          </table:table-cell>
          <table:table-cell table:style-name="ce13" table:formula="of:=AVERAGE([.P181:.P186])" office:value-type="float" office:value="0.30363005879747" calcext:value-type="float">
            <text:p>0.304</text:p>
          </table:table-cell>
          <table:table-cell table:style-name="ce1"/>
          <table:table-cell table:style-name="ce2" table:formula="of:=LOG([.Y186])" office:value-type="float" office:value="2.64443858946784" calcext:value-type="float">
            <text:p>2.6444385895</text:p>
          </table:table-cell>
          <table:table-cell table:style-name="ce3" table:formula="of:=[.Y185]+1" office:value-type="float" office:value="441" calcext:value-type="float">
            <text:p>441</text:p>
          </table:table-cell>
          <table:table-cell table:number-columns-repeated="999"/>
        </table:table-row>
        <table:table-row table:style-name="ro1">
          <table:table-cell table:style-name="ce5" table:formula="of:=([.B187]-[.B186])/[.B186]" office:value-type="percentage" office:value="0.00142099005306965" calcext:value-type="percentage">
            <text:p>0.14%</text:p>
          </table:table-cell>
          <table:table-cell office:value-type="float" office:value="1035.96" calcext:value-type="float">
            <text:p>1035.96</text:p>
          </table:table-cell>
          <table:table-cell table:style-name="ce7" table:formula="of:=[.A187]-[.$T$1]" office:value-type="percentage" office:value="0.000320990053069655" calcext:value-type="percentage">
            <text:p>0.03%</text:p>
          </table:table-cell>
          <table:table-cell table:style-name="ce1" table:formula="of:=[.B187]-[.$V$1]" office:value-type="float" office:value="65.475" calcext:value-type="float">
            <text:p>65.475</text:p>
          </table:table-cell>
          <table:table-cell table:style-name="ce7" table:formula="of:=SUM([.C186:.C187])" office:value-type="percentage" office:value="0" calcext:value-type="percentage">
            <text:p>0.00%</text:p>
          </table:table-cell>
          <table:table-cell table:style-name="ce8" table:formula="of:=MAX([.$C$1:.C187])-MIN([.$C$1:.C187])" office:value-type="float" office:value="0.0821743754426779" calcext:value-type="float">
            <text:p>0.0821743754</text:p>
          </table:table-cell>
          <table:table-cell table:style-name="ce1" table:formula="of:=STDEV([.D186:.D187])" office:value-type="float" office:value="1.03944696834424" calcext:value-type="float">
            <text:p>1.0394469683</text:p>
          </table:table-cell>
          <table:table-cell table:style-name="ce1" table:formula="of:=[.F187]/[.G187]" office:value-type="float" office:value="0.0790558613813412" calcext:value-type="float">
            <text:p>0.0790558614</text:p>
          </table:table-cell>
          <table:table-cell table:style-name="ce1" table:formula="of:=SUM([.$D$1:.D187])" office:value-type="float" office:value="-275.1" calcext:value-type="float">
            <text:p>-275.1</text:p>
          </table:table-cell>
          <table:table-cell table:style-name="ce1" table:formula="of:=MAX([.$D$1:.D187])-MIN([.$D$1:.D187])" office:value-type="float" office:value="225.42" calcext:value-type="float">
            <text:p>225.42</text:p>
          </table:table-cell>
          <table:table-cell table:style-name="ce1" table:formula="of:=STDEV([.$D$1:.D187])" office:value-type="float" office:value="58.428543836922" calcext:value-type="float">
            <text:p>58.4285438369</text:p>
          </table:table-cell>
          <table:table-cell table:style-name="ce1" table:formula="of:=[.J187]/[.K187]" office:value-type="float" office:value="3.85804583165999" calcext:value-type="float">
            <text:p>3.8580458317</text:p>
          </table:table-cell>
          <table:table-cell table:style-name="ce1" table:formula="of:=SLOPE([.H147:.H187];[.X147:.X187])" office:value-type="float" office:value="2.63759987977249" calcext:value-type="float">
            <text:p>2.6375998798</text:p>
          </table:table-cell>
          <table:table-cell table:style-name="ce9" table:formula="of:=AVERAGE([.B173:.B187])" office:value-type="float" office:value="1028.63666666667" calcext:value-type="float">
            <text:p>1028.6366666667</text:p>
          </table:table-cell>
          <table:table-cell table:style-name="ce1" table:formula="of:=[.B187]-[.N187]" office:value-type="float" office:value="7.32333333333349" calcext:value-type="float">
            <text:p>7.3233333333</text:p>
          </table:table-cell>
          <table:table-cell table:style-name="ce15" table:formula="of:=IF(([.M187] &gt; [.U184]);(1-(([.M187]-[.$O$52])/[.$P$52]));(([.M187]-[.$O$52])/[.$P$52]))" office:value-type="float" office:value="0.349919192590381" calcext:value-type="float">
            <text:p>0.350</text:p>
          </table:table-cell>
          <table:table-cell table:style-name="ce13" table:number-columns-repeated="3"/>
          <table:table-cell table:style-name="ce13" table:formula="of:=[.P187] - AVERAGE([.P182:.P187])" office:value-type="float" office:value="0.013562122815714" calcext:value-type="float">
            <text:p>0.014</text:p>
          </table:table-cell>
          <table:table-cell table:style-name="ce13" table:formula="of:=[.O187]-[.O186]" office:value-type="float" office:value="0.772666666666737" calcext:value-type="float">
            <text:p>0.773</text:p>
          </table:table-cell>
          <table:table-cell table:style-name="ce13" table:formula="of:=AVERAGE([.P182:.P187])" office:value-type="float" office:value="0.336357069774667" calcext:value-type="float">
            <text:p>0.336</text:p>
          </table:table-cell>
          <table:table-cell table:style-name="ce1"/>
          <table:table-cell table:style-name="ce2" table:formula="of:=LOG([.Y187])" office:value-type="float" office:value="2.64542226934909" calcext:value-type="float">
            <text:p>2.6454222693</text:p>
          </table:table-cell>
          <table:table-cell table:style-name="ce3" table:formula="of:=[.Y186]+1" office:value-type="float" office:value="442" calcext:value-type="float">
            <text:p>442</text:p>
          </table:table-cell>
          <table:table-cell table:number-columns-repeated="999"/>
        </table:table-row>
        <table:table-row table:style-name="ro1">
          <table:table-cell table:style-name="ce5" table:formula="of:=([.B188]-[.B187])/[.B187]" office:value-type="percentage" office:value="0.0044885902930616" calcext:value-type="percentage">
            <text:p>0.45%</text:p>
          </table:table-cell>
          <table:table-cell office:value-type="float" office:value="1040.61" calcext:value-type="float">
            <text:p>1040.61</text:p>
          </table:table-cell>
          <table:table-cell table:style-name="ce7" table:formula="of:=[.A188]-[.$T$1]" office:value-type="percentage" office:value="0.0033885902930616" calcext:value-type="percentage">
            <text:p>0.34%</text:p>
          </table:table-cell>
          <table:table-cell table:style-name="ce1" table:formula="of:=[.B188]-[.$V$1]" office:value-type="float" office:value="70.1250000000001" calcext:value-type="float">
            <text:p>70.125</text:p>
          </table:table-cell>
          <table:table-cell table:style-name="ce7" table:formula="of:=SUM([.C187:.C188])" office:value-type="percentage" office:value="0" calcext:value-type="percentage">
            <text:p>0.00%</text:p>
          </table:table-cell>
          <table:table-cell table:style-name="ce8" table:formula="of:=MAX([.$C$1:.C188])-MIN([.$C$1:.C188])" office:value-type="float" office:value="0.0821743754426779" calcext:value-type="float">
            <text:p>0.0821743754</text:p>
          </table:table-cell>
          <table:table-cell table:style-name="ce1" table:formula="of:=STDEV([.D187:.D188])" office:value-type="float" office:value="3.28804653251751" calcext:value-type="float">
            <text:p>3.2880465325</text:p>
          </table:table-cell>
          <table:table-cell table:style-name="ce1" table:formula="of:=[.F188]/[.G188]" office:value-type="float" office:value="0.0249918529528111" calcext:value-type="float">
            <text:p>0.024991853</text:p>
          </table:table-cell>
          <table:table-cell table:style-name="ce1" table:formula="of:=SUM([.$D$1:.D188])" office:value-type="float" office:value="-275.1" calcext:value-type="float">
            <text:p>-275.1</text:p>
          </table:table-cell>
          <table:table-cell table:style-name="ce1" table:formula="of:=MAX([.$D$1:.D188])-MIN([.$D$1:.D188])" office:value-type="float" office:value="226.18" calcext:value-type="float">
            <text:p>226.18</text:p>
          </table:table-cell>
          <table:table-cell table:style-name="ce1" table:formula="of:=STDEV([.$D$1:.D188])" office:value-type="float" office:value="58.8429662446392" calcext:value-type="float">
            <text:p>58.8429662446</text:p>
          </table:table-cell>
          <table:table-cell table:style-name="ce1" table:formula="of:=[.J188]/[.K188]" office:value-type="float" office:value="3.84378991126413" calcext:value-type="float">
            <text:p>3.8437899113</text:p>
          </table:table-cell>
          <table:table-cell table:style-name="ce1" table:formula="of:=SLOPE([.H148:.H188];[.X148:.X188])" office:value-type="float" office:value="2.06982736639496" calcext:value-type="float">
            <text:p>2.0698273664</text:p>
          </table:table-cell>
          <table:table-cell table:style-name="ce9" table:formula="of:=AVERAGE([.B174:.B188])" office:value-type="float" office:value="1029.63866666667" calcext:value-type="float">
            <text:p>1029.6386666667</text:p>
          </table:table-cell>
          <table:table-cell table:style-name="ce1" table:formula="of:=[.B188]-[.N188]" office:value-type="float" office:value="10.9713333333336" calcext:value-type="float">
            <text:p>10.9713333333</text:p>
          </table:table-cell>
          <table:table-cell table:style-name="ce15" table:formula="of:=IF(([.M188] &gt; [.U185]);(1-(([.M188]-[.$O$52])/[.$P$52]));(([.M188]-[.$O$52])/[.$P$52]))" office:value-type="float" office:value="0.401492679135711" calcext:value-type="float">
            <text:p>0.401</text:p>
          </table:table-cell>
          <table:table-cell table:style-name="ce13" table:number-columns-repeated="3"/>
          <table:table-cell table:style-name="ce13" table:formula="of:=[.P188] - AVERAGE([.P183:.P188])" office:value-type="float" office:value="0.0314919454513137" calcext:value-type="float">
            <text:p>0.031</text:p>
          </table:table-cell>
          <table:table-cell table:style-name="ce13" table:formula="of:=[.O188]-[.O187]" office:value-type="float" office:value="3.64800000000014" calcext:value-type="float">
            <text:p>3.648</text:p>
          </table:table-cell>
          <table:table-cell table:style-name="ce13" table:formula="of:=AVERAGE([.P183:.P188])" office:value-type="float" office:value="0.370000733684397" calcext:value-type="float">
            <text:p>0.370</text:p>
          </table:table-cell>
          <table:table-cell table:style-name="ce1"/>
          <table:table-cell table:style-name="ce2" table:formula="of:=LOG([.Y188])" office:value-type="float" office:value="2.64640372622307" calcext:value-type="float">
            <text:p>2.6464037262</text:p>
          </table:table-cell>
          <table:table-cell table:style-name="ce3" table:formula="of:=[.Y187]+1" office:value-type="float" office:value="443" calcext:value-type="float">
            <text:p>443</text:p>
          </table:table-cell>
          <table:table-cell table:number-columns-repeated="999"/>
        </table:table-row>
        <table:table-row table:style-name="ro1">
          <table:table-cell table:style-name="ce5" table:formula="of:=([.B189]-[.B188])/[.B188]" office:value-type="percentage" office:value="0.013069257454762" calcext:value-type="percentage">
            <text:p>1.31%</text:p>
          </table:table-cell>
          <table:table-cell office:value-type="float" office:value="1054.21" calcext:value-type="float">
            <text:p>1054.21</text:p>
          </table:table-cell>
          <table:table-cell table:style-name="ce7" table:formula="of:=[.A189]-[.$T$1]" office:value-type="percentage" office:value="0.011969257454762" calcext:value-type="percentage">
            <text:p>1.20%</text:p>
          </table:table-cell>
          <table:table-cell table:style-name="ce1" table:formula="of:=[.B189]-[.$V$1]" office:value-type="float" office:value="83.725" calcext:value-type="float">
            <text:p>83.725</text:p>
          </table:table-cell>
          <table:table-cell table:style-name="ce7" table:formula="of:=SUM([.C188:.C189])" office:value-type="percentage" office:value="0" calcext:value-type="percentage">
            <text:p>0.00%</text:p>
          </table:table-cell>
          <table:table-cell table:style-name="ce8" table:formula="of:=MAX([.$C$1:.C189])-MIN([.$C$1:.C189])" office:value-type="float" office:value="0.0821743754426779" calcext:value-type="float">
            <text:p>0.0821743754</text:p>
          </table:table-cell>
          <table:table-cell table:style-name="ce1" table:formula="of:=STDEV([.D188:.D189])" office:value-type="float" office:value="9.61665222413698" calcext:value-type="float">
            <text:p>9.6166522241</text:p>
          </table:table-cell>
          <table:table-cell table:style-name="ce1" table:formula="of:=[.F189]/[.G189]" office:value-type="float" office:value="0.00854500854636577" calcext:value-type="float">
            <text:p>0.0085450085</text:p>
          </table:table-cell>
          <table:table-cell table:style-name="ce1" table:formula="of:=SUM([.$D$1:.D189])" office:value-type="float" office:value="-275.1" calcext:value-type="float">
            <text:p>-275.1</text:p>
          </table:table-cell>
          <table:table-cell table:style-name="ce1" table:formula="of:=MAX([.$D$1:.D189])-MIN([.$D$1:.D189])" office:value-type="float" office:value="239.78" calcext:value-type="float">
            <text:p>239.78</text:p>
          </table:table-cell>
          <table:table-cell table:style-name="ce1" table:formula="of:=STDEV([.$D$1:.D189])" office:value-type="float" office:value="59.3877194815284" calcext:value-type="float">
            <text:p>59.3877194815</text:p>
          </table:table-cell>
          <table:table-cell table:style-name="ce1" table:formula="of:=[.J189]/[.K189]" office:value-type="float" office:value="4.03753506774376" calcext:value-type="float">
            <text:p>4.0375350677</text:p>
          </table:table-cell>
          <table:table-cell table:style-name="ce1" table:formula="of:=SLOPE([.H149:.H189];[.X149:.X189])" office:value-type="float" office:value="1.49326254386757" calcext:value-type="float">
            <text:p>1.4932625439</text:p>
          </table:table-cell>
          <table:table-cell table:style-name="ce9" table:formula="of:=AVERAGE([.B175:.B189])" office:value-type="float" office:value="1031.08733333333" calcext:value-type="float">
            <text:p>1031.0873333333</text:p>
          </table:table-cell>
          <table:table-cell table:style-name="ce1" table:formula="of:=[.B189]-[.N189]" office:value-type="float" office:value="23.1226666666669" calcext:value-type="float">
            <text:p>23.1226666667</text:p>
          </table:table-cell>
          <table:table-cell table:style-name="ce15" table:formula="of:=IF(([.M189] &gt; [.U186]);(1-(([.M189]-[.$O$52])/[.$P$52]));(([.M189]-[.$O$52])/[.$P$52]))" office:value-type="float" office:value="0.546135186925931" calcext:value-type="float">
            <text:p>0.546</text:p>
          </table:table-cell>
          <table:table-cell table:style-name="ce13" table:number-columns-repeated="3"/>
          <table:table-cell table:style-name="ce13" table:formula="of:=[.P189] - AVERAGE([.P184:.P189])" office:value-type="float" office:value="0.127020385868953" calcext:value-type="float">
            <text:p>0.127</text:p>
          </table:table-cell>
          <table:table-cell table:style-name="ce13" table:formula="of:=[.O189]-[.O188]" office:value-type="float" office:value="12.1513333333332" calcext:value-type="float">
            <text:p>12.151</text:p>
          </table:table-cell>
          <table:table-cell table:style-name="ce13" table:formula="of:=AVERAGE([.P184:.P189])" office:value-type="float" office:value="0.419114801056978" calcext:value-type="float">
            <text:p>0.419</text:p>
          </table:table-cell>
          <table:table-cell table:style-name="ce1"/>
          <table:table-cell table:style-name="ce2" table:formula="of:=LOG([.Y189])" office:value-type="float" office:value="2.64738297011462" calcext:value-type="float">
            <text:p>2.6473829701</text:p>
          </table:table-cell>
          <table:table-cell table:style-name="ce3" table:formula="of:=[.Y188]+1" office:value-type="float" office:value="444" calcext:value-type="float">
            <text:p>444</text:p>
          </table:table-cell>
          <table:table-cell table:number-columns-repeated="999"/>
        </table:table-row>
        <table:table-row table:style-name="ro1">
          <table:table-cell table:style-name="ce5" table:formula="of:=([.B190]-[.B189])/[.B189]" office:value-type="percentage" office:value="-0.00645032773356348" calcext:value-type="percentage">
            <text:p>-0.65%</text:p>
          </table:table-cell>
          <table:table-cell office:value-type="float" office:value="1047.41" calcext:value-type="float">
            <text:p>1047.41</text:p>
          </table:table-cell>
          <table:table-cell table:style-name="ce7" table:formula="of:=[.A190]-[.$T$1]" office:value-type="percentage" office:value="-0.00755032773356348" calcext:value-type="percentage">
            <text:p>-0.76%</text:p>
          </table:table-cell>
          <table:table-cell table:style-name="ce1" table:formula="of:=[.B190]-[.$V$1]" office:value-type="float" office:value="76.9250000000001" calcext:value-type="float">
            <text:p>76.925</text:p>
          </table:table-cell>
          <table:table-cell table:style-name="ce7" table:formula="of:=SUM([.C189:.C190])" office:value-type="percentage" office:value="0" calcext:value-type="percentage">
            <text:p>0.00%</text:p>
          </table:table-cell>
          <table:table-cell table:style-name="ce8" table:formula="of:=MAX([.$C$1:.C190])-MIN([.$C$1:.C190])" office:value-type="float" office:value="0.0821743754426779" calcext:value-type="float">
            <text:p>0.0821743754</text:p>
          </table:table-cell>
          <table:table-cell table:style-name="ce1" table:formula="of:=STDEV([.D189:.D190])" office:value-type="float" office:value="4.80832611206849" calcext:value-type="float">
            <text:p>4.8083261121</text:p>
          </table:table-cell>
          <table:table-cell table:style-name="ce1" table:formula="of:=[.F190]/[.G190]" office:value-type="float" office:value="0.0170900170927315" calcext:value-type="float">
            <text:p>0.0170900171</text:p>
          </table:table-cell>
          <table:table-cell table:style-name="ce1" table:formula="of:=SUM([.$D$1:.D190])" office:value-type="float" office:value="-275.1" calcext:value-type="float">
            <text:p>-275.1</text:p>
          </table:table-cell>
          <table:table-cell table:style-name="ce1" table:formula="of:=MAX([.$D$1:.D190])-MIN([.$D$1:.D190])" office:value-type="float" office:value="239.78" calcext:value-type="float">
            <text:p>239.78</text:p>
          </table:table-cell>
          <table:table-cell table:style-name="ce1" table:formula="of:=STDEV([.$D$1:.D190])" office:value-type="float" office:value="59.8422439421869" calcext:value-type="float">
            <text:p>59.8422439422</text:p>
          </table:table-cell>
          <table:table-cell table:style-name="ce1" table:formula="of:=[.J190]/[.K190]" office:value-type="float" office:value="4.00686846288133" calcext:value-type="float">
            <text:p>4.0068684629</text:p>
          </table:table-cell>
          <table:table-cell table:style-name="ce1" table:formula="of:=SLOPE([.H150:.H190];[.X150:.X190])" office:value-type="float" office:value="0.908549100232507" calcext:value-type="float">
            <text:p>0.9085491002</text:p>
          </table:table-cell>
          <table:table-cell table:style-name="ce9" table:formula="of:=AVERAGE([.B176:.B190])" office:value-type="float" office:value="1032.52133333333" calcext:value-type="float">
            <text:p>1032.5213333333</text:p>
          </table:table-cell>
          <table:table-cell table:style-name="ce1" table:formula="of:=[.B190]-[.N190]" office:value-type="float" office:value="14.888666666667" calcext:value-type="float">
            <text:p>14.8886666667</text:p>
          </table:table-cell>
          <table:table-cell table:style-name="ce15" table:formula="of:=IF(([.M190] &gt; [.U187]);(1-(([.M190]-[.$O$52])/[.$P$52]));(([.M190]-[.$O$52])/[.$P$52]))" office:value-type="float" office:value="0.506977125149195" calcext:value-type="float">
            <text:p>0.507</text:p>
          </table:table-cell>
          <table:table-cell table:style-name="ce13" table:number-columns-repeated="3"/>
          <table:table-cell table:style-name="ce13" table:formula="of:=[.P190] - AVERAGE([.P185:.P190])" office:value-type="float" office:value="0.0483768008393243" calcext:value-type="float">
            <text:p>0.048</text:p>
          </table:table-cell>
          <table:table-cell table:style-name="ce13" table:formula="of:=[.O190]-[.O189]" office:value-type="float" office:value="-8.23399999999992" calcext:value-type="float">
            <text:p>-8.234</text:p>
          </table:table-cell>
          <table:table-cell table:style-name="ce13" table:formula="of:=AVERAGE([.P185:.P190])" office:value-type="float" office:value="0.458600324309871" calcext:value-type="float">
            <text:p>0.459</text:p>
          </table:table-cell>
          <table:table-cell table:style-name="ce1"/>
          <table:table-cell table:style-name="ce2" table:formula="of:=LOG([.Y190])" office:value-type="float" office:value="2.64836001098093" calcext:value-type="float">
            <text:p>2.648360011</text:p>
          </table:table-cell>
          <table:table-cell table:style-name="ce3" table:formula="of:=[.Y189]+1" office:value-type="float" office:value="445" calcext:value-type="float">
            <text:p>445</text:p>
          </table:table-cell>
          <table:table-cell table:number-columns-repeated="999"/>
        </table:table-row>
        <table:table-row table:style-name="ro1">
          <table:table-cell table:style-name="ce5" table:formula="of:=([.B191]-[.B190])/[.B190]" office:value-type="percentage" office:value="-0.024584451170029" calcext:value-type="percentage">
            <text:p>-2.46%</text:p>
          </table:table-cell>
          <table:table-cell office:value-type="float" office:value="1021.66" calcext:value-type="float">
            <text:p>1021.66</text:p>
          </table:table-cell>
          <table:table-cell table:style-name="ce7" table:formula="of:=[.A191]-[.$T$1]" office:value-type="percentage" office:value="-0.025684451170029" calcext:value-type="percentage">
            <text:p>-2.57%</text:p>
          </table:table-cell>
          <table:table-cell table:style-name="ce1" table:formula="of:=[.B191]-[.$V$1]" office:value-type="float" office:value="51.175" calcext:value-type="float">
            <text:p>51.175</text:p>
          </table:table-cell>
          <table:table-cell table:style-name="ce7" table:formula="of:=SUM([.C190:.C191])" office:value-type="percentage" office:value="0" calcext:value-type="percentage">
            <text:p>0.00%</text:p>
          </table:table-cell>
          <table:table-cell table:style-name="ce8" table:formula="of:=MAX([.$C$1:.C191])-MIN([.$C$1:.C191])" office:value-type="float" office:value="0.0821743754426779" calcext:value-type="float">
            <text:p>0.0821743754</text:p>
          </table:table-cell>
          <table:table-cell table:style-name="ce1" table:formula="of:=STDEV([.D190:.D191])" office:value-type="float" office:value="18.2079996155537" calcext:value-type="float">
            <text:p>18.2079996156</text:p>
          </table:table-cell>
          <table:table-cell table:style-name="ce1" table:formula="of:=[.F191]/[.G191]" office:value-type="float" office:value="0.00451309189244945" calcext:value-type="float">
            <text:p>0.0045130919</text:p>
          </table:table-cell>
          <table:table-cell table:style-name="ce1" table:formula="of:=SUM([.$D$1:.D191])" office:value-type="float" office:value="-275.1" calcext:value-type="float">
            <text:p>-275.1</text:p>
          </table:table-cell>
          <table:table-cell table:style-name="ce1" table:formula="of:=MAX([.$D$1:.D191])-MIN([.$D$1:.D191])" office:value-type="float" office:value="239.78" calcext:value-type="float">
            <text:p>239.78</text:p>
          </table:table-cell>
          <table:table-cell table:style-name="ce1" table:formula="of:=STDEV([.$D$1:.D191])" office:value-type="float" office:value="60.0489226008443" calcext:value-type="float">
            <text:p>60.0489226008</text:p>
          </table:table-cell>
          <table:table-cell table:style-name="ce1" table:formula="of:=[.J191]/[.K191]" office:value-type="float" office:value="3.99307747107904" calcext:value-type="float">
            <text:p>3.9930774711</text:p>
          </table:table-cell>
          <table:table-cell table:style-name="ce1" table:formula="of:=SLOPE([.H151:.H191];[.X151:.X191])" office:value-type="float" office:value="0.300609913107925" calcext:value-type="float">
            <text:p>0.3006099131</text:p>
          </table:table-cell>
          <table:table-cell table:style-name="ce9" table:formula="of:=AVERAGE([.B177:.B191])" office:value-type="float" office:value="1031.74333333333" calcext:value-type="float">
            <text:p>1031.7433333333</text:p>
          </table:table-cell>
          <table:table-cell table:style-name="ce1" table:formula="of:=[.B191]-[.N191]" office:value-type="float" office:value="-10.0833333333334" calcext:value-type="float">
            <text:p>-10.0833333333</text:p>
          </table:table-cell>
          <table:table-cell table:style-name="ce15" table:formula="of:=IF(([.M191] &gt; [.U188]);(1-(([.M191]-[.$O$52])/[.$P$52]));(([.M191]-[.$O$52])/[.$P$52]))" office:value-type="float" office:value="0.437800857671716" calcext:value-type="float">
            <text:p>0.438</text:p>
          </table:table-cell>
          <table:table-cell table:style-name="ce13" table:number-columns-repeated="3"/>
          <table:table-cell table:style-name="ce13" table:formula="of:=[.P191] - AVERAGE([.P186:.P191])" office:value-type="float" office:value="-0.048831665508589" calcext:value-type="float">
            <text:p>-0.049</text:p>
          </table:table-cell>
          <table:table-cell table:style-name="ce13" table:formula="of:=[.O191]-[.O190]" office:value-type="float" office:value="-24.9720000000003" calcext:value-type="float">
            <text:p>-24.972</text:p>
          </table:table-cell>
          <table:table-cell table:style-name="ce13" table:formula="of:=AVERAGE([.P186:.P191])" office:value-type="float" office:value="0.486632523180305" calcext:value-type="float">
            <text:p>0.487</text:p>
          </table:table-cell>
          <table:table-cell table:style-name="ce1"/>
          <table:table-cell table:style-name="ce2" table:formula="of:=LOG([.Y191])" office:value-type="float" office:value="2.64933485871214" calcext:value-type="float">
            <text:p>2.6493348587</text:p>
          </table:table-cell>
          <table:table-cell table:style-name="ce3" table:formula="of:=[.Y190]+1" office:value-type="float" office:value="446" calcext:value-type="float">
            <text:p>446</text:p>
          </table:table-cell>
          <table:table-cell table:number-columns-repeated="999"/>
        </table:table-row>
        <table:table-row table:style-name="ro1">
          <table:table-cell table:style-name="ce5" table:formula="of:=([.B192]-[.B191])/[.B191]" office:value-type="percentage" office:value="-0.000244699802282448" calcext:value-type="percentage">
            <text:p>-0.02%</text:p>
          </table:table-cell>
          <table:table-cell office:value-type="float" office:value="1021.41" calcext:value-type="float">
            <text:p>1021.41</text:p>
          </table:table-cell>
          <table:table-cell table:style-name="ce7" table:formula="of:=[.A192]-[.$T$1]" office:value-type="percentage" office:value="-0.00134469980228245" calcext:value-type="percentage">
            <text:p>-0.13%</text:p>
          </table:table-cell>
          <table:table-cell table:style-name="ce1" table:formula="of:=[.B192]-[.$V$1]" office:value-type="float" office:value="50.9250000000001" calcext:value-type="float">
            <text:p>50.925</text:p>
          </table:table-cell>
          <table:table-cell table:style-name="ce7" table:formula="of:=SUM([.C191:.C192])" office:value-type="percentage" office:value="0" calcext:value-type="percentage">
            <text:p>0.00%</text:p>
          </table:table-cell>
          <table:table-cell table:style-name="ce8" table:formula="of:=MAX([.$C$1:.C192])-MIN([.$C$1:.C192])" office:value-type="float" office:value="0.0821743754426779" calcext:value-type="float">
            <text:p>0.0821743754</text:p>
          </table:table-cell>
          <table:table-cell table:style-name="ce1" table:formula="of:=STDEV([.D191:.D192])" office:value-type="float" office:value="0.176776695296556" calcext:value-type="float">
            <text:p>0.1767766953</text:p>
          </table:table-cell>
          <table:table-cell table:style-name="ce1" table:formula="of:=[.F192]/[.G192]" office:value-type="float" office:value="0.464848464922506" calcext:value-type="float">
            <text:p>0.4648484649</text:p>
          </table:table-cell>
          <table:table-cell table:style-name="ce1" table:formula="of:=SUM([.$D$1:.D192])" office:value-type="float" office:value="-275.1" calcext:value-type="float">
            <text:p>-275.1</text:p>
          </table:table-cell>
          <table:table-cell table:style-name="ce1" table:formula="of:=MAX([.$D$1:.D192])-MIN([.$D$1:.D192])" office:value-type="float" office:value="239.78" calcext:value-type="float">
            <text:p>239.78</text:p>
          </table:table-cell>
          <table:table-cell table:style-name="ce1" table:formula="of:=STDEV([.$D$1:.D192])" office:value-type="float" office:value="60.247027902044" calcext:value-type="float">
            <text:p>60.247027902</text:p>
          </table:table-cell>
          <table:table-cell table:style-name="ce1" table:formula="of:=[.J192]/[.K192]" office:value-type="float" office:value="3.97994736586608" calcext:value-type="float">
            <text:p>3.9799473659</text:p>
          </table:table-cell>
          <table:table-cell table:style-name="ce1" table:formula="of:=SLOPE([.H152:.H192];[.X152:.X192])" office:value-type="float" office:value="1.261183899398" calcext:value-type="float">
            <text:p>1.2611838994</text:p>
          </table:table-cell>
          <table:table-cell table:style-name="ce9" table:formula="of:=AVERAGE([.B178:.B192])" office:value-type="float" office:value="1030.514" calcext:value-type="float">
            <text:p>1030.514</text:p>
          </table:table-cell>
          <table:table-cell table:style-name="ce1" table:formula="of:=[.B192]-[.N192]" office:value-type="float" office:value="-9.10400000000004" calcext:value-type="float">
            <text:p>-9.104</text:p>
          </table:table-cell>
          <table:table-cell table:style-name="ce15" table:formula="of:=IF(([.M192] &gt; [.U189]);(1-(([.M192]-[.$O$52])/[.$P$52]));(([.M192]-[.$O$52])/[.$P$52]))" office:value-type="float" office:value="0.525054376273776" calcext:value-type="float">
            <text:p>0.525</text:p>
          </table:table-cell>
          <table:table-cell table:style-name="ce13" table:number-columns-repeated="3"/>
          <table:table-cell table:style-name="ce13" table:formula="of:=[.P192] - AVERAGE([.P187:.P192])" office:value-type="float" office:value="0.0638244733159907" calcext:value-type="float">
            <text:p>0.064</text:p>
          </table:table-cell>
          <table:table-cell table:style-name="ce13" table:formula="of:=[.O192]-[.O191]" office:value-type="float" office:value="0.979333333333329" calcext:value-type="float">
            <text:p>0.979</text:p>
          </table:table-cell>
          <table:table-cell table:style-name="ce13" table:formula="of:=AVERAGE([.P187:.P192])" office:value-type="float" office:value="0.461229902957785" calcext:value-type="float">
            <text:p>0.461</text:p>
          </table:table-cell>
          <table:table-cell table:style-name="ce1"/>
          <table:table-cell table:style-name="ce2" table:formula="of:=LOG([.Y192])" office:value-type="float" office:value="2.65030752313194" calcext:value-type="float">
            <text:p>2.6503075231</text:p>
          </table:table-cell>
          <table:table-cell table:style-name="ce3" table:formula="of:=[.Y191]+1" office:value-type="float" office:value="447" calcext:value-type="float">
            <text:p>447</text:p>
          </table:table-cell>
          <table:table-cell table:number-columns-repeated="999"/>
        </table:table-row>
        <table:table-row table:style-name="ro1">
          <table:table-cell table:style-name="ce5" table:formula="of:=([.B193]-[.B192])/[.B192]" office:value-type="percentage" office:value="-0.011004395884121" calcext:value-type="percentage">
            <text:p>-1.10%</text:p>
          </table:table-cell>
          <table:table-cell office:value-type="float" office:value="1010.17" calcext:value-type="float">
            <text:p>1010.17</text:p>
          </table:table-cell>
          <table:table-cell table:style-name="ce7" table:formula="of:=[.A193]-[.$T$1]" office:value-type="percentage" office:value="-0.012104395884121" calcext:value-type="percentage">
            <text:p>-1.21%</text:p>
          </table:table-cell>
          <table:table-cell table:style-name="ce1" table:formula="of:=[.B193]-[.$V$1]" office:value-type="float" office:value="39.6850000000001" calcext:value-type="float">
            <text:p>39.685</text:p>
          </table:table-cell>
          <table:table-cell table:style-name="ce7" table:formula="of:=SUM([.C192:.C193])" office:value-type="percentage" office:value="0" calcext:value-type="percentage">
            <text:p>0.00%</text:p>
          </table:table-cell>
          <table:table-cell table:style-name="ce8" table:formula="of:=MAX([.$C$1:.C193])-MIN([.$C$1:.C193])" office:value-type="float" office:value="0.0821743754426779" calcext:value-type="float">
            <text:p>0.0821743754</text:p>
          </table:table-cell>
          <table:table-cell table:style-name="ce1" table:formula="of:=STDEV([.D192:.D193])" office:value-type="float" office:value="7.9478802205368" calcext:value-type="float">
            <text:p>7.9478802205</text:p>
          </table:table-cell>
          <table:table-cell table:style-name="ce1" table:formula="of:=[.F193]/[.G193]" office:value-type="float" office:value="0.0103391562482717" calcext:value-type="float">
            <text:p>0.0103391562</text:p>
          </table:table-cell>
          <table:table-cell table:style-name="ce1" table:formula="of:=SUM([.$D$1:.D193])" office:value-type="float" office:value="-275.1" calcext:value-type="float">
            <text:p>-275.1</text:p>
          </table:table-cell>
          <table:table-cell table:style-name="ce1" table:formula="of:=MAX([.$D$1:.D193])-MIN([.$D$1:.D193])" office:value-type="float" office:value="239.78" calcext:value-type="float">
            <text:p>239.78</text:p>
          </table:table-cell>
          <table:table-cell table:style-name="ce1" table:formula="of:=STDEV([.$D$1:.D193])" office:value-type="float" office:value="60.3573442155154" calcext:value-type="float">
            <text:p>60.3573442155</text:p>
          </table:table-cell>
          <table:table-cell table:style-name="ce1" table:formula="of:=[.J193]/[.K193]" office:value-type="float" office:value="3.97267313723791" calcext:value-type="float">
            <text:p>3.9726731372</text:p>
          </table:table-cell>
          <table:table-cell table:style-name="ce1" table:formula="of:=SLOPE([.H153:.H193];[.X153:.X193])" office:value-type="float" office:value="0.594998509006153" calcext:value-type="float">
            <text:p>0.594998509</text:p>
          </table:table-cell>
          <table:table-cell table:style-name="ce9" table:formula="of:=AVERAGE([.B179:.B193])" office:value-type="float" office:value="1029.108" calcext:value-type="float">
            <text:p>1029.108</text:p>
          </table:table-cell>
          <table:table-cell table:style-name="ce1" table:formula="of:=[.B193]-[.N193]" office:value-type="float" office:value="-18.9379999999999" calcext:value-type="float">
            <text:p>-18.938</text:p>
          </table:table-cell>
          <table:table-cell table:style-name="ce15" table:formula="of:=IF(([.M193] &gt; [.U190]);(1-(([.M193]-[.$O$52])/[.$P$52]));(([.M193]-[.$O$52])/[.$P$52]))" office:value-type="float" office:value="0.535458421472781" calcext:value-type="float">
            <text:p>0.535</text:p>
          </table:table-cell>
          <table:table-cell table:style-name="ce13" table:number-columns-repeated="3"/>
          <table:table-cell table:style-name="ce13" table:formula="of:=[.P193] - AVERAGE([.P188:.P193])" office:value-type="float" office:value="0.0433053137012626" calcext:value-type="float">
            <text:p>0.043</text:p>
          </table:table-cell>
          <table:table-cell table:style-name="ce13" table:formula="of:=[.O193]-[.O192]" office:value-type="float" office:value="-9.83399999999983" calcext:value-type="float">
            <text:p>-9.834</text:p>
          </table:table-cell>
          <table:table-cell table:style-name="ce13" table:formula="of:=AVERAGE([.P188:.P193])" office:value-type="float" office:value="0.492153107771518" calcext:value-type="float">
            <text:p>0.492</text:p>
          </table:table-cell>
          <table:table-cell table:style-name="ce1"/>
          <table:table-cell table:style-name="ce2" table:formula="of:=LOG([.Y193])" office:value-type="float" office:value="2.65127801399814" calcext:value-type="float">
            <text:p>2.651278014</text:p>
          </table:table-cell>
          <table:table-cell table:style-name="ce3" table:formula="of:=[.Y192]+1" office:value-type="float" office:value="448" calcext:value-type="float">
            <text:p>448</text:p>
          </table:table-cell>
          <table:table-cell table:number-columns-repeated="999"/>
        </table:table-row>
        <table:table-row table:style-name="ro1">
          <table:table-cell table:style-name="ce5" table:formula="of:=([.B194]-[.B193])/[.B193]" office:value-type="percentage" office:value="-0.01137432313373" calcext:value-type="percentage">
            <text:p>-1.14%</text:p>
          </table:table-cell>
          <table:table-cell office:value-type="float" office:value="998.68" calcext:value-type="float">
            <text:p>998.68</text:p>
          </table:table-cell>
          <table:table-cell table:style-name="ce7" table:formula="of:=[.A194]-[.$T$1]" office:value-type="percentage" office:value="-0.01247432313373" calcext:value-type="percentage">
            <text:p>-1.25%</text:p>
          </table:table-cell>
          <table:table-cell table:style-name="ce1" table:formula="of:=[.B194]-[.$V$1]" office:value-type="float" office:value="28.195" calcext:value-type="float">
            <text:p>28.195</text:p>
          </table:table-cell>
          <table:table-cell table:style-name="ce7" table:formula="of:=SUM([.C193:.C194])" office:value-type="percentage" office:value="0" calcext:value-type="percentage">
            <text:p>0.00%</text:p>
          </table:table-cell>
          <table:table-cell table:style-name="ce8" table:formula="of:=MAX([.$C$1:.C194])-MIN([.$C$1:.C194])" office:value-type="float" office:value="0.0821743754426779" calcext:value-type="float">
            <text:p>0.0821743754</text:p>
          </table:table-cell>
          <table:table-cell table:style-name="ce1" table:formula="of:=STDEV([.D193:.D194])" office:value-type="float" office:value="8.12465691583344" calcext:value-type="float">
            <text:p>8.1246569158</text:p>
          </table:table-cell>
          <table:table-cell table:style-name="ce1" table:formula="of:=[.F194]/[.G194]" office:value-type="float" office:value="0.0101141963647149" calcext:value-type="float">
            <text:p>0.0101141964</text:p>
          </table:table-cell>
          <table:table-cell table:style-name="ce1" table:formula="of:=SUM([.$D$1:.D194])" office:value-type="float" office:value="-275.1" calcext:value-type="float">
            <text:p>-275.1</text:p>
          </table:table-cell>
          <table:table-cell table:style-name="ce1" table:formula="of:=MAX([.$D$1:.D194])-MIN([.$D$1:.D194])" office:value-type="float" office:value="239.78" calcext:value-type="float">
            <text:p>239.78</text:p>
          </table:table-cell>
          <table:table-cell table:style-name="ce1" table:formula="of:=STDEV([.$D$1:.D194])" office:value-type="float" office:value="60.3923418539066" calcext:value-type="float">
            <text:p>60.3923418539</text:p>
          </table:table-cell>
          <table:table-cell table:style-name="ce1" table:formula="of:=[.J194]/[.K194]" office:value-type="float" office:value="3.97037095498043" calcext:value-type="float">
            <text:p>3.970370955</text:p>
          </table:table-cell>
          <table:table-cell table:style-name="ce1" table:formula="of:=SLOPE([.H154:.H194];[.X154:.X194])" office:value-type="float" office:value="-0.115486489388316" calcext:value-type="float">
            <text:p>-0.1154864894</text:p>
          </table:table-cell>
          <table:table-cell table:style-name="ce9" table:formula="of:=AVERAGE([.B180:.B194])" office:value-type="float" office:value="1027.14866666667" calcext:value-type="float">
            <text:p>1027.1486666667</text:p>
          </table:table-cell>
          <table:table-cell table:style-name="ce1" table:formula="of:=[.B194]-[.N194]" office:value-type="float" office:value="-28.4686666666666" calcext:value-type="float">
            <text:p>-28.4686666667</text:p>
          </table:table-cell>
          <table:table-cell table:style-name="ce15" table:formula="of:=IF(([.M194] &gt; [.U191]);(1-(([.M194]-[.$O$52])/[.$P$52]));(([.M194]-[.$O$52])/[.$P$52]))" office:value-type="float" office:value="0.599995163992035" calcext:value-type="float">
            <text:p>0.600</text:p>
          </table:table-cell>
          <table:table-cell table:style-name="ce13" table:number-columns-repeated="3"/>
          <table:table-cell table:style-name="ce13" table:formula="of:=[.P194] - AVERAGE([.P189:.P194])" office:value-type="float" office:value="0.0747583087444629" calcext:value-type="float">
            <text:p>0.075</text:p>
          </table:table-cell>
          <table:table-cell table:style-name="ce13" table:formula="of:=[.O194]-[.O193]" office:value-type="float" office:value="-9.53066666666678" calcext:value-type="float">
            <text:p>-9.531</text:p>
          </table:table-cell>
          <table:table-cell table:style-name="ce13" table:formula="of:=AVERAGE([.P189:.P194])" office:value-type="float" office:value="0.525236855247572" calcext:value-type="float">
            <text:p>0.525</text:p>
          </table:table-cell>
          <table:table-cell table:style-name="ce1"/>
          <table:table-cell table:style-name="ce2" table:formula="of:=LOG([.Y194])" office:value-type="float" office:value="2.65224634100332" calcext:value-type="float">
            <text:p>2.652246341</text:p>
          </table:table-cell>
          <table:table-cell table:style-name="ce3" table:formula="of:=[.Y193]+1" office:value-type="float" office:value="449" calcext:value-type="float">
            <text:p>449</text:p>
          </table:table-cell>
          <table:table-cell table:number-columns-repeated="999"/>
        </table:table-row>
        <table:table-row table:style-name="ro1">
          <table:table-cell table:style-name="ce5" table:formula="of:=([.B195]-[.B194])/[.B194]" office:value-type="percentage" office:value="0.00647855168822837" calcext:value-type="percentage">
            <text:p>0.65%</text:p>
          </table:table-cell>
          <table:table-cell office:value-type="float" office:value="1005.15" calcext:value-type="float">
            <text:p>1005.15</text:p>
          </table:table-cell>
          <table:table-cell table:style-name="ce7" table:formula="of:=[.A195]-[.$T$1]" office:value-type="percentage" office:value="0.00537855168822837" calcext:value-type="percentage">
            <text:p>0.54%</text:p>
          </table:table-cell>
          <table:table-cell table:style-name="ce1" table:formula="of:=[.B195]-[.$V$1]" office:value-type="float" office:value="34.665" calcext:value-type="float">
            <text:p>34.665</text:p>
          </table:table-cell>
          <table:table-cell table:style-name="ce7" table:formula="of:=SUM([.C194:.C195])" office:value-type="percentage" office:value="0" calcext:value-type="percentage">
            <text:p>0.00%</text:p>
          </table:table-cell>
          <table:table-cell table:style-name="ce8" table:formula="of:=MAX([.$C$1:.C195])-MIN([.$C$1:.C195])" office:value-type="float" office:value="0.0821743754426779" calcext:value-type="float">
            <text:p>0.0821743754</text:p>
          </table:table-cell>
          <table:table-cell table:style-name="ce1" table:formula="of:=STDEV([.D194:.D195])" office:value-type="float" office:value="4.5749808742769" calcext:value-type="float">
            <text:p>4.5749808743</text:p>
          </table:table-cell>
          <table:table-cell table:style-name="ce1" table:formula="of:=[.F195]/[.G195]" office:value-type="float" office:value="0.0179616872071987" calcext:value-type="float">
            <text:p>0.0179616872</text:p>
          </table:table-cell>
          <table:table-cell table:style-name="ce1" table:formula="of:=SUM([.$D$1:.D195])" office:value-type="float" office:value="-275.1" calcext:value-type="float">
            <text:p>-275.1</text:p>
          </table:table-cell>
          <table:table-cell table:style-name="ce1" table:formula="of:=MAX([.$D$1:.D195])-MIN([.$D$1:.D195])" office:value-type="float" office:value="239.78" calcext:value-type="float">
            <text:p>239.78</text:p>
          </table:table-cell>
          <table:table-cell table:style-name="ce1" table:formula="of:=STDEV([.$D$1:.D195])" office:value-type="float" office:value="60.4633429432505" calcext:value-type="float">
            <text:p>60.4633429433</text:p>
          </table:table-cell>
          <table:table-cell table:style-name="ce1" table:formula="of:=[.J195]/[.K195]" office:value-type="float" office:value="3.96570861497109" calcext:value-type="float">
            <text:p>3.965708615</text:p>
          </table:table-cell>
          <table:table-cell table:style-name="ce1" table:formula="of:=SLOPE([.H155:.H195];[.X155:.X195])" office:value-type="float" office:value="-0.784109079168212" calcext:value-type="float">
            <text:p>-0.7841090792</text:p>
          </table:table-cell>
          <table:table-cell table:style-name="ce9" table:formula="of:=AVERAGE([.B181:.B195])" office:value-type="float" office:value="1025.77533333333" calcext:value-type="float">
            <text:p>1025.7753333333</text:p>
          </table:table-cell>
          <table:table-cell table:style-name="ce1" table:formula="of:=[.B195]-[.N195]" office:value-type="float" office:value="-20.6253333333335" calcext:value-type="float">
            <text:p>-20.6253333333</text:p>
          </table:table-cell>
          <table:table-cell table:style-name="ce15" table:formula="of:=IF(([.M195] &gt; [.U192]);(1-(([.M195]-[.$O$52])/[.$P$52]));(([.M195]-[.$O$52])/[.$P$52]))" office:value-type="float" office:value="0.339270655811771" calcext:value-type="float">
            <text:p>0.339</text:p>
          </table:table-cell>
          <table:table-cell table:style-name="ce13" table:number-columns-repeated="3"/>
          <table:table-cell table:style-name="ce13" table:formula="of:=[.P195] - AVERAGE([.P190:.P195])" office:value-type="float" office:value="-0.151488777583441" calcext:value-type="float">
            <text:p>-0.151</text:p>
          </table:table-cell>
          <table:table-cell table:style-name="ce13" table:formula="of:=[.O195]-[.O194]" office:value-type="float" office:value="7.84333333333314" calcext:value-type="float">
            <text:p>7.843</text:p>
          </table:table-cell>
          <table:table-cell table:style-name="ce13" table:formula="of:=AVERAGE([.P190:.P195])" office:value-type="float" office:value="0.490759433395213" calcext:value-type="float">
            <text:p>0.491</text:p>
          </table:table-cell>
          <table:table-cell table:style-name="ce1"/>
          <table:table-cell table:style-name="ce2" table:formula="of:=LOG([.Y195])" office:value-type="float" office:value="2.65321251377534" calcext:value-type="float">
            <text:p>2.6532125138</text:p>
          </table:table-cell>
          <table:table-cell table:style-name="ce3" table:formula="of:=[.Y194]+1" office:value-type="float" office:value="450" calcext:value-type="float">
            <text:p>450</text:p>
          </table:table-cell>
          <table:table-cell table:number-columns-repeated="999"/>
        </table:table-row>
        <table:table-row table:style-name="ro1">
          <table:table-cell table:style-name="ce5" table:formula="of:=([.B196]-[.B195])/[.B195]" office:value-type="percentage" office:value="0.0131622145948366" calcext:value-type="percentage">
            <text:p>1.32%</text:p>
          </table:table-cell>
          <table:table-cell office:value-type="float" office:value="1018.38" calcext:value-type="float">
            <text:p>1018.38</text:p>
          </table:table-cell>
          <table:table-cell table:style-name="ce7" table:formula="of:=[.A196]-[.$T$1]" office:value-type="percentage" office:value="0.0120622145948366" calcext:value-type="percentage">
            <text:p>1.21%</text:p>
          </table:table-cell>
          <table:table-cell table:style-name="ce1" table:formula="of:=[.B196]-[.$V$1]" office:value-type="float" office:value="47.895" calcext:value-type="float">
            <text:p>47.895</text:p>
          </table:table-cell>
          <table:table-cell table:style-name="ce7" table:formula="of:=SUM([.C195:.C196])" office:value-type="percentage" office:value="0" calcext:value-type="percentage">
            <text:p>0.00%</text:p>
          </table:table-cell>
          <table:table-cell table:style-name="ce8" table:formula="of:=MAX([.$C$1:.C196])-MIN([.$C$1:.C196])" office:value-type="float" office:value="0.0821743754426779" calcext:value-type="float">
            <text:p>0.0821743754</text:p>
          </table:table-cell>
          <table:table-cell table:style-name="ce1" table:formula="of:=STDEV([.D195:.D196])" office:value-type="float" office:value="9.35502271509804" calcext:value-type="float">
            <text:p>9.3550227151</text:p>
          </table:table-cell>
          <table:table-cell table:style-name="ce1" table:formula="of:=[.F196]/[.G196]" office:value-type="float" office:value="0.00878398459792695" calcext:value-type="float">
            <text:p>0.0087839846</text:p>
          </table:table-cell>
          <table:table-cell table:style-name="ce1" table:formula="of:=SUM([.$D$1:.D196])" office:value-type="float" office:value="-275.1" calcext:value-type="float">
            <text:p>-275.1</text:p>
          </table:table-cell>
          <table:table-cell table:style-name="ce1" table:formula="of:=MAX([.$D$1:.D196])-MIN([.$D$1:.D196])" office:value-type="float" office:value="239.78" calcext:value-type="float">
            <text:p>239.78</text:p>
          </table:table-cell>
          <table:table-cell table:style-name="ce1" table:formula="of:=STDEV([.$D$1:.D196])" office:value-type="float" office:value="60.61961493184" calcext:value-type="float">
            <text:p>60.6196149318</text:p>
          </table:table-cell>
          <table:table-cell table:style-name="ce1" table:formula="of:=[.J196]/[.K196]" office:value-type="float" office:value="3.9554853700342" calcext:value-type="float">
            <text:p>3.95548537</text:p>
          </table:table-cell>
          <table:table-cell table:style-name="ce1" table:formula="of:=SLOPE([.H156:.H196];[.X156:.X196])" office:value-type="float" office:value="-1.33653555454903" calcext:value-type="float">
            <text:p>-1.3365355545</text:p>
          </table:table-cell>
          <table:table-cell table:style-name="ce9" table:formula="of:=AVERAGE([.B182:.B196])" office:value-type="float" office:value="1025.26733333333" calcext:value-type="float">
            <text:p>1025.2673333333</text:p>
          </table:table-cell>
          <table:table-cell table:style-name="ce1" table:formula="of:=[.B196]-[.N196]" office:value-type="float" office:value="-6.88733333333346" calcext:value-type="float">
            <text:p>-6.8873333333</text:p>
          </table:table-cell>
          <table:table-cell table:style-name="ce15" table:formula="of:=IF(([.M196] &gt; [.U193]);(1-(([.M196]-[.$O$52])/[.$P$52]));(([.M196]-[.$O$52])/[.$P$52]))" office:value-type="float" office:value="0.710908876877921" calcext:value-type="float">
            <text:p>0.711</text:p>
          </table:table-cell>
          <table:table-cell table:style-name="ce13" table:number-columns-repeated="3"/>
          <table:table-cell table:style-name="ce13" table:formula="of:=[.P196] - AVERAGE([.P191:.P196])" office:value-type="float" office:value="0.186160818194588" calcext:value-type="float">
            <text:p>0.186</text:p>
          </table:table-cell>
          <table:table-cell table:style-name="ce13" table:formula="of:=[.O196]-[.O195]" office:value-type="float" office:value="13.7380000000001" calcext:value-type="float">
            <text:p>13.738</text:p>
          </table:table-cell>
          <table:table-cell table:style-name="ce13" table:formula="of:=AVERAGE([.P191:.P196])" office:value-type="float" office:value="0.524748058683333" calcext:value-type="float">
            <text:p>0.525</text:p>
          </table:table-cell>
          <table:table-cell table:style-name="ce1"/>
          <table:table-cell table:style-name="ce2" table:formula="of:=LOG([.Y196])" office:value-type="float" office:value="2.65417654187796" calcext:value-type="float">
            <text:p>2.6541765419</text:p>
          </table:table-cell>
          <table:table-cell table:style-name="ce3" table:formula="of:=[.Y195]+1" office:value-type="float" office:value="451" calcext:value-type="float">
            <text:p>451</text:p>
          </table:table-cell>
          <table:table-cell table:number-columns-repeated="999"/>
        </table:table-row>
        <table:table-row table:style-name="ro1">
          <table:table-cell table:style-name="ce5" table:formula="of:=([.B197]-[.B196])/[.B196]" office:value-type="percentage" office:value="0.0123234941770263" calcext:value-type="percentage">
            <text:p>1.23%</text:p>
          </table:table-cell>
          <table:table-cell office:value-type="float" office:value="1030.93" calcext:value-type="float">
            <text:p>1030.93</text:p>
          </table:table-cell>
          <table:table-cell table:style-name="ce7" table:formula="of:=[.A197]-[.$T$1]" office:value-type="percentage" office:value="0.0112234941770263" calcext:value-type="percentage">
            <text:p>1.12%</text:p>
          </table:table-cell>
          <table:table-cell table:style-name="ce1" table:formula="of:=[.B197]-[.$V$1]" office:value-type="float" office:value="60.445" calcext:value-type="float">
            <text:p>60.445</text:p>
          </table:table-cell>
          <table:table-cell table:style-name="ce7" table:formula="of:=SUM([.C196:.C197])" office:value-type="percentage" office:value="0" calcext:value-type="percentage">
            <text:p>0.00%</text:p>
          </table:table-cell>
          <table:table-cell table:style-name="ce8" table:formula="of:=MAX([.$C$1:.C197])-MIN([.$C$1:.C197])" office:value-type="float" office:value="0.0821743754426779" calcext:value-type="float">
            <text:p>0.0821743754</text:p>
          </table:table-cell>
          <table:table-cell table:style-name="ce1" table:formula="of:=STDEV([.D196:.D197])" office:value-type="float" office:value="8.87419010389122" calcext:value-type="float">
            <text:p>8.8741901039</text:p>
          </table:table-cell>
          <table:table-cell table:style-name="ce1" table:formula="of:=[.F197]/[.G197]" office:value-type="float" office:value="0.00925992958012535" calcext:value-type="float">
            <text:p>0.0092599296</text:p>
          </table:table-cell>
          <table:table-cell table:style-name="ce1" table:formula="of:=SUM([.$D$1:.D197])" office:value-type="float" office:value="-275.1" calcext:value-type="float">
            <text:p>-275.1</text:p>
          </table:table-cell>
          <table:table-cell table:style-name="ce1" table:formula="of:=MAX([.$D$1:.D197])-MIN([.$D$1:.D197])" office:value-type="float" office:value="239.78" calcext:value-type="float">
            <text:p>239.78</text:p>
          </table:table-cell>
          <table:table-cell table:style-name="ce1" table:formula="of:=STDEV([.$D$1:.D197])" office:value-type="float" office:value="60.8668841630132" calcext:value-type="float">
            <text:p>60.866884163</text:p>
          </table:table-cell>
          <table:table-cell table:style-name="ce1" table:formula="of:=[.J197]/[.K197]" office:value-type="float" office:value="3.93941637225627" calcext:value-type="float">
            <text:p>3.9394163723</text:p>
          </table:table-cell>
          <table:table-cell table:style-name="ce1" table:formula="of:=SLOPE([.H157:.H197];[.X157:.X197])" office:value-type="float" office:value="-1.99473416681259" calcext:value-type="float">
            <text:p>-1.9947341668</text:p>
          </table:table-cell>
          <table:table-cell table:style-name="ce9" table:formula="of:=AVERAGE([.B183:.B197])" office:value-type="float" office:value="1025.93533333333" calcext:value-type="float">
            <text:p>1025.9353333333</text:p>
          </table:table-cell>
          <table:table-cell table:style-name="ce1" table:formula="of:=[.B197]-[.N197]" office:value-type="float" office:value="4.99466666666672" calcext:value-type="float">
            <text:p>4.9946666667</text:p>
          </table:table-cell>
          <table:table-cell table:style-name="ce15" table:formula="of:=IF(([.M197] &gt; [.U194]);(1-(([.M197]-[.$O$52])/[.$P$52]));(([.M197]-[.$O$52])/[.$P$52]))" office:value-type="float" office:value="0.77069619745777" calcext:value-type="float">
            <text:p>0.771</text:p>
          </table:table-cell>
          <table:table-cell table:style-name="ce13" table:number-columns-repeated="3"/>
          <table:table-cell table:style-name="ce13" table:formula="of:=[.P197] - AVERAGE([.P192:.P197])" office:value-type="float" office:value="0.190465582143428" calcext:value-type="float">
            <text:p>0.190</text:p>
          </table:table-cell>
          <table:table-cell table:style-name="ce13" table:formula="of:=[.O197]-[.O196]" office:value-type="float" office:value="11.8820000000002" calcext:value-type="float">
            <text:p>11.882</text:p>
          </table:table-cell>
          <table:table-cell table:style-name="ce13" table:formula="of:=AVERAGE([.P192:.P197])" office:value-type="float" office:value="0.580230615314342" calcext:value-type="float">
            <text:p>0.580</text:p>
          </table:table-cell>
          <table:table-cell table:style-name="ce1"/>
          <table:table-cell table:style-name="ce2" table:formula="of:=LOG([.Y197])" office:value-type="float" office:value="2.65513843481138" calcext:value-type="float">
            <text:p>2.6551384348</text:p>
          </table:table-cell>
          <table:table-cell table:style-name="ce3" table:formula="of:=[.Y196]+1" office:value-type="float" office:value="452" calcext:value-type="float">
            <text:p>452</text:p>
          </table:table-cell>
          <table:table-cell table:number-columns-repeated="999"/>
        </table:table-row>
        <table:table-row table:style-name="ro1">
          <table:table-cell table:style-name="ce5" table:formula="of:=([.B198]-[.B197])/[.B197]" office:value-type="percentage" office:value="0.00593638753358607" calcext:value-type="percentage">
            <text:p>0.59%</text:p>
          </table:table-cell>
          <table:table-cell office:value-type="float" office:value="1037.05" calcext:value-type="float">
            <text:p>1037.05</text:p>
          </table:table-cell>
          <table:table-cell table:style-name="ce7" table:formula="of:=[.A198]-[.$T$1]" office:value-type="percentage" office:value="0.00483638753358607" calcext:value-type="percentage">
            <text:p>0.48%</text:p>
          </table:table-cell>
          <table:table-cell table:style-name="ce1" table:formula="of:=[.B198]-[.$V$1]" office:value-type="float" office:value="66.5649999999999" calcext:value-type="float">
            <text:p>66.565</text:p>
          </table:table-cell>
          <table:table-cell table:style-name="ce7" table:formula="of:=SUM([.C197:.C198])" office:value-type="percentage" office:value="0" calcext:value-type="percentage">
            <text:p>0.00%</text:p>
          </table:table-cell>
          <table:table-cell table:style-name="ce8" table:formula="of:=MAX([.$C$1:.C198])-MIN([.$C$1:.C198])" office:value-type="float" office:value="0.0821743754426779" calcext:value-type="float">
            <text:p>0.0821743754</text:p>
          </table:table-cell>
          <table:table-cell table:style-name="ce1" table:formula="of:=STDEV([.D197:.D198])" office:value-type="float" office:value="4.32749350086159" calcext:value-type="float">
            <text:p>4.3274935009</text:p>
          </table:table-cell>
          <table:table-cell table:style-name="ce1" table:formula="of:=[.F198]/[.G198]" office:value-type="float" office:value="0.018988907880813" calcext:value-type="float">
            <text:p>0.0189889079</text:p>
          </table:table-cell>
          <table:table-cell table:style-name="ce1" table:formula="of:=SUM([.$D$1:.D198])" office:value-type="float" office:value="-275.1" calcext:value-type="float">
            <text:p>-275.1</text:p>
          </table:table-cell>
          <table:table-cell table:style-name="ce1" table:formula="of:=MAX([.$D$1:.D198])-MIN([.$D$1:.D198])" office:value-type="float" office:value="239.78" calcext:value-type="float">
            <text:p>239.78</text:p>
          </table:table-cell>
          <table:table-cell table:style-name="ce1" table:formula="of:=STDEV([.$D$1:.D198])" office:value-type="float" office:value="61.1575103503695" calcext:value-type="float">
            <text:p>61.1575103504</text:p>
          </table:table-cell>
          <table:table-cell table:style-name="ce1" table:formula="of:=[.J198]/[.K198]" office:value-type="float" office:value="3.92069589861176" calcext:value-type="float">
            <text:p>3.9206958986</text:p>
          </table:table-cell>
          <table:table-cell table:style-name="ce1" table:formula="of:=SLOPE([.H158:.H198];[.X158:.X198])" office:value-type="float" office:value="-2.68360852370649" calcext:value-type="float">
            <text:p>-2.6836085237</text:p>
          </table:table-cell>
          <table:table-cell table:style-name="ce9" table:formula="of:=AVERAGE([.B184:.B198])" office:value-type="float" office:value="1026.23866666667" calcext:value-type="float">
            <text:p>1026.2386666667</text:p>
          </table:table-cell>
          <table:table-cell table:style-name="ce1" table:formula="of:=[.B198]-[.N198]" office:value-type="float" office:value="10.8113333333333" calcext:value-type="float">
            <text:p>10.8113333333</text:p>
          </table:table-cell>
          <table:table-cell table:style-name="ce15" table:formula="of:=IF(([.M198] &gt; [.U195]);(1-(([.M198]-[.$O$52])/[.$P$52]));(([.M198]-[.$O$52])/[.$P$52]))" office:value-type="float" office:value="0.166730057706741" calcext:value-type="float">
            <text:p>0.167</text:p>
          </table:table-cell>
          <table:table-cell table:style-name="ce13" table:number-columns-repeated="3"/>
          <table:table-cell table:style-name="ce13" table:formula="of:=[.P198] - AVERAGE([.P193:.P198])" office:value-type="float" office:value="-0.353779837846429" calcext:value-type="float">
            <text:p>-0.354</text:p>
          </table:table-cell>
          <table:table-cell table:style-name="ce13" table:formula="of:=[.O198]-[.O197]" office:value-type="float" office:value="5.81666666666661" calcext:value-type="float">
            <text:p>5.817</text:p>
          </table:table-cell>
          <table:table-cell table:style-name="ce13" table:formula="of:=AVERAGE([.P193:.P198])" office:value-type="float" office:value="0.52050989555317" calcext:value-type="float">
            <text:p>0.521</text:p>
          </table:table-cell>
          <table:table-cell table:style-name="ce1"/>
          <table:table-cell table:style-name="ce2" table:formula="of:=LOG([.Y198])" office:value-type="float" office:value="2.65609820201283" calcext:value-type="float">
            <text:p>2.656098202</text:p>
          </table:table-cell>
          <table:table-cell table:style-name="ce3" table:formula="of:=[.Y197]+1" office:value-type="float" office:value="453" calcext:value-type="float">
            <text:p>453</text:p>
          </table:table-cell>
          <table:table-cell table:number-columns-repeated="999"/>
        </table:table-row>
        <table:table-row table:style-name="ro1">
          <table:table-cell table:style-name="ce5" table:formula="of:=([.B199]-[.B198])/[.B198]" office:value-type="percentage" office:value="0.00390530832650324" calcext:value-type="percentage">
            <text:p>0.39%</text:p>
          </table:table-cell>
          <table:table-cell office:value-type="float" office:value="1041.1" calcext:value-type="float">
            <text:p>1041.1</text:p>
          </table:table-cell>
          <table:table-cell table:style-name="ce7" table:formula="of:=[.A199]-[.$T$1]" office:value-type="percentage" office:value="0.00280530832650324" calcext:value-type="percentage">
            <text:p>0.28%</text:p>
          </table:table-cell>
          <table:table-cell table:style-name="ce1" table:formula="of:=[.B199]-[.$V$1]" office:value-type="float" office:value="70.6150000000001" calcext:value-type="float">
            <text:p>70.615</text:p>
          </table:table-cell>
          <table:table-cell table:style-name="ce7" table:formula="of:=SUM([.C198:.C199])" office:value-type="percentage" office:value="0" calcext:value-type="percentage">
            <text:p>0.00%</text:p>
          </table:table-cell>
          <table:table-cell table:style-name="ce8" table:formula="of:=MAX([.$C$1:.C199])-MIN([.$C$1:.C199])" office:value-type="float" office:value="0.0821743754426779" calcext:value-type="float">
            <text:p>0.0821743754</text:p>
          </table:table-cell>
          <table:table-cell table:style-name="ce1" table:formula="of:=STDEV([.D198:.D199])" office:value-type="float" office:value="2.86378246380565" calcext:value-type="float">
            <text:p>2.8637824638</text:p>
          </table:table-cell>
          <table:table-cell table:style-name="ce1" table:formula="of:=[.F199]/[.G199]" office:value-type="float" office:value="0.0286943496865601" calcext:value-type="float">
            <text:p>0.0286943497</text:p>
          </table:table-cell>
          <table:table-cell table:style-name="ce1" table:formula="of:=SUM([.$D$1:.D199])" office:value-type="float" office:value="-275.1" calcext:value-type="float">
            <text:p>-275.1</text:p>
          </table:table-cell>
          <table:table-cell table:style-name="ce1" table:formula="of:=MAX([.$D$1:.D199])-MIN([.$D$1:.D199])" office:value-type="float" office:value="239.78" calcext:value-type="float">
            <text:p>239.78</text:p>
          </table:table-cell>
          <table:table-cell table:style-name="ce1" table:formula="of:=STDEV([.$D$1:.D199])" office:value-type="float" office:value="61.4742556360778" calcext:value-type="float">
            <text:p>61.4742556361</text:p>
          </table:table-cell>
          <table:table-cell table:style-name="ce1" table:formula="of:=[.J199]/[.K199]" office:value-type="float" office:value="3.90049456506601" calcext:value-type="float">
            <text:p>3.9004945651</text:p>
          </table:table-cell>
          <table:table-cell table:style-name="ce1" table:formula="of:=SLOPE([.H159:.H199];[.X159:.X199])" office:value-type="float" office:value="-3.10785964813485" calcext:value-type="float">
            <text:p>-3.1078596481</text:p>
          </table:table-cell>
          <table:table-cell table:style-name="ce9" table:formula="of:=AVERAGE([.B185:.B199])" office:value-type="float" office:value="1027.706" calcext:value-type="float">
            <text:p>1027.706</text:p>
          </table:table-cell>
          <table:table-cell table:style-name="ce1" table:formula="of:=[.B199]-[.N199]" office:value-type="float" office:value="13.3940000000002" calcext:value-type="float">
            <text:p>13.394</text:p>
          </table:table-cell>
          <table:table-cell table:style-name="ce15" table:formula="of:=IF(([.M199] &gt; [.U196]);(1-(([.M199]-[.$O$52])/[.$P$52]));(([.M199]-[.$O$52])/[.$P$52]))" office:value-type="float" office:value="0.128193303739227" calcext:value-type="float">
            <text:p>0.128</text:p>
          </table:table-cell>
          <table:table-cell table:style-name="ce13" table:number-columns-repeated="3"/>
          <table:table-cell table:style-name="ce13" table:formula="of:=[.P199] - AVERAGE([.P194:.P199])" office:value-type="float" office:value="-0.324439072191684" calcext:value-type="float">
            <text:p>-0.324</text:p>
          </table:table-cell>
          <table:table-cell table:style-name="ce13" table:formula="of:=[.O199]-[.O198]" office:value-type="float" office:value="2.58266666666691" calcext:value-type="float">
            <text:p>2.583</text:p>
          </table:table-cell>
          <table:table-cell table:style-name="ce13" table:formula="of:=AVERAGE([.P194:.P199])" office:value-type="float" office:value="0.452632375930911" calcext:value-type="float">
            <text:p>0.453</text:p>
          </table:table-cell>
          <table:table-cell table:style-name="ce1"/>
          <table:table-cell table:style-name="ce2" table:formula="of:=LOG([.Y199])" office:value-type="float" office:value="2.6570558528571" calcext:value-type="float">
            <text:p>2.6570558529</text:p>
          </table:table-cell>
          <table:table-cell table:style-name="ce3" table:formula="of:=[.Y198]+1" office:value-type="float" office:value="454" calcext:value-type="float">
            <text:p>454</text:p>
          </table:table-cell>
          <table:table-cell table:number-columns-repeated="999"/>
        </table:table-row>
        <table:table-row table:style-name="ro1">
          <table:table-cell table:style-name="ce5" table:formula="of:=([.B200]-[.B199])/[.B199]" office:value-type="percentage" office:value="-0.000595523965037094" calcext:value-type="percentage">
            <text:p>-0.06%</text:p>
          </table:table-cell>
          <table:table-cell office:value-type="float" office:value="1040.48" calcext:value-type="float">
            <text:p>1040.48</text:p>
          </table:table-cell>
          <table:table-cell table:style-name="ce7" table:formula="of:=[.A200]-[.$T$1]" office:value-type="percentage" office:value="-0.00169552396503709" calcext:value-type="percentage">
            <text:p>-0.17%</text:p>
          </table:table-cell>
          <table:table-cell table:style-name="ce1" table:formula="of:=[.B200]-[.$V$1]" office:value-type="float" office:value="69.995" calcext:value-type="float">
            <text:p>69.995</text:p>
          </table:table-cell>
          <table:table-cell table:style-name="ce7" table:formula="of:=SUM([.C199:.C200])" office:value-type="percentage" office:value="0" calcext:value-type="percentage">
            <text:p>0.00%</text:p>
          </table:table-cell>
          <table:table-cell table:style-name="ce8" table:formula="of:=MAX([.$C$1:.C200])-MIN([.$C$1:.C200])" office:value-type="float" office:value="0.0821743754426779" calcext:value-type="float">
            <text:p>0.0821743754</text:p>
          </table:table-cell>
          <table:table-cell table:style-name="ce1" table:formula="of:=STDEV([.D199:.D200])" office:value-type="float" office:value="0.438406204335743" calcext:value-type="float">
            <text:p>0.4384062043</text:p>
          </table:table-cell>
          <table:table-cell table:style-name="ce1" table:formula="of:=[.F200]/[.G200]" office:value-type="float" office:value="0.187438897146051" calcext:value-type="float">
            <text:p>0.1874388971</text:p>
          </table:table-cell>
          <table:table-cell table:style-name="ce1" table:formula="of:=SUM([.$D$1:.D200])" office:value-type="float" office:value="-275.1" calcext:value-type="float">
            <text:p>-275.1</text:p>
          </table:table-cell>
          <table:table-cell table:style-name="ce1" table:formula="of:=MAX([.$D$1:.D200])-MIN([.$D$1:.D200])" office:value-type="float" office:value="239.78" calcext:value-type="float">
            <text:p>239.78</text:p>
          </table:table-cell>
          <table:table-cell table:style-name="ce1" table:formula="of:=STDEV([.$D$1:.D200])" office:value-type="float" office:value="61.7762335685788" calcext:value-type="float">
            <text:p>61.7762335686</text:p>
          </table:table-cell>
          <table:table-cell table:style-name="ce1" table:formula="of:=[.J200]/[.K200]" office:value-type="float" office:value="3.8814279561705" calcext:value-type="float">
            <text:p>3.8814279562</text:p>
          </table:table-cell>
          <table:table-cell table:style-name="ce1" table:formula="of:=SLOPE([.H160:.H200];[.X160:.X200])" office:value-type="float" office:value="-3.04290868892718" calcext:value-type="float">
            <text:p>-3.0429086889</text:p>
          </table:table-cell>
          <table:table-cell table:style-name="ce9" table:formula="of:=AVERAGE([.B186:.B200])" office:value-type="float" office:value="1029.17933333333" calcext:value-type="float">
            <text:p>1029.1793333333</text:p>
          </table:table-cell>
          <table:table-cell table:style-name="ce1" table:formula="of:=[.B200]-[.N200]" office:value-type="float" office:value="11.3006666666668" calcext:value-type="float">
            <text:p>11.3006666667</text:p>
          </table:table-cell>
          <table:table-cell table:style-name="ce15" table:formula="of:=IF(([.M200] &gt; [.U197]);(1-(([.M200]-[.$O$52])/[.$P$52]));(([.M200]-[.$O$52])/[.$P$52]))" office:value-type="float" office:value="0.134093109280845" calcext:value-type="float">
            <text:p>0.134</text:p>
          </table:table-cell>
          <table:table-cell table:style-name="ce13" table:number-columns-repeated="3"/>
          <table:table-cell table:style-name="ce13" table:formula="of:=[.P200] - AVERAGE([.P195:.P200])" office:value-type="float" office:value="-0.240888924198201" calcext:value-type="float">
            <text:p>-0.241</text:p>
          </table:table-cell>
          <table:table-cell table:style-name="ce13" table:formula="of:=[.O200]-[.O199]" office:value-type="float" office:value="-2.09333333333348" calcext:value-type="float">
            <text:p>-2.093</text:p>
          </table:table-cell>
          <table:table-cell table:style-name="ce13" table:formula="of:=AVERAGE([.P195:.P200])" office:value-type="float" office:value="0.374982033479046" calcext:value-type="float">
            <text:p>0.375</text:p>
          </table:table-cell>
          <table:table-cell table:style-name="ce1"/>
          <table:table-cell table:style-name="ce2" table:formula="of:=LOG([.Y200])" office:value-type="float" office:value="2.65801139665711" calcext:value-type="float">
            <text:p>2.6580113967</text:p>
          </table:table-cell>
          <table:table-cell table:style-name="ce3" table:formula="of:=[.Y199]+1" office:value-type="float" office:value="455" calcext:value-type="float">
            <text:p>455</text:p>
          </table:table-cell>
          <table:table-cell table:number-columns-repeated="999"/>
        </table:table-row>
        <table:table-row table:style-name="ro1">
          <table:table-cell table:style-name="ce5" table:formula="of:=([.B201]-[.B200])/[.B200]" office:value-type="percentage" office:value="0.000124942334307348" calcext:value-type="percentage">
            <text:p>0.01%</text:p>
          </table:table-cell>
          <table:table-cell office:value-type="float" office:value="1040.61" calcext:value-type="float">
            <text:p>1040.61</text:p>
          </table:table-cell>
          <table:table-cell table:style-name="ce7" table:formula="of:=[.A201]-[.$T$1]" office:value-type="percentage" office:value="-0.000975057665692652" calcext:value-type="percentage">
            <text:p>-0.10%</text:p>
          </table:table-cell>
          <table:table-cell table:style-name="ce1" table:formula="of:=[.B201]-[.$V$1]" office:value-type="float" office:value="70.1250000000001" calcext:value-type="float">
            <text:p>70.125</text:p>
          </table:table-cell>
          <table:table-cell table:style-name="ce7" table:formula="of:=SUM([.C200:.C201])" office:value-type="percentage" office:value="0" calcext:value-type="percentage">
            <text:p>0.00%</text:p>
          </table:table-cell>
          <table:table-cell table:style-name="ce8" table:formula="of:=MAX([.$C$1:.C201])-MIN([.$C$1:.C201])" office:value-type="float" office:value="0.0821743754426779" calcext:value-type="float">
            <text:p>0.0821743754</text:p>
          </table:table-cell>
          <table:table-cell table:style-name="ce1" table:formula="of:=STDEV([.D200:.D201])" office:value-type="float" office:value="0.0919238815543283" calcext:value-type="float">
            <text:p>0.0919238816</text:p>
          </table:table-cell>
          <table:table-cell table:style-name="ce1" table:formula="of:=[.F201]/[.G201]" office:value-type="float" office:value="0.893939355619048" calcext:value-type="float">
            <text:p>0.8939393556</text:p>
          </table:table-cell>
          <table:table-cell table:style-name="ce1" table:formula="of:=SUM([.$D$1:.D201])" office:value-type="float" office:value="-275.1" calcext:value-type="float">
            <text:p>-275.1</text:p>
          </table:table-cell>
          <table:table-cell table:style-name="ce1" table:formula="of:=MAX([.$D$1:.D201])-MIN([.$D$1:.D201])" office:value-type="float" office:value="239.78" calcext:value-type="float">
            <text:p>239.78</text:p>
          </table:table-cell>
          <table:table-cell table:style-name="ce1" table:formula="of:=STDEV([.$D$1:.D201])" office:value-type="float" office:value="62.0703618566857" calcext:value-type="float">
            <text:p>62.0703618567</text:p>
          </table:table-cell>
          <table:table-cell table:style-name="ce1" table:formula="of:=[.J201]/[.K201]" office:value-type="float" office:value="3.86303531713941" calcext:value-type="float">
            <text:p>3.8630353171</text:p>
          </table:table-cell>
          <table:table-cell table:style-name="ce1" table:formula="of:=SLOPE([.H161:.H201];[.X161:.X201])" office:value-type="float" office:value="-0.607839422372926" calcext:value-type="float">
            <text:p>-0.6078394224</text:p>
          </table:table-cell>
          <table:table-cell table:style-name="ce9" table:formula="of:=AVERAGE([.B187:.B201])" office:value-type="float" office:value="1029.58733333333" calcext:value-type="float">
            <text:p>1029.5873333333</text:p>
          </table:table-cell>
          <table:table-cell table:style-name="ce1" table:formula="of:=[.B201]-[.N201]" office:value-type="float" office:value="11.0226666666667" calcext:value-type="float">
            <text:p>11.0226666667</text:p>
          </table:table-cell>
          <table:table-cell table:style-name="ce15" table:formula="of:=IF(([.M201] &gt; [.U198]);(1-(([.M201]-[.$O$52])/[.$P$52]));(([.M201]-[.$O$52])/[.$P$52]))" office:value-type="float" office:value="0.355282069818065" calcext:value-type="float">
            <text:p>0.355</text:p>
          </table:table-cell>
          <table:table-cell table:style-name="ce13" table:number-columns-repeated="3"/>
          <table:table-cell table:style-name="ce13" table:formula="of:=[.P201] - AVERAGE([.P196:.P201])" office:value-type="float" office:value="-0.02236853266203" calcext:value-type="float">
            <text:p>-0.022</text:p>
          </table:table-cell>
          <table:table-cell table:style-name="ce13" table:formula="of:=[.O201]-[.O200]" office:value-type="float" office:value="-0.27800000000002" calcext:value-type="float">
            <text:p>-0.278</text:p>
          </table:table-cell>
          <table:table-cell table:style-name="ce13" table:formula="of:=AVERAGE([.P196:.P201])" office:value-type="float" office:value="0.377650602480095" calcext:value-type="float">
            <text:p>0.378</text:p>
          </table:table-cell>
          <table:table-cell table:style-name="ce1"/>
          <table:table-cell table:style-name="ce2" table:formula="of:=LOG([.Y201])" office:value-type="float" office:value="2.65896484266443" calcext:value-type="float">
            <text:p>2.6589648427</text:p>
          </table:table-cell>
          <table:table-cell table:style-name="ce3" table:formula="of:=[.Y200]+1" office:value-type="float" office:value="456" calcext:value-type="float">
            <text:p>456</text:p>
          </table:table-cell>
          <table:table-cell table:number-columns-repeated="999"/>
        </table:table-row>
        <table:table-row table:style-name="ro1">
          <table:table-cell table:style-name="ce5" table:formula="of:=([.B202]-[.B201])/[.B201]" office:value-type="percentage" office:value="0.00820672490174029" calcext:value-type="percentage">
            <text:p>0.82%</text:p>
          </table:table-cell>
          <table:table-cell office:value-type="float" office:value="1049.15" calcext:value-type="float">
            <text:p>1049.15</text:p>
          </table:table-cell>
          <table:table-cell table:style-name="ce7" table:formula="of:=[.A202]-[.$T$1]" office:value-type="percentage" office:value="0.00710672490174029" calcext:value-type="percentage">
            <text:p>0.71%</text:p>
          </table:table-cell>
          <table:table-cell table:style-name="ce1" table:formula="of:=[.B202]-[.$V$1]" office:value-type="float" office:value="78.6650000000001" calcext:value-type="float">
            <text:p>78.665</text:p>
          </table:table-cell>
          <table:table-cell table:style-name="ce7" table:formula="of:=SUM([.C201:.C202])" office:value-type="percentage" office:value="0" calcext:value-type="percentage">
            <text:p>0.00%</text:p>
          </table:table-cell>
          <table:table-cell table:style-name="ce8" table:formula="of:=MAX([.$C$1:.C202])-MIN([.$C$1:.C202])" office:value-type="float" office:value="0.0821743754426779" calcext:value-type="float">
            <text:p>0.0821743754</text:p>
          </table:table-cell>
          <table:table-cell table:style-name="ce1" table:formula="of:=STDEV([.D201:.D202])" office:value-type="float" office:value="6.03869191133309" calcext:value-type="float">
            <text:p>6.0386919113</text:p>
          </table:table-cell>
          <table:table-cell table:style-name="ce1" table:formula="of:=[.F202]/[.G202]" office:value-type="float" office:value="0.0136079761394115" calcext:value-type="float">
            <text:p>0.0136079761</text:p>
          </table:table-cell>
          <table:table-cell table:style-name="ce1" table:formula="of:=SUM([.$D$1:.D202])" office:value-type="float" office:value="-275.1" calcext:value-type="float">
            <text:p>-275.1</text:p>
          </table:table-cell>
          <table:table-cell table:style-name="ce1" table:formula="of:=MAX([.$D$1:.D202])-MIN([.$D$1:.D202])" office:value-type="float" office:value="239.78" calcext:value-type="float">
            <text:p>239.78</text:p>
          </table:table-cell>
          <table:table-cell table:style-name="ce1" table:formula="of:=STDEV([.$D$1:.D202])" office:value-type="float" office:value="62.4299222224412" calcext:value-type="float">
            <text:p>62.4299222224</text:p>
          </table:table-cell>
          <table:table-cell table:style-name="ce1" table:formula="of:=[.J202]/[.K202]" office:value-type="float" office:value="3.84078646046764" calcext:value-type="float">
            <text:p>3.8407864605</text:p>
          </table:table-cell>
          <table:table-cell table:style-name="ce1" table:formula="of:=SLOPE([.H162:.H202];[.X162:.X202])" office:value-type="float" office:value="0.564358521216161" calcext:value-type="float">
            <text:p>0.5643585212</text:p>
          </table:table-cell>
          <table:table-cell table:style-name="ce9" table:formula="of:=AVERAGE([.B188:.B202])" office:value-type="float" office:value="1030.46666666667" calcext:value-type="float">
            <text:p>1030.4666666667</text:p>
          </table:table-cell>
          <table:table-cell table:style-name="ce1" table:formula="of:=[.B202]-[.N202]" office:value-type="float" office:value="18.6833333333334" calcext:value-type="float">
            <text:p>18.6833333333</text:p>
          </table:table-cell>
          <table:table-cell table:style-name="ce15" table:formula="of:=IF(([.M202] &gt; [.U199]);(1-(([.M202]-[.$O$52])/[.$P$52]));(([.M202]-[.$O$52])/[.$P$52]))" office:value-type="float" office:value="0.461758402236003" calcext:value-type="float">
            <text:p>0.462</text:p>
          </table:table-cell>
          <table:table-cell table:style-name="ce13" table:number-columns-repeated="3"/>
          <table:table-cell table:style-name="ce13" table:formula="of:=[.P202] - AVERAGE([.P197:.P202])" office:value-type="float" office:value="0.125632878862895" calcext:value-type="float">
            <text:p>0.126</text:p>
          </table:table-cell>
          <table:table-cell table:style-name="ce13" table:formula="of:=[.O202]-[.O201]" office:value-type="float" office:value="7.66066666666666" calcext:value-type="float">
            <text:p>7.661</text:p>
          </table:table-cell>
          <table:table-cell table:style-name="ce13" table:formula="of:=AVERAGE([.P197:.P202])" office:value-type="float" office:value="0.336125523373108" calcext:value-type="float">
            <text:p>0.336</text:p>
          </table:table-cell>
          <table:table-cell table:style-name="ce1"/>
          <table:table-cell table:style-name="ce2" table:formula="of:=LOG([.Y202])" office:value-type="float" office:value="2.65991620006985" calcext:value-type="float">
            <text:p>2.6599162001</text:p>
          </table:table-cell>
          <table:table-cell table:style-name="ce3" table:formula="of:=[.Y201]+1" office:value-type="float" office:value="457" calcext:value-type="float">
            <text:p>457</text:p>
          </table:table-cell>
          <table:table-cell table:number-columns-repeated="999"/>
        </table:table-row>
        <table:table-row table:style-name="ro1">
          <table:table-cell table:style-name="ce5" table:formula="of:=([.B203]-[.B202])/[.B202]" office:value-type="percentage" office:value="0.014335414383072" calcext:value-type="percentage">
            <text:p>1.43%</text:p>
          </table:table-cell>
          <table:table-cell office:value-type="float" office:value="1064.19" calcext:value-type="float">
            <text:p>1064.19</text:p>
          </table:table-cell>
          <table:table-cell table:style-name="ce7" table:formula="of:=[.A203]-[.$T$1]" office:value-type="percentage" office:value="0.013235414383072" calcext:value-type="percentage">
            <text:p>1.32%</text:p>
          </table:table-cell>
          <table:table-cell table:style-name="ce1" table:formula="of:=[.B203]-[.$V$1]" office:value-type="float" office:value="93.705" calcext:value-type="float">
            <text:p>93.705</text:p>
          </table:table-cell>
          <table:table-cell table:style-name="ce7" table:formula="of:=SUM([.C202:.C203])" office:value-type="percentage" office:value="0" calcext:value-type="percentage">
            <text:p>0.00%</text:p>
          </table:table-cell>
          <table:table-cell table:style-name="ce8" table:formula="of:=MAX([.$C$1:.C203])-MIN([.$C$1:.C203])" office:value-type="float" office:value="0.0821743754426779" calcext:value-type="float">
            <text:p>0.0821743754</text:p>
          </table:table-cell>
          <table:table-cell table:style-name="ce1" table:formula="of:=STDEV([.D202:.D203])" office:value-type="float" office:value="10.6348859890457" calcext:value-type="float">
            <text:p>10.634885989</text:p>
          </table:table-cell>
          <table:table-cell table:style-name="ce1" table:formula="of:=[.F203]/[.G203]" office:value-type="float" office:value="0.00772686943022434" calcext:value-type="float">
            <text:p>0.0077268694</text:p>
          </table:table-cell>
          <table:table-cell table:style-name="ce1" table:formula="of:=SUM([.$D$1:.D203])" office:value-type="float" office:value="-275.1" calcext:value-type="float">
            <text:p>-275.1</text:p>
          </table:table-cell>
          <table:table-cell table:style-name="ce1" table:formula="of:=MAX([.$D$1:.D203])-MIN([.$D$1:.D203])" office:value-type="float" office:value="249.76" calcext:value-type="float">
            <text:p>249.76</text:p>
          </table:table-cell>
          <table:table-cell table:style-name="ce1" table:formula="of:=STDEV([.$D$1:.D203])" office:value-type="float" office:value="62.9210669712046" calcext:value-type="float">
            <text:p>62.9210669712</text:p>
          </table:table-cell>
          <table:table-cell table:style-name="ce1" table:formula="of:=[.J203]/[.K203]" office:value-type="float" office:value="3.96941774865803" calcext:value-type="float">
            <text:p>3.9694177487</text:p>
          </table:table-cell>
          <table:table-cell table:style-name="ce1" table:formula="of:=SLOPE([.H163:.H203];[.X163:.X203])" office:value-type="float" office:value="0.337487809402895" calcext:value-type="float">
            <text:p>0.3374878094</text:p>
          </table:table-cell>
          <table:table-cell table:style-name="ce9" table:formula="of:=AVERAGE([.B189:.B203])" office:value-type="float" office:value="1032.03866666667" calcext:value-type="float">
            <text:p>1032.0386666667</text:p>
          </table:table-cell>
          <table:table-cell table:style-name="ce1" table:formula="of:=[.B203]-[.N203]" office:value-type="float" office:value="32.1513333333332" calcext:value-type="float">
            <text:p>32.1513333333</text:p>
          </table:table-cell>
          <table:table-cell table:style-name="ce15" table:formula="of:=IF(([.M203] &gt; [.U200]);(1-(([.M203]-[.$O$52])/[.$P$52]));(([.M203]-[.$O$52])/[.$P$52]))" office:value-type="float" office:value="0.558849347043065" calcext:value-type="float">
            <text:p>0.559</text:p>
          </table:table-cell>
          <table:table-cell table:style-name="ce13" table:number-columns-repeated="3"/>
          <table:table-cell table:style-name="ce13" table:formula="of:=[.P203] - AVERAGE([.P198:.P203])" office:value-type="float" office:value="0.258031632072408" calcext:value-type="float">
            <text:p>0.258</text:p>
          </table:table-cell>
          <table:table-cell table:style-name="ce13" table:formula="of:=[.O203]-[.O202]" office:value-type="float" office:value="13.4679999999998" calcext:value-type="float">
            <text:p>13.468</text:p>
          </table:table-cell>
          <table:table-cell table:style-name="ce13" table:formula="of:=AVERAGE([.P198:.P203])" office:value-type="float" office:value="0.300817714970658" calcext:value-type="float">
            <text:p>0.301</text:p>
          </table:table-cell>
          <table:table-cell table:style-name="ce1"/>
          <table:table-cell table:style-name="ce2" table:formula="of:=LOG([.Y203])" office:value-type="float" office:value="2.66086547800387" calcext:value-type="float">
            <text:p>2.660865478</text:p>
          </table:table-cell>
          <table:table-cell table:style-name="ce3" table:formula="of:=[.Y202]+1" office:value-type="float" office:value="458" calcext:value-type="float">
            <text:p>458</text:p>
          </table:table-cell>
          <table:table-cell table:number-columns-repeated="999"/>
        </table:table-row>
        <table:table-row table:style-name="ro1">
          <table:table-cell table:style-name="ce5" table:formula="of:=([.B204]-[.B203])/[.B203]" office:value-type="percentage" office:value="0.0121688796173616" calcext:value-type="percentage">
            <text:p>1.22%</text:p>
          </table:table-cell>
          <table:table-cell office:value-type="float" office:value="1077.14" calcext:value-type="float">
            <text:p>1077.14</text:p>
          </table:table-cell>
          <table:table-cell table:style-name="ce7" table:formula="of:=[.A204]-[.$T$1]" office:value-type="percentage" office:value="0.0110688796173616" calcext:value-type="percentage">
            <text:p>1.11%</text:p>
          </table:table-cell>
          <table:table-cell table:style-name="ce1" table:formula="of:=[.B204]-[.$V$1]" office:value-type="float" office:value="106.655" calcext:value-type="float">
            <text:p>106.655</text:p>
          </table:table-cell>
          <table:table-cell table:style-name="ce7" table:formula="of:=SUM([.C203:.C204])" office:value-type="percentage" office:value="0" calcext:value-type="percentage">
            <text:p>0.00%</text:p>
          </table:table-cell>
          <table:table-cell table:style-name="ce8" table:formula="of:=MAX([.$C$1:.C204])-MIN([.$C$1:.C204])" office:value-type="float" office:value="0.0821743754426779" calcext:value-type="float">
            <text:p>0.0821743754</text:p>
          </table:table-cell>
          <table:table-cell table:style-name="ce1" table:formula="of:=STDEV([.D203:.D204])" office:value-type="float" office:value="9.15703281636582" calcext:value-type="float">
            <text:p>9.1570328164</text:p>
          </table:table-cell>
          <table:table-cell table:style-name="ce1" table:formula="of:=[.F204]/[.G204]" office:value-type="float" office:value="0.00897390858923346" calcext:value-type="float">
            <text:p>0.0089739086</text:p>
          </table:table-cell>
          <table:table-cell table:style-name="ce1" table:formula="of:=SUM([.$D$1:.D204])" office:value-type="float" office:value="-275.1" calcext:value-type="float">
            <text:p>-275.1</text:p>
          </table:table-cell>
          <table:table-cell table:style-name="ce1" table:formula="of:=MAX([.$D$1:.D204])-MIN([.$D$1:.D204])" office:value-type="float" office:value="262.71" calcext:value-type="float">
            <text:p>262.71</text:p>
          </table:table-cell>
          <table:table-cell table:style-name="ce1" table:formula="of:=STDEV([.$D$1:.D204])" office:value-type="float" office:value="63.531400385586" calcext:value-type="float">
            <text:p>63.5314003856</text:p>
          </table:table-cell>
          <table:table-cell table:style-name="ce1" table:formula="of:=[.J204]/[.K204]" office:value-type="float" office:value="4.13512056094397" calcext:value-type="float">
            <text:p>4.1351205609</text:p>
          </table:table-cell>
          <table:table-cell table:style-name="ce1" table:formula="of:=SLOPE([.H164:.H204];[.X164:.X204])" office:value-type="float" office:value="-0.409361379944813" calcext:value-type="float">
            <text:p>-0.4093613799</text:p>
          </table:table-cell>
          <table:table-cell table:style-name="ce9" table:formula="of:=AVERAGE([.B190:.B204])" office:value-type="float" office:value="1033.56733333333" calcext:value-type="float">
            <text:p>1033.5673333333</text:p>
          </table:table-cell>
          <table:table-cell table:style-name="ce1" table:formula="of:=[.B204]-[.N204]" office:value-type="float" office:value="43.5726666666667" calcext:value-type="float">
            <text:p>43.5726666667</text:p>
          </table:table-cell>
          <table:table-cell table:style-name="ce15" table:formula="of:=IF(([.M204] &gt; [.U201]);(1-(([.M204]-[.$O$52])/[.$P$52]));(([.M204]-[.$O$52])/[.$P$52]))" office:value-type="float" office:value="0.373310777459823" calcext:value-type="float">
            <text:p>0.373</text:p>
          </table:table-cell>
          <table:table-cell table:style-name="ce13" table:number-columns-repeated="3"/>
          <table:table-cell table:style-name="ce13" table:formula="of:=[.P204] - AVERAGE([.P199:.P204])" office:value-type="float" office:value="0.0380629425303181" calcext:value-type="float">
            <text:p>0.038</text:p>
          </table:table-cell>
          <table:table-cell table:style-name="ce13" table:formula="of:=[.O204]-[.O203]" office:value-type="float" office:value="11.4213333333335" calcext:value-type="float">
            <text:p>11.421</text:p>
          </table:table-cell>
          <table:table-cell table:style-name="ce13" table:formula="of:=AVERAGE([.P199:.P204])" office:value-type="float" office:value="0.335247834929505" calcext:value-type="float">
            <text:p>0.335</text:p>
          </table:table-cell>
          <table:table-cell table:style-name="ce1"/>
          <table:table-cell table:style-name="ce2" table:formula="of:=LOG([.Y204])" office:value-type="float" office:value="2.66181268553726" calcext:value-type="float">
            <text:p>2.6618126855</text:p>
          </table:table-cell>
          <table:table-cell table:style-name="ce3" table:formula="of:=[.Y203]+1" office:value-type="float" office:value="459" calcext:value-type="float">
            <text:p>459</text:p>
          </table:table-cell>
          <table:table-cell table:number-columns-repeated="999"/>
        </table:table-row>
        <table:table-row table:style-name="ro1">
          <table:table-cell table:style-name="ce5" table:formula="of:=([.B205]-[.B204])/[.B204]" office:value-type="percentage" office:value="-0.00599736338823183" calcext:value-type="percentage">
            <text:p>-0.60%</text:p>
          </table:table-cell>
          <table:table-cell office:value-type="float" office:value="1070.68" calcext:value-type="float">
            <text:p>1070.68</text:p>
          </table:table-cell>
          <table:table-cell table:style-name="ce7" table:formula="of:=[.A205]-[.$T$1]" office:value-type="percentage" office:value="-0.00709736338823183" calcext:value-type="percentage">
            <text:p>-0.71%</text:p>
          </table:table-cell>
          <table:table-cell table:style-name="ce1" table:formula="of:=[.B205]-[.$V$1]" office:value-type="float" office:value="100.195" calcext:value-type="float">
            <text:p>100.195</text:p>
          </table:table-cell>
          <table:table-cell table:style-name="ce7" table:formula="of:=SUM([.C204:.C205])" office:value-type="percentage" office:value="0" calcext:value-type="percentage">
            <text:p>0.00%</text:p>
          </table:table-cell>
          <table:table-cell table:style-name="ce8" table:formula="of:=MAX([.$C$1:.C205])-MIN([.$C$1:.C205])" office:value-type="float" office:value="0.0821743754426779" calcext:value-type="float">
            <text:p>0.0821743754</text:p>
          </table:table-cell>
          <table:table-cell table:style-name="ce1" table:formula="of:=STDEV([.D204:.D205])" office:value-type="float" office:value="4.56790980646512" calcext:value-type="float">
            <text:p>4.5679098065</text:p>
          </table:table-cell>
          <table:table-cell table:style-name="ce1" table:formula="of:=[.F205]/[.G205]" office:value-type="float" office:value="0.0179894916765593" calcext:value-type="float">
            <text:p>0.0179894917</text:p>
          </table:table-cell>
          <table:table-cell table:style-name="ce1" table:formula="of:=SUM([.$D$1:.D205])" office:value-type="float" office:value="-275.1" calcext:value-type="float">
            <text:p>-275.1</text:p>
          </table:table-cell>
          <table:table-cell table:style-name="ce1" table:formula="of:=MAX([.$D$1:.D205])-MIN([.$D$1:.D205])" office:value-type="float" office:value="262.71" calcext:value-type="float">
            <text:p>262.71</text:p>
          </table:table-cell>
          <table:table-cell table:style-name="ce1" table:formula="of:=STDEV([.$D$1:.D205])" office:value-type="float" office:value="64.0555826375789" calcext:value-type="float">
            <text:p>64.0555826376</text:p>
          </table:table-cell>
          <table:table-cell table:style-name="ce1" table:formula="of:=[.J205]/[.K205]" office:value-type="float" office:value="4.10128187399983" calcext:value-type="float">
            <text:p>4.101281874</text:p>
          </table:table-cell>
          <table:table-cell table:style-name="ce1" table:formula="of:=SLOPE([.H165:.H205];[.X165:.X205])" office:value-type="float" office:value="-1.07431358665276" calcext:value-type="float">
            <text:p>-1.0743135867</text:p>
          </table:table-cell>
          <table:table-cell table:style-name="ce9" table:formula="of:=AVERAGE([.B191:.B205])" office:value-type="float" office:value="1035.11866666667" calcext:value-type="float">
            <text:p>1035.1186666667</text:p>
          </table:table-cell>
          <table:table-cell table:style-name="ce1" table:formula="of:=[.B205]-[.N205]" office:value-type="float" office:value="35.5613333333333" calcext:value-type="float">
            <text:p>35.5613333333</text:p>
          </table:table-cell>
          <table:table-cell table:style-name="ce15" table:formula="of:=IF(([.M205] &gt; [.U202]);(1-(([.M205]-[.$O$52])/[.$P$52]));(([.M205]-[.$O$52])/[.$P$52]))" office:value-type="float" office:value="0.312909995671472" calcext:value-type="float">
            <text:p>0.313</text:p>
          </table:table-cell>
          <table:table-cell table:style-name="ce13" table:number-columns-repeated="3"/>
          <table:table-cell table:style-name="ce13" table:formula="of:=[.P205] - AVERAGE([.P200:.P205])" office:value-type="float" office:value="-0.0531239545800732" calcext:value-type="float">
            <text:p>-0.053</text:p>
          </table:table-cell>
          <table:table-cell table:style-name="ce13" table:formula="of:=[.O205]-[.O204]" office:value-type="float" office:value="-8.01133333333337" calcext:value-type="float">
            <text:p>-8.011</text:p>
          </table:table-cell>
          <table:table-cell table:style-name="ce13" table:formula="of:=AVERAGE([.P200:.P205])" office:value-type="float" office:value="0.366033950251545" calcext:value-type="float">
            <text:p>0.366</text:p>
          </table:table-cell>
          <table:table-cell table:style-name="ce1"/>
          <table:table-cell table:style-name="ce2" table:formula="of:=LOG([.Y205])" office:value-type="float" office:value="2.66275783168157" calcext:value-type="float">
            <text:p>2.6627578317</text:p>
          </table:table-cell>
          <table:table-cell table:style-name="ce3" table:formula="of:=[.Y204]+1" office:value-type="float" office:value="460" calcext:value-type="float">
            <text:p>460</text:p>
          </table:table-cell>
          <table:table-cell table:number-columns-repeated="999"/>
        </table:table-row>
        <table:table-row table:style-name="ro1">
          <table:table-cell table:style-name="ce5" table:formula="of:=([.B206]-[.B205])/[.B205]" office:value-type="percentage" office:value="-0.0053517390817051" calcext:value-type="percentage">
            <text:p>-0.54%</text:p>
          </table:table-cell>
          <table:table-cell office:value-type="float" office:value="1064.95" calcext:value-type="float">
            <text:p>1064.95</text:p>
          </table:table-cell>
          <table:table-cell table:style-name="ce7" table:formula="of:=[.A206]-[.$T$1]" office:value-type="percentage" office:value="-0.0064517390817051" calcext:value-type="percentage">
            <text:p>-0.65%</text:p>
          </table:table-cell>
          <table:table-cell table:style-name="ce1" table:formula="of:=[.B206]-[.$V$1]" office:value-type="float" office:value="94.465" calcext:value-type="float">
            <text:p>94.465</text:p>
          </table:table-cell>
          <table:table-cell table:style-name="ce7" table:formula="of:=SUM([.C205:.C206])" office:value-type="percentage" office:value="0" calcext:value-type="percentage">
            <text:p>0.00%</text:p>
          </table:table-cell>
          <table:table-cell table:style-name="ce8" table:formula="of:=MAX([.$C$1:.C206])-MIN([.$C$1:.C206])" office:value-type="float" office:value="0.0821743754426779" calcext:value-type="float">
            <text:p>0.0821743754</text:p>
          </table:table-cell>
          <table:table-cell table:style-name="ce1" table:formula="of:=STDEV([.D205:.D206])" office:value-type="float" office:value="4.05172185619893" calcext:value-type="float">
            <text:p>4.0517218562</text:p>
          </table:table-cell>
          <table:table-cell table:style-name="ce1" table:formula="of:=[.F206]/[.G206]" office:value-type="float" office:value="0.0202813466370983" calcext:value-type="float">
            <text:p>0.0202813466</text:p>
          </table:table-cell>
          <table:table-cell table:style-name="ce1" table:formula="of:=SUM([.$D$1:.D206])" office:value-type="float" office:value="-275.1" calcext:value-type="float">
            <text:p>-275.1</text:p>
          </table:table-cell>
          <table:table-cell table:style-name="ce1" table:formula="of:=MAX([.$D$1:.D206])-MIN([.$D$1:.D206])" office:value-type="float" office:value="262.71" calcext:value-type="float">
            <text:p>262.71</text:p>
          </table:table-cell>
          <table:table-cell table:style-name="ce1" table:formula="of:=STDEV([.$D$1:.D206])" office:value-type="float" office:value="64.5080399882873" calcext:value-type="float">
            <text:p>64.5080399883</text:p>
          </table:table-cell>
          <table:table-cell table:style-name="ce1" table:formula="of:=[.J206]/[.K206]" office:value-type="float" office:value="4.07251561274688" calcext:value-type="float">
            <text:p>4.0725156127</text:p>
          </table:table-cell>
          <table:table-cell table:style-name="ce1" table:formula="of:=SLOPE([.H166:.H206];[.X166:.X206])" office:value-type="float" office:value="-1.81549795831597" calcext:value-type="float">
            <text:p>-1.8154979583</text:p>
          </table:table-cell>
          <table:table-cell table:style-name="ce9" table:formula="of:=AVERAGE([.B192:.B206])" office:value-type="float" office:value="1038.00466666667" calcext:value-type="float">
            <text:p>1038.0046666667</text:p>
          </table:table-cell>
          <table:table-cell table:style-name="ce1" table:formula="of:=[.B206]-[.N206]" office:value-type="float" office:value="26.9453333333333" calcext:value-type="float">
            <text:p>26.9453333333</text:p>
          </table:table-cell>
          <table:table-cell table:style-name="ce15" table:formula="of:=IF(([.M206] &gt; [.U203]);(1-(([.M206]-[.$O$52])/[.$P$52]));(([.M206]-[.$O$52])/[.$P$52]))" office:value-type="float" office:value="0.245584682594607" calcext:value-type="float">
            <text:p>0.246</text:p>
          </table:table-cell>
          <table:table-cell table:style-name="ce13" table:number-columns-repeated="3"/>
          <table:table-cell table:style-name="ce13" table:formula="of:=[.P206] - AVERAGE([.P201:.P206])" office:value-type="float" office:value="-0.139031196542566" calcext:value-type="float">
            <text:p>-0.139</text:p>
          </table:table-cell>
          <table:table-cell table:style-name="ce13" table:formula="of:=[.O206]-[.O205]" office:value-type="float" office:value="-8.61599999999999" calcext:value-type="float">
            <text:p>-8.616</text:p>
          </table:table-cell>
          <table:table-cell table:style-name="ce13" table:formula="of:=AVERAGE([.P201:.P206])" office:value-type="float" office:value="0.384615879137172" calcext:value-type="float">
            <text:p>0.385</text:p>
          </table:table-cell>
          <table:table-cell table:style-name="ce1"/>
          <table:table-cell table:style-name="ce2" table:formula="of:=LOG([.Y206])" office:value-type="float" office:value="2.66370092538965" calcext:value-type="float">
            <text:p>2.6637009254</text:p>
          </table:table-cell>
          <table:table-cell table:style-name="ce3" table:formula="of:=[.Y205]+1" office:value-type="float" office:value="461" calcext:value-type="float">
            <text:p>461</text:p>
          </table:table-cell>
          <table:table-cell table:number-columns-repeated="999"/>
        </table:table-row>
        <table:table-row table:style-name="ro1">
          <table:table-cell table:style-name="ce5" table:formula="of:=([.B207]-[.B206])/[.B206]" office:value-type="percentage" office:value="-0.00123949481196294" calcext:value-type="percentage">
            <text:p>-0.12%</text:p>
          </table:table-cell>
          <table:table-cell office:value-type="float" office:value="1063.63" calcext:value-type="float">
            <text:p>1063.63</text:p>
          </table:table-cell>
          <table:table-cell table:style-name="ce7" table:formula="of:=[.A207]-[.$T$1]" office:value-type="percentage" office:value="-0.00233949481196294" calcext:value-type="percentage">
            <text:p>-0.23%</text:p>
          </table:table-cell>
          <table:table-cell table:style-name="ce1" table:formula="of:=[.B207]-[.$V$1]" office:value-type="float" office:value="93.1450000000001" calcext:value-type="float">
            <text:p>93.145</text:p>
          </table:table-cell>
          <table:table-cell table:style-name="ce7" table:formula="of:=SUM([.C206:.C207])" office:value-type="percentage" office:value="0" calcext:value-type="percentage">
            <text:p>0.00%</text:p>
          </table:table-cell>
          <table:table-cell table:style-name="ce8" table:formula="of:=MAX([.$C$1:.C207])-MIN([.$C$1:.C207])" office:value-type="float" office:value="0.0821743754426779" calcext:value-type="float">
            <text:p>0.0821743754</text:p>
          </table:table-cell>
          <table:table-cell table:style-name="ce1" table:formula="of:=STDEV([.D206:.D207])" office:value-type="float" office:value="0.933380951166198" calcext:value-type="float">
            <text:p>0.9333809512</text:p>
          </table:table-cell>
          <table:table-cell table:style-name="ce1" table:formula="of:=[.F207]/[.G207]" office:value-type="float" office:value="0.0880394819928632" calcext:value-type="float">
            <text:p>0.088039482</text:p>
          </table:table-cell>
          <table:table-cell table:style-name="ce1" table:formula="of:=SUM([.$D$1:.D207])" office:value-type="float" office:value="-275.1" calcext:value-type="float">
            <text:p>-275.1</text:p>
          </table:table-cell>
          <table:table-cell table:style-name="ce1" table:formula="of:=MAX([.$D$1:.D207])-MIN([.$D$1:.D207])" office:value-type="float" office:value="262.71" calcext:value-type="float">
            <text:p>262.71</text:p>
          </table:table-cell>
          <table:table-cell table:style-name="ce1" table:formula="of:=STDEV([.$D$1:.D207])" office:value-type="float" office:value="64.934875078306" calcext:value-type="float">
            <text:p>64.9348750783</text:p>
          </table:table-cell>
          <table:table-cell table:style-name="ce1" table:formula="of:=[.J207]/[.K207]" office:value-type="float" office:value="4.04574582892774" calcext:value-type="float">
            <text:p>4.0457458289</text:p>
          </table:table-cell>
          <table:table-cell table:style-name="ce1" table:formula="of:=SLOPE([.H167:.H207];[.X167:.X207])" office:value-type="float" office:value="-2.1665662964912" calcext:value-type="float">
            <text:p>-2.1665662965</text:p>
          </table:table-cell>
          <table:table-cell table:style-name="ce9" table:formula="of:=AVERAGE([.B193:.B207])" office:value-type="float" office:value="1040.81933333333" calcext:value-type="float">
            <text:p>1040.8193333333</text:p>
          </table:table-cell>
          <table:table-cell table:style-name="ce1" table:formula="of:=[.B207]-[.N207]" office:value-type="float" office:value="22.8106666666665" calcext:value-type="float">
            <text:p>22.8106666667</text:p>
          </table:table-cell>
          <table:table-cell table:style-name="ce15" table:formula="of:=IF(([.M207] &gt; [.U204]);(1-(([.M207]-[.$O$52])/[.$P$52]));(([.M207]-[.$O$52])/[.$P$52]))" office:value-type="float" office:value="0.213695470297829" calcext:value-type="float">
            <text:p>0.214</text:p>
          </table:table-cell>
          <table:table-cell table:style-name="ce13" table:number-columns-repeated="3"/>
          <table:table-cell table:style-name="ce13" table:formula="of:=[.P207] - AVERAGE([.P202:.P207])" office:value-type="float" office:value="-0.147322642252637" calcext:value-type="float">
            <text:p>-0.147</text:p>
          </table:table-cell>
          <table:table-cell table:style-name="ce13" table:formula="of:=[.O207]-[.O206]" office:value-type="float" office:value="-4.13466666666682" calcext:value-type="float">
            <text:p>-4.135</text:p>
          </table:table-cell>
          <table:table-cell table:style-name="ce13" table:formula="of:=AVERAGE([.P202:.P207])" office:value-type="float" office:value="0.361018112550467" calcext:value-type="float">
            <text:p>0.361</text:p>
          </table:table-cell>
          <table:table-cell table:style-name="ce1"/>
          <table:table-cell table:style-name="ce2" table:formula="of:=LOG([.Y207])" office:value-type="float" office:value="2.66464197555613" calcext:value-type="float">
            <text:p>2.6646419756</text:p>
          </table:table-cell>
          <table:table-cell table:style-name="ce3" table:formula="of:=[.Y206]+1" office:value-type="float" office:value="462" calcext:value-type="float">
            <text:p>462</text:p>
          </table:table-cell>
          <table:table-cell table:number-columns-repeated="999"/>
        </table:table-row>
        <table:table-row table:style-name="ro1">
          <table:table-cell table:style-name="ce5" table:formula="of:=([.B208]-[.B207])/[.B207]" office:value-type="percentage" office:value="-0.00330001974370786" calcext:value-type="percentage">
            <text:p>-0.33%</text:p>
          </table:table-cell>
          <table:table-cell office:value-type="float" office:value="1060.12" calcext:value-type="float">
            <text:p>1060.12</text:p>
          </table:table-cell>
          <table:table-cell table:style-name="ce7" table:formula="of:=[.A208]-[.$T$1]" office:value-type="percentage" office:value="-0.00440001974370786" calcext:value-type="percentage">
            <text:p>-0.44%</text:p>
          </table:table-cell>
          <table:table-cell table:style-name="ce1" table:formula="of:=[.B208]-[.$V$1]" office:value-type="float" office:value="89.6350000000001" calcext:value-type="float">
            <text:p>89.635</text:p>
          </table:table-cell>
          <table:table-cell table:style-name="ce7" table:formula="of:=SUM([.C207:.C208])" office:value-type="percentage" office:value="0" calcext:value-type="percentage">
            <text:p>0.00%</text:p>
          </table:table-cell>
          <table:table-cell table:style-name="ce8" table:formula="of:=MAX([.$C$1:.C208])-MIN([.$C$1:.C208])" office:value-type="float" office:value="0.0821743754426779" calcext:value-type="float">
            <text:p>0.0821743754</text:p>
          </table:table-cell>
          <table:table-cell table:style-name="ce1" table:formula="of:=STDEV([.D207:.D208])" office:value-type="float" office:value="2.48194480196478" calcext:value-type="float">
            <text:p>2.481944802</text:p>
          </table:table-cell>
          <table:table-cell table:style-name="ce1" table:formula="of:=[.F208]/[.G208]" office:value-type="float" office:value="0.0331088650229556" calcext:value-type="float">
            <text:p>0.033108865</text:p>
          </table:table-cell>
          <table:table-cell table:style-name="ce1" table:formula="of:=SUM([.$D$1:.D208])" office:value-type="float" office:value="-275.1" calcext:value-type="float">
            <text:p>-275.1</text:p>
          </table:table-cell>
          <table:table-cell table:style-name="ce1" table:formula="of:=MAX([.$D$1:.D208])-MIN([.$D$1:.D208])" office:value-type="float" office:value="262.71" calcext:value-type="float">
            <text:p>262.71</text:p>
          </table:table-cell>
          <table:table-cell table:style-name="ce1" table:formula="of:=STDEV([.$D$1:.D208])" office:value-type="float" office:value="65.3176447593289" calcext:value-type="float">
            <text:p>65.3176447593</text:p>
          </table:table-cell>
          <table:table-cell table:style-name="ce1" table:formula="of:=[.J208]/[.K208]" office:value-type="float" office:value="4.02203724534141" calcext:value-type="float">
            <text:p>4.0220372453</text:p>
          </table:table-cell>
          <table:table-cell table:style-name="ce1" table:formula="of:=SLOPE([.H168:.H208];[.X168:.X208])" office:value-type="float" office:value="-2.76479159681491" calcext:value-type="float">
            <text:p>-2.7647915968</text:p>
          </table:table-cell>
          <table:table-cell table:style-name="ce9" table:formula="of:=AVERAGE([.B194:.B208])" office:value-type="float" office:value="1044.14933333333" calcext:value-type="float">
            <text:p>1044.1493333333</text:p>
          </table:table-cell>
          <table:table-cell table:style-name="ce1" table:formula="of:=[.B208]-[.N208]" office:value-type="float" office:value="15.9706666666666" calcext:value-type="float">
            <text:p>15.9706666667</text:p>
          </table:table-cell>
          <table:table-cell table:style-name="ce15" table:formula="of:=IF(([.M208] &gt; [.U205]);(1-(([.M208]-[.$O$52])/[.$P$52]));(([.M208]-[.$O$52])/[.$P$52]))" office:value-type="float" office:value="0.840644188192834" calcext:value-type="float">
            <text:p>0.841</text:p>
          </table:table-cell>
          <table:table-cell table:style-name="ce13" table:number-columns-repeated="3"/>
          <table:table-cell table:style-name="ce13" table:formula="of:=[.P208] - AVERAGE([.P203:.P208])" office:value-type="float" office:value="0.416478444649563" calcext:value-type="float">
            <text:p>0.416</text:p>
          </table:table-cell>
          <table:table-cell table:style-name="ce13" table:formula="of:=[.O208]-[.O207]" office:value-type="float" office:value="-6.83999999999992" calcext:value-type="float">
            <text:p>-6.840</text:p>
          </table:table-cell>
          <table:table-cell table:style-name="ce13" table:formula="of:=AVERAGE([.P203:.P208])" office:value-type="float" office:value="0.424165743543272" calcext:value-type="float">
            <text:p>0.424</text:p>
          </table:table-cell>
          <table:table-cell table:style-name="ce1"/>
          <table:table-cell table:style-name="ce2" table:formula="of:=LOG([.Y208])" office:value-type="float" office:value="2.66558099101795" calcext:value-type="float">
            <text:p>2.665580991</text:p>
          </table:table-cell>
          <table:table-cell table:style-name="ce3" table:formula="of:=[.Y207]+1" office:value-type="float" office:value="463" calcext:value-type="float">
            <text:p>463</text:p>
          </table:table-cell>
          <table:table-cell table:number-columns-repeated="999"/>
        </table:table-row>
        <table:table-row table:style-name="ro1">
          <table:table-cell table:style-name="ce5" table:formula="of:=([.B209]-[.B208])/[.B208]" office:value-type="percentage" office:value="-0.00318831830358838" calcext:value-type="percentage">
            <text:p>-0.32%</text:p>
          </table:table-cell>
          <table:table-cell office:value-type="float" office:value="1056.74" calcext:value-type="float">
            <text:p>1056.74</text:p>
          </table:table-cell>
          <table:table-cell table:style-name="ce7" table:formula="of:=[.A209]-[.$T$1]" office:value-type="percentage" office:value="-0.00428831830358838" calcext:value-type="percentage">
            <text:p>-0.43%</text:p>
          </table:table-cell>
          <table:table-cell table:style-name="ce1" table:formula="of:=[.B209]-[.$V$1]" office:value-type="float" office:value="86.255" calcext:value-type="float">
            <text:p>86.255</text:p>
          </table:table-cell>
          <table:table-cell table:style-name="ce7" table:formula="of:=SUM([.C208:.C209])" office:value-type="percentage" office:value="0" calcext:value-type="percentage">
            <text:p>0.00%</text:p>
          </table:table-cell>
          <table:table-cell table:style-name="ce8" table:formula="of:=MAX([.$C$1:.C209])-MIN([.$C$1:.C209])" office:value-type="float" office:value="0.0821743754426779" calcext:value-type="float">
            <text:p>0.0821743754</text:p>
          </table:table-cell>
          <table:table-cell table:style-name="ce1" table:formula="of:=STDEV([.D208:.D209])" office:value-type="float" office:value="2.39002092041061" calcext:value-type="float">
            <text:p>2.3900209204</text:p>
          </table:table-cell>
          <table:table-cell table:style-name="ce1" table:formula="of:=[.F209]/[.G209]" office:value-type="float" office:value="0.0343822829084527" calcext:value-type="float">
            <text:p>0.0343822829</text:p>
          </table:table-cell>
          <table:table-cell table:style-name="ce1" table:formula="of:=SUM([.$D$1:.D209])" office:value-type="float" office:value="-275.1" calcext:value-type="float">
            <text:p>-275.1</text:p>
          </table:table-cell>
          <table:table-cell table:style-name="ce1" table:formula="of:=MAX([.$D$1:.D209])-MIN([.$D$1:.D209])" office:value-type="float" office:value="262.71" calcext:value-type="float">
            <text:p>262.71</text:p>
          </table:table-cell>
          <table:table-cell table:style-name="ce1" table:formula="of:=STDEV([.$D$1:.D209])" office:value-type="float" office:value="65.660243321869" calcext:value-type="float">
            <text:p>65.6602433219</text:p>
          </table:table-cell>
          <table:table-cell table:style-name="ce1" table:formula="of:=[.J209]/[.K209]" office:value-type="float" office:value="4.00105127104366" calcext:value-type="float">
            <text:p>4.001051271</text:p>
          </table:table-cell>
          <table:table-cell table:style-name="ce1" table:formula="of:=SLOPE([.H169:.H209];[.X169:.X209])" office:value-type="float" office:value="-3.00629725998948" calcext:value-type="float">
            <text:p>-3.00629726</text:p>
          </table:table-cell>
          <table:table-cell table:style-name="ce9" table:formula="of:=AVERAGE([.B195:.B209])" office:value-type="float" office:value="1048.02" calcext:value-type="float">
            <text:p>1048.02</text:p>
          </table:table-cell>
          <table:table-cell table:style-name="ce1" table:formula="of:=[.B209]-[.N209]" office:value-type="float" office:value="8.72000000000003" calcext:value-type="float">
            <text:p>8.72</text:p>
          </table:table-cell>
          <table:table-cell table:style-name="ce15" table:formula="of:=IF(([.M209] &gt; [.U206]);(1-(([.M209]-[.$O$52])/[.$P$52]));(([.M209]-[.$O$52])/[.$P$52]))" office:value-type="float" office:value="0.86258129993546" calcext:value-type="float">
            <text:p>0.863</text:p>
          </table:table-cell>
          <table:table-cell table:style-name="ce13" table:number-columns-repeated="3"/>
          <table:table-cell table:style-name="ce13" table:formula="of:=[.P209] - AVERAGE([.P204:.P209])" office:value-type="float" office:value="0.387793564243456" calcext:value-type="float">
            <text:p>0.388</text:p>
          </table:table-cell>
          <table:table-cell table:style-name="ce13" table:formula="of:=[.O209]-[.O208]" office:value-type="float" office:value="-7.25066666666658" calcext:value-type="float">
            <text:p>-7.251</text:p>
          </table:table-cell>
          <table:table-cell table:style-name="ce13" table:formula="of:=AVERAGE([.P204:.P209])" office:value-type="float" office:value="0.474787735692004" calcext:value-type="float">
            <text:p>0.475</text:p>
          </table:table-cell>
          <table:table-cell table:style-name="ce1"/>
          <table:table-cell table:style-name="ce2" table:formula="of:=LOG([.Y209])" office:value-type="float" office:value="2.66651798055488" calcext:value-type="float">
            <text:p>2.6665179806</text:p>
          </table:table-cell>
          <table:table-cell table:style-name="ce3" table:formula="of:=[.Y208]+1" office:value-type="float" office:value="464" calcext:value-type="float">
            <text:p>464</text:p>
          </table:table-cell>
          <table:table-cell table:number-columns-repeated="999"/>
        </table:table-row>
        <table:table-row table:style-name="ro1">
          <table:table-cell table:style-name="ce5" table:formula="of:=([.B210]-[.B209])/[.B209]" office:value-type="percentage" office:value="-0.00697427938755029" calcext:value-type="percentage">
            <text:p>-0.70%</text:p>
          </table:table-cell>
          <table:table-cell office:value-type="float" office:value="1049.37" calcext:value-type="float">
            <text:p>1049.37</text:p>
          </table:table-cell>
          <table:table-cell table:style-name="ce7" table:formula="of:=[.A210]-[.$T$1]" office:value-type="percentage" office:value="-0.00807427938755029" calcext:value-type="percentage">
            <text:p>-0.81%</text:p>
          </table:table-cell>
          <table:table-cell table:style-name="ce1" table:formula="of:=[.B210]-[.$V$1]" office:value-type="float" office:value="78.8850000000001" calcext:value-type="float">
            <text:p>78.885</text:p>
          </table:table-cell>
          <table:table-cell table:style-name="ce7" table:formula="of:=SUM([.C209:.C210])" office:value-type="percentage" office:value="0" calcext:value-type="percentage">
            <text:p>0.00%</text:p>
          </table:table-cell>
          <table:table-cell table:style-name="ce8" table:formula="of:=MAX([.$C$1:.C210])-MIN([.$C$1:.C210])" office:value-type="float" office:value="0.0821743754426779" calcext:value-type="float">
            <text:p>0.0821743754</text:p>
          </table:table-cell>
          <table:table-cell table:style-name="ce1" table:formula="of:=STDEV([.D209:.D210])" office:value-type="float" office:value="5.21137697734478" calcext:value-type="float">
            <text:p>5.2113769773</text:p>
          </table:table-cell>
          <table:table-cell table:style-name="ce1" table:formula="of:=[.F210]/[.G210]" office:value-type="float" office:value="0.0157682654315571" calcext:value-type="float">
            <text:p>0.0157682654</text:p>
          </table:table-cell>
          <table:table-cell table:style-name="ce1" table:formula="of:=SUM([.$D$1:.D210])" office:value-type="float" office:value="-275.1" calcext:value-type="float">
            <text:p>-275.1</text:p>
          </table:table-cell>
          <table:table-cell table:style-name="ce1" table:formula="of:=MAX([.$D$1:.D210])-MIN([.$D$1:.D210])" office:value-type="float" office:value="262.71" calcext:value-type="float">
            <text:p>262.71</text:p>
          </table:table-cell>
          <table:table-cell table:style-name="ce1" table:formula="of:=STDEV([.$D$1:.D210])" office:value-type="float" office:value="65.9331781757933" calcext:value-type="float">
            <text:p>65.9331781758</text:p>
          </table:table-cell>
          <table:table-cell table:style-name="ce1" table:formula="of:=[.J210]/[.K210]" office:value-type="float" office:value="3.98448864848519" calcext:value-type="float">
            <text:p>3.9844886485</text:p>
          </table:table-cell>
          <table:table-cell table:style-name="ce1" table:formula="of:=SLOPE([.H170:.H210];[.X170:.X210])" office:value-type="float" office:value="-3.78093820096744" calcext:value-type="float">
            <text:p>-3.780938201</text:p>
          </table:table-cell>
          <table:table-cell table:style-name="ce9" table:formula="of:=AVERAGE([.B196:.B210])" office:value-type="float" office:value="1050.968" calcext:value-type="float">
            <text:p>1050.968</text:p>
          </table:table-cell>
          <table:table-cell table:style-name="ce1" table:formula="of:=[.B210]-[.N210]" office:value-type="float" office:value="-1.59799999999996" calcext:value-type="float">
            <text:p>-1.598</text:p>
          </table:table-cell>
          <table:table-cell table:style-name="ce15" table:formula="of:=IF(([.M210] &gt; [.U207]);(1-(([.M210]-[.$O$52])/[.$P$52]));(([.M210]-[.$O$52])/[.$P$52]))" office:value-type="float" office:value="0.932945632842896" calcext:value-type="float">
            <text:p>0.933</text:p>
          </table:table-cell>
          <table:table-cell table:style-name="ce13" table:number-columns-repeated="3"/>
          <table:table-cell table:style-name="ce13" table:formula="of:=[.P210] - AVERAGE([.P205:.P210])" office:value-type="float" office:value="0.364885421253713" calcext:value-type="float">
            <text:p>0.365</text:p>
          </table:table-cell>
          <table:table-cell table:style-name="ce13" table:formula="of:=[.O210]-[.O209]" office:value-type="float" office:value="-10.318" calcext:value-type="float">
            <text:p>-10.318</text:p>
          </table:table-cell>
          <table:table-cell table:style-name="ce13" table:formula="of:=AVERAGE([.P205:.P210])" office:value-type="float" office:value="0.568060211589183" calcext:value-type="float">
            <text:p>0.568</text:p>
          </table:table-cell>
          <table:table-cell table:style-name="ce1"/>
          <table:table-cell table:style-name="ce2" table:formula="of:=LOG([.Y210])" office:value-type="float" office:value="2.66745295288995" calcext:value-type="float">
            <text:p>2.6674529529</text:p>
          </table:table-cell>
          <table:table-cell table:style-name="ce3" table:formula="of:=[.Y209]+1" office:value-type="float" office:value="465" calcext:value-type="float">
            <text:p>465</text:p>
          </table:table-cell>
          <table:table-cell table:number-columns-repeated="999"/>
        </table:table-row>
        <table:table-row table:style-name="ro1">
          <table:table-cell table:style-name="ce5" table:formula="of:=([.B211]-[.B210])/[.B210]" office:value-type="percentage" office:value="-0.00117213185053891" calcext:value-type="percentage">
            <text:p>-0.12%</text:p>
          </table:table-cell>
          <table:table-cell office:value-type="float" office:value="1048.14" calcext:value-type="float">
            <text:p>1048.14</text:p>
          </table:table-cell>
          <table:table-cell table:style-name="ce7" table:formula="of:=[.A211]-[.$T$1]" office:value-type="percentage" office:value="-0.00227213185053891" calcext:value-type="percentage">
            <text:p>-0.23%</text:p>
          </table:table-cell>
          <table:table-cell table:style-name="ce1" table:formula="of:=[.B211]-[.$V$1]" office:value-type="float" office:value="77.6550000000001" calcext:value-type="float">
            <text:p>77.655</text:p>
          </table:table-cell>
          <table:table-cell table:style-name="ce7" table:formula="of:=SUM([.C210:.C211])" office:value-type="percentage" office:value="0" calcext:value-type="percentage">
            <text:p>0.00%</text:p>
          </table:table-cell>
          <table:table-cell table:style-name="ce8" table:formula="of:=MAX([.$C$1:.C211])-MIN([.$C$1:.C211])" office:value-type="float" office:value="0.0821743754426779" calcext:value-type="float">
            <text:p>0.0821743754</text:p>
          </table:table-cell>
          <table:table-cell table:style-name="ce1" table:formula="of:=STDEV([.D210:.D211])" office:value-type="float" office:value="0.869741340859466" calcext:value-type="float">
            <text:p>0.8697413409</text:p>
          </table:table-cell>
          <table:table-cell table:style-name="ce1" table:formula="of:=[.F211]/[.G211]" office:value-type="float" office:value="0.0944813953094082" calcext:value-type="float">
            <text:p>0.0944813953</text:p>
          </table:table-cell>
          <table:table-cell table:style-name="ce1" table:formula="of:=SUM([.$D$1:.D211])" office:value-type="float" office:value="-275.1" calcext:value-type="float">
            <text:p>-275.1</text:p>
          </table:table-cell>
          <table:table-cell table:style-name="ce1" table:formula="of:=MAX([.$D$1:.D211])-MIN([.$D$1:.D211])" office:value-type="float" office:value="262.71" calcext:value-type="float">
            <text:p>262.71</text:p>
          </table:table-cell>
          <table:table-cell table:style-name="ce1" table:formula="of:=STDEV([.$D$1:.D211])" office:value-type="float" office:value="66.1888790496128" calcext:value-type="float">
            <text:p>66.1888790496</text:p>
          </table:table-cell>
          <table:table-cell table:style-name="ce1" table:formula="of:=[.J211]/[.K211]" office:value-type="float" office:value="3.9690957721626" calcext:value-type="float">
            <text:p>3.9690957722</text:p>
          </table:table-cell>
          <table:table-cell table:style-name="ce1" table:formula="of:=SLOPE([.H171:.H211];[.X171:.X211])" office:value-type="float" office:value="-4.08981767940932" calcext:value-type="float">
            <text:p>-4.0898176794</text:p>
          </table:table-cell>
          <table:table-cell table:style-name="ce9" table:formula="of:=AVERAGE([.B197:.B211])" office:value-type="float" office:value="1052.952" calcext:value-type="float">
            <text:p>1052.952</text:p>
          </table:table-cell>
          <table:table-cell table:style-name="ce1" table:formula="of:=[.B211]-[.N211]" office:value-type="float" office:value="-4.8119999999999" calcext:value-type="float">
            <text:p>-4.812</text:p>
          </table:table-cell>
          <table:table-cell table:style-name="ce15" table:formula="of:=IF(([.M211] &gt; [.U208]);(1-(([.M211]-[.$O$52])/[.$P$52]));(([.M211]-[.$O$52])/[.$P$52]))" office:value-type="float" office:value="0.961002629703817" calcext:value-type="float">
            <text:p>0.961</text:p>
          </table:table-cell>
          <table:table-cell table:style-name="ce13" table:number-columns-repeated="3"/>
          <table:table-cell table:style-name="ce13" table:formula="of:=[.P211] - AVERAGE([.P206:.P211])" office:value-type="float" office:value="0.284926979109243" calcext:value-type="float">
            <text:p>0.285</text:p>
          </table:table-cell>
          <table:table-cell table:style-name="ce13" table:formula="of:=[.O211]-[.O210]" office:value-type="float" office:value="-3.21399999999994" calcext:value-type="float">
            <text:p>-3.214</text:p>
          </table:table-cell>
          <table:table-cell table:style-name="ce13" table:formula="of:=AVERAGE([.P206:.P211])" office:value-type="float" office:value="0.676075650594574" calcext:value-type="float">
            <text:p>0.676</text:p>
          </table:table-cell>
          <table:table-cell table:style-name="ce1"/>
          <table:table-cell table:style-name="ce2" table:formula="of:=LOG([.Y211])" office:value-type="float" office:value="2.66838591669" calcext:value-type="float">
            <text:p>2.6683859167</text:p>
          </table:table-cell>
          <table:table-cell table:style-name="ce3" table:formula="of:=[.Y210]+1" office:value-type="float" office:value="466" calcext:value-type="float">
            <text:p>466</text:p>
          </table:table-cell>
          <table:table-cell table:number-columns-repeated="999"/>
        </table:table-row>
        <table:table-row table:style-name="ro1">
          <table:table-cell table:style-name="ce5" table:formula="of:=([.B212]-[.B211])/[.B211]" office:value-type="percentage" office:value="-0.00166008357662145" calcext:value-type="percentage">
            <text:p>-0.17%</text:p>
          </table:table-cell>
          <table:table-cell office:value-type="float" office:value="1046.4" calcext:value-type="float">
            <text:p>1046.4</text:p>
          </table:table-cell>
          <table:table-cell table:style-name="ce7" table:formula="of:=[.A212]-[.$T$1]" office:value-type="percentage" office:value="-0.00276008357662145" calcext:value-type="percentage">
            <text:p>-0.28%</text:p>
          </table:table-cell>
          <table:table-cell table:style-name="ce1" table:formula="of:=[.B212]-[.$V$1]" office:value-type="float" office:value="75.9150000000001" calcext:value-type="float">
            <text:p>75.915</text:p>
          </table:table-cell>
          <table:table-cell table:style-name="ce7" table:formula="of:=SUM([.C211:.C212])" office:value-type="percentage" office:value="0" calcext:value-type="percentage">
            <text:p>0.00%</text:p>
          </table:table-cell>
          <table:table-cell table:style-name="ce8" table:formula="of:=MAX([.$C$1:.C212])-MIN([.$C$1:.C212])" office:value-type="float" office:value="0.0821743754426779" calcext:value-type="float">
            <text:p>0.0821743754</text:p>
          </table:table-cell>
          <table:table-cell table:style-name="ce1" table:formula="of:=STDEV([.D211:.D212])" office:value-type="float" office:value="1.2303657992646" calcext:value-type="float">
            <text:p>1.2303657993</text:p>
          </table:table-cell>
          <table:table-cell table:style-name="ce1" table:formula="of:=[.F212]/[.G212]" office:value-type="float" office:value="0.0667885725463064" calcext:value-type="float">
            <text:p>0.0667885725</text:p>
          </table:table-cell>
          <table:table-cell table:style-name="ce1" table:formula="of:=SUM([.$D$1:.D212])" office:value-type="float" office:value="-275.1" calcext:value-type="float">
            <text:p>-275.1</text:p>
          </table:table-cell>
          <table:table-cell table:style-name="ce1" table:formula="of:=MAX([.$D$1:.D212])-MIN([.$D$1:.D212])" office:value-type="float" office:value="262.71" calcext:value-type="float">
            <text:p>262.71</text:p>
          </table:table-cell>
          <table:table-cell table:style-name="ce1" table:formula="of:=STDEV([.$D$1:.D212])" office:value-type="float" office:value="66.4242593300877" calcext:value-type="float">
            <text:p>66.4242593301</text:p>
          </table:table-cell>
          <table:table-cell table:style-name="ce1" table:formula="of:=[.J212]/[.K212]" office:value-type="float" office:value="3.95503092769906" calcext:value-type="float">
            <text:p>3.9550309277</text:p>
          </table:table-cell>
          <table:table-cell table:style-name="ce1" table:formula="of:=SLOPE([.H172:.H212];[.X172:.X212])" office:value-type="float" office:value="-3.76584950770702" calcext:value-type="float">
            <text:p>-3.7658495077</text:p>
          </table:table-cell>
          <table:table-cell table:style-name="ce9" table:formula="of:=AVERAGE([.B198:.B212])" office:value-type="float" office:value="1053.98333333333" calcext:value-type="float">
            <text:p>1053.9833333333</text:p>
          </table:table-cell>
          <table:table-cell table:style-name="ce1" table:formula="of:=[.B212]-[.N212]" office:value-type="float" office:value="-7.58333333333326" calcext:value-type="float">
            <text:p>-7.5833333333</text:p>
          </table:table-cell>
          <table:table-cell table:style-name="ce15" table:formula="of:=IF(([.M212] &gt; [.U209]);(1-(([.M212]-[.$O$52])/[.$P$52]));(([.M212]-[.$O$52])/[.$P$52]))" office:value-type="float" office:value="0.93157505483759" calcext:value-type="float">
            <text:p>0.932</text:p>
          </table:table-cell>
          <table:table-cell table:style-name="ce13" table:number-columns-repeated="3"/>
          <table:table-cell table:style-name="ce13" table:formula="of:=[.P212] - AVERAGE([.P207:.P212])" office:value-type="float" office:value="0.141167675535852" calcext:value-type="float">
            <text:p>0.141</text:p>
          </table:table-cell>
          <table:table-cell table:style-name="ce13" table:formula="of:=[.O212]-[.O211]" office:value-type="float" office:value="-2.77133333333336" calcext:value-type="float">
            <text:p>-2.771</text:p>
          </table:table-cell>
          <table:table-cell table:style-name="ce13" table:formula="of:=AVERAGE([.P207:.P212])" office:value-type="float" office:value="0.790407379301738" calcext:value-type="float">
            <text:p>0.790</text:p>
          </table:table-cell>
          <table:table-cell table:style-name="ce1"/>
          <table:table-cell table:style-name="ce2" table:formula="of:=LOG([.Y212])" office:value-type="float" office:value="2.66931688056611" calcext:value-type="float">
            <text:p>2.6693168806</text:p>
          </table:table-cell>
          <table:table-cell table:style-name="ce3" table:formula="of:=[.Y211]+1" office:value-type="float" office:value="467" calcext:value-type="float">
            <text:p>467</text:p>
          </table:table-cell>
          <table:table-cell table:number-columns-repeated="999"/>
        </table:table-row>
        <table:table-row table:style-name="ro1">
          <table:table-cell table:style-name="ce5" table:formula="of:=([.B213]-[.B212])/[.B212]" office:value-type="percentage" office:value="0.0177752293577981" calcext:value-type="percentage">
            <text:p>1.78%</text:p>
          </table:table-cell>
          <table:table-cell office:value-type="float" office:value="1065" calcext:value-type="float">
            <text:p>1065</text:p>
          </table:table-cell>
          <table:table-cell table:style-name="ce7" table:formula="of:=[.A213]-[.$T$1]" office:value-type="percentage" office:value="0.0166752293577981" calcext:value-type="percentage">
            <text:p>1.67%</text:p>
          </table:table-cell>
          <table:table-cell table:style-name="ce1" table:formula="of:=[.B213]-[.$V$1]" office:value-type="float" office:value="94.515" calcext:value-type="float">
            <text:p>94.515</text:p>
          </table:table-cell>
          <table:table-cell table:style-name="ce7" table:formula="of:=SUM([.C212:.C213])" office:value-type="percentage" office:value="0" calcext:value-type="percentage">
            <text:p>0.00%</text:p>
          </table:table-cell>
          <table:table-cell table:style-name="ce8" table:formula="of:=MAX([.$C$1:.C213])-MIN([.$C$1:.C213])" office:value-type="float" office:value="0.0821743754426779" calcext:value-type="float">
            <text:p>0.0821743754</text:p>
          </table:table-cell>
          <table:table-cell table:style-name="ce1" table:formula="of:=STDEV([.D212:.D213])" office:value-type="float" office:value="13.1521861300697" calcext:value-type="float">
            <text:p>13.1521861301</text:p>
          </table:table-cell>
          <table:table-cell table:style-name="ce1" table:formula="of:=[.F213]/[.G213]" office:value-type="float" office:value="0.00624796323820292" calcext:value-type="float">
            <text:p>0.0062479632</text:p>
          </table:table-cell>
          <table:table-cell table:style-name="ce1" table:formula="of:=SUM([.$D$1:.D213])" office:value-type="float" office:value="-275.1" calcext:value-type="float">
            <text:p>-275.1</text:p>
          </table:table-cell>
          <table:table-cell table:style-name="ce1" table:formula="of:=MAX([.$D$1:.D213])-MIN([.$D$1:.D213])" office:value-type="float" office:value="262.71" calcext:value-type="float">
            <text:p>262.71</text:p>
          </table:table-cell>
          <table:table-cell table:style-name="ce1" table:formula="of:=STDEV([.$D$1:.D213])" office:value-type="float" office:value="66.8018523614906" calcext:value-type="float">
            <text:p>66.8018523615</text:p>
          </table:table-cell>
          <table:table-cell table:style-name="ce1" table:formula="of:=[.J213]/[.K213]" office:value-type="float" office:value="3.93267537819722" calcext:value-type="float">
            <text:p>3.9326753782</text:p>
          </table:table-cell>
          <table:table-cell table:style-name="ce1" table:formula="of:=SLOPE([.H173:.H213];[.X173:.X213])" office:value-type="float" office:value="-4.51913972876916" calcext:value-type="float">
            <text:p>-4.5191397288</text:p>
          </table:table-cell>
          <table:table-cell table:style-name="ce9" table:formula="of:=AVERAGE([.B199:.B213])" office:value-type="float" office:value="1055.84666666667" calcext:value-type="float">
            <text:p>1055.8466666667</text:p>
          </table:table-cell>
          <table:table-cell table:style-name="ce1" table:formula="of:=[.B213]-[.N213]" office:value-type="float" office:value="9.15333333333319" calcext:value-type="float">
            <text:p>9.1533333333</text:p>
          </table:table-cell>
          <table:table-cell table:style-name="ce15" table:formula="of:=IF(([.M213] &gt; [.U210]);(1-(([.M213]-[.$O$52])/[.$P$52]));(([.M213]-[.$O$52])/[.$P$52]))" office:value-type="float" office:value="0.999999999979031" calcext:value-type="float">
            <text:p>1.000</text:p>
          </table:table-cell>
          <table:table-cell table:style-name="ce13" table:number-columns-repeated="3"/>
          <table:table-cell table:style-name="ce13" table:formula="of:=[.P213] - AVERAGE([.P208:.P213])" office:value-type="float" office:value="0.0785418657304268" calcext:value-type="float">
            <text:p>0.079</text:p>
          </table:table-cell>
          <table:table-cell table:style-name="ce13" table:formula="of:=[.O213]-[.O212]" office:value-type="float" office:value="16.7366666666665" calcext:value-type="float">
            <text:p>16.737</text:p>
          </table:table-cell>
          <table:table-cell table:style-name="ce13" table:formula="of:=AVERAGE([.P208:.P213])" office:value-type="float" office:value="0.921458134248605" calcext:value-type="float">
            <text:p>0.921</text:p>
          </table:table-cell>
          <table:table-cell table:style-name="ce1"/>
          <table:table-cell table:style-name="ce2" table:formula="of:=LOG([.Y213])" office:value-type="float" office:value="2.67024585307412" calcext:value-type="float">
            <text:p>2.6702458531</text:p>
          </table:table-cell>
          <table:table-cell table:style-name="ce3" table:formula="of:=[.Y212]+1" office:value-type="float" office:value="468" calcext:value-type="float">
            <text:p>468</text:p>
          </table:table-cell>
          <table:table-cell table:number-columns-repeated="999"/>
        </table:table-row>
        <table:table-row table:style-name="ro1">
          <table:table-cell table:style-name="ce5" table:formula="of:=([.B214]-[.B213])/[.B213]" office:value-type="percentage" office:value="0.0164131455399061" calcext:value-type="percentage">
            <text:p>1.64%</text:p>
          </table:table-cell>
          <table:table-cell office:value-type="float" office:value="1082.48" calcext:value-type="float">
            <text:p>1082.48</text:p>
          </table:table-cell>
          <table:table-cell table:style-name="ce7" table:formula="of:=[.A214]-[.$T$1]" office:value-type="percentage" office:value="0.0153131455399061" calcext:value-type="percentage">
            <text:p>1.53%</text:p>
          </table:table-cell>
          <table:table-cell table:style-name="ce1" table:formula="of:=[.B214]-[.$V$1]" office:value-type="float" office:value="111.995" calcext:value-type="float">
            <text:p>111.995</text:p>
          </table:table-cell>
          <table:table-cell table:style-name="ce7" table:formula="of:=SUM([.C213:.C214])" office:value-type="percentage" office:value="0" calcext:value-type="percentage">
            <text:p>0.00%</text:p>
          </table:table-cell>
          <table:table-cell table:style-name="ce8" table:formula="of:=MAX([.$C$1:.C214])-MIN([.$C$1:.C214])" office:value-type="float" office:value="0.0821743754426779" calcext:value-type="float">
            <text:p>0.0821743754</text:p>
          </table:table-cell>
          <table:table-cell table:style-name="ce1" table:formula="of:=STDEV([.D213:.D214])" office:value-type="float" office:value="12.3602265351409" calcext:value-type="float">
            <text:p>12.3602265351</text:p>
          </table:table-cell>
          <table:table-cell table:style-name="ce1" table:formula="of:=[.F214]/[.G214]" office:value-type="float" office:value="0.00664829040220673" calcext:value-type="float">
            <text:p>0.0066482904</text:p>
          </table:table-cell>
          <table:table-cell table:style-name="ce1" table:formula="of:=SUM([.$D$1:.D214])" office:value-type="float" office:value="-275.1" calcext:value-type="float">
            <text:p>-275.1</text:p>
          </table:table-cell>
          <table:table-cell table:style-name="ce1" table:formula="of:=MAX([.$D$1:.D214])-MIN([.$D$1:.D214])" office:value-type="float" office:value="268.05" calcext:value-type="float">
            <text:p>268.05</text:p>
          </table:table-cell>
          <table:table-cell table:style-name="ce1" table:formula="of:=STDEV([.$D$1:.D214])" office:value-type="float" office:value="67.3282906002426" calcext:value-type="float">
            <text:p>67.3282906002</text:p>
          </table:table-cell>
          <table:table-cell table:style-name="ce1" table:formula="of:=[.J214]/[.K214]" office:value-type="float" office:value="3.98123875729342" calcext:value-type="float">
            <text:p>3.9812387573</text:p>
          </table:table-cell>
          <table:table-cell table:style-name="ce1" table:formula="of:=SLOPE([.H174:.H214];[.X174:.X214])" office:value-type="float" office:value="0.255794703927147" calcext:value-type="float">
            <text:p>0.2557947039</text:p>
          </table:table-cell>
          <table:table-cell table:style-name="ce9" table:formula="of:=AVERAGE([.B200:.B214])" office:value-type="float" office:value="1058.60533333333" calcext:value-type="float">
            <text:p>1058.6053333333</text:p>
          </table:table-cell>
          <table:table-cell table:style-name="ce1" table:formula="of:=[.B214]-[.N214]" office:value-type="float" office:value="23.8746666666666" calcext:value-type="float">
            <text:p>23.8746666667</text:p>
          </table:table-cell>
          <table:table-cell table:style-name="ce15" table:formula="of:=IF(([.M214] &gt; [.U211]);(1-(([.M214]-[.$O$52])/[.$P$52]));(([.M214]-[.$O$52])/[.$P$52]))" office:value-type="float" office:value="0.56626992161621" calcext:value-type="float">
            <text:p>0.566</text:p>
          </table:table-cell>
          <table:table-cell table:style-name="ce13" table:number-columns-repeated="3"/>
          <table:table-cell table:style-name="ce13" table:formula="of:=[.P214] - AVERAGE([.P209:.P214])" office:value-type="float" office:value="-0.309459168202957" calcext:value-type="float">
            <text:p>-0.309</text:p>
          </table:table-cell>
          <table:table-cell table:style-name="ce13" table:formula="of:=[.O214]-[.O213]" office:value-type="float" office:value="14.7213333333334" calcext:value-type="float">
            <text:p>14.721</text:p>
          </table:table-cell>
          <table:table-cell table:style-name="ce13" table:formula="of:=AVERAGE([.P209:.P214])" office:value-type="float" office:value="0.875729089819167" calcext:value-type="float">
            <text:p>0.876</text:p>
          </table:table-cell>
          <table:table-cell table:style-name="ce1"/>
          <table:table-cell table:style-name="ce2" table:formula="of:=LOG([.Y214])" office:value-type="float" office:value="2.67117284271508" calcext:value-type="float">
            <text:p>2.6711728427</text:p>
          </table:table-cell>
          <table:table-cell table:style-name="ce3" table:formula="of:=[.Y213]+1" office:value-type="float" office:value="469" calcext:value-type="float">
            <text:p>469</text:p>
          </table:table-cell>
          <table:table-cell table:number-columns-repeated="999"/>
        </table:table-row>
        <table:table-row table:style-name="ro1">
          <table:table-cell table:style-name="ce5" table:formula="of:=([.B215]-[.B214])/[.B214]" office:value-type="percentage" office:value="0.00362131401965863" calcext:value-type="percentage">
            <text:p>0.36%</text:p>
          </table:table-cell>
          <table:table-cell office:value-type="float" office:value="1086.4" calcext:value-type="float">
            <text:p>1086.4</text:p>
          </table:table-cell>
          <table:table-cell table:style-name="ce7" table:formula="of:=[.A215]-[.$T$1]" office:value-type="percentage" office:value="0.00252131401965863" calcext:value-type="percentage">
            <text:p>0.25%</text:p>
          </table:table-cell>
          <table:table-cell table:style-name="ce1" table:formula="of:=[.B215]-[.$V$1]" office:value-type="float" office:value="115.915" calcext:value-type="float">
            <text:p>115.915</text:p>
          </table:table-cell>
          <table:table-cell table:style-name="ce7" table:formula="of:=SUM([.C214:.C215])" office:value-type="percentage" office:value="0" calcext:value-type="percentage">
            <text:p>0.00%</text:p>
          </table:table-cell>
          <table:table-cell table:style-name="ce8" table:formula="of:=MAX([.$C$1:.C215])-MIN([.$C$1:.C215])" office:value-type="float" office:value="0.0821743754426779" calcext:value-type="float">
            <text:p>0.0821743754</text:p>
          </table:table-cell>
          <table:table-cell table:style-name="ce1" table:formula="of:=STDEV([.D214:.D215])" office:value-type="float" office:value="2.77185858225132" calcext:value-type="float">
            <text:p>2.7718585823</text:p>
          </table:table-cell>
          <table:table-cell table:style-name="ce1" table:formula="of:=[.F215]/[.G215]" office:value-type="float" office:value="0.029645948018003" calcext:value-type="float">
            <text:p>0.029645948</text:p>
          </table:table-cell>
          <table:table-cell table:style-name="ce1" table:formula="of:=SUM([.$D$1:.D215])" office:value-type="float" office:value="-275.1" calcext:value-type="float">
            <text:p>-275.1</text:p>
          </table:table-cell>
          <table:table-cell table:style-name="ce1" table:formula="of:=MAX([.$D$1:.D215])-MIN([.$D$1:.D215])" office:value-type="float" office:value="271.97" calcext:value-type="float">
            <text:p>271.97</text:p>
          </table:table-cell>
          <table:table-cell table:style-name="ce1" table:formula="of:=STDEV([.$D$1:.D215])" office:value-type="float" office:value="67.8774945089524" calcext:value-type="float">
            <text:p>67.877494509</text:p>
          </table:table-cell>
          <table:table-cell table:style-name="ce1" table:formula="of:=[.J215]/[.K215]" office:value-type="float" office:value="4.00677723842812" calcext:value-type="float">
            <text:p>4.0067772384</text:p>
          </table:table-cell>
          <table:table-cell table:style-name="ce1" table:formula="of:=SLOPE([.H175:.H215];[.X175:.X215])" office:value-type="float" office:value="-0.122695976245572" calcext:value-type="float">
            <text:p>-0.1226959762</text:p>
          </table:table-cell>
          <table:table-cell table:style-name="ce9" table:formula="of:=AVERAGE([.B201:.B215])" office:value-type="float" office:value="1061.66666666667" calcext:value-type="float">
            <text:p>1061.6666666667</text:p>
          </table:table-cell>
          <table:table-cell table:style-name="ce1" table:formula="of:=[.B215]-[.N215]" office:value-type="float" office:value="24.7333333333333" calcext:value-type="float">
            <text:p>24.7333333333</text:p>
          </table:table-cell>
          <table:table-cell table:style-name="ce15" table:formula="of:=IF(([.M215] &gt; [.U212]);(1-(([.M215]-[.$O$52])/[.$P$52]));(([.M215]-[.$O$52])/[.$P$52]))" office:value-type="float" office:value="0.600650036083711" calcext:value-type="float">
            <text:p>0.601</text:p>
          </table:table-cell>
          <table:table-cell table:style-name="ce13" table:number-columns-repeated="3"/>
          <table:table-cell table:style-name="ce13" table:formula="of:=[.P215] - AVERAGE([.P210:.P215])" office:value-type="float" office:value="-0.231423843093498" calcext:value-type="float">
            <text:p>-0.231</text:p>
          </table:table-cell>
          <table:table-cell table:style-name="ce13" table:formula="of:=[.O215]-[.O214]" office:value-type="float" office:value="0.85866666666675" calcext:value-type="float">
            <text:p>0.859</text:p>
          </table:table-cell>
          <table:table-cell table:style-name="ce13" table:formula="of:=AVERAGE([.P210:.P215])" office:value-type="float" office:value="0.832073879177209" calcext:value-type="float">
            <text:p>0.832</text:p>
          </table:table-cell>
          <table:table-cell table:style-name="ce1"/>
          <table:table-cell table:style-name="ce2" table:formula="of:=LOG([.Y215])" office:value-type="float" office:value="2.67209785793572" calcext:value-type="float">
            <text:p>2.6720978579</text:p>
          </table:table-cell>
          <table:table-cell table:style-name="ce3" table:formula="of:=[.Y214]+1" office:value-type="float" office:value="470" calcext:value-type="float">
            <text:p>470</text:p>
          </table:table-cell>
          <table:table-cell table:number-columns-repeated="999"/>
        </table:table-row>
        <table:table-row table:style-name="ro1">
          <table:table-cell table:style-name="ce5" table:formula="of:=([.B216]-[.B215])/[.B215]" office:value-type="percentage" office:value="0.014571060382916" calcext:value-type="percentage">
            <text:p>1.46%</text:p>
          </table:table-cell>
          <table:table-cell office:value-type="float" office:value="1102.23" calcext:value-type="float">
            <text:p>1102.23</text:p>
          </table:table-cell>
          <table:table-cell table:style-name="ce7" table:formula="of:=[.A216]-[.$T$1]" office:value-type="percentage" office:value="0.013471060382916" calcext:value-type="percentage">
            <text:p>1.35%</text:p>
          </table:table-cell>
          <table:table-cell table:style-name="ce1" table:formula="of:=[.B216]-[.$V$1]" office:value-type="float" office:value="131.745" calcext:value-type="float">
            <text:p>131.745</text:p>
          </table:table-cell>
          <table:table-cell table:style-name="ce7" table:formula="of:=SUM([.C215:.C216])" office:value-type="percentage" office:value="0" calcext:value-type="percentage">
            <text:p>0.00%</text:p>
          </table:table-cell>
          <table:table-cell table:style-name="ce8" table:formula="of:=MAX([.$C$1:.C216])-MIN([.$C$1:.C216])" office:value-type="float" office:value="0.0821743754426779" calcext:value-type="float">
            <text:p>0.0821743754</text:p>
          </table:table-cell>
          <table:table-cell table:style-name="ce1" table:formula="of:=STDEV([.D215:.D216])" office:value-type="float" office:value="11.193500346183" calcext:value-type="float">
            <text:p>11.1935003462</text:p>
          </table:table-cell>
          <table:table-cell table:style-name="ce1" table:formula="of:=[.F216]/[.G216]" office:value-type="float" office:value="0.00734125813206407" calcext:value-type="float">
            <text:p>0.0073412581</text:p>
          </table:table-cell>
          <table:table-cell table:style-name="ce1" table:formula="of:=SUM([.$D$1:.D216])" office:value-type="float" office:value="-275.1" calcext:value-type="float">
            <text:p>-275.1</text:p>
          </table:table-cell>
          <table:table-cell table:style-name="ce1" table:formula="of:=MAX([.$D$1:.D216])-MIN([.$D$1:.D216])" office:value-type="float" office:value="287.8" calcext:value-type="float">
            <text:p>287.8</text:p>
          </table:table-cell>
          <table:table-cell table:style-name="ce1" table:formula="of:=STDEV([.$D$1:.D216])" office:value-type="float" office:value="68.5718455987429" calcext:value-type="float">
            <text:p>68.5718455987</text:p>
          </table:table-cell>
          <table:table-cell table:style-name="ce1" table:formula="of:=[.J216]/[.K216]" office:value-type="float" office:value="4.19705780830371" calcext:value-type="float">
            <text:p>4.1970578083</text:p>
          </table:table-cell>
          <table:table-cell table:style-name="ce1" table:formula="of:=SLOPE([.H176:.H216];[.X176:.X216])" office:value-type="float" office:value="-0.582392045155055" calcext:value-type="float">
            <text:p>-0.5823920452</text:p>
          </table:table-cell>
          <table:table-cell table:style-name="ce9" table:formula="of:=AVERAGE([.B202:.B216])" office:value-type="float" office:value="1065.77466666667" calcext:value-type="float">
            <text:p>1065.7746666667</text:p>
          </table:table-cell>
          <table:table-cell table:style-name="ce1" table:formula="of:=[.B216]-[.N216]" office:value-type="float" office:value="36.4553333333336" calcext:value-type="float">
            <text:p>36.4553333333</text:p>
          </table:table-cell>
          <table:table-cell table:style-name="ce15" table:formula="of:=IF(([.M216] &gt; [.U213]);(1-(([.M216]-[.$O$52])/[.$P$52]));(([.M216]-[.$O$52])/[.$P$52]))" office:value-type="float" office:value="0.357593576514211" calcext:value-type="float">
            <text:p>0.358</text:p>
          </table:table-cell>
          <table:table-cell table:style-name="ce13" table:number-columns-repeated="3"/>
          <table:table-cell table:style-name="ce13" table:formula="of:=[.P216] - AVERAGE([.P211:.P216])" office:value-type="float" office:value="-0.378588293274884" calcext:value-type="float">
            <text:p>-0.379</text:p>
          </table:table-cell>
          <table:table-cell table:style-name="ce13" table:formula="of:=[.O216]-[.O215]" office:value-type="float" office:value="11.7220000000002" calcext:value-type="float">
            <text:p>11.722</text:p>
          </table:table-cell>
          <table:table-cell table:style-name="ce13" table:formula="of:=AVERAGE([.P211:.P216])" office:value-type="float" office:value="0.736181869789095" calcext:value-type="float">
            <text:p>0.736</text:p>
          </table:table-cell>
          <table:table-cell table:style-name="ce1"/>
          <table:table-cell table:style-name="ce2" table:formula="of:=LOG([.Y216])" office:value-type="float" office:value="2.6730209071289" calcext:value-type="float">
            <text:p>2.6730209071</text:p>
          </table:table-cell>
          <table:table-cell table:style-name="ce3" table:formula="of:=[.Y215]+1" office:value-type="float" office:value="471" calcext:value-type="float">
            <text:p>471</text:p>
          </table:table-cell>
          <table:table-cell table:number-columns-repeated="999"/>
        </table:table-row>
        <table:table-row table:style-name="ro1">
          <table:table-cell table:style-name="ce5" table:formula="of:=([.B217]-[.B216])/[.B216]" office:value-type="percentage" office:value="0.00427315533055718" calcext:value-type="percentage">
            <text:p>0.43%</text:p>
          </table:table-cell>
          <table:table-cell office:value-type="float" office:value="1106.94" calcext:value-type="float">
            <text:p>1106.94</text:p>
          </table:table-cell>
          <table:table-cell table:style-name="ce7" table:formula="of:=[.A217]-[.$T$1]" office:value-type="percentage" office:value="0.00317315533055718" calcext:value-type="percentage">
            <text:p>0.32%</text:p>
          </table:table-cell>
          <table:table-cell table:style-name="ce1" table:formula="of:=[.B217]-[.$V$1]" office:value-type="float" office:value="136.455" calcext:value-type="float">
            <text:p>136.455</text:p>
          </table:table-cell>
          <table:table-cell table:style-name="ce7" table:formula="of:=SUM([.C216:.C217])" office:value-type="percentage" office:value="0" calcext:value-type="percentage">
            <text:p>0.00%</text:p>
          </table:table-cell>
          <table:table-cell table:style-name="ce8" table:formula="of:=MAX([.$C$1:.C217])-MIN([.$C$1:.C217])" office:value-type="float" office:value="0.0821743754426779" calcext:value-type="float">
            <text:p>0.0821743754</text:p>
          </table:table-cell>
          <table:table-cell table:style-name="ce1" table:formula="of:=STDEV([.D216:.D217])" office:value-type="float" office:value="3.33047293938866" calcext:value-type="float">
            <text:p>3.3304729394</text:p>
          </table:table-cell>
          <table:table-cell table:style-name="ce1" table:formula="of:=[.F217]/[.G217]" office:value-type="float" office:value="0.0246734853992724" calcext:value-type="float">
            <text:p>0.0246734854</text:p>
          </table:table-cell>
          <table:table-cell table:style-name="ce1" table:formula="of:=SUM([.$D$1:.D217])" office:value-type="float" office:value="-275.1" calcext:value-type="float">
            <text:p>-275.1</text:p>
          </table:table-cell>
          <table:table-cell table:style-name="ce1" table:formula="of:=MAX([.$D$1:.D217])-MIN([.$D$1:.D217])" office:value-type="float" office:value="292.51" calcext:value-type="float">
            <text:p>292.51</text:p>
          </table:table-cell>
          <table:table-cell table:style-name="ce1" table:formula="of:=STDEV([.$D$1:.D217])" office:value-type="float" office:value="69.2953511415277" calcext:value-type="float">
            <text:p>69.2953511415</text:p>
          </table:table-cell>
          <table:table-cell table:style-name="ce1" table:formula="of:=[.J217]/[.K217]" office:value-type="float" office:value="4.22120669253241" calcext:value-type="float">
            <text:p>4.2212066925</text:p>
          </table:table-cell>
          <table:table-cell table:style-name="ce1" table:formula="of:=SLOPE([.H177:.H217];[.X177:.X217])" office:value-type="float" office:value="-0.989159438441931" calcext:value-type="float">
            <text:p>-0.9891594384</text:p>
          </table:table-cell>
          <table:table-cell table:style-name="ce9" table:formula="of:=AVERAGE([.B203:.B217])" office:value-type="float" office:value="1069.62733333333" calcext:value-type="float">
            <text:p>1069.6273333333</text:p>
          </table:table-cell>
          <table:table-cell table:style-name="ce1" table:formula="of:=[.B217]-[.N217]" office:value-type="float" office:value="37.3126666666667" calcext:value-type="float">
            <text:p>37.3126666667</text:p>
          </table:table-cell>
          <table:table-cell table:style-name="ce15" table:formula="of:=IF(([.M217] &gt; [.U214]);(1-(([.M217]-[.$O$52])/[.$P$52]));(([.M217]-[.$O$52])/[.$P$52]))" office:value-type="float" office:value="0.320644953270785" calcext:value-type="float">
            <text:p>0.321</text:p>
          </table:table-cell>
          <table:table-cell table:style-name="ce13" table:number-columns-repeated="3"/>
          <table:table-cell table:style-name="ce13" table:formula="of:=[.P217] - AVERAGE([.P212:.P217])" office:value-type="float" office:value="-0.308810637112805" calcext:value-type="float">
            <text:p>-0.309</text:p>
          </table:table-cell>
          <table:table-cell table:style-name="ce13" table:formula="of:=[.O217]-[.O216]" office:value-type="float" office:value="0.857333333333145" calcext:value-type="float">
            <text:p>0.857</text:p>
          </table:table-cell>
          <table:table-cell table:style-name="ce13" table:formula="of:=AVERAGE([.P212:.P217])" office:value-type="float" office:value="0.62945559038359" calcext:value-type="float">
            <text:p>0.629</text:p>
          </table:table-cell>
          <table:table-cell table:style-name="ce1"/>
          <table:table-cell table:style-name="ce2" table:formula="of:=LOG([.Y217])" office:value-type="float" office:value="2.67394199863409" calcext:value-type="float">
            <text:p>2.6739419986</text:p>
          </table:table-cell>
          <table:table-cell table:style-name="ce3" table:formula="of:=[.Y216]+1" office:value-type="float" office:value="472" calcext:value-type="float">
            <text:p>472</text:p>
          </table:table-cell>
          <table:table-cell table:number-columns-repeated="999"/>
        </table:table-row>
        <table:table-row table:style-name="ro1">
          <table:table-cell table:style-name="ce5" table:formula="of:=([.B218]-[.B217])/[.B217]" office:value-type="percentage" office:value="-0.000614306105118673" calcext:value-type="percentage">
            <text:p>-0.06%</text:p>
          </table:table-cell>
          <table:table-cell office:value-type="float" office:value="1106.26" calcext:value-type="float">
            <text:p>1106.26</text:p>
          </table:table-cell>
          <table:table-cell table:style-name="ce7" table:formula="of:=[.A218]-[.$T$1]" office:value-type="percentage" office:value="-0.00171430610511867" calcext:value-type="percentage">
            <text:p>-0.17%</text:p>
          </table:table-cell>
          <table:table-cell table:style-name="ce1" table:formula="of:=[.B218]-[.$V$1]" office:value-type="float" office:value="135.775" calcext:value-type="float">
            <text:p>135.775</text:p>
          </table:table-cell>
          <table:table-cell table:style-name="ce7" table:formula="of:=SUM([.C217:.C218])" office:value-type="percentage" office:value="0" calcext:value-type="percentage">
            <text:p>0.00%</text:p>
          </table:table-cell>
          <table:table-cell table:style-name="ce8" table:formula="of:=MAX([.$C$1:.C218])-MIN([.$C$1:.C218])" office:value-type="float" office:value="0.0821743754426779" calcext:value-type="float">
            <text:p>0.0821743754</text:p>
          </table:table-cell>
          <table:table-cell table:style-name="ce1" table:formula="of:=STDEV([.D217:.D218])" office:value-type="float" office:value="0.480832611206897" calcext:value-type="float">
            <text:p>0.4808326112</text:p>
          </table:table-cell>
          <table:table-cell table:style-name="ce1" table:formula="of:=[.F218]/[.G218]" office:value-type="float" office:value="0.170900170927298" calcext:value-type="float">
            <text:p>0.1709001709</text:p>
          </table:table-cell>
          <table:table-cell table:style-name="ce1" table:formula="of:=SUM([.$D$1:.D218])" office:value-type="float" office:value="-275.1" calcext:value-type="float">
            <text:p>-275.1</text:p>
          </table:table-cell>
          <table:table-cell table:style-name="ce1" table:formula="of:=MAX([.$D$1:.D218])-MIN([.$D$1:.D218])" office:value-type="float" office:value="292.51" calcext:value-type="float">
            <text:p>292.51</text:p>
          </table:table-cell>
          <table:table-cell table:style-name="ce1" table:formula="of:=STDEV([.$D$1:.D218])" office:value-type="float" office:value="69.9896998444859" calcext:value-type="float">
            <text:p>69.9896998445</text:p>
          </table:table-cell>
          <table:table-cell table:style-name="ce1" table:formula="of:=[.J218]/[.K218]" office:value-type="float" office:value="4.1793292534465" calcext:value-type="float">
            <text:p>4.1793292534</text:p>
          </table:table-cell>
          <table:table-cell table:style-name="ce1" table:formula="of:=SLOPE([.H178:.H218];[.X178:.X218])" office:value-type="float" office:value="-0.868143248132623" calcext:value-type="float">
            <text:p>-0.8681432481</text:p>
          </table:table-cell>
          <table:table-cell table:style-name="ce9" table:formula="of:=AVERAGE([.B204:.B218])" office:value-type="float" office:value="1072.432" calcext:value-type="float">
            <text:p>1072.432</text:p>
          </table:table-cell>
          <table:table-cell table:style-name="ce1" table:formula="of:=[.B218]-[.N218]" office:value-type="float" office:value="33.828" calcext:value-type="float">
            <text:p>33.828</text:p>
          </table:table-cell>
          <table:table-cell table:style-name="ce15" table:formula="of:=IF(([.M218] &gt; [.U215]);(1-(([.M218]-[.$O$52])/[.$P$52]));(([.M218]-[.$O$52])/[.$P$52]))" office:value-type="float" office:value="0.331637431271449" calcext:value-type="float">
            <text:p>0.332</text:p>
          </table:table-cell>
          <table:table-cell table:style-name="ce13" table:number-columns-repeated="3"/>
          <table:table-cell table:style-name="ce13" table:formula="of:=[.P218] - AVERAGE([.P213:.P218])" office:value-type="float" office:value="-0.197828555184451" calcext:value-type="float">
            <text:p>-0.198</text:p>
          </table:table-cell>
          <table:table-cell table:style-name="ce13" table:formula="of:=[.O218]-[.O217]" office:value-type="float" office:value="-3.48466666666673" calcext:value-type="float">
            <text:p>-3.485</text:p>
          </table:table-cell>
          <table:table-cell table:style-name="ce13" table:formula="of:=AVERAGE([.P213:.P218])" office:value-type="float" office:value="0.529465986455899" calcext:value-type="float">
            <text:p>0.529</text:p>
          </table:table-cell>
          <table:table-cell table:style-name="ce1"/>
          <table:table-cell table:style-name="ce2" table:formula="of:=LOG([.Y218])" office:value-type="float" office:value="2.67486114073781" calcext:value-type="float">
            <text:p>2.6748611407</text:p>
          </table:table-cell>
          <table:table-cell table:style-name="ce3" table:formula="of:=[.Y217]+1" office:value-type="float" office:value="473" calcext:value-type="float">
            <text:p>473</text:p>
          </table:table-cell>
          <table:table-cell table:number-columns-repeated="999"/>
        </table:table-row>
        <table:table-row table:style-name="ro1">
          <table:table-cell table:style-name="ce5" table:formula="of:=([.B219]-[.B218])/[.B218]" office:value-type="percentage" office:value="-0.00329940520311668" calcext:value-type="percentage">
            <text:p>-0.33%</text:p>
          </table:table-cell>
          <table:table-cell office:value-type="float" office:value="1102.61" calcext:value-type="float">
            <text:p>1102.61</text:p>
          </table:table-cell>
          <table:table-cell table:style-name="ce7" table:formula="of:=[.A219]-[.$T$1]" office:value-type="percentage" office:value="-0.00439940520311668" calcext:value-type="percentage">
            <text:p>-0.44%</text:p>
          </table:table-cell>
          <table:table-cell table:style-name="ce1" table:formula="of:=[.B219]-[.$V$1]" office:value-type="float" office:value="132.125" calcext:value-type="float">
            <text:p>132.125</text:p>
          </table:table-cell>
          <table:table-cell table:style-name="ce7" table:formula="of:=SUM([.C218:.C219])" office:value-type="percentage" office:value="0" calcext:value-type="percentage">
            <text:p>0.00%</text:p>
          </table:table-cell>
          <table:table-cell table:style-name="ce8" table:formula="of:=MAX([.$C$1:.C219])-MIN([.$C$1:.C219])" office:value-type="float" office:value="0.0821743754426779" calcext:value-type="float">
            <text:p>0.0821743754</text:p>
          </table:table-cell>
          <table:table-cell table:style-name="ce1" table:formula="of:=STDEV([.D218:.D219])" office:value-type="float" office:value="2.5809397513308" calcext:value-type="float">
            <text:p>2.5809397513</text:p>
          </table:table-cell>
          <table:table-cell table:style-name="ce1" table:formula="of:=[.F219]/[.G219]" office:value-type="float" office:value="0.031838935953583" calcext:value-type="float">
            <text:p>0.031838936</text:p>
          </table:table-cell>
          <table:table-cell table:style-name="ce1" table:formula="of:=SUM([.$D$1:.D219])" office:value-type="float" office:value="-275.1" calcext:value-type="float">
            <text:p>-275.1</text:p>
          </table:table-cell>
          <table:table-cell table:style-name="ce1" table:formula="of:=MAX([.$D$1:.D219])-MIN([.$D$1:.D219])" office:value-type="float" office:value="292.51" calcext:value-type="float">
            <text:p>292.51</text:p>
          </table:table-cell>
          <table:table-cell table:style-name="ce1" table:formula="of:=STDEV([.$D$1:.D219])" office:value-type="float" office:value="70.6259377497659" calcext:value-type="float">
            <text:p>70.6259377498</text:p>
          </table:table-cell>
          <table:table-cell table:style-name="ce1" table:formula="of:=[.J219]/[.K219]" office:value-type="float" office:value="4.14167952058052" calcext:value-type="float">
            <text:p>4.1416795206</text:p>
          </table:table-cell>
          <table:table-cell table:style-name="ce1" table:formula="of:=SLOPE([.H179:.H219];[.X179:.X219])" office:value-type="float" office:value="-1.28998230091736" calcext:value-type="float">
            <text:p>-1.2899823009</text:p>
          </table:table-cell>
          <table:table-cell table:style-name="ce9" table:formula="of:=AVERAGE([.B205:.B219])" office:value-type="float" office:value="1074.13" calcext:value-type="float">
            <text:p>1074.13</text:p>
          </table:table-cell>
          <table:table-cell table:style-name="ce1" table:formula="of:=[.B219]-[.N219]" office:value-type="float" office:value="28.48" calcext:value-type="float">
            <text:p>28.48</text:p>
          </table:table-cell>
          <table:table-cell table:style-name="ce15" table:formula="of:=IF(([.M219] &gt; [.U216]);(1-(([.M219]-[.$O$52])/[.$P$52]));(([.M219]-[.$O$52])/[.$P$52]))" office:value-type="float" office:value="0.293319777280647" calcext:value-type="float">
            <text:p>0.293</text:p>
          </table:table-cell>
          <table:table-cell table:style-name="ce13" table:number-columns-repeated="3"/>
          <table:table-cell table:style-name="ce13" table:formula="of:=[.P219] - AVERAGE([.P214:.P219])" office:value-type="float" office:value="-0.118366172058855" calcext:value-type="float">
            <text:p>-0.118</text:p>
          </table:table-cell>
          <table:table-cell table:style-name="ce13" table:formula="of:=[.O219]-[.O218]" office:value-type="float" office:value="-5.34799999999996" calcext:value-type="float">
            <text:p>-5.348</text:p>
          </table:table-cell>
          <table:table-cell table:style-name="ce13" table:formula="of:=AVERAGE([.P214:.P219])" office:value-type="float" office:value="0.411685949339502" calcext:value-type="float">
            <text:p>0.412</text:p>
          </table:table-cell>
          <table:table-cell table:style-name="ce1"/>
          <table:table-cell table:style-name="ce2" table:formula="of:=LOG([.Y219])" office:value-type="float" office:value="2.67577834167408" calcext:value-type="float">
            <text:p>2.6757783417</text:p>
          </table:table-cell>
          <table:table-cell table:style-name="ce3" table:formula="of:=[.Y218]+1" office:value-type="float" office:value="474" calcext:value-type="float">
            <text:p>474</text:p>
          </table:table-cell>
          <table:table-cell table:number-columns-repeated="999"/>
        </table:table-row>
        <table:table-row table:style-name="ro1">
          <table:table-cell table:style-name="ce5" table:formula="of:=([.B220]-[.B219])/[.B219]" office:value-type="percentage" office:value="0.00263919246152298" calcext:value-type="percentage">
            <text:p>0.26%</text:p>
          </table:table-cell>
          <table:table-cell office:value-type="float" office:value="1105.52" calcext:value-type="float">
            <text:p>1105.52</text:p>
          </table:table-cell>
          <table:table-cell table:style-name="ce7" table:formula="of:=[.A220]-[.$T$1]" office:value-type="percentage" office:value="0.00153919246152298" calcext:value-type="percentage">
            <text:p>0.15%</text:p>
          </table:table-cell>
          <table:table-cell table:style-name="ce1" table:formula="of:=[.B220]-[.$V$1]" office:value-type="float" office:value="135.035" calcext:value-type="float">
            <text:p>135.035</text:p>
          </table:table-cell>
          <table:table-cell table:style-name="ce7" table:formula="of:=SUM([.C219:.C220])" office:value-type="percentage" office:value="0" calcext:value-type="percentage">
            <text:p>0.00%</text:p>
          </table:table-cell>
          <table:table-cell table:style-name="ce8" table:formula="of:=MAX([.$C$1:.C220])-MIN([.$C$1:.C220])" office:value-type="float" office:value="0.0821743754426779" calcext:value-type="float">
            <text:p>0.0821743754</text:p>
          </table:table-cell>
          <table:table-cell table:style-name="ce1" table:formula="of:=STDEV([.D219:.D220])" office:value-type="float" office:value="2.05768073325275" calcext:value-type="float">
            <text:p>2.0576807333</text:p>
          </table:table-cell>
          <table:table-cell table:style-name="ce1" table:formula="of:=[.F220]/[.G220]" office:value-type="float" office:value="0.0399354351307834" calcext:value-type="float">
            <text:p>0.0399354351</text:p>
          </table:table-cell>
          <table:table-cell table:style-name="ce1" table:formula="of:=SUM([.$D$1:.D220])" office:value-type="float" office:value="-275.1" calcext:value-type="float">
            <text:p>-275.1</text:p>
          </table:table-cell>
          <table:table-cell table:style-name="ce1" table:formula="of:=MAX([.$D$1:.D220])-MIN([.$D$1:.D220])" office:value-type="float" office:value="292.51" calcext:value-type="float">
            <text:p>292.51</text:p>
          </table:table-cell>
          <table:table-cell table:style-name="ce1" table:formula="of:=STDEV([.$D$1:.D220])" office:value-type="float" office:value="71.2728534741631" calcext:value-type="float">
            <text:p>71.2728534742</text:p>
          </table:table-cell>
          <table:table-cell table:style-name="ce1" table:formula="of:=[.J220]/[.K220]" office:value-type="float" office:value="4.10408712071612" calcext:value-type="float">
            <text:p>4.1040871207</text:p>
          </table:table-cell>
          <table:table-cell table:style-name="ce1" table:formula="of:=SLOPE([.H180:.H220];[.X180:.X220])" office:value-type="float" office:value="-1.59967073206815" calcext:value-type="float">
            <text:p>-1.5996707321</text:p>
          </table:table-cell>
          <table:table-cell table:style-name="ce9" table:formula="of:=AVERAGE([.B206:.B220])" office:value-type="float" office:value="1076.45266666667" calcext:value-type="float">
            <text:p>1076.4526666667</text:p>
          </table:table-cell>
          <table:table-cell table:style-name="ce1" table:formula="of:=[.B220]-[.N220]" office:value-type="float" office:value="29.0673333333332" calcext:value-type="float">
            <text:p>29.0673333333</text:p>
          </table:table-cell>
          <table:table-cell table:style-name="ce15" table:formula="of:=IF(([.M220] &gt; [.U217]);(1-(([.M220]-[.$O$52])/[.$P$52]));(([.M220]-[.$O$52])/[.$P$52]))" office:value-type="float" office:value="0.265189299385216" calcext:value-type="float">
            <text:p>0.265</text:p>
          </table:table-cell>
          <table:table-cell table:style-name="ce13" table:number-columns-repeated="3"/>
          <table:table-cell table:style-name="ce13" table:formula="of:=[.P220] - AVERAGE([.P215:.P220])" office:value-type="float" office:value="-0.0963165462491201" calcext:value-type="float">
            <text:p>-0.096</text:p>
          </table:table-cell>
          <table:table-cell table:style-name="ce13" table:formula="of:=[.O220]-[.O219]" office:value-type="float" office:value="0.587333333333163" calcext:value-type="float">
            <text:p>0.587</text:p>
          </table:table-cell>
          <table:table-cell table:style-name="ce13" table:formula="of:=AVERAGE([.P215:.P220])" office:value-type="float" office:value="0.361505845634336" calcext:value-type="float">
            <text:p>0.362</text:p>
          </table:table-cell>
          <table:table-cell table:style-name="ce1"/>
          <table:table-cell table:style-name="ce2" table:formula="of:=LOG([.Y220])" office:value-type="float" office:value="2.67669360962487" calcext:value-type="float">
            <text:p>2.6766936096</text:p>
          </table:table-cell>
          <table:table-cell table:style-name="ce3" table:formula="of:=[.Y219]+1" office:value-type="float" office:value="475" calcext:value-type="float">
            <text:p>475</text:p>
          </table:table-cell>
          <table:table-cell table:number-columns-repeated="999"/>
        </table:table-row>
        <table:table-row table:style-name="ro1">
          <table:table-cell table:style-name="ce5" table:formula="of:=([.B221]-[.B220])/[.B220]" office:value-type="percentage" office:value="0.0151421955278964" calcext:value-type="percentage">
            <text:p>1.51%</text:p>
          </table:table-cell>
          <table:table-cell office:value-type="float" office:value="1122.26" calcext:value-type="float">
            <text:p>1122.26</text:p>
          </table:table-cell>
          <table:table-cell table:style-name="ce7" table:formula="of:=[.A221]-[.$T$1]" office:value-type="percentage" office:value="0.0140421955278964" calcext:value-type="percentage">
            <text:p>1.40%</text:p>
          </table:table-cell>
          <table:table-cell table:style-name="ce1" table:formula="of:=[.B221]-[.$V$1]" office:value-type="float" office:value="151.775" calcext:value-type="float">
            <text:p>151.775</text:p>
          </table:table-cell>
          <table:table-cell table:style-name="ce7" table:formula="of:=SUM([.C220:.C221])" office:value-type="percentage" office:value="0" calcext:value-type="percentage">
            <text:p>0.00%</text:p>
          </table:table-cell>
          <table:table-cell table:style-name="ce8" table:formula="of:=MAX([.$C$1:.C221])-MIN([.$C$1:.C221])" office:value-type="float" office:value="0.0821743754426779" calcext:value-type="float">
            <text:p>0.0821743754</text:p>
          </table:table-cell>
          <table:table-cell table:style-name="ce1" table:formula="of:=STDEV([.D220:.D221])" office:value-type="float" office:value="11.8369675170628" calcext:value-type="float">
            <text:p>11.8369675171</text:p>
          </table:table-cell>
          <table:table-cell table:style-name="ce1" table:formula="of:=[.F221]/[.G221]" office:value-type="float" office:value="0.00694218137578099" calcext:value-type="float">
            <text:p>0.0069421814</text:p>
          </table:table-cell>
          <table:table-cell table:style-name="ce1" table:formula="of:=SUM([.$D$1:.D221])" office:value-type="float" office:value="-275.1" calcext:value-type="float">
            <text:p>-275.1</text:p>
          </table:table-cell>
          <table:table-cell table:style-name="ce1" table:formula="of:=MAX([.$D$1:.D221])-MIN([.$D$1:.D221])" office:value-type="float" office:value="307.83" calcext:value-type="float">
            <text:p>307.83</text:p>
          </table:table-cell>
          <table:table-cell table:style-name="ce1" table:formula="of:=STDEV([.$D$1:.D221])" office:value-type="float" office:value="72.0760702233695" calcext:value-type="float">
            <text:p>72.0760702234</text:p>
          </table:table-cell>
          <table:table-cell table:style-name="ce1" table:formula="of:=[.J221]/[.K221]" office:value-type="float" office:value="4.27090432436189" calcext:value-type="float">
            <text:p>4.2709043244</text:p>
          </table:table-cell>
          <table:table-cell table:style-name="ce1" table:formula="of:=SLOPE([.H181:.H221];[.X181:.X221])" office:value-type="float" office:value="-1.9776760338227" calcext:value-type="float">
            <text:p>-1.9776760338</text:p>
          </table:table-cell>
          <table:table-cell table:style-name="ce9" table:formula="of:=AVERAGE([.B207:.B221])" office:value-type="float" office:value="1080.27333333333" calcext:value-type="float">
            <text:p>1080.2733333333</text:p>
          </table:table-cell>
          <table:table-cell table:style-name="ce1" table:formula="of:=[.B221]-[.N221]" office:value-type="float" office:value="41.9866666666665" calcext:value-type="float">
            <text:p>41.9866666667</text:p>
          </table:table-cell>
          <table:table-cell table:style-name="ce15" table:formula="of:=IF(([.M221] &gt; [.U218]);(1-(([.M221]-[.$O$52])/[.$P$52]));(([.M221]-[.$O$52])/[.$P$52]))" office:value-type="float" office:value="0.769146725844554" calcext:value-type="float">
            <text:p>0.769</text:p>
          </table:table-cell>
          <table:table-cell table:style-name="ce13" table:number-columns-repeated="3"/>
          <table:table-cell table:style-name="ce13" table:formula="of:=[.P221] - AVERAGE([.P216:.P221])" office:value-type="float" office:value="0.379558098583411" calcext:value-type="float">
            <text:p>0.380</text:p>
          </table:table-cell>
          <table:table-cell table:style-name="ce13" table:formula="of:=[.O221]-[.O220]" office:value-type="float" office:value="12.9193333333333" calcext:value-type="float">
            <text:p>12.919</text:p>
          </table:table-cell>
          <table:table-cell table:style-name="ce13" table:formula="of:=AVERAGE([.P216:.P221])" office:value-type="float" office:value="0.389588627261144" calcext:value-type="float">
            <text:p>0.390</text:p>
          </table:table-cell>
          <table:table-cell table:style-name="ce1"/>
          <table:table-cell table:style-name="ce2" table:formula="of:=LOG([.Y221])" office:value-type="float" office:value="2.67760695272049" calcext:value-type="float">
            <text:p>2.6776069527</text:p>
          </table:table-cell>
          <table:table-cell table:style-name="ce3" table:formula="of:=[.Y220]+1" office:value-type="float" office:value="476" calcext:value-type="float">
            <text:p>476</text:p>
          </table:table-cell>
          <table:table-cell table:number-columns-repeated="999"/>
        </table:table-row>
        <table:table-row table:style-name="ro1">
          <table:table-cell table:style-name="ce5" table:formula="of:=([.B222]-[.B221])/[.B221]" office:value-type="percentage" office:value="-0.000445529556430774" calcext:value-type="percentage">
            <text:p>-0.04%</text:p>
          </table:table-cell>
          <table:table-cell office:value-type="float" office:value="1121.76" calcext:value-type="float">
            <text:p>1121.76</text:p>
          </table:table-cell>
          <table:table-cell table:style-name="ce7" table:formula="of:=[.A222]-[.$T$1]" office:value-type="percentage" office:value="-0.00154552955643077" calcext:value-type="percentage">
            <text:p>-0.15%</text:p>
          </table:table-cell>
          <table:table-cell table:style-name="ce1" table:formula="of:=[.B222]-[.$V$1]" office:value-type="float" office:value="151.275" calcext:value-type="float">
            <text:p>151.275</text:p>
          </table:table-cell>
          <table:table-cell table:style-name="ce7" table:formula="of:=SUM([.C221:.C222])" office:value-type="percentage" office:value="0" calcext:value-type="percentage">
            <text:p>0.00%</text:p>
          </table:table-cell>
          <table:table-cell table:style-name="ce8" table:formula="of:=MAX([.$C$1:.C222])-MIN([.$C$1:.C222])" office:value-type="float" office:value="0.0821743754426779" calcext:value-type="float">
            <text:p>0.0821743754</text:p>
          </table:table-cell>
          <table:table-cell table:style-name="ce1" table:formula="of:=STDEV([.D221:.D222])" office:value-type="float" office:value="0.353553390593274" calcext:value-type="float">
            <text:p>0.3535533906</text:p>
          </table:table-cell>
          <table:table-cell table:style-name="ce1" table:formula="of:=[.F222]/[.G222]" office:value-type="float" office:value="0.232424232461147" calcext:value-type="float">
            <text:p>0.2324242325</text:p>
          </table:table-cell>
          <table:table-cell table:style-name="ce1" table:formula="of:=SUM([.$D$1:.D222])" office:value-type="float" office:value="-275.1" calcext:value-type="float">
            <text:p>-275.1</text:p>
          </table:table-cell>
          <table:table-cell table:style-name="ce1" table:formula="of:=MAX([.$D$1:.D222])-MIN([.$D$1:.D222])" office:value-type="float" office:value="307.83" calcext:value-type="float">
            <text:p>307.83</text:p>
          </table:table-cell>
          <table:table-cell table:style-name="ce1" table:formula="of:=STDEV([.$D$1:.D222])" office:value-type="float" office:value="72.8494053429084" calcext:value-type="float">
            <text:p>72.8494053429</text:p>
          </table:table-cell>
          <table:table-cell table:style-name="ce1" table:formula="of:=[.J222]/[.K222]" office:value-type="float" office:value="4.22556640717954" calcext:value-type="float">
            <text:p>4.2255664072</text:p>
          </table:table-cell>
          <table:table-cell table:style-name="ce1" table:formula="of:=SLOPE([.H182:.H222];[.X182:.X222])" office:value-type="float" office:value="0.085900216839725" calcext:value-type="float">
            <text:p>0.0859002168</text:p>
          </table:table-cell>
          <table:table-cell table:style-name="ce9" table:formula="of:=AVERAGE([.B208:.B222])" office:value-type="float" office:value="1084.14866666667" calcext:value-type="float">
            <text:p>1084.1486666667</text:p>
          </table:table-cell>
          <table:table-cell table:style-name="ce1" table:formula="of:=[.B222]-[.N222]" office:value-type="float" office:value="37.6113333333333" calcext:value-type="float">
            <text:p>37.6113333333</text:p>
          </table:table-cell>
          <table:table-cell table:style-name="ce15" table:formula="of:=IF(([.M222] &gt; [.U219]);(1-(([.M222]-[.$O$52])/[.$P$52]));(([.M222]-[.$O$52])/[.$P$52]))" office:value-type="float" office:value="0.581702248538493" calcext:value-type="float">
            <text:p>0.582</text:p>
          </table:table-cell>
          <table:table-cell table:style-name="ce13" table:number-columns-repeated="3"/>
          <table:table-cell table:style-name="ce13" table:formula="of:=[.P222] - AVERAGE([.P217:.P222])" office:value-type="float" office:value="0.154762175939969" calcext:value-type="float">
            <text:p>0.155</text:p>
          </table:table-cell>
          <table:table-cell table:style-name="ce13" table:formula="of:=[.O222]-[.O221]" office:value-type="float" office:value="-4.37533333333317" calcext:value-type="float">
            <text:p>-4.375</text:p>
          </table:table-cell>
          <table:table-cell table:style-name="ce13" table:formula="of:=AVERAGE([.P217:.P222])" office:value-type="float" office:value="0.426940072598524" calcext:value-type="float">
            <text:p>0.427</text:p>
          </table:table-cell>
          <table:table-cell table:style-name="ce1"/>
          <table:table-cell table:style-name="ce2" table:formula="of:=LOG([.Y222])" office:value-type="float" office:value="2.67851837904011" calcext:value-type="float">
            <text:p>2.678518379</text:p>
          </table:table-cell>
          <table:table-cell table:style-name="ce3" table:formula="of:=[.Y221]+1" office:value-type="float" office:value="477" calcext:value-type="float">
            <text:p>477</text:p>
          </table:table-cell>
          <table:table-cell table:number-columns-repeated="999"/>
        </table:table-row>
        <table:table-row table:style-name="ro1">
          <table:table-cell table:style-name="ce5" table:formula="of:=([.B223]-[.B222])/[.B222]" office:value-type="percentage" office:value="0.0091106832120953" calcext:value-type="percentage">
            <text:p>0.91%</text:p>
          </table:table-cell>
          <table:table-cell office:value-type="float" office:value="1131.98" calcext:value-type="float">
            <text:p>1131.98</text:p>
          </table:table-cell>
          <table:table-cell table:style-name="ce7" table:formula="of:=[.A223]-[.$T$1]" office:value-type="percentage" office:value="0.0080106832120953" calcext:value-type="percentage">
            <text:p>0.80%</text:p>
          </table:table-cell>
          <table:table-cell table:style-name="ce1" table:formula="of:=[.B223]-[.$V$1]" office:value-type="float" office:value="161.495" calcext:value-type="float">
            <text:p>161.495</text:p>
          </table:table-cell>
          <table:table-cell table:style-name="ce7" table:formula="of:=SUM([.C222:.C223])" office:value-type="percentage" office:value="0" calcext:value-type="percentage">
            <text:p>0.00%</text:p>
          </table:table-cell>
          <table:table-cell table:style-name="ce8" table:formula="of:=MAX([.$C$1:.C223])-MIN([.$C$1:.C223])" office:value-type="float" office:value="0.0821743754426779" calcext:value-type="float">
            <text:p>0.0821743754</text:p>
          </table:table-cell>
          <table:table-cell table:style-name="ce1" table:formula="of:=STDEV([.D222:.D223])" office:value-type="float" office:value="7.22663130372654" calcext:value-type="float">
            <text:p>7.2266313037</text:p>
          </table:table-cell>
          <table:table-cell table:style-name="ce1" table:formula="of:=[.F223]/[.G223]" office:value-type="float" office:value="0.0113710485548506" calcext:value-type="float">
            <text:p>0.0113710486</text:p>
          </table:table-cell>
          <table:table-cell table:style-name="ce1" table:formula="of:=SUM([.$D$1:.D223])" office:value-type="float" office:value="-275.1" calcext:value-type="float">
            <text:p>-275.1</text:p>
          </table:table-cell>
          <table:table-cell table:style-name="ce1" table:formula="of:=MAX([.$D$1:.D223])-MIN([.$D$1:.D223])" office:value-type="float" office:value="317.55" calcext:value-type="float">
            <text:p>317.55</text:p>
          </table:table-cell>
          <table:table-cell table:style-name="ce1" table:formula="of:=STDEV([.$D$1:.D223])" office:value-type="float" office:value="73.7101788198972" calcext:value-type="float">
            <text:p>73.7101788199</text:p>
          </table:table-cell>
          <table:table-cell table:style-name="ce1" table:formula="of:=[.J223]/[.K223]" office:value-type="float" office:value="4.30808885670864" calcext:value-type="float">
            <text:p>4.3080888567</text:p>
          </table:table-cell>
          <table:table-cell table:style-name="ce1" table:formula="of:=SLOPE([.H183:.H223];[.X183:.X223])" office:value-type="float" office:value="-0.326406573112648" calcext:value-type="float">
            <text:p>-0.3264065731</text:p>
          </table:table-cell>
          <table:table-cell table:style-name="ce9" table:formula="of:=AVERAGE([.B209:.B223])" office:value-type="float" office:value="1088.93933333333" calcext:value-type="float">
            <text:p>1088.9393333333</text:p>
          </table:table-cell>
          <table:table-cell table:style-name="ce1" table:formula="of:=[.B223]-[.N223]" office:value-type="float" office:value="43.0406666666668" calcext:value-type="float">
            <text:p>43.0406666667</text:p>
          </table:table-cell>
          <table:table-cell table:style-name="ce15" table:formula="of:=IF(([.M223] &gt; [.U220]);(1-(([.M223]-[.$O$52])/[.$P$52]));(([.M223]-[.$O$52])/[.$P$52]))" office:value-type="float" office:value="0.380845958387442" calcext:value-type="float">
            <text:p>0.381</text:p>
          </table:table-cell>
          <table:table-cell table:style-name="ce13" table:number-columns-repeated="3"/>
          <table:table-cell table:style-name="ce13" table:formula="of:=[.P223] - AVERAGE([.P218:.P223])" office:value-type="float" office:value="-0.0561276150638581" calcext:value-type="float">
            <text:p>-0.056</text:p>
          </table:table-cell>
          <table:table-cell table:style-name="ce13" table:formula="of:=[.O223]-[.O222]" office:value-type="float" office:value="5.42933333333349" calcext:value-type="float">
            <text:p>5.429</text:p>
          </table:table-cell>
          <table:table-cell table:style-name="ce13" table:formula="of:=AVERAGE([.P218:.P223])" office:value-type="float" office:value="0.4369735734513" calcext:value-type="float">
            <text:p>0.437</text:p>
          </table:table-cell>
          <table:table-cell table:style-name="ce1"/>
          <table:table-cell table:style-name="ce2" table:formula="of:=LOG([.Y223])" office:value-type="float" office:value="2.67942789661212" calcext:value-type="float">
            <text:p>2.6794278966</text:p>
          </table:table-cell>
          <table:table-cell table:style-name="ce3" table:formula="of:=[.Y222]+1" office:value-type="float" office:value="478" calcext:value-type="float">
            <text:p>478</text:p>
          </table:table-cell>
          <table:table-cell table:number-columns-repeated="999"/>
        </table:table-row>
        <table:table-row table:style-name="ro1">
          <table:table-cell table:style-name="ce5" table:formula="of:=([.B224]-[.B223])/[.B223]" office:value-type="percentage" office:value="-0.00193466315659292" calcext:value-type="percentage">
            <text:p>-0.19%</text:p>
          </table:table-cell>
          <table:table-cell office:value-type="float" office:value="1129.79" calcext:value-type="float">
            <text:p>1129.79</text:p>
          </table:table-cell>
          <table:table-cell table:style-name="ce7" table:formula="of:=[.A224]-[.$T$1]" office:value-type="percentage" office:value="-0.00303466315659292" calcext:value-type="percentage">
            <text:p>-0.30%</text:p>
          </table:table-cell>
          <table:table-cell table:style-name="ce1" table:formula="of:=[.B224]-[.$V$1]" office:value-type="float" office:value="159.305" calcext:value-type="float">
            <text:p>159.305</text:p>
          </table:table-cell>
          <table:table-cell table:style-name="ce7" table:formula="of:=SUM([.C223:.C224])" office:value-type="percentage" office:value="0" calcext:value-type="percentage">
            <text:p>0.00%</text:p>
          </table:table-cell>
          <table:table-cell table:style-name="ce8" table:formula="of:=MAX([.$C$1:.C224])-MIN([.$C$1:.C224])" office:value-type="float" office:value="0.0821743754426779" calcext:value-type="float">
            <text:p>0.0821743754</text:p>
          </table:table-cell>
          <table:table-cell table:style-name="ce1" table:formula="of:=STDEV([.D223:.D224])" office:value-type="float" office:value="1.54856385079858" calcext:value-type="float">
            <text:p>1.5485638508</text:p>
          </table:table-cell>
          <table:table-cell table:style-name="ce1" table:formula="of:=[.F224]/[.G224]" office:value-type="float" office:value="0.0530648932559684" calcext:value-type="float">
            <text:p>0.0530648933</text:p>
          </table:table-cell>
          <table:table-cell table:style-name="ce1" table:formula="of:=SUM([.$D$1:.D224])" office:value-type="float" office:value="-275.1" calcext:value-type="float">
            <text:p>-275.1</text:p>
          </table:table-cell>
          <table:table-cell table:style-name="ce1" table:formula="of:=MAX([.$D$1:.D224])-MIN([.$D$1:.D224])" office:value-type="float" office:value="317.55" calcext:value-type="float">
            <text:p>317.55</text:p>
          </table:table-cell>
          <table:table-cell table:style-name="ce1" table:formula="of:=STDEV([.$D$1:.D224])" office:value-type="float" office:value="74.5207376035265" calcext:value-type="float">
            <text:p>74.5207376035</text:p>
          </table:table-cell>
          <table:table-cell table:style-name="ce1" table:formula="of:=[.J224]/[.K224]" office:value-type="float" office:value="4.26122996379162" calcext:value-type="float">
            <text:p>4.2612299638</text:p>
          </table:table-cell>
          <table:table-cell table:style-name="ce1" table:formula="of:=SLOPE([.H184:.H224];[.X184:.X224])" office:value-type="float" office:value="-0.638262310068467" calcext:value-type="float">
            <text:p>-0.6382623101</text:p>
          </table:table-cell>
          <table:table-cell table:style-name="ce9" table:formula="of:=AVERAGE([.B210:.B224])" office:value-type="float" office:value="1093.80933333333" calcext:value-type="float">
            <text:p>1093.8093333333</text:p>
          </table:table-cell>
          <table:table-cell table:style-name="ce1" table:formula="of:=[.B224]-[.N224]" office:value-type="float" office:value="35.9806666666666" calcext:value-type="float">
            <text:p>35.9806666667</text:p>
          </table:table-cell>
          <table:table-cell table:style-name="ce15" table:formula="of:=IF(([.M224] &gt; [.U221]);(1-(([.M224]-[.$O$52])/[.$P$52]));(([.M224]-[.$O$52])/[.$P$52]))" office:value-type="float" office:value="0.352518613764332" calcext:value-type="float">
            <text:p>0.353</text:p>
          </table:table-cell>
          <table:table-cell table:style-name="ce13" table:number-columns-repeated="3"/>
          <table:table-cell table:style-name="ce13" table:formula="of:=[.P224] - AVERAGE([.P219:.P224])" office:value-type="float" office:value="-0.0879351567691154" calcext:value-type="float">
            <text:p>-0.088</text:p>
          </table:table-cell>
          <table:table-cell table:style-name="ce13" table:formula="of:=[.O224]-[.O223]" office:value-type="float" office:value="-7.06000000000017" calcext:value-type="float">
            <text:p>-7.060</text:p>
          </table:table-cell>
          <table:table-cell table:style-name="ce13" table:formula="of:=AVERAGE([.P219:.P224])" office:value-type="float" office:value="0.440453770533448" calcext:value-type="float">
            <text:p>0.440</text:p>
          </table:table-cell>
          <table:table-cell table:style-name="ce1"/>
          <table:table-cell table:style-name="ce2" table:formula="of:=LOG([.Y224])" office:value-type="float" office:value="2.68033551341456" calcext:value-type="float">
            <text:p>2.6803355134</text:p>
          </table:table-cell>
          <table:table-cell table:style-name="ce3" table:formula="of:=[.Y223]+1" office:value-type="float" office:value="479" calcext:value-type="float">
            <text:p>479</text:p>
          </table:table-cell>
          <table:table-cell table:number-columns-repeated="999"/>
        </table:table-row>
        <table:table-row table:style-name="ro1">
          <table:table-cell table:style-name="ce5" table:formula="of:=([.B225]-[.B224])/[.B224]" office:value-type="percentage" office:value="0.00683312828047693" calcext:value-type="percentage">
            <text:p>0.68%</text:p>
          </table:table-cell>
          <table:table-cell office:value-type="float" office:value="1137.51" calcext:value-type="float">
            <text:p>1137.51</text:p>
          </table:table-cell>
          <table:table-cell table:style-name="ce7" table:formula="of:=[.A225]-[.$T$1]" office:value-type="percentage" office:value="0.00573312828047693" calcext:value-type="percentage">
            <text:p>0.57%</text:p>
          </table:table-cell>
          <table:table-cell table:style-name="ce1" table:formula="of:=[.B225]-[.$V$1]" office:value-type="float" office:value="167.025" calcext:value-type="float">
            <text:p>167.025</text:p>
          </table:table-cell>
          <table:table-cell table:style-name="ce7" table:formula="of:=SUM([.C224:.C225])" office:value-type="percentage" office:value="0" calcext:value-type="percentage">
            <text:p>0.00%</text:p>
          </table:table-cell>
          <table:table-cell table:style-name="ce8" table:formula="of:=MAX([.$C$1:.C225])-MIN([.$C$1:.C225])" office:value-type="float" office:value="0.0821743754426779" calcext:value-type="float">
            <text:p>0.0821743754</text:p>
          </table:table-cell>
          <table:table-cell table:style-name="ce1" table:formula="of:=STDEV([.D224:.D225])" office:value-type="float" office:value="5.45886435076017" calcext:value-type="float">
            <text:p>5.4588643508</text:p>
          </table:table-cell>
          <table:table-cell table:style-name="ce1" table:formula="of:=[.F225]/[.G225]" office:value-type="float" office:value="0.0150533829314214" calcext:value-type="float">
            <text:p>0.0150533829</text:p>
          </table:table-cell>
          <table:table-cell table:style-name="ce1" table:formula="of:=SUM([.$D$1:.D225])" office:value-type="float" office:value="-275.1" calcext:value-type="float">
            <text:p>-275.1</text:p>
          </table:table-cell>
          <table:table-cell table:style-name="ce1" table:formula="of:=MAX([.$D$1:.D225])-MIN([.$D$1:.D225])" office:value-type="float" office:value="323.08" calcext:value-type="float">
            <text:p>323.08</text:p>
          </table:table-cell>
          <table:table-cell table:style-name="ce1" table:formula="of:=STDEV([.$D$1:.D225])" office:value-type="float" office:value="75.3902836054562" calcext:value-type="float">
            <text:p>75.3902836055</text:p>
          </table:table-cell>
          <table:table-cell table:style-name="ce1" table:formula="of:=[.J225]/[.K225]" office:value-type="float" office:value="4.28543287740886" calcext:value-type="float">
            <text:p>4.2854328774</text:p>
          </table:table-cell>
          <table:table-cell table:style-name="ce1" table:formula="of:=SLOPE([.H185:.H225];[.X185:.X225])" office:value-type="float" office:value="-1.10370922651172" calcext:value-type="float">
            <text:p>-1.1037092265</text:p>
          </table:table-cell>
          <table:table-cell table:style-name="ce9" table:formula="of:=AVERAGE([.B211:.B225])" office:value-type="float" office:value="1099.68533333333" calcext:value-type="float">
            <text:p>1099.6853333333</text:p>
          </table:table-cell>
          <table:table-cell table:style-name="ce1" table:formula="of:=[.B225]-[.N225]" office:value-type="float" office:value="37.8246666666664" calcext:value-type="float">
            <text:p>37.8246666667</text:p>
          </table:table-cell>
          <table:table-cell table:style-name="ce15" table:formula="of:=IF(([.M225] &gt; [.U222]);(1-(([.M225]-[.$O$52])/[.$P$52]));(([.M225]-[.$O$52])/[.$P$52]))" office:value-type="float" office:value="0.689760150559698" calcext:value-type="float">
            <text:p>0.690</text:p>
          </table:table-cell>
          <table:table-cell table:style-name="ce13" table:number-columns-repeated="3"/>
          <table:table-cell table:style-name="ce13" table:formula="of:=[.P225] - AVERAGE([.P220:.P225])" office:value-type="float" office:value="0.183232984479742" calcext:value-type="float">
            <text:p>0.183</text:p>
          </table:table-cell>
          <table:table-cell table:style-name="ce13" table:formula="of:=[.O225]-[.O224]" office:value-type="float" office:value="1.84399999999982" calcext:value-type="float">
            <text:p>1.844</text:p>
          </table:table-cell>
          <table:table-cell table:style-name="ce13" table:formula="of:=AVERAGE([.P220:.P225])" office:value-type="float" office:value="0.506527166079956" calcext:value-type="float">
            <text:p>0.507</text:p>
          </table:table-cell>
          <table:table-cell table:style-name="ce1"/>
          <table:table-cell table:style-name="ce2" table:formula="of:=LOG([.Y225])" office:value-type="float" office:value="2.68124123737559" calcext:value-type="float">
            <text:p>2.6812412374</text:p>
          </table:table-cell>
          <table:table-cell table:style-name="ce3" table:formula="of:=[.Y224]+1" office:value-type="float" office:value="480" calcext:value-type="float">
            <text:p>480</text:p>
          </table:table-cell>
          <table:table-cell table:number-columns-repeated="999"/>
        </table:table-row>
        <table:table-row table:style-name="ro1">
          <table:table-cell table:style-name="ce5" table:formula="of:=([.B226]-[.B225])/[.B225]" office:value-type="percentage" office:value="0.0160877706569612" calcext:value-type="percentage">
            <text:p>1.61%</text:p>
          </table:table-cell>
          <table:table-cell office:value-type="float" office:value="1155.81" calcext:value-type="float">
            <text:p>1155.81</text:p>
          </table:table-cell>
          <table:table-cell table:style-name="ce7" table:formula="of:=[.A226]-[.$T$1]" office:value-type="percentage" office:value="0.0149877706569612" calcext:value-type="percentage">
            <text:p>1.50%</text:p>
          </table:table-cell>
          <table:table-cell table:style-name="ce1" table:formula="of:=[.B226]-[.$V$1]" office:value-type="float" office:value="185.325" calcext:value-type="float">
            <text:p>185.325</text:p>
          </table:table-cell>
          <table:table-cell table:style-name="ce7" table:formula="of:=SUM([.C225:.C226])" office:value-type="percentage" office:value="0" calcext:value-type="percentage">
            <text:p>0.00%</text:p>
          </table:table-cell>
          <table:table-cell table:style-name="ce8" table:formula="of:=MAX([.$C$1:.C226])-MIN([.$C$1:.C226])" office:value-type="float" office:value="0.0821743754426779" calcext:value-type="float">
            <text:p>0.0821743754</text:p>
          </table:table-cell>
          <table:table-cell table:style-name="ce1" table:formula="of:=STDEV([.D225:.D226])" office:value-type="float" office:value="12.9400540957138" calcext:value-type="float">
            <text:p>12.9400540957</text:p>
          </table:table-cell>
          <table:table-cell table:style-name="ce1" table:formula="of:=[.F226]/[.G226]" office:value-type="float" office:value="0.00635038886505869" calcext:value-type="float">
            <text:p>0.0063503889</text:p>
          </table:table-cell>
          <table:table-cell table:style-name="ce1" table:formula="of:=SUM([.$D$1:.D226])" office:value-type="float" office:value="-275.1" calcext:value-type="float">
            <text:p>-275.1</text:p>
          </table:table-cell>
          <table:table-cell table:style-name="ce1" table:formula="of:=MAX([.$D$1:.D226])-MIN([.$D$1:.D226])" office:value-type="float" office:value="341.38" calcext:value-type="float">
            <text:p>341.38</text:p>
          </table:table-cell>
          <table:table-cell table:style-name="ce1" table:formula="of:=STDEV([.$D$1:.D226])" office:value-type="float" office:value="76.4403607363315" calcext:value-type="float">
            <text:p>76.4403607363</text:p>
          </table:table-cell>
          <table:table-cell table:style-name="ce1" table:formula="of:=[.J226]/[.K226]" office:value-type="float" office:value="4.46596531873436" calcext:value-type="float">
            <text:p>4.4659653187</text:p>
          </table:table-cell>
          <table:table-cell table:style-name="ce1" table:formula="of:=SLOPE([.H186:.H226];[.X186:.X226])" office:value-type="float" office:value="-0.993872615754607" calcext:value-type="float">
            <text:p>-0.9938726158</text:p>
          </table:table-cell>
          <table:table-cell table:style-name="ce9" table:formula="of:=AVERAGE([.B212:.B226])" office:value-type="float" office:value="1106.86333333333" calcext:value-type="float">
            <text:p>1106.8633333333</text:p>
          </table:table-cell>
          <table:table-cell table:style-name="ce1" table:formula="of:=[.B226]-[.N226]" office:value-type="float" office:value="48.9466666666663" calcext:value-type="float">
            <text:p>48.9466666667</text:p>
          </table:table-cell>
          <table:table-cell table:style-name="ce15" table:formula="of:=IF(([.M226] &gt; [.U223]);(1-(([.M226]-[.$O$52])/[.$P$52]));(([.M226]-[.$O$52])/[.$P$52]))" office:value-type="float" office:value="0.32021683288631" calcext:value-type="float">
            <text:p>0.320</text:p>
          </table:table-cell>
          <table:table-cell table:style-name="ce13" table:number-columns-repeated="3"/>
          <table:table-cell table:style-name="ce13" table:formula="of:=[.P226] - AVERAGE([.P221:.P226])" office:value-type="float" office:value="-0.195481588777161" calcext:value-type="float">
            <text:p>-0.195</text:p>
          </table:table-cell>
          <table:table-cell table:style-name="ce13" table:formula="of:=[.O226]-[.O225]" office:value-type="float" office:value="11.1219999999998" calcext:value-type="float">
            <text:p>11.122</text:p>
          </table:table-cell>
          <table:table-cell table:style-name="ce13" table:formula="of:=AVERAGE([.P221:.P226])" office:value-type="float" office:value="0.515698421663472" calcext:value-type="float">
            <text:p>0.516</text:p>
          </table:table-cell>
          <table:table-cell table:style-name="ce1"/>
          <table:table-cell table:style-name="ce2" table:formula="of:=LOG([.Y226])" office:value-type="float" office:value="2.68214507637383" calcext:value-type="float">
            <text:p>2.6821450764</text:p>
          </table:table-cell>
          <table:table-cell table:style-name="ce3" table:formula="of:=[.Y225]+1" office:value-type="float" office:value="481" calcext:value-type="float">
            <text:p>481</text:p>
          </table:table-cell>
          <table:table-cell table:number-columns-repeated="999"/>
        </table:table-row>
        <table:table-row table:style-name="ro1">
          <table:table-cell table:style-name="ce5" table:formula="of:=([.B227]-[.B226])/[.B226]" office:value-type="percentage" office:value="0.0122511485451762" calcext:value-type="percentage">
            <text:p>1.23%</text:p>
          </table:table-cell>
          <table:table-cell office:value-type="float" office:value="1169.97" calcext:value-type="float">
            <text:p>1169.97</text:p>
          </table:table-cell>
          <table:table-cell table:style-name="ce7" table:formula="of:=[.A227]-[.$T$1]" office:value-type="percentage" office:value="0.0111511485451762" calcext:value-type="percentage">
            <text:p>1.12%</text:p>
          </table:table-cell>
          <table:table-cell table:style-name="ce1" table:formula="of:=[.B227]-[.$V$1]" office:value-type="float" office:value="199.485" calcext:value-type="float">
            <text:p>199.485</text:p>
          </table:table-cell>
          <table:table-cell table:style-name="ce7" table:formula="of:=SUM([.C226:.C227])" office:value-type="percentage" office:value="0" calcext:value-type="percentage">
            <text:p>0.00%</text:p>
          </table:table-cell>
          <table:table-cell table:style-name="ce8" table:formula="of:=MAX([.$C$1:.C227])-MIN([.$C$1:.C227])" office:value-type="float" office:value="0.0821743754426779" calcext:value-type="float">
            <text:p>0.0821743754</text:p>
          </table:table-cell>
          <table:table-cell table:style-name="ce1" table:formula="of:=STDEV([.D226:.D227])" office:value-type="float" office:value="10.0126320216016" calcext:value-type="float">
            <text:p>10.0126320216</text:p>
          </table:table-cell>
          <table:table-cell table:style-name="ce1" table:formula="of:=[.F227]/[.G227]" office:value-type="float" office:value="0.00820707035526646" calcext:value-type="float">
            <text:p>0.0082070704</text:p>
          </table:table-cell>
          <table:table-cell table:style-name="ce1" table:formula="of:=SUM([.$D$1:.D227])" office:value-type="float" office:value="-275.1" calcext:value-type="float">
            <text:p>-275.1</text:p>
          </table:table-cell>
          <table:table-cell table:style-name="ce1" table:formula="of:=MAX([.$D$1:.D227])-MIN([.$D$1:.D227])" office:value-type="float" office:value="355.54" calcext:value-type="float">
            <text:p>355.54</text:p>
          </table:table-cell>
          <table:table-cell table:style-name="ce1" table:formula="of:=STDEV([.$D$1:.D227])" office:value-type="float" office:value="77.6259681061197" calcext:value-type="float">
            <text:p>77.6259681061</text:p>
          </table:table-cell>
          <table:table-cell table:style-name="ce1" table:formula="of:=[.J227]/[.K227]" office:value-type="float" office:value="4.5801683209149" calcext:value-type="float">
            <text:p>4.5801683209</text:p>
          </table:table-cell>
          <table:table-cell table:style-name="ce1" table:formula="of:=SLOPE([.H187:.H227];[.X187:.X227])" office:value-type="float" office:value="-1.46561627889241" calcext:value-type="float">
            <text:p>-1.4656162789</text:p>
          </table:table-cell>
          <table:table-cell table:style-name="ce9" table:formula="of:=AVERAGE([.B213:.B227])" office:value-type="float" office:value="1115.10133333333" calcext:value-type="float">
            <text:p>1115.1013333333</text:p>
          </table:table-cell>
          <table:table-cell table:style-name="ce1" table:formula="of:=[.B227]-[.N227]" office:value-type="float" office:value="54.868666666667" calcext:value-type="float">
            <text:p>54.8686666667</text:p>
          </table:table-cell>
          <table:table-cell table:style-name="ce15" table:formula="of:=IF(([.M227] &gt; [.U224]);(1-(([.M227]-[.$O$52])/[.$P$52]));(([.M227]-[.$O$52])/[.$P$52]))" office:value-type="float" office:value="0.722633894985231" calcext:value-type="float">
            <text:p>0.723</text:p>
          </table:table-cell>
          <table:table-cell table:style-name="ce13" table:number-columns-repeated="3"/>
          <table:table-cell table:style-name="ce13" table:formula="of:=[.P227] - AVERAGE([.P222:.P227])" office:value-type="float" office:value="0.214687611798313" calcext:value-type="float">
            <text:p>0.215</text:p>
          </table:table-cell>
          <table:table-cell table:style-name="ce13" table:formula="of:=[.O227]-[.O226]" office:value-type="float" office:value="5.92200000000071" calcext:value-type="float">
            <text:p>5.922</text:p>
          </table:table-cell>
          <table:table-cell table:style-name="ce13" table:formula="of:=AVERAGE([.P222:.P227])" office:value-type="float" office:value="0.507946283186918" calcext:value-type="float">
            <text:p>0.508</text:p>
          </table:table-cell>
          <table:table-cell table:style-name="ce1"/>
          <table:table-cell table:style-name="ce2" table:formula="of:=LOG([.Y227])" office:value-type="float" office:value="2.68304703823885" calcext:value-type="float">
            <text:p>2.6830470382</text:p>
          </table:table-cell>
          <table:table-cell table:style-name="ce3" table:formula="of:=[.Y226]+1" office:value-type="float" office:value="482" calcext:value-type="float">
            <text:p>482</text:p>
          </table:table-cell>
          <table:table-cell table:number-columns-repeated="999"/>
        </table:table-row>
        <table:table-row table:style-name="ro1">
          <table:table-cell table:style-name="ce5" table:formula="of:=([.B228]-[.B227])/[.B227]" office:value-type="percentage" office:value="-0.0048975614759353" calcext:value-type="percentage">
            <text:p>-0.49%</text:p>
          </table:table-cell>
          <table:table-cell office:value-type="float" office:value="1164.24" calcext:value-type="float">
            <text:p>1164.24</text:p>
          </table:table-cell>
          <table:table-cell table:style-name="ce7" table:formula="of:=[.A228]-[.$T$1]" office:value-type="percentage" office:value="-0.0059975614759353" calcext:value-type="percentage">
            <text:p>-0.60%</text:p>
          </table:table-cell>
          <table:table-cell table:style-name="ce1" table:formula="of:=[.B228]-[.$V$1]" office:value-type="float" office:value="193.755" calcext:value-type="float">
            <text:p>193.755</text:p>
          </table:table-cell>
          <table:table-cell table:style-name="ce7" table:formula="of:=SUM([.C227:.C228])" office:value-type="percentage" office:value="0" calcext:value-type="percentage">
            <text:p>0.00%</text:p>
          </table:table-cell>
          <table:table-cell table:style-name="ce8" table:formula="of:=MAX([.$C$1:.C228])-MIN([.$C$1:.C228])" office:value-type="float" office:value="0.0821743754426779" calcext:value-type="float">
            <text:p>0.0821743754</text:p>
          </table:table-cell>
          <table:table-cell table:style-name="ce1" table:formula="of:=STDEV([.D227:.D228])" office:value-type="float" office:value="4.05172185619893" calcext:value-type="float">
            <text:p>4.0517218562</text:p>
          </table:table-cell>
          <table:table-cell table:style-name="ce1" table:formula="of:=[.F228]/[.G228]" office:value-type="float" office:value="0.0202813466370983" calcext:value-type="float">
            <text:p>0.0202813466</text:p>
          </table:table-cell>
          <table:table-cell table:style-name="ce1" table:formula="of:=SUM([.$D$1:.D228])" office:value-type="float" office:value="-275.1" calcext:value-type="float">
            <text:p>-275.1</text:p>
          </table:table-cell>
          <table:table-cell table:style-name="ce1" table:formula="of:=MAX([.$D$1:.D228])-MIN([.$D$1:.D228])" office:value-type="float" office:value="355.54" calcext:value-type="float">
            <text:p>355.54</text:p>
          </table:table-cell>
          <table:table-cell table:style-name="ce1" table:formula="of:=STDEV([.$D$1:.D228])" office:value-type="float" office:value="78.7037452747947" calcext:value-type="float">
            <text:p>78.7037452748</text:p>
          </table:table-cell>
          <table:table-cell table:style-name="ce1" table:formula="of:=[.J228]/[.K228]" office:value-type="float" office:value="4.51744702566097" calcext:value-type="float">
            <text:p>4.5174470257</text:p>
          </table:table-cell>
          <table:table-cell table:style-name="ce1" table:formula="of:=SLOPE([.H188:.H228];[.X188:.X228])" office:value-type="float" office:value="-1.61189909060107" calcext:value-type="float">
            <text:p>-1.6118990906</text:p>
          </table:table-cell>
          <table:table-cell table:style-name="ce9" table:formula="of:=AVERAGE([.B214:.B228])" office:value-type="float" office:value="1121.71733333333" calcext:value-type="float">
            <text:p>1121.7173333333</text:p>
          </table:table-cell>
          <table:table-cell table:style-name="ce1" table:formula="of:=[.B228]-[.N228]" office:value-type="float" office:value="42.5226666666667" calcext:value-type="float">
            <text:p>42.5226666667</text:p>
          </table:table-cell>
          <table:table-cell table:style-name="ce15" table:formula="of:=IF(([.M228] &gt; [.U225]);(1-(([.M228]-[.$O$52])/[.$P$52]));(([.M228]-[.$O$52])/[.$P$52]))" office:value-type="float" office:value="0.264078539231441" calcext:value-type="float">
            <text:p>0.264</text:p>
          </table:table-cell>
          <table:table-cell table:style-name="ce13" table:number-columns-repeated="3"/>
          <table:table-cell table:style-name="ce13" table:formula="of:=[.P228] - AVERAGE([.P223:.P228])" office:value-type="float" office:value="-0.190930459070968" calcext:value-type="float">
            <text:p>-0.191</text:p>
          </table:table-cell>
          <table:table-cell table:style-name="ce13" table:formula="of:=[.O228]-[.O227]" office:value-type="float" office:value="-12.3460000000002" calcext:value-type="float">
            <text:p>-12.346</text:p>
          </table:table-cell>
          <table:table-cell table:style-name="ce13" table:formula="of:=AVERAGE([.P223:.P228])" office:value-type="float" office:value="0.455008998302409" calcext:value-type="float">
            <text:p>0.455</text:p>
          </table:table-cell>
          <table:table-cell table:style-name="ce1"/>
          <table:table-cell table:style-name="ce2" table:formula="of:=LOG([.Y228])" office:value-type="float" office:value="2.68394713075151" calcext:value-type="float">
            <text:p>2.6839471308</text:p>
          </table:table-cell>
          <table:table-cell table:style-name="ce3" table:formula="of:=[.Y227]+1" office:value-type="float" office:value="483" calcext:value-type="float">
            <text:p>483</text:p>
          </table:table-cell>
          <table:table-cell table:number-columns-repeated="999"/>
        </table:table-row>
        <table:table-row table:style-name="ro1">
          <table:table-cell table:style-name="ce5" table:formula="of:=([.B229]-[.B228])/[.B228]" office:value-type="percentage" office:value="0.00526523740809464" calcext:value-type="percentage">
            <text:p>0.53%</text:p>
          </table:table-cell>
          <table:table-cell office:value-type="float" office:value="1170.37" calcext:value-type="float">
            <text:p>1170.37</text:p>
          </table:table-cell>
          <table:table-cell table:style-name="ce7" table:formula="of:=[.A229]-[.$T$1]" office:value-type="percentage" office:value="0.00416523740809464" calcext:value-type="percentage">
            <text:p>0.42%</text:p>
          </table:table-cell>
          <table:table-cell table:style-name="ce1" table:formula="of:=[.B229]-[.$V$1]" office:value-type="float" office:value="199.885" calcext:value-type="float">
            <text:p>199.885</text:p>
          </table:table-cell>
          <table:table-cell table:style-name="ce7" table:formula="of:=SUM([.C228:.C229])" office:value-type="percentage" office:value="0" calcext:value-type="percentage">
            <text:p>0.00%</text:p>
          </table:table-cell>
          <table:table-cell table:style-name="ce8" table:formula="of:=MAX([.$C$1:.C229])-MIN([.$C$1:.C229])" office:value-type="float" office:value="0.0821743754426779" calcext:value-type="float">
            <text:p>0.0821743754</text:p>
          </table:table-cell>
          <table:table-cell table:style-name="ce1" table:formula="of:=STDEV([.D228:.D229])" office:value-type="float" office:value="4.33456456867361" calcext:value-type="float">
            <text:p>4.3345645687</text:p>
          </table:table-cell>
          <table:table-cell table:style-name="ce1" table:formula="of:=[.F229]/[.G229]" office:value-type="float" office:value="0.0189579308695876" calcext:value-type="float">
            <text:p>0.0189579309</text:p>
          </table:table-cell>
          <table:table-cell table:style-name="ce1" table:formula="of:=SUM([.$D$1:.D229])" office:value-type="float" office:value="-275.1" calcext:value-type="float">
            <text:p>-275.1</text:p>
          </table:table-cell>
          <table:table-cell table:style-name="ce1" table:formula="of:=MAX([.$D$1:.D229])-MIN([.$D$1:.D229])" office:value-type="float" office:value="355.94" calcext:value-type="float">
            <text:p>355.94</text:p>
          </table:table-cell>
          <table:table-cell table:style-name="ce1" table:formula="of:=STDEV([.$D$1:.D229])" office:value-type="float" office:value="79.8185342628567" calcext:value-type="float">
            <text:p>79.8185342629</text:p>
          </table:table-cell>
          <table:table-cell table:style-name="ce1" table:formula="of:=[.J229]/[.K229]" office:value-type="float" office:value="4.45936527508543" calcext:value-type="float">
            <text:p>4.4593652751</text:p>
          </table:table-cell>
          <table:table-cell table:style-name="ce1" table:formula="of:=SLOPE([.H189:.H229];[.X189:.X229])" office:value-type="float" office:value="-1.96755917407066" calcext:value-type="float">
            <text:p>-1.9675591741</text:p>
          </table:table-cell>
          <table:table-cell table:style-name="ce9" table:formula="of:=AVERAGE([.B215:.B229])" office:value-type="float" office:value="1127.57666666667" calcext:value-type="float">
            <text:p>1127.5766666667</text:p>
          </table:table-cell>
          <table:table-cell table:style-name="ce1" table:formula="of:=[.B229]-[.N229]" office:value-type="float" office:value="42.7933333333333" calcext:value-type="float">
            <text:p>42.7933333333</text:p>
          </table:table-cell>
          <table:table-cell table:style-name="ce15" table:formula="of:=IF(([.M229] &gt; [.U226]);(1-(([.M229]-[.$O$52])/[.$P$52]));(([.M229]-[.$O$52])/[.$P$52]))" office:value-type="float" office:value="0.231772236799831" calcext:value-type="float">
            <text:p>0.232</text:p>
          </table:table-cell>
          <table:table-cell table:style-name="ce13" table:number-columns-repeated="3"/>
          <table:table-cell table:style-name="ce13" table:formula="of:=[.P229] - AVERAGE([.P224:.P229])" office:value-type="float" office:value="-0.198391141237976" calcext:value-type="float">
            <text:p>-0.198</text:p>
          </table:table-cell>
          <table:table-cell table:style-name="ce13" table:formula="of:=[.O229]-[.O228]" office:value-type="float" office:value="0.270666666666557" calcext:value-type="float">
            <text:p>0.271</text:p>
          </table:table-cell>
          <table:table-cell table:style-name="ce13" table:formula="of:=AVERAGE([.P224:.P229])" office:value-type="float" office:value="0.430163378037807" calcext:value-type="float">
            <text:p>0.430</text:p>
          </table:table-cell>
          <table:table-cell table:style-name="ce1"/>
          <table:table-cell table:style-name="ce2" table:formula="of:=LOG([.Y229])" office:value-type="float" office:value="2.68484536164441" calcext:value-type="float">
            <text:p>2.6848453616</text:p>
          </table:table-cell>
          <table:table-cell table:style-name="ce3" table:formula="of:=[.Y228]+1" office:value-type="float" office:value="484" calcext:value-type="float">
            <text:p>484</text:p>
          </table:table-cell>
          <table:table-cell table:number-columns-repeated="999"/>
        </table:table-row>
        <table:table-row table:style-name="ro1">
          <table:table-cell table:style-name="ce5" table:formula="of:=([.B230]-[.B229])/[.B229]" office:value-type="percentage" office:value="0.00467373565624529" calcext:value-type="percentage">
            <text:p>0.47%</text:p>
          </table:table-cell>
          <table:table-cell office:value-type="float" office:value="1175.84" calcext:value-type="float">
            <text:p>1175.84</text:p>
          </table:table-cell>
          <table:table-cell table:style-name="ce7" table:formula="of:=[.A230]-[.$T$1]" office:value-type="percentage" office:value="0.00357373565624529" calcext:value-type="percentage">
            <text:p>0.36%</text:p>
          </table:table-cell>
          <table:table-cell table:style-name="ce1" table:formula="of:=[.B230]-[.$V$1]" office:value-type="float" office:value="205.355" calcext:value-type="float">
            <text:p>205.355</text:p>
          </table:table-cell>
          <table:table-cell table:style-name="ce7" table:formula="of:=SUM([.C229:.C230])" office:value-type="percentage" office:value="0" calcext:value-type="percentage">
            <text:p>0.00%</text:p>
          </table:table-cell>
          <table:table-cell table:style-name="ce8" table:formula="of:=MAX([.$C$1:.C230])-MIN([.$C$1:.C230])" office:value-type="float" office:value="0.0821743754426779" calcext:value-type="float">
            <text:p>0.0821743754</text:p>
          </table:table-cell>
          <table:table-cell table:style-name="ce1" table:formula="of:=STDEV([.D229:.D230])" office:value-type="float" office:value="3.86787409309027" calcext:value-type="float">
            <text:p>3.8678740931</text:p>
          </table:table-cell>
          <table:table-cell table:style-name="ce1" table:formula="of:=[.F230]/[.G230]" office:value-type="float" office:value="0.0212453594571441" calcext:value-type="float">
            <text:p>0.0212453595</text:p>
          </table:table-cell>
          <table:table-cell table:style-name="ce1" table:formula="of:=SUM([.$D$1:.D230])" office:value-type="float" office:value="-275.1" calcext:value-type="float">
            <text:p>-275.1</text:p>
          </table:table-cell>
          <table:table-cell table:style-name="ce1" table:formula="of:=MAX([.$D$1:.D230])-MIN([.$D$1:.D230])" office:value-type="float" office:value="361.41" calcext:value-type="float">
            <text:p>361.41</text:p>
          </table:table-cell>
          <table:table-cell table:style-name="ce1" table:formula="of:=STDEV([.$D$1:.D230])" office:value-type="float" office:value="80.9615449947104" calcext:value-type="float">
            <text:p>80.9615449947</text:p>
          </table:table-cell>
          <table:table-cell table:style-name="ce1" table:formula="of:=[.J230]/[.K230]" office:value-type="float" office:value="4.46397113621797" calcext:value-type="float">
            <text:p>4.4639711362</text:p>
          </table:table-cell>
          <table:table-cell table:style-name="ce1" table:formula="of:=SLOPE([.H190:.H230];[.X190:.X230])" office:value-type="float" office:value="-2.38135804800407" calcext:value-type="float">
            <text:p>-2.381358048</text:p>
          </table:table-cell>
          <table:table-cell table:style-name="ce9" table:formula="of:=AVERAGE([.B216:.B230])" office:value-type="float" office:value="1133.53933333333" calcext:value-type="float">
            <text:p>1133.5393333333</text:p>
          </table:table-cell>
          <table:table-cell table:style-name="ce1" table:formula="of:=[.B230]-[.N230]" office:value-type="float" office:value="42.3006666666665" calcext:value-type="float">
            <text:p>42.3006666667</text:p>
          </table:table-cell>
          <table:table-cell table:style-name="ce15" table:formula="of:=IF(([.M230] &gt; [.U227]);(1-(([.M230]-[.$O$52])/[.$P$52]));(([.M230]-[.$O$52])/[.$P$52]))" office:value-type="float" office:value="0.194184910618215" calcext:value-type="float">
            <text:p>0.194</text:p>
          </table:table-cell>
          <table:table-cell table:style-name="ce13" table:number-columns-repeated="3"/>
          <table:table-cell table:style-name="ce13" table:formula="of:=[.P230] - AVERAGE([.P225:.P230])" office:value-type="float" office:value="-0.209589516895239" calcext:value-type="float">
            <text:p>-0.210</text:p>
          </table:table-cell>
          <table:table-cell table:style-name="ce13" table:formula="of:=[.O230]-[.O229]" office:value-type="float" office:value="-0.492666666666764" calcext:value-type="float">
            <text:p>-0.493</text:p>
          </table:table-cell>
          <table:table-cell table:style-name="ce13" table:formula="of:=AVERAGE([.P225:.P230])" office:value-type="float" office:value="0.403774427513455" calcext:value-type="float">
            <text:p>0.404</text:p>
          </table:table-cell>
          <table:table-cell table:style-name="ce1"/>
          <table:table-cell table:style-name="ce2" table:formula="of:=LOG([.Y230])" office:value-type="float" office:value="2.68574173860226" calcext:value-type="float">
            <text:p>2.6857417386</text:p>
          </table:table-cell>
          <table:table-cell table:style-name="ce3" table:formula="of:=[.Y229]+1" office:value-type="float" office:value="485" calcext:value-type="float">
            <text:p>485</text:p>
          </table:table-cell>
          <table:table-cell table:number-columns-repeated="999"/>
        </table:table-row>
        <table:table-row table:style-name="ro1">
          <table:table-cell table:style-name="ce5" table:formula="of:=([.B231]-[.B230])/[.B230]" office:value-type="percentage" office:value="-0.000221118519526458" calcext:value-type="percentage">
            <text:p>-0.02%</text:p>
          </table:table-cell>
          <table:table-cell office:value-type="float" office:value="1175.58" calcext:value-type="float">
            <text:p>1175.58</text:p>
          </table:table-cell>
          <table:table-cell table:style-name="ce7" table:formula="of:=[.A231]-[.$T$1]" office:value-type="percentage" office:value="-0.00132111851952646" calcext:value-type="percentage">
            <text:p>-0.13%</text:p>
          </table:table-cell>
          <table:table-cell table:style-name="ce1" table:formula="of:=[.B231]-[.$V$1]" office:value-type="float" office:value="205.095" calcext:value-type="float">
            <text:p>205.095</text:p>
          </table:table-cell>
          <table:table-cell table:style-name="ce7" table:formula="of:=SUM([.C230:.C231])" office:value-type="percentage" office:value="0" calcext:value-type="percentage">
            <text:p>0.00%</text:p>
          </table:table-cell>
          <table:table-cell table:style-name="ce8" table:formula="of:=MAX([.$C$1:.C231])-MIN([.$C$1:.C231])" office:value-type="float" office:value="0.0821743754426779" calcext:value-type="float">
            <text:p>0.0821743754</text:p>
          </table:table-cell>
          <table:table-cell table:style-name="ce1" table:formula="of:=STDEV([.D230:.D231])" office:value-type="float" office:value="0.183847763108496" calcext:value-type="float">
            <text:p>0.1838477631</text:p>
          </table:table-cell>
          <table:table-cell table:style-name="ce1" table:formula="of:=[.F231]/[.G231]" office:value-type="float" office:value="0.446969677809915" calcext:value-type="float">
            <text:p>0.4469696778</text:p>
          </table:table-cell>
          <table:table-cell table:style-name="ce1" table:formula="of:=SUM([.$D$1:.D231])" office:value-type="float" office:value="-275.1" calcext:value-type="float">
            <text:p>-275.1</text:p>
          </table:table-cell>
          <table:table-cell table:style-name="ce1" table:formula="of:=MAX([.$D$1:.D231])-MIN([.$D$1:.D231])" office:value-type="float" office:value="361.41" calcext:value-type="float">
            <text:p>361.41</text:p>
          </table:table-cell>
          <table:table-cell table:style-name="ce1" table:formula="of:=STDEV([.$D$1:.D231])" office:value-type="float" office:value="82.0647849307445" calcext:value-type="float">
            <text:p>82.0647849307</text:p>
          </table:table-cell>
          <table:table-cell table:style-name="ce1" table:formula="of:=[.J231]/[.K231]" office:value-type="float" office:value="4.40395963146675" calcext:value-type="float">
            <text:p>4.4039596315</text:p>
          </table:table-cell>
          <table:table-cell table:style-name="ce1" table:formula="of:=SLOPE([.H191:.H231];[.X191:.X231])" office:value-type="float" office:value="-1.19712615601038" calcext:value-type="float">
            <text:p>-1.197126156</text:p>
          </table:table-cell>
          <table:table-cell table:style-name="ce9" table:formula="of:=AVERAGE([.B217:.B231])" office:value-type="float" office:value="1138.42933333333" calcext:value-type="float">
            <text:p>1138.4293333333</text:p>
          </table:table-cell>
          <table:table-cell table:style-name="ce1" table:formula="of:=[.B231]-[.N231]" office:value-type="float" office:value="37.1506666666667" calcext:value-type="float">
            <text:p>37.1506666667</text:p>
          </table:table-cell>
          <table:table-cell table:style-name="ce15" table:formula="of:=IF(([.M231] &gt; [.U228]);(1-(([.M231]-[.$O$52])/[.$P$52]));(([.M231]-[.$O$52])/[.$P$52]))" office:value-type="float" office:value="0.698245656009663" calcext:value-type="float">
            <text:p>0.698</text:p>
          </table:table-cell>
          <table:table-cell table:style-name="ce13" table:number-columns-repeated="3"/>
          <table:table-cell table:style-name="ce13" table:formula="of:=[.P231] - AVERAGE([.P226:.P231])" office:value-type="float" office:value="0.293056977587881" calcext:value-type="float">
            <text:p>0.293</text:p>
          </table:table-cell>
          <table:table-cell table:style-name="ce13" table:formula="of:=[.O231]-[.O230]" office:value-type="float" office:value="-5.14999999999986" calcext:value-type="float">
            <text:p>-5.150</text:p>
          </table:table-cell>
          <table:table-cell table:style-name="ce13" table:formula="of:=AVERAGE([.P226:.P231])" office:value-type="float" office:value="0.405188678421782" calcext:value-type="float">
            <text:p>0.405</text:p>
          </table:table-cell>
          <table:table-cell table:style-name="ce1"/>
          <table:table-cell table:style-name="ce2" table:formula="of:=LOG([.Y231])" office:value-type="float" office:value="2.68663626926229" calcext:value-type="float">
            <text:p>2.6866362693</text:p>
          </table:table-cell>
          <table:table-cell table:style-name="ce3" table:formula="of:=[.Y230]+1" office:value-type="float" office:value="486" calcext:value-type="float">
            <text:p>486</text:p>
          </table:table-cell>
          <table:table-cell table:number-columns-repeated="999"/>
        </table:table-row>
        <table:table-row table:style-name="ro1">
          <table:table-cell table:style-name="ce5" table:formula="of:=([.B232]-[.B231])/[.B231]" office:value-type="percentage" office:value="-0.0101141564164071" calcext:value-type="percentage">
            <text:p>-1.01%</text:p>
          </table:table-cell>
          <table:table-cell office:value-type="float" office:value="1163.69" calcext:value-type="float">
            <text:p>1163.69</text:p>
          </table:table-cell>
          <table:table-cell table:style-name="ce7" table:formula="of:=[.A232]-[.$T$1]" office:value-type="percentage" office:value="-0.0112141564164071" calcext:value-type="percentage">
            <text:p>-1.12%</text:p>
          </table:table-cell>
          <table:table-cell table:style-name="ce1" table:formula="of:=[.B232]-[.$V$1]" office:value-type="float" office:value="193.205" calcext:value-type="float">
            <text:p>193.205</text:p>
          </table:table-cell>
          <table:table-cell table:style-name="ce7" table:formula="of:=SUM([.C231:.C232])" office:value-type="percentage" office:value="0" calcext:value-type="percentage">
            <text:p>0.00%</text:p>
          </table:table-cell>
          <table:table-cell table:style-name="ce8" table:formula="of:=MAX([.$C$1:.C232])-MIN([.$C$1:.C232])" office:value-type="float" office:value="0.0821743754426779" calcext:value-type="float">
            <text:p>0.0821743754</text:p>
          </table:table-cell>
          <table:table-cell table:style-name="ce1" table:formula="of:=STDEV([.D231:.D232])" office:value-type="float" office:value="8.40749962830796" calcext:value-type="float">
            <text:p>8.4074996283</text:p>
          </table:table-cell>
          <table:table-cell table:style-name="ce1" table:formula="of:=[.F232]/[.G232]" office:value-type="float" office:value="0.00977393744580109" calcext:value-type="float">
            <text:p>0.0097739374</text:p>
          </table:table-cell>
          <table:table-cell table:style-name="ce1" table:formula="of:=SUM([.$D$1:.D232])" office:value-type="float" office:value="-275.1" calcext:value-type="float">
            <text:p>-275.1</text:p>
          </table:table-cell>
          <table:table-cell table:style-name="ce1" table:formula="of:=MAX([.$D$1:.D232])-MIN([.$D$1:.D232])" office:value-type="float" office:value="361.41" calcext:value-type="float">
            <text:p>361.41</text:p>
          </table:table-cell>
          <table:table-cell table:style-name="ce1" table:formula="of:=STDEV([.$D$1:.D232])" office:value-type="float" office:value="83.0021693167879" calcext:value-type="float">
            <text:p>83.0021693168</text:p>
          </table:table-cell>
          <table:table-cell table:style-name="ce1" table:formula="of:=[.J232]/[.K232]" office:value-type="float" office:value="4.35422354590076" calcext:value-type="float">
            <text:p>4.3542235459</text:p>
          </table:table-cell>
          <table:table-cell table:style-name="ce1" table:formula="of:=SLOPE([.H192:.H232];[.X192:.X232])" office:value-type="float" office:value="-1.75076452121627" calcext:value-type="float">
            <text:p>-1.7507645212</text:p>
          </table:table-cell>
          <table:table-cell table:style-name="ce9" table:formula="of:=AVERAGE([.B218:.B232])" office:value-type="float" office:value="1142.21266666667" calcext:value-type="float">
            <text:p>1142.2126666667</text:p>
          </table:table-cell>
          <table:table-cell table:style-name="ce1" table:formula="of:=[.B232]-[.N232]" office:value-type="float" office:value="21.4773333333333" calcext:value-type="float">
            <text:p>21.4773333333</text:p>
          </table:table-cell>
          <table:table-cell table:style-name="ce15" table:formula="of:=IF(([.M232] &gt; [.U229]);(1-(([.M232]-[.$O$52])/[.$P$52]));(([.M232]-[.$O$52])/[.$P$52]))" office:value-type="float" office:value="0.25146472956524" calcext:value-type="float">
            <text:p>0.251</text:p>
          </table:table-cell>
          <table:table-cell table:style-name="ce13" table:number-columns-repeated="3"/>
          <table:table-cell table:style-name="ce13" table:formula="of:=[.P232] - AVERAGE([.P227:.P232])" office:value-type="float" office:value="-0.142265264969697" calcext:value-type="float">
            <text:p>-0.142</text:p>
          </table:table-cell>
          <table:table-cell table:style-name="ce13" table:formula="of:=[.O232]-[.O231]" office:value-type="float" office:value="-15.6733333333334" calcext:value-type="float">
            <text:p>-15.673</text:p>
          </table:table-cell>
          <table:table-cell table:style-name="ce13" table:formula="of:=AVERAGE([.P227:.P232])" office:value-type="float" office:value="0.393729994534937" calcext:value-type="float">
            <text:p>0.394</text:p>
          </table:table-cell>
          <table:table-cell table:style-name="ce1"/>
          <table:table-cell table:style-name="ce2" table:formula="of:=LOG([.Y232])" office:value-type="float" office:value="2.68752896121463" calcext:value-type="float">
            <text:p>2.6875289612</text:p>
          </table:table-cell>
          <table:table-cell table:style-name="ce3" table:formula="of:=[.Y231]+1" office:value-type="float" office:value="487" calcext:value-type="float">
            <text:p>487</text:p>
          </table:table-cell>
          <table:table-cell table:number-columns-repeated="999"/>
        </table:table-row>
        <table:table-row table:style-name="ro1">
          <table:table-cell table:style-name="ce5" table:formula="of:=([.B233]-[.B232])/[.B232]" office:value-type="percentage" office:value="0.00537084618755854" calcext:value-type="percentage">
            <text:p>0.54%</text:p>
          </table:table-cell>
          <table:table-cell office:value-type="float" office:value="1169.94" calcext:value-type="float">
            <text:p>1169.94</text:p>
          </table:table-cell>
          <table:table-cell table:style-name="ce7" table:formula="of:=[.A233]-[.$T$1]" office:value-type="percentage" office:value="0.00427084618755854" calcext:value-type="percentage">
            <text:p>0.43%</text:p>
          </table:table-cell>
          <table:table-cell table:style-name="ce1" table:formula="of:=[.B233]-[.$V$1]" office:value-type="float" office:value="199.455" calcext:value-type="float">
            <text:p>199.455</text:p>
          </table:table-cell>
          <table:table-cell table:style-name="ce7" table:formula="of:=SUM([.C232:.C233])" office:value-type="percentage" office:value="0" calcext:value-type="percentage">
            <text:p>0.00%</text:p>
          </table:table-cell>
          <table:table-cell table:style-name="ce8" table:formula="of:=MAX([.$C$1:.C233])-MIN([.$C$1:.C233])" office:value-type="float" office:value="0.0821743754426779" calcext:value-type="float">
            <text:p>0.0821743754</text:p>
          </table:table-cell>
          <table:table-cell table:style-name="ce1" table:formula="of:=STDEV([.D232:.D233])" office:value-type="float" office:value="4.41941738241592" calcext:value-type="float">
            <text:p>4.4194173824</text:p>
          </table:table-cell>
          <table:table-cell table:style-name="ce1" table:formula="of:=[.F233]/[.G233]" office:value-type="float" office:value="0.0185939385968918" calcext:value-type="float">
            <text:p>0.0185939386</text:p>
          </table:table-cell>
          <table:table-cell table:style-name="ce1" table:formula="of:=SUM([.$D$1:.D233])" office:value-type="float" office:value="-275.1" calcext:value-type="float">
            <text:p>-275.1</text:p>
          </table:table-cell>
          <table:table-cell table:style-name="ce1" table:formula="of:=MAX([.$D$1:.D233])-MIN([.$D$1:.D233])" office:value-type="float" office:value="361.41" calcext:value-type="float">
            <text:p>361.41</text:p>
          </table:table-cell>
          <table:table-cell table:style-name="ce1" table:formula="of:=STDEV([.$D$1:.D233])" office:value-type="float" office:value="83.9784883115303" calcext:value-type="float">
            <text:p>83.9784883115</text:p>
          </table:table-cell>
          <table:table-cell table:style-name="ce1" table:formula="of:=[.J233]/[.K233]" office:value-type="float" office:value="4.30360211604783" calcext:value-type="float">
            <text:p>4.303602116</text:p>
          </table:table-cell>
          <table:table-cell table:style-name="ce1" table:formula="of:=SLOPE([.H193:.H233];[.X193:.X233])" office:value-type="float" office:value="-0.434025335313157" calcext:value-type="float">
            <text:p>-0.4340253353</text:p>
          </table:table-cell>
          <table:table-cell table:style-name="ce9" table:formula="of:=AVERAGE([.B219:.B233])" office:value-type="float" office:value="1146.458" calcext:value-type="float">
            <text:p>1146.458</text:p>
          </table:table-cell>
          <table:table-cell table:style-name="ce1" table:formula="of:=[.B233]-[.N233]" office:value-type="float" office:value="23.482" calcext:value-type="float">
            <text:p>23.482</text:p>
          </table:table-cell>
          <table:table-cell table:style-name="ce15" table:formula="of:=IF(([.M233] &gt; [.U230]);(1-(([.M233]-[.$O$52])/[.$P$52]));(([.M233]-[.$O$52])/[.$P$52]))" office:value-type="float" office:value="0.628929567291594" calcext:value-type="float">
            <text:p>0.629</text:p>
          </table:table-cell>
          <table:table-cell table:style-name="ce13" table:number-columns-repeated="3"/>
          <table:table-cell table:style-name="ce13" table:formula="of:=[.P233] - AVERAGE([.P228:.P233])" office:value-type="float" office:value="0.250816960705596" calcext:value-type="float">
            <text:p>0.251</text:p>
          </table:table-cell>
          <table:table-cell table:style-name="ce13" table:formula="of:=[.O233]-[.O232]" office:value-type="float" office:value="2.00466666666671" calcext:value-type="float">
            <text:p>2.005</text:p>
          </table:table-cell>
          <table:table-cell table:style-name="ce13" table:formula="of:=AVERAGE([.P228:.P233])" office:value-type="float" office:value="0.378112606585997" calcext:value-type="float">
            <text:p>0.378</text:p>
          </table:table-cell>
          <table:table-cell table:style-name="ce1"/>
          <table:table-cell table:style-name="ce2" table:formula="of:=LOG([.Y233])" office:value-type="float" office:value="2.68841982200271" calcext:value-type="float">
            <text:p>2.688419822</text:p>
          </table:table-cell>
          <table:table-cell table:style-name="ce3" table:formula="of:=[.Y232]+1" office:value-type="float" office:value="488" calcext:value-type="float">
            <text:p>488</text:p>
          </table:table-cell>
          <table:table-cell table:number-columns-repeated="999"/>
        </table:table-row>
        <table:table-row table:style-name="ro1">
          <table:table-cell table:style-name="ce5" table:formula="of:=([.B234]-[.B233])/[.B233]" office:value-type="percentage" office:value="-0.00191462810058636" calcext:value-type="percentage">
            <text:p>-0.19%</text:p>
          </table:table-cell>
          <table:table-cell office:value-type="float" office:value="1167.7" calcext:value-type="float">
            <text:p>1167.7</text:p>
          </table:table-cell>
          <table:table-cell table:style-name="ce7" table:formula="of:=[.A234]-[.$T$1]" office:value-type="percentage" office:value="-0.00301462810058636" calcext:value-type="percentage">
            <text:p>-0.30%</text:p>
          </table:table-cell>
          <table:table-cell table:style-name="ce1" table:formula="of:=[.B234]-[.$V$1]" office:value-type="float" office:value="197.215" calcext:value-type="float">
            <text:p>197.215</text:p>
          </table:table-cell>
          <table:table-cell table:style-name="ce7" table:formula="of:=SUM([.C233:.C234])" office:value-type="percentage" office:value="0" calcext:value-type="percentage">
            <text:p>0.00%</text:p>
          </table:table-cell>
          <table:table-cell table:style-name="ce8" table:formula="of:=MAX([.$C$1:.C234])-MIN([.$C$1:.C234])" office:value-type="float" office:value="0.0821743754426779" calcext:value-type="float">
            <text:p>0.0821743754</text:p>
          </table:table-cell>
          <table:table-cell table:style-name="ce1" table:formula="of:=STDEV([.D233:.D234])" office:value-type="float" office:value="1.58391918985787" calcext:value-type="float">
            <text:p>1.5839191899</text:p>
          </table:table-cell>
          <table:table-cell table:style-name="ce1" table:formula="of:=[.F234]/[.G234]" office:value-type="float" office:value="0.0518804090315059" calcext:value-type="float">
            <text:p>0.051880409</text:p>
          </table:table-cell>
          <table:table-cell table:style-name="ce1" table:formula="of:=SUM([.$D$1:.D234])" office:value-type="float" office:value="-275.1" calcext:value-type="float">
            <text:p>-275.1</text:p>
          </table:table-cell>
          <table:table-cell table:style-name="ce1" table:formula="of:=MAX([.$D$1:.D234])-MIN([.$D$1:.D234])" office:value-type="float" office:value="361.41" calcext:value-type="float">
            <text:p>361.41</text:p>
          </table:table-cell>
          <table:table-cell table:style-name="ce1" table:formula="of:=STDEV([.$D$1:.D234])" office:value-type="float" office:value="84.9020331982361" calcext:value-type="float">
            <text:p>84.9020331982</text:p>
          </table:table-cell>
          <table:table-cell table:style-name="ce1" table:formula="of:=[.J234]/[.K234]" office:value-type="float" office:value="4.25678851713893" calcext:value-type="float">
            <text:p>4.2567885171</text:p>
          </table:table-cell>
          <table:table-cell table:style-name="ce1" table:formula="of:=SLOPE([.H194:.H234];[.X194:.X234])" office:value-type="float" office:value="-0.724124969095285" calcext:value-type="float">
            <text:p>-0.7241249691</text:p>
          </table:table-cell>
          <table:table-cell table:style-name="ce9" table:formula="of:=AVERAGE([.B220:.B234])" office:value-type="float" office:value="1150.79733333333" calcext:value-type="float">
            <text:p>1150.7973333333</text:p>
          </table:table-cell>
          <table:table-cell table:style-name="ce1" table:formula="of:=[.B234]-[.N234]" office:value-type="float" office:value="16.9026666666666" calcext:value-type="float">
            <text:p>16.9026666667</text:p>
          </table:table-cell>
          <table:table-cell table:style-name="ce15" table:formula="of:=IF(([.M234] &gt; [.U231]);(1-(([.M234]-[.$O$52])/[.$P$52]));(([.M234]-[.$O$52])/[.$P$52]))" office:value-type="float" office:value="0.655280701253092" calcext:value-type="float">
            <text:p>0.655</text:p>
          </table:table-cell>
          <table:table-cell table:style-name="ce13" table:number-columns-repeated="3"/>
          <table:table-cell table:style-name="ce13" table:formula="of:=[.P234] - AVERAGE([.P229:.P234])" office:value-type="float" office:value="0.211967734330152" calcext:value-type="float">
            <text:p>0.212</text:p>
          </table:table-cell>
          <table:table-cell table:style-name="ce13" table:formula="of:=[.O234]-[.O233]" office:value-type="float" office:value="-6.57933333333335" calcext:value-type="float">
            <text:p>-6.579</text:p>
          </table:table-cell>
          <table:table-cell table:style-name="ce13" table:formula="of:=AVERAGE([.P229:.P234])" office:value-type="float" office:value="0.443312966922939" calcext:value-type="float">
            <text:p>0.443</text:p>
          </table:table-cell>
          <table:table-cell table:style-name="ce1"/>
          <table:table-cell table:style-name="ce2" table:formula="of:=LOG([.Y234])" office:value-type="float" office:value="2.68930885912362" calcext:value-type="float">
            <text:p>2.6893088591</text:p>
          </table:table-cell>
          <table:table-cell table:style-name="ce3" table:formula="of:=[.Y233]+1" office:value-type="float" office:value="489" calcext:value-type="float">
            <text:p>489</text:p>
          </table:table-cell>
          <table:table-cell table:number-columns-repeated="999"/>
        </table:table-row>
        <table:table-row table:style-name="ro1">
          <table:table-cell table:style-name="ce5" table:formula="of:=([.B235]-[.B234])/[.B234]" office:value-type="percentage" office:value="-0.0477862464674145" calcext:value-type="percentage">
            <text:p>-4.78%</text:p>
          </table:table-cell>
          <table:table-cell office:value-type="float" office:value="1111.9" calcext:value-type="float">
            <text:p>1111.9</text:p>
          </table:table-cell>
          <table:table-cell table:style-name="ce7" table:formula="of:=[.A235]-[.$T$1]" office:value-type="percentage" office:value="-0.0488862464674145" calcext:value-type="percentage">
            <text:p>-4.89%</text:p>
          </table:table-cell>
          <table:table-cell table:style-name="ce1" table:formula="of:=[.B235]-[.$V$1]" office:value-type="float" office:value="141.415" calcext:value-type="float">
            <text:p>141.415</text:p>
          </table:table-cell>
          <table:table-cell table:style-name="ce7" table:formula="of:=SUM([.C234:.C235])" office:value-type="percentage" office:value="0" calcext:value-type="percentage">
            <text:p>0.00%</text:p>
          </table:table-cell>
          <table:table-cell table:style-name="ce8" table:formula="of:=MAX([.$C$1:.C235])-MIN([.$C$1:.C235])" office:value-type="float" office:value="0.0958141316364529" calcext:value-type="float">
            <text:p>0.0958141316</text:p>
          </table:table-cell>
          <table:table-cell table:style-name="ce1" table:formula="of:=STDEV([.D234:.D235])" office:value-type="float" office:value="39.4565583902093" calcext:value-type="float">
            <text:p>39.4565583902</text:p>
          </table:table-cell>
          <table:table-cell table:style-name="ce1" table:formula="of:=[.F235]/[.G235]" office:value-type="float" office:value="0.00242834488220919" calcext:value-type="float">
            <text:p>0.0024283449</text:p>
          </table:table-cell>
          <table:table-cell table:style-name="ce1" table:formula="of:=SUM([.$D$1:.D235])" office:value-type="float" office:value="-275.1" calcext:value-type="float">
            <text:p>-275.1</text:p>
          </table:table-cell>
          <table:table-cell table:style-name="ce1" table:formula="of:=MAX([.$D$1:.D235])-MIN([.$D$1:.D235])" office:value-type="float" office:value="361.41" calcext:value-type="float">
            <text:p>361.41</text:p>
          </table:table-cell>
          <table:table-cell table:style-name="ce1" table:formula="of:=STDEV([.$D$1:.D235])" office:value-type="float" office:value="85.2991716993703" calcext:value-type="float">
            <text:p>85.2991716994</text:p>
          </table:table-cell>
          <table:table-cell table:style-name="ce1" table:formula="of:=[.J235]/[.K235]" office:value-type="float" office:value="4.23696963053473" calcext:value-type="float">
            <text:p>4.2369696305</text:p>
          </table:table-cell>
          <table:table-cell table:style-name="ce1" table:formula="of:=SLOPE([.H195:.H235];[.X195:.X235])" office:value-type="float" office:value="-1.20865288853869" calcext:value-type="float">
            <text:p>-1.2086528885</text:p>
          </table:table-cell>
          <table:table-cell table:style-name="ce9" table:formula="of:=AVERAGE([.B221:.B235])" office:value-type="float" office:value="1151.22266666667" calcext:value-type="float">
            <text:p>1151.2226666667</text:p>
          </table:table-cell>
          <table:table-cell table:style-name="ce1" table:formula="of:=[.B235]-[.N235]" office:value-type="float" office:value="-39.3226666666667" calcext:value-type="float">
            <text:p>-39.3226666667</text:p>
          </table:table-cell>
          <table:table-cell table:style-name="ce15" table:formula="of:=IF(([.M235] &gt; [.U232]);(1-(([.M235]-[.$O$52])/[.$P$52]));(([.M235]-[.$O$52])/[.$P$52]))" office:value-type="float" office:value="0.699292684125596" calcext:value-type="float">
            <text:p>0.699</text:p>
          </table:table-cell>
          <table:table-cell table:style-name="ce13" table:number-columns-repeated="3"/>
          <table:table-cell table:style-name="ce13" table:formula="of:=[.P235] - AVERAGE([.P230:.P235])" office:value-type="float" office:value="0.178059642648363" calcext:value-type="float">
            <text:p>0.178</text:p>
          </table:table-cell>
          <table:table-cell table:style-name="ce13" table:formula="of:=[.O235]-[.O234]" office:value-type="float" office:value="-56.2253333333333" calcext:value-type="float">
            <text:p>-56.225</text:p>
          </table:table-cell>
          <table:table-cell table:style-name="ce13" table:formula="of:=AVERAGE([.P230:.P235])" office:value-type="float" office:value="0.521233041477233" calcext:value-type="float">
            <text:p>0.521</text:p>
          </table:table-cell>
          <table:table-cell table:style-name="ce1"/>
          <table:table-cell table:style-name="ce2" table:formula="of:=LOG([.Y235])" office:value-type="float" office:value="2.69019608002851" calcext:value-type="float">
            <text:p>2.69019608</text:p>
          </table:table-cell>
          <table:table-cell table:style-name="ce3" table:formula="of:=[.Y234]+1" office:value-type="float" office:value="490" calcext:value-type="float">
            <text:p>490</text:p>
          </table:table-cell>
          <table:table-cell table:number-columns-repeated="999"/>
        </table:table-row>
        <table:table-row table:style-name="ro1">
          <table:table-cell table:style-name="ce5" table:formula="of:=([.B236]-[.B235])/[.B235]" office:value-type="percentage" office:value="-0.050454177533951" calcext:value-type="percentage">
            <text:p>-5.05%</text:p>
          </table:table-cell>
          <table:table-cell office:value-type="float" office:value="1055.8" calcext:value-type="float">
            <text:p>1055.8</text:p>
          </table:table-cell>
          <table:table-cell table:style-name="ce7" table:formula="of:=[.A236]-[.$T$1]" office:value-type="percentage" office:value="-0.051554177533951" calcext:value-type="percentage">
            <text:p>-5.16%</text:p>
          </table:table-cell>
          <table:table-cell table:style-name="ce1" table:formula="of:=[.B236]-[.$V$1]" office:value-type="float" office:value="85.3149999999999" calcext:value-type="float">
            <text:p>85.315</text:p>
          </table:table-cell>
          <table:table-cell table:style-name="ce7" table:formula="of:=SUM([.C235:.C236])" office:value-type="percentage" office:value="0" calcext:value-type="percentage">
            <text:p>0.00%</text:p>
          </table:table-cell>
          <table:table-cell table:style-name="ce8" table:formula="of:=MAX([.$C$1:.C236])-MIN([.$C$1:.C236])" office:value-type="float" office:value="0.0984820627029893" calcext:value-type="float">
            <text:p>0.0984820627</text:p>
          </table:table-cell>
          <table:table-cell table:style-name="ce1" table:formula="of:=STDEV([.D235:.D236])" office:value-type="float" office:value="39.6686904245654" calcext:value-type="float">
            <text:p>39.6686904246</text:p>
          </table:table-cell>
          <table:table-cell table:style-name="ce1" table:formula="of:=[.F236]/[.G236]" office:value-type="float" office:value="0.0024826144157762" calcext:value-type="float">
            <text:p>0.0024826144</text:p>
          </table:table-cell>
          <table:table-cell table:style-name="ce1" table:formula="of:=SUM([.$D$1:.D236])" office:value-type="float" office:value="-275.1" calcext:value-type="float">
            <text:p>-275.1</text:p>
          </table:table-cell>
          <table:table-cell table:style-name="ce1" table:formula="of:=MAX([.$D$1:.D236])-MIN([.$D$1:.D236])" office:value-type="float" office:value="361.41" calcext:value-type="float">
            <text:p>361.41</text:p>
          </table:table-cell>
          <table:table-cell table:style-name="ce1" table:formula="of:=STDEV([.$D$1:.D236])" office:value-type="float" office:value="85.343334436904" calcext:value-type="float">
            <text:p>85.3433344369</text:p>
          </table:table-cell>
          <table:table-cell table:style-name="ce1" table:formula="of:=[.J236]/[.K236]" office:value-type="float" office:value="4.23477711979015" calcext:value-type="float">
            <text:p>4.2347771198</text:p>
          </table:table-cell>
          <table:table-cell table:style-name="ce1" table:formula="of:=SLOPE([.H196:.H236];[.X196:.X236])" office:value-type="float" office:value="-1.66300526238655" calcext:value-type="float">
            <text:p>-1.6630052624</text:p>
          </table:table-cell>
          <table:table-cell table:style-name="ce9" table:formula="of:=AVERAGE([.B222:.B236])" office:value-type="float" office:value="1146.792" calcext:value-type="float">
            <text:p>1146.792</text:p>
          </table:table-cell>
          <table:table-cell table:style-name="ce1" table:formula="of:=[.B236]-[.N236]" office:value-type="float" office:value="-90.9920000000002" calcext:value-type="float">
            <text:p>-90.992</text:p>
          </table:table-cell>
          <table:table-cell table:style-name="ce15" table:formula="of:=IF(([.M236] &gt; [.U233]);(1-(([.M236]-[.$O$52])/[.$P$52]));(([.M236]-[.$O$52])/[.$P$52]))" office:value-type="float" office:value="0.259436321792484" calcext:value-type="float">
            <text:p>0.259</text:p>
          </table:table-cell>
          <table:table-cell table:style-name="ce13" table:number-columns-repeated="3"/>
          <table:table-cell table:style-name="ce13" table:formula="of:=[.P236] - AVERAGE([.P231:.P236])" office:value-type="float" office:value="-0.272671954880461" calcext:value-type="float">
            <text:p>-0.273</text:p>
          </table:table-cell>
          <table:table-cell table:style-name="ce13" table:formula="of:=[.O236]-[.O235]" office:value-type="float" office:value="-51.6693333333335" calcext:value-type="float">
            <text:p>-51.669</text:p>
          </table:table-cell>
          <table:table-cell table:style-name="ce13" table:formula="of:=AVERAGE([.P231:.P236])" office:value-type="float" office:value="0.532108276672945" calcext:value-type="float">
            <text:p>0.532</text:p>
          </table:table-cell>
          <table:table-cell table:style-name="ce1"/>
          <table:table-cell table:style-name="ce2" table:formula="of:=LOG([.Y236])" office:value-type="float" office:value="2.69108149212297" calcext:value-type="float">
            <text:p>2.6910814921</text:p>
          </table:table-cell>
          <table:table-cell table:style-name="ce3" table:formula="of:=[.Y235]+1" office:value-type="float" office:value="491" calcext:value-type="float">
            <text:p>491</text:p>
          </table:table-cell>
          <table:table-cell table:number-columns-repeated="999"/>
        </table:table-row>
        <table:table-row table:style-name="ro1">
          <table:table-cell table:style-name="ce5" table:formula="of:=([.B237]-[.B236])/[.B236]" office:value-type="percentage" office:value="0.0234892972153819" calcext:value-type="percentage">
            <text:p>2.35%</text:p>
          </table:table-cell>
          <table:table-cell office:value-type="float" office:value="1080.6" calcext:value-type="float">
            <text:p>1080.6</text:p>
          </table:table-cell>
          <table:table-cell table:style-name="ce7" table:formula="of:=[.A237]-[.$T$1]" office:value-type="percentage" office:value="0.0223892972153819" calcext:value-type="percentage">
            <text:p>2.24%</text:p>
          </table:table-cell>
          <table:table-cell table:style-name="ce1" table:formula="of:=[.B237]-[.$V$1]" office:value-type="float" office:value="110.115" calcext:value-type="float">
            <text:p>110.115</text:p>
          </table:table-cell>
          <table:table-cell table:style-name="ce7" table:formula="of:=SUM([.C236:.C237])" office:value-type="percentage" office:value="0" calcext:value-type="percentage">
            <text:p>0.00%</text:p>
          </table:table-cell>
          <table:table-cell table:style-name="ce8" table:formula="of:=MAX([.$C$1:.C237])-MIN([.$C$1:.C237])" office:value-type="float" office:value="0.0984820627029893" calcext:value-type="float">
            <text:p>0.0984820627</text:p>
          </table:table-cell>
          <table:table-cell table:style-name="ce1" table:formula="of:=STDEV([.D236:.D237])" office:value-type="float" office:value="17.5362481734265" calcext:value-type="float">
            <text:p>17.5362481734</text:p>
          </table:table-cell>
          <table:table-cell table:style-name="ce1" table:formula="of:=[.F237]/[.G237]" office:value-type="float" office:value="0.00561591406149371" calcext:value-type="float">
            <text:p>0.0056159141</text:p>
          </table:table-cell>
          <table:table-cell table:style-name="ce1" table:formula="of:=SUM([.$D$1:.D237])" office:value-type="float" office:value="-275.1" calcext:value-type="float">
            <text:p>-275.1</text:p>
          </table:table-cell>
          <table:table-cell table:style-name="ce1" table:formula="of:=MAX([.$D$1:.D237])-MIN([.$D$1:.D237])" office:value-type="float" office:value="361.41" calcext:value-type="float">
            <text:p>361.41</text:p>
          </table:table-cell>
          <table:table-cell table:style-name="ce1" table:formula="of:=STDEV([.$D$1:.D237])" office:value-type="float" office:value="85.5166199210532" calcext:value-type="float">
            <text:p>85.5166199211</text:p>
          </table:table-cell>
          <table:table-cell table:style-name="ce1" table:formula="of:=[.J237]/[.K237]" office:value-type="float" office:value="4.22619603456783" calcext:value-type="float">
            <text:p>4.2261960346</text:p>
          </table:table-cell>
          <table:table-cell table:style-name="ce1" table:formula="of:=SLOPE([.H197:.H237];[.X197:.X237])" office:value-type="float" office:value="-2.14264141207802" calcext:value-type="float">
            <text:p>-2.1426414121</text:p>
          </table:table-cell>
          <table:table-cell table:style-name="ce9" table:formula="of:=AVERAGE([.B223:.B237])" office:value-type="float" office:value="1144.048" calcext:value-type="float">
            <text:p>1144.048</text:p>
          </table:table-cell>
          <table:table-cell table:style-name="ce1" table:formula="of:=[.B237]-[.N237]" office:value-type="float" office:value="-63.4479999999999" calcext:value-type="float">
            <text:p>-63.448</text:p>
          </table:table-cell>
          <table:table-cell table:style-name="ce15" table:formula="of:=IF(([.M237] &gt; [.U234]);(1-(([.M237]-[.$O$52])/[.$P$52]));(([.M237]-[.$O$52])/[.$P$52]))" office:value-type="float" office:value="0.784131318292126" calcext:value-type="float">
            <text:p>0.784</text:p>
          </table:table-cell>
          <table:table-cell table:style-name="ce13" table:number-columns-repeated="3"/>
          <table:table-cell table:style-name="ce13" table:formula="of:=[.P237] - AVERAGE([.P232:.P237])" office:value-type="float" office:value="0.237708764572104" calcext:value-type="float">
            <text:p>0.238</text:p>
          </table:table-cell>
          <table:table-cell table:style-name="ce13" table:formula="of:=[.O237]-[.O236]" office:value-type="float" office:value="27.5440000000003" calcext:value-type="float">
            <text:p>27.544</text:p>
          </table:table-cell>
          <table:table-cell table:style-name="ce13" table:formula="of:=AVERAGE([.P232:.P237])" office:value-type="float" office:value="0.546422553720022" calcext:value-type="float">
            <text:p>0.546</text:p>
          </table:table-cell>
          <table:table-cell table:style-name="ce1"/>
          <table:table-cell table:style-name="ce2" table:formula="of:=LOG([.Y237])" office:value-type="float" office:value="2.69196510276736" calcext:value-type="float">
            <text:p>2.6919651028</text:p>
          </table:table-cell>
          <table:table-cell table:style-name="ce3" table:formula="of:=[.Y236]+1" office:value-type="float" office:value="492" calcext:value-type="float">
            <text:p>492</text:p>
          </table:table-cell>
          <table:table-cell table:number-columns-repeated="999"/>
        </table:table-row>
        <table:table-row table:style-name="ro1">
          <table:table-cell table:style-name="ce5" table:formula="of:=([.B238]-[.B237])/[.B237]" office:value-type="percentage" office:value="-0.0296316861003148" calcext:value-type="percentage">
            <text:p>-2.96%</text:p>
          </table:table-cell>
          <table:table-cell office:value-type="float" office:value="1048.58" calcext:value-type="float">
            <text:p>1048.58</text:p>
          </table:table-cell>
          <table:table-cell table:style-name="ce7" table:formula="of:=[.A238]-[.$T$1]" office:value-type="percentage" office:value="-0.0307316861003148" calcext:value-type="percentage">
            <text:p>-3.07%</text:p>
          </table:table-cell>
          <table:table-cell table:style-name="ce1" table:formula="of:=[.B238]-[.$V$1]" office:value-type="float" office:value="78.0949999999999" calcext:value-type="float">
            <text:p>78.095</text:p>
          </table:table-cell>
          <table:table-cell table:style-name="ce7" table:formula="of:=SUM([.C237:.C238])" office:value-type="percentage" office:value="0" calcext:value-type="percentage">
            <text:p>0.00%</text:p>
          </table:table-cell>
          <table:table-cell table:style-name="ce8" table:formula="of:=MAX([.$C$1:.C238])-MIN([.$C$1:.C238])" office:value-type="float" office:value="0.0984820627029893" calcext:value-type="float">
            <text:p>0.0984820627</text:p>
          </table:table-cell>
          <table:table-cell table:style-name="ce1" table:formula="of:=STDEV([.D237:.D238])" office:value-type="float" office:value="22.6415591335934" calcext:value-type="float">
            <text:p>22.6415591336</text:p>
          </table:table-cell>
          <table:table-cell table:style-name="ce1" table:formula="of:=[.F238]/[.G238]" office:value-type="float" office:value="0.00434961488835241" calcext:value-type="float">
            <text:p>0.0043496149</text:p>
          </table:table-cell>
          <table:table-cell table:style-name="ce1" table:formula="of:=SUM([.$D$1:.D238])" office:value-type="float" office:value="-275.1" calcext:value-type="float">
            <text:p>-275.1</text:p>
          </table:table-cell>
          <table:table-cell table:style-name="ce1" table:formula="of:=MAX([.$D$1:.D238])-MIN([.$D$1:.D238])" office:value-type="float" office:value="361.41" calcext:value-type="float">
            <text:p>361.41</text:p>
          </table:table-cell>
          <table:table-cell table:style-name="ce1" table:formula="of:=STDEV([.$D$1:.D238])" office:value-type="float" office:value="85.5229547528655" calcext:value-type="float">
            <text:p>85.5229547529</text:p>
          </table:table-cell>
          <table:table-cell table:style-name="ce1" table:formula="of:=[.J238]/[.K238]" office:value-type="float" office:value="4.22588299298547" calcext:value-type="float">
            <text:p>4.225882993</text:p>
          </table:table-cell>
          <table:table-cell table:style-name="ce1" table:formula="of:=SLOPE([.H198:.H238];[.X198:.X238])" office:value-type="float" office:value="-2.62751147597266" calcext:value-type="float">
            <text:p>-2.627511476</text:p>
          </table:table-cell>
          <table:table-cell table:style-name="ce9" table:formula="of:=AVERAGE([.B224:.B238])" office:value-type="float" office:value="1138.488" calcext:value-type="float">
            <text:p>1138.488</text:p>
          </table:table-cell>
          <table:table-cell table:style-name="ce1" table:formula="of:=[.B238]-[.N238]" office:value-type="float" office:value="-89.9080000000001" calcext:value-type="float">
            <text:p>-89.908</text:p>
          </table:table-cell>
          <table:table-cell table:style-name="ce15" table:formula="of:=IF(([.M238] &gt; [.U235]);(1-(([.M238]-[.$O$52])/[.$P$52]));(([.M238]-[.$O$52])/[.$P$52]))" office:value-type="float" office:value="0.828174379777696" calcext:value-type="float">
            <text:p>0.828</text:p>
          </table:table-cell>
          <table:table-cell table:style-name="ce13" table:number-columns-repeated="3"/>
          <table:table-cell table:style-name="ce13" table:formula="of:=[.P238] - AVERAGE([.P233:.P238])" office:value-type="float" office:value="0.185633551022265" calcext:value-type="float">
            <text:p>0.186</text:p>
          </table:table-cell>
          <table:table-cell table:style-name="ce13" table:formula="of:=[.O238]-[.O237]" office:value-type="float" office:value="-26.4600000000003" calcext:value-type="float">
            <text:p>-26.460</text:p>
          </table:table-cell>
          <table:table-cell table:style-name="ce13" table:formula="of:=AVERAGE([.P233:.P238])" office:value-type="float" office:value="0.642540828755431" calcext:value-type="float">
            <text:p>0.643</text:p>
          </table:table-cell>
          <table:table-cell table:style-name="ce1"/>
          <table:table-cell table:style-name="ce2" table:formula="of:=LOG([.Y238])" office:value-type="float" office:value="2.69284691927723" calcext:value-type="float">
            <text:p>2.6928469193</text:p>
          </table:table-cell>
          <table:table-cell table:style-name="ce3" table:formula="of:=[.Y237]+1" office:value-type="float" office:value="493" calcext:value-type="float">
            <text:p>493</text:p>
          </table:table-cell>
          <table:table-cell table:number-columns-repeated="999"/>
        </table:table-row>
        <table:table-row table:style-name="ro1">
          <table:table-cell table:style-name="ce5" table:formula="of:=([.B239]-[.B238])/[.B238]" office:value-type="percentage" office:value="-0.0448797421274485" calcext:value-type="percentage">
            <text:p>-4.49%</text:p>
          </table:table-cell>
          <table:table-cell office:value-type="float" office:value="1001.52" calcext:value-type="float">
            <text:p>1001.52</text:p>
          </table:table-cell>
          <table:table-cell table:style-name="ce7" table:formula="of:=[.A239]-[.$T$1]" office:value-type="percentage" office:value="-0.0459797421274485" calcext:value-type="percentage">
            <text:p>-4.60%</text:p>
          </table:table-cell>
          <table:table-cell table:style-name="ce1" table:formula="of:=[.B239]-[.$V$1]" office:value-type="float" office:value="31.035" calcext:value-type="float">
            <text:p>31.035</text:p>
          </table:table-cell>
          <table:table-cell table:style-name="ce7" table:formula="of:=SUM([.C238:.C239])" office:value-type="percentage" office:value="0" calcext:value-type="percentage">
            <text:p>0.00%</text:p>
          </table:table-cell>
          <table:table-cell table:style-name="ce8" table:formula="of:=MAX([.$C$1:.C239])-MIN([.$C$1:.C239])" office:value-type="float" office:value="0.0984820627029893" calcext:value-type="float">
            <text:p>0.0984820627</text:p>
          </table:table-cell>
          <table:table-cell table:style-name="ce1" table:formula="of:=STDEV([.D238:.D239])" office:value-type="float" office:value="33.2764451226389" calcext:value-type="float">
            <text:p>33.2764451226</text:p>
          </table:table-cell>
          <table:table-cell table:style-name="ce1" table:formula="of:=[.F239]/[.G239]" office:value-type="float" office:value="0.00295951272258915" calcext:value-type="float">
            <text:p>0.0029595127</text:p>
          </table:table-cell>
          <table:table-cell table:style-name="ce1" table:formula="of:=SUM([.$D$1:.D239])" office:value-type="float" office:value="-275.1" calcext:value-type="float">
            <text:p>-275.1</text:p>
          </table:table-cell>
          <table:table-cell table:style-name="ce1" table:formula="of:=MAX([.$D$1:.D239])-MIN([.$D$1:.D239])" office:value-type="float" office:value="361.41" calcext:value-type="float">
            <text:p>361.41</text:p>
          </table:table-cell>
          <table:table-cell table:style-name="ce1" table:formula="of:=STDEV([.$D$1:.D239])" office:value-type="float" office:value="85.3818430614299" calcext:value-type="float">
            <text:p>85.3818430614</text:p>
          </table:table-cell>
          <table:table-cell table:style-name="ce1" table:formula="of:=[.J239]/[.K239]" office:value-type="float" office:value="4.23286716521187" calcext:value-type="float">
            <text:p>4.2328671652</text:p>
          </table:table-cell>
          <table:table-cell table:style-name="ce1" table:formula="of:=SLOPE([.H199:.H239];[.X199:.X239])" office:value-type="float" office:value="-3.08027317596459" calcext:value-type="float">
            <text:p>-3.080273176</text:p>
          </table:table-cell>
          <table:table-cell table:style-name="ce9" table:formula="of:=AVERAGE([.B225:.B239])" office:value-type="float" office:value="1129.93666666667" calcext:value-type="float">
            <text:p>1129.9366666667</text:p>
          </table:table-cell>
          <table:table-cell table:style-name="ce1" table:formula="of:=[.B239]-[.N239]" office:value-type="float" office:value="-128.416666666667" calcext:value-type="float">
            <text:p>-128.4166666667</text:p>
          </table:table-cell>
          <table:table-cell table:style-name="ce15" table:formula="of:=IF(([.M239] &gt; [.U236]);(1-(([.M239]-[.$O$52])/[.$P$52]));(([.M239]-[.$O$52])/[.$P$52]))" office:value-type="float" office:value="0.869300885363301" calcext:value-type="float">
            <text:p>0.869</text:p>
          </table:table-cell>
          <table:table-cell table:style-name="ce13" table:number-columns-repeated="3"/>
          <table:table-cell table:style-name="ce13" table:formula="of:=[.P239] - AVERAGE([.P234:.P239])" office:value-type="float" office:value="0.186698170262586" calcext:value-type="float">
            <text:p>0.187</text:p>
          </table:table-cell>
          <table:table-cell table:style-name="ce13" table:formula="of:=[.O239]-[.O238]" office:value-type="float" office:value="-38.5086666666666" calcext:value-type="float">
            <text:p>-38.509</text:p>
          </table:table-cell>
          <table:table-cell table:style-name="ce13" table:formula="of:=AVERAGE([.P234:.P239])" office:value-type="float" office:value="0.682602715100716" calcext:value-type="float">
            <text:p>0.683</text:p>
          </table:table-cell>
          <table:table-cell table:style-name="ce1"/>
          <table:table-cell table:style-name="ce2" table:formula="of:=LOG([.Y239])" office:value-type="float" office:value="2.69372694892365" calcext:value-type="float">
            <text:p>2.6937269489</text:p>
          </table:table-cell>
          <table:table-cell table:style-name="ce3" table:formula="of:=[.Y238]+1" office:value-type="float" office:value="494" calcext:value-type="float">
            <text:p>494</text:p>
          </table:table-cell>
          <table:table-cell table:number-columns-repeated="999"/>
        </table:table-row>
        <table:table-row table:style-name="ro1">
          <table:table-cell table:style-name="ce5" table:formula="of:=([.B240]-[.B239])/[.B239]" office:value-type="percentage" office:value="0.0362049684479591" calcext:value-type="percentage">
            <text:p>3.62%</text:p>
          </table:table-cell>
          <table:table-cell office:value-type="float" office:value="1037.78" calcext:value-type="float">
            <text:p>1037.78</text:p>
          </table:table-cell>
          <table:table-cell table:style-name="ce7" table:formula="of:=[.A240]-[.$T$1]" office:value-type="percentage" office:value="0.0351049684479591" calcext:value-type="percentage">
            <text:p>3.51%</text:p>
          </table:table-cell>
          <table:table-cell table:style-name="ce1" table:formula="of:=[.B240]-[.$V$1]" office:value-type="float" office:value="67.295" calcext:value-type="float">
            <text:p>67.295</text:p>
          </table:table-cell>
          <table:table-cell table:style-name="ce7" table:formula="of:=SUM([.C239:.C240])" office:value-type="percentage" office:value="0" calcext:value-type="percentage">
            <text:p>0.00%</text:p>
          </table:table-cell>
          <table:table-cell table:style-name="ce8" table:formula="of:=MAX([.$C$1:.C240])-MIN([.$C$1:.C240])" office:value-type="float" office:value="0.0984820627029893" calcext:value-type="float">
            <text:p>0.0984820627</text:p>
          </table:table-cell>
          <table:table-cell table:style-name="ce1" table:formula="of:=STDEV([.D239:.D240])" office:value-type="float" office:value="25.6396918858242" calcext:value-type="float">
            <text:p>25.6396918858</text:p>
          </table:table-cell>
          <table:table-cell table:style-name="ce1" table:formula="of:=[.F240]/[.G240]" office:value-type="float" office:value="0.00384100024062452" calcext:value-type="float">
            <text:p>0.0038410002</text:p>
          </table:table-cell>
          <table:table-cell table:style-name="ce1" table:formula="of:=SUM([.$D$1:.D240])" office:value-type="float" office:value="-275.1" calcext:value-type="float">
            <text:p>-275.1</text:p>
          </table:table-cell>
          <table:table-cell table:style-name="ce1" table:formula="of:=MAX([.$D$1:.D240])-MIN([.$D$1:.D240])" office:value-type="float" office:value="361.41" calcext:value-type="float">
            <text:p>361.41</text:p>
          </table:table-cell>
          <table:table-cell table:style-name="ce1" table:formula="of:=STDEV([.$D$1:.D240])" office:value-type="float" office:value="85.343612349877" calcext:value-type="float">
            <text:p>85.3436123499</text:p>
          </table:table-cell>
          <table:table-cell table:style-name="ce1" table:formula="of:=[.J240]/[.K240]" office:value-type="float" office:value="4.23476332966026" calcext:value-type="float">
            <text:p>4.2347633297</text:p>
          </table:table-cell>
          <table:table-cell table:style-name="ce1" table:formula="of:=SLOPE([.H200:.H240];[.X200:.X240])" office:value-type="float" office:value="-3.49007585291244" calcext:value-type="float">
            <text:p>-3.4900758529</text:p>
          </table:table-cell>
          <table:table-cell table:style-name="ce9" table:formula="of:=AVERAGE([.B226:.B240])" office:value-type="float" office:value="1123.288" calcext:value-type="float">
            <text:p>1123.288</text:p>
          </table:table-cell>
          <table:table-cell table:style-name="ce1" table:formula="of:=[.B240]-[.N240]" office:value-type="float" office:value="-85.5080000000003" calcext:value-type="float">
            <text:p>-85.508</text:p>
          </table:table-cell>
          <table:table-cell table:style-name="ce15" table:formula="of:=IF(([.M240] &gt; [.U237]);(1-(([.M240]-[.$O$52])/[.$P$52]));(([.M240]-[.$O$52])/[.$P$52]))" office:value-type="float" office:value="0.0934747820953366" calcext:value-type="float">
            <text:p>0.093</text:p>
          </table:table-cell>
          <table:table-cell table:style-name="ce13" table:number-columns-repeated="3"/>
          <table:table-cell table:style-name="ce13" table:formula="of:=[.P240] - AVERAGE([.P235:.P240])" office:value-type="float" office:value="-0.495493613145754" calcext:value-type="float">
            <text:p>-0.495</text:p>
          </table:table-cell>
          <table:table-cell table:style-name="ce13" table:formula="of:=[.O240]-[.O239]" office:value-type="float" office:value="42.9086666666665" calcext:value-type="float">
            <text:p>42.909</text:p>
          </table:table-cell>
          <table:table-cell table:style-name="ce13" table:formula="of:=AVERAGE([.P235:.P240])" office:value-type="float" office:value="0.58896839524109" calcext:value-type="float">
            <text:p>0.589</text:p>
          </table:table-cell>
          <table:table-cell table:style-name="ce1"/>
          <table:table-cell table:style-name="ce2" table:formula="of:=LOG([.Y240])" office:value-type="float" office:value="2.69460519893357" calcext:value-type="float">
            <text:p>2.6946051989</text:p>
          </table:table-cell>
          <table:table-cell table:style-name="ce3" table:formula="of:=[.Y239]+1" office:value-type="float" office:value="495" calcext:value-type="float">
            <text:p>495</text:p>
          </table:table-cell>
          <table:table-cell table:number-columns-repeated="999"/>
        </table:table-row>
        <table:table-row table:style-name="ro1">
          <table:table-cell table:style-name="ce5" table:formula="of:=([.B241]-[.B240])/[.B240]" office:value-type="percentage" office:value="0.0136445103971941" calcext:value-type="percentage">
            <text:p>1.36%</text:p>
          </table:table-cell>
          <table:table-cell office:value-type="float" office:value="1051.94" calcext:value-type="float">
            <text:p>1051.94</text:p>
          </table:table-cell>
          <table:table-cell table:style-name="ce7" table:formula="of:=[.A241]-[.$T$1]" office:value-type="percentage" office:value="0.0125445103971941" calcext:value-type="percentage">
            <text:p>1.25%</text:p>
          </table:table-cell>
          <table:table-cell table:style-name="ce1" table:formula="of:=[.B241]-[.$V$1]" office:value-type="float" office:value="81.455" calcext:value-type="float">
            <text:p>81.455</text:p>
          </table:table-cell>
          <table:table-cell table:style-name="ce7" table:formula="of:=SUM([.C240:.C241])" office:value-type="percentage" office:value="0" calcext:value-type="percentage">
            <text:p>0.00%</text:p>
          </table:table-cell>
          <table:table-cell table:style-name="ce8" table:formula="of:=MAX([.$C$1:.C241])-MIN([.$C$1:.C241])" office:value-type="float" office:value="0.0984820627029893" calcext:value-type="float">
            <text:p>0.0984820627</text:p>
          </table:table-cell>
          <table:table-cell table:style-name="ce1" table:formula="of:=STDEV([.D240:.D241])" office:value-type="float" office:value="10.0126320216016" calcext:value-type="float">
            <text:p>10.0126320216</text:p>
          </table:table-cell>
          <table:table-cell table:style-name="ce1" table:formula="of:=[.F241]/[.G241]" office:value-type="float" office:value="0.00983578168962177" calcext:value-type="float">
            <text:p>0.0098357817</text:p>
          </table:table-cell>
          <table:table-cell table:style-name="ce1" table:formula="of:=SUM([.$D$1:.D241])" office:value-type="float" office:value="-275.1" calcext:value-type="float">
            <text:p>-275.1</text:p>
          </table:table-cell>
          <table:table-cell table:style-name="ce1" table:formula="of:=MAX([.$D$1:.D241])-MIN([.$D$1:.D241])" office:value-type="float" office:value="361.41" calcext:value-type="float">
            <text:p>361.41</text:p>
          </table:table-cell>
          <table:table-cell table:style-name="ce1" table:formula="of:=STDEV([.$D$1:.D241])" office:value-type="float" office:value="85.3614089366505" calcext:value-type="float">
            <text:p>85.3614089367</text:p>
          </table:table-cell>
          <table:table-cell table:style-name="ce1" table:formula="of:=[.J241]/[.K241]" office:value-type="float" office:value="4.23388044436116" calcext:value-type="float">
            <text:p>4.2338804444</text:p>
          </table:table-cell>
          <table:table-cell table:style-name="ce1" table:formula="of:=SLOPE([.H201:.H241];[.X201:.X241])" office:value-type="float" office:value="-3.22909934533457" calcext:value-type="float">
            <text:p>-3.2290993453</text:p>
          </table:table-cell>
          <table:table-cell table:style-name="ce9" table:formula="of:=AVERAGE([.B227:.B241])" office:value-type="float" office:value="1116.36333333333" calcext:value-type="float">
            <text:p>1116.3633333333</text:p>
          </table:table-cell>
          <table:table-cell table:style-name="ce1" table:formula="of:=[.B241]-[.N241]" office:value-type="float" office:value="-64.4233333333334" calcext:value-type="float">
            <text:p>-64.4233333333</text:p>
          </table:table-cell>
          <table:table-cell table:style-name="ce15" table:formula="of:=IF(([.M241] &gt; [.U238]);(1-(([.M241]-[.$O$52])/[.$P$52]));(([.M241]-[.$O$52])/[.$P$52]))" office:value-type="float" office:value="0.882819476458767" calcext:value-type="float">
            <text:p>0.883</text:p>
          </table:table-cell>
          <table:table-cell table:style-name="ce13" table:number-columns-repeated="3"/>
          <table:table-cell table:style-name="ce13" table:formula="of:=[.P241] - AVERAGE([.P236:.P241])" office:value-type="float" office:value="0.263263282495482" calcext:value-type="float">
            <text:p>0.263</text:p>
          </table:table-cell>
          <table:table-cell table:style-name="ce13" table:formula="of:=[.O241]-[.O240]" office:value-type="float" office:value="21.0846666666669" calcext:value-type="float">
            <text:p>21.085</text:p>
          </table:table-cell>
          <table:table-cell table:style-name="ce13" table:formula="of:=AVERAGE([.P236:.P241])" office:value-type="float" office:value="0.619556193963285" calcext:value-type="float">
            <text:p>0.620</text:p>
          </table:table-cell>
          <table:table-cell table:style-name="ce1"/>
          <table:table-cell table:style-name="ce2" table:formula="of:=LOG([.Y241])" office:value-type="float" office:value="2.6954816764902" calcext:value-type="float">
            <text:p>2.6954816765</text:p>
          </table:table-cell>
          <table:table-cell table:style-name="ce3" table:formula="of:=[.Y240]+1" office:value-type="float" office:value="496" calcext:value-type="float">
            <text:p>496</text:p>
          </table:table-cell>
          <table:table-cell table:number-columns-repeated="999"/>
        </table:table-row>
        <table:table-row table:style-name="ro1">
          <table:table-cell table:style-name="ce5" table:formula="of:=([.B242]-[.B241])/[.B241]" office:value-type="percentage" office:value="0.00015209992965386" calcext:value-type="percentage">
            <text:p>0.02%</text:p>
          </table:table-cell>
          <table:table-cell office:value-type="float" office:value="1052.1" calcext:value-type="float">
            <text:p>1052.1</text:p>
          </table:table-cell>
          <table:table-cell table:style-name="ce7" table:formula="of:=[.A242]-[.$T$1]" office:value-type="percentage" office:value="-0.00094790007034614" calcext:value-type="percentage">
            <text:p>-0.09%</text:p>
          </table:table-cell>
          <table:table-cell table:style-name="ce1" table:formula="of:=[.B242]-[.$V$1]" office:value-type="float" office:value="81.6150000000001" calcext:value-type="float">
            <text:p>81.615</text:p>
          </table:table-cell>
          <table:table-cell table:style-name="ce7" table:formula="of:=SUM([.C241:.C242])" office:value-type="percentage" office:value="0" calcext:value-type="percentage">
            <text:p>0.00%</text:p>
          </table:table-cell>
          <table:table-cell table:style-name="ce8" table:formula="of:=MAX([.$C$1:.C242])-MIN([.$C$1:.C242])" office:value-type="float" office:value="0.0984820627029893" calcext:value-type="float">
            <text:p>0.0984820627</text:p>
          </table:table-cell>
          <table:table-cell table:style-name="ce1" table:formula="of:=STDEV([.D241:.D242])" office:value-type="float" office:value="0.113137084989905" calcext:value-type="float">
            <text:p>0.113137085</text:p>
          </table:table-cell>
          <table:table-cell table:style-name="ce1" table:formula="of:=[.F242]/[.G242]" office:value-type="float" office:value="0.870466679531086" calcext:value-type="float">
            <text:p>0.8704666795</text:p>
          </table:table-cell>
          <table:table-cell table:style-name="ce1" table:formula="of:=SUM([.$D$1:.D242])" office:value-type="float" office:value="-275.1" calcext:value-type="float">
            <text:p>-275.1</text:p>
          </table:table-cell>
          <table:table-cell table:style-name="ce1" table:formula="of:=MAX([.$D$1:.D242])-MIN([.$D$1:.D242])" office:value-type="float" office:value="361.41" calcext:value-type="float">
            <text:p>361.41</text:p>
          </table:table-cell>
          <table:table-cell table:style-name="ce1" table:formula="of:=STDEV([.$D$1:.D242])" office:value-type="float" office:value="85.3781373840556" calcext:value-type="float">
            <text:p>85.3781373841</text:p>
          </table:table-cell>
          <table:table-cell table:style-name="ce1" table:formula="of:=[.J242]/[.K242]" office:value-type="float" office:value="4.23305088484506" calcext:value-type="float">
            <text:p>4.2330508848</text:p>
          </table:table-cell>
          <table:table-cell table:style-name="ce1" table:formula="of:=SLOPE([.H202:.H242];[.X202:.X242])" office:value-type="float" office:value="3.19635009201351" calcext:value-type="float">
            <text:p>3.196350092</text:p>
          </table:table-cell>
          <table:table-cell table:style-name="ce9" table:formula="of:=AVERAGE([.B228:.B242])" office:value-type="float" office:value="1108.50533333333" calcext:value-type="float">
            <text:p>1108.5053333333</text:p>
          </table:table-cell>
          <table:table-cell table:style-name="ce1" table:formula="of:=[.B242]-[.N242]" office:value-type="float" office:value="-56.4053333333334" calcext:value-type="float">
            <text:p>-56.4053333333</text:p>
          </table:table-cell>
          <table:table-cell table:style-name="ce15" table:formula="of:=IF(([.M242] &gt; [.U239]);(1-(([.M242]-[.$O$52])/[.$P$52]));(([.M242]-[.$O$52])/[.$P$52]))" office:value-type="float" office:value="0.299165244707647" calcext:value-type="float">
            <text:p>0.299</text:p>
          </table:table-cell>
          <table:table-cell table:style-name="ce13" table:number-columns-repeated="3"/>
          <table:table-cell table:style-name="ce13" table:formula="of:=[.P242] - AVERAGE([.P237:.P242])" office:value-type="float" office:value="-0.327012436408165" calcext:value-type="float">
            <text:p>-0.327</text:p>
          </table:table-cell>
          <table:table-cell table:style-name="ce13" table:formula="of:=[.O242]-[.O241]" office:value-type="float" office:value="8.01800000000003" calcext:value-type="float">
            <text:p>8.018</text:p>
          </table:table-cell>
          <table:table-cell table:style-name="ce13" table:formula="of:=AVERAGE([.P237:.P242])" office:value-type="float" office:value="0.626177681115813" calcext:value-type="float">
            <text:p>0.626</text:p>
          </table:table-cell>
          <table:table-cell table:style-name="ce1"/>
          <table:table-cell table:style-name="ce2" table:formula="of:=LOG([.Y242])" office:value-type="float" office:value="2.69635638873333" calcext:value-type="float">
            <text:p>2.6963563887</text:p>
          </table:table-cell>
          <table:table-cell table:style-name="ce3" table:formula="of:=[.Y241]+1" office:value-type="float" office:value="497" calcext:value-type="float">
            <text:p>497</text:p>
          </table:table-cell>
          <table:table-cell table:number-columns-repeated="999"/>
        </table:table-row>
        <table:table-row table:style-name="ro1">
          <table:table-cell table:style-name="ce5" table:formula="of:=([.B243]-[.B242])/[.B242]" office:value-type="percentage" office:value="0.0167284478661723" calcext:value-type="percentage">
            <text:p>1.67%</text:p>
          </table:table-cell>
          <table:table-cell office:value-type="float" office:value="1069.7" calcext:value-type="float">
            <text:p>1069.7</text:p>
          </table:table-cell>
          <table:table-cell table:style-name="ce7" table:formula="of:=[.A243]-[.$T$1]" office:value-type="percentage" office:value="0.0156284478661723" calcext:value-type="percentage">
            <text:p>1.56%</text:p>
          </table:table-cell>
          <table:table-cell table:style-name="ce1" table:formula="of:=[.B243]-[.$V$1]" office:value-type="float" office:value="99.215" calcext:value-type="float">
            <text:p>99.215</text:p>
          </table:table-cell>
          <table:table-cell table:style-name="ce7" table:formula="of:=SUM([.C242:.C243])" office:value-type="percentage" office:value="0" calcext:value-type="percentage">
            <text:p>0.00%</text:p>
          </table:table-cell>
          <table:table-cell table:style-name="ce8" table:formula="of:=MAX([.$C$1:.C243])-MIN([.$C$1:.C243])" office:value-type="float" office:value="0.0984820627029893" calcext:value-type="float">
            <text:p>0.0984820627</text:p>
          </table:table-cell>
          <table:table-cell table:style-name="ce1" table:formula="of:=STDEV([.D242:.D243])" office:value-type="float" office:value="12.4450793488832" calcext:value-type="float">
            <text:p>12.4450793489</text:p>
          </table:table-cell>
          <table:table-cell table:style-name="ce1" table:formula="of:=[.F243]/[.G243]" office:value-type="float" office:value="0.00791333345028669" calcext:value-type="float">
            <text:p>0.0079133335</text:p>
          </table:table-cell>
          <table:table-cell table:style-name="ce1" table:formula="of:=SUM([.$D$1:.D243])" office:value-type="float" office:value="-275.1" calcext:value-type="float">
            <text:p>-275.1</text:p>
          </table:table-cell>
          <table:table-cell table:style-name="ce1" table:formula="of:=MAX([.$D$1:.D243])-MIN([.$D$1:.D243])" office:value-type="float" office:value="361.41" calcext:value-type="float">
            <text:p>361.41</text:p>
          </table:table-cell>
          <table:table-cell table:style-name="ce1" table:formula="of:=STDEV([.$D$1:.D243])" office:value-type="float" office:value="85.4761468410215" calcext:value-type="float">
            <text:p>85.476146841</text:p>
          </table:table-cell>
          <table:table-cell table:style-name="ce1" table:formula="of:=[.J243]/[.K243]" office:value-type="float" office:value="4.22819714454598" calcext:value-type="float">
            <text:p>4.2281971445</text:p>
          </table:table-cell>
          <table:table-cell table:style-name="ce1" table:formula="of:=SLOPE([.H203:.H243];[.X203:.X243])" office:value-type="float" office:value="2.80759381599552" calcext:value-type="float">
            <text:p>2.807593816</text:p>
          </table:table-cell>
          <table:table-cell table:style-name="ce9" table:formula="of:=AVERAGE([.B229:.B243])" office:value-type="float" office:value="1102.20266666667" calcext:value-type="float">
            <text:p>1102.2026666667</text:p>
          </table:table-cell>
          <table:table-cell table:style-name="ce1" table:formula="of:=[.B243]-[.N243]" office:value-type="float" office:value="-32.5026666666668" calcext:value-type="float">
            <text:p>-32.5026666667</text:p>
          </table:table-cell>
          <table:table-cell table:style-name="ce15" table:formula="of:=IF(([.M243] &gt; [.U240]);(1-(([.M243]-[.$O$52])/[.$P$52]));(([.M243]-[.$O$52])/[.$P$52]))" office:value-type="float" office:value="0.665522167771416" calcext:value-type="float">
            <text:p>0.666</text:p>
          </table:table-cell>
          <table:table-cell table:style-name="ce13" table:number-columns-repeated="3"/>
          <table:table-cell table:style-name="ce13" table:formula="of:=[.P243] - AVERAGE([.P238:.P243])" office:value-type="float" office:value="0.0591126784090552" calcext:value-type="float">
            <text:p>0.059</text:p>
          </table:table-cell>
          <table:table-cell table:style-name="ce13" table:formula="of:=[.O243]-[.O242]" office:value-type="float" office:value="23.9026666666666" calcext:value-type="float">
            <text:p>23.903</text:p>
          </table:table-cell>
          <table:table-cell table:style-name="ce13" table:formula="of:=AVERAGE([.P238:.P243])" office:value-type="float" office:value="0.606409489362361" calcext:value-type="float">
            <text:p>0.606</text:p>
          </table:table-cell>
          <table:table-cell table:style-name="ce1"/>
          <table:table-cell table:style-name="ce2" table:formula="of:=LOG([.Y243])" office:value-type="float" office:value="2.69722934275972" calcext:value-type="float">
            <text:p>2.6972293428</text:p>
          </table:table-cell>
          <table:table-cell table:style-name="ce3" table:formula="of:=[.Y242]+1" office:value-type="float" office:value="498" calcext:value-type="float">
            <text:p>498</text:p>
          </table:table-cell>
          <table:table-cell table:number-columns-repeated="999"/>
        </table:table-row>
        <table:table-row table:style-name="ro1">
          <table:table-cell table:style-name="ce5" table:formula="of:=([.B244]-[.B243])/[.B243]" office:value-type="percentage" office:value="0.0185285594091801" calcext:value-type="percentage">
            <text:p>1.85%</text:p>
          </table:table-cell>
          <table:table-cell office:value-type="float" office:value="1089.52" calcext:value-type="float">
            <text:p>1089.52</text:p>
          </table:table-cell>
          <table:table-cell table:style-name="ce7" table:formula="of:=[.A244]-[.$T$1]" office:value-type="percentage" office:value="0.0174285594091801" calcext:value-type="percentage">
            <text:p>1.74%</text:p>
          </table:table-cell>
          <table:table-cell table:style-name="ce1" table:formula="of:=[.B244]-[.$V$1]" office:value-type="float" office:value="119.035" calcext:value-type="float">
            <text:p>119.035</text:p>
          </table:table-cell>
          <table:table-cell table:style-name="ce7" table:formula="of:=SUM([.C243:.C244])" office:value-type="percentage" office:value="0" calcext:value-type="percentage">
            <text:p>0.00%</text:p>
          </table:table-cell>
          <table:table-cell table:style-name="ce8" table:formula="of:=MAX([.$C$1:.C244])-MIN([.$C$1:.C244])" office:value-type="float" office:value="0.0984820627029893" calcext:value-type="float">
            <text:p>0.0984820627</text:p>
          </table:table-cell>
          <table:table-cell table:style-name="ce1" table:formula="of:=STDEV([.D243:.D244])" office:value-type="float" office:value="14.0148564031173" calcext:value-type="float">
            <text:p>14.0148564031</text:p>
          </table:table-cell>
          <table:table-cell table:style-name="ce1" table:formula="of:=[.F244]/[.G244]" office:value-type="float" office:value="0.00702697622225255" calcext:value-type="float">
            <text:p>0.0070269762</text:p>
          </table:table-cell>
          <table:table-cell table:style-name="ce1" table:formula="of:=SUM([.$D$1:.D244])" office:value-type="float" office:value="-275.1" calcext:value-type="float">
            <text:p>-275.1</text:p>
          </table:table-cell>
          <table:table-cell table:style-name="ce1" table:formula="of:=MAX([.$D$1:.D244])-MIN([.$D$1:.D244])" office:value-type="float" office:value="361.41" calcext:value-type="float">
            <text:p>361.41</text:p>
          </table:table-cell>
          <table:table-cell table:style-name="ce1" table:formula="of:=STDEV([.$D$1:.D244])" office:value-type="float" office:value="85.6812260116069" calcext:value-type="float">
            <text:p>85.6812260116</text:p>
          </table:table-cell>
          <table:table-cell table:style-name="ce1" table:formula="of:=[.J244]/[.K244]" office:value-type="float" office:value="4.21807689762797" calcext:value-type="float">
            <text:p>4.2180768976</text:p>
          </table:table-cell>
          <table:table-cell table:style-name="ce1" table:formula="of:=SLOPE([.H204:.H244];[.X204:.X244])" office:value-type="float" office:value="2.38999288525735" calcext:value-type="float">
            <text:p>2.3899928853</text:p>
          </table:table-cell>
          <table:table-cell table:style-name="ce9" table:formula="of:=AVERAGE([.B230:.B244])" office:value-type="float" office:value="1096.81266666667" calcext:value-type="float">
            <text:p>1096.8126666667</text:p>
          </table:table-cell>
          <table:table-cell table:style-name="ce1" table:formula="of:=[.B244]-[.N244]" office:value-type="float" office:value="-7.29266666666695" calcext:value-type="float">
            <text:p>-7.2926666667</text:p>
          </table:table-cell>
          <table:table-cell table:style-name="ce15" table:formula="of:=IF(([.M244] &gt; [.U241]);(1-(([.M244]-[.$O$52])/[.$P$52]));(([.M244]-[.$O$52])/[.$P$52]))" office:value-type="float" office:value="0.627589482628517" calcext:value-type="float">
            <text:p>0.628</text:p>
          </table:table-cell>
          <table:table-cell table:style-name="ce13" table:number-columns-repeated="3"/>
          <table:table-cell table:style-name="ce13" table:formula="of:=[.P244] - AVERAGE([.P239:.P244])" office:value-type="float" office:value="0.0546108094576861" calcext:value-type="float">
            <text:p>0.055</text:p>
          </table:table-cell>
          <table:table-cell table:style-name="ce13" table:formula="of:=[.O244]-[.O243]" office:value-type="float" office:value="25.2099999999998" calcext:value-type="float">
            <text:p>25.210</text:p>
          </table:table-cell>
          <table:table-cell table:style-name="ce13" table:formula="of:=AVERAGE([.P239:.P244])" office:value-type="float" office:value="0.572978673170831" calcext:value-type="float">
            <text:p>0.573</text:p>
          </table:table-cell>
          <table:table-cell table:style-name="ce1"/>
          <table:table-cell table:style-name="ce2" table:formula="of:=LOG([.Y244])" office:value-type="float" office:value="2.69810054562339" calcext:value-type="float">
            <text:p>2.6981005456</text:p>
          </table:table-cell>
          <table:table-cell table:style-name="ce3" table:formula="of:=[.Y243]+1" office:value-type="float" office:value="499" calcext:value-type="float">
            <text:p>499</text:p>
          </table:table-cell>
          <table:table-cell table:number-columns-repeated="999"/>
        </table:table-row>
        <table:table-row table:style-name="ro1">
          <table:table-cell table:style-name="ce5" table:formula="of:=([.B245]-[.B244])/[.B244]" office:value-type="percentage" office:value="0.00484617079080694" calcext:value-type="percentage">
            <text:p>0.48%</text:p>
          </table:table-cell>
          <table:table-cell office:value-type="float" office:value="1094.8" calcext:value-type="float">
            <text:p>1094.8</text:p>
          </table:table-cell>
          <table:table-cell table:style-name="ce7" table:formula="of:=[.A245]-[.$T$1]" office:value-type="percentage" office:value="0.00374617079080694" calcext:value-type="percentage">
            <text:p>0.37%</text:p>
          </table:table-cell>
          <table:table-cell table:style-name="ce1" table:formula="of:=[.B245]-[.$V$1]" office:value-type="float" office:value="124.315" calcext:value-type="float">
            <text:p>124.315</text:p>
          </table:table-cell>
          <table:table-cell table:style-name="ce7" table:formula="of:=SUM([.C244:.C245])" office:value-type="percentage" office:value="0" calcext:value-type="percentage">
            <text:p>0.00%</text:p>
          </table:table-cell>
          <table:table-cell table:style-name="ce8" table:formula="of:=MAX([.$C$1:.C245])-MIN([.$C$1:.C245])" office:value-type="float" office:value="0.0984820627029893" calcext:value-type="float">
            <text:p>0.0984820627</text:p>
          </table:table-cell>
          <table:table-cell table:style-name="ce1" table:formula="of:=STDEV([.D244:.D245])" office:value-type="float" office:value="3.73352380466495" calcext:value-type="float">
            <text:p>3.7335238047</text:p>
          </table:table-cell>
          <table:table-cell table:style-name="ce1" table:formula="of:=[.F245]/[.G245]" office:value-type="float" office:value="0.0263777781676223" calcext:value-type="float">
            <text:p>0.0263777782</text:p>
          </table:table-cell>
          <table:table-cell table:style-name="ce1" table:formula="of:=SUM([.$D$1:.D245])" office:value-type="float" office:value="-275.1" calcext:value-type="float">
            <text:p>-275.1</text:p>
          </table:table-cell>
          <table:table-cell table:style-name="ce1" table:formula="of:=MAX([.$D$1:.D245])-MIN([.$D$1:.D245])" office:value-type="float" office:value="361.41" calcext:value-type="float">
            <text:p>361.41</text:p>
          </table:table-cell>
          <table:table-cell table:style-name="ce1" table:formula="of:=STDEV([.$D$1:.D245])" office:value-type="float" office:value="85.9132260538519" calcext:value-type="float">
            <text:p>85.9132260539</text:p>
          </table:table-cell>
          <table:table-cell table:style-name="ce1" table:formula="of:=[.J245]/[.K245]" office:value-type="float" office:value="4.206686404413" calcext:value-type="float">
            <text:p>4.2066864044</text:p>
          </table:table-cell>
          <table:table-cell table:style-name="ce1" table:formula="of:=SLOPE([.H205:.H245];[.X205:.X245])" office:value-type="float" office:value="2.04846665808846" calcext:value-type="float">
            <text:p>2.0484666581</text:p>
          </table:table-cell>
          <table:table-cell table:style-name="ce9" table:formula="of:=AVERAGE([.B231:.B245])" office:value-type="float" office:value="1091.41" calcext:value-type="float">
            <text:p>1091.41</text:p>
          </table:table-cell>
          <table:table-cell table:style-name="ce1" table:formula="of:=[.B245]-[.N245]" office:value-type="float" office:value="3.38999999999987" calcext:value-type="float">
            <text:p>3.39</text:p>
          </table:table-cell>
          <table:table-cell table:style-name="ce15" table:formula="of:=IF(([.M245] &gt; [.U242]);(1-(([.M245]-[.$O$52])/[.$P$52]));(([.M245]-[.$O$52])/[.$P$52]))" office:value-type="float" office:value="0.59656702580511" calcext:value-type="float">
            <text:p>0.597</text:p>
          </table:table-cell>
          <table:table-cell table:style-name="ce13" table:number-columns-repeated="3"/>
          <table:table-cell table:style-name="ce13" table:formula="of:=[.P245] - AVERAGE([.P240:.P245])" office:value-type="float" office:value="0.0690439958939777" calcext:value-type="float">
            <text:p>0.069</text:p>
          </table:table-cell>
          <table:table-cell table:style-name="ce13" table:formula="of:=[.O245]-[.O244]" office:value-type="float" office:value="10.6826666666668" calcext:value-type="float">
            <text:p>10.683</text:p>
          </table:table-cell>
          <table:table-cell table:style-name="ce13" table:formula="of:=AVERAGE([.P240:.P245])" office:value-type="float" office:value="0.527523029911133" calcext:value-type="float">
            <text:p>0.528</text:p>
          </table:table-cell>
          <table:table-cell table:style-name="ce1"/>
          <table:table-cell table:style-name="ce2" table:formula="of:=LOG([.Y245])" office:value-type="float" office:value="2.69897000433602" calcext:value-type="float">
            <text:p>2.6989700043</text:p>
          </table:table-cell>
          <table:table-cell table:style-name="ce3" table:formula="of:=[.Y244]+1" office:value-type="float" office:value="500" calcext:value-type="float">
            <text:p>500</text:p>
          </table:table-cell>
          <table:table-cell table:number-columns-repeated="999"/>
        </table:table-row>
        <table:table-row table:style-name="ro1">
          <table:table-cell table:style-name="ce5" table:formula="of:=([.B246]-[.B245])/[.B245]" office:value-type="percentage" office:value="0.0069967117281696" calcext:value-type="percentage">
            <text:p>0.70%</text:p>
          </table:table-cell>
          <table:table-cell office:value-type="float" office:value="1102.46" calcext:value-type="float">
            <text:p>1102.46</text:p>
          </table:table-cell>
          <table:table-cell table:style-name="ce7" table:formula="of:=[.A246]-[.$T$1]" office:value-type="percentage" office:value="0.0058967117281696" calcext:value-type="percentage">
            <text:p>0.59%</text:p>
          </table:table-cell>
          <table:table-cell table:style-name="ce1" table:formula="of:=[.B246]-[.$V$1]" office:value-type="float" office:value="131.975" calcext:value-type="float">
            <text:p>131.975</text:p>
          </table:table-cell>
          <table:table-cell table:style-name="ce7" table:formula="of:=SUM([.C245:.C246])" office:value-type="percentage" office:value="0" calcext:value-type="percentage">
            <text:p>0.00%</text:p>
          </table:table-cell>
          <table:table-cell table:style-name="ce8" table:formula="of:=MAX([.$C$1:.C246])-MIN([.$C$1:.C246])" office:value-type="float" office:value="0.0984820627029893" calcext:value-type="float">
            <text:p>0.0984820627</text:p>
          </table:table-cell>
          <table:table-cell table:style-name="ce1" table:formula="of:=STDEV([.D245:.D246])" office:value-type="float" office:value="5.41643794388901" calcext:value-type="float">
            <text:p>5.4164379439</text:p>
          </table:table-cell>
          <table:table-cell table:style-name="ce1" table:formula="of:=[.F246]/[.G246]" office:value-type="float" office:value="0.0181820716351232" calcext:value-type="float">
            <text:p>0.0181820716</text:p>
          </table:table-cell>
          <table:table-cell table:style-name="ce1" table:formula="of:=SUM([.$D$1:.D246])" office:value-type="float" office:value="-275.1" calcext:value-type="float">
            <text:p>-275.1</text:p>
          </table:table-cell>
          <table:table-cell table:style-name="ce1" table:formula="of:=MAX([.$D$1:.D246])-MIN([.$D$1:.D246])" office:value-type="float" office:value="361.41" calcext:value-type="float">
            <text:p>361.41</text:p>
          </table:table-cell>
          <table:table-cell table:style-name="ce1" table:formula="of:=STDEV([.$D$1:.D246])" office:value-type="float" office:value="86.1879124785777" calcext:value-type="float">
            <text:p>86.1879124786</text:p>
          </table:table-cell>
          <table:table-cell table:style-name="ce1" table:formula="of:=[.J246]/[.K246]" office:value-type="float" office:value="4.19327942407039" calcext:value-type="float">
            <text:p>4.1932794241</text:p>
          </table:table-cell>
          <table:table-cell table:style-name="ce1" table:formula="of:=SLOPE([.H206:.H246];[.X206:.X246])" office:value-type="float" office:value="1.70727942193575" calcext:value-type="float">
            <text:p>1.7072794219</text:p>
          </table:table-cell>
          <table:table-cell table:style-name="ce9" table:formula="of:=AVERAGE([.B232:.B246])" office:value-type="float" office:value="1086.53533333333" calcext:value-type="float">
            <text:p>1086.5353333333</text:p>
          </table:table-cell>
          <table:table-cell table:style-name="ce1" table:formula="of:=[.B246]-[.N246]" office:value-type="float" office:value="15.9246666666663" calcext:value-type="float">
            <text:p>15.9246666667</text:p>
          </table:table-cell>
          <table:table-cell table:style-name="ce15" table:formula="of:=IF(([.M246] &gt; [.U243]);(1-(([.M246]-[.$O$52])/[.$P$52]));(([.M246]-[.$O$52])/[.$P$52]))" office:value-type="float" office:value="0.565575361153215" calcext:value-type="float">
            <text:p>0.566</text:p>
          </table:table-cell>
          <table:table-cell table:style-name="ce13" table:number-columns-repeated="3"/>
          <table:table-cell table:style-name="ce13" table:formula="of:=[.P246] - AVERAGE([.P241:.P246])" office:value-type="float" office:value="-0.0406310986008969" calcext:value-type="float">
            <text:p>-0.041</text:p>
          </table:table-cell>
          <table:table-cell table:style-name="ce13" table:formula="of:=[.O246]-[.O245]" office:value-type="float" office:value="12.5346666666665" calcext:value-type="float">
            <text:p>12.535</text:p>
          </table:table-cell>
          <table:table-cell table:style-name="ce13" table:formula="of:=AVERAGE([.P241:.P246])" office:value-type="float" office:value="0.606206459754112" calcext:value-type="float">
            <text:p>0.606</text:p>
          </table:table-cell>
          <table:table-cell table:style-name="ce1"/>
          <table:table-cell table:style-name="ce2" table:formula="of:=LOG([.Y246])" office:value-type="float" office:value="2.69983772586725" calcext:value-type="float">
            <text:p>2.6998377259</text:p>
          </table:table-cell>
          <table:table-cell table:style-name="ce3" table:formula="of:=[.Y245]+1" office:value-type="float" office:value="501" calcext:value-type="float">
            <text:p>501</text:p>
          </table:table-cell>
          <table:table-cell table:number-columns-repeated="999"/>
        </table:table-row>
        <table:table-row table:style-name="ro1">
          <table:table-cell table:style-name="ce5" table:formula="of:=([.B247]-[.B246])/[.B246]" office:value-type="percentage" office:value="0.00805471400322903" calcext:value-type="percentage">
            <text:p>0.81%</text:p>
          </table:table-cell>
          <table:table-cell office:value-type="float" office:value="1111.34" calcext:value-type="float">
            <text:p>1111.34</text:p>
          </table:table-cell>
          <table:table-cell table:style-name="ce7" table:formula="of:=[.A247]-[.$T$1]" office:value-type="percentage" office:value="0.00695471400322903" calcext:value-type="percentage">
            <text:p>0.70%</text:p>
          </table:table-cell>
          <table:table-cell table:style-name="ce1" table:formula="of:=[.B247]-[.$V$1]" office:value-type="float" office:value="140.855" calcext:value-type="float">
            <text:p>140.855</text:p>
          </table:table-cell>
          <table:table-cell table:style-name="ce7" table:formula="of:=SUM([.C246:.C247])" office:value-type="percentage" office:value="0" calcext:value-type="percentage">
            <text:p>0.00%</text:p>
          </table:table-cell>
          <table:table-cell table:style-name="ce8" table:formula="of:=MAX([.$C$1:.C247])-MIN([.$C$1:.C247])" office:value-type="float" office:value="0.0984820627029893" calcext:value-type="float">
            <text:p>0.0984820627</text:p>
          </table:table-cell>
          <table:table-cell table:style-name="ce1" table:formula="of:=STDEV([.D246:.D247])" office:value-type="float" office:value="6.27910821693646" calcext:value-type="float">
            <text:p>6.2791082169</text:p>
          </table:table-cell>
          <table:table-cell table:style-name="ce1" table:formula="of:=[.F247]/[.G247]" office:value-type="float" office:value="0.0156840843158837" calcext:value-type="float">
            <text:p>0.0156840843</text:p>
          </table:table-cell>
          <table:table-cell table:style-name="ce1" table:formula="of:=SUM([.$D$1:.D247])" office:value-type="float" office:value="-275.1" calcext:value-type="float">
            <text:p>-275.1</text:p>
          </table:table-cell>
          <table:table-cell table:style-name="ce1" table:formula="of:=MAX([.$D$1:.D247])-MIN([.$D$1:.D247])" office:value-type="float" office:value="361.41" calcext:value-type="float">
            <text:p>361.41</text:p>
          </table:table-cell>
          <table:table-cell table:style-name="ce1" table:formula="of:=STDEV([.$D$1:.D247])" office:value-type="float" office:value="86.5148669320095" calcext:value-type="float">
            <text:p>86.514866932</text:p>
          </table:table-cell>
          <table:table-cell table:style-name="ce1" table:formula="of:=[.J247]/[.K247]" office:value-type="float" office:value="4.17743230517855" calcext:value-type="float">
            <text:p>4.1774323052</text:p>
          </table:table-cell>
          <table:table-cell table:style-name="ce1" table:formula="of:=SLOPE([.H207:.H247];[.X207:.X247])" office:value-type="float" office:value="1.36380443446126" calcext:value-type="float">
            <text:p>1.3638044345</text:p>
          </table:table-cell>
          <table:table-cell table:style-name="ce9" table:formula="of:=AVERAGE([.B233:.B247])" office:value-type="float" office:value="1083.04533333333" calcext:value-type="float">
            <text:p>1083.0453333333</text:p>
          </table:table-cell>
          <table:table-cell table:style-name="ce1" table:formula="of:=[.B247]-[.N247]" office:value-type="float" office:value="28.2946666666664" calcext:value-type="float">
            <text:p>28.2946666667</text:p>
          </table:table-cell>
          <table:table-cell table:style-name="ce15" table:formula="of:=IF(([.M247] &gt; [.U244]);(1-(([.M247]-[.$O$52])/[.$P$52]));(([.M247]-[.$O$52])/[.$P$52]))" office:value-type="float" office:value="0.534375889132642" calcext:value-type="float">
            <text:p>0.534</text:p>
          </table:table-cell>
          <table:table-cell table:style-name="ce13" table:number-columns-repeated="3"/>
          <table:table-cell table:style-name="ce13" table:formula="of:=[.P247] - AVERAGE([.P242:.P247])" office:value-type="float" office:value="-0.0137566394004494" calcext:value-type="float">
            <text:p>-0.014</text:p>
          </table:table-cell>
          <table:table-cell table:style-name="ce13" table:formula="of:=[.O247]-[.O246]" office:value-type="float" office:value="12.3700000000001" calcext:value-type="float">
            <text:p>12.370</text:p>
          </table:table-cell>
          <table:table-cell table:style-name="ce13" table:formula="of:=AVERAGE([.P242:.P247])" office:value-type="float" office:value="0.548132528533091" calcext:value-type="float">
            <text:p>0.548</text:p>
          </table:table-cell>
          <table:table-cell table:style-name="ce1"/>
          <table:table-cell table:style-name="ce2" table:formula="of:=LOG([.Y247])" office:value-type="float" office:value="2.70070371714502" calcext:value-type="float">
            <text:p>2.7007037171</text:p>
          </table:table-cell>
          <table:table-cell table:style-name="ce3" table:formula="of:=[.Y246]+1" office:value-type="float" office:value="502" calcext:value-type="float">
            <text:p>502</text:p>
          </table:table-cell>
          <table:table-cell table:number-columns-repeated="999"/>
        </table:table-row>
        <table:table-row table:style-name="ro1">
          <table:table-cell table:style-name="ce5" table:formula="of:=([.B248]-[.B247])/[.B247]" office:value-type="percentage" office:value="-0.00423812694584898" calcext:value-type="percentage">
            <text:p>-0.42%</text:p>
          </table:table-cell>
          <table:table-cell office:value-type="float" office:value="1106.63" calcext:value-type="float">
            <text:p>1106.63</text:p>
          </table:table-cell>
          <table:table-cell table:style-name="ce7" table:formula="of:=[.A248]-[.$T$1]" office:value-type="percentage" office:value="-0.00533812694584898" calcext:value-type="percentage">
            <text:p>-0.53%</text:p>
          </table:table-cell>
          <table:table-cell table:style-name="ce1" table:formula="of:=[.B248]-[.$V$1]" office:value-type="float" office:value="136.145" calcext:value-type="float">
            <text:p>136.145</text:p>
          </table:table-cell>
          <table:table-cell table:style-name="ce7" table:formula="of:=SUM([.C247:.C248])" office:value-type="percentage" office:value="0" calcext:value-type="percentage">
            <text:p>0.00%</text:p>
          </table:table-cell>
          <table:table-cell table:style-name="ce8" table:formula="of:=MAX([.$C$1:.C248])-MIN([.$C$1:.C248])" office:value-type="float" office:value="0.0984820627029893" calcext:value-type="float">
            <text:p>0.0984820627</text:p>
          </table:table-cell>
          <table:table-cell table:style-name="ce1" table:formula="of:=STDEV([.D247:.D248])" office:value-type="float" office:value="3.3304729393885" calcext:value-type="float">
            <text:p>3.3304729394</text:p>
          </table:table-cell>
          <table:table-cell table:style-name="ce1" table:formula="of:=[.F248]/[.G248]" office:value-type="float" office:value="0.0295699933598834" calcext:value-type="float">
            <text:p>0.0295699934</text:p>
          </table:table-cell>
          <table:table-cell table:style-name="ce1" table:formula="of:=SUM([.$D$1:.D248])" office:value-type="float" office:value="-275.1" calcext:value-type="float">
            <text:p>-275.1</text:p>
          </table:table-cell>
          <table:table-cell table:style-name="ce1" table:formula="of:=MAX([.$D$1:.D248])-MIN([.$D$1:.D248])" office:value-type="float" office:value="361.41" calcext:value-type="float">
            <text:p>361.41</text:p>
          </table:table-cell>
          <table:table-cell table:style-name="ce1" table:formula="of:=STDEV([.$D$1:.D248])" office:value-type="float" office:value="86.802589390621" calcext:value-type="float">
            <text:p>86.8025893906</text:p>
          </table:table-cell>
          <table:table-cell table:style-name="ce1" table:formula="of:=[.J248]/[.K248]" office:value-type="float" office:value="4.16358547063171" calcext:value-type="float">
            <text:p>4.1635854706</text:p>
          </table:table-cell>
          <table:table-cell table:style-name="ce1" table:formula="of:=SLOPE([.H208:.H248];[.X208:.X248])" office:value-type="float" office:value="1.35185208719599" calcext:value-type="float">
            <text:p>1.3518520872</text:p>
          </table:table-cell>
          <table:table-cell table:style-name="ce9" table:formula="of:=AVERAGE([.B234:.B248])" office:value-type="float" office:value="1078.82466666667" calcext:value-type="float">
            <text:p>1078.8246666667</text:p>
          </table:table-cell>
          <table:table-cell table:style-name="ce1" table:formula="of:=[.B248]-[.N248]" office:value-type="float" office:value="27.8053333333332" calcext:value-type="float">
            <text:p>27.8053333333</text:p>
          </table:table-cell>
          <table:table-cell table:style-name="ce15" table:formula="of:=IF(([.M248] &gt; [.U245]);(1-(([.M248]-[.$O$52])/[.$P$52]));(([.M248]-[.$O$52])/[.$P$52]))" office:value-type="float" office:value="0.533290200399308" calcext:value-type="float">
            <text:p>0.533</text:p>
          </table:table-cell>
          <table:table-cell table:style-name="ce13" table:number-columns-repeated="3"/>
          <table:table-cell table:style-name="ce13" table:formula="of:=[.P248] - AVERAGE([.P243:.P248])" office:value-type="float" office:value="-0.0538631540823932" calcext:value-type="float">
            <text:p>-0.054</text:p>
          </table:table-cell>
          <table:table-cell table:style-name="ce13" table:formula="of:=[.O248]-[.O247]" office:value-type="float" office:value="-0.489333333333207" calcext:value-type="float">
            <text:p>-0.489</text:p>
          </table:table-cell>
          <table:table-cell table:style-name="ce13" table:formula="of:=AVERAGE([.P243:.P248])" office:value-type="float" office:value="0.587153354481701" calcext:value-type="float">
            <text:p>0.587</text:p>
          </table:table-cell>
          <table:table-cell table:style-name="ce1"/>
          <table:table-cell table:style-name="ce2" table:formula="of:=LOG([.Y248])" office:value-type="float" office:value="2.70156798505593" calcext:value-type="float">
            <text:p>2.7015679851</text:p>
          </table:table-cell>
          <table:table-cell table:style-name="ce3" table:formula="of:=[.Y247]+1" office:value-type="float" office:value="503" calcext:value-type="float">
            <text:p>503</text:p>
          </table:table-cell>
          <table:table-cell table:number-columns-repeated="999"/>
        </table:table-row>
        <table:table-row table:style-name="ro1">
          <table:table-cell table:style-name="ce5" table:formula="of:=([.B249]-[.B248])/[.B248]" office:value-type="percentage" office:value="0.018217471060788" calcext:value-type="percentage">
            <text:p>1.82%</text:p>
          </table:table-cell>
          <table:table-cell office:value-type="float" office:value="1126.79" calcext:value-type="float">
            <text:p>1126.79</text:p>
          </table:table-cell>
          <table:table-cell table:style-name="ce7" table:formula="of:=[.A249]-[.$T$1]" office:value-type="percentage" office:value="0.017117471060788" calcext:value-type="percentage">
            <text:p>1.71%</text:p>
          </table:table-cell>
          <table:table-cell table:style-name="ce1" table:formula="of:=[.B249]-[.$V$1]" office:value-type="float" office:value="156.305" calcext:value-type="float">
            <text:p>156.305</text:p>
          </table:table-cell>
          <table:table-cell table:style-name="ce7" table:formula="of:=SUM([.C248:.C249])" office:value-type="percentage" office:value="0" calcext:value-type="percentage">
            <text:p>0.00%</text:p>
          </table:table-cell>
          <table:table-cell table:style-name="ce8" table:formula="of:=MAX([.$C$1:.C249])-MIN([.$C$1:.C249])" office:value-type="float" office:value="0.0984820627029893" calcext:value-type="float">
            <text:p>0.0984820627</text:p>
          </table:table-cell>
          <table:table-cell table:style-name="ce1" table:formula="of:=STDEV([.D248:.D249])" office:value-type="float" office:value="14.2552727087207" calcext:value-type="float">
            <text:p>14.2552727087</text:p>
          </table:table-cell>
          <table:table-cell table:style-name="ce1" table:formula="of:=[.F249]/[.G249]" office:value-type="float" office:value="0.00690846571056776" calcext:value-type="float">
            <text:p>0.0069084657</text:p>
          </table:table-cell>
          <table:table-cell table:style-name="ce1" table:formula="of:=SUM([.$D$1:.D249])" office:value-type="float" office:value="-275.1" calcext:value-type="float">
            <text:p>-275.1</text:p>
          </table:table-cell>
          <table:table-cell table:style-name="ce1" table:formula="of:=MAX([.$D$1:.D249])-MIN([.$D$1:.D249])" office:value-type="float" office:value="361.41" calcext:value-type="float">
            <text:p>361.41</text:p>
          </table:table-cell>
          <table:table-cell table:style-name="ce1" table:formula="of:=STDEV([.$D$1:.D249])" office:value-type="float" office:value="87.2231966048319" calcext:value-type="float">
            <text:p>87.2231966048</text:p>
          </table:table-cell>
          <table:table-cell table:style-name="ce1" table:formula="of:=[.J249]/[.K249]" office:value-type="float" office:value="4.14350785190071" calcext:value-type="float">
            <text:p>4.1435078519</text:p>
          </table:table-cell>
          <table:table-cell table:style-name="ce1" table:formula="of:=SLOPE([.H209:.H249];[.X209:.X249])" office:value-type="float" office:value="1.03712764719389" calcext:value-type="float">
            <text:p>1.0371276472</text:p>
          </table:table-cell>
          <table:table-cell table:style-name="ce9" table:formula="of:=AVERAGE([.B235:.B249])" office:value-type="float" office:value="1076.09733333333" calcext:value-type="float">
            <text:p>1076.0973333333</text:p>
          </table:table-cell>
          <table:table-cell table:style-name="ce1" table:formula="of:=[.B249]-[.N249]" office:value-type="float" office:value="50.6926666666666" calcext:value-type="float">
            <text:p>50.6926666667</text:p>
          </table:table-cell>
          <table:table-cell table:style-name="ce15" table:formula="of:=IF(([.M249] &gt; [.U246]);(1-(([.M249]-[.$O$52])/[.$P$52]));(([.M249]-[.$O$52])/[.$P$52]))" office:value-type="float" office:value="0.504702277790343" calcext:value-type="float">
            <text:p>0.505</text:p>
          </table:table-cell>
          <table:table-cell table:style-name="ce13" table:number-columns-repeated="3"/>
          <table:table-cell table:style-name="ce13" table:formula="of:=[.P249] - AVERAGE([.P244:.P249])" office:value-type="float" office:value="-0.0556477616945128" calcext:value-type="float">
            <text:p>-0.056</text:p>
          </table:table-cell>
          <table:table-cell table:style-name="ce13" table:formula="of:=[.O249]-[.O248]" office:value-type="float" office:value="22.8873333333333" calcext:value-type="float">
            <text:p>22.887</text:p>
          </table:table-cell>
          <table:table-cell table:style-name="ce13" table:formula="of:=AVERAGE([.P244:.P249])" office:value-type="float" office:value="0.560350039484856" calcext:value-type="float">
            <text:p>0.560</text:p>
          </table:table-cell>
          <table:table-cell table:style-name="ce1"/>
          <table:table-cell table:style-name="ce2" table:formula="of:=LOG([.Y249])" office:value-type="float" office:value="2.70243053644552" calcext:value-type="float">
            <text:p>2.7024305364</text:p>
          </table:table-cell>
          <table:table-cell table:style-name="ce3" table:formula="of:=[.Y248]+1" office:value-type="float" office:value="504" calcext:value-type="float">
            <text:p>504</text:p>
          </table:table-cell>
          <table:table-cell table:number-columns-repeated="999"/>
        </table:table-row>
        <table:table-row table:style-name="ro1">
          <table:table-cell table:style-name="ce5" table:formula="of:=([.B250]-[.B249])/[.B249]" office:value-type="percentage" office:value="0.015051606776773" calcext:value-type="percentage">
            <text:p>1.51%</text:p>
          </table:table-cell>
          <table:table-cell office:value-type="float" office:value="1143.75" calcext:value-type="float">
            <text:p>1143.75</text:p>
          </table:table-cell>
          <table:table-cell table:style-name="ce7" table:formula="of:=[.A250]-[.$T$1]" office:value-type="percentage" office:value="0.013951606776773" calcext:value-type="percentage">
            <text:p>1.40%</text:p>
          </table:table-cell>
          <table:table-cell table:style-name="ce1" table:formula="of:=[.B250]-[.$V$1]" office:value-type="float" office:value="173.265" calcext:value-type="float">
            <text:p>173.265</text:p>
          </table:table-cell>
          <table:table-cell table:style-name="ce7" table:formula="of:=SUM([.C249:.C250])" office:value-type="percentage" office:value="0" calcext:value-type="percentage">
            <text:p>0.00%</text:p>
          </table:table-cell>
          <table:table-cell table:style-name="ce8" table:formula="of:=MAX([.$C$1:.C250])-MIN([.$C$1:.C250])" office:value-type="float" office:value="0.0984820627029893" calcext:value-type="float">
            <text:p>0.0984820627</text:p>
          </table:table-cell>
          <table:table-cell table:style-name="ce1" table:formula="of:=STDEV([.D249:.D250])" office:value-type="float" office:value="11.9925310089239" calcext:value-type="float">
            <text:p>11.9925310089</text:p>
          </table:table-cell>
          <table:table-cell table:style-name="ce1" table:formula="of:=[.F250]/[.G250]" office:value-type="float" office:value="0.00821194980690123" calcext:value-type="float">
            <text:p>0.0082119498</text:p>
          </table:table-cell>
          <table:table-cell table:style-name="ce1" table:formula="of:=SUM([.$D$1:.D250])" office:value-type="float" office:value="-275.1" calcext:value-type="float">
            <text:p>-275.1</text:p>
          </table:table-cell>
          <table:table-cell table:style-name="ce1" table:formula="of:=MAX([.$D$1:.D250])-MIN([.$D$1:.D250])" office:value-type="float" office:value="361.41" calcext:value-type="float">
            <text:p>361.41</text:p>
          </table:table-cell>
          <table:table-cell table:style-name="ce1" table:formula="of:=STDEV([.$D$1:.D250])" office:value-type="float" office:value="87.7640131033124" calcext:value-type="float">
            <text:p>87.7640131033</text:p>
          </table:table-cell>
          <table:table-cell table:style-name="ce1" table:formula="of:=[.J250]/[.K250]" office:value-type="float" office:value="4.11797486487499" calcext:value-type="float">
            <text:p>4.1179748649</text:p>
          </table:table-cell>
          <table:table-cell table:style-name="ce1" table:formula="of:=SLOPE([.H210:.H250];[.X210:.X250])" office:value-type="float" office:value="0.735806922484279" calcext:value-type="float">
            <text:p>0.7358069225</text:p>
          </table:table-cell>
          <table:table-cell table:style-name="ce9" table:formula="of:=AVERAGE([.B236:.B250])" office:value-type="float" office:value="1078.22066666667" calcext:value-type="float">
            <text:p>1078.2206666667</text:p>
          </table:table-cell>
          <table:table-cell table:style-name="ce1" table:formula="of:=[.B250]-[.N250]" office:value-type="float" office:value="65.5293333333332" calcext:value-type="float">
            <text:p>65.5293333333</text:p>
          </table:table-cell>
          <table:table-cell table:style-name="ce15" table:formula="of:=IF(([.M250] &gt; [.U247]);(1-(([.M250]-[.$O$52])/[.$P$52]));(([.M250]-[.$O$52])/[.$P$52]))" office:value-type="float" office:value="0.4773318785979" calcext:value-type="float">
            <text:p>0.477</text:p>
          </table:table-cell>
          <table:table-cell table:style-name="ce13" table:number-columns-repeated="3"/>
          <table:table-cell table:style-name="ce13" table:formula="of:=[.P250] - AVERAGE([.P245:.P250])" office:value-type="float" office:value="-0.0579752268818533" calcext:value-type="float">
            <text:p>-0.058</text:p>
          </table:table-cell>
          <table:table-cell table:style-name="ce13" table:formula="of:=[.O250]-[.O249]" office:value-type="float" office:value="14.8366666666666" calcext:value-type="float">
            <text:p>14.837</text:p>
          </table:table-cell>
          <table:table-cell table:style-name="ce13" table:formula="of:=AVERAGE([.P245:.P250])" office:value-type="float" office:value="0.535307105479753" calcext:value-type="float">
            <text:p>0.535</text:p>
          </table:table-cell>
          <table:table-cell table:style-name="ce1"/>
          <table:table-cell table:style-name="ce2" table:formula="of:=LOG([.Y250])" office:value-type="float" office:value="2.70329137811866" calcext:value-type="float">
            <text:p>2.7032913781</text:p>
          </table:table-cell>
          <table:table-cell table:style-name="ce3" table:formula="of:=[.Y249]+1" office:value-type="float" office:value="505" calcext:value-type="float">
            <text:p>505</text:p>
          </table:table-cell>
          <table:table-cell table:number-columns-repeated="999"/>
        </table:table-row>
        <table:table-row table:style-name="ro1">
          <table:table-cell table:style-name="ce5" table:formula="of:=([.B251]-[.B250])/[.B250]" office:value-type="percentage" office:value="-0.0222601092896175" calcext:value-type="percentage">
            <text:p>-2.23%</text:p>
          </table:table-cell>
          <table:table-cell office:value-type="float" office:value="1118.29" calcext:value-type="float">
            <text:p>1118.29</text:p>
          </table:table-cell>
          <table:table-cell table:style-name="ce7" table:formula="of:=[.A251]-[.$T$1]" office:value-type="percentage" office:value="-0.0233601092896175" calcext:value-type="percentage">
            <text:p>-2.34%</text:p>
          </table:table-cell>
          <table:table-cell table:style-name="ce1" table:formula="of:=[.B251]-[.$V$1]" office:value-type="float" office:value="147.805" calcext:value-type="float">
            <text:p>147.805</text:p>
          </table:table-cell>
          <table:table-cell table:style-name="ce7" table:formula="of:=SUM([.C250:.C251])" office:value-type="percentage" office:value="0" calcext:value-type="percentage">
            <text:p>0.00%</text:p>
          </table:table-cell>
          <table:table-cell table:style-name="ce8" table:formula="of:=MAX([.$C$1:.C251])-MIN([.$C$1:.C251])" office:value-type="float" office:value="0.0984820627029893" calcext:value-type="float">
            <text:p>0.0984820627</text:p>
          </table:table-cell>
          <table:table-cell table:style-name="ce1" table:formula="of:=STDEV([.D250:.D251])" office:value-type="float" office:value="18.0029386490095" calcext:value-type="float">
            <text:p>18.002938649</text:p>
          </table:table-cell>
          <table:table-cell table:style-name="ce1" table:formula="of:=[.F251]/[.G251]" office:value-type="float" office:value="0.00547033262863491" calcext:value-type="float">
            <text:p>0.0054703326</text:p>
          </table:table-cell>
          <table:table-cell table:style-name="ce1" table:formula="of:=SUM([.$D$1:.D251])" office:value-type="float" office:value="-275.1" calcext:value-type="float">
            <text:p>-275.1</text:p>
          </table:table-cell>
          <table:table-cell table:style-name="ce1" table:formula="of:=MAX([.$D$1:.D251])-MIN([.$D$1:.D251])" office:value-type="float" office:value="361.41" calcext:value-type="float">
            <text:p>361.41</text:p>
          </table:table-cell>
          <table:table-cell table:style-name="ce1" table:formula="of:=STDEV([.$D$1:.D251])" office:value-type="float" office:value="88.1035968713363" calcext:value-type="float">
            <text:p>88.1035968713</text:p>
          </table:table-cell>
          <table:table-cell table:style-name="ce1" table:formula="of:=[.J251]/[.K251]" office:value-type="float" office:value="4.1021026704255" calcext:value-type="float">
            <text:p>4.1021026704</text:p>
          </table:table-cell>
          <table:table-cell table:style-name="ce1" table:formula="of:=SLOPE([.H211:.H251];[.X211:.X251])" office:value-type="float" office:value="0.349845466302988" calcext:value-type="float">
            <text:p>0.3498454663</text:p>
          </table:table-cell>
          <table:table-cell table:style-name="ce9" table:formula="of:=AVERAGE([.B237:.B251])" office:value-type="float" office:value="1082.38666666667" calcext:value-type="float">
            <text:p>1082.3866666667</text:p>
          </table:table-cell>
          <table:table-cell table:style-name="ce1" table:formula="of:=[.B251]-[.N251]" office:value-type="float" office:value="35.9033333333332" calcext:value-type="float">
            <text:p>35.9033333333</text:p>
          </table:table-cell>
          <table:table-cell table:style-name="ce15" table:formula="of:=IF(([.M251] &gt; [.U248]);(1-(([.M251]-[.$O$52])/[.$P$52]));(([.M251]-[.$O$52])/[.$P$52]))" office:value-type="float" office:value="0.557726842101645" calcext:value-type="float">
            <text:p>0.558</text:p>
          </table:table-cell>
          <table:table-cell table:style-name="ce13" table:number-columns-repeated="3"/>
          <table:table-cell table:style-name="ce13" table:formula="of:=[.P251] - AVERAGE([.P246:.P251])" office:value-type="float" office:value="0.0288931005724696" calcext:value-type="float">
            <text:p>0.029</text:p>
          </table:table-cell>
          <table:table-cell table:style-name="ce13" table:formula="of:=[.O251]-[.O250]" office:value-type="float" office:value="-29.626" calcext:value-type="float">
            <text:p>-29.626</text:p>
          </table:table-cell>
          <table:table-cell table:style-name="ce13" table:formula="of:=AVERAGE([.P246:.P251])" office:value-type="float" office:value="0.528833741529176" calcext:value-type="float">
            <text:p>0.529</text:p>
          </table:table-cell>
          <table:table-cell table:style-name="ce1"/>
          <table:table-cell table:style-name="ce2" table:formula="of:=LOG([.Y251])" office:value-type="float" office:value="2.7041505168398" calcext:value-type="float">
            <text:p>2.7041505168</text:p>
          </table:table-cell>
          <table:table-cell table:style-name="ce3" table:formula="of:=[.Y250]+1" office:value-type="float" office:value="506" calcext:value-type="float">
            <text:p>506</text:p>
          </table:table-cell>
          <table:table-cell table:number-columns-repeated="999"/>
        </table:table-row>
        <table:table-row table:style-name="ro1">
          <table:table-cell table:style-name="ce5" table:formula="of:=([.B252]-[.B251])/[.B251]" office:value-type="percentage" office:value="-0.0121256561357071" calcext:value-type="percentage">
            <text:p>-1.21%</text:p>
          </table:table-cell>
          <table:table-cell office:value-type="float" office:value="1104.73" calcext:value-type="float">
            <text:p>1104.73</text:p>
          </table:table-cell>
          <table:table-cell table:style-name="ce7" table:formula="of:=[.A252]-[.$T$1]" office:value-type="percentage" office:value="-0.0132256561357071" calcext:value-type="percentage">
            <text:p>-1.32%</text:p>
          </table:table-cell>
          <table:table-cell table:style-name="ce1" table:formula="of:=[.B252]-[.$V$1]" office:value-type="float" office:value="134.245" calcext:value-type="float">
            <text:p>134.245</text:p>
          </table:table-cell>
          <table:table-cell table:style-name="ce7" table:formula="of:=SUM([.C251:.C252])" office:value-type="percentage" office:value="0" calcext:value-type="percentage">
            <text:p>0.00%</text:p>
          </table:table-cell>
          <table:table-cell table:style-name="ce8" table:formula="of:=MAX([.$C$1:.C252])-MIN([.$C$1:.C252])" office:value-type="float" office:value="0.0984820627029893" calcext:value-type="float">
            <text:p>0.0984820627</text:p>
          </table:table-cell>
          <table:table-cell table:style-name="ce1" table:formula="of:=STDEV([.D251:.D252])" office:value-type="float" office:value="9.58836795288955" calcext:value-type="float">
            <text:p>9.5883679529</text:p>
          </table:table-cell>
          <table:table-cell table:style-name="ce1" table:formula="of:=[.F252]/[.G252]" office:value-type="float" office:value="0.0102709932688087" calcext:value-type="float">
            <text:p>0.0102709933</text:p>
          </table:table-cell>
          <table:table-cell table:style-name="ce1" table:formula="of:=SUM([.$D$1:.D252])" office:value-type="float" office:value="-275.1" calcext:value-type="float">
            <text:p>-275.1</text:p>
          </table:table-cell>
          <table:table-cell table:style-name="ce1" table:formula="of:=MAX([.$D$1:.D252])-MIN([.$D$1:.D252])" office:value-type="float" office:value="361.41" calcext:value-type="float">
            <text:p>361.41</text:p>
          </table:table-cell>
          <table:table-cell table:style-name="ce1" table:formula="of:=STDEV([.$D$1:.D252])" office:value-type="float" office:value="88.3478664531046" calcext:value-type="float">
            <text:p>88.3478664531</text:p>
          </table:table-cell>
          <table:table-cell table:style-name="ce1" table:formula="of:=[.J252]/[.K252]" office:value-type="float" office:value="4.0907609262057" calcext:value-type="float">
            <text:p>4.0907609262</text:p>
          </table:table-cell>
          <table:table-cell table:style-name="ce1" table:formula="of:=SLOPE([.H212:.H252];[.X212:.X252])" office:value-type="float" office:value="0.309610590425614" calcext:value-type="float">
            <text:p>0.3096105904</text:p>
          </table:table-cell>
          <table:table-cell table:style-name="ce9" table:formula="of:=AVERAGE([.B238:.B252])" office:value-type="float" office:value="1083.99533333333" calcext:value-type="float">
            <text:p>1083.9953333333</text:p>
          </table:table-cell>
          <table:table-cell table:style-name="ce1" table:formula="of:=[.B252]-[.N252]" office:value-type="float" office:value="20.7346666666665" calcext:value-type="float">
            <text:p>20.7346666667</text:p>
          </table:table-cell>
          <table:table-cell table:style-name="ce15" table:formula="of:=IF(([.M252] &gt; [.U249]);(1-(([.M252]-[.$O$52])/[.$P$52]));(([.M252]-[.$O$52])/[.$P$52]))" office:value-type="float" office:value="0.438618432139669" calcext:value-type="float">
            <text:p>0.439</text:p>
          </table:table-cell>
          <table:table-cell table:style-name="ce13" table:number-columns-repeated="3"/>
          <table:table-cell table:style-name="ce13" table:formula="of:=[.P252] - AVERAGE([.P247:.P252])" office:value-type="float" office:value="-0.0690558212205825" calcext:value-type="float">
            <text:p>-0.069</text:p>
          </table:table-cell>
          <table:table-cell table:style-name="ce13" table:formula="of:=[.O252]-[.O251]" office:value-type="float" office:value="-15.1686666666667" calcext:value-type="float">
            <text:p>-15.169</text:p>
          </table:table-cell>
          <table:table-cell table:style-name="ce13" table:formula="of:=AVERAGE([.P247:.P252])" office:value-type="float" office:value="0.507674253360251" calcext:value-type="float">
            <text:p>0.508</text:p>
          </table:table-cell>
          <table:table-cell table:style-name="ce1"/>
          <table:table-cell table:style-name="ce2" table:formula="of:=LOG([.Y252])" office:value-type="float" office:value="2.70500795933334" calcext:value-type="float">
            <text:p>2.7050079593</text:p>
          </table:table-cell>
          <table:table-cell table:style-name="ce3" table:formula="of:=[.Y251]+1" office:value-type="float" office:value="507" calcext:value-type="float">
            <text:p>507</text:p>
          </table:table-cell>
          <table:table-cell table:number-columns-repeated="999"/>
        </table:table-row>
        <table:table-row table:style-name="ro1">
          <table:table-cell table:style-name="ce5" table:formula="of:=([.B253]-[.B252])/[.B252]" office:value-type="percentage" office:value="-0.0318720411322224" calcext:value-type="percentage">
            <text:p>-3.19%</text:p>
          </table:table-cell>
          <table:table-cell office:value-type="float" office:value="1069.52" calcext:value-type="float">
            <text:p>1069.52</text:p>
          </table:table-cell>
          <table:table-cell table:style-name="ce7" table:formula="of:=[.A253]-[.$T$1]" office:value-type="percentage" office:value="-0.0329720411322224" calcext:value-type="percentage">
            <text:p>-3.30%</text:p>
          </table:table-cell>
          <table:table-cell table:style-name="ce1" table:formula="of:=[.B253]-[.$V$1]" office:value-type="float" office:value="99.035" calcext:value-type="float">
            <text:p>99.035</text:p>
          </table:table-cell>
          <table:table-cell table:style-name="ce7" table:formula="of:=SUM([.C252:.C253])" office:value-type="percentage" office:value="0" calcext:value-type="percentage">
            <text:p>0.00%</text:p>
          </table:table-cell>
          <table:table-cell table:style-name="ce8" table:formula="of:=MAX([.$C$1:.C253])-MIN([.$C$1:.C253])" office:value-type="float" office:value="0.0984820627029893" calcext:value-type="float">
            <text:p>0.0984820627</text:p>
          </table:table-cell>
          <table:table-cell table:style-name="ce1" table:formula="of:=STDEV([.D252:.D253])" office:value-type="float" office:value="24.8972297655784" calcext:value-type="float">
            <text:p>24.8972297656</text:p>
          </table:table-cell>
          <table:table-cell table:style-name="ce1" table:formula="of:=[.F253]/[.G253]" office:value-type="float" office:value="0.00395554299133896" calcext:value-type="float">
            <text:p>0.003955543</text:p>
          </table:table-cell>
          <table:table-cell table:style-name="ce1" table:formula="of:=SUM([.$D$1:.D253])" office:value-type="float" office:value="-275.1" calcext:value-type="float">
            <text:p>-275.1</text:p>
          </table:table-cell>
          <table:table-cell table:style-name="ce1" table:formula="of:=MAX([.$D$1:.D253])-MIN([.$D$1:.D253])" office:value-type="float" office:value="361.41" calcext:value-type="float">
            <text:p>361.41</text:p>
          </table:table-cell>
          <table:table-cell table:style-name="ce1" table:formula="of:=STDEV([.$D$1:.D253])" office:value-type="float" office:value="88.3999826306101" calcext:value-type="float">
            <text:p>88.3999826306</text:p>
          </table:table-cell>
          <table:table-cell table:style-name="ce1" table:formula="of:=[.J253]/[.K253]" office:value-type="float" office:value="4.08834921959425" calcext:value-type="float">
            <text:p>4.0883492196</text:p>
          </table:table-cell>
          <table:table-cell table:style-name="ce1" table:formula="of:=SLOPE([.H213:.H253];[.X213:.X253])" office:value-type="float" office:value="0.145726630082939" calcext:value-type="float">
            <text:p>0.1457266301</text:p>
          </table:table-cell>
          <table:table-cell table:style-name="ce9" table:formula="of:=AVERAGE([.B239:.B253])" office:value-type="float" office:value="1085.39133333333" calcext:value-type="float">
            <text:p>1085.3913333333</text:p>
          </table:table-cell>
          <table:table-cell table:style-name="ce1" table:formula="of:=[.B253]-[.N253]" office:value-type="float" office:value="-15.8713333333335" calcext:value-type="float">
            <text:p>-15.8713333333</text:p>
          </table:table-cell>
          <table:table-cell table:style-name="ce15" table:formula="of:=IF(([.M253] &gt; [.U250]);(1-(([.M253]-[.$O$52])/[.$P$52]));(([.M253]-[.$O$52])/[.$P$52]))" office:value-type="float" office:value="0.423732070041143" calcext:value-type="float">
            <text:p>0.424</text:p>
          </table:table-cell>
          <table:table-cell table:style-name="ce13" table:number-columns-repeated="3"/>
          <table:table-cell table:style-name="ce13" table:formula="of:=[.P253] - AVERAGE([.P248:.P253])" office:value-type="float" office:value="-0.0655015468038587" calcext:value-type="float">
            <text:p>-0.066</text:p>
          </table:table-cell>
          <table:table-cell table:style-name="ce13" table:formula="of:=[.O253]-[.O252]" office:value-type="float" office:value="-36.606" calcext:value-type="float">
            <text:p>-36.606</text:p>
          </table:table-cell>
          <table:table-cell table:style-name="ce13" table:formula="of:=AVERAGE([.P248:.P253])" office:value-type="float" office:value="0.489233616845001" calcext:value-type="float">
            <text:p>0.489</text:p>
          </table:table-cell>
          <table:table-cell table:style-name="ce1"/>
          <table:table-cell table:style-name="ce2" table:formula="of:=LOG([.Y253])" office:value-type="float" office:value="2.70586371228392" calcext:value-type="float">
            <text:p>2.7058637123</text:p>
          </table:table-cell>
          <table:table-cell table:style-name="ce3" table:formula="of:=[.Y252]+1" office:value-type="float" office:value="508" calcext:value-type="float">
            <text:p>508</text:p>
          </table:table-cell>
          <table:table-cell table:number-columns-repeated="999"/>
        </table:table-row>
        <table:table-row table:style-name="ro1">
          <table:table-cell table:style-name="ce5" table:formula="of:=([.B254]-[.B253])/[.B253]" office:value-type="percentage" office:value="0.00878898945321274" calcext:value-type="percentage">
            <text:p>0.88%</text:p>
          </table:table-cell>
          <table:table-cell office:value-type="float" office:value="1078.92" calcext:value-type="float">
            <text:p>1078.92</text:p>
          </table:table-cell>
          <table:table-cell table:style-name="ce7" table:formula="of:=[.A254]-[.$T$1]" office:value-type="percentage" office:value="0.00768898945321274" calcext:value-type="percentage">
            <text:p>0.77%</text:p>
          </table:table-cell>
          <table:table-cell table:style-name="ce1" table:formula="of:=[.B254]-[.$V$1]" office:value-type="float" office:value="108.435" calcext:value-type="float">
            <text:p>108.435</text:p>
          </table:table-cell>
          <table:table-cell table:style-name="ce7" table:formula="of:=SUM([.C253:.C254])" office:value-type="percentage" office:value="0" calcext:value-type="percentage">
            <text:p>0.00%</text:p>
          </table:table-cell>
          <table:table-cell table:style-name="ce8" table:formula="of:=MAX([.$C$1:.C254])-MIN([.$C$1:.C254])" office:value-type="float" office:value="0.0984820627029893" calcext:value-type="float">
            <text:p>0.0984820627</text:p>
          </table:table-cell>
          <table:table-cell table:style-name="ce1" table:formula="of:=STDEV([.D253:.D254])" office:value-type="float" office:value="6.64680374315361" calcext:value-type="float">
            <text:p>6.6468037432</text:p>
          </table:table-cell>
          <table:table-cell table:style-name="ce1" table:formula="of:=[.F254]/[.G254]" office:value-type="float" office:value="0.0148164541196855" calcext:value-type="float">
            <text:p>0.0148164541</text:p>
          </table:table-cell>
          <table:table-cell table:style-name="ce1" table:formula="of:=SUM([.$D$1:.D254])" office:value-type="float" office:value="-275.1" calcext:value-type="float">
            <text:p>-275.1</text:p>
          </table:table-cell>
          <table:table-cell table:style-name="ce1" table:formula="of:=MAX([.$D$1:.D254])-MIN([.$D$1:.D254])" office:value-type="float" office:value="361.41" calcext:value-type="float">
            <text:p>361.41</text:p>
          </table:table-cell>
          <table:table-cell table:style-name="ce1" table:formula="of:=STDEV([.$D$1:.D254])" office:value-type="float" office:value="88.4938517340929" calcext:value-type="float">
            <text:p>88.4938517341</text:p>
          </table:table-cell>
          <table:table-cell table:style-name="ce1" table:formula="of:=[.J254]/[.K254]" office:value-type="float" office:value="4.08401253779718" calcext:value-type="float">
            <text:p>4.0840125378</text:p>
          </table:table-cell>
          <table:table-cell table:style-name="ce1" table:formula="of:=SLOPE([.H214:.H254];[.X214:.X254])" office:value-type="float" office:value="-0.217806061773163" calcext:value-type="float">
            <text:p>-0.2178060618</text:p>
          </table:table-cell>
          <table:table-cell table:style-name="ce9" table:formula="of:=AVERAGE([.B240:.B254])" office:value-type="float" office:value="1090.55133333333" calcext:value-type="float">
            <text:p>1090.5513333333</text:p>
          </table:table-cell>
          <table:table-cell table:style-name="ce1" table:formula="of:=[.B254]-[.N254]" office:value-type="float" office:value="-11.6313333333335" calcext:value-type="float">
            <text:p>-11.6313333333</text:p>
          </table:table-cell>
          <table:table-cell table:style-name="ce15" table:formula="of:=IF(([.M254] &gt; [.U251]);(1-(([.M254]-[.$O$52])/[.$P$52]));(([.M254]-[.$O$52])/[.$P$52]))" office:value-type="float" office:value="0.609289338974763" calcext:value-type="float">
            <text:p>0.609</text:p>
          </table:table-cell>
          <table:table-cell table:style-name="ce13" table:number-columns-repeated="3"/>
          <table:table-cell table:style-name="ce13" table:formula="of:=[.P254] - AVERAGE([.P249:.P254])" office:value-type="float" office:value="0.107389199033852" calcext:value-type="float">
            <text:p>0.107</text:p>
          </table:table-cell>
          <table:table-cell table:style-name="ce13" table:formula="of:=[.O254]-[.O253]" office:value-type="float" office:value="4.24000000000001" calcext:value-type="float">
            <text:p>4.240</text:p>
          </table:table-cell>
          <table:table-cell table:style-name="ce13" table:formula="of:=AVERAGE([.P249:.P254])" office:value-type="float" office:value="0.50190013994091" calcext:value-type="float">
            <text:p>0.502</text:p>
          </table:table-cell>
          <table:table-cell table:style-name="ce1"/>
          <table:table-cell table:style-name="ce2" table:formula="of:=LOG([.Y254])" office:value-type="float" office:value="2.70671778233676" calcext:value-type="float">
            <text:p>2.7067177823</text:p>
          </table:table-cell>
          <table:table-cell table:style-name="ce3" table:formula="of:=[.Y253]+1" office:value-type="float" office:value="509" calcext:value-type="float">
            <text:p>509</text:p>
          </table:table-cell>
          <table:table-cell table:number-columns-repeated="999"/>
        </table:table-row>
        <table:table-row table:style-name="ro1">
          <table:table-cell table:style-name="ce5" table:formula="of:=([.B255]-[.B254])/[.B254]" office:value-type="percentage" office:value="0.0111315018722426" calcext:value-type="percentage">
            <text:p>1.11%</text:p>
          </table:table-cell>
          <table:table-cell office:value-type="float" office:value="1090.93" calcext:value-type="float">
            <text:p>1090.93</text:p>
          </table:table-cell>
          <table:table-cell table:style-name="ce7" table:formula="of:=[.A255]-[.$T$1]" office:value-type="percentage" office:value="0.0100315018722426" calcext:value-type="percentage">
            <text:p>1.00%</text:p>
          </table:table-cell>
          <table:table-cell table:style-name="ce1" table:formula="of:=[.B255]-[.$V$1]" office:value-type="float" office:value="120.445" calcext:value-type="float">
            <text:p>120.445</text:p>
          </table:table-cell>
          <table:table-cell table:style-name="ce7" table:formula="of:=SUM([.C254:.C255])" office:value-type="percentage" office:value="0" calcext:value-type="percentage">
            <text:p>0.00%</text:p>
          </table:table-cell>
          <table:table-cell table:style-name="ce8" table:formula="of:=MAX([.$C$1:.C255])-MIN([.$C$1:.C255])" office:value-type="float" office:value="0.0984820627029893" calcext:value-type="float">
            <text:p>0.0984820627</text:p>
          </table:table-cell>
          <table:table-cell table:style-name="ce1" table:formula="of:=STDEV([.D254:.D255])" office:value-type="float" office:value="8.49235244205043" calcext:value-type="float">
            <text:p>8.4923524421</text:p>
          </table:table-cell>
          <table:table-cell table:style-name="ce1" table:formula="of:=[.F255]/[.G255]" office:value-type="float" office:value="0.0115965585949247" calcext:value-type="float">
            <text:p>0.0115965586</text:p>
          </table:table-cell>
          <table:table-cell table:style-name="ce1" table:formula="of:=SUM([.$D$1:.D255])" office:value-type="float" office:value="-275.1" calcext:value-type="float">
            <text:p>-275.1</text:p>
          </table:table-cell>
          <table:table-cell table:style-name="ce1" table:formula="of:=MAX([.$D$1:.D255])-MIN([.$D$1:.D255])" office:value-type="float" office:value="361.41" calcext:value-type="float">
            <text:p>361.41</text:p>
          </table:table-cell>
          <table:table-cell table:style-name="ce1" table:formula="of:=STDEV([.$D$1:.D255])" office:value-type="float" office:value="88.6461254382319" calcext:value-type="float">
            <text:p>88.6461254382</text:p>
          </table:table-cell>
          <table:table-cell table:style-name="ce1" table:formula="of:=[.J255]/[.K255]" office:value-type="float" office:value="4.07699714131136" calcext:value-type="float">
            <text:p>4.0769971413</text:p>
          </table:table-cell>
          <table:table-cell table:style-name="ce1" table:formula="of:=SLOPE([.H215:.H255];[.X215:.X255])" office:value-type="float" office:value="-0.596069010656805" calcext:value-type="float">
            <text:p>-0.5960690107</text:p>
          </table:table-cell>
          <table:table-cell table:style-name="ce9" table:formula="of:=AVERAGE([.B241:.B255])" office:value-type="float" office:value="1094.09466666667" calcext:value-type="float">
            <text:p>1094.0946666667</text:p>
          </table:table-cell>
          <table:table-cell table:style-name="ce1" table:formula="of:=[.B255]-[.N255]" office:value-type="float" office:value="-3.16466666666679" calcext:value-type="float">
            <text:p>-3.1646666667</text:p>
          </table:table-cell>
          <table:table-cell table:style-name="ce15" table:formula="of:=IF(([.M255] &gt; [.U252]);(1-(([.M255]-[.$O$52])/[.$P$52]));(([.M255]-[.$O$52])/[.$P$52]))" office:value-type="float" office:value="0.643648767522646" calcext:value-type="float">
            <text:p>0.644</text:p>
          </table:table-cell>
          <table:table-cell table:style-name="ce13" table:number-columns-repeated="3"/>
          <table:table-cell table:style-name="ce13" table:formula="of:=[.P255] - AVERAGE([.P250:.P255])" office:value-type="float" office:value="0.118590879293018" calcext:value-type="float">
            <text:p>0.119</text:p>
          </table:table-cell>
          <table:table-cell table:style-name="ce13" table:formula="of:=[.O255]-[.O254]" office:value-type="float" office:value="8.4666666666667" calcext:value-type="float">
            <text:p>8.467</text:p>
          </table:table-cell>
          <table:table-cell table:style-name="ce13" table:formula="of:=AVERAGE([.P250:.P255])" office:value-type="float" office:value="0.525057888229627" calcext:value-type="float">
            <text:p>0.525</text:p>
          </table:table-cell>
          <table:table-cell table:style-name="ce1"/>
          <table:table-cell table:style-name="ce2" table:formula="of:=LOG([.Y255])" office:value-type="float" office:value="2.70757017609794" calcext:value-type="float">
            <text:p>2.7075701761</text:p>
          </table:table-cell>
          <table:table-cell table:style-name="ce3" table:formula="of:=[.Y254]+1" office:value-type="float" office:value="510" calcext:value-type="float">
            <text:p>510</text:p>
          </table:table-cell>
          <table:table-cell table:number-columns-repeated="999"/>
        </table:table-row>
        <table:table-row table:style-name="ro1">
          <table:table-cell table:style-name="ce5" table:formula="of:=([.B256]-[.B255])/[.B255]" office:value-type="percentage" office:value="0.00378576077291841" calcext:value-type="percentage">
            <text:p>0.38%</text:p>
          </table:table-cell>
          <table:table-cell office:value-type="float" office:value="1095.06" calcext:value-type="float">
            <text:p>1095.06</text:p>
          </table:table-cell>
          <table:table-cell table:style-name="ce7" table:formula="of:=[.A256]-[.$T$1]" office:value-type="percentage" office:value="0.00268576077291841" calcext:value-type="percentage">
            <text:p>0.27%</text:p>
          </table:table-cell>
          <table:table-cell table:style-name="ce1" table:formula="of:=[.B256]-[.$V$1]" office:value-type="float" office:value="124.575" calcext:value-type="float">
            <text:p>124.575</text:p>
          </table:table-cell>
          <table:table-cell table:style-name="ce7" table:formula="of:=SUM([.C255:.C256])" office:value-type="percentage" office:value="0" calcext:value-type="percentage">
            <text:p>0.00%</text:p>
          </table:table-cell>
          <table:table-cell table:style-name="ce8" table:formula="of:=MAX([.$C$1:.C256])-MIN([.$C$1:.C256])" office:value-type="float" office:value="0.0984820627029893" calcext:value-type="float">
            <text:p>0.0984820627</text:p>
          </table:table-cell>
          <table:table-cell table:style-name="ce1" table:formula="of:=STDEV([.D255:.D256])" office:value-type="float" office:value="2.92035100630036" calcext:value-type="float">
            <text:p>2.9203510063</text:p>
          </table:table-cell>
          <table:table-cell table:style-name="ce1" table:formula="of:=[.F256]/[.G256]" office:value-type="float" office:value="0.0337226800787044" calcext:value-type="float">
            <text:p>0.0337226801</text:p>
          </table:table-cell>
          <table:table-cell table:style-name="ce1" table:formula="of:=SUM([.$D$1:.D256])" office:value-type="float" office:value="-275.1" calcext:value-type="float">
            <text:p>-275.1</text:p>
          </table:table-cell>
          <table:table-cell table:style-name="ce1" table:formula="of:=MAX([.$D$1:.D256])-MIN([.$D$1:.D256])" office:value-type="float" office:value="361.41" calcext:value-type="float">
            <text:p>361.41</text:p>
          </table:table-cell>
          <table:table-cell table:style-name="ce1" table:formula="of:=STDEV([.$D$1:.D256])" office:value-type="float" office:value="88.8167582711952" calcext:value-type="float">
            <text:p>88.8167582712</text:p>
          </table:table-cell>
          <table:table-cell table:style-name="ce1" table:formula="of:=[.J256]/[.K256]" office:value-type="float" office:value="4.06916450267709" calcext:value-type="float">
            <text:p>4.0691645027</text:p>
          </table:table-cell>
          <table:table-cell table:style-name="ce1" table:formula="of:=SLOPE([.H216:.H256];[.X216:.X256])" office:value-type="float" office:value="-0.795144288618951" calcext:value-type="float">
            <text:p>-0.7951442886</text:p>
          </table:table-cell>
          <table:table-cell table:style-name="ce9" table:formula="of:=AVERAGE([.B242:.B256])" office:value-type="float" office:value="1096.96933333333" calcext:value-type="float">
            <text:p>1096.9693333333</text:p>
          </table:table-cell>
          <table:table-cell table:style-name="ce1" table:formula="of:=[.B256]-[.N256]" office:value-type="float" office:value="-1.90933333333351" calcext:value-type="float">
            <text:p>-1.9093333333</text:p>
          </table:table-cell>
          <table:table-cell table:style-name="ce15" table:formula="of:=IF(([.M256] &gt; [.U253]);(1-(([.M256]-[.$O$52])/[.$P$52]));(([.M256]-[.$O$52])/[.$P$52]))" office:value-type="float" office:value="0.661731724917699" calcext:value-type="float">
            <text:p>0.662</text:p>
          </table:table-cell>
          <table:table-cell table:style-name="ce13" table:number-columns-repeated="3"/>
          <table:table-cell table:style-name="ce13" table:formula="of:=[.P256] - AVERAGE([.P251:.P256])" office:value-type="float" office:value="0.105940528968105" calcext:value-type="float">
            <text:p>0.106</text:p>
          </table:table-cell>
          <table:table-cell table:style-name="ce13" table:formula="of:=[.O256]-[.O255]" office:value-type="float" office:value="1.25533333333328" calcext:value-type="float">
            <text:p>1.255</text:p>
          </table:table-cell>
          <table:table-cell table:style-name="ce13" table:formula="of:=AVERAGE([.P251:.P256])" office:value-type="float" office:value="0.555791195949594" calcext:value-type="float">
            <text:p>0.556</text:p>
          </table:table-cell>
          <table:table-cell table:style-name="ce1"/>
          <table:table-cell table:style-name="ce2" table:formula="of:=LOG([.Y256])" office:value-type="float" office:value="2.70842090013471" calcext:value-type="float">
            <text:p>2.7084209001</text:p>
          </table:table-cell>
          <table:table-cell table:style-name="ce3" table:formula="of:=[.Y255]+1" office:value-type="float" office:value="511" calcext:value-type="float">
            <text:p>511</text:p>
          </table:table-cell>
          <table:table-cell table:number-columns-repeated="999"/>
        </table:table-row>
        <table:table-row table:style-name="ro1">
          <table:table-cell table:style-name="ce6"/>
          <table:table-cell office:value-type="float" office:value="1109.64" calcext:value-type="float">
            <text:p>1109.64</text:p>
          </table:table-cell>
          <table:table-cell table:number-columns-repeated="13"/>
          <table:table-cell table:style-name="ce12"/>
          <table:table-cell table:number-columns-repeated="1008"/>
        </table:table-row>
        <table:table-row table:style-name="ro1">
          <table:table-cell table:style-name="ce6"/>
          <table:table-cell office:value-type="float" office:value="1126" calcext:value-type="float">
            <text:p>1126</text:p>
          </table:table-cell>
          <table:table-cell table:number-columns-repeated="13"/>
          <table:table-cell table:style-name="ce12"/>
          <table:table-cell table:number-columns-repeated="1008"/>
        </table:table-row>
        <table:table-row table:style-name="ro1">
          <table:table-cell table:style-name="ce6"/>
          <table:table-cell office:value-type="float" office:value="1160.04" calcext:value-type="float">
            <text:p>1160.04</text:p>
          </table:table-cell>
          <table:table-cell table:number-columns-repeated="13"/>
          <table:table-cell table:style-name="ce12"/>
          <table:table-cell table:number-columns-repeated="1008"/>
        </table:table-row>
        <table:table-row table:style-name="ro1">
          <table:table-cell table:style-name="ce6"/>
          <table:table-cell office:value-type="float" office:value="1164.5" calcext:value-type="float">
            <text:p>1164.5</text:p>
          </table:table-cell>
          <table:table-cell table:number-columns-repeated="13"/>
          <table:table-cell table:style-name="ce12"/>
          <table:table-cell table:number-columns-repeated="1008"/>
        </table:table-row>
        <table:table-row table:style-name="ro1">
          <table:table-cell table:style-name="ce6"/>
          <table:table-cell office:value-type="float" office:value="1138.17" calcext:value-type="float">
            <text:p>1138.17</text:p>
          </table:table-cell>
          <table:table-cell table:number-columns-repeated="13"/>
          <table:table-cell table:style-name="ce12"/>
          <table:table-cell table:number-columns-repeated="1008"/>
        </table:table-row>
        <table:table-row table:style-name="ro1">
          <table:table-cell table:style-name="ce6"/>
          <table:table-cell office:value-type="float" office:value="1149.49" calcext:value-type="float">
            <text:p>1149.49</text:p>
          </table:table-cell>
          <table:table-cell table:number-columns-repeated="13"/>
          <table:table-cell table:style-name="ce12"/>
          <table:table-cell table:number-columns-repeated="1008"/>
        </table:table-row>
        <table:table-row table:style-name="ro1">
          <table:table-cell table:style-name="ce6"/>
          <table:table-cell office:value-type="float" office:value="1149.58" calcext:value-type="float">
            <text:p>1149.58</text:p>
          </table:table-cell>
          <table:table-cell table:number-columns-repeated="13"/>
          <table:table-cell table:style-name="ce12"/>
          <table:table-cell table:number-columns-repeated="1008"/>
        </table:table-row>
        <table:table-row table:style-name="ro1">
          <table:table-cell table:style-name="ce6"/>
          <table:table-cell office:value-type="float" office:value="1135.73" calcext:value-type="float">
            <text:p>1135.73</text:p>
          </table:table-cell>
          <table:table-cell table:number-columns-repeated="13"/>
          <table:table-cell table:style-name="ce12"/>
          <table:table-cell table:number-columns-repeated="1008"/>
        </table:table-row>
        <table:table-row table:style-name="ro1">
          <table:table-cell table:style-name="ce6"/>
          <table:table-cell office:value-type="float" office:value="1099.82" calcext:value-type="float">
            <text:p>1099.82</text:p>
          </table:table-cell>
          <table:table-cell table:number-columns-repeated="13"/>
          <table:table-cell table:style-name="ce12"/>
          <table:table-cell table:number-columns-repeated="1008"/>
        </table:table-row>
        <table:table-row table:style-name="ro1">
          <table:table-cell table:style-name="ce6"/>
          <table:table-cell office:value-type="float" office:value="1097.71" calcext:value-type="float">
            <text:p>1097.71</text:p>
          </table:table-cell>
          <table:table-cell table:number-columns-repeated="13"/>
          <table:table-cell table:style-name="ce12"/>
          <table:table-cell table:number-columns-repeated="1008"/>
        </table:table-row>
        <table:table-row table:style-name="ro1">
          <table:table-cell table:style-name="ce6"/>
          <table:table-cell office:value-type="float" office:value="1090.88" calcext:value-type="float">
            <text:p>1090.88</text:p>
          </table:table-cell>
          <table:table-cell table:number-columns-repeated="13"/>
          <table:table-cell table:style-name="ce12"/>
          <table:table-cell table:number-columns-repeated="1008"/>
        </table:table-row>
        <table:table-row table:style-name="ro1">
          <table:table-cell table:style-name="ce6"/>
          <table:table-cell office:value-type="float" office:value="1049.08" calcext:value-type="float">
            <text:p>1049.08</text:p>
          </table:table-cell>
          <table:table-cell table:number-columns-repeated="13"/>
          <table:table-cell table:style-name="ce12"/>
          <table:table-cell table:number-columns-repeated="1008"/>
        </table:table-row>
        <table:table-row table:style-name="ro1">
          <table:table-cell table:style-name="ce6"/>
          <table:table-cell office:value-type="float" office:value="1021.57" calcext:value-type="float">
            <text:p>1021.57</text:p>
          </table:table-cell>
          <table:table-cell table:number-columns-repeated="13"/>
          <table:table-cell table:style-name="ce12"/>
          <table:table-cell table:number-columns-repeated="1008"/>
        </table:table-row>
        <table:table-row table:style-name="ro1">
          <table:table-cell table:style-name="ce6"/>
          <table:table-cell office:value-type="float" office:value="1053.21" calcext:value-type="float">
            <text:p>1053.21</text:p>
          </table:table-cell>
          <table:table-cell table:number-columns-repeated="13"/>
          <table:table-cell table:style-name="ce12"/>
          <table:table-cell table:number-columns-repeated="1008"/>
        </table:table-row>
        <table:table-row table:style-name="ro1">
          <table:table-cell table:style-name="ce6"/>
          <table:table-cell office:value-type="float" office:value="1005.1" calcext:value-type="float">
            <text:p>1005.1</text:p>
          </table:table-cell>
          <table:table-cell table:number-columns-repeated="13"/>
          <table:table-cell table:style-name="ce12"/>
          <table:table-cell table:number-columns-repeated="1008"/>
        </table:table-row>
        <table:table-row table:style-name="ro1">
          <table:table-cell table:style-name="ce6"/>
          <table:table-cell office:value-type="float" office:value="1004.56" calcext:value-type="float">
            <text:p>1004.56</text:p>
          </table:table-cell>
          <table:table-cell table:number-columns-repeated="13"/>
          <table:table-cell table:style-name="ce12"/>
          <table:table-cell table:number-columns-repeated="1008"/>
        </table:table-row>
        <table:table-row table:style-name="ro1">
          <table:table-cell table:style-name="ce6"/>
          <table:table-cell office:value-type="float" office:value="1031.79" calcext:value-type="float">
            <text:p>1031.79</text:p>
          </table:table-cell>
          <table:table-cell table:number-columns-repeated="13"/>
          <table:table-cell table:style-name="ce12"/>
          <table:table-cell table:number-columns-repeated="1008"/>
        </table:table-row>
        <table:table-row table:style-name="ro2" table:number-rows-repeated="104830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opy of Sheet1'.P55:'Copy of Sheet1'.P256">
            <calcext:color-scale>
              <calcext:color-scale-entry calcext:value="0" calcext:type="minimum" calcext:color="#00ff00"/>
              <calcext:color-scale-entry calcext:value="50" calcext:type="percentile" calcext:color="#000000"/>
              <calcext:color-scale-entry calcext:value="0" calcext:type="maximum" calcext:color="#00ff00"/>
            </calcext:color-scale>
          </calcext:conditional-format>
        </calcext:conditional-formats>
      </table:table>
      <table:table table:name="Sheet5" table:style-name="ta4">
        <table:table-column table:style-name="co1" table:default-cell-style-name="Default"/>
        <table:table-column table:style-name="co4" table:default-cell-style-name="Default"/>
        <table:table-column table:style-name="co1" table:number-columns-repeated="1022" table:default-cell-style-name="Default"/>
        <table:table-row table:style-name="ro1">
          <table:table-cell/>
          <table:table-cell table:style-name="ce3" table:formula="of:=MAX([.A3:.A25])-MIN([.A3:.A25])" office:value-type="string" office:string-value="22" calcext:value-type="string">
            <text:p>22</text:p>
          </table:table-cell>
          <table:table-cell/>
          <table:table-cell table:formula="of:=AVERAGE([.A3:.A25])" office:value-type="string" office:string-value="9.25" calcext:value-type="string">
            <text:p>9.25</text:p>
          </table:table-cell>
          <table:table-cell table:style-name="ce3" table:formula="of:=STDEV([.A3:.A25])" office:value-type="string" office:string-value="6.782329983" calcext:value-type="string">
            <text:p>6.782329983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float" office:value="-1.75" calcext:value-type="float">
            <text:p>-1.75</text:p>
          </table:table-cell>
          <table:table-cell table:style-name="ce3"/>
          <table:table-cell table:formula="of:=([.A3]-[.$A$3])/[.$B$1]" office:value-type="float" office:value="0" calcext:value-type="float">
            <text:p>0</text:p>
          </table:table-cell>
          <table:table-cell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table:style-name="ce3" table:formula="of:=[.A3]+1" office:value-type="float" office:value="-0.75" calcext:value-type="float">
            <text:p>-0.75</text:p>
          </table:table-cell>
          <table:table-cell table:style-name="ce3"/>
          <table:table-cell table:formula="of:=([.A4]-[.$A$3])/[.$B$1]" office:value-type="float" office:value="0.0454545454545455" calcext:value-type="float">
            <text:p>0.0454545455</text:p>
          </table:table-cell>
          <table:table-cell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table:style-name="ce3" table:formula="of:=[.A4]+1" office:value-type="float" office:value="0.25" calcext:value-type="float">
            <text:p>0.25</text:p>
          </table:table-cell>
          <table:table-cell table:style-name="ce3"/>
          <table:table-cell table:formula="of:=([.A5]-[.$A$3])/[.$B$1]" office:value-type="float" office:value="0.0909090909090909" calcext:value-type="float">
            <text:p>0.0909090909</text:p>
          </table:table-cell>
          <table:table-cell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table:style-name="ce3" table:formula="of:=[.A5]+1" office:value-type="float" office:value="1.25" calcext:value-type="float">
            <text:p>1.25</text:p>
          </table:table-cell>
          <table:table-cell table:style-name="ce3"/>
          <table:table-cell table:formula="of:=([.A6]-[.$A$3])/[.$B$1]" office:value-type="float" office:value="0.136363636363636" calcext:value-type="float">
            <text:p>0.1363636364</text:p>
          </table:table-cell>
          <table:table-cell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table:style-name="ce3" table:formula="of:=[.A6]+1" office:value-type="float" office:value="2.25" calcext:value-type="float">
            <text:p>2.25</text:p>
          </table:table-cell>
          <table:table-cell table:style-name="ce3"/>
          <table:table-cell table:formula="of:=([.A7]-[.$A$3])/[.$B$1]" office:value-type="float" office:value="0.181818181818182" calcext:value-type="float">
            <text:p>0.1818181818</text:p>
          </table:table-cell>
          <table:table-cell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table:style-name="ce3" table:formula="of:=[.A7]+1" office:value-type="float" office:value="3.25" calcext:value-type="float">
            <text:p>3.25</text:p>
          </table:table-cell>
          <table:table-cell table:style-name="ce3"/>
          <table:table-cell table:formula="of:=([.A8]-[.$A$3])/[.$B$1]" office:value-type="float" office:value="0.227272727272727" calcext:value-type="float">
            <text:p>0.2272727273</text:p>
          </table:table-cell>
          <table:table-cell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table:style-name="ce3" table:formula="of:=[.A8]+1" office:value-type="float" office:value="4.25" calcext:value-type="float">
            <text:p>4.25</text:p>
          </table:table-cell>
          <table:table-cell table:style-name="ce3"/>
          <table:table-cell table:formula="of:=([.A9]-[.$A$3])/[.$B$1]" office:value-type="float" office:value="0.272727272727273" calcext:value-type="float">
            <text:p>0.2727272727</text:p>
          </table:table-cell>
          <table:table-cell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table:style-name="ce3" table:formula="of:=[.A9]+1" office:value-type="float" office:value="5.25" calcext:value-type="float">
            <text:p>5.25</text:p>
          </table:table-cell>
          <table:table-cell table:style-name="ce3"/>
          <table:table-cell table:formula="of:=([.A10]-[.$A$3])/[.$B$1]" office:value-type="float" office:value="0.318181818181818" calcext:value-type="float">
            <text:p>0.3181818182</text:p>
          </table:table-cell>
          <table:table-cell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table:style-name="ce3" table:formula="of:=[.A10]+1" office:value-type="float" office:value="6.25" calcext:value-type="float">
            <text:p>6.25</text:p>
          </table:table-cell>
          <table:table-cell table:style-name="ce3"/>
          <table:table-cell table:formula="of:=([.A11]-[.$A$3])/[.$B$1]" office:value-type="float" office:value="0.363636363636364" calcext:value-type="float">
            <text:p>0.3636363636</text:p>
          </table:table-cell>
          <table:table-cell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table:style-name="ce3" table:formula="of:=[.A11]+1" office:value-type="float" office:value="7.25" calcext:value-type="float">
            <text:p>7.25</text:p>
          </table:table-cell>
          <table:table-cell table:style-name="ce3"/>
          <table:table-cell table:formula="of:=([.A12]-[.$A$3])/[.$B$1]" office:value-type="float" office:value="0.409090909090909" calcext:value-type="float">
            <text:p>0.4090909091</text:p>
          </table:table-cell>
          <table:table-cell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table:style-name="ce3" table:formula="of:=[.A12]+1" office:value-type="float" office:value="8.25" calcext:value-type="float">
            <text:p>8.25</text:p>
          </table:table-cell>
          <table:table-cell table:style-name="ce3"/>
          <table:table-cell table:formula="of:=([.A13]-[.$A$3])/[.$B$1]" office:value-type="float" office:value="0.454545454545455" calcext:value-type="float">
            <text:p>0.4545454545</text:p>
          </table:table-cell>
          <table:table-cell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table:style-name="ce3" table:formula="of:=[.A13]+1" office:value-type="float" office:value="9.25" calcext:value-type="float">
            <text:p>9.25</text:p>
          </table:table-cell>
          <table:table-cell table:style-name="ce3"/>
          <table:table-cell table:style-name="ce3" office:value-type="float" office:value="0.5" calcext:value-type="float">
            <text:p>0.5</text:p>
          </table:table-cell>
          <table:table-cell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table:style-name="ce3" table:formula="of:=[.A14]+1" office:value-type="float" office:value="10.25" calcext:value-type="float">
            <text:p>10.25</text:p>
          </table:table-cell>
          <table:table-cell table:style-name="ce3"/>
          <table:table-cell table:formula="of:=1 - (([.$A$25]-[.A15])/[.$B$1])" office:value-type="float" office:value="0.545454545454545" calcext:value-type="float">
            <text:p>0.5454545455</text:p>
          </table:table-cell>
          <table:table-cell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table:style-name="ce3" table:formula="of:=[.A15]+1" office:value-type="float" office:value="11.25" calcext:value-type="float">
            <text:p>11.25</text:p>
          </table:table-cell>
          <table:table-cell table:style-name="ce3"/>
          <table:table-cell table:formula="of:=1 - (([.$A$25]-[.A16])/[.$B$1])" office:value-type="float" office:value="0.590909090909091" calcext:value-type="float">
            <text:p>0.5909090909</text:p>
          </table:table-cell>
          <table:table-cell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table:style-name="ce3" table:formula="of:=[.A16]+1" office:value-type="float" office:value="12.25" calcext:value-type="float">
            <text:p>12.25</text:p>
          </table:table-cell>
          <table:table-cell table:style-name="ce3"/>
          <table:table-cell table:formula="of:=1 - (([.$A$25]-[.A17])/[.$B$1])" office:value-type="float" office:value="0.636363636363636" calcext:value-type="float">
            <text:p>0.6363636364</text:p>
          </table:table-cell>
          <table:table-cell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table:style-name="ce3" table:formula="of:=[.A17]+1" office:value-type="float" office:value="13.25" calcext:value-type="float">
            <text:p>13.25</text:p>
          </table:table-cell>
          <table:table-cell table:style-name="ce3"/>
          <table:table-cell table:formula="of:=1 - (([.$A$25]-[.A18])/[.$B$1])" office:value-type="float" office:value="0.681818181818182" calcext:value-type="float">
            <text:p>0.6818181818</text:p>
          </table:table-cell>
          <table:table-cell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table:style-name="ce3" table:formula="of:=[.A18]+1" office:value-type="float" office:value="14.25" calcext:value-type="float">
            <text:p>14.25</text:p>
          </table:table-cell>
          <table:table-cell table:style-name="ce3"/>
          <table:table-cell table:formula="of:=1 - (([.$A$25]-[.A19])/[.$B$1])" office:value-type="float" office:value="0.727272727272727" calcext:value-type="float">
            <text:p>0.7272727273</text:p>
          </table:table-cell>
          <table:table-cell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table:style-name="ce3" table:formula="of:=[.A19]+1" office:value-type="float" office:value="15.25" calcext:value-type="float">
            <text:p>15.25</text:p>
          </table:table-cell>
          <table:table-cell table:style-name="ce3"/>
          <table:table-cell table:formula="of:=1 - (([.$A$25]-[.A20])/[.$B$1])" office:value-type="float" office:value="0.772727272727273" calcext:value-type="float">
            <text:p>0.7727272727</text:p>
          </table:table-cell>
          <table:table-cell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table:style-name="ce3" table:formula="of:=[.A20]+1" office:value-type="float" office:value="16.25" calcext:value-type="float">
            <text:p>16.25</text:p>
          </table:table-cell>
          <table:table-cell table:style-name="ce3"/>
          <table:table-cell table:formula="of:=1 - (([.$A$25]-[.A21])/[.$B$1])" office:value-type="float" office:value="0.818181818181818" calcext:value-type="float">
            <text:p>0.8181818182</text:p>
          </table:table-cell>
          <table:table-cell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table:style-name="ce3" table:formula="of:=[.A21]+1" office:value-type="float" office:value="17.25" calcext:value-type="float">
            <text:p>17.25</text:p>
          </table:table-cell>
          <table:table-cell table:style-name="ce3"/>
          <table:table-cell table:formula="of:=1 - (([.$A$25]-[.A22])/[.$B$1])" office:value-type="float" office:value="0.863636363636364" calcext:value-type="float">
            <text:p>0.8636363636</text:p>
          </table:table-cell>
          <table:table-cell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table:style-name="ce3" table:formula="of:=[.A22]+1" office:value-type="float" office:value="18.25" calcext:value-type="float">
            <text:p>18.25</text:p>
          </table:table-cell>
          <table:table-cell table:style-name="ce3"/>
          <table:table-cell table:formula="of:=1 - (([.$A$25]-[.A23])/[.$B$1])" office:value-type="float" office:value="0.909090909090909" calcext:value-type="float">
            <text:p>0.9090909091</text:p>
          </table:table-cell>
          <table:table-cell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table:style-name="ce3" table:formula="of:=[.A23]+1" office:value-type="float" office:value="19.25" calcext:value-type="float">
            <text:p>19.25</text:p>
          </table:table-cell>
          <table:table-cell table:style-name="ce3"/>
          <table:table-cell table:formula="of:=1 - (([.$A$25]-[.A24])/[.$B$1])" office:value-type="float" office:value="0.954545454545455" calcext:value-type="float">
            <text:p>0.9545454545</text:p>
          </table:table-cell>
          <table:table-cell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table:style-name="ce3" table:formula="of:=[.A24]+1" office:value-type="float" office:value="20.25" calcext:value-type="float">
            <text:p>20.25</text:p>
          </table:table-cell>
          <table:table-cell table:style-name="ce3"/>
          <table:table-cell table:formula="of:=1 - (([.$A$25]-[.A25])/[.$B$1])" office:value-type="float" office:value="1" calcext:value-type="float">
            <text:p>1</text:p>
          </table:table-cell>
          <table:table-cell/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5">
        <table:table-column table:style-name="co5" table:default-cell-style-name="Default"/>
        <table:table-column table:style-name="co1" table:number-columns-repeated="1023" table:default-cell-style-name="Default"/>
        <table:table-row table:style-name="ro1">
          <table:table-cell table:formula="of:=IFERROR(__xludf.dummyfunction(&quot;GOOGLEFINANCE(&quot;&quot;goog&quot;&quot;, &quot;&quot;price&quot;&quot;, E1, F1,&quot;&quot;daily&quot;&quot;)&quot;);&quot;#N/A&quot;)" office:value-type="string" office:string-value="#N/A" calcext:value-type="string">
            <text:p>#N/A</text:p>
          </table:table-cell>
          <table:table-cell table:style-name="ce17" table:number-columns-repeated="2"/>
          <table:table-cell table:style-name="ce3"/>
          <table:table-cell table:style-name="ce18" office:value-type="date" office:date-value="2017-03-01" calcext:value-type="date">
            <text:p>3/1/2017</text:p>
          </table:table-cell>
          <table:table-cell table:style-name="ce18" office:value-type="date" office:date-value="2018-03-31" calcext:value-type="date">
            <text:p>3/31/2018</text:p>
          </table:table-cell>
          <table:table-cell table:number-columns-repeated="1018"/>
        </table:table-row>
        <table:table-row table:style-name="ro2" table:number-rows-repeated="7">
          <table:table-cell table:number-columns-repeated="1024"/>
        </table:table-row>
        <table:table-row table:style-name="ro1">
          <table:table-cell table:number-columns-repeated="4"/>
          <table:table-cell table:style-name="ce8" table:formula="of:=MAX([.B2:.B1000])" office:value-type="string" office:string-value="0" calcext:value-type="string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table:formula="of:=MIN([.B2:.B1000])" office:value-type="string" office:string-value="0" calcext:value-type="string">
            <text:p>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4"/>
          <table:table-cell table:formula="of:=[.E9]-[.E10]" office:value-type="string" office:string-value="0" calcext:value-type="string">
            <text:p>0</text:p>
          </table:table-cell>
          <table:table-cell table:number-columns-repeated="1019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3" loext:min-decimal-places="3" number:min-integer-digits="1"/>
    </number:number-style>
    <number:date-style style:name="N127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py_20_of_20_Sheet1" style:display-name="PageStyle_Copy of 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13062" meta:object-count="3"/>
    <meta:generator>LibreOfficeDev/5.1.0.3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force-intercept="false" chart:regression-type="linear"/>
      <style:graphic-properties svg:stroke-width="0.053cm" svg:stroke-color="#3366cc" svg:stroke-opacity="60%"/>
    </style:style>
    <style:style style:name="ch9" style:family="chart">
      <style:text-properties style:text-position="0% 100%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8.389cm" svg:height="9.816cm" xlink:href=".." xlink:type="simple" chart:class="chart:line" chart:style-name="ch1">
        <chart:legend chart:legend-position="end" svg:x="14.108cm" svg:y="4.36cm" style:legend-expansion="high" chart:style-name="ch2"/>
        <chart:plot-area chart:style-name="ch3" table:cell-range-address="Sheet1.M30:Sheet1.M773 Sheet1.F30:Sheet1.F300" chart:data-source-has-labels="column" svg:x="0.367cm" svg:y="0.196cm" svg:width="13.374cm" svg:height="9.424cm">
          <chartooo:coordinate-region svg:x="2.21cm" svg:y="0.196cm" svg:width="11.531cm" svg:height="6.993cm"/>
          <chart:axis chart:dimension="x" chart:name="primary-x" chart:style-name="ch4" chartooo:axis-type="text">
            <chart:categories table:cell-range-address="Sheet1.M30:Sheet1.M77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30:Sheet1.F300" chart:class="chart:line">
            <chart:regression-curve chart:style-name="ch8">
              <chart:equation chart:display-equation="true" chart:display-r-square="false" chart:style-name="ch9"/>
            </chart:regression-curve>
            <chart:data-point chart:repeated="27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.46239799789896">
                <text:p>1.46239799789896</text:p>
                <draw:g>
                  <svg:desc>Sheet1.M30:Sheet1.M773</svg:desc>
                </draw:g>
              </table:table-cell>
              <table:table-cell office:value-type="float" office:value="3.09254422559065">
                <text:p>3.09254422559065</text:p>
                <draw:g>
                  <svg:desc>Sheet1.F30:Sheet1.F300</svg:desc>
                </draw:g>
              </table:table-cell>
            </table:table-row>
            <table:table-row>
              <table:table-cell office:value-type="float" office:value="1.47712125471966">
                <text:p>1.47712125471966</text:p>
              </table:table-cell>
              <table:table-cell office:value-type="float" office:value="3.07279567090804">
                <text:p>3.07279567090804</text:p>
              </table:table-cell>
            </table:table-row>
            <table:table-row>
              <table:table-cell office:value-type="float" office:value="1.49136169383427">
                <text:p>1.49136169383427</text:p>
              </table:table-cell>
              <table:table-cell office:value-type="float" office:value="3.10034771474393">
                <text:p>3.10034771474393</text:p>
              </table:table-cell>
            </table:table-row>
            <table:table-row>
              <table:table-cell office:value-type="float" office:value="1.50514997831991">
                <text:p>1.50514997831991</text:p>
              </table:table-cell>
              <table:table-cell office:value-type="float" office:value="3.10341092433345">
                <text:p>3.10341092433345</text:p>
              </table:table-cell>
            </table:table-row>
            <table:table-row>
              <table:table-cell office:value-type="float" office:value="1.51851393987789">
                <text:p>1.51851393987789</text:p>
              </table:table-cell>
              <table:table-cell office:value-type="float" office:value="3.13729530940345">
                <text:p>3.13729530940345</text:p>
              </table:table-cell>
            </table:table-row>
            <table:table-row>
              <table:table-cell office:value-type="float" office:value="1.53147891704226">
                <text:p>1.53147891704226</text:p>
              </table:table-cell>
              <table:table-cell office:value-type="float" office:value="3.10409148926799">
                <text:p>3.10409148926799</text:p>
              </table:table-cell>
            </table:table-row>
            <table:table-row>
              <table:table-cell office:value-type="float" office:value="1.54406804435028">
                <text:p>1.54406804435028</text:p>
              </table:table-cell>
              <table:table-cell office:value-type="float" office:value="3.11199254716123">
                <text:p>3.11199254716123</text:p>
              </table:table-cell>
            </table:table-row>
            <table:table-row>
              <table:table-cell office:value-type="float" office:value="1.55630250076729">
                <text:p>1.55630250076729</text:p>
              </table:table-cell>
              <table:table-cell office:value-type="float" office:value="3.14251211075076">
                <text:p>3.14251211075076</text:p>
              </table:table-cell>
            </table:table-row>
            <table:table-row>
              <table:table-cell office:value-type="float" office:value="1.56820172406699">
                <text:p>1.56820172406699</text:p>
              </table:table-cell>
              <table:table-cell office:value-type="float" office:value="3.11444276991512">
                <text:p>3.11444276991512</text:p>
              </table:table-cell>
            </table:table-row>
            <table:table-row>
              <table:table-cell office:value-type="float" office:value="1.57978359661681">
                <text:p>1.57978359661681</text:p>
              </table:table-cell>
              <table:table-cell office:value-type="float" office:value="3.15443786432852">
                <text:p>3.15443786432852</text:p>
              </table:table-cell>
            </table:table-row>
            <table:table-row>
              <table:table-cell office:value-type="float" office:value="1.5910646070265">
                <text:p>1.5910646070265</text:p>
              </table:table-cell>
              <table:table-cell office:value-type="float" office:value="3.15384242562325">
                <text:p>3.15384242562325</text:p>
              </table:table-cell>
            </table:table-row>
            <table:table-row>
              <table:table-cell office:value-type="float" office:value="1.60205999132796">
                <text:p>1.60205999132796</text:p>
              </table:table-cell>
              <table:table-cell office:value-type="float" office:value="3.18279106361299">
                <text:p>3.18279106361299</text:p>
              </table:table-cell>
            </table:table-row>
            <table:table-row>
              <table:table-cell office:value-type="float" office:value="1.61278385671974">
                <text:p>1.61278385671974</text:p>
              </table:table-cell>
              <table:table-cell office:value-type="float" office:value="3.21539363561604">
                <text:p>3.21539363561604</text:p>
              </table:table-cell>
            </table:table-row>
            <table:table-row>
              <table:table-cell office:value-type="float" office:value="1.6232492903979">
                <text:p>1.6232492903979</text:p>
              </table:table-cell>
              <table:table-cell office:value-type="float" office:value="3.25062263882559">
                <text:p>3.25062263882559</text:p>
              </table:table-cell>
            </table:table-row>
            <table:table-row>
              <table:table-cell office:value-type="float" office:value="1.63346845557959">
                <text:p>1.63346845557959</text:p>
              </table:table-cell>
              <table:table-cell office:value-type="float" office:value="3.21263021222611">
                <text:p>3.21263021222611</text:p>
              </table:table-cell>
            </table:table-row>
            <table:table-row>
              <table:table-cell office:value-type="float" office:value="1.64345267648619">
                <text:p>1.64345267648619</text:p>
              </table:table-cell>
              <table:table-cell office:value-type="float" office:value="3.2494046908957">
                <text:p>3.2494046908957</text:p>
              </table:table-cell>
            </table:table-row>
            <table:table-row>
              <table:table-cell office:value-type="float" office:value="1.65321251377534">
                <text:p>1.65321251377534</text:p>
              </table:table-cell>
              <table:table-cell office:value-type="float" office:value="3.2856983296466">
                <text:p>3.2856983296466</text:p>
              </table:table-cell>
            </table:table-row>
            <table:table-row>
              <table:table-cell office:value-type="float" office:value="1.66275783168157">
                <text:p>1.66275783168157</text:p>
              </table:table-cell>
              <table:table-cell office:value-type="float" office:value="3.23117506895882">
                <text:p>3.23117506895882</text:p>
              </table:table-cell>
            </table:table-row>
            <table:table-row>
              <table:table-cell office:value-type="float" office:value="1.67209785793572">
                <text:p>1.67209785793572</text:p>
              </table:table-cell>
              <table:table-cell office:value-type="float" office:value="3.20426148656927">
                <text:p>3.20426148656927</text:p>
              </table:table-cell>
            </table:table-row>
            <table:table-row>
              <table:table-cell office:value-type="float" office:value="1.68124123737559">
                <text:p>1.68124123737559</text:p>
              </table:table-cell>
              <table:table-cell office:value-type="float" office:value="3.23810933965956">
                <text:p>3.23810933965956</text:p>
              </table:table-cell>
            </table:table-row>
            <table:table-row>
              <table:table-cell office:value-type="float" office:value="1.69019608002851">
                <text:p>1.69019608002851</text:p>
              </table:table-cell>
              <table:table-cell office:value-type="float" office:value="3.27137473115602">
                <text:p>3.27137473115602</text:p>
              </table:table-cell>
            </table:table-row>
            <table:table-row>
              <table:table-cell office:value-type="float" office:value="1.69897000433602">
                <text:p>1.69897000433602</text:p>
              </table:table-cell>
              <table:table-cell office:value-type="float" office:value="3.20733903895222">
                <text:p>3.20733903895222</text:p>
              </table:table-cell>
            </table:table-row>
            <table:table-row>
              <table:table-cell office:value-type="float" office:value="1.70757017609794">
                <text:p>1.70757017609794</text:p>
              </table:table-cell>
              <table:table-cell office:value-type="float" office:value="3.18450563442986">
                <text:p>3.18450563442986</text:p>
              </table:table-cell>
            </table:table-row>
            <table:table-row>
              <table:table-cell office:value-type="float" office:value="1.7160033436348">
                <text:p>1.7160033436348</text:p>
              </table:table-cell>
              <table:table-cell office:value-type="float" office:value="3.21556302713096">
                <text:p>3.21556302713096</text:p>
              </table:table-cell>
            </table:table-row>
            <table:table-row>
              <table:table-cell office:value-type="float" office:value="1.72427586960079">
                <text:p>1.72427586960079</text:p>
              </table:table-cell>
              <table:table-cell office:value-type="float" office:value="3.24463049456006">
                <text:p>3.24463049456006</text:p>
              </table:table-cell>
            </table:table-row>
            <table:table-row>
              <table:table-cell office:value-type="float" office:value="1.73239375982297">
                <text:p>1.73239375982297</text:p>
              </table:table-cell>
              <table:table-cell office:value-type="float" office:value="3.21604677637372">
                <text:p>3.21604677637372</text:p>
              </table:table-cell>
            </table:table-row>
            <table:table-row>
              <table:table-cell office:value-type="float" office:value="1.74036268949424">
                <text:p>1.74036268949424</text:p>
              </table:table-cell>
              <table:table-cell office:value-type="float" office:value="3.16951451377778">
                <text:p>3.16951451377778</text:p>
              </table:table-cell>
            </table:table-row>
            <table:table-row>
              <table:table-cell office:value-type="float" office:value="1.7481880270062">
                <text:p>1.7481880270062</text:p>
              </table:table-cell>
              <table:table-cell office:value-type="float" office:value="3.12893926651463">
                <text:p>3.12893926651463</text:p>
              </table:table-cell>
            </table:table-row>
            <table:table-row>
              <table:table-cell office:value-type="float" office:value="1.75587485567249">
                <text:p>1.75587485567249</text:p>
              </table:table-cell>
              <table:table-cell office:value-type="float" office:value="3.14511393279844">
                <text:p>3.14511393279844</text:p>
              </table:table-cell>
            </table:table-row>
            <table:table-row>
              <table:table-cell office:value-type="float" office:value="1.76342799356294">
                <text:p>1.76342799356294</text:p>
              </table:table-cell>
              <table:table-cell office:value-type="float" office:value="3.17234631393237">
                <text:p>3.17234631393237</text:p>
              </table:table-cell>
            </table:table-row>
            <table:table-row>
              <table:table-cell office:value-type="float" office:value="1.77085201164214">
                <text:p>1.77085201164214</text:p>
              </table:table-cell>
              <table:table-cell office:value-type="float" office:value="3.19948319699556">
                <text:p>3.19948319699556</text:p>
              </table:table-cell>
            </table:table-row>
            <table:table-row>
              <table:table-cell office:value-type="float" office:value="1.77815125038364">
                <text:p>1.77815125038364</text:p>
              </table:table-cell>
              <table:table-cell office:value-type="float" office:value="3.2937670885425">
                <text:p>3.2937670885425</text:p>
              </table:table-cell>
            </table:table-row>
            <table:table-row>
              <table:table-cell office:value-type="float" office:value="1.78532983501077">
                <text:p>1.78532983501077</text:p>
              </table:table-cell>
              <table:table-cell office:value-type="float" office:value="3.30069717354058">
                <text:p>3.30069717354058</text:p>
              </table:table-cell>
            </table:table-row>
            <table:table-row>
              <table:table-cell office:value-type="float" office:value="1.79239168949825">
                <text:p>1.79239168949825</text:p>
              </table:table-cell>
              <table:table-cell office:value-type="float" office:value="3.29882205957339">
                <text:p>3.29882205957339</text:p>
              </table:table-cell>
            </table:table-row>
            <table:table-row>
              <table:table-cell office:value-type="float" office:value="1.79934054945358">
                <text:p>1.79934054945358</text:p>
              </table:table-cell>
              <table:table-cell office:value-type="float" office:value="3.2692839401734">
                <text:p>3.2692839401734</text:p>
              </table:table-cell>
            </table:table-row>
            <table:table-row>
              <table:table-cell office:value-type="float" office:value="1.80617997398389">
                <text:p>1.80617997398389</text:p>
              </table:table-cell>
              <table:table-cell office:value-type="float" office:value="3.27270105105731">
                <text:p>3.27270105105731</text:p>
              </table:table-cell>
            </table:table-row>
            <table:table-row>
              <table:table-cell office:value-type="float" office:value="1.81291335664286">
                <text:p>1.81291335664286</text:p>
              </table:table-cell>
              <table:table-cell office:value-type="float" office:value="3.2421416525857">
                <text:p>3.2421416525857</text:p>
              </table:table-cell>
            </table:table-row>
            <table:table-row>
              <table:table-cell office:value-type="float" office:value="1.81954393554187">
                <text:p>1.81954393554187</text:p>
              </table:table-cell>
              <table:table-cell office:value-type="float" office:value="3.26542965109915">
                <text:p>3.26542965109915</text:p>
              </table:table-cell>
            </table:table-row>
            <table:table-row>
              <table:table-cell office:value-type="float" office:value="1.82607480270083">
                <text:p>1.82607480270083</text:p>
              </table:table-cell>
              <table:table-cell office:value-type="float" office:value="3.28518392440527">
                <text:p>3.28518392440527</text:p>
              </table:table-cell>
            </table:table-row>
            <table:table-row>
              <table:table-cell office:value-type="float" office:value="1.83250891270624">
                <text:p>1.83250891270624</text:p>
              </table:table-cell>
              <table:table-cell office:value-type="float" office:value="3.28598982411753">
                <text:p>3.28598982411753</text:p>
              </table:table-cell>
            </table:table-row>
            <table:table-row>
              <table:table-cell office:value-type="float" office:value="1.83884909073726">
                <text:p>1.83884909073726</text:p>
              </table:table-cell>
              <table:table-cell office:value-type="float" office:value="3.30833613924802">
                <text:p>3.30833613924802</text:p>
              </table:table-cell>
            </table:table-row>
            <table:table-row>
              <table:table-cell office:value-type="float" office:value="1.84509804001426">
                <text:p>1.84509804001426</text:p>
              </table:table-cell>
              <table:table-cell office:value-type="float" office:value="3.28729865697469">
                <text:p>3.28729865697469</text:p>
              </table:table-cell>
            </table:table-row>
            <table:table-row>
              <table:table-cell office:value-type="float" office:value="1.85125834871908">
                <text:p>1.85125834871908</text:p>
              </table:table-cell>
              <table:table-cell office:value-type="float" office:value="3.29271106048763">
                <text:p>3.29271106048763</text:p>
              </table:table-cell>
            </table:table-row>
            <table:table-row>
              <table:table-cell office:value-type="float" office:value="1.85733249643127">
                <text:p>1.85733249643127</text:p>
              </table:table-cell>
              <table:table-cell office:value-type="float" office:value="3.31411154974647">
                <text:p>3.31411154974647</text:p>
              </table:table-cell>
            </table:table-row>
            <table:table-row>
              <table:table-cell office:value-type="float" office:value="1.86332286012046">
                <text:p>1.86332286012046</text:p>
              </table:table-cell>
              <table:table-cell office:value-type="float" office:value="3.32479999737035">
                <text:p>3.32479999737035</text:p>
              </table:table-cell>
            </table:table-row>
            <table:table-row>
              <table:table-cell office:value-type="float" office:value="1.86923171973098">
                <text:p>1.86923171973098</text:p>
              </table:table-cell>
              <table:table-cell office:value-type="float" office:value="3.33392943655467">
                <text:p>3.33392943655467</text:p>
              </table:table-cell>
            </table:table-row>
            <table:table-row>
              <table:table-cell office:value-type="float" office:value="1.8750612633917">
                <text:p>1.8750612633917</text:p>
              </table:table-cell>
              <table:table-cell office:value-type="float" office:value="3.32855238653802">
                <text:p>3.32855238653802</text:p>
              </table:table-cell>
            </table:table-row>
            <table:table-row>
              <table:table-cell office:value-type="float" office:value="1.88081359228079">
                <text:p>1.88081359228079</text:p>
              </table:table-cell>
              <table:table-cell office:value-type="float" office:value="3.34798633199469">
                <text:p>3.34798633199469</text:p>
              </table:table-cell>
            </table:table-row>
            <table:table-row>
              <table:table-cell office:value-type="float" office:value="1.88649072517248">
                <text:p>1.88649072517248</text:p>
              </table:table-cell>
              <table:table-cell office:value-type="float" office:value="3.33011327144536">
                <text:p>3.33011327144536</text:p>
              </table:table-cell>
            </table:table-row>
            <table:table-row>
              <table:table-cell office:value-type="float" office:value="1.89209460269048">
                <text:p>1.89209460269048</text:p>
              </table:table-cell>
              <table:table-cell office:value-type="float" office:value="3.31393415790045">
                <text:p>3.31393415790045</text:p>
              </table:table-cell>
            </table:table-row>
            <table:table-row>
              <table:table-cell office:value-type="float" office:value="1.89762709129044">
                <text:p>1.89762709129044</text:p>
              </table:table-cell>
              <table:table-cell office:value-type="float" office:value="3.33066054043465">
                <text:p>3.33066054043465</text:p>
              </table:table-cell>
            </table:table-row>
            <table:table-row>
              <table:table-cell office:value-type="float" office:value="1.90308998699194">
                <text:p>1.90308998699194</text:p>
              </table:table-cell>
              <table:table-cell office:value-type="float" office:value="3.35120620499056">
                <text:p>3.35120620499056</text:p>
              </table:table-cell>
            </table:table-row>
            <table:table-row>
              <table:table-cell office:value-type="float" office:value="1.90848501887865">
                <text:p>1.90848501887865</text:p>
              </table:table-cell>
              <table:table-cell office:value-type="float" office:value="3.37119566335377">
                <text:p>3.37119566335377</text:p>
              </table:table-cell>
            </table:table-row>
            <table:table-row>
              <table:table-cell office:value-type="float" office:value="1.91381385238372">
                <text:p>1.91381385238372</text:p>
              </table:table-cell>
              <table:table-cell office:value-type="float" office:value="3.38540133148405">
                <text:p>3.38540133148405</text:p>
              </table:table-cell>
            </table:table-row>
            <table:table-row>
              <table:table-cell office:value-type="float" office:value="1.91907809237607">
                <text:p>1.91907809237607</text:p>
              </table:table-cell>
              <table:table-cell office:value-type="float" office:value="3.40591513430246">
                <text:p>3.40591513430246</text:p>
              </table:table-cell>
            </table:table-row>
            <table:table-row>
              <table:table-cell office:value-type="float" office:value="1.92427928606188">
                <text:p>1.92427928606188</text:p>
              </table:table-cell>
              <table:table-cell office:value-type="float" office:value="3.42637077227239">
                <text:p>3.42637077227239</text:p>
              </table:table-cell>
            </table:table-row>
            <table:table-row>
              <table:table-cell office:value-type="float" office:value="1.92941892571429">
                <text:p>1.92941892571429</text:p>
              </table:table-cell>
              <table:table-cell office:value-type="float" office:value="3.44395840137189">
                <text:p>3.44395840137189</text:p>
              </table:table-cell>
            </table:table-row>
            <table:table-row>
              <table:table-cell office:value-type="float" office:value="1.93449845124357">
                <text:p>1.93449845124357</text:p>
              </table:table-cell>
              <table:table-cell office:value-type="float" office:value="3.43788547059664">
                <text:p>3.43788547059664</text:p>
              </table:table-cell>
            </table:table-row>
            <table:table-row>
              <table:table-cell office:value-type="float" office:value="1.93951925261862">
                <text:p>1.93951925261862</text:p>
              </table:table-cell>
              <table:table-cell office:value-type="float" office:value="3.45659491041177">
                <text:p>3.45659491041177</text:p>
              </table:table-cell>
            </table:table-row>
            <table:table-row>
              <table:table-cell office:value-type="float" office:value="1.94448267215017">
                <text:p>1.94448267215017</text:p>
              </table:table-cell>
              <table:table-cell office:value-type="float" office:value="3.41985773996306">
                <text:p>3.41985773996306</text:p>
              </table:table-cell>
            </table:table-row>
            <table:table-row>
              <table:table-cell office:value-type="float" office:value="1.94939000664491">
                <text:p>1.94939000664491</text:p>
              </table:table-cell>
              <table:table-cell office:value-type="float" office:value="3.43810633160346">
                <text:p>3.43810633160346</text:p>
              </table:table-cell>
            </table:table-row>
            <table:table-row>
              <table:table-cell office:value-type="float" office:value="1.95424250943932">
                <text:p>1.95424250943932</text:p>
              </table:table-cell>
              <table:table-cell office:value-type="float" office:value="3.40712392755391">
                <text:p>3.40712392755391</text:p>
              </table:table-cell>
            </table:table-row>
            <table:table-row>
              <table:table-cell office:value-type="float" office:value="1.95904139232109">
                <text:p>1.95904139232109</text:p>
              </table:table-cell>
              <table:table-cell office:value-type="float" office:value="3.4132976893847">
                <text:p>3.4132976893847</text:p>
              </table:table-cell>
            </table:table-row>
            <table:table-row>
              <table:table-cell office:value-type="float" office:value="1.96378782734556">
                <text:p>1.96378782734556</text:p>
              </table:table-cell>
              <table:table-cell office:value-type="float" office:value="3.4257399500156">
                <text:p>3.4257399500156</text:p>
              </table:table-cell>
            </table:table-row>
            <table:table-row>
              <table:table-cell office:value-type="float" office:value="1.96848294855394">
                <text:p>1.96848294855394</text:p>
              </table:table-cell>
              <table:table-cell office:value-type="float" office:value="3.42625454154916">
                <text:p>3.42625454154916</text:p>
              </table:table-cell>
            </table:table-row>
            <table:table-row>
              <table:table-cell office:value-type="float" office:value="1.9731278535997">
                <text:p>1.9731278535997</text:p>
              </table:table-cell>
              <table:table-cell office:value-type="float" office:value="3.43741082774241">
                <text:p>3.43741082774241</text:p>
              </table:table-cell>
            </table:table-row>
            <table:table-row>
              <table:table-cell office:value-type="float" office:value="1.97772360528885">
                <text:p>1.97772360528885</text:p>
              </table:table-cell>
              <table:table-cell office:value-type="float" office:value="3.42988445283834">
                <text:p>3.42988445283834</text:p>
              </table:table-cell>
            </table:table-row>
            <table:table-row>
              <table:table-cell office:value-type="float" office:value="1.98227123303957">
                <text:p>1.98227123303957</text:p>
              </table:table-cell>
              <table:table-cell office:value-type="float" office:value="3.40144673882042">
                <text:p>3.40144673882042</text:p>
              </table:table-cell>
            </table:table-row>
            <table:table-row>
              <table:table-cell office:value-type="float" office:value="1.98677173426624">
                <text:p>1.98677173426624</text:p>
              </table:table-cell>
              <table:table-cell office:value-type="float" office:value="3.40989686447535">
                <text:p>3.40989686447535</text:p>
              </table:table-cell>
            </table:table-row>
            <table:table-row>
              <table:table-cell office:value-type="float" office:value="1.9912260756925">
                <text:p>1.9912260756925</text:p>
              </table:table-cell>
              <table:table-cell office:value-type="float" office:value="3.40316866238601">
                <text:p>3.40316866238601</text:p>
              </table:table-cell>
            </table:table-row>
            <table:table-row>
              <table:table-cell office:value-type="float" office:value="1.99563519459755">
                <text:p>1.99563519459755</text:p>
              </table:table-cell>
              <table:table-cell office:value-type="float" office:value="3.36460554373556">
                <text:p>3.3646055437355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34020453271105">
                <text:p>3.34020453271105</text:p>
              </table:table-cell>
            </table:table-row>
            <table:table-row>
              <table:table-cell office:value-type="float" office:value="2.00432137378264">
                <text:p>2.00432137378264</text:p>
              </table:table-cell>
              <table:table-cell office:value-type="float" office:value="3.34104384539633">
                <text:p>3.34104384539633</text:p>
              </table:table-cell>
            </table:table-row>
            <table:table-row>
              <table:table-cell office:value-type="float" office:value="2.00860017176192">
                <text:p>2.00860017176192</text:p>
              </table:table-cell>
              <table:table-cell office:value-type="float" office:value="3.35164231479793">
                <text:p>3.35164231479793</text:p>
              </table:table-cell>
            </table:table-row>
            <table:table-row>
              <table:table-cell office:value-type="float" office:value="2.01283722470517">
                <text:p>2.01283722470517</text:p>
              </table:table-cell>
              <table:table-cell office:value-type="float" office:value="3.3491120769906">
                <text:p>3.3491120769906</text:p>
              </table:table-cell>
            </table:table-row>
            <table:table-row>
              <table:table-cell office:value-type="float" office:value="2.01703333929878">
                <text:p>2.01703333929878</text:p>
              </table:table-cell>
              <table:table-cell office:value-type="float" office:value="3.32860969306847">
                <text:p>3.32860969306847</text:p>
              </table:table-cell>
            </table:table-row>
            <table:table-row>
              <table:table-cell office:value-type="float" office:value="2.02118929906994">
                <text:p>2.02118929906994</text:p>
              </table:table-cell>
              <table:table-cell office:value-type="float" office:value="3.34278545407715">
                <text:p>3.34278545407715</text:p>
              </table:table-cell>
            </table:table-row>
            <table:table-row>
              <table:table-cell office:value-type="float" office:value="2.02530586526477">
                <text:p>2.02530586526477</text:p>
              </table:table-cell>
              <table:table-cell office:value-type="float" office:value="3.35856366879857">
                <text:p>3.35856366879857</text:p>
              </table:table-cell>
            </table:table-row>
            <table:table-row>
              <table:table-cell office:value-type="float" office:value="2.02938377768521">
                <text:p>2.02938377768521</text:p>
              </table:table-cell>
              <table:table-cell office:value-type="float" office:value="3.36468842152803">
                <text:p>3.36468842152803</text:p>
              </table:table-cell>
            </table:table-row>
            <table:table-row>
              <table:table-cell office:value-type="float" office:value="2.03342375548695">
                <text:p>2.03342375548695</text:p>
              </table:table-cell>
              <table:table-cell office:value-type="float" office:value="3.36685319611622">
                <text:p>3.36685319611622</text:p>
              </table:table-cell>
            </table:table-row>
            <table:table-row>
              <table:table-cell office:value-type="float" office:value="2.03742649794062">
                <text:p>2.03742649794062</text:p>
              </table:table-cell>
              <table:table-cell office:value-type="float" office:value="3.38235397869346">
                <text:p>3.38235397869346</text:p>
              </table:table-cell>
            </table:table-row>
            <table:table-row>
              <table:table-cell office:value-type="float" office:value="2.04139268515822">
                <text:p>2.04139268515822</text:p>
              </table:table-cell>
              <table:table-cell office:value-type="float" office:value="3.39211260079136">
                <text:p>3.39211260079136</text:p>
              </table:table-cell>
            </table:table-row>
            <table:table-row>
              <table:table-cell office:value-type="float" office:value="2.04532297878666">
                <text:p>2.04532297878666</text:p>
              </table:table-cell>
              <table:table-cell office:value-type="float" office:value="3.38841645654811">
                <text:p>3.38841645654811</text:p>
              </table:table-cell>
            </table:table-row>
            <table:table-row>
              <table:table-cell office:value-type="float" office:value="2.04921802267018">
                <text:p>2.04921802267018</text:p>
              </table:table-cell>
              <table:table-cell office:value-type="float" office:value="3.39646471095007">
                <text:p>3.39646471095007</text:p>
              </table:table-cell>
            </table:table-row>
            <table:table-row>
              <table:table-cell office:value-type="float" office:value="2.05307844348342">
                <text:p>2.05307844348342</text:p>
              </table:table-cell>
              <table:table-cell office:value-type="float" office:value="3.39681037189378">
                <text:p>3.39681037189378</text:p>
              </table:table-cell>
            </table:table-row>
            <table:table-row>
              <table:table-cell office:value-type="float" office:value="2.05690485133647">
                <text:p>2.05690485133647</text:p>
              </table:table-cell>
              <table:table-cell office:value-type="float" office:value="3.40919493171613">
                <text:p>3.40919493171613</text:p>
              </table:table-cell>
            </table:table-row>
            <table:table-row>
              <table:table-cell office:value-type="float" office:value="2.06069784035361">
                <text:p>2.06069784035361</text:p>
              </table:table-cell>
              <table:table-cell office:value-type="float" office:value="3.39130358725725">
                <text:p>3.39130358725725</text:p>
              </table:table-cell>
            </table:table-row>
            <table:table-row>
              <table:table-cell office:value-type="float" office:value="2.06445798922692">
                <text:p>2.06445798922692</text:p>
              </table:table-cell>
              <table:table-cell office:value-type="float" office:value="3.40016522592677">
                <text:p>3.40016522592677</text:p>
              </table:table-cell>
            </table:table-row>
            <table:table-row>
              <table:table-cell office:value-type="float" office:value="2.06818586174616">
                <text:p>2.06818586174616</text:p>
              </table:table-cell>
              <table:table-cell office:value-type="float" office:value="3.41348585978469">
                <text:p>3.41348585978469</text:p>
              </table:table-cell>
            </table:table-row>
            <table:table-row>
              <table:table-cell office:value-type="float" office:value="2.07188200730613">
                <text:p>2.07188200730613</text:p>
              </table:table-cell>
              <table:table-cell office:value-type="float" office:value="3.42734212041695">
                <text:p>3.42734212041695</text:p>
              </table:table-cell>
            </table:table-row>
            <table:table-row>
              <table:table-cell office:value-type="float" office:value="2.07554696139253">
                <text:p>2.07554696139253</text:p>
              </table:table-cell>
              <table:table-cell office:value-type="float" office:value="3.41811420139619">
                <text:p>3.41811420139619</text:p>
              </table:table-cell>
            </table:table-row>
            <table:table-row>
              <table:table-cell office:value-type="float" office:value="2.07918124604762">
                <text:p>2.07918124604762</text:p>
              </table:table-cell>
              <table:table-cell office:value-type="float" office:value="3.42194439375931">
                <text:p>3.42194439375931</text:p>
              </table:table-cell>
            </table:table-row>
            <table:table-row>
              <table:table-cell office:value-type="float" office:value="2.08278537031645">
                <text:p>2.08278537031645</text:p>
              </table:table-cell>
              <table:table-cell office:value-type="float" office:value="3.43458778299295">
                <text:p>3.43458778299295</text:p>
              </table:table-cell>
            </table:table-row>
            <table:table-row>
              <table:table-cell office:value-type="float" office:value="2.08635983067475">
                <text:p>2.08635983067475</text:p>
              </table:table-cell>
              <table:table-cell office:value-type="float" office:value="3.44445276957584">
                <text:p>3.44445276957584</text:p>
              </table:table-cell>
            </table:table-row>
            <table:table-row>
              <table:table-cell office:value-type="float" office:value="2.0899051114394">
                <text:p>2.0899051114394</text:p>
              </table:table-cell>
              <table:table-cell office:value-type="float" office:value="3.44813626460353">
                <text:p>3.44813626460353</text:p>
              </table:table-cell>
            </table:table-row>
            <table:table-row>
              <table:table-cell office:value-type="float" office:value="2.09342168516224">
                <text:p>2.09342168516224</text:p>
              </table:table-cell>
              <table:table-cell office:value-type="float" office:value="3.43181995594941">
                <text:p>3.43181995594941</text:p>
              </table:table-cell>
            </table:table-row>
            <table:table-row>
              <table:table-cell office:value-type="float" office:value="2.09691001300806">
                <text:p>2.09691001300806</text:p>
              </table:table-cell>
              <table:table-cell office:value-type="float" office:value="3.43851404117507">
                <text:p>3.43851404117507</text:p>
              </table:table-cell>
            </table:table-row>
            <table:table-row>
              <table:table-cell office:value-type="float" office:value="2.10037054511756">
                <text:p>2.10037054511756</text:p>
              </table:table-cell>
              <table:table-cell office:value-type="float" office:value="3.44872543639523">
                <text:p>3.44872543639523</text:p>
              </table:table-cell>
            </table:table-row>
            <table:table-row>
              <table:table-cell office:value-type="float" office:value="2.10380372095596">
                <text:p>2.10380372095596</text:p>
              </table:table-cell>
              <table:table-cell office:value-type="float" office:value="3.45816692129454">
                <text:p>3.45816692129454</text:p>
              </table:table-cell>
            </table:table-row>
            <table:table-row>
              <table:table-cell office:value-type="float" office:value="2.10720996964787">
                <text:p>2.10720996964787</text:p>
              </table:table-cell>
              <table:table-cell office:value-type="float" office:value="3.47065786188833">
                <text:p>3.47065786188833</text:p>
              </table:table-cell>
            </table:table-row>
            <table:table-row>
              <table:table-cell office:value-type="float" office:value="2.11058971029925">
                <text:p>2.11058971029925</text:p>
              </table:table-cell>
              <table:table-cell office:value-type="float" office:value="3.44970974776947">
                <text:p>3.44970974776947</text:p>
              </table:table-cell>
            </table:table-row>
            <table:table-row>
              <table:table-cell office:value-type="float" office:value="2.11394335230684">
                <text:p>2.11394335230684</text:p>
              </table:table-cell>
              <table:table-cell office:value-type="float" office:value="3.43411816720613">
                <text:p>3.43411816720613</text:p>
              </table:table-cell>
            </table:table-row>
            <table:table-row>
              <table:table-cell office:value-type="float" office:value="2.11727129565576">
                <text:p>2.11727129565576</text:p>
              </table:table-cell>
              <table:table-cell office:value-type="float" office:value="3.44114763105497">
                <text:p>3.44114763105497</text:p>
              </table:table-cell>
            </table:table-row>
            <table:table-row>
              <table:table-cell office:value-type="float" office:value="2.12057393120585">
                <text:p>2.12057393120585</text:p>
              </table:table-cell>
              <table:table-cell office:value-type="float" office:value="3.45066209866784">
                <text:p>3.45066209866784</text:p>
              </table:table-cell>
            </table:table-row>
            <table:table-row>
              <table:table-cell office:value-type="float" office:value="2.12385164096709">
                <text:p>2.12385164096709</text:p>
              </table:table-cell>
              <table:table-cell office:value-type="float" office:value="3.46313444294856">
                <text:p>3.46313444294856</text:p>
              </table:table-cell>
            </table:table-row>
            <table:table-row>
              <table:table-cell office:value-type="float" office:value="2.12710479836481">
                <text:p>2.12710479836481</text:p>
              </table:table-cell>
              <table:table-cell office:value-type="float" office:value="3.47438815176642">
                <text:p>3.47438815176642</text:p>
              </table:table-cell>
            </table:table-row>
            <table:table-row>
              <table:table-cell office:value-type="float" office:value="2.13033376849501">
                <text:p>2.13033376849501</text:p>
              </table:table-cell>
              <table:table-cell office:value-type="float" office:value="3.4869916068462">
                <text:p>3.4869916068462</text:p>
              </table:table-cell>
            </table:table-row>
            <table:table-row>
              <table:table-cell office:value-type="float" office:value="2.13353890837022">
                <text:p>2.13353890837022</text:p>
              </table:table-cell>
              <table:table-cell office:value-type="float" office:value="3.4981016458118">
                <text:p>3.4981016458118</text:p>
              </table:table-cell>
            </table:table-row>
            <table:table-row>
              <table:table-cell office:value-type="float" office:value="2.13672056715641">
                <text:p>2.13672056715641</text:p>
              </table:table-cell>
              <table:table-cell office:value-type="float" office:value="3.48303811208229">
                <text:p>3.48303811208229</text:p>
              </table:table-cell>
            </table:table-row>
            <table:table-row>
              <table:table-cell office:value-type="float" office:value="2.13987908640124">
                <text:p>2.13987908640124</text:p>
              </table:table-cell>
              <table:table-cell office:value-type="float" office:value="3.49544942686425">
                <text:p>3.49544942686425</text:p>
              </table:table-cell>
            </table:table-row>
            <table:table-row>
              <table:table-cell office:value-type="float" office:value="2.14301480025409">
                <text:p>2.14301480025409</text:p>
              </table:table-cell>
              <table:table-cell office:value-type="float" office:value="3.50646322425245">
                <text:p>3.50646322425245</text:p>
              </table:table-cell>
            </table:table-row>
            <table:table-row>
              <table:table-cell office:value-type="float" office:value="2.14612803567824">
                <text:p>2.14612803567824</text:p>
              </table:table-cell>
              <table:table-cell office:value-type="float" office:value="3.51887192344437">
                <text:p>3.51887192344437</text:p>
              </table:table-cell>
            </table:table-row>
            <table:table-row>
              <table:table-cell office:value-type="float" office:value="2.14921911265538">
                <text:p>2.14921911265538</text:p>
              </table:table-cell>
              <table:table-cell office:value-type="float" office:value="3.52518527525322">
                <text:p>3.52518527525322</text:p>
              </table:table-cell>
            </table:table-row>
            <table:table-row>
              <table:table-cell office:value-type="float" office:value="2.15228834438306">
                <text:p>2.15228834438306</text:p>
              </table:table-cell>
              <table:table-cell office:value-type="float" office:value="3.52985798099169">
                <text:p>3.52985798099169</text:p>
              </table:table-cell>
            </table:table-row>
            <table:table-row>
              <table:table-cell office:value-type="float" office:value="2.15533603746506">
                <text:p>2.15533603746506</text:p>
              </table:table-cell>
              <table:table-cell office:value-type="float" office:value="3.5355943020979">
                <text:p>3.5355943020979</text:p>
              </table:table-cell>
            </table:table-row>
            <table:table-row>
              <table:table-cell office:value-type="float" office:value="2.15836249209525">
                <text:p>2.15836249209525</text:p>
              </table:table-cell>
              <table:table-cell office:value-type="float" office:value="3.53962946888193">
                <text:p>3.53962946888193</text:p>
              </table:table-cell>
            </table:table-row>
            <table:table-row>
              <table:table-cell office:value-type="float" office:value="2.16136800223497">
                <text:p>2.16136800223497</text:p>
              </table:table-cell>
              <table:table-cell office:value-type="float" office:value="3.53754211260906">
                <text:p>3.53754211260906</text:p>
              </table:table-cell>
            </table:table-row>
            <table:table-row>
              <table:table-cell office:value-type="float" office:value="2.16435285578444">
                <text:p>2.16435285578444</text:p>
              </table:table-cell>
              <table:table-cell office:value-type="float" office:value="3.5475471363188">
                <text:p>3.5475471363188</text:p>
              </table:table-cell>
            </table:table-row>
            <table:table-row>
              <table:table-cell office:value-type="float" office:value="2.16731733474818">
                <text:p>2.16731733474818</text:p>
              </table:table-cell>
              <table:table-cell office:value-type="float" office:value="3.55392501400395">
                <text:p>3.55392501400395</text:p>
              </table:table-cell>
            </table:table-row>
            <table:table-row>
              <table:table-cell office:value-type="float" office:value="2.17026171539496">
                <text:p>2.17026171539496</text:p>
              </table:table-cell>
              <table:table-cell office:value-type="float" office:value="3.55503728708836">
                <text:p>3.55503728708836</text:p>
              </table:table-cell>
            </table:table-row>
            <table:table-row>
              <table:table-cell office:value-type="float" office:value="2.17318626841227">
                <text:p>2.17318626841227</text:p>
              </table:table-cell>
              <table:table-cell office:value-type="float" office:value="3.56683241105987">
                <text:p>3.56683241105987</text:p>
              </table:table-cell>
            </table:table-row>
            <table:table-row>
              <table:table-cell office:value-type="float" office:value="2.17609125905568">
                <text:p>2.17609125905568</text:p>
              </table:table-cell>
              <table:table-cell office:value-type="float" office:value="3.57347630009298">
                <text:p>3.57347630009298</text:p>
              </table:table-cell>
            </table:table-row>
            <table:table-row>
              <table:table-cell office:value-type="float" office:value="2.17897694729317">
                <text:p>2.17897694729317</text:p>
              </table:table-cell>
              <table:table-cell office:value-type="float" office:value="3.58170167496487">
                <text:p>3.58170167496487</text:p>
              </table:table-cell>
            </table:table-row>
            <table:table-row>
              <table:table-cell office:value-type="float" office:value="2.18184358794477">
                <text:p>2.18184358794477</text:p>
              </table:table-cell>
              <table:table-cell office:value-type="float" office:value="3.57857962836207">
                <text:p>3.57857962836207</text:p>
              </table:table-cell>
            </table:table-row>
            <table:table-row>
              <table:table-cell office:value-type="float" office:value="2.1846914308176">
                <text:p>2.1846914308176</text:p>
              </table:table-cell>
              <table:table-cell office:value-type="float" office:value="3.58115720371487">
                <text:p>3.58115720371487</text:p>
              </table:table-cell>
            </table:table-row>
            <table:table-row>
              <table:table-cell office:value-type="float" office:value="2.18752072083646">
                <text:p>2.18752072083646</text:p>
              </table:table-cell>
              <table:table-cell office:value-type="float" office:value="3.59283939446964">
                <text:p>3.59283939446964</text:p>
              </table:table-cell>
            </table:table-row>
            <table:table-row>
              <table:table-cell office:value-type="float" office:value="2.19033169817029">
                <text:p>2.19033169817029</text:p>
              </table:table-cell>
              <table:table-cell office:value-type="float" office:value="3.59365650833178">
                <text:p>3.59365650833178</text:p>
              </table:table-cell>
            </table:table-row>
            <table:table-row>
              <table:table-cell office:value-type="float" office:value="2.19312459835446">
                <text:p>2.19312459835446</text:p>
              </table:table-cell>
              <table:table-cell office:value-type="float" office:value="3.57608341833172">
                <text:p>3.57608341833172</text:p>
              </table:table-cell>
            </table:table-row>
            <table:table-row>
              <table:table-cell office:value-type="float" office:value="2.19589965240923">
                <text:p>2.19589965240923</text:p>
              </table:table-cell>
              <table:table-cell office:value-type="float" office:value="3.55539630082774">
                <text:p>3.55539630082774</text:p>
              </table:table-cell>
            </table:table-row>
            <table:table-row>
              <table:table-cell office:value-type="float" office:value="2.19865708695442">
                <text:p>2.19865708695442</text:p>
              </table:table-cell>
              <table:table-cell office:value-type="float" office:value="3.54299370129224">
                <text:p>3.54299370129224</text:p>
              </table:table-cell>
            </table:table-row>
            <table:table-row>
              <table:table-cell office:value-type="float" office:value="2.20139712432045">
                <text:p>2.20139712432045</text:p>
              </table:table-cell>
              <table:table-cell office:value-type="float" office:value="3.55414674333048">
                <text:p>3.55414674333048</text:p>
              </table:table-cell>
            </table:table-row>
            <table:table-row>
              <table:table-cell office:value-type="float" office:value="2.20411998265592">
                <text:p>2.20411998265592</text:p>
              </table:table-cell>
              <table:table-cell office:value-type="float" office:value="3.54386816999821">
                <text:p>3.54386816999821</text:p>
              </table:table-cell>
            </table:table-row>
            <table:table-row>
              <table:table-cell office:value-type="float" office:value="2.20682587603185">
                <text:p>2.20682587603185</text:p>
              </table:table-cell>
              <table:table-cell office:value-type="float" office:value="3.54189843302451">
                <text:p>3.54189843302451</text:p>
              </table:table-cell>
            </table:table-row>
            <table:table-row>
              <table:table-cell office:value-type="float" office:value="2.20951501454263">
                <text:p>2.20951501454263</text:p>
              </table:table-cell>
              <table:table-cell office:value-type="float" office:value="3.54564448649052">
                <text:p>3.54564448649052</text:p>
              </table:table-cell>
            </table:table-row>
            <table:table-row>
              <table:table-cell office:value-type="float" office:value="2.21218760440396">
                <text:p>2.21218760440396</text:p>
              </table:table-cell>
              <table:table-cell office:value-type="float" office:value="3.55645341131259">
                <text:p>3.55645341131259</text:p>
              </table:table-cell>
            </table:table-row>
            <table:table-row>
              <table:table-cell office:value-type="float" office:value="2.2148438480477">
                <text:p>2.2148438480477</text:p>
              </table:table-cell>
              <table:table-cell office:value-type="float" office:value="3.54631438948476">
                <text:p>3.54631438948476</text:p>
              </table:table-cell>
            </table:table-row>
            <table:table-row>
              <table:table-cell office:value-type="float" office:value="2.21748394421391">
                <text:p>2.21748394421391</text:p>
              </table:table-cell>
              <table:table-cell office:value-type="float" office:value="3.55625685235129">
                <text:p>3.55625685235129</text:p>
              </table:table-cell>
            </table:table-row>
            <table:table-row>
              <table:table-cell office:value-type="float" office:value="2.22010808804005">
                <text:p>2.22010808804005</text:p>
              </table:table-cell>
              <table:table-cell office:value-type="float" office:value="3.55556707871028">
                <text:p>3.55556707871028</text:p>
              </table:table-cell>
            </table:table-row>
            <table:table-row>
              <table:table-cell office:value-type="float" office:value="2.22271647114758">
                <text:p>2.22271647114758</text:p>
              </table:table-cell>
              <table:table-cell office:value-type="float" office:value="3.56578682071571">
                <text:p>3.56578682071571</text:p>
              </table:table-cell>
            </table:table-row>
            <table:table-row>
              <table:table-cell office:value-type="float" office:value="2.22530928172586">
                <text:p>2.22530928172586</text:p>
              </table:table-cell>
              <table:table-cell office:value-type="float" office:value="3.56422175240875">
                <text:p>3.56422175240875</text:p>
              </table:table-cell>
            </table:table-row>
            <table:table-row>
              <table:table-cell office:value-type="float" office:value="2.22788670461367">
                <text:p>2.22788670461367</text:p>
              </table:table-cell>
              <table:table-cell office:value-type="float" office:value="3.54123072749391">
                <text:p>3.54123072749391</text:p>
              </table:table-cell>
            </table:table-row>
            <table:table-row>
              <table:table-cell office:value-type="float" office:value="2.23044892137827">
                <text:p>2.23044892137827</text:p>
              </table:table-cell>
              <table:table-cell office:value-type="float" office:value="3.54803559359738">
                <text:p>3.54803559359738</text:p>
              </table:table-cell>
            </table:table-row>
            <table:table-row>
              <table:table-cell office:value-type="float" office:value="2.23299611039215">
                <text:p>2.23299611039215</text:p>
              </table:table-cell>
              <table:table-cell office:value-type="float" office:value="3.53825570549677">
                <text:p>3.53825570549677</text:p>
              </table:table-cell>
            </table:table-row>
            <table:table-row>
              <table:table-cell office:value-type="float" office:value="2.23552844690755">
                <text:p>2.23552844690755</text:p>
              </table:table-cell>
              <table:table-cell office:value-type="float" office:value="3.5483408676559">
                <text:p>3.5483408676559</text:p>
              </table:table-cell>
            </table:table-row>
            <table:table-row>
              <table:table-cell office:value-type="float" office:value="2.2380461031288">
                <text:p>2.2380461031288</text:p>
              </table:table-cell>
              <table:table-cell office:value-type="float" office:value="3.52883995849357">
                <text:p>3.52883995849357</text:p>
              </table:table-cell>
            </table:table-row>
            <table:table-row>
              <table:table-cell office:value-type="float" office:value="2.2405492482826">
                <text:p>2.2405492482826</text:p>
              </table:table-cell>
              <table:table-cell office:value-type="float" office:value="3.51535287741625">
                <text:p>3.51535287741625</text:p>
              </table:table-cell>
            </table:table-row>
            <table:table-row>
              <table:table-cell office:value-type="float" office:value="2.24303804868629">
                <text:p>2.24303804868629</text:p>
              </table:table-cell>
              <table:table-cell office:value-type="float" office:value="3.51350828835069">
                <text:p>3.51350828835069</text:p>
              </table:table-cell>
            </table:table-row>
            <table:table-row>
              <table:table-cell office:value-type="float" office:value="2.24551266781415">
                <text:p>2.24551266781415</text:p>
              </table:table-cell>
              <table:table-cell office:value-type="float" office:value="3.50092026047597">
                <text:p>3.50092026047597</text:p>
              </table:table-cell>
            </table:table-row>
            <table:table-row>
              <table:table-cell office:value-type="float" office:value="2.24797326636181">
                <text:p>2.24797326636181</text:p>
              </table:table-cell>
              <table:table-cell office:value-type="float" office:value="3.51045098811992">
                <text:p>3.51045098811992</text:p>
              </table:table-cell>
            </table:table-row>
            <table:table-row>
              <table:table-cell office:value-type="float" office:value="2.25042000230889">
                <text:p>2.25042000230889</text:p>
              </table:table-cell>
              <table:table-cell office:value-type="float" office:value="3.48802430824707">
                <text:p>3.48802430824707</text:p>
              </table:table-cell>
            </table:table-row>
            <table:table-row>
              <table:table-cell office:value-type="float" office:value="2.25285303097989">
                <text:p>2.25285303097989</text:p>
              </table:table-cell>
              <table:table-cell office:value-type="float" office:value="3.48896178118419">
                <text:p>3.48896178118419</text:p>
              </table:table-cell>
            </table:table-row>
            <table:table-row>
              <table:table-cell office:value-type="float" office:value="2.25527250510331">
                <text:p>2.25527250510331</text:p>
              </table:table-cell>
              <table:table-cell office:value-type="float" office:value="3.48555003487849">
                <text:p>3.48555003487849</text:p>
              </table:table-cell>
            </table:table-row>
            <table:table-row>
              <table:table-cell office:value-type="float" office:value="2.25767857486918">
                <text:p>2.25767857486918</text:p>
              </table:table-cell>
              <table:table-cell office:value-type="float" office:value="3.47707125033886">
                <text:p>3.47707125033886</text:p>
              </table:table-cell>
            </table:table-row>
            <table:table-row>
              <table:table-cell office:value-type="float" office:value="2.26007138798507">
                <text:p>2.26007138798507</text:p>
              </table:table-cell>
              <table:table-cell office:value-type="float" office:value="3.47155316007697">
                <text:p>3.47155316007697</text:p>
              </table:table-cell>
            </table:table-row>
            <table:table-row>
              <table:table-cell office:value-type="float" office:value="2.26245108973043">
                <text:p>2.26245108973043</text:p>
              </table:table-cell>
              <table:table-cell office:value-type="float" office:value="3.46313516670574">
                <text:p>3.46313516670574</text:p>
              </table:table-cell>
            </table:table-row>
            <table:table-row>
              <table:table-cell office:value-type="float" office:value="2.26481782300954">
                <text:p>2.26481782300954</text:p>
              </table:table-cell>
              <table:table-cell office:value-type="float" office:value="3.4651618097326">
                <text:p>3.4651618097326</text:p>
              </table:table-cell>
            </table:table-row>
            <table:table-row>
              <table:table-cell office:value-type="float" office:value="2.26717172840301">
                <text:p>2.26717172840301</text:p>
              </table:table-cell>
              <table:table-cell office:value-type="float" office:value="3.46192024577807">
                <text:p>3.46192024577807</text:p>
              </table:table-cell>
            </table:table-row>
            <table:table-row>
              <table:table-cell office:value-type="float" office:value="2.26951294421792">
                <text:p>2.26951294421792</text:p>
              </table:table-cell>
              <table:table-cell office:value-type="float" office:value="3.47086224021024">
                <text:p>3.47086224021024</text:p>
              </table:table-cell>
            </table:table-row>
            <table:table-row>
              <table:table-cell office:value-type="float" office:value="2.2718416065365">
                <text:p>2.2718416065365</text:p>
              </table:table-cell>
              <table:table-cell office:value-type="float" office:value="3.47993840056777">
                <text:p>3.47993840056777</text:p>
              </table:table-cell>
            </table:table-row>
            <table:table-row>
              <table:table-cell office:value-type="float" office:value="2.27415784926368">
                <text:p>2.27415784926368</text:p>
              </table:table-cell>
              <table:table-cell office:value-type="float" office:value="3.47198315396286">
                <text:p>3.47198315396286</text:p>
              </table:table-cell>
            </table:table-row>
            <table:table-row>
              <table:table-cell office:value-type="float" office:value="2.27646180417324">
                <text:p>2.27646180417324</text:p>
              </table:table-cell>
              <table:table-cell office:value-type="float" office:value="3.47822777311747">
                <text:p>3.47822777311747</text:p>
              </table:table-cell>
            </table:table-row>
            <table:table-row>
              <table:table-cell office:value-type="float" office:value="2.27875360095283">
                <text:p>2.27875360095283</text:p>
              </table:table-cell>
              <table:table-cell office:value-type="float" office:value="3.48327592088166">
                <text:p>3.48327592088166</text:p>
              </table:table-cell>
            </table:table-row>
            <table:table-row>
              <table:table-cell office:value-type="float" office:value="2.28103336724773">
                <text:p>2.28103336724773</text:p>
              </table:table-cell>
              <table:table-cell office:value-type="float" office:value="3.46868702451664">
                <text:p>3.46868702451664</text:p>
              </table:table-cell>
            </table:table-row>
            <table:table-row>
              <table:table-cell office:value-type="float" office:value="2.28330122870355">
                <text:p>2.28330122870355</text:p>
              </table:table-cell>
              <table:table-cell office:value-type="float" office:value="3.46621579857683">
                <text:p>3.46621579857683</text:p>
              </table:table-cell>
            </table:table-row>
            <table:table-row>
              <table:table-cell office:value-type="float" office:value="2.28555730900777">
                <text:p>2.28555730900777</text:p>
              </table:table-cell>
              <table:table-cell office:value-type="float" office:value="3.45223806446077">
                <text:p>3.45223806446077</text:p>
              </table:table-cell>
            </table:table-row>
            <table:table-row>
              <table:table-cell office:value-type="float" office:value="2.28780172993023">
                <text:p>2.28780172993023</text:p>
              </table:table-cell>
              <table:table-cell office:value-type="float" office:value="3.43708685427866">
                <text:p>3.43708685427866</text:p>
              </table:table-cell>
            </table:table-row>
            <table:table-row>
              <table:table-cell office:value-type="float" office:value="2.29003461136252">
                <text:p>2.29003461136252</text:p>
              </table:table-cell>
              <table:table-cell office:value-type="float" office:value="3.42514962633507">
                <text:p>3.42514962633507</text:p>
              </table:table-cell>
            </table:table-row>
            <table:table-row>
              <table:table-cell office:value-type="float" office:value="2.29225607135648">
                <text:p>2.29225607135648</text:p>
              </table:table-cell>
              <table:table-cell office:value-type="float" office:value="3.42398481942131">
                <text:p>3.42398481942131</text:p>
              </table:table-cell>
            </table:table-row>
            <table:table-row>
              <table:table-cell office:value-type="float" office:value="2.29446622616159">
                <text:p>2.29446622616159</text:p>
              </table:table-cell>
              <table:table-cell office:value-type="float" office:value="3.42631274655363">
                <text:p>3.42631274655363</text:p>
              </table:table-cell>
            </table:table-row>
            <table:table-row>
              <table:table-cell office:value-type="float" office:value="2.29666519026153">
                <text:p>2.29666519026153</text:p>
              </table:table-cell>
              <table:table-cell office:value-type="float" office:value="3.43453416754368">
                <text:p>3.43453416754368</text:p>
              </table:table-cell>
            </table:table-row>
            <table:table-row>
              <table:table-cell office:value-type="float" office:value="2.29885307640971">
                <text:p>2.29885307640971</text:p>
              </table:table-cell>
              <table:table-cell office:value-type="float" office:value="3.44185531425922">
                <text:p>3.44185531425922</text:p>
              </table:table-cell>
            </table:table-row>
            <table:table-row>
              <table:table-cell office:value-type="float" office:value="2.30102999566398">
                <text:p>2.30102999566398</text:p>
              </table:table-cell>
              <table:table-cell office:value-type="float" office:value="3.44685006837973">
                <text:p>3.44685006837973</text:p>
              </table:table-cell>
            </table:table-row>
            <table:table-row>
              <table:table-cell office:value-type="float" office:value="2.30319605742049">
                <text:p>2.30319605742049</text:p>
              </table:table-cell>
              <table:table-cell office:value-type="float" office:value="3.44457768189805">
                <text:p>3.44457768189805</text:p>
              </table:table-cell>
            </table:table-row>
            <table:table-row>
              <table:table-cell office:value-type="float" office:value="2.30535136944662">
                <text:p>2.30535136944662</text:p>
              </table:table-cell>
              <table:table-cell office:value-type="float" office:value="3.44889094015363">
                <text:p>3.44889094015363</text:p>
              </table:table-cell>
            </table:table-row>
            <table:table-row>
              <table:table-cell office:value-type="float" office:value="2.30749603791321">
                <text:p>2.30749603791321</text:p>
              </table:table-cell>
              <table:table-cell office:value-type="float" office:value="3.45529757438471">
                <text:p>3.45529757438471</text:p>
              </table:table-cell>
            </table:table-row>
            <table:table-row>
              <table:table-cell office:value-type="float" office:value="2.3096301674259">
                <text:p>2.3096301674259</text:p>
              </table:table-cell>
              <table:table-cell office:value-type="float" office:value="3.46072179948526">
                <text:p>3.46072179948526</text:p>
              </table:table-cell>
            </table:table-row>
            <table:table-row>
              <table:table-cell office:value-type="float" office:value="2.31175386105575">
                <text:p>2.31175386105575</text:p>
              </table:table-cell>
              <table:table-cell office:value-type="float" office:value="3.46891691014202">
                <text:p>3.46891691014202</text:p>
              </table:table-cell>
            </table:table-row>
            <table:table-row>
              <table:table-cell office:value-type="float" office:value="2.31386722036915">
                <text:p>2.31386722036915</text:p>
              </table:table-cell>
              <table:table-cell office:value-type="float" office:value="3.46337876638119">
                <text:p>3.46337876638119</text:p>
              </table:table-cell>
            </table:table-row>
            <table:table-row>
              <table:table-cell office:value-type="float" office:value="2.31597034545692">
                <text:p>2.31597034545692</text:p>
              </table:table-cell>
              <table:table-cell office:value-type="float" office:value="3.44915786383972">
                <text:p>3.44915786383972</text:p>
              </table:table-cell>
            </table:table-row>
            <table:table-row>
              <table:table-cell office:value-type="float" office:value="2.31806333496276">
                <text:p>2.31806333496276</text:p>
              </table:table-cell>
              <table:table-cell office:value-type="float" office:value="3.44683763727696">
                <text:p>3.44683763727696</text:p>
              </table:table-cell>
            </table:table-row>
            <table:table-row>
              <table:table-cell office:value-type="float" office:value="2.32014628611105">
                <text:p>2.32014628611105</text:p>
              </table:table-cell>
              <table:table-cell office:value-type="float" office:value="3.45031894078668">
                <text:p>3.45031894078668</text:p>
              </table:table-cell>
            </table:table-row>
            <table:table-row>
              <table:table-cell office:value-type="float" office:value="2.32221929473392">
                <text:p>2.32221929473392</text:p>
              </table:table-cell>
              <table:table-cell office:value-type="float" office:value="3.43910559857608">
                <text:p>3.43910559857608</text:p>
              </table:table-cell>
            </table:table-row>
            <table:table-row>
              <table:table-cell office:value-type="float" office:value="2.32428245529769">
                <text:p>2.32428245529769</text:p>
              </table:table-cell>
              <table:table-cell office:value-type="float" office:value="3.44658601353366">
                <text:p>3.44658601353366</text:p>
              </table:table-cell>
            </table:table-row>
            <table:table-row>
              <table:table-cell office:value-type="float" office:value="2.32633586092875">
                <text:p>2.32633586092875</text:p>
              </table:table-cell>
              <table:table-cell office:value-type="float" office:value="3.4544845016274">
                <text:p>3.4544845016274</text:p>
              </table:table-cell>
            </table:table-row>
            <table:table-row>
              <table:table-cell office:value-type="float" office:value="2.32837960343874">
                <text:p>2.32837960343874</text:p>
              </table:table-cell>
              <table:table-cell office:value-type="float" office:value="3.44811920437226">
                <text:p>3.44811920437226</text:p>
              </table:table-cell>
            </table:table-row>
            <table:table-row>
              <table:table-cell office:value-type="float" office:value="2.33041377334919">
                <text:p>2.33041377334919</text:p>
              </table:table-cell>
              <table:table-cell office:value-type="float" office:value="3.45093327027849">
                <text:p>3.45093327027849</text:p>
              </table:table-cell>
            </table:table-row>
            <table:table-row>
              <table:table-cell office:value-type="float" office:value="2.3324384599156">
                <text:p>2.3324384599156</text:p>
              </table:table-cell>
              <table:table-cell office:value-type="float" office:value="3.45442955940221">
                <text:p>3.45442955940221</text:p>
              </table:table-cell>
            </table:table-row>
            <table:table-row>
              <table:table-cell office:value-type="float" office:value="2.33445375115093">
                <text:p>2.33445375115093</text:p>
              </table:table-cell>
              <table:table-cell office:value-type="float" office:value="3.45586870133199">
                <text:p>3.45586870133199</text:p>
              </table:table-cell>
            </table:table-row>
            <table:table-row>
              <table:table-cell office:value-type="float" office:value="2.33645973384853">
                <text:p>2.33645973384853</text:p>
              </table:table-cell>
              <table:table-cell office:value-type="float" office:value="3.45054535066381">
                <text:p>3.45054535066381</text:p>
              </table:table-cell>
            </table:table-row>
            <table:table-row>
              <table:table-cell office:value-type="float" office:value="2.3384564936046">
                <text:p>2.3384564936046</text:p>
              </table:table-cell>
              <table:table-cell office:value-type="float" office:value="3.45730772434017">
                <text:p>3.45730772434017</text:p>
              </table:table-cell>
            </table:table-row>
            <table:table-row>
              <table:table-cell office:value-type="float" office:value="2.34044411484012">
                <text:p>2.34044411484012</text:p>
              </table:table-cell>
              <table:table-cell office:value-type="float" office:value="3.44668647136223">
                <text:p>3.44668647136223</text:p>
              </table:table-cell>
            </table:table-row>
            <table:table-row>
              <table:table-cell office:value-type="float" office:value="2.34242268082221">
                <text:p>2.34242268082221</text:p>
              </table:table-cell>
              <table:table-cell office:value-type="float" office:value="3.44778919442445">
                <text:p>3.44778919442445</text:p>
              </table:table-cell>
            </table:table-row>
            <table:table-row>
              <table:table-cell office:value-type="float" office:value="2.34439227368511">
                <text:p>2.34439227368511</text:p>
              </table:table-cell>
              <table:table-cell office:value-type="float" office:value="3.44967384277245">
                <text:p>3.44967384277245</text:p>
              </table:table-cell>
            </table:table-row>
            <table:table-row>
              <table:table-cell office:value-type="float" office:value="2.34635297445064">
                <text:p>2.34635297445064</text:p>
              </table:table-cell>
              <table:table-cell office:value-type="float" office:value="3.45107254519867">
                <text:p>3.45107254519867</text:p>
              </table:table-cell>
            </table:table-row>
            <table:table-row>
              <table:table-cell office:value-type="float" office:value="2.34830486304816">
                <text:p>2.34830486304816</text:p>
              </table:table-cell>
              <table:table-cell office:value-type="float" office:value="3.44315547326827">
                <text:p>3.44315547326827</text:p>
              </table:table-cell>
            </table:table-row>
            <table:table-row>
              <table:table-cell office:value-type="float" office:value="2.35024801833416">
                <text:p>2.35024801833416</text:p>
              </table:table-cell>
              <table:table-cell office:value-type="float" office:value="3.43695895543286">
                <text:p>3.43695895543286</text:p>
              </table:table-cell>
            </table:table-row>
            <table:table-row>
              <table:table-cell office:value-type="float" office:value="2.35218251811136">
                <text:p>2.35218251811136</text:p>
              </table:table-cell>
              <table:table-cell office:value-type="float" office:value="3.44177436033396">
                <text:p>3.44177436033396</text:p>
              </table:table-cell>
            </table:table-row>
            <table:table-row>
              <table:table-cell office:value-type="float" office:value="2.3541084391474">
                <text:p>2.3541084391474</text:p>
              </table:table-cell>
              <table:table-cell office:value-type="float" office:value="3.44940500380573">
                <text:p>3.44940500380573</text:p>
              </table:table-cell>
            </table:table-row>
            <table:table-row>
              <table:table-cell office:value-type="float" office:value="2.35602585719312">
                <text:p>2.35602585719312</text:p>
              </table:table-cell>
              <table:table-cell office:value-type="float" office:value="3.43504592464213">
                <text:p>3.43504592464213</text:p>
              </table:table-cell>
            </table:table-row>
            <table:table-row>
              <table:table-cell office:value-type="float" office:value="2.35793484700045">
                <text:p>2.35793484700045</text:p>
              </table:table-cell>
              <table:table-cell office:value-type="float" office:value="3.4237088820736">
                <text:p>3.4237088820736</text:p>
              </table:table-cell>
            </table:table-row>
            <table:table-row>
              <table:table-cell office:value-type="float" office:value="2.35983548233989">
                <text:p>2.35983548233989</text:p>
              </table:table-cell>
              <table:table-cell office:value-type="float" office:value="3.42691283900724">
                <text:p>3.42691283900724</text:p>
              </table:table-cell>
            </table:table-row>
            <table:table-row>
              <table:table-cell office:value-type="float" office:value="2.36172783601759">
                <text:p>2.36172783601759</text:p>
              </table:table-cell>
              <table:table-cell office:value-type="float" office:value="3.42888838442844">
                <text:p>3.42888838442844</text:p>
              </table:table-cell>
            </table:table-row>
            <table:table-row>
              <table:table-cell office:value-type="float" office:value="2.36361197989214">
                <text:p>2.36361197989214</text:p>
              </table:table-cell>
              <table:table-cell office:value-type="float" office:value="3.4201695686925">
                <text:p>3.4201695686925</text:p>
              </table:table-cell>
            </table:table-row>
            <table:table-row>
              <table:table-cell office:value-type="float" office:value="2.3654879848909">
                <text:p>2.3654879848909</text:p>
              </table:table-cell>
              <table:table-cell office:value-type="float" office:value="3.42745467046698">
                <text:p>3.42745467046698</text:p>
              </table:table-cell>
            </table:table-row>
            <table:table-row>
              <table:table-cell office:value-type="float" office:value="2.36735592102602">
                <text:p>2.36735592102602</text:p>
              </table:table-cell>
              <table:table-cell office:value-type="float" office:value="3.43227854144249">
                <text:p>3.43227854144249</text:p>
              </table:table-cell>
            </table:table-row>
            <table:table-row>
              <table:table-cell office:value-type="float" office:value="2.36921585741014">
                <text:p>2.36921585741014</text:p>
              </table:table-cell>
              <table:table-cell office:value-type="float" office:value="3.42383209698423">
                <text:p>3.42383209698423</text:p>
              </table:table-cell>
            </table:table-row>
            <table:table-row>
              <table:table-cell office:value-type="float" office:value="2.37106786227174">
                <text:p>2.37106786227174</text:p>
              </table:table-cell>
              <table:table-cell office:value-type="float" office:value="3.42662521097737">
                <text:p>3.42662521097737</text:p>
              </table:table-cell>
            </table:table-row>
            <table:table-row>
              <table:table-cell office:value-type="float" office:value="2.37291200297011">
                <text:p>2.37291200297011</text:p>
              </table:table-cell>
              <table:table-cell office:value-type="float" office:value="3.4274941961354">
                <text:p>3.4274941961354</text:p>
              </table:table-cell>
            </table:table-row>
            <table:table-row>
              <table:table-cell office:value-type="float" office:value="2.3747483460101">
                <text:p>2.3747483460101</text:p>
              </table:table-cell>
              <table:table-cell office:value-type="float" office:value="3.43444076961752">
                <text:p>3.43444076961752</text:p>
              </table:table-cell>
            </table:table-row>
            <table:table-row>
              <table:table-cell office:value-type="float" office:value="2.37657695705651">
                <text:p>2.37657695705651</text:p>
              </table:table-cell>
              <table:table-cell office:value-type="float" office:value="3.43383447564778">
                <text:p>3.43383447564778</text:p>
              </table:table-cell>
            </table:table-row>
            <table:table-row>
              <table:table-cell office:value-type="float" office:value="2.37839790094814">
                <text:p>2.37839790094814</text:p>
              </table:table-cell>
              <table:table-cell office:value-type="float" office:value="3.42797645585955">
                <text:p>3.42797645585955</text:p>
              </table:table-cell>
            </table:table-row>
            <table:table-row>
              <table:table-cell office:value-type="float" office:value="2.38021124171161">
                <text:p>2.38021124171161</text:p>
              </table:table-cell>
              <table:table-cell office:value-type="float" office:value="3.42733485292255">
                <text:p>3.42733485292255</text:p>
              </table:table-cell>
            </table:table-row>
            <table:table-row>
              <table:table-cell office:value-type="float" office:value="2.38201704257487">
                <text:p>2.38201704257487</text:p>
              </table:table-cell>
              <table:table-cell office:value-type="float" office:value="3.43119593559504">
                <text:p>3.43119593559504</text:p>
              </table:table-cell>
            </table:table-row>
            <table:table-row>
              <table:table-cell office:value-type="float" office:value="2.38381536598043">
                <text:p>2.38381536598043</text:p>
              </table:table-cell>
              <table:table-cell office:value-type="float" office:value="3.42539672718545">
                <text:p>3.42539672718545</text:p>
              </table:table-cell>
            </table:table-row>
            <table:table-row>
              <table:table-cell office:value-type="float" office:value="2.38560627359831">
                <text:p>2.38560627359831</text:p>
              </table:table-cell>
              <table:table-cell office:value-type="float" office:value="3.42930662720004">
                <text:p>3.42930662720004</text:p>
              </table:table-cell>
            </table:table-row>
            <table:table-row>
              <table:table-cell office:value-type="float" office:value="2.38738982633873">
                <text:p>2.38738982633873</text:p>
              </table:table-cell>
              <table:table-cell office:value-type="float" office:value="3.42620710369871">
                <text:p>3.42620710369871</text:p>
              </table:table-cell>
            </table:table-row>
            <table:table-row>
              <table:table-cell office:value-type="float" office:value="2.38916608436453">
                <text:p>2.38916608436453</text:p>
              </table:table-cell>
              <table:table-cell office:value-type="float" office:value="3.42949357110522">
                <text:p>3.42949357110522</text:p>
              </table:table-cell>
            </table:table-row>
            <table:table-row>
              <table:table-cell office:value-type="float" office:value="2.39093510710338">
                <text:p>2.39093510710338</text:p>
              </table:table-cell>
              <table:table-cell office:value-type="float" office:value="3.43377103072296">
                <text:p>3.43377103072296</text:p>
              </table:table-cell>
            </table:table-row>
            <table:table-row>
              <table:table-cell office:value-type="float" office:value="2.39269695325967">
                <text:p>2.39269695325967</text:p>
              </table:table-cell>
              <table:table-cell office:value-type="float" office:value="3.42601029374748">
                <text:p>3.42601029374748</text:p>
              </table:table-cell>
            </table:table-row>
            <table:table-row>
              <table:table-cell office:value-type="float" office:value="2.39445168082622">
                <text:p>2.39445168082622</text:p>
              </table:table-cell>
              <table:table-cell office:value-type="float" office:value="3.41288988223803">
                <text:p>3.41288988223803</text:p>
              </table:table-cell>
            </table:table-row>
            <table:table-row>
              <table:table-cell office:value-type="float" office:value="2.39619934709574">
                <text:p>2.39619934709574</text:p>
              </table:table-cell>
              <table:table-cell office:value-type="float" office:value="3.4107491552348">
                <text:p>3.4107491552348</text:p>
              </table:table-cell>
            </table:table-row>
            <table:table-row>
              <table:table-cell office:value-type="float" office:value="2.39794000867204">
                <text:p>2.39794000867204</text:p>
              </table:table-cell>
              <table:table-cell office:value-type="float" office:value="3.40115856544542">
                <text:p>3.40115856544542</text:p>
              </table:table-cell>
            </table:table-row>
            <table:table-row>
              <table:table-cell office:value-type="float" office:value="2.39967372148104">
                <text:p>2.39967372148104</text:p>
              </table:table-cell>
              <table:table-cell office:value-type="float" office:value="3.40679854968134">
                <text:p>3.40679854968134</text:p>
              </table:table-cell>
            </table:table-row>
            <table:table-row>
              <table:table-cell office:value-type="float" office:value="2.40140054078154">
                <text:p>2.40140054078154</text:p>
              </table:table-cell>
              <table:table-cell office:value-type="float" office:value="3.41140615508079">
                <text:p>3.41140615508079</text:p>
              </table:table-cell>
            </table:table-row>
            <table:table-row>
              <table:table-cell office:value-type="float" office:value="2.40312052117582">
                <text:p>2.40312052117582</text:p>
              </table:table-cell>
              <table:table-cell office:value-type="float" office:value="3.41229201789754">
                <text:p>3.41229201789754</text:p>
              </table:table-cell>
            </table:table-row>
            <table:table-row>
              <table:table-cell office:value-type="float" office:value="2.40483371661994">
                <text:p>2.40483371661994</text:p>
              </table:table-cell>
              <table:table-cell office:value-type="float" office:value="3.40599250550352">
                <text:p>3.40599250550352</text:p>
              </table:table-cell>
            </table:table-row>
            <table:table-row>
              <table:table-cell office:value-type="float" office:value="2.40654018043395">
                <text:p>2.40654018043395</text:p>
              </table:table-cell>
              <table:table-cell office:value-type="float" office:value="3.4055064764608">
                <text:p>3.4055064764608</text:p>
              </table:table-cell>
            </table:table-row>
            <table:table-row>
              <table:table-cell office:value-type="float" office:value="2.40823996531185">
                <text:p>2.40823996531185</text:p>
              </table:table-cell>
              <table:table-cell office:value-type="float" office:value="3.41041547602769">
                <text:p>3.41041547602769</text:p>
              </table:table-cell>
            </table:table-row>
            <table:table-row>
              <table:table-cell office:value-type="float" office:value="2.40993312333129">
                <text:p>2.40993312333129</text:p>
              </table:table-cell>
              <table:table-cell office:value-type="float" office:value="3.41448680708807">
                <text:p>3.41448680708807</text:p>
              </table:table-cell>
            </table:table-row>
            <table:table-row>
              <table:table-cell office:value-type="float" office:value="2.41161970596323">
                <text:p>2.41161970596323</text:p>
              </table:table-cell>
              <table:table-cell office:value-type="float" office:value="3.41010645216847">
                <text:p>3.41010645216847</text:p>
              </table:table-cell>
            </table:table-row>
            <table:table-row>
              <table:table-cell office:value-type="float" office:value="2.41329976408125">
                <text:p>2.41329976408125</text:p>
              </table:table-cell>
              <table:table-cell office:value-type="float" office:value="3.40960289863369">
                <text:p>3.40960289863369</text:p>
              </table:table-cell>
            </table:table-row>
            <table:table-row>
              <table:table-cell office:value-type="float" office:value="2.41497334797082">
                <text:p>2.41497334797082</text:p>
              </table:table-cell>
              <table:table-cell office:value-type="float" office:value="3.41167543194334">
                <text:p>3.41167543194334</text:p>
              </table:table-cell>
            </table:table-row>
            <table:table-row>
              <table:table-cell office:value-type="float" office:value="2.41664050733828">
                <text:p>2.41664050733828</text:p>
              </table:table-cell>
              <table:table-cell office:value-type="float" office:value="3.40980706843265">
                <text:p>3.40980706843265</text:p>
              </table:table-cell>
            </table:table-row>
            <table:table-row>
              <table:table-cell office:value-type="float" office:value="2.41830129131975">
                <text:p>2.41830129131975</text:p>
              </table:table-cell>
              <table:table-cell office:value-type="float" office:value="3.40088378784913">
                <text:p>3.40088378784913</text:p>
              </table:table-cell>
            </table:table-row>
            <table:table-row>
              <table:table-cell office:value-type="float" office:value="2.41995574848976">
                <text:p>2.41995574848976</text:p>
              </table:table-cell>
              <table:table-cell office:value-type="float" office:value="3.40103378620262">
                <text:p>3.40103378620262</text:p>
              </table:table-cell>
            </table:table-row>
            <table:table-row>
              <table:table-cell office:value-type="float" office:value="2.42160392686983">
                <text:p>2.42160392686983</text:p>
              </table:table-cell>
              <table:table-cell office:value-type="float" office:value="3.39754739355398">
                <text:p>3.39754739355398</text:p>
              </table:table-cell>
            </table:table-row>
            <table:table-row>
              <table:table-cell office:value-type="float" office:value="2.42324587393681">
                <text:p>2.42324587393681</text:p>
              </table:table-cell>
              <table:table-cell office:value-type="float" office:value="3.40112659041603">
                <text:p>3.40112659041603</text:p>
              </table:table-cell>
            </table:table-row>
            <table:table-row>
              <table:table-cell office:value-type="float" office:value="2.42488163663107">
                <text:p>2.42488163663107</text:p>
              </table:table-cell>
              <table:table-cell office:value-type="float" office:value="3.40134843961728">
                <text:p>3.40134843961728</text:p>
              </table:table-cell>
            </table:table-row>
            <table:table-row>
              <table:table-cell office:value-type="float" office:value="2.42651126136457">
                <text:p>2.42651126136457</text:p>
              </table:table-cell>
              <table:table-cell office:value-type="float" office:value="3.39716677097484">
                <text:p>3.39716677097484</text:p>
              </table:table-cell>
            </table:table-row>
            <table:table-row>
              <table:table-cell office:value-type="float" office:value="2.42813479402879">
                <text:p>2.42813479402879</text:p>
              </table:table-cell>
              <table:table-cell office:value-type="float" office:value="3.40182008060731">
                <text:p>3.40182008060731</text:p>
              </table:table-cell>
            </table:table-row>
            <table:table-row>
              <table:table-cell office:value-type="float" office:value="2.42975228000241">
                <text:p>2.42975228000241</text:p>
              </table:table-cell>
              <table:table-cell office:value-type="float" office:value="3.4048792092411">
                <text:p>3.4048792092411</text:p>
              </table:table-cell>
            </table:table-row>
            <table:table-row>
              <table:table-cell office:value-type="float" office:value="2.43136376415899">
                <text:p>2.43136376415899</text:p>
              </table:table-cell>
              <table:table-cell office:value-type="float" office:value="3.40067765064436">
                <text:p>3.40067765064436</text:p>
              </table:table-cell>
            </table:table-row>
            <table:table-row>
              <table:table-cell office:value-type="float" office:value="2.43296929087441">
                <text:p>2.43296929087441</text:p>
              </table:table-cell>
              <table:table-cell office:value-type="float" office:value="3.3948550634154">
                <text:p>3.3948550634154</text:p>
              </table:table-cell>
            </table:table-row>
            <table:table-row>
              <table:table-cell office:value-type="float" office:value="2.4345689040342">
                <text:p>2.4345689040342</text:p>
              </table:table-cell>
              <table:table-cell office:value-type="float" office:value="3.39914367479767">
                <text:p>3.39914367479767</text:p>
              </table:table-cell>
            </table:table-row>
            <table:table-row>
              <table:table-cell office:value-type="float" office:value="2.43616264704076">
                <text:p>2.43616264704076</text:p>
              </table:table-cell>
              <table:table-cell office:value-type="float" office:value="3.39870595450166">
                <text:p>3.39870595450166</text:p>
              </table:table-cell>
            </table:table-row>
            <table:table-row>
              <table:table-cell office:value-type="float" office:value="2.43775056282039">
                <text:p>2.43775056282039</text:p>
              </table:table-cell>
              <table:table-cell office:value-type="float" office:value="3.40410610523698">
                <text:p>3.40410610523698</text:p>
              </table:table-cell>
            </table:table-row>
            <table:table-row>
              <table:table-cell office:value-type="float" office:value="2.43933269383026">
                <text:p>2.43933269383026</text:p>
              </table:table-cell>
              <table:table-cell office:value-type="float" office:value="3.41031230955632">
                <text:p>3.41031230955632</text:p>
              </table:table-cell>
            </table:table-row>
            <table:table-row>
              <table:table-cell office:value-type="float" office:value="2.44090908206522">
                <text:p>2.44090908206522</text:p>
              </table:table-cell>
              <table:table-cell office:value-type="float" office:value="3.41570365160213">
                <text:p>3.41570365160213</text:p>
              </table:table-cell>
            </table:table-row>
            <table:table-row>
              <table:table-cell office:value-type="float" office:value="2.44247976906445">
                <text:p>2.44247976906445</text:p>
              </table:table-cell>
              <table:table-cell office:value-type="float" office:value="3.42162790183301">
                <text:p>3.42162790183301</text:p>
              </table:table-cell>
            </table:table-row>
            <table:table-row>
              <table:table-cell office:value-type="float" office:value="2.44404479591808">
                <text:p>2.44404479591808</text:p>
              </table:table-cell>
              <table:table-cell office:value-type="float" office:value="3.41670699599758">
                <text:p>3.41670699599758</text:p>
              </table:table-cell>
            </table:table-row>
            <table:table-row>
              <table:table-cell office:value-type="float" office:value="2.4456042032736">
                <text:p>2.4456042032736</text:p>
              </table:table-cell>
              <table:table-cell office:value-type="float" office:value="3.4150304778316">
                <text:p>3.4150304778316</text:p>
              </table:table-cell>
            </table:table-row>
            <table:table-row>
              <table:table-cell office:value-type="float" office:value="2.44715803134222">
                <text:p>2.44715803134222</text:p>
              </table:table-cell>
              <table:table-cell office:value-type="float" office:value="3.40948837775805">
                <text:p>3.40948837775805</text:p>
              </table:table-cell>
            </table:table-row>
            <table:table-row>
              <table:table-cell office:value-type="float" office:value="2.44870631990508">
                <text:p>2.44870631990508</text:p>
              </table:table-cell>
              <table:table-cell office:value-type="float" office:value="3.41552614336475">
                <text:p>3.41552614336475</text:p>
              </table:table-cell>
            </table:table-row>
            <table:table-row>
              <table:table-cell office:value-type="float" office:value="2.45024910831936">
                <text:p>2.45024910831936</text:p>
              </table:table-cell>
              <table:table-cell office:value-type="float" office:value="3.4212449555484">
                <text:p>3.4212449555484</text:p>
              </table:table-cell>
            </table:table-row>
            <table:table-row>
              <table:table-cell office:value-type="float" office:value="2.45178643552429">
                <text:p>2.45178643552429</text:p>
              </table:table-cell>
              <table:table-cell office:value-type="float" office:value="3.41493615628846">
                <text:p>3.41493615628846</text:p>
              </table:table-cell>
            </table:table-row>
            <table:table-row>
              <table:table-cell office:value-type="float" office:value="2.45331834004704">
                <text:p>2.45331834004704</text:p>
              </table:table-cell>
              <table:table-cell office:value-type="float" office:value="3.41885204383461">
                <text:p>3.41885204383461</text:p>
              </table:table-cell>
            </table:table-row>
            <table:table-row>
              <table:table-cell office:value-type="float" office:value="2.45484486000851">
                <text:p>2.45484486000851</text:p>
              </table:table-cell>
              <table:table-cell office:value-type="float" office:value="3.41176314569342">
                <text:p>3.41176314569342</text:p>
              </table:table-cell>
            </table:table-row>
            <table:table-row>
              <table:table-cell office:value-type="float" office:value="2.45636603312904">
                <text:p>2.45636603312904</text:p>
              </table:table-cell>
              <table:table-cell office:value-type="float" office:value="3.41285824347664">
                <text:p>3.41285824347664</text:p>
              </table:table-cell>
            </table:table-row>
            <table:table-row>
              <table:table-cell office:value-type="float" office:value="2.45788189673399">
                <text:p>2.45788189673399</text:p>
              </table:table-cell>
              <table:table-cell office:value-type="float" office:value="3.41074923816999">
                <text:p>3.41074923816999</text:p>
              </table:table-cell>
            </table:table-row>
            <table:table-row>
              <table:table-cell office:value-type="float" office:value="2.45939248775923">
                <text:p>2.45939248775923</text:p>
              </table:table-cell>
              <table:table-cell office:value-type="float" office:value="3.40104759013076">
                <text:p>3.40104759013076</text:p>
              </table:table-cell>
            </table:table-row>
            <table:table-row>
              <table:table-cell office:value-type="float" office:value="2.46089784275655">
                <text:p>2.46089784275655</text:p>
              </table:table-cell>
              <table:table-cell office:value-type="float" office:value="3.40524929007935">
                <text:p>3.40524929007935</text:p>
              </table:table-cell>
            </table:table-row>
            <table:table-row>
              <table:table-cell office:value-type="float" office:value="2.46239799789896">
                <text:p>2.46239799789896</text:p>
              </table:table-cell>
              <table:table-cell office:value-type="float" office:value="3.40641477623025">
                <text:p>3.40641477623025</text:p>
              </table:table-cell>
            </table:table-row>
            <table:table-row>
              <table:table-cell office:value-type="float" office:value="2.46389298898591">
                <text:p>2.46389298898591</text:p>
              </table:table-cell>
              <table:table-cell office:value-type="float" office:value="3.41110755628552">
                <text:p>3.41110755628552</text:p>
              </table:table-cell>
            </table:table-row>
            <table:table-row>
              <table:table-cell office:value-type="float" office:value="2.46538285144842">
                <text:p>2.46538285144842</text:p>
              </table:table-cell>
              <table:table-cell office:value-type="float" office:value="3.41675565123228">
                <text:p>3.41675565123228</text:p>
              </table:table-cell>
            </table:table-row>
            <table:table-row>
              <table:table-cell office:value-type="float" office:value="2.46686762035411">
                <text:p>2.46686762035411</text:p>
              </table:table-cell>
              <table:table-cell office:value-type="float" office:value="3.4187812759813">
                <text:p>3.4187812759813</text:p>
              </table:table-cell>
            </table:table-row>
            <table:table-row>
              <table:table-cell office:value-type="float" office:value="2.46834733041216">
                <text:p>2.46834733041216</text:p>
              </table:table-cell>
              <table:table-cell office:value-type="float" office:value="3.40830373170302">
                <text:p>3.40830373170302</text:p>
              </table:table-cell>
            </table:table-row>
            <table:table-row>
              <table:table-cell office:value-type="float" office:value="2.46982201597816">
                <text:p>2.46982201597816</text:p>
              </table:table-cell>
              <table:table-cell office:value-type="float" office:value="3.40057153416526">
                <text:p>3.40057153416526</text:p>
              </table:table-cell>
            </table:table-row>
            <table:table-row>
              <table:table-cell office:value-type="float" office:value="2.47129171105894">
                <text:p>2.47129171105894</text:p>
              </table:table-cell>
              <table:table-cell office:value-type="float" office:value="3.3955804804385">
                <text:p>3.3955804804385</text:p>
              </table:table-cell>
            </table:table-row>
            <table:table-row>
              <table:table-cell office:value-type="float" office:value="2.47275644931721">
                <text:p>2.47275644931721</text:p>
              </table:table-cell>
              <table:table-cell office:value-type="float" office:value="3.38729742059412">
                <text:p>3.38729742059412</text:p>
              </table:table-cell>
            </table:table-row>
            <table:table-row>
              <table:table-cell office:value-type="float" office:value="2.47421626407626">
                <text:p>2.47421626407626</text:p>
              </table:table-cell>
              <table:table-cell office:value-type="float" office:value="3.39270496256916">
                <text:p>3.39270496256916</text:p>
              </table:table-cell>
            </table:table-row>
            <table:table-row>
              <table:table-cell office:value-type="float" office:value="2.47567118832443">
                <text:p>2.47567118832443</text:p>
              </table:table-cell>
              <table:table-cell office:value-type="float" office:value="3.39139801794188">
                <text:p>3.391398017941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force-intercept="false" chart:regression-type="linear"/>
      <style:graphic-properties svg:stroke-width="0.053cm" svg:stroke-color="#3366cc" svg:stroke-opacity="60%"/>
    </style:style>
    <style:style style:name="ch9" style:family="chart">
      <style:text-properties style:text-position="0% 100%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8.389cm" svg:height="9.816cm" xlink:href=".." xlink:type="simple" chart:class="chart:line" chart:column-mapping="0" chart:style-name="ch1">
        <chart:legend chart:legend-position="end" svg:x="14.055cm" svg:y="4.36cm" style:legend-expansion="high" chart:style-name="ch2"/>
        <chart:plot-area chart:style-name="ch3" table:cell-range-address="'Copy of Sheet1'.X3:'Copy of Sheet1'.X256 'Copy of Sheet1'.H3:'Copy of Sheet1'.H256" chart:data-source-has-labels="column" svg:x="0.367cm" svg:y="0.196cm" svg:width="13.321cm" svg:height="9.424cm">
          <chartooo:coordinate-region svg:x="1.554cm" svg:y="0.196cm" svg:width="11.534cm" svg:height="6.992cm"/>
          <chart:axis chart:dimension="x" chart:name="primary-x" chart:style-name="ch4" chartooo:axis-type="text">
            <chart:categories table:cell-range-address="'Copy of Sheet1'.X3:'Copy of Sheet1'.X2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py of Sheet1'.H3:'Copy of Sheet1'.H256" chart:class="chart:line">
            <chart:regression-curve chart:style-name="ch8">
              <chart:equation chart:display-equation="true" chart:display-r-square="false" chart:style-name="ch9"/>
            </chart:regression-curve>
            <chart:data-point chart:repeated="25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2.41161970596323">
                <text:p>2.41161970596323</text:p>
                <draw:g>
                  <svg:desc>'Copy of Sheet1'.X3:'Copy of Sheet1'.X256</svg:desc>
                </draw:g>
              </table:table-cell>
              <table:table-cell office:value-type="float" office:value="0.00333327235243575">
                <text:p>0.00333327235243575</text:p>
                <draw:g>
                  <svg:desc>'Copy of Sheet1'.H3:'Copy of Sheet1'.H256</svg:desc>
                </draw:g>
              </table:table-cell>
            </table:table-row>
            <table:table-row>
              <table:table-cell office:value-type="float" office:value="2.41329976408125">
                <text:p>2.41329976408125</text:p>
              </table:table-cell>
              <table:table-cell office:value-type="float" office:value="0.00429852234591448">
                <text:p>0.00429852234591448</text:p>
              </table:table-cell>
            </table:table-row>
            <table:table-row>
              <table:table-cell office:value-type="float" office:value="2.41497334797082">
                <text:p>2.41497334797082</text:p>
              </table:table-cell>
              <table:table-cell office:value-type="float" office:value="0.00359840991919849">
                <text:p>0.00359840991919849</text:p>
              </table:table-cell>
            </table:table-row>
            <table:table-row>
              <table:table-cell office:value-type="float" office:value="2.41664050733828">
                <text:p>2.41664050733828</text:p>
              </table:table-cell>
              <table:table-cell office:value-type="float" office:value="0.00429521183996809">
                <text:p>0.00429521183996809</text:p>
              </table:table-cell>
            </table:table-row>
            <table:table-row>
              <table:table-cell office:value-type="float" office:value="2.41830129131975">
                <text:p>2.41830129131975</text:p>
              </table:table-cell>
              <table:table-cell office:value-type="float" office:value="0.00448985890220226">
                <text:p>0.00448985890220226</text:p>
              </table:table-cell>
            </table:table-row>
            <table:table-row>
              <table:table-cell office:value-type="float" office:value="2.41995574848976">
                <text:p>2.41995574848976</text:p>
              </table:table-cell>
              <table:table-cell office:value-type="float" office:value="0.00339423962578791">
                <text:p>0.00339423962578791</text:p>
              </table:table-cell>
            </table:table-row>
            <table:table-row>
              <table:table-cell office:value-type="float" office:value="2.42160392686983">
                <text:p>2.42160392686983</text:p>
              </table:table-cell>
              <table:table-cell office:value-type="float" office:value="0.00677365724447633">
                <text:p>0.00677365724447633</text:p>
              </table:table-cell>
            </table:table-row>
            <table:table-row>
              <table:table-cell office:value-type="float" office:value="2.42324587393681">
                <text:p>2.42324587393681</text:p>
              </table:table-cell>
              <table:table-cell office:value-type="float" office:value="0.193895938623033">
                <text:p>0.193895938623033</text:p>
              </table:table-cell>
            </table:table-row>
            <table:table-row>
              <table:table-cell office:value-type="float" office:value="2.42488163663107">
                <text:p>2.42488163663107</text:p>
              </table:table-cell>
              <table:table-cell office:value-type="float" office:value="0.00981751587965199">
                <text:p>0.00981751587965199</text:p>
              </table:table-cell>
            </table:table-row>
            <table:table-row>
              <table:table-cell office:value-type="float" office:value="2.42651126136457">
                <text:p>2.42651126136457</text:p>
              </table:table-cell>
              <table:table-cell office:value-type="float" office:value="0.0098175158796527">
                <text:p>0.0098175158796527</text:p>
              </table:table-cell>
            </table:table-row>
            <table:table-row>
              <table:table-cell office:value-type="float" office:value="2.42813479402879">
                <text:p>2.42813479402879</text:p>
              </table:table-cell>
              <table:table-cell office:value-type="float" office:value="0.0046442140987576">
                <text:p>0.0046442140987576</text:p>
              </table:table-cell>
            </table:table-row>
            <table:table-row>
              <table:table-cell office:value-type="float" office:value="2.42975228000241">
                <text:p>2.42975228000241</text:p>
              </table:table-cell>
              <table:table-cell office:value-type="float" office:value="0.00416980513168022">
                <text:p>0.00416980513168022</text:p>
              </table:table-cell>
            </table:table-row>
            <table:table-row>
              <table:table-cell office:value-type="float" office:value="2.43136376415899">
                <text:p>2.43136376415899</text:p>
              </table:table-cell>
              <table:table-cell office:value-type="float" office:value="0.00209646715331609">
                <text:p>0.00209646715331609</text:p>
              </table:table-cell>
            </table:table-row>
            <table:table-row>
              <table:table-cell office:value-type="float" office:value="2.43296929087441">
                <text:p>2.43296929087441</text:p>
              </table:table-cell>
              <table:table-cell office:value-type="float" office:value="0.0432305985407935">
                <text:p>0.0432305985407935</text:p>
              </table:table-cell>
            </table:table-row>
            <table:table-row>
              <table:table-cell office:value-type="float" office:value="2.4345689040342">
                <text:p>2.4345689040342</text:p>
              </table:table-cell>
              <table:table-cell office:value-type="float" office:value="0.00313160872027398">
                <text:p>0.00313160872027398</text:p>
              </table:table-cell>
            </table:table-row>
            <table:table-row>
              <table:table-cell office:value-type="float" office:value="2.43616264704076">
                <text:p>2.43616264704076</text:p>
              </table:table-cell>
              <table:table-cell office:value-type="float" office:value="0.0119398795969812">
                <text:p>0.0119398795969812</text:p>
              </table:table-cell>
            </table:table-row>
            <table:table-row>
              <table:table-cell office:value-type="float" office:value="2.43775056282039">
                <text:p>2.43775056282039</text:p>
              </table:table-cell>
              <table:table-cell office:value-type="float" office:value="0.00762316154448984">
                <text:p>0.00762316154448984</text:p>
              </table:table-cell>
            </table:table-row>
            <table:table-row>
              <table:table-cell office:value-type="float" office:value="2.43933269383026">
                <text:p>2.43933269383026</text:p>
              </table:table-cell>
              <table:table-cell office:value-type="float" office:value="0.0274650075503586">
                <text:p>0.0274650075503586</text:p>
              </table:table-cell>
            </table:table-row>
            <table:table-row>
              <table:table-cell office:value-type="float" office:value="2.44090908206522">
                <text:p>2.44090908206522</text:p>
              </table:table-cell>
              <table:table-cell office:value-type="float" office:value="0.00457348202938188">
                <text:p>0.00457348202938188</text:p>
              </table:table-cell>
            </table:table-row>
            <table:table-row>
              <table:table-cell office:value-type="float" office:value="2.44247976906445">
                <text:p>2.44247976906445</text:p>
              </table:table-cell>
              <table:table-cell office:value-type="float" office:value="0.533064738758439">
                <text:p>0.533064738758439</text:p>
              </table:table-cell>
            </table:table-row>
            <table:table-row>
              <table:table-cell office:value-type="float" office:value="2.44404479591808">
                <text:p>2.44404479591808</text:p>
              </table:table-cell>
              <table:table-cell office:value-type="float" office:value="0.0247298074681533">
                <text:p>0.0247298074681533</text:p>
              </table:table-cell>
            </table:table-row>
            <table:table-row>
              <table:table-cell office:value-type="float" office:value="2.4456042032736">
                <text:p>2.4456042032736</text:p>
              </table:table-cell>
              <table:table-cell office:value-type="float" office:value="0.00533657691748786">
                <text:p>0.00533657691748786</text:p>
              </table:table-cell>
            </table:table-row>
            <table:table-row>
              <table:table-cell office:value-type="float" office:value="2.44715803134222">
                <text:p>2.44715803134222</text:p>
              </table:table-cell>
              <table:table-cell office:value-type="float" office:value="0.0120542277608582">
                <text:p>0.0120542277608582</text:p>
              </table:table-cell>
            </table:table-row>
            <table:table-row>
              <table:table-cell office:value-type="float" office:value="2.44870631990508">
                <text:p>2.44870631990508</text:p>
              </table:table-cell>
              <table:table-cell office:value-type="float" office:value="0.0151822235722198">
                <text:p>0.0151822235722198</text:p>
              </table:table-cell>
            </table:table-row>
            <table:table-row>
              <table:table-cell office:value-type="float" office:value="2.45024910831936">
                <text:p>2.45024910831936</text:p>
              </table:table-cell>
              <table:table-cell office:value-type="float" office:value="0.0135908856907128">
                <text:p>0.0135908856907128</text:p>
              </table:table-cell>
            </table:table-row>
            <table:table-row>
              <table:table-cell office:value-type="float" office:value="2.45178643552429">
                <text:p>2.45178643552429</text:p>
              </table:table-cell>
              <table:table-cell office:value-type="float" office:value="0.0149457403390084">
                <text:p>0.0149457403390084</text:p>
              </table:table-cell>
            </table:table-row>
            <table:table-row>
              <table:table-cell office:value-type="float" office:value="2.45331834004704">
                <text:p>2.45331834004704</text:p>
              </table:table-cell>
              <table:table-cell office:value-type="float" office:value="0.799597108137659">
                <text:p>0.799597108137659</text:p>
              </table:table-cell>
            </table:table-row>
            <table:table-row>
              <table:table-cell office:value-type="float" office:value="2.45484486000851">
                <text:p>2.45484486000851</text:p>
              </table:table-cell>
              <table:table-cell office:value-type="float" office:value="0.0347650916581276">
                <text:p>0.0347650916581276</text:p>
              </table:table-cell>
            </table:table-row>
            <table:table-row>
              <table:table-cell office:value-type="float" office:value="2.45636603312904">
                <text:p>2.45636603312904</text:p>
              </table:table-cell>
              <table:table-cell office:value-type="float" office:value="0.0494596149363037">
                <text:p>0.0494596149363037</text:p>
              </table:table-cell>
            </table:table-row>
            <table:table-row>
              <table:table-cell office:value-type="float" office:value="2.45788189673399">
                <text:p>2.45788189673399</text:p>
              </table:table-cell>
              <table:table-cell office:value-type="float" office:value="0.0631260874844954">
                <text:p>0.0631260874844954</text:p>
              </table:table-cell>
            </table:table-row>
            <table:table-row>
              <table:table-cell office:value-type="float" office:value="2.45939248775923">
                <text:p>2.45939248775923</text:p>
              </table:table-cell>
              <table:table-cell office:value-type="float" office:value="0.00391444138716442">
                <text:p>0.00391444138716442</text:p>
              </table:table-cell>
            </table:table-row>
            <table:table-row>
              <table:table-cell office:value-type="float" office:value="2.46089784275655">
                <text:p>2.46089784275655</text:p>
              </table:table-cell>
              <table:table-cell office:value-type="float" office:value="0.152215849369441">
                <text:p>0.152215849369441</text:p>
              </table:table-cell>
            </table:table-row>
            <table:table-row>
              <table:table-cell office:value-type="float" office:value="2.46239799789896">
                <text:p>2.46239799789896</text:p>
              </table:table-cell>
              <table:table-cell office:value-type="float" office:value="0.0383277318556175">
                <text:p>0.0383277318556175</text:p>
              </table:table-cell>
            </table:table-row>
            <table:table-row>
              <table:table-cell office:value-type="float" office:value="2.46389298898591">
                <text:p>2.46389298898591</text:p>
              </table:table-cell>
              <table:table-cell office:value-type="float" office:value="0.0154870776974734">
                <text:p>0.0154870776974734</text:p>
              </table:table-cell>
            </table:table-row>
            <table:table-row>
              <table:table-cell office:value-type="float" office:value="2.46538285144842">
                <text:p>2.46538285144842</text:p>
              </table:table-cell>
              <table:table-cell office:value-type="float" office:value="0.034594511220328">
                <text:p>0.034594511220328</text:p>
              </table:table-cell>
            </table:table-row>
            <table:table-row>
              <table:table-cell office:value-type="float" office:value="2.46686762035411">
                <text:p>2.46686762035411</text:p>
              </table:table-cell>
              <table:table-cell office:value-type="float" office:value="0.00320529764421577">
                <text:p>0.00320529764421577</text:p>
              </table:table-cell>
            </table:table-row>
            <table:table-row>
              <table:table-cell office:value-type="float" office:value="2.46834733041216">
                <text:p>2.46834733041216</text:p>
              </table:table-cell>
              <table:table-cell office:value-type="float" office:value="0.00657522797665638">
                <text:p>0.00657522797665638</text:p>
              </table:table-cell>
            </table:table-row>
            <table:table-row>
              <table:table-cell office:value-type="float" office:value="2.46982201597816">
                <text:p>2.46982201597816</text:p>
              </table:table-cell>
              <table:table-cell office:value-type="float" office:value="0.110048552451398">
                <text:p>0.110048552451398</text:p>
              </table:table-cell>
            </table:table-row>
            <table:table-row>
              <table:table-cell office:value-type="float" office:value="2.47129171105894">
                <text:p>2.47129171105894</text:p>
              </table:table-cell>
              <table:table-cell office:value-type="float" office:value="0.0248919344830567">
                <text:p>0.0248919344830567</text:p>
              </table:table-cell>
            </table:table-row>
            <table:table-row>
              <table:table-cell office:value-type="float" office:value="2.47275644931721">
                <text:p>2.47275644931721</text:p>
              </table:table-cell>
              <table:table-cell office:value-type="float" office:value="0.00256069323946112">
                <text:p>0.00256069323946112</text:p>
              </table:table-cell>
            </table:table-row>
            <table:table-row>
              <table:table-cell office:value-type="float" office:value="2.47421626407626">
                <text:p>2.47421626407626</text:p>
              </table:table-cell>
              <table:table-cell office:value-type="float" office:value="0.0122843544059473">
                <text:p>0.0122843544059473</text:p>
              </table:table-cell>
            </table:table-row>
            <table:table-row>
              <table:table-cell office:value-type="float" office:value="2.47567118832443">
                <text:p>2.47567118832443</text:p>
              </table:table-cell>
              <table:table-cell office:value-type="float" office:value="0.0209818042954295">
                <text:p>0.0209818042954295</text:p>
              </table:table-cell>
            </table:table-row>
            <table:table-row>
              <table:table-cell office:value-type="float" office:value="2.47712125471966">
                <text:p>2.47712125471966</text:p>
              </table:table-cell>
              <table:table-cell office:value-type="float" office:value="0.00766033798333132">
                <text:p>0.00766033798333132</text:p>
              </table:table-cell>
            </table:table-row>
            <table:table-row>
              <table:table-cell office:value-type="float" office:value="2.47856649559384">
                <text:p>2.47856649559384</text:p>
              </table:table-cell>
              <table:table-cell office:value-type="float" office:value="0.0175756672344836">
                <text:p>0.0175756672344836</text:p>
              </table:table-cell>
            </table:table-row>
            <table:table-row>
              <table:table-cell office:value-type="float" office:value="2.48000694295715">
                <text:p>2.48000694295715</text:p>
              </table:table-cell>
              <table:table-cell office:value-type="float" office:value="0.017924852676228">
                <text:p>0.017924852676228</text:p>
              </table:table-cell>
            </table:table-row>
            <table:table-row>
              <table:table-cell office:value-type="float" office:value="2.4814426285023">
                <text:p>2.4814426285023</text:p>
              </table:table-cell>
              <table:table-cell office:value-type="float" office:value="0.0113249069209639">
                <text:p>0.0113249069209639</text:p>
              </table:table-cell>
            </table:table-row>
            <table:table-row>
              <table:table-cell office:value-type="float" office:value="2.48287358360875">
                <text:p>2.48287358360875</text:p>
              </table:table-cell>
              <table:table-cell office:value-type="float" office:value="0.038121869776203">
                <text:p>0.038121869776203</text:p>
              </table:table-cell>
            </table:table-row>
            <table:table-row>
              <table:table-cell office:value-type="float" office:value="2.48429983934679">
                <text:p>2.48429983934679</text:p>
              </table:table-cell>
              <table:table-cell office:value-type="float" office:value="0.0239526792399144">
                <text:p>0.0239526792399144</text:p>
              </table:table-cell>
            </table:table-row>
            <table:table-row>
              <table:table-cell office:value-type="float" office:value="2.48572142648158">
                <text:p>2.48572142648158</text:p>
              </table:table-cell>
              <table:table-cell office:value-type="float" office:value="0.0446151552875329">
                <text:p>0.0446151552875329</text:p>
              </table:table-cell>
            </table:table-row>
            <table:table-row>
              <table:table-cell office:value-type="float" office:value="2.48713837547719">
                <text:p>2.48713837547719</text:p>
              </table:table-cell>
              <table:table-cell office:value-type="float" office:value="0.0501231991501926">
                <text:p>0.0501231991501926</text:p>
              </table:table-cell>
            </table:table-row>
            <table:table-row>
              <table:table-cell office:value-type="float" office:value="2.48855071650044">
                <text:p>2.48855071650044</text:p>
              </table:table-cell>
              <table:table-cell office:value-type="float" office:value="0.0167077330500642">
                <text:p>0.0167077330500642</text:p>
              </table:table-cell>
            </table:table-row>
            <table:table-row>
              <table:table-cell office:value-type="float" office:value="2.48995847942483">
                <text:p>2.48995847942483</text:p>
              </table:table-cell>
              <table:table-cell office:value-type="float" office:value="0.0137161457133974">
                <text:p>0.0137161457133974</text:p>
              </table:table-cell>
            </table:table-row>
            <table:table-row>
              <table:table-cell office:value-type="float" office:value="2.49136169383427">
                <text:p>2.49136169383427</text:p>
              </table:table-cell>
              <table:table-cell office:value-type="float" office:value="0.0036936683058722">
                <text:p>0.0036936683058722</text:p>
              </table:table-cell>
            </table:table-row>
            <table:table-row>
              <table:table-cell office:value-type="float" office:value="2.49276038902684">
                <text:p>2.49276038902684</text:p>
              </table:table-cell>
              <table:table-cell office:value-type="float" office:value="0.00813163512159059">
                <text:p>0.00813163512159059</text:p>
              </table:table-cell>
            </table:table-row>
            <table:table-row>
              <table:table-cell office:value-type="float" office:value="2.49415459401844">
                <text:p>2.49415459401844</text:p>
              </table:table-cell>
              <table:table-cell office:value-type="float" office:value="0.0229066220136054">
                <text:p>0.0229066220136054</text:p>
              </table:table-cell>
            </table:table-row>
            <table:table-row>
              <table:table-cell office:value-type="float" office:value="2.49554433754645">
                <text:p>2.49554433754645</text:p>
              </table:table-cell>
              <table:table-cell office:value-type="float" office:value="0.0110010146485722">
                <text:p>0.0110010146485722</text:p>
              </table:table-cell>
            </table:table-row>
            <table:table-row>
              <table:table-cell office:value-type="float" office:value="2.49692964807321">
                <text:p>2.49692964807321</text:p>
              </table:table-cell>
              <table:table-cell office:value-type="float" office:value="0.0124077535907028">
                <text:p>0.0124077535907028</text:p>
              </table:table-cell>
            </table:table-row>
            <table:table-row>
              <table:table-cell office:value-type="float" office:value="2.4983105537896">
                <text:p>2.4983105537896</text:p>
              </table:table-cell>
              <table:table-cell office:value-type="float" office:value="0.0140648151451616">
                <text:p>0.0140648151451616</text:p>
              </table:table-cell>
            </table:table-row>
            <table:table-row>
              <table:table-cell office:value-type="float" office:value="2.4996870826184">
                <text:p>2.4996870826184</text:p>
              </table:table-cell>
              <table:table-cell office:value-type="float" office:value="0.00592304286634379">
                <text:p>0.00592304286634379</text:p>
              </table:table-cell>
            </table:table-row>
            <table:table-row>
              <table:table-cell office:value-type="float" office:value="2.50105926221775">
                <text:p>2.50105926221775</text:p>
              </table:table-cell>
              <table:table-cell office:value-type="float" office:value="0.0447450595809789">
                <text:p>0.0447450595809789</text:p>
              </table:table-cell>
            </table:table-row>
            <table:table-row>
              <table:table-cell office:value-type="float" office:value="2.50242711998443">
                <text:p>2.50242711998443</text:p>
              </table:table-cell>
              <table:table-cell office:value-type="float" office:value="0.0195823049866877">
                <text:p>0.0195823049866877</text:p>
              </table:table-cell>
            </table:table-row>
            <table:table-row>
              <table:table-cell office:value-type="float" office:value="2.50379068305718">
                <text:p>2.50379068305718</text:p>
              </table:table-cell>
              <table:table-cell office:value-type="float" office:value="0.00783647595202289">
                <text:p>0.00783647595202289</text:p>
              </table:table-cell>
            </table:table-row>
            <table:table-row>
              <table:table-cell office:value-type="float" office:value="2.50514997831991">
                <text:p>2.50514997831991</text:p>
              </table:table-cell>
              <table:table-cell office:value-type="float" office:value="0.0413196004743018">
                <text:p>0.0413196004743018</text:p>
              </table:table-cell>
            </table:table-row>
            <table:table-row>
              <table:table-cell office:value-type="float" office:value="2.50650503240487">
                <text:p>2.50650503240487</text:p>
              </table:table-cell>
              <table:table-cell office:value-type="float" office:value="0.00998357976777945">
                <text:p>0.00998357976777945</text:p>
              </table:table-cell>
            </table:table-row>
            <table:table-row>
              <table:table-cell office:value-type="float" office:value="2.50785587169583">
                <text:p>2.50785587169583</text:p>
              </table:table-cell>
              <table:table-cell office:value-type="float" office:value="0.0106878669543678">
                <text:p>0.0106878669543678</text:p>
              </table:table-cell>
            </table:table-row>
            <table:table-row>
              <table:table-cell office:value-type="float" office:value="2.5092025223311">
                <text:p>2.5092025223311</text:p>
              </table:table-cell>
              <table:table-cell office:value-type="float" office:value="0.0121459866373125">
                <text:p>0.0121459866373125</text:p>
              </table:table-cell>
            </table:table-row>
            <table:table-row>
              <table:table-cell office:value-type="float" office:value="2.51054501020661">
                <text:p>2.51054501020661</text:p>
              </table:table-cell>
              <table:table-cell office:value-type="float" office:value="0.0191481075368719">
                <text:p>0.0191481075368719</text:p>
              </table:table-cell>
            </table:table-row>
            <table:table-row>
              <table:table-cell office:value-type="float" office:value="2.51188336097887">
                <text:p>2.51188336097887</text:p>
              </table:table-cell>
              <table:table-cell office:value-type="float" office:value="0.0370635042881093">
                <text:p>0.0370635042881093</text:p>
              </table:table-cell>
            </table:table-row>
            <table:table-row>
              <table:table-cell office:value-type="float" office:value="2.51321760006794">
                <text:p>2.51321760006794</text:p>
              </table:table-cell>
              <table:table-cell office:value-type="float" office:value="0.00296561930770853">
                <text:p>0.00296561930770853</text:p>
              </table:table-cell>
            </table:table-row>
            <table:table-row>
              <table:table-cell office:value-type="float" office:value="2.51454775266029">
                <text:p>2.51454775266029</text:p>
              </table:table-cell>
              <table:table-cell office:value-type="float" office:value="0.0143702014939182">
                <text:p>0.0143702014939182</text:p>
              </table:table-cell>
            </table:table-row>
            <table:table-row>
              <table:table-cell office:value-type="float" office:value="2.51587384371168">
                <text:p>2.51587384371168</text:p>
              </table:table-cell>
              <table:table-cell office:value-type="float" office:value="0.00948433298598602">
                <text:p>0.00948433298598602</text:p>
              </table:table-cell>
            </table:table-row>
            <table:table-row>
              <table:table-cell office:value-type="float" office:value="2.51719589794997">
                <text:p>2.51719589794997</text:p>
              </table:table-cell>
              <table:table-cell office:value-type="float" office:value="0.0377217789215351">
                <text:p>0.0377217789215351</text:p>
              </table:table-cell>
            </table:table-row>
            <table:table-row>
              <table:table-cell office:value-type="float" office:value="2.51851393987789">
                <text:p>2.51851393987789</text:p>
              </table:table-cell>
              <table:table-cell office:value-type="float" office:value="0.0117852658405743">
                <text:p>0.0117852658405743</text:p>
              </table:table-cell>
            </table:table-row>
            <table:table-row>
              <table:table-cell office:value-type="float" office:value="2.51982799377572">
                <text:p>2.51982799377572</text:p>
              </table:table-cell>
              <table:table-cell office:value-type="float" office:value="0.0393618562659481">
                <text:p>0.0393618562659481</text:p>
              </table:table-cell>
            </table:table-row>
            <table:table-row>
              <table:table-cell office:value-type="float" office:value="2.52113808370404">
                <text:p>2.52113808370404</text:p>
              </table:table-cell>
              <table:table-cell office:value-type="float" office:value="0.00566148359027015">
                <text:p>0.00566148359027015</text:p>
              </table:table-cell>
            </table:table-row>
            <table:table-row>
              <table:table-cell office:value-type="float" office:value="2.52244423350632">
                <text:p>2.52244423350632</text:p>
              </table:table-cell>
              <table:table-cell office:value-type="float" office:value="0.0147752961947852">
                <text:p>0.0147752961947852</text:p>
              </table:table-cell>
            </table:table-row>
            <table:table-row>
              <table:table-cell office:value-type="float" office:value="2.52374646681156">
                <text:p>2.52374646681156</text:p>
              </table:table-cell>
              <table:table-cell office:value-type="float" office:value="0.0112908726023641">
                <text:p>0.0112908726023641</text:p>
              </table:table-cell>
            </table:table-row>
            <table:table-row>
              <table:table-cell office:value-type="float" office:value="2.52504480703684">
                <text:p>2.52504480703684</text:p>
              </table:table-cell>
              <table:table-cell office:value-type="float" office:value="0.04219724421731">
                <text:p>0.04219724421731</text:p>
              </table:table-cell>
            </table:table-row>
            <table:table-row>
              <table:table-cell office:value-type="float" office:value="2.52633927738984">
                <text:p>2.52633927738984</text:p>
              </table:table-cell>
              <table:table-cell office:value-type="float" office:value="0.0117159407473944">
                <text:p>0.0117159407473944</text:p>
              </table:table-cell>
            </table:table-row>
            <table:table-row>
              <table:table-cell office:value-type="float" office:value="2.52762990087134">
                <text:p>2.52762990087134</text:p>
              </table:table-cell>
              <table:table-cell office:value-type="float" office:value="0.00747638861507896">
                <text:p>0.00747638861507896</text:p>
              </table:table-cell>
            </table:table-row>
            <table:table-row>
              <table:table-cell office:value-type="float" office:value="2.52891670027765">
                <text:p>2.52891670027765</text:p>
              </table:table-cell>
              <table:table-cell office:value-type="float" office:value="0.0039930030614616">
                <text:p>0.0039930030614616</text:p>
              </table:table-cell>
            </table:table-row>
            <table:table-row>
              <table:table-cell office:value-type="float" office:value="2.53019969820308">
                <text:p>2.53019969820308</text:p>
              </table:table-cell>
              <table:table-cell office:value-type="float" office:value="0.00756728695690367">
                <text:p>0.00756728695690367</text:p>
              </table:table-cell>
            </table:table-row>
            <table:table-row>
              <table:table-cell office:value-type="float" office:value="2.53147891704225">
                <text:p>2.53147891704225</text:p>
              </table:table-cell>
              <table:table-cell office:value-type="float" office:value="0.00438702627105074">
                <text:p>0.00438702627105074</text:p>
              </table:table-cell>
            </table:table-row>
            <table:table-row>
              <table:table-cell office:value-type="float" office:value="2.5327543789925">
                <text:p>2.5327543789925</text:p>
              </table:table-cell>
              <table:table-cell office:value-type="float" office:value="0.0109917766393877">
                <text:p>0.0109917766393877</text:p>
              </table:table-cell>
            </table:table-row>
            <table:table-row>
              <table:table-cell office:value-type="float" office:value="2.53402610605613">
                <text:p>2.53402610605613</text:p>
              </table:table-cell>
              <table:table-cell office:value-type="float" office:value="0.00992876334524949">
                <text:p>0.00992876334524949</text:p>
              </table:table-cell>
            </table:table-row>
            <table:table-row>
              <table:table-cell office:value-type="float" office:value="2.53529412004277">
                <text:p>2.53529412004277</text:p>
              </table:table-cell>
              <table:table-cell office:value-type="float" office:value="0.00765453469276342">
                <text:p>0.00765453469276342</text:p>
              </table:table-cell>
            </table:table-row>
            <table:table-row>
              <table:table-cell office:value-type="float" office:value="2.53655844257153">
                <text:p>2.53655844257153</text:p>
              </table:table-cell>
              <table:table-cell office:value-type="float" office:value="0.0198377482774606">
                <text:p>0.0198377482774606</text:p>
              </table:table-cell>
            </table:table-row>
            <table:table-row>
              <table:table-cell office:value-type="float" office:value="2.53781909507327">
                <text:p>2.53781909507327</text:p>
              </table:table-cell>
              <table:table-cell office:value-type="float" office:value="0.0083685291052817">
                <text:p>0.0083685291052817</text:p>
              </table:table-cell>
            </table:table-row>
            <table:table-row>
              <table:table-cell office:value-type="float" office:value="2.53907609879278">
                <text:p>2.53907609879278</text:p>
              </table:table-cell>
              <table:table-cell office:value-type="float" office:value="0.00975372148411868">
                <text:p>0.00975372148411868</text:p>
              </table:table-cell>
            </table:table-row>
            <table:table-row>
              <table:table-cell office:value-type="float" office:value="2.54032947479087">
                <text:p>2.54032947479087</text:p>
              </table:table-cell>
              <table:table-cell office:value-type="float" office:value="0.0771980591882596">
                <text:p>0.0771980591882596</text:p>
              </table:table-cell>
            </table:table-row>
            <table:table-row>
              <table:table-cell office:value-type="float" office:value="2.54157924394658">
                <text:p>2.54157924394658</text:p>
              </table:table-cell>
              <table:table-cell office:value-type="float" office:value="0.00724785271854818">
                <text:p>0.00724785271854818</text:p>
              </table:table-cell>
            </table:table-row>
            <table:table-row>
              <table:table-cell office:value-type="float" office:value="2.54282542695918">
                <text:p>2.54282542695918</text:p>
              </table:table-cell>
              <table:table-cell office:value-type="float" office:value="0.0299055544603166">
                <text:p>0.0299055544603166</text:p>
              </table:table-cell>
            </table:table-row>
            <table:table-row>
              <table:table-cell office:value-type="float" office:value="2.54406804435028">
                <text:p>2.54406804435028</text:p>
              </table:table-cell>
              <table:table-cell office:value-type="float" office:value="0.0112780856571746">
                <text:p>0.0112780856571746</text:p>
              </table:table-cell>
            </table:table-row>
            <table:table-row>
              <table:table-cell office:value-type="float" office:value="2.54530711646582">
                <text:p>2.54530711646582</text:p>
              </table:table-cell>
              <table:table-cell office:value-type="float" office:value="0.0387492203707605">
                <text:p>0.0387492203707605</text:p>
              </table:table-cell>
            </table:table-row>
            <table:table-row>
              <table:table-cell office:value-type="float" office:value="2.54654266347813">
                <text:p>2.54654266347813</text:p>
              </table:table-cell>
              <table:table-cell office:value-type="float" office:value="0.00831264577235834">
                <text:p>0.00831264577235834</text:p>
              </table:table-cell>
            </table:table-row>
            <table:table-row>
              <table:table-cell office:value-type="float" office:value="2.54777470538782">
                <text:p>2.54777470538782</text:p>
              </table:table-cell>
              <table:table-cell office:value-type="float" office:value="0.0181394346726506">
                <text:p>0.0181394346726506</text:p>
              </table:table-cell>
            </table:table-row>
            <table:table-row>
              <table:table-cell office:value-type="float" office:value="2.54900326202579">
                <text:p>2.54900326202579</text:p>
              </table:table-cell>
              <table:table-cell office:value-type="float" office:value="0.0363450716616247">
                <text:p>0.0363450716616247</text:p>
              </table:table-cell>
            </table:table-row>
            <table:table-row>
              <table:table-cell office:value-type="float" office:value="2.55022835305509">
                <text:p>2.55022835305509</text:p>
              </table:table-cell>
              <table:table-cell office:value-type="float" office:value="0.0208774625477673">
                <text:p>0.0208774625477673</text:p>
              </table:table-cell>
            </table:table-row>
            <table:table-row>
              <table:table-cell office:value-type="float" office:value="2.55144999797287">
                <text:p>2.55144999797287</text:p>
              </table:table-cell>
              <table:table-cell office:value-type="float" office:value="0.013421225923565">
                <text:p>0.013421225923565</text:p>
              </table:table-cell>
            </table:table-row>
            <table:table-row>
              <table:table-cell office:value-type="float" office:value="2.55266821611219">
                <text:p>2.55266821611219</text:p>
              </table:table-cell>
              <table:table-cell office:value-type="float" office:value="0.00335983455981282">
                <text:p>0.00335983455981282</text:p>
              </table:table-cell>
            </table:table-row>
            <table:table-row>
              <table:table-cell office:value-type="float" office:value="2.55388302664387">
                <text:p>2.55388302664387</text:p>
              </table:table-cell>
              <table:table-cell office:value-type="float" office:value="0.03433982632857">
                <text:p>0.03433982632857</text:p>
              </table:table-cell>
            </table:table-row>
            <table:table-row>
              <table:table-cell office:value-type="float" office:value="2.55509444857832">
                <text:p>2.55509444857832</text:p>
              </table:table-cell>
              <table:table-cell office:value-type="float" office:value="0.0072637123525056">
                <text:p>0.0072637123525056</text:p>
              </table:table-cell>
            </table:table-row>
            <table:table-row>
              <table:table-cell office:value-type="float" office:value="2.55630250076729">
                <text:p>2.55630250076729</text:p>
              </table:table-cell>
              <table:table-cell office:value-type="float" office:value="0.0133851473592544">
                <text:p>0.0133851473592544</text:p>
              </table:table-cell>
            </table:table-row>
            <table:table-row>
              <table:table-cell office:value-type="float" office:value="2.55750720190566">
                <text:p>2.55750720190566</text:p>
              </table:table-cell>
              <table:table-cell office:value-type="float" office:value="0.00902860347713983">
                <text:p>0.00902860347713983</text:p>
              </table:table-cell>
            </table:table-row>
            <table:table-row>
              <table:table-cell office:value-type="float" office:value="2.55870857053317">
                <text:p>2.55870857053317</text:p>
              </table:table-cell>
              <table:table-cell office:value-type="float" office:value="0.301774231372242">
                <text:p>0.301774231372242</text:p>
              </table:table-cell>
            </table:table-row>
            <table:table-row>
              <table:table-cell office:value-type="float" office:value="2.55990662503611">
                <text:p>2.55990662503611</text:p>
              </table:table-cell>
              <table:table-cell office:value-type="float" office:value="0.226330673529181">
                <text:p>0.226330673529181</text:p>
              </table:table-cell>
            </table:table-row>
            <table:table-row>
              <table:table-cell office:value-type="float" office:value="2.56110138364906">
                <text:p>2.56110138364906</text:p>
              </table:table-cell>
              <table:table-cell office:value-type="float" office:value="0.0147752961947852">
                <text:p>0.0147752961947852</text:p>
              </table:table-cell>
            </table:table-row>
            <table:table-row>
              <table:table-cell office:value-type="float" office:value="2.56229286445647">
                <text:p>2.56229286445647</text:p>
              </table:table-cell>
              <table:table-cell office:value-type="float" office:value="0.02310568360855">
                <text:p>0.02310568360855</text:p>
              </table:table-cell>
            </table:table-row>
            <table:table-row>
              <table:table-cell office:value-type="float" office:value="2.56348108539441">
                <text:p>2.56348108539441</text:p>
              </table:table-cell>
              <table:table-cell office:value-type="float" office:value="0.0711324973948955">
                <text:p>0.0711324973948955</text:p>
              </table:table-cell>
            </table:table-row>
            <table:table-row>
              <table:table-cell office:value-type="float" office:value="2.56466606425209">
                <text:p>2.56466606425209</text:p>
              </table:table-cell>
              <table:table-cell office:value-type="float" office:value="0.0387492203707605">
                <text:p>0.0387492203707605</text:p>
              </table:table-cell>
            </table:table-row>
            <table:table-row>
              <table:table-cell office:value-type="float" office:value="2.56584781867352">
                <text:p>2.56584781867352</text:p>
              </table:table-cell>
              <table:table-cell office:value-type="float" office:value="0.025600384666543">
                <text:p>0.025600384666543</text:p>
              </table:table-cell>
            </table:table-row>
            <table:table-row>
              <table:table-cell office:value-type="float" office:value="2.56702636615906">
                <text:p>2.56702636615906</text:p>
              </table:table-cell>
              <table:table-cell office:value-type="float" office:value="0.00635922709788324">
                <text:p>0.00635922709788324</text:p>
              </table:table-cell>
            </table:table-row>
            <table:table-row>
              <table:table-cell office:value-type="float" office:value="2.56820172406699">
                <text:p>2.56820172406699</text:p>
              </table:table-cell>
              <table:table-cell office:value-type="float" office:value="0.0139280414479514">
                <text:p>0.0139280414479514</text:p>
              </table:table-cell>
            </table:table-row>
            <table:table-row>
              <table:table-cell office:value-type="float" office:value="2.56937390961505">
                <text:p>2.56937390961505</text:p>
              </table:table-cell>
              <table:table-cell office:value-type="float" office:value="0.01202723385904">
                <text:p>0.01202723385904</text:p>
              </table:table-cell>
            </table:table-row>
            <table:table-row>
              <table:table-cell office:value-type="float" office:value="2.5705429398819">
                <text:p>2.5705429398819</text:p>
              </table:table-cell>
              <table:table-cell office:value-type="float" office:value="0.221301103006316">
                <text:p>0.221301103006316</text:p>
              </table:table-cell>
            </table:table-row>
            <table:table-row>
              <table:table-cell office:value-type="float" office:value="2.57170883180869">
                <text:p>2.57170883180869</text:p>
              </table:table-cell>
              <table:table-cell office:value-type="float" office:value="0.0210095983866776">
                <text:p>0.0210095983866776</text:p>
              </table:table-cell>
            </table:table-row>
            <table:table-row>
              <table:table-cell office:value-type="float" office:value="2.57287160220048">
                <text:p>2.57287160220048</text:p>
              </table:table-cell>
              <table:table-cell office:value-type="float" office:value="0.00623188337627359">
                <text:p>0.00623188337627359</text:p>
              </table:table-cell>
            </table:table-row>
            <table:table-row>
              <table:table-cell office:value-type="float" office:value="2.57403126772772">
                <text:p>2.57403126772772</text:p>
              </table:table-cell>
              <table:table-cell office:value-type="float" office:value="0.32124353662216">
                <text:p>0.32124353662216</text:p>
              </table:table-cell>
            </table:table-row>
            <table:table-row>
              <table:table-cell office:value-type="float" office:value="2.57518784492766">
                <text:p>2.57518784492766</text:p>
              </table:table-cell>
              <table:table-cell office:value-type="float" office:value="0.0248342883672941">
                <text:p>0.0248342883672941</text:p>
              </table:table-cell>
            </table:table-row>
            <table:table-row>
              <table:table-cell office:value-type="float" office:value="2.57634135020579">
                <text:p>2.57634135020579</text:p>
              </table:table-cell>
              <table:table-cell office:value-type="float" office:value="0.00552332203842771">
                <text:p>0.00552332203842771</text:p>
              </table:table-cell>
            </table:table-row>
            <table:table-row>
              <table:table-cell office:value-type="float" office:value="2.57749179983722">
                <text:p>2.57749179983722</text:p>
              </table:table-cell>
              <table:table-cell office:value-type="float" office:value="0.0431106044817552">
                <text:p>0.0431106044817552</text:p>
              </table:table-cell>
            </table:table-row>
            <table:table-row>
              <table:table-cell office:value-type="float" office:value="2.57863920996807">
                <text:p>2.57863920996807</text:p>
              </table:table-cell>
              <table:table-cell office:value-type="float" office:value="0.0174100518099391">
                <text:p>0.0174100518099391</text:p>
              </table:table-cell>
            </table:table-row>
            <table:table-row>
              <table:table-cell office:value-type="float" office:value="2.57978359661681">
                <text:p>2.57978359661681</text:p>
              </table:table-cell>
              <table:table-cell office:value-type="float" office:value="0.0184759733493233">
                <text:p>0.0184759733493233</text:p>
              </table:table-cell>
            </table:table-row>
            <table:table-row>
              <table:table-cell office:value-type="float" office:value="2.58092497567562">
                <text:p>2.58092497567562</text:p>
              </table:table-cell>
              <table:table-cell office:value-type="float" office:value="0.0478776424773344">
                <text:p>0.0478776424773344</text:p>
              </table:table-cell>
            </table:table-row>
            <table:table-row>
              <table:table-cell office:value-type="float" office:value="2.58206336291171">
                <text:p>2.58206336291171</text:p>
              </table:table-cell>
              <table:table-cell office:value-type="float" office:value="0.0133135690311301">
                <text:p>0.0133135690311301</text:p>
              </table:table-cell>
            </table:table-row>
            <table:table-row>
              <table:table-cell office:value-type="float" office:value="2.58319877396862">
                <text:p>2.58319877396862</text:p>
              </table:table-cell>
              <table:table-cell office:value-type="float" office:value="0.01202723385904">
                <text:p>0.01202723385904</text:p>
              </table:table-cell>
            </table:table-row>
            <table:table-row>
              <table:table-cell office:value-type="float" office:value="2.58433122436753">
                <text:p>2.58433122436753</text:p>
              </table:table-cell>
              <table:table-cell office:value-type="float" office:value="0.010203432003366">
                <text:p>0.010203432003366</text:p>
              </table:table-cell>
            </table:table-row>
            <table:table-row>
              <table:table-cell office:value-type="float" office:value="2.5854607295085">
                <text:p>2.5854607295085</text:p>
              </table:table-cell>
              <table:table-cell office:value-type="float" office:value="0.0500429629913827">
                <text:p>0.0500429629913827</text:p>
              </table:table-cell>
            </table:table-row>
            <table:table-row>
              <table:table-cell office:value-type="float" office:value="2.58658730467175">
                <text:p>2.58658730467175</text:p>
              </table:table-cell>
              <table:table-cell office:value-type="float" office:value="0.0112019680936842">
                <text:p>0.0112019680936842</text:p>
              </table:table-cell>
            </table:table-row>
            <table:table-row>
              <table:table-cell office:value-type="float" office:value="2.58771096501891">
                <text:p>2.58771096501891</text:p>
              </table:table-cell>
              <table:table-cell office:value-type="float" office:value="0.155602338051335">
                <text:p>0.155602338051335</text:p>
              </table:table-cell>
            </table:table-row>
            <table:table-row>
              <table:table-cell office:value-type="float" office:value="2.58883172559421">
                <text:p>2.58883172559421</text:p>
              </table:table-cell>
              <table:table-cell office:value-type="float" office:value="0.0122340904610384">
                <text:p>0.0122340904610384</text:p>
              </table:table-cell>
            </table:table-row>
            <table:table-row>
              <table:table-cell office:value-type="float" office:value="2.58994960132571">
                <text:p>2.58994960132571</text:p>
              </table:table-cell>
              <table:table-cell office:value-type="float" office:value="0.0105381477622065">
                <text:p>0.0105381477622065</text:p>
              </table:table-cell>
            </table:table-row>
            <table:table-row>
              <table:table-cell office:value-type="float" office:value="2.5910646070265">
                <text:p>2.5910646070265</text:p>
              </table:table-cell>
              <table:table-cell office:value-type="float" office:value="0.0385990295941281">
                <text:p>0.0385990295941281</text:p>
              </table:table-cell>
            </table:table-row>
            <table:table-row>
              <table:table-cell office:value-type="float" office:value="2.59217675739587">
                <text:p>2.59217675739587</text:p>
              </table:table-cell>
              <table:table-cell office:value-type="float" office:value="0.0333061860711879">
                <text:p>0.0333061860711879</text:p>
              </table:table-cell>
            </table:table-row>
            <table:table-row>
              <table:table-cell office:value-type="float" office:value="2.59328606702046">
                <text:p>2.59328606702046</text:p>
              </table:table-cell>
              <table:table-cell office:value-type="float" office:value="0.0329753299181631">
                <text:p>0.0329753299181631</text:p>
              </table:table-cell>
            </table:table-row>
            <table:table-row>
              <table:table-cell office:value-type="float" office:value="2.59439255037543">
                <text:p>2.59439255037543</text:p>
              </table:table-cell>
              <table:table-cell office:value-type="float" office:value="0.00997850664858235">
                <text:p>0.00997850664858235</text:p>
              </table:table-cell>
            </table:table-row>
            <table:table-row>
              <table:table-cell office:value-type="float" office:value="2.59549622182557">
                <text:p>2.59549622182557</text:p>
              </table:table-cell>
              <table:table-cell office:value-type="float" office:value="0.0206608913595127">
                <text:p>0.0206608913595127</text:p>
              </table:table-cell>
            </table:table-row>
            <table:table-row>
              <table:table-cell office:value-type="float" office:value="2.59659709562646">
                <text:p>2.59659709562646</text:p>
              </table:table-cell>
              <table:table-cell office:value-type="float" office:value="0.0188252356054542">
                <text:p>0.0188252356054542</text:p>
              </table:table-cell>
            </table:table-row>
            <table:table-row>
              <table:table-cell office:value-type="float" office:value="2.59769518592551">
                <text:p>2.59769518592551</text:p>
              </table:table-cell>
              <table:table-cell office:value-type="float" office:value="0.0146234209035024">
                <text:p>0.0146234209035024</text:p>
              </table:table-cell>
            </table:table-row>
            <table:table-row>
              <table:table-cell office:value-type="float" office:value="2.59879050676312">
                <text:p>2.59879050676312</text:p>
              </table:table-cell>
              <table:table-cell office:value-type="float" office:value="0.0101929883677433">
                <text:p>0.0101929883677433</text:p>
              </table:table-cell>
            </table:table-row>
            <table:table-row>
              <table:table-cell office:value-type="float" office:value="2.59988307207369">
                <text:p>2.59988307207369</text:p>
              </table:table-cell>
              <table:table-cell office:value-type="float" office:value="0.114466087761898">
                <text:p>0.114466087761898</text:p>
              </table:table-cell>
            </table:table-row>
            <table:table-row>
              <table:table-cell office:value-type="float" office:value="2.60097289568675">
                <text:p>2.60097289568675</text:p>
              </table:table-cell>
              <table:table-cell office:value-type="float" office:value="0.0254044633553189">
                <text:p>0.0254044633553189</text:p>
              </table:table-cell>
            </table:table-row>
            <table:table-row>
              <table:table-cell office:value-type="float" office:value="2.60205999132796">
                <text:p>2.60205999132796</text:p>
              </table:table-cell>
              <table:table-cell office:value-type="float" office:value="0.0131726847027583">
                <text:p>0.0131726847027583</text:p>
              </table:table-cell>
            </table:table-row>
            <table:table-row>
              <table:table-cell office:value-type="float" office:value="2.60314437262018">
                <text:p>2.60314437262018</text:p>
              </table:table-cell>
              <table:table-cell office:value-type="float" office:value="0.025600384666543">
                <text:p>0.025600384666543</text:p>
              </table:table-cell>
            </table:table-row>
            <table:table-row>
              <table:table-cell office:value-type="float" office:value="2.60422605308447">
                <text:p>2.60422605308447</text:p>
              </table:table-cell>
              <table:table-cell office:value-type="float" office:value="0.00507312767971738">
                <text:p>0.00507312767971738</text:p>
              </table:table-cell>
            </table:table-row>
            <table:table-row>
              <table:table-cell office:value-type="float" office:value="2.60530504614111">
                <text:p>2.60530504614111</text:p>
              </table:table-cell>
              <table:table-cell office:value-type="float" office:value="0.0198773445814076">
                <text:p>0.0198773445814076</text:p>
              </table:table-cell>
            </table:table-row>
            <table:table-row>
              <table:table-cell office:value-type="float" office:value="2.6063813651106">
                <text:p>2.6063813651106</text:p>
              </table:table-cell>
              <table:table-cell office:value-type="float" office:value="0.0103626947297453">
                <text:p>0.0103626947297453</text:p>
              </table:table-cell>
            </table:table-row>
            <table:table-row>
              <table:table-cell office:value-type="float" office:value="2.60745502321467">
                <text:p>2.60745502321467</text:p>
              </table:table-cell>
              <table:table-cell office:value-type="float" office:value="0.0170523110193239">
                <text:p>0.0170523110193239</text:p>
              </table:table-cell>
            </table:table-row>
            <table:table-row>
              <table:table-cell office:value-type="float" office:value="2.60852603357719">
                <text:p>2.60852603357719</text:p>
              </table:table-cell>
              <table:table-cell office:value-type="float" office:value="0.0220321894585957">
                <text:p>0.0220321894585957</text:p>
              </table:table-cell>
            </table:table-row>
            <table:table-row>
              <table:table-cell office:value-type="float" office:value="2.60959440922522">
                <text:p>2.60959440922522</text:p>
              </table:table-cell>
              <table:table-cell office:value-type="float" office:value="0.0162987719071774">
                <text:p>0.0162987719071774</text:p>
              </table:table-cell>
            </table:table-row>
            <table:table-row>
              <table:table-cell office:value-type="float" office:value="2.61066016308988">
                <text:p>2.61066016308988</text:p>
              </table:table-cell>
              <table:table-cell office:value-type="float" office:value="0.00544778426437923">
                <text:p>0.00544778426437923</text:p>
              </table:table-cell>
            </table:table-row>
            <table:table-row>
              <table:table-cell office:value-type="float" office:value="2.61172330800734">
                <text:p>2.61172330800734</text:p>
              </table:table-cell>
              <table:table-cell office:value-type="float" office:value="0.0111517913049107">
                <text:p>0.0111517913049107</text:p>
              </table:table-cell>
            </table:table-row>
            <table:table-row>
              <table:table-cell office:value-type="float" office:value="2.61278385671974">
                <text:p>2.61278385671974</text:p>
              </table:table-cell>
              <table:table-cell office:value-type="float" office:value="0.0526907388110332">
                <text:p>0.0526907388110332</text:p>
              </table:table-cell>
            </table:table-row>
            <table:table-row>
              <table:table-cell office:value-type="float" office:value="2.61384182187607">
                <text:p>2.61384182187607</text:p>
              </table:table-cell>
              <table:table-cell office:value-type="float" office:value="0.022633067352921">
                <text:p>0.022633067352921</text:p>
              </table:table-cell>
            </table:table-row>
            <table:table-row>
              <table:table-cell office:value-type="float" office:value="2.61489721603313">
                <text:p>2.61489721603313</text:p>
              </table:table-cell>
              <table:table-cell office:value-type="float" office:value="0.0059811108920632">
                <text:p>0.0059811108920632</text:p>
              </table:table-cell>
            </table:table-row>
            <table:table-row>
              <table:table-cell office:value-type="float" office:value="2.6159500516564">
                <text:p>2.6159500516564</text:p>
              </table:table-cell>
              <table:table-cell office:value-type="float" office:value="0.0701306312344049">
                <text:p>0.0701306312344049</text:p>
              </table:table-cell>
            </table:table-row>
            <table:table-row>
              <table:table-cell office:value-type="float" office:value="2.6170003411209">
                <text:p>2.6170003411209</text:p>
              </table:table-cell>
              <table:table-cell office:value-type="float" office:value="0.053829998028568">
                <text:p>0.053829998028568</text:p>
              </table:table-cell>
            </table:table-row>
            <table:table-row>
              <table:table-cell office:value-type="float" office:value="2.61804809671209">
                <text:p>2.61804809671209</text:p>
              </table:table-cell>
              <table:table-cell office:value-type="float" office:value="0.0429247829107133">
                <text:p>0.0429247829107133</text:p>
              </table:table-cell>
            </table:table-row>
            <table:table-row>
              <table:table-cell office:value-type="float" office:value="2.61909333062674">
                <text:p>2.61909333062674</text:p>
              </table:table-cell>
              <table:table-cell office:value-type="float" office:value="0.553252757515649">
                <text:p>0.553252757515649</text:p>
              </table:table-cell>
            </table:table-row>
            <table:table-row>
              <table:table-cell office:value-type="float" office:value="2.62013605497376">
                <text:p>2.62013605497376</text:p>
              </table:table-cell>
              <table:table-cell office:value-type="float" office:value="0.1580722164331">
                <text:p>0.1580722164331</text:p>
              </table:table-cell>
            </table:table-row>
            <table:table-row>
              <table:table-cell office:value-type="float" office:value="2.62117628177503">
                <text:p>2.62117628177503</text:p>
              </table:table-cell>
              <table:table-cell office:value-type="float" office:value="0.0119121407120636">
                <text:p>0.0119121407120636</text:p>
              </table:table-cell>
            </table:table-row>
            <table:table-row>
              <table:table-cell office:value-type="float" office:value="2.6222140229663">
                <text:p>2.6222140229663</text:p>
              </table:table-cell>
              <table:table-cell office:value-type="float" office:value="0.0265561323607606">
                <text:p>0.0265561323607606</text:p>
              </table:table-cell>
            </table:table-row>
            <table:table-row>
              <table:table-cell office:value-type="float" office:value="2.6232492903979">
                <text:p>2.6232492903979</text:p>
              </table:table-cell>
              <table:table-cell office:value-type="float" office:value="0.00504230361280264">
                <text:p>0.00504230361280264</text:p>
              </table:table-cell>
            </table:table-row>
            <table:table-row>
              <table:table-cell office:value-type="float" office:value="2.62428209583567">
                <text:p>2.62428209583567</text:p>
              </table:table-cell>
              <table:table-cell office:value-type="float" office:value="0.0476485628482565">
                <text:p>0.0476485628482565</text:p>
              </table:table-cell>
            </table:table-row>
            <table:table-row>
              <table:table-cell office:value-type="float" office:value="2.62531245096167">
                <text:p>2.62531245096167</text:p>
              </table:table-cell>
              <table:table-cell office:value-type="float" office:value="0.0356937262913438">
                <text:p>0.0356937262913438</text:p>
              </table:table-cell>
            </table:table-row>
            <table:table-row>
              <table:table-cell office:value-type="float" office:value="2.62634036737504">
                <text:p>2.62634036737504</text:p>
              </table:table-cell>
              <table:table-cell office:value-type="float" office:value="0.129331813445265">
                <text:p>0.129331813445265</text:p>
              </table:table-cell>
            </table:table-row>
            <table:table-row>
              <table:table-cell office:value-type="float" office:value="2.62736585659273">
                <text:p>2.62736585659273</text:p>
              </table:table-cell>
              <table:table-cell office:value-type="float" office:value="0.00248794939478857">
                <text:p>0.00248794939478857</text:p>
              </table:table-cell>
            </table:table-row>
            <table:table-row>
              <table:table-cell office:value-type="float" office:value="2.62838893005031">
                <text:p>2.62838893005031</text:p>
              </table:table-cell>
              <table:table-cell office:value-type="float" office:value="0.0538019056623035">
                <text:p>0.0538019056623035</text:p>
              </table:table-cell>
            </table:table-row>
            <table:table-row>
              <table:table-cell office:value-type="float" office:value="2.62940959910272">
                <text:p>2.62940959910272</text:p>
              </table:table-cell>
              <table:table-cell office:value-type="float" office:value="0.247259821767164">
                <text:p>0.247259821767164</text:p>
              </table:table-cell>
            </table:table-row>
            <table:table-row>
              <table:table-cell office:value-type="float" office:value="2.63042787502502">
                <text:p>2.63042787502502</text:p>
              </table:table-cell>
              <table:table-cell office:value-type="float" office:value="0.0131164916738796">
                <text:p>0.0131164916738796</text:p>
              </table:table-cell>
            </table:table-row>
            <table:table-row>
              <table:table-cell office:value-type="float" office:value="2.63144376901317">
                <text:p>2.63144376901317</text:p>
              </table:table-cell>
              <table:table-cell office:value-type="float" office:value="1.45265145288349">
                <text:p>1.45265145288349</text:p>
              </table:table-cell>
            </table:table-row>
            <table:table-row>
              <table:table-cell office:value-type="float" office:value="2.63245729218472">
                <text:p>2.63245729218472</text:p>
              </table:table-cell>
              <table:table-cell office:value-type="float" office:value="0.0168423356855902">
                <text:p>0.0168423356855902</text:p>
              </table:table-cell>
            </table:table-row>
            <table:table-row>
              <table:table-cell office:value-type="float" office:value="2.63346845557959">
                <text:p>2.63346845557959</text:p>
              </table:table-cell>
              <table:table-cell office:value-type="float" office:value="0.0176614158405129">
                <text:p>0.0176614158405129</text:p>
              </table:table-cell>
            </table:table-row>
            <table:table-row>
              <table:table-cell office:value-type="float" office:value="2.63447727016073">
                <text:p>2.63447727016073</text:p>
              </table:table-cell>
              <table:table-cell office:value-type="float" office:value="0.0156409308520291">
                <text:p>0.0156409308520291</text:p>
              </table:table-cell>
            </table:table-row>
            <table:table-row>
              <table:table-cell office:value-type="float" office:value="2.63548374681491">
                <text:p>2.63548374681491</text:p>
              </table:table-cell>
              <table:table-cell office:value-type="float" office:value="0.0178239442071433">
                <text:p>0.0178239442071433</text:p>
              </table:table-cell>
            </table:table-row>
            <table:table-row>
              <table:table-cell office:value-type="float" office:value="2.63648789635336">
                <text:p>2.63648789635336</text:p>
              </table:table-cell>
              <table:table-cell office:value-type="float" office:value="0.0135287678964581">
                <text:p>0.0135287678964581</text:p>
              </table:table-cell>
            </table:table-row>
            <table:table-row>
              <table:table-cell office:value-type="float" office:value="2.63748972951251">
                <text:p>2.63748972951251</text:p>
              </table:table-cell>
              <table:table-cell office:value-type="float" office:value="0.0364301304798031">
                <text:p>0.0364301304798031</text:p>
              </table:table-cell>
            </table:table-row>
            <table:table-row>
              <table:table-cell office:value-type="float" office:value="2.63848925695464">
                <text:p>2.63848925695464</text:p>
              </table:table-cell>
              <table:table-cell office:value-type="float" office:value="0.0500914294097314">
                <text:p>0.0500914294097314</text:p>
              </table:table-cell>
            </table:table-row>
            <table:table-row>
              <table:table-cell office:value-type="float" office:value="2.63948648926859">
                <text:p>2.63948648926859</text:p>
              </table:table-cell>
              <table:table-cell office:value-type="float" office:value="0.464848464922295">
                <text:p>0.464848464922295</text:p>
              </table:table-cell>
            </table:table-row>
            <table:table-row>
              <table:table-cell office:value-type="float" office:value="2.64048143697042">
                <text:p>2.64048143697042</text:p>
              </table:table-cell>
              <table:table-cell office:value-type="float" office:value="0.0228314570197589">
                <text:p>0.0228314570197589</text:p>
              </table:table-cell>
            </table:table-row>
            <table:table-row>
              <table:table-cell office:value-type="float" office:value="2.6414741105041">
                <text:p>2.6414741105041</text:p>
              </table:table-cell>
              <table:table-cell office:value-type="float" office:value="0.0100269297869347">
                <text:p>0.0100269297869347</text:p>
              </table:table-cell>
            </table:table-row>
            <table:table-row>
              <table:table-cell office:value-type="float" office:value="2.64246452024212">
                <text:p>2.64246452024212</text:p>
              </table:table-cell>
              <table:table-cell office:value-type="float" office:value="0.00866607876439776">
                <text:p>0.00866607876439776</text:p>
              </table:table-cell>
            </table:table-row>
            <table:table-row>
              <table:table-cell office:value-type="float" office:value="2.64345267648619">
                <text:p>2.64345267648619</text:p>
              </table:table-cell>
              <table:table-cell office:value-type="float" office:value="0.163679036944462">
                <text:p>0.163679036944462</text:p>
              </table:table-cell>
            </table:table-row>
            <table:table-row>
              <table:table-cell office:value-type="float" office:value="2.64443858946784">
                <text:p>2.64443858946784</text:p>
              </table:table-cell>
              <table:table-cell office:value-type="float" office:value="0.00721366332902382">
                <text:p>0.00721366332902382</text:p>
              </table:table-cell>
            </table:table-row>
            <table:table-row>
              <table:table-cell office:value-type="float" office:value="2.64542226934909">
                <text:p>2.64542226934909</text:p>
              </table:table-cell>
              <table:table-cell office:value-type="float" office:value="0.0790558613813412">
                <text:p>0.0790558613813412</text:p>
              </table:table-cell>
            </table:table-row>
            <table:table-row>
              <table:table-cell office:value-type="float" office:value="2.64640372622307">
                <text:p>2.64640372622307</text:p>
              </table:table-cell>
              <table:table-cell office:value-type="float" office:value="0.0249918529528111">
                <text:p>0.0249918529528111</text:p>
              </table:table-cell>
            </table:table-row>
            <table:table-row>
              <table:table-cell office:value-type="float" office:value="2.64738297011462">
                <text:p>2.64738297011462</text:p>
              </table:table-cell>
              <table:table-cell office:value-type="float" office:value="0.00854500854636577">
                <text:p>0.00854500854636577</text:p>
              </table:table-cell>
            </table:table-row>
            <table:table-row>
              <table:table-cell office:value-type="float" office:value="2.64836001098093">
                <text:p>2.64836001098093</text:p>
              </table:table-cell>
              <table:table-cell office:value-type="float" office:value="0.0170900170927315">
                <text:p>0.0170900170927315</text:p>
              </table:table-cell>
            </table:table-row>
            <table:table-row>
              <table:table-cell office:value-type="float" office:value="2.64933485871214">
                <text:p>2.64933485871214</text:p>
              </table:table-cell>
              <table:table-cell office:value-type="float" office:value="0.00451309189244945">
                <text:p>0.00451309189244945</text:p>
              </table:table-cell>
            </table:table-row>
            <table:table-row>
              <table:table-cell office:value-type="float" office:value="2.65030752313194">
                <text:p>2.65030752313194</text:p>
              </table:table-cell>
              <table:table-cell office:value-type="float" office:value="0.464848464922506">
                <text:p>0.464848464922506</text:p>
              </table:table-cell>
            </table:table-row>
            <table:table-row>
              <table:table-cell office:value-type="float" office:value="2.65127801399814">
                <text:p>2.65127801399814</text:p>
              </table:table-cell>
              <table:table-cell office:value-type="float" office:value="0.0103391562482717">
                <text:p>0.0103391562482717</text:p>
              </table:table-cell>
            </table:table-row>
            <table:table-row>
              <table:table-cell office:value-type="float" office:value="2.65224634100332">
                <text:p>2.65224634100332</text:p>
              </table:table-cell>
              <table:table-cell office:value-type="float" office:value="0.0101141963647149">
                <text:p>0.0101141963647149</text:p>
              </table:table-cell>
            </table:table-row>
            <table:table-row>
              <table:table-cell office:value-type="float" office:value="2.65321251377534">
                <text:p>2.65321251377534</text:p>
              </table:table-cell>
              <table:table-cell office:value-type="float" office:value="0.0179616872071987">
                <text:p>0.0179616872071987</text:p>
              </table:table-cell>
            </table:table-row>
            <table:table-row>
              <table:table-cell office:value-type="float" office:value="2.65417654187796">
                <text:p>2.65417654187796</text:p>
              </table:table-cell>
              <table:table-cell office:value-type="float" office:value="0.00878398459792695">
                <text:p>0.00878398459792695</text:p>
              </table:table-cell>
            </table:table-row>
            <table:table-row>
              <table:table-cell office:value-type="float" office:value="2.65513843481138">
                <text:p>2.65513843481138</text:p>
              </table:table-cell>
              <table:table-cell office:value-type="float" office:value="0.00925992958012535">
                <text:p>0.00925992958012535</text:p>
              </table:table-cell>
            </table:table-row>
            <table:table-row>
              <table:table-cell office:value-type="float" office:value="2.65609820201283">
                <text:p>2.65609820201283</text:p>
              </table:table-cell>
              <table:table-cell office:value-type="float" office:value="0.018988907880813">
                <text:p>0.018988907880813</text:p>
              </table:table-cell>
            </table:table-row>
            <table:table-row>
              <table:table-cell office:value-type="float" office:value="2.6570558528571">
                <text:p>2.6570558528571</text:p>
              </table:table-cell>
              <table:table-cell office:value-type="float" office:value="0.0286943496865601">
                <text:p>0.0286943496865601</text:p>
              </table:table-cell>
            </table:table-row>
            <table:table-row>
              <table:table-cell office:value-type="float" office:value="2.65801139665711">
                <text:p>2.65801139665711</text:p>
              </table:table-cell>
              <table:table-cell office:value-type="float" office:value="0.187438897146051">
                <text:p>0.187438897146051</text:p>
              </table:table-cell>
            </table:table-row>
            <table:table-row>
              <table:table-cell office:value-type="float" office:value="2.65896484266443">
                <text:p>2.65896484266443</text:p>
              </table:table-cell>
              <table:table-cell office:value-type="float" office:value="0.893939355619048">
                <text:p>0.893939355619048</text:p>
              </table:table-cell>
            </table:table-row>
            <table:table-row>
              <table:table-cell office:value-type="float" office:value="2.65991620006985">
                <text:p>2.65991620006985</text:p>
              </table:table-cell>
              <table:table-cell office:value-type="float" office:value="0.0136079761394115">
                <text:p>0.0136079761394115</text:p>
              </table:table-cell>
            </table:table-row>
            <table:table-row>
              <table:table-cell office:value-type="float" office:value="2.66086547800387">
                <text:p>2.66086547800387</text:p>
              </table:table-cell>
              <table:table-cell office:value-type="float" office:value="0.00772686943022434">
                <text:p>0.00772686943022434</text:p>
              </table:table-cell>
            </table:table-row>
            <table:table-row>
              <table:table-cell office:value-type="float" office:value="2.66181268553726">
                <text:p>2.66181268553726</text:p>
              </table:table-cell>
              <table:table-cell office:value-type="float" office:value="0.00897390858923346">
                <text:p>0.00897390858923346</text:p>
              </table:table-cell>
            </table:table-row>
            <table:table-row>
              <table:table-cell office:value-type="float" office:value="2.66275783168157">
                <text:p>2.66275783168157</text:p>
              </table:table-cell>
              <table:table-cell office:value-type="float" office:value="0.0179894916765593">
                <text:p>0.0179894916765593</text:p>
              </table:table-cell>
            </table:table-row>
            <table:table-row>
              <table:table-cell office:value-type="float" office:value="2.66370092538965">
                <text:p>2.66370092538965</text:p>
              </table:table-cell>
              <table:table-cell office:value-type="float" office:value="0.0202813466370983">
                <text:p>0.0202813466370983</text:p>
              </table:table-cell>
            </table:table-row>
            <table:table-row>
              <table:table-cell office:value-type="float" office:value="2.66464197555613">
                <text:p>2.66464197555613</text:p>
              </table:table-cell>
              <table:table-cell office:value-type="float" office:value="0.0880394819928632">
                <text:p>0.0880394819928632</text:p>
              </table:table-cell>
            </table:table-row>
            <table:table-row>
              <table:table-cell office:value-type="float" office:value="2.66558099101795">
                <text:p>2.66558099101795</text:p>
              </table:table-cell>
              <table:table-cell office:value-type="float" office:value="0.0331088650229556">
                <text:p>0.0331088650229556</text:p>
              </table:table-cell>
            </table:table-row>
            <table:table-row>
              <table:table-cell office:value-type="float" office:value="2.66651798055488">
                <text:p>2.66651798055488</text:p>
              </table:table-cell>
              <table:table-cell office:value-type="float" office:value="0.0343822829084527">
                <text:p>0.0343822829084527</text:p>
              </table:table-cell>
            </table:table-row>
            <table:table-row>
              <table:table-cell office:value-type="float" office:value="2.66745295288995">
                <text:p>2.66745295288995</text:p>
              </table:table-cell>
              <table:table-cell office:value-type="float" office:value="0.0157682654315571">
                <text:p>0.0157682654315571</text:p>
              </table:table-cell>
            </table:table-row>
            <table:table-row>
              <table:table-cell office:value-type="float" office:value="2.66838591669">
                <text:p>2.66838591669</text:p>
              </table:table-cell>
              <table:table-cell office:value-type="float" office:value="0.0944813953094082">
                <text:p>0.0944813953094082</text:p>
              </table:table-cell>
            </table:table-row>
            <table:table-row>
              <table:table-cell office:value-type="float" office:value="2.66931688056611">
                <text:p>2.66931688056611</text:p>
              </table:table-cell>
              <table:table-cell office:value-type="float" office:value="0.0667885725463064">
                <text:p>0.0667885725463064</text:p>
              </table:table-cell>
            </table:table-row>
            <table:table-row>
              <table:table-cell office:value-type="float" office:value="2.67024585307412">
                <text:p>2.67024585307412</text:p>
              </table:table-cell>
              <table:table-cell office:value-type="float" office:value="0.00624796323820292">
                <text:p>0.00624796323820292</text:p>
              </table:table-cell>
            </table:table-row>
            <table:table-row>
              <table:table-cell office:value-type="float" office:value="2.67117284271508">
                <text:p>2.67117284271508</text:p>
              </table:table-cell>
              <table:table-cell office:value-type="float" office:value="0.00664829040220673">
                <text:p>0.00664829040220673</text:p>
              </table:table-cell>
            </table:table-row>
            <table:table-row>
              <table:table-cell office:value-type="float" office:value="2.67209785793572">
                <text:p>2.67209785793572</text:p>
              </table:table-cell>
              <table:table-cell office:value-type="float" office:value="0.029645948018003">
                <text:p>0.029645948018003</text:p>
              </table:table-cell>
            </table:table-row>
            <table:table-row>
              <table:table-cell office:value-type="float" office:value="2.6730209071289">
                <text:p>2.6730209071289</text:p>
              </table:table-cell>
              <table:table-cell office:value-type="float" office:value="0.00734125813206407">
                <text:p>0.00734125813206407</text:p>
              </table:table-cell>
            </table:table-row>
            <table:table-row>
              <table:table-cell office:value-type="float" office:value="2.67394199863409">
                <text:p>2.67394199863409</text:p>
              </table:table-cell>
              <table:table-cell office:value-type="float" office:value="0.0246734853992724">
                <text:p>0.0246734853992724</text:p>
              </table:table-cell>
            </table:table-row>
            <table:table-row>
              <table:table-cell office:value-type="float" office:value="2.67486114073781">
                <text:p>2.67486114073781</text:p>
              </table:table-cell>
              <table:table-cell office:value-type="float" office:value="0.170900170927298">
                <text:p>0.170900170927298</text:p>
              </table:table-cell>
            </table:table-row>
            <table:table-row>
              <table:table-cell office:value-type="float" office:value="2.67577834167408">
                <text:p>2.67577834167408</text:p>
              </table:table-cell>
              <table:table-cell office:value-type="float" office:value="0.031838935953583">
                <text:p>0.031838935953583</text:p>
              </table:table-cell>
            </table:table-row>
            <table:table-row>
              <table:table-cell office:value-type="float" office:value="2.67669360962487">
                <text:p>2.67669360962487</text:p>
              </table:table-cell>
              <table:table-cell office:value-type="float" office:value="0.0399354351307834">
                <text:p>0.0399354351307834</text:p>
              </table:table-cell>
            </table:table-row>
            <table:table-row>
              <table:table-cell office:value-type="float" office:value="2.67760695272049">
                <text:p>2.67760695272049</text:p>
              </table:table-cell>
              <table:table-cell office:value-type="float" office:value="0.00694218137578099">
                <text:p>0.00694218137578099</text:p>
              </table:table-cell>
            </table:table-row>
            <table:table-row>
              <table:table-cell office:value-type="float" office:value="2.67851837904011">
                <text:p>2.67851837904011</text:p>
              </table:table-cell>
              <table:table-cell office:value-type="float" office:value="0.232424232461147">
                <text:p>0.232424232461147</text:p>
              </table:table-cell>
            </table:table-row>
            <table:table-row>
              <table:table-cell office:value-type="float" office:value="2.67942789661212">
                <text:p>2.67942789661212</text:p>
              </table:table-cell>
              <table:table-cell office:value-type="float" office:value="0.0113710485548506">
                <text:p>0.0113710485548506</text:p>
              </table:table-cell>
            </table:table-row>
            <table:table-row>
              <table:table-cell office:value-type="float" office:value="2.68033551341456">
                <text:p>2.68033551341456</text:p>
              </table:table-cell>
              <table:table-cell office:value-type="float" office:value="0.0530648932559684">
                <text:p>0.0530648932559684</text:p>
              </table:table-cell>
            </table:table-row>
            <table:table-row>
              <table:table-cell office:value-type="float" office:value="2.68124123737559">
                <text:p>2.68124123737559</text:p>
              </table:table-cell>
              <table:table-cell office:value-type="float" office:value="0.0150533829314214">
                <text:p>0.0150533829314214</text:p>
              </table:table-cell>
            </table:table-row>
            <table:table-row>
              <table:table-cell office:value-type="float" office:value="2.68214507637383">
                <text:p>2.68214507637383</text:p>
              </table:table-cell>
              <table:table-cell office:value-type="float" office:value="0.00635038886505869">
                <text:p>0.00635038886505869</text:p>
              </table:table-cell>
            </table:table-row>
            <table:table-row>
              <table:table-cell office:value-type="float" office:value="2.68304703823885">
                <text:p>2.68304703823885</text:p>
              </table:table-cell>
              <table:table-cell office:value-type="float" office:value="0.00820707035526646">
                <text:p>0.00820707035526646</text:p>
              </table:table-cell>
            </table:table-row>
            <table:table-row>
              <table:table-cell office:value-type="float" office:value="2.68394713075151">
                <text:p>2.68394713075151</text:p>
              </table:table-cell>
              <table:table-cell office:value-type="float" office:value="0.0202813466370983">
                <text:p>0.0202813466370983</text:p>
              </table:table-cell>
            </table:table-row>
            <table:table-row>
              <table:table-cell office:value-type="float" office:value="2.68484536164441">
                <text:p>2.68484536164441</text:p>
              </table:table-cell>
              <table:table-cell office:value-type="float" office:value="0.0189579308695876">
                <text:p>0.0189579308695876</text:p>
              </table:table-cell>
            </table:table-row>
            <table:table-row>
              <table:table-cell office:value-type="float" office:value="2.68574173860226">
                <text:p>2.68574173860226</text:p>
              </table:table-cell>
              <table:table-cell office:value-type="float" office:value="0.0212453594571441">
                <text:p>0.0212453594571441</text:p>
              </table:table-cell>
            </table:table-row>
            <table:table-row>
              <table:table-cell office:value-type="float" office:value="2.68663626926229">
                <text:p>2.68663626926229</text:p>
              </table:table-cell>
              <table:table-cell office:value-type="float" office:value="0.446969677809915">
                <text:p>0.446969677809915</text:p>
              </table:table-cell>
            </table:table-row>
            <table:table-row>
              <table:table-cell office:value-type="float" office:value="2.68752896121463">
                <text:p>2.68752896121463</text:p>
              </table:table-cell>
              <table:table-cell office:value-type="float" office:value="0.00977393744580109">
                <text:p>0.00977393744580109</text:p>
              </table:table-cell>
            </table:table-row>
            <table:table-row>
              <table:table-cell office:value-type="float" office:value="2.68841982200271">
                <text:p>2.68841982200271</text:p>
              </table:table-cell>
              <table:table-cell office:value-type="float" office:value="0.0185939385968918">
                <text:p>0.0185939385968918</text:p>
              </table:table-cell>
            </table:table-row>
            <table:table-row>
              <table:table-cell office:value-type="float" office:value="2.68930885912362">
                <text:p>2.68930885912362</text:p>
              </table:table-cell>
              <table:table-cell office:value-type="float" office:value="0.0518804090315059">
                <text:p>0.0518804090315059</text:p>
              </table:table-cell>
            </table:table-row>
            <table:table-row>
              <table:table-cell office:value-type="float" office:value="2.69019608002851">
                <text:p>2.69019608002851</text:p>
              </table:table-cell>
              <table:table-cell office:value-type="float" office:value="0.00242834488220919">
                <text:p>0.00242834488220919</text:p>
              </table:table-cell>
            </table:table-row>
            <table:table-row>
              <table:table-cell office:value-type="float" office:value="2.69108149212297">
                <text:p>2.69108149212297</text:p>
              </table:table-cell>
              <table:table-cell office:value-type="float" office:value="0.0024826144157762">
                <text:p>0.0024826144157762</text:p>
              </table:table-cell>
            </table:table-row>
            <table:table-row>
              <table:table-cell office:value-type="float" office:value="2.69196510276736">
                <text:p>2.69196510276736</text:p>
              </table:table-cell>
              <table:table-cell office:value-type="float" office:value="0.00561591406149371">
                <text:p>0.00561591406149371</text:p>
              </table:table-cell>
            </table:table-row>
            <table:table-row>
              <table:table-cell office:value-type="float" office:value="2.69284691927723">
                <text:p>2.69284691927723</text:p>
              </table:table-cell>
              <table:table-cell office:value-type="float" office:value="0.00434961488835241">
                <text:p>0.00434961488835241</text:p>
              </table:table-cell>
            </table:table-row>
            <table:table-row>
              <table:table-cell office:value-type="float" office:value="2.69372694892365">
                <text:p>2.69372694892365</text:p>
              </table:table-cell>
              <table:table-cell office:value-type="float" office:value="0.00295951272258915">
                <text:p>0.00295951272258915</text:p>
              </table:table-cell>
            </table:table-row>
            <table:table-row>
              <table:table-cell office:value-type="float" office:value="2.69460519893357">
                <text:p>2.69460519893357</text:p>
              </table:table-cell>
              <table:table-cell office:value-type="float" office:value="0.00384100024062452">
                <text:p>0.00384100024062452</text:p>
              </table:table-cell>
            </table:table-row>
            <table:table-row>
              <table:table-cell office:value-type="float" office:value="2.6954816764902">
                <text:p>2.6954816764902</text:p>
              </table:table-cell>
              <table:table-cell office:value-type="float" office:value="0.00983578168962177">
                <text:p>0.00983578168962177</text:p>
              </table:table-cell>
            </table:table-row>
            <table:table-row>
              <table:table-cell office:value-type="float" office:value="2.69635638873333">
                <text:p>2.69635638873333</text:p>
              </table:table-cell>
              <table:table-cell office:value-type="float" office:value="0.870466679531086">
                <text:p>0.870466679531086</text:p>
              </table:table-cell>
            </table:table-row>
            <table:table-row>
              <table:table-cell office:value-type="float" office:value="2.69722934275972">
                <text:p>2.69722934275972</text:p>
              </table:table-cell>
              <table:table-cell office:value-type="float" office:value="0.00791333345028669">
                <text:p>0.00791333345028669</text:p>
              </table:table-cell>
            </table:table-row>
            <table:table-row>
              <table:table-cell office:value-type="float" office:value="2.69810054562339">
                <text:p>2.69810054562339</text:p>
              </table:table-cell>
              <table:table-cell office:value-type="float" office:value="0.00702697622225255">
                <text:p>0.00702697622225255</text:p>
              </table:table-cell>
            </table:table-row>
            <table:table-row>
              <table:table-cell office:value-type="float" office:value="2.69897000433602">
                <text:p>2.69897000433602</text:p>
              </table:table-cell>
              <table:table-cell office:value-type="float" office:value="0.0263777781676223">
                <text:p>0.0263777781676223</text:p>
              </table:table-cell>
            </table:table-row>
            <table:table-row>
              <table:table-cell office:value-type="float" office:value="2.69983772586725">
                <text:p>2.69983772586725</text:p>
              </table:table-cell>
              <table:table-cell office:value-type="float" office:value="0.0181820716351232">
                <text:p>0.0181820716351232</text:p>
              </table:table-cell>
            </table:table-row>
            <table:table-row>
              <table:table-cell office:value-type="float" office:value="2.70070371714502">
                <text:p>2.70070371714502</text:p>
              </table:table-cell>
              <table:table-cell office:value-type="float" office:value="0.0156840843158837">
                <text:p>0.0156840843158837</text:p>
              </table:table-cell>
            </table:table-row>
            <table:table-row>
              <table:table-cell office:value-type="float" office:value="2.70156798505593">
                <text:p>2.70156798505593</text:p>
              </table:table-cell>
              <table:table-cell office:value-type="float" office:value="0.0295699933598834">
                <text:p>0.0295699933598834</text:p>
              </table:table-cell>
            </table:table-row>
            <table:table-row>
              <table:table-cell office:value-type="float" office:value="2.70243053644552">
                <text:p>2.70243053644552</text:p>
              </table:table-cell>
              <table:table-cell office:value-type="float" office:value="0.00690846571056776">
                <text:p>0.00690846571056776</text:p>
              </table:table-cell>
            </table:table-row>
            <table:table-row>
              <table:table-cell office:value-type="float" office:value="2.70329137811866">
                <text:p>2.70329137811866</text:p>
              </table:table-cell>
              <table:table-cell office:value-type="float" office:value="0.00821194980690123">
                <text:p>0.00821194980690123</text:p>
              </table:table-cell>
            </table:table-row>
            <table:table-row>
              <table:table-cell office:value-type="float" office:value="2.7041505168398">
                <text:p>2.7041505168398</text:p>
              </table:table-cell>
              <table:table-cell office:value-type="float" office:value="0.00547033262863491">
                <text:p>0.00547033262863491</text:p>
              </table:table-cell>
            </table:table-row>
            <table:table-row>
              <table:table-cell office:value-type="float" office:value="2.70500795933334">
                <text:p>2.70500795933334</text:p>
              </table:table-cell>
              <table:table-cell office:value-type="float" office:value="0.0102709932688087">
                <text:p>0.0102709932688087</text:p>
              </table:table-cell>
            </table:table-row>
            <table:table-row>
              <table:table-cell office:value-type="float" office:value="2.70586371228392">
                <text:p>2.70586371228392</text:p>
              </table:table-cell>
              <table:table-cell office:value-type="float" office:value="0.00395554299133896">
                <text:p>0.00395554299133896</text:p>
              </table:table-cell>
            </table:table-row>
            <table:table-row>
              <table:table-cell office:value-type="float" office:value="2.70671778233676">
                <text:p>2.70671778233676</text:p>
              </table:table-cell>
              <table:table-cell office:value-type="float" office:value="0.0148164541196855">
                <text:p>0.0148164541196855</text:p>
              </table:table-cell>
            </table:table-row>
            <table:table-row>
              <table:table-cell office:value-type="float" office:value="2.70757017609794">
                <text:p>2.70757017609794</text:p>
              </table:table-cell>
              <table:table-cell office:value-type="float" office:value="0.0115965585949247">
                <text:p>0.0115965585949247</text:p>
              </table:table-cell>
            </table:table-row>
            <table:table-row>
              <table:table-cell office:value-type="float" office:value="2.70842090013471">
                <text:p>2.70842090013471</text:p>
              </table:table-cell>
              <table:table-cell office:value-type="float" office:value="0.0337226800787044">
                <text:p>0.03372268007870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graphic-properties svg:stroke-color="#b7b7b7"/>
    </style:style>
    <style:style style:name="ch6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4.473cm" svg:height="9.815cm" xlink:href=".." xlink:type="simple" chart:class="chart:line" chart:style-name="ch1">
        <chart:plot-area chart:style-name="ch2" table:cell-range-address="'Copy of Sheet1'.B1:'Copy of Sheet1'.B273" svg:x="0.289cm" svg:y="0.196cm" svg:width="13.895cm" svg:height="9.423cm">
          <chartooo:coordinate-region svg:x="1.387cm" svg:y="0.196cm" svg:width="12.797cm" svg:height="8.24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Copy of Sheet1'.B1:'Copy of Sheet1'.B273" chart:class="chart:line">
            <chart:data-point chart:repeated="27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5.24">
                <text:p>835.24</text:p>
                <draw:g>
                  <svg:desc>'Copy of Sheet1'.B1:'Copy of Sheet1'.B2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30.63">
                <text:p>830.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9.08">
                <text:p>829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27.78">
                <text:p>827.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1.91">
                <text:p>831.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5.37">
                <text:p>835.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38.68">
                <text:p>838.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3.25">
                <text:p>843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5.54">
                <text:p>845.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5.62">
                <text:p>845.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7.2">
                <text:p>847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8.78">
                <text:p>848.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2.12">
                <text:p>852.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48.4">
                <text:p>848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30.46">
                <text:p>830.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29.59">
                <text:p>829.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7.58">
                <text:p>817.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14.43">
                <text:p>814.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9.51">
                <text:p>819.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20.92">
                <text:p>820.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31.41">
                <text:p>831.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31.5">
                <text:p>831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29.56">
                <text:p>829.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38.55">
                <text:p>838.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34.57">
                <text:p>834.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31.41">
                <text:p>831.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27.88">
                <text:p>827.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24.67">
                <text:p>824.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24.73">
                <text:p>824.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23.35">
                <text:p>823.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24.32">
                <text:p>824.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23.56">
                <text:p>823.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37.17">
                <text:p>837.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36.82">
                <text:p>836.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38.21">
                <text:p>838.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41.65">
                <text:p>841.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43.19">
                <text:p>843.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62.76">
                <text:p>862.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72.3">
                <text:p>872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71.73">
                <text:p>871.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74.25">
                <text:p>874.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5.96">
                <text:p>905.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12.57">
                <text:p>912.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16.44">
                <text:p>916.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27.04">
                <text:p>927.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31.66">
                <text:p>931.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7.13">
                <text:p>927.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34.3">
                <text:p>934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32.17">
                <text:p>932.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28.78">
                <text:p>928.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30.6">
                <text:p>930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32.22">
                <text:p>932.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37.08">
                <text:p>937.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19.62">
                <text:p>919.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30.24">
                <text:p>930.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34.01">
                <text:p>934.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41.86">
                <text:p>941.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48.82">
                <text:p>948.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54.96">
                <text:p>954.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69.54">
                <text:p>969.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71.47">
                <text:p>971.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75.88">
                <text:p>975.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64.86">
                <text:p>964.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66.95">
                <text:p>966.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75.6">
                <text:p>975.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83.68">
                <text:p>983.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76.57">
                <text:p>976.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81.08">
                <text:p>981.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83.41">
                <text:p>983.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49.83">
                <text:p>949.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42.9">
                <text:p>942.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53.4">
                <text:p>953.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50.76">
                <text:p>950.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42.31">
                <text:p>942.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39.78">
                <text:p>939.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57.37">
                <text:p>957.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50.63">
                <text:p>950.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59.45">
                <text:p>959.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7.09">
                <text:p>957.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5.59">
                <text:p>965.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52.27">
                <text:p>952.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27.33">
                <text:p>927.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40.49">
                <text:p>940.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17.79">
                <text:p>917.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8.73">
                <text:p>908.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8.7">
                <text:p>898.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11.71">
                <text:p>911.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6.69">
                <text:p>906.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8.59">
                <text:p>918.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8.8">
                <text:p>928.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0.09">
                <text:p>930.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3.83">
                <text:p>943.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7.16">
                <text:p>947.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5.99">
                <text:p>955.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3.42">
                <text:p>953.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5.4">
                <text:p>965.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89">
                <text:p>970.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68.15">
                <text:p>968.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72.92">
                <text:p>972.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80.34">
                <text:p>980.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50.7">
                <text:p>950.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47.8">
                <text:p>947.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34.09">
                <text:p>934.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41.53">
                <text:p>941.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30.5">
                <text:p>930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30.83">
                <text:p>930.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30.39">
                <text:p>930.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23.65">
                <text:p>923.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27.96">
                <text:p>927.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29.36">
                <text:p>929.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26.79">
                <text:p>926.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22.9">
                <text:p>922.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07.24">
                <text:p>907.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14.39">
                <text:p>914.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22.67">
                <text:p>922.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22.22">
                <text:p>922.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26.96">
                <text:p>926.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10.98">
                <text:p>910.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10.67">
                <text:p>910.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06.66">
                <text:p>906.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24.69">
                <text:p>924.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21.28">
                <text:p>921.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15.89">
                <text:p>915.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13.81">
                <text:p>913.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21.29">
                <text:p>921.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29.57">
                <text:p>929.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39.33">
                <text:p>939.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37.34">
                <text:p>937.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28.45">
                <text:p>928.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27.81">
                <text:p>927.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35.95">
                <text:p>935.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26.5">
                <text:p>926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29.08">
                <text:p>929.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32.07">
                <text:p>932.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35.09">
                <text:p>935.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25.11">
                <text:p>925.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20.29">
                <text:p>920.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21.81">
                <text:p>921.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31.58">
                <text:p>931.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32.45">
                <text:p>932.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28.53">
                <text:p>928.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20.97">
                <text:p>920.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24.86">
                <text:p>924.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44.49">
                <text:p>944.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49.5">
                <text:p>949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59.11">
                <text:p>959.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53.27">
                <text:p>953.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57.79">
                <text:p>957.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51.68">
                <text:p>951.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69.96">
                <text:p>969.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78.89">
                <text:p>978.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72.6">
                <text:p>972.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89.25">
                <text:p>989.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87.83">
                <text:p>987.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89.68">
                <text:p>989.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92.18">
                <text:p>992.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92.81">
                <text:p>992.8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84.45">
                <text:p>984.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88.2">
                <text:p>988.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68.45">
                <text:p>968.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70.54">
                <text:p>970.5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73.33">
                <text:p>973.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72.56">
                <text:p>972.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19.27">
                <text:p>1019.2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17.11">
                <text:p>1017.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16.64">
                <text:p>1016.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25.5">
                <text:p>1025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25.58">
                <text:p>1025.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32.48">
                <text:p>1032.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25.9">
                <text:p>1025.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33.33">
                <text:p>1033.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39.85">
                <text:p>1039.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31.26">
                <text:p>1031.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28.07">
                <text:p>1028.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25.75">
                <text:p>1025.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20.91">
                <text:p>1020.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32.5">
                <text:p>1032.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19.09">
                <text:p>1019.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18.38">
                <text:p>1018.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34.49">
                <text:p>1034.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35.96">
                <text:p>1035.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40.61">
                <text:p>1040.6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54.21">
                <text:p>1054.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47.41">
                <text:p>1047.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21.66">
                <text:p>1021.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21.41">
                <text:p>1021.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10.17">
                <text:p>1010.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98.68">
                <text:p>998.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05.15">
                <text:p>1005.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18.38">
                <text:p>1018.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30.93">
                <text:p>1030.9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37.05">
                <text:p>1037.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41.1">
                <text:p>1041.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40.48">
                <text:p>1040.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40.61">
                <text:p>1040.6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49.15">
                <text:p>1049.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64.19">
                <text:p>1064.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77.14">
                <text:p>1077.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70.68">
                <text:p>1070.6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64.95">
                <text:p>1064.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63.63">
                <text:p>1063.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60.12">
                <text:p>1060.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56.74">
                <text:p>1056.7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49.37">
                <text:p>1049.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48.14">
                <text:p>1048.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46.4">
                <text:p>1046.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82.48">
                <text:p>1082.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86.4">
                <text:p>1086.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02.23">
                <text:p>1102.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06.94">
                <text:p>1106.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06.26">
                <text:p>1106.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02.61">
                <text:p>1102.6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05.52">
                <text:p>1105.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22.26">
                <text:p>1122.2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21.76">
                <text:p>1121.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31.98">
                <text:p>1131.9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29.79">
                <text:p>1129.7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37.51">
                <text:p>1137.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55.81">
                <text:p>1155.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69.97">
                <text:p>1169.9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64.24">
                <text:p>1164.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70.37">
                <text:p>1170.3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75.84">
                <text:p>1175.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75.58">
                <text:p>1175.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63.69">
                <text:p>1163.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9.94">
                <text:p>1169.9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67.7">
                <text:p>1167.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11.9">
                <text:p>1111.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55.8">
                <text:p>1055.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80.6">
                <text:p>1080.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48.58">
                <text:p>1048.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01.52">
                <text:p>1001.5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37.78">
                <text:p>1037.7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51.94">
                <text:p>1051.9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52.1">
                <text:p>1052.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69.7">
                <text:p>1069.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89.52">
                <text:p>1089.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94.8">
                <text:p>1094.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02.46">
                <text:p>1102.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11.34">
                <text:p>1111.3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06.63">
                <text:p>1106.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26.79">
                <text:p>1126.7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43.75">
                <text:p>1143.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18.29">
                <text:p>1118.2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04.73">
                <text:p>1104.7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69.52">
                <text:p>1069.5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78.92">
                <text:p>1078.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90.93">
                <text:p>1090.9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95.06">
                <text:p>1095.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09.64">
                <text:p>1109.6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60.04">
                <text:p>1160.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64.5">
                <text:p>1164.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38.17">
                <text:p>1138.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49.49">
                <text:p>1149.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49.58">
                <text:p>1149.5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35.73">
                <text:p>1135.7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99.82">
                <text:p>1099.8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97.71">
                <text:p>1097.7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90.88">
                <text:p>1090.8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49.08">
                <text:p>1049.0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21.57">
                <text:p>1021.5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53.21">
                <text:p>1053.2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05.1">
                <text:p>1005.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04.56">
                <text:p>1004.5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31.79">
                <text:p>1031.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